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O3-AT_IN_lag18">
            <text:p>BERMEJALES-O3-AT_IN_lag18</text:p>
          </table:table-cell>
          <table:table-cell table:style-name="pd1" office:value-type="string" office:string-value="BERMEJALES-O3-AT_IN_lag19">
            <text:p>BERMEJALES-O3-AT_IN_lag19</text:p>
          </table:table-cell>
          <table:table-cell table:style-name="pd1" office:value-type="string" office:string-value="BERMEJALES-O3-AT_IN_lag20">
            <text:p>BERMEJALES-O3-AT_IN_lag20</text:p>
          </table:table-cell>
          <table:table-cell table:style-name="pd1" office:value-type="string" office:string-value="BERMEJALES-O3-AT_IN_lag21">
            <text:p>BERMEJALES-O3-AT_IN_lag21</text:p>
          </table:table-cell>
          <table:table-cell table:style-name="pd1" office:value-type="string" office:string-value="BERMEJALES-O3-AT_IN_lag22">
            <text:p>BERMEJALES-O3-AT_IN_lag22</text:p>
          </table:table-cell>
          <table:table-cell table:style-name="pd1" office:value-type="string" office:string-value="BERMEJALES-O3-AT_IN_lag23">
            <text:p>BERMEJALES-O3-AT_IN_lag23</text:p>
          </table:table-cell>
          <table:table-cell table:style-name="pd1" office:value-type="string" office:string-value="BERMEJALES-O3-AT_IN_lag24">
            <text:p>BERMEJALES-O3-AT_IN_lag24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19T14:00:00">
            <text:p>Sat Feb 19 14:00:00 2022</text:p>
          </table:table-cell>
          <table:table-cell office:value-type="float" office:value="55.3333">
            <text:p>55.3333</text:p>
          </table:table-cell>
          <table:table-cell office:value-type="float" office:value="68.3333">
            <text:p>68.3333</text:p>
          </table:table-cell>
          <table:table-cell office:value-type="float" office:value="74.5">
            <text:p>74.5</text:p>
          </table:table-cell>
          <table:table-cell office:value-type="float" office:value="70.0">
            <text:p>70.0</text:p>
          </table:table-cell>
          <table:table-cell office:value-type="float" office:value="67.0">
            <text:p>67.0</text:p>
          </table:table-cell>
          <table:table-cell office:value-type="float" office:value="65.0">
            <text:p>65.0</text:p>
          </table:table-cell>
          <table:table-cell office:value-type="float" office:value="58.0">
            <text:p>58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2-19T15:00:00">
            <text:p>Sat Feb 19 15:00:00 2022</text:p>
          </table:table-cell>
          <table:table-cell office:value-type="float" office:value="45.1667">
            <text:p>45.1667</text:p>
          </table:table-cell>
          <table:table-cell office:value-type="float" office:value="55.3333">
            <text:p>55.3333</text:p>
          </table:table-cell>
          <table:table-cell office:value-type="float" office:value="68.3333">
            <text:p>68.3333</text:p>
          </table:table-cell>
          <table:table-cell office:value-type="float" office:value="74.5">
            <text:p>74.5</text:p>
          </table:table-cell>
          <table:table-cell office:value-type="float" office:value="70.0">
            <text:p>70.0</text:p>
          </table:table-cell>
          <table:table-cell office:value-type="float" office:value="67.0">
            <text:p>67.0</text:p>
          </table:table-cell>
          <table:table-cell office:value-type="float" office:value="65.0">
            <text:p>65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2-19T16:00:00">
            <text:p>Sat Feb 19 16:00:00 2022</text:p>
          </table:table-cell>
          <table:table-cell office:value-type="float" office:value="27.3333">
            <text:p>27.3333</text:p>
          </table:table-cell>
          <table:table-cell office:value-type="float" office:value="45.1667">
            <text:p>45.1667</text:p>
          </table:table-cell>
          <table:table-cell office:value-type="float" office:value="55.3333">
            <text:p>55.3333</text:p>
          </table:table-cell>
          <table:table-cell office:value-type="float" office:value="68.3333">
            <text:p>68.3333</text:p>
          </table:table-cell>
          <table:table-cell office:value-type="float" office:value="74.5">
            <text:p>74.5</text:p>
          </table:table-cell>
          <table:table-cell office:value-type="float" office:value="70.0">
            <text:p>70.0</text:p>
          </table:table-cell>
          <table:table-cell office:value-type="float" office:value="67.0">
            <text:p>67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2-20T14:00:00">
            <text:p>Sun Feb 20 14:00:00 2022</text:p>
          </table:table-cell>
          <table:table-cell office:value-type="float" office:value="47.0">
            <text:p>47.0</text:p>
          </table:table-cell>
          <table:table-cell office:value-type="float" office:value="60.8333">
            <text:p>60.8333</text:p>
          </table:table-cell>
          <table:table-cell office:value-type="float" office:value="68.1667">
            <text:p>68.1667</text:p>
          </table:table-cell>
          <table:table-cell office:value-type="float" office:value="72.0">
            <text:p>72.0</text:p>
          </table:table-cell>
          <table:table-cell office:value-type="float" office:value="68.8333">
            <text:p>68.8333</text:p>
          </table:table-cell>
          <table:table-cell office:value-type="float" office:value="62.5">
            <text:p>62.5</text:p>
          </table:table-cell>
          <table:table-cell office:value-type="float" office:value="52.3333">
            <text:p>52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2-20T15:00:00">
            <text:p>Sun Feb 20 15:00:00 2022</text:p>
          </table:table-cell>
          <table:table-cell office:value-type="float" office:value="32.0">
            <text:p>32.0</text:p>
          </table:table-cell>
          <table:table-cell office:value-type="float" office:value="47.0">
            <text:p>47.0</text:p>
          </table:table-cell>
          <table:table-cell office:value-type="float" office:value="60.8333">
            <text:p>60.8333</text:p>
          </table:table-cell>
          <table:table-cell office:value-type="float" office:value="68.1667">
            <text:p>68.1667</text:p>
          </table:table-cell>
          <table:table-cell office:value-type="float" office:value="72.0">
            <text:p>72.0</text:p>
          </table:table-cell>
          <table:table-cell office:value-type="float" office:value="68.8333">
            <text:p>68.8333</text:p>
          </table:table-cell>
          <table:table-cell office:value-type="float" office:value="62.5">
            <text:p>62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2-21T13:00:00">
            <text:p>Mon Feb 21 13:00:00 2022</text:p>
          </table:table-cell>
          <table:table-cell office:value-type="float" office:value="64.6667">
            <text:p>64.6667</text:p>
          </table:table-cell>
          <table:table-cell office:value-type="float" office:value="72.3333">
            <text:p>72.3333</text:p>
          </table:table-cell>
          <table:table-cell office:value-type="float" office:value="75.0">
            <text:p>75.0</text:p>
          </table:table-cell>
          <table:table-cell office:value-type="float" office:value="75.8333">
            <text:p>75.8333</text:p>
          </table:table-cell>
          <table:table-cell office:value-type="float" office:value="73.6667">
            <text:p>73.6667</text:p>
          </table:table-cell>
          <table:table-cell office:value-type="float" office:value="66.1667">
            <text:p>66.1667</text:p>
          </table:table-cell>
          <table:table-cell office:value-type="float" office:value="63.3333">
            <text:p>63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2-21T14:00:00">
            <text:p>Mon Feb 21 14:00:00 2022</text:p>
          </table:table-cell>
          <table:table-cell office:value-type="float" office:value="52.5">
            <text:p>52.5</text:p>
          </table:table-cell>
          <table:table-cell office:value-type="float" office:value="64.6667">
            <text:p>64.6667</text:p>
          </table:table-cell>
          <table:table-cell office:value-type="float" office:value="72.3333">
            <text:p>72.3333</text:p>
          </table:table-cell>
          <table:table-cell office:value-type="float" office:value="75.0">
            <text:p>75.0</text:p>
          </table:table-cell>
          <table:table-cell office:value-type="float" office:value="75.8333">
            <text:p>75.8333</text:p>
          </table:table-cell>
          <table:table-cell office:value-type="float" office:value="73.6667">
            <text:p>73.6667</text:p>
          </table:table-cell>
          <table:table-cell office:value-type="float" office:value="66.1667">
            <text:p>66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2-21T15:00:00">
            <text:p>Mon Feb 21 15:00:00 2022</text:p>
          </table:table-cell>
          <table:table-cell office:value-type="float" office:value="15.0">
            <text:p>15.0</text:p>
          </table:table-cell>
          <table:table-cell office:value-type="float" office:value="52.5">
            <text:p>52.5</text:p>
          </table:table-cell>
          <table:table-cell office:value-type="float" office:value="64.6667">
            <text:p>64.6667</text:p>
          </table:table-cell>
          <table:table-cell office:value-type="float" office:value="72.3333">
            <text:p>72.3333</text:p>
          </table:table-cell>
          <table:table-cell office:value-type="float" office:value="75.0">
            <text:p>75.0</text:p>
          </table:table-cell>
          <table:table-cell office:value-type="float" office:value="75.8333">
            <text:p>75.8333</text:p>
          </table:table-cell>
          <table:table-cell office:value-type="float" office:value="73.6667">
            <text:p>73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2-22T13:00:00">
            <text:p>Tue Feb 22 13:00:00 2022</text:p>
          </table:table-cell>
          <table:table-cell office:value-type="float" office:value="80.8333">
            <text:p>80.8333</text:p>
          </table:table-cell>
          <table:table-cell office:value-type="float" office:value="81.0">
            <text:p>81.0</text:p>
          </table:table-cell>
          <table:table-cell office:value-type="float" office:value="73.0">
            <text:p>73.0</text:p>
          </table:table-cell>
          <table:table-cell office:value-type="float" office:value="66.8333">
            <text:p>66.8333</text:p>
          </table:table-cell>
          <table:table-cell office:value-type="float" office:value="57.8333">
            <text:p>57.8333</text:p>
          </table:table-cell>
          <table:table-cell office:value-type="float" office:value="41.3333">
            <text:p>41.3333</text:p>
          </table:table-cell>
          <table:table-cell office:value-type="float" office:value="28.8333">
            <text:p>28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2-22T14:00:00">
            <text:p>Tue Feb 22 14:00:00 2022</text:p>
          </table:table-cell>
          <table:table-cell office:value-type="float" office:value="79.0">
            <text:p>79.0</text:p>
          </table:table-cell>
          <table:table-cell office:value-type="float" office:value="80.8333">
            <text:p>80.8333</text:p>
          </table:table-cell>
          <table:table-cell office:value-type="float" office:value="81.0">
            <text:p>81.0</text:p>
          </table:table-cell>
          <table:table-cell office:value-type="float" office:value="73.0">
            <text:p>73.0</text:p>
          </table:table-cell>
          <table:table-cell office:value-type="float" office:value="66.8333">
            <text:p>66.8333</text:p>
          </table:table-cell>
          <table:table-cell office:value-type="float" office:value="57.8333">
            <text:p>57.8333</text:p>
          </table:table-cell>
          <table:table-cell office:value-type="float" office:value="41.3333">
            <text:p>41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2-22T15:00:00">
            <text:p>Tue Feb 22 15:00:00 2022</text:p>
          </table:table-cell>
          <table:table-cell office:value-type="float" office:value="66.3333">
            <text:p>66.3333</text:p>
          </table:table-cell>
          <table:table-cell office:value-type="float" office:value="79.0">
            <text:p>79.0</text:p>
          </table:table-cell>
          <table:table-cell office:value-type="float" office:value="80.8333">
            <text:p>80.8333</text:p>
          </table:table-cell>
          <table:table-cell office:value-type="float" office:value="81.0">
            <text:p>81.0</text:p>
          </table:table-cell>
          <table:table-cell office:value-type="float" office:value="73.0">
            <text:p>73.0</text:p>
          </table:table-cell>
          <table:table-cell office:value-type="float" office:value="66.8333">
            <text:p>66.8333</text:p>
          </table:table-cell>
          <table:table-cell office:value-type="float" office:value="57.8333">
            <text:p>57.8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2-26T18:00:00">
            <text:p>Sat Feb 26 18:00:00 2022</text:p>
          </table:table-cell>
          <table:table-cell office:value-type="float" office:value="60.0">
            <text:p>60.0</text:p>
          </table:table-cell>
          <table:table-cell office:value-type="float" office:value="56.5">
            <text:p>56.5</text:p>
          </table:table-cell>
          <table:table-cell office:value-type="float" office:value="54.6667">
            <text:p>54.6667</text:p>
          </table:table-cell>
          <table:table-cell office:value-type="float" office:value="59.8333">
            <text:p>59.8333</text:p>
          </table:table-cell>
          <table:table-cell office:value-type="float" office:value="58.1667">
            <text:p>58.1667</text:p>
          </table:table-cell>
          <table:table-cell office:value-type="float" office:value="58.1667">
            <text:p>58.1667</text:p>
          </table:table-cell>
          <table:table-cell office:value-type="float" office:value="60.1667">
            <text:p>60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2-26T19:00:00">
            <text:p>Sat Feb 26 19:00:00 2022</text:p>
          </table:table-cell>
          <table:table-cell office:value-type="float" office:value="48.1667">
            <text:p>48.1667</text:p>
          </table:table-cell>
          <table:table-cell office:value-type="float" office:value="60.0">
            <text:p>60.0</text:p>
          </table:table-cell>
          <table:table-cell office:value-type="float" office:value="56.5">
            <text:p>56.5</text:p>
          </table:table-cell>
          <table:table-cell office:value-type="float" office:value="54.6667">
            <text:p>54.6667</text:p>
          </table:table-cell>
          <table:table-cell office:value-type="float" office:value="59.8333">
            <text:p>59.8333</text:p>
          </table:table-cell>
          <table:table-cell office:value-type="float" office:value="58.1667">
            <text:p>58.1667</text:p>
          </table:table-cell>
          <table:table-cell office:value-type="float" office:value="58.1667">
            <text:p>58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2-26T20:00:00">
            <text:p>Sat Feb 26 20:00:00 2022</text:p>
          </table:table-cell>
          <table:table-cell office:value-type="float" office:value="59.0">
            <text:p>59.0</text:p>
          </table:table-cell>
          <table:table-cell office:value-type="float" office:value="48.1667">
            <text:p>48.1667</text:p>
          </table:table-cell>
          <table:table-cell office:value-type="float" office:value="60.0">
            <text:p>60.0</text:p>
          </table:table-cell>
          <table:table-cell office:value-type="float" office:value="56.5">
            <text:p>56.5</text:p>
          </table:table-cell>
          <table:table-cell office:value-type="float" office:value="54.6667">
            <text:p>54.6667</text:p>
          </table:table-cell>
          <table:table-cell office:value-type="float" office:value="59.8333">
            <text:p>59.8333</text:p>
          </table:table-cell>
          <table:table-cell office:value-type="float" office:value="58.1667">
            <text:p>58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2-26T21:00:00">
            <text:p>Sat Feb 26 21:00:00 2022</text:p>
          </table:table-cell>
          <table:table-cell office:value-type="float" office:value="60.8333">
            <text:p>60.8333</text:p>
          </table:table-cell>
          <table:table-cell office:value-type="float" office:value="59.0">
            <text:p>59.0</text:p>
          </table:table-cell>
          <table:table-cell office:value-type="float" office:value="48.1667">
            <text:p>48.1667</text:p>
          </table:table-cell>
          <table:table-cell office:value-type="float" office:value="60.0">
            <text:p>60.0</text:p>
          </table:table-cell>
          <table:table-cell office:value-type="float" office:value="56.5">
            <text:p>56.5</text:p>
          </table:table-cell>
          <table:table-cell office:value-type="float" office:value="54.6667">
            <text:p>54.6667</text:p>
          </table:table-cell>
          <table:table-cell office:value-type="float" office:value="59.8333">
            <text:p>59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2-27T14:00:00">
            <text:p>Sun Feb 27 14:00:00 2022</text:p>
          </table:table-cell>
          <table:table-cell office:value-type="float" office:value="55.6667">
            <text:p>55.6667</text:p>
          </table:table-cell>
          <table:table-cell office:value-type="float" office:value="59.3333">
            <text:p>59.3333</text:p>
          </table:table-cell>
          <table:table-cell office:value-type="float" office:value="63.0">
            <text:p>63.0</text:p>
          </table:table-cell>
          <table:table-cell office:value-type="float" office:value="72.0">
            <text:p>72.0</text:p>
          </table:table-cell>
          <table:table-cell office:value-type="float" office:value="70.5">
            <text:p>70.5</text:p>
          </table:table-cell>
          <table:table-cell office:value-type="float" office:value="71.3333">
            <text:p>71.3333</text:p>
          </table:table-cell>
          <table:table-cell office:value-type="float" office:value="56.5">
            <text:p>56.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2-28T15:00:00">
            <text:p>Mon Feb 28 15:00:00 2022</text:p>
          </table:table-cell>
          <table:table-cell office:value-type="float" office:value="37.3333">
            <text:p>37.3333</text:p>
          </table:table-cell>
          <table:table-cell office:value-type="float" office:value="57.6667">
            <text:p>57.6667</text:p>
          </table:table-cell>
          <table:table-cell office:value-type="float" office:value="73.8333">
            <text:p>73.8333</text:p>
          </table:table-cell>
          <table:table-cell office:value-type="float" office:value="75.5">
            <text:p>75.5</text:p>
          </table:table-cell>
          <table:table-cell office:value-type="float" office:value="73.6667">
            <text:p>73.6667</text:p>
          </table:table-cell>
          <table:table-cell office:value-type="float" office:value="67.1667">
            <text:p>67.1667</text:p>
          </table:table-cell>
          <table:table-cell office:value-type="float" office:value="57.3333">
            <text:p>57.3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2-28T16:00:00">
            <text:p>Mon Feb 28 16:00:00 2022</text:p>
          </table:table-cell>
          <table:table-cell office:value-type="float" office:value="17.0">
            <text:p>17.0</text:p>
          </table:table-cell>
          <table:table-cell office:value-type="float" office:value="37.3333">
            <text:p>37.3333</text:p>
          </table:table-cell>
          <table:table-cell office:value-type="float" office:value="57.6667">
            <text:p>57.6667</text:p>
          </table:table-cell>
          <table:table-cell office:value-type="float" office:value="73.8333">
            <text:p>73.8333</text:p>
          </table:table-cell>
          <table:table-cell office:value-type="float" office:value="75.5">
            <text:p>75.5</text:p>
          </table:table-cell>
          <table:table-cell office:value-type="float" office:value="73.6667">
            <text:p>73.6667</text:p>
          </table:table-cell>
          <table:table-cell office:value-type="float" office:value="67.1667">
            <text:p>67.1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2-28T17:00:00">
            <text:p>Mon Feb 28 17:00:00 2022</text:p>
          </table:table-cell>
          <table:table-cell office:value-type="float" office:value="23.0">
            <text:p>23.0</text:p>
          </table:table-cell>
          <table:table-cell office:value-type="float" office:value="17.0">
            <text:p>17.0</text:p>
          </table:table-cell>
          <table:table-cell office:value-type="float" office:value="37.3333">
            <text:p>37.3333</text:p>
          </table:table-cell>
          <table:table-cell office:value-type="float" office:value="57.6667">
            <text:p>57.6667</text:p>
          </table:table-cell>
          <table:table-cell office:value-type="float" office:value="73.8333">
            <text:p>73.8333</text:p>
          </table:table-cell>
          <table:table-cell office:value-type="float" office:value="75.5">
            <text:p>75.5</text:p>
          </table:table-cell>
          <table:table-cell office:value-type="float" office:value="73.6667">
            <text:p>73.6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03-01T13:00:00">
            <text:p>Tue Mar  1 13:00:00 2022</text:p>
          </table:table-cell>
          <table:table-cell office:value-type="float" office:value="76.8333">
            <text:p>76.8333</text:p>
          </table:table-cell>
          <table:table-cell office:value-type="float" office:value="79.6667">
            <text:p>79.6667</text:p>
          </table:table-cell>
          <table:table-cell office:value-type="float" office:value="82.8333">
            <text:p>82.8333</text:p>
          </table:table-cell>
          <table:table-cell office:value-type="float" office:value="78.1667">
            <text:p>78.1667</text:p>
          </table:table-cell>
          <table:table-cell office:value-type="float" office:value="72.6667">
            <text:p>72.6667</text:p>
          </table:table-cell>
          <table:table-cell office:value-type="float" office:value="62.3333">
            <text:p>62.3333</text:p>
          </table:table-cell>
          <table:table-cell office:value-type="float" office:value="51.3333">
            <text:p>51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3-01T14:00:00">
            <text:p>Tue Mar  1 14:00:00 2022</text:p>
          </table:table-cell>
          <table:table-cell office:value-type="float" office:value="48.1667">
            <text:p>48.1667</text:p>
          </table:table-cell>
          <table:table-cell office:value-type="float" office:value="76.8333">
            <text:p>76.8333</text:p>
          </table:table-cell>
          <table:table-cell office:value-type="float" office:value="79.6667">
            <text:p>79.6667</text:p>
          </table:table-cell>
          <table:table-cell office:value-type="float" office:value="82.8333">
            <text:p>82.8333</text:p>
          </table:table-cell>
          <table:table-cell office:value-type="float" office:value="78.1667">
            <text:p>78.1667</text:p>
          </table:table-cell>
          <table:table-cell office:value-type="float" office:value="72.6667">
            <text:p>72.6667</text:p>
          </table:table-cell>
          <table:table-cell office:value-type="float" office:value="62.3333">
            <text:p>62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3-01T15:00:00">
            <text:p>Tue Mar  1 15:00:00 2022</text:p>
          </table:table-cell>
          <table:table-cell office:value-type="float" office:value="26.1667">
            <text:p>26.1667</text:p>
          </table:table-cell>
          <table:table-cell office:value-type="float" office:value="48.1667">
            <text:p>48.1667</text:p>
          </table:table-cell>
          <table:table-cell office:value-type="float" office:value="76.8333">
            <text:p>76.8333</text:p>
          </table:table-cell>
          <table:table-cell office:value-type="float" office:value="79.6667">
            <text:p>79.6667</text:p>
          </table:table-cell>
          <table:table-cell office:value-type="float" office:value="82.8333">
            <text:p>82.8333</text:p>
          </table:table-cell>
          <table:table-cell office:value-type="float" office:value="78.1667">
            <text:p>78.1667</text:p>
          </table:table-cell>
          <table:table-cell office:value-type="float" office:value="72.6667">
            <text:p>72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3-01T16:00:00">
            <text:p>Tue Mar  1 16:00:00 2022</text:p>
          </table:table-cell>
          <table:table-cell office:value-type="float" office:value="50.5">
            <text:p>50.5</text:p>
          </table:table-cell>
          <table:table-cell office:value-type="float" office:value="26.1667">
            <text:p>26.1667</text:p>
          </table:table-cell>
          <table:table-cell office:value-type="float" office:value="48.1667">
            <text:p>48.1667</text:p>
          </table:table-cell>
          <table:table-cell office:value-type="float" office:value="76.8333">
            <text:p>76.8333</text:p>
          </table:table-cell>
          <table:table-cell office:value-type="float" office:value="79.6667">
            <text:p>79.6667</text:p>
          </table:table-cell>
          <table:table-cell office:value-type="float" office:value="82.8333">
            <text:p>82.8333</text:p>
          </table:table-cell>
          <table:table-cell office:value-type="float" office:value="78.1667">
            <text:p>78.1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3-01T17:00:00">
            <text:p>Tue Mar  1 17:00:00 2022</text:p>
          </table:table-cell>
          <table:table-cell office:value-type="float" office:value="61.3333">
            <text:p>61.3333</text:p>
          </table:table-cell>
          <table:table-cell office:value-type="float" office:value="50.5">
            <text:p>50.5</text:p>
          </table:table-cell>
          <table:table-cell office:value-type="float" office:value="26.1667">
            <text:p>26.1667</text:p>
          </table:table-cell>
          <table:table-cell office:value-type="float" office:value="48.1667">
            <text:p>48.1667</text:p>
          </table:table-cell>
          <table:table-cell office:value-type="float" office:value="76.8333">
            <text:p>76.8333</text:p>
          </table:table-cell>
          <table:table-cell office:value-type="float" office:value="79.6667">
            <text:p>79.6667</text:p>
          </table:table-cell>
          <table:table-cell office:value-type="float" office:value="82.8333">
            <text:p>82.8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03-01T18:00:00">
            <text:p>Tue Mar  1 18:00:00 2022</text:p>
          </table:table-cell>
          <table:table-cell office:value-type="float" office:value="62.8333">
            <text:p>62.8333</text:p>
          </table:table-cell>
          <table:table-cell office:value-type="float" office:value="61.3333">
            <text:p>61.3333</text:p>
          </table:table-cell>
          <table:table-cell office:value-type="float" office:value="50.5">
            <text:p>50.5</text:p>
          </table:table-cell>
          <table:table-cell office:value-type="float" office:value="26.1667">
            <text:p>26.1667</text:p>
          </table:table-cell>
          <table:table-cell office:value-type="float" office:value="48.1667">
            <text:p>48.1667</text:p>
          </table:table-cell>
          <table:table-cell office:value-type="float" office:value="76.8333">
            <text:p>76.8333</text:p>
          </table:table-cell>
          <table:table-cell office:value-type="float" office:value="79.6667">
            <text:p>79.6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3-02T13:00:00">
            <text:p>Wed Mar  2 13:00:00 2022</text:p>
          </table:table-cell>
          <table:table-cell office:value-type="float" office:value="75.3333">
            <text:p>75.3333</text:p>
          </table:table-cell>
          <table:table-cell office:value-type="float" office:value="86.0">
            <text:p>86.0</text:p>
          </table:table-cell>
          <table:table-cell office:value-type="float" office:value="84.0">
            <text:p>84.0</text:p>
          </table:table-cell>
          <table:table-cell office:value-type="float" office:value="83.0">
            <text:p>83.0</text:p>
          </table:table-cell>
          <table:table-cell office:value-type="float" office:value="80.3333">
            <text:p>80.3333</text:p>
          </table:table-cell>
          <table:table-cell office:value-type="float" office:value="73.3333">
            <text:p>73.3333</text:p>
          </table:table-cell>
          <table:table-cell office:value-type="float" office:value="63.5">
            <text:p>63.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3-02T14:00:00">
            <text:p>Wed Mar  2 14:00:00 2022</text:p>
          </table:table-cell>
          <table:table-cell office:value-type="float" office:value="40.0">
            <text:p>40.0</text:p>
          </table:table-cell>
          <table:table-cell office:value-type="float" office:value="75.3333">
            <text:p>75.3333</text:p>
          </table:table-cell>
          <table:table-cell office:value-type="float" office:value="86.0">
            <text:p>86.0</text:p>
          </table:table-cell>
          <table:table-cell office:value-type="float" office:value="84.0">
            <text:p>84.0</text:p>
          </table:table-cell>
          <table:table-cell office:value-type="float" office:value="83.0">
            <text:p>83.0</text:p>
          </table:table-cell>
          <table:table-cell office:value-type="float" office:value="80.3333">
            <text:p>80.3333</text:p>
          </table:table-cell>
          <table:table-cell office:value-type="float" office:value="73.3333">
            <text:p>73.3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02T15:00:00">
            <text:p>Wed Mar  2 15:00:00 2022</text:p>
          </table:table-cell>
          <table:table-cell office:value-type="float" office:value="0.6667">
            <text:p>0.6667</text:p>
          </table:table-cell>
          <table:table-cell office:value-type="float" office:value="40.0">
            <text:p>40.0</text:p>
          </table:table-cell>
          <table:table-cell office:value-type="float" office:value="75.3333">
            <text:p>75.3333</text:p>
          </table:table-cell>
          <table:table-cell office:value-type="float" office:value="86.0">
            <text:p>86.0</text:p>
          </table:table-cell>
          <table:table-cell office:value-type="float" office:value="84.0">
            <text:p>84.0</text:p>
          </table:table-cell>
          <table:table-cell office:value-type="float" office:value="83.0">
            <text:p>83.0</text:p>
          </table:table-cell>
          <table:table-cell office:value-type="float" office:value="80.3333">
            <text:p>80.3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3-03T13:00:00">
            <text:p>Thu Mar  3 13:00:00 2022</text:p>
          </table:table-cell>
          <table:table-cell office:value-type="float" office:value="65.6667">
            <text:p>65.6667</text:p>
          </table:table-cell>
          <table:table-cell office:value-type="float" office:value="77.8333">
            <text:p>77.8333</text:p>
          </table:table-cell>
          <table:table-cell office:value-type="float" office:value="71.5">
            <text:p>71.5</text:p>
          </table:table-cell>
          <table:table-cell office:value-type="float" office:value="81.6667">
            <text:p>81.6667</text:p>
          </table:table-cell>
          <table:table-cell office:value-type="float" office:value="80.3333">
            <text:p>80.3333</text:p>
          </table:table-cell>
          <table:table-cell office:value-type="float" office:value="69.8333">
            <text:p>69.8333</text:p>
          </table:table-cell>
          <table:table-cell office:value-type="float" office:value="64.5">
            <text:p>64.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3-03T15:00:00">
            <text:p>Thu Mar  3 15:00:00 2022</text:p>
          </table:table-cell>
          <table:table-cell office:value-type="float" office:value="52.6667">
            <text:p>52.6667</text:p>
          </table:table-cell>
          <table:table-cell office:value-type="float" office:value="52.6667">
            <text:p>52.6667</text:p>
          </table:table-cell>
          <table:table-cell office:value-type="float" office:value="65.6667">
            <text:p>65.6667</text:p>
          </table:table-cell>
          <table:table-cell office:value-type="float" office:value="77.8333">
            <text:p>77.8333</text:p>
          </table:table-cell>
          <table:table-cell office:value-type="float" office:value="71.5">
            <text:p>71.5</text:p>
          </table:table-cell>
          <table:table-cell office:value-type="float" office:value="81.6667">
            <text:p>81.6667</text:p>
          </table:table-cell>
          <table:table-cell office:value-type="float" office:value="80.3333">
            <text:p>80.3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3-03T16:00:00">
            <text:p>Thu Mar  3 16:00:00 2022</text:p>
          </table:table-cell>
          <table:table-cell office:value-type="float" office:value="41.6667">
            <text:p>41.6667</text:p>
          </table:table-cell>
          <table:table-cell office:value-type="float" office:value="52.6667">
            <text:p>52.6667</text:p>
          </table:table-cell>
          <table:table-cell office:value-type="float" office:value="52.6667">
            <text:p>52.6667</text:p>
          </table:table-cell>
          <table:table-cell office:value-type="float" office:value="65.6667">
            <text:p>65.6667</text:p>
          </table:table-cell>
          <table:table-cell office:value-type="float" office:value="77.8333">
            <text:p>77.8333</text:p>
          </table:table-cell>
          <table:table-cell office:value-type="float" office:value="71.5">
            <text:p>71.5</text:p>
          </table:table-cell>
          <table:table-cell office:value-type="float" office:value="81.6667">
            <text:p>81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3-03T17:00:00">
            <text:p>Thu Mar  3 17:00:00 2022</text:p>
          </table:table-cell>
          <table:table-cell office:value-type="float" office:value="34.5">
            <text:p>34.5</text:p>
          </table:table-cell>
          <table:table-cell office:value-type="float" office:value="41.6667">
            <text:p>41.6667</text:p>
          </table:table-cell>
          <table:table-cell office:value-type="float" office:value="52.6667">
            <text:p>52.6667</text:p>
          </table:table-cell>
          <table:table-cell office:value-type="float" office:value="52.6667">
            <text:p>52.6667</text:p>
          </table:table-cell>
          <table:table-cell office:value-type="float" office:value="65.6667">
            <text:p>65.6667</text:p>
          </table:table-cell>
          <table:table-cell office:value-type="float" office:value="77.8333">
            <text:p>77.8333</text:p>
          </table:table-cell>
          <table:table-cell office:value-type="float" office:value="71.5">
            <text:p>71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04T17:00:00">
            <text:p>Fri Mar  4 17:00:00 2022</text:p>
          </table:table-cell>
          <table:table-cell office:value-type="float" office:value="69.8333">
            <text:p>69.8333</text:p>
          </table:table-cell>
          <table:table-cell office:value-type="float" office:value="71.6667">
            <text:p>71.6667</text:p>
          </table:table-cell>
          <table:table-cell office:value-type="float" office:value="69.8333">
            <text:p>69.8333</text:p>
          </table:table-cell>
          <table:table-cell office:value-type="float" office:value="69.0">
            <text:p>69.0</text:p>
          </table:table-cell>
          <table:table-cell office:value-type="float" office:value="73.5">
            <text:p>73.5</text:p>
          </table:table-cell>
          <table:table-cell office:value-type="float" office:value="66.5">
            <text:p>66.5</text:p>
          </table:table-cell>
          <table:table-cell office:value-type="float" office:value="52.6667">
            <text:p>52.6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3-04T18:00:00">
            <text:p>Fri Mar  4 18:00:00 2022</text:p>
          </table:table-cell>
          <table:table-cell office:value-type="float" office:value="65.6667">
            <text:p>65.6667</text:p>
          </table:table-cell>
          <table:table-cell office:value-type="float" office:value="69.8333">
            <text:p>69.8333</text:p>
          </table:table-cell>
          <table:table-cell office:value-type="float" office:value="71.6667">
            <text:p>71.6667</text:p>
          </table:table-cell>
          <table:table-cell office:value-type="float" office:value="69.8333">
            <text:p>69.8333</text:p>
          </table:table-cell>
          <table:table-cell office:value-type="float" office:value="69.0">
            <text:p>69.0</text:p>
          </table:table-cell>
          <table:table-cell office:value-type="float" office:value="73.5">
            <text:p>73.5</text:p>
          </table:table-cell>
          <table:table-cell office:value-type="float" office:value="66.5">
            <text:p>66.5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3-04T19:00:00">
            <text:p>Fri Mar  4 19:00:00 2022</text:p>
          </table:table-cell>
          <table:table-cell office:value-type="float" office:value="63.6667">
            <text:p>63.6667</text:p>
          </table:table-cell>
          <table:table-cell office:value-type="float" office:value="65.6667">
            <text:p>65.6667</text:p>
          </table:table-cell>
          <table:table-cell office:value-type="float" office:value="69.8333">
            <text:p>69.8333</text:p>
          </table:table-cell>
          <table:table-cell office:value-type="float" office:value="71.6667">
            <text:p>71.6667</text:p>
          </table:table-cell>
          <table:table-cell office:value-type="float" office:value="69.8333">
            <text:p>69.8333</text:p>
          </table:table-cell>
          <table:table-cell office:value-type="float" office:value="69.0">
            <text:p>69.0</text:p>
          </table:table-cell>
          <table:table-cell office:value-type="float" office:value="73.5">
            <text:p>73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3-05T13:00:00">
            <text:p>Sat Mar  5 13:00:00 2022</text:p>
          </table:table-cell>
          <table:table-cell office:value-type="float" office:value="76.8333">
            <text:p>76.8333</text:p>
          </table:table-cell>
          <table:table-cell office:value-type="float" office:value="78.8333">
            <text:p>78.8333</text:p>
          </table:table-cell>
          <table:table-cell office:value-type="float" office:value="77.3333">
            <text:p>77.3333</text:p>
          </table:table-cell>
          <table:table-cell office:value-type="float" office:value="77.1667">
            <text:p>77.1667</text:p>
          </table:table-cell>
          <table:table-cell office:value-type="float" office:value="76.5">
            <text:p>76.5</text:p>
          </table:table-cell>
          <table:table-cell office:value-type="float" office:value="75.3333">
            <text:p>75.3333</text:p>
          </table:table-cell>
          <table:table-cell office:value-type="float" office:value="72.0">
            <text:p>72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3-05T14:00:00">
            <text:p>Sat Mar  5 14:00:00 2022</text:p>
          </table:table-cell>
          <table:table-cell office:value-type="float" office:value="59.3333">
            <text:p>59.3333</text:p>
          </table:table-cell>
          <table:table-cell office:value-type="float" office:value="76.8333">
            <text:p>76.8333</text:p>
          </table:table-cell>
          <table:table-cell office:value-type="float" office:value="78.8333">
            <text:p>78.8333</text:p>
          </table:table-cell>
          <table:table-cell office:value-type="float" office:value="77.3333">
            <text:p>77.3333</text:p>
          </table:table-cell>
          <table:table-cell office:value-type="float" office:value="77.1667">
            <text:p>77.1667</text:p>
          </table:table-cell>
          <table:table-cell office:value-type="float" office:value="76.5">
            <text:p>76.5</text:p>
          </table:table-cell>
          <table:table-cell office:value-type="float" office:value="75.3333">
            <text:p>75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3-05T15:00:00">
            <text:p>Sat Mar  5 15:00:00 2022</text:p>
          </table:table-cell>
          <table:table-cell office:value-type="float" office:value="39.8333">
            <text:p>39.8333</text:p>
          </table:table-cell>
          <table:table-cell office:value-type="float" office:value="59.3333">
            <text:p>59.3333</text:p>
          </table:table-cell>
          <table:table-cell office:value-type="float" office:value="76.8333">
            <text:p>76.8333</text:p>
          </table:table-cell>
          <table:table-cell office:value-type="float" office:value="78.8333">
            <text:p>78.8333</text:p>
          </table:table-cell>
          <table:table-cell office:value-type="float" office:value="77.3333">
            <text:p>77.3333</text:p>
          </table:table-cell>
          <table:table-cell office:value-type="float" office:value="77.1667">
            <text:p>77.1667</text:p>
          </table:table-cell>
          <table:table-cell office:value-type="float" office:value="76.5">
            <text:p>76.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3-05T16:00:00">
            <text:p>Sat Mar  5 16:00:00 2022</text:p>
          </table:table-cell>
          <table:table-cell office:value-type="float" office:value="34.3333">
            <text:p>34.3333</text:p>
          </table:table-cell>
          <table:table-cell office:value-type="float" office:value="39.8333">
            <text:p>39.8333</text:p>
          </table:table-cell>
          <table:table-cell office:value-type="float" office:value="59.3333">
            <text:p>59.3333</text:p>
          </table:table-cell>
          <table:table-cell office:value-type="float" office:value="76.8333">
            <text:p>76.8333</text:p>
          </table:table-cell>
          <table:table-cell office:value-type="float" office:value="78.8333">
            <text:p>78.8333</text:p>
          </table:table-cell>
          <table:table-cell office:value-type="float" office:value="77.3333">
            <text:p>77.3333</text:p>
          </table:table-cell>
          <table:table-cell office:value-type="float" office:value="77.1667">
            <text:p>77.1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3-05T17:00:00">
            <text:p>Sat Mar  5 17:00:00 2022</text:p>
          </table:table-cell>
          <table:table-cell office:value-type="float" office:value="38.5">
            <text:p>38.5</text:p>
          </table:table-cell>
          <table:table-cell office:value-type="float" office:value="34.3333">
            <text:p>34.3333</text:p>
          </table:table-cell>
          <table:table-cell office:value-type="float" office:value="39.8333">
            <text:p>39.8333</text:p>
          </table:table-cell>
          <table:table-cell office:value-type="float" office:value="59.3333">
            <text:p>59.3333</text:p>
          </table:table-cell>
          <table:table-cell office:value-type="float" office:value="76.8333">
            <text:p>76.8333</text:p>
          </table:table-cell>
          <table:table-cell office:value-type="float" office:value="78.8333">
            <text:p>78.8333</text:p>
          </table:table-cell>
          <table:table-cell office:value-type="float" office:value="77.3333">
            <text:p>77.3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3-05T18:00:00">
            <text:p>Sat Mar  5 18:00:00 2022</text:p>
          </table:table-cell>
          <table:table-cell office:value-type="float" office:value="43.3333">
            <text:p>43.3333</text:p>
          </table:table-cell>
          <table:table-cell office:value-type="float" office:value="38.5">
            <text:p>38.5</text:p>
          </table:table-cell>
          <table:table-cell office:value-type="float" office:value="34.3333">
            <text:p>34.3333</text:p>
          </table:table-cell>
          <table:table-cell office:value-type="float" office:value="39.8333">
            <text:p>39.8333</text:p>
          </table:table-cell>
          <table:table-cell office:value-type="float" office:value="59.3333">
            <text:p>59.3333</text:p>
          </table:table-cell>
          <table:table-cell office:value-type="float" office:value="76.8333">
            <text:p>76.8333</text:p>
          </table:table-cell>
          <table:table-cell office:value-type="float" office:value="78.8333">
            <text:p>78.8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3-06T12:00:00">
            <text:p>Sun Mar  6 12:00:00 2022</text:p>
          </table:table-cell>
          <table:table-cell office:value-type="float" office:value="78.0">
            <text:p>78.0</text:p>
          </table:table-cell>
          <table:table-cell office:value-type="float" office:value="81.6667">
            <text:p>81.6667</text:p>
          </table:table-cell>
          <table:table-cell office:value-type="float" office:value="75.5">
            <text:p>75.5</text:p>
          </table:table-cell>
          <table:table-cell office:value-type="float" office:value="71.5">
            <text:p>71.5</text:p>
          </table:table-cell>
          <table:table-cell office:value-type="float" office:value="56.6667">
            <text:p>56.6667</text:p>
          </table:table-cell>
          <table:table-cell office:value-type="float" office:value="41.0">
            <text:p>41.0</text:p>
          </table:table-cell>
          <table:table-cell office:value-type="float" office:value="26.8333">
            <text:p>26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3-06T13:00:00">
            <text:p>Sun Mar  6 13:00:00 2022</text:p>
          </table:table-cell>
          <table:table-cell office:value-type="float" office:value="76.3333">
            <text:p>76.3333</text:p>
          </table:table-cell>
          <table:table-cell office:value-type="float" office:value="78.0">
            <text:p>78.0</text:p>
          </table:table-cell>
          <table:table-cell office:value-type="float" office:value="81.6667">
            <text:p>81.6667</text:p>
          </table:table-cell>
          <table:table-cell office:value-type="float" office:value="75.5">
            <text:p>75.5</text:p>
          </table:table-cell>
          <table:table-cell office:value-type="float" office:value="71.5">
            <text:p>71.5</text:p>
          </table:table-cell>
          <table:table-cell office:value-type="float" office:value="56.6667">
            <text:p>56.6667</text:p>
          </table:table-cell>
          <table:table-cell office:value-type="float" office:value="41.0">
            <text:p>41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3-06T14:00:00">
            <text:p>Sun Mar  6 14:00:00 2022</text:p>
          </table:table-cell>
          <table:table-cell office:value-type="float" office:value="66.5">
            <text:p>66.5</text:p>
          </table:table-cell>
          <table:table-cell office:value-type="float" office:value="76.3333">
            <text:p>76.3333</text:p>
          </table:table-cell>
          <table:table-cell office:value-type="float" office:value="78.0">
            <text:p>78.0</text:p>
          </table:table-cell>
          <table:table-cell office:value-type="float" office:value="81.6667">
            <text:p>81.6667</text:p>
          </table:table-cell>
          <table:table-cell office:value-type="float" office:value="75.5">
            <text:p>75.5</text:p>
          </table:table-cell>
          <table:table-cell office:value-type="float" office:value="71.5">
            <text:p>71.5</text:p>
          </table:table-cell>
          <table:table-cell office:value-type="float" office:value="56.6667">
            <text:p>56.6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3-06T15:00:00">
            <text:p>Sun Mar  6 15:00:00 2022</text:p>
          </table:table-cell>
          <table:table-cell office:value-type="float" office:value="50.0">
            <text:p>50.0</text:p>
          </table:table-cell>
          <table:table-cell office:value-type="float" office:value="66.5">
            <text:p>66.5</text:p>
          </table:table-cell>
          <table:table-cell office:value-type="float" office:value="76.3333">
            <text:p>76.3333</text:p>
          </table:table-cell>
          <table:table-cell office:value-type="float" office:value="78.0">
            <text:p>78.0</text:p>
          </table:table-cell>
          <table:table-cell office:value-type="float" office:value="81.6667">
            <text:p>81.6667</text:p>
          </table:table-cell>
          <table:table-cell office:value-type="float" office:value="75.5">
            <text:p>75.5</text:p>
          </table:table-cell>
          <table:table-cell office:value-type="float" office:value="71.5">
            <text:p>71.5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2-03-06T16:00:00">
            <text:p>Sun Mar  6 16:00:00 2022</text:p>
          </table:table-cell>
          <table:table-cell office:value-type="float" office:value="44.0">
            <text:p>44.0</text:p>
          </table:table-cell>
          <table:table-cell office:value-type="float" office:value="50.0">
            <text:p>50.0</text:p>
          </table:table-cell>
          <table:table-cell office:value-type="float" office:value="66.5">
            <text:p>66.5</text:p>
          </table:table-cell>
          <table:table-cell office:value-type="float" office:value="76.3333">
            <text:p>76.3333</text:p>
          </table:table-cell>
          <table:table-cell office:value-type="float" office:value="78.0">
            <text:p>78.0</text:p>
          </table:table-cell>
          <table:table-cell office:value-type="float" office:value="81.6667">
            <text:p>81.6667</text:p>
          </table:table-cell>
          <table:table-cell office:value-type="float" office:value="75.5">
            <text:p>75.5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3-07T15:00:00">
            <text:p>Mon Mar  7 15:00:00 2022</text:p>
          </table:table-cell>
          <table:table-cell office:value-type="float" office:value="88.8333">
            <text:p>88.8333</text:p>
          </table:table-cell>
          <table:table-cell office:value-type="float" office:value="91.1667">
            <text:p>91.1667</text:p>
          </table:table-cell>
          <table:table-cell office:value-type="float" office:value="89.0">
            <text:p>89.0</text:p>
          </table:table-cell>
          <table:table-cell office:value-type="float" office:value="85.1667">
            <text:p>85.1667</text:p>
          </table:table-cell>
          <table:table-cell office:value-type="float" office:value="77.6667">
            <text:p>77.6667</text:p>
          </table:table-cell>
          <table:table-cell office:value-type="float" office:value="62.0">
            <text:p>62.0</text:p>
          </table:table-cell>
          <table:table-cell office:value-type="float" office:value="58.6667">
            <text:p>58.6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3-07T16:00:00">
            <text:p>Mon Mar  7 16:00:00 2022</text:p>
          </table:table-cell>
          <table:table-cell office:value-type="float" office:value="83.3333">
            <text:p>83.3333</text:p>
          </table:table-cell>
          <table:table-cell office:value-type="float" office:value="88.8333">
            <text:p>88.8333</text:p>
          </table:table-cell>
          <table:table-cell office:value-type="float" office:value="91.1667">
            <text:p>91.1667</text:p>
          </table:table-cell>
          <table:table-cell office:value-type="float" office:value="89.0">
            <text:p>89.0</text:p>
          </table:table-cell>
          <table:table-cell office:value-type="float" office:value="85.1667">
            <text:p>85.1667</text:p>
          </table:table-cell>
          <table:table-cell office:value-type="float" office:value="77.6667">
            <text:p>77.6667</text:p>
          </table:table-cell>
          <table:table-cell office:value-type="float" office:value="62.0">
            <text:p>62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3-07T17:00:00">
            <text:p>Mon Mar  7 17:00:00 2022</text:p>
          </table:table-cell>
          <table:table-cell office:value-type="float" office:value="56.0">
            <text:p>56.0</text:p>
          </table:table-cell>
          <table:table-cell office:value-type="float" office:value="83.3333">
            <text:p>83.3333</text:p>
          </table:table-cell>
          <table:table-cell office:value-type="float" office:value="88.8333">
            <text:p>88.8333</text:p>
          </table:table-cell>
          <table:table-cell office:value-type="float" office:value="91.1667">
            <text:p>91.1667</text:p>
          </table:table-cell>
          <table:table-cell office:value-type="float" office:value="89.0">
            <text:p>89.0</text:p>
          </table:table-cell>
          <table:table-cell office:value-type="float" office:value="85.1667">
            <text:p>85.1667</text:p>
          </table:table-cell>
          <table:table-cell office:value-type="float" office:value="77.6667">
            <text:p>77.6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3-07T18:00:00">
            <text:p>Mon Mar  7 18:00:00 2022</text:p>
          </table:table-cell>
          <table:table-cell office:value-type="float" office:value="44.3333">
            <text:p>44.3333</text:p>
          </table:table-cell>
          <table:table-cell office:value-type="float" office:value="56.0">
            <text:p>56.0</text:p>
          </table:table-cell>
          <table:table-cell office:value-type="float" office:value="83.3333">
            <text:p>83.3333</text:p>
          </table:table-cell>
          <table:table-cell office:value-type="float" office:value="88.8333">
            <text:p>88.8333</text:p>
          </table:table-cell>
          <table:table-cell office:value-type="float" office:value="91.1667">
            <text:p>91.1667</text:p>
          </table:table-cell>
          <table:table-cell office:value-type="float" office:value="89.0">
            <text:p>89.0</text:p>
          </table:table-cell>
          <table:table-cell office:value-type="float" office:value="85.1667">
            <text:p>85.1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3-07T19:00:00">
            <text:p>Mon Mar  7 19:00:00 2022</text:p>
          </table:table-cell>
          <table:table-cell office:value-type="float" office:value="59.5">
            <text:p>59.5</text:p>
          </table:table-cell>
          <table:table-cell office:value-type="float" office:value="44.3333">
            <text:p>44.3333</text:p>
          </table:table-cell>
          <table:table-cell office:value-type="float" office:value="56.0">
            <text:p>56.0</text:p>
          </table:table-cell>
          <table:table-cell office:value-type="float" office:value="83.3333">
            <text:p>83.3333</text:p>
          </table:table-cell>
          <table:table-cell office:value-type="float" office:value="88.8333">
            <text:p>88.8333</text:p>
          </table:table-cell>
          <table:table-cell office:value-type="float" office:value="91.1667">
            <text:p>91.1667</text:p>
          </table:table-cell>
          <table:table-cell office:value-type="float" office:value="89.0">
            <text:p>89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3-08T17:00:00">
            <text:p>Tue Mar  8 17:00:00 2022</text:p>
          </table:table-cell>
          <table:table-cell office:value-type="float" office:value="32.5">
            <text:p>32.5</text:p>
          </table:table-cell>
          <table:table-cell office:value-type="float" office:value="63.8333">
            <text:p>63.8333</text:p>
          </table:table-cell>
          <table:table-cell office:value-type="float" office:value="72.8333">
            <text:p>72.8333</text:p>
          </table:table-cell>
          <table:table-cell office:value-type="float" office:value="70.8333">
            <text:p>70.8333</text:p>
          </table:table-cell>
          <table:table-cell office:value-type="float" office:value="76.3333">
            <text:p>76.3333</text:p>
          </table:table-cell>
          <table:table-cell office:value-type="float" office:value="75.5">
            <text:p>75.5</text:p>
          </table:table-cell>
          <table:table-cell office:value-type="float" office:value="76.0">
            <text:p>76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3-08T18:00:00">
            <text:p>Tue Mar  8 18:00:00 2022</text:p>
          </table:table-cell>
          <table:table-cell office:value-type="float" office:value="33.6667">
            <text:p>33.6667</text:p>
          </table:table-cell>
          <table:table-cell office:value-type="float" office:value="32.5">
            <text:p>32.5</text:p>
          </table:table-cell>
          <table:table-cell office:value-type="float" office:value="63.8333">
            <text:p>63.8333</text:p>
          </table:table-cell>
          <table:table-cell office:value-type="float" office:value="72.8333">
            <text:p>72.8333</text:p>
          </table:table-cell>
          <table:table-cell office:value-type="float" office:value="70.8333">
            <text:p>70.8333</text:p>
          </table:table-cell>
          <table:table-cell office:value-type="float" office:value="76.3333">
            <text:p>76.3333</text:p>
          </table:table-cell>
          <table:table-cell office:value-type="float" office:value="75.5">
            <text:p>75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3-08T19:00:00">
            <text:p>Tue Mar  8 19:00:00 2022</text:p>
          </table:table-cell>
          <table:table-cell office:value-type="float" office:value="48.1667">
            <text:p>48.1667</text:p>
          </table:table-cell>
          <table:table-cell office:value-type="float" office:value="33.6667">
            <text:p>33.6667</text:p>
          </table:table-cell>
          <table:table-cell office:value-type="float" office:value="32.5">
            <text:p>32.5</text:p>
          </table:table-cell>
          <table:table-cell office:value-type="float" office:value="63.8333">
            <text:p>63.8333</text:p>
          </table:table-cell>
          <table:table-cell office:value-type="float" office:value="72.8333">
            <text:p>72.8333</text:p>
          </table:table-cell>
          <table:table-cell office:value-type="float" office:value="70.8333">
            <text:p>70.8333</text:p>
          </table:table-cell>
          <table:table-cell office:value-type="float" office:value="76.3333">
            <text:p>76.3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3-09T15:00:00">
            <text:p>Wed Mar  9 15:00:00 2022</text:p>
          </table:table-cell>
          <table:table-cell office:value-type="float" office:value="32.0">
            <text:p>32.0</text:p>
          </table:table-cell>
          <table:table-cell office:value-type="float" office:value="31.6667">
            <text:p>31.6667</text:p>
          </table:table-cell>
          <table:table-cell office:value-type="float" office:value="66.3333">
            <text:p>66.3333</text:p>
          </table:table-cell>
          <table:table-cell office:value-type="float" office:value="67.3333">
            <text:p>67.3333</text:p>
          </table:table-cell>
          <table:table-cell office:value-type="float" office:value="68.0">
            <text:p>68.0</text:p>
          </table:table-cell>
          <table:table-cell office:value-type="float" office:value="60.0">
            <text:p>60.0</text:p>
          </table:table-cell>
          <table:table-cell office:value-type="float" office:value="53.3333">
            <text:p>53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3-10T15:00:00">
            <text:p>Thu Mar 10 15:00:00 2022</text:p>
          </table:table-cell>
          <table:table-cell office:value-type="float" office:value="74.3333">
            <text:p>74.3333</text:p>
          </table:table-cell>
          <table:table-cell office:value-type="float" office:value="81.3333">
            <text:p>81.3333</text:p>
          </table:table-cell>
          <table:table-cell office:value-type="float" office:value="80.1667">
            <text:p>80.1667</text:p>
          </table:table-cell>
          <table:table-cell office:value-type="float" office:value="77.1667">
            <text:p>77.1667</text:p>
          </table:table-cell>
          <table:table-cell office:value-type="float" office:value="71.3333">
            <text:p>71.3333</text:p>
          </table:table-cell>
          <table:table-cell office:value-type="float" office:value="56.3333">
            <text:p>56.3333</text:p>
          </table:table-cell>
          <table:table-cell office:value-type="float" office:value="49.0">
            <text:p>49.0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3-10T16:00:00">
            <text:p>Thu Mar 10 16:00:00 2022</text:p>
          </table:table-cell>
          <table:table-cell office:value-type="float" office:value="60.3333">
            <text:p>60.3333</text:p>
          </table:table-cell>
          <table:table-cell office:value-type="float" office:value="74.3333">
            <text:p>74.3333</text:p>
          </table:table-cell>
          <table:table-cell office:value-type="float" office:value="81.3333">
            <text:p>81.3333</text:p>
          </table:table-cell>
          <table:table-cell office:value-type="float" office:value="80.1667">
            <text:p>80.1667</text:p>
          </table:table-cell>
          <table:table-cell office:value-type="float" office:value="77.1667">
            <text:p>77.1667</text:p>
          </table:table-cell>
          <table:table-cell office:value-type="float" office:value="71.3333">
            <text:p>71.3333</text:p>
          </table:table-cell>
          <table:table-cell office:value-type="float" office:value="56.3333">
            <text:p>56.3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3-10T17:00:00">
            <text:p>Thu Mar 10 17:00:00 2022</text:p>
          </table:table-cell>
          <table:table-cell office:value-type="float" office:value="37.6667">
            <text:p>37.6667</text:p>
          </table:table-cell>
          <table:table-cell office:value-type="float" office:value="60.3333">
            <text:p>60.3333</text:p>
          </table:table-cell>
          <table:table-cell office:value-type="float" office:value="74.3333">
            <text:p>74.3333</text:p>
          </table:table-cell>
          <table:table-cell office:value-type="float" office:value="81.3333">
            <text:p>81.3333</text:p>
          </table:table-cell>
          <table:table-cell office:value-type="float" office:value="80.1667">
            <text:p>80.1667</text:p>
          </table:table-cell>
          <table:table-cell office:value-type="float" office:value="77.1667">
            <text:p>77.1667</text:p>
          </table:table-cell>
          <table:table-cell office:value-type="float" office:value="71.3333">
            <text:p>71.3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3-11T12:00:00">
            <text:p>Fri Mar 11 12:00:00 2022</text:p>
          </table:table-cell>
          <table:table-cell office:value-type="float" office:value="85.1667">
            <text:p>85.1667</text:p>
          </table:table-cell>
          <table:table-cell office:value-type="float" office:value="84.6667">
            <text:p>84.6667</text:p>
          </table:table-cell>
          <table:table-cell office:value-type="float" office:value="86.1667">
            <text:p>86.1667</text:p>
          </table:table-cell>
          <table:table-cell office:value-type="float" office:value="82.5">
            <text:p>82.5</text:p>
          </table:table-cell>
          <table:table-cell office:value-type="float" office:value="72.1667">
            <text:p>72.1667</text:p>
          </table:table-cell>
          <table:table-cell office:value-type="float" office:value="50.0">
            <text:p>50.0</text:p>
          </table:table-cell>
          <table:table-cell office:value-type="float" office:value="48.0">
            <text:p>48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3-11T13:00:00">
            <text:p>Fri Mar 11 13:00:00 2022</text:p>
          </table:table-cell>
          <table:table-cell office:value-type="float" office:value="83.5">
            <text:p>83.5</text:p>
          </table:table-cell>
          <table:table-cell office:value-type="float" office:value="85.1667">
            <text:p>85.1667</text:p>
          </table:table-cell>
          <table:table-cell office:value-type="float" office:value="84.6667">
            <text:p>84.6667</text:p>
          </table:table-cell>
          <table:table-cell office:value-type="float" office:value="86.1667">
            <text:p>86.1667</text:p>
          </table:table-cell>
          <table:table-cell office:value-type="float" office:value="82.5">
            <text:p>82.5</text:p>
          </table:table-cell>
          <table:table-cell office:value-type="float" office:value="72.1667">
            <text:p>72.1667</text:p>
          </table:table-cell>
          <table:table-cell office:value-type="float" office:value="50.0">
            <text:p>50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3-11T14:00:00">
            <text:p>Fri Mar 11 14:00:00 2022</text:p>
          </table:table-cell>
          <table:table-cell office:value-type="float" office:value="75.1667">
            <text:p>75.1667</text:p>
          </table:table-cell>
          <table:table-cell office:value-type="float" office:value="83.5">
            <text:p>83.5</text:p>
          </table:table-cell>
          <table:table-cell office:value-type="float" office:value="85.1667">
            <text:p>85.1667</text:p>
          </table:table-cell>
          <table:table-cell office:value-type="float" office:value="84.6667">
            <text:p>84.6667</text:p>
          </table:table-cell>
          <table:table-cell office:value-type="float" office:value="86.1667">
            <text:p>86.1667</text:p>
          </table:table-cell>
          <table:table-cell office:value-type="float" office:value="82.5">
            <text:p>82.5</text:p>
          </table:table-cell>
          <table:table-cell office:value-type="float" office:value="72.1667">
            <text:p>72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3-11T15:00:00">
            <text:p>Fri Mar 11 15:00:00 2022</text:p>
          </table:table-cell>
          <table:table-cell office:value-type="float" office:value="72.1667">
            <text:p>72.1667</text:p>
          </table:table-cell>
          <table:table-cell office:value-type="float" office:value="75.1667">
            <text:p>75.1667</text:p>
          </table:table-cell>
          <table:table-cell office:value-type="float" office:value="83.5">
            <text:p>83.5</text:p>
          </table:table-cell>
          <table:table-cell office:value-type="float" office:value="85.1667">
            <text:p>85.1667</text:p>
          </table:table-cell>
          <table:table-cell office:value-type="float" office:value="84.6667">
            <text:p>84.6667</text:p>
          </table:table-cell>
          <table:table-cell office:value-type="float" office:value="86.1667">
            <text:p>86.1667</text:p>
          </table:table-cell>
          <table:table-cell office:value-type="float" office:value="82.5">
            <text:p>82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3-11T16:00:00">
            <text:p>Fri Mar 11 16:00:00 2022</text:p>
          </table:table-cell>
          <table:table-cell office:value-type="float" office:value="55.0">
            <text:p>55.0</text:p>
          </table:table-cell>
          <table:table-cell office:value-type="float" office:value="72.1667">
            <text:p>72.1667</text:p>
          </table:table-cell>
          <table:table-cell office:value-type="float" office:value="75.1667">
            <text:p>75.1667</text:p>
          </table:table-cell>
          <table:table-cell office:value-type="float" office:value="83.5">
            <text:p>83.5</text:p>
          </table:table-cell>
          <table:table-cell office:value-type="float" office:value="85.1667">
            <text:p>85.1667</text:p>
          </table:table-cell>
          <table:table-cell office:value-type="float" office:value="84.6667">
            <text:p>84.6667</text:p>
          </table:table-cell>
          <table:table-cell office:value-type="float" office:value="86.1667">
            <text:p>86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3-11T17:00:00">
            <text:p>Fri Mar 11 17:00:00 2022</text:p>
          </table:table-cell>
          <table:table-cell office:value-type="float" office:value="46.5">
            <text:p>46.5</text:p>
          </table:table-cell>
          <table:table-cell office:value-type="float" office:value="55.0">
            <text:p>55.0</text:p>
          </table:table-cell>
          <table:table-cell office:value-type="float" office:value="72.1667">
            <text:p>72.1667</text:p>
          </table:table-cell>
          <table:table-cell office:value-type="float" office:value="75.1667">
            <text:p>75.1667</text:p>
          </table:table-cell>
          <table:table-cell office:value-type="float" office:value="83.5">
            <text:p>83.5</text:p>
          </table:table-cell>
          <table:table-cell office:value-type="float" office:value="85.1667">
            <text:p>85.1667</text:p>
          </table:table-cell>
          <table:table-cell office:value-type="float" office:value="84.6667">
            <text:p>84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3-11T18:00:00">
            <text:p>Fri Mar 11 18:00:00 2022</text:p>
          </table:table-cell>
          <table:table-cell office:value-type="float" office:value="39.5">
            <text:p>39.5</text:p>
          </table:table-cell>
          <table:table-cell office:value-type="float" office:value="46.5">
            <text:p>46.5</text:p>
          </table:table-cell>
          <table:table-cell office:value-type="float" office:value="55.0">
            <text:p>55.0</text:p>
          </table:table-cell>
          <table:table-cell office:value-type="float" office:value="72.1667">
            <text:p>72.1667</text:p>
          </table:table-cell>
          <table:table-cell office:value-type="float" office:value="75.1667">
            <text:p>75.1667</text:p>
          </table:table-cell>
          <table:table-cell office:value-type="float" office:value="83.5">
            <text:p>83.5</text:p>
          </table:table-cell>
          <table:table-cell office:value-type="float" office:value="85.1667">
            <text:p>85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3-13T14:00:00">
            <text:p>Sun Mar 13 14:00:00 2022</text:p>
          </table:table-cell>
          <table:table-cell office:value-type="float" office:value="63.8333">
            <text:p>63.8333</text:p>
          </table:table-cell>
          <table:table-cell office:value-type="float" office:value="68.3333">
            <text:p>68.3333</text:p>
          </table:table-cell>
          <table:table-cell office:value-type="float" office:value="68.0">
            <text:p>68.0</text:p>
          </table:table-cell>
          <table:table-cell office:value-type="float" office:value="66.5">
            <text:p>66.5</text:p>
          </table:table-cell>
          <table:table-cell office:value-type="float" office:value="70.8333">
            <text:p>70.8333</text:p>
          </table:table-cell>
          <table:table-cell office:value-type="float" office:value="69.3333">
            <text:p>69.3333</text:p>
          </table:table-cell>
          <table:table-cell office:value-type="float" office:value="58.6667">
            <text:p>58.6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03-13T15:00:00">
            <text:p>Sun Mar 13 15:00:00 2022</text:p>
          </table:table-cell>
          <table:table-cell office:value-type="float" office:value="59.5">
            <text:p>59.5</text:p>
          </table:table-cell>
          <table:table-cell office:value-type="float" office:value="63.8333">
            <text:p>63.8333</text:p>
          </table:table-cell>
          <table:table-cell office:value-type="float" office:value="68.3333">
            <text:p>68.3333</text:p>
          </table:table-cell>
          <table:table-cell office:value-type="float" office:value="68.0">
            <text:p>68.0</text:p>
          </table:table-cell>
          <table:table-cell office:value-type="float" office:value="66.5">
            <text:p>66.5</text:p>
          </table:table-cell>
          <table:table-cell office:value-type="float" office:value="70.8333">
            <text:p>70.8333</text:p>
          </table:table-cell>
          <table:table-cell office:value-type="float" office:value="69.3333">
            <text:p>69.3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3-14T08:00:00">
            <text:p>Mon Mar 14 08:00:00 2022</text:p>
          </table:table-cell>
          <table:table-cell office:value-type="float" office:value="77.0">
            <text:p>77.0</text:p>
          </table:table-cell>
          <table:table-cell office:value-type="float" office:value="72.5">
            <text:p>72.5</text:p>
          </table:table-cell>
          <table:table-cell office:value-type="float" office:value="64.5">
            <text:p>64.5</text:p>
          </table:table-cell>
          <table:table-cell office:value-type="float" office:value="54.1667">
            <text:p>54.1667</text:p>
          </table:table-cell>
          <table:table-cell office:value-type="float" office:value="48.0">
            <text:p>48.0</text:p>
          </table:table-cell>
          <table:table-cell office:value-type="float" office:value="44.0">
            <text:p>44.0</text:p>
          </table:table-cell>
          <table:table-cell office:value-type="float" office:value="54.3333">
            <text:p>54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14T09:00:00">
            <text:p>Mon Mar 14 09:00:00 2022</text:p>
          </table:table-cell>
          <table:table-cell office:value-type="float" office:value="81.8333">
            <text:p>81.8333</text:p>
          </table:table-cell>
          <table:table-cell office:value-type="float" office:value="77.0">
            <text:p>77.0</text:p>
          </table:table-cell>
          <table:table-cell office:value-type="float" office:value="72.5">
            <text:p>72.5</text:p>
          </table:table-cell>
          <table:table-cell office:value-type="float" office:value="64.5">
            <text:p>64.5</text:p>
          </table:table-cell>
          <table:table-cell office:value-type="float" office:value="54.1667">
            <text:p>54.1667</text:p>
          </table:table-cell>
          <table:table-cell office:value-type="float" office:value="48.0">
            <text:p>48.0</text:p>
          </table:table-cell>
          <table:table-cell office:value-type="float" office:value="44.0">
            <text:p>44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3-14T10:00:00">
            <text:p>Mon Mar 14 10:00:00 2022</text:p>
          </table:table-cell>
          <table:table-cell office:value-type="float" office:value="88.6667">
            <text:p>88.6667</text:p>
          </table:table-cell>
          <table:table-cell office:value-type="float" office:value="81.8333">
            <text:p>81.8333</text:p>
          </table:table-cell>
          <table:table-cell office:value-type="float" office:value="77.0">
            <text:p>77.0</text:p>
          </table:table-cell>
          <table:table-cell office:value-type="float" office:value="72.5">
            <text:p>72.5</text:p>
          </table:table-cell>
          <table:table-cell office:value-type="float" office:value="64.5">
            <text:p>64.5</text:p>
          </table:table-cell>
          <table:table-cell office:value-type="float" office:value="54.1667">
            <text:p>54.1667</text:p>
          </table:table-cell>
          <table:table-cell office:value-type="float" office:value="48.0">
            <text:p>48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3-14T11:00:00">
            <text:p>Mon Mar 14 11:00:00 2022</text:p>
          </table:table-cell>
          <table:table-cell office:value-type="float" office:value="89.1667">
            <text:p>89.1667</text:p>
          </table:table-cell>
          <table:table-cell office:value-type="float" office:value="88.6667">
            <text:p>88.6667</text:p>
          </table:table-cell>
          <table:table-cell office:value-type="float" office:value="81.8333">
            <text:p>81.8333</text:p>
          </table:table-cell>
          <table:table-cell office:value-type="float" office:value="77.0">
            <text:p>77.0</text:p>
          </table:table-cell>
          <table:table-cell office:value-type="float" office:value="72.5">
            <text:p>72.5</text:p>
          </table:table-cell>
          <table:table-cell office:value-type="float" office:value="64.5">
            <text:p>64.5</text:p>
          </table:table-cell>
          <table:table-cell office:value-type="float" office:value="54.1667">
            <text:p>54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3-20T13:00:00">
            <text:p>Sun Mar 20 13:00:00 2022</text:p>
          </table:table-cell>
          <table:table-cell office:value-type="float" office:value="71.6667">
            <text:p>71.6667</text:p>
          </table:table-cell>
          <table:table-cell office:value-type="float" office:value="75.6667">
            <text:p>75.6667</text:p>
          </table:table-cell>
          <table:table-cell office:value-type="float" office:value="80.1667">
            <text:p>80.1667</text:p>
          </table:table-cell>
          <table:table-cell office:value-type="float" office:value="81.3333">
            <text:p>81.3333</text:p>
          </table:table-cell>
          <table:table-cell office:value-type="float" office:value="78.0">
            <text:p>78.0</text:p>
          </table:table-cell>
          <table:table-cell office:value-type="float" office:value="74.5">
            <text:p>74.5</text:p>
          </table:table-cell>
          <table:table-cell office:value-type="float" office:value="69.5">
            <text:p>69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3-20T14:00:00">
            <text:p>Sun Mar 20 14:00:00 2022</text:p>
          </table:table-cell>
          <table:table-cell office:value-type="float" office:value="63.1667">
            <text:p>63.1667</text:p>
          </table:table-cell>
          <table:table-cell office:value-type="float" office:value="71.6667">
            <text:p>71.6667</text:p>
          </table:table-cell>
          <table:table-cell office:value-type="float" office:value="75.6667">
            <text:p>75.6667</text:p>
          </table:table-cell>
          <table:table-cell office:value-type="float" office:value="80.1667">
            <text:p>80.1667</text:p>
          </table:table-cell>
          <table:table-cell office:value-type="float" office:value="81.3333">
            <text:p>81.3333</text:p>
          </table:table-cell>
          <table:table-cell office:value-type="float" office:value="78.0">
            <text:p>78.0</text:p>
          </table:table-cell>
          <table:table-cell office:value-type="float" office:value="74.5">
            <text:p>74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3-21T16:00:00">
            <text:p>Mon Mar 21 16:00:00 2022</text:p>
          </table:table-cell>
          <table:table-cell office:value-type="float" office:value="64.3333">
            <text:p>64.3333</text:p>
          </table:table-cell>
          <table:table-cell office:value-type="float" office:value="69.3333">
            <text:p>69.3333</text:p>
          </table:table-cell>
          <table:table-cell office:value-type="float" office:value="69.1667">
            <text:p>69.1667</text:p>
          </table:table-cell>
          <table:table-cell office:value-type="float" office:value="51.8333">
            <text:p>51.8333</text:p>
          </table:table-cell>
          <table:table-cell office:value-type="float" office:value="50.0">
            <text:p>50.0</text:p>
          </table:table-cell>
          <table:table-cell office:value-type="float" office:value="63.0">
            <text:p>63.0</text:p>
          </table:table-cell>
          <table:table-cell office:value-type="float" office:value="59.8333">
            <text:p>59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3-21T17:00:00">
            <text:p>Mon Mar 21 17:00:00 2022</text:p>
          </table:table-cell>
          <table:table-cell office:value-type="float" office:value="65.0">
            <text:p>65.0</text:p>
          </table:table-cell>
          <table:table-cell office:value-type="float" office:value="64.3333">
            <text:p>64.3333</text:p>
          </table:table-cell>
          <table:table-cell office:value-type="float" office:value="69.3333">
            <text:p>69.3333</text:p>
          </table:table-cell>
          <table:table-cell office:value-type="float" office:value="69.1667">
            <text:p>69.1667</text:p>
          </table:table-cell>
          <table:table-cell office:value-type="float" office:value="51.8333">
            <text:p>51.8333</text:p>
          </table:table-cell>
          <table:table-cell office:value-type="float" office:value="50.0">
            <text:p>50.0</text:p>
          </table:table-cell>
          <table:table-cell office:value-type="float" office:value="63.0">
            <text:p>63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22T15:00:00">
            <text:p>Tue Mar 22 15:00:00 2022</text:p>
          </table:table-cell>
          <table:table-cell office:value-type="float" office:value="72.6667">
            <text:p>72.6667</text:p>
          </table:table-cell>
          <table:table-cell office:value-type="float" office:value="67.3333">
            <text:p>67.3333</text:p>
          </table:table-cell>
          <table:table-cell office:value-type="float" office:value="66.8333">
            <text:p>66.8333</text:p>
          </table:table-cell>
          <table:table-cell office:value-type="float" office:value="67.8333">
            <text:p>67.8333</text:p>
          </table:table-cell>
          <table:table-cell office:value-type="float" office:value="66.8333">
            <text:p>66.8333</text:p>
          </table:table-cell>
          <table:table-cell office:value-type="float" office:value="62.6667">
            <text:p>62.6667</text:p>
          </table:table-cell>
          <table:table-cell office:value-type="float" office:value="53.1667">
            <text:p>53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3-22T16:00:00">
            <text:p>Tue Mar 22 16:00:00 2022</text:p>
          </table:table-cell>
          <table:table-cell office:value-type="float" office:value="69.8333">
            <text:p>69.8333</text:p>
          </table:table-cell>
          <table:table-cell office:value-type="float" office:value="72.6667">
            <text:p>72.6667</text:p>
          </table:table-cell>
          <table:table-cell office:value-type="float" office:value="67.3333">
            <text:p>67.3333</text:p>
          </table:table-cell>
          <table:table-cell office:value-type="float" office:value="66.8333">
            <text:p>66.8333</text:p>
          </table:table-cell>
          <table:table-cell office:value-type="float" office:value="67.8333">
            <text:p>67.8333</text:p>
          </table:table-cell>
          <table:table-cell office:value-type="float" office:value="66.8333">
            <text:p>66.8333</text:p>
          </table:table-cell>
          <table:table-cell office:value-type="float" office:value="62.6667">
            <text:p>62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3-22T17:00:00">
            <text:p>Tue Mar 22 17:00:00 2022</text:p>
          </table:table-cell>
          <table:table-cell office:value-type="float" office:value="66.8333">
            <text:p>66.8333</text:p>
          </table:table-cell>
          <table:table-cell office:value-type="float" office:value="69.8333">
            <text:p>69.8333</text:p>
          </table:table-cell>
          <table:table-cell office:value-type="float" office:value="72.6667">
            <text:p>72.6667</text:p>
          </table:table-cell>
          <table:table-cell office:value-type="float" office:value="67.3333">
            <text:p>67.3333</text:p>
          </table:table-cell>
          <table:table-cell office:value-type="float" office:value="66.8333">
            <text:p>66.8333</text:p>
          </table:table-cell>
          <table:table-cell office:value-type="float" office:value="67.8333">
            <text:p>67.8333</text:p>
          </table:table-cell>
          <table:table-cell office:value-type="float" office:value="66.8333">
            <text:p>66.8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3-22T18:00:00">
            <text:p>Tue Mar 22 18:00:00 2022</text:p>
          </table:table-cell>
          <table:table-cell office:value-type="float" office:value="60.0">
            <text:p>60.0</text:p>
          </table:table-cell>
          <table:table-cell office:value-type="float" office:value="66.8333">
            <text:p>66.8333</text:p>
          </table:table-cell>
          <table:table-cell office:value-type="float" office:value="69.8333">
            <text:p>69.8333</text:p>
          </table:table-cell>
          <table:table-cell office:value-type="float" office:value="72.6667">
            <text:p>72.6667</text:p>
          </table:table-cell>
          <table:table-cell office:value-type="float" office:value="67.3333">
            <text:p>67.3333</text:p>
          </table:table-cell>
          <table:table-cell office:value-type="float" office:value="66.8333">
            <text:p>66.8333</text:p>
          </table:table-cell>
          <table:table-cell office:value-type="float" office:value="67.8333">
            <text:p>67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3-22T19:00:00">
            <text:p>Tue Mar 22 19:00:00 2022</text:p>
          </table:table-cell>
          <table:table-cell office:value-type="float" office:value="61.3333">
            <text:p>61.3333</text:p>
          </table:table-cell>
          <table:table-cell office:value-type="float" office:value="60.0">
            <text:p>60.0</text:p>
          </table:table-cell>
          <table:table-cell office:value-type="float" office:value="66.8333">
            <text:p>66.8333</text:p>
          </table:table-cell>
          <table:table-cell office:value-type="float" office:value="69.8333">
            <text:p>69.8333</text:p>
          </table:table-cell>
          <table:table-cell office:value-type="float" office:value="72.6667">
            <text:p>72.6667</text:p>
          </table:table-cell>
          <table:table-cell office:value-type="float" office:value="67.3333">
            <text:p>67.3333</text:p>
          </table:table-cell>
          <table:table-cell office:value-type="float" office:value="66.8333">
            <text:p>66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3-22T20:00:00">
            <text:p>Tue Mar 22 20:00:00 2022</text:p>
          </table:table-cell>
          <table:table-cell office:value-type="float" office:value="47.5">
            <text:p>47.5</text:p>
          </table:table-cell>
          <table:table-cell office:value-type="float" office:value="61.3333">
            <text:p>61.3333</text:p>
          </table:table-cell>
          <table:table-cell office:value-type="float" office:value="60.0">
            <text:p>60.0</text:p>
          </table:table-cell>
          <table:table-cell office:value-type="float" office:value="66.8333">
            <text:p>66.8333</text:p>
          </table:table-cell>
          <table:table-cell office:value-type="float" office:value="69.8333">
            <text:p>69.8333</text:p>
          </table:table-cell>
          <table:table-cell office:value-type="float" office:value="72.6667">
            <text:p>72.6667</text:p>
          </table:table-cell>
          <table:table-cell office:value-type="float" office:value="67.3333">
            <text:p>67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3-23T11:00:00">
            <text:p>Wed Mar 23 11:00:00 2022</text:p>
          </table:table-cell>
          <table:table-cell office:value-type="float" office:value="67.8333">
            <text:p>67.8333</text:p>
          </table:table-cell>
          <table:table-cell office:value-type="float" office:value="71.3333">
            <text:p>71.3333</text:p>
          </table:table-cell>
          <table:table-cell office:value-type="float" office:value="67.3333">
            <text:p>67.3333</text:p>
          </table:table-cell>
          <table:table-cell office:value-type="float" office:value="66.5">
            <text:p>66.5</text:p>
          </table:table-cell>
          <table:table-cell office:value-type="float" office:value="6.8333">
            <text:p>6.8333</text:p>
          </table:table-cell>
          <table:table-cell office:value-type="float" office:value="19.3333">
            <text:p>19.3333</text:p>
          </table:table-cell>
          <table:table-cell office:value-type="float" office:value="29.1667">
            <text:p>29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3-24T05:00:00">
            <text:p>Thu Mar 24 05:00:00 2022</text:p>
          </table:table-cell>
          <table:table-cell office:value-type="float" office:value="43.3333">
            <text:p>43.3333</text:p>
          </table:table-cell>
          <table:table-cell office:value-type="float" office:value="46.3333">
            <text:p>46.3333</text:p>
          </table:table-cell>
          <table:table-cell office:value-type="float" office:value="46.8333">
            <text:p>46.8333</text:p>
          </table:table-cell>
          <table:table-cell office:value-type="float" office:value="61.3333">
            <text:p>61.3333</text:p>
          </table:table-cell>
          <table:table-cell office:value-type="float" office:value="62.5">
            <text:p>62.5</text:p>
          </table:table-cell>
          <table:table-cell office:value-type="float" office:value="60.5">
            <text:p>60.5</text:p>
          </table:table-cell>
          <table:table-cell office:value-type="float" office:value="65.6667">
            <text:p>65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3-24T06:00:00">
            <text:p>Thu Mar 24 06:00:00 2022</text:p>
          </table:table-cell>
          <table:table-cell office:value-type="float" office:value="47.0">
            <text:p>47.0</text:p>
          </table:table-cell>
          <table:table-cell office:value-type="float" office:value="43.3333">
            <text:p>43.3333</text:p>
          </table:table-cell>
          <table:table-cell office:value-type="float" office:value="46.3333">
            <text:p>46.3333</text:p>
          </table:table-cell>
          <table:table-cell office:value-type="float" office:value="46.8333">
            <text:p>46.8333</text:p>
          </table:table-cell>
          <table:table-cell office:value-type="float" office:value="61.3333">
            <text:p>61.3333</text:p>
          </table:table-cell>
          <table:table-cell office:value-type="float" office:value="62.5">
            <text:p>62.5</text:p>
          </table:table-cell>
          <table:table-cell office:value-type="float" office:value="60.5">
            <text:p>60.5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3-24T07:00:00">
            <text:p>Thu Mar 24 07:00:00 2022</text:p>
          </table:table-cell>
          <table:table-cell office:value-type="float" office:value="47.0">
            <text:p>47.0</text:p>
          </table:table-cell>
          <table:table-cell office:value-type="float" office:value="47.0">
            <text:p>47.0</text:p>
          </table:table-cell>
          <table:table-cell office:value-type="float" office:value="43.3333">
            <text:p>43.3333</text:p>
          </table:table-cell>
          <table:table-cell office:value-type="float" office:value="46.3333">
            <text:p>46.3333</text:p>
          </table:table-cell>
          <table:table-cell office:value-type="float" office:value="46.8333">
            <text:p>46.8333</text:p>
          </table:table-cell>
          <table:table-cell office:value-type="float" office:value="61.3333">
            <text:p>61.3333</text:p>
          </table:table-cell>
          <table:table-cell office:value-type="float" office:value="62.5">
            <text:p>62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3-24T08:00:00">
            <text:p>Thu Mar 24 08:00:00 2022</text:p>
          </table:table-cell>
          <table:table-cell office:value-type="float" office:value="61.6667">
            <text:p>61.6667</text:p>
          </table:table-cell>
          <table:table-cell office:value-type="float" office:value="47.0">
            <text:p>47.0</text:p>
          </table:table-cell>
          <table:table-cell office:value-type="float" office:value="47.0">
            <text:p>47.0</text:p>
          </table:table-cell>
          <table:table-cell office:value-type="float" office:value="43.3333">
            <text:p>43.3333</text:p>
          </table:table-cell>
          <table:table-cell office:value-type="float" office:value="46.3333">
            <text:p>46.3333</text:p>
          </table:table-cell>
          <table:table-cell office:value-type="float" office:value="46.8333">
            <text:p>46.8333</text:p>
          </table:table-cell>
          <table:table-cell office:value-type="float" office:value="61.3333">
            <text:p>61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3-25T04:00:00">
            <text:p>Fri Mar 25 04:00:00 2022</text:p>
          </table:table-cell>
          <table:table-cell office:value-type="float" office:value="56.5">
            <text:p>56.5</text:p>
          </table:table-cell>
          <table:table-cell office:value-type="float" office:value="54.8333">
            <text:p>54.8333</text:p>
          </table:table-cell>
          <table:table-cell office:value-type="float" office:value="56.0">
            <text:p>56.0</text:p>
          </table:table-cell>
          <table:table-cell office:value-type="float" office:value="78.3333">
            <text:p>78.3333</text:p>
          </table:table-cell>
          <table:table-cell office:value-type="float" office:value="78.1667">
            <text:p>78.1667</text:p>
          </table:table-cell>
          <table:table-cell office:value-type="float" office:value="65.5">
            <text:p>65.5</text:p>
          </table:table-cell>
          <table:table-cell office:value-type="float" office:value="65.5">
            <text:p>65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3-25T05:00:00">
            <text:p>Fri Mar 25 05:00:00 2022</text:p>
          </table:table-cell>
          <table:table-cell office:value-type="float" office:value="60.5">
            <text:p>60.5</text:p>
          </table:table-cell>
          <table:table-cell office:value-type="float" office:value="56.5">
            <text:p>56.5</text:p>
          </table:table-cell>
          <table:table-cell office:value-type="float" office:value="54.8333">
            <text:p>54.8333</text:p>
          </table:table-cell>
          <table:table-cell office:value-type="float" office:value="56.0">
            <text:p>56.0</text:p>
          </table:table-cell>
          <table:table-cell office:value-type="float" office:value="78.3333">
            <text:p>78.3333</text:p>
          </table:table-cell>
          <table:table-cell office:value-type="float" office:value="78.1667">
            <text:p>78.1667</text:p>
          </table:table-cell>
          <table:table-cell office:value-type="float" office:value="65.5">
            <text:p>65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3-25T06:00:00">
            <text:p>Fri Mar 25 06:00:00 2022</text:p>
          </table:table-cell>
          <table:table-cell office:value-type="float" office:value="55.1667">
            <text:p>55.1667</text:p>
          </table:table-cell>
          <table:table-cell office:value-type="float" office:value="60.5">
            <text:p>60.5</text:p>
          </table:table-cell>
          <table:table-cell office:value-type="float" office:value="56.5">
            <text:p>56.5</text:p>
          </table:table-cell>
          <table:table-cell office:value-type="float" office:value="54.8333">
            <text:p>54.8333</text:p>
          </table:table-cell>
          <table:table-cell office:value-type="float" office:value="56.0">
            <text:p>56.0</text:p>
          </table:table-cell>
          <table:table-cell office:value-type="float" office:value="78.3333">
            <text:p>78.3333</text:p>
          </table:table-cell>
          <table:table-cell office:value-type="float" office:value="78.1667">
            <text:p>78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3-25T07:00:00">
            <text:p>Fri Mar 25 07:00:00 2022</text:p>
          </table:table-cell>
          <table:table-cell office:value-type="float" office:value="53.5">
            <text:p>53.5</text:p>
          </table:table-cell>
          <table:table-cell office:value-type="float" office:value="55.1667">
            <text:p>55.1667</text:p>
          </table:table-cell>
          <table:table-cell office:value-type="float" office:value="60.5">
            <text:p>60.5</text:p>
          </table:table-cell>
          <table:table-cell office:value-type="float" office:value="56.5">
            <text:p>56.5</text:p>
          </table:table-cell>
          <table:table-cell office:value-type="float" office:value="54.8333">
            <text:p>54.8333</text:p>
          </table:table-cell>
          <table:table-cell office:value-type="float" office:value="56.0">
            <text:p>56.0</text:p>
          </table:table-cell>
          <table:table-cell office:value-type="float" office:value="78.3333">
            <text:p>78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3-25T08:00:00">
            <text:p>Fri Mar 25 08:00:00 2022</text:p>
          </table:table-cell>
          <table:table-cell office:value-type="float" office:value="36.8333">
            <text:p>36.8333</text:p>
          </table:table-cell>
          <table:table-cell office:value-type="float" office:value="53.5">
            <text:p>53.5</text:p>
          </table:table-cell>
          <table:table-cell office:value-type="float" office:value="55.1667">
            <text:p>55.1667</text:p>
          </table:table-cell>
          <table:table-cell office:value-type="float" office:value="60.5">
            <text:p>60.5</text:p>
          </table:table-cell>
          <table:table-cell office:value-type="float" office:value="56.5">
            <text:p>56.5</text:p>
          </table:table-cell>
          <table:table-cell office:value-type="float" office:value="54.8333">
            <text:p>54.8333</text:p>
          </table:table-cell>
          <table:table-cell office:value-type="float" office:value="56.0">
            <text:p>56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25T09:00:00">
            <text:p>Fri Mar 25 09:00:00 2022</text:p>
          </table:table-cell>
          <table:table-cell office:value-type="float" office:value="45.3333">
            <text:p>45.3333</text:p>
          </table:table-cell>
          <table:table-cell office:value-type="float" office:value="36.8333">
            <text:p>36.8333</text:p>
          </table:table-cell>
          <table:table-cell office:value-type="float" office:value="53.5">
            <text:p>53.5</text:p>
          </table:table-cell>
          <table:table-cell office:value-type="float" office:value="55.1667">
            <text:p>55.1667</text:p>
          </table:table-cell>
          <table:table-cell office:value-type="float" office:value="60.5">
            <text:p>60.5</text:p>
          </table:table-cell>
          <table:table-cell office:value-type="float" office:value="56.5">
            <text:p>56.5</text:p>
          </table:table-cell>
          <table:table-cell office:value-type="float" office:value="54.8333">
            <text:p>54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3-26T07:00:00">
            <text:p>Sat Mar 26 07:00:00 2022</text:p>
          </table:table-cell>
          <table:table-cell office:value-type="float" office:value="69.5">
            <text:p>69.5</text:p>
          </table:table-cell>
          <table:table-cell office:value-type="float" office:value="69.8333">
            <text:p>69.8333</text:p>
          </table:table-cell>
          <table:table-cell office:value-type="float" office:value="62.0">
            <text:p>62.0</text:p>
          </table:table-cell>
          <table:table-cell office:value-type="float" office:value="53.0">
            <text:p>53.0</text:p>
          </table:table-cell>
          <table:table-cell office:value-type="float" office:value="52.1667">
            <text:p>52.1667</text:p>
          </table:table-cell>
          <table:table-cell office:value-type="float" office:value="61.3333">
            <text:p>61.3333</text:p>
          </table:table-cell>
          <table:table-cell office:value-type="float" office:value="67.3333">
            <text:p>67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3-26T08:00:00">
            <text:p>Sat Mar 26 08:00:00 2022</text:p>
          </table:table-cell>
          <table:table-cell office:value-type="float" office:value="72.3333">
            <text:p>72.3333</text:p>
          </table:table-cell>
          <table:table-cell office:value-type="float" office:value="69.5">
            <text:p>69.5</text:p>
          </table:table-cell>
          <table:table-cell office:value-type="float" office:value="69.8333">
            <text:p>69.8333</text:p>
          </table:table-cell>
          <table:table-cell office:value-type="float" office:value="62.0">
            <text:p>62.0</text:p>
          </table:table-cell>
          <table:table-cell office:value-type="float" office:value="53.0">
            <text:p>53.0</text:p>
          </table:table-cell>
          <table:table-cell office:value-type="float" office:value="52.1667">
            <text:p>52.1667</text:p>
          </table:table-cell>
          <table:table-cell office:value-type="float" office:value="61.3333">
            <text:p>61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3-26T11:00:00">
            <text:p>Sat Mar 26 11:00:00 2022</text:p>
          </table:table-cell>
          <table:table-cell office:value-type="float" office:value="45.3333">
            <text:p>45.3333</text:p>
          </table:table-cell>
          <table:table-cell office:value-type="float" office:value="50.8333">
            <text:p>50.8333</text:p>
          </table:table-cell>
          <table:table-cell office:value-type="float" office:value="66.8333">
            <text:p>66.8333</text:p>
          </table:table-cell>
          <table:table-cell office:value-type="float" office:value="72.3333">
            <text:p>72.3333</text:p>
          </table:table-cell>
          <table:table-cell office:value-type="float" office:value="69.5">
            <text:p>69.5</text:p>
          </table:table-cell>
          <table:table-cell office:value-type="float" office:value="69.8333">
            <text:p>69.8333</text:p>
          </table:table-cell>
          <table:table-cell office:value-type="float" office:value="62.0">
            <text:p>62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3-26T12:00:00">
            <text:p>Sat Mar 26 12:00:00 2022</text:p>
          </table:table-cell>
          <table:table-cell office:value-type="float" office:value="33.8333">
            <text:p>33.8333</text:p>
          </table:table-cell>
          <table:table-cell office:value-type="float" office:value="45.3333">
            <text:p>45.3333</text:p>
          </table:table-cell>
          <table:table-cell office:value-type="float" office:value="50.8333">
            <text:p>50.8333</text:p>
          </table:table-cell>
          <table:table-cell office:value-type="float" office:value="66.8333">
            <text:p>66.8333</text:p>
          </table:table-cell>
          <table:table-cell office:value-type="float" office:value="72.3333">
            <text:p>72.3333</text:p>
          </table:table-cell>
          <table:table-cell office:value-type="float" office:value="69.5">
            <text:p>69.5</text:p>
          </table:table-cell>
          <table:table-cell office:value-type="float" office:value="69.8333">
            <text:p>69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3-26T13:00:00">
            <text:p>Sat Mar 26 13:00:00 2022</text:p>
          </table:table-cell>
          <table:table-cell office:value-type="float" office:value="47.3333">
            <text:p>47.3333</text:p>
          </table:table-cell>
          <table:table-cell office:value-type="float" office:value="33.8333">
            <text:p>33.8333</text:p>
          </table:table-cell>
          <table:table-cell office:value-type="float" office:value="45.3333">
            <text:p>45.3333</text:p>
          </table:table-cell>
          <table:table-cell office:value-type="float" office:value="50.8333">
            <text:p>50.8333</text:p>
          </table:table-cell>
          <table:table-cell office:value-type="float" office:value="66.8333">
            <text:p>66.8333</text:p>
          </table:table-cell>
          <table:table-cell office:value-type="float" office:value="72.3333">
            <text:p>72.3333</text:p>
          </table:table-cell>
          <table:table-cell office:value-type="float" office:value="69.5">
            <text:p>69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3-26T14:00:00">
            <text:p>Sat Mar 26 14:00:00 2022</text:p>
          </table:table-cell>
          <table:table-cell office:value-type="float" office:value="38.8333">
            <text:p>38.8333</text:p>
          </table:table-cell>
          <table:table-cell office:value-type="float" office:value="47.3333">
            <text:p>47.3333</text:p>
          </table:table-cell>
          <table:table-cell office:value-type="float" office:value="33.8333">
            <text:p>33.8333</text:p>
          </table:table-cell>
          <table:table-cell office:value-type="float" office:value="45.3333">
            <text:p>45.3333</text:p>
          </table:table-cell>
          <table:table-cell office:value-type="float" office:value="50.8333">
            <text:p>50.8333</text:p>
          </table:table-cell>
          <table:table-cell office:value-type="float" office:value="66.8333">
            <text:p>66.8333</text:p>
          </table:table-cell>
          <table:table-cell office:value-type="float" office:value="72.3333">
            <text:p>72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3-26T15:00:00">
            <text:p>Sat Mar 26 15:00:00 2022</text:p>
          </table:table-cell>
          <table:table-cell office:value-type="float" office:value="43.1667">
            <text:p>43.1667</text:p>
          </table:table-cell>
          <table:table-cell office:value-type="float" office:value="38.8333">
            <text:p>38.8333</text:p>
          </table:table-cell>
          <table:table-cell office:value-type="float" office:value="47.3333">
            <text:p>47.3333</text:p>
          </table:table-cell>
          <table:table-cell office:value-type="float" office:value="33.8333">
            <text:p>33.8333</text:p>
          </table:table-cell>
          <table:table-cell office:value-type="float" office:value="45.3333">
            <text:p>45.3333</text:p>
          </table:table-cell>
          <table:table-cell office:value-type="float" office:value="50.8333">
            <text:p>50.8333</text:p>
          </table:table-cell>
          <table:table-cell office:value-type="float" office:value="66.8333">
            <text:p>66.8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3-27T11:00:00">
            <text:p>Sun Mar 27 11:00:00 2022</text:p>
          </table:table-cell>
          <table:table-cell office:value-type="float" office:value="80.8333">
            <text:p>80.8333</text:p>
          </table:table-cell>
          <table:table-cell office:value-type="float" office:value="78.0">
            <text:p>78.0</text:p>
          </table:table-cell>
          <table:table-cell office:value-type="float" office:value="74.5">
            <text:p>74.5</text:p>
          </table:table-cell>
          <table:table-cell office:value-type="float" office:value="67.8333">
            <text:p>67.8333</text:p>
          </table:table-cell>
          <table:table-cell office:value-type="float" office:value="53.1667">
            <text:p>53.1667</text:p>
          </table:table-cell>
          <table:table-cell office:value-type="float" office:value="48.0">
            <text:p>48.0</text:p>
          </table:table-cell>
          <table:table-cell office:value-type="float" office:value="29.3333">
            <text:p>29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27T12:00:00">
            <text:p>Sun Mar 27 12:00:00 2022</text:p>
          </table:table-cell>
          <table:table-cell office:value-type="float" office:value="78.6667">
            <text:p>78.6667</text:p>
          </table:table-cell>
          <table:table-cell office:value-type="float" office:value="80.8333">
            <text:p>80.8333</text:p>
          </table:table-cell>
          <table:table-cell office:value-type="float" office:value="78.0">
            <text:p>78.0</text:p>
          </table:table-cell>
          <table:table-cell office:value-type="float" office:value="74.5">
            <text:p>74.5</text:p>
          </table:table-cell>
          <table:table-cell office:value-type="float" office:value="67.8333">
            <text:p>67.8333</text:p>
          </table:table-cell>
          <table:table-cell office:value-type="float" office:value="53.1667">
            <text:p>53.1667</text:p>
          </table:table-cell>
          <table:table-cell office:value-type="float" office:value="48.0">
            <text:p>48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3-27T13:00:00">
            <text:p>Sun Mar 27 13:00:00 2022</text:p>
          </table:table-cell>
          <table:table-cell office:value-type="float" office:value="76.6667">
            <text:p>76.6667</text:p>
          </table:table-cell>
          <table:table-cell office:value-type="float" office:value="78.6667">
            <text:p>78.6667</text:p>
          </table:table-cell>
          <table:table-cell office:value-type="float" office:value="80.8333">
            <text:p>80.8333</text:p>
          </table:table-cell>
          <table:table-cell office:value-type="float" office:value="78.0">
            <text:p>78.0</text:p>
          </table:table-cell>
          <table:table-cell office:value-type="float" office:value="74.5">
            <text:p>74.5</text:p>
          </table:table-cell>
          <table:table-cell office:value-type="float" office:value="67.8333">
            <text:p>67.8333</text:p>
          </table:table-cell>
          <table:table-cell office:value-type="float" office:value="53.1667">
            <text:p>53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3-27T14:00:00">
            <text:p>Sun Mar 27 14:00:00 2022</text:p>
          </table:table-cell>
          <table:table-cell office:value-type="float" office:value="75.3333">
            <text:p>75.3333</text:p>
          </table:table-cell>
          <table:table-cell office:value-type="float" office:value="76.6667">
            <text:p>76.6667</text:p>
          </table:table-cell>
          <table:table-cell office:value-type="float" office:value="78.6667">
            <text:p>78.6667</text:p>
          </table:table-cell>
          <table:table-cell office:value-type="float" office:value="80.8333">
            <text:p>80.8333</text:p>
          </table:table-cell>
          <table:table-cell office:value-type="float" office:value="78.0">
            <text:p>78.0</text:p>
          </table:table-cell>
          <table:table-cell office:value-type="float" office:value="74.5">
            <text:p>74.5</text:p>
          </table:table-cell>
          <table:table-cell office:value-type="float" office:value="67.8333">
            <text:p>67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3-27T15:00:00">
            <text:p>Sun Mar 27 15:00:00 2022</text:p>
          </table:table-cell>
          <table:table-cell office:value-type="float" office:value="62.0">
            <text:p>62.0</text:p>
          </table:table-cell>
          <table:table-cell office:value-type="float" office:value="75.3333">
            <text:p>75.3333</text:p>
          </table:table-cell>
          <table:table-cell office:value-type="float" office:value="76.6667">
            <text:p>76.6667</text:p>
          </table:table-cell>
          <table:table-cell office:value-type="float" office:value="78.6667">
            <text:p>78.6667</text:p>
          </table:table-cell>
          <table:table-cell office:value-type="float" office:value="80.8333">
            <text:p>80.8333</text:p>
          </table:table-cell>
          <table:table-cell office:value-type="float" office:value="78.0">
            <text:p>78.0</text:p>
          </table:table-cell>
          <table:table-cell office:value-type="float" office:value="74.5">
            <text:p>74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3-28T12:00:00">
            <text:p>Mon Mar 28 12:00:00 2022</text:p>
          </table:table-cell>
          <table:table-cell office:value-type="float" office:value="73.8333">
            <text:p>73.8333</text:p>
          </table:table-cell>
          <table:table-cell office:value-type="float" office:value="75.0">
            <text:p>75.0</text:p>
          </table:table-cell>
          <table:table-cell office:value-type="float" office:value="74.5">
            <text:p>74.5</text:p>
          </table:table-cell>
          <table:table-cell office:value-type="float" office:value="73.5">
            <text:p>73.5</text:p>
          </table:table-cell>
          <table:table-cell office:value-type="float" office:value="69.0">
            <text:p>69.0</text:p>
          </table:table-cell>
          <table:table-cell office:value-type="float" office:value="56.6667">
            <text:p>56.6667</text:p>
          </table:table-cell>
          <table:table-cell office:value-type="float" office:value="58.5">
            <text:p>58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3-28T13:00:00">
            <text:p>Mon Mar 28 13:00:00 2022</text:p>
          </table:table-cell>
          <table:table-cell office:value-type="float" office:value="70.5">
            <text:p>70.5</text:p>
          </table:table-cell>
          <table:table-cell office:value-type="float" office:value="73.8333">
            <text:p>73.8333</text:p>
          </table:table-cell>
          <table:table-cell office:value-type="float" office:value="75.0">
            <text:p>75.0</text:p>
          </table:table-cell>
          <table:table-cell office:value-type="float" office:value="74.5">
            <text:p>74.5</text:p>
          </table:table-cell>
          <table:table-cell office:value-type="float" office:value="73.5">
            <text:p>73.5</text:p>
          </table:table-cell>
          <table:table-cell office:value-type="float" office:value="69.0">
            <text:p>69.0</text:p>
          </table:table-cell>
          <table:table-cell office:value-type="float" office:value="56.6667">
            <text:p>56.6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3-28T14:00:00">
            <text:p>Mon Mar 28 14:00:00 2022</text:p>
          </table:table-cell>
          <table:table-cell office:value-type="float" office:value="68.6667">
            <text:p>68.6667</text:p>
          </table:table-cell>
          <table:table-cell office:value-type="float" office:value="70.5">
            <text:p>70.5</text:p>
          </table:table-cell>
          <table:table-cell office:value-type="float" office:value="73.8333">
            <text:p>73.8333</text:p>
          </table:table-cell>
          <table:table-cell office:value-type="float" office:value="75.0">
            <text:p>75.0</text:p>
          </table:table-cell>
          <table:table-cell office:value-type="float" office:value="74.5">
            <text:p>74.5</text:p>
          </table:table-cell>
          <table:table-cell office:value-type="float" office:value="73.5">
            <text:p>73.5</text:p>
          </table:table-cell>
          <table:table-cell office:value-type="float" office:value="69.0">
            <text:p>69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3-28T15:00:00">
            <text:p>Mon Mar 28 15:00:00 2022</text:p>
          </table:table-cell>
          <table:table-cell office:value-type="float" office:value="61.1667">
            <text:p>61.1667</text:p>
          </table:table-cell>
          <table:table-cell office:value-type="float" office:value="68.6667">
            <text:p>68.6667</text:p>
          </table:table-cell>
          <table:table-cell office:value-type="float" office:value="70.5">
            <text:p>70.5</text:p>
          </table:table-cell>
          <table:table-cell office:value-type="float" office:value="73.8333">
            <text:p>73.8333</text:p>
          </table:table-cell>
          <table:table-cell office:value-type="float" office:value="75.0">
            <text:p>75.0</text:p>
          </table:table-cell>
          <table:table-cell office:value-type="float" office:value="74.5">
            <text:p>74.5</text:p>
          </table:table-cell>
          <table:table-cell office:value-type="float" office:value="73.5">
            <text:p>73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28T16:00:00">
            <text:p>Mon Mar 28 16:00:00 2022</text:p>
          </table:table-cell>
          <table:table-cell office:value-type="float" office:value="51.1667">
            <text:p>51.1667</text:p>
          </table:table-cell>
          <table:table-cell office:value-type="float" office:value="61.1667">
            <text:p>61.1667</text:p>
          </table:table-cell>
          <table:table-cell office:value-type="float" office:value="68.6667">
            <text:p>68.6667</text:p>
          </table:table-cell>
          <table:table-cell office:value-type="float" office:value="70.5">
            <text:p>70.5</text:p>
          </table:table-cell>
          <table:table-cell office:value-type="float" office:value="73.8333">
            <text:p>73.8333</text:p>
          </table:table-cell>
          <table:table-cell office:value-type="float" office:value="75.0">
            <text:p>75.0</text:p>
          </table:table-cell>
          <table:table-cell office:value-type="float" office:value="74.5">
            <text:p>74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3-29T15:00:00">
            <text:p>Tue Mar 29 15:00:00 2022</text:p>
          </table:table-cell>
          <table:table-cell office:value-type="float" office:value="41.0">
            <text:p>41.0</text:p>
          </table:table-cell>
          <table:table-cell office:value-type="float" office:value="51.5">
            <text:p>51.5</text:p>
          </table:table-cell>
          <table:table-cell office:value-type="float" office:value="52.1667">
            <text:p>52.1667</text:p>
          </table:table-cell>
          <table:table-cell office:value-type="float" office:value="54.6667">
            <text:p>54.6667</text:p>
          </table:table-cell>
          <table:table-cell office:value-type="float" office:value="55.5">
            <text:p>55.5</text:p>
          </table:table-cell>
          <table:table-cell office:value-type="float" office:value="65.6667">
            <text:p>65.6667</text:p>
          </table:table-cell>
          <table:table-cell office:value-type="float" office:value="61.3333">
            <text:p>61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3-29T16:00:00">
            <text:p>Tue Mar 29 16:00:00 2022</text:p>
          </table:table-cell>
          <table:table-cell office:value-type="float" office:value="35.5">
            <text:p>35.5</text:p>
          </table:table-cell>
          <table:table-cell office:value-type="float" office:value="41.0">
            <text:p>41.0</text:p>
          </table:table-cell>
          <table:table-cell office:value-type="float" office:value="51.5">
            <text:p>51.5</text:p>
          </table:table-cell>
          <table:table-cell office:value-type="float" office:value="52.1667">
            <text:p>52.1667</text:p>
          </table:table-cell>
          <table:table-cell office:value-type="float" office:value="54.6667">
            <text:p>54.6667</text:p>
          </table:table-cell>
          <table:table-cell office:value-type="float" office:value="55.5">
            <text:p>55.5</text:p>
          </table:table-cell>
          <table:table-cell office:value-type="float" office:value="65.6667">
            <text:p>65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3-29T17:00:00">
            <text:p>Tue Mar 29 17:00:00 2022</text:p>
          </table:table-cell>
          <table:table-cell office:value-type="float" office:value="24.8333">
            <text:p>24.8333</text:p>
          </table:table-cell>
          <table:table-cell office:value-type="float" office:value="35.5">
            <text:p>35.5</text:p>
          </table:table-cell>
          <table:table-cell office:value-type="float" office:value="41.0">
            <text:p>41.0</text:p>
          </table:table-cell>
          <table:table-cell office:value-type="float" office:value="51.5">
            <text:p>51.5</text:p>
          </table:table-cell>
          <table:table-cell office:value-type="float" office:value="52.1667">
            <text:p>52.1667</text:p>
          </table:table-cell>
          <table:table-cell office:value-type="float" office:value="54.6667">
            <text:p>54.6667</text:p>
          </table:table-cell>
          <table:table-cell office:value-type="float" office:value="55.5">
            <text:p>55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3-29T18:00:00">
            <text:p>Tue Mar 29 18:00:00 2022</text:p>
          </table:table-cell>
          <table:table-cell office:value-type="float" office:value="24.3333">
            <text:p>24.3333</text:p>
          </table:table-cell>
          <table:table-cell office:value-type="float" office:value="24.8333">
            <text:p>24.8333</text:p>
          </table:table-cell>
          <table:table-cell office:value-type="float" office:value="35.5">
            <text:p>35.5</text:p>
          </table:table-cell>
          <table:table-cell office:value-type="float" office:value="41.0">
            <text:p>41.0</text:p>
          </table:table-cell>
          <table:table-cell office:value-type="float" office:value="51.5">
            <text:p>51.5</text:p>
          </table:table-cell>
          <table:table-cell office:value-type="float" office:value="52.1667">
            <text:p>52.1667</text:p>
          </table:table-cell>
          <table:table-cell office:value-type="float" office:value="54.6667">
            <text:p>54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3-30T14:00:00">
            <text:p>Wed Mar 30 14:00:00 2022</text:p>
          </table:table-cell>
          <table:table-cell office:value-type="float" office:value="56.3333">
            <text:p>56.3333</text:p>
          </table:table-cell>
          <table:table-cell office:value-type="float" office:value="63.1667">
            <text:p>63.166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73.3333">
            <text:p>73.3333</text:p>
          </table:table-cell>
          <table:table-cell office:value-type="float" office:value="71.8333">
            <text:p>71.8333</text:p>
          </table:table-cell>
          <table:table-cell office:value-type="float" office:value="53.5">
            <text:p>53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3-30T15:00:00">
            <text:p>Wed Mar 30 15:00:00 2022</text:p>
          </table:table-cell>
          <table:table-cell office:value-type="float" office:value="56.1667">
            <text:p>56.1667</text:p>
          </table:table-cell>
          <table:table-cell office:value-type="float" office:value="56.3333">
            <text:p>56.3333</text:p>
          </table:table-cell>
          <table:table-cell office:value-type="float" office:value="63.1667">
            <text:p>63.166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73.3333">
            <text:p>73.3333</text:p>
          </table:table-cell>
          <table:table-cell office:value-type="float" office:value="71.8333">
            <text:p>71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3-30T16:00:00">
            <text:p>Wed Mar 30 16:00:00 2022</text:p>
          </table:table-cell>
          <table:table-cell office:value-type="float" office:value="52.3333">
            <text:p>52.3333</text:p>
          </table:table-cell>
          <table:table-cell office:value-type="float" office:value="56.1667">
            <text:p>56.1667</text:p>
          </table:table-cell>
          <table:table-cell office:value-type="float" office:value="56.3333">
            <text:p>56.3333</text:p>
          </table:table-cell>
          <table:table-cell office:value-type="float" office:value="63.1667">
            <text:p>63.166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73.3333">
            <text:p>73.3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3-30T17:00:00">
            <text:p>Wed Mar 30 17:00:00 2022</text:p>
          </table:table-cell>
          <table:table-cell office:value-type="float" office:value="46.1667">
            <text:p>46.1667</text:p>
          </table:table-cell>
          <table:table-cell office:value-type="float" office:value="52.3333">
            <text:p>52.3333</text:p>
          </table:table-cell>
          <table:table-cell office:value-type="float" office:value="56.1667">
            <text:p>56.1667</text:p>
          </table:table-cell>
          <table:table-cell office:value-type="float" office:value="56.3333">
            <text:p>56.3333</text:p>
          </table:table-cell>
          <table:table-cell office:value-type="float" office:value="63.1667">
            <text:p>63.166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3-30T18:00:00">
            <text:p>Wed Mar 30 18:00:00 2022</text:p>
          </table:table-cell>
          <table:table-cell office:value-type="float" office:value="52.8333">
            <text:p>52.8333</text:p>
          </table:table-cell>
          <table:table-cell office:value-type="float" office:value="46.1667">
            <text:p>46.1667</text:p>
          </table:table-cell>
          <table:table-cell office:value-type="float" office:value="52.3333">
            <text:p>52.3333</text:p>
          </table:table-cell>
          <table:table-cell office:value-type="float" office:value="56.1667">
            <text:p>56.1667</text:p>
          </table:table-cell>
          <table:table-cell office:value-type="float" office:value="56.3333">
            <text:p>56.3333</text:p>
          </table:table-cell>
          <table:table-cell office:value-type="float" office:value="63.1667">
            <text:p>63.1667</text:p>
          </table:table-cell>
          <table:table-cell office:value-type="float" office:value="65.3333">
            <text:p>65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3-30T19:00:00">
            <text:p>Wed Mar 30 19:00:00 2022</text:p>
          </table:table-cell>
          <table:table-cell office:value-type="float" office:value="52.3333">
            <text:p>52.3333</text:p>
          </table:table-cell>
          <table:table-cell office:value-type="float" office:value="52.8333">
            <text:p>52.8333</text:p>
          </table:table-cell>
          <table:table-cell office:value-type="float" office:value="46.1667">
            <text:p>46.1667</text:p>
          </table:table-cell>
          <table:table-cell office:value-type="float" office:value="52.3333">
            <text:p>52.3333</text:p>
          </table:table-cell>
          <table:table-cell office:value-type="float" office:value="56.1667">
            <text:p>56.1667</text:p>
          </table:table-cell>
          <table:table-cell office:value-type="float" office:value="56.3333">
            <text:p>56.3333</text:p>
          </table:table-cell>
          <table:table-cell office:value-type="float" office:value="63.1667">
            <text:p>63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3-31T16:00:00">
            <text:p>Thu Mar 31 16:00:00 2022</text:p>
          </table:table-cell>
          <table:table-cell office:value-type="float" office:value="62.6667">
            <text:p>62.6667</text:p>
          </table:table-cell>
          <table:table-cell office:value-type="float" office:value="64.8333">
            <text:p>64.8333</text:p>
          </table:table-cell>
          <table:table-cell office:value-type="float" office:value="68.5">
            <text:p>68.5</text:p>
          </table:table-cell>
          <table:table-cell office:value-type="float" office:value="76.1667">
            <text:p>76.1667</text:p>
          </table:table-cell>
          <table:table-cell office:value-type="float" office:value="71.6667">
            <text:p>71.6667</text:p>
          </table:table-cell>
          <table:table-cell office:value-type="float" office:value="66.6667">
            <text:p>66.6667</text:p>
          </table:table-cell>
          <table:table-cell office:value-type="float" office:value="64.8333">
            <text:p>64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3-31T17:00:00">
            <text:p>Thu Mar 31 17:00:00 2022</text:p>
          </table:table-cell>
          <table:table-cell office:value-type="float" office:value="63.5">
            <text:p>63.5</text:p>
          </table:table-cell>
          <table:table-cell office:value-type="float" office:value="62.6667">
            <text:p>62.6667</text:p>
          </table:table-cell>
          <table:table-cell office:value-type="float" office:value="64.8333">
            <text:p>64.8333</text:p>
          </table:table-cell>
          <table:table-cell office:value-type="float" office:value="68.5">
            <text:p>68.5</text:p>
          </table:table-cell>
          <table:table-cell office:value-type="float" office:value="76.1667">
            <text:p>76.1667</text:p>
          </table:table-cell>
          <table:table-cell office:value-type="float" office:value="71.6667">
            <text:p>71.6667</text:p>
          </table:table-cell>
          <table:table-cell office:value-type="float" office:value="66.6667">
            <text:p>66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3-31T18:00:00">
            <text:p>Thu Mar 31 18:00:00 2022</text:p>
          </table:table-cell>
          <table:table-cell office:value-type="float" office:value="67.8333">
            <text:p>67.8333</text:p>
          </table:table-cell>
          <table:table-cell office:value-type="float" office:value="63.5">
            <text:p>63.5</text:p>
          </table:table-cell>
          <table:table-cell office:value-type="float" office:value="62.6667">
            <text:p>62.6667</text:p>
          </table:table-cell>
          <table:table-cell office:value-type="float" office:value="64.8333">
            <text:p>64.8333</text:p>
          </table:table-cell>
          <table:table-cell office:value-type="float" office:value="68.5">
            <text:p>68.5</text:p>
          </table:table-cell>
          <table:table-cell office:value-type="float" office:value="76.1667">
            <text:p>76.1667</text:p>
          </table:table-cell>
          <table:table-cell office:value-type="float" office:value="71.6667">
            <text:p>71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3-31T19:00:00">
            <text:p>Thu Mar 31 19:00:00 2022</text:p>
          </table:table-cell>
          <table:table-cell office:value-type="float" office:value="69.8333">
            <text:p>69.8333</text:p>
          </table:table-cell>
          <table:table-cell office:value-type="float" office:value="67.8333">
            <text:p>67.8333</text:p>
          </table:table-cell>
          <table:table-cell office:value-type="float" office:value="63.5">
            <text:p>63.5</text:p>
          </table:table-cell>
          <table:table-cell office:value-type="float" office:value="62.6667">
            <text:p>62.6667</text:p>
          </table:table-cell>
          <table:table-cell office:value-type="float" office:value="64.8333">
            <text:p>64.8333</text:p>
          </table:table-cell>
          <table:table-cell office:value-type="float" office:value="68.5">
            <text:p>68.5</text:p>
          </table:table-cell>
          <table:table-cell office:value-type="float" office:value="76.1667">
            <text:p>76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3-31T20:00:00">
            <text:p>Thu Mar 31 20:00:00 2022</text:p>
          </table:table-cell>
          <table:table-cell office:value-type="float" office:value="71.1667">
            <text:p>71.1667</text:p>
          </table:table-cell>
          <table:table-cell office:value-type="float" office:value="69.8333">
            <text:p>69.8333</text:p>
          </table:table-cell>
          <table:table-cell office:value-type="float" office:value="67.8333">
            <text:p>67.8333</text:p>
          </table:table-cell>
          <table:table-cell office:value-type="float" office:value="63.5">
            <text:p>63.5</text:p>
          </table:table-cell>
          <table:table-cell office:value-type="float" office:value="62.6667">
            <text:p>62.6667</text:p>
          </table:table-cell>
          <table:table-cell office:value-type="float" office:value="64.8333">
            <text:p>64.8333</text:p>
          </table:table-cell>
          <table:table-cell office:value-type="float" office:value="68.5">
            <text:p>68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3-31T21:00:00">
            <text:p>Thu Mar 31 21:00:00 2022</text:p>
          </table:table-cell>
          <table:table-cell office:value-type="float" office:value="71.3333">
            <text:p>71.3333</text:p>
          </table:table-cell>
          <table:table-cell office:value-type="float" office:value="71.1667">
            <text:p>71.1667</text:p>
          </table:table-cell>
          <table:table-cell office:value-type="float" office:value="69.8333">
            <text:p>69.8333</text:p>
          </table:table-cell>
          <table:table-cell office:value-type="float" office:value="67.8333">
            <text:p>67.8333</text:p>
          </table:table-cell>
          <table:table-cell office:value-type="float" office:value="63.5">
            <text:p>63.5</text:p>
          </table:table-cell>
          <table:table-cell office:value-type="float" office:value="62.6667">
            <text:p>62.6667</text:p>
          </table:table-cell>
          <table:table-cell office:value-type="float" office:value="64.8333">
            <text:p>64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4-01T14:00:00">
            <text:p>Fri Apr  1 14:00:00 2022</text:p>
          </table:table-cell>
          <table:table-cell office:value-type="float" office:value="63.1667">
            <text:p>63.1667</text:p>
          </table:table-cell>
          <table:table-cell office:value-type="float" office:value="69.6667">
            <text:p>69.6667</text:p>
          </table:table-cell>
          <table:table-cell office:value-type="float" office:value="73.3333">
            <text:p>73.3333</text:p>
          </table:table-cell>
          <table:table-cell office:value-type="float" office:value="74.5">
            <text:p>74.5</text:p>
          </table:table-cell>
          <table:table-cell office:value-type="float" office:value="75.0">
            <text:p>75.0</text:p>
          </table:table-cell>
          <table:table-cell office:value-type="float" office:value="74.6667">
            <text:p>74.6667</text:p>
          </table:table-cell>
          <table:table-cell office:value-type="float" office:value="66.3333">
            <text:p>66.3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4-01T15:00:00">
            <text:p>Fri Apr  1 15:00:00 2022</text:p>
          </table:table-cell>
          <table:table-cell office:value-type="float" office:value="69.6667">
            <text:p>69.6667</text:p>
          </table:table-cell>
          <table:table-cell office:value-type="float" office:value="63.1667">
            <text:p>63.1667</text:p>
          </table:table-cell>
          <table:table-cell office:value-type="float" office:value="69.6667">
            <text:p>69.6667</text:p>
          </table:table-cell>
          <table:table-cell office:value-type="float" office:value="73.3333">
            <text:p>73.3333</text:p>
          </table:table-cell>
          <table:table-cell office:value-type="float" office:value="74.5">
            <text:p>74.5</text:p>
          </table:table-cell>
          <table:table-cell office:value-type="float" office:value="75.0">
            <text:p>75.0</text:p>
          </table:table-cell>
          <table:table-cell office:value-type="float" office:value="74.6667">
            <text:p>74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4-01T16:00:00">
            <text:p>Fri Apr  1 16:00:00 2022</text:p>
          </table:table-cell>
          <table:table-cell office:value-type="float" office:value="64.1667">
            <text:p>64.1667</text:p>
          </table:table-cell>
          <table:table-cell office:value-type="float" office:value="69.6667">
            <text:p>69.6667</text:p>
          </table:table-cell>
          <table:table-cell office:value-type="float" office:value="63.1667">
            <text:p>63.1667</text:p>
          </table:table-cell>
          <table:table-cell office:value-type="float" office:value="69.6667">
            <text:p>69.6667</text:p>
          </table:table-cell>
          <table:table-cell office:value-type="float" office:value="73.3333">
            <text:p>73.3333</text:p>
          </table:table-cell>
          <table:table-cell office:value-type="float" office:value="74.5">
            <text:p>74.5</text:p>
          </table:table-cell>
          <table:table-cell office:value-type="float" office:value="75.0">
            <text:p>75.0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4-01T17:00:00">
            <text:p>Fri Apr  1 17:00:00 2022</text:p>
          </table:table-cell>
          <table:table-cell office:value-type="float" office:value="63.1667">
            <text:p>63.1667</text:p>
          </table:table-cell>
          <table:table-cell office:value-type="float" office:value="64.1667">
            <text:p>64.1667</text:p>
          </table:table-cell>
          <table:table-cell office:value-type="float" office:value="69.6667">
            <text:p>69.6667</text:p>
          </table:table-cell>
          <table:table-cell office:value-type="float" office:value="63.1667">
            <text:p>63.1667</text:p>
          </table:table-cell>
          <table:table-cell office:value-type="float" office:value="69.6667">
            <text:p>69.6667</text:p>
          </table:table-cell>
          <table:table-cell office:value-type="float" office:value="73.3333">
            <text:p>73.3333</text:p>
          </table:table-cell>
          <table:table-cell office:value-type="float" office:value="74.5">
            <text:p>74.5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4-01T18:00:00">
            <text:p>Fri Apr  1 18:00:00 2022</text:p>
          </table:table-cell>
          <table:table-cell office:value-type="float" office:value="64.1667">
            <text:p>64.1667</text:p>
          </table:table-cell>
          <table:table-cell office:value-type="float" office:value="63.1667">
            <text:p>63.1667</text:p>
          </table:table-cell>
          <table:table-cell office:value-type="float" office:value="64.1667">
            <text:p>64.1667</text:p>
          </table:table-cell>
          <table:table-cell office:value-type="float" office:value="69.6667">
            <text:p>69.6667</text:p>
          </table:table-cell>
          <table:table-cell office:value-type="float" office:value="63.1667">
            <text:p>63.1667</text:p>
          </table:table-cell>
          <table:table-cell office:value-type="float" office:value="69.6667">
            <text:p>69.6667</text:p>
          </table:table-cell>
          <table:table-cell office:value-type="float" office:value="73.3333">
            <text:p>73.3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4-01T19:00:00">
            <text:p>Fri Apr  1 19:00:00 2022</text:p>
          </table:table-cell>
          <table:table-cell office:value-type="float" office:value="62.6667">
            <text:p>62.6667</text:p>
          </table:table-cell>
          <table:table-cell office:value-type="float" office:value="64.1667">
            <text:p>64.1667</text:p>
          </table:table-cell>
          <table:table-cell office:value-type="float" office:value="63.1667">
            <text:p>63.1667</text:p>
          </table:table-cell>
          <table:table-cell office:value-type="float" office:value="64.1667">
            <text:p>64.1667</text:p>
          </table:table-cell>
          <table:table-cell office:value-type="float" office:value="69.6667">
            <text:p>69.6667</text:p>
          </table:table-cell>
          <table:table-cell office:value-type="float" office:value="63.1667">
            <text:p>63.1667</text:p>
          </table:table-cell>
          <table:table-cell office:value-type="float" office:value="69.6667">
            <text:p>69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4-01T20:00:00">
            <text:p>Fri Apr  1 20:00:00 2022</text:p>
          </table:table-cell>
          <table:table-cell office:value-type="float" office:value="62.6667">
            <text:p>62.6667</text:p>
          </table:table-cell>
          <table:table-cell office:value-type="float" office:value="62.6667">
            <text:p>62.6667</text:p>
          </table:table-cell>
          <table:table-cell office:value-type="float" office:value="64.1667">
            <text:p>64.1667</text:p>
          </table:table-cell>
          <table:table-cell office:value-type="float" office:value="63.1667">
            <text:p>63.1667</text:p>
          </table:table-cell>
          <table:table-cell office:value-type="float" office:value="64.1667">
            <text:p>64.1667</text:p>
          </table:table-cell>
          <table:table-cell office:value-type="float" office:value="69.6667">
            <text:p>69.6667</text:p>
          </table:table-cell>
          <table:table-cell office:value-type="float" office:value="63.1667">
            <text:p>63.1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4-02T12:00:00">
            <text:p>Sat Apr  2 12:00:00 2022</text:p>
          </table:table-cell>
          <table:table-cell office:value-type="float" office:value="80.1667">
            <text:p>80.1667</text:p>
          </table:table-cell>
          <table:table-cell office:value-type="float" office:value="78.1667">
            <text:p>78.1667</text:p>
          </table:table-cell>
          <table:table-cell office:value-type="float" office:value="80.3333">
            <text:p>80.3333</text:p>
          </table:table-cell>
          <table:table-cell office:value-type="float" office:value="75.8333">
            <text:p>75.8333</text:p>
          </table:table-cell>
          <table:table-cell office:value-type="float" office:value="75.5">
            <text:p>75.5</text:p>
          </table:table-cell>
          <table:table-cell office:value-type="float" office:value="70.3333">
            <text:p>70.3333</text:p>
          </table:table-cell>
          <table:table-cell office:value-type="float" office:value="62.5">
            <text:p>62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02T13:00:00">
            <text:p>Sat Apr  2 13:00:00 2022</text:p>
          </table:table-cell>
          <table:table-cell office:value-type="float" office:value="80.3333">
            <text:p>80.3333</text:p>
          </table:table-cell>
          <table:table-cell office:value-type="float" office:value="80.1667">
            <text:p>80.1667</text:p>
          </table:table-cell>
          <table:table-cell office:value-type="float" office:value="78.1667">
            <text:p>78.1667</text:p>
          </table:table-cell>
          <table:table-cell office:value-type="float" office:value="80.3333">
            <text:p>80.3333</text:p>
          </table:table-cell>
          <table:table-cell office:value-type="float" office:value="75.8333">
            <text:p>75.8333</text:p>
          </table:table-cell>
          <table:table-cell office:value-type="float" office:value="75.5">
            <text:p>75.5</text:p>
          </table:table-cell>
          <table:table-cell office:value-type="float" office:value="70.3333">
            <text:p>70.3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4-02T14:00:00">
            <text:p>Sat Apr  2 14:00:00 2022</text:p>
          </table:table-cell>
          <table:table-cell office:value-type="float" office:value="79.5">
            <text:p>79.5</text:p>
          </table:table-cell>
          <table:table-cell office:value-type="float" office:value="80.3333">
            <text:p>80.3333</text:p>
          </table:table-cell>
          <table:table-cell office:value-type="float" office:value="80.1667">
            <text:p>80.1667</text:p>
          </table:table-cell>
          <table:table-cell office:value-type="float" office:value="78.1667">
            <text:p>78.1667</text:p>
          </table:table-cell>
          <table:table-cell office:value-type="float" office:value="80.3333">
            <text:p>80.3333</text:p>
          </table:table-cell>
          <table:table-cell office:value-type="float" office:value="75.8333">
            <text:p>75.8333</text:p>
          </table:table-cell>
          <table:table-cell office:value-type="float" office:value="75.5">
            <text:p>75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4-02T15:00:00">
            <text:p>Sat Apr  2 15:00:00 2022</text:p>
          </table:table-cell>
          <table:table-cell office:value-type="float" office:value="74.6667">
            <text:p>74.6667</text:p>
          </table:table-cell>
          <table:table-cell office:value-type="float" office:value="79.5">
            <text:p>79.5</text:p>
          </table:table-cell>
          <table:table-cell office:value-type="float" office:value="80.3333">
            <text:p>80.3333</text:p>
          </table:table-cell>
          <table:table-cell office:value-type="float" office:value="80.1667">
            <text:p>80.1667</text:p>
          </table:table-cell>
          <table:table-cell office:value-type="float" office:value="78.1667">
            <text:p>78.1667</text:p>
          </table:table-cell>
          <table:table-cell office:value-type="float" office:value="80.3333">
            <text:p>80.3333</text:p>
          </table:table-cell>
          <table:table-cell office:value-type="float" office:value="75.8333">
            <text:p>75.8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4-02T16:00:00">
            <text:p>Sat Apr  2 16:00:00 2022</text:p>
          </table:table-cell>
          <table:table-cell office:value-type="float" office:value="65.6667">
            <text:p>65.6667</text:p>
          </table:table-cell>
          <table:table-cell office:value-type="float" office:value="74.6667">
            <text:p>74.6667</text:p>
          </table:table-cell>
          <table:table-cell office:value-type="float" office:value="79.5">
            <text:p>79.5</text:p>
          </table:table-cell>
          <table:table-cell office:value-type="float" office:value="80.3333">
            <text:p>80.3333</text:p>
          </table:table-cell>
          <table:table-cell office:value-type="float" office:value="80.1667">
            <text:p>80.1667</text:p>
          </table:table-cell>
          <table:table-cell office:value-type="float" office:value="78.1667">
            <text:p>78.1667</text:p>
          </table:table-cell>
          <table:table-cell office:value-type="float" office:value="80.3333">
            <text:p>80.3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2-04-02T17:00:00">
            <text:p>Sat Apr  2 17:00:00 2022</text:p>
          </table:table-cell>
          <table:table-cell office:value-type="float" office:value="55.8333">
            <text:p>55.8333</text:p>
          </table:table-cell>
          <table:table-cell office:value-type="float" office:value="65.6667">
            <text:p>65.6667</text:p>
          </table:table-cell>
          <table:table-cell office:value-type="float" office:value="74.6667">
            <text:p>74.6667</text:p>
          </table:table-cell>
          <table:table-cell office:value-type="float" office:value="79.5">
            <text:p>79.5</text:p>
          </table:table-cell>
          <table:table-cell office:value-type="float" office:value="80.3333">
            <text:p>80.3333</text:p>
          </table:table-cell>
          <table:table-cell office:value-type="float" office:value="80.1667">
            <text:p>80.1667</text:p>
          </table:table-cell>
          <table:table-cell office:value-type="float" office:value="78.1667">
            <text:p>78.1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4-02T18:00:00">
            <text:p>Sat Apr  2 18:00:00 2022</text:p>
          </table:table-cell>
          <table:table-cell office:value-type="float" office:value="58.5">
            <text:p>58.5</text:p>
          </table:table-cell>
          <table:table-cell office:value-type="float" office:value="55.8333">
            <text:p>55.8333</text:p>
          </table:table-cell>
          <table:table-cell office:value-type="float" office:value="65.6667">
            <text:p>65.6667</text:p>
          </table:table-cell>
          <table:table-cell office:value-type="float" office:value="74.6667">
            <text:p>74.6667</text:p>
          </table:table-cell>
          <table:table-cell office:value-type="float" office:value="79.5">
            <text:p>79.5</text:p>
          </table:table-cell>
          <table:table-cell office:value-type="float" office:value="80.3333">
            <text:p>80.3333</text:p>
          </table:table-cell>
          <table:table-cell office:value-type="float" office:value="80.1667">
            <text:p>80.1667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4-02T19:00:00">
            <text:p>Sat Apr  2 19:00:00 2022</text:p>
          </table:table-cell>
          <table:table-cell office:value-type="float" office:value="58.5">
            <text:p>58.5</text:p>
          </table:table-cell>
          <table:table-cell office:value-type="float" office:value="58.5">
            <text:p>58.5</text:p>
          </table:table-cell>
          <table:table-cell office:value-type="float" office:value="55.8333">
            <text:p>55.8333</text:p>
          </table:table-cell>
          <table:table-cell office:value-type="float" office:value="65.6667">
            <text:p>65.6667</text:p>
          </table:table-cell>
          <table:table-cell office:value-type="float" office:value="74.6667">
            <text:p>74.6667</text:p>
          </table:table-cell>
          <table:table-cell office:value-type="float" office:value="79.5">
            <text:p>79.5</text:p>
          </table:table-cell>
          <table:table-cell office:value-type="float" office:value="80.3333">
            <text:p>80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4-03T10:00:00">
            <text:p>Sun Apr  3 10:00:00 2022</text:p>
          </table:table-cell>
          <table:table-cell office:value-type="float" office:value="82.0">
            <text:p>82.0</text:p>
          </table:table-cell>
          <table:table-cell office:value-type="float" office:value="78.8333">
            <text:p>78.8333</text:p>
          </table:table-cell>
          <table:table-cell office:value-type="float" office:value="74.5">
            <text:p>74.5</text:p>
          </table:table-cell>
          <table:table-cell office:value-type="float" office:value="72.1667">
            <text:p>72.1667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57.0">
            <text:p>57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4-03T11:00:00">
            <text:p>Sun Apr  3 11:00:00 2022</text:p>
          </table:table-cell>
          <table:table-cell office:value-type="float" office:value="83.6667">
            <text:p>83.6667</text:p>
          </table:table-cell>
          <table:table-cell office:value-type="float" office:value="82.0">
            <text:p>82.0</text:p>
          </table:table-cell>
          <table:table-cell office:value-type="float" office:value="78.8333">
            <text:p>78.8333</text:p>
          </table:table-cell>
          <table:table-cell office:value-type="float" office:value="74.5">
            <text:p>74.5</text:p>
          </table:table-cell>
          <table:table-cell office:value-type="float" office:value="72.1667">
            <text:p>72.1667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4-03T12:00:00">
            <text:p>Sun Apr  3 12:00:00 2022</text:p>
          </table:table-cell>
          <table:table-cell office:value-type="float" office:value="83.5">
            <text:p>83.5</text:p>
          </table:table-cell>
          <table:table-cell office:value-type="float" office:value="83.6667">
            <text:p>83.6667</text:p>
          </table:table-cell>
          <table:table-cell office:value-type="float" office:value="82.0">
            <text:p>82.0</text:p>
          </table:table-cell>
          <table:table-cell office:value-type="float" office:value="78.8333">
            <text:p>78.8333</text:p>
          </table:table-cell>
          <table:table-cell office:value-type="float" office:value="74.5">
            <text:p>74.5</text:p>
          </table:table-cell>
          <table:table-cell office:value-type="float" office:value="72.1667">
            <text:p>72.1667</text:p>
          </table:table-cell>
          <table:table-cell office:value-type="float" office:value="65.0">
            <text:p>65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4-03T13:00:00">
            <text:p>Sun Apr  3 13:00:00 2022</text:p>
          </table:table-cell>
          <table:table-cell office:value-type="float" office:value="82.5">
            <text:p>82.5</text:p>
          </table:table-cell>
          <table:table-cell office:value-type="float" office:value="83.5">
            <text:p>83.5</text:p>
          </table:table-cell>
          <table:table-cell office:value-type="float" office:value="83.6667">
            <text:p>83.6667</text:p>
          </table:table-cell>
          <table:table-cell office:value-type="float" office:value="82.0">
            <text:p>82.0</text:p>
          </table:table-cell>
          <table:table-cell office:value-type="float" office:value="78.8333">
            <text:p>78.8333</text:p>
          </table:table-cell>
          <table:table-cell office:value-type="float" office:value="74.5">
            <text:p>74.5</text:p>
          </table:table-cell>
          <table:table-cell office:value-type="float" office:value="72.1667">
            <text:p>72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03T14:00:00">
            <text:p>Sun Apr  3 14:00:00 2022</text:p>
          </table:table-cell>
          <table:table-cell office:value-type="float" office:value="75.6667">
            <text:p>75.6667</text:p>
          </table:table-cell>
          <table:table-cell office:value-type="float" office:value="82.5">
            <text:p>82.5</text:p>
          </table:table-cell>
          <table:table-cell office:value-type="float" office:value="83.5">
            <text:p>83.5</text:p>
          </table:table-cell>
          <table:table-cell office:value-type="float" office:value="83.6667">
            <text:p>83.6667</text:p>
          </table:table-cell>
          <table:table-cell office:value-type="float" office:value="82.0">
            <text:p>82.0</text:p>
          </table:table-cell>
          <table:table-cell office:value-type="float" office:value="78.8333">
            <text:p>78.8333</text:p>
          </table:table-cell>
          <table:table-cell office:value-type="float" office:value="74.5">
            <text:p>74.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4-03T15:00:00">
            <text:p>Sun Apr  3 15:00:00 2022</text:p>
          </table:table-cell>
          <table:table-cell office:value-type="float" office:value="69.0">
            <text:p>69.0</text:p>
          </table:table-cell>
          <table:table-cell office:value-type="float" office:value="75.6667">
            <text:p>75.6667</text:p>
          </table:table-cell>
          <table:table-cell office:value-type="float" office:value="82.5">
            <text:p>82.5</text:p>
          </table:table-cell>
          <table:table-cell office:value-type="float" office:value="83.5">
            <text:p>83.5</text:p>
          </table:table-cell>
          <table:table-cell office:value-type="float" office:value="83.6667">
            <text:p>83.6667</text:p>
          </table:table-cell>
          <table:table-cell office:value-type="float" office:value="82.0">
            <text:p>82.0</text:p>
          </table:table-cell>
          <table:table-cell office:value-type="float" office:value="78.8333">
            <text:p>78.8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4-03T16:00:00">
            <text:p>Sun Apr  3 16:00:00 2022</text:p>
          </table:table-cell>
          <table:table-cell office:value-type="float" office:value="58.1667">
            <text:p>58.1667</text:p>
          </table:table-cell>
          <table:table-cell office:value-type="float" office:value="69.0">
            <text:p>69.0</text:p>
          </table:table-cell>
          <table:table-cell office:value-type="float" office:value="75.6667">
            <text:p>75.6667</text:p>
          </table:table-cell>
          <table:table-cell office:value-type="float" office:value="82.5">
            <text:p>82.5</text:p>
          </table:table-cell>
          <table:table-cell office:value-type="float" office:value="83.5">
            <text:p>83.5</text:p>
          </table:table-cell>
          <table:table-cell office:value-type="float" office:value="83.6667">
            <text:p>83.6667</text:p>
          </table:table-cell>
          <table:table-cell office:value-type="float" office:value="82.0">
            <text:p>82.0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2-04-03T17:00:00">
            <text:p>Sun Apr  3 17:00:00 2022</text:p>
          </table:table-cell>
          <table:table-cell office:value-type="float" office:value="59.0">
            <text:p>59.0</text:p>
          </table:table-cell>
          <table:table-cell office:value-type="float" office:value="58.1667">
            <text:p>58.1667</text:p>
          </table:table-cell>
          <table:table-cell office:value-type="float" office:value="69.0">
            <text:p>69.0</text:p>
          </table:table-cell>
          <table:table-cell office:value-type="float" office:value="75.6667">
            <text:p>75.6667</text:p>
          </table:table-cell>
          <table:table-cell office:value-type="float" office:value="82.5">
            <text:p>82.5</text:p>
          </table:table-cell>
          <table:table-cell office:value-type="float" office:value="83.5">
            <text:p>83.5</text:p>
          </table:table-cell>
          <table:table-cell office:value-type="float" office:value="83.6667">
            <text:p>83.6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4-03T18:00:00">
            <text:p>Sun Apr  3 18:00:00 2022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58.1667">
            <text:p>58.1667</text:p>
          </table:table-cell>
          <table:table-cell office:value-type="float" office:value="69.0">
            <text:p>69.0</text:p>
          </table:table-cell>
          <table:table-cell office:value-type="float" office:value="75.6667">
            <text:p>75.6667</text:p>
          </table:table-cell>
          <table:table-cell office:value-type="float" office:value="82.5">
            <text:p>82.5</text:p>
          </table:table-cell>
          <table:table-cell office:value-type="float" office:value="83.5">
            <text:p>83.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4-04T12:00:00">
            <text:p>Mon Apr  4 12:00:00 2022</text:p>
          </table:table-cell>
          <table:table-cell office:value-type="float" office:value="82.3333">
            <text:p>82.3333</text:p>
          </table:table-cell>
          <table:table-cell office:value-type="float" office:value="82.1667">
            <text:p>82.1667</text:p>
          </table:table-cell>
          <table:table-cell office:value-type="float" office:value="80.6667">
            <text:p>80.6667</text:p>
          </table:table-cell>
          <table:table-cell office:value-type="float" office:value="79.0">
            <text:p>79.0</text:p>
          </table:table-cell>
          <table:table-cell office:value-type="float" office:value="76.3333">
            <text:p>76.3333</text:p>
          </table:table-cell>
          <table:table-cell office:value-type="float" office:value="74.3333">
            <text:p>74.3333</text:p>
          </table:table-cell>
          <table:table-cell office:value-type="float" office:value="71.3333">
            <text:p>71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4-04T13:00:00">
            <text:p>Mon Apr  4 13:00:00 2022</text:p>
          </table:table-cell>
          <table:table-cell office:value-type="float" office:value="77.8333">
            <text:p>77.8333</text:p>
          </table:table-cell>
          <table:table-cell office:value-type="float" office:value="82.3333">
            <text:p>82.3333</text:p>
          </table:table-cell>
          <table:table-cell office:value-type="float" office:value="82.1667">
            <text:p>82.1667</text:p>
          </table:table-cell>
          <table:table-cell office:value-type="float" office:value="80.6667">
            <text:p>80.6667</text:p>
          </table:table-cell>
          <table:table-cell office:value-type="float" office:value="79.0">
            <text:p>79.0</text:p>
          </table:table-cell>
          <table:table-cell office:value-type="float" office:value="76.3333">
            <text:p>76.3333</text:p>
          </table:table-cell>
          <table:table-cell office:value-type="float" office:value="74.3333">
            <text:p>74.3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4-04T14:00:00">
            <text:p>Mon Apr  4 14:00:00 2022</text:p>
          </table:table-cell>
          <table:table-cell office:value-type="float" office:value="76.0">
            <text:p>76.0</text:p>
          </table:table-cell>
          <table:table-cell office:value-type="float" office:value="77.8333">
            <text:p>77.8333</text:p>
          </table:table-cell>
          <table:table-cell office:value-type="float" office:value="82.3333">
            <text:p>82.3333</text:p>
          </table:table-cell>
          <table:table-cell office:value-type="float" office:value="82.1667">
            <text:p>82.1667</text:p>
          </table:table-cell>
          <table:table-cell office:value-type="float" office:value="80.6667">
            <text:p>80.6667</text:p>
          </table:table-cell>
          <table:table-cell office:value-type="float" office:value="79.0">
            <text:p>79.0</text:p>
          </table:table-cell>
          <table:table-cell office:value-type="float" office:value="76.3333">
            <text:p>76.3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4-04T15:00:00">
            <text:p>Mon Apr  4 15:00:00 2022</text:p>
          </table:table-cell>
          <table:table-cell office:value-type="float" office:value="71.5">
            <text:p>71.5</text:p>
          </table:table-cell>
          <table:table-cell office:value-type="float" office:value="76.0">
            <text:p>76.0</text:p>
          </table:table-cell>
          <table:table-cell office:value-type="float" office:value="77.8333">
            <text:p>77.8333</text:p>
          </table:table-cell>
          <table:table-cell office:value-type="float" office:value="82.3333">
            <text:p>82.3333</text:p>
          </table:table-cell>
          <table:table-cell office:value-type="float" office:value="82.1667">
            <text:p>82.1667</text:p>
          </table:table-cell>
          <table:table-cell office:value-type="float" office:value="80.6667">
            <text:p>80.6667</text:p>
          </table:table-cell>
          <table:table-cell office:value-type="float" office:value="79.0">
            <text:p>79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4-04T16:00:00">
            <text:p>Mon Apr  4 16:00:00 2022</text:p>
          </table:table-cell>
          <table:table-cell office:value-type="float" office:value="64.1667">
            <text:p>64.1667</text:p>
          </table:table-cell>
          <table:table-cell office:value-type="float" office:value="71.5">
            <text:p>71.5</text:p>
          </table:table-cell>
          <table:table-cell office:value-type="float" office:value="76.0">
            <text:p>76.0</text:p>
          </table:table-cell>
          <table:table-cell office:value-type="float" office:value="77.8333">
            <text:p>77.8333</text:p>
          </table:table-cell>
          <table:table-cell office:value-type="float" office:value="82.3333">
            <text:p>82.3333</text:p>
          </table:table-cell>
          <table:table-cell office:value-type="float" office:value="82.1667">
            <text:p>82.1667</text:p>
          </table:table-cell>
          <table:table-cell office:value-type="float" office:value="80.6667">
            <text:p>80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4-04T17:00:00">
            <text:p>Mon Apr  4 17:00:00 2022</text:p>
          </table:table-cell>
          <table:table-cell office:value-type="float" office:value="66.0">
            <text:p>66.0</text:p>
          </table:table-cell>
          <table:table-cell office:value-type="float" office:value="64.1667">
            <text:p>64.1667</text:p>
          </table:table-cell>
          <table:table-cell office:value-type="float" office:value="71.5">
            <text:p>71.5</text:p>
          </table:table-cell>
          <table:table-cell office:value-type="float" office:value="76.0">
            <text:p>76.0</text:p>
          </table:table-cell>
          <table:table-cell office:value-type="float" office:value="77.8333">
            <text:p>77.8333</text:p>
          </table:table-cell>
          <table:table-cell office:value-type="float" office:value="82.3333">
            <text:p>82.3333</text:p>
          </table:table-cell>
          <table:table-cell office:value-type="float" office:value="82.1667">
            <text:p>82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4-04T18:00:00">
            <text:p>Mon Apr  4 18:00:00 2022</text:p>
          </table:table-cell>
          <table:table-cell office:value-type="float" office:value="64.5">
            <text:p>64.5</text:p>
          </table:table-cell>
          <table:table-cell office:value-type="float" office:value="66.0">
            <text:p>66.0</text:p>
          </table:table-cell>
          <table:table-cell office:value-type="float" office:value="64.1667">
            <text:p>64.1667</text:p>
          </table:table-cell>
          <table:table-cell office:value-type="float" office:value="71.5">
            <text:p>71.5</text:p>
          </table:table-cell>
          <table:table-cell office:value-type="float" office:value="76.0">
            <text:p>76.0</text:p>
          </table:table-cell>
          <table:table-cell office:value-type="float" office:value="77.8333">
            <text:p>77.8333</text:p>
          </table:table-cell>
          <table:table-cell office:value-type="float" office:value="82.3333">
            <text:p>82.3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04-04T19:00:00">
            <text:p>Mon Apr  4 19:00:00 2022</text:p>
          </table:table-cell>
          <table:table-cell office:value-type="float" office:value="66.3333">
            <text:p>66.3333</text:p>
          </table:table-cell>
          <table:table-cell office:value-type="float" office:value="64.5">
            <text:p>64.5</text:p>
          </table:table-cell>
          <table:table-cell office:value-type="float" office:value="66.0">
            <text:p>66.0</text:p>
          </table:table-cell>
          <table:table-cell office:value-type="float" office:value="64.1667">
            <text:p>64.1667</text:p>
          </table:table-cell>
          <table:table-cell office:value-type="float" office:value="71.5">
            <text:p>71.5</text:p>
          </table:table-cell>
          <table:table-cell office:value-type="float" office:value="76.0">
            <text:p>76.0</text:p>
          </table:table-cell>
          <table:table-cell office:value-type="float" office:value="77.8333">
            <text:p>77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4-04T20:00:00">
            <text:p>Mon Apr  4 20:00:00 2022</text:p>
          </table:table-cell>
          <table:table-cell office:value-type="float" office:value="67.5">
            <text:p>67.5</text:p>
          </table:table-cell>
          <table:table-cell office:value-type="float" office:value="66.3333">
            <text:p>66.3333</text:p>
          </table:table-cell>
          <table:table-cell office:value-type="float" office:value="64.5">
            <text:p>64.5</text:p>
          </table:table-cell>
          <table:table-cell office:value-type="float" office:value="66.0">
            <text:p>66.0</text:p>
          </table:table-cell>
          <table:table-cell office:value-type="float" office:value="64.1667">
            <text:p>64.1667</text:p>
          </table:table-cell>
          <table:table-cell office:value-type="float" office:value="71.5">
            <text:p>71.5</text:p>
          </table:table-cell>
          <table:table-cell office:value-type="float" office:value="76.0">
            <text:p>76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4-04T21:00:00">
            <text:p>Mon Apr  4 21:00:00 2022</text:p>
          </table:table-cell>
          <table:table-cell office:value-type="float" office:value="63.1667">
            <text:p>63.1667</text:p>
          </table:table-cell>
          <table:table-cell office:value-type="float" office:value="67.5">
            <text:p>67.5</text:p>
          </table:table-cell>
          <table:table-cell office:value-type="float" office:value="66.3333">
            <text:p>66.3333</text:p>
          </table:table-cell>
          <table:table-cell office:value-type="float" office:value="64.5">
            <text:p>64.5</text:p>
          </table:table-cell>
          <table:table-cell office:value-type="float" office:value="66.0">
            <text:p>66.0</text:p>
          </table:table-cell>
          <table:table-cell office:value-type="float" office:value="64.1667">
            <text:p>64.1667</text:p>
          </table:table-cell>
          <table:table-cell office:value-type="float" office:value="71.5">
            <text:p>71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04-04T22:00:00">
            <text:p>Mon Apr  4 22:00:00 2022</text:p>
          </table:table-cell>
          <table:table-cell office:value-type="float" office:value="59.5">
            <text:p>59.5</text:p>
          </table:table-cell>
          <table:table-cell office:value-type="float" office:value="63.1667">
            <text:p>63.1667</text:p>
          </table:table-cell>
          <table:table-cell office:value-type="float" office:value="67.5">
            <text:p>67.5</text:p>
          </table:table-cell>
          <table:table-cell office:value-type="float" office:value="66.3333">
            <text:p>66.3333</text:p>
          </table:table-cell>
          <table:table-cell office:value-type="float" office:value="64.5">
            <text:p>64.5</text:p>
          </table:table-cell>
          <table:table-cell office:value-type="float" office:value="66.0">
            <text:p>66.0</text:p>
          </table:table-cell>
          <table:table-cell office:value-type="float" office:value="64.1667">
            <text:p>64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4-04T23:00:00">
            <text:p>Mon Apr  4 23:00:00 2022</text:p>
          </table:table-cell>
          <table:table-cell office:value-type="float" office:value="62.1667">
            <text:p>62.1667</text:p>
          </table:table-cell>
          <table:table-cell office:value-type="float" office:value="59.5">
            <text:p>59.5</text:p>
          </table:table-cell>
          <table:table-cell office:value-type="float" office:value="63.1667">
            <text:p>63.1667</text:p>
          </table:table-cell>
          <table:table-cell office:value-type="float" office:value="67.5">
            <text:p>67.5</text:p>
          </table:table-cell>
          <table:table-cell office:value-type="float" office:value="66.3333">
            <text:p>66.3333</text:p>
          </table:table-cell>
          <table:table-cell office:value-type="float" office:value="64.5">
            <text:p>64.5</text:p>
          </table:table-cell>
          <table:table-cell office:value-type="float" office:value="66.0">
            <text:p>66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4-05T16:00:00">
            <text:p>Tue Apr  5 16:00:00 2022</text:p>
          </table:table-cell>
          <table:table-cell office:value-type="float" office:value="67.8333">
            <text:p>67.8333</text:p>
          </table:table-cell>
          <table:table-cell office:value-type="float" office:value="70.0">
            <text:p>70.0</text:p>
          </table:table-cell>
          <table:table-cell office:value-type="float" office:value="70.3333">
            <text:p>70.3333</text:p>
          </table:table-cell>
          <table:table-cell office:value-type="float" office:value="68.6667">
            <text:p>68.6667</text:p>
          </table:table-cell>
          <table:table-cell office:value-type="float" office:value="70.0">
            <text:p>70.0</text:p>
          </table:table-cell>
          <table:table-cell office:value-type="float" office:value="71.8333">
            <text:p>71.8333</text:p>
          </table:table-cell>
          <table:table-cell office:value-type="float" office:value="71.3333">
            <text:p>71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4-05T17:00:00">
            <text:p>Tue Apr  5 17:00:00 2022</text:p>
          </table:table-cell>
          <table:table-cell office:value-type="float" office:value="64.0">
            <text:p>64.0</text:p>
          </table:table-cell>
          <table:table-cell office:value-type="float" office:value="67.8333">
            <text:p>67.8333</text:p>
          </table:table-cell>
          <table:table-cell office:value-type="float" office:value="70.0">
            <text:p>70.0</text:p>
          </table:table-cell>
          <table:table-cell office:value-type="float" office:value="70.3333">
            <text:p>70.3333</text:p>
          </table:table-cell>
          <table:table-cell office:value-type="float" office:value="68.6667">
            <text:p>68.6667</text:p>
          </table:table-cell>
          <table:table-cell office:value-type="float" office:value="70.0">
            <text:p>70.0</text:p>
          </table:table-cell>
          <table:table-cell office:value-type="float" office:value="71.8333">
            <text:p>71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4-05T18:00:00">
            <text:p>Tue Apr  5 18:00:00 2022</text:p>
          </table:table-cell>
          <table:table-cell office:value-type="float" office:value="65.5">
            <text:p>65.5</text:p>
          </table:table-cell>
          <table:table-cell office:value-type="float" office:value="64.0">
            <text:p>64.0</text:p>
          </table:table-cell>
          <table:table-cell office:value-type="float" office:value="67.8333">
            <text:p>67.8333</text:p>
          </table:table-cell>
          <table:table-cell office:value-type="float" office:value="70.0">
            <text:p>70.0</text:p>
          </table:table-cell>
          <table:table-cell office:value-type="float" office:value="70.3333">
            <text:p>70.3333</text:p>
          </table:table-cell>
          <table:table-cell office:value-type="float" office:value="68.6667">
            <text:p>68.6667</text:p>
          </table:table-cell>
          <table:table-cell office:value-type="float" office:value="70.0">
            <text:p>70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4-05T19:00:00">
            <text:p>Tue Apr  5 19:00:00 2022</text:p>
          </table:table-cell>
          <table:table-cell office:value-type="float" office:value="62.1667">
            <text:p>62.1667</text:p>
          </table:table-cell>
          <table:table-cell office:value-type="float" office:value="65.5">
            <text:p>65.5</text:p>
          </table:table-cell>
          <table:table-cell office:value-type="float" office:value="64.0">
            <text:p>64.0</text:p>
          </table:table-cell>
          <table:table-cell office:value-type="float" office:value="67.8333">
            <text:p>67.8333</text:p>
          </table:table-cell>
          <table:table-cell office:value-type="float" office:value="70.0">
            <text:p>70.0</text:p>
          </table:table-cell>
          <table:table-cell office:value-type="float" office:value="70.3333">
            <text:p>70.3333</text:p>
          </table:table-cell>
          <table:table-cell office:value-type="float" office:value="68.6667">
            <text:p>68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4-05T20:00:00">
            <text:p>Tue Apr  5 20:00:00 2022</text:p>
          </table:table-cell>
          <table:table-cell office:value-type="float" office:value="59.5">
            <text:p>59.5</text:p>
          </table:table-cell>
          <table:table-cell office:value-type="float" office:value="62.1667">
            <text:p>62.1667</text:p>
          </table:table-cell>
          <table:table-cell office:value-type="float" office:value="65.5">
            <text:p>65.5</text:p>
          </table:table-cell>
          <table:table-cell office:value-type="float" office:value="64.0">
            <text:p>64.0</text:p>
          </table:table-cell>
          <table:table-cell office:value-type="float" office:value="67.8333">
            <text:p>67.8333</text:p>
          </table:table-cell>
          <table:table-cell office:value-type="float" office:value="70.0">
            <text:p>70.0</text:p>
          </table:table-cell>
          <table:table-cell office:value-type="float" office:value="70.3333">
            <text:p>70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4-05T21:00:00">
            <text:p>Tue Apr  5 21:00:00 2022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62.1667">
            <text:p>62.1667</text:p>
          </table:table-cell>
          <table:table-cell office:value-type="float" office:value="65.5">
            <text:p>65.5</text:p>
          </table:table-cell>
          <table:table-cell office:value-type="float" office:value="64.0">
            <text:p>64.0</text:p>
          </table:table-cell>
          <table:table-cell office:value-type="float" office:value="67.8333">
            <text:p>67.8333</text:p>
          </table:table-cell>
          <table:table-cell office:value-type="float" office:value="70.0">
            <text:p>70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4-05T22:00:00">
            <text:p>Tue Apr  5 22:00:00 2022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62.1667">
            <text:p>62.1667</text:p>
          </table:table-cell>
          <table:table-cell office:value-type="float" office:value="65.5">
            <text:p>65.5</text:p>
          </table:table-cell>
          <table:table-cell office:value-type="float" office:value="64.0">
            <text:p>64.0</text:p>
          </table:table-cell>
          <table:table-cell office:value-type="float" office:value="67.8333">
            <text:p>67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4-05T23:00:00">
            <text:p>Tue Apr  5 23:00:00 2022</text:p>
          </table:table-cell>
          <table:table-cell office:value-type="float" office:value="62.1667">
            <text:p>62.1667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62.1667">
            <text:p>62.1667</text:p>
          </table:table-cell>
          <table:table-cell office:value-type="float" office:value="65.5">
            <text:p>65.5</text:p>
          </table:table-cell>
          <table:table-cell office:value-type="float" office:value="64.0">
            <text:p>64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4-06T00:00:00">
            <text:p>Wed Apr  6 00:00:00 2022</text:p>
          </table:table-cell>
          <table:table-cell office:value-type="float" office:value="60.1667">
            <text:p>60.1667</text:p>
          </table:table-cell>
          <table:table-cell office:value-type="float" office:value="62.1667">
            <text:p>62.1667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62.1667">
            <text:p>62.1667</text:p>
          </table:table-cell>
          <table:table-cell office:value-type="float" office:value="65.5">
            <text:p>65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4-06T01:00:00">
            <text:p>Wed Apr  6 01:00:00 2022</text:p>
          </table:table-cell>
          <table:table-cell office:value-type="float" office:value="58.1667">
            <text:p>58.1667</text:p>
          </table:table-cell>
          <table:table-cell office:value-type="float" office:value="60.1667">
            <text:p>60.1667</text:p>
          </table:table-cell>
          <table:table-cell office:value-type="float" office:value="62.1667">
            <text:p>62.1667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62.1667">
            <text:p>62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4-06T02:00:00">
            <text:p>Wed Apr  6 02:00:00 2022</text:p>
          </table:table-cell>
          <table:table-cell office:value-type="float" office:value="53.3333">
            <text:p>53.3333</text:p>
          </table:table-cell>
          <table:table-cell office:value-type="float" office:value="58.1667">
            <text:p>58.1667</text:p>
          </table:table-cell>
          <table:table-cell office:value-type="float" office:value="60.1667">
            <text:p>60.1667</text:p>
          </table:table-cell>
          <table:table-cell office:value-type="float" office:value="62.1667">
            <text:p>62.1667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4-06T03:00:00">
            <text:p>Wed Apr  6 03:00:00 2022</text:p>
          </table:table-cell>
          <table:table-cell office:value-type="float" office:value="45.3333">
            <text:p>45.3333</text:p>
          </table:table-cell>
          <table:table-cell office:value-type="float" office:value="53.3333">
            <text:p>53.3333</text:p>
          </table:table-cell>
          <table:table-cell office:value-type="float" office:value="58.1667">
            <text:p>58.1667</text:p>
          </table:table-cell>
          <table:table-cell office:value-type="float" office:value="60.1667">
            <text:p>60.1667</text:p>
          </table:table-cell>
          <table:table-cell office:value-type="float" office:value="62.1667">
            <text:p>62.1667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4-06T04:00:00">
            <text:p>Wed Apr  6 04:00:00 2022</text:p>
          </table:table-cell>
          <table:table-cell office:value-type="float" office:value="40.0">
            <text:p>40.0</text:p>
          </table:table-cell>
          <table:table-cell office:value-type="float" office:value="45.3333">
            <text:p>45.3333</text:p>
          </table:table-cell>
          <table:table-cell office:value-type="float" office:value="53.3333">
            <text:p>53.3333</text:p>
          </table:table-cell>
          <table:table-cell office:value-type="float" office:value="58.1667">
            <text:p>58.1667</text:p>
          </table:table-cell>
          <table:table-cell office:value-type="float" office:value="60.1667">
            <text:p>60.1667</text:p>
          </table:table-cell>
          <table:table-cell office:value-type="float" office:value="62.1667">
            <text:p>62.1667</text:p>
          </table:table-cell>
          <table:table-cell office:value-type="float" office:value="63.1667">
            <text:p>63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4-06T05:00:00">
            <text:p>Wed Apr  6 05:00:00 2022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45.3333">
            <text:p>45.3333</text:p>
          </table:table-cell>
          <table:table-cell office:value-type="float" office:value="53.3333">
            <text:p>53.3333</text:p>
          </table:table-cell>
          <table:table-cell office:value-type="float" office:value="58.1667">
            <text:p>58.1667</text:p>
          </table:table-cell>
          <table:table-cell office:value-type="float" office:value="60.1667">
            <text:p>60.1667</text:p>
          </table:table-cell>
          <table:table-cell office:value-type="float" office:value="62.1667">
            <text:p>62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4-06T06:00:00">
            <text:p>Wed Apr  6 06:00:00 2022</text:p>
          </table:table-cell>
          <table:table-cell office:value-type="float" office:value="44.3333">
            <text:p>44.3333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45.3333">
            <text:p>45.3333</text:p>
          </table:table-cell>
          <table:table-cell office:value-type="float" office:value="53.3333">
            <text:p>53.3333</text:p>
          </table:table-cell>
          <table:table-cell office:value-type="float" office:value="58.1667">
            <text:p>58.1667</text:p>
          </table:table-cell>
          <table:table-cell office:value-type="float" office:value="60.1667">
            <text:p>60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4-06T18:00:00">
            <text:p>Wed Apr  6 18:00:00 2022</text:p>
          </table:table-cell>
          <table:table-cell office:value-type="float" office:value="51.5">
            <text:p>51.5</text:p>
          </table:table-cell>
          <table:table-cell office:value-type="float" office:value="51.3333">
            <text:p>51.3333</text:p>
          </table:table-cell>
          <table:table-cell office:value-type="float" office:value="53.1667">
            <text:p>53.1667</text:p>
          </table:table-cell>
          <table:table-cell office:value-type="float" office:value="48.1667">
            <text:p>48.1667</text:p>
          </table:table-cell>
          <table:table-cell office:value-type="float" office:value="47.5">
            <text:p>47.5</text:p>
          </table:table-cell>
          <table:table-cell office:value-type="float" office:value="49.5">
            <text:p>49.5</text:p>
          </table:table-cell>
          <table:table-cell office:value-type="float" office:value="47.3333">
            <text:p>47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4-06T19:00:00">
            <text:p>Wed Apr  6 19:00:00 2022</text:p>
          </table:table-cell>
          <table:table-cell office:value-type="float" office:value="44.8333">
            <text:p>44.8333</text:p>
          </table:table-cell>
          <table:table-cell office:value-type="float" office:value="51.5">
            <text:p>51.5</text:p>
          </table:table-cell>
          <table:table-cell office:value-type="float" office:value="51.3333">
            <text:p>51.3333</text:p>
          </table:table-cell>
          <table:table-cell office:value-type="float" office:value="53.1667">
            <text:p>53.1667</text:p>
          </table:table-cell>
          <table:table-cell office:value-type="float" office:value="48.1667">
            <text:p>48.1667</text:p>
          </table:table-cell>
          <table:table-cell office:value-type="float" office:value="47.5">
            <text:p>47.5</text:p>
          </table:table-cell>
          <table:table-cell office:value-type="float" office:value="49.5">
            <text:p>49.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4-06T20:00:00">
            <text:p>Wed Apr  6 20:00:00 2022</text:p>
          </table:table-cell>
          <table:table-cell office:value-type="float" office:value="45.5">
            <text:p>45.5</text:p>
          </table:table-cell>
          <table:table-cell office:value-type="float" office:value="44.8333">
            <text:p>44.8333</text:p>
          </table:table-cell>
          <table:table-cell office:value-type="float" office:value="51.5">
            <text:p>51.5</text:p>
          </table:table-cell>
          <table:table-cell office:value-type="float" office:value="51.3333">
            <text:p>51.3333</text:p>
          </table:table-cell>
          <table:table-cell office:value-type="float" office:value="53.1667">
            <text:p>53.1667</text:p>
          </table:table-cell>
          <table:table-cell office:value-type="float" office:value="48.1667">
            <text:p>48.1667</text:p>
          </table:table-cell>
          <table:table-cell office:value-type="float" office:value="47.5">
            <text:p>47.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4-06T21:00:00">
            <text:p>Wed Apr  6 21:00:00 2022</text:p>
          </table:table-cell>
          <table:table-cell office:value-type="float" office:value="46.3333">
            <text:p>46.3333</text:p>
          </table:table-cell>
          <table:table-cell office:value-type="float" office:value="45.5">
            <text:p>45.5</text:p>
          </table:table-cell>
          <table:table-cell office:value-type="float" office:value="44.8333">
            <text:p>44.8333</text:p>
          </table:table-cell>
          <table:table-cell office:value-type="float" office:value="51.5">
            <text:p>51.5</text:p>
          </table:table-cell>
          <table:table-cell office:value-type="float" office:value="51.3333">
            <text:p>51.3333</text:p>
          </table:table-cell>
          <table:table-cell office:value-type="float" office:value="53.1667">
            <text:p>53.1667</text:p>
          </table:table-cell>
          <table:table-cell office:value-type="float" office:value="48.1667">
            <text:p>48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4-07T14:00:00">
            <text:p>Thu Apr  7 14:00:00 2022</text:p>
          </table:table-cell>
          <table:table-cell office:value-type="float" office:value="72.1667">
            <text:p>72.1667</text:p>
          </table:table-cell>
          <table:table-cell office:value-type="float" office:value="78.6667">
            <text:p>78.6667</text:p>
          </table:table-cell>
          <table:table-cell office:value-type="float" office:value="75.0">
            <text:p>75.0</text:p>
          </table:table-cell>
          <table:table-cell office:value-type="float" office:value="67.1667">
            <text:p>67.1667</text:p>
          </table:table-cell>
          <table:table-cell office:value-type="float" office:value="61.0">
            <text:p>61.0</text:p>
          </table:table-cell>
          <table:table-cell office:value-type="float" office:value="49.6667">
            <text:p>49.6667</text:p>
          </table:table-cell>
          <table:table-cell office:value-type="float" office:value="38.8333">
            <text:p>38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4-07T15:00:00">
            <text:p>Thu Apr  7 15:00:00 2022</text:p>
          </table:table-cell>
          <table:table-cell office:value-type="float" office:value="61.1667">
            <text:p>61.1667</text:p>
          </table:table-cell>
          <table:table-cell office:value-type="float" office:value="72.1667">
            <text:p>72.1667</text:p>
          </table:table-cell>
          <table:table-cell office:value-type="float" office:value="78.6667">
            <text:p>78.6667</text:p>
          </table:table-cell>
          <table:table-cell office:value-type="float" office:value="75.0">
            <text:p>75.0</text:p>
          </table:table-cell>
          <table:table-cell office:value-type="float" office:value="67.1667">
            <text:p>67.1667</text:p>
          </table:table-cell>
          <table:table-cell office:value-type="float" office:value="61.0">
            <text:p>61.0</text:p>
          </table:table-cell>
          <table:table-cell office:value-type="float" office:value="49.6667">
            <text:p>49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07T16:00:00">
            <text:p>Thu Apr  7 16:00:00 2022</text:p>
          </table:table-cell>
          <table:table-cell office:value-type="float" office:value="50.6667">
            <text:p>50.6667</text:p>
          </table:table-cell>
          <table:table-cell office:value-type="float" office:value="61.1667">
            <text:p>61.1667</text:p>
          </table:table-cell>
          <table:table-cell office:value-type="float" office:value="72.1667">
            <text:p>72.1667</text:p>
          </table:table-cell>
          <table:table-cell office:value-type="float" office:value="78.6667">
            <text:p>78.6667</text:p>
          </table:table-cell>
          <table:table-cell office:value-type="float" office:value="75.0">
            <text:p>75.0</text:p>
          </table:table-cell>
          <table:table-cell office:value-type="float" office:value="67.1667">
            <text:p>67.1667</text:p>
          </table:table-cell>
          <table:table-cell office:value-type="float" office:value="61.0">
            <text:p>61.0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4-07T17:00:00">
            <text:p>Thu Apr  7 17:00:00 2022</text:p>
          </table:table-cell>
          <table:table-cell office:value-type="float" office:value="36.6667">
            <text:p>36.6667</text:p>
          </table:table-cell>
          <table:table-cell office:value-type="float" office:value="50.6667">
            <text:p>50.6667</text:p>
          </table:table-cell>
          <table:table-cell office:value-type="float" office:value="61.1667">
            <text:p>61.1667</text:p>
          </table:table-cell>
          <table:table-cell office:value-type="float" office:value="72.1667">
            <text:p>72.1667</text:p>
          </table:table-cell>
          <table:table-cell office:value-type="float" office:value="78.6667">
            <text:p>78.6667</text:p>
          </table:table-cell>
          <table:table-cell office:value-type="float" office:value="75.0">
            <text:p>75.0</text:p>
          </table:table-cell>
          <table:table-cell office:value-type="float" office:value="67.1667">
            <text:p>67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4-07T18:00:00">
            <text:p>Thu Apr  7 18:00:00 2022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50.6667">
            <text:p>50.6667</text:p>
          </table:table-cell>
          <table:table-cell office:value-type="float" office:value="61.1667">
            <text:p>61.1667</text:p>
          </table:table-cell>
          <table:table-cell office:value-type="float" office:value="72.1667">
            <text:p>72.1667</text:p>
          </table:table-cell>
          <table:table-cell office:value-type="float" office:value="78.6667">
            <text:p>78.6667</text:p>
          </table:table-cell>
          <table:table-cell office:value-type="float" office:value="75.0">
            <text:p>75.0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4-08T12:00:00">
            <text:p>Fri Apr  8 12:00:00 2022</text:p>
          </table:table-cell>
          <table:table-cell office:value-type="float" office:value="75.8333">
            <text:p>75.8333</text:p>
          </table:table-cell>
          <table:table-cell office:value-type="float" office:value="74.1667">
            <text:p>74.1667</text:p>
          </table:table-cell>
          <table:table-cell office:value-type="float" office:value="69.6667">
            <text:p>69.6667</text:p>
          </table:table-cell>
          <table:table-cell office:value-type="float" office:value="61.8333">
            <text:p>61.8333</text:p>
          </table:table-cell>
          <table:table-cell office:value-type="float" office:value="56.0">
            <text:p>56.0</text:p>
          </table:table-cell>
          <table:table-cell office:value-type="float" office:value="49.5">
            <text:p>49.5</text:p>
          </table:table-cell>
          <table:table-cell office:value-type="float" office:value="38.1667">
            <text:p>38.1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4-08T13:00:00">
            <text:p>Fri Apr  8 13:00:00 2022</text:p>
          </table:table-cell>
          <table:table-cell office:value-type="float" office:value="73.8333">
            <text:p>73.8333</text:p>
          </table:table-cell>
          <table:table-cell office:value-type="float" office:value="75.8333">
            <text:p>75.8333</text:p>
          </table:table-cell>
          <table:table-cell office:value-type="float" office:value="74.1667">
            <text:p>74.1667</text:p>
          </table:table-cell>
          <table:table-cell office:value-type="float" office:value="69.6667">
            <text:p>69.6667</text:p>
          </table:table-cell>
          <table:table-cell office:value-type="float" office:value="61.8333">
            <text:p>61.8333</text:p>
          </table:table-cell>
          <table:table-cell office:value-type="float" office:value="56.0">
            <text:p>56.0</text:p>
          </table:table-cell>
          <table:table-cell office:value-type="float" office:value="49.5">
            <text:p>49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4-08T14:00:00">
            <text:p>Fri Apr  8 14:00:00 2022</text:p>
          </table:table-cell>
          <table:table-cell office:value-type="float" office:value="65.0">
            <text:p>65.0</text:p>
          </table:table-cell>
          <table:table-cell office:value-type="float" office:value="73.8333">
            <text:p>73.8333</text:p>
          </table:table-cell>
          <table:table-cell office:value-type="float" office:value="75.8333">
            <text:p>75.8333</text:p>
          </table:table-cell>
          <table:table-cell office:value-type="float" office:value="74.1667">
            <text:p>74.1667</text:p>
          </table:table-cell>
          <table:table-cell office:value-type="float" office:value="69.6667">
            <text:p>69.6667</text:p>
          </table:table-cell>
          <table:table-cell office:value-type="float" office:value="61.8333">
            <text:p>61.8333</text:p>
          </table:table-cell>
          <table:table-cell office:value-type="float" office:value="56.0">
            <text:p>56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4-08T15:00:00">
            <text:p>Fri Apr  8 15:00:00 2022</text:p>
          </table:table-cell>
          <table:table-cell office:value-type="float" office:value="46.8333">
            <text:p>46.8333</text:p>
          </table:table-cell>
          <table:table-cell office:value-type="float" office:value="65.0">
            <text:p>65.0</text:p>
          </table:table-cell>
          <table:table-cell office:value-type="float" office:value="73.8333">
            <text:p>73.8333</text:p>
          </table:table-cell>
          <table:table-cell office:value-type="float" office:value="75.8333">
            <text:p>75.8333</text:p>
          </table:table-cell>
          <table:table-cell office:value-type="float" office:value="74.1667">
            <text:p>74.1667</text:p>
          </table:table-cell>
          <table:table-cell office:value-type="float" office:value="69.6667">
            <text:p>69.6667</text:p>
          </table:table-cell>
          <table:table-cell office:value-type="float" office:value="61.8333">
            <text:p>61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4-08T16:00:00">
            <text:p>Fri Apr  8 16:00:00 2022</text:p>
          </table:table-cell>
          <table:table-cell office:value-type="float" office:value="34.8333">
            <text:p>34.8333</text:p>
          </table:table-cell>
          <table:table-cell office:value-type="float" office:value="46.8333">
            <text:p>46.8333</text:p>
          </table:table-cell>
          <table:table-cell office:value-type="float" office:value="65.0">
            <text:p>65.0</text:p>
          </table:table-cell>
          <table:table-cell office:value-type="float" office:value="73.8333">
            <text:p>73.8333</text:p>
          </table:table-cell>
          <table:table-cell office:value-type="float" office:value="75.8333">
            <text:p>75.8333</text:p>
          </table:table-cell>
          <table:table-cell office:value-type="float" office:value="74.1667">
            <text:p>74.1667</text:p>
          </table:table-cell>
          <table:table-cell office:value-type="float" office:value="69.6667">
            <text:p>69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4-08T17:00:00">
            <text:p>Fri Apr  8 17:00:00 2022</text:p>
          </table:table-cell>
          <table:table-cell office:value-type="float" office:value="28.6667">
            <text:p>28.6667</text:p>
          </table:table-cell>
          <table:table-cell office:value-type="float" office:value="34.8333">
            <text:p>34.8333</text:p>
          </table:table-cell>
          <table:table-cell office:value-type="float" office:value="46.8333">
            <text:p>46.8333</text:p>
          </table:table-cell>
          <table:table-cell office:value-type="float" office:value="65.0">
            <text:p>65.0</text:p>
          </table:table-cell>
          <table:table-cell office:value-type="float" office:value="73.8333">
            <text:p>73.8333</text:p>
          </table:table-cell>
          <table:table-cell office:value-type="float" office:value="75.8333">
            <text:p>75.8333</text:p>
          </table:table-cell>
          <table:table-cell office:value-type="float" office:value="74.1667">
            <text:p>74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4-09T12:00:00">
            <text:p>Sat Apr  9 12:00:00 2022</text:p>
          </table:table-cell>
          <table:table-cell office:value-type="float" office:value="60.1667">
            <text:p>60.1667</text:p>
          </table:table-cell>
          <table:table-cell office:value-type="float" office:value="66.1667">
            <text:p>66.1667</text:p>
          </table:table-cell>
          <table:table-cell office:value-type="float" office:value="67.6667">
            <text:p>67.6667</text:p>
          </table:table-cell>
          <table:table-cell office:value-type="float" office:value="66.5">
            <text:p>66.5</text:p>
          </table:table-cell>
          <table:table-cell office:value-type="float" office:value="62.0">
            <text:p>62.0</text:p>
          </table:table-cell>
          <table:table-cell office:value-type="float" office:value="58.6667">
            <text:p>58.6667</text:p>
          </table:table-cell>
          <table:table-cell office:value-type="float" office:value="50.5">
            <text:p>50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4-09T13:00:00">
            <text:p>Sat Apr  9 13:00:00 2022</text:p>
          </table:table-cell>
          <table:table-cell office:value-type="float" office:value="52.6667">
            <text:p>52.6667</text:p>
          </table:table-cell>
          <table:table-cell office:value-type="float" office:value="60.1667">
            <text:p>60.1667</text:p>
          </table:table-cell>
          <table:table-cell office:value-type="float" office:value="66.1667">
            <text:p>66.1667</text:p>
          </table:table-cell>
          <table:table-cell office:value-type="float" office:value="67.6667">
            <text:p>67.6667</text:p>
          </table:table-cell>
          <table:table-cell office:value-type="float" office:value="66.5">
            <text:p>66.5</text:p>
          </table:table-cell>
          <table:table-cell office:value-type="float" office:value="62.0">
            <text:p>62.0</text:p>
          </table:table-cell>
          <table:table-cell office:value-type="float" office:value="58.6667">
            <text:p>58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4-09T14:00:00">
            <text:p>Sat Apr  9 14:00:00 2022</text:p>
          </table:table-cell>
          <table:table-cell office:value-type="float" office:value="47.6667">
            <text:p>47.6667</text:p>
          </table:table-cell>
          <table:table-cell office:value-type="float" office:value="52.6667">
            <text:p>52.6667</text:p>
          </table:table-cell>
          <table:table-cell office:value-type="float" office:value="60.1667">
            <text:p>60.1667</text:p>
          </table:table-cell>
          <table:table-cell office:value-type="float" office:value="66.1667">
            <text:p>66.1667</text:p>
          </table:table-cell>
          <table:table-cell office:value-type="float" office:value="67.6667">
            <text:p>67.6667</text:p>
          </table:table-cell>
          <table:table-cell office:value-type="float" office:value="66.5">
            <text:p>66.5</text:p>
          </table:table-cell>
          <table:table-cell office:value-type="float" office:value="62.0">
            <text:p>62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4-09T15:00:00">
            <text:p>Sat Apr  9 15:00:00 2022</text:p>
          </table:table-cell>
          <table:table-cell office:value-type="float" office:value="53.1667">
            <text:p>53.1667</text:p>
          </table:table-cell>
          <table:table-cell office:value-type="float" office:value="47.6667">
            <text:p>47.6667</text:p>
          </table:table-cell>
          <table:table-cell office:value-type="float" office:value="52.6667">
            <text:p>52.6667</text:p>
          </table:table-cell>
          <table:table-cell office:value-type="float" office:value="60.1667">
            <text:p>60.1667</text:p>
          </table:table-cell>
          <table:table-cell office:value-type="float" office:value="66.1667">
            <text:p>66.1667</text:p>
          </table:table-cell>
          <table:table-cell office:value-type="float" office:value="67.6667">
            <text:p>67.6667</text:p>
          </table:table-cell>
          <table:table-cell office:value-type="float" office:value="66.5">
            <text:p>66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4-09T16:00:00">
            <text:p>Sat Apr  9 16:00:00 2022</text:p>
          </table:table-cell>
          <table:table-cell office:value-type="float" office:value="46.3333">
            <text:p>46.3333</text:p>
          </table:table-cell>
          <table:table-cell office:value-type="float" office:value="53.1667">
            <text:p>53.1667</text:p>
          </table:table-cell>
          <table:table-cell office:value-type="float" office:value="47.6667">
            <text:p>47.6667</text:p>
          </table:table-cell>
          <table:table-cell office:value-type="float" office:value="52.6667">
            <text:p>52.6667</text:p>
          </table:table-cell>
          <table:table-cell office:value-type="float" office:value="60.1667">
            <text:p>60.1667</text:p>
          </table:table-cell>
          <table:table-cell office:value-type="float" office:value="66.1667">
            <text:p>66.1667</text:p>
          </table:table-cell>
          <table:table-cell office:value-type="float" office:value="67.6667">
            <text:p>67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4-09T17:00:00">
            <text:p>Sat Apr  9 17:00:00 2022</text:p>
          </table:table-cell>
          <table:table-cell office:value-type="float" office:value="42.8333">
            <text:p>42.8333</text:p>
          </table:table-cell>
          <table:table-cell office:value-type="float" office:value="46.3333">
            <text:p>46.3333</text:p>
          </table:table-cell>
          <table:table-cell office:value-type="float" office:value="53.1667">
            <text:p>53.1667</text:p>
          </table:table-cell>
          <table:table-cell office:value-type="float" office:value="47.6667">
            <text:p>47.6667</text:p>
          </table:table-cell>
          <table:table-cell office:value-type="float" office:value="52.6667">
            <text:p>52.6667</text:p>
          </table:table-cell>
          <table:table-cell office:value-type="float" office:value="60.1667">
            <text:p>60.1667</text:p>
          </table:table-cell>
          <table:table-cell office:value-type="float" office:value="66.1667">
            <text:p>66.1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4-09T18:00:00">
            <text:p>Sat Apr  9 18:00:00 2022</text:p>
          </table:table-cell>
          <table:table-cell office:value-type="float" office:value="34.1667">
            <text:p>34.1667</text:p>
          </table:table-cell>
          <table:table-cell office:value-type="float" office:value="42.8333">
            <text:p>42.8333</text:p>
          </table:table-cell>
          <table:table-cell office:value-type="float" office:value="46.3333">
            <text:p>46.3333</text:p>
          </table:table-cell>
          <table:table-cell office:value-type="float" office:value="53.1667">
            <text:p>53.1667</text:p>
          </table:table-cell>
          <table:table-cell office:value-type="float" office:value="47.6667">
            <text:p>47.6667</text:p>
          </table:table-cell>
          <table:table-cell office:value-type="float" office:value="52.6667">
            <text:p>52.6667</text:p>
          </table:table-cell>
          <table:table-cell office:value-type="float" office:value="60.1667">
            <text:p>60.1667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4-10T12:00:00">
            <text:p>Sun Apr 10 12:00:00 2022</text:p>
          </table:table-cell>
          <table:table-cell office:value-type="float" office:value="91.6667">
            <text:p>91.6667</text:p>
          </table:table-cell>
          <table:table-cell office:value-type="float" office:value="81.6667">
            <text:p>81.6667</text:p>
          </table:table-cell>
          <table:table-cell office:value-type="float" office:value="73.0">
            <text:p>73.0</text:p>
          </table:table-cell>
          <table:table-cell office:value-type="float" office:value="67.3333">
            <text:p>67.3333</text:p>
          </table:table-cell>
          <table:table-cell office:value-type="float" office:value="60.5">
            <text:p>60.5</text:p>
          </table:table-cell>
          <table:table-cell office:value-type="float" office:value="49.3333">
            <text:p>49.3333</text:p>
          </table:table-cell>
          <table:table-cell office:value-type="float" office:value="41.1667">
            <text:p>41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4-10T13:00:00">
            <text:p>Sun Apr 10 13:00:00 2022</text:p>
          </table:table-cell>
          <table:table-cell office:value-type="float" office:value="80.1667">
            <text:p>80.1667</text:p>
          </table:table-cell>
          <table:table-cell office:value-type="float" office:value="91.6667">
            <text:p>91.6667</text:p>
          </table:table-cell>
          <table:table-cell office:value-type="float" office:value="81.6667">
            <text:p>81.6667</text:p>
          </table:table-cell>
          <table:table-cell office:value-type="float" office:value="73.0">
            <text:p>73.0</text:p>
          </table:table-cell>
          <table:table-cell office:value-type="float" office:value="67.3333">
            <text:p>67.3333</text:p>
          </table:table-cell>
          <table:table-cell office:value-type="float" office:value="60.5">
            <text:p>60.5</text:p>
          </table:table-cell>
          <table:table-cell office:value-type="float" office:value="49.3333">
            <text:p>49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4-10T14:00:00">
            <text:p>Sun Apr 10 14:00:00 2022</text:p>
          </table:table-cell>
          <table:table-cell office:value-type="float" office:value="74.3333">
            <text:p>74.3333</text:p>
          </table:table-cell>
          <table:table-cell office:value-type="float" office:value="80.1667">
            <text:p>80.1667</text:p>
          </table:table-cell>
          <table:table-cell office:value-type="float" office:value="91.6667">
            <text:p>91.6667</text:p>
          </table:table-cell>
          <table:table-cell office:value-type="float" office:value="81.6667">
            <text:p>81.6667</text:p>
          </table:table-cell>
          <table:table-cell office:value-type="float" office:value="73.0">
            <text:p>73.0</text:p>
          </table:table-cell>
          <table:table-cell office:value-type="float" office:value="67.3333">
            <text:p>67.3333</text:p>
          </table:table-cell>
          <table:table-cell office:value-type="float" office:value="60.5">
            <text:p>60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4-10T15:00:00">
            <text:p>Sun Apr 10 15:00:00 2022</text:p>
          </table:table-cell>
          <table:table-cell office:value-type="float" office:value="63.0">
            <text:p>63.0</text:p>
          </table:table-cell>
          <table:table-cell office:value-type="float" office:value="74.3333">
            <text:p>74.3333</text:p>
          </table:table-cell>
          <table:table-cell office:value-type="float" office:value="80.1667">
            <text:p>80.1667</text:p>
          </table:table-cell>
          <table:table-cell office:value-type="float" office:value="91.6667">
            <text:p>91.6667</text:p>
          </table:table-cell>
          <table:table-cell office:value-type="float" office:value="81.6667">
            <text:p>81.6667</text:p>
          </table:table-cell>
          <table:table-cell office:value-type="float" office:value="73.0">
            <text:p>73.0</text:p>
          </table:table-cell>
          <table:table-cell office:value-type="float" office:value="67.3333">
            <text:p>67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4-10T16:00:00">
            <text:p>Sun Apr 10 16:00:00 2022</text:p>
          </table:table-cell>
          <table:table-cell office:value-type="float" office:value="29.3333">
            <text:p>29.3333</text:p>
          </table:table-cell>
          <table:table-cell office:value-type="float" office:value="63.0">
            <text:p>63.0</text:p>
          </table:table-cell>
          <table:table-cell office:value-type="float" office:value="74.3333">
            <text:p>74.3333</text:p>
          </table:table-cell>
          <table:table-cell office:value-type="float" office:value="80.1667">
            <text:p>80.1667</text:p>
          </table:table-cell>
          <table:table-cell office:value-type="float" office:value="91.6667">
            <text:p>91.6667</text:p>
          </table:table-cell>
          <table:table-cell office:value-type="float" office:value="81.6667">
            <text:p>81.6667</text:p>
          </table:table-cell>
          <table:table-cell office:value-type="float" office:value="73.0">
            <text:p>73.0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4-10T17:00:00">
            <text:p>Sun Apr 10 17:00:00 2022</text:p>
          </table:table-cell>
          <table:table-cell office:value-type="float" office:value="28.6667">
            <text:p>28.6667</text:p>
          </table:table-cell>
          <table:table-cell office:value-type="float" office:value="29.3333">
            <text:p>29.3333</text:p>
          </table:table-cell>
          <table:table-cell office:value-type="float" office:value="63.0">
            <text:p>63.0</text:p>
          </table:table-cell>
          <table:table-cell office:value-type="float" office:value="74.3333">
            <text:p>74.3333</text:p>
          </table:table-cell>
          <table:table-cell office:value-type="float" office:value="80.1667">
            <text:p>80.1667</text:p>
          </table:table-cell>
          <table:table-cell office:value-type="float" office:value="91.6667">
            <text:p>91.6667</text:p>
          </table:table-cell>
          <table:table-cell office:value-type="float" office:value="81.6667">
            <text:p>81.6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4-10T18:00:00">
            <text:p>Sun Apr 10 18:00:00 2022</text:p>
          </table:table-cell>
          <table:table-cell office:value-type="float" office:value="26.1667">
            <text:p>26.1667</text:p>
          </table:table-cell>
          <table:table-cell office:value-type="float" office:value="28.6667">
            <text:p>28.6667</text:p>
          </table:table-cell>
          <table:table-cell office:value-type="float" office:value="29.3333">
            <text:p>29.3333</text:p>
          </table:table-cell>
          <table:table-cell office:value-type="float" office:value="63.0">
            <text:p>63.0</text:p>
          </table:table-cell>
          <table:table-cell office:value-type="float" office:value="74.3333">
            <text:p>74.3333</text:p>
          </table:table-cell>
          <table:table-cell office:value-type="float" office:value="80.1667">
            <text:p>80.1667</text:p>
          </table:table-cell>
          <table:table-cell office:value-type="float" office:value="91.6667">
            <text:p>91.6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4-11T13:00:00">
            <text:p>Mon Apr 11 13:00:00 2022</text:p>
          </table:table-cell>
          <table:table-cell office:value-type="float" office:value="77.8333">
            <text:p>77.8333</text:p>
          </table:table-cell>
          <table:table-cell office:value-type="float" office:value="83.1667">
            <text:p>83.1667</text:p>
          </table:table-cell>
          <table:table-cell office:value-type="float" office:value="81.8333">
            <text:p>81.8333</text:p>
          </table:table-cell>
          <table:table-cell office:value-type="float" office:value="80.5">
            <text:p>80.5</text:p>
          </table:table-cell>
          <table:table-cell office:value-type="float" office:value="73.6667">
            <text:p>73.6667</text:p>
          </table:table-cell>
          <table:table-cell office:value-type="float" office:value="63.0">
            <text:p>63.0</text:p>
          </table:table-cell>
          <table:table-cell office:value-type="float" office:value="49.0">
            <text:p>49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4-11T14:00:00">
            <text:p>Mon Apr 11 14:00:00 2022</text:p>
          </table:table-cell>
          <table:table-cell office:value-type="float" office:value="70.5">
            <text:p>70.5</text:p>
          </table:table-cell>
          <table:table-cell office:value-type="float" office:value="77.8333">
            <text:p>77.8333</text:p>
          </table:table-cell>
          <table:table-cell office:value-type="float" office:value="83.1667">
            <text:p>83.1667</text:p>
          </table:table-cell>
          <table:table-cell office:value-type="float" office:value="81.8333">
            <text:p>81.8333</text:p>
          </table:table-cell>
          <table:table-cell office:value-type="float" office:value="80.5">
            <text:p>80.5</text:p>
          </table:table-cell>
          <table:table-cell office:value-type="float" office:value="73.6667">
            <text:p>73.6667</text:p>
          </table:table-cell>
          <table:table-cell office:value-type="float" office:value="63.0">
            <text:p>63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4-11T15:00:00">
            <text:p>Mon Apr 11 15:00:00 2022</text:p>
          </table:table-cell>
          <table:table-cell office:value-type="float" office:value="61.3333">
            <text:p>61.3333</text:p>
          </table:table-cell>
          <table:table-cell office:value-type="float" office:value="70.5">
            <text:p>70.5</text:p>
          </table:table-cell>
          <table:table-cell office:value-type="float" office:value="77.8333">
            <text:p>77.8333</text:p>
          </table:table-cell>
          <table:table-cell office:value-type="float" office:value="83.1667">
            <text:p>83.1667</text:p>
          </table:table-cell>
          <table:table-cell office:value-type="float" office:value="81.8333">
            <text:p>81.8333</text:p>
          </table:table-cell>
          <table:table-cell office:value-type="float" office:value="80.5">
            <text:p>80.5</text:p>
          </table:table-cell>
          <table:table-cell office:value-type="float" office:value="73.6667">
            <text:p>73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4-11T16:00:00">
            <text:p>Mon Apr 11 16:00:00 2022</text:p>
          </table:table-cell>
          <table:table-cell office:value-type="float" office:value="55.6667">
            <text:p>55.6667</text:p>
          </table:table-cell>
          <table:table-cell office:value-type="float" office:value="61.3333">
            <text:p>61.3333</text:p>
          </table:table-cell>
          <table:table-cell office:value-type="float" office:value="70.5">
            <text:p>70.5</text:p>
          </table:table-cell>
          <table:table-cell office:value-type="float" office:value="77.8333">
            <text:p>77.8333</text:p>
          </table:table-cell>
          <table:table-cell office:value-type="float" office:value="83.1667">
            <text:p>83.1667</text:p>
          </table:table-cell>
          <table:table-cell office:value-type="float" office:value="81.8333">
            <text:p>81.8333</text:p>
          </table:table-cell>
          <table:table-cell office:value-type="float" office:value="80.5">
            <text:p>80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4-11T17:00:00">
            <text:p>Mon Apr 11 17:00:00 2022</text:p>
          </table:table-cell>
          <table:table-cell office:value-type="float" office:value="51.1667">
            <text:p>51.1667</text:p>
          </table:table-cell>
          <table:table-cell office:value-type="float" office:value="55.6667">
            <text:p>55.6667</text:p>
          </table:table-cell>
          <table:table-cell office:value-type="float" office:value="61.3333">
            <text:p>61.3333</text:p>
          </table:table-cell>
          <table:table-cell office:value-type="float" office:value="70.5">
            <text:p>70.5</text:p>
          </table:table-cell>
          <table:table-cell office:value-type="float" office:value="77.8333">
            <text:p>77.8333</text:p>
          </table:table-cell>
          <table:table-cell office:value-type="float" office:value="83.1667">
            <text:p>83.1667</text:p>
          </table:table-cell>
          <table:table-cell office:value-type="float" office:value="81.8333">
            <text:p>81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4-11T18:00:00">
            <text:p>Mon Apr 11 18:00:00 2022</text:p>
          </table:table-cell>
          <table:table-cell office:value-type="float" office:value="46.1667">
            <text:p>46.1667</text:p>
          </table:table-cell>
          <table:table-cell office:value-type="float" office:value="51.1667">
            <text:p>51.1667</text:p>
          </table:table-cell>
          <table:table-cell office:value-type="float" office:value="55.6667">
            <text:p>55.6667</text:p>
          </table:table-cell>
          <table:table-cell office:value-type="float" office:value="61.3333">
            <text:p>61.3333</text:p>
          </table:table-cell>
          <table:table-cell office:value-type="float" office:value="70.5">
            <text:p>70.5</text:p>
          </table:table-cell>
          <table:table-cell office:value-type="float" office:value="77.8333">
            <text:p>77.8333</text:p>
          </table:table-cell>
          <table:table-cell office:value-type="float" office:value="83.1667">
            <text:p>83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4-12T13:00:00">
            <text:p>Tue Apr 12 13:00:00 2022</text:p>
          </table:table-cell>
          <table:table-cell office:value-type="float" office:value="62.1667">
            <text:p>62.1667</text:p>
          </table:table-cell>
          <table:table-cell office:value-type="float" office:value="67.6667">
            <text:p>67.6667</text:p>
          </table:table-cell>
          <table:table-cell office:value-type="float" office:value="60.3333">
            <text:p>60.3333</text:p>
          </table:table-cell>
          <table:table-cell office:value-type="float" office:value="61.0">
            <text:p>61.0</text:p>
          </table:table-cell>
          <table:table-cell office:value-type="float" office:value="64.8333">
            <text:p>64.8333</text:p>
          </table:table-cell>
          <table:table-cell office:value-type="float" office:value="66.6667">
            <text:p>66.6667</text:p>
          </table:table-cell>
          <table:table-cell office:value-type="float" office:value="66.1667">
            <text:p>66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4-12T14:00:00">
            <text:p>Tue Apr 12 14:00:00 2022</text:p>
          </table:table-cell>
          <table:table-cell office:value-type="float" office:value="56.0">
            <text:p>56.0</text:p>
          </table:table-cell>
          <table:table-cell office:value-type="float" office:value="62.1667">
            <text:p>62.1667</text:p>
          </table:table-cell>
          <table:table-cell office:value-type="float" office:value="67.6667">
            <text:p>67.6667</text:p>
          </table:table-cell>
          <table:table-cell office:value-type="float" office:value="60.3333">
            <text:p>60.3333</text:p>
          </table:table-cell>
          <table:table-cell office:value-type="float" office:value="61.0">
            <text:p>61.0</text:p>
          </table:table-cell>
          <table:table-cell office:value-type="float" office:value="64.8333">
            <text:p>64.8333</text:p>
          </table:table-cell>
          <table:table-cell office:value-type="float" office:value="66.6667">
            <text:p>66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4-12T15:00:00">
            <text:p>Tue Apr 12 15:00:00 2022</text:p>
          </table:table-cell>
          <table:table-cell office:value-type="float" office:value="48.6667">
            <text:p>48.6667</text:p>
          </table:table-cell>
          <table:table-cell office:value-type="float" office:value="56.0">
            <text:p>56.0</text:p>
          </table:table-cell>
          <table:table-cell office:value-type="float" office:value="62.1667">
            <text:p>62.1667</text:p>
          </table:table-cell>
          <table:table-cell office:value-type="float" office:value="67.6667">
            <text:p>67.6667</text:p>
          </table:table-cell>
          <table:table-cell office:value-type="float" office:value="60.3333">
            <text:p>60.3333</text:p>
          </table:table-cell>
          <table:table-cell office:value-type="float" office:value="61.0">
            <text:p>61.0</text:p>
          </table:table-cell>
          <table:table-cell office:value-type="float" office:value="64.8333">
            <text:p>64.8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4-12T16:00:00">
            <text:p>Tue Apr 12 16:00:00 2022</text:p>
          </table:table-cell>
          <table:table-cell office:value-type="float" office:value="61.8333">
            <text:p>61.8333</text:p>
          </table:table-cell>
          <table:table-cell office:value-type="float" office:value="48.6667">
            <text:p>48.6667</text:p>
          </table:table-cell>
          <table:table-cell office:value-type="float" office:value="56.0">
            <text:p>56.0</text:p>
          </table:table-cell>
          <table:table-cell office:value-type="float" office:value="62.1667">
            <text:p>62.1667</text:p>
          </table:table-cell>
          <table:table-cell office:value-type="float" office:value="67.6667">
            <text:p>67.6667</text:p>
          </table:table-cell>
          <table:table-cell office:value-type="float" office:value="60.3333">
            <text:p>60.3333</text:p>
          </table:table-cell>
          <table:table-cell office:value-type="float" office:value="61.0">
            <text:p>61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4-12T17:00:00">
            <text:p>Tue Apr 12 17:00:00 2022</text:p>
          </table:table-cell>
          <table:table-cell office:value-type="float" office:value="47.6667">
            <text:p>47.6667</text:p>
          </table:table-cell>
          <table:table-cell office:value-type="float" office:value="61.8333">
            <text:p>61.8333</text:p>
          </table:table-cell>
          <table:table-cell office:value-type="float" office:value="48.6667">
            <text:p>48.6667</text:p>
          </table:table-cell>
          <table:table-cell office:value-type="float" office:value="56.0">
            <text:p>56.0</text:p>
          </table:table-cell>
          <table:table-cell office:value-type="float" office:value="62.1667">
            <text:p>62.1667</text:p>
          </table:table-cell>
          <table:table-cell office:value-type="float" office:value="67.6667">
            <text:p>67.6667</text:p>
          </table:table-cell>
          <table:table-cell office:value-type="float" office:value="60.3333">
            <text:p>60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4-12T18:00:00">
            <text:p>Tue Apr 12 18:00:00 2022</text:p>
          </table:table-cell>
          <table:table-cell office:value-type="float" office:value="39.0">
            <text:p>39.0</text:p>
          </table:table-cell>
          <table:table-cell office:value-type="float" office:value="47.6667">
            <text:p>47.6667</text:p>
          </table:table-cell>
          <table:table-cell office:value-type="float" office:value="61.8333">
            <text:p>61.8333</text:p>
          </table:table-cell>
          <table:table-cell office:value-type="float" office:value="48.6667">
            <text:p>48.6667</text:p>
          </table:table-cell>
          <table:table-cell office:value-type="float" office:value="56.0">
            <text:p>56.0</text:p>
          </table:table-cell>
          <table:table-cell office:value-type="float" office:value="62.1667">
            <text:p>62.1667</text:p>
          </table:table-cell>
          <table:table-cell office:value-type="float" office:value="67.6667">
            <text:p>67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12T19:00:00">
            <text:p>Tue Apr 12 19:00:00 2022</text:p>
          </table:table-cell>
          <table:table-cell office:value-type="float" office:value="45.6667">
            <text:p>45.6667</text:p>
          </table:table-cell>
          <table:table-cell office:value-type="float" office:value="39.0">
            <text:p>39.0</text:p>
          </table:table-cell>
          <table:table-cell office:value-type="float" office:value="47.6667">
            <text:p>47.6667</text:p>
          </table:table-cell>
          <table:table-cell office:value-type="float" office:value="61.8333">
            <text:p>61.8333</text:p>
          </table:table-cell>
          <table:table-cell office:value-type="float" office:value="48.6667">
            <text:p>48.6667</text:p>
          </table:table-cell>
          <table:table-cell office:value-type="float" office:value="56.0">
            <text:p>56.0</text:p>
          </table:table-cell>
          <table:table-cell office:value-type="float" office:value="62.1667">
            <text:p>62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4-13T13:00:00">
            <text:p>Wed Apr 13 13:00:00 2022</text:p>
          </table:table-cell>
          <table:table-cell office:value-type="float" office:value="65.5">
            <text:p>65.5</text:p>
          </table:table-cell>
          <table:table-cell office:value-type="float" office:value="61.5">
            <text:p>61.5</text:p>
          </table:table-cell>
          <table:table-cell office:value-type="float" office:value="63.0">
            <text:p>63.0</text:p>
          </table:table-cell>
          <table:table-cell office:value-type="float" office:value="55.3333">
            <text:p>55.3333</text:p>
          </table:table-cell>
          <table:table-cell office:value-type="float" office:value="59.8333">
            <text:p>59.8333</text:p>
          </table:table-cell>
          <table:table-cell office:value-type="float" office:value="52.3333">
            <text:p>52.3333</text:p>
          </table:table-cell>
          <table:table-cell office:value-type="float" office:value="45.8333">
            <text:p>45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4-13T14:00:00">
            <text:p>Wed Apr 13 14:00:00 2022</text:p>
          </table:table-cell>
          <table:table-cell office:value-type="float" office:value="57.6667">
            <text:p>57.6667</text:p>
          </table:table-cell>
          <table:table-cell office:value-type="float" office:value="65.5">
            <text:p>65.5</text:p>
          </table:table-cell>
          <table:table-cell office:value-type="float" office:value="61.5">
            <text:p>61.5</text:p>
          </table:table-cell>
          <table:table-cell office:value-type="float" office:value="63.0">
            <text:p>63.0</text:p>
          </table:table-cell>
          <table:table-cell office:value-type="float" office:value="55.3333">
            <text:p>55.3333</text:p>
          </table:table-cell>
          <table:table-cell office:value-type="float" office:value="59.8333">
            <text:p>59.8333</text:p>
          </table:table-cell>
          <table:table-cell office:value-type="float" office:value="52.3333">
            <text:p>52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4-13T15:00:00">
            <text:p>Wed Apr 13 15:00:00 2022</text:p>
          </table:table-cell>
          <table:table-cell office:value-type="float" office:value="59.0">
            <text:p>59.0</text:p>
          </table:table-cell>
          <table:table-cell office:value-type="float" office:value="57.6667">
            <text:p>57.6667</text:p>
          </table:table-cell>
          <table:table-cell office:value-type="float" office:value="65.5">
            <text:p>65.5</text:p>
          </table:table-cell>
          <table:table-cell office:value-type="float" office:value="61.5">
            <text:p>61.5</text:p>
          </table:table-cell>
          <table:table-cell office:value-type="float" office:value="63.0">
            <text:p>63.0</text:p>
          </table:table-cell>
          <table:table-cell office:value-type="float" office:value="55.3333">
            <text:p>55.3333</text:p>
          </table:table-cell>
          <table:table-cell office:value-type="float" office:value="59.8333">
            <text:p>59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4-13T16:00:00">
            <text:p>Wed Apr 13 16:00:00 2022</text:p>
          </table:table-cell>
          <table:table-cell office:value-type="float" office:value="41.5">
            <text:p>41.5</text:p>
          </table:table-cell>
          <table:table-cell office:value-type="float" office:value="59.0">
            <text:p>59.0</text:p>
          </table:table-cell>
          <table:table-cell office:value-type="float" office:value="57.6667">
            <text:p>57.6667</text:p>
          </table:table-cell>
          <table:table-cell office:value-type="float" office:value="65.5">
            <text:p>65.5</text:p>
          </table:table-cell>
          <table:table-cell office:value-type="float" office:value="61.5">
            <text:p>61.5</text:p>
          </table:table-cell>
          <table:table-cell office:value-type="float" office:value="63.0">
            <text:p>63.0</text:p>
          </table:table-cell>
          <table:table-cell office:value-type="float" office:value="55.3333">
            <text:p>55.3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4-13T17:00:00">
            <text:p>Wed Apr 13 17:00:00 2022</text:p>
          </table:table-cell>
          <table:table-cell office:value-type="float" office:value="45.6667">
            <text:p>45.6667</text:p>
          </table:table-cell>
          <table:table-cell office:value-type="float" office:value="41.5">
            <text:p>41.5</text:p>
          </table:table-cell>
          <table:table-cell office:value-type="float" office:value="59.0">
            <text:p>59.0</text:p>
          </table:table-cell>
          <table:table-cell office:value-type="float" office:value="57.6667">
            <text:p>57.6667</text:p>
          </table:table-cell>
          <table:table-cell office:value-type="float" office:value="65.5">
            <text:p>65.5</text:p>
          </table:table-cell>
          <table:table-cell office:value-type="float" office:value="61.5">
            <text:p>61.5</text:p>
          </table:table-cell>
          <table:table-cell office:value-type="float" office:value="63.0">
            <text:p>63.0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13T18:00:00">
            <text:p>Wed Apr 13 18:00:00 2022</text:p>
          </table:table-cell>
          <table:table-cell office:value-type="float" office:value="48.8333">
            <text:p>48.8333</text:p>
          </table:table-cell>
          <table:table-cell office:value-type="float" office:value="45.6667">
            <text:p>45.6667</text:p>
          </table:table-cell>
          <table:table-cell office:value-type="float" office:value="41.5">
            <text:p>41.5</text:p>
          </table:table-cell>
          <table:table-cell office:value-type="float" office:value="59.0">
            <text:p>59.0</text:p>
          </table:table-cell>
          <table:table-cell office:value-type="float" office:value="57.6667">
            <text:p>57.6667</text:p>
          </table:table-cell>
          <table:table-cell office:value-type="float" office:value="65.5">
            <text:p>65.5</text:p>
          </table:table-cell>
          <table:table-cell office:value-type="float" office:value="61.5">
            <text:p>61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4-13T19:00:00">
            <text:p>Wed Apr 13 19:00:00 2022</text:p>
          </table:table-cell>
          <table:table-cell office:value-type="float" office:value="36.6667">
            <text:p>36.6667</text:p>
          </table:table-cell>
          <table:table-cell office:value-type="float" office:value="48.8333">
            <text:p>48.8333</text:p>
          </table:table-cell>
          <table:table-cell office:value-type="float" office:value="45.6667">
            <text:p>45.6667</text:p>
          </table:table-cell>
          <table:table-cell office:value-type="float" office:value="41.5">
            <text:p>41.5</text:p>
          </table:table-cell>
          <table:table-cell office:value-type="float" office:value="59.0">
            <text:p>59.0</text:p>
          </table:table-cell>
          <table:table-cell office:value-type="float" office:value="57.6667">
            <text:p>57.6667</text:p>
          </table:table-cell>
          <table:table-cell office:value-type="float" office:value="65.5">
            <text:p>65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4-14T12:00:00">
            <text:p>Thu Apr 14 12:00:00 2022</text:p>
          </table:table-cell>
          <table:table-cell office:value-type="float" office:value="74.8333">
            <text:p>74.8333</text:p>
          </table:table-cell>
          <table:table-cell office:value-type="float" office:value="74.3333">
            <text:p>74.3333</text:p>
          </table:table-cell>
          <table:table-cell office:value-type="float" office:value="72.0">
            <text:p>72.0</text:p>
          </table:table-cell>
          <table:table-cell office:value-type="float" office:value="66.8333">
            <text:p>66.8333</text:p>
          </table:table-cell>
          <table:table-cell office:value-type="float" office:value="60.8333">
            <text:p>60.8333</text:p>
          </table:table-cell>
          <table:table-cell office:value-type="float" office:value="51.5">
            <text:p>51.5</text:p>
          </table:table-cell>
          <table:table-cell office:value-type="float" office:value="46.0">
            <text:p>46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4-14T13:00:00">
            <text:p>Thu Apr 14 13:00:00 2022</text:p>
          </table:table-cell>
          <table:table-cell office:value-type="float" office:value="70.8333">
            <text:p>70.8333</text:p>
          </table:table-cell>
          <table:table-cell office:value-type="float" office:value="74.8333">
            <text:p>74.8333</text:p>
          </table:table-cell>
          <table:table-cell office:value-type="float" office:value="74.3333">
            <text:p>74.3333</text:p>
          </table:table-cell>
          <table:table-cell office:value-type="float" office:value="72.0">
            <text:p>72.0</text:p>
          </table:table-cell>
          <table:table-cell office:value-type="float" office:value="66.8333">
            <text:p>66.8333</text:p>
          </table:table-cell>
          <table:table-cell office:value-type="float" office:value="60.8333">
            <text:p>60.8333</text:p>
          </table:table-cell>
          <table:table-cell office:value-type="float" office:value="51.5">
            <text:p>51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14T14:00:00">
            <text:p>Thu Apr 14 14:00:00 2022</text:p>
          </table:table-cell>
          <table:table-cell office:value-type="float" office:value="65.6667">
            <text:p>65.6667</text:p>
          </table:table-cell>
          <table:table-cell office:value-type="float" office:value="70.8333">
            <text:p>70.8333</text:p>
          </table:table-cell>
          <table:table-cell office:value-type="float" office:value="74.8333">
            <text:p>74.8333</text:p>
          </table:table-cell>
          <table:table-cell office:value-type="float" office:value="74.3333">
            <text:p>74.3333</text:p>
          </table:table-cell>
          <table:table-cell office:value-type="float" office:value="72.0">
            <text:p>72.0</text:p>
          </table:table-cell>
          <table:table-cell office:value-type="float" office:value="66.8333">
            <text:p>66.8333</text:p>
          </table:table-cell>
          <table:table-cell office:value-type="float" office:value="60.8333">
            <text:p>60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4-14T15:00:00">
            <text:p>Thu Apr 14 15:00:00 2022</text:p>
          </table:table-cell>
          <table:table-cell office:value-type="float" office:value="65.6667">
            <text:p>65.6667</text:p>
          </table:table-cell>
          <table:table-cell office:value-type="float" office:value="65.6667">
            <text:p>65.6667</text:p>
          </table:table-cell>
          <table:table-cell office:value-type="float" office:value="70.8333">
            <text:p>70.8333</text:p>
          </table:table-cell>
          <table:table-cell office:value-type="float" office:value="74.8333">
            <text:p>74.8333</text:p>
          </table:table-cell>
          <table:table-cell office:value-type="float" office:value="74.3333">
            <text:p>74.3333</text:p>
          </table:table-cell>
          <table:table-cell office:value-type="float" office:value="72.0">
            <text:p>72.0</text:p>
          </table:table-cell>
          <table:table-cell office:value-type="float" office:value="66.8333">
            <text:p>66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4-14T16:00:00">
            <text:p>Thu Apr 14 16:00:00 2022</text:p>
          </table:table-cell>
          <table:table-cell office:value-type="float" office:value="45.6667">
            <text:p>45.6667</text:p>
          </table:table-cell>
          <table:table-cell office:value-type="float" office:value="65.6667">
            <text:p>65.6667</text:p>
          </table:table-cell>
          <table:table-cell office:value-type="float" office:value="65.6667">
            <text:p>65.6667</text:p>
          </table:table-cell>
          <table:table-cell office:value-type="float" office:value="70.8333">
            <text:p>70.8333</text:p>
          </table:table-cell>
          <table:table-cell office:value-type="float" office:value="74.8333">
            <text:p>74.8333</text:p>
          </table:table-cell>
          <table:table-cell office:value-type="float" office:value="74.3333">
            <text:p>74.3333</text:p>
          </table:table-cell>
          <table:table-cell office:value-type="float" office:value="72.0">
            <text:p>72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4-14T17:00:00">
            <text:p>Thu Apr 14 17:00:00 2022</text:p>
          </table:table-cell>
          <table:table-cell office:value-type="float" office:value="38.1667">
            <text:p>38.1667</text:p>
          </table:table-cell>
          <table:table-cell office:value-type="float" office:value="45.6667">
            <text:p>45.6667</text:p>
          </table:table-cell>
          <table:table-cell office:value-type="float" office:value="65.6667">
            <text:p>65.6667</text:p>
          </table:table-cell>
          <table:table-cell office:value-type="float" office:value="65.6667">
            <text:p>65.6667</text:p>
          </table:table-cell>
          <table:table-cell office:value-type="float" office:value="70.8333">
            <text:p>70.8333</text:p>
          </table:table-cell>
          <table:table-cell office:value-type="float" office:value="74.8333">
            <text:p>74.8333</text:p>
          </table:table-cell>
          <table:table-cell office:value-type="float" office:value="74.3333">
            <text:p>74.3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4-15T12:00:00">
            <text:p>Fri Apr 15 12:00:00 2022</text:p>
          </table:table-cell>
          <table:table-cell office:value-type="float" office:value="75.0">
            <text:p>75.0</text:p>
          </table:table-cell>
          <table:table-cell office:value-type="float" office:value="78.0">
            <text:p>78.0</text:p>
          </table:table-cell>
          <table:table-cell office:value-type="float" office:value="75.0">
            <text:p>75.0</text:p>
          </table:table-cell>
          <table:table-cell office:value-type="float" office:value="73.6667">
            <text:p>73.6667</text:p>
          </table:table-cell>
          <table:table-cell office:value-type="float" office:value="68.6667">
            <text:p>68.6667</text:p>
          </table:table-cell>
          <table:table-cell office:value-type="float" office:value="59.5">
            <text:p>59.5</text:p>
          </table:table-cell>
          <table:table-cell office:value-type="float" office:value="50.6667">
            <text:p>50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4-15T13:00:00">
            <text:p>Fri Apr 15 13:00:00 2022</text:p>
          </table:table-cell>
          <table:table-cell office:value-type="float" office:value="74.6667">
            <text:p>74.6667</text:p>
          </table:table-cell>
          <table:table-cell office:value-type="float" office:value="75.0">
            <text:p>75.0</text:p>
          </table:table-cell>
          <table:table-cell office:value-type="float" office:value="78.0">
            <text:p>78.0</text:p>
          </table:table-cell>
          <table:table-cell office:value-type="float" office:value="75.0">
            <text:p>75.0</text:p>
          </table:table-cell>
          <table:table-cell office:value-type="float" office:value="73.6667">
            <text:p>73.6667</text:p>
          </table:table-cell>
          <table:table-cell office:value-type="float" office:value="68.6667">
            <text:p>68.6667</text:p>
          </table:table-cell>
          <table:table-cell office:value-type="float" office:value="59.5">
            <text:p>59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4-15T14:00:00">
            <text:p>Fri Apr 15 14:00:00 2022</text:p>
          </table:table-cell>
          <table:table-cell office:value-type="float" office:value="70.3333">
            <text:p>70.3333</text:p>
          </table:table-cell>
          <table:table-cell office:value-type="float" office:value="74.6667">
            <text:p>74.6667</text:p>
          </table:table-cell>
          <table:table-cell office:value-type="float" office:value="75.0">
            <text:p>75.0</text:p>
          </table:table-cell>
          <table:table-cell office:value-type="float" office:value="78.0">
            <text:p>78.0</text:p>
          </table:table-cell>
          <table:table-cell office:value-type="float" office:value="75.0">
            <text:p>75.0</text:p>
          </table:table-cell>
          <table:table-cell office:value-type="float" office:value="73.6667">
            <text:p>73.6667</text:p>
          </table:table-cell>
          <table:table-cell office:value-type="float" office:value="68.6667">
            <text:p>68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4-15T15:00:00">
            <text:p>Fri Apr 15 15:00:00 2022</text:p>
          </table:table-cell>
          <table:table-cell office:value-type="float" office:value="59.5">
            <text:p>59.5</text:p>
          </table:table-cell>
          <table:table-cell office:value-type="float" office:value="70.3333">
            <text:p>70.3333</text:p>
          </table:table-cell>
          <table:table-cell office:value-type="float" office:value="74.6667">
            <text:p>74.6667</text:p>
          </table:table-cell>
          <table:table-cell office:value-type="float" office:value="75.0">
            <text:p>75.0</text:p>
          </table:table-cell>
          <table:table-cell office:value-type="float" office:value="78.0">
            <text:p>78.0</text:p>
          </table:table-cell>
          <table:table-cell office:value-type="float" office:value="75.0">
            <text:p>75.0</text:p>
          </table:table-cell>
          <table:table-cell office:value-type="float" office:value="73.6667">
            <text:p>73.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4-15T16:00:00">
            <text:p>Fri Apr 15 16:00:00 2022</text:p>
          </table:table-cell>
          <table:table-cell office:value-type="float" office:value="32.5">
            <text:p>32.5</text:p>
          </table:table-cell>
          <table:table-cell office:value-type="float" office:value="59.5">
            <text:p>59.5</text:p>
          </table:table-cell>
          <table:table-cell office:value-type="float" office:value="70.3333">
            <text:p>70.3333</text:p>
          </table:table-cell>
          <table:table-cell office:value-type="float" office:value="74.6667">
            <text:p>74.6667</text:p>
          </table:table-cell>
          <table:table-cell office:value-type="float" office:value="75.0">
            <text:p>75.0</text:p>
          </table:table-cell>
          <table:table-cell office:value-type="float" office:value="78.0">
            <text:p>78.0</text:p>
          </table:table-cell>
          <table:table-cell office:value-type="float" office:value="75.0">
            <text:p>75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4-15T17:00:00">
            <text:p>Fri Apr 15 17:00:00 2022</text:p>
          </table:table-cell>
          <table:table-cell office:value-type="float" office:value="33.0">
            <text:p>33.0</text:p>
          </table:table-cell>
          <table:table-cell office:value-type="float" office:value="32.5">
            <text:p>32.5</text:p>
          </table:table-cell>
          <table:table-cell office:value-type="float" office:value="59.5">
            <text:p>59.5</text:p>
          </table:table-cell>
          <table:table-cell office:value-type="float" office:value="70.3333">
            <text:p>70.3333</text:p>
          </table:table-cell>
          <table:table-cell office:value-type="float" office:value="74.6667">
            <text:p>74.6667</text:p>
          </table:table-cell>
          <table:table-cell office:value-type="float" office:value="75.0">
            <text:p>75.0</text:p>
          </table:table-cell>
          <table:table-cell office:value-type="float" office:value="78.0">
            <text:p>78.0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4-16T14:00:00">
            <text:p>Sat Apr 16 14:00:00 2022</text:p>
          </table:table-cell>
          <table:table-cell office:value-type="float" office:value="73.8333">
            <text:p>73.8333</text:p>
          </table:table-cell>
          <table:table-cell office:value-type="float" office:value="86.8333">
            <text:p>86.8333</text:p>
          </table:table-cell>
          <table:table-cell office:value-type="float" office:value="89.6667">
            <text:p>89.6667</text:p>
          </table:table-cell>
          <table:table-cell office:value-type="float" office:value="83.5">
            <text:p>83.5</text:p>
          </table:table-cell>
          <table:table-cell office:value-type="float" office:value="78.3333">
            <text:p>78.3333</text:p>
          </table:table-cell>
          <table:table-cell office:value-type="float" office:value="70.5">
            <text:p>70.5</text:p>
          </table:table-cell>
          <table:table-cell office:value-type="float" office:value="62.3333">
            <text:p>62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4-16T15:00:00">
            <text:p>Sat Apr 16 15:00:00 2022</text:p>
          </table:table-cell>
          <table:table-cell office:value-type="float" office:value="62.1667">
            <text:p>62.1667</text:p>
          </table:table-cell>
          <table:table-cell office:value-type="float" office:value="73.8333">
            <text:p>73.8333</text:p>
          </table:table-cell>
          <table:table-cell office:value-type="float" office:value="86.8333">
            <text:p>86.8333</text:p>
          </table:table-cell>
          <table:table-cell office:value-type="float" office:value="89.6667">
            <text:p>89.6667</text:p>
          </table:table-cell>
          <table:table-cell office:value-type="float" office:value="83.5">
            <text:p>83.5</text:p>
          </table:table-cell>
          <table:table-cell office:value-type="float" office:value="78.3333">
            <text:p>78.3333</text:p>
          </table:table-cell>
          <table:table-cell office:value-type="float" office:value="70.5">
            <text:p>70.5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2-04-16T16:00:00">
            <text:p>Sat Apr 16 16:00:00 2022</text:p>
          </table:table-cell>
          <table:table-cell office:value-type="float" office:value="49.0">
            <text:p>49.0</text:p>
          </table:table-cell>
          <table:table-cell office:value-type="float" office:value="62.1667">
            <text:p>62.1667</text:p>
          </table:table-cell>
          <table:table-cell office:value-type="float" office:value="73.8333">
            <text:p>73.8333</text:p>
          </table:table-cell>
          <table:table-cell office:value-type="float" office:value="86.8333">
            <text:p>86.8333</text:p>
          </table:table-cell>
          <table:table-cell office:value-type="float" office:value="89.6667">
            <text:p>89.6667</text:p>
          </table:table-cell>
          <table:table-cell office:value-type="float" office:value="83.5">
            <text:p>83.5</text:p>
          </table:table-cell>
          <table:table-cell office:value-type="float" office:value="78.3333">
            <text:p>78.333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4-16T17:00:00">
            <text:p>Sat Apr 16 17:00:00 2022</text:p>
          </table:table-cell>
          <table:table-cell office:value-type="float" office:value="59.0">
            <text:p>59.0</text:p>
          </table:table-cell>
          <table:table-cell office:value-type="float" office:value="49.0">
            <text:p>49.0</text:p>
          </table:table-cell>
          <table:table-cell office:value-type="float" office:value="62.1667">
            <text:p>62.1667</text:p>
          </table:table-cell>
          <table:table-cell office:value-type="float" office:value="73.8333">
            <text:p>73.8333</text:p>
          </table:table-cell>
          <table:table-cell office:value-type="float" office:value="86.8333">
            <text:p>86.8333</text:p>
          </table:table-cell>
          <table:table-cell office:value-type="float" office:value="89.6667">
            <text:p>89.6667</text:p>
          </table:table-cell>
          <table:table-cell office:value-type="float" office:value="83.5">
            <text:p>83.5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4-16T18:00:00">
            <text:p>Sat Apr 16 18:00:00 2022</text:p>
          </table:table-cell>
          <table:table-cell office:value-type="float" office:value="59.0">
            <text:p>59.0</text:p>
          </table:table-cell>
          <table:table-cell office:value-type="float" office:value="59.0">
            <text:p>59.0</text:p>
          </table:table-cell>
          <table:table-cell office:value-type="float" office:value="49.0">
            <text:p>49.0</text:p>
          </table:table-cell>
          <table:table-cell office:value-type="float" office:value="62.1667">
            <text:p>62.1667</text:p>
          </table:table-cell>
          <table:table-cell office:value-type="float" office:value="73.8333">
            <text:p>73.8333</text:p>
          </table:table-cell>
          <table:table-cell office:value-type="float" office:value="86.8333">
            <text:p>86.8333</text:p>
          </table:table-cell>
          <table:table-cell office:value-type="float" office:value="89.6667">
            <text:p>89.6667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22-04-16T19:00:00">
            <text:p>Sat Apr 16 19:00:00 2022</text:p>
          </table:table-cell>
          <table:table-cell office:value-type="float" office:value="66.8333">
            <text:p>66.8333</text:p>
          </table:table-cell>
          <table:table-cell office:value-type="float" office:value="59.0">
            <text:p>59.0</text:p>
          </table:table-cell>
          <table:table-cell office:value-type="float" office:value="59.0">
            <text:p>59.0</text:p>
          </table:table-cell>
          <table:table-cell office:value-type="float" office:value="49.0">
            <text:p>49.0</text:p>
          </table:table-cell>
          <table:table-cell office:value-type="float" office:value="62.1667">
            <text:p>62.1667</text:p>
          </table:table-cell>
          <table:table-cell office:value-type="float" office:value="73.8333">
            <text:p>73.8333</text:p>
          </table:table-cell>
          <table:table-cell office:value-type="float" office:value="86.8333">
            <text:p>86.8333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2-04-17T12:00:00">
            <text:p>Sun Apr 17 12:00:00 2022</text:p>
          </table:table-cell>
          <table:table-cell office:value-type="float" office:value="101.6667">
            <text:p>101.6667</text:p>
          </table:table-cell>
          <table:table-cell office:value-type="float" office:value="94.3333">
            <text:p>94.3333</text:p>
          </table:table-cell>
          <table:table-cell office:value-type="float" office:value="90.0">
            <text:p>90.0</text:p>
          </table:table-cell>
          <table:table-cell office:value-type="float" office:value="86.3333">
            <text:p>86.3333</text:p>
          </table:table-cell>
          <table:table-cell office:value-type="float" office:value="72.3333">
            <text:p>72.3333</text:p>
          </table:table-cell>
          <table:table-cell office:value-type="float" office:value="56.3333">
            <text:p>56.3333</text:p>
          </table:table-cell>
          <table:table-cell office:value-type="float" office:value="47.8333">
            <text:p>47.8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4-17T13:00:00">
            <text:p>Sun Apr 17 13:00:00 2022</text:p>
          </table:table-cell>
          <table:table-cell office:value-type="float" office:value="103.8333">
            <text:p>103.8333</text:p>
          </table:table-cell>
          <table:table-cell office:value-type="float" office:value="101.6667">
            <text:p>101.6667</text:p>
          </table:table-cell>
          <table:table-cell office:value-type="float" office:value="94.3333">
            <text:p>94.3333</text:p>
          </table:table-cell>
          <table:table-cell office:value-type="float" office:value="90.0">
            <text:p>90.0</text:p>
          </table:table-cell>
          <table:table-cell office:value-type="float" office:value="86.3333">
            <text:p>86.3333</text:p>
          </table:table-cell>
          <table:table-cell office:value-type="float" office:value="72.3333">
            <text:p>72.3333</text:p>
          </table:table-cell>
          <table:table-cell office:value-type="float" office:value="56.3333">
            <text:p>56.3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4-17T14:00:00">
            <text:p>Sun Apr 17 14:00:00 2022</text:p>
          </table:table-cell>
          <table:table-cell office:value-type="float" office:value="96.8333">
            <text:p>96.8333</text:p>
          </table:table-cell>
          <table:table-cell office:value-type="float" office:value="103.8333">
            <text:p>103.8333</text:p>
          </table:table-cell>
          <table:table-cell office:value-type="float" office:value="101.6667">
            <text:p>101.6667</text:p>
          </table:table-cell>
          <table:table-cell office:value-type="float" office:value="94.3333">
            <text:p>94.3333</text:p>
          </table:table-cell>
          <table:table-cell office:value-type="float" office:value="90.0">
            <text:p>90.0</text:p>
          </table:table-cell>
          <table:table-cell office:value-type="float" office:value="86.3333">
            <text:p>86.3333</text:p>
          </table:table-cell>
          <table:table-cell office:value-type="float" office:value="72.3333">
            <text:p>72.3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4-17T15:00:00">
            <text:p>Sun Apr 17 15:00:00 2022</text:p>
          </table:table-cell>
          <table:table-cell office:value-type="float" office:value="76.1667">
            <text:p>76.1667</text:p>
          </table:table-cell>
          <table:table-cell office:value-type="float" office:value="96.8333">
            <text:p>96.8333</text:p>
          </table:table-cell>
          <table:table-cell office:value-type="float" office:value="103.8333">
            <text:p>103.8333</text:p>
          </table:table-cell>
          <table:table-cell office:value-type="float" office:value="101.6667">
            <text:p>101.6667</text:p>
          </table:table-cell>
          <table:table-cell office:value-type="float" office:value="94.3333">
            <text:p>94.3333</text:p>
          </table:table-cell>
          <table:table-cell office:value-type="float" office:value="90.0">
            <text:p>90.0</text:p>
          </table:table-cell>
          <table:table-cell office:value-type="float" office:value="86.3333">
            <text:p>86.3333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22-04-17T16:00:00">
            <text:p>Sun Apr 17 16:00:00 2022</text:p>
          </table:table-cell>
          <table:table-cell office:value-type="float" office:value="24.8333">
            <text:p>24.8333</text:p>
          </table:table-cell>
          <table:table-cell office:value-type="float" office:value="76.1667">
            <text:p>76.1667</text:p>
          </table:table-cell>
          <table:table-cell office:value-type="float" office:value="96.8333">
            <text:p>96.8333</text:p>
          </table:table-cell>
          <table:table-cell office:value-type="float" office:value="103.8333">
            <text:p>103.8333</text:p>
          </table:table-cell>
          <table:table-cell office:value-type="float" office:value="101.6667">
            <text:p>101.6667</text:p>
          </table:table-cell>
          <table:table-cell office:value-type="float" office:value="94.3333">
            <text:p>94.3333</text:p>
          </table:table-cell>
          <table:table-cell office:value-type="float" office:value="90.0">
            <text:p>90.0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2-04-17T17:00:00">
            <text:p>Sun Apr 17 17:00:00 2022</text:p>
          </table:table-cell>
          <table:table-cell office:value-type="float" office:value="19.6667">
            <text:p>19.6667</text:p>
          </table:table-cell>
          <table:table-cell office:value-type="float" office:value="24.8333">
            <text:p>24.8333</text:p>
          </table:table-cell>
          <table:table-cell office:value-type="float" office:value="76.1667">
            <text:p>76.1667</text:p>
          </table:table-cell>
          <table:table-cell office:value-type="float" office:value="96.8333">
            <text:p>96.8333</text:p>
          </table:table-cell>
          <table:table-cell office:value-type="float" office:value="103.8333">
            <text:p>103.8333</text:p>
          </table:table-cell>
          <table:table-cell office:value-type="float" office:value="101.6667">
            <text:p>101.6667</text:p>
          </table:table-cell>
          <table:table-cell office:value-type="float" office:value="94.3333">
            <text:p>94.3333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2-04-18T14:00:00">
            <text:p>Mon Apr 18 14:00:00 2022</text:p>
          </table:table-cell>
          <table:table-cell office:value-type="float" office:value="94.6667">
            <text:p>94.6667</text:p>
          </table:table-cell>
          <table:table-cell office:value-type="float" office:value="100.1667">
            <text:p>100.1667</text:p>
          </table:table-cell>
          <table:table-cell office:value-type="float" office:value="101.5">
            <text:p>101.5</text:p>
          </table:table-cell>
          <table:table-cell office:value-type="float" office:value="97.5">
            <text:p>97.5</text:p>
          </table:table-cell>
          <table:table-cell office:value-type="float" office:value="84.8333">
            <text:p>84.8333</text:p>
          </table:table-cell>
          <table:table-cell office:value-type="float" office:value="74.6667">
            <text:p>74.6667</text:p>
          </table:table-cell>
          <table:table-cell office:value-type="float" office:value="64.0">
            <text:p>64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4-18T15:00:00">
            <text:p>Mon Apr 18 15:00:00 2022</text:p>
          </table:table-cell>
          <table:table-cell office:value-type="float" office:value="85.0">
            <text:p>85.0</text:p>
          </table:table-cell>
          <table:table-cell office:value-type="float" office:value="94.6667">
            <text:p>94.6667</text:p>
          </table:table-cell>
          <table:table-cell office:value-type="float" office:value="100.1667">
            <text:p>100.1667</text:p>
          </table:table-cell>
          <table:table-cell office:value-type="float" office:value="101.5">
            <text:p>101.5</text:p>
          </table:table-cell>
          <table:table-cell office:value-type="float" office:value="97.5">
            <text:p>97.5</text:p>
          </table:table-cell>
          <table:table-cell office:value-type="float" office:value="84.8333">
            <text:p>84.8333</text:p>
          </table:table-cell>
          <table:table-cell office:value-type="float" office:value="74.6667">
            <text:p>74.6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4-18T16:00:00">
            <text:p>Mon Apr 18 16:00:00 2022</text:p>
          </table:table-cell>
          <table:table-cell office:value-type="float" office:value="77.1667">
            <text:p>77.1667</text:p>
          </table:table-cell>
          <table:table-cell office:value-type="float" office:value="85.0">
            <text:p>85.0</text:p>
          </table:table-cell>
          <table:table-cell office:value-type="float" office:value="94.6667">
            <text:p>94.6667</text:p>
          </table:table-cell>
          <table:table-cell office:value-type="float" office:value="100.1667">
            <text:p>100.1667</text:p>
          </table:table-cell>
          <table:table-cell office:value-type="float" office:value="101.5">
            <text:p>101.5</text:p>
          </table:table-cell>
          <table:table-cell office:value-type="float" office:value="97.5">
            <text:p>97.5</text:p>
          </table:table-cell>
          <table:table-cell office:value-type="float" office:value="84.8333">
            <text:p>84.8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4-18T17:00:00">
            <text:p>Mon Apr 18 17:00:00 2022</text:p>
          </table:table-cell>
          <table:table-cell office:value-type="float" office:value="63.1667">
            <text:p>63.1667</text:p>
          </table:table-cell>
          <table:table-cell office:value-type="float" office:value="77.1667">
            <text:p>77.1667</text:p>
          </table:table-cell>
          <table:table-cell office:value-type="float" office:value="85.0">
            <text:p>85.0</text:p>
          </table:table-cell>
          <table:table-cell office:value-type="float" office:value="94.6667">
            <text:p>94.6667</text:p>
          </table:table-cell>
          <table:table-cell office:value-type="float" office:value="100.1667">
            <text:p>100.1667</text:p>
          </table:table-cell>
          <table:table-cell office:value-type="float" office:value="101.5">
            <text:p>101.5</text:p>
          </table:table-cell>
          <table:table-cell office:value-type="float" office:value="97.5">
            <text:p>97.5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2-04-18T18:00:00">
            <text:p>Mon Apr 18 18:00:00 2022</text:p>
          </table:table-cell>
          <table:table-cell office:value-type="float" office:value="55.6667">
            <text:p>55.6667</text:p>
          </table:table-cell>
          <table:table-cell office:value-type="float" office:value="63.1667">
            <text:p>63.1667</text:p>
          </table:table-cell>
          <table:table-cell office:value-type="float" office:value="77.1667">
            <text:p>77.1667</text:p>
          </table:table-cell>
          <table:table-cell office:value-type="float" office:value="85.0">
            <text:p>85.0</text:p>
          </table:table-cell>
          <table:table-cell office:value-type="float" office:value="94.6667">
            <text:p>94.6667</text:p>
          </table:table-cell>
          <table:table-cell office:value-type="float" office:value="100.1667">
            <text:p>100.1667</text:p>
          </table:table-cell>
          <table:table-cell office:value-type="float" office:value="101.5">
            <text:p>101.5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04-19T12:00:00">
            <text:p>Tue Apr 19 12:00:00 2022</text:p>
          </table:table-cell>
          <table:table-cell office:value-type="float" office:value="86.8333">
            <text:p>86.8333</text:p>
          </table:table-cell>
          <table:table-cell office:value-type="float" office:value="85.6667">
            <text:p>85.6667</text:p>
          </table:table-cell>
          <table:table-cell office:value-type="float" office:value="82.3333">
            <text:p>82.3333</text:p>
          </table:table-cell>
          <table:table-cell office:value-type="float" office:value="76.3333">
            <text:p>76.3333</text:p>
          </table:table-cell>
          <table:table-cell office:value-type="float" office:value="68.3333">
            <text:p>68.3333</text:p>
          </table:table-cell>
          <table:table-cell office:value-type="float" office:value="55.3333">
            <text:p>55.3333</text:p>
          </table:table-cell>
          <table:table-cell office:value-type="float" office:value="48.1667">
            <text:p>48.1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4-19T13:00:00">
            <text:p>Tue Apr 19 13:00:00 2022</text:p>
          </table:table-cell>
          <table:table-cell office:value-type="float" office:value="80.6667">
            <text:p>80.6667</text:p>
          </table:table-cell>
          <table:table-cell office:value-type="float" office:value="86.8333">
            <text:p>86.8333</text:p>
          </table:table-cell>
          <table:table-cell office:value-type="float" office:value="85.6667">
            <text:p>85.6667</text:p>
          </table:table-cell>
          <table:table-cell office:value-type="float" office:value="82.3333">
            <text:p>82.3333</text:p>
          </table:table-cell>
          <table:table-cell office:value-type="float" office:value="76.3333">
            <text:p>76.3333</text:p>
          </table:table-cell>
          <table:table-cell office:value-type="float" office:value="68.3333">
            <text:p>68.3333</text:p>
          </table:table-cell>
          <table:table-cell office:value-type="float" office:value="55.3333">
            <text:p>55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4-19T14:00:00">
            <text:p>Tue Apr 19 14:00:00 2022</text:p>
          </table:table-cell>
          <table:table-cell office:value-type="float" office:value="72.5">
            <text:p>72.5</text:p>
          </table:table-cell>
          <table:table-cell office:value-type="float" office:value="80.6667">
            <text:p>80.6667</text:p>
          </table:table-cell>
          <table:table-cell office:value-type="float" office:value="86.8333">
            <text:p>86.8333</text:p>
          </table:table-cell>
          <table:table-cell office:value-type="float" office:value="85.6667">
            <text:p>85.6667</text:p>
          </table:table-cell>
          <table:table-cell office:value-type="float" office:value="82.3333">
            <text:p>82.3333</text:p>
          </table:table-cell>
          <table:table-cell office:value-type="float" office:value="76.3333">
            <text:p>76.3333</text:p>
          </table:table-cell>
          <table:table-cell office:value-type="float" office:value="68.3333">
            <text:p>68.3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4-19T15:00:00">
            <text:p>Tue Apr 19 15:00:00 2022</text:p>
          </table:table-cell>
          <table:table-cell office:value-type="float" office:value="63.5">
            <text:p>63.5</text:p>
          </table:table-cell>
          <table:table-cell office:value-type="float" office:value="72.5">
            <text:p>72.5</text:p>
          </table:table-cell>
          <table:table-cell office:value-type="float" office:value="80.6667">
            <text:p>80.6667</text:p>
          </table:table-cell>
          <table:table-cell office:value-type="float" office:value="86.8333">
            <text:p>86.8333</text:p>
          </table:table-cell>
          <table:table-cell office:value-type="float" office:value="85.6667">
            <text:p>85.6667</text:p>
          </table:table-cell>
          <table:table-cell office:value-type="float" office:value="82.3333">
            <text:p>82.3333</text:p>
          </table:table-cell>
          <table:table-cell office:value-type="float" office:value="76.3333">
            <text:p>76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4-19T16:00:00">
            <text:p>Tue Apr 19 16:00:00 2022</text:p>
          </table:table-cell>
          <table:table-cell office:value-type="float" office:value="54.5">
            <text:p>54.5</text:p>
          </table:table-cell>
          <table:table-cell office:value-type="float" office:value="63.5">
            <text:p>63.5</text:p>
          </table:table-cell>
          <table:table-cell office:value-type="float" office:value="72.5">
            <text:p>72.5</text:p>
          </table:table-cell>
          <table:table-cell office:value-type="float" office:value="80.6667">
            <text:p>80.6667</text:p>
          </table:table-cell>
          <table:table-cell office:value-type="float" office:value="86.8333">
            <text:p>86.8333</text:p>
          </table:table-cell>
          <table:table-cell office:value-type="float" office:value="85.6667">
            <text:p>85.6667</text:p>
          </table:table-cell>
          <table:table-cell office:value-type="float" office:value="82.3333">
            <text:p>82.3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4-20T17:00:00">
            <text:p>Wed Apr 20 17:00:00 2022</text:p>
          </table:table-cell>
          <table:table-cell office:value-type="float" office:value="66.6667">
            <text:p>66.6667</text:p>
          </table:table-cell>
          <table:table-cell office:value-type="float" office:value="72.1667">
            <text:p>72.1667</text:p>
          </table:table-cell>
          <table:table-cell office:value-type="float" office:value="62.3333">
            <text:p>62.3333</text:p>
          </table:table-cell>
          <table:table-cell office:value-type="float" office:value="65.5">
            <text:p>65.5</text:p>
          </table:table-cell>
          <table:table-cell office:value-type="float" office:value="70.1667">
            <text:p>70.1667</text:p>
          </table:table-cell>
          <table:table-cell office:value-type="float" office:value="71.3333">
            <text:p>71.3333</text:p>
          </table:table-cell>
          <table:table-cell office:value-type="float" office:value="69.1667">
            <text:p>69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4-20T18:00:00">
            <text:p>Wed Apr 20 18:00:00 2022</text:p>
          </table:table-cell>
          <table:table-cell office:value-type="float" office:value="60.5">
            <text:p>60.5</text:p>
          </table:table-cell>
          <table:table-cell office:value-type="float" office:value="66.6667">
            <text:p>66.6667</text:p>
          </table:table-cell>
          <table:table-cell office:value-type="float" office:value="72.1667">
            <text:p>72.1667</text:p>
          </table:table-cell>
          <table:table-cell office:value-type="float" office:value="62.3333">
            <text:p>62.3333</text:p>
          </table:table-cell>
          <table:table-cell office:value-type="float" office:value="65.5">
            <text:p>65.5</text:p>
          </table:table-cell>
          <table:table-cell office:value-type="float" office:value="70.1667">
            <text:p>70.1667</text:p>
          </table:table-cell>
          <table:table-cell office:value-type="float" office:value="71.3333">
            <text:p>71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4-20T19:00:00">
            <text:p>Wed Apr 20 19:00:00 2022</text:p>
          </table:table-cell>
          <table:table-cell office:value-type="float" office:value="78.5">
            <text:p>78.5</text:p>
          </table:table-cell>
          <table:table-cell office:value-type="float" office:value="60.5">
            <text:p>60.5</text:p>
          </table:table-cell>
          <table:table-cell office:value-type="float" office:value="66.6667">
            <text:p>66.6667</text:p>
          </table:table-cell>
          <table:table-cell office:value-type="float" office:value="72.1667">
            <text:p>72.1667</text:p>
          </table:table-cell>
          <table:table-cell office:value-type="float" office:value="62.3333">
            <text:p>62.3333</text:p>
          </table:table-cell>
          <table:table-cell office:value-type="float" office:value="65.5">
            <text:p>65.5</text:p>
          </table:table-cell>
          <table:table-cell office:value-type="float" office:value="70.1667">
            <text:p>70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4-20T20:00:00">
            <text:p>Wed Apr 20 20:00:00 2022</text:p>
          </table:table-cell>
          <table:table-cell office:value-type="float" office:value="81.1667">
            <text:p>81.1667</text:p>
          </table:table-cell>
          <table:table-cell office:value-type="float" office:value="78.5">
            <text:p>78.5</text:p>
          </table:table-cell>
          <table:table-cell office:value-type="float" office:value="60.5">
            <text:p>60.5</text:p>
          </table:table-cell>
          <table:table-cell office:value-type="float" office:value="66.6667">
            <text:p>66.6667</text:p>
          </table:table-cell>
          <table:table-cell office:value-type="float" office:value="72.1667">
            <text:p>72.1667</text:p>
          </table:table-cell>
          <table:table-cell office:value-type="float" office:value="62.3333">
            <text:p>62.3333</text:p>
          </table:table-cell>
          <table:table-cell office:value-type="float" office:value="65.5">
            <text:p>65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4-20T21:00:00">
            <text:p>Wed Apr 20 21:00:00 2022</text:p>
          </table:table-cell>
          <table:table-cell office:value-type="float" office:value="78.3333">
            <text:p>78.3333</text:p>
          </table:table-cell>
          <table:table-cell office:value-type="float" office:value="81.1667">
            <text:p>81.1667</text:p>
          </table:table-cell>
          <table:table-cell office:value-type="float" office:value="78.5">
            <text:p>78.5</text:p>
          </table:table-cell>
          <table:table-cell office:value-type="float" office:value="60.5">
            <text:p>60.5</text:p>
          </table:table-cell>
          <table:table-cell office:value-type="float" office:value="66.6667">
            <text:p>66.6667</text:p>
          </table:table-cell>
          <table:table-cell office:value-type="float" office:value="72.1667">
            <text:p>72.1667</text:p>
          </table:table-cell>
          <table:table-cell office:value-type="float" office:value="62.3333">
            <text:p>62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4-20T22:00:00">
            <text:p>Wed Apr 20 22:00:00 2022</text:p>
          </table:table-cell>
          <table:table-cell office:value-type="float" office:value="76.0">
            <text:p>76.0</text:p>
          </table:table-cell>
          <table:table-cell office:value-type="float" office:value="78.3333">
            <text:p>78.3333</text:p>
          </table:table-cell>
          <table:table-cell office:value-type="float" office:value="81.1667">
            <text:p>81.1667</text:p>
          </table:table-cell>
          <table:table-cell office:value-type="float" office:value="78.5">
            <text:p>78.5</text:p>
          </table:table-cell>
          <table:table-cell office:value-type="float" office:value="60.5">
            <text:p>60.5</text:p>
          </table:table-cell>
          <table:table-cell office:value-type="float" office:value="66.6667">
            <text:p>66.6667</text:p>
          </table:table-cell>
          <table:table-cell office:value-type="float" office:value="72.1667">
            <text:p>72.1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4-21T13:00:00">
            <text:p>Thu Apr 21 13:00:00 2022</text:p>
          </table:table-cell>
          <table:table-cell office:value-type="float" office:value="73.0">
            <text:p>73.0</text:p>
          </table:table-cell>
          <table:table-cell office:value-type="float" office:value="71.1667">
            <text:p>71.1667</text:p>
          </table:table-cell>
          <table:table-cell office:value-type="float" office:value="72.1667">
            <text:p>72.1667</text:p>
          </table:table-cell>
          <table:table-cell office:value-type="float" office:value="75.8333">
            <text:p>75.8333</text:p>
          </table:table-cell>
          <table:table-cell office:value-type="float" office:value="74.8333">
            <text:p>74.8333</text:p>
          </table:table-cell>
          <table:table-cell office:value-type="float" office:value="74.6667">
            <text:p>74.6667</text:p>
          </table:table-cell>
          <table:table-cell office:value-type="float" office:value="72.6667">
            <text:p>72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04-21T14:00:00">
            <text:p>Thu Apr 21 14:00:00 2022</text:p>
          </table:table-cell>
          <table:table-cell office:value-type="float" office:value="69.5">
            <text:p>69.5</text:p>
          </table:table-cell>
          <table:table-cell office:value-type="float" office:value="73.0">
            <text:p>73.0</text:p>
          </table:table-cell>
          <table:table-cell office:value-type="float" office:value="71.1667">
            <text:p>71.1667</text:p>
          </table:table-cell>
          <table:table-cell office:value-type="float" office:value="72.1667">
            <text:p>72.1667</text:p>
          </table:table-cell>
          <table:table-cell office:value-type="float" office:value="75.8333">
            <text:p>75.8333</text:p>
          </table:table-cell>
          <table:table-cell office:value-type="float" office:value="74.8333">
            <text:p>74.8333</text:p>
          </table:table-cell>
          <table:table-cell office:value-type="float" office:value="74.6667">
            <text:p>74.6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4-21T15:00:00">
            <text:p>Thu Apr 21 15:00:00 2022</text:p>
          </table:table-cell>
          <table:table-cell office:value-type="float" office:value="70.6667">
            <text:p>70.6667</text:p>
          </table:table-cell>
          <table:table-cell office:value-type="float" office:value="69.5">
            <text:p>69.5</text:p>
          </table:table-cell>
          <table:table-cell office:value-type="float" office:value="73.0">
            <text:p>73.0</text:p>
          </table:table-cell>
          <table:table-cell office:value-type="float" office:value="71.1667">
            <text:p>71.1667</text:p>
          </table:table-cell>
          <table:table-cell office:value-type="float" office:value="72.1667">
            <text:p>72.1667</text:p>
          </table:table-cell>
          <table:table-cell office:value-type="float" office:value="75.8333">
            <text:p>75.8333</text:p>
          </table:table-cell>
          <table:table-cell office:value-type="float" office:value="74.8333">
            <text:p>74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4-21T16:00:00">
            <text:p>Thu Apr 21 16:00:00 2022</text:p>
          </table:table-cell>
          <table:table-cell office:value-type="float" office:value="50.5">
            <text:p>50.5</text:p>
          </table:table-cell>
          <table:table-cell office:value-type="float" office:value="70.6667">
            <text:p>70.6667</text:p>
          </table:table-cell>
          <table:table-cell office:value-type="float" office:value="69.5">
            <text:p>69.5</text:p>
          </table:table-cell>
          <table:table-cell office:value-type="float" office:value="73.0">
            <text:p>73.0</text:p>
          </table:table-cell>
          <table:table-cell office:value-type="float" office:value="71.1667">
            <text:p>71.1667</text:p>
          </table:table-cell>
          <table:table-cell office:value-type="float" office:value="72.1667">
            <text:p>72.1667</text:p>
          </table:table-cell>
          <table:table-cell office:value-type="float" office:value="75.8333">
            <text:p>75.8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4-21T17:00:00">
            <text:p>Thu Apr 21 17:00:00 2022</text:p>
          </table:table-cell>
          <table:table-cell office:value-type="float" office:value="29.5">
            <text:p>29.5</text:p>
          </table:table-cell>
          <table:table-cell office:value-type="float" office:value="50.5">
            <text:p>50.5</text:p>
          </table:table-cell>
          <table:table-cell office:value-type="float" office:value="70.6667">
            <text:p>70.6667</text:p>
          </table:table-cell>
          <table:table-cell office:value-type="float" office:value="69.5">
            <text:p>69.5</text:p>
          </table:table-cell>
          <table:table-cell office:value-type="float" office:value="73.0">
            <text:p>73.0</text:p>
          </table:table-cell>
          <table:table-cell office:value-type="float" office:value="71.1667">
            <text:p>71.1667</text:p>
          </table:table-cell>
          <table:table-cell office:value-type="float" office:value="72.1667">
            <text:p>72.1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4-21T18:00:00">
            <text:p>Thu Apr 21 18:00:00 2022</text:p>
          </table:table-cell>
          <table:table-cell office:value-type="float" office:value="12.1667">
            <text:p>12.1667</text:p>
          </table:table-cell>
          <table:table-cell office:value-type="float" office:value="29.5">
            <text:p>29.5</text:p>
          </table:table-cell>
          <table:table-cell office:value-type="float" office:value="50.5">
            <text:p>50.5</text:p>
          </table:table-cell>
          <table:table-cell office:value-type="float" office:value="70.6667">
            <text:p>70.6667</text:p>
          </table:table-cell>
          <table:table-cell office:value-type="float" office:value="69.5">
            <text:p>69.5</text:p>
          </table:table-cell>
          <table:table-cell office:value-type="float" office:value="73.0">
            <text:p>73.0</text:p>
          </table:table-cell>
          <table:table-cell office:value-type="float" office:value="71.1667">
            <text:p>71.1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4-22T14:00:00">
            <text:p>Fri Apr 22 14:00:00 2022</text:p>
          </table:table-cell>
          <table:table-cell office:value-type="float" office:value="67.5">
            <text:p>67.5</text:p>
          </table:table-cell>
          <table:table-cell office:value-type="float" office:value="67.1667">
            <text:p>67.1667</text:p>
          </table:table-cell>
          <table:table-cell office:value-type="float" office:value="68.8333">
            <text:p>68.8333</text:p>
          </table:table-cell>
          <table:table-cell office:value-type="float" office:value="72.0">
            <text:p>72.0</text:p>
          </table:table-cell>
          <table:table-cell office:value-type="float" office:value="76.1667">
            <text:p>76.1667</text:p>
          </table:table-cell>
          <table:table-cell office:value-type="float" office:value="77.3333">
            <text:p>77.3333</text:p>
          </table:table-cell>
          <table:table-cell office:value-type="float" office:value="72.3333">
            <text:p>72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4-22T15:00:00">
            <text:p>Fri Apr 22 15:00:00 2022</text:p>
          </table:table-cell>
          <table:table-cell office:value-type="float" office:value="67.3333">
            <text:p>67.3333</text:p>
          </table:table-cell>
          <table:table-cell office:value-type="float" office:value="67.5">
            <text:p>67.5</text:p>
          </table:table-cell>
          <table:table-cell office:value-type="float" office:value="67.1667">
            <text:p>67.1667</text:p>
          </table:table-cell>
          <table:table-cell office:value-type="float" office:value="68.8333">
            <text:p>68.8333</text:p>
          </table:table-cell>
          <table:table-cell office:value-type="float" office:value="72.0">
            <text:p>72.0</text:p>
          </table:table-cell>
          <table:table-cell office:value-type="float" office:value="76.1667">
            <text:p>76.1667</text:p>
          </table:table-cell>
          <table:table-cell office:value-type="float" office:value="77.3333">
            <text:p>77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22T16:00:00">
            <text:p>Fri Apr 22 16:00:00 2022</text:p>
          </table:table-cell>
          <table:table-cell office:value-type="float" office:value="65.0">
            <text:p>65.0</text:p>
          </table:table-cell>
          <table:table-cell office:value-type="float" office:value="67.3333">
            <text:p>67.3333</text:p>
          </table:table-cell>
          <table:table-cell office:value-type="float" office:value="67.5">
            <text:p>67.5</text:p>
          </table:table-cell>
          <table:table-cell office:value-type="float" office:value="67.1667">
            <text:p>67.1667</text:p>
          </table:table-cell>
          <table:table-cell office:value-type="float" office:value="68.8333">
            <text:p>68.8333</text:p>
          </table:table-cell>
          <table:table-cell office:value-type="float" office:value="72.0">
            <text:p>72.0</text:p>
          </table:table-cell>
          <table:table-cell office:value-type="float" office:value="76.1667">
            <text:p>76.1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4-22T17:00:00">
            <text:p>Fri Apr 22 17:00:00 2022</text:p>
          </table:table-cell>
          <table:table-cell office:value-type="float" office:value="63.1667">
            <text:p>63.1667</text:p>
          </table:table-cell>
          <table:table-cell office:value-type="float" office:value="65.0">
            <text:p>65.0</text:p>
          </table:table-cell>
          <table:table-cell office:value-type="float" office:value="67.3333">
            <text:p>67.3333</text:p>
          </table:table-cell>
          <table:table-cell office:value-type="float" office:value="67.5">
            <text:p>67.5</text:p>
          </table:table-cell>
          <table:table-cell office:value-type="float" office:value="67.1667">
            <text:p>67.1667</text:p>
          </table:table-cell>
          <table:table-cell office:value-type="float" office:value="68.8333">
            <text:p>68.8333</text:p>
          </table:table-cell>
          <table:table-cell office:value-type="float" office:value="72.0">
            <text:p>72.0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4-22T18:00:00">
            <text:p>Fri Apr 22 18:00:00 2022</text:p>
          </table:table-cell>
          <table:table-cell office:value-type="float" office:value="64.6667">
            <text:p>64.6667</text:p>
          </table:table-cell>
          <table:table-cell office:value-type="float" office:value="63.1667">
            <text:p>63.1667</text:p>
          </table:table-cell>
          <table:table-cell office:value-type="float" office:value="65.0">
            <text:p>65.0</text:p>
          </table:table-cell>
          <table:table-cell office:value-type="float" office:value="67.3333">
            <text:p>67.3333</text:p>
          </table:table-cell>
          <table:table-cell office:value-type="float" office:value="67.5">
            <text:p>67.5</text:p>
          </table:table-cell>
          <table:table-cell office:value-type="float" office:value="67.1667">
            <text:p>67.1667</text:p>
          </table:table-cell>
          <table:table-cell office:value-type="float" office:value="68.8333">
            <text:p>68.8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4-22T19:00:00">
            <text:p>Fri Apr 22 19:00:00 2022</text:p>
          </table:table-cell>
          <table:table-cell office:value-type="float" office:value="65.0">
            <text:p>65.0</text:p>
          </table:table-cell>
          <table:table-cell office:value-type="float" office:value="64.6667">
            <text:p>64.6667</text:p>
          </table:table-cell>
          <table:table-cell office:value-type="float" office:value="63.1667">
            <text:p>63.1667</text:p>
          </table:table-cell>
          <table:table-cell office:value-type="float" office:value="65.0">
            <text:p>65.0</text:p>
          </table:table-cell>
          <table:table-cell office:value-type="float" office:value="67.3333">
            <text:p>67.3333</text:p>
          </table:table-cell>
          <table:table-cell office:value-type="float" office:value="67.5">
            <text:p>67.5</text:p>
          </table:table-cell>
          <table:table-cell office:value-type="float" office:value="67.1667">
            <text:p>67.1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4-23T15:00:00">
            <text:p>Sat Apr 23 15:00:00 2022</text:p>
          </table:table-cell>
          <table:table-cell office:value-type="float" office:value="63.8333">
            <text:p>63.8333</text:p>
          </table:table-cell>
          <table:table-cell office:value-type="float" office:value="67.3333">
            <text:p>67.3333</text:p>
          </table:table-cell>
          <table:table-cell office:value-type="float" office:value="70.3333">
            <text:p>70.3333</text:p>
          </table:table-cell>
          <table:table-cell office:value-type="float" office:value="67.6667">
            <text:p>67.6667</text:p>
          </table:table-cell>
          <table:table-cell office:value-type="float" office:value="69.6667">
            <text:p>69.6667</text:p>
          </table:table-cell>
          <table:table-cell office:value-type="float" office:value="66.0">
            <text:p>66.0</text:p>
          </table:table-cell>
          <table:table-cell office:value-type="float" office:value="61.8333">
            <text:p>61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4-23T16:00:00">
            <text:p>Sat Apr 23 16:00:00 2022</text:p>
          </table:table-cell>
          <table:table-cell office:value-type="float" office:value="68.1667">
            <text:p>68.1667</text:p>
          </table:table-cell>
          <table:table-cell office:value-type="float" office:value="63.8333">
            <text:p>63.8333</text:p>
          </table:table-cell>
          <table:table-cell office:value-type="float" office:value="67.3333">
            <text:p>67.3333</text:p>
          </table:table-cell>
          <table:table-cell office:value-type="float" office:value="70.3333">
            <text:p>70.3333</text:p>
          </table:table-cell>
          <table:table-cell office:value-type="float" office:value="67.6667">
            <text:p>67.6667</text:p>
          </table:table-cell>
          <table:table-cell office:value-type="float" office:value="69.6667">
            <text:p>69.6667</text:p>
          </table:table-cell>
          <table:table-cell office:value-type="float" office:value="66.0">
            <text:p>66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4-23T17:00:00">
            <text:p>Sat Apr 23 17:00:00 2022</text:p>
          </table:table-cell>
          <table:table-cell office:value-type="float" office:value="67.6667">
            <text:p>67.6667</text:p>
          </table:table-cell>
          <table:table-cell office:value-type="float" office:value="68.1667">
            <text:p>68.1667</text:p>
          </table:table-cell>
          <table:table-cell office:value-type="float" office:value="63.8333">
            <text:p>63.8333</text:p>
          </table:table-cell>
          <table:table-cell office:value-type="float" office:value="67.3333">
            <text:p>67.3333</text:p>
          </table:table-cell>
          <table:table-cell office:value-type="float" office:value="70.3333">
            <text:p>70.3333</text:p>
          </table:table-cell>
          <table:table-cell office:value-type="float" office:value="67.6667">
            <text:p>67.6667</text:p>
          </table:table-cell>
          <table:table-cell office:value-type="float" office:value="69.6667">
            <text:p>69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4-23T18:00:00">
            <text:p>Sat Apr 23 18:00:00 2022</text:p>
          </table:table-cell>
          <table:table-cell office:value-type="float" office:value="69.8333">
            <text:p>69.8333</text:p>
          </table:table-cell>
          <table:table-cell office:value-type="float" office:value="67.6667">
            <text:p>67.6667</text:p>
          </table:table-cell>
          <table:table-cell office:value-type="float" office:value="68.1667">
            <text:p>68.1667</text:p>
          </table:table-cell>
          <table:table-cell office:value-type="float" office:value="63.8333">
            <text:p>63.8333</text:p>
          </table:table-cell>
          <table:table-cell office:value-type="float" office:value="67.3333">
            <text:p>67.3333</text:p>
          </table:table-cell>
          <table:table-cell office:value-type="float" office:value="70.3333">
            <text:p>70.3333</text:p>
          </table:table-cell>
          <table:table-cell office:value-type="float" office:value="67.6667">
            <text:p>67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23T19:00:00">
            <text:p>Sat Apr 23 19:00:00 2022</text:p>
          </table:table-cell>
          <table:table-cell office:value-type="float" office:value="68.0">
            <text:p>68.0</text:p>
          </table:table-cell>
          <table:table-cell office:value-type="float" office:value="69.8333">
            <text:p>69.8333</text:p>
          </table:table-cell>
          <table:table-cell office:value-type="float" office:value="67.6667">
            <text:p>67.6667</text:p>
          </table:table-cell>
          <table:table-cell office:value-type="float" office:value="68.1667">
            <text:p>68.1667</text:p>
          </table:table-cell>
          <table:table-cell office:value-type="float" office:value="63.8333">
            <text:p>63.8333</text:p>
          </table:table-cell>
          <table:table-cell office:value-type="float" office:value="67.3333">
            <text:p>67.3333</text:p>
          </table:table-cell>
          <table:table-cell office:value-type="float" office:value="70.3333">
            <text:p>70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04-24T11:00:00">
            <text:p>Sun Apr 24 11:00:00 2022</text:p>
          </table:table-cell>
          <table:table-cell office:value-type="float" office:value="64.8333">
            <text:p>64.8333</text:p>
          </table:table-cell>
          <table:table-cell office:value-type="float" office:value="63.3333">
            <text:p>63.3333</text:p>
          </table:table-cell>
          <table:table-cell office:value-type="float" office:value="72.3333">
            <text:p>72.3333</text:p>
          </table:table-cell>
          <table:table-cell office:value-type="float" office:value="72.0">
            <text:p>72.0</text:p>
          </table:table-cell>
          <table:table-cell office:value-type="float" office:value="73.6667">
            <text:p>73.6667</text:p>
          </table:table-cell>
          <table:table-cell office:value-type="float" office:value="73.5">
            <text:p>73.5</text:p>
          </table:table-cell>
          <table:table-cell office:value-type="float" office:value="66.8333">
            <text:p>66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4-24T12:00:00">
            <text:p>Sun Apr 24 12:00:00 2022</text:p>
          </table:table-cell>
          <table:table-cell office:value-type="float" office:value="61.8333">
            <text:p>61.8333</text:p>
          </table:table-cell>
          <table:table-cell office:value-type="float" office:value="64.8333">
            <text:p>64.8333</text:p>
          </table:table-cell>
          <table:table-cell office:value-type="float" office:value="63.3333">
            <text:p>63.3333</text:p>
          </table:table-cell>
          <table:table-cell office:value-type="float" office:value="72.3333">
            <text:p>72.3333</text:p>
          </table:table-cell>
          <table:table-cell office:value-type="float" office:value="72.0">
            <text:p>72.0</text:p>
          </table:table-cell>
          <table:table-cell office:value-type="float" office:value="73.6667">
            <text:p>73.6667</text:p>
          </table:table-cell>
          <table:table-cell office:value-type="float" office:value="73.5">
            <text:p>73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4-24T13:00:00">
            <text:p>Sun Apr 24 13:00:00 2022</text:p>
          </table:table-cell>
          <table:table-cell office:value-type="float" office:value="52.8333">
            <text:p>52.8333</text:p>
          </table:table-cell>
          <table:table-cell office:value-type="float" office:value="61.8333">
            <text:p>61.8333</text:p>
          </table:table-cell>
          <table:table-cell office:value-type="float" office:value="64.8333">
            <text:p>64.8333</text:p>
          </table:table-cell>
          <table:table-cell office:value-type="float" office:value="63.3333">
            <text:p>63.3333</text:p>
          </table:table-cell>
          <table:table-cell office:value-type="float" office:value="72.3333">
            <text:p>72.3333</text:p>
          </table:table-cell>
          <table:table-cell office:value-type="float" office:value="72.0">
            <text:p>72.0</text:p>
          </table:table-cell>
          <table:table-cell office:value-type="float" office:value="73.6667">
            <text:p>73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24T14:00:00">
            <text:p>Sun Apr 24 14:00:00 2022</text:p>
          </table:table-cell>
          <table:table-cell office:value-type="float" office:value="63.3333">
            <text:p>63.3333</text:p>
          </table:table-cell>
          <table:table-cell office:value-type="float" office:value="52.8333">
            <text:p>52.8333</text:p>
          </table:table-cell>
          <table:table-cell office:value-type="float" office:value="61.8333">
            <text:p>61.8333</text:p>
          </table:table-cell>
          <table:table-cell office:value-type="float" office:value="64.8333">
            <text:p>64.8333</text:p>
          </table:table-cell>
          <table:table-cell office:value-type="float" office:value="63.3333">
            <text:p>63.3333</text:p>
          </table:table-cell>
          <table:table-cell office:value-type="float" office:value="72.3333">
            <text:p>72.3333</text:p>
          </table:table-cell>
          <table:table-cell office:value-type="float" office:value="72.0">
            <text:p>72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4-24T15:00:00">
            <text:p>Sun Apr 24 15:00:00 2022</text:p>
          </table:table-cell>
          <table:table-cell office:value-type="float" office:value="61.5">
            <text:p>61.5</text:p>
          </table:table-cell>
          <table:table-cell office:value-type="float" office:value="63.3333">
            <text:p>63.3333</text:p>
          </table:table-cell>
          <table:table-cell office:value-type="float" office:value="52.8333">
            <text:p>52.8333</text:p>
          </table:table-cell>
          <table:table-cell office:value-type="float" office:value="61.8333">
            <text:p>61.8333</text:p>
          </table:table-cell>
          <table:table-cell office:value-type="float" office:value="64.8333">
            <text:p>64.8333</text:p>
          </table:table-cell>
          <table:table-cell office:value-type="float" office:value="63.3333">
            <text:p>63.3333</text:p>
          </table:table-cell>
          <table:table-cell office:value-type="float" office:value="72.3333">
            <text:p>72.3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4-24T16:00:00">
            <text:p>Sun Apr 24 16:00:00 2022</text:p>
          </table:table-cell>
          <table:table-cell office:value-type="float" office:value="58.6667">
            <text:p>58.6667</text:p>
          </table:table-cell>
          <table:table-cell office:value-type="float" office:value="61.5">
            <text:p>61.5</text:p>
          </table:table-cell>
          <table:table-cell office:value-type="float" office:value="63.3333">
            <text:p>63.3333</text:p>
          </table:table-cell>
          <table:table-cell office:value-type="float" office:value="52.8333">
            <text:p>52.8333</text:p>
          </table:table-cell>
          <table:table-cell office:value-type="float" office:value="61.8333">
            <text:p>61.8333</text:p>
          </table:table-cell>
          <table:table-cell office:value-type="float" office:value="64.8333">
            <text:p>64.8333</text:p>
          </table:table-cell>
          <table:table-cell office:value-type="float" office:value="63.3333">
            <text:p>63.3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4-25T13:00:00">
            <text:p>Mon Apr 25 13:00:00 2022</text:p>
          </table:table-cell>
          <table:table-cell office:value-type="float" office:value="81.1667">
            <text:p>81.1667</text:p>
          </table:table-cell>
          <table:table-cell office:value-type="float" office:value="84.8333">
            <text:p>84.8333</text:p>
          </table:table-cell>
          <table:table-cell office:value-type="float" office:value="87.0">
            <text:p>87.0</text:p>
          </table:table-cell>
          <table:table-cell office:value-type="float" office:value="83.6667">
            <text:p>83.6667</text:p>
          </table:table-cell>
          <table:table-cell office:value-type="float" office:value="79.1667">
            <text:p>79.1667</text:p>
          </table:table-cell>
          <table:table-cell office:value-type="float" office:value="71.6667">
            <text:p>71.6667</text:p>
          </table:table-cell>
          <table:table-cell office:value-type="float" office:value="59.5">
            <text:p>59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4-25T14:00:00">
            <text:p>Mon Apr 25 14:00:00 2022</text:p>
          </table:table-cell>
          <table:table-cell office:value-type="float" office:value="79.3333">
            <text:p>79.3333</text:p>
          </table:table-cell>
          <table:table-cell office:value-type="float" office:value="81.1667">
            <text:p>81.1667</text:p>
          </table:table-cell>
          <table:table-cell office:value-type="float" office:value="84.8333">
            <text:p>84.8333</text:p>
          </table:table-cell>
          <table:table-cell office:value-type="float" office:value="87.0">
            <text:p>87.0</text:p>
          </table:table-cell>
          <table:table-cell office:value-type="float" office:value="83.6667">
            <text:p>83.6667</text:p>
          </table:table-cell>
          <table:table-cell office:value-type="float" office:value="79.1667">
            <text:p>79.1667</text:p>
          </table:table-cell>
          <table:table-cell office:value-type="float" office:value="71.6667">
            <text:p>71.6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4-25T15:00:00">
            <text:p>Mon Apr 25 15:00:00 2022</text:p>
          </table:table-cell>
          <table:table-cell office:value-type="float" office:value="68.0">
            <text:p>68.0</text:p>
          </table:table-cell>
          <table:table-cell office:value-type="float" office:value="79.3333">
            <text:p>79.3333</text:p>
          </table:table-cell>
          <table:table-cell office:value-type="float" office:value="81.1667">
            <text:p>81.1667</text:p>
          </table:table-cell>
          <table:table-cell office:value-type="float" office:value="84.8333">
            <text:p>84.8333</text:p>
          </table:table-cell>
          <table:table-cell office:value-type="float" office:value="87.0">
            <text:p>87.0</text:p>
          </table:table-cell>
          <table:table-cell office:value-type="float" office:value="83.6667">
            <text:p>83.6667</text:p>
          </table:table-cell>
          <table:table-cell office:value-type="float" office:value="79.1667">
            <text:p>79.1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4-25T16:00:00">
            <text:p>Mon Apr 25 16:00:00 2022</text:p>
          </table:table-cell>
          <table:table-cell office:value-type="float" office:value="60.0">
            <text:p>60.0</text:p>
          </table:table-cell>
          <table:table-cell office:value-type="float" office:value="68.0">
            <text:p>68.0</text:p>
          </table:table-cell>
          <table:table-cell office:value-type="float" office:value="79.3333">
            <text:p>79.3333</text:p>
          </table:table-cell>
          <table:table-cell office:value-type="float" office:value="81.1667">
            <text:p>81.1667</text:p>
          </table:table-cell>
          <table:table-cell office:value-type="float" office:value="84.8333">
            <text:p>84.8333</text:p>
          </table:table-cell>
          <table:table-cell office:value-type="float" office:value="87.0">
            <text:p>87.0</text:p>
          </table:table-cell>
          <table:table-cell office:value-type="float" office:value="83.6667">
            <text:p>83.6667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2-04-25T17:00:00">
            <text:p>Mon Apr 25 17:00:00 2022</text:p>
          </table:table-cell>
          <table:table-cell office:value-type="float" office:value="48.8333">
            <text:p>48.8333</text:p>
          </table:table-cell>
          <table:table-cell office:value-type="float" office:value="60.0">
            <text:p>60.0</text:p>
          </table:table-cell>
          <table:table-cell office:value-type="float" office:value="68.0">
            <text:p>68.0</text:p>
          </table:table-cell>
          <table:table-cell office:value-type="float" office:value="79.3333">
            <text:p>79.3333</text:p>
          </table:table-cell>
          <table:table-cell office:value-type="float" office:value="81.1667">
            <text:p>81.1667</text:p>
          </table:table-cell>
          <table:table-cell office:value-type="float" office:value="84.8333">
            <text:p>84.8333</text:p>
          </table:table-cell>
          <table:table-cell office:value-type="float" office:value="87.0">
            <text:p>87.0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2-04-26T14:00:00">
            <text:p>Tue Apr 26 14:00:00 2022</text:p>
          </table:table-cell>
          <table:table-cell office:value-type="float" office:value="91.5">
            <text:p>91.5</text:p>
          </table:table-cell>
          <table:table-cell office:value-type="float" office:value="93.1667">
            <text:p>93.1667</text:p>
          </table:table-cell>
          <table:table-cell office:value-type="float" office:value="91.6667">
            <text:p>91.6667</text:p>
          </table:table-cell>
          <table:table-cell office:value-type="float" office:value="95.3333">
            <text:p>95.3333</text:p>
          </table:table-cell>
          <table:table-cell office:value-type="float" office:value="92.6667">
            <text:p>92.6667</text:p>
          </table:table-cell>
          <table:table-cell office:value-type="float" office:value="81.8333">
            <text:p>81.8333</text:p>
          </table:table-cell>
          <table:table-cell office:value-type="float" office:value="62.1667">
            <text:p>62.1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4-26T15:00:00">
            <text:p>Tue Apr 26 15:00:00 2022</text:p>
          </table:table-cell>
          <table:table-cell office:value-type="float" office:value="77.3333">
            <text:p>77.3333</text:p>
          </table:table-cell>
          <table:table-cell office:value-type="float" office:value="91.5">
            <text:p>91.5</text:p>
          </table:table-cell>
          <table:table-cell office:value-type="float" office:value="93.1667">
            <text:p>93.1667</text:p>
          </table:table-cell>
          <table:table-cell office:value-type="float" office:value="91.6667">
            <text:p>91.6667</text:p>
          </table:table-cell>
          <table:table-cell office:value-type="float" office:value="95.3333">
            <text:p>95.3333</text:p>
          </table:table-cell>
          <table:table-cell office:value-type="float" office:value="92.6667">
            <text:p>92.6667</text:p>
          </table:table-cell>
          <table:table-cell office:value-type="float" office:value="81.8333">
            <text:p>81.8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4-26T16:00:00">
            <text:p>Tue Apr 26 16:00:00 2022</text:p>
          </table:table-cell>
          <table:table-cell office:value-type="float" office:value="67.0">
            <text:p>67.0</text:p>
          </table:table-cell>
          <table:table-cell office:value-type="float" office:value="77.3333">
            <text:p>77.3333</text:p>
          </table:table-cell>
          <table:table-cell office:value-type="float" office:value="91.5">
            <text:p>91.5</text:p>
          </table:table-cell>
          <table:table-cell office:value-type="float" office:value="93.1667">
            <text:p>93.1667</text:p>
          </table:table-cell>
          <table:table-cell office:value-type="float" office:value="91.6667">
            <text:p>91.6667</text:p>
          </table:table-cell>
          <table:table-cell office:value-type="float" office:value="95.3333">
            <text:p>95.3333</text:p>
          </table:table-cell>
          <table:table-cell office:value-type="float" office:value="92.6667">
            <text:p>92.6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04-26T17:00:00">
            <text:p>Tue Apr 26 17:00:00 2022</text:p>
          </table:table-cell>
          <table:table-cell office:value-type="float" office:value="56.8333">
            <text:p>56.8333</text:p>
          </table:table-cell>
          <table:table-cell office:value-type="float" office:value="67.0">
            <text:p>67.0</text:p>
          </table:table-cell>
          <table:table-cell office:value-type="float" office:value="77.3333">
            <text:p>77.3333</text:p>
          </table:table-cell>
          <table:table-cell office:value-type="float" office:value="91.5">
            <text:p>91.5</text:p>
          </table:table-cell>
          <table:table-cell office:value-type="float" office:value="93.1667">
            <text:p>93.1667</text:p>
          </table:table-cell>
          <table:table-cell office:value-type="float" office:value="91.6667">
            <text:p>91.6667</text:p>
          </table:table-cell>
          <table:table-cell office:value-type="float" office:value="95.3333">
            <text:p>95.3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4-26T18:00:00">
            <text:p>Tue Apr 26 18:00:00 2022</text:p>
          </table:table-cell>
          <table:table-cell office:value-type="float" office:value="48.8333">
            <text:p>48.8333</text:p>
          </table:table-cell>
          <table:table-cell office:value-type="float" office:value="56.8333">
            <text:p>56.8333</text:p>
          </table:table-cell>
          <table:table-cell office:value-type="float" office:value="67.0">
            <text:p>67.0</text:p>
          </table:table-cell>
          <table:table-cell office:value-type="float" office:value="77.3333">
            <text:p>77.3333</text:p>
          </table:table-cell>
          <table:table-cell office:value-type="float" office:value="91.5">
            <text:p>91.5</text:p>
          </table:table-cell>
          <table:table-cell office:value-type="float" office:value="93.1667">
            <text:p>93.1667</text:p>
          </table:table-cell>
          <table:table-cell office:value-type="float" office:value="91.6667">
            <text:p>91.6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4-27T13:00:00">
            <text:p>Wed Apr 27 13:00:00 2022</text:p>
          </table:table-cell>
          <table:table-cell office:value-type="float" office:value="88.1667">
            <text:p>88.1667</text:p>
          </table:table-cell>
          <table:table-cell office:value-type="float" office:value="83.0">
            <text:p>83.0</text:p>
          </table:table-cell>
          <table:table-cell office:value-type="float" office:value="83.5">
            <text:p>83.5</text:p>
          </table:table-cell>
          <table:table-cell office:value-type="float" office:value="82.8333">
            <text:p>82.8333</text:p>
          </table:table-cell>
          <table:table-cell office:value-type="float" office:value="84.5">
            <text:p>84.5</text:p>
          </table:table-cell>
          <table:table-cell office:value-type="float" office:value="78.0">
            <text:p>78.0</text:p>
          </table:table-cell>
          <table:table-cell office:value-type="float" office:value="66.0">
            <text:p>66.0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4-27T14:00:00">
            <text:p>Wed Apr 27 14:00:00 2022</text:p>
          </table:table-cell>
          <table:table-cell office:value-type="float" office:value="86.1667">
            <text:p>86.1667</text:p>
          </table:table-cell>
          <table:table-cell office:value-type="float" office:value="88.1667">
            <text:p>88.1667</text:p>
          </table:table-cell>
          <table:table-cell office:value-type="float" office:value="83.0">
            <text:p>83.0</text:p>
          </table:table-cell>
          <table:table-cell office:value-type="float" office:value="83.5">
            <text:p>83.5</text:p>
          </table:table-cell>
          <table:table-cell office:value-type="float" office:value="82.8333">
            <text:p>82.8333</text:p>
          </table:table-cell>
          <table:table-cell office:value-type="float" office:value="84.5">
            <text:p>84.5</text:p>
          </table:table-cell>
          <table:table-cell office:value-type="float" office:value="78.0">
            <text:p>78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4-27T15:00:00">
            <text:p>Wed Apr 27 15:00:00 2022</text:p>
          </table:table-cell>
          <table:table-cell office:value-type="float" office:value="60.1667">
            <text:p>60.1667</text:p>
          </table:table-cell>
          <table:table-cell office:value-type="float" office:value="86.1667">
            <text:p>86.1667</text:p>
          </table:table-cell>
          <table:table-cell office:value-type="float" office:value="88.1667">
            <text:p>88.1667</text:p>
          </table:table-cell>
          <table:table-cell office:value-type="float" office:value="83.0">
            <text:p>83.0</text:p>
          </table:table-cell>
          <table:table-cell office:value-type="float" office:value="83.5">
            <text:p>83.5</text:p>
          </table:table-cell>
          <table:table-cell office:value-type="float" office:value="82.8333">
            <text:p>82.8333</text:p>
          </table:table-cell>
          <table:table-cell office:value-type="float" office:value="84.5">
            <text:p>84.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4-27T16:00:00">
            <text:p>Wed Apr 27 16:00:00 2022</text:p>
          </table:table-cell>
          <table:table-cell office:value-type="float" office:value="64.8333">
            <text:p>64.8333</text:p>
          </table:table-cell>
          <table:table-cell office:value-type="float" office:value="60.1667">
            <text:p>60.1667</text:p>
          </table:table-cell>
          <table:table-cell office:value-type="float" office:value="86.1667">
            <text:p>86.1667</text:p>
          </table:table-cell>
          <table:table-cell office:value-type="float" office:value="88.1667">
            <text:p>88.1667</text:p>
          </table:table-cell>
          <table:table-cell office:value-type="float" office:value="83.0">
            <text:p>83.0</text:p>
          </table:table-cell>
          <table:table-cell office:value-type="float" office:value="83.5">
            <text:p>83.5</text:p>
          </table:table-cell>
          <table:table-cell office:value-type="float" office:value="82.8333">
            <text:p>82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4-27T17:00:00">
            <text:p>Wed Apr 27 17:00:00 2022</text:p>
          </table:table-cell>
          <table:table-cell office:value-type="float" office:value="40.6667">
            <text:p>40.6667</text:p>
          </table:table-cell>
          <table:table-cell office:value-type="float" office:value="64.8333">
            <text:p>64.8333</text:p>
          </table:table-cell>
          <table:table-cell office:value-type="float" office:value="60.1667">
            <text:p>60.1667</text:p>
          </table:table-cell>
          <table:table-cell office:value-type="float" office:value="86.1667">
            <text:p>86.1667</text:p>
          </table:table-cell>
          <table:table-cell office:value-type="float" office:value="88.1667">
            <text:p>88.1667</text:p>
          </table:table-cell>
          <table:table-cell office:value-type="float" office:value="83.0">
            <text:p>83.0</text:p>
          </table:table-cell>
          <table:table-cell office:value-type="float" office:value="83.5">
            <text:p>83.5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4-27T18:00:00">
            <text:p>Wed Apr 27 18:00:00 2022</text:p>
          </table:table-cell>
          <table:table-cell office:value-type="float" office:value="33.8333">
            <text:p>33.8333</text:p>
          </table:table-cell>
          <table:table-cell office:value-type="float" office:value="40.6667">
            <text:p>40.6667</text:p>
          </table:table-cell>
          <table:table-cell office:value-type="float" office:value="64.8333">
            <text:p>64.8333</text:p>
          </table:table-cell>
          <table:table-cell office:value-type="float" office:value="60.1667">
            <text:p>60.1667</text:p>
          </table:table-cell>
          <table:table-cell office:value-type="float" office:value="86.1667">
            <text:p>86.1667</text:p>
          </table:table-cell>
          <table:table-cell office:value-type="float" office:value="88.1667">
            <text:p>88.1667</text:p>
          </table:table-cell>
          <table:table-cell office:value-type="float" office:value="83.0">
            <text:p>83.0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4-28T13:00:00">
            <text:p>Thu Apr 28 13:00:00 2022</text:p>
          </table:table-cell>
          <table:table-cell office:value-type="float" office:value="74.3333">
            <text:p>74.3333</text:p>
          </table:table-cell>
          <table:table-cell office:value-type="float" office:value="79.8333">
            <text:p>79.8333</text:p>
          </table:table-cell>
          <table:table-cell office:value-type="float" office:value="77.6667">
            <text:p>77.6667</text:p>
          </table:table-cell>
          <table:table-cell office:value-type="float" office:value="70.8333">
            <text:p>70.8333</text:p>
          </table:table-cell>
          <table:table-cell office:value-type="float" office:value="68.5">
            <text:p>68.5</text:p>
          </table:table-cell>
          <table:table-cell office:value-type="float" office:value="60.5">
            <text:p>60.5</text:p>
          </table:table-cell>
          <table:table-cell office:value-type="float" office:value="49.6667">
            <text:p>49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4-28T14:00:00">
            <text:p>Thu Apr 28 14:00:00 2022</text:p>
          </table:table-cell>
          <table:table-cell office:value-type="float" office:value="71.0">
            <text:p>71.0</text:p>
          </table:table-cell>
          <table:table-cell office:value-type="float" office:value="74.3333">
            <text:p>74.3333</text:p>
          </table:table-cell>
          <table:table-cell office:value-type="float" office:value="79.8333">
            <text:p>79.8333</text:p>
          </table:table-cell>
          <table:table-cell office:value-type="float" office:value="77.6667">
            <text:p>77.6667</text:p>
          </table:table-cell>
          <table:table-cell office:value-type="float" office:value="70.8333">
            <text:p>70.8333</text:p>
          </table:table-cell>
          <table:table-cell office:value-type="float" office:value="68.5">
            <text:p>68.5</text:p>
          </table:table-cell>
          <table:table-cell office:value-type="float" office:value="60.5">
            <text:p>60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4-28T15:00:00">
            <text:p>Thu Apr 28 15:00:00 2022</text:p>
          </table:table-cell>
          <table:table-cell office:value-type="float" office:value="65.1667">
            <text:p>65.1667</text:p>
          </table:table-cell>
          <table:table-cell office:value-type="float" office:value="71.0">
            <text:p>71.0</text:p>
          </table:table-cell>
          <table:table-cell office:value-type="float" office:value="74.3333">
            <text:p>74.3333</text:p>
          </table:table-cell>
          <table:table-cell office:value-type="float" office:value="79.8333">
            <text:p>79.8333</text:p>
          </table:table-cell>
          <table:table-cell office:value-type="float" office:value="77.6667">
            <text:p>77.6667</text:p>
          </table:table-cell>
          <table:table-cell office:value-type="float" office:value="70.8333">
            <text:p>70.8333</text:p>
          </table:table-cell>
          <table:table-cell office:value-type="float" office:value="68.5">
            <text:p>68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28T16:00:00">
            <text:p>Thu Apr 28 16:00:00 2022</text:p>
          </table:table-cell>
          <table:table-cell office:value-type="float" office:value="60.6667">
            <text:p>60.6667</text:p>
          </table:table-cell>
          <table:table-cell office:value-type="float" office:value="65.1667">
            <text:p>65.1667</text:p>
          </table:table-cell>
          <table:table-cell office:value-type="float" office:value="71.0">
            <text:p>71.0</text:p>
          </table:table-cell>
          <table:table-cell office:value-type="float" office:value="74.3333">
            <text:p>74.3333</text:p>
          </table:table-cell>
          <table:table-cell office:value-type="float" office:value="79.8333">
            <text:p>79.8333</text:p>
          </table:table-cell>
          <table:table-cell office:value-type="float" office:value="77.6667">
            <text:p>77.6667</text:p>
          </table:table-cell>
          <table:table-cell office:value-type="float" office:value="70.8333">
            <text:p>70.8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4-28T17:00:00">
            <text:p>Thu Apr 28 17:00:00 2022</text:p>
          </table:table-cell>
          <table:table-cell office:value-type="float" office:value="55.5">
            <text:p>55.5</text:p>
          </table:table-cell>
          <table:table-cell office:value-type="float" office:value="60.6667">
            <text:p>60.6667</text:p>
          </table:table-cell>
          <table:table-cell office:value-type="float" office:value="65.1667">
            <text:p>65.1667</text:p>
          </table:table-cell>
          <table:table-cell office:value-type="float" office:value="71.0">
            <text:p>71.0</text:p>
          </table:table-cell>
          <table:table-cell office:value-type="float" office:value="74.3333">
            <text:p>74.3333</text:p>
          </table:table-cell>
          <table:table-cell office:value-type="float" office:value="79.8333">
            <text:p>79.8333</text:p>
          </table:table-cell>
          <table:table-cell office:value-type="float" office:value="77.6667">
            <text:p>77.6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2-04-28T18:00:00">
            <text:p>Thu Apr 28 18:00:00 2022</text:p>
          </table:table-cell>
          <table:table-cell office:value-type="float" office:value="45.8333">
            <text:p>45.8333</text:p>
          </table:table-cell>
          <table:table-cell office:value-type="float" office:value="55.5">
            <text:p>55.5</text:p>
          </table:table-cell>
          <table:table-cell office:value-type="float" office:value="60.6667">
            <text:p>60.6667</text:p>
          </table:table-cell>
          <table:table-cell office:value-type="float" office:value="65.1667">
            <text:p>65.1667</text:p>
          </table:table-cell>
          <table:table-cell office:value-type="float" office:value="71.0">
            <text:p>71.0</text:p>
          </table:table-cell>
          <table:table-cell office:value-type="float" office:value="74.3333">
            <text:p>74.3333</text:p>
          </table:table-cell>
          <table:table-cell office:value-type="float" office:value="79.8333">
            <text:p>79.8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4-29T13:00:00">
            <text:p>Fri Apr 29 13:00:00 2022</text:p>
          </table:table-cell>
          <table:table-cell office:value-type="float" office:value="70.5">
            <text:p>70.5</text:p>
          </table:table-cell>
          <table:table-cell office:value-type="float" office:value="79.6667">
            <text:p>79.6667</text:p>
          </table:table-cell>
          <table:table-cell office:value-type="float" office:value="82.6667">
            <text:p>82.6667</text:p>
          </table:table-cell>
          <table:table-cell office:value-type="float" office:value="78.5">
            <text:p>78.5</text:p>
          </table:table-cell>
          <table:table-cell office:value-type="float" office:value="74.3333">
            <text:p>74.3333</text:p>
          </table:table-cell>
          <table:table-cell office:value-type="float" office:value="66.3333">
            <text:p>66.3333</text:p>
          </table:table-cell>
          <table:table-cell office:value-type="float" office:value="52.0">
            <text:p>52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4-29T14:00:00">
            <text:p>Fri Apr 29 14:00:00 2022</text:p>
          </table:table-cell>
          <table:table-cell office:value-type="float" office:value="73.0">
            <text:p>73.0</text:p>
          </table:table-cell>
          <table:table-cell office:value-type="float" office:value="70.5">
            <text:p>70.5</text:p>
          </table:table-cell>
          <table:table-cell office:value-type="float" office:value="79.6667">
            <text:p>79.6667</text:p>
          </table:table-cell>
          <table:table-cell office:value-type="float" office:value="82.6667">
            <text:p>82.6667</text:p>
          </table:table-cell>
          <table:table-cell office:value-type="float" office:value="78.5">
            <text:p>78.5</text:p>
          </table:table-cell>
          <table:table-cell office:value-type="float" office:value="74.3333">
            <text:p>74.3333</text:p>
          </table:table-cell>
          <table:table-cell office:value-type="float" office:value="66.3333">
            <text:p>66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4-29T15:00:00">
            <text:p>Fri Apr 29 15:00:00 2022</text:p>
          </table:table-cell>
          <table:table-cell office:value-type="float" office:value="62.5">
            <text:p>62.5</text:p>
          </table:table-cell>
          <table:table-cell office:value-type="float" office:value="73.0">
            <text:p>73.0</text:p>
          </table:table-cell>
          <table:table-cell office:value-type="float" office:value="70.5">
            <text:p>70.5</text:p>
          </table:table-cell>
          <table:table-cell office:value-type="float" office:value="79.6667">
            <text:p>79.6667</text:p>
          </table:table-cell>
          <table:table-cell office:value-type="float" office:value="82.6667">
            <text:p>82.6667</text:p>
          </table:table-cell>
          <table:table-cell office:value-type="float" office:value="78.5">
            <text:p>78.5</text:p>
          </table:table-cell>
          <table:table-cell office:value-type="float" office:value="74.3333">
            <text:p>74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4-29T16:00:00">
            <text:p>Fri Apr 29 16:00:00 2022</text:p>
          </table:table-cell>
          <table:table-cell office:value-type="float" office:value="50.1667">
            <text:p>50.1667</text:p>
          </table:table-cell>
          <table:table-cell office:value-type="float" office:value="62.5">
            <text:p>62.5</text:p>
          </table:table-cell>
          <table:table-cell office:value-type="float" office:value="73.0">
            <text:p>73.0</text:p>
          </table:table-cell>
          <table:table-cell office:value-type="float" office:value="70.5">
            <text:p>70.5</text:p>
          </table:table-cell>
          <table:table-cell office:value-type="float" office:value="79.6667">
            <text:p>79.6667</text:p>
          </table:table-cell>
          <table:table-cell office:value-type="float" office:value="82.6667">
            <text:p>82.6667</text:p>
          </table:table-cell>
          <table:table-cell office:value-type="float" office:value="78.5">
            <text:p>78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4-29T17:00:00">
            <text:p>Fri Apr 29 17:00:00 2022</text:p>
          </table:table-cell>
          <table:table-cell office:value-type="float" office:value="41.1667">
            <text:p>41.1667</text:p>
          </table:table-cell>
          <table:table-cell office:value-type="float" office:value="50.1667">
            <text:p>50.1667</text:p>
          </table:table-cell>
          <table:table-cell office:value-type="float" office:value="62.5">
            <text:p>62.5</text:p>
          </table:table-cell>
          <table:table-cell office:value-type="float" office:value="73.0">
            <text:p>73.0</text:p>
          </table:table-cell>
          <table:table-cell office:value-type="float" office:value="70.5">
            <text:p>70.5</text:p>
          </table:table-cell>
          <table:table-cell office:value-type="float" office:value="79.6667">
            <text:p>79.6667</text:p>
          </table:table-cell>
          <table:table-cell office:value-type="float" office:value="82.6667">
            <text:p>82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4-30T14:00:00">
            <text:p>Sat Apr 30 14:00:00 2022</text:p>
          </table:table-cell>
          <table:table-cell office:value-type="float" office:value="77.3333">
            <text:p>77.3333</text:p>
          </table:table-cell>
          <table:table-cell office:value-type="float" office:value="84.6667">
            <text:p>84.6667</text:p>
          </table:table-cell>
          <table:table-cell office:value-type="float" office:value="81.0">
            <text:p>81.0</text:p>
          </table:table-cell>
          <table:table-cell office:value-type="float" office:value="78.1667">
            <text:p>78.1667</text:p>
          </table:table-cell>
          <table:table-cell office:value-type="float" office:value="75.1667">
            <text:p>75.1667</text:p>
          </table:table-cell>
          <table:table-cell office:value-type="float" office:value="73.3333">
            <text:p>73.3333</text:p>
          </table:table-cell>
          <table:table-cell office:value-type="float" office:value="70.1667">
            <text:p>70.1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2-04-30T15:00:00">
            <text:p>Sat Apr 30 15:00:00 2022</text:p>
          </table:table-cell>
          <table:table-cell office:value-type="float" office:value="71.0">
            <text:p>71.0</text:p>
          </table:table-cell>
          <table:table-cell office:value-type="float" office:value="77.3333">
            <text:p>77.3333</text:p>
          </table:table-cell>
          <table:table-cell office:value-type="float" office:value="84.6667">
            <text:p>84.6667</text:p>
          </table:table-cell>
          <table:table-cell office:value-type="float" office:value="81.0">
            <text:p>81.0</text:p>
          </table:table-cell>
          <table:table-cell office:value-type="float" office:value="78.1667">
            <text:p>78.1667</text:p>
          </table:table-cell>
          <table:table-cell office:value-type="float" office:value="75.1667">
            <text:p>75.1667</text:p>
          </table:table-cell>
          <table:table-cell office:value-type="float" office:value="73.3333">
            <text:p>73.3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04-30T16:00:00">
            <text:p>Sat Apr 30 16:00:00 2022</text:p>
          </table:table-cell>
          <table:table-cell office:value-type="float" office:value="28.5">
            <text:p>28.5</text:p>
          </table:table-cell>
          <table:table-cell office:value-type="float" office:value="71.0">
            <text:p>71.0</text:p>
          </table:table-cell>
          <table:table-cell office:value-type="float" office:value="77.3333">
            <text:p>77.3333</text:p>
          </table:table-cell>
          <table:table-cell office:value-type="float" office:value="84.6667">
            <text:p>84.6667</text:p>
          </table:table-cell>
          <table:table-cell office:value-type="float" office:value="81.0">
            <text:p>81.0</text:p>
          </table:table-cell>
          <table:table-cell office:value-type="float" office:value="78.1667">
            <text:p>78.1667</text:p>
          </table:table-cell>
          <table:table-cell office:value-type="float" office:value="75.1667">
            <text:p>75.166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4-30T17:00:00">
            <text:p>Sat Apr 30 17:00:00 2022</text:p>
          </table:table-cell>
          <table:table-cell office:value-type="float" office:value="38.5">
            <text:p>38.5</text:p>
          </table:table-cell>
          <table:table-cell office:value-type="float" office:value="28.5">
            <text:p>28.5</text:p>
          </table:table-cell>
          <table:table-cell office:value-type="float" office:value="71.0">
            <text:p>71.0</text:p>
          </table:table-cell>
          <table:table-cell office:value-type="float" office:value="77.3333">
            <text:p>77.3333</text:p>
          </table:table-cell>
          <table:table-cell office:value-type="float" office:value="84.6667">
            <text:p>84.6667</text:p>
          </table:table-cell>
          <table:table-cell office:value-type="float" office:value="81.0">
            <text:p>81.0</text:p>
          </table:table-cell>
          <table:table-cell office:value-type="float" office:value="78.1667">
            <text:p>78.1667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22-04-30T18:00:00">
            <text:p>Sat Apr 30 18:00:00 2022</text:p>
          </table:table-cell>
          <table:table-cell office:value-type="float" office:value="73.1667">
            <text:p>73.1667</text:p>
          </table:table-cell>
          <table:table-cell office:value-type="float" office:value="38.5">
            <text:p>38.5</text:p>
          </table:table-cell>
          <table:table-cell office:value-type="float" office:value="28.5">
            <text:p>28.5</text:p>
          </table:table-cell>
          <table:table-cell office:value-type="float" office:value="71.0">
            <text:p>71.0</text:p>
          </table:table-cell>
          <table:table-cell office:value-type="float" office:value="77.3333">
            <text:p>77.3333</text:p>
          </table:table-cell>
          <table:table-cell office:value-type="float" office:value="84.6667">
            <text:p>84.6667</text:p>
          </table:table-cell>
          <table:table-cell office:value-type="float" office:value="81.0">
            <text:p>81.0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2-05-01T12:00:00">
            <text:p>Sun May  1 12:00:00 2022</text:p>
          </table:table-cell>
          <table:table-cell office:value-type="float" office:value="97.6667">
            <text:p>97.6667</text:p>
          </table:table-cell>
          <table:table-cell office:value-type="float" office:value="101.3333">
            <text:p>101.3333</text:p>
          </table:table-cell>
          <table:table-cell office:value-type="float" office:value="101.0">
            <text:p>101.0</text:p>
          </table:table-cell>
          <table:table-cell office:value-type="float" office:value="90.8333">
            <text:p>90.8333</text:p>
          </table:table-cell>
          <table:table-cell office:value-type="float" office:value="81.5">
            <text:p>81.5</text:p>
          </table:table-cell>
          <table:table-cell office:value-type="float" office:value="75.3333">
            <text:p>75.3333</text:p>
          </table:table-cell>
          <table:table-cell office:value-type="float" office:value="65.6667">
            <text:p>65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5-01T13:00:00">
            <text:p>Sun May  1 13:00:00 2022</text:p>
          </table:table-cell>
          <table:table-cell office:value-type="float" office:value="93.5">
            <text:p>93.5</text:p>
          </table:table-cell>
          <table:table-cell office:value-type="float" office:value="97.6667">
            <text:p>97.6667</text:p>
          </table:table-cell>
          <table:table-cell office:value-type="float" office:value="101.3333">
            <text:p>101.3333</text:p>
          </table:table-cell>
          <table:table-cell office:value-type="float" office:value="101.0">
            <text:p>101.0</text:p>
          </table:table-cell>
          <table:table-cell office:value-type="float" office:value="90.8333">
            <text:p>90.8333</text:p>
          </table:table-cell>
          <table:table-cell office:value-type="float" office:value="81.5">
            <text:p>81.5</text:p>
          </table:table-cell>
          <table:table-cell office:value-type="float" office:value="75.3333">
            <text:p>75.3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5-01T14:00:00">
            <text:p>Sun May  1 14:00:00 2022</text:p>
          </table:table-cell>
          <table:table-cell office:value-type="float" office:value="89.6667">
            <text:p>89.6667</text:p>
          </table:table-cell>
          <table:table-cell office:value-type="float" office:value="93.5">
            <text:p>93.5</text:p>
          </table:table-cell>
          <table:table-cell office:value-type="float" office:value="97.6667">
            <text:p>97.6667</text:p>
          </table:table-cell>
          <table:table-cell office:value-type="float" office:value="101.3333">
            <text:p>101.3333</text:p>
          </table:table-cell>
          <table:table-cell office:value-type="float" office:value="101.0">
            <text:p>101.0</text:p>
          </table:table-cell>
          <table:table-cell office:value-type="float" office:value="90.8333">
            <text:p>90.8333</text:p>
          </table:table-cell>
          <table:table-cell office:value-type="float" office:value="81.5">
            <text:p>81.5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5-01T15:00:00">
            <text:p>Sun May  1 15:00:00 2022</text:p>
          </table:table-cell>
          <table:table-cell office:value-type="float" office:value="83.1667">
            <text:p>83.1667</text:p>
          </table:table-cell>
          <table:table-cell office:value-type="float" office:value="89.6667">
            <text:p>89.6667</text:p>
          </table:table-cell>
          <table:table-cell office:value-type="float" office:value="93.5">
            <text:p>93.5</text:p>
          </table:table-cell>
          <table:table-cell office:value-type="float" office:value="97.6667">
            <text:p>97.6667</text:p>
          </table:table-cell>
          <table:table-cell office:value-type="float" office:value="101.3333">
            <text:p>101.3333</text:p>
          </table:table-cell>
          <table:table-cell office:value-type="float" office:value="101.0">
            <text:p>101.0</text:p>
          </table:table-cell>
          <table:table-cell office:value-type="float" office:value="90.8333">
            <text:p>90.8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05-01T16:00:00">
            <text:p>Sun May  1 16:00:00 2022</text:p>
          </table:table-cell>
          <table:table-cell office:value-type="float" office:value="64.6667">
            <text:p>64.6667</text:p>
          </table:table-cell>
          <table:table-cell office:value-type="float" office:value="83.1667">
            <text:p>83.1667</text:p>
          </table:table-cell>
          <table:table-cell office:value-type="float" office:value="89.6667">
            <text:p>89.6667</text:p>
          </table:table-cell>
          <table:table-cell office:value-type="float" office:value="93.5">
            <text:p>93.5</text:p>
          </table:table-cell>
          <table:table-cell office:value-type="float" office:value="97.6667">
            <text:p>97.6667</text:p>
          </table:table-cell>
          <table:table-cell office:value-type="float" office:value="101.3333">
            <text:p>101.3333</text:p>
          </table:table-cell>
          <table:table-cell office:value-type="float" office:value="101.0">
            <text:p>101.0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5-01T17:00:00">
            <text:p>Sun May  1 17:00:00 2022</text:p>
          </table:table-cell>
          <table:table-cell office:value-type="float" office:value="51.8333">
            <text:p>51.8333</text:p>
          </table:table-cell>
          <table:table-cell office:value-type="float" office:value="64.6667">
            <text:p>64.6667</text:p>
          </table:table-cell>
          <table:table-cell office:value-type="float" office:value="83.1667">
            <text:p>83.1667</text:p>
          </table:table-cell>
          <table:table-cell office:value-type="float" office:value="89.6667">
            <text:p>89.6667</text:p>
          </table:table-cell>
          <table:table-cell office:value-type="float" office:value="93.5">
            <text:p>93.5</text:p>
          </table:table-cell>
          <table:table-cell office:value-type="float" office:value="97.6667">
            <text:p>97.6667</text:p>
          </table:table-cell>
          <table:table-cell office:value-type="float" office:value="101.3333">
            <text:p>101.333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5-01T18:00:00">
            <text:p>Sun May  1 18:00:00 2022</text:p>
          </table:table-cell>
          <table:table-cell office:value-type="float" office:value="58.0">
            <text:p>58.0</text:p>
          </table:table-cell>
          <table:table-cell office:value-type="float" office:value="51.8333">
            <text:p>51.8333</text:p>
          </table:table-cell>
          <table:table-cell office:value-type="float" office:value="64.6667">
            <text:p>64.6667</text:p>
          </table:table-cell>
          <table:table-cell office:value-type="float" office:value="83.1667">
            <text:p>83.1667</text:p>
          </table:table-cell>
          <table:table-cell office:value-type="float" office:value="89.6667">
            <text:p>89.6667</text:p>
          </table:table-cell>
          <table:table-cell office:value-type="float" office:value="93.5">
            <text:p>93.5</text:p>
          </table:table-cell>
          <table:table-cell office:value-type="float" office:value="97.6667">
            <text:p>97.6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5-02T12:00:00">
            <text:p>Mon May  2 12:00:00 2022</text:p>
          </table:table-cell>
          <table:table-cell office:value-type="float" office:value="84.6667">
            <text:p>84.6667</text:p>
          </table:table-cell>
          <table:table-cell office:value-type="float" office:value="90.0">
            <text:p>90.0</text:p>
          </table:table-cell>
          <table:table-cell office:value-type="float" office:value="91.6667">
            <text:p>91.6667</text:p>
          </table:table-cell>
          <table:table-cell office:value-type="float" office:value="90.8333">
            <text:p>90.8333</text:p>
          </table:table-cell>
          <table:table-cell office:value-type="float" office:value="84.5">
            <text:p>84.5</text:p>
          </table:table-cell>
          <table:table-cell office:value-type="float" office:value="71.0">
            <text:p>71.0</text:p>
          </table:table-cell>
          <table:table-cell office:value-type="float" office:value="65.6667">
            <text:p>65.6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5-02T13:00:00">
            <text:p>Mon May  2 13:00:00 2022</text:p>
          </table:table-cell>
          <table:table-cell office:value-type="float" office:value="81.3333">
            <text:p>81.3333</text:p>
          </table:table-cell>
          <table:table-cell office:value-type="float" office:value="84.6667">
            <text:p>84.6667</text:p>
          </table:table-cell>
          <table:table-cell office:value-type="float" office:value="90.0">
            <text:p>90.0</text:p>
          </table:table-cell>
          <table:table-cell office:value-type="float" office:value="91.6667">
            <text:p>91.6667</text:p>
          </table:table-cell>
          <table:table-cell office:value-type="float" office:value="90.8333">
            <text:p>90.8333</text:p>
          </table:table-cell>
          <table:table-cell office:value-type="float" office:value="84.5">
            <text:p>84.5</text:p>
          </table:table-cell>
          <table:table-cell office:value-type="float" office:value="71.0">
            <text:p>71.0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02T14:00:00">
            <text:p>Mon May  2 14:00:00 2022</text:p>
          </table:table-cell>
          <table:table-cell office:value-type="float" office:value="78.3333">
            <text:p>78.3333</text:p>
          </table:table-cell>
          <table:table-cell office:value-type="float" office:value="81.3333">
            <text:p>81.3333</text:p>
          </table:table-cell>
          <table:table-cell office:value-type="float" office:value="84.6667">
            <text:p>84.6667</text:p>
          </table:table-cell>
          <table:table-cell office:value-type="float" office:value="90.0">
            <text:p>90.0</text:p>
          </table:table-cell>
          <table:table-cell office:value-type="float" office:value="91.6667">
            <text:p>91.6667</text:p>
          </table:table-cell>
          <table:table-cell office:value-type="float" office:value="90.8333">
            <text:p>90.8333</text:p>
          </table:table-cell>
          <table:table-cell office:value-type="float" office:value="84.5">
            <text:p>84.5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5-02T15:00:00">
            <text:p>Mon May  2 15:00:00 2022</text:p>
          </table:table-cell>
          <table:table-cell office:value-type="float" office:value="72.8333">
            <text:p>72.8333</text:p>
          </table:table-cell>
          <table:table-cell office:value-type="float" office:value="78.3333">
            <text:p>78.3333</text:p>
          </table:table-cell>
          <table:table-cell office:value-type="float" office:value="81.3333">
            <text:p>81.3333</text:p>
          </table:table-cell>
          <table:table-cell office:value-type="float" office:value="84.6667">
            <text:p>84.6667</text:p>
          </table:table-cell>
          <table:table-cell office:value-type="float" office:value="90.0">
            <text:p>90.0</text:p>
          </table:table-cell>
          <table:table-cell office:value-type="float" office:value="91.6667">
            <text:p>91.6667</text:p>
          </table:table-cell>
          <table:table-cell office:value-type="float" office:value="90.8333">
            <text:p>90.8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5-02T16:00:00">
            <text:p>Mon May  2 16:00:00 2022</text:p>
          </table:table-cell>
          <table:table-cell office:value-type="float" office:value="58.1667">
            <text:p>58.1667</text:p>
          </table:table-cell>
          <table:table-cell office:value-type="float" office:value="72.8333">
            <text:p>72.8333</text:p>
          </table:table-cell>
          <table:table-cell office:value-type="float" office:value="78.3333">
            <text:p>78.3333</text:p>
          </table:table-cell>
          <table:table-cell office:value-type="float" office:value="81.3333">
            <text:p>81.3333</text:p>
          </table:table-cell>
          <table:table-cell office:value-type="float" office:value="84.6667">
            <text:p>84.6667</text:p>
          </table:table-cell>
          <table:table-cell office:value-type="float" office:value="90.0">
            <text:p>90.0</text:p>
          </table:table-cell>
          <table:table-cell office:value-type="float" office:value="91.6667">
            <text:p>91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5-02T17:00:00">
            <text:p>Mon May  2 17:00:00 2022</text:p>
          </table:table-cell>
          <table:table-cell office:value-type="float" office:value="54.8333">
            <text:p>54.8333</text:p>
          </table:table-cell>
          <table:table-cell office:value-type="float" office:value="58.1667">
            <text:p>58.1667</text:p>
          </table:table-cell>
          <table:table-cell office:value-type="float" office:value="72.8333">
            <text:p>72.8333</text:p>
          </table:table-cell>
          <table:table-cell office:value-type="float" office:value="78.3333">
            <text:p>78.3333</text:p>
          </table:table-cell>
          <table:table-cell office:value-type="float" office:value="81.3333">
            <text:p>81.3333</text:p>
          </table:table-cell>
          <table:table-cell office:value-type="float" office:value="84.6667">
            <text:p>84.6667</text:p>
          </table:table-cell>
          <table:table-cell office:value-type="float" office:value="90.0">
            <text:p>90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5-02T18:00:00">
            <text:p>Mon May  2 18:00:00 2022</text:p>
          </table:table-cell>
          <table:table-cell office:value-type="float" office:value="53.5">
            <text:p>53.5</text:p>
          </table:table-cell>
          <table:table-cell office:value-type="float" office:value="54.8333">
            <text:p>54.8333</text:p>
          </table:table-cell>
          <table:table-cell office:value-type="float" office:value="58.1667">
            <text:p>58.1667</text:p>
          </table:table-cell>
          <table:table-cell office:value-type="float" office:value="72.8333">
            <text:p>72.8333</text:p>
          </table:table-cell>
          <table:table-cell office:value-type="float" office:value="78.3333">
            <text:p>78.3333</text:p>
          </table:table-cell>
          <table:table-cell office:value-type="float" office:value="81.3333">
            <text:p>81.3333</text:p>
          </table:table-cell>
          <table:table-cell office:value-type="float" office:value="84.6667">
            <text:p>84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5-03T10:00:00">
            <text:p>Tue May  3 10:00:00 2022</text:p>
          </table:table-cell>
          <table:table-cell office:value-type="float" office:value="68.1667">
            <text:p>68.1667</text:p>
          </table:table-cell>
          <table:table-cell office:value-type="float" office:value="77.8333">
            <text:p>77.8333</text:p>
          </table:table-cell>
          <table:table-cell office:value-type="float" office:value="79.1667">
            <text:p>79.1667</text:p>
          </table:table-cell>
          <table:table-cell office:value-type="float" office:value="77.5">
            <text:p>77.5</text:p>
          </table:table-cell>
          <table:table-cell office:value-type="float" office:value="77.3333">
            <text:p>77.3333</text:p>
          </table:table-cell>
          <table:table-cell office:value-type="float" office:value="69.8333">
            <text:p>69.8333</text:p>
          </table:table-cell>
          <table:table-cell office:value-type="float" office:value="44.0">
            <text:p>44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5-03T11:00:00">
            <text:p>Tue May  3 11:00:00 2022</text:p>
          </table:table-cell>
          <table:table-cell office:value-type="float" office:value="60.5">
            <text:p>60.5</text:p>
          </table:table-cell>
          <table:table-cell office:value-type="float" office:value="68.1667">
            <text:p>68.1667</text:p>
          </table:table-cell>
          <table:table-cell office:value-type="float" office:value="77.8333">
            <text:p>77.8333</text:p>
          </table:table-cell>
          <table:table-cell office:value-type="float" office:value="79.1667">
            <text:p>79.1667</text:p>
          </table:table-cell>
          <table:table-cell office:value-type="float" office:value="77.5">
            <text:p>77.5</text:p>
          </table:table-cell>
          <table:table-cell office:value-type="float" office:value="77.3333">
            <text:p>77.3333</text:p>
          </table:table-cell>
          <table:table-cell office:value-type="float" office:value="69.8333">
            <text:p>69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5-03T12:00:00">
            <text:p>Tue May  3 12:00:00 2022</text:p>
          </table:table-cell>
          <table:table-cell office:value-type="float" office:value="62.0">
            <text:p>62.0</text:p>
          </table:table-cell>
          <table:table-cell office:value-type="float" office:value="60.5">
            <text:p>60.5</text:p>
          </table:table-cell>
          <table:table-cell office:value-type="float" office:value="68.1667">
            <text:p>68.1667</text:p>
          </table:table-cell>
          <table:table-cell office:value-type="float" office:value="77.8333">
            <text:p>77.8333</text:p>
          </table:table-cell>
          <table:table-cell office:value-type="float" office:value="79.1667">
            <text:p>79.1667</text:p>
          </table:table-cell>
          <table:table-cell office:value-type="float" office:value="77.5">
            <text:p>77.5</text:p>
          </table:table-cell>
          <table:table-cell office:value-type="float" office:value="77.3333">
            <text:p>77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5-03T13:00:00">
            <text:p>Tue May  3 13:00:00 2022</text:p>
          </table:table-cell>
          <table:table-cell office:value-type="float" office:value="57.3333">
            <text:p>57.3333</text:p>
          </table:table-cell>
          <table:table-cell office:value-type="float" office:value="62.0">
            <text:p>62.0</text:p>
          </table:table-cell>
          <table:table-cell office:value-type="float" office:value="60.5">
            <text:p>60.5</text:p>
          </table:table-cell>
          <table:table-cell office:value-type="float" office:value="68.1667">
            <text:p>68.1667</text:p>
          </table:table-cell>
          <table:table-cell office:value-type="float" office:value="77.8333">
            <text:p>77.8333</text:p>
          </table:table-cell>
          <table:table-cell office:value-type="float" office:value="79.1667">
            <text:p>79.1667</text:p>
          </table:table-cell>
          <table:table-cell office:value-type="float" office:value="77.5">
            <text:p>77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5-03T14:00:00">
            <text:p>Tue May  3 14:00:00 2022</text:p>
          </table:table-cell>
          <table:table-cell office:value-type="float" office:value="50.3333">
            <text:p>50.3333</text:p>
          </table:table-cell>
          <table:table-cell office:value-type="float" office:value="57.3333">
            <text:p>57.3333</text:p>
          </table:table-cell>
          <table:table-cell office:value-type="float" office:value="62.0">
            <text:p>62.0</text:p>
          </table:table-cell>
          <table:table-cell office:value-type="float" office:value="60.5">
            <text:p>60.5</text:p>
          </table:table-cell>
          <table:table-cell office:value-type="float" office:value="68.1667">
            <text:p>68.1667</text:p>
          </table:table-cell>
          <table:table-cell office:value-type="float" office:value="77.8333">
            <text:p>77.8333</text:p>
          </table:table-cell>
          <table:table-cell office:value-type="float" office:value="79.1667">
            <text:p>79.1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5-03T15:00:00">
            <text:p>Tue May  3 15:00:00 2022</text:p>
          </table:table-cell>
          <table:table-cell office:value-type="float" office:value="43.0">
            <text:p>43.0</text:p>
          </table:table-cell>
          <table:table-cell office:value-type="float" office:value="50.3333">
            <text:p>50.3333</text:p>
          </table:table-cell>
          <table:table-cell office:value-type="float" office:value="57.3333">
            <text:p>57.3333</text:p>
          </table:table-cell>
          <table:table-cell office:value-type="float" office:value="62.0">
            <text:p>62.0</text:p>
          </table:table-cell>
          <table:table-cell office:value-type="float" office:value="60.5">
            <text:p>60.5</text:p>
          </table:table-cell>
          <table:table-cell office:value-type="float" office:value="68.1667">
            <text:p>68.1667</text:p>
          </table:table-cell>
          <table:table-cell office:value-type="float" office:value="77.8333">
            <text:p>77.8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5-03T16:00:00">
            <text:p>Tue May  3 16:00:00 2022</text:p>
          </table:table-cell>
          <table:table-cell office:value-type="float" office:value="37.1667">
            <text:p>37.1667</text:p>
          </table:table-cell>
          <table:table-cell office:value-type="float" office:value="43.0">
            <text:p>43.0</text:p>
          </table:table-cell>
          <table:table-cell office:value-type="float" office:value="50.3333">
            <text:p>50.3333</text:p>
          </table:table-cell>
          <table:table-cell office:value-type="float" office:value="57.3333">
            <text:p>57.3333</text:p>
          </table:table-cell>
          <table:table-cell office:value-type="float" office:value="62.0">
            <text:p>62.0</text:p>
          </table:table-cell>
          <table:table-cell office:value-type="float" office:value="60.5">
            <text:p>60.5</text:p>
          </table:table-cell>
          <table:table-cell office:value-type="float" office:value="68.1667">
            <text:p>68.1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5-04T12:00:00">
            <text:p>Wed May  4 12:00:00 2022</text:p>
          </table:table-cell>
          <table:table-cell office:value-type="float" office:value="82.1667">
            <text:p>82.1667</text:p>
          </table:table-cell>
          <table:table-cell office:value-type="float" office:value="80.8333">
            <text:p>80.8333</text:p>
          </table:table-cell>
          <table:table-cell office:value-type="float" office:value="81.3333">
            <text:p>81.3333</text:p>
          </table:table-cell>
          <table:table-cell office:value-type="float" office:value="79.8333">
            <text:p>79.8333</text:p>
          </table:table-cell>
          <table:table-cell office:value-type="float" office:value="72.8333">
            <text:p>72.8333</text:p>
          </table:table-cell>
          <table:table-cell office:value-type="float" office:value="68.0">
            <text:p>68.0</text:p>
          </table:table-cell>
          <table:table-cell office:value-type="float" office:value="60.0">
            <text:p>60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5-04T13:00:00">
            <text:p>Wed May  4 13:00:00 2022</text:p>
          </table:table-cell>
          <table:table-cell office:value-type="float" office:value="78.8333">
            <text:p>78.8333</text:p>
          </table:table-cell>
          <table:table-cell office:value-type="float" office:value="82.1667">
            <text:p>82.1667</text:p>
          </table:table-cell>
          <table:table-cell office:value-type="float" office:value="80.8333">
            <text:p>80.8333</text:p>
          </table:table-cell>
          <table:table-cell office:value-type="float" office:value="81.3333">
            <text:p>81.3333</text:p>
          </table:table-cell>
          <table:table-cell office:value-type="float" office:value="79.8333">
            <text:p>79.8333</text:p>
          </table:table-cell>
          <table:table-cell office:value-type="float" office:value="72.8333">
            <text:p>72.8333</text:p>
          </table:table-cell>
          <table:table-cell office:value-type="float" office:value="68.0">
            <text:p>68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5-04T14:00:00">
            <text:p>Wed May  4 14:00:00 2022</text:p>
          </table:table-cell>
          <table:table-cell office:value-type="float" office:value="60.0">
            <text:p>60.0</text:p>
          </table:table-cell>
          <table:table-cell office:value-type="float" office:value="78.8333">
            <text:p>78.8333</text:p>
          </table:table-cell>
          <table:table-cell office:value-type="float" office:value="82.1667">
            <text:p>82.1667</text:p>
          </table:table-cell>
          <table:table-cell office:value-type="float" office:value="80.8333">
            <text:p>80.8333</text:p>
          </table:table-cell>
          <table:table-cell office:value-type="float" office:value="81.3333">
            <text:p>81.3333</text:p>
          </table:table-cell>
          <table:table-cell office:value-type="float" office:value="79.8333">
            <text:p>79.8333</text:p>
          </table:table-cell>
          <table:table-cell office:value-type="float" office:value="72.8333">
            <text:p>72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5-04T15:00:00">
            <text:p>Wed May  4 15:00:00 2022</text:p>
          </table:table-cell>
          <table:table-cell office:value-type="float" office:value="63.5">
            <text:p>63.5</text:p>
          </table:table-cell>
          <table:table-cell office:value-type="float" office:value="60.0">
            <text:p>60.0</text:p>
          </table:table-cell>
          <table:table-cell office:value-type="float" office:value="78.8333">
            <text:p>78.8333</text:p>
          </table:table-cell>
          <table:table-cell office:value-type="float" office:value="82.1667">
            <text:p>82.1667</text:p>
          </table:table-cell>
          <table:table-cell office:value-type="float" office:value="80.8333">
            <text:p>80.8333</text:p>
          </table:table-cell>
          <table:table-cell office:value-type="float" office:value="81.3333">
            <text:p>81.3333</text:p>
          </table:table-cell>
          <table:table-cell office:value-type="float" office:value="79.8333">
            <text:p>79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5-04T16:00:00">
            <text:p>Wed May  4 16:00:00 2022</text:p>
          </table:table-cell>
          <table:table-cell office:value-type="float" office:value="56.5">
            <text:p>56.5</text:p>
          </table:table-cell>
          <table:table-cell office:value-type="float" office:value="63.5">
            <text:p>63.5</text:p>
          </table:table-cell>
          <table:table-cell office:value-type="float" office:value="60.0">
            <text:p>60.0</text:p>
          </table:table-cell>
          <table:table-cell office:value-type="float" office:value="78.8333">
            <text:p>78.8333</text:p>
          </table:table-cell>
          <table:table-cell office:value-type="float" office:value="82.1667">
            <text:p>82.1667</text:p>
          </table:table-cell>
          <table:table-cell office:value-type="float" office:value="80.8333">
            <text:p>80.8333</text:p>
          </table:table-cell>
          <table:table-cell office:value-type="float" office:value="81.3333">
            <text:p>81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5-04T17:00:00">
            <text:p>Wed May  4 17:00:00 2022</text:p>
          </table:table-cell>
          <table:table-cell office:value-type="float" office:value="50.1667">
            <text:p>50.1667</text:p>
          </table:table-cell>
          <table:table-cell office:value-type="float" office:value="56.5">
            <text:p>56.5</text:p>
          </table:table-cell>
          <table:table-cell office:value-type="float" office:value="63.5">
            <text:p>63.5</text:p>
          </table:table-cell>
          <table:table-cell office:value-type="float" office:value="60.0">
            <text:p>60.0</text:p>
          </table:table-cell>
          <table:table-cell office:value-type="float" office:value="78.8333">
            <text:p>78.8333</text:p>
          </table:table-cell>
          <table:table-cell office:value-type="float" office:value="82.1667">
            <text:p>82.1667</text:p>
          </table:table-cell>
          <table:table-cell office:value-type="float" office:value="80.8333">
            <text:p>80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5-04T18:00:00">
            <text:p>Wed May  4 18:00:00 2022</text:p>
          </table:table-cell>
          <table:table-cell office:value-type="float" office:value="45.1667">
            <text:p>45.1667</text:p>
          </table:table-cell>
          <table:table-cell office:value-type="float" office:value="50.1667">
            <text:p>50.1667</text:p>
          </table:table-cell>
          <table:table-cell office:value-type="float" office:value="56.5">
            <text:p>56.5</text:p>
          </table:table-cell>
          <table:table-cell office:value-type="float" office:value="63.5">
            <text:p>63.5</text:p>
          </table:table-cell>
          <table:table-cell office:value-type="float" office:value="60.0">
            <text:p>60.0</text:p>
          </table:table-cell>
          <table:table-cell office:value-type="float" office:value="78.8333">
            <text:p>78.8333</text:p>
          </table:table-cell>
          <table:table-cell office:value-type="float" office:value="82.1667">
            <text:p>82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5-05T13:00:00">
            <text:p>Thu May  5 13:00:00 2022</text:p>
          </table:table-cell>
          <table:table-cell office:value-type="float" office:value="61.5">
            <text:p>61.5</text:p>
          </table:table-cell>
          <table:table-cell office:value-type="float" office:value="67.3333">
            <text:p>67.3333</text:p>
          </table:table-cell>
          <table:table-cell office:value-type="float" office:value="68.0">
            <text:p>68.0</text:p>
          </table:table-cell>
          <table:table-cell office:value-type="float" office:value="71.1667">
            <text:p>71.1667</text:p>
          </table:table-cell>
          <table:table-cell office:value-type="float" office:value="71.5">
            <text:p>71.5</text:p>
          </table:table-cell>
          <table:table-cell office:value-type="float" office:value="65.5">
            <text:p>65.5</text:p>
          </table:table-cell>
          <table:table-cell office:value-type="float" office:value="55.1667">
            <text:p>55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5-05T14:00:00">
            <text:p>Thu May  5 14:00:00 2022</text:p>
          </table:table-cell>
          <table:table-cell office:value-type="float" office:value="67.1667">
            <text:p>67.1667</text:p>
          </table:table-cell>
          <table:table-cell office:value-type="float" office:value="61.5">
            <text:p>61.5</text:p>
          </table:table-cell>
          <table:table-cell office:value-type="float" office:value="67.3333">
            <text:p>67.3333</text:p>
          </table:table-cell>
          <table:table-cell office:value-type="float" office:value="68.0">
            <text:p>68.0</text:p>
          </table:table-cell>
          <table:table-cell office:value-type="float" office:value="71.1667">
            <text:p>71.1667</text:p>
          </table:table-cell>
          <table:table-cell office:value-type="float" office:value="71.5">
            <text:p>71.5</text:p>
          </table:table-cell>
          <table:table-cell office:value-type="float" office:value="65.5">
            <text:p>65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5-05T15:00:00">
            <text:p>Thu May  5 15:00:00 2022</text:p>
          </table:table-cell>
          <table:table-cell office:value-type="float" office:value="61.8333">
            <text:p>61.8333</text:p>
          </table:table-cell>
          <table:table-cell office:value-type="float" office:value="67.1667">
            <text:p>67.1667</text:p>
          </table:table-cell>
          <table:table-cell office:value-type="float" office:value="61.5">
            <text:p>61.5</text:p>
          </table:table-cell>
          <table:table-cell office:value-type="float" office:value="67.3333">
            <text:p>67.3333</text:p>
          </table:table-cell>
          <table:table-cell office:value-type="float" office:value="68.0">
            <text:p>68.0</text:p>
          </table:table-cell>
          <table:table-cell office:value-type="float" office:value="71.1667">
            <text:p>71.1667</text:p>
          </table:table-cell>
          <table:table-cell office:value-type="float" office:value="71.5">
            <text:p>71.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05T16:00:00">
            <text:p>Thu May  5 16:00:00 2022</text:p>
          </table:table-cell>
          <table:table-cell office:value-type="float" office:value="50.1667">
            <text:p>50.1667</text:p>
          </table:table-cell>
          <table:table-cell office:value-type="float" office:value="61.8333">
            <text:p>61.8333</text:p>
          </table:table-cell>
          <table:table-cell office:value-type="float" office:value="67.1667">
            <text:p>67.1667</text:p>
          </table:table-cell>
          <table:table-cell office:value-type="float" office:value="61.5">
            <text:p>61.5</text:p>
          </table:table-cell>
          <table:table-cell office:value-type="float" office:value="67.3333">
            <text:p>67.3333</text:p>
          </table:table-cell>
          <table:table-cell office:value-type="float" office:value="68.0">
            <text:p>68.0</text:p>
          </table:table-cell>
          <table:table-cell office:value-type="float" office:value="71.1667">
            <text:p>71.1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5-05T17:00:00">
            <text:p>Thu May  5 17:00:00 2022</text:p>
          </table:table-cell>
          <table:table-cell office:value-type="float" office:value="38.1667">
            <text:p>38.1667</text:p>
          </table:table-cell>
          <table:table-cell office:value-type="float" office:value="50.1667">
            <text:p>50.1667</text:p>
          </table:table-cell>
          <table:table-cell office:value-type="float" office:value="61.8333">
            <text:p>61.8333</text:p>
          </table:table-cell>
          <table:table-cell office:value-type="float" office:value="67.1667">
            <text:p>67.1667</text:p>
          </table:table-cell>
          <table:table-cell office:value-type="float" office:value="61.5">
            <text:p>61.5</text:p>
          </table:table-cell>
          <table:table-cell office:value-type="float" office:value="67.3333">
            <text:p>67.3333</text:p>
          </table:table-cell>
          <table:table-cell office:value-type="float" office:value="68.0">
            <text:p>68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05T18:00:00">
            <text:p>Thu May  5 18:00:00 2022</text:p>
          </table:table-cell>
          <table:table-cell office:value-type="float" office:value="32.1667">
            <text:p>32.1667</text:p>
          </table:table-cell>
          <table:table-cell office:value-type="float" office:value="38.1667">
            <text:p>38.1667</text:p>
          </table:table-cell>
          <table:table-cell office:value-type="float" office:value="50.1667">
            <text:p>50.1667</text:p>
          </table:table-cell>
          <table:table-cell office:value-type="float" office:value="61.8333">
            <text:p>61.8333</text:p>
          </table:table-cell>
          <table:table-cell office:value-type="float" office:value="67.1667">
            <text:p>67.1667</text:p>
          </table:table-cell>
          <table:table-cell office:value-type="float" office:value="61.5">
            <text:p>61.5</text:p>
          </table:table-cell>
          <table:table-cell office:value-type="float" office:value="67.3333">
            <text:p>67.3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5-06T14:00:00">
            <text:p>Fri May  6 14:00:00 2022</text:p>
          </table:table-cell>
          <table:table-cell office:value-type="float" office:value="80.1667">
            <text:p>80.1667</text:p>
          </table:table-cell>
          <table:table-cell office:value-type="float" office:value="78.6667">
            <text:p>78.6667</text:p>
          </table:table-cell>
          <table:table-cell office:value-type="float" office:value="80.1667">
            <text:p>80.1667</text:p>
          </table:table-cell>
          <table:table-cell office:value-type="float" office:value="78.6667">
            <text:p>78.6667</text:p>
          </table:table-cell>
          <table:table-cell office:value-type="float" office:value="69.8333">
            <text:p>69.8333</text:p>
          </table:table-cell>
          <table:table-cell office:value-type="float" office:value="60.0">
            <text:p>60.0</text:p>
          </table:table-cell>
          <table:table-cell office:value-type="float" office:value="44.8333">
            <text:p>44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05-06T15:00:00">
            <text:p>Fri May  6 15:00:00 2022</text:p>
          </table:table-cell>
          <table:table-cell office:value-type="float" office:value="79.8333">
            <text:p>79.8333</text:p>
          </table:table-cell>
          <table:table-cell office:value-type="float" office:value="80.1667">
            <text:p>80.1667</text:p>
          </table:table-cell>
          <table:table-cell office:value-type="float" office:value="78.6667">
            <text:p>78.6667</text:p>
          </table:table-cell>
          <table:table-cell office:value-type="float" office:value="80.1667">
            <text:p>80.1667</text:p>
          </table:table-cell>
          <table:table-cell office:value-type="float" office:value="78.6667">
            <text:p>78.6667</text:p>
          </table:table-cell>
          <table:table-cell office:value-type="float" office:value="69.8333">
            <text:p>69.8333</text:p>
          </table:table-cell>
          <table:table-cell office:value-type="float" office:value="60.0">
            <text:p>60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5-06T16:00:00">
            <text:p>Fri May  6 16:00:00 2022</text:p>
          </table:table-cell>
          <table:table-cell office:value-type="float" office:value="77.5">
            <text:p>77.5</text:p>
          </table:table-cell>
          <table:table-cell office:value-type="float" office:value="79.8333">
            <text:p>79.8333</text:p>
          </table:table-cell>
          <table:table-cell office:value-type="float" office:value="80.1667">
            <text:p>80.1667</text:p>
          </table:table-cell>
          <table:table-cell office:value-type="float" office:value="78.6667">
            <text:p>78.6667</text:p>
          </table:table-cell>
          <table:table-cell office:value-type="float" office:value="80.1667">
            <text:p>80.1667</text:p>
          </table:table-cell>
          <table:table-cell office:value-type="float" office:value="78.6667">
            <text:p>78.6667</text:p>
          </table:table-cell>
          <table:table-cell office:value-type="float" office:value="69.8333">
            <text:p>69.8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5-06T17:00:00">
            <text:p>Fri May  6 17:00:00 2022</text:p>
          </table:table-cell>
          <table:table-cell office:value-type="float" office:value="69.5">
            <text:p>69.5</text:p>
          </table:table-cell>
          <table:table-cell office:value-type="float" office:value="77.5">
            <text:p>77.5</text:p>
          </table:table-cell>
          <table:table-cell office:value-type="float" office:value="79.8333">
            <text:p>79.8333</text:p>
          </table:table-cell>
          <table:table-cell office:value-type="float" office:value="80.1667">
            <text:p>80.1667</text:p>
          </table:table-cell>
          <table:table-cell office:value-type="float" office:value="78.6667">
            <text:p>78.6667</text:p>
          </table:table-cell>
          <table:table-cell office:value-type="float" office:value="80.1667">
            <text:p>80.1667</text:p>
          </table:table-cell>
          <table:table-cell office:value-type="float" office:value="78.6667">
            <text:p>78.6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5-06T18:00:00">
            <text:p>Fri May  6 18:00:00 2022</text:p>
          </table:table-cell>
          <table:table-cell office:value-type="float" office:value="52.0">
            <text:p>52.0</text:p>
          </table:table-cell>
          <table:table-cell office:value-type="float" office:value="69.5">
            <text:p>69.5</text:p>
          </table:table-cell>
          <table:table-cell office:value-type="float" office:value="77.5">
            <text:p>77.5</text:p>
          </table:table-cell>
          <table:table-cell office:value-type="float" office:value="79.8333">
            <text:p>79.8333</text:p>
          </table:table-cell>
          <table:table-cell office:value-type="float" office:value="80.1667">
            <text:p>80.1667</text:p>
          </table:table-cell>
          <table:table-cell office:value-type="float" office:value="78.6667">
            <text:p>78.6667</text:p>
          </table:table-cell>
          <table:table-cell office:value-type="float" office:value="80.1667">
            <text:p>80.1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5-06T19:00:00">
            <text:p>Fri May  6 19:00:00 2022</text:p>
          </table:table-cell>
          <table:table-cell office:value-type="float" office:value="50.0">
            <text:p>50.0</text:p>
          </table:table-cell>
          <table:table-cell office:value-type="float" office:value="52.0">
            <text:p>52.0</text:p>
          </table:table-cell>
          <table:table-cell office:value-type="float" office:value="69.5">
            <text:p>69.5</text:p>
          </table:table-cell>
          <table:table-cell office:value-type="float" office:value="77.5">
            <text:p>77.5</text:p>
          </table:table-cell>
          <table:table-cell office:value-type="float" office:value="79.8333">
            <text:p>79.8333</text:p>
          </table:table-cell>
          <table:table-cell office:value-type="float" office:value="80.1667">
            <text:p>80.1667</text:p>
          </table:table-cell>
          <table:table-cell office:value-type="float" office:value="78.6667">
            <text:p>78.6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2-05-07T12:00:00">
            <text:p>Sat May  7 12:00:00 2022</text:p>
          </table:table-cell>
          <table:table-cell office:value-type="float" office:value="85.5">
            <text:p>85.5</text:p>
          </table:table-cell>
          <table:table-cell office:value-type="float" office:value="84.5">
            <text:p>84.5</text:p>
          </table:table-cell>
          <table:table-cell office:value-type="float" office:value="86.1667">
            <text:p>86.1667</text:p>
          </table:table-cell>
          <table:table-cell office:value-type="float" office:value="69.8333">
            <text:p>69.8333</text:p>
          </table:table-cell>
          <table:table-cell office:value-type="float" office:value="63.6667">
            <text:p>63.6667</text:p>
          </table:table-cell>
          <table:table-cell office:value-type="float" office:value="60.3333">
            <text:p>60.3333</text:p>
          </table:table-cell>
          <table:table-cell office:value-type="float" office:value="60.5">
            <text:p>60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5-07T13:00:00">
            <text:p>Sat May  7 13:00:00 2022</text:p>
          </table:table-cell>
          <table:table-cell office:value-type="float" office:value="88.0">
            <text:p>88.0</text:p>
          </table:table-cell>
          <table:table-cell office:value-type="float" office:value="85.5">
            <text:p>85.5</text:p>
          </table:table-cell>
          <table:table-cell office:value-type="float" office:value="84.5">
            <text:p>84.5</text:p>
          </table:table-cell>
          <table:table-cell office:value-type="float" office:value="86.1667">
            <text:p>86.1667</text:p>
          </table:table-cell>
          <table:table-cell office:value-type="float" office:value="69.8333">
            <text:p>69.8333</text:p>
          </table:table-cell>
          <table:table-cell office:value-type="float" office:value="63.6667">
            <text:p>63.6667</text:p>
          </table:table-cell>
          <table:table-cell office:value-type="float" office:value="60.3333">
            <text:p>60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5-07T14:00:00">
            <text:p>Sat May  7 14:00:00 2022</text:p>
          </table:table-cell>
          <table:table-cell office:value-type="float" office:value="86.1667">
            <text:p>86.1667</text:p>
          </table:table-cell>
          <table:table-cell office:value-type="float" office:value="88.0">
            <text:p>88.0</text:p>
          </table:table-cell>
          <table:table-cell office:value-type="float" office:value="85.5">
            <text:p>85.5</text:p>
          </table:table-cell>
          <table:table-cell office:value-type="float" office:value="84.5">
            <text:p>84.5</text:p>
          </table:table-cell>
          <table:table-cell office:value-type="float" office:value="86.1667">
            <text:p>86.1667</text:p>
          </table:table-cell>
          <table:table-cell office:value-type="float" office:value="69.8333">
            <text:p>69.8333</text:p>
          </table:table-cell>
          <table:table-cell office:value-type="float" office:value="63.6667">
            <text:p>63.6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2-05-07T15:00:00">
            <text:p>Sat May  7 15:00:00 2022</text:p>
          </table:table-cell>
          <table:table-cell office:value-type="float" office:value="75.1667">
            <text:p>75.1667</text:p>
          </table:table-cell>
          <table:table-cell office:value-type="float" office:value="86.1667">
            <text:p>86.1667</text:p>
          </table:table-cell>
          <table:table-cell office:value-type="float" office:value="88.0">
            <text:p>88.0</text:p>
          </table:table-cell>
          <table:table-cell office:value-type="float" office:value="85.5">
            <text:p>85.5</text:p>
          </table:table-cell>
          <table:table-cell office:value-type="float" office:value="84.5">
            <text:p>84.5</text:p>
          </table:table-cell>
          <table:table-cell office:value-type="float" office:value="86.1667">
            <text:p>86.1667</text:p>
          </table:table-cell>
          <table:table-cell office:value-type="float" office:value="69.8333">
            <text:p>69.8333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2-05-07T16:00:00">
            <text:p>Sat May  7 16:00:00 2022</text:p>
          </table:table-cell>
          <table:table-cell office:value-type="float" office:value="66.3333">
            <text:p>66.3333</text:p>
          </table:table-cell>
          <table:table-cell office:value-type="float" office:value="75.1667">
            <text:p>75.1667</text:p>
          </table:table-cell>
          <table:table-cell office:value-type="float" office:value="86.1667">
            <text:p>86.1667</text:p>
          </table:table-cell>
          <table:table-cell office:value-type="float" office:value="88.0">
            <text:p>88.0</text:p>
          </table:table-cell>
          <table:table-cell office:value-type="float" office:value="85.5">
            <text:p>85.5</text:p>
          </table:table-cell>
          <table:table-cell office:value-type="float" office:value="84.5">
            <text:p>84.5</text:p>
          </table:table-cell>
          <table:table-cell office:value-type="float" office:value="86.1667">
            <text:p>86.1667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2-05-07T17:00:00">
            <text:p>Sat May  7 17:00:00 2022</text:p>
          </table:table-cell>
          <table:table-cell office:value-type="float" office:value="45.0">
            <text:p>45.0</text:p>
          </table:table-cell>
          <table:table-cell office:value-type="float" office:value="66.3333">
            <text:p>66.3333</text:p>
          </table:table-cell>
          <table:table-cell office:value-type="float" office:value="75.1667">
            <text:p>75.1667</text:p>
          </table:table-cell>
          <table:table-cell office:value-type="float" office:value="86.1667">
            <text:p>86.1667</text:p>
          </table:table-cell>
          <table:table-cell office:value-type="float" office:value="88.0">
            <text:p>88.0</text:p>
          </table:table-cell>
          <table:table-cell office:value-type="float" office:value="85.5">
            <text:p>85.5</text:p>
          </table:table-cell>
          <table:table-cell office:value-type="float" office:value="84.5">
            <text:p>84.5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5-08T12:00:00">
            <text:p>Sun May  8 12:00:00 2022</text:p>
          </table:table-cell>
          <table:table-cell office:value-type="float" office:value="96.5">
            <text:p>96.5</text:p>
          </table:table-cell>
          <table:table-cell office:value-type="float" office:value="94.8333">
            <text:p>94.8333</text:p>
          </table:table-cell>
          <table:table-cell office:value-type="float" office:value="93.6667">
            <text:p>93.6667</text:p>
          </table:table-cell>
          <table:table-cell office:value-type="float" office:value="98.5">
            <text:p>98.5</text:p>
          </table:table-cell>
          <table:table-cell office:value-type="float" office:value="89.8333">
            <text:p>89.8333</text:p>
          </table:table-cell>
          <table:table-cell office:value-type="float" office:value="71.6667">
            <text:p>71.6667</text:p>
          </table:table-cell>
          <table:table-cell office:value-type="float" office:value="53.3333">
            <text:p>53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5-08T13:00:00">
            <text:p>Sun May  8 13:00:00 2022</text:p>
          </table:table-cell>
          <table:table-cell office:value-type="float" office:value="94.0">
            <text:p>94.0</text:p>
          </table:table-cell>
          <table:table-cell office:value-type="float" office:value="96.5">
            <text:p>96.5</text:p>
          </table:table-cell>
          <table:table-cell office:value-type="float" office:value="94.8333">
            <text:p>94.8333</text:p>
          </table:table-cell>
          <table:table-cell office:value-type="float" office:value="93.6667">
            <text:p>93.6667</text:p>
          </table:table-cell>
          <table:table-cell office:value-type="float" office:value="98.5">
            <text:p>98.5</text:p>
          </table:table-cell>
          <table:table-cell office:value-type="float" office:value="89.8333">
            <text:p>89.8333</text:p>
          </table:table-cell>
          <table:table-cell office:value-type="float" office:value="71.6667">
            <text:p>71.6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5-08T14:00:00">
            <text:p>Sun May  8 14:00:00 2022</text:p>
          </table:table-cell>
          <table:table-cell office:value-type="float" office:value="85.3333">
            <text:p>85.3333</text:p>
          </table:table-cell>
          <table:table-cell office:value-type="float" office:value="94.0">
            <text:p>94.0</text:p>
          </table:table-cell>
          <table:table-cell office:value-type="float" office:value="96.5">
            <text:p>96.5</text:p>
          </table:table-cell>
          <table:table-cell office:value-type="float" office:value="94.8333">
            <text:p>94.8333</text:p>
          </table:table-cell>
          <table:table-cell office:value-type="float" office:value="93.6667">
            <text:p>93.6667</text:p>
          </table:table-cell>
          <table:table-cell office:value-type="float" office:value="98.5">
            <text:p>98.5</text:p>
          </table:table-cell>
          <table:table-cell office:value-type="float" office:value="89.8333">
            <text:p>89.833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5-08T15:00:00">
            <text:p>Sun May  8 15:00:00 2022</text:p>
          </table:table-cell>
          <table:table-cell office:value-type="float" office:value="78.1667">
            <text:p>78.1667</text:p>
          </table:table-cell>
          <table:table-cell office:value-type="float" office:value="85.3333">
            <text:p>85.3333</text:p>
          </table:table-cell>
          <table:table-cell office:value-type="float" office:value="94.0">
            <text:p>94.0</text:p>
          </table:table-cell>
          <table:table-cell office:value-type="float" office:value="96.5">
            <text:p>96.5</text:p>
          </table:table-cell>
          <table:table-cell office:value-type="float" office:value="94.8333">
            <text:p>94.8333</text:p>
          </table:table-cell>
          <table:table-cell office:value-type="float" office:value="93.6667">
            <text:p>93.6667</text:p>
          </table:table-cell>
          <table:table-cell office:value-type="float" office:value="98.5">
            <text:p>98.5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2-05-08T16:00:00">
            <text:p>Sun May  8 16:00:00 2022</text:p>
          </table:table-cell>
          <table:table-cell office:value-type="float" office:value="63.5">
            <text:p>63.5</text:p>
          </table:table-cell>
          <table:table-cell office:value-type="float" office:value="78.1667">
            <text:p>78.1667</text:p>
          </table:table-cell>
          <table:table-cell office:value-type="float" office:value="85.3333">
            <text:p>85.3333</text:p>
          </table:table-cell>
          <table:table-cell office:value-type="float" office:value="94.0">
            <text:p>94.0</text:p>
          </table:table-cell>
          <table:table-cell office:value-type="float" office:value="96.5">
            <text:p>96.5</text:p>
          </table:table-cell>
          <table:table-cell office:value-type="float" office:value="94.8333">
            <text:p>94.8333</text:p>
          </table:table-cell>
          <table:table-cell office:value-type="float" office:value="93.6667">
            <text:p>93.6667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22-05-08T17:00:00">
            <text:p>Sun May  8 17:00:00 2022</text:p>
          </table:table-cell>
          <table:table-cell office:value-type="float" office:value="61.0">
            <text:p>61.0</text:p>
          </table:table-cell>
          <table:table-cell office:value-type="float" office:value="63.5">
            <text:p>63.5</text:p>
          </table:table-cell>
          <table:table-cell office:value-type="float" office:value="78.1667">
            <text:p>78.1667</text:p>
          </table:table-cell>
          <table:table-cell office:value-type="float" office:value="85.3333">
            <text:p>85.3333</text:p>
          </table:table-cell>
          <table:table-cell office:value-type="float" office:value="94.0">
            <text:p>94.0</text:p>
          </table:table-cell>
          <table:table-cell office:value-type="float" office:value="96.5">
            <text:p>96.5</text:p>
          </table:table-cell>
          <table:table-cell office:value-type="float" office:value="94.8333">
            <text:p>94.8333</text:p>
          </table:table-cell>
          <table:table-cell office:value-type="float" office:value="109.3333">
            <text:p>109.3333</text:p>
          </table:table-cell>
        </table:table-row>
        <table:table-row>
          <table:table-cell table:style-name="pd1" office:value-type="date" office:date-value="2022-05-09T12:00:00">
            <text:p>Mon May  9 12:00:00 2022</text:p>
          </table:table-cell>
          <table:table-cell office:value-type="float" office:value="108.3333">
            <text:p>108.3333</text:p>
          </table:table-cell>
          <table:table-cell office:value-type="float" office:value="109.3333">
            <text:p>109.3333</text:p>
          </table:table-cell>
          <table:table-cell office:value-type="float" office:value="109.0">
            <text:p>109.0</text:p>
          </table:table-cell>
          <table:table-cell office:value-type="float" office:value="102.5">
            <text:p>102.5</text:p>
          </table:table-cell>
          <table:table-cell office:value-type="float" office:value="91.8333">
            <text:p>91.8333</text:p>
          </table:table-cell>
          <table:table-cell office:value-type="float" office:value="82.1667">
            <text:p>82.1667</text:p>
          </table:table-cell>
          <table:table-cell office:value-type="float" office:value="69.0">
            <text:p>69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5-09T13:00:00">
            <text:p>Mon May  9 13:00:00 2022</text:p>
          </table:table-cell>
          <table:table-cell office:value-type="float" office:value="104.8333">
            <text:p>104.8333</text:p>
          </table:table-cell>
          <table:table-cell office:value-type="float" office:value="108.3333">
            <text:p>108.3333</text:p>
          </table:table-cell>
          <table:table-cell office:value-type="float" office:value="109.3333">
            <text:p>109.3333</text:p>
          </table:table-cell>
          <table:table-cell office:value-type="float" office:value="109.0">
            <text:p>109.0</text:p>
          </table:table-cell>
          <table:table-cell office:value-type="float" office:value="102.5">
            <text:p>102.5</text:p>
          </table:table-cell>
          <table:table-cell office:value-type="float" office:value="91.8333">
            <text:p>91.8333</text:p>
          </table:table-cell>
          <table:table-cell office:value-type="float" office:value="82.1667">
            <text:p>82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09T14:00:00">
            <text:p>Mon May  9 14:00:00 2022</text:p>
          </table:table-cell>
          <table:table-cell office:value-type="float" office:value="94.3333">
            <text:p>94.3333</text:p>
          </table:table-cell>
          <table:table-cell office:value-type="float" office:value="104.8333">
            <text:p>104.8333</text:p>
          </table:table-cell>
          <table:table-cell office:value-type="float" office:value="108.3333">
            <text:p>108.3333</text:p>
          </table:table-cell>
          <table:table-cell office:value-type="float" office:value="109.3333">
            <text:p>109.3333</text:p>
          </table:table-cell>
          <table:table-cell office:value-type="float" office:value="109.0">
            <text:p>109.0</text:p>
          </table:table-cell>
          <table:table-cell office:value-type="float" office:value="102.5">
            <text:p>102.5</text:p>
          </table:table-cell>
          <table:table-cell office:value-type="float" office:value="91.8333">
            <text:p>91.8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2-05-09T15:00:00">
            <text:p>Mon May  9 15:00:00 2022</text:p>
          </table:table-cell>
          <table:table-cell office:value-type="float" office:value="79.1667">
            <text:p>79.1667</text:p>
          </table:table-cell>
          <table:table-cell office:value-type="float" office:value="94.3333">
            <text:p>94.3333</text:p>
          </table:table-cell>
          <table:table-cell office:value-type="float" office:value="104.8333">
            <text:p>104.8333</text:p>
          </table:table-cell>
          <table:table-cell office:value-type="float" office:value="108.3333">
            <text:p>108.3333</text:p>
          </table:table-cell>
          <table:table-cell office:value-type="float" office:value="109.3333">
            <text:p>109.3333</text:p>
          </table:table-cell>
          <table:table-cell office:value-type="float" office:value="109.0">
            <text:p>109.0</text:p>
          </table:table-cell>
          <table:table-cell office:value-type="float" office:value="102.5">
            <text:p>102.5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2-05-09T16:00:00">
            <text:p>Mon May  9 16:00:00 2022</text:p>
          </table:table-cell>
          <table:table-cell office:value-type="float" office:value="55.0">
            <text:p>55.0</text:p>
          </table:table-cell>
          <table:table-cell office:value-type="float" office:value="79.1667">
            <text:p>79.1667</text:p>
          </table:table-cell>
          <table:table-cell office:value-type="float" office:value="94.3333">
            <text:p>94.3333</text:p>
          </table:table-cell>
          <table:table-cell office:value-type="float" office:value="104.8333">
            <text:p>104.8333</text:p>
          </table:table-cell>
          <table:table-cell office:value-type="float" office:value="108.3333">
            <text:p>108.3333</text:p>
          </table:table-cell>
          <table:table-cell office:value-type="float" office:value="109.3333">
            <text:p>109.3333</text:p>
          </table:table-cell>
          <table:table-cell office:value-type="float" office:value="109.0">
            <text:p>109.0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22-05-09T17:00:00">
            <text:p>Mon May  9 17:00:00 2022</text:p>
          </table:table-cell>
          <table:table-cell office:value-type="float" office:value="60.3333">
            <text:p>60.3333</text:p>
          </table:table-cell>
          <table:table-cell office:value-type="float" office:value="55.0">
            <text:p>55.0</text:p>
          </table:table-cell>
          <table:table-cell office:value-type="float" office:value="79.1667">
            <text:p>79.1667</text:p>
          </table:table-cell>
          <table:table-cell office:value-type="float" office:value="94.3333">
            <text:p>94.3333</text:p>
          </table:table-cell>
          <table:table-cell office:value-type="float" office:value="104.8333">
            <text:p>104.8333</text:p>
          </table:table-cell>
          <table:table-cell office:value-type="float" office:value="108.3333">
            <text:p>108.3333</text:p>
          </table:table-cell>
          <table:table-cell office:value-type="float" office:value="109.3333">
            <text:p>109.3333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2-05-09T18:00:00">
            <text:p>Mon May  9 18:00:00 2022</text:p>
          </table:table-cell>
          <table:table-cell office:value-type="float" office:value="61.5">
            <text:p>61.5</text:p>
          </table:table-cell>
          <table:table-cell office:value-type="float" office:value="60.3333">
            <text:p>60.3333</text:p>
          </table:table-cell>
          <table:table-cell office:value-type="float" office:value="55.0">
            <text:p>55.0</text:p>
          </table:table-cell>
          <table:table-cell office:value-type="float" office:value="79.1667">
            <text:p>79.1667</text:p>
          </table:table-cell>
          <table:table-cell office:value-type="float" office:value="94.3333">
            <text:p>94.3333</text:p>
          </table:table-cell>
          <table:table-cell office:value-type="float" office:value="104.8333">
            <text:p>104.8333</text:p>
          </table:table-cell>
          <table:table-cell office:value-type="float" office:value="108.3333">
            <text:p>108.3333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2-05-10T14:00:00">
            <text:p>Tue May 10 14:00:00 2022</text:p>
          </table:table-cell>
          <table:table-cell office:value-type="float" office:value="84.0">
            <text:p>84.0</text:p>
          </table:table-cell>
          <table:table-cell office:value-type="float" office:value="86.6667">
            <text:p>86.6667</text:p>
          </table:table-cell>
          <table:table-cell office:value-type="float" office:value="92.0">
            <text:p>92.0</text:p>
          </table:table-cell>
          <table:table-cell office:value-type="float" office:value="95.1667">
            <text:p>95.1667</text:p>
          </table:table-cell>
          <table:table-cell office:value-type="float" office:value="97.3333">
            <text:p>97.3333</text:p>
          </table:table-cell>
          <table:table-cell office:value-type="float" office:value="93.0">
            <text:p>93.0</text:p>
          </table:table-cell>
          <table:table-cell office:value-type="float" office:value="87.6667">
            <text:p>87.6667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5-10T15:00:00">
            <text:p>Tue May 10 15:00:00 2022</text:p>
          </table:table-cell>
          <table:table-cell office:value-type="float" office:value="67.5">
            <text:p>67.5</text:p>
          </table:table-cell>
          <table:table-cell office:value-type="float" office:value="84.0">
            <text:p>84.0</text:p>
          </table:table-cell>
          <table:table-cell office:value-type="float" office:value="86.6667">
            <text:p>86.6667</text:p>
          </table:table-cell>
          <table:table-cell office:value-type="float" office:value="92.0">
            <text:p>92.0</text:p>
          </table:table-cell>
          <table:table-cell office:value-type="float" office:value="95.1667">
            <text:p>95.1667</text:p>
          </table:table-cell>
          <table:table-cell office:value-type="float" office:value="97.3333">
            <text:p>97.3333</text:p>
          </table:table-cell>
          <table:table-cell office:value-type="float" office:value="93.0">
            <text:p>93.0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2-05-10T16:00:00">
            <text:p>Tue May 10 16:00:00 2022</text:p>
          </table:table-cell>
          <table:table-cell office:value-type="float" office:value="76.8333">
            <text:p>76.8333</text:p>
          </table:table-cell>
          <table:table-cell office:value-type="float" office:value="67.5">
            <text:p>67.5</text:p>
          </table:table-cell>
          <table:table-cell office:value-type="float" office:value="84.0">
            <text:p>84.0</text:p>
          </table:table-cell>
          <table:table-cell office:value-type="float" office:value="86.6667">
            <text:p>86.6667</text:p>
          </table:table-cell>
          <table:table-cell office:value-type="float" office:value="92.0">
            <text:p>92.0</text:p>
          </table:table-cell>
          <table:table-cell office:value-type="float" office:value="95.1667">
            <text:p>95.1667</text:p>
          </table:table-cell>
          <table:table-cell office:value-type="float" office:value="97.3333">
            <text:p>97.3333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2-05-10T17:00:00">
            <text:p>Tue May 10 17:00:00 2022</text:p>
          </table:table-cell>
          <table:table-cell office:value-type="float" office:value="81.6667">
            <text:p>81.6667</text:p>
          </table:table-cell>
          <table:table-cell office:value-type="float" office:value="76.8333">
            <text:p>76.8333</text:p>
          </table:table-cell>
          <table:table-cell office:value-type="float" office:value="67.5">
            <text:p>67.5</text:p>
          </table:table-cell>
          <table:table-cell office:value-type="float" office:value="84.0">
            <text:p>84.0</text:p>
          </table:table-cell>
          <table:table-cell office:value-type="float" office:value="86.6667">
            <text:p>86.6667</text:p>
          </table:table-cell>
          <table:table-cell office:value-type="float" office:value="92.0">
            <text:p>92.0</text:p>
          </table:table-cell>
          <table:table-cell office:value-type="float" office:value="95.1667">
            <text:p>95.1667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22-05-10T18:00:00">
            <text:p>Tue May 10 18:00:00 2022</text:p>
          </table:table-cell>
          <table:table-cell office:value-type="float" office:value="81.0">
            <text:p>81.0</text:p>
          </table:table-cell>
          <table:table-cell office:value-type="float" office:value="81.6667">
            <text:p>81.6667</text:p>
          </table:table-cell>
          <table:table-cell office:value-type="float" office:value="76.8333">
            <text:p>76.8333</text:p>
          </table:table-cell>
          <table:table-cell office:value-type="float" office:value="67.5">
            <text:p>67.5</text:p>
          </table:table-cell>
          <table:table-cell office:value-type="float" office:value="84.0">
            <text:p>84.0</text:p>
          </table:table-cell>
          <table:table-cell office:value-type="float" office:value="86.6667">
            <text:p>86.6667</text:p>
          </table:table-cell>
          <table:table-cell office:value-type="float" office:value="92.0">
            <text:p>92.0</text:p>
          </table:table-cell>
          <table:table-cell office:value-type="float" office:value="104.5">
            <text:p>104.5</text:p>
          </table:table-cell>
        </table:table-row>
        <table:table-row>
          <table:table-cell table:style-name="pd1" office:value-type="date" office:date-value="2022-05-10T19:00:00">
            <text:p>Tue May 10 19:00:00 2022</text:p>
          </table:table-cell>
          <table:table-cell office:value-type="float" office:value="80.5">
            <text:p>80.5</text:p>
          </table:table-cell>
          <table:table-cell office:value-type="float" office:value="81.0">
            <text:p>81.0</text:p>
          </table:table-cell>
          <table:table-cell office:value-type="float" office:value="81.6667">
            <text:p>81.6667</text:p>
          </table:table-cell>
          <table:table-cell office:value-type="float" office:value="76.8333">
            <text:p>76.8333</text:p>
          </table:table-cell>
          <table:table-cell office:value-type="float" office:value="67.5">
            <text:p>67.5</text:p>
          </table:table-cell>
          <table:table-cell office:value-type="float" office:value="84.0">
            <text:p>84.0</text:p>
          </table:table-cell>
          <table:table-cell office:value-type="float" office:value="86.6667">
            <text:p>86.6667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2-05-11T12:00:00">
            <text:p>Wed May 11 12:00:00 2022</text:p>
          </table:table-cell>
          <table:table-cell office:value-type="float" office:value="104.5">
            <text:p>104.5</text:p>
          </table:table-cell>
          <table:table-cell office:value-type="float" office:value="108.3333">
            <text:p>108.3333</text:p>
          </table:table-cell>
          <table:table-cell office:value-type="float" office:value="107.1667">
            <text:p>107.1667</text:p>
          </table:table-cell>
          <table:table-cell office:value-type="float" office:value="100.0">
            <text:p>100.0</text:p>
          </table:table-cell>
          <table:table-cell office:value-type="float" office:value="92.8333">
            <text:p>92.8333</text:p>
          </table:table-cell>
          <table:table-cell office:value-type="float" office:value="87.8333">
            <text:p>87.8333</text:p>
          </table:table-cell>
          <table:table-cell office:value-type="float" office:value="74.0">
            <text:p>74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5-11T13:00:00">
            <text:p>Wed May 11 13:00:00 2022</text:p>
          </table:table-cell>
          <table:table-cell office:value-type="float" office:value="91.5">
            <text:p>91.5</text:p>
          </table:table-cell>
          <table:table-cell office:value-type="float" office:value="104.5">
            <text:p>104.5</text:p>
          </table:table-cell>
          <table:table-cell office:value-type="float" office:value="108.3333">
            <text:p>108.3333</text:p>
          </table:table-cell>
          <table:table-cell office:value-type="float" office:value="107.1667">
            <text:p>107.1667</text:p>
          </table:table-cell>
          <table:table-cell office:value-type="float" office:value="100.0">
            <text:p>100.0</text:p>
          </table:table-cell>
          <table:table-cell office:value-type="float" office:value="92.8333">
            <text:p>92.8333</text:p>
          </table:table-cell>
          <table:table-cell office:value-type="float" office:value="87.8333">
            <text:p>87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5-11T14:00:00">
            <text:p>Wed May 11 14:00:00 2022</text:p>
          </table:table-cell>
          <table:table-cell office:value-type="float" office:value="84.3333">
            <text:p>84.3333</text:p>
          </table:table-cell>
          <table:table-cell office:value-type="float" office:value="91.5">
            <text:p>91.5</text:p>
          </table:table-cell>
          <table:table-cell office:value-type="float" office:value="104.5">
            <text:p>104.5</text:p>
          </table:table-cell>
          <table:table-cell office:value-type="float" office:value="108.3333">
            <text:p>108.3333</text:p>
          </table:table-cell>
          <table:table-cell office:value-type="float" office:value="107.1667">
            <text:p>107.1667</text:p>
          </table:table-cell>
          <table:table-cell office:value-type="float" office:value="100.0">
            <text:p>100.0</text:p>
          </table:table-cell>
          <table:table-cell office:value-type="float" office:value="92.8333">
            <text:p>92.8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5-11T15:00:00">
            <text:p>Wed May 11 15:00:00 2022</text:p>
          </table:table-cell>
          <table:table-cell office:value-type="float" office:value="68.8333">
            <text:p>68.8333</text:p>
          </table:table-cell>
          <table:table-cell office:value-type="float" office:value="84.3333">
            <text:p>84.3333</text:p>
          </table:table-cell>
          <table:table-cell office:value-type="float" office:value="91.5">
            <text:p>91.5</text:p>
          </table:table-cell>
          <table:table-cell office:value-type="float" office:value="104.5">
            <text:p>104.5</text:p>
          </table:table-cell>
          <table:table-cell office:value-type="float" office:value="108.3333">
            <text:p>108.3333</text:p>
          </table:table-cell>
          <table:table-cell office:value-type="float" office:value="107.1667">
            <text:p>107.1667</text:p>
          </table:table-cell>
          <table:table-cell office:value-type="float" office:value="100.0">
            <text:p>100.0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5-11T16:00:00">
            <text:p>Wed May 11 16:00:00 2022</text:p>
          </table:table-cell>
          <table:table-cell office:value-type="float" office:value="57.0">
            <text:p>57.0</text:p>
          </table:table-cell>
          <table:table-cell office:value-type="float" office:value="68.8333">
            <text:p>68.8333</text:p>
          </table:table-cell>
          <table:table-cell office:value-type="float" office:value="84.3333">
            <text:p>84.3333</text:p>
          </table:table-cell>
          <table:table-cell office:value-type="float" office:value="91.5">
            <text:p>91.5</text:p>
          </table:table-cell>
          <table:table-cell office:value-type="float" office:value="104.5">
            <text:p>104.5</text:p>
          </table:table-cell>
          <table:table-cell office:value-type="float" office:value="108.3333">
            <text:p>108.3333</text:p>
          </table:table-cell>
          <table:table-cell office:value-type="float" office:value="107.1667">
            <text:p>107.1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5-11T17:00:00">
            <text:p>Wed May 11 17:00:00 2022</text:p>
          </table:table-cell>
          <table:table-cell office:value-type="float" office:value="60.6667">
            <text:p>60.6667</text:p>
          </table:table-cell>
          <table:table-cell office:value-type="float" office:value="57.0">
            <text:p>57.0</text:p>
          </table:table-cell>
          <table:table-cell office:value-type="float" office:value="68.8333">
            <text:p>68.8333</text:p>
          </table:table-cell>
          <table:table-cell office:value-type="float" office:value="84.3333">
            <text:p>84.3333</text:p>
          </table:table-cell>
          <table:table-cell office:value-type="float" office:value="91.5">
            <text:p>91.5</text:p>
          </table:table-cell>
          <table:table-cell office:value-type="float" office:value="104.5">
            <text:p>104.5</text:p>
          </table:table-cell>
          <table:table-cell office:value-type="float" office:value="108.3333">
            <text:p>108.3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2-05-11T18:00:00">
            <text:p>Wed May 11 18:00:00 2022</text:p>
          </table:table-cell>
          <table:table-cell office:value-type="float" office:value="64.5">
            <text:p>64.5</text:p>
          </table:table-cell>
          <table:table-cell office:value-type="float" office:value="60.6667">
            <text:p>60.6667</text:p>
          </table:table-cell>
          <table:table-cell office:value-type="float" office:value="57.0">
            <text:p>57.0</text:p>
          </table:table-cell>
          <table:table-cell office:value-type="float" office:value="68.8333">
            <text:p>68.8333</text:p>
          </table:table-cell>
          <table:table-cell office:value-type="float" office:value="84.3333">
            <text:p>84.3333</text:p>
          </table:table-cell>
          <table:table-cell office:value-type="float" office:value="91.5">
            <text:p>91.5</text:p>
          </table:table-cell>
          <table:table-cell office:value-type="float" office:value="104.5">
            <text:p>104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5-12T12:00:00">
            <text:p>Thu May 12 12:00:00 2022</text:p>
          </table:table-cell>
          <table:table-cell office:value-type="float" office:value="81.0">
            <text:p>81.0</text:p>
          </table:table-cell>
          <table:table-cell office:value-type="float" office:value="81.5">
            <text:p>81.5</text:p>
          </table:table-cell>
          <table:table-cell office:value-type="float" office:value="83.8333">
            <text:p>83.8333</text:p>
          </table:table-cell>
          <table:table-cell office:value-type="float" office:value="83.8333">
            <text:p>83.8333</text:p>
          </table:table-cell>
          <table:table-cell office:value-type="float" office:value="79.5">
            <text:p>79.5</text:p>
          </table:table-cell>
          <table:table-cell office:value-type="float" office:value="73.6667">
            <text:p>73.6667</text:p>
          </table:table-cell>
          <table:table-cell office:value-type="float" office:value="68.8333">
            <text:p>68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5-12T13:00:00">
            <text:p>Thu May 12 13:00:00 2022</text:p>
          </table:table-cell>
          <table:table-cell office:value-type="float" office:value="79.6667">
            <text:p>79.6667</text:p>
          </table:table-cell>
          <table:table-cell office:value-type="float" office:value="81.0">
            <text:p>81.0</text:p>
          </table:table-cell>
          <table:table-cell office:value-type="float" office:value="81.5">
            <text:p>81.5</text:p>
          </table:table-cell>
          <table:table-cell office:value-type="float" office:value="83.8333">
            <text:p>83.8333</text:p>
          </table:table-cell>
          <table:table-cell office:value-type="float" office:value="83.8333">
            <text:p>83.8333</text:p>
          </table:table-cell>
          <table:table-cell office:value-type="float" office:value="79.5">
            <text:p>79.5</text:p>
          </table:table-cell>
          <table:table-cell office:value-type="float" office:value="73.6667">
            <text:p>73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5-12T14:00:00">
            <text:p>Thu May 12 14:00:00 2022</text:p>
          </table:table-cell>
          <table:table-cell office:value-type="float" office:value="78.1667">
            <text:p>78.1667</text:p>
          </table:table-cell>
          <table:table-cell office:value-type="float" office:value="79.6667">
            <text:p>79.6667</text:p>
          </table:table-cell>
          <table:table-cell office:value-type="float" office:value="81.0">
            <text:p>81.0</text:p>
          </table:table-cell>
          <table:table-cell office:value-type="float" office:value="81.5">
            <text:p>81.5</text:p>
          </table:table-cell>
          <table:table-cell office:value-type="float" office:value="83.8333">
            <text:p>83.8333</text:p>
          </table:table-cell>
          <table:table-cell office:value-type="float" office:value="83.8333">
            <text:p>83.8333</text:p>
          </table:table-cell>
          <table:table-cell office:value-type="float" office:value="79.5">
            <text:p>79.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12T15:00:00">
            <text:p>Thu May 12 15:00:00 2022</text:p>
          </table:table-cell>
          <table:table-cell office:value-type="float" office:value="67.0">
            <text:p>67.0</text:p>
          </table:table-cell>
          <table:table-cell office:value-type="float" office:value="78.1667">
            <text:p>78.1667</text:p>
          </table:table-cell>
          <table:table-cell office:value-type="float" office:value="79.6667">
            <text:p>79.6667</text:p>
          </table:table-cell>
          <table:table-cell office:value-type="float" office:value="81.0">
            <text:p>81.0</text:p>
          </table:table-cell>
          <table:table-cell office:value-type="float" office:value="81.5">
            <text:p>81.5</text:p>
          </table:table-cell>
          <table:table-cell office:value-type="float" office:value="83.8333">
            <text:p>83.8333</text:p>
          </table:table-cell>
          <table:table-cell office:value-type="float" office:value="83.8333">
            <text:p>83.8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2-05-12T16:00:00">
            <text:p>Thu May 12 16:00:00 2022</text:p>
          </table:table-cell>
          <table:table-cell office:value-type="float" office:value="66.0">
            <text:p>66.0</text:p>
          </table:table-cell>
          <table:table-cell office:value-type="float" office:value="67.0">
            <text:p>67.0</text:p>
          </table:table-cell>
          <table:table-cell office:value-type="float" office:value="78.1667">
            <text:p>78.1667</text:p>
          </table:table-cell>
          <table:table-cell office:value-type="float" office:value="79.6667">
            <text:p>79.6667</text:p>
          </table:table-cell>
          <table:table-cell office:value-type="float" office:value="81.0">
            <text:p>81.0</text:p>
          </table:table-cell>
          <table:table-cell office:value-type="float" office:value="81.5">
            <text:p>81.5</text:p>
          </table:table-cell>
          <table:table-cell office:value-type="float" office:value="83.8333">
            <text:p>83.8333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2-05-12T17:00:00">
            <text:p>Thu May 12 17:00:00 2022</text:p>
          </table:table-cell>
          <table:table-cell office:value-type="float" office:value="55.8333">
            <text:p>55.8333</text:p>
          </table:table-cell>
          <table:table-cell office:value-type="float" office:value="66.0">
            <text:p>66.0</text:p>
          </table:table-cell>
          <table:table-cell office:value-type="float" office:value="67.0">
            <text:p>67.0</text:p>
          </table:table-cell>
          <table:table-cell office:value-type="float" office:value="78.1667">
            <text:p>78.1667</text:p>
          </table:table-cell>
          <table:table-cell office:value-type="float" office:value="79.6667">
            <text:p>79.6667</text:p>
          </table:table-cell>
          <table:table-cell office:value-type="float" office:value="81.0">
            <text:p>81.0</text:p>
          </table:table-cell>
          <table:table-cell office:value-type="float" office:value="81.5">
            <text:p>81.5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2-05-12T18:00:00">
            <text:p>Thu May 12 18:00:00 2022</text:p>
          </table:table-cell>
          <table:table-cell office:value-type="float" office:value="48.0">
            <text:p>48.0</text:p>
          </table:table-cell>
          <table:table-cell office:value-type="float" office:value="55.8333">
            <text:p>55.8333</text:p>
          </table:table-cell>
          <table:table-cell office:value-type="float" office:value="66.0">
            <text:p>66.0</text:p>
          </table:table-cell>
          <table:table-cell office:value-type="float" office:value="67.0">
            <text:p>67.0</text:p>
          </table:table-cell>
          <table:table-cell office:value-type="float" office:value="78.1667">
            <text:p>78.1667</text:p>
          </table:table-cell>
          <table:table-cell office:value-type="float" office:value="79.6667">
            <text:p>79.6667</text:p>
          </table:table-cell>
          <table:table-cell office:value-type="float" office:value="81.0">
            <text:p>81.0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5-13T13:00:00">
            <text:p>Fri May 13 13:00:00 2022</text:p>
          </table:table-cell>
          <table:table-cell office:value-type="float" office:value="84.3333">
            <text:p>84.3333</text:p>
          </table:table-cell>
          <table:table-cell office:value-type="float" office:value="91.3333">
            <text:p>91.3333</text:p>
          </table:table-cell>
          <table:table-cell office:value-type="float" office:value="93.8333">
            <text:p>93.8333</text:p>
          </table:table-cell>
          <table:table-cell office:value-type="float" office:value="93.0">
            <text:p>93.0</text:p>
          </table:table-cell>
          <table:table-cell office:value-type="float" office:value="91.5">
            <text:p>91.5</text:p>
          </table:table-cell>
          <table:table-cell office:value-type="float" office:value="78.6667">
            <text:p>78.6667</text:p>
          </table:table-cell>
          <table:table-cell office:value-type="float" office:value="56.0">
            <text:p>56.0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13T14:00:00">
            <text:p>Fri May 13 14:00:00 2022</text:p>
          </table:table-cell>
          <table:table-cell office:value-type="float" office:value="76.8333">
            <text:p>76.8333</text:p>
          </table:table-cell>
          <table:table-cell office:value-type="float" office:value="84.3333">
            <text:p>84.3333</text:p>
          </table:table-cell>
          <table:table-cell office:value-type="float" office:value="91.3333">
            <text:p>91.3333</text:p>
          </table:table-cell>
          <table:table-cell office:value-type="float" office:value="93.8333">
            <text:p>93.8333</text:p>
          </table:table-cell>
          <table:table-cell office:value-type="float" office:value="93.0">
            <text:p>93.0</text:p>
          </table:table-cell>
          <table:table-cell office:value-type="float" office:value="91.5">
            <text:p>91.5</text:p>
          </table:table-cell>
          <table:table-cell office:value-type="float" office:value="78.6667">
            <text:p>78.6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05-13T15:00:00">
            <text:p>Fri May 13 15:00:00 2022</text:p>
          </table:table-cell>
          <table:table-cell office:value-type="float" office:value="69.3333">
            <text:p>69.3333</text:p>
          </table:table-cell>
          <table:table-cell office:value-type="float" office:value="76.8333">
            <text:p>76.8333</text:p>
          </table:table-cell>
          <table:table-cell office:value-type="float" office:value="84.3333">
            <text:p>84.3333</text:p>
          </table:table-cell>
          <table:table-cell office:value-type="float" office:value="91.3333">
            <text:p>91.3333</text:p>
          </table:table-cell>
          <table:table-cell office:value-type="float" office:value="93.8333">
            <text:p>93.8333</text:p>
          </table:table-cell>
          <table:table-cell office:value-type="float" office:value="93.0">
            <text:p>93.0</text:p>
          </table:table-cell>
          <table:table-cell office:value-type="float" office:value="91.5">
            <text:p>91.5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5-13T16:00:00">
            <text:p>Fri May 13 16:00:00 2022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76.8333">
            <text:p>76.8333</text:p>
          </table:table-cell>
          <table:table-cell office:value-type="float" office:value="84.3333">
            <text:p>84.3333</text:p>
          </table:table-cell>
          <table:table-cell office:value-type="float" office:value="91.3333">
            <text:p>91.3333</text:p>
          </table:table-cell>
          <table:table-cell office:value-type="float" office:value="93.8333">
            <text:p>93.8333</text:p>
          </table:table-cell>
          <table:table-cell office:value-type="float" office:value="93.0">
            <text:p>93.0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2-05-13T17:00:00">
            <text:p>Fri May 13 17:00:00 2022</text:p>
          </table:table-cell>
          <table:table-cell office:value-type="float" office:value="62.6667">
            <text:p>62.6667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76.8333">
            <text:p>76.8333</text:p>
          </table:table-cell>
          <table:table-cell office:value-type="float" office:value="84.3333">
            <text:p>84.3333</text:p>
          </table:table-cell>
          <table:table-cell office:value-type="float" office:value="91.3333">
            <text:p>91.3333</text:p>
          </table:table-cell>
          <table:table-cell office:value-type="float" office:value="93.8333">
            <text:p>93.8333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22-05-13T18:00:00">
            <text:p>Fri May 13 18:00:00 2022</text:p>
          </table:table-cell>
          <table:table-cell office:value-type="float" office:value="47.6667">
            <text:p>47.6667</text:p>
          </table:table-cell>
          <table:table-cell office:value-type="float" office:value="62.6667">
            <text:p>62.6667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76.8333">
            <text:p>76.8333</text:p>
          </table:table-cell>
          <table:table-cell office:value-type="float" office:value="84.3333">
            <text:p>84.3333</text:p>
          </table:table-cell>
          <table:table-cell office:value-type="float" office:value="91.3333">
            <text:p>91.3333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2-05-14T12:00:00">
            <text:p>Sat May 14 12:00:00 2022</text:p>
          </table:table-cell>
          <table:table-cell office:value-type="float" office:value="107.3333">
            <text:p>107.3333</text:p>
          </table:table-cell>
          <table:table-cell office:value-type="float" office:value="101.3333">
            <text:p>101.3333</text:p>
          </table:table-cell>
          <table:table-cell office:value-type="float" office:value="97.0">
            <text:p>97.0</text:p>
          </table:table-cell>
          <table:table-cell office:value-type="float" office:value="88.8333">
            <text:p>88.8333</text:p>
          </table:table-cell>
          <table:table-cell office:value-type="float" office:value="88.3333">
            <text:p>88.3333</text:p>
          </table:table-cell>
          <table:table-cell office:value-type="float" office:value="76.8333">
            <text:p>76.8333</text:p>
          </table:table-cell>
          <table:table-cell office:value-type="float" office:value="64.0">
            <text:p>64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5-14T13:00:00">
            <text:p>Sat May 14 13:00:00 2022</text:p>
          </table:table-cell>
          <table:table-cell office:value-type="float" office:value="105.6667">
            <text:p>105.6667</text:p>
          </table:table-cell>
          <table:table-cell office:value-type="float" office:value="107.3333">
            <text:p>107.3333</text:p>
          </table:table-cell>
          <table:table-cell office:value-type="float" office:value="101.3333">
            <text:p>101.3333</text:p>
          </table:table-cell>
          <table:table-cell office:value-type="float" office:value="97.0">
            <text:p>97.0</text:p>
          </table:table-cell>
          <table:table-cell office:value-type="float" office:value="88.8333">
            <text:p>88.8333</text:p>
          </table:table-cell>
          <table:table-cell office:value-type="float" office:value="88.3333">
            <text:p>88.3333</text:p>
          </table:table-cell>
          <table:table-cell office:value-type="float" office:value="76.8333">
            <text:p>76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5-14T14:00:00">
            <text:p>Sat May 14 14:00:00 2022</text:p>
          </table:table-cell>
          <table:table-cell office:value-type="float" office:value="89.5">
            <text:p>89.5</text:p>
          </table:table-cell>
          <table:table-cell office:value-type="float" office:value="105.6667">
            <text:p>105.6667</text:p>
          </table:table-cell>
          <table:table-cell office:value-type="float" office:value="107.3333">
            <text:p>107.3333</text:p>
          </table:table-cell>
          <table:table-cell office:value-type="float" office:value="101.3333">
            <text:p>101.3333</text:p>
          </table:table-cell>
          <table:table-cell office:value-type="float" office:value="97.0">
            <text:p>97.0</text:p>
          </table:table-cell>
          <table:table-cell office:value-type="float" office:value="88.8333">
            <text:p>88.8333</text:p>
          </table:table-cell>
          <table:table-cell office:value-type="float" office:value="88.3333">
            <text:p>88.3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5-14T15:00:00">
            <text:p>Sat May 14 15:00:00 2022</text:p>
          </table:table-cell>
          <table:table-cell office:value-type="float" office:value="72.5">
            <text:p>72.5</text:p>
          </table:table-cell>
          <table:table-cell office:value-type="float" office:value="89.5">
            <text:p>89.5</text:p>
          </table:table-cell>
          <table:table-cell office:value-type="float" office:value="105.6667">
            <text:p>105.6667</text:p>
          </table:table-cell>
          <table:table-cell office:value-type="float" office:value="107.3333">
            <text:p>107.3333</text:p>
          </table:table-cell>
          <table:table-cell office:value-type="float" office:value="101.3333">
            <text:p>101.3333</text:p>
          </table:table-cell>
          <table:table-cell office:value-type="float" office:value="97.0">
            <text:p>97.0</text:p>
          </table:table-cell>
          <table:table-cell office:value-type="float" office:value="88.8333">
            <text:p>88.8333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2-05-14T16:00:00">
            <text:p>Sat May 14 16:00:00 2022</text:p>
          </table:table-cell>
          <table:table-cell office:value-type="float" office:value="70.8333">
            <text:p>70.8333</text:p>
          </table:table-cell>
          <table:table-cell office:value-type="float" office:value="72.5">
            <text:p>72.5</text:p>
          </table:table-cell>
          <table:table-cell office:value-type="float" office:value="89.5">
            <text:p>89.5</text:p>
          </table:table-cell>
          <table:table-cell office:value-type="float" office:value="105.6667">
            <text:p>105.6667</text:p>
          </table:table-cell>
          <table:table-cell office:value-type="float" office:value="107.3333">
            <text:p>107.3333</text:p>
          </table:table-cell>
          <table:table-cell office:value-type="float" office:value="101.3333">
            <text:p>101.3333</text:p>
          </table:table-cell>
          <table:table-cell office:value-type="float" office:value="97.0">
            <text:p>97.0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5-14T17:00:00">
            <text:p>Sat May 14 17:00:00 2022</text:p>
          </table:table-cell>
          <table:table-cell office:value-type="float" office:value="55.8333">
            <text:p>55.8333</text:p>
          </table:table-cell>
          <table:table-cell office:value-type="float" office:value="70.8333">
            <text:p>70.8333</text:p>
          </table:table-cell>
          <table:table-cell office:value-type="float" office:value="72.5">
            <text:p>72.5</text:p>
          </table:table-cell>
          <table:table-cell office:value-type="float" office:value="89.5">
            <text:p>89.5</text:p>
          </table:table-cell>
          <table:table-cell office:value-type="float" office:value="105.6667">
            <text:p>105.6667</text:p>
          </table:table-cell>
          <table:table-cell office:value-type="float" office:value="107.3333">
            <text:p>107.3333</text:p>
          </table:table-cell>
          <table:table-cell office:value-type="float" office:value="101.3333">
            <text:p>101.3333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2-05-15T12:00:00">
            <text:p>Sun May 15 12:00:00 2022</text:p>
          </table:table-cell>
          <table:table-cell office:value-type="float" office:value="90.6667">
            <text:p>90.6667</text:p>
          </table:table-cell>
          <table:table-cell office:value-type="float" office:value="90.5">
            <text:p>90.5</text:p>
          </table:table-cell>
          <table:table-cell office:value-type="float" office:value="89.1667">
            <text:p>89.1667</text:p>
          </table:table-cell>
          <table:table-cell office:value-type="float" office:value="86.3333">
            <text:p>86.3333</text:p>
          </table:table-cell>
          <table:table-cell office:value-type="float" office:value="81.0">
            <text:p>81.0</text:p>
          </table:table-cell>
          <table:table-cell office:value-type="float" office:value="73.5">
            <text:p>73.5</text:p>
          </table:table-cell>
          <table:table-cell office:value-type="float" office:value="73.1667">
            <text:p>73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5-15T13:00:00">
            <text:p>Sun May 15 13:00:00 2022</text:p>
          </table:table-cell>
          <table:table-cell office:value-type="float" office:value="90.1667">
            <text:p>90.1667</text:p>
          </table:table-cell>
          <table:table-cell office:value-type="float" office:value="90.6667">
            <text:p>90.6667</text:p>
          </table:table-cell>
          <table:table-cell office:value-type="float" office:value="90.5">
            <text:p>90.5</text:p>
          </table:table-cell>
          <table:table-cell office:value-type="float" office:value="89.1667">
            <text:p>89.1667</text:p>
          </table:table-cell>
          <table:table-cell office:value-type="float" office:value="86.3333">
            <text:p>86.3333</text:p>
          </table:table-cell>
          <table:table-cell office:value-type="float" office:value="81.0">
            <text:p>81.0</text:p>
          </table:table-cell>
          <table:table-cell office:value-type="float" office:value="73.5">
            <text:p>73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5-15T14:00:00">
            <text:p>Sun May 15 14:00:00 2022</text:p>
          </table:table-cell>
          <table:table-cell office:value-type="float" office:value="83.0">
            <text:p>83.0</text:p>
          </table:table-cell>
          <table:table-cell office:value-type="float" office:value="90.1667">
            <text:p>90.1667</text:p>
          </table:table-cell>
          <table:table-cell office:value-type="float" office:value="90.6667">
            <text:p>90.6667</text:p>
          </table:table-cell>
          <table:table-cell office:value-type="float" office:value="90.5">
            <text:p>90.5</text:p>
          </table:table-cell>
          <table:table-cell office:value-type="float" office:value="89.1667">
            <text:p>89.1667</text:p>
          </table:table-cell>
          <table:table-cell office:value-type="float" office:value="86.3333">
            <text:p>86.3333</text:p>
          </table:table-cell>
          <table:table-cell office:value-type="float" office:value="81.0">
            <text:p>81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5-15T15:00:00">
            <text:p>Sun May 15 15:00:00 2022</text:p>
          </table:table-cell>
          <table:table-cell office:value-type="float" office:value="73.0">
            <text:p>73.0</text:p>
          </table:table-cell>
          <table:table-cell office:value-type="float" office:value="83.0">
            <text:p>83.0</text:p>
          </table:table-cell>
          <table:table-cell office:value-type="float" office:value="90.1667">
            <text:p>90.1667</text:p>
          </table:table-cell>
          <table:table-cell office:value-type="float" office:value="90.6667">
            <text:p>90.6667</text:p>
          </table:table-cell>
          <table:table-cell office:value-type="float" office:value="90.5">
            <text:p>90.5</text:p>
          </table:table-cell>
          <table:table-cell office:value-type="float" office:value="89.1667">
            <text:p>89.1667</text:p>
          </table:table-cell>
          <table:table-cell office:value-type="float" office:value="86.3333">
            <text:p>86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5-15T16:00:00">
            <text:p>Sun May 15 16:00:00 2022</text:p>
          </table:table-cell>
          <table:table-cell office:value-type="float" office:value="66.3333">
            <text:p>66.3333</text:p>
          </table:table-cell>
          <table:table-cell office:value-type="float" office:value="73.0">
            <text:p>73.0</text:p>
          </table:table-cell>
          <table:table-cell office:value-type="float" office:value="83.0">
            <text:p>83.0</text:p>
          </table:table-cell>
          <table:table-cell office:value-type="float" office:value="90.1667">
            <text:p>90.1667</text:p>
          </table:table-cell>
          <table:table-cell office:value-type="float" office:value="90.6667">
            <text:p>90.6667</text:p>
          </table:table-cell>
          <table:table-cell office:value-type="float" office:value="90.5">
            <text:p>90.5</text:p>
          </table:table-cell>
          <table:table-cell office:value-type="float" office:value="89.1667">
            <text:p>89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5-15T17:00:00">
            <text:p>Sun May 15 17:00:00 2022</text:p>
          </table:table-cell>
          <table:table-cell office:value-type="float" office:value="55.0">
            <text:p>55.0</text:p>
          </table:table-cell>
          <table:table-cell office:value-type="float" office:value="66.3333">
            <text:p>66.3333</text:p>
          </table:table-cell>
          <table:table-cell office:value-type="float" office:value="73.0">
            <text:p>73.0</text:p>
          </table:table-cell>
          <table:table-cell office:value-type="float" office:value="83.0">
            <text:p>83.0</text:p>
          </table:table-cell>
          <table:table-cell office:value-type="float" office:value="90.1667">
            <text:p>90.1667</text:p>
          </table:table-cell>
          <table:table-cell office:value-type="float" office:value="90.6667">
            <text:p>90.6667</text:p>
          </table:table-cell>
          <table:table-cell office:value-type="float" office:value="90.5">
            <text:p>90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5-15T18:00:00">
            <text:p>Sun May 15 18:00:00 2022</text:p>
          </table:table-cell>
          <table:table-cell office:value-type="float" office:value="57.3333">
            <text:p>57.3333</text:p>
          </table:table-cell>
          <table:table-cell office:value-type="float" office:value="55.0">
            <text:p>55.0</text:p>
          </table:table-cell>
          <table:table-cell office:value-type="float" office:value="66.3333">
            <text:p>66.3333</text:p>
          </table:table-cell>
          <table:table-cell office:value-type="float" office:value="73.0">
            <text:p>73.0</text:p>
          </table:table-cell>
          <table:table-cell office:value-type="float" office:value="83.0">
            <text:p>83.0</text:p>
          </table:table-cell>
          <table:table-cell office:value-type="float" office:value="90.1667">
            <text:p>90.1667</text:p>
          </table:table-cell>
          <table:table-cell office:value-type="float" office:value="90.6667">
            <text:p>90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5-16T13:00:00">
            <text:p>Mon May 16 13:00:00 2022</text:p>
          </table:table-cell>
          <table:table-cell office:value-type="float" office:value="56.8333">
            <text:p>56.8333</text:p>
          </table:table-cell>
          <table:table-cell office:value-type="float" office:value="61.8333">
            <text:p>61.8333</text:p>
          </table:table-cell>
          <table:table-cell office:value-type="float" office:value="57.5">
            <text:p>57.5</text:p>
          </table:table-cell>
          <table:table-cell office:value-type="float" office:value="55.8333">
            <text:p>55.8333</text:p>
          </table:table-cell>
          <table:table-cell office:value-type="float" office:value="54.1667">
            <text:p>54.1667</text:p>
          </table:table-cell>
          <table:table-cell office:value-type="float" office:value="53.3333">
            <text:p>53.3333</text:p>
          </table:table-cell>
          <table:table-cell office:value-type="float" office:value="56.3333">
            <text:p>56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5-16T14:00:00">
            <text:p>Mon May 16 14:00:00 2022</text:p>
          </table:table-cell>
          <table:table-cell office:value-type="float" office:value="56.6667">
            <text:p>56.6667</text:p>
          </table:table-cell>
          <table:table-cell office:value-type="float" office:value="56.8333">
            <text:p>56.8333</text:p>
          </table:table-cell>
          <table:table-cell office:value-type="float" office:value="61.8333">
            <text:p>61.8333</text:p>
          </table:table-cell>
          <table:table-cell office:value-type="float" office:value="57.5">
            <text:p>57.5</text:p>
          </table:table-cell>
          <table:table-cell office:value-type="float" office:value="55.8333">
            <text:p>55.8333</text:p>
          </table:table-cell>
          <table:table-cell office:value-type="float" office:value="54.1667">
            <text:p>54.1667</text:p>
          </table:table-cell>
          <table:table-cell office:value-type="float" office:value="53.3333">
            <text:p>53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5-16T15:00:00">
            <text:p>Mon May 16 15:00:00 2022</text:p>
          </table:table-cell>
          <table:table-cell office:value-type="float" office:value="54.3333">
            <text:p>54.3333</text:p>
          </table:table-cell>
          <table:table-cell office:value-type="float" office:value="56.6667">
            <text:p>56.6667</text:p>
          </table:table-cell>
          <table:table-cell office:value-type="float" office:value="56.8333">
            <text:p>56.8333</text:p>
          </table:table-cell>
          <table:table-cell office:value-type="float" office:value="61.8333">
            <text:p>61.8333</text:p>
          </table:table-cell>
          <table:table-cell office:value-type="float" office:value="57.5">
            <text:p>57.5</text:p>
          </table:table-cell>
          <table:table-cell office:value-type="float" office:value="55.8333">
            <text:p>55.8333</text:p>
          </table:table-cell>
          <table:table-cell office:value-type="float" office:value="54.1667">
            <text:p>54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5-16T16:00:00">
            <text:p>Mon May 16 16:00:00 2022</text:p>
          </table:table-cell>
          <table:table-cell office:value-type="float" office:value="46.1667">
            <text:p>46.1667</text:p>
          </table:table-cell>
          <table:table-cell office:value-type="float" office:value="54.3333">
            <text:p>54.3333</text:p>
          </table:table-cell>
          <table:table-cell office:value-type="float" office:value="56.6667">
            <text:p>56.6667</text:p>
          </table:table-cell>
          <table:table-cell office:value-type="float" office:value="56.8333">
            <text:p>56.8333</text:p>
          </table:table-cell>
          <table:table-cell office:value-type="float" office:value="61.8333">
            <text:p>61.8333</text:p>
          </table:table-cell>
          <table:table-cell office:value-type="float" office:value="57.5">
            <text:p>57.5</text:p>
          </table:table-cell>
          <table:table-cell office:value-type="float" office:value="55.8333">
            <text:p>55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5-16T17:00:00">
            <text:p>Mon May 16 17:00:00 2022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54.3333">
            <text:p>54.3333</text:p>
          </table:table-cell>
          <table:table-cell office:value-type="float" office:value="56.6667">
            <text:p>56.6667</text:p>
          </table:table-cell>
          <table:table-cell office:value-type="float" office:value="56.8333">
            <text:p>56.8333</text:p>
          </table:table-cell>
          <table:table-cell office:value-type="float" office:value="61.8333">
            <text:p>61.8333</text:p>
          </table:table-cell>
          <table:table-cell office:value-type="float" office:value="57.5">
            <text:p>57.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5-16T18:00:00">
            <text:p>Mon May 16 18:00:00 2022</text:p>
          </table:table-cell>
          <table:table-cell office:value-type="float" office:value="47.6667">
            <text:p>47.6667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54.3333">
            <text:p>54.3333</text:p>
          </table:table-cell>
          <table:table-cell office:value-type="float" office:value="56.6667">
            <text:p>56.6667</text:p>
          </table:table-cell>
          <table:table-cell office:value-type="float" office:value="56.8333">
            <text:p>56.8333</text:p>
          </table:table-cell>
          <table:table-cell office:value-type="float" office:value="61.8333">
            <text:p>61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5-17T13:00:00">
            <text:p>Tue May 17 13:00:00 2022</text:p>
          </table:table-cell>
          <table:table-cell office:value-type="float" office:value="71.1667">
            <text:p>71.1667</text:p>
          </table:table-cell>
          <table:table-cell office:value-type="float" office:value="74.5">
            <text:p>74.5</text:p>
          </table:table-cell>
          <table:table-cell office:value-type="float" office:value="76.0">
            <text:p>76.0</text:p>
          </table:table-cell>
          <table:table-cell office:value-type="float" office:value="70.1667">
            <text:p>70.1667</text:p>
          </table:table-cell>
          <table:table-cell office:value-type="float" office:value="61.6667">
            <text:p>61.6667</text:p>
          </table:table-cell>
          <table:table-cell office:value-type="float" office:value="51.5">
            <text:p>51.5</text:p>
          </table:table-cell>
          <table:table-cell office:value-type="float" office:value="45.5">
            <text:p>45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5-17T14:00:00">
            <text:p>Tue May 17 14:00:00 2022</text:p>
          </table:table-cell>
          <table:table-cell office:value-type="float" office:value="66.1667">
            <text:p>66.1667</text:p>
          </table:table-cell>
          <table:table-cell office:value-type="float" office:value="71.1667">
            <text:p>71.1667</text:p>
          </table:table-cell>
          <table:table-cell office:value-type="float" office:value="74.5">
            <text:p>74.5</text:p>
          </table:table-cell>
          <table:table-cell office:value-type="float" office:value="76.0">
            <text:p>76.0</text:p>
          </table:table-cell>
          <table:table-cell office:value-type="float" office:value="70.1667">
            <text:p>70.1667</text:p>
          </table:table-cell>
          <table:table-cell office:value-type="float" office:value="61.6667">
            <text:p>61.6667</text:p>
          </table:table-cell>
          <table:table-cell office:value-type="float" office:value="51.5">
            <text:p>51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5-17T15:00:00">
            <text:p>Tue May 17 15:00:00 2022</text:p>
          </table:table-cell>
          <table:table-cell office:value-type="float" office:value="57.5">
            <text:p>57.5</text:p>
          </table:table-cell>
          <table:table-cell office:value-type="float" office:value="66.1667">
            <text:p>66.1667</text:p>
          </table:table-cell>
          <table:table-cell office:value-type="float" office:value="71.1667">
            <text:p>71.1667</text:p>
          </table:table-cell>
          <table:table-cell office:value-type="float" office:value="74.5">
            <text:p>74.5</text:p>
          </table:table-cell>
          <table:table-cell office:value-type="float" office:value="76.0">
            <text:p>76.0</text:p>
          </table:table-cell>
          <table:table-cell office:value-type="float" office:value="70.1667">
            <text:p>70.1667</text:p>
          </table:table-cell>
          <table:table-cell office:value-type="float" office:value="61.6667">
            <text:p>61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5-17T16:00:00">
            <text:p>Tue May 17 16:00:00 2022</text:p>
          </table:table-cell>
          <table:table-cell office:value-type="float" office:value="50.0">
            <text:p>50.0</text:p>
          </table:table-cell>
          <table:table-cell office:value-type="float" office:value="57.5">
            <text:p>57.5</text:p>
          </table:table-cell>
          <table:table-cell office:value-type="float" office:value="66.1667">
            <text:p>66.1667</text:p>
          </table:table-cell>
          <table:table-cell office:value-type="float" office:value="71.1667">
            <text:p>71.1667</text:p>
          </table:table-cell>
          <table:table-cell office:value-type="float" office:value="74.5">
            <text:p>74.5</text:p>
          </table:table-cell>
          <table:table-cell office:value-type="float" office:value="76.0">
            <text:p>76.0</text:p>
          </table:table-cell>
          <table:table-cell office:value-type="float" office:value="70.1667">
            <text:p>70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5-17T17:00:00">
            <text:p>Tue May 17 17:00:00 2022</text:p>
          </table:table-cell>
          <table:table-cell office:value-type="float" office:value="42.8333">
            <text:p>42.8333</text:p>
          </table:table-cell>
          <table:table-cell office:value-type="float" office:value="50.0">
            <text:p>50.0</text:p>
          </table:table-cell>
          <table:table-cell office:value-type="float" office:value="57.5">
            <text:p>57.5</text:p>
          </table:table-cell>
          <table:table-cell office:value-type="float" office:value="66.1667">
            <text:p>66.1667</text:p>
          </table:table-cell>
          <table:table-cell office:value-type="float" office:value="71.1667">
            <text:p>71.1667</text:p>
          </table:table-cell>
          <table:table-cell office:value-type="float" office:value="74.5">
            <text:p>74.5</text:p>
          </table:table-cell>
          <table:table-cell office:value-type="float" office:value="76.0">
            <text:p>76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5-17T18:00:00">
            <text:p>Tue May 17 18:00:00 2022</text:p>
          </table:table-cell>
          <table:table-cell office:value-type="float" office:value="32.3333">
            <text:p>32.3333</text:p>
          </table:table-cell>
          <table:table-cell office:value-type="float" office:value="42.8333">
            <text:p>42.8333</text:p>
          </table:table-cell>
          <table:table-cell office:value-type="float" office:value="50.0">
            <text:p>50.0</text:p>
          </table:table-cell>
          <table:table-cell office:value-type="float" office:value="57.5">
            <text:p>57.5</text:p>
          </table:table-cell>
          <table:table-cell office:value-type="float" office:value="66.1667">
            <text:p>66.1667</text:p>
          </table:table-cell>
          <table:table-cell office:value-type="float" office:value="71.1667">
            <text:p>71.1667</text:p>
          </table:table-cell>
          <table:table-cell office:value-type="float" office:value="74.5">
            <text:p>74.5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5-18T13:00:00">
            <text:p>Wed May 18 13:00:00 2022</text:p>
          </table:table-cell>
          <table:table-cell office:value-type="float" office:value="86.0">
            <text:p>86.0</text:p>
          </table:table-cell>
          <table:table-cell office:value-type="float" office:value="80.0">
            <text:p>80.0</text:p>
          </table:table-cell>
          <table:table-cell office:value-type="float" office:value="70.1667">
            <text:p>70.1667</text:p>
          </table:table-cell>
          <table:table-cell office:value-type="float" office:value="67.3333">
            <text:p>67.3333</text:p>
          </table:table-cell>
          <table:table-cell office:value-type="float" office:value="65.0">
            <text:p>65.0</text:p>
          </table:table-cell>
          <table:table-cell office:value-type="float" office:value="57.5">
            <text:p>57.5</text:p>
          </table:table-cell>
          <table:table-cell office:value-type="float" office:value="46.8333">
            <text:p>46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5-18T14:00:00">
            <text:p>Wed May 18 14:00:00 2022</text:p>
          </table:table-cell>
          <table:table-cell office:value-type="float" office:value="79.5">
            <text:p>79.5</text:p>
          </table:table-cell>
          <table:table-cell office:value-type="float" office:value="86.0">
            <text:p>86.0</text:p>
          </table:table-cell>
          <table:table-cell office:value-type="float" office:value="80.0">
            <text:p>80.0</text:p>
          </table:table-cell>
          <table:table-cell office:value-type="float" office:value="70.1667">
            <text:p>70.1667</text:p>
          </table:table-cell>
          <table:table-cell office:value-type="float" office:value="67.3333">
            <text:p>67.3333</text:p>
          </table:table-cell>
          <table:table-cell office:value-type="float" office:value="65.0">
            <text:p>65.0</text:p>
          </table:table-cell>
          <table:table-cell office:value-type="float" office:value="57.5">
            <text:p>57.5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2-05-18T15:00:00">
            <text:p>Wed May 18 15:00:00 2022</text:p>
          </table:table-cell>
          <table:table-cell office:value-type="float" office:value="72.6667">
            <text:p>72.6667</text:p>
          </table:table-cell>
          <table:table-cell office:value-type="float" office:value="79.5">
            <text:p>79.5</text:p>
          </table:table-cell>
          <table:table-cell office:value-type="float" office:value="86.0">
            <text:p>86.0</text:p>
          </table:table-cell>
          <table:table-cell office:value-type="float" office:value="80.0">
            <text:p>80.0</text:p>
          </table:table-cell>
          <table:table-cell office:value-type="float" office:value="70.1667">
            <text:p>70.1667</text:p>
          </table:table-cell>
          <table:table-cell office:value-type="float" office:value="67.3333">
            <text:p>67.3333</text:p>
          </table:table-cell>
          <table:table-cell office:value-type="float" office:value="65.0">
            <text:p>65.0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5-18T16:00:00">
            <text:p>Wed May 18 16:00:00 2022</text:p>
          </table:table-cell>
          <table:table-cell office:value-type="float" office:value="35.0">
            <text:p>35.0</text:p>
          </table:table-cell>
          <table:table-cell office:value-type="float" office:value="72.6667">
            <text:p>72.6667</text:p>
          </table:table-cell>
          <table:table-cell office:value-type="float" office:value="79.5">
            <text:p>79.5</text:p>
          </table:table-cell>
          <table:table-cell office:value-type="float" office:value="86.0">
            <text:p>86.0</text:p>
          </table:table-cell>
          <table:table-cell office:value-type="float" office:value="80.0">
            <text:p>80.0</text:p>
          </table:table-cell>
          <table:table-cell office:value-type="float" office:value="70.1667">
            <text:p>70.1667</text:p>
          </table:table-cell>
          <table:table-cell office:value-type="float" office:value="67.3333">
            <text:p>67.3333</text:p>
          </table:table-cell>
          <table:table-cell office:value-type="float" office:value="102.6667">
            <text:p>102.6667</text:p>
          </table:table-cell>
        </table:table-row>
        <table:table-row>
          <table:table-cell table:style-name="pd1" office:value-type="date" office:date-value="2022-05-19T13:00:00">
            <text:p>Thu May 19 13:00:00 2022</text:p>
          </table:table-cell>
          <table:table-cell office:value-type="float" office:value="89.6667">
            <text:p>89.6667</text:p>
          </table:table-cell>
          <table:table-cell office:value-type="float" office:value="93.6667">
            <text:p>93.6667</text:p>
          </table:table-cell>
          <table:table-cell office:value-type="float" office:value="95.0">
            <text:p>95.0</text:p>
          </table:table-cell>
          <table:table-cell office:value-type="float" office:value="102.6667">
            <text:p>102.6667</text:p>
          </table:table-cell>
          <table:table-cell office:value-type="float" office:value="101.0">
            <text:p>101.0</text:p>
          </table:table-cell>
          <table:table-cell office:value-type="float" office:value="87.5">
            <text:p>87.5</text:p>
          </table:table-cell>
          <table:table-cell office:value-type="float" office:value="67.1667">
            <text:p>67.1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5-19T14:00:00">
            <text:p>Thu May 19 14:00:00 2022</text:p>
          </table:table-cell>
          <table:table-cell office:value-type="float" office:value="83.5">
            <text:p>83.5</text:p>
          </table:table-cell>
          <table:table-cell office:value-type="float" office:value="89.6667">
            <text:p>89.6667</text:p>
          </table:table-cell>
          <table:table-cell office:value-type="float" office:value="93.6667">
            <text:p>93.6667</text:p>
          </table:table-cell>
          <table:table-cell office:value-type="float" office:value="95.0">
            <text:p>95.0</text:p>
          </table:table-cell>
          <table:table-cell office:value-type="float" office:value="102.6667">
            <text:p>102.6667</text:p>
          </table:table-cell>
          <table:table-cell office:value-type="float" office:value="101.0">
            <text:p>101.0</text:p>
          </table:table-cell>
          <table:table-cell office:value-type="float" office:value="87.5">
            <text:p>87.5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2-05-19T15:00:00">
            <text:p>Thu May 19 15:00:00 2022</text:p>
          </table:table-cell>
          <table:table-cell office:value-type="float" office:value="83.6667">
            <text:p>83.6667</text:p>
          </table:table-cell>
          <table:table-cell office:value-type="float" office:value="83.5">
            <text:p>83.5</text:p>
          </table:table-cell>
          <table:table-cell office:value-type="float" office:value="89.6667">
            <text:p>89.6667</text:p>
          </table:table-cell>
          <table:table-cell office:value-type="float" office:value="93.6667">
            <text:p>93.6667</text:p>
          </table:table-cell>
          <table:table-cell office:value-type="float" office:value="95.0">
            <text:p>95.0</text:p>
          </table:table-cell>
          <table:table-cell office:value-type="float" office:value="102.6667">
            <text:p>102.6667</text:p>
          </table:table-cell>
          <table:table-cell office:value-type="float" office:value="101.0">
            <text:p>101.0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22-05-19T16:00:00">
            <text:p>Thu May 19 16:00:00 2022</text:p>
          </table:table-cell>
          <table:table-cell office:value-type="float" office:value="78.5">
            <text:p>78.5</text:p>
          </table:table-cell>
          <table:table-cell office:value-type="float" office:value="83.6667">
            <text:p>83.6667</text:p>
          </table:table-cell>
          <table:table-cell office:value-type="float" office:value="83.5">
            <text:p>83.5</text:p>
          </table:table-cell>
          <table:table-cell office:value-type="float" office:value="89.6667">
            <text:p>89.6667</text:p>
          </table:table-cell>
          <table:table-cell office:value-type="float" office:value="93.6667">
            <text:p>93.6667</text:p>
          </table:table-cell>
          <table:table-cell office:value-type="float" office:value="95.0">
            <text:p>95.0</text:p>
          </table:table-cell>
          <table:table-cell office:value-type="float" office:value="102.6667">
            <text:p>102.6667</text:p>
          </table:table-cell>
          <table:table-cell office:value-type="float" office:value="113.8333">
            <text:p>113.8333</text:p>
          </table:table-cell>
        </table:table-row>
        <table:table-row>
          <table:table-cell table:style-name="pd1" office:value-type="date" office:date-value="2022-05-19T17:00:00">
            <text:p>Thu May 19 17:00:00 2022</text:p>
          </table:table-cell>
          <table:table-cell office:value-type="float" office:value="67.1667">
            <text:p>67.1667</text:p>
          </table:table-cell>
          <table:table-cell office:value-type="float" office:value="78.5">
            <text:p>78.5</text:p>
          </table:table-cell>
          <table:table-cell office:value-type="float" office:value="83.6667">
            <text:p>83.6667</text:p>
          </table:table-cell>
          <table:table-cell office:value-type="float" office:value="83.5">
            <text:p>83.5</text:p>
          </table:table-cell>
          <table:table-cell office:value-type="float" office:value="89.6667">
            <text:p>89.6667</text:p>
          </table:table-cell>
          <table:table-cell office:value-type="float" office:value="93.6667">
            <text:p>93.6667</text:p>
          </table:table-cell>
          <table:table-cell office:value-type="float" office:value="95.0">
            <text:p>95.0</text:p>
          </table:table-cell>
          <table:table-cell office:value-type="float" office:value="117.8333">
            <text:p>117.8333</text:p>
          </table:table-cell>
        </table:table-row>
        <table:table-row>
          <table:table-cell table:style-name="pd1" office:value-type="date" office:date-value="2022-05-20T16:00:00">
            <text:p>Fri May 20 16:00:00 2022</text:p>
          </table:table-cell>
          <table:table-cell office:value-type="float" office:value="117.8333">
            <text:p>117.8333</text:p>
          </table:table-cell>
          <table:table-cell office:value-type="float" office:value="113.8333">
            <text:p>113.8333</text:p>
          </table:table-cell>
          <table:table-cell office:value-type="float" office:value="105.1667">
            <text:p>105.1667</text:p>
          </table:table-cell>
          <table:table-cell office:value-type="float" office:value="94.6667">
            <text:p>94.6667</text:p>
          </table:table-cell>
          <table:table-cell office:value-type="float" office:value="66.0">
            <text:p>66.0</text:p>
          </table:table-cell>
          <table:table-cell office:value-type="float" office:value="42.0">
            <text:p>42.0</text:p>
          </table:table-cell>
          <table:table-cell office:value-type="float" office:value="38.6667">
            <text:p>38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5-20T17:00:00">
            <text:p>Fri May 20 17:00:00 2022</text:p>
          </table:table-cell>
          <table:table-cell office:value-type="float" office:value="101.3333">
            <text:p>101.3333</text:p>
          </table:table-cell>
          <table:table-cell office:value-type="float" office:value="117.8333">
            <text:p>117.8333</text:p>
          </table:table-cell>
          <table:table-cell office:value-type="float" office:value="113.8333">
            <text:p>113.8333</text:p>
          </table:table-cell>
          <table:table-cell office:value-type="float" office:value="105.1667">
            <text:p>105.1667</text:p>
          </table:table-cell>
          <table:table-cell office:value-type="float" office:value="94.6667">
            <text:p>94.6667</text:p>
          </table:table-cell>
          <table:table-cell office:value-type="float" office:value="66.0">
            <text:p>66.0</text:p>
          </table:table-cell>
          <table:table-cell office:value-type="float" office:value="42.0">
            <text:p>42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5-20T18:00:00">
            <text:p>Fri May 20 18:00:00 2022</text:p>
          </table:table-cell>
          <table:table-cell office:value-type="float" office:value="91.3333">
            <text:p>91.3333</text:p>
          </table:table-cell>
          <table:table-cell office:value-type="float" office:value="101.3333">
            <text:p>101.3333</text:p>
          </table:table-cell>
          <table:table-cell office:value-type="float" office:value="117.8333">
            <text:p>117.8333</text:p>
          </table:table-cell>
          <table:table-cell office:value-type="float" office:value="113.8333">
            <text:p>113.8333</text:p>
          </table:table-cell>
          <table:table-cell office:value-type="float" office:value="105.1667">
            <text:p>105.1667</text:p>
          </table:table-cell>
          <table:table-cell office:value-type="float" office:value="94.6667">
            <text:p>94.6667</text:p>
          </table:table-cell>
          <table:table-cell office:value-type="float" office:value="66.0">
            <text:p>66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5-20T19:00:00">
            <text:p>Fri May 20 19:00:00 2022</text:p>
          </table:table-cell>
          <table:table-cell office:value-type="float" office:value="76.6667">
            <text:p>76.6667</text:p>
          </table:table-cell>
          <table:table-cell office:value-type="float" office:value="91.3333">
            <text:p>91.3333</text:p>
          </table:table-cell>
          <table:table-cell office:value-type="float" office:value="101.3333">
            <text:p>101.3333</text:p>
          </table:table-cell>
          <table:table-cell office:value-type="float" office:value="117.8333">
            <text:p>117.8333</text:p>
          </table:table-cell>
          <table:table-cell office:value-type="float" office:value="113.8333">
            <text:p>113.8333</text:p>
          </table:table-cell>
          <table:table-cell office:value-type="float" office:value="105.1667">
            <text:p>105.1667</text:p>
          </table:table-cell>
          <table:table-cell office:value-type="float" office:value="94.6667">
            <text:p>94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5-20T20:00:00">
            <text:p>Fri May 20 20:00:00 2022</text:p>
          </table:table-cell>
          <table:table-cell office:value-type="float" office:value="63.3333">
            <text:p>63.3333</text:p>
          </table:table-cell>
          <table:table-cell office:value-type="float" office:value="76.6667">
            <text:p>76.6667</text:p>
          </table:table-cell>
          <table:table-cell office:value-type="float" office:value="91.3333">
            <text:p>91.3333</text:p>
          </table:table-cell>
          <table:table-cell office:value-type="float" office:value="101.3333">
            <text:p>101.3333</text:p>
          </table:table-cell>
          <table:table-cell office:value-type="float" office:value="117.8333">
            <text:p>117.8333</text:p>
          </table:table-cell>
          <table:table-cell office:value-type="float" office:value="113.8333">
            <text:p>113.8333</text:p>
          </table:table-cell>
          <table:table-cell office:value-type="float" office:value="105.1667">
            <text:p>105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5-21T11:00:00">
            <text:p>Sat May 21 11:00:00 2022</text:p>
          </table:table-cell>
          <table:table-cell office:value-type="float" office:value="76.6667">
            <text:p>76.6667</text:p>
          </table:table-cell>
          <table:table-cell office:value-type="float" office:value="82.3333">
            <text:p>82.3333</text:p>
          </table:table-cell>
          <table:table-cell office:value-type="float" office:value="75.1667">
            <text:p>75.1667</text:p>
          </table:table-cell>
          <table:table-cell office:value-type="float" office:value="78.3333">
            <text:p>78.3333</text:p>
          </table:table-cell>
          <table:table-cell office:value-type="float" office:value="35.3333">
            <text:p>35.3333</text:p>
          </table:table-cell>
          <table:table-cell office:value-type="float" office:value="52.0">
            <text:p>52.0</text:p>
          </table:table-cell>
          <table:table-cell office:value-type="float" office:value="57.8333">
            <text:p>57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5-21T12:00:00">
            <text:p>Sat May 21 12:00:00 2022</text:p>
          </table:table-cell>
          <table:table-cell office:value-type="float" office:value="73.5">
            <text:p>73.5</text:p>
          </table:table-cell>
          <table:table-cell office:value-type="float" office:value="76.6667">
            <text:p>76.6667</text:p>
          </table:table-cell>
          <table:table-cell office:value-type="float" office:value="82.3333">
            <text:p>82.3333</text:p>
          </table:table-cell>
          <table:table-cell office:value-type="float" office:value="75.1667">
            <text:p>75.1667</text:p>
          </table:table-cell>
          <table:table-cell office:value-type="float" office:value="78.3333">
            <text:p>78.3333</text:p>
          </table:table-cell>
          <table:table-cell office:value-type="float" office:value="35.3333">
            <text:p>35.3333</text:p>
          </table:table-cell>
          <table:table-cell office:value-type="float" office:value="52.0">
            <text:p>52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5-21T13:00:00">
            <text:p>Sat May 21 13:00:00 2022</text:p>
          </table:table-cell>
          <table:table-cell office:value-type="float" office:value="65.0">
            <text:p>65.0</text:p>
          </table:table-cell>
          <table:table-cell office:value-type="float" office:value="73.5">
            <text:p>73.5</text:p>
          </table:table-cell>
          <table:table-cell office:value-type="float" office:value="76.6667">
            <text:p>76.6667</text:p>
          </table:table-cell>
          <table:table-cell office:value-type="float" office:value="82.3333">
            <text:p>82.3333</text:p>
          </table:table-cell>
          <table:table-cell office:value-type="float" office:value="75.1667">
            <text:p>75.1667</text:p>
          </table:table-cell>
          <table:table-cell office:value-type="float" office:value="78.3333">
            <text:p>78.3333</text:p>
          </table:table-cell>
          <table:table-cell office:value-type="float" office:value="35.3333">
            <text:p>35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5-21T14:00:00">
            <text:p>Sat May 21 14:00:00 2022</text:p>
          </table:table-cell>
          <table:table-cell office:value-type="float" office:value="43.3333">
            <text:p>43.3333</text:p>
          </table:table-cell>
          <table:table-cell office:value-type="float" office:value="65.0">
            <text:p>65.0</text:p>
          </table:table-cell>
          <table:table-cell office:value-type="float" office:value="73.5">
            <text:p>73.5</text:p>
          </table:table-cell>
          <table:table-cell office:value-type="float" office:value="76.6667">
            <text:p>76.6667</text:p>
          </table:table-cell>
          <table:table-cell office:value-type="float" office:value="82.3333">
            <text:p>82.3333</text:p>
          </table:table-cell>
          <table:table-cell office:value-type="float" office:value="75.1667">
            <text:p>75.1667</text:p>
          </table:table-cell>
          <table:table-cell office:value-type="float" office:value="78.3333">
            <text:p>78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5-21T15:00:00">
            <text:p>Sat May 21 15:00:00 2022</text:p>
          </table:table-cell>
          <table:table-cell office:value-type="float" office:value="17.0">
            <text:p>17.0</text:p>
          </table:table-cell>
          <table:table-cell office:value-type="float" office:value="43.3333">
            <text:p>43.3333</text:p>
          </table:table-cell>
          <table:table-cell office:value-type="float" office:value="65.0">
            <text:p>65.0</text:p>
          </table:table-cell>
          <table:table-cell office:value-type="float" office:value="73.5">
            <text:p>73.5</text:p>
          </table:table-cell>
          <table:table-cell office:value-type="float" office:value="76.6667">
            <text:p>76.6667</text:p>
          </table:table-cell>
          <table:table-cell office:value-type="float" office:value="82.3333">
            <text:p>82.3333</text:p>
          </table:table-cell>
          <table:table-cell office:value-type="float" office:value="75.1667">
            <text:p>75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5-22T14:00:00">
            <text:p>Sun May 22 14:00:00 2022</text:p>
          </table:table-cell>
          <table:table-cell office:value-type="float" office:value="88.0">
            <text:p>88.0</text:p>
          </table:table-cell>
          <table:table-cell office:value-type="float" office:value="94.8333">
            <text:p>94.8333</text:p>
          </table:table-cell>
          <table:table-cell office:value-type="float" office:value="94.1667">
            <text:p>94.1667</text:p>
          </table:table-cell>
          <table:table-cell office:value-type="float" office:value="94.3333">
            <text:p>94.3333</text:p>
          </table:table-cell>
          <table:table-cell office:value-type="float" office:value="88.0">
            <text:p>88.0</text:p>
          </table:table-cell>
          <table:table-cell office:value-type="float" office:value="74.6667">
            <text:p>74.6667</text:p>
          </table:table-cell>
          <table:table-cell office:value-type="float" office:value="73.8333">
            <text:p>73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5-22T15:00:00">
            <text:p>Sun May 22 15:00:00 2022</text:p>
          </table:table-cell>
          <table:table-cell office:value-type="float" office:value="85.3333">
            <text:p>85.3333</text:p>
          </table:table-cell>
          <table:table-cell office:value-type="float" office:value="88.0">
            <text:p>88.0</text:p>
          </table:table-cell>
          <table:table-cell office:value-type="float" office:value="94.8333">
            <text:p>94.8333</text:p>
          </table:table-cell>
          <table:table-cell office:value-type="float" office:value="94.1667">
            <text:p>94.1667</text:p>
          </table:table-cell>
          <table:table-cell office:value-type="float" office:value="94.3333">
            <text:p>94.3333</text:p>
          </table:table-cell>
          <table:table-cell office:value-type="float" office:value="88.0">
            <text:p>88.0</text:p>
          </table:table-cell>
          <table:table-cell office:value-type="float" office:value="74.6667">
            <text:p>74.6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5-22T16:00:00">
            <text:p>Sun May 22 16:00:00 2022</text:p>
          </table:table-cell>
          <table:table-cell office:value-type="float" office:value="82.3333">
            <text:p>82.3333</text:p>
          </table:table-cell>
          <table:table-cell office:value-type="float" office:value="85.3333">
            <text:p>85.3333</text:p>
          </table:table-cell>
          <table:table-cell office:value-type="float" office:value="88.0">
            <text:p>88.0</text:p>
          </table:table-cell>
          <table:table-cell office:value-type="float" office:value="94.8333">
            <text:p>94.8333</text:p>
          </table:table-cell>
          <table:table-cell office:value-type="float" office:value="94.1667">
            <text:p>94.1667</text:p>
          </table:table-cell>
          <table:table-cell office:value-type="float" office:value="94.3333">
            <text:p>94.3333</text:p>
          </table:table-cell>
          <table:table-cell office:value-type="float" office:value="88.0">
            <text:p>88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5-22T17:00:00">
            <text:p>Sun May 22 17:00:00 2022</text:p>
          </table:table-cell>
          <table:table-cell office:value-type="float" office:value="76.8333">
            <text:p>76.8333</text:p>
          </table:table-cell>
          <table:table-cell office:value-type="float" office:value="82.3333">
            <text:p>82.3333</text:p>
          </table:table-cell>
          <table:table-cell office:value-type="float" office:value="85.3333">
            <text:p>85.3333</text:p>
          </table:table-cell>
          <table:table-cell office:value-type="float" office:value="88.0">
            <text:p>88.0</text:p>
          </table:table-cell>
          <table:table-cell office:value-type="float" office:value="94.8333">
            <text:p>94.8333</text:p>
          </table:table-cell>
          <table:table-cell office:value-type="float" office:value="94.1667">
            <text:p>94.1667</text:p>
          </table:table-cell>
          <table:table-cell office:value-type="float" office:value="94.3333">
            <text:p>94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5-22T18:00:00">
            <text:p>Sun May 22 18:00:00 2022</text:p>
          </table:table-cell>
          <table:table-cell office:value-type="float" office:value="76.8333">
            <text:p>76.8333</text:p>
          </table:table-cell>
          <table:table-cell office:value-type="float" office:value="76.8333">
            <text:p>76.8333</text:p>
          </table:table-cell>
          <table:table-cell office:value-type="float" office:value="82.3333">
            <text:p>82.3333</text:p>
          </table:table-cell>
          <table:table-cell office:value-type="float" office:value="85.3333">
            <text:p>85.3333</text:p>
          </table:table-cell>
          <table:table-cell office:value-type="float" office:value="88.0">
            <text:p>88.0</text:p>
          </table:table-cell>
          <table:table-cell office:value-type="float" office:value="94.8333">
            <text:p>94.8333</text:p>
          </table:table-cell>
          <table:table-cell office:value-type="float" office:value="94.1667">
            <text:p>94.1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5-22T19:00:00">
            <text:p>Sun May 22 19:00:00 2022</text:p>
          </table:table-cell>
          <table:table-cell office:value-type="float" office:value="69.1667">
            <text:p>69.1667</text:p>
          </table:table-cell>
          <table:table-cell office:value-type="float" office:value="76.8333">
            <text:p>76.8333</text:p>
          </table:table-cell>
          <table:table-cell office:value-type="float" office:value="76.8333">
            <text:p>76.8333</text:p>
          </table:table-cell>
          <table:table-cell office:value-type="float" office:value="82.3333">
            <text:p>82.3333</text:p>
          </table:table-cell>
          <table:table-cell office:value-type="float" office:value="85.3333">
            <text:p>85.3333</text:p>
          </table:table-cell>
          <table:table-cell office:value-type="float" office:value="88.0">
            <text:p>88.0</text:p>
          </table:table-cell>
          <table:table-cell office:value-type="float" office:value="94.8333">
            <text:p>94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5-22T20:00:00">
            <text:p>Sun May 22 20:00:00 2022</text:p>
          </table:table-cell>
          <table:table-cell office:value-type="float" office:value="62.6667">
            <text:p>62.6667</text:p>
          </table:table-cell>
          <table:table-cell office:value-type="float" office:value="69.1667">
            <text:p>69.1667</text:p>
          </table:table-cell>
          <table:table-cell office:value-type="float" office:value="76.8333">
            <text:p>76.8333</text:p>
          </table:table-cell>
          <table:table-cell office:value-type="float" office:value="76.8333">
            <text:p>76.8333</text:p>
          </table:table-cell>
          <table:table-cell office:value-type="float" office:value="82.3333">
            <text:p>82.3333</text:p>
          </table:table-cell>
          <table:table-cell office:value-type="float" office:value="85.3333">
            <text:p>85.3333</text:p>
          </table:table-cell>
          <table:table-cell office:value-type="float" office:value="88.0">
            <text:p>88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5-22T21:00:00">
            <text:p>Sun May 22 21:00:00 2022</text:p>
          </table:table-cell>
          <table:table-cell office:value-type="float" office:value="68.3333">
            <text:p>68.3333</text:p>
          </table:table-cell>
          <table:table-cell office:value-type="float" office:value="62.6667">
            <text:p>62.6667</text:p>
          </table:table-cell>
          <table:table-cell office:value-type="float" office:value="69.1667">
            <text:p>69.1667</text:p>
          </table:table-cell>
          <table:table-cell office:value-type="float" office:value="76.8333">
            <text:p>76.8333</text:p>
          </table:table-cell>
          <table:table-cell office:value-type="float" office:value="76.8333">
            <text:p>76.8333</text:p>
          </table:table-cell>
          <table:table-cell office:value-type="float" office:value="82.3333">
            <text:p>82.3333</text:p>
          </table:table-cell>
          <table:table-cell office:value-type="float" office:value="85.3333">
            <text:p>85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5-22T22:00:00">
            <text:p>Sun May 22 22:00:00 2022</text:p>
          </table:table-cell>
          <table:table-cell office:value-type="float" office:value="63.3333">
            <text:p>63.3333</text:p>
          </table:table-cell>
          <table:table-cell office:value-type="float" office:value="68.3333">
            <text:p>68.3333</text:p>
          </table:table-cell>
          <table:table-cell office:value-type="float" office:value="62.6667">
            <text:p>62.6667</text:p>
          </table:table-cell>
          <table:table-cell office:value-type="float" office:value="69.1667">
            <text:p>69.1667</text:p>
          </table:table-cell>
          <table:table-cell office:value-type="float" office:value="76.8333">
            <text:p>76.8333</text:p>
          </table:table-cell>
          <table:table-cell office:value-type="float" office:value="76.8333">
            <text:p>76.8333</text:p>
          </table:table-cell>
          <table:table-cell office:value-type="float" office:value="82.3333">
            <text:p>82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5-23T15:00:00">
            <text:p>Mon May 23 15:00:00 2022</text:p>
          </table:table-cell>
          <table:table-cell office:value-type="float" office:value="67.5">
            <text:p>67.5</text:p>
          </table:table-cell>
          <table:table-cell office:value-type="float" office:value="69.0">
            <text:p>69.0</text:p>
          </table:table-cell>
          <table:table-cell office:value-type="float" office:value="68.1667">
            <text:p>68.1667</text:p>
          </table:table-cell>
          <table:table-cell office:value-type="float" office:value="67.5">
            <text:p>67.5</text:p>
          </table:table-cell>
          <table:table-cell office:value-type="float" office:value="63.1667">
            <text:p>63.1667</text:p>
          </table:table-cell>
          <table:table-cell office:value-type="float" office:value="62.1667">
            <text:p>62.1667</text:p>
          </table:table-cell>
          <table:table-cell office:value-type="float" office:value="61.8333">
            <text:p>61.8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5-23T16:00:00">
            <text:p>Mon May 23 16:00:00 2022</text:p>
          </table:table-cell>
          <table:table-cell office:value-type="float" office:value="62.6667">
            <text:p>62.6667</text:p>
          </table:table-cell>
          <table:table-cell office:value-type="float" office:value="67.5">
            <text:p>67.5</text:p>
          </table:table-cell>
          <table:table-cell office:value-type="float" office:value="69.0">
            <text:p>69.0</text:p>
          </table:table-cell>
          <table:table-cell office:value-type="float" office:value="68.1667">
            <text:p>68.1667</text:p>
          </table:table-cell>
          <table:table-cell office:value-type="float" office:value="67.5">
            <text:p>67.5</text:p>
          </table:table-cell>
          <table:table-cell office:value-type="float" office:value="63.1667">
            <text:p>63.1667</text:p>
          </table:table-cell>
          <table:table-cell office:value-type="float" office:value="62.1667">
            <text:p>62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5-23T17:00:00">
            <text:p>Mon May 23 17:00:00 2022</text:p>
          </table:table-cell>
          <table:table-cell office:value-type="float" office:value="60.6667">
            <text:p>60.6667</text:p>
          </table:table-cell>
          <table:table-cell office:value-type="float" office:value="62.6667">
            <text:p>62.6667</text:p>
          </table:table-cell>
          <table:table-cell office:value-type="float" office:value="67.5">
            <text:p>67.5</text:p>
          </table:table-cell>
          <table:table-cell office:value-type="float" office:value="69.0">
            <text:p>69.0</text:p>
          </table:table-cell>
          <table:table-cell office:value-type="float" office:value="68.1667">
            <text:p>68.1667</text:p>
          </table:table-cell>
          <table:table-cell office:value-type="float" office:value="67.5">
            <text:p>67.5</text:p>
          </table:table-cell>
          <table:table-cell office:value-type="float" office:value="63.1667">
            <text:p>63.1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5-23T18:00:00">
            <text:p>Mon May 23 18:00:00 2022</text:p>
          </table:table-cell>
          <table:table-cell office:value-type="float" office:value="61.0">
            <text:p>61.0</text:p>
          </table:table-cell>
          <table:table-cell office:value-type="float" office:value="60.6667">
            <text:p>60.6667</text:p>
          </table:table-cell>
          <table:table-cell office:value-type="float" office:value="62.6667">
            <text:p>62.6667</text:p>
          </table:table-cell>
          <table:table-cell office:value-type="float" office:value="67.5">
            <text:p>67.5</text:p>
          </table:table-cell>
          <table:table-cell office:value-type="float" office:value="69.0">
            <text:p>69.0</text:p>
          </table:table-cell>
          <table:table-cell office:value-type="float" office:value="68.1667">
            <text:p>68.1667</text:p>
          </table:table-cell>
          <table:table-cell office:value-type="float" office:value="67.5">
            <text:p>67.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5-23T19:00:00">
            <text:p>Mon May 23 19:00:00 2022</text:p>
          </table:table-cell>
          <table:table-cell office:value-type="float" office:value="62.5">
            <text:p>62.5</text:p>
          </table:table-cell>
          <table:table-cell office:value-type="float" office:value="61.0">
            <text:p>61.0</text:p>
          </table:table-cell>
          <table:table-cell office:value-type="float" office:value="60.6667">
            <text:p>60.6667</text:p>
          </table:table-cell>
          <table:table-cell office:value-type="float" office:value="62.6667">
            <text:p>62.6667</text:p>
          </table:table-cell>
          <table:table-cell office:value-type="float" office:value="67.5">
            <text:p>67.5</text:p>
          </table:table-cell>
          <table:table-cell office:value-type="float" office:value="69.0">
            <text:p>69.0</text:p>
          </table:table-cell>
          <table:table-cell office:value-type="float" office:value="68.1667">
            <text:p>68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5-24T11:00:00">
            <text:p>Tue May 24 11:00:00 2022</text:p>
          </table:table-cell>
          <table:table-cell office:value-type="float" office:value="76.6667">
            <text:p>76.6667</text:p>
          </table:table-cell>
          <table:table-cell office:value-type="float" office:value="76.1667">
            <text:p>76.1667</text:p>
          </table:table-cell>
          <table:table-cell office:value-type="float" office:value="79.0">
            <text:p>79.0</text:p>
          </table:table-cell>
          <table:table-cell office:value-type="float" office:value="73.3333">
            <text:p>73.3333</text:p>
          </table:table-cell>
          <table:table-cell office:value-type="float" office:value="59.3333">
            <text:p>59.3333</text:p>
          </table:table-cell>
          <table:table-cell office:value-type="float" office:value="49.1667">
            <text:p>49.1667</text:p>
          </table:table-cell>
          <table:table-cell office:value-type="float" office:value="40.1667">
            <text:p>40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5-24T12:00:00">
            <text:p>Tue May 24 12:00:00 2022</text:p>
          </table:table-cell>
          <table:table-cell office:value-type="float" office:value="76.5">
            <text:p>76.5</text:p>
          </table:table-cell>
          <table:table-cell office:value-type="float" office:value="76.6667">
            <text:p>76.6667</text:p>
          </table:table-cell>
          <table:table-cell office:value-type="float" office:value="76.1667">
            <text:p>76.1667</text:p>
          </table:table-cell>
          <table:table-cell office:value-type="float" office:value="79.0">
            <text:p>79.0</text:p>
          </table:table-cell>
          <table:table-cell office:value-type="float" office:value="73.3333">
            <text:p>73.3333</text:p>
          </table:table-cell>
          <table:table-cell office:value-type="float" office:value="59.3333">
            <text:p>59.3333</text:p>
          </table:table-cell>
          <table:table-cell office:value-type="float" office:value="49.1667">
            <text:p>49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5-24T13:00:00">
            <text:p>Tue May 24 13:00:00 2022</text:p>
          </table:table-cell>
          <table:table-cell office:value-type="float" office:value="74.3333">
            <text:p>74.3333</text:p>
          </table:table-cell>
          <table:table-cell office:value-type="float" office:value="76.5">
            <text:p>76.5</text:p>
          </table:table-cell>
          <table:table-cell office:value-type="float" office:value="76.6667">
            <text:p>76.6667</text:p>
          </table:table-cell>
          <table:table-cell office:value-type="float" office:value="76.1667">
            <text:p>76.1667</text:p>
          </table:table-cell>
          <table:table-cell office:value-type="float" office:value="79.0">
            <text:p>79.0</text:p>
          </table:table-cell>
          <table:table-cell office:value-type="float" office:value="73.3333">
            <text:p>73.3333</text:p>
          </table:table-cell>
          <table:table-cell office:value-type="float" office:value="59.3333">
            <text:p>59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5-24T14:00:00">
            <text:p>Tue May 24 14:00:00 2022</text:p>
          </table:table-cell>
          <table:table-cell office:value-type="float" office:value="67.8333">
            <text:p>67.8333</text:p>
          </table:table-cell>
          <table:table-cell office:value-type="float" office:value="74.3333">
            <text:p>74.3333</text:p>
          </table:table-cell>
          <table:table-cell office:value-type="float" office:value="76.5">
            <text:p>76.5</text:p>
          </table:table-cell>
          <table:table-cell office:value-type="float" office:value="76.6667">
            <text:p>76.6667</text:p>
          </table:table-cell>
          <table:table-cell office:value-type="float" office:value="76.1667">
            <text:p>76.1667</text:p>
          </table:table-cell>
          <table:table-cell office:value-type="float" office:value="79.0">
            <text:p>79.0</text:p>
          </table:table-cell>
          <table:table-cell office:value-type="float" office:value="73.3333">
            <text:p>73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5-24T15:00:00">
            <text:p>Tue May 24 15:00:00 2022</text:p>
          </table:table-cell>
          <table:table-cell office:value-type="float" office:value="56.1667">
            <text:p>56.1667</text:p>
          </table:table-cell>
          <table:table-cell office:value-type="float" office:value="67.8333">
            <text:p>67.8333</text:p>
          </table:table-cell>
          <table:table-cell office:value-type="float" office:value="74.3333">
            <text:p>74.3333</text:p>
          </table:table-cell>
          <table:table-cell office:value-type="float" office:value="76.5">
            <text:p>76.5</text:p>
          </table:table-cell>
          <table:table-cell office:value-type="float" office:value="76.6667">
            <text:p>76.6667</text:p>
          </table:table-cell>
          <table:table-cell office:value-type="float" office:value="76.1667">
            <text:p>76.1667</text:p>
          </table:table-cell>
          <table:table-cell office:value-type="float" office:value="79.0">
            <text:p>79.0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5-24T16:00:00">
            <text:p>Tue May 24 16:00:00 2022</text:p>
          </table:table-cell>
          <table:table-cell office:value-type="float" office:value="41.8333">
            <text:p>41.8333</text:p>
          </table:table-cell>
          <table:table-cell office:value-type="float" office:value="56.1667">
            <text:p>56.1667</text:p>
          </table:table-cell>
          <table:table-cell office:value-type="float" office:value="67.8333">
            <text:p>67.8333</text:p>
          </table:table-cell>
          <table:table-cell office:value-type="float" office:value="74.3333">
            <text:p>74.3333</text:p>
          </table:table-cell>
          <table:table-cell office:value-type="float" office:value="76.5">
            <text:p>76.5</text:p>
          </table:table-cell>
          <table:table-cell office:value-type="float" office:value="76.6667">
            <text:p>76.6667</text:p>
          </table:table-cell>
          <table:table-cell office:value-type="float" office:value="76.1667">
            <text:p>76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25T14:00:00">
            <text:p>Wed May 25 14:00:00 2022</text:p>
          </table:table-cell>
          <table:table-cell office:value-type="float" office:value="77.5">
            <text:p>77.5</text:p>
          </table:table-cell>
          <table:table-cell office:value-type="float" office:value="78.5">
            <text:p>78.5</text:p>
          </table:table-cell>
          <table:table-cell office:value-type="float" office:value="78.6667">
            <text:p>78.6667</text:p>
          </table:table-cell>
          <table:table-cell office:value-type="float" office:value="84.1667">
            <text:p>84.1667</text:p>
          </table:table-cell>
          <table:table-cell office:value-type="float" office:value="78.6667">
            <text:p>78.6667</text:p>
          </table:table-cell>
          <table:table-cell office:value-type="float" office:value="83.5">
            <text:p>83.5</text:p>
          </table:table-cell>
          <table:table-cell office:value-type="float" office:value="75.0">
            <text:p>75.0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25T15:00:00">
            <text:p>Wed May 25 15:00:00 2022</text:p>
          </table:table-cell>
          <table:table-cell office:value-type="float" office:value="76.5">
            <text:p>76.5</text:p>
          </table:table-cell>
          <table:table-cell office:value-type="float" office:value="77.5">
            <text:p>77.5</text:p>
          </table:table-cell>
          <table:table-cell office:value-type="float" office:value="78.5">
            <text:p>78.5</text:p>
          </table:table-cell>
          <table:table-cell office:value-type="float" office:value="78.6667">
            <text:p>78.6667</text:p>
          </table:table-cell>
          <table:table-cell office:value-type="float" office:value="84.1667">
            <text:p>84.1667</text:p>
          </table:table-cell>
          <table:table-cell office:value-type="float" office:value="78.6667">
            <text:p>78.6667</text:p>
          </table:table-cell>
          <table:table-cell office:value-type="float" office:value="83.5">
            <text:p>83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5-25T16:00:00">
            <text:p>Wed May 25 16:00:00 2022</text:p>
          </table:table-cell>
          <table:table-cell office:value-type="float" office:value="68.8333">
            <text:p>68.8333</text:p>
          </table:table-cell>
          <table:table-cell office:value-type="float" office:value="76.5">
            <text:p>76.5</text:p>
          </table:table-cell>
          <table:table-cell office:value-type="float" office:value="77.5">
            <text:p>77.5</text:p>
          </table:table-cell>
          <table:table-cell office:value-type="float" office:value="78.5">
            <text:p>78.5</text:p>
          </table:table-cell>
          <table:table-cell office:value-type="float" office:value="78.6667">
            <text:p>78.6667</text:p>
          </table:table-cell>
          <table:table-cell office:value-type="float" office:value="84.1667">
            <text:p>84.1667</text:p>
          </table:table-cell>
          <table:table-cell office:value-type="float" office:value="78.6667">
            <text:p>78.6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5-25T17:00:00">
            <text:p>Wed May 25 17:00:00 2022</text:p>
          </table:table-cell>
          <table:table-cell office:value-type="float" office:value="68.8333">
            <text:p>68.8333</text:p>
          </table:table-cell>
          <table:table-cell office:value-type="float" office:value="68.8333">
            <text:p>68.8333</text:p>
          </table:table-cell>
          <table:table-cell office:value-type="float" office:value="76.5">
            <text:p>76.5</text:p>
          </table:table-cell>
          <table:table-cell office:value-type="float" office:value="77.5">
            <text:p>77.5</text:p>
          </table:table-cell>
          <table:table-cell office:value-type="float" office:value="78.5">
            <text:p>78.5</text:p>
          </table:table-cell>
          <table:table-cell office:value-type="float" office:value="78.6667">
            <text:p>78.6667</text:p>
          </table:table-cell>
          <table:table-cell office:value-type="float" office:value="84.1667">
            <text:p>84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25T18:00:00">
            <text:p>Wed May 25 18:00:00 2022</text:p>
          </table:table-cell>
          <table:table-cell office:value-type="float" office:value="71.3333">
            <text:p>71.3333</text:p>
          </table:table-cell>
          <table:table-cell office:value-type="float" office:value="68.8333">
            <text:p>68.8333</text:p>
          </table:table-cell>
          <table:table-cell office:value-type="float" office:value="68.8333">
            <text:p>68.8333</text:p>
          </table:table-cell>
          <table:table-cell office:value-type="float" office:value="76.5">
            <text:p>76.5</text:p>
          </table:table-cell>
          <table:table-cell office:value-type="float" office:value="77.5">
            <text:p>77.5</text:p>
          </table:table-cell>
          <table:table-cell office:value-type="float" office:value="78.5">
            <text:p>78.5</text:p>
          </table:table-cell>
          <table:table-cell office:value-type="float" office:value="78.6667">
            <text:p>78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25T19:00:00">
            <text:p>Wed May 25 19:00:00 2022</text:p>
          </table:table-cell>
          <table:table-cell office:value-type="float" office:value="72.1667">
            <text:p>72.1667</text:p>
          </table:table-cell>
          <table:table-cell office:value-type="float" office:value="71.3333">
            <text:p>71.3333</text:p>
          </table:table-cell>
          <table:table-cell office:value-type="float" office:value="68.8333">
            <text:p>68.8333</text:p>
          </table:table-cell>
          <table:table-cell office:value-type="float" office:value="68.8333">
            <text:p>68.8333</text:p>
          </table:table-cell>
          <table:table-cell office:value-type="float" office:value="76.5">
            <text:p>76.5</text:p>
          </table:table-cell>
          <table:table-cell office:value-type="float" office:value="77.5">
            <text:p>77.5</text:p>
          </table:table-cell>
          <table:table-cell office:value-type="float" office:value="78.5">
            <text:p>78.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5-25T20:00:00">
            <text:p>Wed May 25 20:00:00 2022</text:p>
          </table:table-cell>
          <table:table-cell office:value-type="float" office:value="72.6667">
            <text:p>72.6667</text:p>
          </table:table-cell>
          <table:table-cell office:value-type="float" office:value="72.1667">
            <text:p>72.1667</text:p>
          </table:table-cell>
          <table:table-cell office:value-type="float" office:value="71.3333">
            <text:p>71.3333</text:p>
          </table:table-cell>
          <table:table-cell office:value-type="float" office:value="68.8333">
            <text:p>68.8333</text:p>
          </table:table-cell>
          <table:table-cell office:value-type="float" office:value="68.8333">
            <text:p>68.8333</text:p>
          </table:table-cell>
          <table:table-cell office:value-type="float" office:value="76.5">
            <text:p>76.5</text:p>
          </table:table-cell>
          <table:table-cell office:value-type="float" office:value="77.5">
            <text:p>77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5-25T21:00:00">
            <text:p>Wed May 25 21:00:00 2022</text:p>
          </table:table-cell>
          <table:table-cell office:value-type="float" office:value="75.3333">
            <text:p>75.3333</text:p>
          </table:table-cell>
          <table:table-cell office:value-type="float" office:value="72.6667">
            <text:p>72.6667</text:p>
          </table:table-cell>
          <table:table-cell office:value-type="float" office:value="72.1667">
            <text:p>72.1667</text:p>
          </table:table-cell>
          <table:table-cell office:value-type="float" office:value="71.3333">
            <text:p>71.3333</text:p>
          </table:table-cell>
          <table:table-cell office:value-type="float" office:value="68.8333">
            <text:p>68.8333</text:p>
          </table:table-cell>
          <table:table-cell office:value-type="float" office:value="68.8333">
            <text:p>68.8333</text:p>
          </table:table-cell>
          <table:table-cell office:value-type="float" office:value="76.5">
            <text:p>76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5-26T11:00:00">
            <text:p>Thu May 26 11:00:00 2022</text:p>
          </table:table-cell>
          <table:table-cell office:value-type="float" office:value="77.5">
            <text:p>77.5</text:p>
          </table:table-cell>
          <table:table-cell office:value-type="float" office:value="77.3333">
            <text:p>77.3333</text:p>
          </table:table-cell>
          <table:table-cell office:value-type="float" office:value="77.3333">
            <text:p>77.3333</text:p>
          </table:table-cell>
          <table:table-cell office:value-type="float" office:value="77.5">
            <text:p>77.5</text:p>
          </table:table-cell>
          <table:table-cell office:value-type="float" office:value="73.6667">
            <text:p>73.6667</text:p>
          </table:table-cell>
          <table:table-cell office:value-type="float" office:value="72.3333">
            <text:p>72.3333</text:p>
          </table:table-cell>
          <table:table-cell office:value-type="float" office:value="65.3333">
            <text:p>65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5-26T12:00:00">
            <text:p>Thu May 26 12:00:00 2022</text:p>
          </table:table-cell>
          <table:table-cell office:value-type="float" office:value="77.5">
            <text:p>77.5</text:p>
          </table:table-cell>
          <table:table-cell office:value-type="float" office:value="77.5">
            <text:p>77.5</text:p>
          </table:table-cell>
          <table:table-cell office:value-type="float" office:value="77.3333">
            <text:p>77.3333</text:p>
          </table:table-cell>
          <table:table-cell office:value-type="float" office:value="77.3333">
            <text:p>77.3333</text:p>
          </table:table-cell>
          <table:table-cell office:value-type="float" office:value="77.5">
            <text:p>77.5</text:p>
          </table:table-cell>
          <table:table-cell office:value-type="float" office:value="73.6667">
            <text:p>73.6667</text:p>
          </table:table-cell>
          <table:table-cell office:value-type="float" office:value="72.3333">
            <text:p>72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5-26T13:00:00">
            <text:p>Thu May 26 13:00:00 2022</text:p>
          </table:table-cell>
          <table:table-cell office:value-type="float" office:value="76.3333">
            <text:p>76.3333</text:p>
          </table:table-cell>
          <table:table-cell office:value-type="float" office:value="77.5">
            <text:p>77.5</text:p>
          </table:table-cell>
          <table:table-cell office:value-type="float" office:value="77.5">
            <text:p>77.5</text:p>
          </table:table-cell>
          <table:table-cell office:value-type="float" office:value="77.3333">
            <text:p>77.3333</text:p>
          </table:table-cell>
          <table:table-cell office:value-type="float" office:value="77.3333">
            <text:p>77.3333</text:p>
          </table:table-cell>
          <table:table-cell office:value-type="float" office:value="77.5">
            <text:p>77.5</text:p>
          </table:table-cell>
          <table:table-cell office:value-type="float" office:value="73.6667">
            <text:p>73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5-26T14:00:00">
            <text:p>Thu May 26 14:00:00 2022</text:p>
          </table:table-cell>
          <table:table-cell office:value-type="float" office:value="73.8333">
            <text:p>73.8333</text:p>
          </table:table-cell>
          <table:table-cell office:value-type="float" office:value="76.3333">
            <text:p>76.3333</text:p>
          </table:table-cell>
          <table:table-cell office:value-type="float" office:value="77.5">
            <text:p>77.5</text:p>
          </table:table-cell>
          <table:table-cell office:value-type="float" office:value="77.5">
            <text:p>77.5</text:p>
          </table:table-cell>
          <table:table-cell office:value-type="float" office:value="77.3333">
            <text:p>77.3333</text:p>
          </table:table-cell>
          <table:table-cell office:value-type="float" office:value="77.3333">
            <text:p>77.3333</text:p>
          </table:table-cell>
          <table:table-cell office:value-type="float" office:value="77.5">
            <text:p>77.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5-26T15:00:00">
            <text:p>Thu May 26 15:00:00 2022</text:p>
          </table:table-cell>
          <table:table-cell office:value-type="float" office:value="74.1667">
            <text:p>74.1667</text:p>
          </table:table-cell>
          <table:table-cell office:value-type="float" office:value="73.8333">
            <text:p>73.8333</text:p>
          </table:table-cell>
          <table:table-cell office:value-type="float" office:value="76.3333">
            <text:p>76.3333</text:p>
          </table:table-cell>
          <table:table-cell office:value-type="float" office:value="77.5">
            <text:p>77.5</text:p>
          </table:table-cell>
          <table:table-cell office:value-type="float" office:value="77.5">
            <text:p>77.5</text:p>
          </table:table-cell>
          <table:table-cell office:value-type="float" office:value="77.3333">
            <text:p>77.3333</text:p>
          </table:table-cell>
          <table:table-cell office:value-type="float" office:value="77.3333">
            <text:p>77.3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5-26T16:00:00">
            <text:p>Thu May 26 16:00:00 2022</text:p>
          </table:table-cell>
          <table:table-cell office:value-type="float" office:value="61.5">
            <text:p>61.5</text:p>
          </table:table-cell>
          <table:table-cell office:value-type="float" office:value="74.1667">
            <text:p>74.1667</text:p>
          </table:table-cell>
          <table:table-cell office:value-type="float" office:value="73.8333">
            <text:p>73.8333</text:p>
          </table:table-cell>
          <table:table-cell office:value-type="float" office:value="76.3333">
            <text:p>76.3333</text:p>
          </table:table-cell>
          <table:table-cell office:value-type="float" office:value="77.5">
            <text:p>77.5</text:p>
          </table:table-cell>
          <table:table-cell office:value-type="float" office:value="77.5">
            <text:p>77.5</text:p>
          </table:table-cell>
          <table:table-cell office:value-type="float" office:value="77.3333">
            <text:p>77.3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27T11:00:00">
            <text:p>Fri May 27 11:00:00 2022</text:p>
          </table:table-cell>
          <table:table-cell office:value-type="float" office:value="81.0">
            <text:p>81.0</text:p>
          </table:table-cell>
          <table:table-cell office:value-type="float" office:value="78.6667">
            <text:p>78.6667</text:p>
          </table:table-cell>
          <table:table-cell office:value-type="float" office:value="75.6667">
            <text:p>75.6667</text:p>
          </table:table-cell>
          <table:table-cell office:value-type="float" office:value="75.5">
            <text:p>75.5</text:p>
          </table:table-cell>
          <table:table-cell office:value-type="float" office:value="72.5">
            <text:p>72.5</text:p>
          </table:table-cell>
          <table:table-cell office:value-type="float" office:value="65.1667">
            <text:p>65.1667</text:p>
          </table:table-cell>
          <table:table-cell office:value-type="float" office:value="60.3333">
            <text:p>60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5-27T12:00:00">
            <text:p>Fri May 27 12:00:00 2022</text:p>
          </table:table-cell>
          <table:table-cell office:value-type="float" office:value="87.0">
            <text:p>87.0</text:p>
          </table:table-cell>
          <table:table-cell office:value-type="float" office:value="81.0">
            <text:p>81.0</text:p>
          </table:table-cell>
          <table:table-cell office:value-type="float" office:value="78.6667">
            <text:p>78.6667</text:p>
          </table:table-cell>
          <table:table-cell office:value-type="float" office:value="75.6667">
            <text:p>75.6667</text:p>
          </table:table-cell>
          <table:table-cell office:value-type="float" office:value="75.5">
            <text:p>75.5</text:p>
          </table:table-cell>
          <table:table-cell office:value-type="float" office:value="72.5">
            <text:p>72.5</text:p>
          </table:table-cell>
          <table:table-cell office:value-type="float" office:value="65.1667">
            <text:p>65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5-27T13:00:00">
            <text:p>Fri May 27 13:00:00 2022</text:p>
          </table:table-cell>
          <table:table-cell office:value-type="float" office:value="84.6667">
            <text:p>84.6667</text:p>
          </table:table-cell>
          <table:table-cell office:value-type="float" office:value="87.0">
            <text:p>87.0</text:p>
          </table:table-cell>
          <table:table-cell office:value-type="float" office:value="81.0">
            <text:p>81.0</text:p>
          </table:table-cell>
          <table:table-cell office:value-type="float" office:value="78.6667">
            <text:p>78.6667</text:p>
          </table:table-cell>
          <table:table-cell office:value-type="float" office:value="75.6667">
            <text:p>75.6667</text:p>
          </table:table-cell>
          <table:table-cell office:value-type="float" office:value="75.5">
            <text:p>75.5</text:p>
          </table:table-cell>
          <table:table-cell office:value-type="float" office:value="72.5">
            <text:p>72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5-27T14:00:00">
            <text:p>Fri May 27 14:00:00 2022</text:p>
          </table:table-cell>
          <table:table-cell office:value-type="float" office:value="82.5">
            <text:p>82.5</text:p>
          </table:table-cell>
          <table:table-cell office:value-type="float" office:value="84.6667">
            <text:p>84.6667</text:p>
          </table:table-cell>
          <table:table-cell office:value-type="float" office:value="87.0">
            <text:p>87.0</text:p>
          </table:table-cell>
          <table:table-cell office:value-type="float" office:value="81.0">
            <text:p>81.0</text:p>
          </table:table-cell>
          <table:table-cell office:value-type="float" office:value="78.6667">
            <text:p>78.6667</text:p>
          </table:table-cell>
          <table:table-cell office:value-type="float" office:value="75.6667">
            <text:p>75.6667</text:p>
          </table:table-cell>
          <table:table-cell office:value-type="float" office:value="75.5">
            <text:p>75.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5-27T15:00:00">
            <text:p>Fri May 27 15:00:00 2022</text:p>
          </table:table-cell>
          <table:table-cell office:value-type="float" office:value="80.5">
            <text:p>80.5</text:p>
          </table:table-cell>
          <table:table-cell office:value-type="float" office:value="82.5">
            <text:p>82.5</text:p>
          </table:table-cell>
          <table:table-cell office:value-type="float" office:value="84.6667">
            <text:p>84.6667</text:p>
          </table:table-cell>
          <table:table-cell office:value-type="float" office:value="87.0">
            <text:p>87.0</text:p>
          </table:table-cell>
          <table:table-cell office:value-type="float" office:value="81.0">
            <text:p>81.0</text:p>
          </table:table-cell>
          <table:table-cell office:value-type="float" office:value="78.6667">
            <text:p>78.6667</text:p>
          </table:table-cell>
          <table:table-cell office:value-type="float" office:value="75.6667">
            <text:p>75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5-27T16:00:00">
            <text:p>Fri May 27 16:00:00 2022</text:p>
          </table:table-cell>
          <table:table-cell office:value-type="float" office:value="64.5">
            <text:p>64.5</text:p>
          </table:table-cell>
          <table:table-cell office:value-type="float" office:value="80.5">
            <text:p>80.5</text:p>
          </table:table-cell>
          <table:table-cell office:value-type="float" office:value="82.5">
            <text:p>82.5</text:p>
          </table:table-cell>
          <table:table-cell office:value-type="float" office:value="84.6667">
            <text:p>84.6667</text:p>
          </table:table-cell>
          <table:table-cell office:value-type="float" office:value="87.0">
            <text:p>87.0</text:p>
          </table:table-cell>
          <table:table-cell office:value-type="float" office:value="81.0">
            <text:p>81.0</text:p>
          </table:table-cell>
          <table:table-cell office:value-type="float" office:value="78.6667">
            <text:p>78.6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5-27T17:00:00">
            <text:p>Fri May 27 17:00:00 2022</text:p>
          </table:table-cell>
          <table:table-cell office:value-type="float" office:value="34.5">
            <text:p>34.5</text:p>
          </table:table-cell>
          <table:table-cell office:value-type="float" office:value="64.5">
            <text:p>64.5</text:p>
          </table:table-cell>
          <table:table-cell office:value-type="float" office:value="80.5">
            <text:p>80.5</text:p>
          </table:table-cell>
          <table:table-cell office:value-type="float" office:value="82.5">
            <text:p>82.5</text:p>
          </table:table-cell>
          <table:table-cell office:value-type="float" office:value="84.6667">
            <text:p>84.6667</text:p>
          </table:table-cell>
          <table:table-cell office:value-type="float" office:value="87.0">
            <text:p>87.0</text:p>
          </table:table-cell>
          <table:table-cell office:value-type="float" office:value="81.0">
            <text:p>81.0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5-28T12:00:00">
            <text:p>Sat May 28 12:00:00 2022</text:p>
          </table:table-cell>
          <table:table-cell office:value-type="float" office:value="96.0">
            <text:p>96.0</text:p>
          </table:table-cell>
          <table:table-cell office:value-type="float" office:value="93.5">
            <text:p>93.5</text:p>
          </table:table-cell>
          <table:table-cell office:value-type="float" office:value="89.5">
            <text:p>89.5</text:p>
          </table:table-cell>
          <table:table-cell office:value-type="float" office:value="80.3333">
            <text:p>80.3333</text:p>
          </table:table-cell>
          <table:table-cell office:value-type="float" office:value="74.0">
            <text:p>74.0</text:p>
          </table:table-cell>
          <table:table-cell office:value-type="float" office:value="68.6667">
            <text:p>68.6667</text:p>
          </table:table-cell>
          <table:table-cell office:value-type="float" office:value="69.5">
            <text:p>69.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5-28T13:00:00">
            <text:p>Sat May 28 13:00:00 2022</text:p>
          </table:table-cell>
          <table:table-cell office:value-type="float" office:value="98.6667">
            <text:p>98.6667</text:p>
          </table:table-cell>
          <table:table-cell office:value-type="float" office:value="96.0">
            <text:p>96.0</text:p>
          </table:table-cell>
          <table:table-cell office:value-type="float" office:value="93.5">
            <text:p>93.5</text:p>
          </table:table-cell>
          <table:table-cell office:value-type="float" office:value="89.5">
            <text:p>89.5</text:p>
          </table:table-cell>
          <table:table-cell office:value-type="float" office:value="80.3333">
            <text:p>80.3333</text:p>
          </table:table-cell>
          <table:table-cell office:value-type="float" office:value="74.0">
            <text:p>74.0</text:p>
          </table:table-cell>
          <table:table-cell office:value-type="float" office:value="68.6667">
            <text:p>68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5-28T14:00:00">
            <text:p>Sat May 28 14:00:00 2022</text:p>
          </table:table-cell>
          <table:table-cell office:value-type="float" office:value="92.8333">
            <text:p>92.8333</text:p>
          </table:table-cell>
          <table:table-cell office:value-type="float" office:value="98.6667">
            <text:p>98.6667</text:p>
          </table:table-cell>
          <table:table-cell office:value-type="float" office:value="96.0">
            <text:p>96.0</text:p>
          </table:table-cell>
          <table:table-cell office:value-type="float" office:value="93.5">
            <text:p>93.5</text:p>
          </table:table-cell>
          <table:table-cell office:value-type="float" office:value="89.5">
            <text:p>89.5</text:p>
          </table:table-cell>
          <table:table-cell office:value-type="float" office:value="80.3333">
            <text:p>80.3333</text:p>
          </table:table-cell>
          <table:table-cell office:value-type="float" office:value="74.0">
            <text:p>74.0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2-05-28T15:00:00">
            <text:p>Sat May 28 15:00:00 2022</text:p>
          </table:table-cell>
          <table:table-cell office:value-type="float" office:value="78.8333">
            <text:p>78.8333</text:p>
          </table:table-cell>
          <table:table-cell office:value-type="float" office:value="92.8333">
            <text:p>92.8333</text:p>
          </table:table-cell>
          <table:table-cell office:value-type="float" office:value="98.6667">
            <text:p>98.6667</text:p>
          </table:table-cell>
          <table:table-cell office:value-type="float" office:value="96.0">
            <text:p>96.0</text:p>
          </table:table-cell>
          <table:table-cell office:value-type="float" office:value="93.5">
            <text:p>93.5</text:p>
          </table:table-cell>
          <table:table-cell office:value-type="float" office:value="89.5">
            <text:p>89.5</text:p>
          </table:table-cell>
          <table:table-cell office:value-type="float" office:value="80.3333">
            <text:p>80.3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5-28T16:00:00">
            <text:p>Sat May 28 16:00:00 2022</text:p>
          </table:table-cell>
          <table:table-cell office:value-type="float" office:value="70.5">
            <text:p>70.5</text:p>
          </table:table-cell>
          <table:table-cell office:value-type="float" office:value="78.8333">
            <text:p>78.8333</text:p>
          </table:table-cell>
          <table:table-cell office:value-type="float" office:value="92.8333">
            <text:p>92.8333</text:p>
          </table:table-cell>
          <table:table-cell office:value-type="float" office:value="98.6667">
            <text:p>98.6667</text:p>
          </table:table-cell>
          <table:table-cell office:value-type="float" office:value="96.0">
            <text:p>96.0</text:p>
          </table:table-cell>
          <table:table-cell office:value-type="float" office:value="93.5">
            <text:p>93.5</text:p>
          </table:table-cell>
          <table:table-cell office:value-type="float" office:value="89.5">
            <text:p>89.5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5-28T17:00:00">
            <text:p>Sat May 28 17:00:00 2022</text:p>
          </table:table-cell>
          <table:table-cell office:value-type="float" office:value="60.8333">
            <text:p>60.8333</text:p>
          </table:table-cell>
          <table:table-cell office:value-type="float" office:value="70.5">
            <text:p>70.5</text:p>
          </table:table-cell>
          <table:table-cell office:value-type="float" office:value="78.8333">
            <text:p>78.8333</text:p>
          </table:table-cell>
          <table:table-cell office:value-type="float" office:value="92.8333">
            <text:p>92.8333</text:p>
          </table:table-cell>
          <table:table-cell office:value-type="float" office:value="98.6667">
            <text:p>98.6667</text:p>
          </table:table-cell>
          <table:table-cell office:value-type="float" office:value="96.0">
            <text:p>96.0</text:p>
          </table:table-cell>
          <table:table-cell office:value-type="float" office:value="93.5">
            <text:p>93.5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05-29T11:00:00">
            <text:p>Sun May 29 11:00:00 2022</text:p>
          </table:table-cell>
          <table:table-cell office:value-type="float" office:value="85.0">
            <text:p>85.0</text:p>
          </table:table-cell>
          <table:table-cell office:value-type="float" office:value="83.8333">
            <text:p>83.8333</text:p>
          </table:table-cell>
          <table:table-cell office:value-type="float" office:value="85.5">
            <text:p>85.5</text:p>
          </table:table-cell>
          <table:table-cell office:value-type="float" office:value="89.3333">
            <text:p>89.3333</text:p>
          </table:table-cell>
          <table:table-cell office:value-type="float" office:value="74.5">
            <text:p>74.5</text:p>
          </table:table-cell>
          <table:table-cell office:value-type="float" office:value="64.6667">
            <text:p>64.6667</text:p>
          </table:table-cell>
          <table:table-cell office:value-type="float" office:value="56.6667">
            <text:p>56.6667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5-29T12:00:00">
            <text:p>Sun May 29 12:00:00 2022</text:p>
          </table:table-cell>
          <table:table-cell office:value-type="float" office:value="88.8333">
            <text:p>88.8333</text:p>
          </table:table-cell>
          <table:table-cell office:value-type="float" office:value="85.0">
            <text:p>85.0</text:p>
          </table:table-cell>
          <table:table-cell office:value-type="float" office:value="83.8333">
            <text:p>83.8333</text:p>
          </table:table-cell>
          <table:table-cell office:value-type="float" office:value="85.5">
            <text:p>85.5</text:p>
          </table:table-cell>
          <table:table-cell office:value-type="float" office:value="89.3333">
            <text:p>89.3333</text:p>
          </table:table-cell>
          <table:table-cell office:value-type="float" office:value="74.5">
            <text:p>74.5</text:p>
          </table:table-cell>
          <table:table-cell office:value-type="float" office:value="64.6667">
            <text:p>64.6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5-29T13:00:00">
            <text:p>Sun May 29 13:00:00 2022</text:p>
          </table:table-cell>
          <table:table-cell office:value-type="float" office:value="95.5">
            <text:p>95.5</text:p>
          </table:table-cell>
          <table:table-cell office:value-type="float" office:value="88.8333">
            <text:p>88.8333</text:p>
          </table:table-cell>
          <table:table-cell office:value-type="float" office:value="85.0">
            <text:p>85.0</text:p>
          </table:table-cell>
          <table:table-cell office:value-type="float" office:value="83.8333">
            <text:p>83.8333</text:p>
          </table:table-cell>
          <table:table-cell office:value-type="float" office:value="85.5">
            <text:p>85.5</text:p>
          </table:table-cell>
          <table:table-cell office:value-type="float" office:value="89.3333">
            <text:p>89.3333</text:p>
          </table:table-cell>
          <table:table-cell office:value-type="float" office:value="74.5">
            <text:p>74.5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5-29T14:00:00">
            <text:p>Sun May 29 14:00:00 2022</text:p>
          </table:table-cell>
          <table:table-cell office:value-type="float" office:value="95.5">
            <text:p>95.5</text:p>
          </table:table-cell>
          <table:table-cell office:value-type="float" office:value="95.5">
            <text:p>95.5</text:p>
          </table:table-cell>
          <table:table-cell office:value-type="float" office:value="88.8333">
            <text:p>88.8333</text:p>
          </table:table-cell>
          <table:table-cell office:value-type="float" office:value="85.0">
            <text:p>85.0</text:p>
          </table:table-cell>
          <table:table-cell office:value-type="float" office:value="83.8333">
            <text:p>83.8333</text:p>
          </table:table-cell>
          <table:table-cell office:value-type="float" office:value="85.5">
            <text:p>85.5</text:p>
          </table:table-cell>
          <table:table-cell office:value-type="float" office:value="89.3333">
            <text:p>89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5-29T15:00:00">
            <text:p>Sun May 29 15:00:00 2022</text:p>
          </table:table-cell>
          <table:table-cell office:value-type="float" office:value="88.6667">
            <text:p>88.6667</text:p>
          </table:table-cell>
          <table:table-cell office:value-type="float" office:value="95.5">
            <text:p>95.5</text:p>
          </table:table-cell>
          <table:table-cell office:value-type="float" office:value="95.5">
            <text:p>95.5</text:p>
          </table:table-cell>
          <table:table-cell office:value-type="float" office:value="88.8333">
            <text:p>88.8333</text:p>
          </table:table-cell>
          <table:table-cell office:value-type="float" office:value="85.0">
            <text:p>85.0</text:p>
          </table:table-cell>
          <table:table-cell office:value-type="float" office:value="83.8333">
            <text:p>83.8333</text:p>
          </table:table-cell>
          <table:table-cell office:value-type="float" office:value="85.5">
            <text:p>85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5-30T18:00:00">
            <text:p>Mon May 30 18:00:00 2022</text:p>
          </table:table-cell>
          <table:table-cell office:value-type="float" office:value="70.8333">
            <text:p>70.8333</text:p>
          </table:table-cell>
          <table:table-cell office:value-type="float" office:value="70.5">
            <text:p>70.5</text:p>
          </table:table-cell>
          <table:table-cell office:value-type="float" office:value="71.1667">
            <text:p>71.1667</text:p>
          </table:table-cell>
          <table:table-cell office:value-type="float" office:value="73.0">
            <text:p>73.0</text:p>
          </table:table-cell>
          <table:table-cell office:value-type="float" office:value="75.0">
            <text:p>75.0</text:p>
          </table:table-cell>
          <table:table-cell office:value-type="float" office:value="77.6667">
            <text:p>77.6667</text:p>
          </table:table-cell>
          <table:table-cell office:value-type="float" office:value="81.6667">
            <text:p>81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5-30T19:00:00">
            <text:p>Mon May 30 19:00:00 2022</text:p>
          </table:table-cell>
          <table:table-cell office:value-type="float" office:value="73.8333">
            <text:p>73.8333</text:p>
          </table:table-cell>
          <table:table-cell office:value-type="float" office:value="70.8333">
            <text:p>70.8333</text:p>
          </table:table-cell>
          <table:table-cell office:value-type="float" office:value="70.5">
            <text:p>70.5</text:p>
          </table:table-cell>
          <table:table-cell office:value-type="float" office:value="71.1667">
            <text:p>71.1667</text:p>
          </table:table-cell>
          <table:table-cell office:value-type="float" office:value="73.0">
            <text:p>73.0</text:p>
          </table:table-cell>
          <table:table-cell office:value-type="float" office:value="75.0">
            <text:p>75.0</text:p>
          </table:table-cell>
          <table:table-cell office:value-type="float" office:value="77.6667">
            <text:p>77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5-30T20:00:00">
            <text:p>Mon May 30 20:00:00 2022</text:p>
          </table:table-cell>
          <table:table-cell office:value-type="float" office:value="72.6667">
            <text:p>72.6667</text:p>
          </table:table-cell>
          <table:table-cell office:value-type="float" office:value="73.8333">
            <text:p>73.8333</text:p>
          </table:table-cell>
          <table:table-cell office:value-type="float" office:value="70.8333">
            <text:p>70.8333</text:p>
          </table:table-cell>
          <table:table-cell office:value-type="float" office:value="70.5">
            <text:p>70.5</text:p>
          </table:table-cell>
          <table:table-cell office:value-type="float" office:value="71.1667">
            <text:p>71.1667</text:p>
          </table:table-cell>
          <table:table-cell office:value-type="float" office:value="73.0">
            <text:p>73.0</text:p>
          </table:table-cell>
          <table:table-cell office:value-type="float" office:value="75.0">
            <text:p>75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5-30T21:00:00">
            <text:p>Mon May 30 21:00:00 2022</text:p>
          </table:table-cell>
          <table:table-cell office:value-type="float" office:value="74.5">
            <text:p>74.5</text:p>
          </table:table-cell>
          <table:table-cell office:value-type="float" office:value="72.6667">
            <text:p>72.6667</text:p>
          </table:table-cell>
          <table:table-cell office:value-type="float" office:value="73.8333">
            <text:p>73.8333</text:p>
          </table:table-cell>
          <table:table-cell office:value-type="float" office:value="70.8333">
            <text:p>70.8333</text:p>
          </table:table-cell>
          <table:table-cell office:value-type="float" office:value="70.5">
            <text:p>70.5</text:p>
          </table:table-cell>
          <table:table-cell office:value-type="float" office:value="71.1667">
            <text:p>71.1667</text:p>
          </table:table-cell>
          <table:table-cell office:value-type="float" office:value="73.0">
            <text:p>73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5-30T22:00:00">
            <text:p>Mon May 30 22:00:00 2022</text:p>
          </table:table-cell>
          <table:table-cell office:value-type="float" office:value="71.3333">
            <text:p>71.3333</text:p>
          </table:table-cell>
          <table:table-cell office:value-type="float" office:value="74.5">
            <text:p>74.5</text:p>
          </table:table-cell>
          <table:table-cell office:value-type="float" office:value="72.6667">
            <text:p>72.6667</text:p>
          </table:table-cell>
          <table:table-cell office:value-type="float" office:value="73.8333">
            <text:p>73.8333</text:p>
          </table:table-cell>
          <table:table-cell office:value-type="float" office:value="70.8333">
            <text:p>70.8333</text:p>
          </table:table-cell>
          <table:table-cell office:value-type="float" office:value="70.5">
            <text:p>70.5</text:p>
          </table:table-cell>
          <table:table-cell office:value-type="float" office:value="71.1667">
            <text:p>71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5-30T23:00:00">
            <text:p>Mon May 30 23:00:00 2022</text:p>
          </table:table-cell>
          <table:table-cell office:value-type="float" office:value="72.8333">
            <text:p>72.8333</text:p>
          </table:table-cell>
          <table:table-cell office:value-type="float" office:value="71.3333">
            <text:p>71.3333</text:p>
          </table:table-cell>
          <table:table-cell office:value-type="float" office:value="74.5">
            <text:p>74.5</text:p>
          </table:table-cell>
          <table:table-cell office:value-type="float" office:value="72.6667">
            <text:p>72.6667</text:p>
          </table:table-cell>
          <table:table-cell office:value-type="float" office:value="73.8333">
            <text:p>73.8333</text:p>
          </table:table-cell>
          <table:table-cell office:value-type="float" office:value="70.8333">
            <text:p>70.8333</text:p>
          </table:table-cell>
          <table:table-cell office:value-type="float" office:value="70.5">
            <text:p>70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05-31T00:00:00">
            <text:p>Tue May 31 00:00:00 2022</text:p>
          </table:table-cell>
          <table:table-cell office:value-type="float" office:value="68.5">
            <text:p>68.5</text:p>
          </table:table-cell>
          <table:table-cell office:value-type="float" office:value="72.8333">
            <text:p>72.8333</text:p>
          </table:table-cell>
          <table:table-cell office:value-type="float" office:value="71.3333">
            <text:p>71.3333</text:p>
          </table:table-cell>
          <table:table-cell office:value-type="float" office:value="74.5">
            <text:p>74.5</text:p>
          </table:table-cell>
          <table:table-cell office:value-type="float" office:value="72.6667">
            <text:p>72.6667</text:p>
          </table:table-cell>
          <table:table-cell office:value-type="float" office:value="73.8333">
            <text:p>73.8333</text:p>
          </table:table-cell>
          <table:table-cell office:value-type="float" office:value="70.8333">
            <text:p>70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5-31T01:00:00">
            <text:p>Tue May 31 01:00:00 2022</text:p>
          </table:table-cell>
          <table:table-cell office:value-type="float" office:value="56.3333">
            <text:p>56.3333</text:p>
          </table:table-cell>
          <table:table-cell office:value-type="float" office:value="68.5">
            <text:p>68.5</text:p>
          </table:table-cell>
          <table:table-cell office:value-type="float" office:value="72.8333">
            <text:p>72.8333</text:p>
          </table:table-cell>
          <table:table-cell office:value-type="float" office:value="71.3333">
            <text:p>71.3333</text:p>
          </table:table-cell>
          <table:table-cell office:value-type="float" office:value="74.5">
            <text:p>74.5</text:p>
          </table:table-cell>
          <table:table-cell office:value-type="float" office:value="72.6667">
            <text:p>72.6667</text:p>
          </table:table-cell>
          <table:table-cell office:value-type="float" office:value="73.8333">
            <text:p>73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5-31T02:00:00">
            <text:p>Tue May 31 02:00:00 2022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68.5">
            <text:p>68.5</text:p>
          </table:table-cell>
          <table:table-cell office:value-type="float" office:value="72.8333">
            <text:p>72.8333</text:p>
          </table:table-cell>
          <table:table-cell office:value-type="float" office:value="71.3333">
            <text:p>71.3333</text:p>
          </table:table-cell>
          <table:table-cell office:value-type="float" office:value="74.5">
            <text:p>74.5</text:p>
          </table:table-cell>
          <table:table-cell office:value-type="float" office:value="72.6667">
            <text:p>72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5-31T03:00:00">
            <text:p>Tue May 31 03:00:00 2022</text:p>
          </table:table-cell>
          <table:table-cell office:value-type="float" office:value="64.5">
            <text:p>64.5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68.5">
            <text:p>68.5</text:p>
          </table:table-cell>
          <table:table-cell office:value-type="float" office:value="72.8333">
            <text:p>72.8333</text:p>
          </table:table-cell>
          <table:table-cell office:value-type="float" office:value="71.3333">
            <text:p>71.3333</text:p>
          </table:table-cell>
          <table:table-cell office:value-type="float" office:value="74.5">
            <text:p>74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5-31T04:00:00">
            <text:p>Tue May 31 04:00:00 2022</text:p>
          </table:table-cell>
          <table:table-cell office:value-type="float" office:value="63.3333">
            <text:p>63.3333</text:p>
          </table:table-cell>
          <table:table-cell office:value-type="float" office:value="64.5">
            <text:p>64.5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68.5">
            <text:p>68.5</text:p>
          </table:table-cell>
          <table:table-cell office:value-type="float" office:value="72.8333">
            <text:p>72.8333</text:p>
          </table:table-cell>
          <table:table-cell office:value-type="float" office:value="71.3333">
            <text:p>71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5-31T17:00:00">
            <text:p>Tue May 31 17:00:00 2022</text:p>
          </table:table-cell>
          <table:table-cell office:value-type="float" office:value="55.5">
            <text:p>55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66.1667">
            <text:p>66.1667</text:p>
          </table:table-cell>
          <table:table-cell office:value-type="float" office:value="66.3333">
            <text:p>66.3333</text:p>
          </table:table-cell>
          <table:table-cell office:value-type="float" office:value="34.3333">
            <text:p>34.3333</text:p>
          </table:table-cell>
          <table:table-cell office:value-type="float" office:value="42.6667">
            <text:p>42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5-31T18:00:00">
            <text:p>Tue May 31 18:00:00 2022</text:p>
          </table:table-cell>
          <table:table-cell office:value-type="float" office:value="54.0">
            <text:p>54.0</text:p>
          </table:table-cell>
          <table:table-cell office:value-type="float" office:value="55.5">
            <text:p>55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66.1667">
            <text:p>66.1667</text:p>
          </table:table-cell>
          <table:table-cell office:value-type="float" office:value="66.3333">
            <text:p>66.3333</text:p>
          </table:table-cell>
          <table:table-cell office:value-type="float" office:value="34.3333">
            <text:p>34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5-31T19:00:00">
            <text:p>Tue May 31 19:00:00 2022</text:p>
          </table:table-cell>
          <table:table-cell office:value-type="float" office:value="54.3333">
            <text:p>54.3333</text:p>
          </table:table-cell>
          <table:table-cell office:value-type="float" office:value="54.0">
            <text:p>54.0</text:p>
          </table:table-cell>
          <table:table-cell office:value-type="float" office:value="55.5">
            <text:p>55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66.1667">
            <text:p>66.1667</text:p>
          </table:table-cell>
          <table:table-cell office:value-type="float" office:value="66.3333">
            <text:p>66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5-31T20:00:00">
            <text:p>Tue May 31 20:00:00 2022</text:p>
          </table:table-cell>
          <table:table-cell office:value-type="float" office:value="52.0">
            <text:p>52.0</text:p>
          </table:table-cell>
          <table:table-cell office:value-type="float" office:value="54.3333">
            <text:p>54.3333</text:p>
          </table:table-cell>
          <table:table-cell office:value-type="float" office:value="54.0">
            <text:p>54.0</text:p>
          </table:table-cell>
          <table:table-cell office:value-type="float" office:value="55.5">
            <text:p>55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66.1667">
            <text:p>66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5-31T21:00:00">
            <text:p>Tue May 31 21:00:00 2022</text:p>
          </table:table-cell>
          <table:table-cell office:value-type="float" office:value="50.8333">
            <text:p>50.8333</text:p>
          </table:table-cell>
          <table:table-cell office:value-type="float" office:value="52.0">
            <text:p>52.0</text:p>
          </table:table-cell>
          <table:table-cell office:value-type="float" office:value="54.3333">
            <text:p>54.3333</text:p>
          </table:table-cell>
          <table:table-cell office:value-type="float" office:value="54.0">
            <text:p>54.0</text:p>
          </table:table-cell>
          <table:table-cell office:value-type="float" office:value="55.5">
            <text:p>55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5-31T22:00:00">
            <text:p>Tue May 31 22:00:00 2022</text:p>
          </table:table-cell>
          <table:table-cell office:value-type="float" office:value="51.1667">
            <text:p>51.1667</text:p>
          </table:table-cell>
          <table:table-cell office:value-type="float" office:value="50.8333">
            <text:p>50.8333</text:p>
          </table:table-cell>
          <table:table-cell office:value-type="float" office:value="52.0">
            <text:p>52.0</text:p>
          </table:table-cell>
          <table:table-cell office:value-type="float" office:value="54.3333">
            <text:p>54.3333</text:p>
          </table:table-cell>
          <table:table-cell office:value-type="float" office:value="54.0">
            <text:p>54.0</text:p>
          </table:table-cell>
          <table:table-cell office:value-type="float" office:value="55.5">
            <text:p>55.5</text:p>
          </table:table-cell>
          <table:table-cell office:value-type="float" office:value="62.6667">
            <text:p>62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6-01T16:00:00">
            <text:p>Wed Jun  1 16:00:00 2022</text:p>
          </table:table-cell>
          <table:table-cell office:value-type="float" office:value="55.3333">
            <text:p>55.3333</text:p>
          </table:table-cell>
          <table:table-cell office:value-type="float" office:value="56.1667">
            <text:p>56.1667</text:p>
          </table:table-cell>
          <table:table-cell office:value-type="float" office:value="58.1667">
            <text:p>58.1667</text:p>
          </table:table-cell>
          <table:table-cell office:value-type="float" office:value="55.5">
            <text:p>55.5</text:p>
          </table:table-cell>
          <table:table-cell office:value-type="float" office:value="54.0">
            <text:p>54.0</text:p>
          </table:table-cell>
          <table:table-cell office:value-type="float" office:value="51.3333">
            <text:p>51.3333</text:p>
          </table:table-cell>
          <table:table-cell office:value-type="float" office:value="50.3333">
            <text:p>50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6-01T17:00:00">
            <text:p>Wed Jun  1 17:00:00 2022</text:p>
          </table:table-cell>
          <table:table-cell office:value-type="float" office:value="52.0">
            <text:p>52.0</text:p>
          </table:table-cell>
          <table:table-cell office:value-type="float" office:value="55.3333">
            <text:p>55.3333</text:p>
          </table:table-cell>
          <table:table-cell office:value-type="float" office:value="56.1667">
            <text:p>56.1667</text:p>
          </table:table-cell>
          <table:table-cell office:value-type="float" office:value="58.1667">
            <text:p>58.1667</text:p>
          </table:table-cell>
          <table:table-cell office:value-type="float" office:value="55.5">
            <text:p>55.5</text:p>
          </table:table-cell>
          <table:table-cell office:value-type="float" office:value="54.0">
            <text:p>54.0</text:p>
          </table:table-cell>
          <table:table-cell office:value-type="float" office:value="51.3333">
            <text:p>51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6-01T18:00:00">
            <text:p>Wed Jun  1 18:00:00 2022</text:p>
          </table:table-cell>
          <table:table-cell office:value-type="float" office:value="47.8333">
            <text:p>47.8333</text:p>
          </table:table-cell>
          <table:table-cell office:value-type="float" office:value="52.0">
            <text:p>52.0</text:p>
          </table:table-cell>
          <table:table-cell office:value-type="float" office:value="55.3333">
            <text:p>55.3333</text:p>
          </table:table-cell>
          <table:table-cell office:value-type="float" office:value="56.1667">
            <text:p>56.1667</text:p>
          </table:table-cell>
          <table:table-cell office:value-type="float" office:value="58.1667">
            <text:p>58.1667</text:p>
          </table:table-cell>
          <table:table-cell office:value-type="float" office:value="55.5">
            <text:p>55.5</text:p>
          </table:table-cell>
          <table:table-cell office:value-type="float" office:value="54.0">
            <text:p>54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6-01T19:00:00">
            <text:p>Wed Jun  1 19:00:00 2022</text:p>
          </table:table-cell>
          <table:table-cell office:value-type="float" office:value="44.0">
            <text:p>44.0</text:p>
          </table:table-cell>
          <table:table-cell office:value-type="float" office:value="47.8333">
            <text:p>47.8333</text:p>
          </table:table-cell>
          <table:table-cell office:value-type="float" office:value="52.0">
            <text:p>52.0</text:p>
          </table:table-cell>
          <table:table-cell office:value-type="float" office:value="55.3333">
            <text:p>55.3333</text:p>
          </table:table-cell>
          <table:table-cell office:value-type="float" office:value="56.1667">
            <text:p>56.1667</text:p>
          </table:table-cell>
          <table:table-cell office:value-type="float" office:value="58.1667">
            <text:p>58.1667</text:p>
          </table:table-cell>
          <table:table-cell office:value-type="float" office:value="55.5">
            <text:p>55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06-01T20:00:00">
            <text:p>Wed Jun  1 20:00:00 2022</text:p>
          </table:table-cell>
          <table:table-cell office:value-type="float" office:value="41.6667">
            <text:p>41.6667</text:p>
          </table:table-cell>
          <table:table-cell office:value-type="float" office:value="44.0">
            <text:p>44.0</text:p>
          </table:table-cell>
          <table:table-cell office:value-type="float" office:value="47.8333">
            <text:p>47.8333</text:p>
          </table:table-cell>
          <table:table-cell office:value-type="float" office:value="52.0">
            <text:p>52.0</text:p>
          </table:table-cell>
          <table:table-cell office:value-type="float" office:value="55.3333">
            <text:p>55.3333</text:p>
          </table:table-cell>
          <table:table-cell office:value-type="float" office:value="56.1667">
            <text:p>56.1667</text:p>
          </table:table-cell>
          <table:table-cell office:value-type="float" office:value="58.1667">
            <text:p>58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6-02T13:00:00">
            <text:p>Thu Jun  2 13:00:00 2022</text:p>
          </table:table-cell>
          <table:table-cell office:value-type="float" office:value="40.8333">
            <text:p>40.8333</text:p>
          </table:table-cell>
          <table:table-cell office:value-type="float" office:value="44.5">
            <text:p>44.5</text:p>
          </table:table-cell>
          <table:table-cell office:value-type="float" office:value="45.6667">
            <text:p>45.6667</text:p>
          </table:table-cell>
          <table:table-cell office:value-type="float" office:value="44.8333">
            <text:p>44.8333</text:p>
          </table:table-cell>
          <table:table-cell office:value-type="float" office:value="47.1667">
            <text:p>47.1667</text:p>
          </table:table-cell>
          <table:table-cell office:value-type="float" office:value="48.6667">
            <text:p>48.6667</text:p>
          </table:table-cell>
          <table:table-cell office:value-type="float" office:value="45.8333">
            <text:p>45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6-02T14:00:00">
            <text:p>Thu Jun  2 14:00:00 2022</text:p>
          </table:table-cell>
          <table:table-cell office:value-type="float" office:value="41.1667">
            <text:p>41.1667</text:p>
          </table:table-cell>
          <table:table-cell office:value-type="float" office:value="40.8333">
            <text:p>40.8333</text:p>
          </table:table-cell>
          <table:table-cell office:value-type="float" office:value="44.5">
            <text:p>44.5</text:p>
          </table:table-cell>
          <table:table-cell office:value-type="float" office:value="45.6667">
            <text:p>45.6667</text:p>
          </table:table-cell>
          <table:table-cell office:value-type="float" office:value="44.8333">
            <text:p>44.8333</text:p>
          </table:table-cell>
          <table:table-cell office:value-type="float" office:value="47.1667">
            <text:p>47.1667</text:p>
          </table:table-cell>
          <table:table-cell office:value-type="float" office:value="48.6667">
            <text:p>48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6-02T15:00:00">
            <text:p>Thu Jun  2 15:00:00 2022</text:p>
          </table:table-cell>
          <table:table-cell office:value-type="float" office:value="40.6667">
            <text:p>40.6667</text:p>
          </table:table-cell>
          <table:table-cell office:value-type="float" office:value="41.1667">
            <text:p>41.1667</text:p>
          </table:table-cell>
          <table:table-cell office:value-type="float" office:value="40.8333">
            <text:p>40.8333</text:p>
          </table:table-cell>
          <table:table-cell office:value-type="float" office:value="44.5">
            <text:p>44.5</text:p>
          </table:table-cell>
          <table:table-cell office:value-type="float" office:value="45.6667">
            <text:p>45.6667</text:p>
          </table:table-cell>
          <table:table-cell office:value-type="float" office:value="44.8333">
            <text:p>44.8333</text:p>
          </table:table-cell>
          <table:table-cell office:value-type="float" office:value="47.1667">
            <text:p>47.1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6-02T16:00:00">
            <text:p>Thu Jun  2 16:00:00 2022</text:p>
          </table:table-cell>
          <table:table-cell office:value-type="float" office:value="37.8333">
            <text:p>37.8333</text:p>
          </table:table-cell>
          <table:table-cell office:value-type="float" office:value="40.6667">
            <text:p>40.6667</text:p>
          </table:table-cell>
          <table:table-cell office:value-type="float" office:value="41.1667">
            <text:p>41.1667</text:p>
          </table:table-cell>
          <table:table-cell office:value-type="float" office:value="40.8333">
            <text:p>40.8333</text:p>
          </table:table-cell>
          <table:table-cell office:value-type="float" office:value="44.5">
            <text:p>44.5</text:p>
          </table:table-cell>
          <table:table-cell office:value-type="float" office:value="45.6667">
            <text:p>45.6667</text:p>
          </table:table-cell>
          <table:table-cell office:value-type="float" office:value="44.8333">
            <text:p>44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6-03T12:00:00">
            <text:p>Fri Jun  3 12:00:00 2022</text:p>
          </table:table-cell>
          <table:table-cell office:value-type="float" office:value="55.8333">
            <text:p>55.8333</text:p>
          </table:table-cell>
          <table:table-cell office:value-type="float" office:value="54.8333">
            <text:p>54.8333</text:p>
          </table:table-cell>
          <table:table-cell office:value-type="float" office:value="54.5">
            <text:p>54.5</text:p>
          </table:table-cell>
          <table:table-cell office:value-type="float" office:value="57.8333">
            <text:p>57.8333</text:p>
          </table:table-cell>
          <table:table-cell office:value-type="float" office:value="61.1667">
            <text:p>61.1667</text:p>
          </table:table-cell>
          <table:table-cell office:value-type="float" office:value="57.0">
            <text:p>57.0</text:p>
          </table:table-cell>
          <table:table-cell office:value-type="float" office:value="54.6667">
            <text:p>54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6-03T13:00:00">
            <text:p>Fri Jun  3 13:00:00 2022</text:p>
          </table:table-cell>
          <table:table-cell office:value-type="float" office:value="53.6667">
            <text:p>53.6667</text:p>
          </table:table-cell>
          <table:table-cell office:value-type="float" office:value="55.8333">
            <text:p>55.8333</text:p>
          </table:table-cell>
          <table:table-cell office:value-type="float" office:value="54.8333">
            <text:p>54.8333</text:p>
          </table:table-cell>
          <table:table-cell office:value-type="float" office:value="54.5">
            <text:p>54.5</text:p>
          </table:table-cell>
          <table:table-cell office:value-type="float" office:value="57.8333">
            <text:p>57.8333</text:p>
          </table:table-cell>
          <table:table-cell office:value-type="float" office:value="61.1667">
            <text:p>61.1667</text:p>
          </table:table-cell>
          <table:table-cell office:value-type="float" office:value="57.0">
            <text:p>57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6-03T14:00:00">
            <text:p>Fri Jun  3 14:00:00 2022</text:p>
          </table:table-cell>
          <table:table-cell office:value-type="float" office:value="48.6667">
            <text:p>48.6667</text:p>
          </table:table-cell>
          <table:table-cell office:value-type="float" office:value="53.6667">
            <text:p>53.6667</text:p>
          </table:table-cell>
          <table:table-cell office:value-type="float" office:value="55.8333">
            <text:p>55.8333</text:p>
          </table:table-cell>
          <table:table-cell office:value-type="float" office:value="54.8333">
            <text:p>54.8333</text:p>
          </table:table-cell>
          <table:table-cell office:value-type="float" office:value="54.5">
            <text:p>54.5</text:p>
          </table:table-cell>
          <table:table-cell office:value-type="float" office:value="57.8333">
            <text:p>57.8333</text:p>
          </table:table-cell>
          <table:table-cell office:value-type="float" office:value="61.1667">
            <text:p>61.1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6-03T15:00:00">
            <text:p>Fri Jun  3 15:00:00 2022</text:p>
          </table:table-cell>
          <table:table-cell office:value-type="float" office:value="48.3333">
            <text:p>48.3333</text:p>
          </table:table-cell>
          <table:table-cell office:value-type="float" office:value="48.6667">
            <text:p>48.6667</text:p>
          </table:table-cell>
          <table:table-cell office:value-type="float" office:value="53.6667">
            <text:p>53.6667</text:p>
          </table:table-cell>
          <table:table-cell office:value-type="float" office:value="55.8333">
            <text:p>55.8333</text:p>
          </table:table-cell>
          <table:table-cell office:value-type="float" office:value="54.8333">
            <text:p>54.8333</text:p>
          </table:table-cell>
          <table:table-cell office:value-type="float" office:value="54.5">
            <text:p>54.5</text:p>
          </table:table-cell>
          <table:table-cell office:value-type="float" office:value="57.8333">
            <text:p>57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6-03T16:00:00">
            <text:p>Fri Jun  3 16:00:00 2022</text:p>
          </table:table-cell>
          <table:table-cell office:value-type="float" office:value="43.1667">
            <text:p>43.1667</text:p>
          </table:table-cell>
          <table:table-cell office:value-type="float" office:value="48.3333">
            <text:p>48.3333</text:p>
          </table:table-cell>
          <table:table-cell office:value-type="float" office:value="48.6667">
            <text:p>48.6667</text:p>
          </table:table-cell>
          <table:table-cell office:value-type="float" office:value="53.6667">
            <text:p>53.6667</text:p>
          </table:table-cell>
          <table:table-cell office:value-type="float" office:value="55.8333">
            <text:p>55.8333</text:p>
          </table:table-cell>
          <table:table-cell office:value-type="float" office:value="54.8333">
            <text:p>54.8333</text:p>
          </table:table-cell>
          <table:table-cell office:value-type="float" office:value="54.5">
            <text:p>54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6-03T17:00:00">
            <text:p>Fri Jun  3 17:00:00 2022</text:p>
          </table:table-cell>
          <table:table-cell office:value-type="float" office:value="38.8333">
            <text:p>38.8333</text:p>
          </table:table-cell>
          <table:table-cell office:value-type="float" office:value="43.1667">
            <text:p>43.1667</text:p>
          </table:table-cell>
          <table:table-cell office:value-type="float" office:value="48.3333">
            <text:p>48.3333</text:p>
          </table:table-cell>
          <table:table-cell office:value-type="float" office:value="48.6667">
            <text:p>48.6667</text:p>
          </table:table-cell>
          <table:table-cell office:value-type="float" office:value="53.6667">
            <text:p>53.6667</text:p>
          </table:table-cell>
          <table:table-cell office:value-type="float" office:value="55.8333">
            <text:p>55.8333</text:p>
          </table:table-cell>
          <table:table-cell office:value-type="float" office:value="54.8333">
            <text:p>54.8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06-04T13:00:00">
            <text:p>Sat Jun  4 13:00:00 2022</text:p>
          </table:table-cell>
          <table:table-cell office:value-type="float" office:value="55.5">
            <text:p>55.5</text:p>
          </table:table-cell>
          <table:table-cell office:value-type="float" office:value="57.3333">
            <text:p>57.3333</text:p>
          </table:table-cell>
          <table:table-cell office:value-type="float" office:value="57.1667">
            <text:p>57.1667</text:p>
          </table:table-cell>
          <table:table-cell office:value-type="float" office:value="56.5">
            <text:p>56.5</text:p>
          </table:table-cell>
          <table:table-cell office:value-type="float" office:value="60.1667">
            <text:p>60.1667</text:p>
          </table:table-cell>
          <table:table-cell office:value-type="float" office:value="64.0">
            <text:p>64.0</text:p>
          </table:table-cell>
          <table:table-cell office:value-type="float" office:value="60.5">
            <text:p>60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6-04T14:00:00">
            <text:p>Sat Jun  4 14:00:00 2022</text:p>
          </table:table-cell>
          <table:table-cell office:value-type="float" office:value="55.0">
            <text:p>55.0</text:p>
          </table:table-cell>
          <table:table-cell office:value-type="float" office:value="55.5">
            <text:p>55.5</text:p>
          </table:table-cell>
          <table:table-cell office:value-type="float" office:value="57.3333">
            <text:p>57.3333</text:p>
          </table:table-cell>
          <table:table-cell office:value-type="float" office:value="57.1667">
            <text:p>57.1667</text:p>
          </table:table-cell>
          <table:table-cell office:value-type="float" office:value="56.5">
            <text:p>56.5</text:p>
          </table:table-cell>
          <table:table-cell office:value-type="float" office:value="60.1667">
            <text:p>60.1667</text:p>
          </table:table-cell>
          <table:table-cell office:value-type="float" office:value="64.0">
            <text:p>64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6-04T15:00:00">
            <text:p>Sat Jun  4 15:00:00 2022</text:p>
          </table:table-cell>
          <table:table-cell office:value-type="float" office:value="54.3333">
            <text:p>54.3333</text:p>
          </table:table-cell>
          <table:table-cell office:value-type="float" office:value="55.0">
            <text:p>55.0</text:p>
          </table:table-cell>
          <table:table-cell office:value-type="float" office:value="55.5">
            <text:p>55.5</text:p>
          </table:table-cell>
          <table:table-cell office:value-type="float" office:value="57.3333">
            <text:p>57.3333</text:p>
          </table:table-cell>
          <table:table-cell office:value-type="float" office:value="57.1667">
            <text:p>57.1667</text:p>
          </table:table-cell>
          <table:table-cell office:value-type="float" office:value="56.5">
            <text:p>56.5</text:p>
          </table:table-cell>
          <table:table-cell office:value-type="float" office:value="60.1667">
            <text:p>60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6-04T16:00:00">
            <text:p>Sat Jun  4 16:00:00 2022</text:p>
          </table:table-cell>
          <table:table-cell office:value-type="float" office:value="53.3333">
            <text:p>53.3333</text:p>
          </table:table-cell>
          <table:table-cell office:value-type="float" office:value="54.3333">
            <text:p>54.3333</text:p>
          </table:table-cell>
          <table:table-cell office:value-type="float" office:value="55.0">
            <text:p>55.0</text:p>
          </table:table-cell>
          <table:table-cell office:value-type="float" office:value="55.5">
            <text:p>55.5</text:p>
          </table:table-cell>
          <table:table-cell office:value-type="float" office:value="57.3333">
            <text:p>57.3333</text:p>
          </table:table-cell>
          <table:table-cell office:value-type="float" office:value="57.1667">
            <text:p>57.1667</text:p>
          </table:table-cell>
          <table:table-cell office:value-type="float" office:value="56.5">
            <text:p>56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6-04T17:00:00">
            <text:p>Sat Jun  4 17:00:00 2022</text:p>
          </table:table-cell>
          <table:table-cell office:value-type="float" office:value="51.0">
            <text:p>51.0</text:p>
          </table:table-cell>
          <table:table-cell office:value-type="float" office:value="53.3333">
            <text:p>53.3333</text:p>
          </table:table-cell>
          <table:table-cell office:value-type="float" office:value="54.3333">
            <text:p>54.3333</text:p>
          </table:table-cell>
          <table:table-cell office:value-type="float" office:value="55.0">
            <text:p>55.0</text:p>
          </table:table-cell>
          <table:table-cell office:value-type="float" office:value="55.5">
            <text:p>55.5</text:p>
          </table:table-cell>
          <table:table-cell office:value-type="float" office:value="57.3333">
            <text:p>57.3333</text:p>
          </table:table-cell>
          <table:table-cell office:value-type="float" office:value="57.1667">
            <text:p>57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6-05T13:00:00">
            <text:p>Sun Jun  5 13:00:00 2022</text:p>
          </table:table-cell>
          <table:table-cell office:value-type="float" office:value="60.0">
            <text:p>60.0</text:p>
          </table:table-cell>
          <table:table-cell office:value-type="float" office:value="59.8333">
            <text:p>59.8333</text:p>
          </table:table-cell>
          <table:table-cell office:value-type="float" office:value="61.3333">
            <text:p>61.3333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62.0">
            <text:p>62.0</text:p>
          </table:table-cell>
          <table:table-cell office:value-type="float" office:value="61.6667">
            <text:p>61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6-05T14:00:00">
            <text:p>Sun Jun  5 14:00:00 2022</text:p>
          </table:table-cell>
          <table:table-cell office:value-type="float" office:value="59.0">
            <text:p>59.0</text:p>
          </table:table-cell>
          <table:table-cell office:value-type="float" office:value="60.0">
            <text:p>60.0</text:p>
          </table:table-cell>
          <table:table-cell office:value-type="float" office:value="59.8333">
            <text:p>59.8333</text:p>
          </table:table-cell>
          <table:table-cell office:value-type="float" office:value="61.3333">
            <text:p>61.3333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62.0">
            <text:p>62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6-05T15:00:00">
            <text:p>Sun Jun  5 15:00:00 2022</text:p>
          </table:table-cell>
          <table:table-cell office:value-type="float" office:value="57.5">
            <text:p>57.5</text:p>
          </table:table-cell>
          <table:table-cell office:value-type="float" office:value="59.0">
            <text:p>59.0</text:p>
          </table:table-cell>
          <table:table-cell office:value-type="float" office:value="60.0">
            <text:p>60.0</text:p>
          </table:table-cell>
          <table:table-cell office:value-type="float" office:value="59.8333">
            <text:p>59.8333</text:p>
          </table:table-cell>
          <table:table-cell office:value-type="float" office:value="61.3333">
            <text:p>61.3333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6-05T16:00:00">
            <text:p>Sun Jun  5 16:00:00 2022</text:p>
          </table:table-cell>
          <table:table-cell office:value-type="float" office:value="54.0">
            <text:p>54.0</text:p>
          </table:table-cell>
          <table:table-cell office:value-type="float" office:value="57.5">
            <text:p>57.5</text:p>
          </table:table-cell>
          <table:table-cell office:value-type="float" office:value="59.0">
            <text:p>59.0</text:p>
          </table:table-cell>
          <table:table-cell office:value-type="float" office:value="60.0">
            <text:p>60.0</text:p>
          </table:table-cell>
          <table:table-cell office:value-type="float" office:value="59.8333">
            <text:p>59.8333</text:p>
          </table:table-cell>
          <table:table-cell office:value-type="float" office:value="61.3333">
            <text:p>61.3333</text:p>
          </table:table-cell>
          <table:table-cell office:value-type="float" office:value="62.6667">
            <text:p>62.6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6-05T17:00:00">
            <text:p>Sun Jun  5 17:00:00 2022</text:p>
          </table:table-cell>
          <table:table-cell office:value-type="float" office:value="49.6667">
            <text:p>49.6667</text:p>
          </table:table-cell>
          <table:table-cell office:value-type="float" office:value="54.0">
            <text:p>54.0</text:p>
          </table:table-cell>
          <table:table-cell office:value-type="float" office:value="57.5">
            <text:p>57.5</text:p>
          </table:table-cell>
          <table:table-cell office:value-type="float" office:value="59.0">
            <text:p>59.0</text:p>
          </table:table-cell>
          <table:table-cell office:value-type="float" office:value="60.0">
            <text:p>60.0</text:p>
          </table:table-cell>
          <table:table-cell office:value-type="float" office:value="59.8333">
            <text:p>59.8333</text:p>
          </table:table-cell>
          <table:table-cell office:value-type="float" office:value="61.3333">
            <text:p>61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6-06T13:00:00">
            <text:p>Mon Jun  6 13:00:00 2022</text:p>
          </table:table-cell>
          <table:table-cell office:value-type="float" office:value="83.0">
            <text:p>83.0</text:p>
          </table:table-cell>
          <table:table-cell office:value-type="float" office:value="83.1667">
            <text:p>83.1667</text:p>
          </table:table-cell>
          <table:table-cell office:value-type="float" office:value="76.5">
            <text:p>76.5</text:p>
          </table:table-cell>
          <table:table-cell office:value-type="float" office:value="72.3333">
            <text:p>72.3333</text:p>
          </table:table-cell>
          <table:table-cell office:value-type="float" office:value="68.8333">
            <text:p>68.8333</text:p>
          </table:table-cell>
          <table:table-cell office:value-type="float" office:value="65.5">
            <text:p>65.5</text:p>
          </table:table-cell>
          <table:table-cell office:value-type="float" office:value="63.8333">
            <text:p>63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6-06T14:00:00">
            <text:p>Mon Jun  6 14:00:00 2022</text:p>
          </table:table-cell>
          <table:table-cell office:value-type="float" office:value="82.3333">
            <text:p>82.3333</text:p>
          </table:table-cell>
          <table:table-cell office:value-type="float" office:value="83.0">
            <text:p>83.0</text:p>
          </table:table-cell>
          <table:table-cell office:value-type="float" office:value="83.1667">
            <text:p>83.1667</text:p>
          </table:table-cell>
          <table:table-cell office:value-type="float" office:value="76.5">
            <text:p>76.5</text:p>
          </table:table-cell>
          <table:table-cell office:value-type="float" office:value="72.3333">
            <text:p>72.3333</text:p>
          </table:table-cell>
          <table:table-cell office:value-type="float" office:value="68.8333">
            <text:p>68.8333</text:p>
          </table:table-cell>
          <table:table-cell office:value-type="float" office:value="65.5">
            <text:p>65.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6-06T15:00:00">
            <text:p>Mon Jun  6 15:00:00 2022</text:p>
          </table:table-cell>
          <table:table-cell office:value-type="float" office:value="73.3333">
            <text:p>73.3333</text:p>
          </table:table-cell>
          <table:table-cell office:value-type="float" office:value="82.3333">
            <text:p>82.3333</text:p>
          </table:table-cell>
          <table:table-cell office:value-type="float" office:value="83.0">
            <text:p>83.0</text:p>
          </table:table-cell>
          <table:table-cell office:value-type="float" office:value="83.1667">
            <text:p>83.1667</text:p>
          </table:table-cell>
          <table:table-cell office:value-type="float" office:value="76.5">
            <text:p>76.5</text:p>
          </table:table-cell>
          <table:table-cell office:value-type="float" office:value="72.3333">
            <text:p>72.3333</text:p>
          </table:table-cell>
          <table:table-cell office:value-type="float" office:value="68.8333">
            <text:p>68.8333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2-06-06T16:00:00">
            <text:p>Mon Jun  6 16:00:00 2022</text:p>
          </table:table-cell>
          <table:table-cell office:value-type="float" office:value="51.1667">
            <text:p>51.1667</text:p>
          </table:table-cell>
          <table:table-cell office:value-type="float" office:value="73.3333">
            <text:p>73.3333</text:p>
          </table:table-cell>
          <table:table-cell office:value-type="float" office:value="82.3333">
            <text:p>82.3333</text:p>
          </table:table-cell>
          <table:table-cell office:value-type="float" office:value="83.0">
            <text:p>83.0</text:p>
          </table:table-cell>
          <table:table-cell office:value-type="float" office:value="83.1667">
            <text:p>83.1667</text:p>
          </table:table-cell>
          <table:table-cell office:value-type="float" office:value="76.5">
            <text:p>76.5</text:p>
          </table:table-cell>
          <table:table-cell office:value-type="float" office:value="72.3333">
            <text:p>72.333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6-06T17:00:00">
            <text:p>Mon Jun  6 17:00:00 2022</text:p>
          </table:table-cell>
          <table:table-cell office:value-type="float" office:value="47.8333">
            <text:p>47.8333</text:p>
          </table:table-cell>
          <table:table-cell office:value-type="float" office:value="51.1667">
            <text:p>51.1667</text:p>
          </table:table-cell>
          <table:table-cell office:value-type="float" office:value="73.3333">
            <text:p>73.3333</text:p>
          </table:table-cell>
          <table:table-cell office:value-type="float" office:value="82.3333">
            <text:p>82.3333</text:p>
          </table:table-cell>
          <table:table-cell office:value-type="float" office:value="83.0">
            <text:p>83.0</text:p>
          </table:table-cell>
          <table:table-cell office:value-type="float" office:value="83.1667">
            <text:p>83.1667</text:p>
          </table:table-cell>
          <table:table-cell office:value-type="float" office:value="76.5">
            <text:p>76.5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6-07T13:00:00">
            <text:p>Tue Jun  7 13:00:00 2022</text:p>
          </table:table-cell>
          <table:table-cell office:value-type="float" office:value="85.3333">
            <text:p>85.3333</text:p>
          </table:table-cell>
          <table:table-cell office:value-type="float" office:value="89.0">
            <text:p>89.0</text:p>
          </table:table-cell>
          <table:table-cell office:value-type="float" office:value="88.6667">
            <text:p>88.6667</text:p>
          </table:table-cell>
          <table:table-cell office:value-type="float" office:value="91.6667">
            <text:p>91.6667</text:p>
          </table:table-cell>
          <table:table-cell office:value-type="float" office:value="92.0">
            <text:p>92.0</text:p>
          </table:table-cell>
          <table:table-cell office:value-type="float" office:value="82.1667">
            <text:p>82.1667</text:p>
          </table:table-cell>
          <table:table-cell office:value-type="float" office:value="72.3333">
            <text:p>72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6-07T14:00:00">
            <text:p>Tue Jun  7 14:00:00 2022</text:p>
          </table:table-cell>
          <table:table-cell office:value-type="float" office:value="81.8333">
            <text:p>81.8333</text:p>
          </table:table-cell>
          <table:table-cell office:value-type="float" office:value="85.3333">
            <text:p>85.3333</text:p>
          </table:table-cell>
          <table:table-cell office:value-type="float" office:value="89.0">
            <text:p>89.0</text:p>
          </table:table-cell>
          <table:table-cell office:value-type="float" office:value="88.6667">
            <text:p>88.6667</text:p>
          </table:table-cell>
          <table:table-cell office:value-type="float" office:value="91.6667">
            <text:p>91.6667</text:p>
          </table:table-cell>
          <table:table-cell office:value-type="float" office:value="92.0">
            <text:p>92.0</text:p>
          </table:table-cell>
          <table:table-cell office:value-type="float" office:value="82.1667">
            <text:p>82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6-07T15:00:00">
            <text:p>Tue Jun  7 15:00:00 2022</text:p>
          </table:table-cell>
          <table:table-cell office:value-type="float" office:value="68.3333">
            <text:p>68.3333</text:p>
          </table:table-cell>
          <table:table-cell office:value-type="float" office:value="81.8333">
            <text:p>81.8333</text:p>
          </table:table-cell>
          <table:table-cell office:value-type="float" office:value="85.3333">
            <text:p>85.3333</text:p>
          </table:table-cell>
          <table:table-cell office:value-type="float" office:value="89.0">
            <text:p>89.0</text:p>
          </table:table-cell>
          <table:table-cell office:value-type="float" office:value="88.6667">
            <text:p>88.6667</text:p>
          </table:table-cell>
          <table:table-cell office:value-type="float" office:value="91.6667">
            <text:p>91.6667</text:p>
          </table:table-cell>
          <table:table-cell office:value-type="float" office:value="92.0">
            <text:p>92.0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06-07T16:00:00">
            <text:p>Tue Jun  7 16:00:00 2022</text:p>
          </table:table-cell>
          <table:table-cell office:value-type="float" office:value="63.6667">
            <text:p>63.6667</text:p>
          </table:table-cell>
          <table:table-cell office:value-type="float" office:value="68.3333">
            <text:p>68.3333</text:p>
          </table:table-cell>
          <table:table-cell office:value-type="float" office:value="81.8333">
            <text:p>81.8333</text:p>
          </table:table-cell>
          <table:table-cell office:value-type="float" office:value="85.3333">
            <text:p>85.3333</text:p>
          </table:table-cell>
          <table:table-cell office:value-type="float" office:value="89.0">
            <text:p>89.0</text:p>
          </table:table-cell>
          <table:table-cell office:value-type="float" office:value="88.6667">
            <text:p>88.6667</text:p>
          </table:table-cell>
          <table:table-cell office:value-type="float" office:value="91.6667">
            <text:p>91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6-07T17:00:00">
            <text:p>Tue Jun  7 17:00:00 2022</text:p>
          </table:table-cell>
          <table:table-cell office:value-type="float" office:value="46.3333">
            <text:p>46.3333</text:p>
          </table:table-cell>
          <table:table-cell office:value-type="float" office:value="63.6667">
            <text:p>63.6667</text:p>
          </table:table-cell>
          <table:table-cell office:value-type="float" office:value="68.3333">
            <text:p>68.3333</text:p>
          </table:table-cell>
          <table:table-cell office:value-type="float" office:value="81.8333">
            <text:p>81.8333</text:p>
          </table:table-cell>
          <table:table-cell office:value-type="float" office:value="85.3333">
            <text:p>85.3333</text:p>
          </table:table-cell>
          <table:table-cell office:value-type="float" office:value="89.0">
            <text:p>89.0</text:p>
          </table:table-cell>
          <table:table-cell office:value-type="float" office:value="88.6667">
            <text:p>88.6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6-07T18:00:00">
            <text:p>Tue Jun  7 18:00:00 2022</text:p>
          </table:table-cell>
          <table:table-cell office:value-type="float" office:value="50.5">
            <text:p>50.5</text:p>
          </table:table-cell>
          <table:table-cell office:value-type="float" office:value="46.3333">
            <text:p>46.3333</text:p>
          </table:table-cell>
          <table:table-cell office:value-type="float" office:value="63.6667">
            <text:p>63.6667</text:p>
          </table:table-cell>
          <table:table-cell office:value-type="float" office:value="68.3333">
            <text:p>68.3333</text:p>
          </table:table-cell>
          <table:table-cell office:value-type="float" office:value="81.8333">
            <text:p>81.8333</text:p>
          </table:table-cell>
          <table:table-cell office:value-type="float" office:value="85.3333">
            <text:p>85.3333</text:p>
          </table:table-cell>
          <table:table-cell office:value-type="float" office:value="89.0">
            <text:p>89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6-07T19:00:00">
            <text:p>Tue Jun  7 19:00:00 2022</text:p>
          </table:table-cell>
          <table:table-cell office:value-type="float" office:value="46.6667">
            <text:p>46.6667</text:p>
          </table:table-cell>
          <table:table-cell office:value-type="float" office:value="50.5">
            <text:p>50.5</text:p>
          </table:table-cell>
          <table:table-cell office:value-type="float" office:value="46.3333">
            <text:p>46.3333</text:p>
          </table:table-cell>
          <table:table-cell office:value-type="float" office:value="63.6667">
            <text:p>63.6667</text:p>
          </table:table-cell>
          <table:table-cell office:value-type="float" office:value="68.3333">
            <text:p>68.3333</text:p>
          </table:table-cell>
          <table:table-cell office:value-type="float" office:value="81.8333">
            <text:p>81.8333</text:p>
          </table:table-cell>
          <table:table-cell office:value-type="float" office:value="85.3333">
            <text:p>85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06-08T13:00:00">
            <text:p>Wed Jun  8 13:00:00 2022</text:p>
          </table:table-cell>
          <table:table-cell office:value-type="float" office:value="52.8333">
            <text:p>52.8333</text:p>
          </table:table-cell>
          <table:table-cell office:value-type="float" office:value="62.1667">
            <text:p>62.1667</text:p>
          </table:table-cell>
          <table:table-cell office:value-type="float" office:value="69.6667">
            <text:p>69.6667</text:p>
          </table:table-cell>
          <table:table-cell office:value-type="float" office:value="65.1667">
            <text:p>65.1667</text:p>
          </table:table-cell>
          <table:table-cell office:value-type="float" office:value="79.3333">
            <text:p>79.3333</text:p>
          </table:table-cell>
          <table:table-cell office:value-type="float" office:value="65.1667">
            <text:p>65.1667</text:p>
          </table:table-cell>
          <table:table-cell office:value-type="float" office:value="54.1667">
            <text:p>54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6-08T14:00:00">
            <text:p>Wed Jun  8 14:00:00 2022</text:p>
          </table:table-cell>
          <table:table-cell office:value-type="float" office:value="46.0">
            <text:p>46.0</text:p>
          </table:table-cell>
          <table:table-cell office:value-type="float" office:value="52.8333">
            <text:p>52.8333</text:p>
          </table:table-cell>
          <table:table-cell office:value-type="float" office:value="62.1667">
            <text:p>62.1667</text:p>
          </table:table-cell>
          <table:table-cell office:value-type="float" office:value="69.6667">
            <text:p>69.6667</text:p>
          </table:table-cell>
          <table:table-cell office:value-type="float" office:value="65.1667">
            <text:p>65.1667</text:p>
          </table:table-cell>
          <table:table-cell office:value-type="float" office:value="79.3333">
            <text:p>79.3333</text:p>
          </table:table-cell>
          <table:table-cell office:value-type="float" office:value="65.1667">
            <text:p>65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6-08T15:00:00">
            <text:p>Wed Jun  8 15:00:00 2022</text:p>
          </table:table-cell>
          <table:table-cell office:value-type="float" office:value="48.5">
            <text:p>48.5</text:p>
          </table:table-cell>
          <table:table-cell office:value-type="float" office:value="46.0">
            <text:p>46.0</text:p>
          </table:table-cell>
          <table:table-cell office:value-type="float" office:value="52.8333">
            <text:p>52.8333</text:p>
          </table:table-cell>
          <table:table-cell office:value-type="float" office:value="62.1667">
            <text:p>62.1667</text:p>
          </table:table-cell>
          <table:table-cell office:value-type="float" office:value="69.6667">
            <text:p>69.6667</text:p>
          </table:table-cell>
          <table:table-cell office:value-type="float" office:value="65.1667">
            <text:p>65.1667</text:p>
          </table:table-cell>
          <table:table-cell office:value-type="float" office:value="79.3333">
            <text:p>79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6-08T16:00:00">
            <text:p>Wed Jun  8 16:00:00 2022</text:p>
          </table:table-cell>
          <table:table-cell office:value-type="float" office:value="43.5">
            <text:p>43.5</text:p>
          </table:table-cell>
          <table:table-cell office:value-type="float" office:value="48.5">
            <text:p>48.5</text:p>
          </table:table-cell>
          <table:table-cell office:value-type="float" office:value="46.0">
            <text:p>46.0</text:p>
          </table:table-cell>
          <table:table-cell office:value-type="float" office:value="52.8333">
            <text:p>52.8333</text:p>
          </table:table-cell>
          <table:table-cell office:value-type="float" office:value="62.1667">
            <text:p>62.1667</text:p>
          </table:table-cell>
          <table:table-cell office:value-type="float" office:value="69.6667">
            <text:p>69.6667</text:p>
          </table:table-cell>
          <table:table-cell office:value-type="float" office:value="65.1667">
            <text:p>65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6-08T17:00:00">
            <text:p>Wed Jun  8 17:00:00 2022</text:p>
          </table:table-cell>
          <table:table-cell office:value-type="float" office:value="39.6667">
            <text:p>39.6667</text:p>
          </table:table-cell>
          <table:table-cell office:value-type="float" office:value="43.5">
            <text:p>43.5</text:p>
          </table:table-cell>
          <table:table-cell office:value-type="float" office:value="48.5">
            <text:p>48.5</text:p>
          </table:table-cell>
          <table:table-cell office:value-type="float" office:value="46.0">
            <text:p>46.0</text:p>
          </table:table-cell>
          <table:table-cell office:value-type="float" office:value="52.8333">
            <text:p>52.8333</text:p>
          </table:table-cell>
          <table:table-cell office:value-type="float" office:value="62.1667">
            <text:p>62.1667</text:p>
          </table:table-cell>
          <table:table-cell office:value-type="float" office:value="69.6667">
            <text:p>69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6-08T18:00:00">
            <text:p>Wed Jun  8 18:00:00 2022</text:p>
          </table:table-cell>
          <table:table-cell office:value-type="float" office:value="29.8333">
            <text:p>29.8333</text:p>
          </table:table-cell>
          <table:table-cell office:value-type="float" office:value="39.6667">
            <text:p>39.6667</text:p>
          </table:table-cell>
          <table:table-cell office:value-type="float" office:value="43.5">
            <text:p>43.5</text:p>
          </table:table-cell>
          <table:table-cell office:value-type="float" office:value="48.5">
            <text:p>48.5</text:p>
          </table:table-cell>
          <table:table-cell office:value-type="float" office:value="46.0">
            <text:p>46.0</text:p>
          </table:table-cell>
          <table:table-cell office:value-type="float" office:value="52.8333">
            <text:p>52.8333</text:p>
          </table:table-cell>
          <table:table-cell office:value-type="float" office:value="62.1667">
            <text:p>62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6-10T13:00:00">
            <text:p>Fri Jun 10 13:00:00 2022</text:p>
          </table:table-cell>
          <table:table-cell office:value-type="float" office:value="77.0">
            <text:p>77.0</text:p>
          </table:table-cell>
          <table:table-cell office:value-type="float" office:value="77.6667">
            <text:p>77.6667</text:p>
          </table:table-cell>
          <table:table-cell office:value-type="float" office:value="70.5">
            <text:p>70.5</text:p>
          </table:table-cell>
          <table:table-cell office:value-type="float" office:value="63.8333">
            <text:p>63.8333</text:p>
          </table:table-cell>
          <table:table-cell office:value-type="float" office:value="54.1667">
            <text:p>54.1667</text:p>
          </table:table-cell>
          <table:table-cell office:value-type="float" office:value="49.8333">
            <text:p>49.8333</text:p>
          </table:table-cell>
          <table:table-cell office:value-type="float" office:value="46.3333">
            <text:p>46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6-10T14:00:00">
            <text:p>Fri Jun 10 14:00:00 2022</text:p>
          </table:table-cell>
          <table:table-cell office:value-type="float" office:value="77.5">
            <text:p>77.5</text:p>
          </table:table-cell>
          <table:table-cell office:value-type="float" office:value="77.0">
            <text:p>77.0</text:p>
          </table:table-cell>
          <table:table-cell office:value-type="float" office:value="77.6667">
            <text:p>77.6667</text:p>
          </table:table-cell>
          <table:table-cell office:value-type="float" office:value="70.5">
            <text:p>70.5</text:p>
          </table:table-cell>
          <table:table-cell office:value-type="float" office:value="63.8333">
            <text:p>63.8333</text:p>
          </table:table-cell>
          <table:table-cell office:value-type="float" office:value="54.1667">
            <text:p>54.1667</text:p>
          </table:table-cell>
          <table:table-cell office:value-type="float" office:value="49.8333">
            <text:p>49.8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6-10T15:00:00">
            <text:p>Fri Jun 10 15:00:00 2022</text:p>
          </table:table-cell>
          <table:table-cell office:value-type="float" office:value="65.1667">
            <text:p>65.1667</text:p>
          </table:table-cell>
          <table:table-cell office:value-type="float" office:value="77.5">
            <text:p>77.5</text:p>
          </table:table-cell>
          <table:table-cell office:value-type="float" office:value="77.0">
            <text:p>77.0</text:p>
          </table:table-cell>
          <table:table-cell office:value-type="float" office:value="77.6667">
            <text:p>77.6667</text:p>
          </table:table-cell>
          <table:table-cell office:value-type="float" office:value="70.5">
            <text:p>70.5</text:p>
          </table:table-cell>
          <table:table-cell office:value-type="float" office:value="63.8333">
            <text:p>63.8333</text:p>
          </table:table-cell>
          <table:table-cell office:value-type="float" office:value="54.1667">
            <text:p>54.1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6-27T11:00:00">
            <text:p>Mon Jun 27 11:00:00 2022</text:p>
          </table:table-cell>
          <table:table-cell office:value-type="float" office:value="53.8333">
            <text:p>53.8333</text:p>
          </table:table-cell>
          <table:table-cell office:value-type="float" office:value="65.1667">
            <text:p>65.1667</text:p>
          </table:table-cell>
          <table:table-cell office:value-type="float" office:value="77.5">
            <text:p>77.5</text:p>
          </table:table-cell>
          <table:table-cell office:value-type="float" office:value="77.0">
            <text:p>77.0</text:p>
          </table:table-cell>
          <table:table-cell office:value-type="float" office:value="77.6667">
            <text:p>77.6667</text:p>
          </table:table-cell>
          <table:table-cell office:value-type="float" office:value="70.5">
            <text:p>70.5</text:p>
          </table:table-cell>
          <table:table-cell office:value-type="float" office:value="63.8333">
            <text:p>63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6-27T12:00:00">
            <text:p>Mon Jun 27 12:00:00 2022</text:p>
          </table:table-cell>
          <table:table-cell office:value-type="float" office:value="36.0">
            <text:p>36.0</text:p>
          </table:table-cell>
          <table:table-cell office:value-type="float" office:value="53.8333">
            <text:p>53.8333</text:p>
          </table:table-cell>
          <table:table-cell office:value-type="float" office:value="65.1667">
            <text:p>65.1667</text:p>
          </table:table-cell>
          <table:table-cell office:value-type="float" office:value="77.5">
            <text:p>77.5</text:p>
          </table:table-cell>
          <table:table-cell office:value-type="float" office:value="77.0">
            <text:p>77.0</text:p>
          </table:table-cell>
          <table:table-cell office:value-type="float" office:value="77.6667">
            <text:p>77.6667</text:p>
          </table:table-cell>
          <table:table-cell office:value-type="float" office:value="70.5">
            <text:p>70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6-27T13:00:00">
            <text:p>Mon Jun 27 13:00:00 2022</text:p>
          </table:table-cell>
          <table:table-cell office:value-type="float" office:value="38.5">
            <text:p>38.5</text:p>
          </table:table-cell>
          <table:table-cell office:value-type="float" office:value="36.0">
            <text:p>36.0</text:p>
          </table:table-cell>
          <table:table-cell office:value-type="float" office:value="53.8333">
            <text:p>53.8333</text:p>
          </table:table-cell>
          <table:table-cell office:value-type="float" office:value="65.1667">
            <text:p>65.1667</text:p>
          </table:table-cell>
          <table:table-cell office:value-type="float" office:value="77.5">
            <text:p>77.5</text:p>
          </table:table-cell>
          <table:table-cell office:value-type="float" office:value="77.0">
            <text:p>77.0</text:p>
          </table:table-cell>
          <table:table-cell office:value-type="float" office:value="77.6667">
            <text:p>77.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6-28T12:00:00">
            <text:p>Tue Jun 28 12:00:00 2022</text:p>
          </table:table-cell>
          <table:table-cell office:value-type="float" office:value="71.5">
            <text:p>71.5</text:p>
          </table:table-cell>
          <table:table-cell office:value-type="float" office:value="87.3333">
            <text:p>87.3333</text:p>
          </table:table-cell>
          <table:table-cell office:value-type="float" office:value="92.3333">
            <text:p>92.3333</text:p>
          </table:table-cell>
          <table:table-cell office:value-type="float" office:value="84.6667">
            <text:p>84.6667</text:p>
          </table:table-cell>
          <table:table-cell office:value-type="float" office:value="75.0">
            <text:p>75.0</text:p>
          </table:table-cell>
          <table:table-cell office:value-type="float" office:value="66.1667">
            <text:p>66.1667</text:p>
          </table:table-cell>
          <table:table-cell office:value-type="float" office:value="55.8333">
            <text:p>55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6-28T13:00:00">
            <text:p>Tue Jun 28 13:00:00 2022</text:p>
          </table:table-cell>
          <table:table-cell office:value-type="float" office:value="63.3333">
            <text:p>63.3333</text:p>
          </table:table-cell>
          <table:table-cell office:value-type="float" office:value="71.5">
            <text:p>71.5</text:p>
          </table:table-cell>
          <table:table-cell office:value-type="float" office:value="87.3333">
            <text:p>87.3333</text:p>
          </table:table-cell>
          <table:table-cell office:value-type="float" office:value="92.3333">
            <text:p>92.3333</text:p>
          </table:table-cell>
          <table:table-cell office:value-type="float" office:value="84.6667">
            <text:p>84.6667</text:p>
          </table:table-cell>
          <table:table-cell office:value-type="float" office:value="75.0">
            <text:p>75.0</text:p>
          </table:table-cell>
          <table:table-cell office:value-type="float" office:value="66.1667">
            <text:p>66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6-28T14:00:00">
            <text:p>Tue Jun 28 14:00:00 2022</text:p>
          </table:table-cell>
          <table:table-cell office:value-type="float" office:value="63.1667">
            <text:p>63.1667</text:p>
          </table:table-cell>
          <table:table-cell office:value-type="float" office:value="63.3333">
            <text:p>63.3333</text:p>
          </table:table-cell>
          <table:table-cell office:value-type="float" office:value="71.5">
            <text:p>71.5</text:p>
          </table:table-cell>
          <table:table-cell office:value-type="float" office:value="87.3333">
            <text:p>87.3333</text:p>
          </table:table-cell>
          <table:table-cell office:value-type="float" office:value="92.3333">
            <text:p>92.3333</text:p>
          </table:table-cell>
          <table:table-cell office:value-type="float" office:value="84.6667">
            <text:p>84.6667</text:p>
          </table:table-cell>
          <table:table-cell office:value-type="float" office:value="75.0">
            <text:p>75.0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6-28T15:00:00">
            <text:p>Tue Jun 28 15:00:00 2022</text:p>
          </table:table-cell>
          <table:table-cell office:value-type="float" office:value="64.3333">
            <text:p>64.3333</text:p>
          </table:table-cell>
          <table:table-cell office:value-type="float" office:value="63.1667">
            <text:p>63.1667</text:p>
          </table:table-cell>
          <table:table-cell office:value-type="float" office:value="63.3333">
            <text:p>63.3333</text:p>
          </table:table-cell>
          <table:table-cell office:value-type="float" office:value="71.5">
            <text:p>71.5</text:p>
          </table:table-cell>
          <table:table-cell office:value-type="float" office:value="87.3333">
            <text:p>87.3333</text:p>
          </table:table-cell>
          <table:table-cell office:value-type="float" office:value="92.3333">
            <text:p>92.3333</text:p>
          </table:table-cell>
          <table:table-cell office:value-type="float" office:value="84.6667">
            <text:p>84.6667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2-06-28T16:00:00">
            <text:p>Tue Jun 28 16:00:00 2022</text:p>
          </table:table-cell>
          <table:table-cell office:value-type="float" office:value="61.8333">
            <text:p>61.8333</text:p>
          </table:table-cell>
          <table:table-cell office:value-type="float" office:value="64.3333">
            <text:p>64.3333</text:p>
          </table:table-cell>
          <table:table-cell office:value-type="float" office:value="63.1667">
            <text:p>63.1667</text:p>
          </table:table-cell>
          <table:table-cell office:value-type="float" office:value="63.3333">
            <text:p>63.3333</text:p>
          </table:table-cell>
          <table:table-cell office:value-type="float" office:value="71.5">
            <text:p>71.5</text:p>
          </table:table-cell>
          <table:table-cell office:value-type="float" office:value="87.3333">
            <text:p>87.3333</text:p>
          </table:table-cell>
          <table:table-cell office:value-type="float" office:value="92.3333">
            <text:p>92.3333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22-06-28T17:00:00">
            <text:p>Tue Jun 28 17:00:00 2022</text:p>
          </table:table-cell>
          <table:table-cell office:value-type="float" office:value="49.5">
            <text:p>49.5</text:p>
          </table:table-cell>
          <table:table-cell office:value-type="float" office:value="61.8333">
            <text:p>61.8333</text:p>
          </table:table-cell>
          <table:table-cell office:value-type="float" office:value="64.3333">
            <text:p>64.3333</text:p>
          </table:table-cell>
          <table:table-cell office:value-type="float" office:value="63.1667">
            <text:p>63.1667</text:p>
          </table:table-cell>
          <table:table-cell office:value-type="float" office:value="63.3333">
            <text:p>63.3333</text:p>
          </table:table-cell>
          <table:table-cell office:value-type="float" office:value="71.5">
            <text:p>71.5</text:p>
          </table:table-cell>
          <table:table-cell office:value-type="float" office:value="87.3333">
            <text:p>87.3333</text:p>
          </table:table-cell>
          <table:table-cell office:value-type="float" office:value="123.0">
            <text:p>123.0</text:p>
          </table:table-cell>
        </table:table-row>
        <table:table-row>
          <table:table-cell table:style-name="pd1" office:value-type="date" office:date-value="2022-06-28T18:00:00">
            <text:p>Tue Jun 28 18:00:00 2022</text:p>
          </table:table-cell>
          <table:table-cell office:value-type="float" office:value="46.5">
            <text:p>46.5</text:p>
          </table:table-cell>
          <table:table-cell office:value-type="float" office:value="49.5">
            <text:p>49.5</text:p>
          </table:table-cell>
          <table:table-cell office:value-type="float" office:value="61.8333">
            <text:p>61.8333</text:p>
          </table:table-cell>
          <table:table-cell office:value-type="float" office:value="64.3333">
            <text:p>64.3333</text:p>
          </table:table-cell>
          <table:table-cell office:value-type="float" office:value="63.1667">
            <text:p>63.1667</text:p>
          </table:table-cell>
          <table:table-cell office:value-type="float" office:value="63.3333">
            <text:p>63.3333</text:p>
          </table:table-cell>
          <table:table-cell office:value-type="float" office:value="71.5">
            <text:p>71.5</text:p>
          </table:table-cell>
          <table:table-cell office:value-type="float" office:value="117.8333">
            <text:p>117.8333</text:p>
          </table:table-cell>
        </table:table-row>
        <table:table-row>
          <table:table-cell table:style-name="pd1" office:value-type="date" office:date-value="2022-06-29T13:00:00">
            <text:p>Wed Jun 29 13:00:00 2022</text:p>
          </table:table-cell>
          <table:table-cell office:value-type="float" office:value="109.6667">
            <text:p>109.6667</text:p>
          </table:table-cell>
          <table:table-cell office:value-type="float" office:value="117.8333">
            <text:p>117.8333</text:p>
          </table:table-cell>
          <table:table-cell office:value-type="float" office:value="123.0">
            <text:p>123.0</text:p>
          </table:table-cell>
          <table:table-cell office:value-type="float" office:value="112.3333">
            <text:p>112.3333</text:p>
          </table:table-cell>
          <table:table-cell office:value-type="float" office:value="102.8333">
            <text:p>102.8333</text:p>
          </table:table-cell>
          <table:table-cell office:value-type="float" office:value="88.1667">
            <text:p>88.1667</text:p>
          </table:table-cell>
          <table:table-cell office:value-type="float" office:value="78.6667">
            <text:p>78.6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6-29T14:00:00">
            <text:p>Wed Jun 29 14:00:00 2022</text:p>
          </table:table-cell>
          <table:table-cell office:value-type="float" office:value="99.0">
            <text:p>99.0</text:p>
          </table:table-cell>
          <table:table-cell office:value-type="float" office:value="109.6667">
            <text:p>109.6667</text:p>
          </table:table-cell>
          <table:table-cell office:value-type="float" office:value="117.8333">
            <text:p>117.8333</text:p>
          </table:table-cell>
          <table:table-cell office:value-type="float" office:value="123.0">
            <text:p>123.0</text:p>
          </table:table-cell>
          <table:table-cell office:value-type="float" office:value="112.3333">
            <text:p>112.3333</text:p>
          </table:table-cell>
          <table:table-cell office:value-type="float" office:value="102.8333">
            <text:p>102.8333</text:p>
          </table:table-cell>
          <table:table-cell office:value-type="float" office:value="88.1667">
            <text:p>88.1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2-06-29T15:00:00">
            <text:p>Wed Jun 29 15:00:00 2022</text:p>
          </table:table-cell>
          <table:table-cell office:value-type="float" office:value="83.6667">
            <text:p>83.6667</text:p>
          </table:table-cell>
          <table:table-cell office:value-type="float" office:value="99.0">
            <text:p>99.0</text:p>
          </table:table-cell>
          <table:table-cell office:value-type="float" office:value="109.6667">
            <text:p>109.6667</text:p>
          </table:table-cell>
          <table:table-cell office:value-type="float" office:value="117.8333">
            <text:p>117.8333</text:p>
          </table:table-cell>
          <table:table-cell office:value-type="float" office:value="123.0">
            <text:p>123.0</text:p>
          </table:table-cell>
          <table:table-cell office:value-type="float" office:value="112.3333">
            <text:p>112.3333</text:p>
          </table:table-cell>
          <table:table-cell office:value-type="float" office:value="102.8333">
            <text:p>102.8333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6-29T16:00:00">
            <text:p>Wed Jun 29 16:00:00 2022</text:p>
          </table:table-cell>
          <table:table-cell office:value-type="float" office:value="81.3333">
            <text:p>81.3333</text:p>
          </table:table-cell>
          <table:table-cell office:value-type="float" office:value="83.6667">
            <text:p>83.6667</text:p>
          </table:table-cell>
          <table:table-cell office:value-type="float" office:value="99.0">
            <text:p>99.0</text:p>
          </table:table-cell>
          <table:table-cell office:value-type="float" office:value="109.6667">
            <text:p>109.6667</text:p>
          </table:table-cell>
          <table:table-cell office:value-type="float" office:value="117.8333">
            <text:p>117.8333</text:p>
          </table:table-cell>
          <table:table-cell office:value-type="float" office:value="123.0">
            <text:p>123.0</text:p>
          </table:table-cell>
          <table:table-cell office:value-type="float" office:value="112.3333">
            <text:p>112.3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6-29T17:00:00">
            <text:p>Wed Jun 29 17:00:00 2022</text:p>
          </table:table-cell>
          <table:table-cell office:value-type="float" office:value="78.3333">
            <text:p>78.3333</text:p>
          </table:table-cell>
          <table:table-cell office:value-type="float" office:value="81.3333">
            <text:p>81.3333</text:p>
          </table:table-cell>
          <table:table-cell office:value-type="float" office:value="83.6667">
            <text:p>83.6667</text:p>
          </table:table-cell>
          <table:table-cell office:value-type="float" office:value="99.0">
            <text:p>99.0</text:p>
          </table:table-cell>
          <table:table-cell office:value-type="float" office:value="109.6667">
            <text:p>109.6667</text:p>
          </table:table-cell>
          <table:table-cell office:value-type="float" office:value="117.8333">
            <text:p>117.8333</text:p>
          </table:table-cell>
          <table:table-cell office:value-type="float" office:value="123.0">
            <text:p>123.0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6-29T18:00:00">
            <text:p>Wed Jun 29 18:00:00 2022</text:p>
          </table:table-cell>
          <table:table-cell office:value-type="float" office:value="65.6667">
            <text:p>65.6667</text:p>
          </table:table-cell>
          <table:table-cell office:value-type="float" office:value="78.3333">
            <text:p>78.3333</text:p>
          </table:table-cell>
          <table:table-cell office:value-type="float" office:value="81.3333">
            <text:p>81.3333</text:p>
          </table:table-cell>
          <table:table-cell office:value-type="float" office:value="83.6667">
            <text:p>83.6667</text:p>
          </table:table-cell>
          <table:table-cell office:value-type="float" office:value="99.0">
            <text:p>99.0</text:p>
          </table:table-cell>
          <table:table-cell office:value-type="float" office:value="109.6667">
            <text:p>109.6667</text:p>
          </table:table-cell>
          <table:table-cell office:value-type="float" office:value="117.8333">
            <text:p>117.8333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2-06-29T19:00:00">
            <text:p>Wed Jun 29 19:00:00 2022</text:p>
          </table:table-cell>
          <table:table-cell office:value-type="float" office:value="41.3333">
            <text:p>41.3333</text:p>
          </table:table-cell>
          <table:table-cell office:value-type="float" office:value="65.6667">
            <text:p>65.6667</text:p>
          </table:table-cell>
          <table:table-cell office:value-type="float" office:value="78.3333">
            <text:p>78.3333</text:p>
          </table:table-cell>
          <table:table-cell office:value-type="float" office:value="81.3333">
            <text:p>81.3333</text:p>
          </table:table-cell>
          <table:table-cell office:value-type="float" office:value="83.6667">
            <text:p>83.6667</text:p>
          </table:table-cell>
          <table:table-cell office:value-type="float" office:value="99.0">
            <text:p>99.0</text:p>
          </table:table-cell>
          <table:table-cell office:value-type="float" office:value="109.6667">
            <text:p>109.6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6-30T11:00:00">
            <text:p>Thu Jun 30 11:00:00 2022</text:p>
          </table:table-cell>
          <table:table-cell office:value-type="float" office:value="91.6667">
            <text:p>91.6667</text:p>
          </table:table-cell>
          <table:table-cell office:value-type="float" office:value="96.5">
            <text:p>96.5</text:p>
          </table:table-cell>
          <table:table-cell office:value-type="float" office:value="94.5">
            <text:p>94.5</text:p>
          </table:table-cell>
          <table:table-cell office:value-type="float" office:value="87.5">
            <text:p>87.5</text:p>
          </table:table-cell>
          <table:table-cell office:value-type="float" office:value="80.0">
            <text:p>80.0</text:p>
          </table:table-cell>
          <table:table-cell office:value-type="float" office:value="60.5">
            <text:p>60.5</text:p>
          </table:table-cell>
          <table:table-cell office:value-type="float" office:value="24.6667">
            <text:p>24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6-30T12:00:00">
            <text:p>Thu Jun 30 12:00:00 2022</text:p>
          </table:table-cell>
          <table:table-cell office:value-type="float" office:value="92.0">
            <text:p>92.0</text:p>
          </table:table-cell>
          <table:table-cell office:value-type="float" office:value="91.6667">
            <text:p>91.6667</text:p>
          </table:table-cell>
          <table:table-cell office:value-type="float" office:value="96.5">
            <text:p>96.5</text:p>
          </table:table-cell>
          <table:table-cell office:value-type="float" office:value="94.5">
            <text:p>94.5</text:p>
          </table:table-cell>
          <table:table-cell office:value-type="float" office:value="87.5">
            <text:p>87.5</text:p>
          </table:table-cell>
          <table:table-cell office:value-type="float" office:value="80.0">
            <text:p>80.0</text:p>
          </table:table-cell>
          <table:table-cell office:value-type="float" office:value="60.5">
            <text:p>60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7-06T11:00:00">
            <text:p>Wed Jul  6 11:00:00 2022</text:p>
          </table:table-cell>
          <table:table-cell office:value-type="float" office:value="94.8333">
            <text:p>94.8333</text:p>
          </table:table-cell>
          <table:table-cell office:value-type="float" office:value="92.0">
            <text:p>92.0</text:p>
          </table:table-cell>
          <table:table-cell office:value-type="float" office:value="91.6667">
            <text:p>91.6667</text:p>
          </table:table-cell>
          <table:table-cell office:value-type="float" office:value="96.5">
            <text:p>96.5</text:p>
          </table:table-cell>
          <table:table-cell office:value-type="float" office:value="94.5">
            <text:p>94.5</text:p>
          </table:table-cell>
          <table:table-cell office:value-type="float" office:value="87.5">
            <text:p>87.5</text:p>
          </table:table-cell>
          <table:table-cell office:value-type="float" office:value="80.0">
            <text:p>80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7-06T12:00:00">
            <text:p>Wed Jul  6 12:00:00 2022</text:p>
          </table:table-cell>
          <table:table-cell office:value-type="float" office:value="86.0">
            <text:p>86.0</text:p>
          </table:table-cell>
          <table:table-cell office:value-type="float" office:value="94.8333">
            <text:p>94.8333</text:p>
          </table:table-cell>
          <table:table-cell office:value-type="float" office:value="92.0">
            <text:p>92.0</text:p>
          </table:table-cell>
          <table:table-cell office:value-type="float" office:value="91.6667">
            <text:p>91.6667</text:p>
          </table:table-cell>
          <table:table-cell office:value-type="float" office:value="96.5">
            <text:p>96.5</text:p>
          </table:table-cell>
          <table:table-cell office:value-type="float" office:value="94.5">
            <text:p>94.5</text:p>
          </table:table-cell>
          <table:table-cell office:value-type="float" office:value="87.5">
            <text:p>87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7-06T13:00:00">
            <text:p>Wed Jul  6 13:00:00 2022</text:p>
          </table:table-cell>
          <table:table-cell office:value-type="float" office:value="64.0">
            <text:p>64.0</text:p>
          </table:table-cell>
          <table:table-cell office:value-type="float" office:value="86.0">
            <text:p>86.0</text:p>
          </table:table-cell>
          <table:table-cell office:value-type="float" office:value="94.8333">
            <text:p>94.8333</text:p>
          </table:table-cell>
          <table:table-cell office:value-type="float" office:value="92.0">
            <text:p>92.0</text:p>
          </table:table-cell>
          <table:table-cell office:value-type="float" office:value="91.6667">
            <text:p>91.6667</text:p>
          </table:table-cell>
          <table:table-cell office:value-type="float" office:value="96.5">
            <text:p>96.5</text:p>
          </table:table-cell>
          <table:table-cell office:value-type="float" office:value="94.5">
            <text:p>94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7-06T14:00:00">
            <text:p>Wed Jul  6 14:00:00 2022</text:p>
          </table:table-cell>
          <table:table-cell office:value-type="float" office:value="50.8333">
            <text:p>50.8333</text:p>
          </table:table-cell>
          <table:table-cell office:value-type="float" office:value="64.0">
            <text:p>64.0</text:p>
          </table:table-cell>
          <table:table-cell office:value-type="float" office:value="86.0">
            <text:p>86.0</text:p>
          </table:table-cell>
          <table:table-cell office:value-type="float" office:value="94.8333">
            <text:p>94.8333</text:p>
          </table:table-cell>
          <table:table-cell office:value-type="float" office:value="92.0">
            <text:p>92.0</text:p>
          </table:table-cell>
          <table:table-cell office:value-type="float" office:value="91.6667">
            <text:p>91.6667</text:p>
          </table:table-cell>
          <table:table-cell office:value-type="float" office:value="96.5">
            <text:p>96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7-06T15:00:00">
            <text:p>Wed Jul  6 15:00:00 2022</text:p>
          </table:table-cell>
          <table:table-cell office:value-type="float" office:value="41.3333">
            <text:p>41.3333</text:p>
          </table:table-cell>
          <table:table-cell office:value-type="float" office:value="50.8333">
            <text:p>50.8333</text:p>
          </table:table-cell>
          <table:table-cell office:value-type="float" office:value="64.0">
            <text:p>64.0</text:p>
          </table:table-cell>
          <table:table-cell office:value-type="float" office:value="86.0">
            <text:p>86.0</text:p>
          </table:table-cell>
          <table:table-cell office:value-type="float" office:value="94.8333">
            <text:p>94.8333</text:p>
          </table:table-cell>
          <table:table-cell office:value-type="float" office:value="92.0">
            <text:p>92.0</text:p>
          </table:table-cell>
          <table:table-cell office:value-type="float" office:value="91.6667">
            <text:p>91.6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07-07T12:00:00">
            <text:p>Thu Jul  7 12:00:00 2022</text:p>
          </table:table-cell>
          <table:table-cell office:value-type="float" office:value="92.8333">
            <text:p>92.8333</text:p>
          </table:table-cell>
          <table:table-cell office:value-type="float" office:value="92.0">
            <text:p>92.0</text:p>
          </table:table-cell>
          <table:table-cell office:value-type="float" office:value="92.6667">
            <text:p>92.6667</text:p>
          </table:table-cell>
          <table:table-cell office:value-type="float" office:value="86.8333">
            <text:p>86.8333</text:p>
          </table:table-cell>
          <table:table-cell office:value-type="float" office:value="76.1667">
            <text:p>76.1667</text:p>
          </table:table-cell>
          <table:table-cell office:value-type="float" office:value="70.1667">
            <text:p>70.1667</text:p>
          </table:table-cell>
          <table:table-cell office:value-type="float" office:value="66.3333">
            <text:p>66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7-07T13:00:00">
            <text:p>Thu Jul  7 13:00:00 2022</text:p>
          </table:table-cell>
          <table:table-cell office:value-type="float" office:value="90.8333">
            <text:p>90.8333</text:p>
          </table:table-cell>
          <table:table-cell office:value-type="float" office:value="92.8333">
            <text:p>92.8333</text:p>
          </table:table-cell>
          <table:table-cell office:value-type="float" office:value="92.0">
            <text:p>92.0</text:p>
          </table:table-cell>
          <table:table-cell office:value-type="float" office:value="92.6667">
            <text:p>92.6667</text:p>
          </table:table-cell>
          <table:table-cell office:value-type="float" office:value="86.8333">
            <text:p>86.8333</text:p>
          </table:table-cell>
          <table:table-cell office:value-type="float" office:value="76.1667">
            <text:p>76.1667</text:p>
          </table:table-cell>
          <table:table-cell office:value-type="float" office:value="70.1667">
            <text:p>70.1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7-07T14:00:00">
            <text:p>Thu Jul  7 14:00:00 2022</text:p>
          </table:table-cell>
          <table:table-cell office:value-type="float" office:value="81.0">
            <text:p>81.0</text:p>
          </table:table-cell>
          <table:table-cell office:value-type="float" office:value="90.8333">
            <text:p>90.8333</text:p>
          </table:table-cell>
          <table:table-cell office:value-type="float" office:value="92.8333">
            <text:p>92.8333</text:p>
          </table:table-cell>
          <table:table-cell office:value-type="float" office:value="92.0">
            <text:p>92.0</text:p>
          </table:table-cell>
          <table:table-cell office:value-type="float" office:value="92.6667">
            <text:p>92.6667</text:p>
          </table:table-cell>
          <table:table-cell office:value-type="float" office:value="86.8333">
            <text:p>86.8333</text:p>
          </table:table-cell>
          <table:table-cell office:value-type="float" office:value="76.1667">
            <text:p>76.1667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2-07-07T15:00:00">
            <text:p>Thu Jul  7 15:00:00 2022</text:p>
          </table:table-cell>
          <table:table-cell office:value-type="float" office:value="65.5">
            <text:p>65.5</text:p>
          </table:table-cell>
          <table:table-cell office:value-type="float" office:value="81.0">
            <text:p>81.0</text:p>
          </table:table-cell>
          <table:table-cell office:value-type="float" office:value="90.8333">
            <text:p>90.8333</text:p>
          </table:table-cell>
          <table:table-cell office:value-type="float" office:value="92.8333">
            <text:p>92.8333</text:p>
          </table:table-cell>
          <table:table-cell office:value-type="float" office:value="92.0">
            <text:p>92.0</text:p>
          </table:table-cell>
          <table:table-cell office:value-type="float" office:value="92.6667">
            <text:p>92.6667</text:p>
          </table:table-cell>
          <table:table-cell office:value-type="float" office:value="86.8333">
            <text:p>86.8333</text:p>
          </table:table-cell>
          <table:table-cell office:value-type="float" office:value="124.1667">
            <text:p>124.1667</text:p>
          </table:table-cell>
        </table:table-row>
        <table:table-row>
          <table:table-cell table:style-name="pd1" office:value-type="date" office:date-value="2022-07-07T16:00:00">
            <text:p>Thu Jul  7 16:00:00 2022</text:p>
          </table:table-cell>
          <table:table-cell office:value-type="float" office:value="69.6667">
            <text:p>69.6667</text:p>
          </table:table-cell>
          <table:table-cell office:value-type="float" office:value="65.5">
            <text:p>65.5</text:p>
          </table:table-cell>
          <table:table-cell office:value-type="float" office:value="81.0">
            <text:p>81.0</text:p>
          </table:table-cell>
          <table:table-cell office:value-type="float" office:value="90.8333">
            <text:p>90.8333</text:p>
          </table:table-cell>
          <table:table-cell office:value-type="float" office:value="92.8333">
            <text:p>92.8333</text:p>
          </table:table-cell>
          <table:table-cell office:value-type="float" office:value="92.0">
            <text:p>92.0</text:p>
          </table:table-cell>
          <table:table-cell office:value-type="float" office:value="92.6667">
            <text:p>92.6667</text:p>
          </table:table-cell>
          <table:table-cell office:value-type="float" office:value="130.6667">
            <text:p>130.6667</text:p>
          </table:table-cell>
        </table:table-row>
        <table:table-row>
          <table:table-cell table:style-name="pd1" office:value-type="date" office:date-value="2022-07-07T17:00:00">
            <text:p>Thu Jul  7 17:00:00 2022</text:p>
          </table:table-cell>
          <table:table-cell office:value-type="float" office:value="53.3333">
            <text:p>53.3333</text:p>
          </table:table-cell>
          <table:table-cell office:value-type="float" office:value="69.6667">
            <text:p>69.6667</text:p>
          </table:table-cell>
          <table:table-cell office:value-type="float" office:value="65.5">
            <text:p>65.5</text:p>
          </table:table-cell>
          <table:table-cell office:value-type="float" office:value="81.0">
            <text:p>81.0</text:p>
          </table:table-cell>
          <table:table-cell office:value-type="float" office:value="90.8333">
            <text:p>90.8333</text:p>
          </table:table-cell>
          <table:table-cell office:value-type="float" office:value="92.8333">
            <text:p>92.8333</text:p>
          </table:table-cell>
          <table:table-cell office:value-type="float" office:value="92.0">
            <text:p>92.0</text:p>
          </table:table-cell>
          <table:table-cell office:value-type="float" office:value="132.6667">
            <text:p>132.6667</text:p>
          </table:table-cell>
        </table:table-row>
        <table:table-row>
          <table:table-cell table:style-name="pd1" office:value-type="date" office:date-value="2022-07-08T13:00:00">
            <text:p>Fri Jul  8 13:00:00 2022</text:p>
          </table:table-cell>
          <table:table-cell office:value-type="float" office:value="126.1667">
            <text:p>126.1667</text:p>
          </table:table-cell>
          <table:table-cell office:value-type="float" office:value="132.6667">
            <text:p>132.6667</text:p>
          </table:table-cell>
          <table:table-cell office:value-type="float" office:value="130.6667">
            <text:p>130.6667</text:p>
          </table:table-cell>
          <table:table-cell office:value-type="float" office:value="124.1667">
            <text:p>124.1667</text:p>
          </table:table-cell>
          <table:table-cell office:value-type="float" office:value="104.8333">
            <text:p>104.8333</text:p>
          </table:table-cell>
          <table:table-cell office:value-type="float" office:value="78.8333">
            <text:p>78.8333</text:p>
          </table:table-cell>
          <table:table-cell office:value-type="float" office:value="59.0">
            <text:p>59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7-08T14:00:00">
            <text:p>Fri Jul  8 14:00:00 2022</text:p>
          </table:table-cell>
          <table:table-cell office:value-type="float" office:value="114.3333">
            <text:p>114.3333</text:p>
          </table:table-cell>
          <table:table-cell office:value-type="float" office:value="126.1667">
            <text:p>126.1667</text:p>
          </table:table-cell>
          <table:table-cell office:value-type="float" office:value="132.6667">
            <text:p>132.6667</text:p>
          </table:table-cell>
          <table:table-cell office:value-type="float" office:value="130.6667">
            <text:p>130.6667</text:p>
          </table:table-cell>
          <table:table-cell office:value-type="float" office:value="124.1667">
            <text:p>124.1667</text:p>
          </table:table-cell>
          <table:table-cell office:value-type="float" office:value="104.8333">
            <text:p>104.8333</text:p>
          </table:table-cell>
          <table:table-cell office:value-type="float" office:value="78.8333">
            <text:p>78.8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07-08T15:00:00">
            <text:p>Fri Jul  8 15:00:00 2022</text:p>
          </table:table-cell>
          <table:table-cell office:value-type="float" office:value="99.8333">
            <text:p>99.8333</text:p>
          </table:table-cell>
          <table:table-cell office:value-type="float" office:value="114.3333">
            <text:p>114.3333</text:p>
          </table:table-cell>
          <table:table-cell office:value-type="float" office:value="126.1667">
            <text:p>126.1667</text:p>
          </table:table-cell>
          <table:table-cell office:value-type="float" office:value="132.6667">
            <text:p>132.6667</text:p>
          </table:table-cell>
          <table:table-cell office:value-type="float" office:value="130.6667">
            <text:p>130.6667</text:p>
          </table:table-cell>
          <table:table-cell office:value-type="float" office:value="124.1667">
            <text:p>124.1667</text:p>
          </table:table-cell>
          <table:table-cell office:value-type="float" office:value="104.8333">
            <text:p>104.8333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2-07-08T16:00:00">
            <text:p>Fri Jul  8 16:00:00 2022</text:p>
          </table:table-cell>
          <table:table-cell office:value-type="float" office:value="71.6667">
            <text:p>71.6667</text:p>
          </table:table-cell>
          <table:table-cell office:value-type="float" office:value="99.8333">
            <text:p>99.8333</text:p>
          </table:table-cell>
          <table:table-cell office:value-type="float" office:value="114.3333">
            <text:p>114.3333</text:p>
          </table:table-cell>
          <table:table-cell office:value-type="float" office:value="126.1667">
            <text:p>126.1667</text:p>
          </table:table-cell>
          <table:table-cell office:value-type="float" office:value="132.6667">
            <text:p>132.6667</text:p>
          </table:table-cell>
          <table:table-cell office:value-type="float" office:value="130.6667">
            <text:p>130.6667</text:p>
          </table:table-cell>
          <table:table-cell office:value-type="float" office:value="124.1667">
            <text:p>124.1667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2-07-08T17:00:00">
            <text:p>Fri Jul  8 17:00:00 2022</text:p>
          </table:table-cell>
          <table:table-cell office:value-type="float" office:value="66.3333">
            <text:p>66.3333</text:p>
          </table:table-cell>
          <table:table-cell office:value-type="float" office:value="71.6667">
            <text:p>71.6667</text:p>
          </table:table-cell>
          <table:table-cell office:value-type="float" office:value="99.8333">
            <text:p>99.8333</text:p>
          </table:table-cell>
          <table:table-cell office:value-type="float" office:value="114.3333">
            <text:p>114.3333</text:p>
          </table:table-cell>
          <table:table-cell office:value-type="float" office:value="126.1667">
            <text:p>126.1667</text:p>
          </table:table-cell>
          <table:table-cell office:value-type="float" office:value="132.6667">
            <text:p>132.6667</text:p>
          </table:table-cell>
          <table:table-cell office:value-type="float" office:value="130.6667">
            <text:p>130.6667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2-07-08T18:00:00">
            <text:p>Fri Jul  8 18:00:00 2022</text:p>
          </table:table-cell>
          <table:table-cell office:value-type="float" office:value="71.8333">
            <text:p>71.8333</text:p>
          </table:table-cell>
          <table:table-cell office:value-type="float" office:value="66.3333">
            <text:p>66.3333</text:p>
          </table:table-cell>
          <table:table-cell office:value-type="float" office:value="71.6667">
            <text:p>71.6667</text:p>
          </table:table-cell>
          <table:table-cell office:value-type="float" office:value="99.8333">
            <text:p>99.8333</text:p>
          </table:table-cell>
          <table:table-cell office:value-type="float" office:value="114.3333">
            <text:p>114.3333</text:p>
          </table:table-cell>
          <table:table-cell office:value-type="float" office:value="126.1667">
            <text:p>126.1667</text:p>
          </table:table-cell>
          <table:table-cell office:value-type="float" office:value="132.6667">
            <text:p>132.6667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22-07-08T19:00:00">
            <text:p>Fri Jul  8 19:00:00 2022</text:p>
          </table:table-cell>
          <table:table-cell office:value-type="float" office:value="61.3333">
            <text:p>61.3333</text:p>
          </table:table-cell>
          <table:table-cell office:value-type="float" office:value="71.8333">
            <text:p>71.8333</text:p>
          </table:table-cell>
          <table:table-cell office:value-type="float" office:value="66.3333">
            <text:p>66.3333</text:p>
          </table:table-cell>
          <table:table-cell office:value-type="float" office:value="71.6667">
            <text:p>71.6667</text:p>
          </table:table-cell>
          <table:table-cell office:value-type="float" office:value="99.8333">
            <text:p>99.8333</text:p>
          </table:table-cell>
          <table:table-cell office:value-type="float" office:value="114.3333">
            <text:p>114.3333</text:p>
          </table:table-cell>
          <table:table-cell office:value-type="float" office:value="126.1667">
            <text:p>126.1667</text:p>
          </table:table-cell>
          <table:table-cell office:value-type="float" office:value="112.5">
            <text:p>112.5</text:p>
          </table:table-cell>
        </table:table-row>
        <table:table-row>
          <table:table-cell table:style-name="pd1" office:value-type="date" office:date-value="2022-07-09T12:00:00">
            <text:p>Sat Jul  9 12:00:00 2022</text:p>
          </table:table-cell>
          <table:table-cell office:value-type="float" office:value="112.3333">
            <text:p>112.3333</text:p>
          </table:table-cell>
          <table:table-cell office:value-type="float" office:value="106.6667">
            <text:p>106.6667</text:p>
          </table:table-cell>
          <table:table-cell office:value-type="float" office:value="103.8333">
            <text:p>103.8333</text:p>
          </table:table-cell>
          <table:table-cell office:value-type="float" office:value="96.0">
            <text:p>96.0</text:p>
          </table:table-cell>
          <table:table-cell office:value-type="float" office:value="87.3333">
            <text:p>87.3333</text:p>
          </table:table-cell>
          <table:table-cell office:value-type="float" office:value="74.5">
            <text:p>74.5</text:p>
          </table:table-cell>
          <table:table-cell office:value-type="float" office:value="67.5">
            <text:p>67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7-09T13:00:00">
            <text:p>Sat Jul  9 13:00:00 2022</text:p>
          </table:table-cell>
          <table:table-cell office:value-type="float" office:value="112.5">
            <text:p>112.5</text:p>
          </table:table-cell>
          <table:table-cell office:value-type="float" office:value="112.3333">
            <text:p>112.3333</text:p>
          </table:table-cell>
          <table:table-cell office:value-type="float" office:value="106.6667">
            <text:p>106.6667</text:p>
          </table:table-cell>
          <table:table-cell office:value-type="float" office:value="103.8333">
            <text:p>103.8333</text:p>
          </table:table-cell>
          <table:table-cell office:value-type="float" office:value="96.0">
            <text:p>96.0</text:p>
          </table:table-cell>
          <table:table-cell office:value-type="float" office:value="87.3333">
            <text:p>87.3333</text:p>
          </table:table-cell>
          <table:table-cell office:value-type="float" office:value="74.5">
            <text:p>74.5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2-07-09T14:00:00">
            <text:p>Sat Jul  9 14:00:00 2022</text:p>
          </table:table-cell>
          <table:table-cell office:value-type="float" office:value="107.1667">
            <text:p>107.1667</text:p>
          </table:table-cell>
          <table:table-cell office:value-type="float" office:value="112.5">
            <text:p>112.5</text:p>
          </table:table-cell>
          <table:table-cell office:value-type="float" office:value="112.3333">
            <text:p>112.3333</text:p>
          </table:table-cell>
          <table:table-cell office:value-type="float" office:value="106.6667">
            <text:p>106.6667</text:p>
          </table:table-cell>
          <table:table-cell office:value-type="float" office:value="103.8333">
            <text:p>103.8333</text:p>
          </table:table-cell>
          <table:table-cell office:value-type="float" office:value="96.0">
            <text:p>96.0</text:p>
          </table:table-cell>
          <table:table-cell office:value-type="float" office:value="87.3333">
            <text:p>87.3333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2-07-09T15:00:00">
            <text:p>Sat Jul  9 15:00:00 2022</text:p>
          </table:table-cell>
          <table:table-cell office:value-type="float" office:value="86.1667">
            <text:p>86.1667</text:p>
          </table:table-cell>
          <table:table-cell office:value-type="float" office:value="107.1667">
            <text:p>107.1667</text:p>
          </table:table-cell>
          <table:table-cell office:value-type="float" office:value="112.5">
            <text:p>112.5</text:p>
          </table:table-cell>
          <table:table-cell office:value-type="float" office:value="112.3333">
            <text:p>112.3333</text:p>
          </table:table-cell>
          <table:table-cell office:value-type="float" office:value="106.6667">
            <text:p>106.6667</text:p>
          </table:table-cell>
          <table:table-cell office:value-type="float" office:value="103.8333">
            <text:p>103.8333</text:p>
          </table:table-cell>
          <table:table-cell office:value-type="float" office:value="96.0">
            <text:p>96.0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2-07-09T16:00:00">
            <text:p>Sat Jul  9 16:00:00 2022</text:p>
          </table:table-cell>
          <table:table-cell office:value-type="float" office:value="80.3333">
            <text:p>80.3333</text:p>
          </table:table-cell>
          <table:table-cell office:value-type="float" office:value="86.1667">
            <text:p>86.1667</text:p>
          </table:table-cell>
          <table:table-cell office:value-type="float" office:value="107.1667">
            <text:p>107.1667</text:p>
          </table:table-cell>
          <table:table-cell office:value-type="float" office:value="112.5">
            <text:p>112.5</text:p>
          </table:table-cell>
          <table:table-cell office:value-type="float" office:value="112.3333">
            <text:p>112.3333</text:p>
          </table:table-cell>
          <table:table-cell office:value-type="float" office:value="106.6667">
            <text:p>106.6667</text:p>
          </table:table-cell>
          <table:table-cell office:value-type="float" office:value="103.8333">
            <text:p>103.8333</text:p>
          </table:table-cell>
          <table:table-cell office:value-type="float" office:value="112.6667">
            <text:p>112.6667</text:p>
          </table:table-cell>
        </table:table-row>
        <table:table-row>
          <table:table-cell table:style-name="pd1" office:value-type="date" office:date-value="2022-07-09T17:00:00">
            <text:p>Sat Jul  9 17:00:00 2022</text:p>
          </table:table-cell>
          <table:table-cell office:value-type="float" office:value="66.1667">
            <text:p>66.1667</text:p>
          </table:table-cell>
          <table:table-cell office:value-type="float" office:value="80.3333">
            <text:p>80.3333</text:p>
          </table:table-cell>
          <table:table-cell office:value-type="float" office:value="86.1667">
            <text:p>86.1667</text:p>
          </table:table-cell>
          <table:table-cell office:value-type="float" office:value="107.1667">
            <text:p>107.1667</text:p>
          </table:table-cell>
          <table:table-cell office:value-type="float" office:value="112.5">
            <text:p>112.5</text:p>
          </table:table-cell>
          <table:table-cell office:value-type="float" office:value="112.3333">
            <text:p>112.3333</text:p>
          </table:table-cell>
          <table:table-cell office:value-type="float" office:value="106.6667">
            <text:p>106.6667</text:p>
          </table:table-cell>
          <table:table-cell office:value-type="float" office:value="118.6667">
            <text:p>118.6667</text:p>
          </table:table-cell>
        </table:table-row>
        <table:table-row>
          <table:table-cell table:style-name="pd1" office:value-type="date" office:date-value="2022-07-09T18:00:00">
            <text:p>Sat Jul  9 18:00:00 2022</text:p>
          </table:table-cell>
          <table:table-cell office:value-type="float" office:value="69.8333">
            <text:p>69.8333</text:p>
          </table:table-cell>
          <table:table-cell office:value-type="float" office:value="66.1667">
            <text:p>66.1667</text:p>
          </table:table-cell>
          <table:table-cell office:value-type="float" office:value="80.3333">
            <text:p>80.3333</text:p>
          </table:table-cell>
          <table:table-cell office:value-type="float" office:value="86.1667">
            <text:p>86.1667</text:p>
          </table:table-cell>
          <table:table-cell office:value-type="float" office:value="107.1667">
            <text:p>107.1667</text:p>
          </table:table-cell>
          <table:table-cell office:value-type="float" office:value="112.5">
            <text:p>112.5</text:p>
          </table:table-cell>
          <table:table-cell office:value-type="float" office:value="112.3333">
            <text:p>112.3333</text:p>
          </table:table-cell>
          <table:table-cell office:value-type="float" office:value="117.0">
            <text:p>117.0</text:p>
          </table:table-cell>
        </table:table-row>
        <table:table-row>
          <table:table-cell table:style-name="pd1" office:value-type="date" office:date-value="2022-07-10T11:00:00">
            <text:p>Sun Jul 10 11:00:00 2022</text:p>
          </table:table-cell>
          <table:table-cell office:value-type="float" office:value="118.6667">
            <text:p>118.6667</text:p>
          </table:table-cell>
          <table:table-cell office:value-type="float" office:value="112.6667">
            <text:p>112.6667</text:p>
          </table:table-cell>
          <table:table-cell office:value-type="float" office:value="106.1667">
            <text:p>106.1667</text:p>
          </table:table-cell>
          <table:table-cell office:value-type="float" office:value="99.8333">
            <text:p>99.8333</text:p>
          </table:table-cell>
          <table:table-cell office:value-type="float" office:value="90.6667">
            <text:p>90.6667</text:p>
          </table:table-cell>
          <table:table-cell office:value-type="float" office:value="79.8333">
            <text:p>79.8333</text:p>
          </table:table-cell>
          <table:table-cell office:value-type="float" office:value="70.1667">
            <text:p>70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7-10T12:00:00">
            <text:p>Sun Jul 10 12:00:00 2022</text:p>
          </table:table-cell>
          <table:table-cell office:value-type="float" office:value="117.0">
            <text:p>117.0</text:p>
          </table:table-cell>
          <table:table-cell office:value-type="float" office:value="118.6667">
            <text:p>118.6667</text:p>
          </table:table-cell>
          <table:table-cell office:value-type="float" office:value="112.6667">
            <text:p>112.6667</text:p>
          </table:table-cell>
          <table:table-cell office:value-type="float" office:value="106.1667">
            <text:p>106.1667</text:p>
          </table:table-cell>
          <table:table-cell office:value-type="float" office:value="99.8333">
            <text:p>99.8333</text:p>
          </table:table-cell>
          <table:table-cell office:value-type="float" office:value="90.6667">
            <text:p>90.6667</text:p>
          </table:table-cell>
          <table:table-cell office:value-type="float" office:value="79.8333">
            <text:p>79.8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7-10T13:00:00">
            <text:p>Sun Jul 10 13:00:00 2022</text:p>
          </table:table-cell>
          <table:table-cell office:value-type="float" office:value="118.1667">
            <text:p>118.1667</text:p>
          </table:table-cell>
          <table:table-cell office:value-type="float" office:value="117.0">
            <text:p>117.0</text:p>
          </table:table-cell>
          <table:table-cell office:value-type="float" office:value="118.6667">
            <text:p>118.6667</text:p>
          </table:table-cell>
          <table:table-cell office:value-type="float" office:value="112.6667">
            <text:p>112.6667</text:p>
          </table:table-cell>
          <table:table-cell office:value-type="float" office:value="106.1667">
            <text:p>106.1667</text:p>
          </table:table-cell>
          <table:table-cell office:value-type="float" office:value="99.8333">
            <text:p>99.8333</text:p>
          </table:table-cell>
          <table:table-cell office:value-type="float" office:value="90.6667">
            <text:p>90.6667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2-07-10T14:00:00">
            <text:p>Sun Jul 10 14:00:00 2022</text:p>
          </table:table-cell>
          <table:table-cell office:value-type="float" office:value="100.0">
            <text:p>100.0</text:p>
          </table:table-cell>
          <table:table-cell office:value-type="float" office:value="118.1667">
            <text:p>118.1667</text:p>
          </table:table-cell>
          <table:table-cell office:value-type="float" office:value="117.0">
            <text:p>117.0</text:p>
          </table:table-cell>
          <table:table-cell office:value-type="float" office:value="118.6667">
            <text:p>118.6667</text:p>
          </table:table-cell>
          <table:table-cell office:value-type="float" office:value="112.6667">
            <text:p>112.6667</text:p>
          </table:table-cell>
          <table:table-cell office:value-type="float" office:value="106.1667">
            <text:p>106.1667</text:p>
          </table:table-cell>
          <table:table-cell office:value-type="float" office:value="99.8333">
            <text:p>99.8333</text:p>
          </table:table-cell>
          <table:table-cell office:value-type="float" office:value="121.1667">
            <text:p>121.1667</text:p>
          </table:table-cell>
        </table:table-row>
        <table:table-row>
          <table:table-cell table:style-name="pd1" office:value-type="date" office:date-value="2022-07-10T15:00:00">
            <text:p>Sun Jul 10 15:00:00 2022</text:p>
          </table:table-cell>
          <table:table-cell office:value-type="float" office:value="80.1667">
            <text:p>80.1667</text:p>
          </table:table-cell>
          <table:table-cell office:value-type="float" office:value="100.0">
            <text:p>100.0</text:p>
          </table:table-cell>
          <table:table-cell office:value-type="float" office:value="118.1667">
            <text:p>118.1667</text:p>
          </table:table-cell>
          <table:table-cell office:value-type="float" office:value="117.0">
            <text:p>117.0</text:p>
          </table:table-cell>
          <table:table-cell office:value-type="float" office:value="118.6667">
            <text:p>118.6667</text:p>
          </table:table-cell>
          <table:table-cell office:value-type="float" office:value="112.6667">
            <text:p>112.6667</text:p>
          </table:table-cell>
          <table:table-cell office:value-type="float" office:value="106.1667">
            <text:p>106.1667</text:p>
          </table:table-cell>
          <table:table-cell office:value-type="float" office:value="134.8333">
            <text:p>134.8333</text:p>
          </table:table-cell>
        </table:table-row>
        <table:table-row>
          <table:table-cell table:style-name="pd1" office:value-type="date" office:date-value="2022-07-10T16:00:00">
            <text:p>Sun Jul 10 16:00:00 2022</text:p>
          </table:table-cell>
          <table:table-cell office:value-type="float" office:value="70.8333">
            <text:p>70.8333</text:p>
          </table:table-cell>
          <table:table-cell office:value-type="float" office:value="80.1667">
            <text:p>80.1667</text:p>
          </table:table-cell>
          <table:table-cell office:value-type="float" office:value="100.0">
            <text:p>100.0</text:p>
          </table:table-cell>
          <table:table-cell office:value-type="float" office:value="118.1667">
            <text:p>118.1667</text:p>
          </table:table-cell>
          <table:table-cell office:value-type="float" office:value="117.0">
            <text:p>117.0</text:p>
          </table:table-cell>
          <table:table-cell office:value-type="float" office:value="118.6667">
            <text:p>118.6667</text:p>
          </table:table-cell>
          <table:table-cell office:value-type="float" office:value="112.6667">
            <text:p>112.6667</text:p>
          </table:table-cell>
          <table:table-cell office:value-type="float" office:value="139.3333">
            <text:p>139.3333</text:p>
          </table:table-cell>
        </table:table-row>
        <table:table-row>
          <table:table-cell table:style-name="pd1" office:value-type="date" office:date-value="2022-07-10T17:00:00">
            <text:p>Sun Jul 10 17:00:00 2022</text:p>
          </table:table-cell>
          <table:table-cell office:value-type="float" office:value="58.8333">
            <text:p>58.8333</text:p>
          </table:table-cell>
          <table:table-cell office:value-type="float" office:value="70.8333">
            <text:p>70.8333</text:p>
          </table:table-cell>
          <table:table-cell office:value-type="float" office:value="80.1667">
            <text:p>80.1667</text:p>
          </table:table-cell>
          <table:table-cell office:value-type="float" office:value="100.0">
            <text:p>100.0</text:p>
          </table:table-cell>
          <table:table-cell office:value-type="float" office:value="118.1667">
            <text:p>118.1667</text:p>
          </table:table-cell>
          <table:table-cell office:value-type="float" office:value="117.0">
            <text:p>117.0</text:p>
          </table:table-cell>
          <table:table-cell office:value-type="float" office:value="118.6667">
            <text:p>118.6667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22-07-11T13:00:00">
            <text:p>Mon Jul 11 13:00:00 2022</text:p>
          </table:table-cell>
          <table:table-cell office:value-type="float" office:value="100.6667">
            <text:p>100.6667</text:p>
          </table:table-cell>
          <table:table-cell office:value-type="float" office:value="102.8333">
            <text:p>102.8333</text:p>
          </table:table-cell>
          <table:table-cell office:value-type="float" office:value="113.0">
            <text:p>113.0</text:p>
          </table:table-cell>
          <table:table-cell office:value-type="float" office:value="139.3333">
            <text:p>139.3333</text:p>
          </table:table-cell>
          <table:table-cell office:value-type="float" office:value="134.8333">
            <text:p>134.8333</text:p>
          </table:table-cell>
          <table:table-cell office:value-type="float" office:value="121.1667">
            <text:p>121.1667</text:p>
          </table:table-cell>
          <table:table-cell office:value-type="float" office:value="105.8333">
            <text:p>105.8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7-11T14:00:00">
            <text:p>Mon Jul 11 14:00:00 2022</text:p>
          </table:table-cell>
          <table:table-cell office:value-type="float" office:value="96.8333">
            <text:p>96.8333</text:p>
          </table:table-cell>
          <table:table-cell office:value-type="float" office:value="100.6667">
            <text:p>100.6667</text:p>
          </table:table-cell>
          <table:table-cell office:value-type="float" office:value="102.8333">
            <text:p>102.8333</text:p>
          </table:table-cell>
          <table:table-cell office:value-type="float" office:value="113.0">
            <text:p>113.0</text:p>
          </table:table-cell>
          <table:table-cell office:value-type="float" office:value="139.3333">
            <text:p>139.3333</text:p>
          </table:table-cell>
          <table:table-cell office:value-type="float" office:value="134.8333">
            <text:p>134.8333</text:p>
          </table:table-cell>
          <table:table-cell office:value-type="float" office:value="121.1667">
            <text:p>121.166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7-11T15:00:00">
            <text:p>Mon Jul 11 15:00:00 2022</text:p>
          </table:table-cell>
          <table:table-cell office:value-type="float" office:value="91.0">
            <text:p>91.0</text:p>
          </table:table-cell>
          <table:table-cell office:value-type="float" office:value="96.8333">
            <text:p>96.8333</text:p>
          </table:table-cell>
          <table:table-cell office:value-type="float" office:value="100.6667">
            <text:p>100.6667</text:p>
          </table:table-cell>
          <table:table-cell office:value-type="float" office:value="102.8333">
            <text:p>102.8333</text:p>
          </table:table-cell>
          <table:table-cell office:value-type="float" office:value="113.0">
            <text:p>113.0</text:p>
          </table:table-cell>
          <table:table-cell office:value-type="float" office:value="139.3333">
            <text:p>139.3333</text:p>
          </table:table-cell>
          <table:table-cell office:value-type="float" office:value="134.8333">
            <text:p>134.8333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7-11T16:00:00">
            <text:p>Mon Jul 11 16:00:00 2022</text:p>
          </table:table-cell>
          <table:table-cell office:value-type="float" office:value="82.5">
            <text:p>82.5</text:p>
          </table:table-cell>
          <table:table-cell office:value-type="float" office:value="91.0">
            <text:p>91.0</text:p>
          </table:table-cell>
          <table:table-cell office:value-type="float" office:value="96.8333">
            <text:p>96.8333</text:p>
          </table:table-cell>
          <table:table-cell office:value-type="float" office:value="100.6667">
            <text:p>100.6667</text:p>
          </table:table-cell>
          <table:table-cell office:value-type="float" office:value="102.8333">
            <text:p>102.8333</text:p>
          </table:table-cell>
          <table:table-cell office:value-type="float" office:value="113.0">
            <text:p>113.0</text:p>
          </table:table-cell>
          <table:table-cell office:value-type="float" office:value="139.3333">
            <text:p>139.3333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2-07-11T17:00:00">
            <text:p>Mon Jul 11 17:00:00 2022</text:p>
          </table:table-cell>
          <table:table-cell office:value-type="float" office:value="81.0">
            <text:p>81.0</text:p>
          </table:table-cell>
          <table:table-cell office:value-type="float" office:value="82.5">
            <text:p>82.5</text:p>
          </table:table-cell>
          <table:table-cell office:value-type="float" office:value="91.0">
            <text:p>91.0</text:p>
          </table:table-cell>
          <table:table-cell office:value-type="float" office:value="96.8333">
            <text:p>96.8333</text:p>
          </table:table-cell>
          <table:table-cell office:value-type="float" office:value="100.6667">
            <text:p>100.6667</text:p>
          </table:table-cell>
          <table:table-cell office:value-type="float" office:value="102.8333">
            <text:p>102.8333</text:p>
          </table:table-cell>
          <table:table-cell office:value-type="float" office:value="113.0">
            <text:p>113.0</text:p>
          </table:table-cell>
          <table:table-cell office:value-type="float" office:value="109.8333">
            <text:p>109.8333</text:p>
          </table:table-cell>
        </table:table-row>
        <table:table-row>
          <table:table-cell table:style-name="pd1" office:value-type="date" office:date-value="2022-07-11T18:00:00">
            <text:p>Mon Jul 11 18:00:00 2022</text:p>
          </table:table-cell>
          <table:table-cell office:value-type="float" office:value="83.1667">
            <text:p>83.1667</text:p>
          </table:table-cell>
          <table:table-cell office:value-type="float" office:value="81.0">
            <text:p>81.0</text:p>
          </table:table-cell>
          <table:table-cell office:value-type="float" office:value="82.5">
            <text:p>82.5</text:p>
          </table:table-cell>
          <table:table-cell office:value-type="float" office:value="91.0">
            <text:p>91.0</text:p>
          </table:table-cell>
          <table:table-cell office:value-type="float" office:value="96.8333">
            <text:p>96.8333</text:p>
          </table:table-cell>
          <table:table-cell office:value-type="float" office:value="100.6667">
            <text:p>100.6667</text:p>
          </table:table-cell>
          <table:table-cell office:value-type="float" office:value="102.8333">
            <text:p>102.8333</text:p>
          </table:table-cell>
          <table:table-cell office:value-type="float" office:value="114.8333">
            <text:p>114.8333</text:p>
          </table:table-cell>
        </table:table-row>
        <table:table-row>
          <table:table-cell table:style-name="pd1" office:value-type="date" office:date-value="2022-07-11T19:00:00">
            <text:p>Mon Jul 11 19:00:00 2022</text:p>
          </table:table-cell>
          <table:table-cell office:value-type="float" office:value="82.6667">
            <text:p>82.6667</text:p>
          </table:table-cell>
          <table:table-cell office:value-type="float" office:value="83.1667">
            <text:p>83.1667</text:p>
          </table:table-cell>
          <table:table-cell office:value-type="float" office:value="81.0">
            <text:p>81.0</text:p>
          </table:table-cell>
          <table:table-cell office:value-type="float" office:value="82.5">
            <text:p>82.5</text:p>
          </table:table-cell>
          <table:table-cell office:value-type="float" office:value="91.0">
            <text:p>91.0</text:p>
          </table:table-cell>
          <table:table-cell office:value-type="float" office:value="96.8333">
            <text:p>96.8333</text:p>
          </table:table-cell>
          <table:table-cell office:value-type="float" office:value="100.6667">
            <text:p>100.6667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2-07-12T11:00:00">
            <text:p>Tue Jul 12 11:00:00 2022</text:p>
          </table:table-cell>
          <table:table-cell office:value-type="float" office:value="109.8333">
            <text:p>109.8333</text:p>
          </table:table-cell>
          <table:table-cell office:value-type="float" office:value="101.5">
            <text:p>101.5</text:p>
          </table:table-cell>
          <table:table-cell office:value-type="float" office:value="94.3333">
            <text:p>94.3333</text:p>
          </table:table-cell>
          <table:table-cell office:value-type="float" office:value="88.8333">
            <text:p>88.8333</text:p>
          </table:table-cell>
          <table:table-cell office:value-type="float" office:value="80.5">
            <text:p>80.5</text:p>
          </table:table-cell>
          <table:table-cell office:value-type="float" office:value="73.3333">
            <text:p>73.3333</text:p>
          </table:table-cell>
          <table:table-cell office:value-type="float" office:value="50.6667">
            <text:p>50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7-12T12:00:00">
            <text:p>Tue Jul 12 12:00:00 2022</text:p>
          </table:table-cell>
          <table:table-cell office:value-type="float" office:value="114.8333">
            <text:p>114.8333</text:p>
          </table:table-cell>
          <table:table-cell office:value-type="float" office:value="109.8333">
            <text:p>109.8333</text:p>
          </table:table-cell>
          <table:table-cell office:value-type="float" office:value="101.5">
            <text:p>101.5</text:p>
          </table:table-cell>
          <table:table-cell office:value-type="float" office:value="94.3333">
            <text:p>94.3333</text:p>
          </table:table-cell>
          <table:table-cell office:value-type="float" office:value="88.8333">
            <text:p>88.8333</text:p>
          </table:table-cell>
          <table:table-cell office:value-type="float" office:value="80.5">
            <text:p>80.5</text:p>
          </table:table-cell>
          <table:table-cell office:value-type="float" office:value="73.3333">
            <text:p>73.3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7-12T13:00:00">
            <text:p>Tue Jul 12 13:00:00 2022</text:p>
          </table:table-cell>
          <table:table-cell office:value-type="float" office:value="109.1667">
            <text:p>109.1667</text:p>
          </table:table-cell>
          <table:table-cell office:value-type="float" office:value="114.8333">
            <text:p>114.8333</text:p>
          </table:table-cell>
          <table:table-cell office:value-type="float" office:value="109.8333">
            <text:p>109.8333</text:p>
          </table:table-cell>
          <table:table-cell office:value-type="float" office:value="101.5">
            <text:p>101.5</text:p>
          </table:table-cell>
          <table:table-cell office:value-type="float" office:value="94.3333">
            <text:p>94.3333</text:p>
          </table:table-cell>
          <table:table-cell office:value-type="float" office:value="88.8333">
            <text:p>88.8333</text:p>
          </table:table-cell>
          <table:table-cell office:value-type="float" office:value="80.5">
            <text:p>80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7-12T14:00:00">
            <text:p>Tue Jul 12 14:00:00 2022</text:p>
          </table:table-cell>
          <table:table-cell office:value-type="float" office:value="88.5">
            <text:p>88.5</text:p>
          </table:table-cell>
          <table:table-cell office:value-type="float" office:value="109.1667">
            <text:p>109.1667</text:p>
          </table:table-cell>
          <table:table-cell office:value-type="float" office:value="114.8333">
            <text:p>114.8333</text:p>
          </table:table-cell>
          <table:table-cell office:value-type="float" office:value="109.8333">
            <text:p>109.8333</text:p>
          </table:table-cell>
          <table:table-cell office:value-type="float" office:value="101.5">
            <text:p>101.5</text:p>
          </table:table-cell>
          <table:table-cell office:value-type="float" office:value="94.3333">
            <text:p>94.3333</text:p>
          </table:table-cell>
          <table:table-cell office:value-type="float" office:value="88.8333">
            <text:p>88.8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7-12T15:00:00">
            <text:p>Tue Jul 12 15:00:00 2022</text:p>
          </table:table-cell>
          <table:table-cell office:value-type="float" office:value="74.3333">
            <text:p>74.3333</text:p>
          </table:table-cell>
          <table:table-cell office:value-type="float" office:value="88.5">
            <text:p>88.5</text:p>
          </table:table-cell>
          <table:table-cell office:value-type="float" office:value="109.1667">
            <text:p>109.1667</text:p>
          </table:table-cell>
          <table:table-cell office:value-type="float" office:value="114.8333">
            <text:p>114.8333</text:p>
          </table:table-cell>
          <table:table-cell office:value-type="float" office:value="109.8333">
            <text:p>109.8333</text:p>
          </table:table-cell>
          <table:table-cell office:value-type="float" office:value="101.5">
            <text:p>101.5</text:p>
          </table:table-cell>
          <table:table-cell office:value-type="float" office:value="94.3333">
            <text:p>94.3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7-12T16:00:00">
            <text:p>Tue Jul 12 16:00:00 2022</text:p>
          </table:table-cell>
          <table:table-cell office:value-type="float" office:value="48.0">
            <text:p>48.0</text:p>
          </table:table-cell>
          <table:table-cell office:value-type="float" office:value="74.3333">
            <text:p>74.3333</text:p>
          </table:table-cell>
          <table:table-cell office:value-type="float" office:value="88.5">
            <text:p>88.5</text:p>
          </table:table-cell>
          <table:table-cell office:value-type="float" office:value="109.1667">
            <text:p>109.1667</text:p>
          </table:table-cell>
          <table:table-cell office:value-type="float" office:value="114.8333">
            <text:p>114.8333</text:p>
          </table:table-cell>
          <table:table-cell office:value-type="float" office:value="109.8333">
            <text:p>109.8333</text:p>
          </table:table-cell>
          <table:table-cell office:value-type="float" office:value="101.5">
            <text:p>101.5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2-07-12T17:00:00">
            <text:p>Tue Jul 12 17:00:00 2022</text:p>
          </table:table-cell>
          <table:table-cell office:value-type="float" office:value="23.5">
            <text:p>23.5</text:p>
          </table:table-cell>
          <table:table-cell office:value-type="float" office:value="48.0">
            <text:p>48.0</text:p>
          </table:table-cell>
          <table:table-cell office:value-type="float" office:value="74.3333">
            <text:p>74.3333</text:p>
          </table:table-cell>
          <table:table-cell office:value-type="float" office:value="88.5">
            <text:p>88.5</text:p>
          </table:table-cell>
          <table:table-cell office:value-type="float" office:value="109.1667">
            <text:p>109.1667</text:p>
          </table:table-cell>
          <table:table-cell office:value-type="float" office:value="114.8333">
            <text:p>114.8333</text:p>
          </table:table-cell>
          <table:table-cell office:value-type="float" office:value="109.8333">
            <text:p>109.8333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2-07-13T10:00:00">
            <text:p>Wed Jul 13 10:00:00 2022</text:p>
          </table:table-cell>
          <table:table-cell office:value-type="float" office:value="102.1667">
            <text:p>102.1667</text:p>
          </table:table-cell>
          <table:table-cell office:value-type="float" office:value="83.3333">
            <text:p>83.3333</text:p>
          </table:table-cell>
          <table:table-cell office:value-type="float" office:value="86.6667">
            <text:p>86.6667</text:p>
          </table:table-cell>
          <table:table-cell office:value-type="float" office:value="78.3333">
            <text:p>78.3333</text:p>
          </table:table-cell>
          <table:table-cell office:value-type="float" office:value="74.1667">
            <text:p>74.1667</text:p>
          </table:table-cell>
          <table:table-cell office:value-type="float" office:value="68.5">
            <text:p>68.5</text:p>
          </table:table-cell>
          <table:table-cell office:value-type="float" office:value="57.8333">
            <text:p>57.8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7-13T11:00:00">
            <text:p>Wed Jul 13 11:00:00 2022</text:p>
          </table:table-cell>
          <table:table-cell office:value-type="float" office:value="100.6667">
            <text:p>100.6667</text:p>
          </table:table-cell>
          <table:table-cell office:value-type="float" office:value="102.1667">
            <text:p>102.1667</text:p>
          </table:table-cell>
          <table:table-cell office:value-type="float" office:value="83.3333">
            <text:p>83.3333</text:p>
          </table:table-cell>
          <table:table-cell office:value-type="float" office:value="86.6667">
            <text:p>86.6667</text:p>
          </table:table-cell>
          <table:table-cell office:value-type="float" office:value="78.3333">
            <text:p>78.3333</text:p>
          </table:table-cell>
          <table:table-cell office:value-type="float" office:value="74.1667">
            <text:p>74.1667</text:p>
          </table:table-cell>
          <table:table-cell office:value-type="float" office:value="68.5">
            <text:p>68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7-13T12:00:00">
            <text:p>Wed Jul 13 12:00:00 2022</text:p>
          </table:table-cell>
          <table:table-cell office:value-type="float" office:value="94.1667">
            <text:p>94.1667</text:p>
          </table:table-cell>
          <table:table-cell office:value-type="float" office:value="100.6667">
            <text:p>100.6667</text:p>
          </table:table-cell>
          <table:table-cell office:value-type="float" office:value="102.1667">
            <text:p>102.1667</text:p>
          </table:table-cell>
          <table:table-cell office:value-type="float" office:value="83.3333">
            <text:p>83.3333</text:p>
          </table:table-cell>
          <table:table-cell office:value-type="float" office:value="86.6667">
            <text:p>86.6667</text:p>
          </table:table-cell>
          <table:table-cell office:value-type="float" office:value="78.3333">
            <text:p>78.3333</text:p>
          </table:table-cell>
          <table:table-cell office:value-type="float" office:value="74.1667">
            <text:p>74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7-13T13:00:00">
            <text:p>Wed Jul 13 13:00:00 2022</text:p>
          </table:table-cell>
          <table:table-cell office:value-type="float" office:value="88.3333">
            <text:p>88.3333</text:p>
          </table:table-cell>
          <table:table-cell office:value-type="float" office:value="94.1667">
            <text:p>94.1667</text:p>
          </table:table-cell>
          <table:table-cell office:value-type="float" office:value="100.6667">
            <text:p>100.6667</text:p>
          </table:table-cell>
          <table:table-cell office:value-type="float" office:value="102.1667">
            <text:p>102.1667</text:p>
          </table:table-cell>
          <table:table-cell office:value-type="float" office:value="83.3333">
            <text:p>83.3333</text:p>
          </table:table-cell>
          <table:table-cell office:value-type="float" office:value="86.6667">
            <text:p>86.6667</text:p>
          </table:table-cell>
          <table:table-cell office:value-type="float" office:value="78.3333">
            <text:p>78.3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7-13T14:00:00">
            <text:p>Wed Jul 13 14:00:00 2022</text:p>
          </table:table-cell>
          <table:table-cell office:value-type="float" office:value="74.8333">
            <text:p>74.8333</text:p>
          </table:table-cell>
          <table:table-cell office:value-type="float" office:value="88.3333">
            <text:p>88.3333</text:p>
          </table:table-cell>
          <table:table-cell office:value-type="float" office:value="94.1667">
            <text:p>94.1667</text:p>
          </table:table-cell>
          <table:table-cell office:value-type="float" office:value="100.6667">
            <text:p>100.6667</text:p>
          </table:table-cell>
          <table:table-cell office:value-type="float" office:value="102.1667">
            <text:p>102.1667</text:p>
          </table:table-cell>
          <table:table-cell office:value-type="float" office:value="83.3333">
            <text:p>83.3333</text:p>
          </table:table-cell>
          <table:table-cell office:value-type="float" office:value="86.6667">
            <text:p>86.6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7-13T15:00:00">
            <text:p>Wed Jul 13 15:00:00 2022</text:p>
          </table:table-cell>
          <table:table-cell office:value-type="float" office:value="61.8333">
            <text:p>61.8333</text:p>
          </table:table-cell>
          <table:table-cell office:value-type="float" office:value="74.8333">
            <text:p>74.8333</text:p>
          </table:table-cell>
          <table:table-cell office:value-type="float" office:value="88.3333">
            <text:p>88.3333</text:p>
          </table:table-cell>
          <table:table-cell office:value-type="float" office:value="94.1667">
            <text:p>94.1667</text:p>
          </table:table-cell>
          <table:table-cell office:value-type="float" office:value="100.6667">
            <text:p>100.6667</text:p>
          </table:table-cell>
          <table:table-cell office:value-type="float" office:value="102.1667">
            <text:p>102.1667</text:p>
          </table:table-cell>
          <table:table-cell office:value-type="float" office:value="83.3333">
            <text:p>83.3333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7-13T16:00:00">
            <text:p>Wed Jul 13 16:00:00 2022</text:p>
          </table:table-cell>
          <table:table-cell office:value-type="float" office:value="53.6667">
            <text:p>53.6667</text:p>
          </table:table-cell>
          <table:table-cell office:value-type="float" office:value="61.8333">
            <text:p>61.8333</text:p>
          </table:table-cell>
          <table:table-cell office:value-type="float" office:value="74.8333">
            <text:p>74.8333</text:p>
          </table:table-cell>
          <table:table-cell office:value-type="float" office:value="88.3333">
            <text:p>88.3333</text:p>
          </table:table-cell>
          <table:table-cell office:value-type="float" office:value="94.1667">
            <text:p>94.1667</text:p>
          </table:table-cell>
          <table:table-cell office:value-type="float" office:value="100.6667">
            <text:p>100.6667</text:p>
          </table:table-cell>
          <table:table-cell office:value-type="float" office:value="102.1667">
            <text:p>102.1667</text:p>
          </table:table-cell>
          <table:table-cell office:value-type="float" office:value="112.1667">
            <text:p>112.1667</text:p>
          </table:table-cell>
        </table:table-row>
        <table:table-row>
          <table:table-cell table:style-name="pd1" office:value-type="date" office:date-value="2022-07-13T17:00:00">
            <text:p>Wed Jul 13 17:00:00 2022</text:p>
          </table:table-cell>
          <table:table-cell office:value-type="float" office:value="44.5">
            <text:p>44.5</text:p>
          </table:table-cell>
          <table:table-cell office:value-type="float" office:value="53.6667">
            <text:p>53.6667</text:p>
          </table:table-cell>
          <table:table-cell office:value-type="float" office:value="61.8333">
            <text:p>61.8333</text:p>
          </table:table-cell>
          <table:table-cell office:value-type="float" office:value="74.8333">
            <text:p>74.8333</text:p>
          </table:table-cell>
          <table:table-cell office:value-type="float" office:value="88.3333">
            <text:p>88.3333</text:p>
          </table:table-cell>
          <table:table-cell office:value-type="float" office:value="94.1667">
            <text:p>94.1667</text:p>
          </table:table-cell>
          <table:table-cell office:value-type="float" office:value="100.6667">
            <text:p>100.6667</text:p>
          </table:table-cell>
          <table:table-cell office:value-type="float" office:value="107.0">
            <text:p>107.0</text:p>
          </table:table-cell>
        </table:table-row>
        <table:table-row>
          <table:table-cell table:style-name="pd1" office:value-type="date" office:date-value="2022-07-14T13:00:00">
            <text:p>Thu Jul 14 13:00:00 2022</text:p>
          </table:table-cell>
          <table:table-cell office:value-type="float" office:value="94.8333">
            <text:p>94.8333</text:p>
          </table:table-cell>
          <table:table-cell office:value-type="float" office:value="102.5">
            <text:p>102.5</text:p>
          </table:table-cell>
          <table:table-cell office:value-type="float" office:value="107.0">
            <text:p>107.0</text:p>
          </table:table-cell>
          <table:table-cell office:value-type="float" office:value="112.1667">
            <text:p>112.1667</text:p>
          </table:table-cell>
          <table:table-cell office:value-type="float" office:value="101.0">
            <text:p>101.0</text:p>
          </table:table-cell>
          <table:table-cell office:value-type="float" office:value="83.0">
            <text:p>83.0</text:p>
          </table:table-cell>
          <table:table-cell office:value-type="float" office:value="66.3333">
            <text:p>66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7-14T14:00:00">
            <text:p>Thu Jul 14 14:00:00 2022</text:p>
          </table:table-cell>
          <table:table-cell office:value-type="float" office:value="81.6667">
            <text:p>81.6667</text:p>
          </table:table-cell>
          <table:table-cell office:value-type="float" office:value="94.8333">
            <text:p>94.8333</text:p>
          </table:table-cell>
          <table:table-cell office:value-type="float" office:value="102.5">
            <text:p>102.5</text:p>
          </table:table-cell>
          <table:table-cell office:value-type="float" office:value="107.0">
            <text:p>107.0</text:p>
          </table:table-cell>
          <table:table-cell office:value-type="float" office:value="112.1667">
            <text:p>112.1667</text:p>
          </table:table-cell>
          <table:table-cell office:value-type="float" office:value="101.0">
            <text:p>101.0</text:p>
          </table:table-cell>
          <table:table-cell office:value-type="float" office:value="83.0">
            <text:p>83.0</text:p>
          </table:table-cell>
          <table:table-cell office:value-type="float" office:value="105.6667">
            <text:p>105.6667</text:p>
          </table:table-cell>
        </table:table-row>
        <table:table-row>
          <table:table-cell table:style-name="pd1" office:value-type="date" office:date-value="2022-07-14T15:00:00">
            <text:p>Thu Jul 14 15:00:00 2022</text:p>
          </table:table-cell>
          <table:table-cell office:value-type="float" office:value="71.6667">
            <text:p>71.6667</text:p>
          </table:table-cell>
          <table:table-cell office:value-type="float" office:value="81.6667">
            <text:p>81.6667</text:p>
          </table:table-cell>
          <table:table-cell office:value-type="float" office:value="94.8333">
            <text:p>94.8333</text:p>
          </table:table-cell>
          <table:table-cell office:value-type="float" office:value="102.5">
            <text:p>102.5</text:p>
          </table:table-cell>
          <table:table-cell office:value-type="float" office:value="107.0">
            <text:p>107.0</text:p>
          </table:table-cell>
          <table:table-cell office:value-type="float" office:value="112.1667">
            <text:p>112.1667</text:p>
          </table:table-cell>
          <table:table-cell office:value-type="float" office:value="101.0">
            <text:p>101.0</text:p>
          </table:table-cell>
          <table:table-cell office:value-type="float" office:value="121.0">
            <text:p>121.0</text:p>
          </table:table-cell>
        </table:table-row>
        <table:table-row>
          <table:table-cell table:style-name="pd1" office:value-type="date" office:date-value="2022-07-14T16:00:00">
            <text:p>Thu Jul 14 16:00:00 2022</text:p>
          </table:table-cell>
          <table:table-cell office:value-type="float" office:value="60.1667">
            <text:p>60.1667</text:p>
          </table:table-cell>
          <table:table-cell office:value-type="float" office:value="71.6667">
            <text:p>71.6667</text:p>
          </table:table-cell>
          <table:table-cell office:value-type="float" office:value="81.6667">
            <text:p>81.6667</text:p>
          </table:table-cell>
          <table:table-cell office:value-type="float" office:value="94.8333">
            <text:p>94.8333</text:p>
          </table:table-cell>
          <table:table-cell office:value-type="float" office:value="102.5">
            <text:p>102.5</text:p>
          </table:table-cell>
          <table:table-cell office:value-type="float" office:value="107.0">
            <text:p>107.0</text:p>
          </table:table-cell>
          <table:table-cell office:value-type="float" office:value="112.1667">
            <text:p>112.1667</text:p>
          </table:table-cell>
          <table:table-cell office:value-type="float" office:value="136.0">
            <text:p>136.0</text:p>
          </table:table-cell>
        </table:table-row>
        <table:table-row>
          <table:table-cell table:style-name="pd1" office:value-type="date" office:date-value="2022-07-14T17:00:00">
            <text:p>Thu Jul 14 17:00:00 2022</text:p>
          </table:table-cell>
          <table:table-cell office:value-type="float" office:value="57.5">
            <text:p>57.5</text:p>
          </table:table-cell>
          <table:table-cell office:value-type="float" office:value="60.1667">
            <text:p>60.1667</text:p>
          </table:table-cell>
          <table:table-cell office:value-type="float" office:value="71.6667">
            <text:p>71.6667</text:p>
          </table:table-cell>
          <table:table-cell office:value-type="float" office:value="81.6667">
            <text:p>81.6667</text:p>
          </table:table-cell>
          <table:table-cell office:value-type="float" office:value="94.8333">
            <text:p>94.8333</text:p>
          </table:table-cell>
          <table:table-cell office:value-type="float" office:value="102.5">
            <text:p>102.5</text:p>
          </table:table-cell>
          <table:table-cell office:value-type="float" office:value="107.0">
            <text:p>107.0</text:p>
          </table:table-cell>
          <table:table-cell office:value-type="float" office:value="134.5">
            <text:p>134.5</text:p>
          </table:table-cell>
        </table:table-row>
        <table:table-row>
          <table:table-cell table:style-name="pd1" office:value-type="date" office:date-value="2022-07-14T18:00:00">
            <text:p>Thu Jul 14 18:00:00 2022</text:p>
          </table:table-cell>
          <table:table-cell office:value-type="float" office:value="59.5">
            <text:p>59.5</text:p>
          </table:table-cell>
          <table:table-cell office:value-type="float" office:value="57.5">
            <text:p>57.5</text:p>
          </table:table-cell>
          <table:table-cell office:value-type="float" office:value="60.1667">
            <text:p>60.1667</text:p>
          </table:table-cell>
          <table:table-cell office:value-type="float" office:value="71.6667">
            <text:p>71.6667</text:p>
          </table:table-cell>
          <table:table-cell office:value-type="float" office:value="81.6667">
            <text:p>81.6667</text:p>
          </table:table-cell>
          <table:table-cell office:value-type="float" office:value="94.8333">
            <text:p>94.8333</text:p>
          </table:table-cell>
          <table:table-cell office:value-type="float" office:value="102.5">
            <text:p>102.5</text:p>
          </table:table-cell>
          <table:table-cell office:value-type="float" office:value="127.8333">
            <text:p>127.8333</text:p>
          </table:table-cell>
        </table:table-row>
        <table:table-row>
          <table:table-cell table:style-name="pd1" office:value-type="date" office:date-value="2022-07-15T12:00:00">
            <text:p>Fri Jul 15 12:00:00 2022</text:p>
          </table:table-cell>
          <table:table-cell office:value-type="float" office:value="127.8333">
            <text:p>127.8333</text:p>
          </table:table-cell>
          <table:table-cell office:value-type="float" office:value="134.5">
            <text:p>134.5</text:p>
          </table:table-cell>
          <table:table-cell office:value-type="float" office:value="136.0">
            <text:p>136.0</text:p>
          </table:table-cell>
          <table:table-cell office:value-type="float" office:value="121.0">
            <text:p>121.0</text:p>
          </table:table-cell>
          <table:table-cell office:value-type="float" office:value="105.6667">
            <text:p>105.6667</text:p>
          </table:table-cell>
          <table:table-cell office:value-type="float" office:value="73.6667">
            <text:p>73.6667</text:p>
          </table:table-cell>
          <table:table-cell office:value-type="float" office:value="40.3333">
            <text:p>40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7-15T13:00:00">
            <text:p>Fri Jul 15 13:00:00 2022</text:p>
          </table:table-cell>
          <table:table-cell office:value-type="float" office:value="117.5">
            <text:p>117.5</text:p>
          </table:table-cell>
          <table:table-cell office:value-type="float" office:value="127.8333">
            <text:p>127.8333</text:p>
          </table:table-cell>
          <table:table-cell office:value-type="float" office:value="134.5">
            <text:p>134.5</text:p>
          </table:table-cell>
          <table:table-cell office:value-type="float" office:value="136.0">
            <text:p>136.0</text:p>
          </table:table-cell>
          <table:table-cell office:value-type="float" office:value="121.0">
            <text:p>121.0</text:p>
          </table:table-cell>
          <table:table-cell office:value-type="float" office:value="105.6667">
            <text:p>105.6667</text:p>
          </table:table-cell>
          <table:table-cell office:value-type="float" office:value="73.6667">
            <text:p>73.6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7-15T14:00:00">
            <text:p>Fri Jul 15 14:00:00 2022</text:p>
          </table:table-cell>
          <table:table-cell office:value-type="float" office:value="105.1667">
            <text:p>105.1667</text:p>
          </table:table-cell>
          <table:table-cell office:value-type="float" office:value="117.5">
            <text:p>117.5</text:p>
          </table:table-cell>
          <table:table-cell office:value-type="float" office:value="127.8333">
            <text:p>127.8333</text:p>
          </table:table-cell>
          <table:table-cell office:value-type="float" office:value="134.5">
            <text:p>134.5</text:p>
          </table:table-cell>
          <table:table-cell office:value-type="float" office:value="136.0">
            <text:p>136.0</text:p>
          </table:table-cell>
          <table:table-cell office:value-type="float" office:value="121.0">
            <text:p>121.0</text:p>
          </table:table-cell>
          <table:table-cell office:value-type="float" office:value="105.6667">
            <text:p>105.6667</text:p>
          </table:table-cell>
          <table:table-cell office:value-type="float" office:value="113.1667">
            <text:p>113.1667</text:p>
          </table:table-cell>
        </table:table-row>
        <table:table-row>
          <table:table-cell table:style-name="pd1" office:value-type="date" office:date-value="2022-07-15T15:00:00">
            <text:p>Fri Jul 15 15:00:00 2022</text:p>
          </table:table-cell>
          <table:table-cell office:value-type="float" office:value="78.8333">
            <text:p>78.8333</text:p>
          </table:table-cell>
          <table:table-cell office:value-type="float" office:value="105.1667">
            <text:p>105.1667</text:p>
          </table:table-cell>
          <table:table-cell office:value-type="float" office:value="117.5">
            <text:p>117.5</text:p>
          </table:table-cell>
          <table:table-cell office:value-type="float" office:value="127.8333">
            <text:p>127.8333</text:p>
          </table:table-cell>
          <table:table-cell office:value-type="float" office:value="134.5">
            <text:p>134.5</text:p>
          </table:table-cell>
          <table:table-cell office:value-type="float" office:value="136.0">
            <text:p>136.0</text:p>
          </table:table-cell>
          <table:table-cell office:value-type="float" office:value="121.0">
            <text:p>121.0</text:p>
          </table:table-cell>
          <table:table-cell office:value-type="float" office:value="129.3333">
            <text:p>129.3333</text:p>
          </table:table-cell>
        </table:table-row>
        <table:table-row>
          <table:table-cell table:style-name="pd1" office:value-type="date" office:date-value="2022-07-15T16:00:00">
            <text:p>Fri Jul 15 16:00:00 2022</text:p>
          </table:table-cell>
          <table:table-cell office:value-type="float" office:value="65.6667">
            <text:p>65.6667</text:p>
          </table:table-cell>
          <table:table-cell office:value-type="float" office:value="78.8333">
            <text:p>78.8333</text:p>
          </table:table-cell>
          <table:table-cell office:value-type="float" office:value="105.1667">
            <text:p>105.1667</text:p>
          </table:table-cell>
          <table:table-cell office:value-type="float" office:value="117.5">
            <text:p>117.5</text:p>
          </table:table-cell>
          <table:table-cell office:value-type="float" office:value="127.8333">
            <text:p>127.8333</text:p>
          </table:table-cell>
          <table:table-cell office:value-type="float" office:value="134.5">
            <text:p>134.5</text:p>
          </table:table-cell>
          <table:table-cell office:value-type="float" office:value="136.0">
            <text:p>136.0</text:p>
          </table:table-cell>
          <table:table-cell office:value-type="float" office:value="134.0">
            <text:p>134.0</text:p>
          </table:table-cell>
        </table:table-row>
        <table:table-row>
          <table:table-cell table:style-name="pd1" office:value-type="date" office:date-value="2022-07-15T17:00:00">
            <text:p>Fri Jul 15 17:00:00 2022</text:p>
          </table:table-cell>
          <table:table-cell office:value-type="float" office:value="61.5">
            <text:p>61.5</text:p>
          </table:table-cell>
          <table:table-cell office:value-type="float" office:value="65.6667">
            <text:p>65.6667</text:p>
          </table:table-cell>
          <table:table-cell office:value-type="float" office:value="78.8333">
            <text:p>78.8333</text:p>
          </table:table-cell>
          <table:table-cell office:value-type="float" office:value="105.1667">
            <text:p>105.1667</text:p>
          </table:table-cell>
          <table:table-cell office:value-type="float" office:value="117.5">
            <text:p>117.5</text:p>
          </table:table-cell>
          <table:table-cell office:value-type="float" office:value="127.8333">
            <text:p>127.8333</text:p>
          </table:table-cell>
          <table:table-cell office:value-type="float" office:value="134.5">
            <text:p>134.5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2-07-16T11:00:00">
            <text:p>Sat Jul 16 11:00:00 2022</text:p>
          </table:table-cell>
          <table:table-cell office:value-type="float" office:value="99.0">
            <text:p>99.0</text:p>
          </table:table-cell>
          <table:table-cell office:value-type="float" office:value="134.0">
            <text:p>134.0</text:p>
          </table:table-cell>
          <table:table-cell office:value-type="float" office:value="129.3333">
            <text:p>129.3333</text:p>
          </table:table-cell>
          <table:table-cell office:value-type="float" office:value="113.1667">
            <text:p>113.1667</text:p>
          </table:table-cell>
          <table:table-cell office:value-type="float" office:value="94.8333">
            <text:p>94.8333</text:p>
          </table:table-cell>
          <table:table-cell office:value-type="float" office:value="68.3333">
            <text:p>68.3333</text:p>
          </table:table-cell>
          <table:table-cell office:value-type="float" office:value="46.0">
            <text:p>46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7-16T12:00:00">
            <text:p>Sat Jul 16 12:00:00 2022</text:p>
          </table:table-cell>
          <table:table-cell office:value-type="float" office:value="104.3333">
            <text:p>104.3333</text:p>
          </table:table-cell>
          <table:table-cell office:value-type="float" office:value="99.0">
            <text:p>99.0</text:p>
          </table:table-cell>
          <table:table-cell office:value-type="float" office:value="134.0">
            <text:p>134.0</text:p>
          </table:table-cell>
          <table:table-cell office:value-type="float" office:value="129.3333">
            <text:p>129.3333</text:p>
          </table:table-cell>
          <table:table-cell office:value-type="float" office:value="113.1667">
            <text:p>113.1667</text:p>
          </table:table-cell>
          <table:table-cell office:value-type="float" office:value="94.8333">
            <text:p>94.8333</text:p>
          </table:table-cell>
          <table:table-cell office:value-type="float" office:value="68.3333">
            <text:p>68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7-16T13:00:00">
            <text:p>Sat Jul 16 13:00:00 2022</text:p>
          </table:table-cell>
          <table:table-cell office:value-type="float" office:value="100.6667">
            <text:p>100.6667</text:p>
          </table:table-cell>
          <table:table-cell office:value-type="float" office:value="104.3333">
            <text:p>104.3333</text:p>
          </table:table-cell>
          <table:table-cell office:value-type="float" office:value="99.0">
            <text:p>99.0</text:p>
          </table:table-cell>
          <table:table-cell office:value-type="float" office:value="134.0">
            <text:p>134.0</text:p>
          </table:table-cell>
          <table:table-cell office:value-type="float" office:value="129.3333">
            <text:p>129.3333</text:p>
          </table:table-cell>
          <table:table-cell office:value-type="float" office:value="113.1667">
            <text:p>113.1667</text:p>
          </table:table-cell>
          <table:table-cell office:value-type="float" office:value="94.8333">
            <text:p>94.8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2-07-16T14:00:00">
            <text:p>Sat Jul 16 14:00:00 2022</text:p>
          </table:table-cell>
          <table:table-cell office:value-type="float" office:value="88.5">
            <text:p>88.5</text:p>
          </table:table-cell>
          <table:table-cell office:value-type="float" office:value="100.6667">
            <text:p>100.6667</text:p>
          </table:table-cell>
          <table:table-cell office:value-type="float" office:value="104.3333">
            <text:p>104.3333</text:p>
          </table:table-cell>
          <table:table-cell office:value-type="float" office:value="99.0">
            <text:p>99.0</text:p>
          </table:table-cell>
          <table:table-cell office:value-type="float" office:value="134.0">
            <text:p>134.0</text:p>
          </table:table-cell>
          <table:table-cell office:value-type="float" office:value="129.3333">
            <text:p>129.3333</text:p>
          </table:table-cell>
          <table:table-cell office:value-type="float" office:value="113.1667">
            <text:p>113.1667</text:p>
          </table:table-cell>
          <table:table-cell office:value-type="float" office:value="107.0">
            <text:p>107.0</text:p>
          </table:table-cell>
        </table:table-row>
        <table:table-row>
          <table:table-cell table:style-name="pd1" office:value-type="date" office:date-value="2022-07-16T15:00:00">
            <text:p>Sat Jul 16 15:00:00 2022</text:p>
          </table:table-cell>
          <table:table-cell office:value-type="float" office:value="79.6667">
            <text:p>79.6667</text:p>
          </table:table-cell>
          <table:table-cell office:value-type="float" office:value="88.5">
            <text:p>88.5</text:p>
          </table:table-cell>
          <table:table-cell office:value-type="float" office:value="100.6667">
            <text:p>100.6667</text:p>
          </table:table-cell>
          <table:table-cell office:value-type="float" office:value="104.3333">
            <text:p>104.3333</text:p>
          </table:table-cell>
          <table:table-cell office:value-type="float" office:value="99.0">
            <text:p>99.0</text:p>
          </table:table-cell>
          <table:table-cell office:value-type="float" office:value="134.0">
            <text:p>134.0</text:p>
          </table:table-cell>
          <table:table-cell office:value-type="float" office:value="129.3333">
            <text:p>129.3333</text:p>
          </table:table-cell>
          <table:table-cell office:value-type="float" office:value="129.0">
            <text:p>129.0</text:p>
          </table:table-cell>
        </table:table-row>
        <table:table-row>
          <table:table-cell table:style-name="pd1" office:value-type="date" office:date-value="2022-07-16T16:00:00">
            <text:p>Sat Jul 16 16:00:00 2022</text:p>
          </table:table-cell>
          <table:table-cell office:value-type="float" office:value="69.6667">
            <text:p>69.6667</text:p>
          </table:table-cell>
          <table:table-cell office:value-type="float" office:value="79.6667">
            <text:p>79.6667</text:p>
          </table:table-cell>
          <table:table-cell office:value-type="float" office:value="88.5">
            <text:p>88.5</text:p>
          </table:table-cell>
          <table:table-cell office:value-type="float" office:value="100.6667">
            <text:p>100.6667</text:p>
          </table:table-cell>
          <table:table-cell office:value-type="float" office:value="104.3333">
            <text:p>104.3333</text:p>
          </table:table-cell>
          <table:table-cell office:value-type="float" office:value="99.0">
            <text:p>99.0</text:p>
          </table:table-cell>
          <table:table-cell office:value-type="float" office:value="134.0">
            <text:p>134.0</text:p>
          </table:table-cell>
          <table:table-cell office:value-type="float" office:value="136.8333">
            <text:p>136.8333</text:p>
          </table:table-cell>
        </table:table-row>
        <table:table-row>
          <table:table-cell table:style-name="pd1" office:value-type="date" office:date-value="2022-07-16T17:00:00">
            <text:p>Sat Jul 16 17:00:00 2022</text:p>
          </table:table-cell>
          <table:table-cell office:value-type="float" office:value="72.1667">
            <text:p>72.1667</text:p>
          </table:table-cell>
          <table:table-cell office:value-type="float" office:value="69.6667">
            <text:p>69.6667</text:p>
          </table:table-cell>
          <table:table-cell office:value-type="float" office:value="79.6667">
            <text:p>79.6667</text:p>
          </table:table-cell>
          <table:table-cell office:value-type="float" office:value="88.5">
            <text:p>88.5</text:p>
          </table:table-cell>
          <table:table-cell office:value-type="float" office:value="100.6667">
            <text:p>100.6667</text:p>
          </table:table-cell>
          <table:table-cell office:value-type="float" office:value="104.3333">
            <text:p>104.3333</text:p>
          </table:table-cell>
          <table:table-cell office:value-type="float" office:value="99.0">
            <text:p>99.0</text:p>
          </table:table-cell>
          <table:table-cell office:value-type="float" office:value="116.3333">
            <text:p>116.3333</text:p>
          </table:table-cell>
        </table:table-row>
        <table:table-row>
          <table:table-cell table:style-name="pd1" office:value-type="date" office:date-value="2022-07-17T12:00:00">
            <text:p>Sun Jul 17 12:00:00 2022</text:p>
          </table:table-cell>
          <table:table-cell office:value-type="float" office:value="117.6667">
            <text:p>117.6667</text:p>
          </table:table-cell>
          <table:table-cell office:value-type="float" office:value="116.3333">
            <text:p>116.3333</text:p>
          </table:table-cell>
          <table:table-cell office:value-type="float" office:value="136.8333">
            <text:p>136.8333</text:p>
          </table:table-cell>
          <table:table-cell office:value-type="float" office:value="129.0">
            <text:p>129.0</text:p>
          </table:table-cell>
          <table:table-cell office:value-type="float" office:value="107.0">
            <text:p>107.0</text:p>
          </table:table-cell>
          <table:table-cell office:value-type="float" office:value="86.5">
            <text:p>86.5</text:p>
          </table:table-cell>
          <table:table-cell office:value-type="float" office:value="66.5">
            <text:p>66.5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7-17T13:00:00">
            <text:p>Sun Jul 17 13:00:00 2022</text:p>
          </table:table-cell>
          <table:table-cell office:value-type="float" office:value="109.1667">
            <text:p>109.1667</text:p>
          </table:table-cell>
          <table:table-cell office:value-type="float" office:value="117.6667">
            <text:p>117.6667</text:p>
          </table:table-cell>
          <table:table-cell office:value-type="float" office:value="116.3333">
            <text:p>116.3333</text:p>
          </table:table-cell>
          <table:table-cell office:value-type="float" office:value="136.8333">
            <text:p>136.8333</text:p>
          </table:table-cell>
          <table:table-cell office:value-type="float" office:value="129.0">
            <text:p>129.0</text:p>
          </table:table-cell>
          <table:table-cell office:value-type="float" office:value="107.0">
            <text:p>107.0</text:p>
          </table:table-cell>
          <table:table-cell office:value-type="float" office:value="86.5">
            <text:p>86.5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7-17T14:00:00">
            <text:p>Sun Jul 17 14:00:00 2022</text:p>
          </table:table-cell>
          <table:table-cell office:value-type="float" office:value="97.0">
            <text:p>97.0</text:p>
          </table:table-cell>
          <table:table-cell office:value-type="float" office:value="109.1667">
            <text:p>109.1667</text:p>
          </table:table-cell>
          <table:table-cell office:value-type="float" office:value="117.6667">
            <text:p>117.6667</text:p>
          </table:table-cell>
          <table:table-cell office:value-type="float" office:value="116.3333">
            <text:p>116.3333</text:p>
          </table:table-cell>
          <table:table-cell office:value-type="float" office:value="136.8333">
            <text:p>136.8333</text:p>
          </table:table-cell>
          <table:table-cell office:value-type="float" office:value="129.0">
            <text:p>129.0</text:p>
          </table:table-cell>
          <table:table-cell office:value-type="float" office:value="107.0">
            <text:p>107.0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2-07-17T15:00:00">
            <text:p>Sun Jul 17 15:00:00 2022</text:p>
          </table:table-cell>
          <table:table-cell office:value-type="float" office:value="82.0">
            <text:p>82.0</text:p>
          </table:table-cell>
          <table:table-cell office:value-type="float" office:value="97.0">
            <text:p>97.0</text:p>
          </table:table-cell>
          <table:table-cell office:value-type="float" office:value="109.1667">
            <text:p>109.1667</text:p>
          </table:table-cell>
          <table:table-cell office:value-type="float" office:value="117.6667">
            <text:p>117.6667</text:p>
          </table:table-cell>
          <table:table-cell office:value-type="float" office:value="116.3333">
            <text:p>116.3333</text:p>
          </table:table-cell>
          <table:table-cell office:value-type="float" office:value="136.8333">
            <text:p>136.8333</text:p>
          </table:table-cell>
          <table:table-cell office:value-type="float" office:value="129.0">
            <text:p>129.0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22-07-17T16:00:00">
            <text:p>Sun Jul 17 16:00:00 2022</text:p>
          </table:table-cell>
          <table:table-cell office:value-type="float" office:value="75.3333">
            <text:p>75.3333</text:p>
          </table:table-cell>
          <table:table-cell office:value-type="float" office:value="82.0">
            <text:p>82.0</text:p>
          </table:table-cell>
          <table:table-cell office:value-type="float" office:value="97.0">
            <text:p>97.0</text:p>
          </table:table-cell>
          <table:table-cell office:value-type="float" office:value="109.1667">
            <text:p>109.1667</text:p>
          </table:table-cell>
          <table:table-cell office:value-type="float" office:value="117.6667">
            <text:p>117.6667</text:p>
          </table:table-cell>
          <table:table-cell office:value-type="float" office:value="116.3333">
            <text:p>116.3333</text:p>
          </table:table-cell>
          <table:table-cell office:value-type="float" office:value="136.8333">
            <text:p>136.8333</text:p>
          </table:table-cell>
          <table:table-cell office:value-type="float" office:value="112.6667">
            <text:p>112.6667</text:p>
          </table:table-cell>
        </table:table-row>
        <table:table-row>
          <table:table-cell table:style-name="pd1" office:value-type="date" office:date-value="2022-07-17T17:00:00">
            <text:p>Sun Jul 17 17:00:00 2022</text:p>
          </table:table-cell>
          <table:table-cell office:value-type="float" office:value="65.1667">
            <text:p>65.1667</text:p>
          </table:table-cell>
          <table:table-cell office:value-type="float" office:value="75.3333">
            <text:p>75.3333</text:p>
          </table:table-cell>
          <table:table-cell office:value-type="float" office:value="82.0">
            <text:p>82.0</text:p>
          </table:table-cell>
          <table:table-cell office:value-type="float" office:value="97.0">
            <text:p>97.0</text:p>
          </table:table-cell>
          <table:table-cell office:value-type="float" office:value="109.1667">
            <text:p>109.1667</text:p>
          </table:table-cell>
          <table:table-cell office:value-type="float" office:value="117.6667">
            <text:p>117.6667</text:p>
          </table:table-cell>
          <table:table-cell office:value-type="float" office:value="116.3333">
            <text:p>116.3333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2-07-18T13:00:00">
            <text:p>Mon Jul 18 13:00:00 2022</text:p>
          </table:table-cell>
          <table:table-cell office:value-type="float" office:value="105.0">
            <text:p>105.0</text:p>
          </table:table-cell>
          <table:table-cell office:value-type="float" office:value="112.6667">
            <text:p>112.6667</text:p>
          </table:table-cell>
          <table:table-cell office:value-type="float" office:value="105.1667">
            <text:p>105.1667</text:p>
          </table:table-cell>
          <table:table-cell office:value-type="float" office:value="106.1667">
            <text:p>106.1667</text:p>
          </table:table-cell>
          <table:table-cell office:value-type="float" office:value="94.5">
            <text:p>94.5</text:p>
          </table:table-cell>
          <table:table-cell office:value-type="float" office:value="81.8333">
            <text:p>81.8333</text:p>
          </table:table-cell>
          <table:table-cell office:value-type="float" office:value="69.5">
            <text:p>69.5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7-18T14:00:00">
            <text:p>Mon Jul 18 14:00:00 2022</text:p>
          </table:table-cell>
          <table:table-cell office:value-type="float" office:value="96.5">
            <text:p>96.5</text:p>
          </table:table-cell>
          <table:table-cell office:value-type="float" office:value="105.0">
            <text:p>105.0</text:p>
          </table:table-cell>
          <table:table-cell office:value-type="float" office:value="112.6667">
            <text:p>112.6667</text:p>
          </table:table-cell>
          <table:table-cell office:value-type="float" office:value="105.1667">
            <text:p>105.1667</text:p>
          </table:table-cell>
          <table:table-cell office:value-type="float" office:value="106.1667">
            <text:p>106.1667</text:p>
          </table:table-cell>
          <table:table-cell office:value-type="float" office:value="94.5">
            <text:p>94.5</text:p>
          </table:table-cell>
          <table:table-cell office:value-type="float" office:value="81.8333">
            <text:p>81.8333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7-18T15:00:00">
            <text:p>Mon Jul 18 15:00:00 2022</text:p>
          </table:table-cell>
          <table:table-cell office:value-type="float" office:value="94.3333">
            <text:p>94.3333</text:p>
          </table:table-cell>
          <table:table-cell office:value-type="float" office:value="96.5">
            <text:p>96.5</text:p>
          </table:table-cell>
          <table:table-cell office:value-type="float" office:value="105.0">
            <text:p>105.0</text:p>
          </table:table-cell>
          <table:table-cell office:value-type="float" office:value="112.6667">
            <text:p>112.6667</text:p>
          </table:table-cell>
          <table:table-cell office:value-type="float" office:value="105.1667">
            <text:p>105.1667</text:p>
          </table:table-cell>
          <table:table-cell office:value-type="float" office:value="106.1667">
            <text:p>106.1667</text:p>
          </table:table-cell>
          <table:table-cell office:value-type="float" office:value="94.5">
            <text:p>94.5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2-07-18T16:00:00">
            <text:p>Mon Jul 18 16:00:00 2022</text:p>
          </table:table-cell>
          <table:table-cell office:value-type="float" office:value="92.5">
            <text:p>92.5</text:p>
          </table:table-cell>
          <table:table-cell office:value-type="float" office:value="94.3333">
            <text:p>94.3333</text:p>
          </table:table-cell>
          <table:table-cell office:value-type="float" office:value="96.5">
            <text:p>96.5</text:p>
          </table:table-cell>
          <table:table-cell office:value-type="float" office:value="105.0">
            <text:p>105.0</text:p>
          </table:table-cell>
          <table:table-cell office:value-type="float" office:value="112.6667">
            <text:p>112.6667</text:p>
          </table:table-cell>
          <table:table-cell office:value-type="float" office:value="105.1667">
            <text:p>105.1667</text:p>
          </table:table-cell>
          <table:table-cell office:value-type="float" office:value="106.1667">
            <text:p>106.1667</text:p>
          </table:table-cell>
          <table:table-cell office:value-type="float" office:value="108.8333">
            <text:p>108.8333</text:p>
          </table:table-cell>
        </table:table-row>
        <table:table-row>
          <table:table-cell table:style-name="pd1" office:value-type="date" office:date-value="2022-07-18T17:00:00">
            <text:p>Mon Jul 18 17:00:00 2022</text:p>
          </table:table-cell>
          <table:table-cell office:value-type="float" office:value="87.0">
            <text:p>87.0</text:p>
          </table:table-cell>
          <table:table-cell office:value-type="float" office:value="92.5">
            <text:p>92.5</text:p>
          </table:table-cell>
          <table:table-cell office:value-type="float" office:value="94.3333">
            <text:p>94.3333</text:p>
          </table:table-cell>
          <table:table-cell office:value-type="float" office:value="96.5">
            <text:p>96.5</text:p>
          </table:table-cell>
          <table:table-cell office:value-type="float" office:value="105.0">
            <text:p>105.0</text:p>
          </table:table-cell>
          <table:table-cell office:value-type="float" office:value="112.6667">
            <text:p>112.6667</text:p>
          </table:table-cell>
          <table:table-cell office:value-type="float" office:value="105.1667">
            <text:p>105.1667</text:p>
          </table:table-cell>
          <table:table-cell office:value-type="float" office:value="107.5">
            <text:p>107.5</text:p>
          </table:table-cell>
        </table:table-row>
        <table:table-row>
          <table:table-cell table:style-name="pd1" office:value-type="date" office:date-value="2022-07-18T18:00:00">
            <text:p>Mon Jul 18 18:00:00 2022</text:p>
          </table:table-cell>
          <table:table-cell office:value-type="float" office:value="74.6667">
            <text:p>74.6667</text:p>
          </table:table-cell>
          <table:table-cell office:value-type="float" office:value="87.0">
            <text:p>87.0</text:p>
          </table:table-cell>
          <table:table-cell office:value-type="float" office:value="92.5">
            <text:p>92.5</text:p>
          </table:table-cell>
          <table:table-cell office:value-type="float" office:value="94.3333">
            <text:p>94.3333</text:p>
          </table:table-cell>
          <table:table-cell office:value-type="float" office:value="96.5">
            <text:p>96.5</text:p>
          </table:table-cell>
          <table:table-cell office:value-type="float" office:value="105.0">
            <text:p>105.0</text:p>
          </table:table-cell>
          <table:table-cell office:value-type="float" office:value="112.6667">
            <text:p>112.6667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2-07-19T12:00:00">
            <text:p>Tue Jul 19 12:00:00 2022</text:p>
          </table:table-cell>
          <table:table-cell office:value-type="float" office:value="101.1667">
            <text:p>101.1667</text:p>
          </table:table-cell>
          <table:table-cell office:value-type="float" office:value="107.5">
            <text:p>107.5</text:p>
          </table:table-cell>
          <table:table-cell office:value-type="float" office:value="108.8333">
            <text:p>108.8333</text:p>
          </table:table-cell>
          <table:table-cell office:value-type="float" office:value="97.8333">
            <text:p>97.8333</text:p>
          </table:table-cell>
          <table:table-cell office:value-type="float" office:value="92.8333">
            <text:p>92.8333</text:p>
          </table:table-cell>
          <table:table-cell office:value-type="float" office:value="90.0">
            <text:p>90.0</text:p>
          </table:table-cell>
          <table:table-cell office:value-type="float" office:value="87.5">
            <text:p>87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7-19T13:00:00">
            <text:p>Tue Jul 19 13:00:00 2022</text:p>
          </table:table-cell>
          <table:table-cell office:value-type="float" office:value="97.6667">
            <text:p>97.6667</text:p>
          </table:table-cell>
          <table:table-cell office:value-type="float" office:value="101.1667">
            <text:p>101.1667</text:p>
          </table:table-cell>
          <table:table-cell office:value-type="float" office:value="107.5">
            <text:p>107.5</text:p>
          </table:table-cell>
          <table:table-cell office:value-type="float" office:value="108.8333">
            <text:p>108.8333</text:p>
          </table:table-cell>
          <table:table-cell office:value-type="float" office:value="97.8333">
            <text:p>97.8333</text:p>
          </table:table-cell>
          <table:table-cell office:value-type="float" office:value="92.8333">
            <text:p>92.8333</text:p>
          </table:table-cell>
          <table:table-cell office:value-type="float" office:value="90.0">
            <text:p>90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7-19T14:00:00">
            <text:p>Tue Jul 19 14:00:00 2022</text:p>
          </table:table-cell>
          <table:table-cell office:value-type="float" office:value="100.1667">
            <text:p>100.1667</text:p>
          </table:table-cell>
          <table:table-cell office:value-type="float" office:value="97.6667">
            <text:p>97.6667</text:p>
          </table:table-cell>
          <table:table-cell office:value-type="float" office:value="101.1667">
            <text:p>101.1667</text:p>
          </table:table-cell>
          <table:table-cell office:value-type="float" office:value="107.5">
            <text:p>107.5</text:p>
          </table:table-cell>
          <table:table-cell office:value-type="float" office:value="108.8333">
            <text:p>108.8333</text:p>
          </table:table-cell>
          <table:table-cell office:value-type="float" office:value="97.8333">
            <text:p>97.8333</text:p>
          </table:table-cell>
          <table:table-cell office:value-type="float" office:value="92.8333">
            <text:p>92.8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07-19T15:00:00">
            <text:p>Tue Jul 19 15:00:00 2022</text:p>
          </table:table-cell>
          <table:table-cell office:value-type="float" office:value="98.3333">
            <text:p>98.3333</text:p>
          </table:table-cell>
          <table:table-cell office:value-type="float" office:value="100.1667">
            <text:p>100.1667</text:p>
          </table:table-cell>
          <table:table-cell office:value-type="float" office:value="97.6667">
            <text:p>97.6667</text:p>
          </table:table-cell>
          <table:table-cell office:value-type="float" office:value="101.1667">
            <text:p>101.1667</text:p>
          </table:table-cell>
          <table:table-cell office:value-type="float" office:value="107.5">
            <text:p>107.5</text:p>
          </table:table-cell>
          <table:table-cell office:value-type="float" office:value="108.8333">
            <text:p>108.8333</text:p>
          </table:table-cell>
          <table:table-cell office:value-type="float" office:value="97.8333">
            <text:p>97.8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7-19T16:00:00">
            <text:p>Tue Jul 19 16:00:00 2022</text:p>
          </table:table-cell>
          <table:table-cell office:value-type="float" office:value="76.0">
            <text:p>76.0</text:p>
          </table:table-cell>
          <table:table-cell office:value-type="float" office:value="98.3333">
            <text:p>98.3333</text:p>
          </table:table-cell>
          <table:table-cell office:value-type="float" office:value="100.1667">
            <text:p>100.1667</text:p>
          </table:table-cell>
          <table:table-cell office:value-type="float" office:value="97.6667">
            <text:p>97.6667</text:p>
          </table:table-cell>
          <table:table-cell office:value-type="float" office:value="101.1667">
            <text:p>101.1667</text:p>
          </table:table-cell>
          <table:table-cell office:value-type="float" office:value="107.5">
            <text:p>107.5</text:p>
          </table:table-cell>
          <table:table-cell office:value-type="float" office:value="108.8333">
            <text:p>108.833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7-19T17:00:00">
            <text:p>Tue Jul 19 17:00:00 2022</text:p>
          </table:table-cell>
          <table:table-cell office:value-type="float" office:value="68.1667">
            <text:p>68.1667</text:p>
          </table:table-cell>
          <table:table-cell office:value-type="float" office:value="76.0">
            <text:p>76.0</text:p>
          </table:table-cell>
          <table:table-cell office:value-type="float" office:value="98.3333">
            <text:p>98.3333</text:p>
          </table:table-cell>
          <table:table-cell office:value-type="float" office:value="100.1667">
            <text:p>100.1667</text:p>
          </table:table-cell>
          <table:table-cell office:value-type="float" office:value="97.6667">
            <text:p>97.6667</text:p>
          </table:table-cell>
          <table:table-cell office:value-type="float" office:value="101.1667">
            <text:p>101.1667</text:p>
          </table:table-cell>
          <table:table-cell office:value-type="float" office:value="107.5">
            <text:p>107.5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2-07-19T18:00:00">
            <text:p>Tue Jul 19 18:00:00 2022</text:p>
          </table:table-cell>
          <table:table-cell office:value-type="float" office:value="57.0">
            <text:p>57.0</text:p>
          </table:table-cell>
          <table:table-cell office:value-type="float" office:value="68.1667">
            <text:p>68.1667</text:p>
          </table:table-cell>
          <table:table-cell office:value-type="float" office:value="76.0">
            <text:p>76.0</text:p>
          </table:table-cell>
          <table:table-cell office:value-type="float" office:value="98.3333">
            <text:p>98.3333</text:p>
          </table:table-cell>
          <table:table-cell office:value-type="float" office:value="100.1667">
            <text:p>100.1667</text:p>
          </table:table-cell>
          <table:table-cell office:value-type="float" office:value="97.6667">
            <text:p>97.6667</text:p>
          </table:table-cell>
          <table:table-cell office:value-type="float" office:value="101.1667">
            <text:p>101.1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2-07-20T13:00:00">
            <text:p>Wed Jul 20 13:00:00 2022</text:p>
          </table:table-cell>
          <table:table-cell office:value-type="float" office:value="96.0">
            <text:p>96.0</text:p>
          </table:table-cell>
          <table:table-cell office:value-type="float" office:value="94.6667">
            <text:p>94.6667</text:p>
          </table:table-cell>
          <table:table-cell office:value-type="float" office:value="97.8333">
            <text:p>97.8333</text:p>
          </table:table-cell>
          <table:table-cell office:value-type="float" office:value="91.8333">
            <text:p>91.8333</text:p>
          </table:table-cell>
          <table:table-cell office:value-type="float" office:value="85.3333">
            <text:p>85.3333</text:p>
          </table:table-cell>
          <table:table-cell office:value-type="float" office:value="82.8333">
            <text:p>82.8333</text:p>
          </table:table-cell>
          <table:table-cell office:value-type="float" office:value="77.8333">
            <text:p>77.8333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2-07-20T14:00:00">
            <text:p>Wed Jul 20 14:00:00 2022</text:p>
          </table:table-cell>
          <table:table-cell office:value-type="float" office:value="99.5">
            <text:p>99.5</text:p>
          </table:table-cell>
          <table:table-cell office:value-type="float" office:value="96.0">
            <text:p>96.0</text:p>
          </table:table-cell>
          <table:table-cell office:value-type="float" office:value="94.6667">
            <text:p>94.6667</text:p>
          </table:table-cell>
          <table:table-cell office:value-type="float" office:value="97.8333">
            <text:p>97.8333</text:p>
          </table:table-cell>
          <table:table-cell office:value-type="float" office:value="91.8333">
            <text:p>91.8333</text:p>
          </table:table-cell>
          <table:table-cell office:value-type="float" office:value="85.3333">
            <text:p>85.3333</text:p>
          </table:table-cell>
          <table:table-cell office:value-type="float" office:value="82.8333">
            <text:p>82.8333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2-07-20T15:00:00">
            <text:p>Wed Jul 20 15:00:00 2022</text:p>
          </table:table-cell>
          <table:table-cell office:value-type="float" office:value="74.1667">
            <text:p>74.1667</text:p>
          </table:table-cell>
          <table:table-cell office:value-type="float" office:value="99.5">
            <text:p>99.5</text:p>
          </table:table-cell>
          <table:table-cell office:value-type="float" office:value="96.0">
            <text:p>96.0</text:p>
          </table:table-cell>
          <table:table-cell office:value-type="float" office:value="94.6667">
            <text:p>94.6667</text:p>
          </table:table-cell>
          <table:table-cell office:value-type="float" office:value="97.8333">
            <text:p>97.8333</text:p>
          </table:table-cell>
          <table:table-cell office:value-type="float" office:value="91.8333">
            <text:p>91.8333</text:p>
          </table:table-cell>
          <table:table-cell office:value-type="float" office:value="85.3333">
            <text:p>85.3333</text:p>
          </table:table-cell>
          <table:table-cell office:value-type="float" office:value="122.3333">
            <text:p>122.3333</text:p>
          </table:table-cell>
        </table:table-row>
        <table:table-row>
          <table:table-cell table:style-name="pd1" office:value-type="date" office:date-value="2022-07-20T16:00:00">
            <text:p>Wed Jul 20 16:00:00 2022</text:p>
          </table:table-cell>
          <table:table-cell office:value-type="float" office:value="62.8333">
            <text:p>62.8333</text:p>
          </table:table-cell>
          <table:table-cell office:value-type="float" office:value="74.1667">
            <text:p>74.1667</text:p>
          </table:table-cell>
          <table:table-cell office:value-type="float" office:value="99.5">
            <text:p>99.5</text:p>
          </table:table-cell>
          <table:table-cell office:value-type="float" office:value="96.0">
            <text:p>96.0</text:p>
          </table:table-cell>
          <table:table-cell office:value-type="float" office:value="94.6667">
            <text:p>94.6667</text:p>
          </table:table-cell>
          <table:table-cell office:value-type="float" office:value="97.8333">
            <text:p>97.8333</text:p>
          </table:table-cell>
          <table:table-cell office:value-type="float" office:value="91.8333">
            <text:p>91.8333</text:p>
          </table:table-cell>
          <table:table-cell office:value-type="float" office:value="148.3333">
            <text:p>148.3333</text:p>
          </table:table-cell>
        </table:table-row>
        <table:table-row>
          <table:table-cell table:style-name="pd1" office:value-type="date" office:date-value="2022-07-20T17:00:00">
            <text:p>Wed Jul 20 17:00:00 2022</text:p>
          </table:table-cell>
          <table:table-cell office:value-type="float" office:value="56.6667">
            <text:p>56.6667</text:p>
          </table:table-cell>
          <table:table-cell office:value-type="float" office:value="62.8333">
            <text:p>62.8333</text:p>
          </table:table-cell>
          <table:table-cell office:value-type="float" office:value="74.1667">
            <text:p>74.1667</text:p>
          </table:table-cell>
          <table:table-cell office:value-type="float" office:value="99.5">
            <text:p>99.5</text:p>
          </table:table-cell>
          <table:table-cell office:value-type="float" office:value="96.0">
            <text:p>96.0</text:p>
          </table:table-cell>
          <table:table-cell office:value-type="float" office:value="94.6667">
            <text:p>94.6667</text:p>
          </table:table-cell>
          <table:table-cell office:value-type="float" office:value="97.8333">
            <text:p>97.8333</text:p>
          </table:table-cell>
          <table:table-cell office:value-type="float" office:value="163.5">
            <text:p>163.5</text:p>
          </table:table-cell>
        </table:table-row>
        <table:table-row>
          <table:table-cell table:style-name="pd1" office:value-type="date" office:date-value="2022-07-21T12:00:00">
            <text:p>Thu Jul 21 12:00:00 2022</text:p>
          </table:table-cell>
          <table:table-cell office:value-type="float" office:value="161.5">
            <text:p>161.5</text:p>
          </table:table-cell>
          <table:table-cell office:value-type="float" office:value="163.5">
            <text:p>163.5</text:p>
          </table:table-cell>
          <table:table-cell office:value-type="float" office:value="148.3333">
            <text:p>148.3333</text:p>
          </table:table-cell>
          <table:table-cell office:value-type="float" office:value="122.3333">
            <text:p>122.3333</text:p>
          </table:table-cell>
          <table:table-cell office:value-type="float" office:value="107.8333">
            <text:p>107.8333</text:p>
          </table:table-cell>
          <table:table-cell office:value-type="float" office:value="87.1667">
            <text:p>87.1667</text:p>
          </table:table-cell>
          <table:table-cell office:value-type="float" office:value="65.0">
            <text:p>65.0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7-21T13:00:00">
            <text:p>Thu Jul 21 13:00:00 2022</text:p>
          </table:table-cell>
          <table:table-cell office:value-type="float" office:value="142.5">
            <text:p>142.5</text:p>
          </table:table-cell>
          <table:table-cell office:value-type="float" office:value="161.5">
            <text:p>161.5</text:p>
          </table:table-cell>
          <table:table-cell office:value-type="float" office:value="163.5">
            <text:p>163.5</text:p>
          </table:table-cell>
          <table:table-cell office:value-type="float" office:value="148.3333">
            <text:p>148.3333</text:p>
          </table:table-cell>
          <table:table-cell office:value-type="float" office:value="122.3333">
            <text:p>122.3333</text:p>
          </table:table-cell>
          <table:table-cell office:value-type="float" office:value="107.8333">
            <text:p>107.8333</text:p>
          </table:table-cell>
          <table:table-cell office:value-type="float" office:value="87.1667">
            <text:p>87.1667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2-07-21T14:00:00">
            <text:p>Thu Jul 21 14:00:00 2022</text:p>
          </table:table-cell>
          <table:table-cell office:value-type="float" office:value="111.8333">
            <text:p>111.8333</text:p>
          </table:table-cell>
          <table:table-cell office:value-type="float" office:value="142.5">
            <text:p>142.5</text:p>
          </table:table-cell>
          <table:table-cell office:value-type="float" office:value="161.5">
            <text:p>161.5</text:p>
          </table:table-cell>
          <table:table-cell office:value-type="float" office:value="163.5">
            <text:p>163.5</text:p>
          </table:table-cell>
          <table:table-cell office:value-type="float" office:value="148.3333">
            <text:p>148.3333</text:p>
          </table:table-cell>
          <table:table-cell office:value-type="float" office:value="122.3333">
            <text:p>122.3333</text:p>
          </table:table-cell>
          <table:table-cell office:value-type="float" office:value="107.8333">
            <text:p>107.8333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22-07-21T15:00:00">
            <text:p>Thu Jul 21 15:00:00 2022</text:p>
          </table:table-cell>
          <table:table-cell office:value-type="float" office:value="89.5">
            <text:p>89.5</text:p>
          </table:table-cell>
          <table:table-cell office:value-type="float" office:value="111.8333">
            <text:p>111.8333</text:p>
          </table:table-cell>
          <table:table-cell office:value-type="float" office:value="142.5">
            <text:p>142.5</text:p>
          </table:table-cell>
          <table:table-cell office:value-type="float" office:value="161.5">
            <text:p>161.5</text:p>
          </table:table-cell>
          <table:table-cell office:value-type="float" office:value="163.5">
            <text:p>163.5</text:p>
          </table:table-cell>
          <table:table-cell office:value-type="float" office:value="148.3333">
            <text:p>148.3333</text:p>
          </table:table-cell>
          <table:table-cell office:value-type="float" office:value="122.3333">
            <text:p>122.3333</text:p>
          </table:table-cell>
          <table:table-cell office:value-type="float" office:value="133.1667">
            <text:p>133.1667</text:p>
          </table:table-cell>
        </table:table-row>
        <table:table-row>
          <table:table-cell table:style-name="pd1" office:value-type="date" office:date-value="2022-07-21T16:00:00">
            <text:p>Thu Jul 21 16:00:00 2022</text:p>
          </table:table-cell>
          <table:table-cell office:value-type="float" office:value="57.6667">
            <text:p>57.6667</text:p>
          </table:table-cell>
          <table:table-cell office:value-type="float" office:value="89.5">
            <text:p>89.5</text:p>
          </table:table-cell>
          <table:table-cell office:value-type="float" office:value="111.8333">
            <text:p>111.8333</text:p>
          </table:table-cell>
          <table:table-cell office:value-type="float" office:value="142.5">
            <text:p>142.5</text:p>
          </table:table-cell>
          <table:table-cell office:value-type="float" office:value="161.5">
            <text:p>161.5</text:p>
          </table:table-cell>
          <table:table-cell office:value-type="float" office:value="163.5">
            <text:p>163.5</text:p>
          </table:table-cell>
          <table:table-cell office:value-type="float" office:value="148.3333">
            <text:p>148.3333</text:p>
          </table:table-cell>
          <table:table-cell office:value-type="float" office:value="148.3333">
            <text:p>148.3333</text:p>
          </table:table-cell>
        </table:table-row>
        <table:table-row>
          <table:table-cell table:style-name="pd1" office:value-type="date" office:date-value="2022-07-21T17:00:00">
            <text:p>Thu Jul 21 17:00:00 2022</text:p>
          </table:table-cell>
          <table:table-cell office:value-type="float" office:value="43.5">
            <text:p>43.5</text:p>
          </table:table-cell>
          <table:table-cell office:value-type="float" office:value="57.6667">
            <text:p>57.6667</text:p>
          </table:table-cell>
          <table:table-cell office:value-type="float" office:value="89.5">
            <text:p>89.5</text:p>
          </table:table-cell>
          <table:table-cell office:value-type="float" office:value="111.8333">
            <text:p>111.8333</text:p>
          </table:table-cell>
          <table:table-cell office:value-type="float" office:value="142.5">
            <text:p>142.5</text:p>
          </table:table-cell>
          <table:table-cell office:value-type="float" office:value="161.5">
            <text:p>161.5</text:p>
          </table:table-cell>
          <table:table-cell office:value-type="float" office:value="163.5">
            <text:p>163.5</text:p>
          </table:table-cell>
          <table:table-cell office:value-type="float" office:value="151.6667">
            <text:p>151.6667</text:p>
          </table:table-cell>
        </table:table-row>
        <table:table-row>
          <table:table-cell table:style-name="pd1" office:value-type="date" office:date-value="2022-07-22T13:00:00">
            <text:p>Fri Jul 22 13:00:00 2022</text:p>
          </table:table-cell>
          <table:table-cell office:value-type="float" office:value="128.6667">
            <text:p>128.6667</text:p>
          </table:table-cell>
          <table:table-cell office:value-type="float" office:value="128.5">
            <text:p>128.5</text:p>
          </table:table-cell>
          <table:table-cell office:value-type="float" office:value="151.6667">
            <text:p>151.6667</text:p>
          </table:table-cell>
          <table:table-cell office:value-type="float" office:value="148.3333">
            <text:p>148.3333</text:p>
          </table:table-cell>
          <table:table-cell office:value-type="float" office:value="133.1667">
            <text:p>133.1667</text:p>
          </table:table-cell>
          <table:table-cell office:value-type="float" office:value="114.3333">
            <text:p>114.3333</text:p>
          </table:table-cell>
          <table:table-cell office:value-type="float" office:value="89.3333">
            <text:p>89.3333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2-07-22T14:00:00">
            <text:p>Fri Jul 22 14:00:00 2022</text:p>
          </table:table-cell>
          <table:table-cell office:value-type="float" office:value="114.3333">
            <text:p>114.3333</text:p>
          </table:table-cell>
          <table:table-cell office:value-type="float" office:value="128.6667">
            <text:p>128.6667</text:p>
          </table:table-cell>
          <table:table-cell office:value-type="float" office:value="128.5">
            <text:p>128.5</text:p>
          </table:table-cell>
          <table:table-cell office:value-type="float" office:value="151.6667">
            <text:p>151.6667</text:p>
          </table:table-cell>
          <table:table-cell office:value-type="float" office:value="148.3333">
            <text:p>148.3333</text:p>
          </table:table-cell>
          <table:table-cell office:value-type="float" office:value="133.1667">
            <text:p>133.1667</text:p>
          </table:table-cell>
          <table:table-cell office:value-type="float" office:value="114.3333">
            <text:p>114.3333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2-07-22T15:00:00">
            <text:p>Fri Jul 22 15:00:00 2022</text:p>
          </table:table-cell>
          <table:table-cell office:value-type="float" office:value="84.8333">
            <text:p>84.8333</text:p>
          </table:table-cell>
          <table:table-cell office:value-type="float" office:value="114.3333">
            <text:p>114.3333</text:p>
          </table:table-cell>
          <table:table-cell office:value-type="float" office:value="128.6667">
            <text:p>128.6667</text:p>
          </table:table-cell>
          <table:table-cell office:value-type="float" office:value="128.5">
            <text:p>128.5</text:p>
          </table:table-cell>
          <table:table-cell office:value-type="float" office:value="151.6667">
            <text:p>151.6667</text:p>
          </table:table-cell>
          <table:table-cell office:value-type="float" office:value="148.3333">
            <text:p>148.3333</text:p>
          </table:table-cell>
          <table:table-cell office:value-type="float" office:value="133.1667">
            <text:p>133.1667</text:p>
          </table:table-cell>
          <table:table-cell office:value-type="float" office:value="118.8333">
            <text:p>118.8333</text:p>
          </table:table-cell>
        </table:table-row>
        <table:table-row>
          <table:table-cell table:style-name="pd1" office:value-type="date" office:date-value="2022-07-22T16:00:00">
            <text:p>Fri Jul 22 16:00:00 2022</text:p>
          </table:table-cell>
          <table:table-cell office:value-type="float" office:value="75.0">
            <text:p>75.0</text:p>
          </table:table-cell>
          <table:table-cell office:value-type="float" office:value="84.8333">
            <text:p>84.8333</text:p>
          </table:table-cell>
          <table:table-cell office:value-type="float" office:value="114.3333">
            <text:p>114.3333</text:p>
          </table:table-cell>
          <table:table-cell office:value-type="float" office:value="128.6667">
            <text:p>128.6667</text:p>
          </table:table-cell>
          <table:table-cell office:value-type="float" office:value="128.5">
            <text:p>128.5</text:p>
          </table:table-cell>
          <table:table-cell office:value-type="float" office:value="151.6667">
            <text:p>151.6667</text:p>
          </table:table-cell>
          <table:table-cell office:value-type="float" office:value="148.3333">
            <text:p>148.3333</text:p>
          </table:table-cell>
          <table:table-cell office:value-type="float" office:value="123.1667">
            <text:p>123.1667</text:p>
          </table:table-cell>
        </table:table-row>
        <table:table-row>
          <table:table-cell table:style-name="pd1" office:value-type="date" office:date-value="2022-07-22T17:00:00">
            <text:p>Fri Jul 22 17:00:00 2022</text:p>
          </table:table-cell>
          <table:table-cell office:value-type="float" office:value="74.6667">
            <text:p>74.6667</text:p>
          </table:table-cell>
          <table:table-cell office:value-type="float" office:value="75.0">
            <text:p>75.0</text:p>
          </table:table-cell>
          <table:table-cell office:value-type="float" office:value="84.8333">
            <text:p>84.8333</text:p>
          </table:table-cell>
          <table:table-cell office:value-type="float" office:value="114.3333">
            <text:p>114.3333</text:p>
          </table:table-cell>
          <table:table-cell office:value-type="float" office:value="128.6667">
            <text:p>128.6667</text:p>
          </table:table-cell>
          <table:table-cell office:value-type="float" office:value="128.5">
            <text:p>128.5</text:p>
          </table:table-cell>
          <table:table-cell office:value-type="float" office:value="151.6667">
            <text:p>151.6667</text:p>
          </table:table-cell>
          <table:table-cell office:value-type="float" office:value="137.3333">
            <text:p>137.3333</text:p>
          </table:table-cell>
        </table:table-row>
        <table:table-row>
          <table:table-cell table:style-name="pd1" office:value-type="date" office:date-value="2022-07-22T18:00:00">
            <text:p>Fri Jul 22 18:00:00 2022</text:p>
          </table:table-cell>
          <table:table-cell office:value-type="float" office:value="78.8333">
            <text:p>78.8333</text:p>
          </table:table-cell>
          <table:table-cell office:value-type="float" office:value="74.6667">
            <text:p>74.6667</text:p>
          </table:table-cell>
          <table:table-cell office:value-type="float" office:value="75.0">
            <text:p>75.0</text:p>
          </table:table-cell>
          <table:table-cell office:value-type="float" office:value="84.8333">
            <text:p>84.8333</text:p>
          </table:table-cell>
          <table:table-cell office:value-type="float" office:value="114.3333">
            <text:p>114.3333</text:p>
          </table:table-cell>
          <table:table-cell office:value-type="float" office:value="128.6667">
            <text:p>128.6667</text:p>
          </table:table-cell>
          <table:table-cell office:value-type="float" office:value="128.5">
            <text:p>128.5</text:p>
          </table:table-cell>
          <table:table-cell office:value-type="float" office:value="120.1667">
            <text:p>120.1667</text:p>
          </table:table-cell>
        </table:table-row>
        <table:table-row>
          <table:table-cell table:style-name="pd1" office:value-type="date" office:date-value="2022-07-23T12:00:00">
            <text:p>Sat Jul 23 12:00:00 2022</text:p>
          </table:table-cell>
          <table:table-cell office:value-type="float" office:value="120.1667">
            <text:p>120.1667</text:p>
          </table:table-cell>
          <table:table-cell office:value-type="float" office:value="137.3333">
            <text:p>137.3333</text:p>
          </table:table-cell>
          <table:table-cell office:value-type="float" office:value="123.1667">
            <text:p>123.1667</text:p>
          </table:table-cell>
          <table:table-cell office:value-type="float" office:value="118.8333">
            <text:p>118.8333</text:p>
          </table:table-cell>
          <table:table-cell office:value-type="float" office:value="104.1667">
            <text:p>104.1667</text:p>
          </table:table-cell>
          <table:table-cell office:value-type="float" office:value="90.3333">
            <text:p>90.3333</text:p>
          </table:table-cell>
          <table:table-cell office:value-type="float" office:value="69.6667">
            <text:p>69.6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7-23T13:00:00">
            <text:p>Sat Jul 23 13:00:00 2022</text:p>
          </table:table-cell>
          <table:table-cell office:value-type="float" office:value="100.6667">
            <text:p>100.6667</text:p>
          </table:table-cell>
          <table:table-cell office:value-type="float" office:value="120.1667">
            <text:p>120.1667</text:p>
          </table:table-cell>
          <table:table-cell office:value-type="float" office:value="137.3333">
            <text:p>137.3333</text:p>
          </table:table-cell>
          <table:table-cell office:value-type="float" office:value="123.1667">
            <text:p>123.1667</text:p>
          </table:table-cell>
          <table:table-cell office:value-type="float" office:value="118.8333">
            <text:p>118.8333</text:p>
          </table:table-cell>
          <table:table-cell office:value-type="float" office:value="104.1667">
            <text:p>104.1667</text:p>
          </table:table-cell>
          <table:table-cell office:value-type="float" office:value="90.3333">
            <text:p>90.3333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2-07-23T14:00:00">
            <text:p>Sat Jul 23 14:00:00 2022</text:p>
          </table:table-cell>
          <table:table-cell office:value-type="float" office:value="90.0">
            <text:p>90.0</text:p>
          </table:table-cell>
          <table:table-cell office:value-type="float" office:value="100.6667">
            <text:p>100.6667</text:p>
          </table:table-cell>
          <table:table-cell office:value-type="float" office:value="120.1667">
            <text:p>120.1667</text:p>
          </table:table-cell>
          <table:table-cell office:value-type="float" office:value="137.3333">
            <text:p>137.3333</text:p>
          </table:table-cell>
          <table:table-cell office:value-type="float" office:value="123.1667">
            <text:p>123.1667</text:p>
          </table:table-cell>
          <table:table-cell office:value-type="float" office:value="118.8333">
            <text:p>118.8333</text:p>
          </table:table-cell>
          <table:table-cell office:value-type="float" office:value="104.1667">
            <text:p>104.1667</text:p>
          </table:table-cell>
          <table:table-cell office:value-type="float" office:value="130.0">
            <text:p>130.0</text:p>
          </table:table-cell>
        </table:table-row>
        <table:table-row>
          <table:table-cell table:style-name="pd1" office:value-type="date" office:date-value="2022-07-23T15:00:00">
            <text:p>Sat Jul 23 15:00:00 2022</text:p>
          </table:table-cell>
          <table:table-cell office:value-type="float" office:value="89.1667">
            <text:p>89.1667</text:p>
          </table:table-cell>
          <table:table-cell office:value-type="float" office:value="90.0">
            <text:p>90.0</text:p>
          </table:table-cell>
          <table:table-cell office:value-type="float" office:value="100.6667">
            <text:p>100.6667</text:p>
          </table:table-cell>
          <table:table-cell office:value-type="float" office:value="120.1667">
            <text:p>120.1667</text:p>
          </table:table-cell>
          <table:table-cell office:value-type="float" office:value="137.3333">
            <text:p>137.3333</text:p>
          </table:table-cell>
          <table:table-cell office:value-type="float" office:value="123.1667">
            <text:p>123.1667</text:p>
          </table:table-cell>
          <table:table-cell office:value-type="float" office:value="118.8333">
            <text:p>118.8333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22-07-23T16:00:00">
            <text:p>Sat Jul 23 16:00:00 2022</text:p>
          </table:table-cell>
          <table:table-cell office:value-type="float" office:value="90.0">
            <text:p>90.0</text:p>
          </table:table-cell>
          <table:table-cell office:value-type="float" office:value="89.1667">
            <text:p>89.1667</text:p>
          </table:table-cell>
          <table:table-cell office:value-type="float" office:value="90.0">
            <text:p>90.0</text:p>
          </table:table-cell>
          <table:table-cell office:value-type="float" office:value="100.6667">
            <text:p>100.6667</text:p>
          </table:table-cell>
          <table:table-cell office:value-type="float" office:value="120.1667">
            <text:p>120.1667</text:p>
          </table:table-cell>
          <table:table-cell office:value-type="float" office:value="137.3333">
            <text:p>137.3333</text:p>
          </table:table-cell>
          <table:table-cell office:value-type="float" office:value="123.1667">
            <text:p>123.1667</text:p>
          </table:table-cell>
          <table:table-cell office:value-type="float" office:value="124.5">
            <text:p>124.5</text:p>
          </table:table-cell>
        </table:table-row>
        <table:table-row>
          <table:table-cell table:style-name="pd1" office:value-type="date" office:date-value="2022-07-23T17:00:00">
            <text:p>Sat Jul 23 17:00:00 2022</text:p>
          </table:table-cell>
          <table:table-cell office:value-type="float" office:value="64.0">
            <text:p>64.0</text:p>
          </table:table-cell>
          <table:table-cell office:value-type="float" office:value="90.0">
            <text:p>90.0</text:p>
          </table:table-cell>
          <table:table-cell office:value-type="float" office:value="89.1667">
            <text:p>89.1667</text:p>
          </table:table-cell>
          <table:table-cell office:value-type="float" office:value="90.0">
            <text:p>90.0</text:p>
          </table:table-cell>
          <table:table-cell office:value-type="float" office:value="100.6667">
            <text:p>100.6667</text:p>
          </table:table-cell>
          <table:table-cell office:value-type="float" office:value="120.1667">
            <text:p>120.1667</text:p>
          </table:table-cell>
          <table:table-cell office:value-type="float" office:value="137.3333">
            <text:p>137.3333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22-07-24T11:00:00">
            <text:p>Sun Jul 24 11:00:00 2022</text:p>
          </table:table-cell>
          <table:table-cell office:value-type="float" office:value="111.0">
            <text:p>111.0</text:p>
          </table:table-cell>
          <table:table-cell office:value-type="float" office:value="124.5">
            <text:p>124.5</text:p>
          </table:table-cell>
          <table:table-cell office:value-type="float" office:value="116.5">
            <text:p>116.5</text:p>
          </table:table-cell>
          <table:table-cell office:value-type="float" office:value="130.0">
            <text:p>130.0</text:p>
          </table:table-cell>
          <table:table-cell office:value-type="float" office:value="99.0">
            <text:p>99.0</text:p>
          </table:table-cell>
          <table:table-cell office:value-type="float" office:value="74.0">
            <text:p>74.0</text:p>
          </table:table-cell>
          <table:table-cell office:value-type="float" office:value="56.5">
            <text:p>56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7-24T12:00:00">
            <text:p>Sun Jul 24 12:00:00 2022</text:p>
          </table:table-cell>
          <table:table-cell office:value-type="float" office:value="90.8333">
            <text:p>90.8333</text:p>
          </table:table-cell>
          <table:table-cell office:value-type="float" office:value="111.0">
            <text:p>111.0</text:p>
          </table:table-cell>
          <table:table-cell office:value-type="float" office:value="124.5">
            <text:p>124.5</text:p>
          </table:table-cell>
          <table:table-cell office:value-type="float" office:value="116.5">
            <text:p>116.5</text:p>
          </table:table-cell>
          <table:table-cell office:value-type="float" office:value="130.0">
            <text:p>130.0</text:p>
          </table:table-cell>
          <table:table-cell office:value-type="float" office:value="99.0">
            <text:p>99.0</text:p>
          </table:table-cell>
          <table:table-cell office:value-type="float" office:value="74.0">
            <text:p>74.0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7-24T13:00:00">
            <text:p>Sun Jul 24 13:00:00 2022</text:p>
          </table:table-cell>
          <table:table-cell office:value-type="float" office:value="93.8333">
            <text:p>93.8333</text:p>
          </table:table-cell>
          <table:table-cell office:value-type="float" office:value="90.8333">
            <text:p>90.8333</text:p>
          </table:table-cell>
          <table:table-cell office:value-type="float" office:value="111.0">
            <text:p>111.0</text:p>
          </table:table-cell>
          <table:table-cell office:value-type="float" office:value="124.5">
            <text:p>124.5</text:p>
          </table:table-cell>
          <table:table-cell office:value-type="float" office:value="116.5">
            <text:p>116.5</text:p>
          </table:table-cell>
          <table:table-cell office:value-type="float" office:value="130.0">
            <text:p>130.0</text:p>
          </table:table-cell>
          <table:table-cell office:value-type="float" office:value="99.0">
            <text:p>99.0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2-07-24T14:00:00">
            <text:p>Sun Jul 24 14:00:00 2022</text:p>
          </table:table-cell>
          <table:table-cell office:value-type="float" office:value="89.0">
            <text:p>89.0</text:p>
          </table:table-cell>
          <table:table-cell office:value-type="float" office:value="93.8333">
            <text:p>93.8333</text:p>
          </table:table-cell>
          <table:table-cell office:value-type="float" office:value="90.8333">
            <text:p>90.8333</text:p>
          </table:table-cell>
          <table:table-cell office:value-type="float" office:value="111.0">
            <text:p>111.0</text:p>
          </table:table-cell>
          <table:table-cell office:value-type="float" office:value="124.5">
            <text:p>124.5</text:p>
          </table:table-cell>
          <table:table-cell office:value-type="float" office:value="116.5">
            <text:p>116.5</text:p>
          </table:table-cell>
          <table:table-cell office:value-type="float" office:value="130.0">
            <text:p>130.0</text:p>
          </table:table-cell>
          <table:table-cell office:value-type="float" office:value="124.3333">
            <text:p>124.3333</text:p>
          </table:table-cell>
        </table:table-row>
        <table:table-row>
          <table:table-cell table:style-name="pd1" office:value-type="date" office:date-value="2022-07-24T15:00:00">
            <text:p>Sun Jul 24 15:00:00 2022</text:p>
          </table:table-cell>
          <table:table-cell office:value-type="float" office:value="59.5">
            <text:p>59.5</text:p>
          </table:table-cell>
          <table:table-cell office:value-type="float" office:value="89.0">
            <text:p>89.0</text:p>
          </table:table-cell>
          <table:table-cell office:value-type="float" office:value="93.8333">
            <text:p>93.8333</text:p>
          </table:table-cell>
          <table:table-cell office:value-type="float" office:value="90.8333">
            <text:p>90.8333</text:p>
          </table:table-cell>
          <table:table-cell office:value-type="float" office:value="111.0">
            <text:p>111.0</text:p>
          </table:table-cell>
          <table:table-cell office:value-type="float" office:value="124.5">
            <text:p>124.5</text:p>
          </table:table-cell>
          <table:table-cell office:value-type="float" office:value="116.5">
            <text:p>116.5</text:p>
          </table:table-cell>
          <table:table-cell office:value-type="float" office:value="123.6667">
            <text:p>123.6667</text:p>
          </table:table-cell>
        </table:table-row>
        <table:table-row>
          <table:table-cell table:style-name="pd1" office:value-type="date" office:date-value="2022-07-24T16:00:00">
            <text:p>Sun Jul 24 16:00:00 2022</text:p>
          </table:table-cell>
          <table:table-cell office:value-type="float" office:value="49.1667">
            <text:p>49.1667</text:p>
          </table:table-cell>
          <table:table-cell office:value-type="float" office:value="59.5">
            <text:p>59.5</text:p>
          </table:table-cell>
          <table:table-cell office:value-type="float" office:value="89.0">
            <text:p>89.0</text:p>
          </table:table-cell>
          <table:table-cell office:value-type="float" office:value="93.8333">
            <text:p>93.8333</text:p>
          </table:table-cell>
          <table:table-cell office:value-type="float" office:value="90.8333">
            <text:p>90.8333</text:p>
          </table:table-cell>
          <table:table-cell office:value-type="float" office:value="111.0">
            <text:p>111.0</text:p>
          </table:table-cell>
          <table:table-cell office:value-type="float" office:value="124.5">
            <text:p>124.5</text:p>
          </table:table-cell>
          <table:table-cell office:value-type="float" office:value="142.6667">
            <text:p>142.6667</text:p>
          </table:table-cell>
        </table:table-row>
        <table:table-row>
          <table:table-cell table:style-name="pd1" office:value-type="date" office:date-value="2022-07-25T12:00:00">
            <text:p>Mon Jul 25 12:00:00 2022</text:p>
          </table:table-cell>
          <table:table-cell office:value-type="float" office:value="112.3333">
            <text:p>112.3333</text:p>
          </table:table-cell>
          <table:table-cell office:value-type="float" office:value="134.5">
            <text:p>134.5</text:p>
          </table:table-cell>
          <table:table-cell office:value-type="float" office:value="142.6667">
            <text:p>142.6667</text:p>
          </table:table-cell>
          <table:table-cell office:value-type="float" office:value="123.6667">
            <text:p>123.6667</text:p>
          </table:table-cell>
          <table:table-cell office:value-type="float" office:value="124.3333">
            <text:p>124.3333</text:p>
          </table:table-cell>
          <table:table-cell office:value-type="float" office:value="104.0">
            <text:p>104.0</text:p>
          </table:table-cell>
          <table:table-cell office:value-type="float" office:value="83.1667">
            <text:p>83.1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7-25T13:00:00">
            <text:p>Mon Jul 25 13:00:00 2022</text:p>
          </table:table-cell>
          <table:table-cell office:value-type="float" office:value="91.1667">
            <text:p>91.1667</text:p>
          </table:table-cell>
          <table:table-cell office:value-type="float" office:value="112.3333">
            <text:p>112.3333</text:p>
          </table:table-cell>
          <table:table-cell office:value-type="float" office:value="134.5">
            <text:p>134.5</text:p>
          </table:table-cell>
          <table:table-cell office:value-type="float" office:value="142.6667">
            <text:p>142.6667</text:p>
          </table:table-cell>
          <table:table-cell office:value-type="float" office:value="123.6667">
            <text:p>123.6667</text:p>
          </table:table-cell>
          <table:table-cell office:value-type="float" office:value="124.3333">
            <text:p>124.3333</text:p>
          </table:table-cell>
          <table:table-cell office:value-type="float" office:value="104.0">
            <text:p>104.0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7-25T14:00:00">
            <text:p>Mon Jul 25 14:00:00 2022</text:p>
          </table:table-cell>
          <table:table-cell office:value-type="float" office:value="84.8333">
            <text:p>84.8333</text:p>
          </table:table-cell>
          <table:table-cell office:value-type="float" office:value="91.1667">
            <text:p>91.1667</text:p>
          </table:table-cell>
          <table:table-cell office:value-type="float" office:value="112.3333">
            <text:p>112.3333</text:p>
          </table:table-cell>
          <table:table-cell office:value-type="float" office:value="134.5">
            <text:p>134.5</text:p>
          </table:table-cell>
          <table:table-cell office:value-type="float" office:value="142.6667">
            <text:p>142.6667</text:p>
          </table:table-cell>
          <table:table-cell office:value-type="float" office:value="123.6667">
            <text:p>123.6667</text:p>
          </table:table-cell>
          <table:table-cell office:value-type="float" office:value="124.3333">
            <text:p>124.3333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22-07-25T15:00:00">
            <text:p>Mon Jul 25 15:00:00 2022</text:p>
          </table:table-cell>
          <table:table-cell office:value-type="float" office:value="80.0">
            <text:p>80.0</text:p>
          </table:table-cell>
          <table:table-cell office:value-type="float" office:value="84.8333">
            <text:p>84.8333</text:p>
          </table:table-cell>
          <table:table-cell office:value-type="float" office:value="91.1667">
            <text:p>91.1667</text:p>
          </table:table-cell>
          <table:table-cell office:value-type="float" office:value="112.3333">
            <text:p>112.3333</text:p>
          </table:table-cell>
          <table:table-cell office:value-type="float" office:value="134.5">
            <text:p>134.5</text:p>
          </table:table-cell>
          <table:table-cell office:value-type="float" office:value="142.6667">
            <text:p>142.6667</text:p>
          </table:table-cell>
          <table:table-cell office:value-type="float" office:value="123.6667">
            <text:p>123.6667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2-07-25T16:00:00">
            <text:p>Mon Jul 25 16:00:00 2022</text:p>
          </table:table-cell>
          <table:table-cell office:value-type="float" office:value="56.1667">
            <text:p>56.1667</text:p>
          </table:table-cell>
          <table:table-cell office:value-type="float" office:value="80.0">
            <text:p>80.0</text:p>
          </table:table-cell>
          <table:table-cell office:value-type="float" office:value="84.8333">
            <text:p>84.8333</text:p>
          </table:table-cell>
          <table:table-cell office:value-type="float" office:value="91.1667">
            <text:p>91.1667</text:p>
          </table:table-cell>
          <table:table-cell office:value-type="float" office:value="112.3333">
            <text:p>112.3333</text:p>
          </table:table-cell>
          <table:table-cell office:value-type="float" office:value="134.5">
            <text:p>134.5</text:p>
          </table:table-cell>
          <table:table-cell office:value-type="float" office:value="142.6667">
            <text:p>142.6667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22-07-25T17:00:00">
            <text:p>Mon Jul 25 17:00:00 2022</text:p>
          </table:table-cell>
          <table:table-cell office:value-type="float" office:value="53.3333">
            <text:p>53.3333</text:p>
          </table:table-cell>
          <table:table-cell office:value-type="float" office:value="56.1667">
            <text:p>56.1667</text:p>
          </table:table-cell>
          <table:table-cell office:value-type="float" office:value="80.0">
            <text:p>80.0</text:p>
          </table:table-cell>
          <table:table-cell office:value-type="float" office:value="84.8333">
            <text:p>84.8333</text:p>
          </table:table-cell>
          <table:table-cell office:value-type="float" office:value="91.1667">
            <text:p>91.1667</text:p>
          </table:table-cell>
          <table:table-cell office:value-type="float" office:value="112.3333">
            <text:p>112.3333</text:p>
          </table:table-cell>
          <table:table-cell office:value-type="float" office:value="134.5">
            <text:p>134.5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2-07-25T18:00:00">
            <text:p>Mon Jul 25 18:00:00 2022</text:p>
          </table:table-cell>
          <table:table-cell office:value-type="float" office:value="63.5">
            <text:p>63.5</text:p>
          </table:table-cell>
          <table:table-cell office:value-type="float" office:value="53.3333">
            <text:p>53.3333</text:p>
          </table:table-cell>
          <table:table-cell office:value-type="float" office:value="56.1667">
            <text:p>56.1667</text:p>
          </table:table-cell>
          <table:table-cell office:value-type="float" office:value="80.0">
            <text:p>80.0</text:p>
          </table:table-cell>
          <table:table-cell office:value-type="float" office:value="84.8333">
            <text:p>84.8333</text:p>
          </table:table-cell>
          <table:table-cell office:value-type="float" office:value="91.1667">
            <text:p>91.1667</text:p>
          </table:table-cell>
          <table:table-cell office:value-type="float" office:value="112.3333">
            <text:p>112.3333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2-07-26T13:00:00">
            <text:p>Tue Jul 26 13:00:00 2022</text:p>
          </table:table-cell>
          <table:table-cell office:value-type="float" office:value="84.8333">
            <text:p>84.8333</text:p>
          </table:table-cell>
          <table:table-cell office:value-type="float" office:value="95.3333">
            <text:p>95.3333</text:p>
          </table:table-cell>
          <table:table-cell office:value-type="float" office:value="101.5">
            <text:p>101.5</text:p>
          </table:table-cell>
          <table:table-cell office:value-type="float" office:value="110.3333">
            <text:p>110.3333</text:p>
          </table:table-cell>
          <table:table-cell office:value-type="float" office:value="95.8333">
            <text:p>95.8333</text:p>
          </table:table-cell>
          <table:table-cell office:value-type="float" office:value="98.0">
            <text:p>98.0</text:p>
          </table:table-cell>
          <table:table-cell office:value-type="float" office:value="92.3333">
            <text:p>92.3333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2-07-26T14:00:00">
            <text:p>Tue Jul 26 14:00:00 2022</text:p>
          </table:table-cell>
          <table:table-cell office:value-type="float" office:value="78.8333">
            <text:p>78.8333</text:p>
          </table:table-cell>
          <table:table-cell office:value-type="float" office:value="84.8333">
            <text:p>84.8333</text:p>
          </table:table-cell>
          <table:table-cell office:value-type="float" office:value="95.3333">
            <text:p>95.3333</text:p>
          </table:table-cell>
          <table:table-cell office:value-type="float" office:value="101.5">
            <text:p>101.5</text:p>
          </table:table-cell>
          <table:table-cell office:value-type="float" office:value="110.3333">
            <text:p>110.3333</text:p>
          </table:table-cell>
          <table:table-cell office:value-type="float" office:value="95.8333">
            <text:p>95.8333</text:p>
          </table:table-cell>
          <table:table-cell office:value-type="float" office:value="98.0">
            <text:p>98.0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7-26T15:00:00">
            <text:p>Tue Jul 26 15:00:00 2022</text:p>
          </table:table-cell>
          <table:table-cell office:value-type="float" office:value="66.3333">
            <text:p>66.3333</text:p>
          </table:table-cell>
          <table:table-cell office:value-type="float" office:value="78.8333">
            <text:p>78.8333</text:p>
          </table:table-cell>
          <table:table-cell office:value-type="float" office:value="84.8333">
            <text:p>84.8333</text:p>
          </table:table-cell>
          <table:table-cell office:value-type="float" office:value="95.3333">
            <text:p>95.3333</text:p>
          </table:table-cell>
          <table:table-cell office:value-type="float" office:value="101.5">
            <text:p>101.5</text:p>
          </table:table-cell>
          <table:table-cell office:value-type="float" office:value="110.3333">
            <text:p>110.3333</text:p>
          </table:table-cell>
          <table:table-cell office:value-type="float" office:value="95.8333">
            <text:p>95.8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7-26T16:00:00">
            <text:p>Tue Jul 26 16:00:00 2022</text:p>
          </table:table-cell>
          <table:table-cell office:value-type="float" office:value="58.3333">
            <text:p>58.3333</text:p>
          </table:table-cell>
          <table:table-cell office:value-type="float" office:value="66.3333">
            <text:p>66.3333</text:p>
          </table:table-cell>
          <table:table-cell office:value-type="float" office:value="78.8333">
            <text:p>78.8333</text:p>
          </table:table-cell>
          <table:table-cell office:value-type="float" office:value="84.8333">
            <text:p>84.8333</text:p>
          </table:table-cell>
          <table:table-cell office:value-type="float" office:value="95.3333">
            <text:p>95.3333</text:p>
          </table:table-cell>
          <table:table-cell office:value-type="float" office:value="101.5">
            <text:p>101.5</text:p>
          </table:table-cell>
          <table:table-cell office:value-type="float" office:value="110.3333">
            <text:p>110.3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7-26T17:00:00">
            <text:p>Tue Jul 26 17:00:00 2022</text:p>
          </table:table-cell>
          <table:table-cell office:value-type="float" office:value="58.5">
            <text:p>58.5</text:p>
          </table:table-cell>
          <table:table-cell office:value-type="float" office:value="58.3333">
            <text:p>58.3333</text:p>
          </table:table-cell>
          <table:table-cell office:value-type="float" office:value="66.3333">
            <text:p>66.3333</text:p>
          </table:table-cell>
          <table:table-cell office:value-type="float" office:value="78.8333">
            <text:p>78.8333</text:p>
          </table:table-cell>
          <table:table-cell office:value-type="float" office:value="84.8333">
            <text:p>84.8333</text:p>
          </table:table-cell>
          <table:table-cell office:value-type="float" office:value="95.3333">
            <text:p>95.3333</text:p>
          </table:table-cell>
          <table:table-cell office:value-type="float" office:value="101.5">
            <text:p>101.5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7-26T18:00:00">
            <text:p>Tue Jul 26 18:00:00 2022</text:p>
          </table:table-cell>
          <table:table-cell office:value-type="float" office:value="75.6667">
            <text:p>75.6667</text:p>
          </table:table-cell>
          <table:table-cell office:value-type="float" office:value="58.5">
            <text:p>58.5</text:p>
          </table:table-cell>
          <table:table-cell office:value-type="float" office:value="58.3333">
            <text:p>58.3333</text:p>
          </table:table-cell>
          <table:table-cell office:value-type="float" office:value="66.3333">
            <text:p>66.3333</text:p>
          </table:table-cell>
          <table:table-cell office:value-type="float" office:value="78.8333">
            <text:p>78.8333</text:p>
          </table:table-cell>
          <table:table-cell office:value-type="float" office:value="84.8333">
            <text:p>84.8333</text:p>
          </table:table-cell>
          <table:table-cell office:value-type="float" office:value="95.3333">
            <text:p>95.3333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7-27T13:00:00">
            <text:p>Wed Jul 27 13:00:00 2022</text:p>
          </table:table-cell>
          <table:table-cell office:value-type="float" office:value="94.8333">
            <text:p>94.8333</text:p>
          </table:table-cell>
          <table:table-cell office:value-type="float" office:value="86.6667">
            <text:p>86.6667</text:p>
          </table:table-cell>
          <table:table-cell office:value-type="float" office:value="83.6667">
            <text:p>83.6667</text:p>
          </table:table-cell>
          <table:table-cell office:value-type="float" office:value="80.8333">
            <text:p>80.8333</text:p>
          </table:table-cell>
          <table:table-cell office:value-type="float" office:value="97.6667">
            <text:p>97.6667</text:p>
          </table:table-cell>
          <table:table-cell office:value-type="float" office:value="72.1667">
            <text:p>72.1667</text:p>
          </table:table-cell>
          <table:table-cell office:value-type="float" office:value="59.0">
            <text:p>59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7-27T14:00:00">
            <text:p>Wed Jul 27 14:00:00 2022</text:p>
          </table:table-cell>
          <table:table-cell office:value-type="float" office:value="89.6667">
            <text:p>89.6667</text:p>
          </table:table-cell>
          <table:table-cell office:value-type="float" office:value="94.8333">
            <text:p>94.8333</text:p>
          </table:table-cell>
          <table:table-cell office:value-type="float" office:value="86.6667">
            <text:p>86.6667</text:p>
          </table:table-cell>
          <table:table-cell office:value-type="float" office:value="83.6667">
            <text:p>83.6667</text:p>
          </table:table-cell>
          <table:table-cell office:value-type="float" office:value="80.8333">
            <text:p>80.8333</text:p>
          </table:table-cell>
          <table:table-cell office:value-type="float" office:value="97.6667">
            <text:p>97.6667</text:p>
          </table:table-cell>
          <table:table-cell office:value-type="float" office:value="72.1667">
            <text:p>72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7-27T15:00:00">
            <text:p>Wed Jul 27 15:00:00 2022</text:p>
          </table:table-cell>
          <table:table-cell office:value-type="float" office:value="75.6667">
            <text:p>75.6667</text:p>
          </table:table-cell>
          <table:table-cell office:value-type="float" office:value="89.6667">
            <text:p>89.6667</text:p>
          </table:table-cell>
          <table:table-cell office:value-type="float" office:value="94.8333">
            <text:p>94.8333</text:p>
          </table:table-cell>
          <table:table-cell office:value-type="float" office:value="86.6667">
            <text:p>86.6667</text:p>
          </table:table-cell>
          <table:table-cell office:value-type="float" office:value="83.6667">
            <text:p>83.6667</text:p>
          </table:table-cell>
          <table:table-cell office:value-type="float" office:value="80.8333">
            <text:p>80.8333</text:p>
          </table:table-cell>
          <table:table-cell office:value-type="float" office:value="97.6667">
            <text:p>97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7-27T16:00:00">
            <text:p>Wed Jul 27 16:00:00 2022</text:p>
          </table:table-cell>
          <table:table-cell office:value-type="float" office:value="70.3333">
            <text:p>70.3333</text:p>
          </table:table-cell>
          <table:table-cell office:value-type="float" office:value="75.6667">
            <text:p>75.6667</text:p>
          </table:table-cell>
          <table:table-cell office:value-type="float" office:value="89.6667">
            <text:p>89.6667</text:p>
          </table:table-cell>
          <table:table-cell office:value-type="float" office:value="94.8333">
            <text:p>94.8333</text:p>
          </table:table-cell>
          <table:table-cell office:value-type="float" office:value="86.6667">
            <text:p>86.6667</text:p>
          </table:table-cell>
          <table:table-cell office:value-type="float" office:value="83.6667">
            <text:p>83.6667</text:p>
          </table:table-cell>
          <table:table-cell office:value-type="float" office:value="80.8333">
            <text:p>80.8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7-27T17:00:00">
            <text:p>Wed Jul 27 17:00:00 2022</text:p>
          </table:table-cell>
          <table:table-cell office:value-type="float" office:value="71.5">
            <text:p>71.5</text:p>
          </table:table-cell>
          <table:table-cell office:value-type="float" office:value="70.3333">
            <text:p>70.3333</text:p>
          </table:table-cell>
          <table:table-cell office:value-type="float" office:value="75.6667">
            <text:p>75.6667</text:p>
          </table:table-cell>
          <table:table-cell office:value-type="float" office:value="89.6667">
            <text:p>89.6667</text:p>
          </table:table-cell>
          <table:table-cell office:value-type="float" office:value="94.8333">
            <text:p>94.8333</text:p>
          </table:table-cell>
          <table:table-cell office:value-type="float" office:value="86.6667">
            <text:p>86.6667</text:p>
          </table:table-cell>
          <table:table-cell office:value-type="float" office:value="83.6667">
            <text:p>83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7-27T18:00:00">
            <text:p>Wed Jul 27 18:00:00 2022</text:p>
          </table:table-cell>
          <table:table-cell office:value-type="float" office:value="59.3333">
            <text:p>59.3333</text:p>
          </table:table-cell>
          <table:table-cell office:value-type="float" office:value="71.5">
            <text:p>71.5</text:p>
          </table:table-cell>
          <table:table-cell office:value-type="float" office:value="70.3333">
            <text:p>70.3333</text:p>
          </table:table-cell>
          <table:table-cell office:value-type="float" office:value="75.6667">
            <text:p>75.6667</text:p>
          </table:table-cell>
          <table:table-cell office:value-type="float" office:value="89.6667">
            <text:p>89.6667</text:p>
          </table:table-cell>
          <table:table-cell office:value-type="float" office:value="94.8333">
            <text:p>94.8333</text:p>
          </table:table-cell>
          <table:table-cell office:value-type="float" office:value="86.6667">
            <text:p>86.6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7-27T19:00:00">
            <text:p>Wed Jul 27 19:00:00 2022</text:p>
          </table:table-cell>
          <table:table-cell office:value-type="float" office:value="50.3333">
            <text:p>50.3333</text:p>
          </table:table-cell>
          <table:table-cell office:value-type="float" office:value="59.3333">
            <text:p>59.3333</text:p>
          </table:table-cell>
          <table:table-cell office:value-type="float" office:value="71.5">
            <text:p>71.5</text:p>
          </table:table-cell>
          <table:table-cell office:value-type="float" office:value="70.3333">
            <text:p>70.3333</text:p>
          </table:table-cell>
          <table:table-cell office:value-type="float" office:value="75.6667">
            <text:p>75.6667</text:p>
          </table:table-cell>
          <table:table-cell office:value-type="float" office:value="89.6667">
            <text:p>89.6667</text:p>
          </table:table-cell>
          <table:table-cell office:value-type="float" office:value="94.8333">
            <text:p>94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8-03T12:00:00">
            <text:p>Wed Aug  3 12:00:00 2022</text:p>
          </table:table-cell>
          <table:table-cell office:value-type="float" office:value="100.1667">
            <text:p>100.1667</text:p>
          </table:table-cell>
          <table:table-cell office:value-type="float" office:value="97.8333">
            <text:p>97.8333</text:p>
          </table:table-cell>
          <table:table-cell office:value-type="float" office:value="99.5">
            <text:p>99.5</text:p>
          </table:table-cell>
          <table:table-cell office:value-type="float" office:value="142.5">
            <text:p>142.5</text:p>
          </table:table-cell>
          <table:table-cell office:value-type="float" office:value="123.3333">
            <text:p>123.3333</text:p>
          </table:table-cell>
          <table:table-cell office:value-type="float" office:value="99.8333">
            <text:p>99.8333</text:p>
          </table:table-cell>
          <table:table-cell office:value-type="float" office:value="81.6667">
            <text:p>81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8-03T13:00:00">
            <text:p>Wed Aug  3 13:00:00 2022</text:p>
          </table:table-cell>
          <table:table-cell office:value-type="float" office:value="104.1667">
            <text:p>104.1667</text:p>
          </table:table-cell>
          <table:table-cell office:value-type="float" office:value="100.1667">
            <text:p>100.1667</text:p>
          </table:table-cell>
          <table:table-cell office:value-type="float" office:value="97.8333">
            <text:p>97.8333</text:p>
          </table:table-cell>
          <table:table-cell office:value-type="float" office:value="99.5">
            <text:p>99.5</text:p>
          </table:table-cell>
          <table:table-cell office:value-type="float" office:value="142.5">
            <text:p>142.5</text:p>
          </table:table-cell>
          <table:table-cell office:value-type="float" office:value="123.3333">
            <text:p>123.3333</text:p>
          </table:table-cell>
          <table:table-cell office:value-type="float" office:value="99.8333">
            <text:p>99.8333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2-08-03T14:00:00">
            <text:p>Wed Aug  3 14:00:00 2022</text:p>
          </table:table-cell>
          <table:table-cell office:value-type="float" office:value="103.8333">
            <text:p>103.8333</text:p>
          </table:table-cell>
          <table:table-cell office:value-type="float" office:value="104.1667">
            <text:p>104.1667</text:p>
          </table:table-cell>
          <table:table-cell office:value-type="float" office:value="100.1667">
            <text:p>100.1667</text:p>
          </table:table-cell>
          <table:table-cell office:value-type="float" office:value="97.8333">
            <text:p>97.8333</text:p>
          </table:table-cell>
          <table:table-cell office:value-type="float" office:value="99.5">
            <text:p>99.5</text:p>
          </table:table-cell>
          <table:table-cell office:value-type="float" office:value="142.5">
            <text:p>142.5</text:p>
          </table:table-cell>
          <table:table-cell office:value-type="float" office:value="123.3333">
            <text:p>123.3333</text:p>
          </table:table-cell>
          <table:table-cell office:value-type="float" office:value="127.6667">
            <text:p>127.6667</text:p>
          </table:table-cell>
        </table:table-row>
        <table:table-row>
          <table:table-cell table:style-name="pd1" office:value-type="date" office:date-value="2022-08-03T15:00:00">
            <text:p>Wed Aug  3 15:00:00 2022</text:p>
          </table:table-cell>
          <table:table-cell office:value-type="float" office:value="82.3333">
            <text:p>82.3333</text:p>
          </table:table-cell>
          <table:table-cell office:value-type="float" office:value="103.8333">
            <text:p>103.8333</text:p>
          </table:table-cell>
          <table:table-cell office:value-type="float" office:value="104.1667">
            <text:p>104.1667</text:p>
          </table:table-cell>
          <table:table-cell office:value-type="float" office:value="100.1667">
            <text:p>100.1667</text:p>
          </table:table-cell>
          <table:table-cell office:value-type="float" office:value="97.8333">
            <text:p>97.8333</text:p>
          </table:table-cell>
          <table:table-cell office:value-type="float" office:value="99.5">
            <text:p>99.5</text:p>
          </table:table-cell>
          <table:table-cell office:value-type="float" office:value="142.5">
            <text:p>142.5</text:p>
          </table:table-cell>
          <table:table-cell office:value-type="float" office:value="130.6667">
            <text:p>130.6667</text:p>
          </table:table-cell>
        </table:table-row>
        <table:table-row>
          <table:table-cell table:style-name="pd1" office:value-type="date" office:date-value="2022-08-03T16:00:00">
            <text:p>Wed Aug  3 16:00:00 2022</text:p>
          </table:table-cell>
          <table:table-cell office:value-type="float" office:value="88.6667">
            <text:p>88.6667</text:p>
          </table:table-cell>
          <table:table-cell office:value-type="float" office:value="82.3333">
            <text:p>82.3333</text:p>
          </table:table-cell>
          <table:table-cell office:value-type="float" office:value="103.8333">
            <text:p>103.8333</text:p>
          </table:table-cell>
          <table:table-cell office:value-type="float" office:value="104.1667">
            <text:p>104.1667</text:p>
          </table:table-cell>
          <table:table-cell office:value-type="float" office:value="100.1667">
            <text:p>100.1667</text:p>
          </table:table-cell>
          <table:table-cell office:value-type="float" office:value="97.8333">
            <text:p>97.8333</text:p>
          </table:table-cell>
          <table:table-cell office:value-type="float" office:value="99.5">
            <text:p>99.5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2-08-03T17:00:00">
            <text:p>Wed Aug  3 17:00:00 2022</text:p>
          </table:table-cell>
          <table:table-cell office:value-type="float" office:value="58.8333">
            <text:p>58.8333</text:p>
          </table:table-cell>
          <table:table-cell office:value-type="float" office:value="88.6667">
            <text:p>88.6667</text:p>
          </table:table-cell>
          <table:table-cell office:value-type="float" office:value="82.3333">
            <text:p>82.3333</text:p>
          </table:table-cell>
          <table:table-cell office:value-type="float" office:value="103.8333">
            <text:p>103.8333</text:p>
          </table:table-cell>
          <table:table-cell office:value-type="float" office:value="104.1667">
            <text:p>104.1667</text:p>
          </table:table-cell>
          <table:table-cell office:value-type="float" office:value="100.1667">
            <text:p>100.1667</text:p>
          </table:table-cell>
          <table:table-cell office:value-type="float" office:value="97.8333">
            <text:p>97.8333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2-08-03T18:00:00">
            <text:p>Wed Aug  3 18:00:00 2022</text:p>
          </table:table-cell>
          <table:table-cell office:value-type="float" office:value="54.8333">
            <text:p>54.8333</text:p>
          </table:table-cell>
          <table:table-cell office:value-type="float" office:value="58.8333">
            <text:p>58.8333</text:p>
          </table:table-cell>
          <table:table-cell office:value-type="float" office:value="88.6667">
            <text:p>88.6667</text:p>
          </table:table-cell>
          <table:table-cell office:value-type="float" office:value="82.3333">
            <text:p>82.3333</text:p>
          </table:table-cell>
          <table:table-cell office:value-type="float" office:value="103.8333">
            <text:p>103.8333</text:p>
          </table:table-cell>
          <table:table-cell office:value-type="float" office:value="104.1667">
            <text:p>104.1667</text:p>
          </table:table-cell>
          <table:table-cell office:value-type="float" office:value="100.1667">
            <text:p>100.1667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22-08-04T12:00:00">
            <text:p>Thu Aug  4 12:00:00 2022</text:p>
          </table:table-cell>
          <table:table-cell office:value-type="float" office:value="111.0">
            <text:p>111.0</text:p>
          </table:table-cell>
          <table:table-cell office:value-type="float" office:value="105.3333">
            <text:p>105.3333</text:p>
          </table:table-cell>
          <table:table-cell office:value-type="float" office:value="105.0">
            <text:p>105.0</text:p>
          </table:table-cell>
          <table:table-cell office:value-type="float" office:value="130.6667">
            <text:p>130.6667</text:p>
          </table:table-cell>
          <table:table-cell office:value-type="float" office:value="127.6667">
            <text:p>127.6667</text:p>
          </table:table-cell>
          <table:table-cell office:value-type="float" office:value="98.3333">
            <text:p>98.3333</text:p>
          </table:table-cell>
          <table:table-cell office:value-type="float" office:value="71.6667">
            <text:p>71.6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8-04T13:00:00">
            <text:p>Thu Aug  4 13:00:00 2022</text:p>
          </table:table-cell>
          <table:table-cell office:value-type="float" office:value="109.0">
            <text:p>109.0</text:p>
          </table:table-cell>
          <table:table-cell office:value-type="float" office:value="111.0">
            <text:p>111.0</text:p>
          </table:table-cell>
          <table:table-cell office:value-type="float" office:value="105.3333">
            <text:p>105.3333</text:p>
          </table:table-cell>
          <table:table-cell office:value-type="float" office:value="105.0">
            <text:p>105.0</text:p>
          </table:table-cell>
          <table:table-cell office:value-type="float" office:value="130.6667">
            <text:p>130.6667</text:p>
          </table:table-cell>
          <table:table-cell office:value-type="float" office:value="127.6667">
            <text:p>127.6667</text:p>
          </table:table-cell>
          <table:table-cell office:value-type="float" office:value="98.3333">
            <text:p>98.3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8-04T14:00:00">
            <text:p>Thu Aug  4 14:00:00 2022</text:p>
          </table:table-cell>
          <table:table-cell office:value-type="float" office:value="105.3333">
            <text:p>105.3333</text:p>
          </table:table-cell>
          <table:table-cell office:value-type="float" office:value="109.0">
            <text:p>109.0</text:p>
          </table:table-cell>
          <table:table-cell office:value-type="float" office:value="111.0">
            <text:p>111.0</text:p>
          </table:table-cell>
          <table:table-cell office:value-type="float" office:value="105.3333">
            <text:p>105.3333</text:p>
          </table:table-cell>
          <table:table-cell office:value-type="float" office:value="105.0">
            <text:p>105.0</text:p>
          </table:table-cell>
          <table:table-cell office:value-type="float" office:value="130.6667">
            <text:p>130.6667</text:p>
          </table:table-cell>
          <table:table-cell office:value-type="float" office:value="127.6667">
            <text:p>127.6667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2-08-04T15:00:00">
            <text:p>Thu Aug  4 15:00:00 2022</text:p>
          </table:table-cell>
          <table:table-cell office:value-type="float" office:value="106.0">
            <text:p>106.0</text:p>
          </table:table-cell>
          <table:table-cell office:value-type="float" office:value="105.3333">
            <text:p>105.3333</text:p>
          </table:table-cell>
          <table:table-cell office:value-type="float" office:value="109.0">
            <text:p>109.0</text:p>
          </table:table-cell>
          <table:table-cell office:value-type="float" office:value="111.0">
            <text:p>111.0</text:p>
          </table:table-cell>
          <table:table-cell office:value-type="float" office:value="105.3333">
            <text:p>105.3333</text:p>
          </table:table-cell>
          <table:table-cell office:value-type="float" office:value="105.0">
            <text:p>105.0</text:p>
          </table:table-cell>
          <table:table-cell office:value-type="float" office:value="130.6667">
            <text:p>130.6667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2-08-04T16:00:00">
            <text:p>Thu Aug  4 16:00:00 2022</text:p>
          </table:table-cell>
          <table:table-cell office:value-type="float" office:value="95.0">
            <text:p>95.0</text:p>
          </table:table-cell>
          <table:table-cell office:value-type="float" office:value="106.0">
            <text:p>106.0</text:p>
          </table:table-cell>
          <table:table-cell office:value-type="float" office:value="105.3333">
            <text:p>105.3333</text:p>
          </table:table-cell>
          <table:table-cell office:value-type="float" office:value="109.0">
            <text:p>109.0</text:p>
          </table:table-cell>
          <table:table-cell office:value-type="float" office:value="111.0">
            <text:p>111.0</text:p>
          </table:table-cell>
          <table:table-cell office:value-type="float" office:value="105.3333">
            <text:p>105.3333</text:p>
          </table:table-cell>
          <table:table-cell office:value-type="float" office:value="105.0">
            <text:p>105.0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2-08-04T17:00:00">
            <text:p>Thu Aug  4 17:00:00 2022</text:p>
          </table:table-cell>
          <table:table-cell office:value-type="float" office:value="70.1667">
            <text:p>70.1667</text:p>
          </table:table-cell>
          <table:table-cell office:value-type="float" office:value="95.0">
            <text:p>95.0</text:p>
          </table:table-cell>
          <table:table-cell office:value-type="float" office:value="106.0">
            <text:p>106.0</text:p>
          </table:table-cell>
          <table:table-cell office:value-type="float" office:value="105.3333">
            <text:p>105.3333</text:p>
          </table:table-cell>
          <table:table-cell office:value-type="float" office:value="109.0">
            <text:p>109.0</text:p>
          </table:table-cell>
          <table:table-cell office:value-type="float" office:value="111.0">
            <text:p>111.0</text:p>
          </table:table-cell>
          <table:table-cell office:value-type="float" office:value="105.3333">
            <text:p>105.3333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2-08-05T16:00:00">
            <text:p>Fri Aug  5 16:00:00 2022</text:p>
          </table:table-cell>
          <table:table-cell office:value-type="float" office:value="103.5">
            <text:p>103.5</text:p>
          </table:table-cell>
          <table:table-cell office:value-type="float" office:value="101.1667">
            <text:p>101.1667</text:p>
          </table:table-cell>
          <table:table-cell office:value-type="float" office:value="97.8333">
            <text:p>97.8333</text:p>
          </table:table-cell>
          <table:table-cell office:value-type="float" office:value="96.5">
            <text:p>96.5</text:p>
          </table:table-cell>
          <table:table-cell office:value-type="float" office:value="85.5">
            <text:p>85.5</text:p>
          </table:table-cell>
          <table:table-cell office:value-type="float" office:value="77.5">
            <text:p>77.5</text:p>
          </table:table-cell>
          <table:table-cell office:value-type="float" office:value="68.6667">
            <text:p>68.6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8-05T17:00:00">
            <text:p>Fri Aug  5 17:00:00 2022</text:p>
          </table:table-cell>
          <table:table-cell office:value-type="float" office:value="105.0">
            <text:p>105.0</text:p>
          </table:table-cell>
          <table:table-cell office:value-type="float" office:value="103.5">
            <text:p>103.5</text:p>
          </table:table-cell>
          <table:table-cell office:value-type="float" office:value="101.1667">
            <text:p>101.1667</text:p>
          </table:table-cell>
          <table:table-cell office:value-type="float" office:value="97.8333">
            <text:p>97.8333</text:p>
          </table:table-cell>
          <table:table-cell office:value-type="float" office:value="96.5">
            <text:p>96.5</text:p>
          </table:table-cell>
          <table:table-cell office:value-type="float" office:value="85.5">
            <text:p>85.5</text:p>
          </table:table-cell>
          <table:table-cell office:value-type="float" office:value="77.5">
            <text:p>77.5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22-08-05T18:00:00">
            <text:p>Fri Aug  5 18:00:00 2022</text:p>
          </table:table-cell>
          <table:table-cell office:value-type="float" office:value="105.3333">
            <text:p>105.3333</text:p>
          </table:table-cell>
          <table:table-cell office:value-type="float" office:value="105.0">
            <text:p>105.0</text:p>
          </table:table-cell>
          <table:table-cell office:value-type="float" office:value="103.5">
            <text:p>103.5</text:p>
          </table:table-cell>
          <table:table-cell office:value-type="float" office:value="101.1667">
            <text:p>101.1667</text:p>
          </table:table-cell>
          <table:table-cell office:value-type="float" office:value="97.8333">
            <text:p>97.8333</text:p>
          </table:table-cell>
          <table:table-cell office:value-type="float" office:value="96.5">
            <text:p>96.5</text:p>
          </table:table-cell>
          <table:table-cell office:value-type="float" office:value="85.5">
            <text:p>85.5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22-08-05T19:00:00">
            <text:p>Fri Aug  5 19:00:00 2022</text:p>
          </table:table-cell>
          <table:table-cell office:value-type="float" office:value="100.1667">
            <text:p>100.1667</text:p>
          </table:table-cell>
          <table:table-cell office:value-type="float" office:value="105.3333">
            <text:p>105.3333</text:p>
          </table:table-cell>
          <table:table-cell office:value-type="float" office:value="105.0">
            <text:p>105.0</text:p>
          </table:table-cell>
          <table:table-cell office:value-type="float" office:value="103.5">
            <text:p>103.5</text:p>
          </table:table-cell>
          <table:table-cell office:value-type="float" office:value="101.1667">
            <text:p>101.1667</text:p>
          </table:table-cell>
          <table:table-cell office:value-type="float" office:value="97.8333">
            <text:p>97.8333</text:p>
          </table:table-cell>
          <table:table-cell office:value-type="float" office:value="96.5">
            <text:p>96.5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2-08-05T20:00:00">
            <text:p>Fri Aug  5 20:00:00 2022</text:p>
          </table:table-cell>
          <table:table-cell office:value-type="float" office:value="95.6667">
            <text:p>95.6667</text:p>
          </table:table-cell>
          <table:table-cell office:value-type="float" office:value="100.1667">
            <text:p>100.1667</text:p>
          </table:table-cell>
          <table:table-cell office:value-type="float" office:value="105.3333">
            <text:p>105.3333</text:p>
          </table:table-cell>
          <table:table-cell office:value-type="float" office:value="105.0">
            <text:p>105.0</text:p>
          </table:table-cell>
          <table:table-cell office:value-type="float" office:value="103.5">
            <text:p>103.5</text:p>
          </table:table-cell>
          <table:table-cell office:value-type="float" office:value="101.1667">
            <text:p>101.1667</text:p>
          </table:table-cell>
          <table:table-cell office:value-type="float" office:value="97.8333">
            <text:p>97.8333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8-05T21:00:00">
            <text:p>Fri Aug  5 21:00:00 2022</text:p>
          </table:table-cell>
          <table:table-cell office:value-type="float" office:value="94.6667">
            <text:p>94.6667</text:p>
          </table:table-cell>
          <table:table-cell office:value-type="float" office:value="95.6667">
            <text:p>95.6667</text:p>
          </table:table-cell>
          <table:table-cell office:value-type="float" office:value="100.1667">
            <text:p>100.1667</text:p>
          </table:table-cell>
          <table:table-cell office:value-type="float" office:value="105.3333">
            <text:p>105.3333</text:p>
          </table:table-cell>
          <table:table-cell office:value-type="float" office:value="105.0">
            <text:p>105.0</text:p>
          </table:table-cell>
          <table:table-cell office:value-type="float" office:value="103.5">
            <text:p>103.5</text:p>
          </table:table-cell>
          <table:table-cell office:value-type="float" office:value="101.1667">
            <text:p>101.1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8-05T22:00:00">
            <text:p>Fri Aug  5 22:00:00 2022</text:p>
          </table:table-cell>
          <table:table-cell office:value-type="float" office:value="81.6667">
            <text:p>81.6667</text:p>
          </table:table-cell>
          <table:table-cell office:value-type="float" office:value="94.6667">
            <text:p>94.6667</text:p>
          </table:table-cell>
          <table:table-cell office:value-type="float" office:value="95.6667">
            <text:p>95.6667</text:p>
          </table:table-cell>
          <table:table-cell office:value-type="float" office:value="100.1667">
            <text:p>100.1667</text:p>
          </table:table-cell>
          <table:table-cell office:value-type="float" office:value="105.3333">
            <text:p>105.3333</text:p>
          </table:table-cell>
          <table:table-cell office:value-type="float" office:value="105.0">
            <text:p>105.0</text:p>
          </table:table-cell>
          <table:table-cell office:value-type="float" office:value="103.5">
            <text:p>103.5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8-06T12:00:00">
            <text:p>Sat Aug  6 12:00:00 2022</text:p>
          </table:table-cell>
          <table:table-cell office:value-type="float" office:value="99.1667">
            <text:p>99.1667</text:p>
          </table:table-cell>
          <table:table-cell office:value-type="float" office:value="96.8333">
            <text:p>96.8333</text:p>
          </table:table-cell>
          <table:table-cell office:value-type="float" office:value="94.8333">
            <text:p>94.8333</text:p>
          </table:table-cell>
          <table:table-cell office:value-type="float" office:value="92.3333">
            <text:p>92.3333</text:p>
          </table:table-cell>
          <table:table-cell office:value-type="float" office:value="92.6667">
            <text:p>92.6667</text:p>
          </table:table-cell>
          <table:table-cell office:value-type="float" office:value="89.1667">
            <text:p>89.1667</text:p>
          </table:table-cell>
          <table:table-cell office:value-type="float" office:value="56.1667">
            <text:p>56.1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8-06T13:00:00">
            <text:p>Sat Aug  6 13:00:00 2022</text:p>
          </table:table-cell>
          <table:table-cell office:value-type="float" office:value="98.5">
            <text:p>98.5</text:p>
          </table:table-cell>
          <table:table-cell office:value-type="float" office:value="99.1667">
            <text:p>99.1667</text:p>
          </table:table-cell>
          <table:table-cell office:value-type="float" office:value="96.8333">
            <text:p>96.8333</text:p>
          </table:table-cell>
          <table:table-cell office:value-type="float" office:value="94.8333">
            <text:p>94.8333</text:p>
          </table:table-cell>
          <table:table-cell office:value-type="float" office:value="92.3333">
            <text:p>92.3333</text:p>
          </table:table-cell>
          <table:table-cell office:value-type="float" office:value="92.6667">
            <text:p>92.6667</text:p>
          </table:table-cell>
          <table:table-cell office:value-type="float" office:value="89.1667">
            <text:p>89.1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2-08-06T14:00:00">
            <text:p>Sat Aug  6 14:00:00 2022</text:p>
          </table:table-cell>
          <table:table-cell office:value-type="float" office:value="94.3333">
            <text:p>94.3333</text:p>
          </table:table-cell>
          <table:table-cell office:value-type="float" office:value="98.5">
            <text:p>98.5</text:p>
          </table:table-cell>
          <table:table-cell office:value-type="float" office:value="99.1667">
            <text:p>99.1667</text:p>
          </table:table-cell>
          <table:table-cell office:value-type="float" office:value="96.8333">
            <text:p>96.8333</text:p>
          </table:table-cell>
          <table:table-cell office:value-type="float" office:value="94.8333">
            <text:p>94.8333</text:p>
          </table:table-cell>
          <table:table-cell office:value-type="float" office:value="92.3333">
            <text:p>92.3333</text:p>
          </table:table-cell>
          <table:table-cell office:value-type="float" office:value="92.6667">
            <text:p>92.6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8-06T15:00:00">
            <text:p>Sat Aug  6 15:00:00 2022</text:p>
          </table:table-cell>
          <table:table-cell office:value-type="float" office:value="90.0">
            <text:p>90.0</text:p>
          </table:table-cell>
          <table:table-cell office:value-type="float" office:value="94.3333">
            <text:p>94.3333</text:p>
          </table:table-cell>
          <table:table-cell office:value-type="float" office:value="98.5">
            <text:p>98.5</text:p>
          </table:table-cell>
          <table:table-cell office:value-type="float" office:value="99.1667">
            <text:p>99.1667</text:p>
          </table:table-cell>
          <table:table-cell office:value-type="float" office:value="96.8333">
            <text:p>96.8333</text:p>
          </table:table-cell>
          <table:table-cell office:value-type="float" office:value="94.8333">
            <text:p>94.8333</text:p>
          </table:table-cell>
          <table:table-cell office:value-type="float" office:value="92.3333">
            <text:p>92.3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8-06T16:00:00">
            <text:p>Sat Aug  6 16:00:00 2022</text:p>
          </table:table-cell>
          <table:table-cell office:value-type="float" office:value="86.6667">
            <text:p>86.6667</text:p>
          </table:table-cell>
          <table:table-cell office:value-type="float" office:value="90.0">
            <text:p>90.0</text:p>
          </table:table-cell>
          <table:table-cell office:value-type="float" office:value="94.3333">
            <text:p>94.3333</text:p>
          </table:table-cell>
          <table:table-cell office:value-type="float" office:value="98.5">
            <text:p>98.5</text:p>
          </table:table-cell>
          <table:table-cell office:value-type="float" office:value="99.1667">
            <text:p>99.1667</text:p>
          </table:table-cell>
          <table:table-cell office:value-type="float" office:value="96.8333">
            <text:p>96.8333</text:p>
          </table:table-cell>
          <table:table-cell office:value-type="float" office:value="94.8333">
            <text:p>94.8333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22-08-06T17:00:00">
            <text:p>Sat Aug  6 17:00:00 2022</text:p>
          </table:table-cell>
          <table:table-cell office:value-type="float" office:value="70.8333">
            <text:p>70.8333</text:p>
          </table:table-cell>
          <table:table-cell office:value-type="float" office:value="86.6667">
            <text:p>86.6667</text:p>
          </table:table-cell>
          <table:table-cell office:value-type="float" office:value="90.0">
            <text:p>90.0</text:p>
          </table:table-cell>
          <table:table-cell office:value-type="float" office:value="94.3333">
            <text:p>94.3333</text:p>
          </table:table-cell>
          <table:table-cell office:value-type="float" office:value="98.5">
            <text:p>98.5</text:p>
          </table:table-cell>
          <table:table-cell office:value-type="float" office:value="99.1667">
            <text:p>99.1667</text:p>
          </table:table-cell>
          <table:table-cell office:value-type="float" office:value="96.8333">
            <text:p>96.8333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2-08-06T18:00:00">
            <text:p>Sat Aug  6 18:00:00 2022</text:p>
          </table:table-cell>
          <table:table-cell office:value-type="float" office:value="63.5">
            <text:p>63.5</text:p>
          </table:table-cell>
          <table:table-cell office:value-type="float" office:value="70.8333">
            <text:p>70.8333</text:p>
          </table:table-cell>
          <table:table-cell office:value-type="float" office:value="86.6667">
            <text:p>86.6667</text:p>
          </table:table-cell>
          <table:table-cell office:value-type="float" office:value="90.0">
            <text:p>90.0</text:p>
          </table:table-cell>
          <table:table-cell office:value-type="float" office:value="94.3333">
            <text:p>94.3333</text:p>
          </table:table-cell>
          <table:table-cell office:value-type="float" office:value="98.5">
            <text:p>98.5</text:p>
          </table:table-cell>
          <table:table-cell office:value-type="float" office:value="99.1667">
            <text:p>99.1667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2-08-07T12:00:00">
            <text:p>Sun Aug  7 12:00:00 2022</text:p>
          </table:table-cell>
          <table:table-cell office:value-type="float" office:value="104.8333">
            <text:p>104.8333</text:p>
          </table:table-cell>
          <table:table-cell office:value-type="float" office:value="102.5">
            <text:p>102.5</text:p>
          </table:table-cell>
          <table:table-cell office:value-type="float" office:value="97.5">
            <text:p>97.5</text:p>
          </table:table-cell>
          <table:table-cell office:value-type="float" office:value="89.0">
            <text:p>89.0</text:p>
          </table:table-cell>
          <table:table-cell office:value-type="float" office:value="86.6667">
            <text:p>86.6667</text:p>
          </table:table-cell>
          <table:table-cell office:value-type="float" office:value="85.1667">
            <text:p>85.1667</text:p>
          </table:table-cell>
          <table:table-cell office:value-type="float" office:value="84.5">
            <text:p>84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8-07T13:00:00">
            <text:p>Sun Aug  7 13:00:00 2022</text:p>
          </table:table-cell>
          <table:table-cell office:value-type="float" office:value="110.1667">
            <text:p>110.1667</text:p>
          </table:table-cell>
          <table:table-cell office:value-type="float" office:value="104.8333">
            <text:p>104.8333</text:p>
          </table:table-cell>
          <table:table-cell office:value-type="float" office:value="102.5">
            <text:p>102.5</text:p>
          </table:table-cell>
          <table:table-cell office:value-type="float" office:value="97.5">
            <text:p>97.5</text:p>
          </table:table-cell>
          <table:table-cell office:value-type="float" office:value="89.0">
            <text:p>89.0</text:p>
          </table:table-cell>
          <table:table-cell office:value-type="float" office:value="86.6667">
            <text:p>86.6667</text:p>
          </table:table-cell>
          <table:table-cell office:value-type="float" office:value="85.1667">
            <text:p>85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8-07T14:00:00">
            <text:p>Sun Aug  7 14:00:00 2022</text:p>
          </table:table-cell>
          <table:table-cell office:value-type="float" office:value="107.8333">
            <text:p>107.8333</text:p>
          </table:table-cell>
          <table:table-cell office:value-type="float" office:value="110.1667">
            <text:p>110.1667</text:p>
          </table:table-cell>
          <table:table-cell office:value-type="float" office:value="104.8333">
            <text:p>104.8333</text:p>
          </table:table-cell>
          <table:table-cell office:value-type="float" office:value="102.5">
            <text:p>102.5</text:p>
          </table:table-cell>
          <table:table-cell office:value-type="float" office:value="97.5">
            <text:p>97.5</text:p>
          </table:table-cell>
          <table:table-cell office:value-type="float" office:value="89.0">
            <text:p>89.0</text:p>
          </table:table-cell>
          <table:table-cell office:value-type="float" office:value="86.6667">
            <text:p>86.6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8-07T15:00:00">
            <text:p>Sun Aug  7 15:00:00 2022</text:p>
          </table:table-cell>
          <table:table-cell office:value-type="float" office:value="102.3333">
            <text:p>102.3333</text:p>
          </table:table-cell>
          <table:table-cell office:value-type="float" office:value="107.8333">
            <text:p>107.8333</text:p>
          </table:table-cell>
          <table:table-cell office:value-type="float" office:value="110.1667">
            <text:p>110.1667</text:p>
          </table:table-cell>
          <table:table-cell office:value-type="float" office:value="104.8333">
            <text:p>104.8333</text:p>
          </table:table-cell>
          <table:table-cell office:value-type="float" office:value="102.5">
            <text:p>102.5</text:p>
          </table:table-cell>
          <table:table-cell office:value-type="float" office:value="97.5">
            <text:p>97.5</text:p>
          </table:table-cell>
          <table:table-cell office:value-type="float" office:value="89.0">
            <text:p>89.0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8-07T16:00:00">
            <text:p>Sun Aug  7 16:00:00 2022</text:p>
          </table:table-cell>
          <table:table-cell office:value-type="float" office:value="78.5">
            <text:p>78.5</text:p>
          </table:table-cell>
          <table:table-cell office:value-type="float" office:value="102.3333">
            <text:p>102.3333</text:p>
          </table:table-cell>
          <table:table-cell office:value-type="float" office:value="107.8333">
            <text:p>107.8333</text:p>
          </table:table-cell>
          <table:table-cell office:value-type="float" office:value="110.1667">
            <text:p>110.1667</text:p>
          </table:table-cell>
          <table:table-cell office:value-type="float" office:value="104.8333">
            <text:p>104.8333</text:p>
          </table:table-cell>
          <table:table-cell office:value-type="float" office:value="102.5">
            <text:p>102.5</text:p>
          </table:table-cell>
          <table:table-cell office:value-type="float" office:value="97.5">
            <text:p>97.5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8-07T17:00:00">
            <text:p>Sun Aug  7 17:00:00 2022</text:p>
          </table:table-cell>
          <table:table-cell office:value-type="float" office:value="67.5">
            <text:p>67.5</text:p>
          </table:table-cell>
          <table:table-cell office:value-type="float" office:value="78.5">
            <text:p>78.5</text:p>
          </table:table-cell>
          <table:table-cell office:value-type="float" office:value="102.3333">
            <text:p>102.3333</text:p>
          </table:table-cell>
          <table:table-cell office:value-type="float" office:value="107.8333">
            <text:p>107.8333</text:p>
          </table:table-cell>
          <table:table-cell office:value-type="float" office:value="110.1667">
            <text:p>110.1667</text:p>
          </table:table-cell>
          <table:table-cell office:value-type="float" office:value="104.8333">
            <text:p>104.8333</text:p>
          </table:table-cell>
          <table:table-cell office:value-type="float" office:value="102.5">
            <text:p>102.5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8-07T18:00:00">
            <text:p>Sun Aug  7 18:00:00 2022</text:p>
          </table:table-cell>
          <table:table-cell office:value-type="float" office:value="57.8333">
            <text:p>57.8333</text:p>
          </table:table-cell>
          <table:table-cell office:value-type="float" office:value="67.5">
            <text:p>67.5</text:p>
          </table:table-cell>
          <table:table-cell office:value-type="float" office:value="78.5">
            <text:p>78.5</text:p>
          </table:table-cell>
          <table:table-cell office:value-type="float" office:value="102.3333">
            <text:p>102.3333</text:p>
          </table:table-cell>
          <table:table-cell office:value-type="float" office:value="107.8333">
            <text:p>107.8333</text:p>
          </table:table-cell>
          <table:table-cell office:value-type="float" office:value="110.1667">
            <text:p>110.1667</text:p>
          </table:table-cell>
          <table:table-cell office:value-type="float" office:value="104.8333">
            <text:p>104.8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8-08T10:00:00">
            <text:p>Mon Aug  8 10:00:00 2022</text:p>
          </table:table-cell>
          <table:table-cell office:value-type="float" office:value="84.3333">
            <text:p>84.3333</text:p>
          </table:table-cell>
          <table:table-cell office:value-type="float" office:value="83.6667">
            <text:p>83.6667</text:p>
          </table:table-cell>
          <table:table-cell office:value-type="float" office:value="84.6667">
            <text:p>84.6667</text:p>
          </table:table-cell>
          <table:table-cell office:value-type="float" office:value="79.0">
            <text:p>79.0</text:p>
          </table:table-cell>
          <table:table-cell office:value-type="float" office:value="69.8333">
            <text:p>69.8333</text:p>
          </table:table-cell>
          <table:table-cell office:value-type="float" office:value="64.8333">
            <text:p>64.8333</text:p>
          </table:table-cell>
          <table:table-cell office:value-type="float" office:value="58.0">
            <text:p>58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8-08T11:00:00">
            <text:p>Mon Aug  8 11:00:00 2022</text:p>
          </table:table-cell>
          <table:table-cell office:value-type="float" office:value="80.0">
            <text:p>80.0</text:p>
          </table:table-cell>
          <table:table-cell office:value-type="float" office:value="84.3333">
            <text:p>84.3333</text:p>
          </table:table-cell>
          <table:table-cell office:value-type="float" office:value="83.6667">
            <text:p>83.6667</text:p>
          </table:table-cell>
          <table:table-cell office:value-type="float" office:value="84.6667">
            <text:p>84.6667</text:p>
          </table:table-cell>
          <table:table-cell office:value-type="float" office:value="79.0">
            <text:p>79.0</text:p>
          </table:table-cell>
          <table:table-cell office:value-type="float" office:value="69.8333">
            <text:p>69.8333</text:p>
          </table:table-cell>
          <table:table-cell office:value-type="float" office:value="64.8333">
            <text:p>64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8-08T12:00:00">
            <text:p>Mon Aug  8 12:00:00 2022</text:p>
          </table:table-cell>
          <table:table-cell office:value-type="float" office:value="73.8333">
            <text:p>73.8333</text:p>
          </table:table-cell>
          <table:table-cell office:value-type="float" office:value="80.0">
            <text:p>80.0</text:p>
          </table:table-cell>
          <table:table-cell office:value-type="float" office:value="84.3333">
            <text:p>84.3333</text:p>
          </table:table-cell>
          <table:table-cell office:value-type="float" office:value="83.6667">
            <text:p>83.6667</text:p>
          </table:table-cell>
          <table:table-cell office:value-type="float" office:value="84.6667">
            <text:p>84.6667</text:p>
          </table:table-cell>
          <table:table-cell office:value-type="float" office:value="79.0">
            <text:p>79.0</text:p>
          </table:table-cell>
          <table:table-cell office:value-type="float" office:value="69.8333">
            <text:p>69.8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8-08T13:00:00">
            <text:p>Mon Aug  8 13:00:00 2022</text:p>
          </table:table-cell>
          <table:table-cell office:value-type="float" office:value="66.6667">
            <text:p>66.6667</text:p>
          </table:table-cell>
          <table:table-cell office:value-type="float" office:value="73.8333">
            <text:p>73.8333</text:p>
          </table:table-cell>
          <table:table-cell office:value-type="float" office:value="80.0">
            <text:p>80.0</text:p>
          </table:table-cell>
          <table:table-cell office:value-type="float" office:value="84.3333">
            <text:p>84.3333</text:p>
          </table:table-cell>
          <table:table-cell office:value-type="float" office:value="83.6667">
            <text:p>83.6667</text:p>
          </table:table-cell>
          <table:table-cell office:value-type="float" office:value="84.6667">
            <text:p>84.6667</text:p>
          </table:table-cell>
          <table:table-cell office:value-type="float" office:value="79.0">
            <text:p>79.0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8-08T14:00:00">
            <text:p>Mon Aug  8 14:00:00 2022</text:p>
          </table:table-cell>
          <table:table-cell office:value-type="float" office:value="54.3333">
            <text:p>54.3333</text:p>
          </table:table-cell>
          <table:table-cell office:value-type="float" office:value="66.6667">
            <text:p>66.6667</text:p>
          </table:table-cell>
          <table:table-cell office:value-type="float" office:value="73.8333">
            <text:p>73.8333</text:p>
          </table:table-cell>
          <table:table-cell office:value-type="float" office:value="80.0">
            <text:p>80.0</text:p>
          </table:table-cell>
          <table:table-cell office:value-type="float" office:value="84.3333">
            <text:p>84.3333</text:p>
          </table:table-cell>
          <table:table-cell office:value-type="float" office:value="83.6667">
            <text:p>83.6667</text:p>
          </table:table-cell>
          <table:table-cell office:value-type="float" office:value="84.6667">
            <text:p>84.6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8-08T15:00:00">
            <text:p>Mon Aug  8 15:00:00 2022</text:p>
          </table:table-cell>
          <table:table-cell office:value-type="float" office:value="49.1667">
            <text:p>49.1667</text:p>
          </table:table-cell>
          <table:table-cell office:value-type="float" office:value="54.3333">
            <text:p>54.3333</text:p>
          </table:table-cell>
          <table:table-cell office:value-type="float" office:value="66.6667">
            <text:p>66.6667</text:p>
          </table:table-cell>
          <table:table-cell office:value-type="float" office:value="73.8333">
            <text:p>73.8333</text:p>
          </table:table-cell>
          <table:table-cell office:value-type="float" office:value="80.0">
            <text:p>80.0</text:p>
          </table:table-cell>
          <table:table-cell office:value-type="float" office:value="84.3333">
            <text:p>84.3333</text:p>
          </table:table-cell>
          <table:table-cell office:value-type="float" office:value="83.6667">
            <text:p>83.6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8-08T16:00:00">
            <text:p>Mon Aug  8 16:00:00 2022</text:p>
          </table:table-cell>
          <table:table-cell office:value-type="float" office:value="47.3333">
            <text:p>47.3333</text:p>
          </table:table-cell>
          <table:table-cell office:value-type="float" office:value="49.1667">
            <text:p>49.1667</text:p>
          </table:table-cell>
          <table:table-cell office:value-type="float" office:value="54.3333">
            <text:p>54.3333</text:p>
          </table:table-cell>
          <table:table-cell office:value-type="float" office:value="66.6667">
            <text:p>66.6667</text:p>
          </table:table-cell>
          <table:table-cell office:value-type="float" office:value="73.8333">
            <text:p>73.8333</text:p>
          </table:table-cell>
          <table:table-cell office:value-type="float" office:value="80.0">
            <text:p>80.0</text:p>
          </table:table-cell>
          <table:table-cell office:value-type="float" office:value="84.3333">
            <text:p>84.3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8-08T17:00:00">
            <text:p>Mon Aug  8 17:00:00 2022</text:p>
          </table:table-cell>
          <table:table-cell office:value-type="float" office:value="50.0">
            <text:p>50.0</text:p>
          </table:table-cell>
          <table:table-cell office:value-type="float" office:value="47.3333">
            <text:p>47.3333</text:p>
          </table:table-cell>
          <table:table-cell office:value-type="float" office:value="49.1667">
            <text:p>49.1667</text:p>
          </table:table-cell>
          <table:table-cell office:value-type="float" office:value="54.3333">
            <text:p>54.3333</text:p>
          </table:table-cell>
          <table:table-cell office:value-type="float" office:value="66.6667">
            <text:p>66.6667</text:p>
          </table:table-cell>
          <table:table-cell office:value-type="float" office:value="73.8333">
            <text:p>73.8333</text:p>
          </table:table-cell>
          <table:table-cell office:value-type="float" office:value="80.0">
            <text:p>80.0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08-09T13:00:00">
            <text:p>Tue Aug  9 13:00:00 2022</text:p>
          </table:table-cell>
          <table:table-cell office:value-type="float" office:value="88.1667">
            <text:p>88.1667</text:p>
          </table:table-cell>
          <table:table-cell office:value-type="float" office:value="88.8333">
            <text:p>88.8333</text:p>
          </table:table-cell>
          <table:table-cell office:value-type="float" office:value="88.3333">
            <text:p>88.3333</text:p>
          </table:table-cell>
          <table:table-cell office:value-type="float" office:value="83.8333">
            <text:p>83.8333</text:p>
          </table:table-cell>
          <table:table-cell office:value-type="float" office:value="84.5">
            <text:p>84.5</text:p>
          </table:table-cell>
          <table:table-cell office:value-type="float" office:value="83.6667">
            <text:p>83.6667</text:p>
          </table:table-cell>
          <table:table-cell office:value-type="float" office:value="80.0">
            <text:p>80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8-09T14:00:00">
            <text:p>Tue Aug  9 14:00:00 2022</text:p>
          </table:table-cell>
          <table:table-cell office:value-type="float" office:value="83.0">
            <text:p>83.0</text:p>
          </table:table-cell>
          <table:table-cell office:value-type="float" office:value="88.1667">
            <text:p>88.1667</text:p>
          </table:table-cell>
          <table:table-cell office:value-type="float" office:value="88.8333">
            <text:p>88.8333</text:p>
          </table:table-cell>
          <table:table-cell office:value-type="float" office:value="88.3333">
            <text:p>88.3333</text:p>
          </table:table-cell>
          <table:table-cell office:value-type="float" office:value="83.8333">
            <text:p>83.8333</text:p>
          </table:table-cell>
          <table:table-cell office:value-type="float" office:value="84.5">
            <text:p>84.5</text:p>
          </table:table-cell>
          <table:table-cell office:value-type="float" office:value="83.6667">
            <text:p>83.6667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22-08-09T15:00:00">
            <text:p>Tue Aug  9 15:00:00 2022</text:p>
          </table:table-cell>
          <table:table-cell office:value-type="float" office:value="76.8333">
            <text:p>76.8333</text:p>
          </table:table-cell>
          <table:table-cell office:value-type="float" office:value="83.0">
            <text:p>83.0</text:p>
          </table:table-cell>
          <table:table-cell office:value-type="float" office:value="88.1667">
            <text:p>88.1667</text:p>
          </table:table-cell>
          <table:table-cell office:value-type="float" office:value="88.8333">
            <text:p>88.8333</text:p>
          </table:table-cell>
          <table:table-cell office:value-type="float" office:value="88.3333">
            <text:p>88.3333</text:p>
          </table:table-cell>
          <table:table-cell office:value-type="float" office:value="83.8333">
            <text:p>83.8333</text:p>
          </table:table-cell>
          <table:table-cell office:value-type="float" office:value="84.5">
            <text:p>84.5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8-09T16:00:00">
            <text:p>Tue Aug  9 16:00:00 2022</text:p>
          </table:table-cell>
          <table:table-cell office:value-type="float" office:value="69.1667">
            <text:p>69.1667</text:p>
          </table:table-cell>
          <table:table-cell office:value-type="float" office:value="76.8333">
            <text:p>76.8333</text:p>
          </table:table-cell>
          <table:table-cell office:value-type="float" office:value="83.0">
            <text:p>83.0</text:p>
          </table:table-cell>
          <table:table-cell office:value-type="float" office:value="88.1667">
            <text:p>88.1667</text:p>
          </table:table-cell>
          <table:table-cell office:value-type="float" office:value="88.8333">
            <text:p>88.8333</text:p>
          </table:table-cell>
          <table:table-cell office:value-type="float" office:value="88.3333">
            <text:p>88.3333</text:p>
          </table:table-cell>
          <table:table-cell office:value-type="float" office:value="83.8333">
            <text:p>83.833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8-11T11:00:00">
            <text:p>Thu Aug 11 11:00:00 2022</text:p>
          </table:table-cell>
          <table:table-cell office:value-type="float" office:value="62.8333">
            <text:p>62.8333</text:p>
          </table:table-cell>
          <table:table-cell office:value-type="float" office:value="69.1667">
            <text:p>69.1667</text:p>
          </table:table-cell>
          <table:table-cell office:value-type="float" office:value="76.8333">
            <text:p>76.8333</text:p>
          </table:table-cell>
          <table:table-cell office:value-type="float" office:value="83.0">
            <text:p>83.0</text:p>
          </table:table-cell>
          <table:table-cell office:value-type="float" office:value="88.1667">
            <text:p>88.1667</text:p>
          </table:table-cell>
          <table:table-cell office:value-type="float" office:value="88.8333">
            <text:p>88.8333</text:p>
          </table:table-cell>
          <table:table-cell office:value-type="float" office:value="88.3333">
            <text:p>88.3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8-11T12:00:00">
            <text:p>Thu Aug 11 12:00:00 2022</text:p>
          </table:table-cell>
          <table:table-cell office:value-type="float" office:value="70.8333">
            <text:p>70.8333</text:p>
          </table:table-cell>
          <table:table-cell office:value-type="float" office:value="62.8333">
            <text:p>62.8333</text:p>
          </table:table-cell>
          <table:table-cell office:value-type="float" office:value="69.1667">
            <text:p>69.1667</text:p>
          </table:table-cell>
          <table:table-cell office:value-type="float" office:value="76.8333">
            <text:p>76.8333</text:p>
          </table:table-cell>
          <table:table-cell office:value-type="float" office:value="83.0">
            <text:p>83.0</text:p>
          </table:table-cell>
          <table:table-cell office:value-type="float" office:value="88.1667">
            <text:p>88.1667</text:p>
          </table:table-cell>
          <table:table-cell office:value-type="float" office:value="88.8333">
            <text:p>88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8-11T13:00:00">
            <text:p>Thu Aug 11 13:00:00 2022</text:p>
          </table:table-cell>
          <table:table-cell office:value-type="float" office:value="70.0">
            <text:p>70.0</text:p>
          </table:table-cell>
          <table:table-cell office:value-type="float" office:value="70.8333">
            <text:p>70.8333</text:p>
          </table:table-cell>
          <table:table-cell office:value-type="float" office:value="62.8333">
            <text:p>62.8333</text:p>
          </table:table-cell>
          <table:table-cell office:value-type="float" office:value="69.1667">
            <text:p>69.1667</text:p>
          </table:table-cell>
          <table:table-cell office:value-type="float" office:value="76.8333">
            <text:p>76.8333</text:p>
          </table:table-cell>
          <table:table-cell office:value-type="float" office:value="83.0">
            <text:p>83.0</text:p>
          </table:table-cell>
          <table:table-cell office:value-type="float" office:value="88.1667">
            <text:p>88.1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8-12T13:00:00">
            <text:p>Fri Aug 12 13:00:00 2022</text:p>
          </table:table-cell>
          <table:table-cell office:value-type="float" office:value="78.5">
            <text:p>78.5</text:p>
          </table:table-cell>
          <table:table-cell office:value-type="float" office:value="75.8333">
            <text:p>75.8333</text:p>
          </table:table-cell>
          <table:table-cell office:value-type="float" office:value="77.8333">
            <text:p>77.8333</text:p>
          </table:table-cell>
          <table:table-cell office:value-type="float" office:value="78.8333">
            <text:p>78.8333</text:p>
          </table:table-cell>
          <table:table-cell office:value-type="float" office:value="87.5">
            <text:p>87.5</text:p>
          </table:table-cell>
          <table:table-cell office:value-type="float" office:value="90.1667">
            <text:p>90.1667</text:p>
          </table:table-cell>
          <table:table-cell office:value-type="float" office:value="77.6667">
            <text:p>77.6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2-08-12T14:00:00">
            <text:p>Fri Aug 12 14:00:00 2022</text:p>
          </table:table-cell>
          <table:table-cell office:value-type="float" office:value="80.8333">
            <text:p>80.8333</text:p>
          </table:table-cell>
          <table:table-cell office:value-type="float" office:value="78.5">
            <text:p>78.5</text:p>
          </table:table-cell>
          <table:table-cell office:value-type="float" office:value="75.8333">
            <text:p>75.8333</text:p>
          </table:table-cell>
          <table:table-cell office:value-type="float" office:value="77.8333">
            <text:p>77.8333</text:p>
          </table:table-cell>
          <table:table-cell office:value-type="float" office:value="78.8333">
            <text:p>78.8333</text:p>
          </table:table-cell>
          <table:table-cell office:value-type="float" office:value="87.5">
            <text:p>87.5</text:p>
          </table:table-cell>
          <table:table-cell office:value-type="float" office:value="90.1667">
            <text:p>90.1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8-12T15:00:00">
            <text:p>Fri Aug 12 15:00:00 2022</text:p>
          </table:table-cell>
          <table:table-cell office:value-type="float" office:value="67.6667">
            <text:p>67.6667</text:p>
          </table:table-cell>
          <table:table-cell office:value-type="float" office:value="80.8333">
            <text:p>80.8333</text:p>
          </table:table-cell>
          <table:table-cell office:value-type="float" office:value="78.5">
            <text:p>78.5</text:p>
          </table:table-cell>
          <table:table-cell office:value-type="float" office:value="75.8333">
            <text:p>75.8333</text:p>
          </table:table-cell>
          <table:table-cell office:value-type="float" office:value="77.8333">
            <text:p>77.8333</text:p>
          </table:table-cell>
          <table:table-cell office:value-type="float" office:value="78.8333">
            <text:p>78.8333</text:p>
          </table:table-cell>
          <table:table-cell office:value-type="float" office:value="87.5">
            <text:p>87.5</text:p>
          </table:table-cell>
          <table:table-cell office:value-type="float" office:value="110.0">
            <text:p>110.0</text:p>
          </table:table-cell>
        </table:table-row>
        <table:table-row>
          <table:table-cell table:style-name="pd1" office:value-type="date" office:date-value="2022-08-12T16:00:00">
            <text:p>Fri Aug 12 16:00:00 2022</text:p>
          </table:table-cell>
          <table:table-cell office:value-type="float" office:value="51.3333">
            <text:p>51.3333</text:p>
          </table:table-cell>
          <table:table-cell office:value-type="float" office:value="67.6667">
            <text:p>67.6667</text:p>
          </table:table-cell>
          <table:table-cell office:value-type="float" office:value="80.8333">
            <text:p>80.8333</text:p>
          </table:table-cell>
          <table:table-cell office:value-type="float" office:value="78.5">
            <text:p>78.5</text:p>
          </table:table-cell>
          <table:table-cell office:value-type="float" office:value="75.8333">
            <text:p>75.8333</text:p>
          </table:table-cell>
          <table:table-cell office:value-type="float" office:value="77.8333">
            <text:p>77.8333</text:p>
          </table:table-cell>
          <table:table-cell office:value-type="float" office:value="78.8333">
            <text:p>78.8333</text:p>
          </table:table-cell>
          <table:table-cell office:value-type="float" office:value="120.0">
            <text:p>120.0</text:p>
          </table:table-cell>
        </table:table-row>
        <table:table-row>
          <table:table-cell table:style-name="pd1" office:value-type="date" office:date-value="2022-08-12T17:00:00">
            <text:p>Fri Aug 12 17:00:00 2022</text:p>
          </table:table-cell>
          <table:table-cell office:value-type="float" office:value="51.1667">
            <text:p>51.1667</text:p>
          </table:table-cell>
          <table:table-cell office:value-type="float" office:value="51.3333">
            <text:p>51.3333</text:p>
          </table:table-cell>
          <table:table-cell office:value-type="float" office:value="67.6667">
            <text:p>67.6667</text:p>
          </table:table-cell>
          <table:table-cell office:value-type="float" office:value="80.8333">
            <text:p>80.8333</text:p>
          </table:table-cell>
          <table:table-cell office:value-type="float" office:value="78.5">
            <text:p>78.5</text:p>
          </table:table-cell>
          <table:table-cell office:value-type="float" office:value="75.8333">
            <text:p>75.8333</text:p>
          </table:table-cell>
          <table:table-cell office:value-type="float" office:value="77.8333">
            <text:p>77.8333</text:p>
          </table:table-cell>
          <table:table-cell office:value-type="float" office:value="111.8333">
            <text:p>111.8333</text:p>
          </table:table-cell>
        </table:table-row>
        <table:table-row>
          <table:table-cell table:style-name="pd1" office:value-type="date" office:date-value="2022-08-12T18:00:00">
            <text:p>Fri Aug 12 18:00:00 2022</text:p>
          </table:table-cell>
          <table:table-cell office:value-type="float" office:value="46.8333">
            <text:p>46.8333</text:p>
          </table:table-cell>
          <table:table-cell office:value-type="float" office:value="51.1667">
            <text:p>51.1667</text:p>
          </table:table-cell>
          <table:table-cell office:value-type="float" office:value="51.3333">
            <text:p>51.3333</text:p>
          </table:table-cell>
          <table:table-cell office:value-type="float" office:value="67.6667">
            <text:p>67.6667</text:p>
          </table:table-cell>
          <table:table-cell office:value-type="float" office:value="80.8333">
            <text:p>80.8333</text:p>
          </table:table-cell>
          <table:table-cell office:value-type="float" office:value="78.5">
            <text:p>78.5</text:p>
          </table:table-cell>
          <table:table-cell office:value-type="float" office:value="75.8333">
            <text:p>75.8333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2-08-13T12:00:00">
            <text:p>Sat Aug 13 12:00:00 2022</text:p>
          </table:table-cell>
          <table:table-cell office:value-type="float" office:value="104.0">
            <text:p>104.0</text:p>
          </table:table-cell>
          <table:table-cell office:value-type="float" office:value="111.8333">
            <text:p>111.8333</text:p>
          </table:table-cell>
          <table:table-cell office:value-type="float" office:value="120.0">
            <text:p>120.0</text:p>
          </table:table-cell>
          <table:table-cell office:value-type="float" office:value="110.0">
            <text:p>110.0</text:p>
          </table:table-cell>
          <table:table-cell office:value-type="float" office:value="93.5">
            <text:p>93.5</text:p>
          </table:table-cell>
          <table:table-cell office:value-type="float" office:value="82.0">
            <text:p>82.0</text:p>
          </table:table-cell>
          <table:table-cell office:value-type="float" office:value="69.6667">
            <text:p>69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8-13T13:00:00">
            <text:p>Sat Aug 13 13:00:00 2022</text:p>
          </table:table-cell>
          <table:table-cell office:value-type="float" office:value="91.8333">
            <text:p>91.8333</text:p>
          </table:table-cell>
          <table:table-cell office:value-type="float" office:value="104.0">
            <text:p>104.0</text:p>
          </table:table-cell>
          <table:table-cell office:value-type="float" office:value="111.8333">
            <text:p>111.8333</text:p>
          </table:table-cell>
          <table:table-cell office:value-type="float" office:value="120.0">
            <text:p>120.0</text:p>
          </table:table-cell>
          <table:table-cell office:value-type="float" office:value="110.0">
            <text:p>110.0</text:p>
          </table:table-cell>
          <table:table-cell office:value-type="float" office:value="93.5">
            <text:p>93.5</text:p>
          </table:table-cell>
          <table:table-cell office:value-type="float" office:value="82.0">
            <text:p>82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8-13T14:00:00">
            <text:p>Sat Aug 13 14:00:00 2022</text:p>
          </table:table-cell>
          <table:table-cell office:value-type="float" office:value="87.0">
            <text:p>87.0</text:p>
          </table:table-cell>
          <table:table-cell office:value-type="float" office:value="91.8333">
            <text:p>91.8333</text:p>
          </table:table-cell>
          <table:table-cell office:value-type="float" office:value="104.0">
            <text:p>104.0</text:p>
          </table:table-cell>
          <table:table-cell office:value-type="float" office:value="111.8333">
            <text:p>111.8333</text:p>
          </table:table-cell>
          <table:table-cell office:value-type="float" office:value="120.0">
            <text:p>120.0</text:p>
          </table:table-cell>
          <table:table-cell office:value-type="float" office:value="110.0">
            <text:p>110.0</text:p>
          </table:table-cell>
          <table:table-cell office:value-type="float" office:value="93.5">
            <text:p>93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8-13T15:00:00">
            <text:p>Sat Aug 13 15:00:00 2022</text:p>
          </table:table-cell>
          <table:table-cell office:value-type="float" office:value="77.8333">
            <text:p>77.8333</text:p>
          </table:table-cell>
          <table:table-cell office:value-type="float" office:value="87.0">
            <text:p>87.0</text:p>
          </table:table-cell>
          <table:table-cell office:value-type="float" office:value="91.8333">
            <text:p>91.8333</text:p>
          </table:table-cell>
          <table:table-cell office:value-type="float" office:value="104.0">
            <text:p>104.0</text:p>
          </table:table-cell>
          <table:table-cell office:value-type="float" office:value="111.8333">
            <text:p>111.8333</text:p>
          </table:table-cell>
          <table:table-cell office:value-type="float" office:value="120.0">
            <text:p>120.0</text:p>
          </table:table-cell>
          <table:table-cell office:value-type="float" office:value="110.0">
            <text:p>110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8-13T16:00:00">
            <text:p>Sat Aug 13 16:00:00 2022</text:p>
          </table:table-cell>
          <table:table-cell office:value-type="float" office:value="56.5">
            <text:p>56.5</text:p>
          </table:table-cell>
          <table:table-cell office:value-type="float" office:value="77.8333">
            <text:p>77.8333</text:p>
          </table:table-cell>
          <table:table-cell office:value-type="float" office:value="87.0">
            <text:p>87.0</text:p>
          </table:table-cell>
          <table:table-cell office:value-type="float" office:value="91.8333">
            <text:p>91.8333</text:p>
          </table:table-cell>
          <table:table-cell office:value-type="float" office:value="104.0">
            <text:p>104.0</text:p>
          </table:table-cell>
          <table:table-cell office:value-type="float" office:value="111.8333">
            <text:p>111.8333</text:p>
          </table:table-cell>
          <table:table-cell office:value-type="float" office:value="120.0">
            <text:p>120.0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8-13T17:00:00">
            <text:p>Sat Aug 13 17:00:00 2022</text:p>
          </table:table-cell>
          <table:table-cell office:value-type="float" office:value="53.1667">
            <text:p>53.1667</text:p>
          </table:table-cell>
          <table:table-cell office:value-type="float" office:value="56.5">
            <text:p>56.5</text:p>
          </table:table-cell>
          <table:table-cell office:value-type="float" office:value="77.8333">
            <text:p>77.8333</text:p>
          </table:table-cell>
          <table:table-cell office:value-type="float" office:value="87.0">
            <text:p>87.0</text:p>
          </table:table-cell>
          <table:table-cell office:value-type="float" office:value="91.8333">
            <text:p>91.8333</text:p>
          </table:table-cell>
          <table:table-cell office:value-type="float" office:value="104.0">
            <text:p>104.0</text:p>
          </table:table-cell>
          <table:table-cell office:value-type="float" office:value="111.8333">
            <text:p>111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8-13T18:00:00">
            <text:p>Sat Aug 13 18:00:00 2022</text:p>
          </table:table-cell>
          <table:table-cell office:value-type="float" office:value="57.8333">
            <text:p>57.8333</text:p>
          </table:table-cell>
          <table:table-cell office:value-type="float" office:value="53.1667">
            <text:p>53.1667</text:p>
          </table:table-cell>
          <table:table-cell office:value-type="float" office:value="56.5">
            <text:p>56.5</text:p>
          </table:table-cell>
          <table:table-cell office:value-type="float" office:value="77.8333">
            <text:p>77.8333</text:p>
          </table:table-cell>
          <table:table-cell office:value-type="float" office:value="87.0">
            <text:p>87.0</text:p>
          </table:table-cell>
          <table:table-cell office:value-type="float" office:value="91.8333">
            <text:p>91.8333</text:p>
          </table:table-cell>
          <table:table-cell office:value-type="float" office:value="104.0">
            <text:p>104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8-13T19:00:00">
            <text:p>Sat Aug 13 19:00:00 2022</text:p>
          </table:table-cell>
          <table:table-cell office:value-type="float" office:value="43.3333">
            <text:p>43.3333</text:p>
          </table:table-cell>
          <table:table-cell office:value-type="float" office:value="57.8333">
            <text:p>57.8333</text:p>
          </table:table-cell>
          <table:table-cell office:value-type="float" office:value="53.1667">
            <text:p>53.1667</text:p>
          </table:table-cell>
          <table:table-cell office:value-type="float" office:value="56.5">
            <text:p>56.5</text:p>
          </table:table-cell>
          <table:table-cell office:value-type="float" office:value="77.8333">
            <text:p>77.8333</text:p>
          </table:table-cell>
          <table:table-cell office:value-type="float" office:value="87.0">
            <text:p>87.0</text:p>
          </table:table-cell>
          <table:table-cell office:value-type="float" office:value="91.8333">
            <text:p>91.8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8-13T20:00:00">
            <text:p>Sat Aug 13 20:00:00 2022</text:p>
          </table:table-cell>
          <table:table-cell office:value-type="float" office:value="42.1667">
            <text:p>42.1667</text:p>
          </table:table-cell>
          <table:table-cell office:value-type="float" office:value="43.3333">
            <text:p>43.3333</text:p>
          </table:table-cell>
          <table:table-cell office:value-type="float" office:value="57.8333">
            <text:p>57.8333</text:p>
          </table:table-cell>
          <table:table-cell office:value-type="float" office:value="53.1667">
            <text:p>53.1667</text:p>
          </table:table-cell>
          <table:table-cell office:value-type="float" office:value="56.5">
            <text:p>56.5</text:p>
          </table:table-cell>
          <table:table-cell office:value-type="float" office:value="77.8333">
            <text:p>77.8333</text:p>
          </table:table-cell>
          <table:table-cell office:value-type="float" office:value="87.0">
            <text:p>87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8-14T11:00:00">
            <text:p>Sun Aug 14 11:00:00 2022</text:p>
          </table:table-cell>
          <table:table-cell office:value-type="float" office:value="70.6667">
            <text:p>70.6667</text:p>
          </table:table-cell>
          <table:table-cell office:value-type="float" office:value="76.3333">
            <text:p>76.3333</text:p>
          </table:table-cell>
          <table:table-cell office:value-type="float" office:value="62.3333">
            <text:p>62.3333</text:p>
          </table:table-cell>
          <table:table-cell office:value-type="float" office:value="47.3333">
            <text:p>47.3333</text:p>
          </table:table-cell>
          <table:table-cell office:value-type="float" office:value="46.0">
            <text:p>46.0</text:p>
          </table:table-cell>
          <table:table-cell office:value-type="float" office:value="52.1667">
            <text:p>52.1667</text:p>
          </table:table-cell>
          <table:table-cell office:value-type="float" office:value="47.3333">
            <text:p>47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8-14T12:00:00">
            <text:p>Sun Aug 14 12:00:00 2022</text:p>
          </table:table-cell>
          <table:table-cell office:value-type="float" office:value="75.6667">
            <text:p>75.6667</text:p>
          </table:table-cell>
          <table:table-cell office:value-type="float" office:value="70.6667">
            <text:p>70.6667</text:p>
          </table:table-cell>
          <table:table-cell office:value-type="float" office:value="76.3333">
            <text:p>76.3333</text:p>
          </table:table-cell>
          <table:table-cell office:value-type="float" office:value="62.3333">
            <text:p>62.3333</text:p>
          </table:table-cell>
          <table:table-cell office:value-type="float" office:value="47.3333">
            <text:p>47.3333</text:p>
          </table:table-cell>
          <table:table-cell office:value-type="float" office:value="46.0">
            <text:p>46.0</text:p>
          </table:table-cell>
          <table:table-cell office:value-type="float" office:value="52.1667">
            <text:p>52.1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8-14T13:00:00">
            <text:p>Sun Aug 14 13:00:00 2022</text:p>
          </table:table-cell>
          <table:table-cell office:value-type="float" office:value="67.8333">
            <text:p>67.8333</text:p>
          </table:table-cell>
          <table:table-cell office:value-type="float" office:value="75.6667">
            <text:p>75.6667</text:p>
          </table:table-cell>
          <table:table-cell office:value-type="float" office:value="70.6667">
            <text:p>70.6667</text:p>
          </table:table-cell>
          <table:table-cell office:value-type="float" office:value="76.3333">
            <text:p>76.3333</text:p>
          </table:table-cell>
          <table:table-cell office:value-type="float" office:value="62.3333">
            <text:p>62.3333</text:p>
          </table:table-cell>
          <table:table-cell office:value-type="float" office:value="47.3333">
            <text:p>47.3333</text:p>
          </table:table-cell>
          <table:table-cell office:value-type="float" office:value="46.0">
            <text:p>46.0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8-14T14:00:00">
            <text:p>Sun Aug 14 14:00:00 2022</text:p>
          </table:table-cell>
          <table:table-cell office:value-type="float" office:value="65.5">
            <text:p>65.5</text:p>
          </table:table-cell>
          <table:table-cell office:value-type="float" office:value="67.8333">
            <text:p>67.8333</text:p>
          </table:table-cell>
          <table:table-cell office:value-type="float" office:value="75.6667">
            <text:p>75.6667</text:p>
          </table:table-cell>
          <table:table-cell office:value-type="float" office:value="70.6667">
            <text:p>70.6667</text:p>
          </table:table-cell>
          <table:table-cell office:value-type="float" office:value="76.3333">
            <text:p>76.3333</text:p>
          </table:table-cell>
          <table:table-cell office:value-type="float" office:value="62.3333">
            <text:p>62.3333</text:p>
          </table:table-cell>
          <table:table-cell office:value-type="float" office:value="47.3333">
            <text:p>47.3333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2-08-14T15:00:00">
            <text:p>Sun Aug 14 15:00:00 2022</text:p>
          </table:table-cell>
          <table:table-cell office:value-type="float" office:value="49.8333">
            <text:p>49.8333</text:p>
          </table:table-cell>
          <table:table-cell office:value-type="float" office:value="65.5">
            <text:p>65.5</text:p>
          </table:table-cell>
          <table:table-cell office:value-type="float" office:value="67.8333">
            <text:p>67.8333</text:p>
          </table:table-cell>
          <table:table-cell office:value-type="float" office:value="75.6667">
            <text:p>75.6667</text:p>
          </table:table-cell>
          <table:table-cell office:value-type="float" office:value="70.6667">
            <text:p>70.6667</text:p>
          </table:table-cell>
          <table:table-cell office:value-type="float" office:value="76.3333">
            <text:p>76.3333</text:p>
          </table:table-cell>
          <table:table-cell office:value-type="float" office:value="62.3333">
            <text:p>62.3333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2-08-14T16:00:00">
            <text:p>Sun Aug 14 16:00:00 2022</text:p>
          </table:table-cell>
          <table:table-cell office:value-type="float" office:value="44.5">
            <text:p>44.5</text:p>
          </table:table-cell>
          <table:table-cell office:value-type="float" office:value="49.8333">
            <text:p>49.8333</text:p>
          </table:table-cell>
          <table:table-cell office:value-type="float" office:value="65.5">
            <text:p>65.5</text:p>
          </table:table-cell>
          <table:table-cell office:value-type="float" office:value="67.8333">
            <text:p>67.8333</text:p>
          </table:table-cell>
          <table:table-cell office:value-type="float" office:value="75.6667">
            <text:p>75.6667</text:p>
          </table:table-cell>
          <table:table-cell office:value-type="float" office:value="70.6667">
            <text:p>70.6667</text:p>
          </table:table-cell>
          <table:table-cell office:value-type="float" office:value="76.3333">
            <text:p>76.3333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2-08-15T11:00:00">
            <text:p>Mon Aug 15 11:00:00 2022</text:p>
          </table:table-cell>
          <table:table-cell office:value-type="float" office:value="105.8333">
            <text:p>105.8333</text:p>
          </table:table-cell>
          <table:table-cell office:value-type="float" office:value="102.8333">
            <text:p>102.8333</text:p>
          </table:table-cell>
          <table:table-cell office:value-type="float" office:value="102.5">
            <text:p>102.5</text:p>
          </table:table-cell>
          <table:table-cell office:value-type="float" office:value="103.3333">
            <text:p>103.3333</text:p>
          </table:table-cell>
          <table:table-cell office:value-type="float" office:value="88.8333">
            <text:p>88.8333</text:p>
          </table:table-cell>
          <table:table-cell office:value-type="float" office:value="73.3333">
            <text:p>73.3333</text:p>
          </table:table-cell>
          <table:table-cell office:value-type="float" office:value="57.5">
            <text:p>57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8-15T12:00:00">
            <text:p>Mon Aug 15 12:00:00 2022</text:p>
          </table:table-cell>
          <table:table-cell office:value-type="float" office:value="104.1667">
            <text:p>104.1667</text:p>
          </table:table-cell>
          <table:table-cell office:value-type="float" office:value="105.8333">
            <text:p>105.8333</text:p>
          </table:table-cell>
          <table:table-cell office:value-type="float" office:value="102.8333">
            <text:p>102.8333</text:p>
          </table:table-cell>
          <table:table-cell office:value-type="float" office:value="102.5">
            <text:p>102.5</text:p>
          </table:table-cell>
          <table:table-cell office:value-type="float" office:value="103.3333">
            <text:p>103.3333</text:p>
          </table:table-cell>
          <table:table-cell office:value-type="float" office:value="88.8333">
            <text:p>88.8333</text:p>
          </table:table-cell>
          <table:table-cell office:value-type="float" office:value="73.3333">
            <text:p>73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8-15T13:00:00">
            <text:p>Mon Aug 15 13:00:00 2022</text:p>
          </table:table-cell>
          <table:table-cell office:value-type="float" office:value="91.8333">
            <text:p>91.8333</text:p>
          </table:table-cell>
          <table:table-cell office:value-type="float" office:value="104.1667">
            <text:p>104.1667</text:p>
          </table:table-cell>
          <table:table-cell office:value-type="float" office:value="105.8333">
            <text:p>105.8333</text:p>
          </table:table-cell>
          <table:table-cell office:value-type="float" office:value="102.8333">
            <text:p>102.8333</text:p>
          </table:table-cell>
          <table:table-cell office:value-type="float" office:value="102.5">
            <text:p>102.5</text:p>
          </table:table-cell>
          <table:table-cell office:value-type="float" office:value="103.3333">
            <text:p>103.3333</text:p>
          </table:table-cell>
          <table:table-cell office:value-type="float" office:value="88.8333">
            <text:p>88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8-15T14:00:00">
            <text:p>Mon Aug 15 14:00:00 2022</text:p>
          </table:table-cell>
          <table:table-cell office:value-type="float" office:value="79.5">
            <text:p>79.5</text:p>
          </table:table-cell>
          <table:table-cell office:value-type="float" office:value="91.8333">
            <text:p>91.8333</text:p>
          </table:table-cell>
          <table:table-cell office:value-type="float" office:value="104.1667">
            <text:p>104.1667</text:p>
          </table:table-cell>
          <table:table-cell office:value-type="float" office:value="105.8333">
            <text:p>105.8333</text:p>
          </table:table-cell>
          <table:table-cell office:value-type="float" office:value="102.8333">
            <text:p>102.8333</text:p>
          </table:table-cell>
          <table:table-cell office:value-type="float" office:value="102.5">
            <text:p>102.5</text:p>
          </table:table-cell>
          <table:table-cell office:value-type="float" office:value="103.3333">
            <text:p>103.3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8-15T15:00:00">
            <text:p>Mon Aug 15 15:00:00 2022</text:p>
          </table:table-cell>
          <table:table-cell office:value-type="float" office:value="70.1667">
            <text:p>70.1667</text:p>
          </table:table-cell>
          <table:table-cell office:value-type="float" office:value="79.5">
            <text:p>79.5</text:p>
          </table:table-cell>
          <table:table-cell office:value-type="float" office:value="91.8333">
            <text:p>91.8333</text:p>
          </table:table-cell>
          <table:table-cell office:value-type="float" office:value="104.1667">
            <text:p>104.1667</text:p>
          </table:table-cell>
          <table:table-cell office:value-type="float" office:value="105.8333">
            <text:p>105.8333</text:p>
          </table:table-cell>
          <table:table-cell office:value-type="float" office:value="102.8333">
            <text:p>102.8333</text:p>
          </table:table-cell>
          <table:table-cell office:value-type="float" office:value="102.5">
            <text:p>102.5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2-08-15T16:00:00">
            <text:p>Mon Aug 15 16:00:00 2022</text:p>
          </table:table-cell>
          <table:table-cell office:value-type="float" office:value="69.1667">
            <text:p>69.1667</text:p>
          </table:table-cell>
          <table:table-cell office:value-type="float" office:value="70.1667">
            <text:p>70.1667</text:p>
          </table:table-cell>
          <table:table-cell office:value-type="float" office:value="79.5">
            <text:p>79.5</text:p>
          </table:table-cell>
          <table:table-cell office:value-type="float" office:value="91.8333">
            <text:p>91.8333</text:p>
          </table:table-cell>
          <table:table-cell office:value-type="float" office:value="104.1667">
            <text:p>104.1667</text:p>
          </table:table-cell>
          <table:table-cell office:value-type="float" office:value="105.8333">
            <text:p>105.8333</text:p>
          </table:table-cell>
          <table:table-cell office:value-type="float" office:value="102.8333">
            <text:p>102.8333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8-15T17:00:00">
            <text:p>Mon Aug 15 17:00:00 2022</text:p>
          </table:table-cell>
          <table:table-cell office:value-type="float" office:value="59.3333">
            <text:p>59.3333</text:p>
          </table:table-cell>
          <table:table-cell office:value-type="float" office:value="69.1667">
            <text:p>69.1667</text:p>
          </table:table-cell>
          <table:table-cell office:value-type="float" office:value="70.1667">
            <text:p>70.1667</text:p>
          </table:table-cell>
          <table:table-cell office:value-type="float" office:value="79.5">
            <text:p>79.5</text:p>
          </table:table-cell>
          <table:table-cell office:value-type="float" office:value="91.8333">
            <text:p>91.8333</text:p>
          </table:table-cell>
          <table:table-cell office:value-type="float" office:value="104.1667">
            <text:p>104.1667</text:p>
          </table:table-cell>
          <table:table-cell office:value-type="float" office:value="105.8333">
            <text:p>105.8333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2-08-15T18:00:00">
            <text:p>Mon Aug 15 18:00:00 2022</text:p>
          </table:table-cell>
          <table:table-cell office:value-type="float" office:value="53.0">
            <text:p>53.0</text:p>
          </table:table-cell>
          <table:table-cell office:value-type="float" office:value="59.3333">
            <text:p>59.3333</text:p>
          </table:table-cell>
          <table:table-cell office:value-type="float" office:value="69.1667">
            <text:p>69.1667</text:p>
          </table:table-cell>
          <table:table-cell office:value-type="float" office:value="70.1667">
            <text:p>70.1667</text:p>
          </table:table-cell>
          <table:table-cell office:value-type="float" office:value="79.5">
            <text:p>79.5</text:p>
          </table:table-cell>
          <table:table-cell office:value-type="float" office:value="91.8333">
            <text:p>91.8333</text:p>
          </table:table-cell>
          <table:table-cell office:value-type="float" office:value="104.1667">
            <text:p>104.1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8-16T12:00:00">
            <text:p>Tue Aug 16 12:00:00 2022</text:p>
          </table:table-cell>
          <table:table-cell office:value-type="float" office:value="91.8333">
            <text:p>91.8333</text:p>
          </table:table-cell>
          <table:table-cell office:value-type="float" office:value="95.5">
            <text:p>95.5</text:p>
          </table:table-cell>
          <table:table-cell office:value-type="float" office:value="101.0">
            <text:p>101.0</text:p>
          </table:table-cell>
          <table:table-cell office:value-type="float" office:value="93.8333">
            <text:p>93.8333</text:p>
          </table:table-cell>
          <table:table-cell office:value-type="float" office:value="84.3333">
            <text:p>84.3333</text:p>
          </table:table-cell>
          <table:table-cell office:value-type="float" office:value="75.3333">
            <text:p>75.3333</text:p>
          </table:table-cell>
          <table:table-cell office:value-type="float" office:value="59.1667">
            <text:p>59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8-16T13:00:00">
            <text:p>Tue Aug 16 13:00:00 2022</text:p>
          </table:table-cell>
          <table:table-cell office:value-type="float" office:value="89.6667">
            <text:p>89.6667</text:p>
          </table:table-cell>
          <table:table-cell office:value-type="float" office:value="91.8333">
            <text:p>91.8333</text:p>
          </table:table-cell>
          <table:table-cell office:value-type="float" office:value="95.5">
            <text:p>95.5</text:p>
          </table:table-cell>
          <table:table-cell office:value-type="float" office:value="101.0">
            <text:p>101.0</text:p>
          </table:table-cell>
          <table:table-cell office:value-type="float" office:value="93.8333">
            <text:p>93.8333</text:p>
          </table:table-cell>
          <table:table-cell office:value-type="float" office:value="84.3333">
            <text:p>84.3333</text:p>
          </table:table-cell>
          <table:table-cell office:value-type="float" office:value="75.3333">
            <text:p>75.3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8-16T14:00:00">
            <text:p>Tue Aug 16 14:00:00 2022</text:p>
          </table:table-cell>
          <table:table-cell office:value-type="float" office:value="82.1667">
            <text:p>82.1667</text:p>
          </table:table-cell>
          <table:table-cell office:value-type="float" office:value="89.6667">
            <text:p>89.6667</text:p>
          </table:table-cell>
          <table:table-cell office:value-type="float" office:value="91.8333">
            <text:p>91.8333</text:p>
          </table:table-cell>
          <table:table-cell office:value-type="float" office:value="95.5">
            <text:p>95.5</text:p>
          </table:table-cell>
          <table:table-cell office:value-type="float" office:value="101.0">
            <text:p>101.0</text:p>
          </table:table-cell>
          <table:table-cell office:value-type="float" office:value="93.8333">
            <text:p>93.8333</text:p>
          </table:table-cell>
          <table:table-cell office:value-type="float" office:value="84.3333">
            <text:p>84.3333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2-08-16T15:00:00">
            <text:p>Tue Aug 16 15:00:00 2022</text:p>
          </table:table-cell>
          <table:table-cell office:value-type="float" office:value="75.5">
            <text:p>75.5</text:p>
          </table:table-cell>
          <table:table-cell office:value-type="float" office:value="82.1667">
            <text:p>82.1667</text:p>
          </table:table-cell>
          <table:table-cell office:value-type="float" office:value="89.6667">
            <text:p>89.6667</text:p>
          </table:table-cell>
          <table:table-cell office:value-type="float" office:value="91.8333">
            <text:p>91.8333</text:p>
          </table:table-cell>
          <table:table-cell office:value-type="float" office:value="95.5">
            <text:p>95.5</text:p>
          </table:table-cell>
          <table:table-cell office:value-type="float" office:value="101.0">
            <text:p>101.0</text:p>
          </table:table-cell>
          <table:table-cell office:value-type="float" office:value="93.8333">
            <text:p>93.8333</text:p>
          </table:table-cell>
          <table:table-cell office:value-type="float" office:value="107.0">
            <text:p>107.0</text:p>
          </table:table-cell>
        </table:table-row>
        <table:table-row>
          <table:table-cell table:style-name="pd1" office:value-type="date" office:date-value="2022-08-16T16:00:00">
            <text:p>Tue Aug 16 16:00:00 2022</text:p>
          </table:table-cell>
          <table:table-cell office:value-type="float" office:value="71.0">
            <text:p>71.0</text:p>
          </table:table-cell>
          <table:table-cell office:value-type="float" office:value="75.5">
            <text:p>75.5</text:p>
          </table:table-cell>
          <table:table-cell office:value-type="float" office:value="82.1667">
            <text:p>82.1667</text:p>
          </table:table-cell>
          <table:table-cell office:value-type="float" office:value="89.6667">
            <text:p>89.6667</text:p>
          </table:table-cell>
          <table:table-cell office:value-type="float" office:value="91.8333">
            <text:p>91.8333</text:p>
          </table:table-cell>
          <table:table-cell office:value-type="float" office:value="95.5">
            <text:p>95.5</text:p>
          </table:table-cell>
          <table:table-cell office:value-type="float" office:value="101.0">
            <text:p>101.0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2-08-16T17:00:00">
            <text:p>Tue Aug 16 17:00:00 2022</text:p>
          </table:table-cell>
          <table:table-cell office:value-type="float" office:value="75.1667">
            <text:p>75.1667</text:p>
          </table:table-cell>
          <table:table-cell office:value-type="float" office:value="71.0">
            <text:p>71.0</text:p>
          </table:table-cell>
          <table:table-cell office:value-type="float" office:value="75.5">
            <text:p>75.5</text:p>
          </table:table-cell>
          <table:table-cell office:value-type="float" office:value="82.1667">
            <text:p>82.1667</text:p>
          </table:table-cell>
          <table:table-cell office:value-type="float" office:value="89.6667">
            <text:p>89.6667</text:p>
          </table:table-cell>
          <table:table-cell office:value-type="float" office:value="91.8333">
            <text:p>91.8333</text:p>
          </table:table-cell>
          <table:table-cell office:value-type="float" office:value="95.5">
            <text:p>95.5</text:p>
          </table:table-cell>
          <table:table-cell office:value-type="float" office:value="109.3333">
            <text:p>109.3333</text:p>
          </table:table-cell>
        </table:table-row>
        <table:table-row>
          <table:table-cell table:style-name="pd1" office:value-type="date" office:date-value="2022-08-16T18:00:00">
            <text:p>Tue Aug 16 18:00:00 2022</text:p>
          </table:table-cell>
          <table:table-cell office:value-type="float" office:value="68.5">
            <text:p>68.5</text:p>
          </table:table-cell>
          <table:table-cell office:value-type="float" office:value="75.1667">
            <text:p>75.1667</text:p>
          </table:table-cell>
          <table:table-cell office:value-type="float" office:value="71.0">
            <text:p>71.0</text:p>
          </table:table-cell>
          <table:table-cell office:value-type="float" office:value="75.5">
            <text:p>75.5</text:p>
          </table:table-cell>
          <table:table-cell office:value-type="float" office:value="82.1667">
            <text:p>82.1667</text:p>
          </table:table-cell>
          <table:table-cell office:value-type="float" office:value="89.6667">
            <text:p>89.6667</text:p>
          </table:table-cell>
          <table:table-cell office:value-type="float" office:value="91.8333">
            <text:p>91.8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8-17T21:00:00">
            <text:p>Wed Aug 17 21:00:00 2022</text:p>
          </table:table-cell>
          <table:table-cell office:value-type="float" office:value="107.0">
            <text:p>107.0</text:p>
          </table:table-cell>
          <table:table-cell office:value-type="float" office:value="99.8333">
            <text:p>99.8333</text:p>
          </table:table-cell>
          <table:table-cell office:value-type="float" office:value="86.1667">
            <text:p>86.1667</text:p>
          </table:table-cell>
          <table:table-cell office:value-type="float" office:value="73.0">
            <text:p>73.0</text:p>
          </table:table-cell>
          <table:table-cell office:value-type="float" office:value="60.3333">
            <text:p>60.3333</text:p>
          </table:table-cell>
          <table:table-cell office:value-type="float" office:value="51.1667">
            <text:p>51.1667</text:p>
          </table:table-cell>
          <table:table-cell office:value-type="float" office:value="47.1667">
            <text:p>47.1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8-17T22:00:00">
            <text:p>Wed Aug 17 22:00:00 2022</text:p>
          </table:table-cell>
          <table:table-cell office:value-type="float" office:value="103.5">
            <text:p>103.5</text:p>
          </table:table-cell>
          <table:table-cell office:value-type="float" office:value="107.0">
            <text:p>107.0</text:p>
          </table:table-cell>
          <table:table-cell office:value-type="float" office:value="99.8333">
            <text:p>99.8333</text:p>
          </table:table-cell>
          <table:table-cell office:value-type="float" office:value="86.1667">
            <text:p>86.1667</text:p>
          </table:table-cell>
          <table:table-cell office:value-type="float" office:value="73.0">
            <text:p>73.0</text:p>
          </table:table-cell>
          <table:table-cell office:value-type="float" office:value="60.3333">
            <text:p>60.3333</text:p>
          </table:table-cell>
          <table:table-cell office:value-type="float" office:value="51.1667">
            <text:p>51.1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8-17T23:00:00">
            <text:p>Wed Aug 17 23:00:00 2022</text:p>
          </table:table-cell>
          <table:table-cell office:value-type="float" office:value="109.3333">
            <text:p>109.3333</text:p>
          </table:table-cell>
          <table:table-cell office:value-type="float" office:value="103.5">
            <text:p>103.5</text:p>
          </table:table-cell>
          <table:table-cell office:value-type="float" office:value="107.0">
            <text:p>107.0</text:p>
          </table:table-cell>
          <table:table-cell office:value-type="float" office:value="99.8333">
            <text:p>99.8333</text:p>
          </table:table-cell>
          <table:table-cell office:value-type="float" office:value="86.1667">
            <text:p>86.1667</text:p>
          </table:table-cell>
          <table:table-cell office:value-type="float" office:value="73.0">
            <text:p>73.0</text:p>
          </table:table-cell>
          <table:table-cell office:value-type="float" office:value="60.3333">
            <text:p>60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8-18T00:00:00">
            <text:p>Thu Aug 18 00:00:00 2022</text:p>
          </table:table-cell>
          <table:table-cell office:value-type="float" office:value="92.3333">
            <text:p>92.3333</text:p>
          </table:table-cell>
          <table:table-cell office:value-type="float" office:value="109.3333">
            <text:p>109.3333</text:p>
          </table:table-cell>
          <table:table-cell office:value-type="float" office:value="103.5">
            <text:p>103.5</text:p>
          </table:table-cell>
          <table:table-cell office:value-type="float" office:value="107.0">
            <text:p>107.0</text:p>
          </table:table-cell>
          <table:table-cell office:value-type="float" office:value="99.8333">
            <text:p>99.8333</text:p>
          </table:table-cell>
          <table:table-cell office:value-type="float" office:value="86.1667">
            <text:p>86.1667</text:p>
          </table:table-cell>
          <table:table-cell office:value-type="float" office:value="73.0">
            <text:p>73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8-18T01:00:00">
            <text:p>Thu Aug 18 01:00:00 2022</text:p>
          </table:table-cell>
          <table:table-cell office:value-type="float" office:value="74.8333">
            <text:p>74.8333</text:p>
          </table:table-cell>
          <table:table-cell office:value-type="float" office:value="92.3333">
            <text:p>92.3333</text:p>
          </table:table-cell>
          <table:table-cell office:value-type="float" office:value="109.3333">
            <text:p>109.3333</text:p>
          </table:table-cell>
          <table:table-cell office:value-type="float" office:value="103.5">
            <text:p>103.5</text:p>
          </table:table-cell>
          <table:table-cell office:value-type="float" office:value="107.0">
            <text:p>107.0</text:p>
          </table:table-cell>
          <table:table-cell office:value-type="float" office:value="99.8333">
            <text:p>99.8333</text:p>
          </table:table-cell>
          <table:table-cell office:value-type="float" office:value="86.1667">
            <text:p>86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8-18T02:00:00">
            <text:p>Thu Aug 18 02:00:00 2022</text:p>
          </table:table-cell>
          <table:table-cell office:value-type="float" office:value="65.1667">
            <text:p>65.1667</text:p>
          </table:table-cell>
          <table:table-cell office:value-type="float" office:value="74.8333">
            <text:p>74.8333</text:p>
          </table:table-cell>
          <table:table-cell office:value-type="float" office:value="92.3333">
            <text:p>92.3333</text:p>
          </table:table-cell>
          <table:table-cell office:value-type="float" office:value="109.3333">
            <text:p>109.3333</text:p>
          </table:table-cell>
          <table:table-cell office:value-type="float" office:value="103.5">
            <text:p>103.5</text:p>
          </table:table-cell>
          <table:table-cell office:value-type="float" office:value="107.0">
            <text:p>107.0</text:p>
          </table:table-cell>
          <table:table-cell office:value-type="float" office:value="99.8333">
            <text:p>99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8-18T03:00:00">
            <text:p>Thu Aug 18 03:00:00 2022</text:p>
          </table:table-cell>
          <table:table-cell office:value-type="float" office:value="54.1667">
            <text:p>54.1667</text:p>
          </table:table-cell>
          <table:table-cell office:value-type="float" office:value="65.1667">
            <text:p>65.1667</text:p>
          </table:table-cell>
          <table:table-cell office:value-type="float" office:value="74.8333">
            <text:p>74.8333</text:p>
          </table:table-cell>
          <table:table-cell office:value-type="float" office:value="92.3333">
            <text:p>92.3333</text:p>
          </table:table-cell>
          <table:table-cell office:value-type="float" office:value="109.3333">
            <text:p>109.3333</text:p>
          </table:table-cell>
          <table:table-cell office:value-type="float" office:value="103.5">
            <text:p>103.5</text:p>
          </table:table-cell>
          <table:table-cell office:value-type="float" office:value="107.0">
            <text:p>107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8-22T22:00:00">
            <text:p>Mon Aug 22 22:00:00 2022</text:p>
          </table:table-cell>
          <table:table-cell office:value-type="float" office:value="76.3333">
            <text:p>76.3333</text:p>
          </table:table-cell>
          <table:table-cell office:value-type="float" office:value="86.8333">
            <text:p>86.8333</text:p>
          </table:table-cell>
          <table:table-cell office:value-type="float" office:value="90.0">
            <text:p>90.0</text:p>
          </table:table-cell>
          <table:table-cell office:value-type="float" office:value="88.8333">
            <text:p>88.8333</text:p>
          </table:table-cell>
          <table:table-cell office:value-type="float" office:value="87.8333">
            <text:p>87.8333</text:p>
          </table:table-cell>
          <table:table-cell office:value-type="float" office:value="85.5">
            <text:p>85.5</text:p>
          </table:table-cell>
          <table:table-cell office:value-type="float" office:value="74.6667">
            <text:p>74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8-22T23:00:00">
            <text:p>Mon Aug 22 23:00:00 2022</text:p>
          </table:table-cell>
          <table:table-cell office:value-type="float" office:value="73.6667">
            <text:p>73.6667</text:p>
          </table:table-cell>
          <table:table-cell office:value-type="float" office:value="76.3333">
            <text:p>76.3333</text:p>
          </table:table-cell>
          <table:table-cell office:value-type="float" office:value="86.8333">
            <text:p>86.8333</text:p>
          </table:table-cell>
          <table:table-cell office:value-type="float" office:value="90.0">
            <text:p>90.0</text:p>
          </table:table-cell>
          <table:table-cell office:value-type="float" office:value="88.8333">
            <text:p>88.8333</text:p>
          </table:table-cell>
          <table:table-cell office:value-type="float" office:value="87.8333">
            <text:p>87.8333</text:p>
          </table:table-cell>
          <table:table-cell office:value-type="float" office:value="85.5">
            <text:p>85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8-23T00:00:00">
            <text:p>Tue Aug 23 00:00:00 2022</text:p>
          </table:table-cell>
          <table:table-cell office:value-type="float" office:value="73.1667">
            <text:p>73.1667</text:p>
          </table:table-cell>
          <table:table-cell office:value-type="float" office:value="73.6667">
            <text:p>73.6667</text:p>
          </table:table-cell>
          <table:table-cell office:value-type="float" office:value="76.3333">
            <text:p>76.3333</text:p>
          </table:table-cell>
          <table:table-cell office:value-type="float" office:value="86.8333">
            <text:p>86.8333</text:p>
          </table:table-cell>
          <table:table-cell office:value-type="float" office:value="90.0">
            <text:p>90.0</text:p>
          </table:table-cell>
          <table:table-cell office:value-type="float" office:value="88.8333">
            <text:p>88.8333</text:p>
          </table:table-cell>
          <table:table-cell office:value-type="float" office:value="87.8333">
            <text:p>87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8-23T01:00:00">
            <text:p>Tue Aug 23 01:00:00 2022</text:p>
          </table:table-cell>
          <table:table-cell office:value-type="float" office:value="64.5">
            <text:p>64.5</text:p>
          </table:table-cell>
          <table:table-cell office:value-type="float" office:value="73.1667">
            <text:p>73.1667</text:p>
          </table:table-cell>
          <table:table-cell office:value-type="float" office:value="73.6667">
            <text:p>73.6667</text:p>
          </table:table-cell>
          <table:table-cell office:value-type="float" office:value="76.3333">
            <text:p>76.3333</text:p>
          </table:table-cell>
          <table:table-cell office:value-type="float" office:value="86.8333">
            <text:p>86.8333</text:p>
          </table:table-cell>
          <table:table-cell office:value-type="float" office:value="90.0">
            <text:p>90.0</text:p>
          </table:table-cell>
          <table:table-cell office:value-type="float" office:value="88.8333">
            <text:p>88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8-23T02:00:00">
            <text:p>Tue Aug 23 02:00:00 2022</text:p>
          </table:table-cell>
          <table:table-cell office:value-type="float" office:value="53.8333">
            <text:p>53.8333</text:p>
          </table:table-cell>
          <table:table-cell office:value-type="float" office:value="64.5">
            <text:p>64.5</text:p>
          </table:table-cell>
          <table:table-cell office:value-type="float" office:value="73.1667">
            <text:p>73.1667</text:p>
          </table:table-cell>
          <table:table-cell office:value-type="float" office:value="73.6667">
            <text:p>73.6667</text:p>
          </table:table-cell>
          <table:table-cell office:value-type="float" office:value="76.3333">
            <text:p>76.3333</text:p>
          </table:table-cell>
          <table:table-cell office:value-type="float" office:value="86.8333">
            <text:p>86.8333</text:p>
          </table:table-cell>
          <table:table-cell office:value-type="float" office:value="90.0">
            <text:p>90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8-23T03:00:00">
            <text:p>Tue Aug 23 03:00:00 2022</text:p>
          </table:table-cell>
          <table:table-cell office:value-type="float" office:value="53.3333">
            <text:p>53.3333</text:p>
          </table:table-cell>
          <table:table-cell office:value-type="float" office:value="53.8333">
            <text:p>53.8333</text:p>
          </table:table-cell>
          <table:table-cell office:value-type="float" office:value="64.5">
            <text:p>64.5</text:p>
          </table:table-cell>
          <table:table-cell office:value-type="float" office:value="73.1667">
            <text:p>73.1667</text:p>
          </table:table-cell>
          <table:table-cell office:value-type="float" office:value="73.6667">
            <text:p>73.6667</text:p>
          </table:table-cell>
          <table:table-cell office:value-type="float" office:value="76.3333">
            <text:p>76.3333</text:p>
          </table:table-cell>
          <table:table-cell office:value-type="float" office:value="86.8333">
            <text:p>86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8-23T04:00:00">
            <text:p>Tue Aug 23 04:00:00 2022</text:p>
          </table:table-cell>
          <table:table-cell office:value-type="float" office:value="52.3333">
            <text:p>52.3333</text:p>
          </table:table-cell>
          <table:table-cell office:value-type="float" office:value="53.3333">
            <text:p>53.3333</text:p>
          </table:table-cell>
          <table:table-cell office:value-type="float" office:value="53.8333">
            <text:p>53.8333</text:p>
          </table:table-cell>
          <table:table-cell office:value-type="float" office:value="64.5">
            <text:p>64.5</text:p>
          </table:table-cell>
          <table:table-cell office:value-type="float" office:value="73.1667">
            <text:p>73.1667</text:p>
          </table:table-cell>
          <table:table-cell office:value-type="float" office:value="73.6667">
            <text:p>73.6667</text:p>
          </table:table-cell>
          <table:table-cell office:value-type="float" office:value="76.3333">
            <text:p>76.3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8-23T05:00:00">
            <text:p>Tue Aug 23 05:00:00 2022</text:p>
          </table:table-cell>
          <table:table-cell office:value-type="float" office:value="44.3333">
            <text:p>44.3333</text:p>
          </table:table-cell>
          <table:table-cell office:value-type="float" office:value="52.3333">
            <text:p>52.3333</text:p>
          </table:table-cell>
          <table:table-cell office:value-type="float" office:value="53.3333">
            <text:p>53.3333</text:p>
          </table:table-cell>
          <table:table-cell office:value-type="float" office:value="53.8333">
            <text:p>53.8333</text:p>
          </table:table-cell>
          <table:table-cell office:value-type="float" office:value="64.5">
            <text:p>64.5</text:p>
          </table:table-cell>
          <table:table-cell office:value-type="float" office:value="73.1667">
            <text:p>73.1667</text:p>
          </table:table-cell>
          <table:table-cell office:value-type="float" office:value="73.6667">
            <text:p>73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8-23T06:00:00">
            <text:p>Tue Aug 23 06:00:00 2022</text:p>
          </table:table-cell>
          <table:table-cell office:value-type="float" office:value="44.3333">
            <text:p>44.3333</text:p>
          </table:table-cell>
          <table:table-cell office:value-type="float" office:value="44.3333">
            <text:p>44.3333</text:p>
          </table:table-cell>
          <table:table-cell office:value-type="float" office:value="52.3333">
            <text:p>52.3333</text:p>
          </table:table-cell>
          <table:table-cell office:value-type="float" office:value="53.3333">
            <text:p>53.3333</text:p>
          </table:table-cell>
          <table:table-cell office:value-type="float" office:value="53.8333">
            <text:p>53.8333</text:p>
          </table:table-cell>
          <table:table-cell office:value-type="float" office:value="64.5">
            <text:p>64.5</text:p>
          </table:table-cell>
          <table:table-cell office:value-type="float" office:value="73.1667">
            <text:p>73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8-23T07:00:00">
            <text:p>Tue Aug 23 07:00:00 2022</text:p>
          </table:table-cell>
          <table:table-cell office:value-type="float" office:value="36.3333">
            <text:p>36.3333</text:p>
          </table:table-cell>
          <table:table-cell office:value-type="float" office:value="44.3333">
            <text:p>44.3333</text:p>
          </table:table-cell>
          <table:table-cell office:value-type="float" office:value="44.3333">
            <text:p>44.3333</text:p>
          </table:table-cell>
          <table:table-cell office:value-type="float" office:value="52.3333">
            <text:p>52.3333</text:p>
          </table:table-cell>
          <table:table-cell office:value-type="float" office:value="53.3333">
            <text:p>53.3333</text:p>
          </table:table-cell>
          <table:table-cell office:value-type="float" office:value="53.8333">
            <text:p>53.8333</text:p>
          </table:table-cell>
          <table:table-cell office:value-type="float" office:value="64.5">
            <text:p>64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8-23T08:00:00">
            <text:p>Tue Aug 23 08:00:00 2022</text:p>
          </table:table-cell>
          <table:table-cell office:value-type="float" office:value="29.8333">
            <text:p>29.8333</text:p>
          </table:table-cell>
          <table:table-cell office:value-type="float" office:value="36.3333">
            <text:p>36.3333</text:p>
          </table:table-cell>
          <table:table-cell office:value-type="float" office:value="44.3333">
            <text:p>44.3333</text:p>
          </table:table-cell>
          <table:table-cell office:value-type="float" office:value="44.3333">
            <text:p>44.3333</text:p>
          </table:table-cell>
          <table:table-cell office:value-type="float" office:value="52.3333">
            <text:p>52.3333</text:p>
          </table:table-cell>
          <table:table-cell office:value-type="float" office:value="53.3333">
            <text:p>53.3333</text:p>
          </table:table-cell>
          <table:table-cell office:value-type="float" office:value="53.8333">
            <text:p>53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08-23T15:00:00">
            <text:p>Tue Aug 23 15:00:00 2022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11.0">
            <text:p>11.0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7.1667">
            <text:p>7.1667</text:p>
          </table:table-cell>
          <table:table-cell office:value-type="float" office:value="32.8333">
            <text:p>32.8333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2-08-23T16:00:00">
            <text:p>Tue Aug 23 16:00:00 2022</text:p>
          </table:table-cell>
          <table:table-cell office:value-type="float" office:value="52.3333">
            <text:p>52.3333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11.0">
            <text:p>11.0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7.1667">
            <text:p>7.1667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2-08-23T17:00:00">
            <text:p>Tue Aug 23 17:00:00 2022</text:p>
          </table:table-cell>
          <table:table-cell office:value-type="float" office:value="43.6667">
            <text:p>43.6667</text:p>
          </table:table-cell>
          <table:table-cell office:value-type="float" office:value="52.3333">
            <text:p>52.3333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11.0">
            <text:p>11.0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2-08-24T13:00:00">
            <text:p>Wed Aug 24 13:00:00 2022</text:p>
          </table:table-cell>
          <table:table-cell office:value-type="float" office:value="105.5">
            <text:p>105.5</text:p>
          </table:table-cell>
          <table:table-cell office:value-type="float" office:value="106.6667">
            <text:p>106.6667</text:p>
          </table:table-cell>
          <table:table-cell office:value-type="float" office:value="103.5">
            <text:p>103.5</text:p>
          </table:table-cell>
          <table:table-cell office:value-type="float" office:value="93.0">
            <text:p>93.0</text:p>
          </table:table-cell>
          <table:table-cell office:value-type="float" office:value="92.1667">
            <text:p>92.1667</text:p>
          </table:table-cell>
          <table:table-cell office:value-type="float" office:value="80.6667">
            <text:p>80.6667</text:p>
          </table:table-cell>
          <table:table-cell office:value-type="float" office:value="68.3333">
            <text:p>68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8-24T14:00:00">
            <text:p>Wed Aug 24 14:00:00 2022</text:p>
          </table:table-cell>
          <table:table-cell office:value-type="float" office:value="102.0">
            <text:p>102.0</text:p>
          </table:table-cell>
          <table:table-cell office:value-type="float" office:value="105.5">
            <text:p>105.5</text:p>
          </table:table-cell>
          <table:table-cell office:value-type="float" office:value="106.6667">
            <text:p>106.6667</text:p>
          </table:table-cell>
          <table:table-cell office:value-type="float" office:value="103.5">
            <text:p>103.5</text:p>
          </table:table-cell>
          <table:table-cell office:value-type="float" office:value="93.0">
            <text:p>93.0</text:p>
          </table:table-cell>
          <table:table-cell office:value-type="float" office:value="92.1667">
            <text:p>92.1667</text:p>
          </table:table-cell>
          <table:table-cell office:value-type="float" office:value="80.6667">
            <text:p>80.6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8-24T15:00:00">
            <text:p>Wed Aug 24 15:00:00 2022</text:p>
          </table:table-cell>
          <table:table-cell office:value-type="float" office:value="95.0">
            <text:p>95.0</text:p>
          </table:table-cell>
          <table:table-cell office:value-type="float" office:value="102.0">
            <text:p>102.0</text:p>
          </table:table-cell>
          <table:table-cell office:value-type="float" office:value="105.5">
            <text:p>105.5</text:p>
          </table:table-cell>
          <table:table-cell office:value-type="float" office:value="106.6667">
            <text:p>106.6667</text:p>
          </table:table-cell>
          <table:table-cell office:value-type="float" office:value="103.5">
            <text:p>103.5</text:p>
          </table:table-cell>
          <table:table-cell office:value-type="float" office:value="93.0">
            <text:p>93.0</text:p>
          </table:table-cell>
          <table:table-cell office:value-type="float" office:value="92.1667">
            <text:p>92.1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8-24T16:00:00">
            <text:p>Wed Aug 24 16:00:00 2022</text:p>
          </table:table-cell>
          <table:table-cell office:value-type="float" office:value="80.3333">
            <text:p>80.3333</text:p>
          </table:table-cell>
          <table:table-cell office:value-type="float" office:value="95.0">
            <text:p>95.0</text:p>
          </table:table-cell>
          <table:table-cell office:value-type="float" office:value="102.0">
            <text:p>102.0</text:p>
          </table:table-cell>
          <table:table-cell office:value-type="float" office:value="105.5">
            <text:p>105.5</text:p>
          </table:table-cell>
          <table:table-cell office:value-type="float" office:value="106.6667">
            <text:p>106.6667</text:p>
          </table:table-cell>
          <table:table-cell office:value-type="float" office:value="103.5">
            <text:p>103.5</text:p>
          </table:table-cell>
          <table:table-cell office:value-type="float" office:value="93.0">
            <text:p>93.0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8-24T17:00:00">
            <text:p>Wed Aug 24 17:00:00 2022</text:p>
          </table:table-cell>
          <table:table-cell office:value-type="float" office:value="72.0">
            <text:p>72.0</text:p>
          </table:table-cell>
          <table:table-cell office:value-type="float" office:value="80.3333">
            <text:p>80.3333</text:p>
          </table:table-cell>
          <table:table-cell office:value-type="float" office:value="95.0">
            <text:p>95.0</text:p>
          </table:table-cell>
          <table:table-cell office:value-type="float" office:value="102.0">
            <text:p>102.0</text:p>
          </table:table-cell>
          <table:table-cell office:value-type="float" office:value="105.5">
            <text:p>105.5</text:p>
          </table:table-cell>
          <table:table-cell office:value-type="float" office:value="106.6667">
            <text:p>106.6667</text:p>
          </table:table-cell>
          <table:table-cell office:value-type="float" office:value="103.5">
            <text:p>103.5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08-24T18:00:00">
            <text:p>Wed Aug 24 18:00:00 2022</text:p>
          </table:table-cell>
          <table:table-cell office:value-type="float" office:value="61.1667">
            <text:p>61.1667</text:p>
          </table:table-cell>
          <table:table-cell office:value-type="float" office:value="72.0">
            <text:p>72.0</text:p>
          </table:table-cell>
          <table:table-cell office:value-type="float" office:value="80.3333">
            <text:p>80.3333</text:p>
          </table:table-cell>
          <table:table-cell office:value-type="float" office:value="95.0">
            <text:p>95.0</text:p>
          </table:table-cell>
          <table:table-cell office:value-type="float" office:value="102.0">
            <text:p>102.0</text:p>
          </table:table-cell>
          <table:table-cell office:value-type="float" office:value="105.5">
            <text:p>105.5</text:p>
          </table:table-cell>
          <table:table-cell office:value-type="float" office:value="106.6667">
            <text:p>106.6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8-24T19:00:00">
            <text:p>Wed Aug 24 19:00:00 2022</text:p>
          </table:table-cell>
          <table:table-cell office:value-type="float" office:value="54.8333">
            <text:p>54.8333</text:p>
          </table:table-cell>
          <table:table-cell office:value-type="float" office:value="61.1667">
            <text:p>61.1667</text:p>
          </table:table-cell>
          <table:table-cell office:value-type="float" office:value="72.0">
            <text:p>72.0</text:p>
          </table:table-cell>
          <table:table-cell office:value-type="float" office:value="80.3333">
            <text:p>80.3333</text:p>
          </table:table-cell>
          <table:table-cell office:value-type="float" office:value="95.0">
            <text:p>95.0</text:p>
          </table:table-cell>
          <table:table-cell office:value-type="float" office:value="102.0">
            <text:p>102.0</text:p>
          </table:table-cell>
          <table:table-cell office:value-type="float" office:value="105.5">
            <text:p>105.5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08-25T12:00:00">
            <text:p>Thu Aug 25 12:00:00 2022</text:p>
          </table:table-cell>
          <table:table-cell office:value-type="float" office:value="83.0">
            <text:p>83.0</text:p>
          </table:table-cell>
          <table:table-cell office:value-type="float" office:value="85.0">
            <text:p>85.0</text:p>
          </table:table-cell>
          <table:table-cell office:value-type="float" office:value="82.3333">
            <text:p>82.3333</text:p>
          </table:table-cell>
          <table:table-cell office:value-type="float" office:value="75.3333">
            <text:p>75.3333</text:p>
          </table:table-cell>
          <table:table-cell office:value-type="float" office:value="73.1667">
            <text:p>73.1667</text:p>
          </table:table-cell>
          <table:table-cell office:value-type="float" office:value="67.5">
            <text:p>67.5</text:p>
          </table:table-cell>
          <table:table-cell office:value-type="float" office:value="63.8333">
            <text:p>63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8-25T13:00:00">
            <text:p>Thu Aug 25 13:00:00 2022</text:p>
          </table:table-cell>
          <table:table-cell office:value-type="float" office:value="85.0">
            <text:p>85.0</text:p>
          </table:table-cell>
          <table:table-cell office:value-type="float" office:value="83.0">
            <text:p>83.0</text:p>
          </table:table-cell>
          <table:table-cell office:value-type="float" office:value="85.0">
            <text:p>85.0</text:p>
          </table:table-cell>
          <table:table-cell office:value-type="float" office:value="82.3333">
            <text:p>82.3333</text:p>
          </table:table-cell>
          <table:table-cell office:value-type="float" office:value="75.3333">
            <text:p>75.3333</text:p>
          </table:table-cell>
          <table:table-cell office:value-type="float" office:value="73.1667">
            <text:p>73.1667</text:p>
          </table:table-cell>
          <table:table-cell office:value-type="float" office:value="67.5">
            <text:p>67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8-25T14:00:00">
            <text:p>Thu Aug 25 14:00:00 2022</text:p>
          </table:table-cell>
          <table:table-cell office:value-type="float" office:value="84.3333">
            <text:p>84.3333</text:p>
          </table:table-cell>
          <table:table-cell office:value-type="float" office:value="85.0">
            <text:p>85.0</text:p>
          </table:table-cell>
          <table:table-cell office:value-type="float" office:value="83.0">
            <text:p>83.0</text:p>
          </table:table-cell>
          <table:table-cell office:value-type="float" office:value="85.0">
            <text:p>85.0</text:p>
          </table:table-cell>
          <table:table-cell office:value-type="float" office:value="82.3333">
            <text:p>82.3333</text:p>
          </table:table-cell>
          <table:table-cell office:value-type="float" office:value="75.3333">
            <text:p>75.3333</text:p>
          </table:table-cell>
          <table:table-cell office:value-type="float" office:value="73.1667">
            <text:p>73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8-25T15:00:00">
            <text:p>Thu Aug 25 15:00:00 2022</text:p>
          </table:table-cell>
          <table:table-cell office:value-type="float" office:value="81.3333">
            <text:p>81.3333</text:p>
          </table:table-cell>
          <table:table-cell office:value-type="float" office:value="84.3333">
            <text:p>84.3333</text:p>
          </table:table-cell>
          <table:table-cell office:value-type="float" office:value="85.0">
            <text:p>85.0</text:p>
          </table:table-cell>
          <table:table-cell office:value-type="float" office:value="83.0">
            <text:p>83.0</text:p>
          </table:table-cell>
          <table:table-cell office:value-type="float" office:value="85.0">
            <text:p>85.0</text:p>
          </table:table-cell>
          <table:table-cell office:value-type="float" office:value="82.3333">
            <text:p>82.3333</text:p>
          </table:table-cell>
          <table:table-cell office:value-type="float" office:value="75.3333">
            <text:p>75.3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8-25T16:00:00">
            <text:p>Thu Aug 25 16:00:00 2022</text:p>
          </table:table-cell>
          <table:table-cell office:value-type="float" office:value="67.8333">
            <text:p>67.8333</text:p>
          </table:table-cell>
          <table:table-cell office:value-type="float" office:value="81.3333">
            <text:p>81.3333</text:p>
          </table:table-cell>
          <table:table-cell office:value-type="float" office:value="84.3333">
            <text:p>84.3333</text:p>
          </table:table-cell>
          <table:table-cell office:value-type="float" office:value="85.0">
            <text:p>85.0</text:p>
          </table:table-cell>
          <table:table-cell office:value-type="float" office:value="83.0">
            <text:p>83.0</text:p>
          </table:table-cell>
          <table:table-cell office:value-type="float" office:value="85.0">
            <text:p>85.0</text:p>
          </table:table-cell>
          <table:table-cell office:value-type="float" office:value="82.3333">
            <text:p>82.3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8-25T17:00:00">
            <text:p>Thu Aug 25 17:00:00 2022</text:p>
          </table:table-cell>
          <table:table-cell office:value-type="float" office:value="58.5">
            <text:p>58.5</text:p>
          </table:table-cell>
          <table:table-cell office:value-type="float" office:value="67.8333">
            <text:p>67.8333</text:p>
          </table:table-cell>
          <table:table-cell office:value-type="float" office:value="81.3333">
            <text:p>81.3333</text:p>
          </table:table-cell>
          <table:table-cell office:value-type="float" office:value="84.3333">
            <text:p>84.3333</text:p>
          </table:table-cell>
          <table:table-cell office:value-type="float" office:value="85.0">
            <text:p>85.0</text:p>
          </table:table-cell>
          <table:table-cell office:value-type="float" office:value="83.0">
            <text:p>83.0</text:p>
          </table:table-cell>
          <table:table-cell office:value-type="float" office:value="85.0">
            <text:p>85.0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8-25T18:00:00">
            <text:p>Thu Aug 25 18:00:00 2022</text:p>
          </table:table-cell>
          <table:table-cell office:value-type="float" office:value="60.6667">
            <text:p>60.6667</text:p>
          </table:table-cell>
          <table:table-cell office:value-type="float" office:value="58.5">
            <text:p>58.5</text:p>
          </table:table-cell>
          <table:table-cell office:value-type="float" office:value="67.8333">
            <text:p>67.8333</text:p>
          </table:table-cell>
          <table:table-cell office:value-type="float" office:value="81.3333">
            <text:p>81.3333</text:p>
          </table:table-cell>
          <table:table-cell office:value-type="float" office:value="84.3333">
            <text:p>84.3333</text:p>
          </table:table-cell>
          <table:table-cell office:value-type="float" office:value="85.0">
            <text:p>85.0</text:p>
          </table:table-cell>
          <table:table-cell office:value-type="float" office:value="83.0">
            <text:p>83.0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8-25T19:00:00">
            <text:p>Thu Aug 25 19:00:00 2022</text:p>
          </table:table-cell>
          <table:table-cell office:value-type="float" office:value="60.0">
            <text:p>60.0</text:p>
          </table:table-cell>
          <table:table-cell office:value-type="float" office:value="60.6667">
            <text:p>60.6667</text:p>
          </table:table-cell>
          <table:table-cell office:value-type="float" office:value="58.5">
            <text:p>58.5</text:p>
          </table:table-cell>
          <table:table-cell office:value-type="float" office:value="67.8333">
            <text:p>67.8333</text:p>
          </table:table-cell>
          <table:table-cell office:value-type="float" office:value="81.3333">
            <text:p>81.3333</text:p>
          </table:table-cell>
          <table:table-cell office:value-type="float" office:value="84.3333">
            <text:p>84.3333</text:p>
          </table:table-cell>
          <table:table-cell office:value-type="float" office:value="85.0">
            <text:p>85.0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8-25T20:00:00">
            <text:p>Thu Aug 25 20:00:00 2022</text:p>
          </table:table-cell>
          <table:table-cell office:value-type="float" office:value="65.1667">
            <text:p>65.1667</text:p>
          </table:table-cell>
          <table:table-cell office:value-type="float" office:value="60.0">
            <text:p>60.0</text:p>
          </table:table-cell>
          <table:table-cell office:value-type="float" office:value="60.6667">
            <text:p>60.6667</text:p>
          </table:table-cell>
          <table:table-cell office:value-type="float" office:value="58.5">
            <text:p>58.5</text:p>
          </table:table-cell>
          <table:table-cell office:value-type="float" office:value="67.8333">
            <text:p>67.8333</text:p>
          </table:table-cell>
          <table:table-cell office:value-type="float" office:value="81.3333">
            <text:p>81.3333</text:p>
          </table:table-cell>
          <table:table-cell office:value-type="float" office:value="84.3333">
            <text:p>84.3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8-25T21:00:00">
            <text:p>Thu Aug 25 21:00:00 2022</text:p>
          </table:table-cell>
          <table:table-cell office:value-type="float" office:value="64.6667">
            <text:p>64.6667</text:p>
          </table:table-cell>
          <table:table-cell office:value-type="float" office:value="65.1667">
            <text:p>65.1667</text:p>
          </table:table-cell>
          <table:table-cell office:value-type="float" office:value="60.0">
            <text:p>60.0</text:p>
          </table:table-cell>
          <table:table-cell office:value-type="float" office:value="60.6667">
            <text:p>60.6667</text:p>
          </table:table-cell>
          <table:table-cell office:value-type="float" office:value="58.5">
            <text:p>58.5</text:p>
          </table:table-cell>
          <table:table-cell office:value-type="float" office:value="67.8333">
            <text:p>67.8333</text:p>
          </table:table-cell>
          <table:table-cell office:value-type="float" office:value="81.3333">
            <text:p>81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8-26T18:00:00">
            <text:p>Fri Aug 26 18:00:00 2022</text:p>
          </table:table-cell>
          <table:table-cell office:value-type="float" office:value="86.0">
            <text:p>86.0</text:p>
          </table:table-cell>
          <table:table-cell office:value-type="float" office:value="80.0">
            <text:p>80.0</text:p>
          </table:table-cell>
          <table:table-cell office:value-type="float" office:value="78.5">
            <text:p>78.5</text:p>
          </table:table-cell>
          <table:table-cell office:value-type="float" office:value="75.5">
            <text:p>75.5</text:p>
          </table:table-cell>
          <table:table-cell office:value-type="float" office:value="71.8333">
            <text:p>71.8333</text:p>
          </table:table-cell>
          <table:table-cell office:value-type="float" office:value="63.5">
            <text:p>63.5</text:p>
          </table:table-cell>
          <table:table-cell office:value-type="float" office:value="58.5">
            <text:p>58.5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2-08-26T19:00:00">
            <text:p>Fri Aug 26 19:00:00 2022</text:p>
          </table:table-cell>
          <table:table-cell office:value-type="float" office:value="83.3333">
            <text:p>83.3333</text:p>
          </table:table-cell>
          <table:table-cell office:value-type="float" office:value="86.0">
            <text:p>86.0</text:p>
          </table:table-cell>
          <table:table-cell office:value-type="float" office:value="80.0">
            <text:p>80.0</text:p>
          </table:table-cell>
          <table:table-cell office:value-type="float" office:value="78.5">
            <text:p>78.5</text:p>
          </table:table-cell>
          <table:table-cell office:value-type="float" office:value="75.5">
            <text:p>75.5</text:p>
          </table:table-cell>
          <table:table-cell office:value-type="float" office:value="71.8333">
            <text:p>71.8333</text:p>
          </table:table-cell>
          <table:table-cell office:value-type="float" office:value="63.5">
            <text:p>63.5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8-26T20:00:00">
            <text:p>Fri Aug 26 20:00:00 2022</text:p>
          </table:table-cell>
          <table:table-cell office:value-type="float" office:value="82.3333">
            <text:p>82.3333</text:p>
          </table:table-cell>
          <table:table-cell office:value-type="float" office:value="83.3333">
            <text:p>83.3333</text:p>
          </table:table-cell>
          <table:table-cell office:value-type="float" office:value="86.0">
            <text:p>86.0</text:p>
          </table:table-cell>
          <table:table-cell office:value-type="float" office:value="80.0">
            <text:p>80.0</text:p>
          </table:table-cell>
          <table:table-cell office:value-type="float" office:value="78.5">
            <text:p>78.5</text:p>
          </table:table-cell>
          <table:table-cell office:value-type="float" office:value="75.5">
            <text:p>75.5</text:p>
          </table:table-cell>
          <table:table-cell office:value-type="float" office:value="71.8333">
            <text:p>71.8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8-26T21:00:00">
            <text:p>Fri Aug 26 21:00:00 2022</text:p>
          </table:table-cell>
          <table:table-cell office:value-type="float" office:value="60.6667">
            <text:p>60.6667</text:p>
          </table:table-cell>
          <table:table-cell office:value-type="float" office:value="82.3333">
            <text:p>82.3333</text:p>
          </table:table-cell>
          <table:table-cell office:value-type="float" office:value="83.3333">
            <text:p>83.3333</text:p>
          </table:table-cell>
          <table:table-cell office:value-type="float" office:value="86.0">
            <text:p>86.0</text:p>
          </table:table-cell>
          <table:table-cell office:value-type="float" office:value="80.0">
            <text:p>80.0</text:p>
          </table:table-cell>
          <table:table-cell office:value-type="float" office:value="78.5">
            <text:p>78.5</text:p>
          </table:table-cell>
          <table:table-cell office:value-type="float" office:value="75.5">
            <text:p>75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8-26T22:00:00">
            <text:p>Fri Aug 26 22:00:00 2022</text:p>
          </table:table-cell>
          <table:table-cell office:value-type="float" office:value="38.8333">
            <text:p>38.8333</text:p>
          </table:table-cell>
          <table:table-cell office:value-type="float" office:value="60.6667">
            <text:p>60.6667</text:p>
          </table:table-cell>
          <table:table-cell office:value-type="float" office:value="82.3333">
            <text:p>82.3333</text:p>
          </table:table-cell>
          <table:table-cell office:value-type="float" office:value="83.3333">
            <text:p>83.3333</text:p>
          </table:table-cell>
          <table:table-cell office:value-type="float" office:value="86.0">
            <text:p>86.0</text:p>
          </table:table-cell>
          <table:table-cell office:value-type="float" office:value="80.0">
            <text:p>80.0</text:p>
          </table:table-cell>
          <table:table-cell office:value-type="float" office:value="78.5">
            <text:p>78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8-26T23:00:00">
            <text:p>Fri Aug 26 23:00:00 2022</text:p>
          </table:table-cell>
          <table:table-cell office:value-type="float" office:value="37.5">
            <text:p>37.5</text:p>
          </table:table-cell>
          <table:table-cell office:value-type="float" office:value="38.8333">
            <text:p>38.8333</text:p>
          </table:table-cell>
          <table:table-cell office:value-type="float" office:value="60.6667">
            <text:p>60.6667</text:p>
          </table:table-cell>
          <table:table-cell office:value-type="float" office:value="82.3333">
            <text:p>82.3333</text:p>
          </table:table-cell>
          <table:table-cell office:value-type="float" office:value="83.3333">
            <text:p>83.3333</text:p>
          </table:table-cell>
          <table:table-cell office:value-type="float" office:value="86.0">
            <text:p>86.0</text:p>
          </table:table-cell>
          <table:table-cell office:value-type="float" office:value="80.0">
            <text:p>80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8-27T14:00:00">
            <text:p>Sat Aug 27 14:00:00 2022</text:p>
          </table:table-cell>
          <table:table-cell office:value-type="float" office:value="77.5">
            <text:p>77.5</text:p>
          </table:table-cell>
          <table:table-cell office:value-type="float" office:value="84.8333">
            <text:p>84.8333</text:p>
          </table:table-cell>
          <table:table-cell office:value-type="float" office:value="89.3333">
            <text:p>89.3333</text:p>
          </table:table-cell>
          <table:table-cell office:value-type="float" office:value="88.6667">
            <text:p>88.6667</text:p>
          </table:table-cell>
          <table:table-cell office:value-type="float" office:value="33.6667">
            <text:p>33.6667</text:p>
          </table:table-cell>
          <table:table-cell office:value-type="float" office:value="15.5">
            <text:p>15.5</text:p>
          </table:table-cell>
          <table:table-cell office:value-type="float" office:value="6.0">
            <text:p>6.0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2-08-27T15:00:00">
            <text:p>Sat Aug 27 15:00:00 2022</text:p>
          </table:table-cell>
          <table:table-cell office:value-type="float" office:value="64.1667">
            <text:p>64.1667</text:p>
          </table:table-cell>
          <table:table-cell office:value-type="float" office:value="77.5">
            <text:p>77.5</text:p>
          </table:table-cell>
          <table:table-cell office:value-type="float" office:value="84.8333">
            <text:p>84.8333</text:p>
          </table:table-cell>
          <table:table-cell office:value-type="float" office:value="89.3333">
            <text:p>89.3333</text:p>
          </table:table-cell>
          <table:table-cell office:value-type="float" office:value="88.6667">
            <text:p>88.6667</text:p>
          </table:table-cell>
          <table:table-cell office:value-type="float" office:value="33.6667">
            <text:p>33.6667</text:p>
          </table:table-cell>
          <table:table-cell office:value-type="float" office:value="15.5">
            <text:p>15.5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08-27T16:00:00">
            <text:p>Sat Aug 27 16:00:00 2022</text:p>
          </table:table-cell>
          <table:table-cell office:value-type="float" office:value="66.8333">
            <text:p>66.8333</text:p>
          </table:table-cell>
          <table:table-cell office:value-type="float" office:value="64.1667">
            <text:p>64.1667</text:p>
          </table:table-cell>
          <table:table-cell office:value-type="float" office:value="77.5">
            <text:p>77.5</text:p>
          </table:table-cell>
          <table:table-cell office:value-type="float" office:value="84.8333">
            <text:p>84.8333</text:p>
          </table:table-cell>
          <table:table-cell office:value-type="float" office:value="89.3333">
            <text:p>89.3333</text:p>
          </table:table-cell>
          <table:table-cell office:value-type="float" office:value="88.6667">
            <text:p>88.6667</text:p>
          </table:table-cell>
          <table:table-cell office:value-type="float" office:value="33.6667">
            <text:p>33.6667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2-08-27T17:00:00">
            <text:p>Sat Aug 27 17:00:00 2022</text:p>
          </table:table-cell>
          <table:table-cell office:value-type="float" office:value="69.1667">
            <text:p>69.1667</text:p>
          </table:table-cell>
          <table:table-cell office:value-type="float" office:value="66.8333">
            <text:p>66.8333</text:p>
          </table:table-cell>
          <table:table-cell office:value-type="float" office:value="64.1667">
            <text:p>64.1667</text:p>
          </table:table-cell>
          <table:table-cell office:value-type="float" office:value="77.5">
            <text:p>77.5</text:p>
          </table:table-cell>
          <table:table-cell office:value-type="float" office:value="84.8333">
            <text:p>84.8333</text:p>
          </table:table-cell>
          <table:table-cell office:value-type="float" office:value="89.3333">
            <text:p>89.3333</text:p>
          </table:table-cell>
          <table:table-cell office:value-type="float" office:value="88.6667">
            <text:p>88.6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8-27T18:00:00">
            <text:p>Sat Aug 27 18:00:00 2022</text:p>
          </table:table-cell>
          <table:table-cell office:value-type="float" office:value="72.3333">
            <text:p>72.3333</text:p>
          </table:table-cell>
          <table:table-cell office:value-type="float" office:value="69.1667">
            <text:p>69.1667</text:p>
          </table:table-cell>
          <table:table-cell office:value-type="float" office:value="66.8333">
            <text:p>66.8333</text:p>
          </table:table-cell>
          <table:table-cell office:value-type="float" office:value="64.1667">
            <text:p>64.1667</text:p>
          </table:table-cell>
          <table:table-cell office:value-type="float" office:value="77.5">
            <text:p>77.5</text:p>
          </table:table-cell>
          <table:table-cell office:value-type="float" office:value="84.8333">
            <text:p>84.8333</text:p>
          </table:table-cell>
          <table:table-cell office:value-type="float" office:value="89.3333">
            <text:p>89.3333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2-08-28T11:00:00">
            <text:p>Sun Aug 28 11:00:00 2022</text:p>
          </table:table-cell>
          <table:table-cell office:value-type="float" office:value="93.5">
            <text:p>93.5</text:p>
          </table:table-cell>
          <table:table-cell office:value-type="float" office:value="91.0">
            <text:p>91.0</text:p>
          </table:table-cell>
          <table:table-cell office:value-type="float" office:value="94.1667">
            <text:p>94.1667</text:p>
          </table:table-cell>
          <table:table-cell office:value-type="float" office:value="92.5">
            <text:p>92.5</text:p>
          </table:table-cell>
          <table:table-cell office:value-type="float" office:value="80.8333">
            <text:p>80.8333</text:p>
          </table:table-cell>
          <table:table-cell office:value-type="float" office:value="72.1667">
            <text:p>72.1667</text:p>
          </table:table-cell>
          <table:table-cell office:value-type="float" office:value="61.5">
            <text:p>61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8-28T12:00:00">
            <text:p>Sun Aug 28 12:00:00 2022</text:p>
          </table:table-cell>
          <table:table-cell office:value-type="float" office:value="93.6667">
            <text:p>93.6667</text:p>
          </table:table-cell>
          <table:table-cell office:value-type="float" office:value="93.5">
            <text:p>93.5</text:p>
          </table:table-cell>
          <table:table-cell office:value-type="float" office:value="91.0">
            <text:p>91.0</text:p>
          </table:table-cell>
          <table:table-cell office:value-type="float" office:value="94.1667">
            <text:p>94.1667</text:p>
          </table:table-cell>
          <table:table-cell office:value-type="float" office:value="92.5">
            <text:p>92.5</text:p>
          </table:table-cell>
          <table:table-cell office:value-type="float" office:value="80.8333">
            <text:p>80.8333</text:p>
          </table:table-cell>
          <table:table-cell office:value-type="float" office:value="72.1667">
            <text:p>72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8-28T13:00:00">
            <text:p>Sun Aug 28 13:00:00 2022</text:p>
          </table:table-cell>
          <table:table-cell office:value-type="float" office:value="79.0">
            <text:p>79.0</text:p>
          </table:table-cell>
          <table:table-cell office:value-type="float" office:value="93.6667">
            <text:p>93.6667</text:p>
          </table:table-cell>
          <table:table-cell office:value-type="float" office:value="93.5">
            <text:p>93.5</text:p>
          </table:table-cell>
          <table:table-cell office:value-type="float" office:value="91.0">
            <text:p>91.0</text:p>
          </table:table-cell>
          <table:table-cell office:value-type="float" office:value="94.1667">
            <text:p>94.1667</text:p>
          </table:table-cell>
          <table:table-cell office:value-type="float" office:value="92.5">
            <text:p>92.5</text:p>
          </table:table-cell>
          <table:table-cell office:value-type="float" office:value="80.8333">
            <text:p>80.8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8-28T14:00:00">
            <text:p>Sun Aug 28 14:00:00 2022</text:p>
          </table:table-cell>
          <table:table-cell office:value-type="float" office:value="83.8333">
            <text:p>83.8333</text:p>
          </table:table-cell>
          <table:table-cell office:value-type="float" office:value="79.0">
            <text:p>79.0</text:p>
          </table:table-cell>
          <table:table-cell office:value-type="float" office:value="93.6667">
            <text:p>93.6667</text:p>
          </table:table-cell>
          <table:table-cell office:value-type="float" office:value="93.5">
            <text:p>93.5</text:p>
          </table:table-cell>
          <table:table-cell office:value-type="float" office:value="91.0">
            <text:p>91.0</text:p>
          </table:table-cell>
          <table:table-cell office:value-type="float" office:value="94.1667">
            <text:p>94.1667</text:p>
          </table:table-cell>
          <table:table-cell office:value-type="float" office:value="92.5">
            <text:p>92.5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8-28T15:00:00">
            <text:p>Sun Aug 28 15:00:00 2022</text:p>
          </table:table-cell>
          <table:table-cell office:value-type="float" office:value="84.5">
            <text:p>84.5</text:p>
          </table:table-cell>
          <table:table-cell office:value-type="float" office:value="83.8333">
            <text:p>83.8333</text:p>
          </table:table-cell>
          <table:table-cell office:value-type="float" office:value="79.0">
            <text:p>79.0</text:p>
          </table:table-cell>
          <table:table-cell office:value-type="float" office:value="93.6667">
            <text:p>93.6667</text:p>
          </table:table-cell>
          <table:table-cell office:value-type="float" office:value="93.5">
            <text:p>93.5</text:p>
          </table:table-cell>
          <table:table-cell office:value-type="float" office:value="91.0">
            <text:p>91.0</text:p>
          </table:table-cell>
          <table:table-cell office:value-type="float" office:value="94.1667">
            <text:p>94.1667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22-08-28T16:00:00">
            <text:p>Sun Aug 28 16:00:00 2022</text:p>
          </table:table-cell>
          <table:table-cell office:value-type="float" office:value="77.5">
            <text:p>77.5</text:p>
          </table:table-cell>
          <table:table-cell office:value-type="float" office:value="84.5">
            <text:p>84.5</text:p>
          </table:table-cell>
          <table:table-cell office:value-type="float" office:value="83.8333">
            <text:p>83.8333</text:p>
          </table:table-cell>
          <table:table-cell office:value-type="float" office:value="79.0">
            <text:p>79.0</text:p>
          </table:table-cell>
          <table:table-cell office:value-type="float" office:value="93.6667">
            <text:p>93.6667</text:p>
          </table:table-cell>
          <table:table-cell office:value-type="float" office:value="93.5">
            <text:p>93.5</text:p>
          </table:table-cell>
          <table:table-cell office:value-type="float" office:value="91.0">
            <text:p>91.0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22-08-28T17:00:00">
            <text:p>Sun Aug 28 17:00:00 2022</text:p>
          </table:table-cell>
          <table:table-cell office:value-type="float" office:value="76.5">
            <text:p>76.5</text:p>
          </table:table-cell>
          <table:table-cell office:value-type="float" office:value="77.5">
            <text:p>77.5</text:p>
          </table:table-cell>
          <table:table-cell office:value-type="float" office:value="84.5">
            <text:p>84.5</text:p>
          </table:table-cell>
          <table:table-cell office:value-type="float" office:value="83.8333">
            <text:p>83.8333</text:p>
          </table:table-cell>
          <table:table-cell office:value-type="float" office:value="79.0">
            <text:p>79.0</text:p>
          </table:table-cell>
          <table:table-cell office:value-type="float" office:value="93.6667">
            <text:p>93.6667</text:p>
          </table:table-cell>
          <table:table-cell office:value-type="float" office:value="93.5">
            <text:p>93.5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2-08-28T18:00:00">
            <text:p>Sun Aug 28 18:00:00 2022</text:p>
          </table:table-cell>
          <table:table-cell office:value-type="float" office:value="74.8333">
            <text:p>74.8333</text:p>
          </table:table-cell>
          <table:table-cell office:value-type="float" office:value="76.5">
            <text:p>76.5</text:p>
          </table:table-cell>
          <table:table-cell office:value-type="float" office:value="77.5">
            <text:p>77.5</text:p>
          </table:table-cell>
          <table:table-cell office:value-type="float" office:value="84.5">
            <text:p>84.5</text:p>
          </table:table-cell>
          <table:table-cell office:value-type="float" office:value="83.8333">
            <text:p>83.8333</text:p>
          </table:table-cell>
          <table:table-cell office:value-type="float" office:value="79.0">
            <text:p>79.0</text:p>
          </table:table-cell>
          <table:table-cell office:value-type="float" office:value="93.6667">
            <text:p>93.666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8-28T19:00:00">
            <text:p>Sun Aug 28 19:00:00 2022</text:p>
          </table:table-cell>
          <table:table-cell office:value-type="float" office:value="71.3333">
            <text:p>71.3333</text:p>
          </table:table-cell>
          <table:table-cell office:value-type="float" office:value="74.8333">
            <text:p>74.8333</text:p>
          </table:table-cell>
          <table:table-cell office:value-type="float" office:value="76.5">
            <text:p>76.5</text:p>
          </table:table-cell>
          <table:table-cell office:value-type="float" office:value="77.5">
            <text:p>77.5</text:p>
          </table:table-cell>
          <table:table-cell office:value-type="float" office:value="84.5">
            <text:p>84.5</text:p>
          </table:table-cell>
          <table:table-cell office:value-type="float" office:value="83.8333">
            <text:p>83.8333</text:p>
          </table:table-cell>
          <table:table-cell office:value-type="float" office:value="79.0">
            <text:p>79.0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2-08-29T13:00:00">
            <text:p>Mon Aug 29 13:00:00 2022</text:p>
          </table:table-cell>
          <table:table-cell office:value-type="float" office:value="93.6667">
            <text:p>93.6667</text:p>
          </table:table-cell>
          <table:table-cell office:value-type="float" office:value="94.5">
            <text:p>94.5</text:p>
          </table:table-cell>
          <table:table-cell office:value-type="float" office:value="95.3333">
            <text:p>95.3333</text:p>
          </table:table-cell>
          <table:table-cell office:value-type="float" office:value="96.3333">
            <text:p>96.3333</text:p>
          </table:table-cell>
          <table:table-cell office:value-type="float" office:value="99.6667">
            <text:p>99.6667</text:p>
          </table:table-cell>
          <table:table-cell office:value-type="float" office:value="89.6667">
            <text:p>89.6667</text:p>
          </table:table-cell>
          <table:table-cell office:value-type="float" office:value="77.8333">
            <text:p>77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8-29T14:00:00">
            <text:p>Mon Aug 29 14:00:00 2022</text:p>
          </table:table-cell>
          <table:table-cell office:value-type="float" office:value="91.3333">
            <text:p>91.3333</text:p>
          </table:table-cell>
          <table:table-cell office:value-type="float" office:value="93.6667">
            <text:p>93.6667</text:p>
          </table:table-cell>
          <table:table-cell office:value-type="float" office:value="94.5">
            <text:p>94.5</text:p>
          </table:table-cell>
          <table:table-cell office:value-type="float" office:value="95.3333">
            <text:p>95.3333</text:p>
          </table:table-cell>
          <table:table-cell office:value-type="float" office:value="96.3333">
            <text:p>96.3333</text:p>
          </table:table-cell>
          <table:table-cell office:value-type="float" office:value="99.6667">
            <text:p>99.6667</text:p>
          </table:table-cell>
          <table:table-cell office:value-type="float" office:value="89.6667">
            <text:p>89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8-29T15:00:00">
            <text:p>Mon Aug 29 15:00:00 2022</text:p>
          </table:table-cell>
          <table:table-cell office:value-type="float" office:value="80.5">
            <text:p>80.5</text:p>
          </table:table-cell>
          <table:table-cell office:value-type="float" office:value="91.3333">
            <text:p>91.3333</text:p>
          </table:table-cell>
          <table:table-cell office:value-type="float" office:value="93.6667">
            <text:p>93.6667</text:p>
          </table:table-cell>
          <table:table-cell office:value-type="float" office:value="94.5">
            <text:p>94.5</text:p>
          </table:table-cell>
          <table:table-cell office:value-type="float" office:value="95.3333">
            <text:p>95.3333</text:p>
          </table:table-cell>
          <table:table-cell office:value-type="float" office:value="96.3333">
            <text:p>96.3333</text:p>
          </table:table-cell>
          <table:table-cell office:value-type="float" office:value="99.6667">
            <text:p>99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8-29T16:00:00">
            <text:p>Mon Aug 29 16:00:00 2022</text:p>
          </table:table-cell>
          <table:table-cell office:value-type="float" office:value="79.5">
            <text:p>79.5</text:p>
          </table:table-cell>
          <table:table-cell office:value-type="float" office:value="80.5">
            <text:p>80.5</text:p>
          </table:table-cell>
          <table:table-cell office:value-type="float" office:value="91.3333">
            <text:p>91.3333</text:p>
          </table:table-cell>
          <table:table-cell office:value-type="float" office:value="93.6667">
            <text:p>93.6667</text:p>
          </table:table-cell>
          <table:table-cell office:value-type="float" office:value="94.5">
            <text:p>94.5</text:p>
          </table:table-cell>
          <table:table-cell office:value-type="float" office:value="95.3333">
            <text:p>95.3333</text:p>
          </table:table-cell>
          <table:table-cell office:value-type="float" office:value="96.3333">
            <text:p>96.3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8-29T17:00:00">
            <text:p>Mon Aug 29 17:00:00 2022</text:p>
          </table:table-cell>
          <table:table-cell office:value-type="float" office:value="66.3333">
            <text:p>66.3333</text:p>
          </table:table-cell>
          <table:table-cell office:value-type="float" office:value="79.5">
            <text:p>79.5</text:p>
          </table:table-cell>
          <table:table-cell office:value-type="float" office:value="80.5">
            <text:p>80.5</text:p>
          </table:table-cell>
          <table:table-cell office:value-type="float" office:value="91.3333">
            <text:p>91.3333</text:p>
          </table:table-cell>
          <table:table-cell office:value-type="float" office:value="93.6667">
            <text:p>93.6667</text:p>
          </table:table-cell>
          <table:table-cell office:value-type="float" office:value="94.5">
            <text:p>94.5</text:p>
          </table:table-cell>
          <table:table-cell office:value-type="float" office:value="95.3333">
            <text:p>95.3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2-08-29T18:00:00">
            <text:p>Mon Aug 29 18:00:00 2022</text:p>
          </table:table-cell>
          <table:table-cell office:value-type="float" office:value="75.5">
            <text:p>75.5</text:p>
          </table:table-cell>
          <table:table-cell office:value-type="float" office:value="66.3333">
            <text:p>66.3333</text:p>
          </table:table-cell>
          <table:table-cell office:value-type="float" office:value="79.5">
            <text:p>79.5</text:p>
          </table:table-cell>
          <table:table-cell office:value-type="float" office:value="80.5">
            <text:p>80.5</text:p>
          </table:table-cell>
          <table:table-cell office:value-type="float" office:value="91.3333">
            <text:p>91.3333</text:p>
          </table:table-cell>
          <table:table-cell office:value-type="float" office:value="93.6667">
            <text:p>93.6667</text:p>
          </table:table-cell>
          <table:table-cell office:value-type="float" office:value="94.5">
            <text:p>94.5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8-29T19:00:00">
            <text:p>Mon Aug 29 19:00:00 2022</text:p>
          </table:table-cell>
          <table:table-cell office:value-type="float" office:value="74.8333">
            <text:p>74.8333</text:p>
          </table:table-cell>
          <table:table-cell office:value-type="float" office:value="75.5">
            <text:p>75.5</text:p>
          </table:table-cell>
          <table:table-cell office:value-type="float" office:value="66.3333">
            <text:p>66.3333</text:p>
          </table:table-cell>
          <table:table-cell office:value-type="float" office:value="79.5">
            <text:p>79.5</text:p>
          </table:table-cell>
          <table:table-cell office:value-type="float" office:value="80.5">
            <text:p>80.5</text:p>
          </table:table-cell>
          <table:table-cell office:value-type="float" office:value="91.3333">
            <text:p>91.3333</text:p>
          </table:table-cell>
          <table:table-cell office:value-type="float" office:value="93.6667">
            <text:p>93.6667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8-29T20:00:00">
            <text:p>Mon Aug 29 20:00:00 2022</text:p>
          </table:table-cell>
          <table:table-cell office:value-type="float" office:value="68.3333">
            <text:p>68.3333</text:p>
          </table:table-cell>
          <table:table-cell office:value-type="float" office:value="74.8333">
            <text:p>74.8333</text:p>
          </table:table-cell>
          <table:table-cell office:value-type="float" office:value="75.5">
            <text:p>75.5</text:p>
          </table:table-cell>
          <table:table-cell office:value-type="float" office:value="66.3333">
            <text:p>66.3333</text:p>
          </table:table-cell>
          <table:table-cell office:value-type="float" office:value="79.5">
            <text:p>79.5</text:p>
          </table:table-cell>
          <table:table-cell office:value-type="float" office:value="80.5">
            <text:p>80.5</text:p>
          </table:table-cell>
          <table:table-cell office:value-type="float" office:value="91.3333">
            <text:p>91.3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2-08-29T21:00:00">
            <text:p>Mon Aug 29 21:00:00 2022</text:p>
          </table:table-cell>
          <table:table-cell office:value-type="float" office:value="65.5">
            <text:p>65.5</text:p>
          </table:table-cell>
          <table:table-cell office:value-type="float" office:value="68.3333">
            <text:p>68.3333</text:p>
          </table:table-cell>
          <table:table-cell office:value-type="float" office:value="74.8333">
            <text:p>74.8333</text:p>
          </table:table-cell>
          <table:table-cell office:value-type="float" office:value="75.5">
            <text:p>75.5</text:p>
          </table:table-cell>
          <table:table-cell office:value-type="float" office:value="66.3333">
            <text:p>66.3333</text:p>
          </table:table-cell>
          <table:table-cell office:value-type="float" office:value="79.5">
            <text:p>79.5</text:p>
          </table:table-cell>
          <table:table-cell office:value-type="float" office:value="80.5">
            <text:p>80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8-30T13:00:00">
            <text:p>Tue Aug 30 13:00:00 2022</text:p>
          </table:table-cell>
          <table:table-cell office:value-type="float" office:value="89.1667">
            <text:p>89.1667</text:p>
          </table:table-cell>
          <table:table-cell office:value-type="float" office:value="89.5">
            <text:p>89.5</text:p>
          </table:table-cell>
          <table:table-cell office:value-type="float" office:value="88.5">
            <text:p>88.5</text:p>
          </table:table-cell>
          <table:table-cell office:value-type="float" office:value="80.5">
            <text:p>80.5</text:p>
          </table:table-cell>
          <table:table-cell office:value-type="float" office:value="75.6667">
            <text:p>75.6667</text:p>
          </table:table-cell>
          <table:table-cell office:value-type="float" office:value="75.1667">
            <text:p>75.1667</text:p>
          </table:table-cell>
          <table:table-cell office:value-type="float" office:value="72.8333">
            <text:p>72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8-30T14:00:00">
            <text:p>Tue Aug 30 14:00:00 2022</text:p>
          </table:table-cell>
          <table:table-cell office:value-type="float" office:value="81.5">
            <text:p>81.5</text:p>
          </table:table-cell>
          <table:table-cell office:value-type="float" office:value="89.1667">
            <text:p>89.1667</text:p>
          </table:table-cell>
          <table:table-cell office:value-type="float" office:value="89.5">
            <text:p>89.5</text:p>
          </table:table-cell>
          <table:table-cell office:value-type="float" office:value="88.5">
            <text:p>88.5</text:p>
          </table:table-cell>
          <table:table-cell office:value-type="float" office:value="80.5">
            <text:p>80.5</text:p>
          </table:table-cell>
          <table:table-cell office:value-type="float" office:value="75.6667">
            <text:p>75.6667</text:p>
          </table:table-cell>
          <table:table-cell office:value-type="float" office:value="75.1667">
            <text:p>75.1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8-30T15:00:00">
            <text:p>Tue Aug 30 15:00:00 2022</text:p>
          </table:table-cell>
          <table:table-cell office:value-type="float" office:value="73.0">
            <text:p>73.0</text:p>
          </table:table-cell>
          <table:table-cell office:value-type="float" office:value="81.5">
            <text:p>81.5</text:p>
          </table:table-cell>
          <table:table-cell office:value-type="float" office:value="89.1667">
            <text:p>89.1667</text:p>
          </table:table-cell>
          <table:table-cell office:value-type="float" office:value="89.5">
            <text:p>89.5</text:p>
          </table:table-cell>
          <table:table-cell office:value-type="float" office:value="88.5">
            <text:p>88.5</text:p>
          </table:table-cell>
          <table:table-cell office:value-type="float" office:value="80.5">
            <text:p>80.5</text:p>
          </table:table-cell>
          <table:table-cell office:value-type="float" office:value="75.6667">
            <text:p>75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8-30T16:00:00">
            <text:p>Tue Aug 30 16:00:00 2022</text:p>
          </table:table-cell>
          <table:table-cell office:value-type="float" office:value="64.3333">
            <text:p>64.3333</text:p>
          </table:table-cell>
          <table:table-cell office:value-type="float" office:value="73.0">
            <text:p>73.0</text:p>
          </table:table-cell>
          <table:table-cell office:value-type="float" office:value="81.5">
            <text:p>81.5</text:p>
          </table:table-cell>
          <table:table-cell office:value-type="float" office:value="89.1667">
            <text:p>89.1667</text:p>
          </table:table-cell>
          <table:table-cell office:value-type="float" office:value="89.5">
            <text:p>89.5</text:p>
          </table:table-cell>
          <table:table-cell office:value-type="float" office:value="88.5">
            <text:p>88.5</text:p>
          </table:table-cell>
          <table:table-cell office:value-type="float" office:value="80.5">
            <text:p>80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8-30T17:00:00">
            <text:p>Tue Aug 30 17:00:00 2022</text:p>
          </table:table-cell>
          <table:table-cell office:value-type="float" office:value="68.8333">
            <text:p>68.8333</text:p>
          </table:table-cell>
          <table:table-cell office:value-type="float" office:value="64.3333">
            <text:p>64.3333</text:p>
          </table:table-cell>
          <table:table-cell office:value-type="float" office:value="73.0">
            <text:p>73.0</text:p>
          </table:table-cell>
          <table:table-cell office:value-type="float" office:value="81.5">
            <text:p>81.5</text:p>
          </table:table-cell>
          <table:table-cell office:value-type="float" office:value="89.1667">
            <text:p>89.1667</text:p>
          </table:table-cell>
          <table:table-cell office:value-type="float" office:value="89.5">
            <text:p>89.5</text:p>
          </table:table-cell>
          <table:table-cell office:value-type="float" office:value="88.5">
            <text:p>88.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8-30T18:00:00">
            <text:p>Tue Aug 30 18:00:00 2022</text:p>
          </table:table-cell>
          <table:table-cell office:value-type="float" office:value="65.6667">
            <text:p>65.6667</text:p>
          </table:table-cell>
          <table:table-cell office:value-type="float" office:value="68.8333">
            <text:p>68.8333</text:p>
          </table:table-cell>
          <table:table-cell office:value-type="float" office:value="64.3333">
            <text:p>64.3333</text:p>
          </table:table-cell>
          <table:table-cell office:value-type="float" office:value="73.0">
            <text:p>73.0</text:p>
          </table:table-cell>
          <table:table-cell office:value-type="float" office:value="81.5">
            <text:p>81.5</text:p>
          </table:table-cell>
          <table:table-cell office:value-type="float" office:value="89.1667">
            <text:p>89.1667</text:p>
          </table:table-cell>
          <table:table-cell office:value-type="float" office:value="89.5">
            <text:p>89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8-30T19:00:00">
            <text:p>Tue Aug 30 19:00:00 2022</text:p>
          </table:table-cell>
          <table:table-cell office:value-type="float" office:value="59.0">
            <text:p>59.0</text:p>
          </table:table-cell>
          <table:table-cell office:value-type="float" office:value="65.6667">
            <text:p>65.6667</text:p>
          </table:table-cell>
          <table:table-cell office:value-type="float" office:value="68.8333">
            <text:p>68.8333</text:p>
          </table:table-cell>
          <table:table-cell office:value-type="float" office:value="64.3333">
            <text:p>64.3333</text:p>
          </table:table-cell>
          <table:table-cell office:value-type="float" office:value="73.0">
            <text:p>73.0</text:p>
          </table:table-cell>
          <table:table-cell office:value-type="float" office:value="81.5">
            <text:p>81.5</text:p>
          </table:table-cell>
          <table:table-cell office:value-type="float" office:value="89.1667">
            <text:p>89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8-30T20:00:00">
            <text:p>Tue Aug 30 20:00:00 2022</text:p>
          </table:table-cell>
          <table:table-cell office:value-type="float" office:value="60.0">
            <text:p>60.0</text:p>
          </table:table-cell>
          <table:table-cell office:value-type="float" office:value="59.0">
            <text:p>59.0</text:p>
          </table:table-cell>
          <table:table-cell office:value-type="float" office:value="65.6667">
            <text:p>65.6667</text:p>
          </table:table-cell>
          <table:table-cell office:value-type="float" office:value="68.8333">
            <text:p>68.8333</text:p>
          </table:table-cell>
          <table:table-cell office:value-type="float" office:value="64.3333">
            <text:p>64.3333</text:p>
          </table:table-cell>
          <table:table-cell office:value-type="float" office:value="73.0">
            <text:p>73.0</text:p>
          </table:table-cell>
          <table:table-cell office:value-type="float" office:value="81.5">
            <text:p>81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9-22T15:00:00">
            <text:p>Thu Sep 22 15:00:00 2022</text:p>
          </table:table-cell>
          <table:table-cell office:value-type="float" office:value="69.5">
            <text:p>69.5</text:p>
          </table:table-cell>
          <table:table-cell office:value-type="float" office:value="67.6667">
            <text:p>67.6667</text:p>
          </table:table-cell>
          <table:table-cell office:value-type="float" office:value="65.3333">
            <text:p>65.3333</text:p>
          </table:table-cell>
          <table:table-cell office:value-type="float" office:value="64.5">
            <text:p>64.5</text:p>
          </table:table-cell>
          <table:table-cell office:value-type="float" office:value="63.5">
            <text:p>63.5</text:p>
          </table:table-cell>
          <table:table-cell office:value-type="float" office:value="71.6667">
            <text:p>71.6667</text:p>
          </table:table-cell>
          <table:table-cell office:value-type="float" office:value="69.8333">
            <text:p>69.8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9-22T16:00:00">
            <text:p>Thu Sep 22 16:00:00 2022</text:p>
          </table:table-cell>
          <table:table-cell office:value-type="float" office:value="56.0">
            <text:p>56.0</text:p>
          </table:table-cell>
          <table:table-cell office:value-type="float" office:value="69.5">
            <text:p>69.5</text:p>
          </table:table-cell>
          <table:table-cell office:value-type="float" office:value="67.6667">
            <text:p>67.6667</text:p>
          </table:table-cell>
          <table:table-cell office:value-type="float" office:value="65.3333">
            <text:p>65.3333</text:p>
          </table:table-cell>
          <table:table-cell office:value-type="float" office:value="64.5">
            <text:p>64.5</text:p>
          </table:table-cell>
          <table:table-cell office:value-type="float" office:value="63.5">
            <text:p>63.5</text:p>
          </table:table-cell>
          <table:table-cell office:value-type="float" office:value="71.6667">
            <text:p>71.6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9-22T17:00:00">
            <text:p>Thu Sep 22 17:00:00 2022</text:p>
          </table:table-cell>
          <table:table-cell office:value-type="float" office:value="41.8333">
            <text:p>41.8333</text:p>
          </table:table-cell>
          <table:table-cell office:value-type="float" office:value="56.0">
            <text:p>56.0</text:p>
          </table:table-cell>
          <table:table-cell office:value-type="float" office:value="69.5">
            <text:p>69.5</text:p>
          </table:table-cell>
          <table:table-cell office:value-type="float" office:value="67.6667">
            <text:p>67.6667</text:p>
          </table:table-cell>
          <table:table-cell office:value-type="float" office:value="65.3333">
            <text:p>65.3333</text:p>
          </table:table-cell>
          <table:table-cell office:value-type="float" office:value="64.5">
            <text:p>64.5</text:p>
          </table:table-cell>
          <table:table-cell office:value-type="float" office:value="63.5">
            <text:p>63.5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9-22T18:00:00">
            <text:p>Thu Sep 22 18:00:00 2022</text:p>
          </table:table-cell>
          <table:table-cell office:value-type="float" office:value="44.5">
            <text:p>44.5</text:p>
          </table:table-cell>
          <table:table-cell office:value-type="float" office:value="41.8333">
            <text:p>41.8333</text:p>
          </table:table-cell>
          <table:table-cell office:value-type="float" office:value="56.0">
            <text:p>56.0</text:p>
          </table:table-cell>
          <table:table-cell office:value-type="float" office:value="69.5">
            <text:p>69.5</text:p>
          </table:table-cell>
          <table:table-cell office:value-type="float" office:value="67.6667">
            <text:p>67.6667</text:p>
          </table:table-cell>
          <table:table-cell office:value-type="float" office:value="65.3333">
            <text:p>65.3333</text:p>
          </table:table-cell>
          <table:table-cell office:value-type="float" office:value="64.5">
            <text:p>64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9-22T19:00:00">
            <text:p>Thu Sep 22 19:00:00 2022</text:p>
          </table:table-cell>
          <table:table-cell office:value-type="float" office:value="45.1667">
            <text:p>45.1667</text:p>
          </table:table-cell>
          <table:table-cell office:value-type="float" office:value="44.5">
            <text:p>44.5</text:p>
          </table:table-cell>
          <table:table-cell office:value-type="float" office:value="41.8333">
            <text:p>41.8333</text:p>
          </table:table-cell>
          <table:table-cell office:value-type="float" office:value="56.0">
            <text:p>56.0</text:p>
          </table:table-cell>
          <table:table-cell office:value-type="float" office:value="69.5">
            <text:p>69.5</text:p>
          </table:table-cell>
          <table:table-cell office:value-type="float" office:value="67.6667">
            <text:p>67.6667</text:p>
          </table:table-cell>
          <table:table-cell office:value-type="float" office:value="65.3333">
            <text:p>65.3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09-23T13:00:00">
            <text:p>Fri Sep 23 13:00:00 2022</text:p>
          </table:table-cell>
          <table:table-cell office:value-type="float" office:value="70.0">
            <text:p>70.0</text:p>
          </table:table-cell>
          <table:table-cell office:value-type="float" office:value="78.3333">
            <text:p>78.3333</text:p>
          </table:table-cell>
          <table:table-cell office:value-type="float" office:value="77.6667">
            <text:p>77.6667</text:p>
          </table:table-cell>
          <table:table-cell office:value-type="float" office:value="78.6667">
            <text:p>78.6667</text:p>
          </table:table-cell>
          <table:table-cell office:value-type="float" office:value="74.0">
            <text:p>74.0</text:p>
          </table:table-cell>
          <table:table-cell office:value-type="float" office:value="72.6667">
            <text:p>72.6667</text:p>
          </table:table-cell>
          <table:table-cell office:value-type="float" office:value="61.3333">
            <text:p>61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9-23T14:00:00">
            <text:p>Fri Sep 23 14:00:00 2022</text:p>
          </table:table-cell>
          <table:table-cell office:value-type="float" office:value="63.5">
            <text:p>63.5</text:p>
          </table:table-cell>
          <table:table-cell office:value-type="float" office:value="70.0">
            <text:p>70.0</text:p>
          </table:table-cell>
          <table:table-cell office:value-type="float" office:value="78.3333">
            <text:p>78.3333</text:p>
          </table:table-cell>
          <table:table-cell office:value-type="float" office:value="77.6667">
            <text:p>77.6667</text:p>
          </table:table-cell>
          <table:table-cell office:value-type="float" office:value="78.6667">
            <text:p>78.6667</text:p>
          </table:table-cell>
          <table:table-cell office:value-type="float" office:value="74.0">
            <text:p>74.0</text:p>
          </table:table-cell>
          <table:table-cell office:value-type="float" office:value="72.6667">
            <text:p>72.6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9-23T15:00:00">
            <text:p>Fri Sep 23 15:00:00 2022</text:p>
          </table:table-cell>
          <table:table-cell office:value-type="float" office:value="57.8333">
            <text:p>57.8333</text:p>
          </table:table-cell>
          <table:table-cell office:value-type="float" office:value="63.5">
            <text:p>63.5</text:p>
          </table:table-cell>
          <table:table-cell office:value-type="float" office:value="70.0">
            <text:p>70.0</text:p>
          </table:table-cell>
          <table:table-cell office:value-type="float" office:value="78.3333">
            <text:p>78.3333</text:p>
          </table:table-cell>
          <table:table-cell office:value-type="float" office:value="77.6667">
            <text:p>77.6667</text:p>
          </table:table-cell>
          <table:table-cell office:value-type="float" office:value="78.6667">
            <text:p>78.6667</text:p>
          </table:table-cell>
          <table:table-cell office:value-type="float" office:value="74.0">
            <text:p>74.0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9-23T16:00:00">
            <text:p>Fri Sep 23 16:00:00 2022</text:p>
          </table:table-cell>
          <table:table-cell office:value-type="float" office:value="59.1667">
            <text:p>59.1667</text:p>
          </table:table-cell>
          <table:table-cell office:value-type="float" office:value="57.8333">
            <text:p>57.8333</text:p>
          </table:table-cell>
          <table:table-cell office:value-type="float" office:value="63.5">
            <text:p>63.5</text:p>
          </table:table-cell>
          <table:table-cell office:value-type="float" office:value="70.0">
            <text:p>70.0</text:p>
          </table:table-cell>
          <table:table-cell office:value-type="float" office:value="78.3333">
            <text:p>78.3333</text:p>
          </table:table-cell>
          <table:table-cell office:value-type="float" office:value="77.6667">
            <text:p>77.6667</text:p>
          </table:table-cell>
          <table:table-cell office:value-type="float" office:value="78.6667">
            <text:p>78.666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9-23T17:00:00">
            <text:p>Fri Sep 23 17:00:00 2022</text:p>
          </table:table-cell>
          <table:table-cell office:value-type="float" office:value="52.1667">
            <text:p>52.1667</text:p>
          </table:table-cell>
          <table:table-cell office:value-type="float" office:value="59.1667">
            <text:p>59.1667</text:p>
          </table:table-cell>
          <table:table-cell office:value-type="float" office:value="57.8333">
            <text:p>57.8333</text:p>
          </table:table-cell>
          <table:table-cell office:value-type="float" office:value="63.5">
            <text:p>63.5</text:p>
          </table:table-cell>
          <table:table-cell office:value-type="float" office:value="70.0">
            <text:p>70.0</text:p>
          </table:table-cell>
          <table:table-cell office:value-type="float" office:value="78.3333">
            <text:p>78.3333</text:p>
          </table:table-cell>
          <table:table-cell office:value-type="float" office:value="77.6667">
            <text:p>77.6667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2-09-23T18:00:00">
            <text:p>Fri Sep 23 18:00:00 2022</text:p>
          </table:table-cell>
          <table:table-cell office:value-type="float" office:value="46.5">
            <text:p>46.5</text:p>
          </table:table-cell>
          <table:table-cell office:value-type="float" office:value="52.1667">
            <text:p>52.1667</text:p>
          </table:table-cell>
          <table:table-cell office:value-type="float" office:value="59.1667">
            <text:p>59.1667</text:p>
          </table:table-cell>
          <table:table-cell office:value-type="float" office:value="57.8333">
            <text:p>57.8333</text:p>
          </table:table-cell>
          <table:table-cell office:value-type="float" office:value="63.5">
            <text:p>63.5</text:p>
          </table:table-cell>
          <table:table-cell office:value-type="float" office:value="70.0">
            <text:p>70.0</text:p>
          </table:table-cell>
          <table:table-cell office:value-type="float" office:value="78.3333">
            <text:p>78.3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09-24T13:00:00">
            <text:p>Sat Sep 24 13:00:00 2022</text:p>
          </table:table-cell>
          <table:table-cell office:value-type="float" office:value="88.1667">
            <text:p>88.1667</text:p>
          </table:table-cell>
          <table:table-cell office:value-type="float" office:value="87.3333">
            <text:p>87.3333</text:p>
          </table:table-cell>
          <table:table-cell office:value-type="float" office:value="91.0">
            <text:p>91.0</text:p>
          </table:table-cell>
          <table:table-cell office:value-type="float" office:value="101.0">
            <text:p>101.0</text:p>
          </table:table-cell>
          <table:table-cell office:value-type="float" office:value="91.8333">
            <text:p>91.8333</text:p>
          </table:table-cell>
          <table:table-cell office:value-type="float" office:value="79.1667">
            <text:p>79.1667</text:p>
          </table:table-cell>
          <table:table-cell office:value-type="float" office:value="61.8333">
            <text:p>61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9-24T14:00:00">
            <text:p>Sat Sep 24 14:00:00 2022</text:p>
          </table:table-cell>
          <table:table-cell office:value-type="float" office:value="84.5">
            <text:p>84.5</text:p>
          </table:table-cell>
          <table:table-cell office:value-type="float" office:value="88.1667">
            <text:p>88.1667</text:p>
          </table:table-cell>
          <table:table-cell office:value-type="float" office:value="87.3333">
            <text:p>87.3333</text:p>
          </table:table-cell>
          <table:table-cell office:value-type="float" office:value="91.0">
            <text:p>91.0</text:p>
          </table:table-cell>
          <table:table-cell office:value-type="float" office:value="101.0">
            <text:p>101.0</text:p>
          </table:table-cell>
          <table:table-cell office:value-type="float" office:value="91.8333">
            <text:p>91.8333</text:p>
          </table:table-cell>
          <table:table-cell office:value-type="float" office:value="79.1667">
            <text:p>79.1667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2-09-24T15:00:00">
            <text:p>Sat Sep 24 15:00:00 2022</text:p>
          </table:table-cell>
          <table:table-cell office:value-type="float" office:value="80.6667">
            <text:p>80.6667</text:p>
          </table:table-cell>
          <table:table-cell office:value-type="float" office:value="84.5">
            <text:p>84.5</text:p>
          </table:table-cell>
          <table:table-cell office:value-type="float" office:value="88.1667">
            <text:p>88.1667</text:p>
          </table:table-cell>
          <table:table-cell office:value-type="float" office:value="87.3333">
            <text:p>87.3333</text:p>
          </table:table-cell>
          <table:table-cell office:value-type="float" office:value="91.0">
            <text:p>91.0</text:p>
          </table:table-cell>
          <table:table-cell office:value-type="float" office:value="101.0">
            <text:p>101.0</text:p>
          </table:table-cell>
          <table:table-cell office:value-type="float" office:value="91.8333">
            <text:p>91.8333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9-24T16:00:00">
            <text:p>Sat Sep 24 16:00:00 2022</text:p>
          </table:table-cell>
          <table:table-cell office:value-type="float" office:value="74.3333">
            <text:p>74.3333</text:p>
          </table:table-cell>
          <table:table-cell office:value-type="float" office:value="80.6667">
            <text:p>80.6667</text:p>
          </table:table-cell>
          <table:table-cell office:value-type="float" office:value="84.5">
            <text:p>84.5</text:p>
          </table:table-cell>
          <table:table-cell office:value-type="float" office:value="88.1667">
            <text:p>88.1667</text:p>
          </table:table-cell>
          <table:table-cell office:value-type="float" office:value="87.3333">
            <text:p>87.3333</text:p>
          </table:table-cell>
          <table:table-cell office:value-type="float" office:value="91.0">
            <text:p>91.0</text:p>
          </table:table-cell>
          <table:table-cell office:value-type="float" office:value="101.0">
            <text:p>101.0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9-24T17:00:00">
            <text:p>Sat Sep 24 17:00:00 2022</text:p>
          </table:table-cell>
          <table:table-cell office:value-type="float" office:value="75.1667">
            <text:p>75.1667</text:p>
          </table:table-cell>
          <table:table-cell office:value-type="float" office:value="74.3333">
            <text:p>74.3333</text:p>
          </table:table-cell>
          <table:table-cell office:value-type="float" office:value="80.6667">
            <text:p>80.6667</text:p>
          </table:table-cell>
          <table:table-cell office:value-type="float" office:value="84.5">
            <text:p>84.5</text:p>
          </table:table-cell>
          <table:table-cell office:value-type="float" office:value="88.1667">
            <text:p>88.1667</text:p>
          </table:table-cell>
          <table:table-cell office:value-type="float" office:value="87.3333">
            <text:p>87.3333</text:p>
          </table:table-cell>
          <table:table-cell office:value-type="float" office:value="91.0">
            <text:p>91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9-24T18:00:00">
            <text:p>Sat Sep 24 18:00:00 2022</text:p>
          </table:table-cell>
          <table:table-cell office:value-type="float" office:value="81.1667">
            <text:p>81.1667</text:p>
          </table:table-cell>
          <table:table-cell office:value-type="float" office:value="75.1667">
            <text:p>75.1667</text:p>
          </table:table-cell>
          <table:table-cell office:value-type="float" office:value="74.3333">
            <text:p>74.3333</text:p>
          </table:table-cell>
          <table:table-cell office:value-type="float" office:value="80.6667">
            <text:p>80.6667</text:p>
          </table:table-cell>
          <table:table-cell office:value-type="float" office:value="84.5">
            <text:p>84.5</text:p>
          </table:table-cell>
          <table:table-cell office:value-type="float" office:value="88.1667">
            <text:p>88.1667</text:p>
          </table:table-cell>
          <table:table-cell office:value-type="float" office:value="87.3333">
            <text:p>87.3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09-24T19:00:00">
            <text:p>Sat Sep 24 19:00:00 2022</text:p>
          </table:table-cell>
          <table:table-cell office:value-type="float" office:value="59.3333">
            <text:p>59.3333</text:p>
          </table:table-cell>
          <table:table-cell office:value-type="float" office:value="81.1667">
            <text:p>81.1667</text:p>
          </table:table-cell>
          <table:table-cell office:value-type="float" office:value="75.1667">
            <text:p>75.1667</text:p>
          </table:table-cell>
          <table:table-cell office:value-type="float" office:value="74.3333">
            <text:p>74.3333</text:p>
          </table:table-cell>
          <table:table-cell office:value-type="float" office:value="80.6667">
            <text:p>80.6667</text:p>
          </table:table-cell>
          <table:table-cell office:value-type="float" office:value="84.5">
            <text:p>84.5</text:p>
          </table:table-cell>
          <table:table-cell office:value-type="float" office:value="88.1667">
            <text:p>88.1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9-25T12:00:00">
            <text:p>Sun Sep 25 12:00:00 2022</text:p>
          </table:table-cell>
          <table:table-cell office:value-type="float" office:value="77.1667">
            <text:p>77.1667</text:p>
          </table:table-cell>
          <table:table-cell office:value-type="float" office:value="85.5">
            <text:p>85.5</text:p>
          </table:table-cell>
          <table:table-cell office:value-type="float" office:value="91.3333">
            <text:p>91.3333</text:p>
          </table:table-cell>
          <table:table-cell office:value-type="float" office:value="92.8333">
            <text:p>92.8333</text:p>
          </table:table-cell>
          <table:table-cell office:value-type="float" office:value="96.0">
            <text:p>96.0</text:p>
          </table:table-cell>
          <table:table-cell office:value-type="float" office:value="80.8333">
            <text:p>80.8333</text:p>
          </table:table-cell>
          <table:table-cell office:value-type="float" office:value="65.3333">
            <text:p>65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9-25T13:00:00">
            <text:p>Sun Sep 25 13:00:00 2022</text:p>
          </table:table-cell>
          <table:table-cell office:value-type="float" office:value="77.3333">
            <text:p>77.3333</text:p>
          </table:table-cell>
          <table:table-cell office:value-type="float" office:value="77.1667">
            <text:p>77.1667</text:p>
          </table:table-cell>
          <table:table-cell office:value-type="float" office:value="85.5">
            <text:p>85.5</text:p>
          </table:table-cell>
          <table:table-cell office:value-type="float" office:value="91.3333">
            <text:p>91.3333</text:p>
          </table:table-cell>
          <table:table-cell office:value-type="float" office:value="92.8333">
            <text:p>92.8333</text:p>
          </table:table-cell>
          <table:table-cell office:value-type="float" office:value="96.0">
            <text:p>96.0</text:p>
          </table:table-cell>
          <table:table-cell office:value-type="float" office:value="80.8333">
            <text:p>80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9-25T14:00:00">
            <text:p>Sun Sep 25 14:00:00 2022</text:p>
          </table:table-cell>
          <table:table-cell office:value-type="float" office:value="79.5">
            <text:p>79.5</text:p>
          </table:table-cell>
          <table:table-cell office:value-type="float" office:value="77.3333">
            <text:p>77.3333</text:p>
          </table:table-cell>
          <table:table-cell office:value-type="float" office:value="77.1667">
            <text:p>77.1667</text:p>
          </table:table-cell>
          <table:table-cell office:value-type="float" office:value="85.5">
            <text:p>85.5</text:p>
          </table:table-cell>
          <table:table-cell office:value-type="float" office:value="91.3333">
            <text:p>91.3333</text:p>
          </table:table-cell>
          <table:table-cell office:value-type="float" office:value="92.8333">
            <text:p>92.8333</text:p>
          </table:table-cell>
          <table:table-cell office:value-type="float" office:value="96.0">
            <text:p>96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9-25T15:00:00">
            <text:p>Sun Sep 25 15:00:00 2022</text:p>
          </table:table-cell>
          <table:table-cell office:value-type="float" office:value="72.6667">
            <text:p>72.6667</text:p>
          </table:table-cell>
          <table:table-cell office:value-type="float" office:value="79.5">
            <text:p>79.5</text:p>
          </table:table-cell>
          <table:table-cell office:value-type="float" office:value="77.3333">
            <text:p>77.3333</text:p>
          </table:table-cell>
          <table:table-cell office:value-type="float" office:value="77.1667">
            <text:p>77.1667</text:p>
          </table:table-cell>
          <table:table-cell office:value-type="float" office:value="85.5">
            <text:p>85.5</text:p>
          </table:table-cell>
          <table:table-cell office:value-type="float" office:value="91.3333">
            <text:p>91.3333</text:p>
          </table:table-cell>
          <table:table-cell office:value-type="float" office:value="92.8333">
            <text:p>92.8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09-25T16:00:00">
            <text:p>Sun Sep 25 16:00:00 2022</text:p>
          </table:table-cell>
          <table:table-cell office:value-type="float" office:value="72.5">
            <text:p>72.5</text:p>
          </table:table-cell>
          <table:table-cell office:value-type="float" office:value="72.6667">
            <text:p>72.6667</text:p>
          </table:table-cell>
          <table:table-cell office:value-type="float" office:value="79.5">
            <text:p>79.5</text:p>
          </table:table-cell>
          <table:table-cell office:value-type="float" office:value="77.3333">
            <text:p>77.3333</text:p>
          </table:table-cell>
          <table:table-cell office:value-type="float" office:value="77.1667">
            <text:p>77.1667</text:p>
          </table:table-cell>
          <table:table-cell office:value-type="float" office:value="85.5">
            <text:p>85.5</text:p>
          </table:table-cell>
          <table:table-cell office:value-type="float" office:value="91.3333">
            <text:p>91.333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9-25T17:00:00">
            <text:p>Sun Sep 25 17:00:00 2022</text:p>
          </table:table-cell>
          <table:table-cell office:value-type="float" office:value="49.0">
            <text:p>49.0</text:p>
          </table:table-cell>
          <table:table-cell office:value-type="float" office:value="72.5">
            <text:p>72.5</text:p>
          </table:table-cell>
          <table:table-cell office:value-type="float" office:value="72.6667">
            <text:p>72.6667</text:p>
          </table:table-cell>
          <table:table-cell office:value-type="float" office:value="79.5">
            <text:p>79.5</text:p>
          </table:table-cell>
          <table:table-cell office:value-type="float" office:value="77.3333">
            <text:p>77.3333</text:p>
          </table:table-cell>
          <table:table-cell office:value-type="float" office:value="77.1667">
            <text:p>77.1667</text:p>
          </table:table-cell>
          <table:table-cell office:value-type="float" office:value="85.5">
            <text:p>85.5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09-26T14:00:00">
            <text:p>Mon Sep 26 14:00:00 2022</text:p>
          </table:table-cell>
          <table:table-cell office:value-type="float" office:value="83.1667">
            <text:p>83.1667</text:p>
          </table:table-cell>
          <table:table-cell office:value-type="float" office:value="84.6667">
            <text:p>84.6667</text:p>
          </table:table-cell>
          <table:table-cell office:value-type="float" office:value="87.3333">
            <text:p>87.3333</text:p>
          </table:table-cell>
          <table:table-cell office:value-type="float" office:value="89.1667">
            <text:p>89.1667</text:p>
          </table:table-cell>
          <table:table-cell office:value-type="float" office:value="84.0">
            <text:p>84.0</text:p>
          </table:table-cell>
          <table:table-cell office:value-type="float" office:value="78.6667">
            <text:p>78.6667</text:p>
          </table:table-cell>
          <table:table-cell office:value-type="float" office:value="66.8333">
            <text:p>66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9-26T15:00:00">
            <text:p>Mon Sep 26 15:00:00 2022</text:p>
          </table:table-cell>
          <table:table-cell office:value-type="float" office:value="71.0">
            <text:p>71.0</text:p>
          </table:table-cell>
          <table:table-cell office:value-type="float" office:value="83.1667">
            <text:p>83.1667</text:p>
          </table:table-cell>
          <table:table-cell office:value-type="float" office:value="84.6667">
            <text:p>84.6667</text:p>
          </table:table-cell>
          <table:table-cell office:value-type="float" office:value="87.3333">
            <text:p>87.3333</text:p>
          </table:table-cell>
          <table:table-cell office:value-type="float" office:value="89.1667">
            <text:p>89.1667</text:p>
          </table:table-cell>
          <table:table-cell office:value-type="float" office:value="84.0">
            <text:p>84.0</text:p>
          </table:table-cell>
          <table:table-cell office:value-type="float" office:value="78.6667">
            <text:p>78.6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9-26T16:00:00">
            <text:p>Mon Sep 26 16:00:00 2022</text:p>
          </table:table-cell>
          <table:table-cell office:value-type="float" office:value="60.3333">
            <text:p>60.3333</text:p>
          </table:table-cell>
          <table:table-cell office:value-type="float" office:value="71.0">
            <text:p>71.0</text:p>
          </table:table-cell>
          <table:table-cell office:value-type="float" office:value="83.1667">
            <text:p>83.1667</text:p>
          </table:table-cell>
          <table:table-cell office:value-type="float" office:value="84.6667">
            <text:p>84.6667</text:p>
          </table:table-cell>
          <table:table-cell office:value-type="float" office:value="87.3333">
            <text:p>87.3333</text:p>
          </table:table-cell>
          <table:table-cell office:value-type="float" office:value="89.1667">
            <text:p>89.1667</text:p>
          </table:table-cell>
          <table:table-cell office:value-type="float" office:value="84.0">
            <text:p>84.0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9-26T17:00:00">
            <text:p>Mon Sep 26 17:00:00 2022</text:p>
          </table:table-cell>
          <table:table-cell office:value-type="float" office:value="70.8333">
            <text:p>70.8333</text:p>
          </table:table-cell>
          <table:table-cell office:value-type="float" office:value="60.3333">
            <text:p>60.3333</text:p>
          </table:table-cell>
          <table:table-cell office:value-type="float" office:value="71.0">
            <text:p>71.0</text:p>
          </table:table-cell>
          <table:table-cell office:value-type="float" office:value="83.1667">
            <text:p>83.1667</text:p>
          </table:table-cell>
          <table:table-cell office:value-type="float" office:value="84.6667">
            <text:p>84.6667</text:p>
          </table:table-cell>
          <table:table-cell office:value-type="float" office:value="87.3333">
            <text:p>87.3333</text:p>
          </table:table-cell>
          <table:table-cell office:value-type="float" office:value="89.1667">
            <text:p>89.1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9-26T18:00:00">
            <text:p>Mon Sep 26 18:00:00 2022</text:p>
          </table:table-cell>
          <table:table-cell office:value-type="float" office:value="71.8333">
            <text:p>71.8333</text:p>
          </table:table-cell>
          <table:table-cell office:value-type="float" office:value="70.8333">
            <text:p>70.8333</text:p>
          </table:table-cell>
          <table:table-cell office:value-type="float" office:value="60.3333">
            <text:p>60.3333</text:p>
          </table:table-cell>
          <table:table-cell office:value-type="float" office:value="71.0">
            <text:p>71.0</text:p>
          </table:table-cell>
          <table:table-cell office:value-type="float" office:value="83.1667">
            <text:p>83.1667</text:p>
          </table:table-cell>
          <table:table-cell office:value-type="float" office:value="84.6667">
            <text:p>84.6667</text:p>
          </table:table-cell>
          <table:table-cell office:value-type="float" office:value="87.3333">
            <text:p>87.3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9-26T19:00:00">
            <text:p>Mon Sep 26 19:00:00 2022</text:p>
          </table:table-cell>
          <table:table-cell office:value-type="float" office:value="59.1667">
            <text:p>59.1667</text:p>
          </table:table-cell>
          <table:table-cell office:value-type="float" office:value="71.8333">
            <text:p>71.8333</text:p>
          </table:table-cell>
          <table:table-cell office:value-type="float" office:value="70.8333">
            <text:p>70.8333</text:p>
          </table:table-cell>
          <table:table-cell office:value-type="float" office:value="60.3333">
            <text:p>60.3333</text:p>
          </table:table-cell>
          <table:table-cell office:value-type="float" office:value="71.0">
            <text:p>71.0</text:p>
          </table:table-cell>
          <table:table-cell office:value-type="float" office:value="83.1667">
            <text:p>83.1667</text:p>
          </table:table-cell>
          <table:table-cell office:value-type="float" office:value="84.6667">
            <text:p>84.6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9-27T13:00:00">
            <text:p>Tue Sep 27 13:00:00 2022</text:p>
          </table:table-cell>
          <table:table-cell office:value-type="float" office:value="77.6667">
            <text:p>77.6667</text:p>
          </table:table-cell>
          <table:table-cell office:value-type="float" office:value="79.8333">
            <text:p>79.8333</text:p>
          </table:table-cell>
          <table:table-cell office:value-type="float" office:value="80.3333">
            <text:p>80.3333</text:p>
          </table:table-cell>
          <table:table-cell office:value-type="float" office:value="82.5">
            <text:p>82.5</text:p>
          </table:table-cell>
          <table:table-cell office:value-type="float" office:value="79.1667">
            <text:p>79.1667</text:p>
          </table:table-cell>
          <table:table-cell office:value-type="float" office:value="70.6667">
            <text:p>70.6667</text:p>
          </table:table-cell>
          <table:table-cell office:value-type="float" office:value="65.1667">
            <text:p>65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9-27T14:00:00">
            <text:p>Tue Sep 27 14:00:00 2022</text:p>
          </table:table-cell>
          <table:table-cell office:value-type="float" office:value="75.8333">
            <text:p>75.8333</text:p>
          </table:table-cell>
          <table:table-cell office:value-type="float" office:value="77.6667">
            <text:p>77.6667</text:p>
          </table:table-cell>
          <table:table-cell office:value-type="float" office:value="79.8333">
            <text:p>79.8333</text:p>
          </table:table-cell>
          <table:table-cell office:value-type="float" office:value="80.3333">
            <text:p>80.3333</text:p>
          </table:table-cell>
          <table:table-cell office:value-type="float" office:value="82.5">
            <text:p>82.5</text:p>
          </table:table-cell>
          <table:table-cell office:value-type="float" office:value="79.1667">
            <text:p>79.1667</text:p>
          </table:table-cell>
          <table:table-cell office:value-type="float" office:value="70.6667">
            <text:p>70.6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9-27T15:00:00">
            <text:p>Tue Sep 27 15:00:00 2022</text:p>
          </table:table-cell>
          <table:table-cell office:value-type="float" office:value="71.5">
            <text:p>71.5</text:p>
          </table:table-cell>
          <table:table-cell office:value-type="float" office:value="75.8333">
            <text:p>75.8333</text:p>
          </table:table-cell>
          <table:table-cell office:value-type="float" office:value="77.6667">
            <text:p>77.6667</text:p>
          </table:table-cell>
          <table:table-cell office:value-type="float" office:value="79.8333">
            <text:p>79.8333</text:p>
          </table:table-cell>
          <table:table-cell office:value-type="float" office:value="80.3333">
            <text:p>80.3333</text:p>
          </table:table-cell>
          <table:table-cell office:value-type="float" office:value="82.5">
            <text:p>82.5</text:p>
          </table:table-cell>
          <table:table-cell office:value-type="float" office:value="79.1667">
            <text:p>79.1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9-27T16:00:00">
            <text:p>Tue Sep 27 16:00:00 2022</text:p>
          </table:table-cell>
          <table:table-cell office:value-type="float" office:value="67.5">
            <text:p>67.5</text:p>
          </table:table-cell>
          <table:table-cell office:value-type="float" office:value="71.5">
            <text:p>71.5</text:p>
          </table:table-cell>
          <table:table-cell office:value-type="float" office:value="75.8333">
            <text:p>75.8333</text:p>
          </table:table-cell>
          <table:table-cell office:value-type="float" office:value="77.6667">
            <text:p>77.6667</text:p>
          </table:table-cell>
          <table:table-cell office:value-type="float" office:value="79.8333">
            <text:p>79.8333</text:p>
          </table:table-cell>
          <table:table-cell office:value-type="float" office:value="80.3333">
            <text:p>80.3333</text:p>
          </table:table-cell>
          <table:table-cell office:value-type="float" office:value="82.5">
            <text:p>82.5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2-09-27T17:00:00">
            <text:p>Tue Sep 27 17:00:00 2022</text:p>
          </table:table-cell>
          <table:table-cell office:value-type="float" office:value="64.3333">
            <text:p>64.3333</text:p>
          </table:table-cell>
          <table:table-cell office:value-type="float" office:value="67.5">
            <text:p>67.5</text:p>
          </table:table-cell>
          <table:table-cell office:value-type="float" office:value="71.5">
            <text:p>71.5</text:p>
          </table:table-cell>
          <table:table-cell office:value-type="float" office:value="75.8333">
            <text:p>75.8333</text:p>
          </table:table-cell>
          <table:table-cell office:value-type="float" office:value="77.6667">
            <text:p>77.6667</text:p>
          </table:table-cell>
          <table:table-cell office:value-type="float" office:value="79.8333">
            <text:p>79.8333</text:p>
          </table:table-cell>
          <table:table-cell office:value-type="float" office:value="80.3333">
            <text:p>80.3333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22-09-27T18:00:00">
            <text:p>Tue Sep 27 18:00:00 2022</text:p>
          </table:table-cell>
          <table:table-cell office:value-type="float" office:value="51.6667">
            <text:p>51.6667</text:p>
          </table:table-cell>
          <table:table-cell office:value-type="float" office:value="64.3333">
            <text:p>64.3333</text:p>
          </table:table-cell>
          <table:table-cell office:value-type="float" office:value="67.5">
            <text:p>67.5</text:p>
          </table:table-cell>
          <table:table-cell office:value-type="float" office:value="71.5">
            <text:p>71.5</text:p>
          </table:table-cell>
          <table:table-cell office:value-type="float" office:value="75.8333">
            <text:p>75.8333</text:p>
          </table:table-cell>
          <table:table-cell office:value-type="float" office:value="77.6667">
            <text:p>77.6667</text:p>
          </table:table-cell>
          <table:table-cell office:value-type="float" office:value="79.8333">
            <text:p>79.8333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2-09-28T13:00:00">
            <text:p>Wed Sep 28 13:00:00 2022</text:p>
          </table:table-cell>
          <table:table-cell office:value-type="float" office:value="94.5">
            <text:p>94.5</text:p>
          </table:table-cell>
          <table:table-cell office:value-type="float" office:value="98.6667">
            <text:p>98.6667</text:p>
          </table:table-cell>
          <table:table-cell office:value-type="float" office:value="99.6667">
            <text:p>99.6667</text:p>
          </table:table-cell>
          <table:table-cell office:value-type="float" office:value="96.1667">
            <text:p>96.1667</text:p>
          </table:table-cell>
          <table:table-cell office:value-type="float" office:value="90.0">
            <text:p>90.0</text:p>
          </table:table-cell>
          <table:table-cell office:value-type="float" office:value="81.6667">
            <text:p>81.6667</text:p>
          </table:table-cell>
          <table:table-cell office:value-type="float" office:value="70.8333">
            <text:p>70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9-28T14:00:00">
            <text:p>Wed Sep 28 14:00:00 2022</text:p>
          </table:table-cell>
          <table:table-cell office:value-type="float" office:value="92.3333">
            <text:p>92.3333</text:p>
          </table:table-cell>
          <table:table-cell office:value-type="float" office:value="94.5">
            <text:p>94.5</text:p>
          </table:table-cell>
          <table:table-cell office:value-type="float" office:value="98.6667">
            <text:p>98.6667</text:p>
          </table:table-cell>
          <table:table-cell office:value-type="float" office:value="99.6667">
            <text:p>99.6667</text:p>
          </table:table-cell>
          <table:table-cell office:value-type="float" office:value="96.1667">
            <text:p>96.1667</text:p>
          </table:table-cell>
          <table:table-cell office:value-type="float" office:value="90.0">
            <text:p>90.0</text:p>
          </table:table-cell>
          <table:table-cell office:value-type="float" office:value="81.6667">
            <text:p>81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9-28T15:00:00">
            <text:p>Wed Sep 28 15:00:00 2022</text:p>
          </table:table-cell>
          <table:table-cell office:value-type="float" office:value="85.5">
            <text:p>85.5</text:p>
          </table:table-cell>
          <table:table-cell office:value-type="float" office:value="92.3333">
            <text:p>92.3333</text:p>
          </table:table-cell>
          <table:table-cell office:value-type="float" office:value="94.5">
            <text:p>94.5</text:p>
          </table:table-cell>
          <table:table-cell office:value-type="float" office:value="98.6667">
            <text:p>98.6667</text:p>
          </table:table-cell>
          <table:table-cell office:value-type="float" office:value="99.6667">
            <text:p>99.6667</text:p>
          </table:table-cell>
          <table:table-cell office:value-type="float" office:value="96.1667">
            <text:p>96.1667</text:p>
          </table:table-cell>
          <table:table-cell office:value-type="float" office:value="90.0">
            <text:p>90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9-28T16:00:00">
            <text:p>Wed Sep 28 16:00:00 2022</text:p>
          </table:table-cell>
          <table:table-cell office:value-type="float" office:value="82.3333">
            <text:p>82.3333</text:p>
          </table:table-cell>
          <table:table-cell office:value-type="float" office:value="85.5">
            <text:p>85.5</text:p>
          </table:table-cell>
          <table:table-cell office:value-type="float" office:value="92.3333">
            <text:p>92.3333</text:p>
          </table:table-cell>
          <table:table-cell office:value-type="float" office:value="94.5">
            <text:p>94.5</text:p>
          </table:table-cell>
          <table:table-cell office:value-type="float" office:value="98.6667">
            <text:p>98.6667</text:p>
          </table:table-cell>
          <table:table-cell office:value-type="float" office:value="99.6667">
            <text:p>99.6667</text:p>
          </table:table-cell>
          <table:table-cell office:value-type="float" office:value="96.1667">
            <text:p>96.1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9-28T17:00:00">
            <text:p>Wed Sep 28 17:00:00 2022</text:p>
          </table:table-cell>
          <table:table-cell office:value-type="float" office:value="79.8333">
            <text:p>79.8333</text:p>
          </table:table-cell>
          <table:table-cell office:value-type="float" office:value="82.3333">
            <text:p>82.3333</text:p>
          </table:table-cell>
          <table:table-cell office:value-type="float" office:value="85.5">
            <text:p>85.5</text:p>
          </table:table-cell>
          <table:table-cell office:value-type="float" office:value="92.3333">
            <text:p>92.3333</text:p>
          </table:table-cell>
          <table:table-cell office:value-type="float" office:value="94.5">
            <text:p>94.5</text:p>
          </table:table-cell>
          <table:table-cell office:value-type="float" office:value="98.6667">
            <text:p>98.6667</text:p>
          </table:table-cell>
          <table:table-cell office:value-type="float" office:value="99.6667">
            <text:p>99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9-28T18:00:00">
            <text:p>Wed Sep 28 18:00:00 2022</text:p>
          </table:table-cell>
          <table:table-cell office:value-type="float" office:value="62.5">
            <text:p>62.5</text:p>
          </table:table-cell>
          <table:table-cell office:value-type="float" office:value="79.8333">
            <text:p>79.8333</text:p>
          </table:table-cell>
          <table:table-cell office:value-type="float" office:value="82.3333">
            <text:p>82.3333</text:p>
          </table:table-cell>
          <table:table-cell office:value-type="float" office:value="85.5">
            <text:p>85.5</text:p>
          </table:table-cell>
          <table:table-cell office:value-type="float" office:value="92.3333">
            <text:p>92.3333</text:p>
          </table:table-cell>
          <table:table-cell office:value-type="float" office:value="94.5">
            <text:p>94.5</text:p>
          </table:table-cell>
          <table:table-cell office:value-type="float" office:value="98.6667">
            <text:p>98.6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9-28T19:00:00">
            <text:p>Wed Sep 28 19:00:00 2022</text:p>
          </table:table-cell>
          <table:table-cell office:value-type="float" office:value="48.5">
            <text:p>48.5</text:p>
          </table:table-cell>
          <table:table-cell office:value-type="float" office:value="62.5">
            <text:p>62.5</text:p>
          </table:table-cell>
          <table:table-cell office:value-type="float" office:value="79.8333">
            <text:p>79.8333</text:p>
          </table:table-cell>
          <table:table-cell office:value-type="float" office:value="82.3333">
            <text:p>82.3333</text:p>
          </table:table-cell>
          <table:table-cell office:value-type="float" office:value="85.5">
            <text:p>85.5</text:p>
          </table:table-cell>
          <table:table-cell office:value-type="float" office:value="92.3333">
            <text:p>92.3333</text:p>
          </table:table-cell>
          <table:table-cell office:value-type="float" office:value="94.5">
            <text:p>94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9-28T20:00:00">
            <text:p>Wed Sep 28 20:00:00 2022</text:p>
          </table:table-cell>
          <table:table-cell office:value-type="float" office:value="50.8333">
            <text:p>50.8333</text:p>
          </table:table-cell>
          <table:table-cell office:value-type="float" office:value="48.5">
            <text:p>48.5</text:p>
          </table:table-cell>
          <table:table-cell office:value-type="float" office:value="62.5">
            <text:p>62.5</text:p>
          </table:table-cell>
          <table:table-cell office:value-type="float" office:value="79.8333">
            <text:p>79.8333</text:p>
          </table:table-cell>
          <table:table-cell office:value-type="float" office:value="82.3333">
            <text:p>82.3333</text:p>
          </table:table-cell>
          <table:table-cell office:value-type="float" office:value="85.5">
            <text:p>85.5</text:p>
          </table:table-cell>
          <table:table-cell office:value-type="float" office:value="92.3333">
            <text:p>92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10-03T14:00:00">
            <text:p>Mon Oct  3 14:00:00 2022</text:p>
          </table:table-cell>
          <table:table-cell office:value-type="float" office:value="69.3333">
            <text:p>69.3333</text:p>
          </table:table-cell>
          <table:table-cell office:value-type="float" office:value="70.6667">
            <text:p>70.6667</text:p>
          </table:table-cell>
          <table:table-cell office:value-type="float" office:value="73.6667">
            <text:p>73.6667</text:p>
          </table:table-cell>
          <table:table-cell office:value-type="float" office:value="75.0">
            <text:p>75.0</text:p>
          </table:table-cell>
          <table:table-cell office:value-type="float" office:value="72.0">
            <text:p>72.0</text:p>
          </table:table-cell>
          <table:table-cell office:value-type="float" office:value="75.1667">
            <text:p>75.1667</text:p>
          </table:table-cell>
          <table:table-cell office:value-type="float" office:value="63.8333">
            <text:p>63.8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10-03T15:00:00">
            <text:p>Mon Oct  3 15:00:00 2022</text:p>
          </table:table-cell>
          <table:table-cell office:value-type="float" office:value="56.6667">
            <text:p>56.6667</text:p>
          </table:table-cell>
          <table:table-cell office:value-type="float" office:value="69.3333">
            <text:p>69.3333</text:p>
          </table:table-cell>
          <table:table-cell office:value-type="float" office:value="70.6667">
            <text:p>70.6667</text:p>
          </table:table-cell>
          <table:table-cell office:value-type="float" office:value="73.6667">
            <text:p>73.6667</text:p>
          </table:table-cell>
          <table:table-cell office:value-type="float" office:value="75.0">
            <text:p>75.0</text:p>
          </table:table-cell>
          <table:table-cell office:value-type="float" office:value="72.0">
            <text:p>72.0</text:p>
          </table:table-cell>
          <table:table-cell office:value-type="float" office:value="75.1667">
            <text:p>75.1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10-03T16:00:00">
            <text:p>Mon Oct  3 16:00:00 2022</text:p>
          </table:table-cell>
          <table:table-cell office:value-type="float" office:value="51.6667">
            <text:p>51.6667</text:p>
          </table:table-cell>
          <table:table-cell office:value-type="float" office:value="56.6667">
            <text:p>56.6667</text:p>
          </table:table-cell>
          <table:table-cell office:value-type="float" office:value="69.3333">
            <text:p>69.3333</text:p>
          </table:table-cell>
          <table:table-cell office:value-type="float" office:value="70.6667">
            <text:p>70.6667</text:p>
          </table:table-cell>
          <table:table-cell office:value-type="float" office:value="73.6667">
            <text:p>73.6667</text:p>
          </table:table-cell>
          <table:table-cell office:value-type="float" office:value="75.0">
            <text:p>75.0</text:p>
          </table:table-cell>
          <table:table-cell office:value-type="float" office:value="72.0">
            <text:p>72.0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10-03T17:00:00">
            <text:p>Mon Oct  3 17:00:00 2022</text:p>
          </table:table-cell>
          <table:table-cell office:value-type="float" office:value="46.5">
            <text:p>46.5</text:p>
          </table:table-cell>
          <table:table-cell office:value-type="float" office:value="51.6667">
            <text:p>51.6667</text:p>
          </table:table-cell>
          <table:table-cell office:value-type="float" office:value="56.6667">
            <text:p>56.6667</text:p>
          </table:table-cell>
          <table:table-cell office:value-type="float" office:value="69.3333">
            <text:p>69.3333</text:p>
          </table:table-cell>
          <table:table-cell office:value-type="float" office:value="70.6667">
            <text:p>70.6667</text:p>
          </table:table-cell>
          <table:table-cell office:value-type="float" office:value="73.6667">
            <text:p>73.6667</text:p>
          </table:table-cell>
          <table:table-cell office:value-type="float" office:value="75.0">
            <text:p>75.0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2-10-03T18:00:00">
            <text:p>Mon Oct  3 18:00:00 2022</text:p>
          </table:table-cell>
          <table:table-cell office:value-type="float" office:value="44.5">
            <text:p>44.5</text:p>
          </table:table-cell>
          <table:table-cell office:value-type="float" office:value="46.5">
            <text:p>46.5</text:p>
          </table:table-cell>
          <table:table-cell office:value-type="float" office:value="51.6667">
            <text:p>51.6667</text:p>
          </table:table-cell>
          <table:table-cell office:value-type="float" office:value="56.6667">
            <text:p>56.6667</text:p>
          </table:table-cell>
          <table:table-cell office:value-type="float" office:value="69.3333">
            <text:p>69.3333</text:p>
          </table:table-cell>
          <table:table-cell office:value-type="float" office:value="70.6667">
            <text:p>70.6667</text:p>
          </table:table-cell>
          <table:table-cell office:value-type="float" office:value="73.6667">
            <text:p>73.6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2-10-03T19:00:00">
            <text:p>Mon Oct  3 19:00:00 2022</text:p>
          </table:table-cell>
          <table:table-cell office:value-type="float" office:value="37.5">
            <text:p>37.5</text:p>
          </table:table-cell>
          <table:table-cell office:value-type="float" office:value="44.5">
            <text:p>44.5</text:p>
          </table:table-cell>
          <table:table-cell office:value-type="float" office:value="46.5">
            <text:p>46.5</text:p>
          </table:table-cell>
          <table:table-cell office:value-type="float" office:value="51.6667">
            <text:p>51.6667</text:p>
          </table:table-cell>
          <table:table-cell office:value-type="float" office:value="56.6667">
            <text:p>56.6667</text:p>
          </table:table-cell>
          <table:table-cell office:value-type="float" office:value="69.3333">
            <text:p>69.3333</text:p>
          </table:table-cell>
          <table:table-cell office:value-type="float" office:value="70.6667">
            <text:p>70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10-04T13:00:00">
            <text:p>Tue Oct  4 13:00:00 2022</text:p>
          </table:table-cell>
          <table:table-cell office:value-type="float" office:value="78.5">
            <text:p>78.5</text:p>
          </table:table-cell>
          <table:table-cell office:value-type="float" office:value="87.6667">
            <text:p>87.6667</text:p>
          </table:table-cell>
          <table:table-cell office:value-type="float" office:value="87.8333">
            <text:p>87.8333</text:p>
          </table:table-cell>
          <table:table-cell office:value-type="float" office:value="84.0">
            <text:p>84.0</text:p>
          </table:table-cell>
          <table:table-cell office:value-type="float" office:value="78.3333">
            <text:p>78.3333</text:p>
          </table:table-cell>
          <table:table-cell office:value-type="float" office:value="66.3333">
            <text:p>66.3333</text:p>
          </table:table-cell>
          <table:table-cell office:value-type="float" office:value="46.8333">
            <text:p>46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10-04T14:00:00">
            <text:p>Tue Oct  4 14:00:00 2022</text:p>
          </table:table-cell>
          <table:table-cell office:value-type="float" office:value="65.1667">
            <text:p>65.1667</text:p>
          </table:table-cell>
          <table:table-cell office:value-type="float" office:value="78.5">
            <text:p>78.5</text:p>
          </table:table-cell>
          <table:table-cell office:value-type="float" office:value="87.6667">
            <text:p>87.6667</text:p>
          </table:table-cell>
          <table:table-cell office:value-type="float" office:value="87.8333">
            <text:p>87.8333</text:p>
          </table:table-cell>
          <table:table-cell office:value-type="float" office:value="84.0">
            <text:p>84.0</text:p>
          </table:table-cell>
          <table:table-cell office:value-type="float" office:value="78.3333">
            <text:p>78.3333</text:p>
          </table:table-cell>
          <table:table-cell office:value-type="float" office:value="66.3333">
            <text:p>66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0-04T15:00:00">
            <text:p>Tue Oct  4 15:00:00 2022</text:p>
          </table:table-cell>
          <table:table-cell office:value-type="float" office:value="41.1667">
            <text:p>41.1667</text:p>
          </table:table-cell>
          <table:table-cell office:value-type="float" office:value="65.1667">
            <text:p>65.1667</text:p>
          </table:table-cell>
          <table:table-cell office:value-type="float" office:value="78.5">
            <text:p>78.5</text:p>
          </table:table-cell>
          <table:table-cell office:value-type="float" office:value="87.6667">
            <text:p>87.6667</text:p>
          </table:table-cell>
          <table:table-cell office:value-type="float" office:value="87.8333">
            <text:p>87.8333</text:p>
          </table:table-cell>
          <table:table-cell office:value-type="float" office:value="84.0">
            <text:p>84.0</text:p>
          </table:table-cell>
          <table:table-cell office:value-type="float" office:value="78.3333">
            <text:p>78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0-04T16:00:00">
            <text:p>Tue Oct  4 16:00:00 2022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65.1667">
            <text:p>65.1667</text:p>
          </table:table-cell>
          <table:table-cell office:value-type="float" office:value="78.5">
            <text:p>78.5</text:p>
          </table:table-cell>
          <table:table-cell office:value-type="float" office:value="87.6667">
            <text:p>87.6667</text:p>
          </table:table-cell>
          <table:table-cell office:value-type="float" office:value="87.8333">
            <text:p>87.8333</text:p>
          </table:table-cell>
          <table:table-cell office:value-type="float" office:value="84.0">
            <text:p>84.0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10-04T17:00:00">
            <text:p>Tue Oct  4 17:00:00 2022</text:p>
          </table:table-cell>
          <table:table-cell office:value-type="float" office:value="37.5">
            <text:p>37.5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65.1667">
            <text:p>65.1667</text:p>
          </table:table-cell>
          <table:table-cell office:value-type="float" office:value="78.5">
            <text:p>78.5</text:p>
          </table:table-cell>
          <table:table-cell office:value-type="float" office:value="87.6667">
            <text:p>87.6667</text:p>
          </table:table-cell>
          <table:table-cell office:value-type="float" office:value="87.8333">
            <text:p>87.8333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2-10-04T18:00:00">
            <text:p>Tue Oct  4 18:00:00 2022</text:p>
          </table:table-cell>
          <table:table-cell office:value-type="float" office:value="29.1667">
            <text:p>29.1667</text:p>
          </table:table-cell>
          <table:table-cell office:value-type="float" office:value="37.5">
            <text:p>37.5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65.1667">
            <text:p>65.1667</text:p>
          </table:table-cell>
          <table:table-cell office:value-type="float" office:value="78.5">
            <text:p>78.5</text:p>
          </table:table-cell>
          <table:table-cell office:value-type="float" office:value="87.6667">
            <text:p>87.6667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2-10-05T14:00:00">
            <text:p>Wed Oct  5 14:00:00 2022</text:p>
          </table:table-cell>
          <table:table-cell office:value-type="float" office:value="51.5">
            <text:p>51.5</text:p>
          </table:table-cell>
          <table:table-cell office:value-type="float" office:value="89.5">
            <text:p>89.5</text:p>
          </table:table-cell>
          <table:table-cell office:value-type="float" office:value="102.1667">
            <text:p>102.1667</text:p>
          </table:table-cell>
          <table:table-cell office:value-type="float" office:value="101.5">
            <text:p>101.5</text:p>
          </table:table-cell>
          <table:table-cell office:value-type="float" office:value="75.3333">
            <text:p>75.3333</text:p>
          </table:table-cell>
          <table:table-cell office:value-type="float" office:value="49.1667">
            <text:p>49.1667</text:p>
          </table:table-cell>
          <table:table-cell office:value-type="float" office:value="45.0">
            <text:p>45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10-05T15:00:00">
            <text:p>Wed Oct  5 15:00:00 2022</text:p>
          </table:table-cell>
          <table:table-cell office:value-type="float" office:value="30.1667">
            <text:p>30.1667</text:p>
          </table:table-cell>
          <table:table-cell office:value-type="float" office:value="51.5">
            <text:p>51.5</text:p>
          </table:table-cell>
          <table:table-cell office:value-type="float" office:value="89.5">
            <text:p>89.5</text:p>
          </table:table-cell>
          <table:table-cell office:value-type="float" office:value="102.1667">
            <text:p>102.1667</text:p>
          </table:table-cell>
          <table:table-cell office:value-type="float" office:value="101.5">
            <text:p>101.5</text:p>
          </table:table-cell>
          <table:table-cell office:value-type="float" office:value="75.3333">
            <text:p>75.3333</text:p>
          </table:table-cell>
          <table:table-cell office:value-type="float" office:value="49.1667">
            <text:p>49.1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10-05T16:00:00">
            <text:p>Wed Oct  5 16:00:00 2022</text:p>
          </table:table-cell>
          <table:table-cell office:value-type="float" office:value="52.0">
            <text:p>52.0</text:p>
          </table:table-cell>
          <table:table-cell office:value-type="float" office:value="30.1667">
            <text:p>30.1667</text:p>
          </table:table-cell>
          <table:table-cell office:value-type="float" office:value="51.5">
            <text:p>51.5</text:p>
          </table:table-cell>
          <table:table-cell office:value-type="float" office:value="89.5">
            <text:p>89.5</text:p>
          </table:table-cell>
          <table:table-cell office:value-type="float" office:value="102.1667">
            <text:p>102.1667</text:p>
          </table:table-cell>
          <table:table-cell office:value-type="float" office:value="101.5">
            <text:p>101.5</text:p>
          </table:table-cell>
          <table:table-cell office:value-type="float" office:value="75.3333">
            <text:p>75.3333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2-10-05T17:00:00">
            <text:p>Wed Oct  5 17:00:00 2022</text:p>
          </table:table-cell>
          <table:table-cell office:value-type="float" office:value="53.1667">
            <text:p>53.1667</text:p>
          </table:table-cell>
          <table:table-cell office:value-type="float" office:value="52.0">
            <text:p>52.0</text:p>
          </table:table-cell>
          <table:table-cell office:value-type="float" office:value="30.1667">
            <text:p>30.1667</text:p>
          </table:table-cell>
          <table:table-cell office:value-type="float" office:value="51.5">
            <text:p>51.5</text:p>
          </table:table-cell>
          <table:table-cell office:value-type="float" office:value="89.5">
            <text:p>89.5</text:p>
          </table:table-cell>
          <table:table-cell office:value-type="float" office:value="102.1667">
            <text:p>102.1667</text:p>
          </table:table-cell>
          <table:table-cell office:value-type="float" office:value="101.5">
            <text:p>101.5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2-10-05T18:00:00">
            <text:p>Wed Oct  5 18:00:00 2022</text:p>
          </table:table-cell>
          <table:table-cell office:value-type="float" office:value="34.0">
            <text:p>34.0</text:p>
          </table:table-cell>
          <table:table-cell office:value-type="float" office:value="53.1667">
            <text:p>53.1667</text:p>
          </table:table-cell>
          <table:table-cell office:value-type="float" office:value="52.0">
            <text:p>52.0</text:p>
          </table:table-cell>
          <table:table-cell office:value-type="float" office:value="30.1667">
            <text:p>30.1667</text:p>
          </table:table-cell>
          <table:table-cell office:value-type="float" office:value="51.5">
            <text:p>51.5</text:p>
          </table:table-cell>
          <table:table-cell office:value-type="float" office:value="89.5">
            <text:p>89.5</text:p>
          </table:table-cell>
          <table:table-cell office:value-type="float" office:value="102.1667">
            <text:p>102.1667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2-10-06T13:00:00">
            <text:p>Thu Oct  6 13:00:00 2022</text:p>
          </table:table-cell>
          <table:table-cell office:value-type="float" office:value="94.1667">
            <text:p>94.1667</text:p>
          </table:table-cell>
          <table:table-cell office:value-type="float" office:value="103.0">
            <text:p>103.0</text:p>
          </table:table-cell>
          <table:table-cell office:value-type="float" office:value="107.1667">
            <text:p>107.1667</text:p>
          </table:table-cell>
          <table:table-cell office:value-type="float" office:value="107.3333">
            <text:p>107.3333</text:p>
          </table:table-cell>
          <table:table-cell office:value-type="float" office:value="94.3333">
            <text:p>94.3333</text:p>
          </table:table-cell>
          <table:table-cell office:value-type="float" office:value="73.1667">
            <text:p>73.1667</text:p>
          </table:table-cell>
          <table:table-cell office:value-type="float" office:value="66.0">
            <text:p>66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0-06T14:00:00">
            <text:p>Thu Oct  6 14:00:00 2022</text:p>
          </table:table-cell>
          <table:table-cell office:value-type="float" office:value="68.6667">
            <text:p>68.6667</text:p>
          </table:table-cell>
          <table:table-cell office:value-type="float" office:value="94.1667">
            <text:p>94.1667</text:p>
          </table:table-cell>
          <table:table-cell office:value-type="float" office:value="103.0">
            <text:p>103.0</text:p>
          </table:table-cell>
          <table:table-cell office:value-type="float" office:value="107.1667">
            <text:p>107.1667</text:p>
          </table:table-cell>
          <table:table-cell office:value-type="float" office:value="107.3333">
            <text:p>107.3333</text:p>
          </table:table-cell>
          <table:table-cell office:value-type="float" office:value="94.3333">
            <text:p>94.3333</text:p>
          </table:table-cell>
          <table:table-cell office:value-type="float" office:value="73.1667">
            <text:p>73.1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10-06T15:00:00">
            <text:p>Thu Oct  6 15:00:00 2022</text:p>
          </table:table-cell>
          <table:table-cell office:value-type="float" office:value="54.3333">
            <text:p>54.3333</text:p>
          </table:table-cell>
          <table:table-cell office:value-type="float" office:value="68.6667">
            <text:p>68.6667</text:p>
          </table:table-cell>
          <table:table-cell office:value-type="float" office:value="94.1667">
            <text:p>94.1667</text:p>
          </table:table-cell>
          <table:table-cell office:value-type="float" office:value="103.0">
            <text:p>103.0</text:p>
          </table:table-cell>
          <table:table-cell office:value-type="float" office:value="107.1667">
            <text:p>107.1667</text:p>
          </table:table-cell>
          <table:table-cell office:value-type="float" office:value="107.3333">
            <text:p>107.3333</text:p>
          </table:table-cell>
          <table:table-cell office:value-type="float" office:value="94.3333">
            <text:p>94.3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10-06T16:00:00">
            <text:p>Thu Oct  6 16:00:00 2022</text:p>
          </table:table-cell>
          <table:table-cell office:value-type="float" office:value="65.1667">
            <text:p>65.1667</text:p>
          </table:table-cell>
          <table:table-cell office:value-type="float" office:value="54.3333">
            <text:p>54.3333</text:p>
          </table:table-cell>
          <table:table-cell office:value-type="float" office:value="68.6667">
            <text:p>68.6667</text:p>
          </table:table-cell>
          <table:table-cell office:value-type="float" office:value="94.1667">
            <text:p>94.1667</text:p>
          </table:table-cell>
          <table:table-cell office:value-type="float" office:value="103.0">
            <text:p>103.0</text:p>
          </table:table-cell>
          <table:table-cell office:value-type="float" office:value="107.1667">
            <text:p>107.1667</text:p>
          </table:table-cell>
          <table:table-cell office:value-type="float" office:value="107.3333">
            <text:p>107.3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10-06T17:00:00">
            <text:p>Thu Oct  6 17:00:00 2022</text:p>
          </table:table-cell>
          <table:table-cell office:value-type="float" office:value="55.3333">
            <text:p>55.3333</text:p>
          </table:table-cell>
          <table:table-cell office:value-type="float" office:value="65.1667">
            <text:p>65.1667</text:p>
          </table:table-cell>
          <table:table-cell office:value-type="float" office:value="54.3333">
            <text:p>54.3333</text:p>
          </table:table-cell>
          <table:table-cell office:value-type="float" office:value="68.6667">
            <text:p>68.6667</text:p>
          </table:table-cell>
          <table:table-cell office:value-type="float" office:value="94.1667">
            <text:p>94.1667</text:p>
          </table:table-cell>
          <table:table-cell office:value-type="float" office:value="103.0">
            <text:p>103.0</text:p>
          </table:table-cell>
          <table:table-cell office:value-type="float" office:value="107.1667">
            <text:p>107.1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10-06T18:00:00">
            <text:p>Thu Oct  6 18:00:00 2022</text:p>
          </table:table-cell>
          <table:table-cell office:value-type="float" office:value="50.3333">
            <text:p>50.3333</text:p>
          </table:table-cell>
          <table:table-cell office:value-type="float" office:value="55.3333">
            <text:p>55.3333</text:p>
          </table:table-cell>
          <table:table-cell office:value-type="float" office:value="65.1667">
            <text:p>65.1667</text:p>
          </table:table-cell>
          <table:table-cell office:value-type="float" office:value="54.3333">
            <text:p>54.3333</text:p>
          </table:table-cell>
          <table:table-cell office:value-type="float" office:value="68.6667">
            <text:p>68.6667</text:p>
          </table:table-cell>
          <table:table-cell office:value-type="float" office:value="94.1667">
            <text:p>94.1667</text:p>
          </table:table-cell>
          <table:table-cell office:value-type="float" office:value="103.0">
            <text:p>103.0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10-06T19:00:00">
            <text:p>Thu Oct  6 19:00:00 2022</text:p>
          </table:table-cell>
          <table:table-cell office:value-type="float" office:value="60.5">
            <text:p>60.5</text:p>
          </table:table-cell>
          <table:table-cell office:value-type="float" office:value="50.3333">
            <text:p>50.3333</text:p>
          </table:table-cell>
          <table:table-cell office:value-type="float" office:value="55.3333">
            <text:p>55.3333</text:p>
          </table:table-cell>
          <table:table-cell office:value-type="float" office:value="65.1667">
            <text:p>65.1667</text:p>
          </table:table-cell>
          <table:table-cell office:value-type="float" office:value="54.3333">
            <text:p>54.3333</text:p>
          </table:table-cell>
          <table:table-cell office:value-type="float" office:value="68.6667">
            <text:p>68.6667</text:p>
          </table:table-cell>
          <table:table-cell office:value-type="float" office:value="94.1667">
            <text:p>94.1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10-07T14:00:00">
            <text:p>Fri Oct  7 14:00:00 2022</text:p>
          </table:table-cell>
          <table:table-cell office:value-type="float" office:value="78.3333">
            <text:p>78.3333</text:p>
          </table:table-cell>
          <table:table-cell office:value-type="float" office:value="79.6667">
            <text:p>79.6667</text:p>
          </table:table-cell>
          <table:table-cell office:value-type="float" office:value="82.8333">
            <text:p>82.8333</text:p>
          </table:table-cell>
          <table:table-cell office:value-type="float" office:value="84.6667">
            <text:p>84.6667</text:p>
          </table:table-cell>
          <table:table-cell office:value-type="float" office:value="82.3333">
            <text:p>82.3333</text:p>
          </table:table-cell>
          <table:table-cell office:value-type="float" office:value="72.5">
            <text:p>72.5</text:p>
          </table:table-cell>
          <table:table-cell office:value-type="float" office:value="58.6667">
            <text:p>58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10-07T15:00:00">
            <text:p>Fri Oct  7 15:00:00 2022</text:p>
          </table:table-cell>
          <table:table-cell office:value-type="float" office:value="69.0">
            <text:p>69.0</text:p>
          </table:table-cell>
          <table:table-cell office:value-type="float" office:value="78.3333">
            <text:p>78.3333</text:p>
          </table:table-cell>
          <table:table-cell office:value-type="float" office:value="79.6667">
            <text:p>79.6667</text:p>
          </table:table-cell>
          <table:table-cell office:value-type="float" office:value="82.8333">
            <text:p>82.8333</text:p>
          </table:table-cell>
          <table:table-cell office:value-type="float" office:value="84.6667">
            <text:p>84.6667</text:p>
          </table:table-cell>
          <table:table-cell office:value-type="float" office:value="82.3333">
            <text:p>82.3333</text:p>
          </table:table-cell>
          <table:table-cell office:value-type="float" office:value="72.5">
            <text:p>72.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10-07T16:00:00">
            <text:p>Fri Oct  7 16:00:00 2022</text:p>
          </table:table-cell>
          <table:table-cell office:value-type="float" office:value="44.0">
            <text:p>44.0</text:p>
          </table:table-cell>
          <table:table-cell office:value-type="float" office:value="69.0">
            <text:p>69.0</text:p>
          </table:table-cell>
          <table:table-cell office:value-type="float" office:value="78.3333">
            <text:p>78.3333</text:p>
          </table:table-cell>
          <table:table-cell office:value-type="float" office:value="79.6667">
            <text:p>79.6667</text:p>
          </table:table-cell>
          <table:table-cell office:value-type="float" office:value="82.8333">
            <text:p>82.8333</text:p>
          </table:table-cell>
          <table:table-cell office:value-type="float" office:value="84.6667">
            <text:p>84.6667</text:p>
          </table:table-cell>
          <table:table-cell office:value-type="float" office:value="82.3333">
            <text:p>82.3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10-07T17:00:00">
            <text:p>Fri Oct  7 17:00:00 2022</text:p>
          </table:table-cell>
          <table:table-cell office:value-type="float" office:value="73.3333">
            <text:p>73.3333</text:p>
          </table:table-cell>
          <table:table-cell office:value-type="float" office:value="44.0">
            <text:p>44.0</text:p>
          </table:table-cell>
          <table:table-cell office:value-type="float" office:value="69.0">
            <text:p>69.0</text:p>
          </table:table-cell>
          <table:table-cell office:value-type="float" office:value="78.3333">
            <text:p>78.3333</text:p>
          </table:table-cell>
          <table:table-cell office:value-type="float" office:value="79.6667">
            <text:p>79.6667</text:p>
          </table:table-cell>
          <table:table-cell office:value-type="float" office:value="82.8333">
            <text:p>82.8333</text:p>
          </table:table-cell>
          <table:table-cell office:value-type="float" office:value="84.6667">
            <text:p>84.6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10-07T18:00:00">
            <text:p>Fri Oct  7 18:00:00 2022</text:p>
          </table:table-cell>
          <table:table-cell office:value-type="float" office:value="70.3333">
            <text:p>70.3333</text:p>
          </table:table-cell>
          <table:table-cell office:value-type="float" office:value="73.3333">
            <text:p>73.3333</text:p>
          </table:table-cell>
          <table:table-cell office:value-type="float" office:value="44.0">
            <text:p>44.0</text:p>
          </table:table-cell>
          <table:table-cell office:value-type="float" office:value="69.0">
            <text:p>69.0</text:p>
          </table:table-cell>
          <table:table-cell office:value-type="float" office:value="78.3333">
            <text:p>78.3333</text:p>
          </table:table-cell>
          <table:table-cell office:value-type="float" office:value="79.6667">
            <text:p>79.6667</text:p>
          </table:table-cell>
          <table:table-cell office:value-type="float" office:value="82.8333">
            <text:p>82.8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10-07T19:00:00">
            <text:p>Fri Oct  7 19:00:00 2022</text:p>
          </table:table-cell>
          <table:table-cell office:value-type="float" office:value="65.8333">
            <text:p>65.8333</text:p>
          </table:table-cell>
          <table:table-cell office:value-type="float" office:value="70.3333">
            <text:p>70.3333</text:p>
          </table:table-cell>
          <table:table-cell office:value-type="float" office:value="73.3333">
            <text:p>73.3333</text:p>
          </table:table-cell>
          <table:table-cell office:value-type="float" office:value="44.0">
            <text:p>44.0</text:p>
          </table:table-cell>
          <table:table-cell office:value-type="float" office:value="69.0">
            <text:p>69.0</text:p>
          </table:table-cell>
          <table:table-cell office:value-type="float" office:value="78.3333">
            <text:p>78.3333</text:p>
          </table:table-cell>
          <table:table-cell office:value-type="float" office:value="79.6667">
            <text:p>79.6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10-08T13:00:00">
            <text:p>Sat Oct  8 13:00:00 2022</text:p>
          </table:table-cell>
          <table:table-cell office:value-type="float" office:value="76.1667">
            <text:p>76.1667</text:p>
          </table:table-cell>
          <table:table-cell office:value-type="float" office:value="79.1667">
            <text:p>79.1667</text:p>
          </table:table-cell>
          <table:table-cell office:value-type="float" office:value="79.5">
            <text:p>79.5</text:p>
          </table:table-cell>
          <table:table-cell office:value-type="float" office:value="79.0">
            <text:p>79.0</text:p>
          </table:table-cell>
          <table:table-cell office:value-type="float" office:value="77.8333">
            <text:p>77.8333</text:p>
          </table:table-cell>
          <table:table-cell office:value-type="float" office:value="71.3333">
            <text:p>71.3333</text:p>
          </table:table-cell>
          <table:table-cell office:value-type="float" office:value="64.3333">
            <text:p>64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10-08T14:00:00">
            <text:p>Sat Oct  8 14:00:00 2022</text:p>
          </table:table-cell>
          <table:table-cell office:value-type="float" office:value="70.8333">
            <text:p>70.8333</text:p>
          </table:table-cell>
          <table:table-cell office:value-type="float" office:value="76.1667">
            <text:p>76.1667</text:p>
          </table:table-cell>
          <table:table-cell office:value-type="float" office:value="79.1667">
            <text:p>79.1667</text:p>
          </table:table-cell>
          <table:table-cell office:value-type="float" office:value="79.5">
            <text:p>79.5</text:p>
          </table:table-cell>
          <table:table-cell office:value-type="float" office:value="79.0">
            <text:p>79.0</text:p>
          </table:table-cell>
          <table:table-cell office:value-type="float" office:value="77.8333">
            <text:p>77.8333</text:p>
          </table:table-cell>
          <table:table-cell office:value-type="float" office:value="71.3333">
            <text:p>71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10-08T15:00:00">
            <text:p>Sat Oct  8 15:00:00 2022</text:p>
          </table:table-cell>
          <table:table-cell office:value-type="float" office:value="45.5">
            <text:p>45.5</text:p>
          </table:table-cell>
          <table:table-cell office:value-type="float" office:value="70.8333">
            <text:p>70.8333</text:p>
          </table:table-cell>
          <table:table-cell office:value-type="float" office:value="76.1667">
            <text:p>76.1667</text:p>
          </table:table-cell>
          <table:table-cell office:value-type="float" office:value="79.1667">
            <text:p>79.1667</text:p>
          </table:table-cell>
          <table:table-cell office:value-type="float" office:value="79.5">
            <text:p>79.5</text:p>
          </table:table-cell>
          <table:table-cell office:value-type="float" office:value="79.0">
            <text:p>79.0</text:p>
          </table:table-cell>
          <table:table-cell office:value-type="float" office:value="77.8333">
            <text:p>77.8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10-08T16:00:00">
            <text:p>Sat Oct  8 16:00:00 2022</text:p>
          </table:table-cell>
          <table:table-cell office:value-type="float" office:value="20.0">
            <text:p>20.0</text:p>
          </table:table-cell>
          <table:table-cell office:value-type="float" office:value="45.5">
            <text:p>45.5</text:p>
          </table:table-cell>
          <table:table-cell office:value-type="float" office:value="70.8333">
            <text:p>70.8333</text:p>
          </table:table-cell>
          <table:table-cell office:value-type="float" office:value="76.1667">
            <text:p>76.1667</text:p>
          </table:table-cell>
          <table:table-cell office:value-type="float" office:value="79.1667">
            <text:p>79.1667</text:p>
          </table:table-cell>
          <table:table-cell office:value-type="float" office:value="79.5">
            <text:p>79.5</text:p>
          </table:table-cell>
          <table:table-cell office:value-type="float" office:value="79.0">
            <text:p>79.0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10-08T17:00:00">
            <text:p>Sat Oct  8 17:00:00 2022</text:p>
          </table:table-cell>
          <table:table-cell office:value-type="float" office:value="70.1667">
            <text:p>70.1667</text:p>
          </table:table-cell>
          <table:table-cell office:value-type="float" office:value="20.0">
            <text:p>20.0</text:p>
          </table:table-cell>
          <table:table-cell office:value-type="float" office:value="45.5">
            <text:p>45.5</text:p>
          </table:table-cell>
          <table:table-cell office:value-type="float" office:value="70.8333">
            <text:p>70.8333</text:p>
          </table:table-cell>
          <table:table-cell office:value-type="float" office:value="76.1667">
            <text:p>76.1667</text:p>
          </table:table-cell>
          <table:table-cell office:value-type="float" office:value="79.1667">
            <text:p>79.1667</text:p>
          </table:table-cell>
          <table:table-cell office:value-type="float" office:value="79.5">
            <text:p>79.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10-08T18:00:00">
            <text:p>Sat Oct  8 18:00:00 2022</text:p>
          </table:table-cell>
          <table:table-cell office:value-type="float" office:value="68.8333">
            <text:p>68.8333</text:p>
          </table:table-cell>
          <table:table-cell office:value-type="float" office:value="70.1667">
            <text:p>70.1667</text:p>
          </table:table-cell>
          <table:table-cell office:value-type="float" office:value="20.0">
            <text:p>20.0</text:p>
          </table:table-cell>
          <table:table-cell office:value-type="float" office:value="45.5">
            <text:p>45.5</text:p>
          </table:table-cell>
          <table:table-cell office:value-type="float" office:value="70.8333">
            <text:p>70.8333</text:p>
          </table:table-cell>
          <table:table-cell office:value-type="float" office:value="76.1667">
            <text:p>76.1667</text:p>
          </table:table-cell>
          <table:table-cell office:value-type="float" office:value="79.1667">
            <text:p>79.1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10-09T14:00:00">
            <text:p>Sun Oct  9 14:00:00 2022</text:p>
          </table:table-cell>
          <table:table-cell office:value-type="float" office:value="69.8333">
            <text:p>69.8333</text:p>
          </table:table-cell>
          <table:table-cell office:value-type="float" office:value="81.0">
            <text:p>81.0</text:p>
          </table:table-cell>
          <table:table-cell office:value-type="float" office:value="83.1667">
            <text:p>83.1667</text:p>
          </table:table-cell>
          <table:table-cell office:value-type="float" office:value="82.8333">
            <text:p>82.8333</text:p>
          </table:table-cell>
          <table:table-cell office:value-type="float" office:value="84.0">
            <text:p>84.0</text:p>
          </table:table-cell>
          <table:table-cell office:value-type="float" office:value="79.6667">
            <text:p>79.6667</text:p>
          </table:table-cell>
          <table:table-cell office:value-type="float" office:value="73.5">
            <text:p>73.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10-09T15:00:00">
            <text:p>Sun Oct  9 15:00:00 2022</text:p>
          </table:table-cell>
          <table:table-cell office:value-type="float" office:value="42.1667">
            <text:p>42.1667</text:p>
          </table:table-cell>
          <table:table-cell office:value-type="float" office:value="69.8333">
            <text:p>69.8333</text:p>
          </table:table-cell>
          <table:table-cell office:value-type="float" office:value="81.0">
            <text:p>81.0</text:p>
          </table:table-cell>
          <table:table-cell office:value-type="float" office:value="83.1667">
            <text:p>83.1667</text:p>
          </table:table-cell>
          <table:table-cell office:value-type="float" office:value="82.8333">
            <text:p>82.8333</text:p>
          </table:table-cell>
          <table:table-cell office:value-type="float" office:value="84.0">
            <text:p>84.0</text:p>
          </table:table-cell>
          <table:table-cell office:value-type="float" office:value="79.6667">
            <text:p>79.6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10-09T16:00:00">
            <text:p>Sun Oct  9 16:00:00 2022</text:p>
          </table:table-cell>
          <table:table-cell office:value-type="float" office:value="67.5">
            <text:p>67.5</text:p>
          </table:table-cell>
          <table:table-cell office:value-type="float" office:value="42.1667">
            <text:p>42.1667</text:p>
          </table:table-cell>
          <table:table-cell office:value-type="float" office:value="69.8333">
            <text:p>69.8333</text:p>
          </table:table-cell>
          <table:table-cell office:value-type="float" office:value="81.0">
            <text:p>81.0</text:p>
          </table:table-cell>
          <table:table-cell office:value-type="float" office:value="83.1667">
            <text:p>83.1667</text:p>
          </table:table-cell>
          <table:table-cell office:value-type="float" office:value="82.8333">
            <text:p>82.8333</text:p>
          </table:table-cell>
          <table:table-cell office:value-type="float" office:value="84.0">
            <text:p>84.0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10-09T17:00:00">
            <text:p>Sun Oct  9 17:00:00 2022</text:p>
          </table:table-cell>
          <table:table-cell office:value-type="float" office:value="72.1667">
            <text:p>72.1667</text:p>
          </table:table-cell>
          <table:table-cell office:value-type="float" office:value="67.5">
            <text:p>67.5</text:p>
          </table:table-cell>
          <table:table-cell office:value-type="float" office:value="42.1667">
            <text:p>42.1667</text:p>
          </table:table-cell>
          <table:table-cell office:value-type="float" office:value="69.8333">
            <text:p>69.8333</text:p>
          </table:table-cell>
          <table:table-cell office:value-type="float" office:value="81.0">
            <text:p>81.0</text:p>
          </table:table-cell>
          <table:table-cell office:value-type="float" office:value="83.1667">
            <text:p>83.1667</text:p>
          </table:table-cell>
          <table:table-cell office:value-type="float" office:value="82.8333">
            <text:p>82.8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2-10-09T18:00:00">
            <text:p>Sun Oct  9 18:00:00 2022</text:p>
          </table:table-cell>
          <table:table-cell office:value-type="float" office:value="70.1667">
            <text:p>70.1667</text:p>
          </table:table-cell>
          <table:table-cell office:value-type="float" office:value="72.1667">
            <text:p>72.1667</text:p>
          </table:table-cell>
          <table:table-cell office:value-type="float" office:value="67.5">
            <text:p>67.5</text:p>
          </table:table-cell>
          <table:table-cell office:value-type="float" office:value="42.1667">
            <text:p>42.1667</text:p>
          </table:table-cell>
          <table:table-cell office:value-type="float" office:value="69.8333">
            <text:p>69.8333</text:p>
          </table:table-cell>
          <table:table-cell office:value-type="float" office:value="81.0">
            <text:p>81.0</text:p>
          </table:table-cell>
          <table:table-cell office:value-type="float" office:value="83.1667">
            <text:p>83.1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2-10-09T19:00:00">
            <text:p>Sun Oct  9 19:00:00 2022</text:p>
          </table:table-cell>
          <table:table-cell office:value-type="float" office:value="72.6667">
            <text:p>72.6667</text:p>
          </table:table-cell>
          <table:table-cell office:value-type="float" office:value="70.1667">
            <text:p>70.1667</text:p>
          </table:table-cell>
          <table:table-cell office:value-type="float" office:value="72.1667">
            <text:p>72.1667</text:p>
          </table:table-cell>
          <table:table-cell office:value-type="float" office:value="67.5">
            <text:p>67.5</text:p>
          </table:table-cell>
          <table:table-cell office:value-type="float" office:value="42.1667">
            <text:p>42.1667</text:p>
          </table:table-cell>
          <table:table-cell office:value-type="float" office:value="69.8333">
            <text:p>69.8333</text:p>
          </table:table-cell>
          <table:table-cell office:value-type="float" office:value="81.0">
            <text:p>81.0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2-10-10T13:00:00">
            <text:p>Mon Oct 10 13:00:00 2022</text:p>
          </table:table-cell>
          <table:table-cell office:value-type="float" office:value="82.6667">
            <text:p>82.6667</text:p>
          </table:table-cell>
          <table:table-cell office:value-type="float" office:value="87.1667">
            <text:p>87.1667</text:p>
          </table:table-cell>
          <table:table-cell office:value-type="float" office:value="85.8333">
            <text:p>85.8333</text:p>
          </table:table-cell>
          <table:table-cell office:value-type="float" office:value="84.8333">
            <text:p>84.8333</text:p>
          </table:table-cell>
          <table:table-cell office:value-type="float" office:value="84.0">
            <text:p>84.0</text:p>
          </table:table-cell>
          <table:table-cell office:value-type="float" office:value="77.5">
            <text:p>77.5</text:p>
          </table:table-cell>
          <table:table-cell office:value-type="float" office:value="65.5">
            <text:p>65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10-10T14:00:00">
            <text:p>Mon Oct 10 14:00:00 2022</text:p>
          </table:table-cell>
          <table:table-cell office:value-type="float" office:value="78.6667">
            <text:p>78.6667</text:p>
          </table:table-cell>
          <table:table-cell office:value-type="float" office:value="82.6667">
            <text:p>82.6667</text:p>
          </table:table-cell>
          <table:table-cell office:value-type="float" office:value="87.1667">
            <text:p>87.1667</text:p>
          </table:table-cell>
          <table:table-cell office:value-type="float" office:value="85.8333">
            <text:p>85.8333</text:p>
          </table:table-cell>
          <table:table-cell office:value-type="float" office:value="84.8333">
            <text:p>84.8333</text:p>
          </table:table-cell>
          <table:table-cell office:value-type="float" office:value="84.0">
            <text:p>84.0</text:p>
          </table:table-cell>
          <table:table-cell office:value-type="float" office:value="77.5">
            <text:p>77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10-10T15:00:00">
            <text:p>Mon Oct 10 15:00:00 2022</text:p>
          </table:table-cell>
          <table:table-cell office:value-type="float" office:value="75.6667">
            <text:p>75.6667</text:p>
          </table:table-cell>
          <table:table-cell office:value-type="float" office:value="78.6667">
            <text:p>78.6667</text:p>
          </table:table-cell>
          <table:table-cell office:value-type="float" office:value="82.6667">
            <text:p>82.6667</text:p>
          </table:table-cell>
          <table:table-cell office:value-type="float" office:value="87.1667">
            <text:p>87.1667</text:p>
          </table:table-cell>
          <table:table-cell office:value-type="float" office:value="85.8333">
            <text:p>85.8333</text:p>
          </table:table-cell>
          <table:table-cell office:value-type="float" office:value="84.8333">
            <text:p>84.8333</text:p>
          </table:table-cell>
          <table:table-cell office:value-type="float" office:value="84.0">
            <text:p>84.0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10-10T16:00:00">
            <text:p>Mon Oct 10 16:00:00 2022</text:p>
          </table:table-cell>
          <table:table-cell office:value-type="float" office:value="69.0">
            <text:p>69.0</text:p>
          </table:table-cell>
          <table:table-cell office:value-type="float" office:value="75.6667">
            <text:p>75.6667</text:p>
          </table:table-cell>
          <table:table-cell office:value-type="float" office:value="78.6667">
            <text:p>78.6667</text:p>
          </table:table-cell>
          <table:table-cell office:value-type="float" office:value="82.6667">
            <text:p>82.6667</text:p>
          </table:table-cell>
          <table:table-cell office:value-type="float" office:value="87.1667">
            <text:p>87.1667</text:p>
          </table:table-cell>
          <table:table-cell office:value-type="float" office:value="85.8333">
            <text:p>85.8333</text:p>
          </table:table-cell>
          <table:table-cell office:value-type="float" office:value="84.8333">
            <text:p>84.8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10-10T17:00:00">
            <text:p>Mon Oct 10 17:00:00 2022</text:p>
          </table:table-cell>
          <table:table-cell office:value-type="float" office:value="63.0">
            <text:p>63.0</text:p>
          </table:table-cell>
          <table:table-cell office:value-type="float" office:value="69.0">
            <text:p>69.0</text:p>
          </table:table-cell>
          <table:table-cell office:value-type="float" office:value="75.6667">
            <text:p>75.6667</text:p>
          </table:table-cell>
          <table:table-cell office:value-type="float" office:value="78.6667">
            <text:p>78.6667</text:p>
          </table:table-cell>
          <table:table-cell office:value-type="float" office:value="82.6667">
            <text:p>82.6667</text:p>
          </table:table-cell>
          <table:table-cell office:value-type="float" office:value="87.1667">
            <text:p>87.1667</text:p>
          </table:table-cell>
          <table:table-cell office:value-type="float" office:value="85.8333">
            <text:p>85.8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10-10T18:00:00">
            <text:p>Mon Oct 10 18:00:00 2022</text:p>
          </table:table-cell>
          <table:table-cell office:value-type="float" office:value="56.8333">
            <text:p>56.8333</text:p>
          </table:table-cell>
          <table:table-cell office:value-type="float" office:value="63.0">
            <text:p>63.0</text:p>
          </table:table-cell>
          <table:table-cell office:value-type="float" office:value="69.0">
            <text:p>69.0</text:p>
          </table:table-cell>
          <table:table-cell office:value-type="float" office:value="75.6667">
            <text:p>75.6667</text:p>
          </table:table-cell>
          <table:table-cell office:value-type="float" office:value="78.6667">
            <text:p>78.6667</text:p>
          </table:table-cell>
          <table:table-cell office:value-type="float" office:value="82.6667">
            <text:p>82.6667</text:p>
          </table:table-cell>
          <table:table-cell office:value-type="float" office:value="87.1667">
            <text:p>87.1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10-10T19:00:00">
            <text:p>Mon Oct 10 19:00:00 2022</text:p>
          </table:table-cell>
          <table:table-cell office:value-type="float" office:value="55.1667">
            <text:p>55.1667</text:p>
          </table:table-cell>
          <table:table-cell office:value-type="float" office:value="56.8333">
            <text:p>56.8333</text:p>
          </table:table-cell>
          <table:table-cell office:value-type="float" office:value="63.0">
            <text:p>63.0</text:p>
          </table:table-cell>
          <table:table-cell office:value-type="float" office:value="69.0">
            <text:p>69.0</text:p>
          </table:table-cell>
          <table:table-cell office:value-type="float" office:value="75.6667">
            <text:p>75.6667</text:p>
          </table:table-cell>
          <table:table-cell office:value-type="float" office:value="78.6667">
            <text:p>78.6667</text:p>
          </table:table-cell>
          <table:table-cell office:value-type="float" office:value="82.6667">
            <text:p>82.6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10-11T13:00:00">
            <text:p>Tue Oct 11 13:00:00 2022</text:p>
          </table:table-cell>
          <table:table-cell office:value-type="float" office:value="70.3333">
            <text:p>70.3333</text:p>
          </table:table-cell>
          <table:table-cell office:value-type="float" office:value="75.8333">
            <text:p>75.8333</text:p>
          </table:table-cell>
          <table:table-cell office:value-type="float" office:value="84.5">
            <text:p>84.5</text:p>
          </table:table-cell>
          <table:table-cell office:value-type="float" office:value="81.3333">
            <text:p>81.3333</text:p>
          </table:table-cell>
          <table:table-cell office:value-type="float" office:value="78.1667">
            <text:p>78.1667</text:p>
          </table:table-cell>
          <table:table-cell office:value-type="float" office:value="72.5">
            <text:p>72.5</text:p>
          </table:table-cell>
          <table:table-cell office:value-type="float" office:value="68.8333">
            <text:p>68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0-11T14:00:00">
            <text:p>Tue Oct 11 14:00:00 2022</text:p>
          </table:table-cell>
          <table:table-cell office:value-type="float" office:value="61.8333">
            <text:p>61.8333</text:p>
          </table:table-cell>
          <table:table-cell office:value-type="float" office:value="70.3333">
            <text:p>70.3333</text:p>
          </table:table-cell>
          <table:table-cell office:value-type="float" office:value="75.8333">
            <text:p>75.8333</text:p>
          </table:table-cell>
          <table:table-cell office:value-type="float" office:value="84.5">
            <text:p>84.5</text:p>
          </table:table-cell>
          <table:table-cell office:value-type="float" office:value="81.3333">
            <text:p>81.3333</text:p>
          </table:table-cell>
          <table:table-cell office:value-type="float" office:value="78.1667">
            <text:p>78.1667</text:p>
          </table:table-cell>
          <table:table-cell office:value-type="float" office:value="72.5">
            <text:p>72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0-11T15:00:00">
            <text:p>Tue Oct 11 15:00:00 2022</text:p>
          </table:table-cell>
          <table:table-cell office:value-type="float" office:value="64.5">
            <text:p>64.5</text:p>
          </table:table-cell>
          <table:table-cell office:value-type="float" office:value="61.8333">
            <text:p>61.8333</text:p>
          </table:table-cell>
          <table:table-cell office:value-type="float" office:value="70.3333">
            <text:p>70.3333</text:p>
          </table:table-cell>
          <table:table-cell office:value-type="float" office:value="75.8333">
            <text:p>75.8333</text:p>
          </table:table-cell>
          <table:table-cell office:value-type="float" office:value="84.5">
            <text:p>84.5</text:p>
          </table:table-cell>
          <table:table-cell office:value-type="float" office:value="81.3333">
            <text:p>81.3333</text:p>
          </table:table-cell>
          <table:table-cell office:value-type="float" office:value="78.1667">
            <text:p>78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10-11T16:00:00">
            <text:p>Tue Oct 11 16:00:00 2022</text:p>
          </table:table-cell>
          <table:table-cell office:value-type="float" office:value="50.8333">
            <text:p>50.8333</text:p>
          </table:table-cell>
          <table:table-cell office:value-type="float" office:value="64.5">
            <text:p>64.5</text:p>
          </table:table-cell>
          <table:table-cell office:value-type="float" office:value="61.8333">
            <text:p>61.8333</text:p>
          </table:table-cell>
          <table:table-cell office:value-type="float" office:value="70.3333">
            <text:p>70.3333</text:p>
          </table:table-cell>
          <table:table-cell office:value-type="float" office:value="75.8333">
            <text:p>75.8333</text:p>
          </table:table-cell>
          <table:table-cell office:value-type="float" office:value="84.5">
            <text:p>84.5</text:p>
          </table:table-cell>
          <table:table-cell office:value-type="float" office:value="81.3333">
            <text:p>81.3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10-11T17:00:00">
            <text:p>Tue Oct 11 17:00:00 2022</text:p>
          </table:table-cell>
          <table:table-cell office:value-type="float" office:value="52.3333">
            <text:p>52.3333</text:p>
          </table:table-cell>
          <table:table-cell office:value-type="float" office:value="50.8333">
            <text:p>50.8333</text:p>
          </table:table-cell>
          <table:table-cell office:value-type="float" office:value="64.5">
            <text:p>64.5</text:p>
          </table:table-cell>
          <table:table-cell office:value-type="float" office:value="61.8333">
            <text:p>61.8333</text:p>
          </table:table-cell>
          <table:table-cell office:value-type="float" office:value="70.3333">
            <text:p>70.3333</text:p>
          </table:table-cell>
          <table:table-cell office:value-type="float" office:value="75.8333">
            <text:p>75.8333</text:p>
          </table:table-cell>
          <table:table-cell office:value-type="float" office:value="84.5">
            <text:p>84.5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2-10-11T18:00:00">
            <text:p>Tue Oct 11 18:00:00 2022</text:p>
          </table:table-cell>
          <table:table-cell office:value-type="float" office:value="46.6667">
            <text:p>46.6667</text:p>
          </table:table-cell>
          <table:table-cell office:value-type="float" office:value="52.3333">
            <text:p>52.3333</text:p>
          </table:table-cell>
          <table:table-cell office:value-type="float" office:value="50.8333">
            <text:p>50.8333</text:p>
          </table:table-cell>
          <table:table-cell office:value-type="float" office:value="64.5">
            <text:p>64.5</text:p>
          </table:table-cell>
          <table:table-cell office:value-type="float" office:value="61.8333">
            <text:p>61.8333</text:p>
          </table:table-cell>
          <table:table-cell office:value-type="float" office:value="70.3333">
            <text:p>70.3333</text:p>
          </table:table-cell>
          <table:table-cell office:value-type="float" office:value="75.8333">
            <text:p>75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10-12T13:00:00">
            <text:p>Wed Oct 12 13:00:00 2022</text:p>
          </table:table-cell>
          <table:table-cell office:value-type="float" office:value="62.6667">
            <text:p>62.6667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87.3333">
            <text:p>87.3333</text:p>
          </table:table-cell>
          <table:table-cell office:value-type="float" office:value="75.0">
            <text:p>75.0</text:p>
          </table:table-cell>
          <table:table-cell office:value-type="float" office:value="60.3333">
            <text:p>60.3333</text:p>
          </table:table-cell>
          <table:table-cell office:value-type="float" office:value="54.8333">
            <text:p>54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0-12T14:00:00">
            <text:p>Wed Oct 12 14:00:00 2022</text:p>
          </table:table-cell>
          <table:table-cell office:value-type="float" office:value="40.3333">
            <text:p>40.3333</text:p>
          </table:table-cell>
          <table:table-cell office:value-type="float" office:value="62.6667">
            <text:p>62.6667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87.3333">
            <text:p>87.3333</text:p>
          </table:table-cell>
          <table:table-cell office:value-type="float" office:value="75.0">
            <text:p>75.0</text:p>
          </table:table-cell>
          <table:table-cell office:value-type="float" office:value="60.3333">
            <text:p>60.3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10-12T15:00:00">
            <text:p>Wed Oct 12 15:00:00 2022</text:p>
          </table:table-cell>
          <table:table-cell office:value-type="float" office:value="45.0">
            <text:p>45.0</text:p>
          </table:table-cell>
          <table:table-cell office:value-type="float" office:value="40.3333">
            <text:p>40.3333</text:p>
          </table:table-cell>
          <table:table-cell office:value-type="float" office:value="62.6667">
            <text:p>62.6667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87.3333">
            <text:p>87.3333</text:p>
          </table:table-cell>
          <table:table-cell office:value-type="float" office:value="75.0">
            <text:p>75.0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2-10-12T16:00:00">
            <text:p>Wed Oct 12 16:00:00 2022</text:p>
          </table:table-cell>
          <table:table-cell office:value-type="float" office:value="54.0">
            <text:p>54.0</text:p>
          </table:table-cell>
          <table:table-cell office:value-type="float" office:value="45.0">
            <text:p>45.0</text:p>
          </table:table-cell>
          <table:table-cell office:value-type="float" office:value="40.3333">
            <text:p>40.3333</text:p>
          </table:table-cell>
          <table:table-cell office:value-type="float" office:value="62.6667">
            <text:p>62.6667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87.3333">
            <text:p>87.3333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10-12T17:00:00">
            <text:p>Wed Oct 12 17:00:00 2022</text:p>
          </table:table-cell>
          <table:table-cell office:value-type="float" office:value="48.6667">
            <text:p>48.6667</text:p>
          </table:table-cell>
          <table:table-cell office:value-type="float" office:value="54.0">
            <text:p>54.0</text:p>
          </table:table-cell>
          <table:table-cell office:value-type="float" office:value="45.0">
            <text:p>45.0</text:p>
          </table:table-cell>
          <table:table-cell office:value-type="float" office:value="40.3333">
            <text:p>40.3333</text:p>
          </table:table-cell>
          <table:table-cell office:value-type="float" office:value="62.6667">
            <text:p>62.6667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2-10-13T13:00:00">
            <text:p>Thu Oct 13 13:00:00 2022</text:p>
          </table:table-cell>
          <table:table-cell office:value-type="float" office:value="87.1667">
            <text:p>87.1667</text:p>
          </table:table-cell>
          <table:table-cell office:value-type="float" office:value="91.3333">
            <text:p>91.3333</text:p>
          </table:table-cell>
          <table:table-cell office:value-type="float" office:value="91.1667">
            <text:p>91.1667</text:p>
          </table:table-cell>
          <table:table-cell office:value-type="float" office:value="89.6667">
            <text:p>89.6667</text:p>
          </table:table-cell>
          <table:table-cell office:value-type="float" office:value="85.6667">
            <text:p>85.6667</text:p>
          </table:table-cell>
          <table:table-cell office:value-type="float" office:value="78.3333">
            <text:p>78.3333</text:p>
          </table:table-cell>
          <table:table-cell office:value-type="float" office:value="61.5">
            <text:p>61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0-13T14:00:00">
            <text:p>Thu Oct 13 14:00:00 2022</text:p>
          </table:table-cell>
          <table:table-cell office:value-type="float" office:value="74.3333">
            <text:p>74.3333</text:p>
          </table:table-cell>
          <table:table-cell office:value-type="float" office:value="87.1667">
            <text:p>87.1667</text:p>
          </table:table-cell>
          <table:table-cell office:value-type="float" office:value="91.3333">
            <text:p>91.3333</text:p>
          </table:table-cell>
          <table:table-cell office:value-type="float" office:value="91.1667">
            <text:p>91.1667</text:p>
          </table:table-cell>
          <table:table-cell office:value-type="float" office:value="89.6667">
            <text:p>89.6667</text:p>
          </table:table-cell>
          <table:table-cell office:value-type="float" office:value="85.6667">
            <text:p>85.6667</text:p>
          </table:table-cell>
          <table:table-cell office:value-type="float" office:value="78.3333">
            <text:p>78.3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10-13T15:00:00">
            <text:p>Thu Oct 13 15:00:00 2022</text:p>
          </table:table-cell>
          <table:table-cell office:value-type="float" office:value="29.8333">
            <text:p>29.8333</text:p>
          </table:table-cell>
          <table:table-cell office:value-type="float" office:value="74.3333">
            <text:p>74.3333</text:p>
          </table:table-cell>
          <table:table-cell office:value-type="float" office:value="87.1667">
            <text:p>87.1667</text:p>
          </table:table-cell>
          <table:table-cell office:value-type="float" office:value="91.3333">
            <text:p>91.3333</text:p>
          </table:table-cell>
          <table:table-cell office:value-type="float" office:value="91.1667">
            <text:p>91.1667</text:p>
          </table:table-cell>
          <table:table-cell office:value-type="float" office:value="89.6667">
            <text:p>89.6667</text:p>
          </table:table-cell>
          <table:table-cell office:value-type="float" office:value="85.6667">
            <text:p>85.6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10-13T16:00:00">
            <text:p>Thu Oct 13 16:00:00 2022</text:p>
          </table:table-cell>
          <table:table-cell office:value-type="float" office:value="56.3333">
            <text:p>56.3333</text:p>
          </table:table-cell>
          <table:table-cell office:value-type="float" office:value="29.8333">
            <text:p>29.8333</text:p>
          </table:table-cell>
          <table:table-cell office:value-type="float" office:value="74.3333">
            <text:p>74.3333</text:p>
          </table:table-cell>
          <table:table-cell office:value-type="float" office:value="87.1667">
            <text:p>87.1667</text:p>
          </table:table-cell>
          <table:table-cell office:value-type="float" office:value="91.3333">
            <text:p>91.3333</text:p>
          </table:table-cell>
          <table:table-cell office:value-type="float" office:value="91.1667">
            <text:p>91.1667</text:p>
          </table:table-cell>
          <table:table-cell office:value-type="float" office:value="89.6667">
            <text:p>89.6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10-13T17:00:00">
            <text:p>Thu Oct 13 17:00:00 2022</text:p>
          </table:table-cell>
          <table:table-cell office:value-type="float" office:value="67.6667">
            <text:p>67.6667</text:p>
          </table:table-cell>
          <table:table-cell office:value-type="float" office:value="56.3333">
            <text:p>56.3333</text:p>
          </table:table-cell>
          <table:table-cell office:value-type="float" office:value="29.8333">
            <text:p>29.8333</text:p>
          </table:table-cell>
          <table:table-cell office:value-type="float" office:value="74.3333">
            <text:p>74.3333</text:p>
          </table:table-cell>
          <table:table-cell office:value-type="float" office:value="87.1667">
            <text:p>87.1667</text:p>
          </table:table-cell>
          <table:table-cell office:value-type="float" office:value="91.3333">
            <text:p>91.3333</text:p>
          </table:table-cell>
          <table:table-cell office:value-type="float" office:value="91.1667">
            <text:p>91.1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2-10-13T18:00:00">
            <text:p>Thu Oct 13 18:00:00 2022</text:p>
          </table:table-cell>
          <table:table-cell office:value-type="float" office:value="62.0">
            <text:p>62.0</text:p>
          </table:table-cell>
          <table:table-cell office:value-type="float" office:value="67.6667">
            <text:p>67.6667</text:p>
          </table:table-cell>
          <table:table-cell office:value-type="float" office:value="56.3333">
            <text:p>56.3333</text:p>
          </table:table-cell>
          <table:table-cell office:value-type="float" office:value="29.8333">
            <text:p>29.8333</text:p>
          </table:table-cell>
          <table:table-cell office:value-type="float" office:value="74.3333">
            <text:p>74.3333</text:p>
          </table:table-cell>
          <table:table-cell office:value-type="float" office:value="87.1667">
            <text:p>87.1667</text:p>
          </table:table-cell>
          <table:table-cell office:value-type="float" office:value="91.3333">
            <text:p>91.333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2-10-14T13:00:00">
            <text:p>Fri Oct 14 13:00:00 2022</text:p>
          </table:table-cell>
          <table:table-cell office:value-type="float" office:value="77.6667">
            <text:p>77.6667</text:p>
          </table:table-cell>
          <table:table-cell office:value-type="float" office:value="84.1667">
            <text:p>84.1667</text:p>
          </table:table-cell>
          <table:table-cell office:value-type="float" office:value="86.5">
            <text:p>86.5</text:p>
          </table:table-cell>
          <table:table-cell office:value-type="float" office:value="88.3333">
            <text:p>88.3333</text:p>
          </table:table-cell>
          <table:table-cell office:value-type="float" office:value="86.6667">
            <text:p>86.6667</text:p>
          </table:table-cell>
          <table:table-cell office:value-type="float" office:value="78.5">
            <text:p>78.5</text:p>
          </table:table-cell>
          <table:table-cell office:value-type="float" office:value="62.6667">
            <text:p>62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10-14T14:00:00">
            <text:p>Fri Oct 14 14:00:00 2022</text:p>
          </table:table-cell>
          <table:table-cell office:value-type="float" office:value="49.3333">
            <text:p>49.3333</text:p>
          </table:table-cell>
          <table:table-cell office:value-type="float" office:value="77.6667">
            <text:p>77.6667</text:p>
          </table:table-cell>
          <table:table-cell office:value-type="float" office:value="84.1667">
            <text:p>84.1667</text:p>
          </table:table-cell>
          <table:table-cell office:value-type="float" office:value="86.5">
            <text:p>86.5</text:p>
          </table:table-cell>
          <table:table-cell office:value-type="float" office:value="88.3333">
            <text:p>88.3333</text:p>
          </table:table-cell>
          <table:table-cell office:value-type="float" office:value="86.6667">
            <text:p>86.6667</text:p>
          </table:table-cell>
          <table:table-cell office:value-type="float" office:value="78.5">
            <text:p>78.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10-14T15:00:00">
            <text:p>Fri Oct 14 15:00:00 2022</text:p>
          </table:table-cell>
          <table:table-cell office:value-type="float" office:value="6.8333">
            <text:p>6.8333</text:p>
          </table:table-cell>
          <table:table-cell office:value-type="float" office:value="49.3333">
            <text:p>49.3333</text:p>
          </table:table-cell>
          <table:table-cell office:value-type="float" office:value="77.6667">
            <text:p>77.6667</text:p>
          </table:table-cell>
          <table:table-cell office:value-type="float" office:value="84.1667">
            <text:p>84.1667</text:p>
          </table:table-cell>
          <table:table-cell office:value-type="float" office:value="86.5">
            <text:p>86.5</text:p>
          </table:table-cell>
          <table:table-cell office:value-type="float" office:value="88.3333">
            <text:p>88.3333</text:p>
          </table:table-cell>
          <table:table-cell office:value-type="float" office:value="86.6667">
            <text:p>86.6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2-10-14T16:00:00">
            <text:p>Fri Oct 14 16:00:00 2022</text:p>
          </table:table-cell>
          <table:table-cell office:value-type="float" office:value="12.8333">
            <text:p>12.8333</text:p>
          </table:table-cell>
          <table:table-cell office:value-type="float" office:value="6.8333">
            <text:p>6.8333</text:p>
          </table:table-cell>
          <table:table-cell office:value-type="float" office:value="49.3333">
            <text:p>49.3333</text:p>
          </table:table-cell>
          <table:table-cell office:value-type="float" office:value="77.6667">
            <text:p>77.6667</text:p>
          </table:table-cell>
          <table:table-cell office:value-type="float" office:value="84.1667">
            <text:p>84.1667</text:p>
          </table:table-cell>
          <table:table-cell office:value-type="float" office:value="86.5">
            <text:p>86.5</text:p>
          </table:table-cell>
          <table:table-cell office:value-type="float" office:value="88.3333">
            <text:p>88.3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10-14T17:00:00">
            <text:p>Fri Oct 14 17:00:00 2022</text:p>
          </table:table-cell>
          <table:table-cell office:value-type="float" office:value="47.8333">
            <text:p>47.8333</text:p>
          </table:table-cell>
          <table:table-cell office:value-type="float" office:value="12.8333">
            <text:p>12.8333</text:p>
          </table:table-cell>
          <table:table-cell office:value-type="float" office:value="6.8333">
            <text:p>6.8333</text:p>
          </table:table-cell>
          <table:table-cell office:value-type="float" office:value="49.3333">
            <text:p>49.3333</text:p>
          </table:table-cell>
          <table:table-cell office:value-type="float" office:value="77.6667">
            <text:p>77.6667</text:p>
          </table:table-cell>
          <table:table-cell office:value-type="float" office:value="84.1667">
            <text:p>84.1667</text:p>
          </table:table-cell>
          <table:table-cell office:value-type="float" office:value="86.5">
            <text:p>86.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2-10-14T18:00:00">
            <text:p>Fri Oct 14 18:00:00 2022</text:p>
          </table:table-cell>
          <table:table-cell office:value-type="float" office:value="67.5">
            <text:p>67.5</text:p>
          </table:table-cell>
          <table:table-cell office:value-type="float" office:value="47.8333">
            <text:p>47.8333</text:p>
          </table:table-cell>
          <table:table-cell office:value-type="float" office:value="12.8333">
            <text:p>12.8333</text:p>
          </table:table-cell>
          <table:table-cell office:value-type="float" office:value="6.8333">
            <text:p>6.8333</text:p>
          </table:table-cell>
          <table:table-cell office:value-type="float" office:value="49.3333">
            <text:p>49.3333</text:p>
          </table:table-cell>
          <table:table-cell office:value-type="float" office:value="77.6667">
            <text:p>77.6667</text:p>
          </table:table-cell>
          <table:table-cell office:value-type="float" office:value="84.1667">
            <text:p>84.1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10-14T19:00:00">
            <text:p>Fri Oct 14 19:00:00 2022</text:p>
          </table:table-cell>
          <table:table-cell office:value-type="float" office:value="77.0">
            <text:p>77.0</text:p>
          </table:table-cell>
          <table:table-cell office:value-type="float" office:value="67.5">
            <text:p>67.5</text:p>
          </table:table-cell>
          <table:table-cell office:value-type="float" office:value="47.8333">
            <text:p>47.8333</text:p>
          </table:table-cell>
          <table:table-cell office:value-type="float" office:value="12.8333">
            <text:p>12.8333</text:p>
          </table:table-cell>
          <table:table-cell office:value-type="float" office:value="6.8333">
            <text:p>6.8333</text:p>
          </table:table-cell>
          <table:table-cell office:value-type="float" office:value="49.3333">
            <text:p>49.3333</text:p>
          </table:table-cell>
          <table:table-cell office:value-type="float" office:value="77.6667">
            <text:p>77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10-15T13:00:00">
            <text:p>Sat Oct 15 13:00:00 2022</text:p>
          </table:table-cell>
          <table:table-cell office:value-type="float" office:value="82.3333">
            <text:p>82.3333</text:p>
          </table:table-cell>
          <table:table-cell office:value-type="float" office:value="85.0">
            <text:p>85.0</text:p>
          </table:table-cell>
          <table:table-cell office:value-type="float" office:value="87.6667">
            <text:p>87.6667</text:p>
          </table:table-cell>
          <table:table-cell office:value-type="float" office:value="86.1667">
            <text:p>86.1667</text:p>
          </table:table-cell>
          <table:table-cell office:value-type="float" office:value="82.6667">
            <text:p>82.6667</text:p>
          </table:table-cell>
          <table:table-cell office:value-type="float" office:value="75.8333">
            <text:p>75.8333</text:p>
          </table:table-cell>
          <table:table-cell office:value-type="float" office:value="60.8333">
            <text:p>60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0-15T14:00:00">
            <text:p>Sat Oct 15 14:00:00 2022</text:p>
          </table:table-cell>
          <table:table-cell office:value-type="float" office:value="71.8333">
            <text:p>71.8333</text:p>
          </table:table-cell>
          <table:table-cell office:value-type="float" office:value="82.3333">
            <text:p>82.3333</text:p>
          </table:table-cell>
          <table:table-cell office:value-type="float" office:value="85.0">
            <text:p>85.0</text:p>
          </table:table-cell>
          <table:table-cell office:value-type="float" office:value="87.6667">
            <text:p>87.6667</text:p>
          </table:table-cell>
          <table:table-cell office:value-type="float" office:value="86.1667">
            <text:p>86.1667</text:p>
          </table:table-cell>
          <table:table-cell office:value-type="float" office:value="82.6667">
            <text:p>82.6667</text:p>
          </table:table-cell>
          <table:table-cell office:value-type="float" office:value="75.8333">
            <text:p>75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10-15T15:00:00">
            <text:p>Sat Oct 15 15:00:00 2022</text:p>
          </table:table-cell>
          <table:table-cell office:value-type="float" office:value="40.6667">
            <text:p>40.6667</text:p>
          </table:table-cell>
          <table:table-cell office:value-type="float" office:value="71.8333">
            <text:p>71.8333</text:p>
          </table:table-cell>
          <table:table-cell office:value-type="float" office:value="82.3333">
            <text:p>82.3333</text:p>
          </table:table-cell>
          <table:table-cell office:value-type="float" office:value="85.0">
            <text:p>85.0</text:p>
          </table:table-cell>
          <table:table-cell office:value-type="float" office:value="87.6667">
            <text:p>87.6667</text:p>
          </table:table-cell>
          <table:table-cell office:value-type="float" office:value="86.1667">
            <text:p>86.1667</text:p>
          </table:table-cell>
          <table:table-cell office:value-type="float" office:value="82.6667">
            <text:p>82.6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10-15T16:00:00">
            <text:p>Sat Oct 15 16:00:00 2022</text:p>
          </table:table-cell>
          <table:table-cell office:value-type="float" office:value="37.0">
            <text:p>37.0</text:p>
          </table:table-cell>
          <table:table-cell office:value-type="float" office:value="40.6667">
            <text:p>40.6667</text:p>
          </table:table-cell>
          <table:table-cell office:value-type="float" office:value="71.8333">
            <text:p>71.8333</text:p>
          </table:table-cell>
          <table:table-cell office:value-type="float" office:value="82.3333">
            <text:p>82.3333</text:p>
          </table:table-cell>
          <table:table-cell office:value-type="float" office:value="85.0">
            <text:p>85.0</text:p>
          </table:table-cell>
          <table:table-cell office:value-type="float" office:value="87.6667">
            <text:p>87.6667</text:p>
          </table:table-cell>
          <table:table-cell office:value-type="float" office:value="86.1667">
            <text:p>86.1667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10-15T17:00:00">
            <text:p>Sat Oct 15 17:00:00 2022</text:p>
          </table:table-cell>
          <table:table-cell office:value-type="float" office:value="59.6667">
            <text:p>59.6667</text:p>
          </table:table-cell>
          <table:table-cell office:value-type="float" office:value="37.0">
            <text:p>37.0</text:p>
          </table:table-cell>
          <table:table-cell office:value-type="float" office:value="40.6667">
            <text:p>40.6667</text:p>
          </table:table-cell>
          <table:table-cell office:value-type="float" office:value="71.8333">
            <text:p>71.8333</text:p>
          </table:table-cell>
          <table:table-cell office:value-type="float" office:value="82.3333">
            <text:p>82.3333</text:p>
          </table:table-cell>
          <table:table-cell office:value-type="float" office:value="85.0">
            <text:p>85.0</text:p>
          </table:table-cell>
          <table:table-cell office:value-type="float" office:value="87.6667">
            <text:p>87.6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10-15T18:00:00">
            <text:p>Sat Oct 15 18:00:00 2022</text:p>
          </table:table-cell>
          <table:table-cell office:value-type="float" office:value="50.3333">
            <text:p>50.3333</text:p>
          </table:table-cell>
          <table:table-cell office:value-type="float" office:value="59.6667">
            <text:p>59.6667</text:p>
          </table:table-cell>
          <table:table-cell office:value-type="float" office:value="37.0">
            <text:p>37.0</text:p>
          </table:table-cell>
          <table:table-cell office:value-type="float" office:value="40.6667">
            <text:p>40.6667</text:p>
          </table:table-cell>
          <table:table-cell office:value-type="float" office:value="71.8333">
            <text:p>71.8333</text:p>
          </table:table-cell>
          <table:table-cell office:value-type="float" office:value="82.3333">
            <text:p>82.3333</text:p>
          </table:table-cell>
          <table:table-cell office:value-type="float" office:value="85.0">
            <text:p>85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10-16T13:00:00">
            <text:p>Sun Oct 16 13:00:00 2022</text:p>
          </table:table-cell>
          <table:table-cell office:value-type="float" office:value="70.8333">
            <text:p>70.8333</text:p>
          </table:table-cell>
          <table:table-cell office:value-type="float" office:value="71.3333">
            <text:p>71.3333</text:p>
          </table:table-cell>
          <table:table-cell office:value-type="float" office:value="83.8333">
            <text:p>83.8333</text:p>
          </table:table-cell>
          <table:table-cell office:value-type="float" office:value="88.6667">
            <text:p>88.6667</text:p>
          </table:table-cell>
          <table:table-cell office:value-type="float" office:value="84.6667">
            <text:p>84.6667</text:p>
          </table:table-cell>
          <table:table-cell office:value-type="float" office:value="69.3333">
            <text:p>69.3333</text:p>
          </table:table-cell>
          <table:table-cell office:value-type="float" office:value="47.0">
            <text:p>47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0-16T14:00:00">
            <text:p>Sun Oct 16 14:00:00 2022</text:p>
          </table:table-cell>
          <table:table-cell office:value-type="float" office:value="60.8333">
            <text:p>60.8333</text:p>
          </table:table-cell>
          <table:table-cell office:value-type="float" office:value="70.8333">
            <text:p>70.8333</text:p>
          </table:table-cell>
          <table:table-cell office:value-type="float" office:value="71.3333">
            <text:p>71.3333</text:p>
          </table:table-cell>
          <table:table-cell office:value-type="float" office:value="83.8333">
            <text:p>83.8333</text:p>
          </table:table-cell>
          <table:table-cell office:value-type="float" office:value="88.6667">
            <text:p>88.6667</text:p>
          </table:table-cell>
          <table:table-cell office:value-type="float" office:value="84.6667">
            <text:p>84.6667</text:p>
          </table:table-cell>
          <table:table-cell office:value-type="float" office:value="69.3333">
            <text:p>69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10-16T15:00:00">
            <text:p>Sun Oct 16 15:00:00 2022</text:p>
          </table:table-cell>
          <table:table-cell office:value-type="float" office:value="57.8333">
            <text:p>57.8333</text:p>
          </table:table-cell>
          <table:table-cell office:value-type="float" office:value="60.8333">
            <text:p>60.8333</text:p>
          </table:table-cell>
          <table:table-cell office:value-type="float" office:value="70.8333">
            <text:p>70.8333</text:p>
          </table:table-cell>
          <table:table-cell office:value-type="float" office:value="71.3333">
            <text:p>71.3333</text:p>
          </table:table-cell>
          <table:table-cell office:value-type="float" office:value="83.8333">
            <text:p>83.8333</text:p>
          </table:table-cell>
          <table:table-cell office:value-type="float" office:value="88.6667">
            <text:p>88.6667</text:p>
          </table:table-cell>
          <table:table-cell office:value-type="float" office:value="84.6667">
            <text:p>84.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10-16T16:00:00">
            <text:p>Sun Oct 16 16:00:00 2022</text:p>
          </table:table-cell>
          <table:table-cell office:value-type="float" office:value="43.8333">
            <text:p>43.8333</text:p>
          </table:table-cell>
          <table:table-cell office:value-type="float" office:value="57.8333">
            <text:p>57.8333</text:p>
          </table:table-cell>
          <table:table-cell office:value-type="float" office:value="60.8333">
            <text:p>60.8333</text:p>
          </table:table-cell>
          <table:table-cell office:value-type="float" office:value="70.8333">
            <text:p>70.8333</text:p>
          </table:table-cell>
          <table:table-cell office:value-type="float" office:value="71.3333">
            <text:p>71.3333</text:p>
          </table:table-cell>
          <table:table-cell office:value-type="float" office:value="83.8333">
            <text:p>83.8333</text:p>
          </table:table-cell>
          <table:table-cell office:value-type="float" office:value="88.6667">
            <text:p>88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0-16T17:00:00">
            <text:p>Sun Oct 16 17:00:00 2022</text:p>
          </table:table-cell>
          <table:table-cell office:value-type="float" office:value="49.0">
            <text:p>49.0</text:p>
          </table:table-cell>
          <table:table-cell office:value-type="float" office:value="43.8333">
            <text:p>43.8333</text:p>
          </table:table-cell>
          <table:table-cell office:value-type="float" office:value="57.8333">
            <text:p>57.8333</text:p>
          </table:table-cell>
          <table:table-cell office:value-type="float" office:value="60.8333">
            <text:p>60.8333</text:p>
          </table:table-cell>
          <table:table-cell office:value-type="float" office:value="70.8333">
            <text:p>70.8333</text:p>
          </table:table-cell>
          <table:table-cell office:value-type="float" office:value="71.3333">
            <text:p>71.3333</text:p>
          </table:table-cell>
          <table:table-cell office:value-type="float" office:value="83.8333">
            <text:p>83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0-16T18:00:00">
            <text:p>Sun Oct 16 18:00:00 2022</text:p>
          </table:table-cell>
          <table:table-cell office:value-type="float" office:value="53.8333">
            <text:p>53.8333</text:p>
          </table:table-cell>
          <table:table-cell office:value-type="float" office:value="49.0">
            <text:p>49.0</text:p>
          </table:table-cell>
          <table:table-cell office:value-type="float" office:value="43.8333">
            <text:p>43.8333</text:p>
          </table:table-cell>
          <table:table-cell office:value-type="float" office:value="57.8333">
            <text:p>57.8333</text:p>
          </table:table-cell>
          <table:table-cell office:value-type="float" office:value="60.8333">
            <text:p>60.8333</text:p>
          </table:table-cell>
          <table:table-cell office:value-type="float" office:value="70.8333">
            <text:p>70.8333</text:p>
          </table:table-cell>
          <table:table-cell office:value-type="float" office:value="71.3333">
            <text:p>71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0-16T19:00:00">
            <text:p>Sun Oct 16 19:00:00 2022</text:p>
          </table:table-cell>
          <table:table-cell office:value-type="float" office:value="44.1667">
            <text:p>44.1667</text:p>
          </table:table-cell>
          <table:table-cell office:value-type="float" office:value="53.8333">
            <text:p>53.8333</text:p>
          </table:table-cell>
          <table:table-cell office:value-type="float" office:value="49.0">
            <text:p>49.0</text:p>
          </table:table-cell>
          <table:table-cell office:value-type="float" office:value="43.8333">
            <text:p>43.8333</text:p>
          </table:table-cell>
          <table:table-cell office:value-type="float" office:value="57.8333">
            <text:p>57.8333</text:p>
          </table:table-cell>
          <table:table-cell office:value-type="float" office:value="60.8333">
            <text:p>60.8333</text:p>
          </table:table-cell>
          <table:table-cell office:value-type="float" office:value="70.8333">
            <text:p>70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0-17T14:00:00">
            <text:p>Mon Oct 17 14:00:00 2022</text:p>
          </table:table-cell>
          <table:table-cell office:value-type="float" office:value="41.3333">
            <text:p>41.3333</text:p>
          </table:table-cell>
          <table:table-cell office:value-type="float" office:value="54.1667">
            <text:p>54.1667</text:p>
          </table:table-cell>
          <table:table-cell office:value-type="float" office:value="49.1667">
            <text:p>49.1667</text:p>
          </table:table-cell>
          <table:table-cell office:value-type="float" office:value="63.8333">
            <text:p>63.8333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55.1667">
            <text:p>55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0-17T15:00:00">
            <text:p>Mon Oct 17 15:00:00 2022</text:p>
          </table:table-cell>
          <table:table-cell office:value-type="float" office:value="45.3333">
            <text:p>45.3333</text:p>
          </table:table-cell>
          <table:table-cell office:value-type="float" office:value="41.3333">
            <text:p>41.3333</text:p>
          </table:table-cell>
          <table:table-cell office:value-type="float" office:value="54.1667">
            <text:p>54.1667</text:p>
          </table:table-cell>
          <table:table-cell office:value-type="float" office:value="49.1667">
            <text:p>49.1667</text:p>
          </table:table-cell>
          <table:table-cell office:value-type="float" office:value="63.8333">
            <text:p>63.8333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10-17T16:00:00">
            <text:p>Mon Oct 17 16:00:00 2022</text:p>
          </table:table-cell>
          <table:table-cell office:value-type="float" office:value="47.0">
            <text:p>47.0</text:p>
          </table:table-cell>
          <table:table-cell office:value-type="float" office:value="45.3333">
            <text:p>45.3333</text:p>
          </table:table-cell>
          <table:table-cell office:value-type="float" office:value="41.3333">
            <text:p>41.3333</text:p>
          </table:table-cell>
          <table:table-cell office:value-type="float" office:value="54.1667">
            <text:p>54.1667</text:p>
          </table:table-cell>
          <table:table-cell office:value-type="float" office:value="49.1667">
            <text:p>49.1667</text:p>
          </table:table-cell>
          <table:table-cell office:value-type="float" office:value="63.8333">
            <text:p>63.8333</text:p>
          </table:table-cell>
          <table:table-cell office:value-type="float" office:value="64.3333">
            <text:p>64.3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10-17T17:00:00">
            <text:p>Mon Oct 17 17:00:00 2022</text:p>
          </table:table-cell>
          <table:table-cell office:value-type="float" office:value="41.1667">
            <text:p>41.1667</text:p>
          </table:table-cell>
          <table:table-cell office:value-type="float" office:value="47.0">
            <text:p>47.0</text:p>
          </table:table-cell>
          <table:table-cell office:value-type="float" office:value="45.3333">
            <text:p>45.3333</text:p>
          </table:table-cell>
          <table:table-cell office:value-type="float" office:value="41.3333">
            <text:p>41.3333</text:p>
          </table:table-cell>
          <table:table-cell office:value-type="float" office:value="54.1667">
            <text:p>54.1667</text:p>
          </table:table-cell>
          <table:table-cell office:value-type="float" office:value="49.1667">
            <text:p>49.1667</text:p>
          </table:table-cell>
          <table:table-cell office:value-type="float" office:value="63.8333">
            <text:p>63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10-17T18:00:00">
            <text:p>Mon Oct 17 18:00:00 2022</text:p>
          </table:table-cell>
          <table:table-cell office:value-type="float" office:value="15.6667">
            <text:p>15.6667</text:p>
          </table:table-cell>
          <table:table-cell office:value-type="float" office:value="41.1667">
            <text:p>41.1667</text:p>
          </table:table-cell>
          <table:table-cell office:value-type="float" office:value="47.0">
            <text:p>47.0</text:p>
          </table:table-cell>
          <table:table-cell office:value-type="float" office:value="45.3333">
            <text:p>45.3333</text:p>
          </table:table-cell>
          <table:table-cell office:value-type="float" office:value="41.3333">
            <text:p>41.3333</text:p>
          </table:table-cell>
          <table:table-cell office:value-type="float" office:value="54.1667">
            <text:p>54.1667</text:p>
          </table:table-cell>
          <table:table-cell office:value-type="float" office:value="49.1667">
            <text:p>49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0-18T14:00:00">
            <text:p>Tue Oct 18 14:00:00 2022</text:p>
          </table:table-cell>
          <table:table-cell office:value-type="float" office:value="58.8333">
            <text:p>58.8333</text:p>
          </table:table-cell>
          <table:table-cell office:value-type="float" office:value="65.8333">
            <text:p>65.8333</text:p>
          </table:table-cell>
          <table:table-cell office:value-type="float" office:value="68.5">
            <text:p>68.5</text:p>
          </table:table-cell>
          <table:table-cell office:value-type="float" office:value="70.5">
            <text:p>70.5</text:p>
          </table:table-cell>
          <table:table-cell office:value-type="float" office:value="72.1667">
            <text:p>72.1667</text:p>
          </table:table-cell>
          <table:table-cell office:value-type="float" office:value="62.1667">
            <text:p>62.1667</text:p>
          </table:table-cell>
          <table:table-cell office:value-type="float" office:value="48.3333">
            <text:p>48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10-18T15:00:00">
            <text:p>Tue Oct 18 15:00:00 2022</text:p>
          </table:table-cell>
          <table:table-cell office:value-type="float" office:value="37.3333">
            <text:p>37.3333</text:p>
          </table:table-cell>
          <table:table-cell office:value-type="float" office:value="58.8333">
            <text:p>58.8333</text:p>
          </table:table-cell>
          <table:table-cell office:value-type="float" office:value="65.8333">
            <text:p>65.8333</text:p>
          </table:table-cell>
          <table:table-cell office:value-type="float" office:value="68.5">
            <text:p>68.5</text:p>
          </table:table-cell>
          <table:table-cell office:value-type="float" office:value="70.5">
            <text:p>70.5</text:p>
          </table:table-cell>
          <table:table-cell office:value-type="float" office:value="72.1667">
            <text:p>72.1667</text:p>
          </table:table-cell>
          <table:table-cell office:value-type="float" office:value="62.1667">
            <text:p>62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10-18T16:00:00">
            <text:p>Tue Oct 18 16:00:00 2022</text:p>
          </table:table-cell>
          <table:table-cell office:value-type="float" office:value="18.1667">
            <text:p>18.1667</text:p>
          </table:table-cell>
          <table:table-cell office:value-type="float" office:value="37.3333">
            <text:p>37.3333</text:p>
          </table:table-cell>
          <table:table-cell office:value-type="float" office:value="58.8333">
            <text:p>58.8333</text:p>
          </table:table-cell>
          <table:table-cell office:value-type="float" office:value="65.8333">
            <text:p>65.8333</text:p>
          </table:table-cell>
          <table:table-cell office:value-type="float" office:value="68.5">
            <text:p>68.5</text:p>
          </table:table-cell>
          <table:table-cell office:value-type="float" office:value="70.5">
            <text:p>70.5</text:p>
          </table:table-cell>
          <table:table-cell office:value-type="float" office:value="72.1667">
            <text:p>72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10-18T17:00:00">
            <text:p>Tue Oct 18 17:00:00 2022</text:p>
          </table:table-cell>
          <table:table-cell office:value-type="float" office:value="18.5">
            <text:p>18.5</text:p>
          </table:table-cell>
          <table:table-cell office:value-type="float" office:value="18.1667">
            <text:p>18.1667</text:p>
          </table:table-cell>
          <table:table-cell office:value-type="float" office:value="37.3333">
            <text:p>37.3333</text:p>
          </table:table-cell>
          <table:table-cell office:value-type="float" office:value="58.8333">
            <text:p>58.8333</text:p>
          </table:table-cell>
          <table:table-cell office:value-type="float" office:value="65.8333">
            <text:p>65.8333</text:p>
          </table:table-cell>
          <table:table-cell office:value-type="float" office:value="68.5">
            <text:p>68.5</text:p>
          </table:table-cell>
          <table:table-cell office:value-type="float" office:value="70.5">
            <text:p>70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10-19T15:00:00">
            <text:p>Wed Oct 19 15:00:00 2022</text:p>
          </table:table-cell>
          <table:table-cell office:value-type="float" office:value="58.3333">
            <text:p>58.3333</text:p>
          </table:table-cell>
          <table:table-cell office:value-type="float" office:value="61.0">
            <text:p>61.0</text:p>
          </table:table-cell>
          <table:table-cell office:value-type="float" office:value="65.3333">
            <text:p>65.3333</text:p>
          </table:table-cell>
          <table:table-cell office:value-type="float" office:value="68.8333">
            <text:p>68.8333</text:p>
          </table:table-cell>
          <table:table-cell office:value-type="float" office:value="70.8333">
            <text:p>70.8333</text:p>
          </table:table-cell>
          <table:table-cell office:value-type="float" office:value="68.3333">
            <text:p>68.3333</text:p>
          </table:table-cell>
          <table:table-cell office:value-type="float" office:value="67.6667">
            <text:p>67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0-19T16:00:00">
            <text:p>Wed Oct 19 16:00:00 2022</text:p>
          </table:table-cell>
          <table:table-cell office:value-type="float" office:value="51.5">
            <text:p>51.5</text:p>
          </table:table-cell>
          <table:table-cell office:value-type="float" office:value="58.3333">
            <text:p>58.3333</text:p>
          </table:table-cell>
          <table:table-cell office:value-type="float" office:value="61.0">
            <text:p>61.0</text:p>
          </table:table-cell>
          <table:table-cell office:value-type="float" office:value="65.3333">
            <text:p>65.3333</text:p>
          </table:table-cell>
          <table:table-cell office:value-type="float" office:value="68.8333">
            <text:p>68.8333</text:p>
          </table:table-cell>
          <table:table-cell office:value-type="float" office:value="70.8333">
            <text:p>70.8333</text:p>
          </table:table-cell>
          <table:table-cell office:value-type="float" office:value="68.3333">
            <text:p>68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0-19T17:00:00">
            <text:p>Wed Oct 19 17:00:00 2022</text:p>
          </table:table-cell>
          <table:table-cell office:value-type="float" office:value="34.5">
            <text:p>34.5</text:p>
          </table:table-cell>
          <table:table-cell office:value-type="float" office:value="51.5">
            <text:p>51.5</text:p>
          </table:table-cell>
          <table:table-cell office:value-type="float" office:value="58.3333">
            <text:p>58.3333</text:p>
          </table:table-cell>
          <table:table-cell office:value-type="float" office:value="61.0">
            <text:p>61.0</text:p>
          </table:table-cell>
          <table:table-cell office:value-type="float" office:value="65.3333">
            <text:p>65.3333</text:p>
          </table:table-cell>
          <table:table-cell office:value-type="float" office:value="68.8333">
            <text:p>68.8333</text:p>
          </table:table-cell>
          <table:table-cell office:value-type="float" office:value="70.8333">
            <text:p>70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10-19T18:00:00">
            <text:p>Wed Oct 19 18:00:00 2022</text:p>
          </table:table-cell>
          <table:table-cell office:value-type="float" office:value="53.5">
            <text:p>53.5</text:p>
          </table:table-cell>
          <table:table-cell office:value-type="float" office:value="34.5">
            <text:p>34.5</text:p>
          </table:table-cell>
          <table:table-cell office:value-type="float" office:value="51.5">
            <text:p>51.5</text:p>
          </table:table-cell>
          <table:table-cell office:value-type="float" office:value="58.3333">
            <text:p>58.3333</text:p>
          </table:table-cell>
          <table:table-cell office:value-type="float" office:value="61.0">
            <text:p>61.0</text:p>
          </table:table-cell>
          <table:table-cell office:value-type="float" office:value="65.3333">
            <text:p>65.3333</text:p>
          </table:table-cell>
          <table:table-cell office:value-type="float" office:value="68.8333">
            <text:p>68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0-19T19:00:00">
            <text:p>Wed Oct 19 19:00:00 2022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34.5">
            <text:p>34.5</text:p>
          </table:table-cell>
          <table:table-cell office:value-type="float" office:value="51.5">
            <text:p>51.5</text:p>
          </table:table-cell>
          <table:table-cell office:value-type="float" office:value="58.3333">
            <text:p>58.3333</text:p>
          </table:table-cell>
          <table:table-cell office:value-type="float" office:value="61.0">
            <text:p>61.0</text:p>
          </table:table-cell>
          <table:table-cell office:value-type="float" office:value="65.3333">
            <text:p>65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0-19T20:00:00">
            <text:p>Wed Oct 19 20:00:00 2022</text:p>
          </table:table-cell>
          <table:table-cell office:value-type="float" office:value="48.8333">
            <text:p>48.8333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34.5">
            <text:p>34.5</text:p>
          </table:table-cell>
          <table:table-cell office:value-type="float" office:value="51.5">
            <text:p>51.5</text:p>
          </table:table-cell>
          <table:table-cell office:value-type="float" office:value="58.3333">
            <text:p>58.3333</text:p>
          </table:table-cell>
          <table:table-cell office:value-type="float" office:value="61.0">
            <text:p>61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10-23T15:00:00">
            <text:p>Sun Oct 23 15:00:00 2022</text:p>
          </table:table-cell>
          <table:table-cell office:value-type="float" office:value="33.6667">
            <text:p>33.6667</text:p>
          </table:table-cell>
          <table:table-cell office:value-type="float" office:value="36.5">
            <text:p>36.5</text:p>
          </table:table-cell>
          <table:table-cell office:value-type="float" office:value="47.5">
            <text:p>47.5</text:p>
          </table:table-cell>
          <table:table-cell office:value-type="float" office:value="57.1667">
            <text:p>57.1667</text:p>
          </table:table-cell>
          <table:table-cell office:value-type="float" office:value="56.3333">
            <text:p>56.3333</text:p>
          </table:table-cell>
          <table:table-cell office:value-type="float" office:value="58.3333">
            <text:p>58.3333</text:p>
          </table:table-cell>
          <table:table-cell office:value-type="float" office:value="57.5">
            <text:p>57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10-24T16:00:00">
            <text:p>Mon Oct 24 16:00:00 2022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51.0">
            <text:p>51.0</text:p>
          </table:table-cell>
          <table:table-cell office:value-type="float" office:value="60.6667">
            <text:p>60.6667</text:p>
          </table:table-cell>
          <table:table-cell office:value-type="float" office:value="70.6667">
            <text:p>70.6667</text:p>
          </table:table-cell>
          <table:table-cell office:value-type="float" office:value="70.1667">
            <text:p>70.1667</text:p>
          </table:table-cell>
          <table:table-cell office:value-type="float" office:value="67.0">
            <text:p>67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10-24T17:00:00">
            <text:p>Mon Oct 24 17:00:00 2022</text:p>
          </table:table-cell>
          <table:table-cell office:value-type="float" office:value="40.5">
            <text:p>40.5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51.0">
            <text:p>51.0</text:p>
          </table:table-cell>
          <table:table-cell office:value-type="float" office:value="60.6667">
            <text:p>60.6667</text:p>
          </table:table-cell>
          <table:table-cell office:value-type="float" office:value="70.6667">
            <text:p>70.6667</text:p>
          </table:table-cell>
          <table:table-cell office:value-type="float" office:value="70.1667">
            <text:p>70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10-28T16:00:00">
            <text:p>Fri Oct 28 16:00:00 2022</text:p>
          </table:table-cell>
          <table:table-cell office:value-type="float" office:value="23.1667">
            <text:p>23.1667</text:p>
          </table:table-cell>
          <table:table-cell office:value-type="float" office:value="43.3333">
            <text:p>43.3333</text:p>
          </table:table-cell>
          <table:table-cell office:value-type="float" office:value="47.1667">
            <text:p>47.1667</text:p>
          </table:table-cell>
          <table:table-cell office:value-type="float" office:value="68.5">
            <text:p>68.5</text:p>
          </table:table-cell>
          <table:table-cell office:value-type="float" office:value="78.1667">
            <text:p>78.1667</text:p>
          </table:table-cell>
          <table:table-cell office:value-type="float" office:value="81.6667">
            <text:p>81.6667</text:p>
          </table:table-cell>
          <table:table-cell office:value-type="float" office:value="69.0">
            <text:p>69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10-30T13:00:00">
            <text:p>Sun Oct 30 13:00:00 2022</text:p>
          </table:table-cell>
          <table:table-cell office:value-type="float" office:value="74.3333">
            <text:p>74.3333</text:p>
          </table:table-cell>
          <table:table-cell office:value-type="float" office:value="90.8333">
            <text:p>90.8333</text:p>
          </table:table-cell>
          <table:table-cell office:value-type="float" office:value="91.8333">
            <text:p>91.8333</text:p>
          </table:table-cell>
          <table:table-cell office:value-type="float" office:value="85.5">
            <text:p>85.5</text:p>
          </table:table-cell>
          <table:table-cell office:value-type="float" office:value="77.8333">
            <text:p>77.8333</text:p>
          </table:table-cell>
          <table:table-cell office:value-type="float" office:value="67.3333">
            <text:p>67.3333</text:p>
          </table:table-cell>
          <table:table-cell office:value-type="float" office:value="45.1667">
            <text:p>45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10-30T14:00:00">
            <text:p>Sun Oct 30 14:00:00 2022</text:p>
          </table:table-cell>
          <table:table-cell office:value-type="float" office:value="51.6667">
            <text:p>51.6667</text:p>
          </table:table-cell>
          <table:table-cell office:value-type="float" office:value="74.3333">
            <text:p>74.3333</text:p>
          </table:table-cell>
          <table:table-cell office:value-type="float" office:value="90.8333">
            <text:p>90.8333</text:p>
          </table:table-cell>
          <table:table-cell office:value-type="float" office:value="91.8333">
            <text:p>91.8333</text:p>
          </table:table-cell>
          <table:table-cell office:value-type="float" office:value="85.5">
            <text:p>85.5</text:p>
          </table:table-cell>
          <table:table-cell office:value-type="float" office:value="77.8333">
            <text:p>77.8333</text:p>
          </table:table-cell>
          <table:table-cell office:value-type="float" office:value="67.3333">
            <text:p>67.3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10-30T15:00:00">
            <text:p>Sun Oct 30 15:00:00 2022</text:p>
          </table:table-cell>
          <table:table-cell office:value-type="float" office:value="18.5">
            <text:p>18.5</text:p>
          </table:table-cell>
          <table:table-cell office:value-type="float" office:value="51.6667">
            <text:p>51.6667</text:p>
          </table:table-cell>
          <table:table-cell office:value-type="float" office:value="74.3333">
            <text:p>74.3333</text:p>
          </table:table-cell>
          <table:table-cell office:value-type="float" office:value="90.8333">
            <text:p>90.8333</text:p>
          </table:table-cell>
          <table:table-cell office:value-type="float" office:value="91.8333">
            <text:p>91.8333</text:p>
          </table:table-cell>
          <table:table-cell office:value-type="float" office:value="85.5">
            <text:p>85.5</text:p>
          </table:table-cell>
          <table:table-cell office:value-type="float" office:value="77.8333">
            <text:p>77.833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11-01T16:00:00">
            <text:p>Tue Nov  1 16:00:00 2022</text:p>
          </table:table-cell>
          <table:table-cell office:value-type="float" office:value="3.8333">
            <text:p>3.8333</text:p>
          </table:table-cell>
          <table:table-cell office:value-type="float" office:value="4.8333">
            <text:p>4.8333</text:p>
          </table:table-cell>
          <table:table-cell office:value-type="float" office:value="28.8333">
            <text:p>28.8333</text:p>
          </table:table-cell>
          <table:table-cell office:value-type="float" office:value="47.5">
            <text:p>47.5</text:p>
          </table:table-cell>
          <table:table-cell office:value-type="float" office:value="54.6667">
            <text:p>54.6667</text:p>
          </table:table-cell>
          <table:table-cell office:value-type="float" office:value="65.0">
            <text:p>65.0</text:p>
          </table:table-cell>
          <table:table-cell office:value-type="float" office:value="28.1667">
            <text:p>28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11-02T14:00:00">
            <text:p>Wed Nov  2 14:00:00 2022</text:p>
          </table:table-cell>
          <table:table-cell office:value-type="float" office:value="45.6667">
            <text:p>45.6667</text:p>
          </table:table-cell>
          <table:table-cell office:value-type="float" office:value="65.0">
            <text:p>65.0</text:p>
          </table:table-cell>
          <table:table-cell office:value-type="float" office:value="76.6667">
            <text:p>76.6667</text:p>
          </table:table-cell>
          <table:table-cell office:value-type="float" office:value="76.6667">
            <text:p>76.6667</text:p>
          </table:table-cell>
          <table:table-cell office:value-type="float" office:value="71.8333">
            <text:p>71.8333</text:p>
          </table:table-cell>
          <table:table-cell office:value-type="float" office:value="64.0">
            <text:p>64.0</text:p>
          </table:table-cell>
          <table:table-cell office:value-type="float" office:value="55.3333">
            <text:p>55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1-02T15:00:00">
            <text:p>Wed Nov  2 15:00:00 2022</text:p>
          </table:table-cell>
          <table:table-cell office:value-type="float" office:value="48.8333">
            <text:p>48.8333</text:p>
          </table:table-cell>
          <table:table-cell office:value-type="float" office:value="45.6667">
            <text:p>45.6667</text:p>
          </table:table-cell>
          <table:table-cell office:value-type="float" office:value="65.0">
            <text:p>65.0</text:p>
          </table:table-cell>
          <table:table-cell office:value-type="float" office:value="76.6667">
            <text:p>76.6667</text:p>
          </table:table-cell>
          <table:table-cell office:value-type="float" office:value="76.6667">
            <text:p>76.6667</text:p>
          </table:table-cell>
          <table:table-cell office:value-type="float" office:value="71.8333">
            <text:p>71.8333</text:p>
          </table:table-cell>
          <table:table-cell office:value-type="float" office:value="64.0">
            <text:p>64.0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11-02T16:00:00">
            <text:p>Wed Nov  2 16:00:00 2022</text:p>
          </table:table-cell>
          <table:table-cell office:value-type="float" office:value="31.8333">
            <text:p>31.8333</text:p>
          </table:table-cell>
          <table:table-cell office:value-type="float" office:value="48.8333">
            <text:p>48.8333</text:p>
          </table:table-cell>
          <table:table-cell office:value-type="float" office:value="45.6667">
            <text:p>45.6667</text:p>
          </table:table-cell>
          <table:table-cell office:value-type="float" office:value="65.0">
            <text:p>65.0</text:p>
          </table:table-cell>
          <table:table-cell office:value-type="float" office:value="76.6667">
            <text:p>76.6667</text:p>
          </table:table-cell>
          <table:table-cell office:value-type="float" office:value="76.6667">
            <text:p>76.6667</text:p>
          </table:table-cell>
          <table:table-cell office:value-type="float" office:value="71.8333">
            <text:p>71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1-02T17:00:00">
            <text:p>Wed Nov  2 17:00:00 2022</text:p>
          </table:table-cell>
          <table:table-cell office:value-type="float" office:value="9.6667">
            <text:p>9.6667</text:p>
          </table:table-cell>
          <table:table-cell office:value-type="float" office:value="31.8333">
            <text:p>31.8333</text:p>
          </table:table-cell>
          <table:table-cell office:value-type="float" office:value="48.8333">
            <text:p>48.8333</text:p>
          </table:table-cell>
          <table:table-cell office:value-type="float" office:value="45.6667">
            <text:p>45.6667</text:p>
          </table:table-cell>
          <table:table-cell office:value-type="float" office:value="65.0">
            <text:p>65.0</text:p>
          </table:table-cell>
          <table:table-cell office:value-type="float" office:value="76.6667">
            <text:p>76.6667</text:p>
          </table:table-cell>
          <table:table-cell office:value-type="float" office:value="76.6667">
            <text:p>76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11-03T13:00:00">
            <text:p>Thu Nov  3 13:00:00 2022</text:p>
          </table:table-cell>
          <table:table-cell office:value-type="float" office:value="52.8333">
            <text:p>52.8333</text:p>
          </table:table-cell>
          <table:table-cell office:value-type="float" office:value="65.0">
            <text:p>65.0</text:p>
          </table:table-cell>
          <table:table-cell office:value-type="float" office:value="65.1667">
            <text:p>65.1667</text:p>
          </table:table-cell>
          <table:table-cell office:value-type="float" office:value="68.5">
            <text:p>68.5</text:p>
          </table:table-cell>
          <table:table-cell office:value-type="float" office:value="70.0">
            <text:p>70.0</text:p>
          </table:table-cell>
          <table:table-cell office:value-type="float" office:value="61.1667">
            <text:p>61.1667</text:p>
          </table:table-cell>
          <table:table-cell office:value-type="float" office:value="43.6667">
            <text:p>43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11-03T14:00:00">
            <text:p>Thu Nov  3 14:00:00 2022</text:p>
          </table:table-cell>
          <table:table-cell office:value-type="float" office:value="41.8333">
            <text:p>41.8333</text:p>
          </table:table-cell>
          <table:table-cell office:value-type="float" office:value="52.8333">
            <text:p>52.8333</text:p>
          </table:table-cell>
          <table:table-cell office:value-type="float" office:value="65.0">
            <text:p>65.0</text:p>
          </table:table-cell>
          <table:table-cell office:value-type="float" office:value="65.1667">
            <text:p>65.1667</text:p>
          </table:table-cell>
          <table:table-cell office:value-type="float" office:value="68.5">
            <text:p>68.5</text:p>
          </table:table-cell>
          <table:table-cell office:value-type="float" office:value="70.0">
            <text:p>70.0</text:p>
          </table:table-cell>
          <table:table-cell office:value-type="float" office:value="61.1667">
            <text:p>61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11-03T15:00:00">
            <text:p>Thu Nov  3 15:00:00 2022</text:p>
          </table:table-cell>
          <table:table-cell office:value-type="float" office:value="29.5">
            <text:p>29.5</text:p>
          </table:table-cell>
          <table:table-cell office:value-type="float" office:value="41.8333">
            <text:p>41.8333</text:p>
          </table:table-cell>
          <table:table-cell office:value-type="float" office:value="52.8333">
            <text:p>52.8333</text:p>
          </table:table-cell>
          <table:table-cell office:value-type="float" office:value="65.0">
            <text:p>65.0</text:p>
          </table:table-cell>
          <table:table-cell office:value-type="float" office:value="65.1667">
            <text:p>65.1667</text:p>
          </table:table-cell>
          <table:table-cell office:value-type="float" office:value="68.5">
            <text:p>68.5</text:p>
          </table:table-cell>
          <table:table-cell office:value-type="float" office:value="70.0">
            <text:p>70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1-03T16:00:00">
            <text:p>Thu Nov  3 16:00:00 2022</text:p>
          </table:table-cell>
          <table:table-cell office:value-type="float" office:value="24.5">
            <text:p>24.5</text:p>
          </table:table-cell>
          <table:table-cell office:value-type="float" office:value="29.5">
            <text:p>29.5</text:p>
          </table:table-cell>
          <table:table-cell office:value-type="float" office:value="41.8333">
            <text:p>41.8333</text:p>
          </table:table-cell>
          <table:table-cell office:value-type="float" office:value="52.8333">
            <text:p>52.8333</text:p>
          </table:table-cell>
          <table:table-cell office:value-type="float" office:value="65.0">
            <text:p>65.0</text:p>
          </table:table-cell>
          <table:table-cell office:value-type="float" office:value="65.1667">
            <text:p>65.1667</text:p>
          </table:table-cell>
          <table:table-cell office:value-type="float" office:value="68.5">
            <text:p>68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11-04T15:00:00">
            <text:p>Fri Nov  4 15:00:00 2022</text:p>
          </table:table-cell>
          <table:table-cell office:value-type="float" office:value="56.0">
            <text:p>56.0</text:p>
          </table:table-cell>
          <table:table-cell office:value-type="float" office:value="61.1667">
            <text:p>61.1667</text:p>
          </table:table-cell>
          <table:table-cell office:value-type="float" office:value="65.1667">
            <text:p>65.1667</text:p>
          </table:table-cell>
          <table:table-cell office:value-type="float" office:value="71.0">
            <text:p>71.0</text:p>
          </table:table-cell>
          <table:table-cell office:value-type="float" office:value="63.8333">
            <text:p>63.8333</text:p>
          </table:table-cell>
          <table:table-cell office:value-type="float" office:value="66.1667">
            <text:p>66.1667</text:p>
          </table:table-cell>
          <table:table-cell office:value-type="float" office:value="61.0">
            <text:p>61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1-04T16:00:00">
            <text:p>Fri Nov  4 16:00:00 2022</text:p>
          </table:table-cell>
          <table:table-cell office:value-type="float" office:value="46.6667">
            <text:p>46.6667</text:p>
          </table:table-cell>
          <table:table-cell office:value-type="float" office:value="56.0">
            <text:p>56.0</text:p>
          </table:table-cell>
          <table:table-cell office:value-type="float" office:value="61.1667">
            <text:p>61.1667</text:p>
          </table:table-cell>
          <table:table-cell office:value-type="float" office:value="65.1667">
            <text:p>65.1667</text:p>
          </table:table-cell>
          <table:table-cell office:value-type="float" office:value="71.0">
            <text:p>71.0</text:p>
          </table:table-cell>
          <table:table-cell office:value-type="float" office:value="63.8333">
            <text:p>63.8333</text:p>
          </table:table-cell>
          <table:table-cell office:value-type="float" office:value="66.1667">
            <text:p>66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04T17:00:00">
            <text:p>Fri Nov  4 17:00:00 2022</text:p>
          </table:table-cell>
          <table:table-cell office:value-type="float" office:value="47.8333">
            <text:p>47.8333</text:p>
          </table:table-cell>
          <table:table-cell office:value-type="float" office:value="46.6667">
            <text:p>46.6667</text:p>
          </table:table-cell>
          <table:table-cell office:value-type="float" office:value="56.0">
            <text:p>56.0</text:p>
          </table:table-cell>
          <table:table-cell office:value-type="float" office:value="61.1667">
            <text:p>61.1667</text:p>
          </table:table-cell>
          <table:table-cell office:value-type="float" office:value="65.1667">
            <text:p>65.1667</text:p>
          </table:table-cell>
          <table:table-cell office:value-type="float" office:value="71.0">
            <text:p>71.0</text:p>
          </table:table-cell>
          <table:table-cell office:value-type="float" office:value="63.8333">
            <text:p>63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11-04T18:00:00">
            <text:p>Fri Nov  4 18:00:00 2022</text:p>
          </table:table-cell>
          <table:table-cell office:value-type="float" office:value="50.8333">
            <text:p>50.8333</text:p>
          </table:table-cell>
          <table:table-cell office:value-type="float" office:value="47.8333">
            <text:p>47.8333</text:p>
          </table:table-cell>
          <table:table-cell office:value-type="float" office:value="46.6667">
            <text:p>46.6667</text:p>
          </table:table-cell>
          <table:table-cell office:value-type="float" office:value="56.0">
            <text:p>56.0</text:p>
          </table:table-cell>
          <table:table-cell office:value-type="float" office:value="61.1667">
            <text:p>61.1667</text:p>
          </table:table-cell>
          <table:table-cell office:value-type="float" office:value="65.1667">
            <text:p>65.1667</text:p>
          </table:table-cell>
          <table:table-cell office:value-type="float" office:value="71.0">
            <text:p>71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04T19:00:00">
            <text:p>Fri Nov  4 19:00:00 2022</text:p>
          </table:table-cell>
          <table:table-cell office:value-type="float" office:value="43.8333">
            <text:p>43.8333</text:p>
          </table:table-cell>
          <table:table-cell office:value-type="float" office:value="50.8333">
            <text:p>50.8333</text:p>
          </table:table-cell>
          <table:table-cell office:value-type="float" office:value="47.8333">
            <text:p>47.8333</text:p>
          </table:table-cell>
          <table:table-cell office:value-type="float" office:value="46.6667">
            <text:p>46.6667</text:p>
          </table:table-cell>
          <table:table-cell office:value-type="float" office:value="56.0">
            <text:p>56.0</text:p>
          </table:table-cell>
          <table:table-cell office:value-type="float" office:value="61.1667">
            <text:p>61.1667</text:p>
          </table:table-cell>
          <table:table-cell office:value-type="float" office:value="65.1667">
            <text:p>65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1-08T14:00:00">
            <text:p>Tue Nov  8 14:00:00 2022</text:p>
          </table:table-cell>
          <table:table-cell office:value-type="float" office:value="38.6667">
            <text:p>38.6667</text:p>
          </table:table-cell>
          <table:table-cell office:value-type="float" office:value="46.8333">
            <text:p>46.8333</text:p>
          </table:table-cell>
          <table:table-cell office:value-type="float" office:value="63.0">
            <text:p>63.0</text:p>
          </table:table-cell>
          <table:table-cell office:value-type="float" office:value="75.1667">
            <text:p>75.1667</text:p>
          </table:table-cell>
          <table:table-cell office:value-type="float" office:value="79.0">
            <text:p>79.0</text:p>
          </table:table-cell>
          <table:table-cell office:value-type="float" office:value="72.1667">
            <text:p>72.1667</text:p>
          </table:table-cell>
          <table:table-cell office:value-type="float" office:value="47.5">
            <text:p>47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11-08T15:00:00">
            <text:p>Tue Nov  8 15:00:00 2022</text:p>
          </table:table-cell>
          <table:table-cell office:value-type="float" office:value="54.3333">
            <text:p>54.3333</text:p>
          </table:table-cell>
          <table:table-cell office:value-type="float" office:value="38.6667">
            <text:p>38.6667</text:p>
          </table:table-cell>
          <table:table-cell office:value-type="float" office:value="46.8333">
            <text:p>46.8333</text:p>
          </table:table-cell>
          <table:table-cell office:value-type="float" office:value="63.0">
            <text:p>63.0</text:p>
          </table:table-cell>
          <table:table-cell office:value-type="float" office:value="75.1667">
            <text:p>75.1667</text:p>
          </table:table-cell>
          <table:table-cell office:value-type="float" office:value="79.0">
            <text:p>79.0</text:p>
          </table:table-cell>
          <table:table-cell office:value-type="float" office:value="72.1667">
            <text:p>72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1-08T16:00:00">
            <text:p>Tue Nov  8 16:00:00 2022</text:p>
          </table:table-cell>
          <table:table-cell office:value-type="float" office:value="41.1667">
            <text:p>41.1667</text:p>
          </table:table-cell>
          <table:table-cell office:value-type="float" office:value="54.3333">
            <text:p>54.3333</text:p>
          </table:table-cell>
          <table:table-cell office:value-type="float" office:value="38.6667">
            <text:p>38.6667</text:p>
          </table:table-cell>
          <table:table-cell office:value-type="float" office:value="46.8333">
            <text:p>46.8333</text:p>
          </table:table-cell>
          <table:table-cell office:value-type="float" office:value="63.0">
            <text:p>63.0</text:p>
          </table:table-cell>
          <table:table-cell office:value-type="float" office:value="75.1667">
            <text:p>75.1667</text:p>
          </table:table-cell>
          <table:table-cell office:value-type="float" office:value="79.0">
            <text:p>79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1-08T17:00:00">
            <text:p>Tue Nov  8 17:00:00 2022</text:p>
          </table:table-cell>
          <table:table-cell office:value-type="float" office:value="26.5">
            <text:p>26.5</text:p>
          </table:table-cell>
          <table:table-cell office:value-type="float" office:value="41.1667">
            <text:p>41.1667</text:p>
          </table:table-cell>
          <table:table-cell office:value-type="float" office:value="54.3333">
            <text:p>54.3333</text:p>
          </table:table-cell>
          <table:table-cell office:value-type="float" office:value="38.6667">
            <text:p>38.6667</text:p>
          </table:table-cell>
          <table:table-cell office:value-type="float" office:value="46.8333">
            <text:p>46.8333</text:p>
          </table:table-cell>
          <table:table-cell office:value-type="float" office:value="63.0">
            <text:p>63.0</text:p>
          </table:table-cell>
          <table:table-cell office:value-type="float" office:value="75.1667">
            <text:p>75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11-12T15:00:00">
            <text:p>Sat Nov 12 15:00:00 2022</text:p>
          </table:table-cell>
          <table:table-cell office:value-type="float" office:value="24.8333">
            <text:p>24.8333</text:p>
          </table:table-cell>
          <table:table-cell office:value-type="float" office:value="33.6667">
            <text:p>33.6667</text:p>
          </table:table-cell>
          <table:table-cell office:value-type="float" office:value="43.1667">
            <text:p>43.1667</text:p>
          </table:table-cell>
          <table:table-cell office:value-type="float" office:value="53.3333">
            <text:p>53.3333</text:p>
          </table:table-cell>
          <table:table-cell office:value-type="float" office:value="59.1667">
            <text:p>59.1667</text:p>
          </table:table-cell>
          <table:table-cell office:value-type="float" office:value="61.1667">
            <text:p>61.1667</text:p>
          </table:table-cell>
          <table:table-cell office:value-type="float" office:value="60.8333">
            <text:p>60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1-13T14:00:00">
            <text:p>Sun Nov 13 14:00:00 2022</text:p>
          </table:table-cell>
          <table:table-cell office:value-type="float" office:value="3.8333">
            <text:p>3.8333</text:p>
          </table:table-cell>
          <table:table-cell office:value-type="float" office:value="20.0">
            <text:p>20.0</text:p>
          </table:table-cell>
          <table:table-cell office:value-type="float" office:value="71.1667">
            <text:p>71.1667</text:p>
          </table:table-cell>
          <table:table-cell office:value-type="float" office:value="79.3333">
            <text:p>79.3333</text:p>
          </table:table-cell>
          <table:table-cell office:value-type="float" office:value="79.1667">
            <text:p>79.1667</text:p>
          </table:table-cell>
          <table:table-cell office:value-type="float" office:value="68.5">
            <text:p>68.5</text:p>
          </table:table-cell>
          <table:table-cell office:value-type="float" office:value="54.3333">
            <text:p>54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11-14T15:00:00">
            <text:p>Mon Nov 14 15:00:00 2022</text:p>
          </table:table-cell>
          <table:table-cell office:value-type="float" office:value="71.5">
            <text:p>71.5</text:p>
          </table:table-cell>
          <table:table-cell office:value-type="float" office:value="80.3333">
            <text:p>80.3333</text:p>
          </table:table-cell>
          <table:table-cell office:value-type="float" office:value="79.8333">
            <text:p>79.8333</text:p>
          </table:table-cell>
          <table:table-cell office:value-type="float" office:value="74.8333">
            <text:p>74.8333</text:p>
          </table:table-cell>
          <table:table-cell office:value-type="float" office:value="60.6667">
            <text:p>60.6667</text:p>
          </table:table-cell>
          <table:table-cell office:value-type="float" office:value="48.1667">
            <text:p>48.1667</text:p>
          </table:table-cell>
          <table:table-cell office:value-type="float" office:value="38.3333">
            <text:p>38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1-14T16:00:00">
            <text:p>Mon Nov 14 16:00:00 2022</text:p>
          </table:table-cell>
          <table:table-cell office:value-type="float" office:value="55.8333">
            <text:p>55.8333</text:p>
          </table:table-cell>
          <table:table-cell office:value-type="float" office:value="71.5">
            <text:p>71.5</text:p>
          </table:table-cell>
          <table:table-cell office:value-type="float" office:value="80.3333">
            <text:p>80.3333</text:p>
          </table:table-cell>
          <table:table-cell office:value-type="float" office:value="79.8333">
            <text:p>79.8333</text:p>
          </table:table-cell>
          <table:table-cell office:value-type="float" office:value="74.8333">
            <text:p>74.8333</text:p>
          </table:table-cell>
          <table:table-cell office:value-type="float" office:value="60.6667">
            <text:p>60.6667</text:p>
          </table:table-cell>
          <table:table-cell office:value-type="float" office:value="48.1667">
            <text:p>48.1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1-14T17:00:00">
            <text:p>Mon Nov 14 17:00:00 2022</text:p>
          </table:table-cell>
          <table:table-cell office:value-type="float" office:value="52.6667">
            <text:p>52.6667</text:p>
          </table:table-cell>
          <table:table-cell office:value-type="float" office:value="55.8333">
            <text:p>55.8333</text:p>
          </table:table-cell>
          <table:table-cell office:value-type="float" office:value="71.5">
            <text:p>71.5</text:p>
          </table:table-cell>
          <table:table-cell office:value-type="float" office:value="80.3333">
            <text:p>80.3333</text:p>
          </table:table-cell>
          <table:table-cell office:value-type="float" office:value="79.8333">
            <text:p>79.8333</text:p>
          </table:table-cell>
          <table:table-cell office:value-type="float" office:value="74.8333">
            <text:p>74.8333</text:p>
          </table:table-cell>
          <table:table-cell office:value-type="float" office:value="60.6667">
            <text:p>60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11-14T18:00:00">
            <text:p>Mon Nov 14 18:00:00 2022</text:p>
          </table:table-cell>
          <table:table-cell office:value-type="float" office:value="27.5">
            <text:p>27.5</text:p>
          </table:table-cell>
          <table:table-cell office:value-type="float" office:value="52.6667">
            <text:p>52.6667</text:p>
          </table:table-cell>
          <table:table-cell office:value-type="float" office:value="55.8333">
            <text:p>55.8333</text:p>
          </table:table-cell>
          <table:table-cell office:value-type="float" office:value="71.5">
            <text:p>71.5</text:p>
          </table:table-cell>
          <table:table-cell office:value-type="float" office:value="80.3333">
            <text:p>80.3333</text:p>
          </table:table-cell>
          <table:table-cell office:value-type="float" office:value="79.8333">
            <text:p>79.8333</text:p>
          </table:table-cell>
          <table:table-cell office:value-type="float" office:value="74.8333">
            <text:p>74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1-19T13:00:00">
            <text:p>Sat Nov 19 13:00:00 2022</text:p>
          </table:table-cell>
          <table:table-cell office:value-type="float" office:value="61.5">
            <text:p>61.5</text:p>
          </table:table-cell>
          <table:table-cell office:value-type="float" office:value="67.1667">
            <text:p>67.1667</text:p>
          </table:table-cell>
          <table:table-cell office:value-type="float" office:value="67.8333">
            <text:p>67.8333</text:p>
          </table:table-cell>
          <table:table-cell office:value-type="float" office:value="68.5">
            <text:p>68.5</text:p>
          </table:table-cell>
          <table:table-cell office:value-type="float" office:value="66.1667">
            <text:p>66.1667</text:p>
          </table:table-cell>
          <table:table-cell office:value-type="float" office:value="58.5">
            <text:p>58.5</text:p>
          </table:table-cell>
          <table:table-cell office:value-type="float" office:value="44.5">
            <text:p>44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1-19T14:00:00">
            <text:p>Sat Nov 19 14:00:00 2022</text:p>
          </table:table-cell>
          <table:table-cell office:value-type="float" office:value="59.8333">
            <text:p>59.8333</text:p>
          </table:table-cell>
          <table:table-cell office:value-type="float" office:value="61.5">
            <text:p>61.5</text:p>
          </table:table-cell>
          <table:table-cell office:value-type="float" office:value="67.1667">
            <text:p>67.1667</text:p>
          </table:table-cell>
          <table:table-cell office:value-type="float" office:value="67.8333">
            <text:p>67.8333</text:p>
          </table:table-cell>
          <table:table-cell office:value-type="float" office:value="68.5">
            <text:p>68.5</text:p>
          </table:table-cell>
          <table:table-cell office:value-type="float" office:value="66.1667">
            <text:p>66.1667</text:p>
          </table:table-cell>
          <table:table-cell office:value-type="float" office:value="58.5">
            <text:p>58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11-19T15:00:00">
            <text:p>Sat Nov 19 15:00:00 2022</text:p>
          </table:table-cell>
          <table:table-cell office:value-type="float" office:value="30.0">
            <text:p>30.0</text:p>
          </table:table-cell>
          <table:table-cell office:value-type="float" office:value="59.8333">
            <text:p>59.8333</text:p>
          </table:table-cell>
          <table:table-cell office:value-type="float" office:value="61.5">
            <text:p>61.5</text:p>
          </table:table-cell>
          <table:table-cell office:value-type="float" office:value="67.1667">
            <text:p>67.1667</text:p>
          </table:table-cell>
          <table:table-cell office:value-type="float" office:value="67.8333">
            <text:p>67.8333</text:p>
          </table:table-cell>
          <table:table-cell office:value-type="float" office:value="68.5">
            <text:p>68.5</text:p>
          </table:table-cell>
          <table:table-cell office:value-type="float" office:value="66.1667">
            <text:p>66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11-19T16:00:00">
            <text:p>Sat Nov 19 16:00:00 2022</text:p>
          </table:table-cell>
          <table:table-cell office:value-type="float" office:value="42.5">
            <text:p>42.5</text:p>
          </table:table-cell>
          <table:table-cell office:value-type="float" office:value="30.0">
            <text:p>30.0</text:p>
          </table:table-cell>
          <table:table-cell office:value-type="float" office:value="59.8333">
            <text:p>59.8333</text:p>
          </table:table-cell>
          <table:table-cell office:value-type="float" office:value="61.5">
            <text:p>61.5</text:p>
          </table:table-cell>
          <table:table-cell office:value-type="float" office:value="67.1667">
            <text:p>67.1667</text:p>
          </table:table-cell>
          <table:table-cell office:value-type="float" office:value="67.8333">
            <text:p>67.8333</text:p>
          </table:table-cell>
          <table:table-cell office:value-type="float" office:value="68.5">
            <text:p>68.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11-20T13:00:00">
            <text:p>Sun Nov 20 13:00:00 2022</text:p>
          </table:table-cell>
          <table:table-cell office:value-type="float" office:value="61.3333">
            <text:p>61.3333</text:p>
          </table:table-cell>
          <table:table-cell office:value-type="float" office:value="66.8333">
            <text:p>66.8333</text:p>
          </table:table-cell>
          <table:table-cell office:value-type="float" office:value="69.8333">
            <text:p>69.8333</text:p>
          </table:table-cell>
          <table:table-cell office:value-type="float" office:value="72.0">
            <text:p>72.0</text:p>
          </table:table-cell>
          <table:table-cell office:value-type="float" office:value="70.8333">
            <text:p>70.8333</text:p>
          </table:table-cell>
          <table:table-cell office:value-type="float" office:value="70.0">
            <text:p>70.0</text:p>
          </table:table-cell>
          <table:table-cell office:value-type="float" office:value="61.6667">
            <text:p>61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11-20T14:00:00">
            <text:p>Sun Nov 20 14:00:00 2022</text:p>
          </table:table-cell>
          <table:table-cell office:value-type="float" office:value="55.8333">
            <text:p>55.8333</text:p>
          </table:table-cell>
          <table:table-cell office:value-type="float" office:value="61.3333">
            <text:p>61.3333</text:p>
          </table:table-cell>
          <table:table-cell office:value-type="float" office:value="66.8333">
            <text:p>66.8333</text:p>
          </table:table-cell>
          <table:table-cell office:value-type="float" office:value="69.8333">
            <text:p>69.8333</text:p>
          </table:table-cell>
          <table:table-cell office:value-type="float" office:value="72.0">
            <text:p>72.0</text:p>
          </table:table-cell>
          <table:table-cell office:value-type="float" office:value="70.8333">
            <text:p>70.8333</text:p>
          </table:table-cell>
          <table:table-cell office:value-type="float" office:value="70.0">
            <text:p>70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1-20T15:00:00">
            <text:p>Sun Nov 20 15:00:00 2022</text:p>
          </table:table-cell>
          <table:table-cell office:value-type="float" office:value="52.5">
            <text:p>52.5</text:p>
          </table:table-cell>
          <table:table-cell office:value-type="float" office:value="55.8333">
            <text:p>55.8333</text:p>
          </table:table-cell>
          <table:table-cell office:value-type="float" office:value="61.3333">
            <text:p>61.3333</text:p>
          </table:table-cell>
          <table:table-cell office:value-type="float" office:value="66.8333">
            <text:p>66.8333</text:p>
          </table:table-cell>
          <table:table-cell office:value-type="float" office:value="69.8333">
            <text:p>69.8333</text:p>
          </table:table-cell>
          <table:table-cell office:value-type="float" office:value="72.0">
            <text:p>72.0</text:p>
          </table:table-cell>
          <table:table-cell office:value-type="float" office:value="70.8333">
            <text:p>70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11-20T16:00:00">
            <text:p>Sun Nov 20 16:00:00 2022</text:p>
          </table:table-cell>
          <table:table-cell office:value-type="float" office:value="51.0">
            <text:p>51.0</text:p>
          </table:table-cell>
          <table:table-cell office:value-type="float" office:value="52.5">
            <text:p>52.5</text:p>
          </table:table-cell>
          <table:table-cell office:value-type="float" office:value="55.8333">
            <text:p>55.8333</text:p>
          </table:table-cell>
          <table:table-cell office:value-type="float" office:value="61.3333">
            <text:p>61.3333</text:p>
          </table:table-cell>
          <table:table-cell office:value-type="float" office:value="66.8333">
            <text:p>66.8333</text:p>
          </table:table-cell>
          <table:table-cell office:value-type="float" office:value="69.8333">
            <text:p>69.8333</text:p>
          </table:table-cell>
          <table:table-cell office:value-type="float" office:value="72.0">
            <text:p>72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11-20T17:00:00">
            <text:p>Sun Nov 20 17:00:00 2022</text:p>
          </table:table-cell>
          <table:table-cell office:value-type="float" office:value="42.1667">
            <text:p>42.1667</text:p>
          </table:table-cell>
          <table:table-cell office:value-type="float" office:value="51.0">
            <text:p>51.0</text:p>
          </table:table-cell>
          <table:table-cell office:value-type="float" office:value="52.5">
            <text:p>52.5</text:p>
          </table:table-cell>
          <table:table-cell office:value-type="float" office:value="55.8333">
            <text:p>55.8333</text:p>
          </table:table-cell>
          <table:table-cell office:value-type="float" office:value="61.3333">
            <text:p>61.3333</text:p>
          </table:table-cell>
          <table:table-cell office:value-type="float" office:value="66.8333">
            <text:p>66.8333</text:p>
          </table:table-cell>
          <table:table-cell office:value-type="float" office:value="69.8333">
            <text:p>69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11-20T18:00:00">
            <text:p>Sun Nov 20 18:00:00 2022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51.0">
            <text:p>51.0</text:p>
          </table:table-cell>
          <table:table-cell office:value-type="float" office:value="52.5">
            <text:p>52.5</text:p>
          </table:table-cell>
          <table:table-cell office:value-type="float" office:value="55.8333">
            <text:p>55.8333</text:p>
          </table:table-cell>
          <table:table-cell office:value-type="float" office:value="61.3333">
            <text:p>61.3333</text:p>
          </table:table-cell>
          <table:table-cell office:value-type="float" office:value="66.8333">
            <text:p>66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11-23T17:00:00">
            <text:p>Wed Nov 23 17:00:00 2022</text:p>
          </table:table-cell>
          <table:table-cell office:value-type="float" office:value="54.5">
            <text:p>54.5</text:p>
          </table:table-cell>
          <table:table-cell office:value-type="float" office:value="56.1667">
            <text:p>56.1667</text:p>
          </table:table-cell>
          <table:table-cell office:value-type="float" office:value="53.3333">
            <text:p>53.3333</text:p>
          </table:table-cell>
          <table:table-cell office:value-type="float" office:value="52.1667">
            <text:p>52.1667</text:p>
          </table:table-cell>
          <table:table-cell office:value-type="float" office:value="58.1667">
            <text:p>58.1667</text:p>
          </table:table-cell>
          <table:table-cell office:value-type="float" office:value="48.1667">
            <text:p>48.1667</text:p>
          </table:table-cell>
          <table:table-cell office:value-type="float" office:value="45.8333">
            <text:p>45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1-28T16:00:00">
            <text:p>Mon Nov 28 16:00:00 2022</text:p>
          </table:table-cell>
          <table:table-cell office:value-type="float" office:value="69.1667">
            <text:p>69.1667</text:p>
          </table:table-cell>
          <table:table-cell office:value-type="float" office:value="65.5">
            <text:p>65.5</text:p>
          </table:table-cell>
          <table:table-cell office:value-type="float" office:value="54.0">
            <text:p>54.0</text:p>
          </table:table-cell>
          <table:table-cell office:value-type="float" office:value="48.3333">
            <text:p>48.3333</text:p>
          </table:table-cell>
          <table:table-cell office:value-type="float" office:value="42.0">
            <text:p>42.0</text:p>
          </table:table-cell>
          <table:table-cell office:value-type="float" office:value="32.1667">
            <text:p>32.1667</text:p>
          </table:table-cell>
          <table:table-cell office:value-type="float" office:value="25.0">
            <text:p>25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1-28T17:00:00">
            <text:p>Mon Nov 28 17:00:00 2022</text:p>
          </table:table-cell>
          <table:table-cell office:value-type="float" office:value="49.1667">
            <text:p>49.1667</text:p>
          </table:table-cell>
          <table:table-cell office:value-type="float" office:value="69.1667">
            <text:p>69.1667</text:p>
          </table:table-cell>
          <table:table-cell office:value-type="float" office:value="65.5">
            <text:p>65.5</text:p>
          </table:table-cell>
          <table:table-cell office:value-type="float" office:value="54.0">
            <text:p>54.0</text:p>
          </table:table-cell>
          <table:table-cell office:value-type="float" office:value="48.3333">
            <text:p>48.3333</text:p>
          </table:table-cell>
          <table:table-cell office:value-type="float" office:value="42.0">
            <text:p>42.0</text:p>
          </table:table-cell>
          <table:table-cell office:value-type="float" office:value="32.1667">
            <text:p>32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1-28T18:00:00">
            <text:p>Mon Nov 28 18:00:00 2022</text:p>
          </table:table-cell>
          <table:table-cell office:value-type="float" office:value="17.0">
            <text:p>17.0</text:p>
          </table:table-cell>
          <table:table-cell office:value-type="float" office:value="49.1667">
            <text:p>49.1667</text:p>
          </table:table-cell>
          <table:table-cell office:value-type="float" office:value="69.1667">
            <text:p>69.1667</text:p>
          </table:table-cell>
          <table:table-cell office:value-type="float" office:value="65.5">
            <text:p>65.5</text:p>
          </table:table-cell>
          <table:table-cell office:value-type="float" office:value="54.0">
            <text:p>54.0</text:p>
          </table:table-cell>
          <table:table-cell office:value-type="float" office:value="48.3333">
            <text:p>48.3333</text:p>
          </table:table-cell>
          <table:table-cell office:value-type="float" office:value="42.0">
            <text:p>42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11-29T15:00:00">
            <text:p>Tue Nov 29 15:00:00 2022</text:p>
          </table:table-cell>
          <table:table-cell office:value-type="float" office:value="47.3333">
            <text:p>47.3333</text:p>
          </table:table-cell>
          <table:table-cell office:value-type="float" office:value="38.8333">
            <text:p>38.8333</text:p>
          </table:table-cell>
          <table:table-cell office:value-type="float" office:value="51.8333">
            <text:p>51.8333</text:p>
          </table:table-cell>
          <table:table-cell office:value-type="float" office:value="62.5">
            <text:p>62.5</text:p>
          </table:table-cell>
          <table:table-cell office:value-type="float" office:value="65.5">
            <text:p>65.5</text:p>
          </table:table-cell>
          <table:table-cell office:value-type="float" office:value="65.5">
            <text:p>65.5</text:p>
          </table:table-cell>
          <table:table-cell office:value-type="float" office:value="64.3333">
            <text:p>64.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1-29T16:00:00">
            <text:p>Tue Nov 29 16:00:00 2022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38.8333">
            <text:p>38.8333</text:p>
          </table:table-cell>
          <table:table-cell office:value-type="float" office:value="51.8333">
            <text:p>51.8333</text:p>
          </table:table-cell>
          <table:table-cell office:value-type="float" office:value="62.5">
            <text:p>62.5</text:p>
          </table:table-cell>
          <table:table-cell office:value-type="float" office:value="65.5">
            <text:p>65.5</text:p>
          </table:table-cell>
          <table:table-cell office:value-type="float" office:value="65.5">
            <text:p>65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1-29T17:00:00">
            <text:p>Tue Nov 29 17:00:00 2022</text:p>
          </table:table-cell>
          <table:table-cell office:value-type="float" office:value="42.5">
            <text:p>42.5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38.8333">
            <text:p>38.8333</text:p>
          </table:table-cell>
          <table:table-cell office:value-type="float" office:value="51.8333">
            <text:p>51.8333</text:p>
          </table:table-cell>
          <table:table-cell office:value-type="float" office:value="62.5">
            <text:p>62.5</text:p>
          </table:table-cell>
          <table:table-cell office:value-type="float" office:value="65.5">
            <text:p>65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1-29T18:00:00">
            <text:p>Tue Nov 29 18:00:00 2022</text:p>
          </table:table-cell>
          <table:table-cell office:value-type="float" office:value="38.0">
            <text:p>38.0</text:p>
          </table:table-cell>
          <table:table-cell office:value-type="float" office:value="42.5">
            <text:p>42.5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38.8333">
            <text:p>38.8333</text:p>
          </table:table-cell>
          <table:table-cell office:value-type="float" office:value="51.8333">
            <text:p>51.8333</text:p>
          </table:table-cell>
          <table:table-cell office:value-type="float" office:value="62.5">
            <text:p>62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2-04T13:00:00">
            <text:p>Sun Dec  4 13:00:00 2022</text:p>
          </table:table-cell>
          <table:table-cell office:value-type="float" office:value="25.3333">
            <text:p>25.3333</text:p>
          </table:table-cell>
          <table:table-cell office:value-type="float" office:value="32.6667">
            <text:p>32.6667</text:p>
          </table:table-cell>
          <table:table-cell office:value-type="float" office:value="48.8333">
            <text:p>48.8333</text:p>
          </table:table-cell>
          <table:table-cell office:value-type="float" office:value="51.0">
            <text:p>51.0</text:p>
          </table:table-cell>
          <table:table-cell office:value-type="float" office:value="48.3333">
            <text:p>48.3333</text:p>
          </table:table-cell>
          <table:table-cell office:value-type="float" office:value="36.6667">
            <text:p>36.6667</text:p>
          </table:table-cell>
          <table:table-cell office:value-type="float" office:value="28.5">
            <text:p>28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12-04T14:00:00">
            <text:p>Sun Dec  4 14:00:00 2022</text:p>
          </table:table-cell>
          <table:table-cell office:value-type="float" office:value="6.6667">
            <text:p>6.6667</text:p>
          </table:table-cell>
          <table:table-cell office:value-type="float" office:value="25.3333">
            <text:p>25.3333</text:p>
          </table:table-cell>
          <table:table-cell office:value-type="float" office:value="32.6667">
            <text:p>32.6667</text:p>
          </table:table-cell>
          <table:table-cell office:value-type="float" office:value="48.8333">
            <text:p>48.8333</text:p>
          </table:table-cell>
          <table:table-cell office:value-type="float" office:value="51.0">
            <text:p>51.0</text:p>
          </table:table-cell>
          <table:table-cell office:value-type="float" office:value="48.3333">
            <text:p>48.3333</text:p>
          </table:table-cell>
          <table:table-cell office:value-type="float" office:value="36.6667">
            <text:p>36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2-04T15:00:00">
            <text:p>Sun Dec  4 15:00:00 2022</text:p>
          </table:table-cell>
          <table:table-cell office:value-type="float" office:value="14.1667">
            <text:p>14.1667</text:p>
          </table:table-cell>
          <table:table-cell office:value-type="float" office:value="6.6667">
            <text:p>6.6667</text:p>
          </table:table-cell>
          <table:table-cell office:value-type="float" office:value="25.3333">
            <text:p>25.3333</text:p>
          </table:table-cell>
          <table:table-cell office:value-type="float" office:value="32.6667">
            <text:p>32.6667</text:p>
          </table:table-cell>
          <table:table-cell office:value-type="float" office:value="48.8333">
            <text:p>48.8333</text:p>
          </table:table-cell>
          <table:table-cell office:value-type="float" office:value="51.0">
            <text:p>51.0</text:p>
          </table:table-cell>
          <table:table-cell office:value-type="float" office:value="48.3333">
            <text:p>48.3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12-04T16:00:00">
            <text:p>Sun Dec  4 16:00:00 2022</text:p>
          </table:table-cell>
          <table:table-cell office:value-type="float" office:value="37.1667">
            <text:p>37.1667</text:p>
          </table:table-cell>
          <table:table-cell office:value-type="float" office:value="14.1667">
            <text:p>14.1667</text:p>
          </table:table-cell>
          <table:table-cell office:value-type="float" office:value="6.6667">
            <text:p>6.6667</text:p>
          </table:table-cell>
          <table:table-cell office:value-type="float" office:value="25.3333">
            <text:p>25.3333</text:p>
          </table:table-cell>
          <table:table-cell office:value-type="float" office:value="32.6667">
            <text:p>32.6667</text:p>
          </table:table-cell>
          <table:table-cell office:value-type="float" office:value="48.8333">
            <text:p>48.8333</text:p>
          </table:table-cell>
          <table:table-cell office:value-type="float" office:value="51.0">
            <text:p>51.0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12-05T10:00:00">
            <text:p>Mon Dec  5 10:00:00 2022</text:p>
          </table:table-cell>
          <table:table-cell office:value-type="float" office:value="66.5">
            <text:p>66.5</text:p>
          </table:table-cell>
          <table:table-cell office:value-type="float" office:value="60.5">
            <text:p>60.5</text:p>
          </table:table-cell>
          <table:table-cell office:value-type="float" office:value="47.0">
            <text:p>47.0</text:p>
          </table:table-cell>
          <table:table-cell office:value-type="float" office:value="37.6667">
            <text:p>37.6667</text:p>
          </table:table-cell>
          <table:table-cell office:value-type="float" office:value="33.3333">
            <text:p>33.3333</text:p>
          </table:table-cell>
          <table:table-cell office:value-type="float" office:value="32.6667">
            <text:p>32.6667</text:p>
          </table:table-cell>
          <table:table-cell office:value-type="float" office:value="26.5">
            <text:p>26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05T11:00:00">
            <text:p>Mon Dec  5 11:00:00 2022</text:p>
          </table:table-cell>
          <table:table-cell office:value-type="float" office:value="67.8333">
            <text:p>67.8333</text:p>
          </table:table-cell>
          <table:table-cell office:value-type="float" office:value="66.5">
            <text:p>66.5</text:p>
          </table:table-cell>
          <table:table-cell office:value-type="float" office:value="60.5">
            <text:p>60.5</text:p>
          </table:table-cell>
          <table:table-cell office:value-type="float" office:value="47.0">
            <text:p>47.0</text:p>
          </table:table-cell>
          <table:table-cell office:value-type="float" office:value="37.6667">
            <text:p>37.6667</text:p>
          </table:table-cell>
          <table:table-cell office:value-type="float" office:value="33.3333">
            <text:p>33.3333</text:p>
          </table:table-cell>
          <table:table-cell office:value-type="float" office:value="32.6667">
            <text:p>32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2-05T12:00:00">
            <text:p>Mon Dec  5 12:00:00 2022</text:p>
          </table:table-cell>
          <table:table-cell office:value-type="float" office:value="52.8333">
            <text:p>52.8333</text:p>
          </table:table-cell>
          <table:table-cell office:value-type="float" office:value="67.8333">
            <text:p>67.8333</text:p>
          </table:table-cell>
          <table:table-cell office:value-type="float" office:value="66.5">
            <text:p>66.5</text:p>
          </table:table-cell>
          <table:table-cell office:value-type="float" office:value="60.5">
            <text:p>60.5</text:p>
          </table:table-cell>
          <table:table-cell office:value-type="float" office:value="47.0">
            <text:p>47.0</text:p>
          </table:table-cell>
          <table:table-cell office:value-type="float" office:value="37.6667">
            <text:p>37.6667</text:p>
          </table:table-cell>
          <table:table-cell office:value-type="float" office:value="33.3333">
            <text:p>33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2-05T13:00:00">
            <text:p>Mon Dec  5 13:00:00 2022</text:p>
          </table:table-cell>
          <table:table-cell office:value-type="float" office:value="25.0">
            <text:p>25.0</text:p>
          </table:table-cell>
          <table:table-cell office:value-type="float" office:value="52.8333">
            <text:p>52.8333</text:p>
          </table:table-cell>
          <table:table-cell office:value-type="float" office:value="67.8333">
            <text:p>67.8333</text:p>
          </table:table-cell>
          <table:table-cell office:value-type="float" office:value="66.5">
            <text:p>66.5</text:p>
          </table:table-cell>
          <table:table-cell office:value-type="float" office:value="60.5">
            <text:p>60.5</text:p>
          </table:table-cell>
          <table:table-cell office:value-type="float" office:value="47.0">
            <text:p>47.0</text:p>
          </table:table-cell>
          <table:table-cell office:value-type="float" office:value="37.6667">
            <text:p>37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2-09T07:00:00">
            <text:p>Fri Dec  9 07:00:00 2022</text:p>
          </table:table-cell>
          <table:table-cell office:value-type="float" office:value="54.8333">
            <text:p>54.8333</text:p>
          </table:table-cell>
          <table:table-cell office:value-type="float" office:value="48.1667">
            <text:p>48.1667</text:p>
          </table:table-cell>
          <table:table-cell office:value-type="float" office:value="45.5">
            <text:p>45.5</text:p>
          </table:table-cell>
          <table:table-cell office:value-type="float" office:value="42.3333">
            <text:p>42.3333</text:p>
          </table:table-cell>
          <table:table-cell office:value-type="float" office:value="52.8333">
            <text:p>52.8333</text:p>
          </table:table-cell>
          <table:table-cell office:value-type="float" office:value="54.8333">
            <text:p>54.8333</text:p>
          </table:table-cell>
          <table:table-cell office:value-type="float" office:value="45.3333">
            <text:p>45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12-09T08:00:00">
            <text:p>Fri Dec  9 08:00:00 2022</text:p>
          </table:table-cell>
          <table:table-cell office:value-type="float" office:value="52.1667">
            <text:p>52.1667</text:p>
          </table:table-cell>
          <table:table-cell office:value-type="float" office:value="54.8333">
            <text:p>54.8333</text:p>
          </table:table-cell>
          <table:table-cell office:value-type="float" office:value="48.1667">
            <text:p>48.1667</text:p>
          </table:table-cell>
          <table:table-cell office:value-type="float" office:value="45.5">
            <text:p>45.5</text:p>
          </table:table-cell>
          <table:table-cell office:value-type="float" office:value="42.3333">
            <text:p>42.3333</text:p>
          </table:table-cell>
          <table:table-cell office:value-type="float" office:value="52.8333">
            <text:p>52.8333</text:p>
          </table:table-cell>
          <table:table-cell office:value-type="float" office:value="54.8333">
            <text:p>54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2-09T09:00:00">
            <text:p>Fri Dec  9 09:00:00 2022</text:p>
          </table:table-cell>
          <table:table-cell office:value-type="float" office:value="57.0">
            <text:p>57.0</text:p>
          </table:table-cell>
          <table:table-cell office:value-type="float" office:value="52.1667">
            <text:p>52.1667</text:p>
          </table:table-cell>
          <table:table-cell office:value-type="float" office:value="54.8333">
            <text:p>54.8333</text:p>
          </table:table-cell>
          <table:table-cell office:value-type="float" office:value="48.1667">
            <text:p>48.1667</text:p>
          </table:table-cell>
          <table:table-cell office:value-type="float" office:value="45.5">
            <text:p>45.5</text:p>
          </table:table-cell>
          <table:table-cell office:value-type="float" office:value="42.3333">
            <text:p>42.3333</text:p>
          </table:table-cell>
          <table:table-cell office:value-type="float" office:value="52.8333">
            <text:p>52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2-09T10:00:00">
            <text:p>Fri Dec  9 10:00:00 2022</text:p>
          </table:table-cell>
          <table:table-cell office:value-type="float" office:value="58.6667">
            <text:p>58.6667</text:p>
          </table:table-cell>
          <table:table-cell office:value-type="float" office:value="57.0">
            <text:p>57.0</text:p>
          </table:table-cell>
          <table:table-cell office:value-type="float" office:value="52.1667">
            <text:p>52.1667</text:p>
          </table:table-cell>
          <table:table-cell office:value-type="float" office:value="54.8333">
            <text:p>54.8333</text:p>
          </table:table-cell>
          <table:table-cell office:value-type="float" office:value="48.1667">
            <text:p>48.1667</text:p>
          </table:table-cell>
          <table:table-cell office:value-type="float" office:value="45.5">
            <text:p>45.5</text:p>
          </table:table-cell>
          <table:table-cell office:value-type="float" office:value="42.3333">
            <text:p>42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2-09T11:00:00">
            <text:p>Fri Dec  9 11:00:00 2022</text:p>
          </table:table-cell>
          <table:table-cell office:value-type="float" office:value="55.5">
            <text:p>55.5</text:p>
          </table:table-cell>
          <table:table-cell office:value-type="float" office:value="58.6667">
            <text:p>58.6667</text:p>
          </table:table-cell>
          <table:table-cell office:value-type="float" office:value="57.0">
            <text:p>57.0</text:p>
          </table:table-cell>
          <table:table-cell office:value-type="float" office:value="52.1667">
            <text:p>52.1667</text:p>
          </table:table-cell>
          <table:table-cell office:value-type="float" office:value="54.8333">
            <text:p>54.8333</text:p>
          </table:table-cell>
          <table:table-cell office:value-type="float" office:value="48.1667">
            <text:p>48.1667</text:p>
          </table:table-cell>
          <table:table-cell office:value-type="float" office:value="45.5">
            <text:p>45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2-10T12:00:00">
            <text:p>Sat Dec 10 12:00:00 2022</text:p>
          </table:table-cell>
          <table:table-cell office:value-type="float" office:value="59.5">
            <text:p>59.5</text:p>
          </table:table-cell>
          <table:table-cell office:value-type="float" office:value="61.1667">
            <text:p>61.1667</text:p>
          </table:table-cell>
          <table:table-cell office:value-type="float" office:value="63.1667">
            <text:p>63.1667</text:p>
          </table:table-cell>
          <table:table-cell office:value-type="float" office:value="50.8333">
            <text:p>50.8333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50.0">
            <text:p>50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12-10T13:00:00">
            <text:p>Sat Dec 10 13:00:00 2022</text:p>
          </table:table-cell>
          <table:table-cell office:value-type="float" office:value="54.8333">
            <text:p>54.8333</text:p>
          </table:table-cell>
          <table:table-cell office:value-type="float" office:value="59.5">
            <text:p>59.5</text:p>
          </table:table-cell>
          <table:table-cell office:value-type="float" office:value="61.1667">
            <text:p>61.1667</text:p>
          </table:table-cell>
          <table:table-cell office:value-type="float" office:value="63.1667">
            <text:p>63.1667</text:p>
          </table:table-cell>
          <table:table-cell office:value-type="float" office:value="50.8333">
            <text:p>50.8333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2-10T14:00:00">
            <text:p>Sat Dec 10 14:00:00 2022</text:p>
          </table:table-cell>
          <table:table-cell office:value-type="float" office:value="49.6667">
            <text:p>49.6667</text:p>
          </table:table-cell>
          <table:table-cell office:value-type="float" office:value="54.8333">
            <text:p>54.8333</text:p>
          </table:table-cell>
          <table:table-cell office:value-type="float" office:value="59.5">
            <text:p>59.5</text:p>
          </table:table-cell>
          <table:table-cell office:value-type="float" office:value="61.1667">
            <text:p>61.1667</text:p>
          </table:table-cell>
          <table:table-cell office:value-type="float" office:value="63.1667">
            <text:p>63.1667</text:p>
          </table:table-cell>
          <table:table-cell office:value-type="float" office:value="50.8333">
            <text:p>50.8333</text:p>
          </table:table-cell>
          <table:table-cell office:value-type="float" office:value="55.1667">
            <text:p>55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2-10T15:00:00">
            <text:p>Sat Dec 10 15:00:00 2022</text:p>
          </table:table-cell>
          <table:table-cell office:value-type="float" office:value="43.3333">
            <text:p>43.3333</text:p>
          </table:table-cell>
          <table:table-cell office:value-type="float" office:value="49.6667">
            <text:p>49.6667</text:p>
          </table:table-cell>
          <table:table-cell office:value-type="float" office:value="54.8333">
            <text:p>54.8333</text:p>
          </table:table-cell>
          <table:table-cell office:value-type="float" office:value="59.5">
            <text:p>59.5</text:p>
          </table:table-cell>
          <table:table-cell office:value-type="float" office:value="61.1667">
            <text:p>61.1667</text:p>
          </table:table-cell>
          <table:table-cell office:value-type="float" office:value="63.1667">
            <text:p>63.1667</text:p>
          </table:table-cell>
          <table:table-cell office:value-type="float" office:value="50.8333">
            <text:p>50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2-10T16:00:00">
            <text:p>Sat Dec 10 16:00:00 2022</text:p>
          </table:table-cell>
          <table:table-cell office:value-type="float" office:value="40.1667">
            <text:p>40.1667</text:p>
          </table:table-cell>
          <table:table-cell office:value-type="float" office:value="43.3333">
            <text:p>43.3333</text:p>
          </table:table-cell>
          <table:table-cell office:value-type="float" office:value="49.6667">
            <text:p>49.6667</text:p>
          </table:table-cell>
          <table:table-cell office:value-type="float" office:value="54.8333">
            <text:p>54.8333</text:p>
          </table:table-cell>
          <table:table-cell office:value-type="float" office:value="59.5">
            <text:p>59.5</text:p>
          </table:table-cell>
          <table:table-cell office:value-type="float" office:value="61.1667">
            <text:p>61.1667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2-10T17:00:00">
            <text:p>Sat Dec 10 17:00:00 2022</text:p>
          </table:table-cell>
          <table:table-cell office:value-type="float" office:value="36.6667">
            <text:p>36.6667</text:p>
          </table:table-cell>
          <table:table-cell office:value-type="float" office:value="40.1667">
            <text:p>40.1667</text:p>
          </table:table-cell>
          <table:table-cell office:value-type="float" office:value="43.3333">
            <text:p>43.3333</text:p>
          </table:table-cell>
          <table:table-cell office:value-type="float" office:value="49.6667">
            <text:p>49.6667</text:p>
          </table:table-cell>
          <table:table-cell office:value-type="float" office:value="54.8333">
            <text:p>54.8333</text:p>
          </table:table-cell>
          <table:table-cell office:value-type="float" office:value="59.5">
            <text:p>59.5</text:p>
          </table:table-cell>
          <table:table-cell office:value-type="float" office:value="61.1667">
            <text:p>61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2-11T07:00:00">
            <text:p>Sun Dec 11 07:00:00 2022</text:p>
          </table:table-cell>
          <table:table-cell office:value-type="float" office:value="53.5">
            <text:p>53.5</text:p>
          </table:table-cell>
          <table:table-cell office:value-type="float" office:value="42.6667">
            <text:p>42.6667</text:p>
          </table:table-cell>
          <table:table-cell office:value-type="float" office:value="29.1667">
            <text:p>29.1667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31.1667">
            <text:p>31.1667</text:p>
          </table:table-cell>
          <table:table-cell office:value-type="float" office:value="30.8333">
            <text:p>30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12-11T08:00:00">
            <text:p>Sun Dec 11 08:00:00 2022</text:p>
          </table:table-cell>
          <table:table-cell office:value-type="float" office:value="56.5">
            <text:p>56.5</text:p>
          </table:table-cell>
          <table:table-cell office:value-type="float" office:value="53.5">
            <text:p>53.5</text:p>
          </table:table-cell>
          <table:table-cell office:value-type="float" office:value="42.6667">
            <text:p>42.6667</text:p>
          </table:table-cell>
          <table:table-cell office:value-type="float" office:value="29.1667">
            <text:p>29.1667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31.1667">
            <text:p>31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12-11T09:00:00">
            <text:p>Sun Dec 11 09:00:00 2022</text:p>
          </table:table-cell>
          <table:table-cell office:value-type="float" office:value="58.8333">
            <text:p>58.8333</text:p>
          </table:table-cell>
          <table:table-cell office:value-type="float" office:value="56.5">
            <text:p>56.5</text:p>
          </table:table-cell>
          <table:table-cell office:value-type="float" office:value="53.5">
            <text:p>53.5</text:p>
          </table:table-cell>
          <table:table-cell office:value-type="float" office:value="42.6667">
            <text:p>42.6667</text:p>
          </table:table-cell>
          <table:table-cell office:value-type="float" office:value="29.1667">
            <text:p>29.1667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2-12T12:00:00">
            <text:p>Mon Dec 12 12:00:00 2022</text:p>
          </table:table-cell>
          <table:table-cell office:value-type="float" office:value="53.8333">
            <text:p>53.8333</text:p>
          </table:table-cell>
          <table:table-cell office:value-type="float" office:value="54.0">
            <text:p>54.0</text:p>
          </table:table-cell>
          <table:table-cell office:value-type="float" office:value="53.1667">
            <text:p>53.1667</text:p>
          </table:table-cell>
          <table:table-cell office:value-type="float" office:value="41.0">
            <text:p>41.0</text:p>
          </table:table-cell>
          <table:table-cell office:value-type="float" office:value="39.5">
            <text:p>39.5</text:p>
          </table:table-cell>
          <table:table-cell office:value-type="float" office:value="42.5">
            <text:p>42.5</text:p>
          </table:table-cell>
          <table:table-cell office:value-type="float" office:value="44.8333">
            <text:p>44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2-12T13:00:00">
            <text:p>Mon Dec 12 13:00:00 2022</text:p>
          </table:table-cell>
          <table:table-cell office:value-type="float" office:value="53.3333">
            <text:p>53.3333</text:p>
          </table:table-cell>
          <table:table-cell office:value-type="float" office:value="53.8333">
            <text:p>53.8333</text:p>
          </table:table-cell>
          <table:table-cell office:value-type="float" office:value="54.0">
            <text:p>54.0</text:p>
          </table:table-cell>
          <table:table-cell office:value-type="float" office:value="53.1667">
            <text:p>53.1667</text:p>
          </table:table-cell>
          <table:table-cell office:value-type="float" office:value="41.0">
            <text:p>41.0</text:p>
          </table:table-cell>
          <table:table-cell office:value-type="float" office:value="39.5">
            <text:p>39.5</text:p>
          </table:table-cell>
          <table:table-cell office:value-type="float" office:value="42.5">
            <text:p>42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12-12T14:00:00">
            <text:p>Mon Dec 12 14:00:00 2022</text:p>
          </table:table-cell>
          <table:table-cell office:value-type="float" office:value="53.6667">
            <text:p>53.6667</text:p>
          </table:table-cell>
          <table:table-cell office:value-type="float" office:value="53.3333">
            <text:p>53.3333</text:p>
          </table:table-cell>
          <table:table-cell office:value-type="float" office:value="53.8333">
            <text:p>53.8333</text:p>
          </table:table-cell>
          <table:table-cell office:value-type="float" office:value="54.0">
            <text:p>54.0</text:p>
          </table:table-cell>
          <table:table-cell office:value-type="float" office:value="53.1667">
            <text:p>53.1667</text:p>
          </table:table-cell>
          <table:table-cell office:value-type="float" office:value="41.0">
            <text:p>41.0</text:p>
          </table:table-cell>
          <table:table-cell office:value-type="float" office:value="39.5">
            <text:p>39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2-12T15:00:00">
            <text:p>Mon Dec 12 15:00:00 2022</text:p>
          </table:table-cell>
          <table:table-cell office:value-type="float" office:value="41.6667">
            <text:p>41.6667</text:p>
          </table:table-cell>
          <table:table-cell office:value-type="float" office:value="53.6667">
            <text:p>53.6667</text:p>
          </table:table-cell>
          <table:table-cell office:value-type="float" office:value="53.3333">
            <text:p>53.3333</text:p>
          </table:table-cell>
          <table:table-cell office:value-type="float" office:value="53.8333">
            <text:p>53.8333</text:p>
          </table:table-cell>
          <table:table-cell office:value-type="float" office:value="54.0">
            <text:p>54.0</text:p>
          </table:table-cell>
          <table:table-cell office:value-type="float" office:value="53.1667">
            <text:p>53.1667</text:p>
          </table:table-cell>
          <table:table-cell office:value-type="float" office:value="41.0">
            <text:p>41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2-12T16:00:00">
            <text:p>Mon Dec 12 16:00:00 2022</text:p>
          </table:table-cell>
          <table:table-cell office:value-type="float" office:value="34.3333">
            <text:p>34.3333</text:p>
          </table:table-cell>
          <table:table-cell office:value-type="float" office:value="41.6667">
            <text:p>41.6667</text:p>
          </table:table-cell>
          <table:table-cell office:value-type="float" office:value="53.6667">
            <text:p>53.6667</text:p>
          </table:table-cell>
          <table:table-cell office:value-type="float" office:value="53.3333">
            <text:p>53.3333</text:p>
          </table:table-cell>
          <table:table-cell office:value-type="float" office:value="53.8333">
            <text:p>53.8333</text:p>
          </table:table-cell>
          <table:table-cell office:value-type="float" office:value="54.0">
            <text:p>54.0</text:p>
          </table:table-cell>
          <table:table-cell office:value-type="float" office:value="53.1667">
            <text:p>53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2-13T20:00:00">
            <text:p>Tue Dec 13 20:00:00 2022</text:p>
          </table:table-cell>
          <table:table-cell office:value-type="float" office:value="40.8333">
            <text:p>40.8333</text:p>
          </table:table-cell>
          <table:table-cell office:value-type="float" office:value="40.5">
            <text:p>40.5</text:p>
          </table:table-cell>
          <table:table-cell office:value-type="float" office:value="40.8333">
            <text:p>40.8333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39.8333">
            <text:p>39.8333</text:p>
          </table:table-cell>
          <table:table-cell office:value-type="float" office:value="37.8333">
            <text:p>37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12-13T21:00:00">
            <text:p>Tue Dec 13 21:00:00 2022</text:p>
          </table:table-cell>
          <table:table-cell office:value-type="float" office:value="40.5">
            <text:p>40.5</text:p>
          </table:table-cell>
          <table:table-cell office:value-type="float" office:value="40.8333">
            <text:p>40.8333</text:p>
          </table:table-cell>
          <table:table-cell office:value-type="float" office:value="40.5">
            <text:p>40.5</text:p>
          </table:table-cell>
          <table:table-cell office:value-type="float" office:value="40.8333">
            <text:p>40.8333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39.8333">
            <text:p>39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2-14T14:00:00">
            <text:p>Wed Dec 14 14:00:00 2022</text:p>
          </table:table-cell>
          <table:table-cell office:value-type="float" office:value="50.1667">
            <text:p>50.1667</text:p>
          </table:table-cell>
          <table:table-cell office:value-type="float" office:value="43.1667">
            <text:p>43.1667</text:p>
          </table:table-cell>
          <table:table-cell office:value-type="float" office:value="40.6667">
            <text:p>40.6667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35.6667">
            <text:p>35.6667</text:p>
          </table:table-cell>
          <table:table-cell office:value-type="float" office:value="35.6667">
            <text:p>35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2-14T15:00:00">
            <text:p>Wed Dec 14 15:00:00 2022</text:p>
          </table:table-cell>
          <table:table-cell office:value-type="float" office:value="54.1667">
            <text:p>54.1667</text:p>
          </table:table-cell>
          <table:table-cell office:value-type="float" office:value="50.1667">
            <text:p>50.1667</text:p>
          </table:table-cell>
          <table:table-cell office:value-type="float" office:value="43.1667">
            <text:p>43.1667</text:p>
          </table:table-cell>
          <table:table-cell office:value-type="float" office:value="40.6667">
            <text:p>40.6667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35.6667">
            <text:p>35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2-15T18:00:00">
            <text:p>Thu Dec 15 18:00:00 2022</text:p>
          </table:table-cell>
          <table:table-cell office:value-type="float" office:value="46.0">
            <text:p>46.0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49.0">
            <text:p>49.0</text:p>
          </table:table-cell>
          <table:table-cell office:value-type="float" office:value="48.1667">
            <text:p>48.1667</text:p>
          </table:table-cell>
          <table:table-cell office:value-type="float" office:value="41.8333">
            <text:p>41.8333</text:p>
          </table:table-cell>
          <table:table-cell office:value-type="float" office:value="39.6667">
            <text:p>39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2-15T19:00:00">
            <text:p>Thu Dec 15 19:00:00 2022</text:p>
          </table:table-cell>
          <table:table-cell office:value-type="float" office:value="57.5">
            <text:p>57.5</text:p>
          </table:table-cell>
          <table:table-cell office:value-type="float" office:value="46.0">
            <text:p>46.0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49.0">
            <text:p>49.0</text:p>
          </table:table-cell>
          <table:table-cell office:value-type="float" office:value="48.1667">
            <text:p>48.1667</text:p>
          </table:table-cell>
          <table:table-cell office:value-type="float" office:value="41.8333">
            <text:p>41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2-15T20:00:00">
            <text:p>Thu Dec 15 20:00:00 2022</text:p>
          </table:table-cell>
          <table:table-cell office:value-type="float" office:value="56.0">
            <text:p>56.0</text:p>
          </table:table-cell>
          <table:table-cell office:value-type="float" office:value="57.5">
            <text:p>57.5</text:p>
          </table:table-cell>
          <table:table-cell office:value-type="float" office:value="46.0">
            <text:p>46.0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49.0">
            <text:p>49.0</text:p>
          </table:table-cell>
          <table:table-cell office:value-type="float" office:value="48.1667">
            <text:p>48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1-09T15:00:00">
            <text:p>Mon Jan  9 15:00:00 2023</text:p>
          </table:table-cell>
          <table:table-cell office:value-type="float" office:value="52.6667">
            <text:p>52.6667</text:p>
          </table:table-cell>
          <table:table-cell office:value-type="float" office:value="56.8333">
            <text:p>56.8333</text:p>
          </table:table-cell>
          <table:table-cell office:value-type="float" office:value="58.5">
            <text:p>58.5</text:p>
          </table:table-cell>
          <table:table-cell office:value-type="float" office:value="58.3333">
            <text:p>58.3333</text:p>
          </table:table-cell>
          <table:table-cell office:value-type="float" office:value="54.6667">
            <text:p>54.6667</text:p>
          </table:table-cell>
          <table:table-cell office:value-type="float" office:value="54.5">
            <text:p>54.5</text:p>
          </table:table-cell>
          <table:table-cell office:value-type="float" office:value="45.5">
            <text:p>45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1-09T16:00:00">
            <text:p>Mon Jan  9 16:00:00 2023</text:p>
          </table:table-cell>
          <table:table-cell office:value-type="float" office:value="48.1667">
            <text:p>48.1667</text:p>
          </table:table-cell>
          <table:table-cell office:value-type="float" office:value="52.6667">
            <text:p>52.6667</text:p>
          </table:table-cell>
          <table:table-cell office:value-type="float" office:value="56.8333">
            <text:p>56.8333</text:p>
          </table:table-cell>
          <table:table-cell office:value-type="float" office:value="58.5">
            <text:p>58.5</text:p>
          </table:table-cell>
          <table:table-cell office:value-type="float" office:value="58.3333">
            <text:p>58.3333</text:p>
          </table:table-cell>
          <table:table-cell office:value-type="float" office:value="54.6667">
            <text:p>54.6667</text:p>
          </table:table-cell>
          <table:table-cell office:value-type="float" office:value="54.5">
            <text:p>54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1-09T17:00:00">
            <text:p>Mon Jan  9 17:00:00 2023</text:p>
          </table:table-cell>
          <table:table-cell office:value-type="float" office:value="47.6667">
            <text:p>47.6667</text:p>
          </table:table-cell>
          <table:table-cell office:value-type="float" office:value="48.1667">
            <text:p>48.1667</text:p>
          </table:table-cell>
          <table:table-cell office:value-type="float" office:value="52.6667">
            <text:p>52.6667</text:p>
          </table:table-cell>
          <table:table-cell office:value-type="float" office:value="56.8333">
            <text:p>56.8333</text:p>
          </table:table-cell>
          <table:table-cell office:value-type="float" office:value="58.5">
            <text:p>58.5</text:p>
          </table:table-cell>
          <table:table-cell office:value-type="float" office:value="58.3333">
            <text:p>58.3333</text:p>
          </table:table-cell>
          <table:table-cell office:value-type="float" office:value="54.6667">
            <text:p>54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1-09T18:00:00">
            <text:p>Mon Jan  9 18:00:00 2023</text:p>
          </table:table-cell>
          <table:table-cell office:value-type="float" office:value="44.6667">
            <text:p>44.6667</text:p>
          </table:table-cell>
          <table:table-cell office:value-type="float" office:value="47.6667">
            <text:p>47.6667</text:p>
          </table:table-cell>
          <table:table-cell office:value-type="float" office:value="48.1667">
            <text:p>48.1667</text:p>
          </table:table-cell>
          <table:table-cell office:value-type="float" office:value="52.6667">
            <text:p>52.6667</text:p>
          </table:table-cell>
          <table:table-cell office:value-type="float" office:value="56.8333">
            <text:p>56.8333</text:p>
          </table:table-cell>
          <table:table-cell office:value-type="float" office:value="58.5">
            <text:p>58.5</text:p>
          </table:table-cell>
          <table:table-cell office:value-type="float" office:value="58.3333">
            <text:p>58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1-16T17:00:00">
            <text:p>Mon Jan 16 17:00:00 2023</text:p>
          </table:table-cell>
          <table:table-cell office:value-type="float" office:value="56.8333">
            <text:p>56.8333</text:p>
          </table:table-cell>
          <table:table-cell office:value-type="float" office:value="49.1667">
            <text:p>49.1667</text:p>
          </table:table-cell>
          <table:table-cell office:value-type="float" office:value="38.1667">
            <text:p>38.1667</text:p>
          </table:table-cell>
          <table:table-cell office:value-type="float" office:value="26.8333">
            <text:p>26.8333</text:p>
          </table:table-cell>
          <table:table-cell office:value-type="float" office:value="24.6667">
            <text:p>24.6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1-16T18:00:00">
            <text:p>Mon Jan 16 18:00:00 2023</text:p>
          </table:table-cell>
          <table:table-cell office:value-type="float" office:value="62.8333">
            <text:p>62.8333</text:p>
          </table:table-cell>
          <table:table-cell office:value-type="float" office:value="56.8333">
            <text:p>56.8333</text:p>
          </table:table-cell>
          <table:table-cell office:value-type="float" office:value="49.1667">
            <text:p>49.1667</text:p>
          </table:table-cell>
          <table:table-cell office:value-type="float" office:value="38.1667">
            <text:p>38.1667</text:p>
          </table:table-cell>
          <table:table-cell office:value-type="float" office:value="26.8333">
            <text:p>26.8333</text:p>
          </table:table-cell>
          <table:table-cell office:value-type="float" office:value="24.6667">
            <text:p>24.6667</text:p>
          </table:table-cell>
          <table:table-cell office:value-type="float" office:value="43.3333">
            <text:p>43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1-16T19:00:00">
            <text:p>Mon Jan 16 19:00:00 2023</text:p>
          </table:table-cell>
          <table:table-cell office:value-type="float" office:value="60.5">
            <text:p>60.5</text:p>
          </table:table-cell>
          <table:table-cell office:value-type="float" office:value="62.8333">
            <text:p>62.8333</text:p>
          </table:table-cell>
          <table:table-cell office:value-type="float" office:value="56.8333">
            <text:p>56.8333</text:p>
          </table:table-cell>
          <table:table-cell office:value-type="float" office:value="49.1667">
            <text:p>49.1667</text:p>
          </table:table-cell>
          <table:table-cell office:value-type="float" office:value="38.1667">
            <text:p>38.1667</text:p>
          </table:table-cell>
          <table:table-cell office:value-type="float" office:value="26.8333">
            <text:p>26.8333</text:p>
          </table:table-cell>
          <table:table-cell office:value-type="float" office:value="24.6667">
            <text:p>24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1-16T20:00:00">
            <text:p>Mon Jan 16 20:00:00 2023</text:p>
          </table:table-cell>
          <table:table-cell office:value-type="float" office:value="60.5">
            <text:p>60.5</text:p>
          </table:table-cell>
          <table:table-cell office:value-type="float" office:value="60.5">
            <text:p>60.5</text:p>
          </table:table-cell>
          <table:table-cell office:value-type="float" office:value="62.8333">
            <text:p>62.8333</text:p>
          </table:table-cell>
          <table:table-cell office:value-type="float" office:value="56.8333">
            <text:p>56.8333</text:p>
          </table:table-cell>
          <table:table-cell office:value-type="float" office:value="49.1667">
            <text:p>49.1667</text:p>
          </table:table-cell>
          <table:table-cell office:value-type="float" office:value="38.1667">
            <text:p>38.1667</text:p>
          </table:table-cell>
          <table:table-cell office:value-type="float" office:value="26.8333">
            <text:p>26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1-18T16:00:00">
            <text:p>Wed Jan 18 16:00:00 2023</text:p>
          </table:table-cell>
          <table:table-cell office:value-type="float" office:value="59.1667">
            <text:p>59.1667</text:p>
          </table:table-cell>
          <table:table-cell office:value-type="float" office:value="59.6667">
            <text:p>59.6667</text:p>
          </table:table-cell>
          <table:table-cell office:value-type="float" office:value="58.0">
            <text:p>58.0</text:p>
          </table:table-cell>
          <table:table-cell office:value-type="float" office:value="66.3333">
            <text:p>66.3333</text:p>
          </table:table-cell>
          <table:table-cell office:value-type="float" office:value="65.3333">
            <text:p>65.3333</text:p>
          </table:table-cell>
          <table:table-cell office:value-type="float" office:value="66.6667">
            <text:p>66.6667</text:p>
          </table:table-cell>
          <table:table-cell office:value-type="float" office:value="71.1667">
            <text:p>71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1-18T17:00:00">
            <text:p>Wed Jan 18 17:00:00 2023</text:p>
          </table:table-cell>
          <table:table-cell office:value-type="float" office:value="64.6667">
            <text:p>64.6667</text:p>
          </table:table-cell>
          <table:table-cell office:value-type="float" office:value="59.1667">
            <text:p>59.1667</text:p>
          </table:table-cell>
          <table:table-cell office:value-type="float" office:value="59.6667">
            <text:p>59.6667</text:p>
          </table:table-cell>
          <table:table-cell office:value-type="float" office:value="58.0">
            <text:p>58.0</text:p>
          </table:table-cell>
          <table:table-cell office:value-type="float" office:value="66.3333">
            <text:p>66.3333</text:p>
          </table:table-cell>
          <table:table-cell office:value-type="float" office:value="65.3333">
            <text:p>65.3333</text:p>
          </table:table-cell>
          <table:table-cell office:value-type="float" office:value="66.6667">
            <text:p>66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1-18T18:00:00">
            <text:p>Wed Jan 18 18:00:00 2023</text:p>
          </table:table-cell>
          <table:table-cell office:value-type="float" office:value="64.1667">
            <text:p>64.1667</text:p>
          </table:table-cell>
          <table:table-cell office:value-type="float" office:value="64.6667">
            <text:p>64.6667</text:p>
          </table:table-cell>
          <table:table-cell office:value-type="float" office:value="59.1667">
            <text:p>59.1667</text:p>
          </table:table-cell>
          <table:table-cell office:value-type="float" office:value="59.6667">
            <text:p>59.6667</text:p>
          </table:table-cell>
          <table:table-cell office:value-type="float" office:value="58.0">
            <text:p>58.0</text:p>
          </table:table-cell>
          <table:table-cell office:value-type="float" office:value="66.3333">
            <text:p>66.3333</text:p>
          </table:table-cell>
          <table:table-cell office:value-type="float" office:value="65.3333">
            <text:p>65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18T19:00:00">
            <text:p>Wed Jan 18 19:00:00 2023</text:p>
          </table:table-cell>
          <table:table-cell office:value-type="float" office:value="61.5">
            <text:p>61.5</text:p>
          </table:table-cell>
          <table:table-cell office:value-type="float" office:value="64.1667">
            <text:p>64.1667</text:p>
          </table:table-cell>
          <table:table-cell office:value-type="float" office:value="64.6667">
            <text:p>64.6667</text:p>
          </table:table-cell>
          <table:table-cell office:value-type="float" office:value="59.1667">
            <text:p>59.1667</text:p>
          </table:table-cell>
          <table:table-cell office:value-type="float" office:value="59.6667">
            <text:p>59.6667</text:p>
          </table:table-cell>
          <table:table-cell office:value-type="float" office:value="58.0">
            <text:p>58.0</text:p>
          </table:table-cell>
          <table:table-cell office:value-type="float" office:value="66.3333">
            <text:p>66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1-18T20:00:00">
            <text:p>Wed Jan 18 20:00:00 2023</text:p>
          </table:table-cell>
          <table:table-cell office:value-type="float" office:value="59.6667">
            <text:p>59.6667</text:p>
          </table:table-cell>
          <table:table-cell office:value-type="float" office:value="61.5">
            <text:p>61.5</text:p>
          </table:table-cell>
          <table:table-cell office:value-type="float" office:value="64.1667">
            <text:p>64.1667</text:p>
          </table:table-cell>
          <table:table-cell office:value-type="float" office:value="64.6667">
            <text:p>64.6667</text:p>
          </table:table-cell>
          <table:table-cell office:value-type="float" office:value="59.1667">
            <text:p>59.1667</text:p>
          </table:table-cell>
          <table:table-cell office:value-type="float" office:value="59.6667">
            <text:p>59.6667</text:p>
          </table:table-cell>
          <table:table-cell office:value-type="float" office:value="58.0">
            <text:p>58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1-19T15:00:00">
            <text:p>Thu Jan 19 15:00:00 2023</text:p>
          </table:table-cell>
          <table:table-cell office:value-type="float" office:value="37.5">
            <text:p>37.5</text:p>
          </table:table-cell>
          <table:table-cell office:value-type="float" office:value="32.3333">
            <text:p>32.3333</text:p>
          </table:table-cell>
          <table:table-cell office:value-type="float" office:value="53.5">
            <text:p>53.5</text:p>
          </table:table-cell>
          <table:table-cell office:value-type="float" office:value="62.6667">
            <text:p>62.6667</text:p>
          </table:table-cell>
          <table:table-cell office:value-type="float" office:value="67.6667">
            <text:p>67.6667</text:p>
          </table:table-cell>
          <table:table-cell office:value-type="float" office:value="65.3333">
            <text:p>65.3333</text:p>
          </table:table-cell>
          <table:table-cell office:value-type="float" office:value="69.5">
            <text:p>69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1-19T16:00:00">
            <text:p>Thu Jan 19 16:00:00 2023</text:p>
          </table:table-cell>
          <table:table-cell office:value-type="float" office:value="38.3333">
            <text:p>38.3333</text:p>
          </table:table-cell>
          <table:table-cell office:value-type="float" office:value="37.5">
            <text:p>37.5</text:p>
          </table:table-cell>
          <table:table-cell office:value-type="float" office:value="32.3333">
            <text:p>32.3333</text:p>
          </table:table-cell>
          <table:table-cell office:value-type="float" office:value="53.5">
            <text:p>53.5</text:p>
          </table:table-cell>
          <table:table-cell office:value-type="float" office:value="62.6667">
            <text:p>62.6667</text:p>
          </table:table-cell>
          <table:table-cell office:value-type="float" office:value="67.6667">
            <text:p>67.6667</text:p>
          </table:table-cell>
          <table:table-cell office:value-type="float" office:value="65.3333">
            <text:p>65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1-19T17:00:00">
            <text:p>Thu Jan 19 17:00:00 2023</text:p>
          </table:table-cell>
          <table:table-cell office:value-type="float" office:value="43.1667">
            <text:p>43.1667</text:p>
          </table:table-cell>
          <table:table-cell office:value-type="float" office:value="38.3333">
            <text:p>38.3333</text:p>
          </table:table-cell>
          <table:table-cell office:value-type="float" office:value="37.5">
            <text:p>37.5</text:p>
          </table:table-cell>
          <table:table-cell office:value-type="float" office:value="32.3333">
            <text:p>32.3333</text:p>
          </table:table-cell>
          <table:table-cell office:value-type="float" office:value="53.5">
            <text:p>53.5</text:p>
          </table:table-cell>
          <table:table-cell office:value-type="float" office:value="62.6667">
            <text:p>62.6667</text:p>
          </table:table-cell>
          <table:table-cell office:value-type="float" office:value="67.6667">
            <text:p>67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1-19T18:00:00">
            <text:p>Thu Jan 19 18:00:00 2023</text:p>
          </table:table-cell>
          <table:table-cell office:value-type="float" office:value="49.5">
            <text:p>49.5</text:p>
          </table:table-cell>
          <table:table-cell office:value-type="float" office:value="43.1667">
            <text:p>43.1667</text:p>
          </table:table-cell>
          <table:table-cell office:value-type="float" office:value="38.3333">
            <text:p>38.3333</text:p>
          </table:table-cell>
          <table:table-cell office:value-type="float" office:value="37.5">
            <text:p>37.5</text:p>
          </table:table-cell>
          <table:table-cell office:value-type="float" office:value="32.3333">
            <text:p>32.3333</text:p>
          </table:table-cell>
          <table:table-cell office:value-type="float" office:value="53.5">
            <text:p>53.5</text:p>
          </table:table-cell>
          <table:table-cell office:value-type="float" office:value="62.6667">
            <text:p>62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2-07T16:00:00">
            <text:p>Tue Feb  7 16:00:00 2023</text:p>
          </table:table-cell>
          <table:table-cell office:value-type="float" office:value="72.6667">
            <text:p>72.6667</text:p>
          </table:table-cell>
          <table:table-cell office:value-type="float" office:value="76.5">
            <text:p>76.5</text:p>
          </table:table-cell>
          <table:table-cell office:value-type="float" office:value="77.1667">
            <text:p>77.1667</text:p>
          </table:table-cell>
          <table:table-cell office:value-type="float" office:value="61.8333">
            <text:p>61.8333</text:p>
          </table:table-cell>
          <table:table-cell office:value-type="float" office:value="45.8333">
            <text:p>45.8333</text:p>
          </table:table-cell>
          <table:table-cell office:value-type="float" office:value="33.5">
            <text:p>33.5</text:p>
          </table:table-cell>
          <table:table-cell office:value-type="float" office:value="23.5">
            <text:p>23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2-07T17:00:00">
            <text:p>Tue Feb  7 17:00:00 2023</text:p>
          </table:table-cell>
          <table:table-cell office:value-type="float" office:value="66.6667">
            <text:p>66.6667</text:p>
          </table:table-cell>
          <table:table-cell office:value-type="float" office:value="72.6667">
            <text:p>72.6667</text:p>
          </table:table-cell>
          <table:table-cell office:value-type="float" office:value="76.5">
            <text:p>76.5</text:p>
          </table:table-cell>
          <table:table-cell office:value-type="float" office:value="77.1667">
            <text:p>77.1667</text:p>
          </table:table-cell>
          <table:table-cell office:value-type="float" office:value="61.8333">
            <text:p>61.8333</text:p>
          </table:table-cell>
          <table:table-cell office:value-type="float" office:value="45.8333">
            <text:p>45.8333</text:p>
          </table:table-cell>
          <table:table-cell office:value-type="float" office:value="33.5">
            <text:p>33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2-07T18:00:00">
            <text:p>Tue Feb  7 18:00:00 2023</text:p>
          </table:table-cell>
          <table:table-cell office:value-type="float" office:value="48.5">
            <text:p>48.5</text:p>
          </table:table-cell>
          <table:table-cell office:value-type="float" office:value="66.6667">
            <text:p>66.6667</text:p>
          </table:table-cell>
          <table:table-cell office:value-type="float" office:value="72.6667">
            <text:p>72.6667</text:p>
          </table:table-cell>
          <table:table-cell office:value-type="float" office:value="76.5">
            <text:p>76.5</text:p>
          </table:table-cell>
          <table:table-cell office:value-type="float" office:value="77.1667">
            <text:p>77.1667</text:p>
          </table:table-cell>
          <table:table-cell office:value-type="float" office:value="61.8333">
            <text:p>61.8333</text:p>
          </table:table-cell>
          <table:table-cell office:value-type="float" office:value="45.8333">
            <text:p>45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2-10T14:00:00">
            <text:p>Fri Feb 10 14:00:00 2023</text:p>
          </table:table-cell>
          <table:table-cell office:value-type="float" office:value="37.3333">
            <text:p>37.3333</text:p>
          </table:table-cell>
          <table:table-cell office:value-type="float" office:value="56.6667">
            <text:p>56.6667</text:p>
          </table:table-cell>
          <table:table-cell office:value-type="float" office:value="64.5">
            <text:p>64.5</text:p>
          </table:table-cell>
          <table:table-cell office:value-type="float" office:value="68.5">
            <text:p>68.5</text:p>
          </table:table-cell>
          <table:table-cell office:value-type="float" office:value="69.0">
            <text:p>69.0</text:p>
          </table:table-cell>
          <table:table-cell office:value-type="float" office:value="63.3333">
            <text:p>63.3333</text:p>
          </table:table-cell>
          <table:table-cell office:value-type="float" office:value="54.0">
            <text:p>54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2-10T15:00:00">
            <text:p>Fri Feb 10 15:00:00 2023</text:p>
          </table:table-cell>
          <table:table-cell office:value-type="float" office:value="36.3333">
            <text:p>36.3333</text:p>
          </table:table-cell>
          <table:table-cell office:value-type="float" office:value="37.3333">
            <text:p>37.3333</text:p>
          </table:table-cell>
          <table:table-cell office:value-type="float" office:value="56.6667">
            <text:p>56.6667</text:p>
          </table:table-cell>
          <table:table-cell office:value-type="float" office:value="64.5">
            <text:p>64.5</text:p>
          </table:table-cell>
          <table:table-cell office:value-type="float" office:value="68.5">
            <text:p>68.5</text:p>
          </table:table-cell>
          <table:table-cell office:value-type="float" office:value="69.0">
            <text:p>69.0</text:p>
          </table:table-cell>
          <table:table-cell office:value-type="float" office:value="63.3333">
            <text:p>63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2-10T16:00:00">
            <text:p>Fri Feb 10 16:00:00 2023</text:p>
          </table:table-cell>
          <table:table-cell office:value-type="float" office:value="42.6667">
            <text:p>42.6667</text:p>
          </table:table-cell>
          <table:table-cell office:value-type="float" office:value="36.3333">
            <text:p>36.3333</text:p>
          </table:table-cell>
          <table:table-cell office:value-type="float" office:value="37.3333">
            <text:p>37.3333</text:p>
          </table:table-cell>
          <table:table-cell office:value-type="float" office:value="56.6667">
            <text:p>56.6667</text:p>
          </table:table-cell>
          <table:table-cell office:value-type="float" office:value="64.5">
            <text:p>64.5</text:p>
          </table:table-cell>
          <table:table-cell office:value-type="float" office:value="68.5">
            <text:p>68.5</text:p>
          </table:table-cell>
          <table:table-cell office:value-type="float" office:value="69.0">
            <text:p>69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2-11T14:00:00">
            <text:p>Sat Feb 11 14:00:00 2023</text:p>
          </table:table-cell>
          <table:table-cell office:value-type="float" office:value="68.1667">
            <text:p>68.1667</text:p>
          </table:table-cell>
          <table:table-cell office:value-type="float" office:value="72.5">
            <text:p>72.5</text:p>
          </table:table-cell>
          <table:table-cell office:value-type="float" office:value="74.0">
            <text:p>74.0</text:p>
          </table:table-cell>
          <table:table-cell office:value-type="float" office:value="75.6667">
            <text:p>75.6667</text:p>
          </table:table-cell>
          <table:table-cell office:value-type="float" office:value="74.5">
            <text:p>74.5</text:p>
          </table:table-cell>
          <table:table-cell office:value-type="float" office:value="72.5">
            <text:p>72.5</text:p>
          </table:table-cell>
          <table:table-cell office:value-type="float" office:value="63.5">
            <text:p>63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2-11T15:00:00">
            <text:p>Sat Feb 11 15:00:00 2023</text:p>
          </table:table-cell>
          <table:table-cell office:value-type="float" office:value="67.0">
            <text:p>67.0</text:p>
          </table:table-cell>
          <table:table-cell office:value-type="float" office:value="68.1667">
            <text:p>68.1667</text:p>
          </table:table-cell>
          <table:table-cell office:value-type="float" office:value="72.5">
            <text:p>72.5</text:p>
          </table:table-cell>
          <table:table-cell office:value-type="float" office:value="74.0">
            <text:p>74.0</text:p>
          </table:table-cell>
          <table:table-cell office:value-type="float" office:value="75.6667">
            <text:p>75.6667</text:p>
          </table:table-cell>
          <table:table-cell office:value-type="float" office:value="74.5">
            <text:p>74.5</text:p>
          </table:table-cell>
          <table:table-cell office:value-type="float" office:value="72.5">
            <text:p>72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2-11T16:00:00">
            <text:p>Sat Feb 11 16:00:00 2023</text:p>
          </table:table-cell>
          <table:table-cell office:value-type="float" office:value="70.3333">
            <text:p>70.3333</text:p>
          </table:table-cell>
          <table:table-cell office:value-type="float" office:value="67.0">
            <text:p>67.0</text:p>
          </table:table-cell>
          <table:table-cell office:value-type="float" office:value="68.1667">
            <text:p>68.1667</text:p>
          </table:table-cell>
          <table:table-cell office:value-type="float" office:value="72.5">
            <text:p>72.5</text:p>
          </table:table-cell>
          <table:table-cell office:value-type="float" office:value="74.0">
            <text:p>74.0</text:p>
          </table:table-cell>
          <table:table-cell office:value-type="float" office:value="75.6667">
            <text:p>75.6667</text:p>
          </table:table-cell>
          <table:table-cell office:value-type="float" office:value="74.5">
            <text:p>74.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2-11T17:00:00">
            <text:p>Sat Feb 11 17:00:00 2023</text:p>
          </table:table-cell>
          <table:table-cell office:value-type="float" office:value="66.8333">
            <text:p>66.8333</text:p>
          </table:table-cell>
          <table:table-cell office:value-type="float" office:value="70.3333">
            <text:p>70.3333</text:p>
          </table:table-cell>
          <table:table-cell office:value-type="float" office:value="67.0">
            <text:p>67.0</text:p>
          </table:table-cell>
          <table:table-cell office:value-type="float" office:value="68.1667">
            <text:p>68.1667</text:p>
          </table:table-cell>
          <table:table-cell office:value-type="float" office:value="72.5">
            <text:p>72.5</text:p>
          </table:table-cell>
          <table:table-cell office:value-type="float" office:value="74.0">
            <text:p>74.0</text:p>
          </table:table-cell>
          <table:table-cell office:value-type="float" office:value="75.6667">
            <text:p>75.6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2-11T18:00:00">
            <text:p>Sat Feb 11 18:00:00 2023</text:p>
          </table:table-cell>
          <table:table-cell office:value-type="float" office:value="67.1667">
            <text:p>67.1667</text:p>
          </table:table-cell>
          <table:table-cell office:value-type="float" office:value="66.8333">
            <text:p>66.8333</text:p>
          </table:table-cell>
          <table:table-cell office:value-type="float" office:value="70.3333">
            <text:p>70.3333</text:p>
          </table:table-cell>
          <table:table-cell office:value-type="float" office:value="67.0">
            <text:p>67.0</text:p>
          </table:table-cell>
          <table:table-cell office:value-type="float" office:value="68.1667">
            <text:p>68.1667</text:p>
          </table:table-cell>
          <table:table-cell office:value-type="float" office:value="72.5">
            <text:p>72.5</text:p>
          </table:table-cell>
          <table:table-cell office:value-type="float" office:value="74.0">
            <text:p>74.0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2-12T11:00:00">
            <text:p>Sun Feb 12 11:00:00 2023</text:p>
          </table:table-cell>
          <table:table-cell office:value-type="float" office:value="77.6667">
            <text:p>77.6667</text:p>
          </table:table-cell>
          <table:table-cell office:value-type="float" office:value="76.5">
            <text:p>76.5</text:p>
          </table:table-cell>
          <table:table-cell office:value-type="float" office:value="74.8333">
            <text:p>74.8333</text:p>
          </table:table-cell>
          <table:table-cell office:value-type="float" office:value="73.6667">
            <text:p>73.6667</text:p>
          </table:table-cell>
          <table:table-cell office:value-type="float" office:value="64.8333">
            <text:p>64.8333</text:p>
          </table:table-cell>
          <table:table-cell office:value-type="float" office:value="55.8333">
            <text:p>55.8333</text:p>
          </table:table-cell>
          <table:table-cell office:value-type="float" office:value="54.1667">
            <text:p>54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2-12T12:00:00">
            <text:p>Sun Feb 12 12:00:00 2023</text:p>
          </table:table-cell>
          <table:table-cell office:value-type="float" office:value="76.1667">
            <text:p>76.1667</text:p>
          </table:table-cell>
          <table:table-cell office:value-type="float" office:value="77.6667">
            <text:p>77.6667</text:p>
          </table:table-cell>
          <table:table-cell office:value-type="float" office:value="76.5">
            <text:p>76.5</text:p>
          </table:table-cell>
          <table:table-cell office:value-type="float" office:value="74.8333">
            <text:p>74.8333</text:p>
          </table:table-cell>
          <table:table-cell office:value-type="float" office:value="73.6667">
            <text:p>73.6667</text:p>
          </table:table-cell>
          <table:table-cell office:value-type="float" office:value="64.8333">
            <text:p>64.8333</text:p>
          </table:table-cell>
          <table:table-cell office:value-type="float" office:value="55.8333">
            <text:p>55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2-12T13:00:00">
            <text:p>Sun Feb 12 13:00:00 2023</text:p>
          </table:table-cell>
          <table:table-cell office:value-type="float" office:value="72.5">
            <text:p>72.5</text:p>
          </table:table-cell>
          <table:table-cell office:value-type="float" office:value="76.1667">
            <text:p>76.1667</text:p>
          </table:table-cell>
          <table:table-cell office:value-type="float" office:value="77.6667">
            <text:p>77.6667</text:p>
          </table:table-cell>
          <table:table-cell office:value-type="float" office:value="76.5">
            <text:p>76.5</text:p>
          </table:table-cell>
          <table:table-cell office:value-type="float" office:value="74.8333">
            <text:p>74.8333</text:p>
          </table:table-cell>
          <table:table-cell office:value-type="float" office:value="73.6667">
            <text:p>73.6667</text:p>
          </table:table-cell>
          <table:table-cell office:value-type="float" office:value="64.8333">
            <text:p>64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2-12T14:00:00">
            <text:p>Sun Feb 12 14:00:00 2023</text:p>
          </table:table-cell>
          <table:table-cell office:value-type="float" office:value="64.6667">
            <text:p>64.6667</text:p>
          </table:table-cell>
          <table:table-cell office:value-type="float" office:value="72.5">
            <text:p>72.5</text:p>
          </table:table-cell>
          <table:table-cell office:value-type="float" office:value="76.1667">
            <text:p>76.1667</text:p>
          </table:table-cell>
          <table:table-cell office:value-type="float" office:value="77.6667">
            <text:p>77.6667</text:p>
          </table:table-cell>
          <table:table-cell office:value-type="float" office:value="76.5">
            <text:p>76.5</text:p>
          </table:table-cell>
          <table:table-cell office:value-type="float" office:value="74.8333">
            <text:p>74.8333</text:p>
          </table:table-cell>
          <table:table-cell office:value-type="float" office:value="73.6667">
            <text:p>73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2-12T15:00:00">
            <text:p>Sun Feb 12 15:00:00 2023</text:p>
          </table:table-cell>
          <table:table-cell office:value-type="float" office:value="54.8333">
            <text:p>54.8333</text:p>
          </table:table-cell>
          <table:table-cell office:value-type="float" office:value="64.6667">
            <text:p>64.6667</text:p>
          </table:table-cell>
          <table:table-cell office:value-type="float" office:value="72.5">
            <text:p>72.5</text:p>
          </table:table-cell>
          <table:table-cell office:value-type="float" office:value="76.1667">
            <text:p>76.1667</text:p>
          </table:table-cell>
          <table:table-cell office:value-type="float" office:value="77.6667">
            <text:p>77.6667</text:p>
          </table:table-cell>
          <table:table-cell office:value-type="float" office:value="76.5">
            <text:p>76.5</text:p>
          </table:table-cell>
          <table:table-cell office:value-type="float" office:value="74.8333">
            <text:p>74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2-12T16:00:00">
            <text:p>Sun Feb 12 16:00:00 2023</text:p>
          </table:table-cell>
          <table:table-cell office:value-type="float" office:value="53.1667">
            <text:p>53.1667</text:p>
          </table:table-cell>
          <table:table-cell office:value-type="float" office:value="54.8333">
            <text:p>54.8333</text:p>
          </table:table-cell>
          <table:table-cell office:value-type="float" office:value="64.6667">
            <text:p>64.6667</text:p>
          </table:table-cell>
          <table:table-cell office:value-type="float" office:value="72.5">
            <text:p>72.5</text:p>
          </table:table-cell>
          <table:table-cell office:value-type="float" office:value="76.1667">
            <text:p>76.1667</text:p>
          </table:table-cell>
          <table:table-cell office:value-type="float" office:value="77.6667">
            <text:p>77.6667</text:p>
          </table:table-cell>
          <table:table-cell office:value-type="float" office:value="76.5">
            <text:p>76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2-13T13:00:00">
            <text:p>Mon Feb 13 13:00:00 2023</text:p>
          </table:table-cell>
          <table:table-cell office:value-type="float" office:value="63.8333">
            <text:p>63.8333</text:p>
          </table:table-cell>
          <table:table-cell office:value-type="float" office:value="69.0">
            <text:p>69.0</text:p>
          </table:table-cell>
          <table:table-cell office:value-type="float" office:value="70.8333">
            <text:p>70.8333</text:p>
          </table:table-cell>
          <table:table-cell office:value-type="float" office:value="67.1667">
            <text:p>67.1667</text:p>
          </table:table-cell>
          <table:table-cell office:value-type="float" office:value="68.6667">
            <text:p>68.6667</text:p>
          </table:table-cell>
          <table:table-cell office:value-type="float" office:value="63.5">
            <text:p>63.5</text:p>
          </table:table-cell>
          <table:table-cell office:value-type="float" office:value="56.1667">
            <text:p>56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2-13T14:00:00">
            <text:p>Mon Feb 13 14:00:00 2023</text:p>
          </table:table-cell>
          <table:table-cell office:value-type="float" office:value="38.0">
            <text:p>38.0</text:p>
          </table:table-cell>
          <table:table-cell office:value-type="float" office:value="63.8333">
            <text:p>63.8333</text:p>
          </table:table-cell>
          <table:table-cell office:value-type="float" office:value="69.0">
            <text:p>69.0</text:p>
          </table:table-cell>
          <table:table-cell office:value-type="float" office:value="70.8333">
            <text:p>70.8333</text:p>
          </table:table-cell>
          <table:table-cell office:value-type="float" office:value="67.1667">
            <text:p>67.1667</text:p>
          </table:table-cell>
          <table:table-cell office:value-type="float" office:value="68.6667">
            <text:p>68.6667</text:p>
          </table:table-cell>
          <table:table-cell office:value-type="float" office:value="63.5">
            <text:p>63.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2-13T15:00:00">
            <text:p>Mon Feb 13 15:00:00 2023</text:p>
          </table:table-cell>
          <table:table-cell office:value-type="float" office:value="37.8333">
            <text:p>37.8333</text:p>
          </table:table-cell>
          <table:table-cell office:value-type="float" office:value="38.0">
            <text:p>38.0</text:p>
          </table:table-cell>
          <table:table-cell office:value-type="float" office:value="63.8333">
            <text:p>63.8333</text:p>
          </table:table-cell>
          <table:table-cell office:value-type="float" office:value="69.0">
            <text:p>69.0</text:p>
          </table:table-cell>
          <table:table-cell office:value-type="float" office:value="70.8333">
            <text:p>70.8333</text:p>
          </table:table-cell>
          <table:table-cell office:value-type="float" office:value="67.1667">
            <text:p>67.1667</text:p>
          </table:table-cell>
          <table:table-cell office:value-type="float" office:value="68.6667">
            <text:p>68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2-13T16:00:00">
            <text:p>Mon Feb 13 16:00:00 2023</text:p>
          </table:table-cell>
          <table:table-cell office:value-type="float" office:value="39.8333">
            <text:p>39.8333</text:p>
          </table:table-cell>
          <table:table-cell office:value-type="float" office:value="37.8333">
            <text:p>37.8333</text:p>
          </table:table-cell>
          <table:table-cell office:value-type="float" office:value="38.0">
            <text:p>38.0</text:p>
          </table:table-cell>
          <table:table-cell office:value-type="float" office:value="63.8333">
            <text:p>63.8333</text:p>
          </table:table-cell>
          <table:table-cell office:value-type="float" office:value="69.0">
            <text:p>69.0</text:p>
          </table:table-cell>
          <table:table-cell office:value-type="float" office:value="70.8333">
            <text:p>70.8333</text:p>
          </table:table-cell>
          <table:table-cell office:value-type="float" office:value="67.1667">
            <text:p>67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2-14T15:00:00">
            <text:p>Tue Feb 14 15:00:00 2023</text:p>
          </table:table-cell>
          <table:table-cell office:value-type="float" office:value="53.5">
            <text:p>53.5</text:p>
          </table:table-cell>
          <table:table-cell office:value-type="float" office:value="54.8333">
            <text:p>54.8333</text:p>
          </table:table-cell>
          <table:table-cell office:value-type="float" office:value="56.0">
            <text:p>56.0</text:p>
          </table:table-cell>
          <table:table-cell office:value-type="float" office:value="58.0">
            <text:p>58.0</text:p>
          </table:table-cell>
          <table:table-cell office:value-type="float" office:value="62.5">
            <text:p>62.5</text:p>
          </table:table-cell>
          <table:table-cell office:value-type="float" office:value="68.3333">
            <text:p>68.3333</text:p>
          </table:table-cell>
          <table:table-cell office:value-type="float" office:value="68.3333">
            <text:p>68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2-14T16:00:00">
            <text:p>Tue Feb 14 16:00:00 2023</text:p>
          </table:table-cell>
          <table:table-cell office:value-type="float" office:value="52.1667">
            <text:p>52.1667</text:p>
          </table:table-cell>
          <table:table-cell office:value-type="float" office:value="53.5">
            <text:p>53.5</text:p>
          </table:table-cell>
          <table:table-cell office:value-type="float" office:value="54.8333">
            <text:p>54.8333</text:p>
          </table:table-cell>
          <table:table-cell office:value-type="float" office:value="56.0">
            <text:p>56.0</text:p>
          </table:table-cell>
          <table:table-cell office:value-type="float" office:value="58.0">
            <text:p>58.0</text:p>
          </table:table-cell>
          <table:table-cell office:value-type="float" office:value="62.5">
            <text:p>62.5</text:p>
          </table:table-cell>
          <table:table-cell office:value-type="float" office:value="68.3333">
            <text:p>68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2-14T17:00:00">
            <text:p>Tue Feb 14 17:00:00 2023</text:p>
          </table:table-cell>
          <table:table-cell office:value-type="float" office:value="46.8333">
            <text:p>46.8333</text:p>
          </table:table-cell>
          <table:table-cell office:value-type="float" office:value="52.1667">
            <text:p>52.1667</text:p>
          </table:table-cell>
          <table:table-cell office:value-type="float" office:value="53.5">
            <text:p>53.5</text:p>
          </table:table-cell>
          <table:table-cell office:value-type="float" office:value="54.8333">
            <text:p>54.8333</text:p>
          </table:table-cell>
          <table:table-cell office:value-type="float" office:value="56.0">
            <text:p>56.0</text:p>
          </table:table-cell>
          <table:table-cell office:value-type="float" office:value="58.0">
            <text:p>58.0</text:p>
          </table:table-cell>
          <table:table-cell office:value-type="float" office:value="62.5">
            <text:p>62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2-14T18:00:00">
            <text:p>Tue Feb 14 18:00:00 2023</text:p>
          </table:table-cell>
          <table:table-cell office:value-type="float" office:value="48.6667">
            <text:p>48.6667</text:p>
          </table:table-cell>
          <table:table-cell office:value-type="float" office:value="46.8333">
            <text:p>46.8333</text:p>
          </table:table-cell>
          <table:table-cell office:value-type="float" office:value="52.1667">
            <text:p>52.1667</text:p>
          </table:table-cell>
          <table:table-cell office:value-type="float" office:value="53.5">
            <text:p>53.5</text:p>
          </table:table-cell>
          <table:table-cell office:value-type="float" office:value="54.8333">
            <text:p>54.8333</text:p>
          </table:table-cell>
          <table:table-cell office:value-type="float" office:value="56.0">
            <text:p>56.0</text:p>
          </table:table-cell>
          <table:table-cell office:value-type="float" office:value="58.0">
            <text:p>58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2-18T14:00:00">
            <text:p>Sat Feb 18 14:00:00 2023</text:p>
          </table:table-cell>
          <table:table-cell office:value-type="float" office:value="57.5">
            <text:p>57.5</text:p>
          </table:table-cell>
          <table:table-cell office:value-type="float" office:value="62.5">
            <text:p>62.5</text:p>
          </table:table-cell>
          <table:table-cell office:value-type="float" office:value="64.8333">
            <text:p>64.8333</text:p>
          </table:table-cell>
          <table:table-cell office:value-type="float" office:value="64.8333">
            <text:p>64.8333</text:p>
          </table:table-cell>
          <table:table-cell office:value-type="float" office:value="65.3333">
            <text:p>65.3333</text:p>
          </table:table-cell>
          <table:table-cell office:value-type="float" office:value="61.8333">
            <text:p>61.8333</text:p>
          </table:table-cell>
          <table:table-cell office:value-type="float" office:value="56.0">
            <text:p>56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2-20T14:00:00">
            <text:p>Mon Feb 20 14:00:00 2023</text:p>
          </table:table-cell>
          <table:table-cell office:value-type="float" office:value="71.6667">
            <text:p>71.6667</text:p>
          </table:table-cell>
          <table:table-cell office:value-type="float" office:value="74.6667">
            <text:p>74.6667</text:p>
          </table:table-cell>
          <table:table-cell office:value-type="float" office:value="76.1667">
            <text:p>76.1667</text:p>
          </table:table-cell>
          <table:table-cell office:value-type="float" office:value="75.0">
            <text:p>75.0</text:p>
          </table:table-cell>
          <table:table-cell office:value-type="float" office:value="68.0">
            <text:p>68.0</text:p>
          </table:table-cell>
          <table:table-cell office:value-type="float" office:value="55.0">
            <text:p>55.0</text:p>
          </table:table-cell>
          <table:table-cell office:value-type="float" office:value="45.5">
            <text:p>45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2-20T15:00:00">
            <text:p>Mon Feb 20 15:00:00 2023</text:p>
          </table:table-cell>
          <table:table-cell office:value-type="float" office:value="64.3333">
            <text:p>64.3333</text:p>
          </table:table-cell>
          <table:table-cell office:value-type="float" office:value="71.6667">
            <text:p>71.6667</text:p>
          </table:table-cell>
          <table:table-cell office:value-type="float" office:value="74.6667">
            <text:p>74.6667</text:p>
          </table:table-cell>
          <table:table-cell office:value-type="float" office:value="76.1667">
            <text:p>76.1667</text:p>
          </table:table-cell>
          <table:table-cell office:value-type="float" office:value="75.0">
            <text:p>75.0</text:p>
          </table:table-cell>
          <table:table-cell office:value-type="float" office:value="68.0">
            <text:p>68.0</text:p>
          </table:table-cell>
          <table:table-cell office:value-type="float" office:value="55.0">
            <text:p>55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2-20T16:00:00">
            <text:p>Mon Feb 20 16:00:00 2023</text:p>
          </table:table-cell>
          <table:table-cell office:value-type="float" office:value="37.5">
            <text:p>37.5</text:p>
          </table:table-cell>
          <table:table-cell office:value-type="float" office:value="64.3333">
            <text:p>64.3333</text:p>
          </table:table-cell>
          <table:table-cell office:value-type="float" office:value="71.6667">
            <text:p>71.6667</text:p>
          </table:table-cell>
          <table:table-cell office:value-type="float" office:value="74.6667">
            <text:p>74.6667</text:p>
          </table:table-cell>
          <table:table-cell office:value-type="float" office:value="76.1667">
            <text:p>76.1667</text:p>
          </table:table-cell>
          <table:table-cell office:value-type="float" office:value="75.0">
            <text:p>75.0</text:p>
          </table:table-cell>
          <table:table-cell office:value-type="float" office:value="68.0">
            <text:p>68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2-20T17:00:00">
            <text:p>Mon Feb 20 17:00:00 2023</text:p>
          </table:table-cell>
          <table:table-cell office:value-type="float" office:value="46.5">
            <text:p>46.5</text:p>
          </table:table-cell>
          <table:table-cell office:value-type="float" office:value="37.5">
            <text:p>37.5</text:p>
          </table:table-cell>
          <table:table-cell office:value-type="float" office:value="64.3333">
            <text:p>64.3333</text:p>
          </table:table-cell>
          <table:table-cell office:value-type="float" office:value="71.6667">
            <text:p>71.6667</text:p>
          </table:table-cell>
          <table:table-cell office:value-type="float" office:value="74.6667">
            <text:p>74.6667</text:p>
          </table:table-cell>
          <table:table-cell office:value-type="float" office:value="76.1667">
            <text:p>76.1667</text:p>
          </table:table-cell>
          <table:table-cell office:value-type="float" office:value="75.0">
            <text:p>75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2-20T18:00:00">
            <text:p>Mon Feb 20 18:00:00 2023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37.5">
            <text:p>37.5</text:p>
          </table:table-cell>
          <table:table-cell office:value-type="float" office:value="64.3333">
            <text:p>64.3333</text:p>
          </table:table-cell>
          <table:table-cell office:value-type="float" office:value="71.6667">
            <text:p>71.6667</text:p>
          </table:table-cell>
          <table:table-cell office:value-type="float" office:value="74.6667">
            <text:p>74.6667</text:p>
          </table:table-cell>
          <table:table-cell office:value-type="float" office:value="76.1667">
            <text:p>76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2-20T19:00:00">
            <text:p>Mon Feb 20 19:00:00 2023</text:p>
          </table:table-cell>
          <table:table-cell office:value-type="float" office:value="49.1667">
            <text:p>49.1667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37.5">
            <text:p>37.5</text:p>
          </table:table-cell>
          <table:table-cell office:value-type="float" office:value="64.3333">
            <text:p>64.3333</text:p>
          </table:table-cell>
          <table:table-cell office:value-type="float" office:value="71.6667">
            <text:p>71.6667</text:p>
          </table:table-cell>
          <table:table-cell office:value-type="float" office:value="74.6667">
            <text:p>74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2-21T14:00:00">
            <text:p>Tue Feb 21 14:00:00 2023</text:p>
          </table:table-cell>
          <table:table-cell office:value-type="float" office:value="4.6667">
            <text:p>4.6667</text:p>
          </table:table-cell>
          <table:table-cell office:value-type="float" office:value="36.8333">
            <text:p>36.8333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54.1667">
            <text:p>54.1667</text:p>
          </table:table-cell>
          <table:table-cell office:value-type="float" office:value="56.5">
            <text:p>56.5</text:p>
          </table:table-cell>
          <table:table-cell office:value-type="float" office:value="56.1667">
            <text:p>56.1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2-21T15:00:00">
            <text:p>Tue Feb 21 15:00:00 2023</text:p>
          </table:table-cell>
          <table:table-cell office:value-type="float" office:value="0.1667">
            <text:p>0.1667</text:p>
          </table:table-cell>
          <table:table-cell office:value-type="float" office:value="4.6667">
            <text:p>4.6667</text:p>
          </table:table-cell>
          <table:table-cell office:value-type="float" office:value="36.8333">
            <text:p>36.8333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54.1667">
            <text:p>54.1667</text:p>
          </table:table-cell>
          <table:table-cell office:value-type="float" office:value="56.5">
            <text:p>56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2-22T13:00:00">
            <text:p>Wed Feb 22 13:00:00 2023</text:p>
          </table:table-cell>
          <table:table-cell office:value-type="float" office:value="62.0">
            <text:p>62.0</text:p>
          </table:table-cell>
          <table:table-cell office:value-type="float" office:value="78.1667">
            <text:p>78.1667</text:p>
          </table:table-cell>
          <table:table-cell office:value-type="float" office:value="80.8333">
            <text:p>80.8333</text:p>
          </table:table-cell>
          <table:table-cell office:value-type="float" office:value="82.5">
            <text:p>82.5</text:p>
          </table:table-cell>
          <table:table-cell office:value-type="float" office:value="74.1667">
            <text:p>74.1667</text:p>
          </table:table-cell>
          <table:table-cell office:value-type="float" office:value="73.5">
            <text:p>73.5</text:p>
          </table:table-cell>
          <table:table-cell office:value-type="float" office:value="56.3333">
            <text:p>56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2-22T14:00:00">
            <text:p>Wed Feb 22 14:00:00 2023</text:p>
          </table:table-cell>
          <table:table-cell office:value-type="float" office:value="41.1667">
            <text:p>41.1667</text:p>
          </table:table-cell>
          <table:table-cell office:value-type="float" office:value="62.0">
            <text:p>62.0</text:p>
          </table:table-cell>
          <table:table-cell office:value-type="float" office:value="78.1667">
            <text:p>78.1667</text:p>
          </table:table-cell>
          <table:table-cell office:value-type="float" office:value="80.8333">
            <text:p>80.8333</text:p>
          </table:table-cell>
          <table:table-cell office:value-type="float" office:value="82.5">
            <text:p>82.5</text:p>
          </table:table-cell>
          <table:table-cell office:value-type="float" office:value="74.1667">
            <text:p>74.1667</text:p>
          </table:table-cell>
          <table:table-cell office:value-type="float" office:value="73.5">
            <text:p>73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2-22T15:00:00">
            <text:p>Wed Feb 22 15:00:00 2023</text:p>
          </table:table-cell>
          <table:table-cell office:value-type="float" office:value="54.8333">
            <text:p>54.8333</text:p>
          </table:table-cell>
          <table:table-cell office:value-type="float" office:value="41.1667">
            <text:p>41.1667</text:p>
          </table:table-cell>
          <table:table-cell office:value-type="float" office:value="62.0">
            <text:p>62.0</text:p>
          </table:table-cell>
          <table:table-cell office:value-type="float" office:value="78.1667">
            <text:p>78.1667</text:p>
          </table:table-cell>
          <table:table-cell office:value-type="float" office:value="80.8333">
            <text:p>80.8333</text:p>
          </table:table-cell>
          <table:table-cell office:value-type="float" office:value="82.5">
            <text:p>82.5</text:p>
          </table:table-cell>
          <table:table-cell office:value-type="float" office:value="74.1667">
            <text:p>74.1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2-22T16:00:00">
            <text:p>Wed Feb 22 16:00:00 2023</text:p>
          </table:table-cell>
          <table:table-cell office:value-type="float" office:value="35.1667">
            <text:p>35.1667</text:p>
          </table:table-cell>
          <table:table-cell office:value-type="float" office:value="54.8333">
            <text:p>54.8333</text:p>
          </table:table-cell>
          <table:table-cell office:value-type="float" office:value="41.1667">
            <text:p>41.1667</text:p>
          </table:table-cell>
          <table:table-cell office:value-type="float" office:value="62.0">
            <text:p>62.0</text:p>
          </table:table-cell>
          <table:table-cell office:value-type="float" office:value="78.1667">
            <text:p>78.1667</text:p>
          </table:table-cell>
          <table:table-cell office:value-type="float" office:value="80.8333">
            <text:p>80.8333</text:p>
          </table:table-cell>
          <table:table-cell office:value-type="float" office:value="82.5">
            <text:p>82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2-22T17:00:00">
            <text:p>Wed Feb 22 17:00:00 2023</text:p>
          </table:table-cell>
          <table:table-cell office:value-type="float" office:value="24.6667">
            <text:p>24.6667</text:p>
          </table:table-cell>
          <table:table-cell office:value-type="float" office:value="35.1667">
            <text:p>35.1667</text:p>
          </table:table-cell>
          <table:table-cell office:value-type="float" office:value="54.8333">
            <text:p>54.8333</text:p>
          </table:table-cell>
          <table:table-cell office:value-type="float" office:value="41.1667">
            <text:p>41.1667</text:p>
          </table:table-cell>
          <table:table-cell office:value-type="float" office:value="62.0">
            <text:p>62.0</text:p>
          </table:table-cell>
          <table:table-cell office:value-type="float" office:value="78.1667">
            <text:p>78.1667</text:p>
          </table:table-cell>
          <table:table-cell office:value-type="float" office:value="80.8333">
            <text:p>80.8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2-23T13:00:00">
            <text:p>Thu Feb 23 13:00:00 2023</text:p>
          </table:table-cell>
          <table:table-cell office:value-type="float" office:value="60.6667">
            <text:p>60.6667</text:p>
          </table:table-cell>
          <table:table-cell office:value-type="float" office:value="77.0">
            <text:p>77.0</text:p>
          </table:table-cell>
          <table:table-cell office:value-type="float" office:value="80.6667">
            <text:p>80.6667</text:p>
          </table:table-cell>
          <table:table-cell office:value-type="float" office:value="79.0">
            <text:p>79.0</text:p>
          </table:table-cell>
          <table:table-cell office:value-type="float" office:value="68.0">
            <text:p>68.0</text:p>
          </table:table-cell>
          <table:table-cell office:value-type="float" office:value="58.3333">
            <text:p>58.3333</text:p>
          </table:table-cell>
          <table:table-cell office:value-type="float" office:value="52.1667">
            <text:p>52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2-23T14:00:00">
            <text:p>Thu Feb 23 14:00:00 2023</text:p>
          </table:table-cell>
          <table:table-cell office:value-type="float" office:value="32.6667">
            <text:p>32.6667</text:p>
          </table:table-cell>
          <table:table-cell office:value-type="float" office:value="60.6667">
            <text:p>60.6667</text:p>
          </table:table-cell>
          <table:table-cell office:value-type="float" office:value="77.0">
            <text:p>77.0</text:p>
          </table:table-cell>
          <table:table-cell office:value-type="float" office:value="80.6667">
            <text:p>80.6667</text:p>
          </table:table-cell>
          <table:table-cell office:value-type="float" office:value="79.0">
            <text:p>79.0</text:p>
          </table:table-cell>
          <table:table-cell office:value-type="float" office:value="68.0">
            <text:p>68.0</text:p>
          </table:table-cell>
          <table:table-cell office:value-type="float" office:value="58.3333">
            <text:p>58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2-23T15:00:00">
            <text:p>Thu Feb 23 15:00:00 2023</text:p>
          </table:table-cell>
          <table:table-cell office:value-type="float" office:value="49.8333">
            <text:p>49.8333</text:p>
          </table:table-cell>
          <table:table-cell office:value-type="float" office:value="32.6667">
            <text:p>32.6667</text:p>
          </table:table-cell>
          <table:table-cell office:value-type="float" office:value="60.6667">
            <text:p>60.6667</text:p>
          </table:table-cell>
          <table:table-cell office:value-type="float" office:value="77.0">
            <text:p>77.0</text:p>
          </table:table-cell>
          <table:table-cell office:value-type="float" office:value="80.6667">
            <text:p>80.6667</text:p>
          </table:table-cell>
          <table:table-cell office:value-type="float" office:value="79.0">
            <text:p>79.0</text:p>
          </table:table-cell>
          <table:table-cell office:value-type="float" office:value="68.0">
            <text:p>68.0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2-23T16:00:00">
            <text:p>Thu Feb 23 16:00:00 2023</text:p>
          </table:table-cell>
          <table:table-cell office:value-type="float" office:value="40.8333">
            <text:p>40.8333</text:p>
          </table:table-cell>
          <table:table-cell office:value-type="float" office:value="49.8333">
            <text:p>49.8333</text:p>
          </table:table-cell>
          <table:table-cell office:value-type="float" office:value="32.6667">
            <text:p>32.6667</text:p>
          </table:table-cell>
          <table:table-cell office:value-type="float" office:value="60.6667">
            <text:p>60.6667</text:p>
          </table:table-cell>
          <table:table-cell office:value-type="float" office:value="77.0">
            <text:p>77.0</text:p>
          </table:table-cell>
          <table:table-cell office:value-type="float" office:value="80.6667">
            <text:p>80.6667</text:p>
          </table:table-cell>
          <table:table-cell office:value-type="float" office:value="79.0">
            <text:p>79.0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2-23T17:00:00">
            <text:p>Thu Feb 23 17:00:00 2023</text:p>
          </table:table-cell>
          <table:table-cell office:value-type="float" office:value="54.6667">
            <text:p>54.6667</text:p>
          </table:table-cell>
          <table:table-cell office:value-type="float" office:value="40.8333">
            <text:p>40.8333</text:p>
          </table:table-cell>
          <table:table-cell office:value-type="float" office:value="49.8333">
            <text:p>49.8333</text:p>
          </table:table-cell>
          <table:table-cell office:value-type="float" office:value="32.6667">
            <text:p>32.6667</text:p>
          </table:table-cell>
          <table:table-cell office:value-type="float" office:value="60.6667">
            <text:p>60.6667</text:p>
          </table:table-cell>
          <table:table-cell office:value-type="float" office:value="77.0">
            <text:p>77.0</text:p>
          </table:table-cell>
          <table:table-cell office:value-type="float" office:value="80.6667">
            <text:p>80.6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3-02-24T14:00:00">
            <text:p>Fri Feb 24 14:00:00 2023</text:p>
          </table:table-cell>
          <table:table-cell office:value-type="float" office:value="63.0">
            <text:p>63.0</text:p>
          </table:table-cell>
          <table:table-cell office:value-type="float" office:value="74.5">
            <text:p>74.5</text:p>
          </table:table-cell>
          <table:table-cell office:value-type="float" office:value="78.8333">
            <text:p>78.8333</text:p>
          </table:table-cell>
          <table:table-cell office:value-type="float" office:value="82.6667">
            <text:p>82.6667</text:p>
          </table:table-cell>
          <table:table-cell office:value-type="float" office:value="81.6667">
            <text:p>81.6667</text:p>
          </table:table-cell>
          <table:table-cell office:value-type="float" office:value="79.6667">
            <text:p>79.6667</text:p>
          </table:table-cell>
          <table:table-cell office:value-type="float" office:value="67.1667">
            <text:p>67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2-24T15:00:00">
            <text:p>Fri Feb 24 15:00:00 2023</text:p>
          </table:table-cell>
          <table:table-cell office:value-type="float" office:value="50.8333">
            <text:p>50.8333</text:p>
          </table:table-cell>
          <table:table-cell office:value-type="float" office:value="63.0">
            <text:p>63.0</text:p>
          </table:table-cell>
          <table:table-cell office:value-type="float" office:value="74.5">
            <text:p>74.5</text:p>
          </table:table-cell>
          <table:table-cell office:value-type="float" office:value="78.8333">
            <text:p>78.8333</text:p>
          </table:table-cell>
          <table:table-cell office:value-type="float" office:value="82.6667">
            <text:p>82.6667</text:p>
          </table:table-cell>
          <table:table-cell office:value-type="float" office:value="81.6667">
            <text:p>81.6667</text:p>
          </table:table-cell>
          <table:table-cell office:value-type="float" office:value="79.6667">
            <text:p>79.6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2-24T16:00:00">
            <text:p>Fri Feb 24 16:00:00 2023</text:p>
          </table:table-cell>
          <table:table-cell office:value-type="float" office:value="50.1667">
            <text:p>50.1667</text:p>
          </table:table-cell>
          <table:table-cell office:value-type="float" office:value="50.8333">
            <text:p>50.8333</text:p>
          </table:table-cell>
          <table:table-cell office:value-type="float" office:value="63.0">
            <text:p>63.0</text:p>
          </table:table-cell>
          <table:table-cell office:value-type="float" office:value="74.5">
            <text:p>74.5</text:p>
          </table:table-cell>
          <table:table-cell office:value-type="float" office:value="78.8333">
            <text:p>78.8333</text:p>
          </table:table-cell>
          <table:table-cell office:value-type="float" office:value="82.6667">
            <text:p>82.6667</text:p>
          </table:table-cell>
          <table:table-cell office:value-type="float" office:value="81.6667">
            <text:p>81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2-24T17:00:00">
            <text:p>Fri Feb 24 17:00:00 2023</text:p>
          </table:table-cell>
          <table:table-cell office:value-type="float" office:value="54.6667">
            <text:p>54.6667</text:p>
          </table:table-cell>
          <table:table-cell office:value-type="float" office:value="50.1667">
            <text:p>50.1667</text:p>
          </table:table-cell>
          <table:table-cell office:value-type="float" office:value="50.8333">
            <text:p>50.8333</text:p>
          </table:table-cell>
          <table:table-cell office:value-type="float" office:value="63.0">
            <text:p>63.0</text:p>
          </table:table-cell>
          <table:table-cell office:value-type="float" office:value="74.5">
            <text:p>74.5</text:p>
          </table:table-cell>
          <table:table-cell office:value-type="float" office:value="78.8333">
            <text:p>78.8333</text:p>
          </table:table-cell>
          <table:table-cell office:value-type="float" office:value="82.6667">
            <text:p>82.6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2-24T18:00:00">
            <text:p>Fri Feb 24 18:00:00 2023</text:p>
          </table:table-cell>
          <table:table-cell office:value-type="float" office:value="57.1667">
            <text:p>57.1667</text:p>
          </table:table-cell>
          <table:table-cell office:value-type="float" office:value="54.6667">
            <text:p>54.6667</text:p>
          </table:table-cell>
          <table:table-cell office:value-type="float" office:value="50.1667">
            <text:p>50.1667</text:p>
          </table:table-cell>
          <table:table-cell office:value-type="float" office:value="50.8333">
            <text:p>50.8333</text:p>
          </table:table-cell>
          <table:table-cell office:value-type="float" office:value="63.0">
            <text:p>63.0</text:p>
          </table:table-cell>
          <table:table-cell office:value-type="float" office:value="74.5">
            <text:p>74.5</text:p>
          </table:table-cell>
          <table:table-cell office:value-type="float" office:value="78.8333">
            <text:p>78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2-24T19:00:00">
            <text:p>Fri Feb 24 19:00:00 2023</text:p>
          </table:table-cell>
          <table:table-cell office:value-type="float" office:value="60.6667">
            <text:p>60.6667</text:p>
          </table:table-cell>
          <table:table-cell office:value-type="float" office:value="57.1667">
            <text:p>57.1667</text:p>
          </table:table-cell>
          <table:table-cell office:value-type="float" office:value="54.6667">
            <text:p>54.6667</text:p>
          </table:table-cell>
          <table:table-cell office:value-type="float" office:value="50.1667">
            <text:p>50.1667</text:p>
          </table:table-cell>
          <table:table-cell office:value-type="float" office:value="50.8333">
            <text:p>50.8333</text:p>
          </table:table-cell>
          <table:table-cell office:value-type="float" office:value="63.0">
            <text:p>63.0</text:p>
          </table:table-cell>
          <table:table-cell office:value-type="float" office:value="74.5">
            <text:p>74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2-25T11:00:00">
            <text:p>Sat Feb 25 11:00:00 2023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76.8333">
            <text:p>76.8333</text:p>
          </table:table-cell>
          <table:table-cell office:value-type="float" office:value="71.5">
            <text:p>71.5</text:p>
          </table:table-cell>
          <table:table-cell office:value-type="float" office:value="61.6667">
            <text:p>61.6667</text:p>
          </table:table-cell>
          <table:table-cell office:value-type="float" office:value="47.5">
            <text:p>47.5</text:p>
          </table:table-cell>
          <table:table-cell office:value-type="float" office:value="33.3333">
            <text:p>33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2-25T12:00:00">
            <text:p>Sat Feb 25 12:00:00 2023</text:p>
          </table:table-cell>
          <table:table-cell office:value-type="float" office:value="77.6667">
            <text:p>77.6667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76.8333">
            <text:p>76.8333</text:p>
          </table:table-cell>
          <table:table-cell office:value-type="float" office:value="71.5">
            <text:p>71.5</text:p>
          </table:table-cell>
          <table:table-cell office:value-type="float" office:value="61.6667">
            <text:p>61.6667</text:p>
          </table:table-cell>
          <table:table-cell office:value-type="float" office:value="47.5">
            <text:p>47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2-25T13:00:00">
            <text:p>Sat Feb 25 13:00:00 2023</text:p>
          </table:table-cell>
          <table:table-cell office:value-type="float" office:value="73.8333">
            <text:p>73.8333</text:p>
          </table:table-cell>
          <table:table-cell office:value-type="float" office:value="77.6667">
            <text:p>77.6667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76.8333">
            <text:p>76.8333</text:p>
          </table:table-cell>
          <table:table-cell office:value-type="float" office:value="71.5">
            <text:p>71.5</text:p>
          </table:table-cell>
          <table:table-cell office:value-type="float" office:value="61.6667">
            <text:p>61.6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2-25T14:00:00">
            <text:p>Sat Feb 25 14:00:00 2023</text:p>
          </table:table-cell>
          <table:table-cell office:value-type="float" office:value="65.6667">
            <text:p>65.6667</text:p>
          </table:table-cell>
          <table:table-cell office:value-type="float" office:value="73.8333">
            <text:p>73.8333</text:p>
          </table:table-cell>
          <table:table-cell office:value-type="float" office:value="77.6667">
            <text:p>77.6667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76.8333">
            <text:p>76.8333</text:p>
          </table:table-cell>
          <table:table-cell office:value-type="float" office:value="71.5">
            <text:p>71.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2-25T15:00:00">
            <text:p>Sat Feb 25 15:00:00 2023</text:p>
          </table:table-cell>
          <table:table-cell office:value-type="float" office:value="48.6667">
            <text:p>48.6667</text:p>
          </table:table-cell>
          <table:table-cell office:value-type="float" office:value="65.6667">
            <text:p>65.6667</text:p>
          </table:table-cell>
          <table:table-cell office:value-type="float" office:value="73.8333">
            <text:p>73.8333</text:p>
          </table:table-cell>
          <table:table-cell office:value-type="float" office:value="77.6667">
            <text:p>77.6667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76.8333">
            <text:p>76.8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2-25T16:00:00">
            <text:p>Sat Feb 25 16:00:00 2023</text:p>
          </table:table-cell>
          <table:table-cell office:value-type="float" office:value="33.3333">
            <text:p>33.3333</text:p>
          </table:table-cell>
          <table:table-cell office:value-type="float" office:value="48.6667">
            <text:p>48.6667</text:p>
          </table:table-cell>
          <table:table-cell office:value-type="float" office:value="65.6667">
            <text:p>65.6667</text:p>
          </table:table-cell>
          <table:table-cell office:value-type="float" office:value="73.8333">
            <text:p>73.8333</text:p>
          </table:table-cell>
          <table:table-cell office:value-type="float" office:value="77.6667">
            <text:p>77.6667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2-26T11:00:00">
            <text:p>Sun Feb 26 11:00:00 2023</text:p>
          </table:table-cell>
          <table:table-cell office:value-type="float" office:value="80.8333">
            <text:p>80.8333</text:p>
          </table:table-cell>
          <table:table-cell office:value-type="float" office:value="80.3333">
            <text:p>80.3333</text:p>
          </table:table-cell>
          <table:table-cell office:value-type="float" office:value="78.8333">
            <text:p>78.8333</text:p>
          </table:table-cell>
          <table:table-cell office:value-type="float" office:value="77.5">
            <text:p>77.5</text:p>
          </table:table-cell>
          <table:table-cell office:value-type="float" office:value="79.6667">
            <text:p>79.6667</text:p>
          </table:table-cell>
          <table:table-cell office:value-type="float" office:value="76.6667">
            <text:p>76.6667</text:p>
          </table:table-cell>
          <table:table-cell office:value-type="float" office:value="49.1667">
            <text:p>49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2-26T12:00:00">
            <text:p>Sun Feb 26 12:00:00 2023</text:p>
          </table:table-cell>
          <table:table-cell office:value-type="float" office:value="81.8333">
            <text:p>81.8333</text:p>
          </table:table-cell>
          <table:table-cell office:value-type="float" office:value="80.8333">
            <text:p>80.8333</text:p>
          </table:table-cell>
          <table:table-cell office:value-type="float" office:value="80.3333">
            <text:p>80.3333</text:p>
          </table:table-cell>
          <table:table-cell office:value-type="float" office:value="78.8333">
            <text:p>78.8333</text:p>
          </table:table-cell>
          <table:table-cell office:value-type="float" office:value="77.5">
            <text:p>77.5</text:p>
          </table:table-cell>
          <table:table-cell office:value-type="float" office:value="79.6667">
            <text:p>79.6667</text:p>
          </table:table-cell>
          <table:table-cell office:value-type="float" office:value="76.6667">
            <text:p>76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2-26T13:00:00">
            <text:p>Sun Feb 26 13:00:00 2023</text:p>
          </table:table-cell>
          <table:table-cell office:value-type="float" office:value="69.8333">
            <text:p>69.8333</text:p>
          </table:table-cell>
          <table:table-cell office:value-type="float" office:value="81.8333">
            <text:p>81.8333</text:p>
          </table:table-cell>
          <table:table-cell office:value-type="float" office:value="80.8333">
            <text:p>80.8333</text:p>
          </table:table-cell>
          <table:table-cell office:value-type="float" office:value="80.3333">
            <text:p>80.3333</text:p>
          </table:table-cell>
          <table:table-cell office:value-type="float" office:value="78.8333">
            <text:p>78.8333</text:p>
          </table:table-cell>
          <table:table-cell office:value-type="float" office:value="77.5">
            <text:p>77.5</text:p>
          </table:table-cell>
          <table:table-cell office:value-type="float" office:value="79.6667">
            <text:p>79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2-26T14:00:00">
            <text:p>Sun Feb 26 14:00:00 2023</text:p>
          </table:table-cell>
          <table:table-cell office:value-type="float" office:value="61.6667">
            <text:p>61.6667</text:p>
          </table:table-cell>
          <table:table-cell office:value-type="float" office:value="69.8333">
            <text:p>69.8333</text:p>
          </table:table-cell>
          <table:table-cell office:value-type="float" office:value="81.8333">
            <text:p>81.8333</text:p>
          </table:table-cell>
          <table:table-cell office:value-type="float" office:value="80.8333">
            <text:p>80.8333</text:p>
          </table:table-cell>
          <table:table-cell office:value-type="float" office:value="80.3333">
            <text:p>80.3333</text:p>
          </table:table-cell>
          <table:table-cell office:value-type="float" office:value="78.8333">
            <text:p>78.8333</text:p>
          </table:table-cell>
          <table:table-cell office:value-type="float" office:value="77.5">
            <text:p>77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2-26T15:00:00">
            <text:p>Sun Feb 26 15:00:00 2023</text:p>
          </table:table-cell>
          <table:table-cell office:value-type="float" office:value="58.8333">
            <text:p>58.8333</text:p>
          </table:table-cell>
          <table:table-cell office:value-type="float" office:value="61.6667">
            <text:p>61.6667</text:p>
          </table:table-cell>
          <table:table-cell office:value-type="float" office:value="69.8333">
            <text:p>69.8333</text:p>
          </table:table-cell>
          <table:table-cell office:value-type="float" office:value="81.8333">
            <text:p>81.8333</text:p>
          </table:table-cell>
          <table:table-cell office:value-type="float" office:value="80.8333">
            <text:p>80.8333</text:p>
          </table:table-cell>
          <table:table-cell office:value-type="float" office:value="80.3333">
            <text:p>80.3333</text:p>
          </table:table-cell>
          <table:table-cell office:value-type="float" office:value="78.8333">
            <text:p>78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2-26T16:00:00">
            <text:p>Sun Feb 26 16:00:00 2023</text:p>
          </table:table-cell>
          <table:table-cell office:value-type="float" office:value="46.3333">
            <text:p>46.3333</text:p>
          </table:table-cell>
          <table:table-cell office:value-type="float" office:value="58.8333">
            <text:p>58.8333</text:p>
          </table:table-cell>
          <table:table-cell office:value-type="float" office:value="61.6667">
            <text:p>61.6667</text:p>
          </table:table-cell>
          <table:table-cell office:value-type="float" office:value="69.8333">
            <text:p>69.8333</text:p>
          </table:table-cell>
          <table:table-cell office:value-type="float" office:value="81.8333">
            <text:p>81.8333</text:p>
          </table:table-cell>
          <table:table-cell office:value-type="float" office:value="80.8333">
            <text:p>80.8333</text:p>
          </table:table-cell>
          <table:table-cell office:value-type="float" office:value="80.3333">
            <text:p>80.3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2-26T17:00:00">
            <text:p>Sun Feb 26 17:00:00 2023</text:p>
          </table:table-cell>
          <table:table-cell office:value-type="float" office:value="31.8333">
            <text:p>31.8333</text:p>
          </table:table-cell>
          <table:table-cell office:value-type="float" office:value="46.3333">
            <text:p>46.3333</text:p>
          </table:table-cell>
          <table:table-cell office:value-type="float" office:value="58.8333">
            <text:p>58.8333</text:p>
          </table:table-cell>
          <table:table-cell office:value-type="float" office:value="61.6667">
            <text:p>61.6667</text:p>
          </table:table-cell>
          <table:table-cell office:value-type="float" office:value="69.8333">
            <text:p>69.8333</text:p>
          </table:table-cell>
          <table:table-cell office:value-type="float" office:value="81.8333">
            <text:p>81.8333</text:p>
          </table:table-cell>
          <table:table-cell office:value-type="float" office:value="80.8333">
            <text:p>80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2-26T18:00:00">
            <text:p>Sun Feb 26 18:00:00 2023</text:p>
          </table:table-cell>
          <table:table-cell office:value-type="float" office:value="33.6667">
            <text:p>33.6667</text:p>
          </table:table-cell>
          <table:table-cell office:value-type="float" office:value="31.8333">
            <text:p>31.8333</text:p>
          </table:table-cell>
          <table:table-cell office:value-type="float" office:value="46.3333">
            <text:p>46.3333</text:p>
          </table:table-cell>
          <table:table-cell office:value-type="float" office:value="58.8333">
            <text:p>58.8333</text:p>
          </table:table-cell>
          <table:table-cell office:value-type="float" office:value="61.6667">
            <text:p>61.6667</text:p>
          </table:table-cell>
          <table:table-cell office:value-type="float" office:value="69.8333">
            <text:p>69.8333</text:p>
          </table:table-cell>
          <table:table-cell office:value-type="float" office:value="81.8333">
            <text:p>81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2-27T14:00:00">
            <text:p>Mon Feb 27 14:00:00 2023</text:p>
          </table:table-cell>
          <table:table-cell office:value-type="float" office:value="63.0">
            <text:p>63.0</text:p>
          </table:table-cell>
          <table:table-cell office:value-type="float" office:value="72.0">
            <text:p>72.0</text:p>
          </table:table-cell>
          <table:table-cell office:value-type="float" office:value="72.1667">
            <text:p>72.1667</text:p>
          </table:table-cell>
          <table:table-cell office:value-type="float" office:value="72.6667">
            <text:p>72.6667</text:p>
          </table:table-cell>
          <table:table-cell office:value-type="float" office:value="72.0">
            <text:p>72.0</text:p>
          </table:table-cell>
          <table:table-cell office:value-type="float" office:value="71.3333">
            <text:p>71.3333</text:p>
          </table:table-cell>
          <table:table-cell office:value-type="float" office:value="70.6667">
            <text:p>70.6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2-27T15:00:00">
            <text:p>Mon Feb 27 15:00:00 2023</text:p>
          </table:table-cell>
          <table:table-cell office:value-type="float" office:value="57.3333">
            <text:p>57.3333</text:p>
          </table:table-cell>
          <table:table-cell office:value-type="float" office:value="63.0">
            <text:p>63.0</text:p>
          </table:table-cell>
          <table:table-cell office:value-type="float" office:value="72.0">
            <text:p>72.0</text:p>
          </table:table-cell>
          <table:table-cell office:value-type="float" office:value="72.1667">
            <text:p>72.1667</text:p>
          </table:table-cell>
          <table:table-cell office:value-type="float" office:value="72.6667">
            <text:p>72.6667</text:p>
          </table:table-cell>
          <table:table-cell office:value-type="float" office:value="72.0">
            <text:p>72.0</text:p>
          </table:table-cell>
          <table:table-cell office:value-type="float" office:value="71.3333">
            <text:p>71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2-27T16:00:00">
            <text:p>Mon Feb 27 16:00:00 2023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63.0">
            <text:p>63.0</text:p>
          </table:table-cell>
          <table:table-cell office:value-type="float" office:value="72.0">
            <text:p>72.0</text:p>
          </table:table-cell>
          <table:table-cell office:value-type="float" office:value="72.1667">
            <text:p>72.1667</text:p>
          </table:table-cell>
          <table:table-cell office:value-type="float" office:value="72.6667">
            <text:p>72.6667</text:p>
          </table:table-cell>
          <table:table-cell office:value-type="float" office:value="72.0">
            <text:p>72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2-27T17:00:00">
            <text:p>Mon Feb 27 17:00:00 2023</text:p>
          </table:table-cell>
          <table:table-cell office:value-type="float" office:value="61.1667">
            <text:p>61.1667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63.0">
            <text:p>63.0</text:p>
          </table:table-cell>
          <table:table-cell office:value-type="float" office:value="72.0">
            <text:p>72.0</text:p>
          </table:table-cell>
          <table:table-cell office:value-type="float" office:value="72.1667">
            <text:p>72.1667</text:p>
          </table:table-cell>
          <table:table-cell office:value-type="float" office:value="72.6667">
            <text:p>72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2-27T18:00:00">
            <text:p>Mon Feb 27 18:00:00 2023</text:p>
          </table:table-cell>
          <table:table-cell office:value-type="float" office:value="56.1667">
            <text:p>56.1667</text:p>
          </table:table-cell>
          <table:table-cell office:value-type="float" office:value="61.1667">
            <text:p>61.1667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63.0">
            <text:p>63.0</text:p>
          </table:table-cell>
          <table:table-cell office:value-type="float" office:value="72.0">
            <text:p>72.0</text:p>
          </table:table-cell>
          <table:table-cell office:value-type="float" office:value="72.1667">
            <text:p>72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2-27T19:00:00">
            <text:p>Mon Feb 27 19:00:00 2023</text:p>
          </table:table-cell>
          <table:table-cell office:value-type="float" office:value="53.1667">
            <text:p>53.1667</text:p>
          </table:table-cell>
          <table:table-cell office:value-type="float" office:value="56.1667">
            <text:p>56.1667</text:p>
          </table:table-cell>
          <table:table-cell office:value-type="float" office:value="61.1667">
            <text:p>61.1667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63.0">
            <text:p>63.0</text:p>
          </table:table-cell>
          <table:table-cell office:value-type="float" office:value="72.0">
            <text:p>72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2-28T12:00:00">
            <text:p>Tue Feb 28 12:00:00 2023</text:p>
          </table:table-cell>
          <table:table-cell office:value-type="float" office:value="65.6667">
            <text:p>65.6667</text:p>
          </table:table-cell>
          <table:table-cell office:value-type="float" office:value="72.8333">
            <text:p>72.8333</text:p>
          </table:table-cell>
          <table:table-cell office:value-type="float" office:value="74.8333">
            <text:p>74.8333</text:p>
          </table:table-cell>
          <table:table-cell office:value-type="float" office:value="73.8333">
            <text:p>73.8333</text:p>
          </table:table-cell>
          <table:table-cell office:value-type="float" office:value="72.3333">
            <text:p>72.3333</text:p>
          </table:table-cell>
          <table:table-cell office:value-type="float" office:value="67.1667">
            <text:p>67.1667</text:p>
          </table:table-cell>
          <table:table-cell office:value-type="float" office:value="63.1667">
            <text:p>63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2-28T13:00:00">
            <text:p>Tue Feb 28 13:00:00 2023</text:p>
          </table:table-cell>
          <table:table-cell office:value-type="float" office:value="70.1667">
            <text:p>70.1667</text:p>
          </table:table-cell>
          <table:table-cell office:value-type="float" office:value="65.6667">
            <text:p>65.6667</text:p>
          </table:table-cell>
          <table:table-cell office:value-type="float" office:value="72.8333">
            <text:p>72.8333</text:p>
          </table:table-cell>
          <table:table-cell office:value-type="float" office:value="74.8333">
            <text:p>74.8333</text:p>
          </table:table-cell>
          <table:table-cell office:value-type="float" office:value="73.8333">
            <text:p>73.8333</text:p>
          </table:table-cell>
          <table:table-cell office:value-type="float" office:value="72.3333">
            <text:p>72.3333</text:p>
          </table:table-cell>
          <table:table-cell office:value-type="float" office:value="67.1667">
            <text:p>67.1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2-28T14:00:00">
            <text:p>Tue Feb 28 14:00:00 2023</text:p>
          </table:table-cell>
          <table:table-cell office:value-type="float" office:value="62.6667">
            <text:p>62.6667</text:p>
          </table:table-cell>
          <table:table-cell office:value-type="float" office:value="70.1667">
            <text:p>70.1667</text:p>
          </table:table-cell>
          <table:table-cell office:value-type="float" office:value="65.6667">
            <text:p>65.6667</text:p>
          </table:table-cell>
          <table:table-cell office:value-type="float" office:value="72.8333">
            <text:p>72.8333</text:p>
          </table:table-cell>
          <table:table-cell office:value-type="float" office:value="74.8333">
            <text:p>74.8333</text:p>
          </table:table-cell>
          <table:table-cell office:value-type="float" office:value="73.8333">
            <text:p>73.8333</text:p>
          </table:table-cell>
          <table:table-cell office:value-type="float" office:value="72.3333">
            <text:p>72.3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2-28T15:00:00">
            <text:p>Tue Feb 28 15:00:00 2023</text:p>
          </table:table-cell>
          <table:table-cell office:value-type="float" office:value="59.5">
            <text:p>59.5</text:p>
          </table:table-cell>
          <table:table-cell office:value-type="float" office:value="62.6667">
            <text:p>62.6667</text:p>
          </table:table-cell>
          <table:table-cell office:value-type="float" office:value="70.1667">
            <text:p>70.1667</text:p>
          </table:table-cell>
          <table:table-cell office:value-type="float" office:value="65.6667">
            <text:p>65.6667</text:p>
          </table:table-cell>
          <table:table-cell office:value-type="float" office:value="72.8333">
            <text:p>72.8333</text:p>
          </table:table-cell>
          <table:table-cell office:value-type="float" office:value="74.8333">
            <text:p>74.8333</text:p>
          </table:table-cell>
          <table:table-cell office:value-type="float" office:value="73.8333">
            <text:p>73.8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2-28T16:00:00">
            <text:p>Tue Feb 28 16:00:00 2023</text:p>
          </table:table-cell>
          <table:table-cell office:value-type="float" office:value="66.6667">
            <text:p>66.6667</text:p>
          </table:table-cell>
          <table:table-cell office:value-type="float" office:value="59.5">
            <text:p>59.5</text:p>
          </table:table-cell>
          <table:table-cell office:value-type="float" office:value="62.6667">
            <text:p>62.6667</text:p>
          </table:table-cell>
          <table:table-cell office:value-type="float" office:value="70.1667">
            <text:p>70.1667</text:p>
          </table:table-cell>
          <table:table-cell office:value-type="float" office:value="65.6667">
            <text:p>65.6667</text:p>
          </table:table-cell>
          <table:table-cell office:value-type="float" office:value="72.8333">
            <text:p>72.8333</text:p>
          </table:table-cell>
          <table:table-cell office:value-type="float" office:value="74.8333">
            <text:p>74.8333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2-28T17:00:00">
            <text:p>Tue Feb 28 17:00:00 2023</text:p>
          </table:table-cell>
          <table:table-cell office:value-type="float" office:value="63.6667">
            <text:p>63.6667</text:p>
          </table:table-cell>
          <table:table-cell office:value-type="float" office:value="66.6667">
            <text:p>66.6667</text:p>
          </table:table-cell>
          <table:table-cell office:value-type="float" office:value="59.5">
            <text:p>59.5</text:p>
          </table:table-cell>
          <table:table-cell office:value-type="float" office:value="62.6667">
            <text:p>62.6667</text:p>
          </table:table-cell>
          <table:table-cell office:value-type="float" office:value="70.1667">
            <text:p>70.1667</text:p>
          </table:table-cell>
          <table:table-cell office:value-type="float" office:value="65.6667">
            <text:p>65.6667</text:p>
          </table:table-cell>
          <table:table-cell office:value-type="float" office:value="72.8333">
            <text:p>72.833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3-01T12:00:00">
            <text:p>Wed Mar  1 12:00:00 2023</text:p>
          </table:table-cell>
          <table:table-cell office:value-type="float" office:value="89.5">
            <text:p>89.5</text:p>
          </table:table-cell>
          <table:table-cell office:value-type="float" office:value="90.0">
            <text:p>90.0</text:p>
          </table:table-cell>
          <table:table-cell office:value-type="float" office:value="89.3333">
            <text:p>89.3333</text:p>
          </table:table-cell>
          <table:table-cell office:value-type="float" office:value="86.0">
            <text:p>86.0</text:p>
          </table:table-cell>
          <table:table-cell office:value-type="float" office:value="79.3333">
            <text:p>79.3333</text:p>
          </table:table-cell>
          <table:table-cell office:value-type="float" office:value="73.8333">
            <text:p>73.8333</text:p>
          </table:table-cell>
          <table:table-cell office:value-type="float" office:value="66.5">
            <text:p>66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3-01T13:00:00">
            <text:p>Wed Mar  1 13:00:00 2023</text:p>
          </table:table-cell>
          <table:table-cell office:value-type="float" office:value="85.0">
            <text:p>85.0</text:p>
          </table:table-cell>
          <table:table-cell office:value-type="float" office:value="89.5">
            <text:p>89.5</text:p>
          </table:table-cell>
          <table:table-cell office:value-type="float" office:value="90.0">
            <text:p>90.0</text:p>
          </table:table-cell>
          <table:table-cell office:value-type="float" office:value="89.3333">
            <text:p>89.3333</text:p>
          </table:table-cell>
          <table:table-cell office:value-type="float" office:value="86.0">
            <text:p>86.0</text:p>
          </table:table-cell>
          <table:table-cell office:value-type="float" office:value="79.3333">
            <text:p>79.3333</text:p>
          </table:table-cell>
          <table:table-cell office:value-type="float" office:value="73.8333">
            <text:p>73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01T14:00:00">
            <text:p>Wed Mar  1 14:00:00 2023</text:p>
          </table:table-cell>
          <table:table-cell office:value-type="float" office:value="63.8333">
            <text:p>63.8333</text:p>
          </table:table-cell>
          <table:table-cell office:value-type="float" office:value="85.0">
            <text:p>85.0</text:p>
          </table:table-cell>
          <table:table-cell office:value-type="float" office:value="89.5">
            <text:p>89.5</text:p>
          </table:table-cell>
          <table:table-cell office:value-type="float" office:value="90.0">
            <text:p>90.0</text:p>
          </table:table-cell>
          <table:table-cell office:value-type="float" office:value="89.3333">
            <text:p>89.3333</text:p>
          </table:table-cell>
          <table:table-cell office:value-type="float" office:value="86.0">
            <text:p>86.0</text:p>
          </table:table-cell>
          <table:table-cell office:value-type="float" office:value="79.3333">
            <text:p>79.3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01T15:00:00">
            <text:p>Wed Mar  1 15:00:00 2023</text:p>
          </table:table-cell>
          <table:table-cell office:value-type="float" office:value="21.8333">
            <text:p>21.8333</text:p>
          </table:table-cell>
          <table:table-cell office:value-type="float" office:value="63.8333">
            <text:p>63.8333</text:p>
          </table:table-cell>
          <table:table-cell office:value-type="float" office:value="85.0">
            <text:p>85.0</text:p>
          </table:table-cell>
          <table:table-cell office:value-type="float" office:value="89.5">
            <text:p>89.5</text:p>
          </table:table-cell>
          <table:table-cell office:value-type="float" office:value="90.0">
            <text:p>90.0</text:p>
          </table:table-cell>
          <table:table-cell office:value-type="float" office:value="89.3333">
            <text:p>89.3333</text:p>
          </table:table-cell>
          <table:table-cell office:value-type="float" office:value="86.0">
            <text:p>86.0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3-01T16:00:00">
            <text:p>Wed Mar  1 16:00:00 2023</text:p>
          </table:table-cell>
          <table:table-cell office:value-type="float" office:value="40.5">
            <text:p>40.5</text:p>
          </table:table-cell>
          <table:table-cell office:value-type="float" office:value="21.8333">
            <text:p>21.8333</text:p>
          </table:table-cell>
          <table:table-cell office:value-type="float" office:value="63.8333">
            <text:p>63.8333</text:p>
          </table:table-cell>
          <table:table-cell office:value-type="float" office:value="85.0">
            <text:p>85.0</text:p>
          </table:table-cell>
          <table:table-cell office:value-type="float" office:value="89.5">
            <text:p>89.5</text:p>
          </table:table-cell>
          <table:table-cell office:value-type="float" office:value="90.0">
            <text:p>90.0</text:p>
          </table:table-cell>
          <table:table-cell office:value-type="float" office:value="89.3333">
            <text:p>89.3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3-03-01T17:00:00">
            <text:p>Wed Mar  1 17:00:00 2023</text:p>
          </table:table-cell>
          <table:table-cell office:value-type="float" office:value="30.3333">
            <text:p>30.3333</text:p>
          </table:table-cell>
          <table:table-cell office:value-type="float" office:value="40.5">
            <text:p>40.5</text:p>
          </table:table-cell>
          <table:table-cell office:value-type="float" office:value="21.8333">
            <text:p>21.8333</text:p>
          </table:table-cell>
          <table:table-cell office:value-type="float" office:value="63.8333">
            <text:p>63.8333</text:p>
          </table:table-cell>
          <table:table-cell office:value-type="float" office:value="85.0">
            <text:p>85.0</text:p>
          </table:table-cell>
          <table:table-cell office:value-type="float" office:value="89.5">
            <text:p>89.5</text:p>
          </table:table-cell>
          <table:table-cell office:value-type="float" office:value="90.0">
            <text:p>90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3-01T18:00:00">
            <text:p>Wed Mar  1 18:00:00 2023</text:p>
          </table:table-cell>
          <table:table-cell office:value-type="float" office:value="41.3333">
            <text:p>41.3333</text:p>
          </table:table-cell>
          <table:table-cell office:value-type="float" office:value="30.3333">
            <text:p>30.3333</text:p>
          </table:table-cell>
          <table:table-cell office:value-type="float" office:value="40.5">
            <text:p>40.5</text:p>
          </table:table-cell>
          <table:table-cell office:value-type="float" office:value="21.8333">
            <text:p>21.8333</text:p>
          </table:table-cell>
          <table:table-cell office:value-type="float" office:value="63.8333">
            <text:p>63.8333</text:p>
          </table:table-cell>
          <table:table-cell office:value-type="float" office:value="85.0">
            <text:p>85.0</text:p>
          </table:table-cell>
          <table:table-cell office:value-type="float" office:value="89.5">
            <text:p>89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3-02T14:00:00">
            <text:p>Thu Mar  2 14:00:00 2023</text:p>
          </table:table-cell>
          <table:table-cell office:value-type="float" office:value="68.1667">
            <text:p>68.1667</text:p>
          </table:table-cell>
          <table:table-cell office:value-type="float" office:value="70.0">
            <text:p>70.0</text:p>
          </table:table-cell>
          <table:table-cell office:value-type="float" office:value="75.1667">
            <text:p>75.1667</text:p>
          </table:table-cell>
          <table:table-cell office:value-type="float" office:value="78.0">
            <text:p>78.0</text:p>
          </table:table-cell>
          <table:table-cell office:value-type="float" office:value="83.3333">
            <text:p>83.3333</text:p>
          </table:table-cell>
          <table:table-cell office:value-type="float" office:value="79.6667">
            <text:p>79.6667</text:p>
          </table:table-cell>
          <table:table-cell office:value-type="float" office:value="66.3333">
            <text:p>66.3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3-02T15:00:00">
            <text:p>Thu Mar  2 15:00:00 2023</text:p>
          </table:table-cell>
          <table:table-cell office:value-type="float" office:value="47.6667">
            <text:p>47.6667</text:p>
          </table:table-cell>
          <table:table-cell office:value-type="float" office:value="68.1667">
            <text:p>68.1667</text:p>
          </table:table-cell>
          <table:table-cell office:value-type="float" office:value="70.0">
            <text:p>70.0</text:p>
          </table:table-cell>
          <table:table-cell office:value-type="float" office:value="75.1667">
            <text:p>75.1667</text:p>
          </table:table-cell>
          <table:table-cell office:value-type="float" office:value="78.0">
            <text:p>78.0</text:p>
          </table:table-cell>
          <table:table-cell office:value-type="float" office:value="83.3333">
            <text:p>83.3333</text:p>
          </table:table-cell>
          <table:table-cell office:value-type="float" office:value="79.6667">
            <text:p>79.6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3-02T16:00:00">
            <text:p>Thu Mar  2 16:00:00 2023</text:p>
          </table:table-cell>
          <table:table-cell office:value-type="float" office:value="38.6667">
            <text:p>38.6667</text:p>
          </table:table-cell>
          <table:table-cell office:value-type="float" office:value="47.6667">
            <text:p>47.6667</text:p>
          </table:table-cell>
          <table:table-cell office:value-type="float" office:value="68.1667">
            <text:p>68.1667</text:p>
          </table:table-cell>
          <table:table-cell office:value-type="float" office:value="70.0">
            <text:p>70.0</text:p>
          </table:table-cell>
          <table:table-cell office:value-type="float" office:value="75.1667">
            <text:p>75.1667</text:p>
          </table:table-cell>
          <table:table-cell office:value-type="float" office:value="78.0">
            <text:p>78.0</text:p>
          </table:table-cell>
          <table:table-cell office:value-type="float" office:value="83.3333">
            <text:p>83.3333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3-03-02T17:00:00">
            <text:p>Thu Mar  2 17:00:00 2023</text:p>
          </table:table-cell>
          <table:table-cell office:value-type="float" office:value="60.1667">
            <text:p>60.1667</text:p>
          </table:table-cell>
          <table:table-cell office:value-type="float" office:value="38.6667">
            <text:p>38.6667</text:p>
          </table:table-cell>
          <table:table-cell office:value-type="float" office:value="47.6667">
            <text:p>47.6667</text:p>
          </table:table-cell>
          <table:table-cell office:value-type="float" office:value="68.1667">
            <text:p>68.1667</text:p>
          </table:table-cell>
          <table:table-cell office:value-type="float" office:value="70.0">
            <text:p>70.0</text:p>
          </table:table-cell>
          <table:table-cell office:value-type="float" office:value="75.1667">
            <text:p>75.1667</text:p>
          </table:table-cell>
          <table:table-cell office:value-type="float" office:value="78.0">
            <text:p>78.0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3-02T18:00:00">
            <text:p>Thu Mar  2 18:00:00 2023</text:p>
          </table:table-cell>
          <table:table-cell office:value-type="float" office:value="65.0">
            <text:p>65.0</text:p>
          </table:table-cell>
          <table:table-cell office:value-type="float" office:value="60.1667">
            <text:p>60.1667</text:p>
          </table:table-cell>
          <table:table-cell office:value-type="float" office:value="38.6667">
            <text:p>38.6667</text:p>
          </table:table-cell>
          <table:table-cell office:value-type="float" office:value="47.6667">
            <text:p>47.6667</text:p>
          </table:table-cell>
          <table:table-cell office:value-type="float" office:value="68.1667">
            <text:p>68.1667</text:p>
          </table:table-cell>
          <table:table-cell office:value-type="float" office:value="70.0">
            <text:p>70.0</text:p>
          </table:table-cell>
          <table:table-cell office:value-type="float" office:value="75.1667">
            <text:p>75.1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3-02T19:00:00">
            <text:p>Thu Mar  2 19:00:00 2023</text:p>
          </table:table-cell>
          <table:table-cell office:value-type="float" office:value="63.5">
            <text:p>63.5</text:p>
          </table:table-cell>
          <table:table-cell office:value-type="float" office:value="65.0">
            <text:p>65.0</text:p>
          </table:table-cell>
          <table:table-cell office:value-type="float" office:value="60.1667">
            <text:p>60.1667</text:p>
          </table:table-cell>
          <table:table-cell office:value-type="float" office:value="38.6667">
            <text:p>38.6667</text:p>
          </table:table-cell>
          <table:table-cell office:value-type="float" office:value="47.6667">
            <text:p>47.6667</text:p>
          </table:table-cell>
          <table:table-cell office:value-type="float" office:value="68.1667">
            <text:p>68.1667</text:p>
          </table:table-cell>
          <table:table-cell office:value-type="float" office:value="70.0">
            <text:p>70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3-03T11:00:00">
            <text:p>Fri Mar  3 11:00:00 2023</text:p>
          </table:table-cell>
          <table:table-cell office:value-type="float" office:value="87.6667">
            <text:p>87.6667</text:p>
          </table:table-cell>
          <table:table-cell office:value-type="float" office:value="85.6667">
            <text:p>85.6667</text:p>
          </table:table-cell>
          <table:table-cell office:value-type="float" office:value="82.8333">
            <text:p>82.8333</text:p>
          </table:table-cell>
          <table:table-cell office:value-type="float" office:value="76.8333">
            <text:p>76.8333</text:p>
          </table:table-cell>
          <table:table-cell office:value-type="float" office:value="69.0">
            <text:p>69.0</text:p>
          </table:table-cell>
          <table:table-cell office:value-type="float" office:value="56.1667">
            <text:p>56.1667</text:p>
          </table:table-cell>
          <table:table-cell office:value-type="float" office:value="33.5">
            <text:p>33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3-03T12:00:00">
            <text:p>Fri Mar  3 12:00:00 2023</text:p>
          </table:table-cell>
          <table:table-cell office:value-type="float" office:value="87.1667">
            <text:p>87.1667</text:p>
          </table:table-cell>
          <table:table-cell office:value-type="float" office:value="87.6667">
            <text:p>87.6667</text:p>
          </table:table-cell>
          <table:table-cell office:value-type="float" office:value="85.6667">
            <text:p>85.6667</text:p>
          </table:table-cell>
          <table:table-cell office:value-type="float" office:value="82.8333">
            <text:p>82.8333</text:p>
          </table:table-cell>
          <table:table-cell office:value-type="float" office:value="76.8333">
            <text:p>76.8333</text:p>
          </table:table-cell>
          <table:table-cell office:value-type="float" office:value="69.0">
            <text:p>69.0</text:p>
          </table:table-cell>
          <table:table-cell office:value-type="float" office:value="56.1667">
            <text:p>56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3-03T13:00:00">
            <text:p>Fri Mar  3 13:00:00 2023</text:p>
          </table:table-cell>
          <table:table-cell office:value-type="float" office:value="77.8333">
            <text:p>77.8333</text:p>
          </table:table-cell>
          <table:table-cell office:value-type="float" office:value="87.1667">
            <text:p>87.1667</text:p>
          </table:table-cell>
          <table:table-cell office:value-type="float" office:value="87.6667">
            <text:p>87.6667</text:p>
          </table:table-cell>
          <table:table-cell office:value-type="float" office:value="85.6667">
            <text:p>85.6667</text:p>
          </table:table-cell>
          <table:table-cell office:value-type="float" office:value="82.8333">
            <text:p>82.8333</text:p>
          </table:table-cell>
          <table:table-cell office:value-type="float" office:value="76.8333">
            <text:p>76.8333</text:p>
          </table:table-cell>
          <table:table-cell office:value-type="float" office:value="69.0">
            <text:p>69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3-03T14:00:00">
            <text:p>Fri Mar  3 14:00:00 2023</text:p>
          </table:table-cell>
          <table:table-cell office:value-type="float" office:value="40.6667">
            <text:p>40.6667</text:p>
          </table:table-cell>
          <table:table-cell office:value-type="float" office:value="77.8333">
            <text:p>77.8333</text:p>
          </table:table-cell>
          <table:table-cell office:value-type="float" office:value="87.1667">
            <text:p>87.1667</text:p>
          </table:table-cell>
          <table:table-cell office:value-type="float" office:value="87.6667">
            <text:p>87.6667</text:p>
          </table:table-cell>
          <table:table-cell office:value-type="float" office:value="85.6667">
            <text:p>85.6667</text:p>
          </table:table-cell>
          <table:table-cell office:value-type="float" office:value="82.8333">
            <text:p>82.8333</text:p>
          </table:table-cell>
          <table:table-cell office:value-type="float" office:value="76.8333">
            <text:p>76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3-03T15:00:00">
            <text:p>Fri Mar  3 15:00:00 2023</text:p>
          </table:table-cell>
          <table:table-cell office:value-type="float" office:value="3.3333">
            <text:p>3.3333</text:p>
          </table:table-cell>
          <table:table-cell office:value-type="float" office:value="40.6667">
            <text:p>40.6667</text:p>
          </table:table-cell>
          <table:table-cell office:value-type="float" office:value="77.8333">
            <text:p>77.8333</text:p>
          </table:table-cell>
          <table:table-cell office:value-type="float" office:value="87.1667">
            <text:p>87.1667</text:p>
          </table:table-cell>
          <table:table-cell office:value-type="float" office:value="87.6667">
            <text:p>87.6667</text:p>
          </table:table-cell>
          <table:table-cell office:value-type="float" office:value="85.6667">
            <text:p>85.6667</text:p>
          </table:table-cell>
          <table:table-cell office:value-type="float" office:value="82.8333">
            <text:p>82.8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3-03T16:00:00">
            <text:p>Fri Mar  3 16:00:00 2023</text:p>
          </table:table-cell>
          <table:table-cell office:value-type="float" office:value="21.8333">
            <text:p>21.8333</text:p>
          </table:table-cell>
          <table:table-cell office:value-type="float" office:value="3.3333">
            <text:p>3.3333</text:p>
          </table:table-cell>
          <table:table-cell office:value-type="float" office:value="40.6667">
            <text:p>40.6667</text:p>
          </table:table-cell>
          <table:table-cell office:value-type="float" office:value="77.8333">
            <text:p>77.8333</text:p>
          </table:table-cell>
          <table:table-cell office:value-type="float" office:value="87.1667">
            <text:p>87.1667</text:p>
          </table:table-cell>
          <table:table-cell office:value-type="float" office:value="87.6667">
            <text:p>87.6667</text:p>
          </table:table-cell>
          <table:table-cell office:value-type="float" office:value="85.6667">
            <text:p>85.6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3-03T17:00:00">
            <text:p>Fri Mar  3 17:00:00 2023</text:p>
          </table:table-cell>
          <table:table-cell office:value-type="float" office:value="45.8333">
            <text:p>45.8333</text:p>
          </table:table-cell>
          <table:table-cell office:value-type="float" office:value="21.8333">
            <text:p>21.8333</text:p>
          </table:table-cell>
          <table:table-cell office:value-type="float" office:value="3.3333">
            <text:p>3.3333</text:p>
          </table:table-cell>
          <table:table-cell office:value-type="float" office:value="40.6667">
            <text:p>40.6667</text:p>
          </table:table-cell>
          <table:table-cell office:value-type="float" office:value="77.8333">
            <text:p>77.8333</text:p>
          </table:table-cell>
          <table:table-cell office:value-type="float" office:value="87.1667">
            <text:p>87.1667</text:p>
          </table:table-cell>
          <table:table-cell office:value-type="float" office:value="87.6667">
            <text:p>87.6667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3-03-04T11:00:00">
            <text:p>Sat Mar  4 11:00:00 2023</text:p>
          </table:table-cell>
          <table:table-cell office:value-type="float" office:value="90.5">
            <text:p>90.5</text:p>
          </table:table-cell>
          <table:table-cell office:value-type="float" office:value="87.8333">
            <text:p>87.8333</text:p>
          </table:table-cell>
          <table:table-cell office:value-type="float" office:value="85.5">
            <text:p>85.5</text:p>
          </table:table-cell>
          <table:table-cell office:value-type="float" office:value="76.5">
            <text:p>76.5</text:p>
          </table:table-cell>
          <table:table-cell office:value-type="float" office:value="61.0">
            <text:p>61.0</text:p>
          </table:table-cell>
          <table:table-cell office:value-type="float" office:value="50.3333">
            <text:p>50.3333</text:p>
          </table:table-cell>
          <table:table-cell office:value-type="float" office:value="43.5">
            <text:p>43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04T12:00:00">
            <text:p>Sat Mar  4 12:00:00 2023</text:p>
          </table:table-cell>
          <table:table-cell office:value-type="float" office:value="87.5">
            <text:p>87.5</text:p>
          </table:table-cell>
          <table:table-cell office:value-type="float" office:value="90.5">
            <text:p>90.5</text:p>
          </table:table-cell>
          <table:table-cell office:value-type="float" office:value="87.8333">
            <text:p>87.8333</text:p>
          </table:table-cell>
          <table:table-cell office:value-type="float" office:value="85.5">
            <text:p>85.5</text:p>
          </table:table-cell>
          <table:table-cell office:value-type="float" office:value="76.5">
            <text:p>76.5</text:p>
          </table:table-cell>
          <table:table-cell office:value-type="float" office:value="61.0">
            <text:p>61.0</text:p>
          </table:table-cell>
          <table:table-cell office:value-type="float" office:value="50.3333">
            <text:p>50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3-04T13:00:00">
            <text:p>Sat Mar  4 13:00:00 2023</text:p>
          </table:table-cell>
          <table:table-cell office:value-type="float" office:value="79.8333">
            <text:p>79.8333</text:p>
          </table:table-cell>
          <table:table-cell office:value-type="float" office:value="87.5">
            <text:p>87.5</text:p>
          </table:table-cell>
          <table:table-cell office:value-type="float" office:value="90.5">
            <text:p>90.5</text:p>
          </table:table-cell>
          <table:table-cell office:value-type="float" office:value="87.8333">
            <text:p>87.8333</text:p>
          </table:table-cell>
          <table:table-cell office:value-type="float" office:value="85.5">
            <text:p>85.5</text:p>
          </table:table-cell>
          <table:table-cell office:value-type="float" office:value="76.5">
            <text:p>76.5</text:p>
          </table:table-cell>
          <table:table-cell office:value-type="float" office:value="61.0">
            <text:p>61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3-04T14:00:00">
            <text:p>Sat Mar  4 14:00:00 2023</text:p>
          </table:table-cell>
          <table:table-cell office:value-type="float" office:value="29.6667">
            <text:p>29.6667</text:p>
          </table:table-cell>
          <table:table-cell office:value-type="float" office:value="79.8333">
            <text:p>79.8333</text:p>
          </table:table-cell>
          <table:table-cell office:value-type="float" office:value="87.5">
            <text:p>87.5</text:p>
          </table:table-cell>
          <table:table-cell office:value-type="float" office:value="90.5">
            <text:p>90.5</text:p>
          </table:table-cell>
          <table:table-cell office:value-type="float" office:value="87.8333">
            <text:p>87.8333</text:p>
          </table:table-cell>
          <table:table-cell office:value-type="float" office:value="85.5">
            <text:p>85.5</text:p>
          </table:table-cell>
          <table:table-cell office:value-type="float" office:value="76.5">
            <text:p>76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3-04T15:00:00">
            <text:p>Sat Mar  4 15:00:00 2023</text:p>
          </table:table-cell>
          <table:table-cell office:value-type="float" office:value="0.6667">
            <text:p>0.6667</text:p>
          </table:table-cell>
          <table:table-cell office:value-type="float" office:value="29.6667">
            <text:p>29.6667</text:p>
          </table:table-cell>
          <table:table-cell office:value-type="float" office:value="79.8333">
            <text:p>79.8333</text:p>
          </table:table-cell>
          <table:table-cell office:value-type="float" office:value="87.5">
            <text:p>87.5</text:p>
          </table:table-cell>
          <table:table-cell office:value-type="float" office:value="90.5">
            <text:p>90.5</text:p>
          </table:table-cell>
          <table:table-cell office:value-type="float" office:value="87.8333">
            <text:p>87.8333</text:p>
          </table:table-cell>
          <table:table-cell office:value-type="float" office:value="85.5">
            <text:p>85.5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3-04T16:00:00">
            <text:p>Sat Mar  4 16:00:00 2023</text:p>
          </table:table-cell>
          <table:table-cell office:value-type="float" office:value="29.5">
            <text:p>29.5</text:p>
          </table:table-cell>
          <table:table-cell office:value-type="float" office:value="0.6667">
            <text:p>0.6667</text:p>
          </table:table-cell>
          <table:table-cell office:value-type="float" office:value="29.6667">
            <text:p>29.6667</text:p>
          </table:table-cell>
          <table:table-cell office:value-type="float" office:value="79.8333">
            <text:p>79.8333</text:p>
          </table:table-cell>
          <table:table-cell office:value-type="float" office:value="87.5">
            <text:p>87.5</text:p>
          </table:table-cell>
          <table:table-cell office:value-type="float" office:value="90.5">
            <text:p>90.5</text:p>
          </table:table-cell>
          <table:table-cell office:value-type="float" office:value="87.8333">
            <text:p>87.8333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3-03-05T13:00:00">
            <text:p>Sun Mar  5 13:00:00 2023</text:p>
          </table:table-cell>
          <table:table-cell office:value-type="float" office:value="92.3333">
            <text:p>92.3333</text:p>
          </table:table-cell>
          <table:table-cell office:value-type="float" office:value="97.0">
            <text:p>97.0</text:p>
          </table:table-cell>
          <table:table-cell office:value-type="float" office:value="98.8333">
            <text:p>98.8333</text:p>
          </table:table-cell>
          <table:table-cell office:value-type="float" office:value="95.5">
            <text:p>95.5</text:p>
          </table:table-cell>
          <table:table-cell office:value-type="float" office:value="79.1667">
            <text:p>79.1667</text:p>
          </table:table-cell>
          <table:table-cell office:value-type="float" office:value="62.3333">
            <text:p>62.3333</text:p>
          </table:table-cell>
          <table:table-cell office:value-type="float" office:value="57.5">
            <text:p>57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05T14:00:00">
            <text:p>Sun Mar  5 14:00:00 2023</text:p>
          </table:table-cell>
          <table:table-cell office:value-type="float" office:value="71.0">
            <text:p>71.0</text:p>
          </table:table-cell>
          <table:table-cell office:value-type="float" office:value="92.3333">
            <text:p>92.3333</text:p>
          </table:table-cell>
          <table:table-cell office:value-type="float" office:value="97.0">
            <text:p>97.0</text:p>
          </table:table-cell>
          <table:table-cell office:value-type="float" office:value="98.8333">
            <text:p>98.8333</text:p>
          </table:table-cell>
          <table:table-cell office:value-type="float" office:value="95.5">
            <text:p>95.5</text:p>
          </table:table-cell>
          <table:table-cell office:value-type="float" office:value="79.1667">
            <text:p>79.1667</text:p>
          </table:table-cell>
          <table:table-cell office:value-type="float" office:value="62.3333">
            <text:p>62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3-05T15:00:00">
            <text:p>Sun Mar  5 15:00:00 2023</text:p>
          </table:table-cell>
          <table:table-cell office:value-type="float" office:value="60.6667">
            <text:p>60.6667</text:p>
          </table:table-cell>
          <table:table-cell office:value-type="float" office:value="71.0">
            <text:p>71.0</text:p>
          </table:table-cell>
          <table:table-cell office:value-type="float" office:value="92.3333">
            <text:p>92.3333</text:p>
          </table:table-cell>
          <table:table-cell office:value-type="float" office:value="97.0">
            <text:p>97.0</text:p>
          </table:table-cell>
          <table:table-cell office:value-type="float" office:value="98.8333">
            <text:p>98.8333</text:p>
          </table:table-cell>
          <table:table-cell office:value-type="float" office:value="95.5">
            <text:p>95.5</text:p>
          </table:table-cell>
          <table:table-cell office:value-type="float" office:value="79.1667">
            <text:p>79.1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3-05T16:00:00">
            <text:p>Sun Mar  5 16:00:00 2023</text:p>
          </table:table-cell>
          <table:table-cell office:value-type="float" office:value="63.8333">
            <text:p>63.8333</text:p>
          </table:table-cell>
          <table:table-cell office:value-type="float" office:value="60.6667">
            <text:p>60.6667</text:p>
          </table:table-cell>
          <table:table-cell office:value-type="float" office:value="71.0">
            <text:p>71.0</text:p>
          </table:table-cell>
          <table:table-cell office:value-type="float" office:value="92.3333">
            <text:p>92.3333</text:p>
          </table:table-cell>
          <table:table-cell office:value-type="float" office:value="97.0">
            <text:p>97.0</text:p>
          </table:table-cell>
          <table:table-cell office:value-type="float" office:value="98.8333">
            <text:p>98.8333</text:p>
          </table:table-cell>
          <table:table-cell office:value-type="float" office:value="95.5">
            <text:p>95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3-05T17:00:00">
            <text:p>Sun Mar  5 17:00:00 2023</text:p>
          </table:table-cell>
          <table:table-cell office:value-type="float" office:value="61.3333">
            <text:p>61.3333</text:p>
          </table:table-cell>
          <table:table-cell office:value-type="float" office:value="63.8333">
            <text:p>63.8333</text:p>
          </table:table-cell>
          <table:table-cell office:value-type="float" office:value="60.6667">
            <text:p>60.6667</text:p>
          </table:table-cell>
          <table:table-cell office:value-type="float" office:value="71.0">
            <text:p>71.0</text:p>
          </table:table-cell>
          <table:table-cell office:value-type="float" office:value="92.3333">
            <text:p>92.3333</text:p>
          </table:table-cell>
          <table:table-cell office:value-type="float" office:value="97.0">
            <text:p>97.0</text:p>
          </table:table-cell>
          <table:table-cell office:value-type="float" office:value="98.8333">
            <text:p>98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3-05T18:00:00">
            <text:p>Sun Mar  5 18:00:00 2023</text:p>
          </table:table-cell>
          <table:table-cell office:value-type="float" office:value="40.8333">
            <text:p>40.8333</text:p>
          </table:table-cell>
          <table:table-cell office:value-type="float" office:value="61.3333">
            <text:p>61.3333</text:p>
          </table:table-cell>
          <table:table-cell office:value-type="float" office:value="63.8333">
            <text:p>63.8333</text:p>
          </table:table-cell>
          <table:table-cell office:value-type="float" office:value="60.6667">
            <text:p>60.6667</text:p>
          </table:table-cell>
          <table:table-cell office:value-type="float" office:value="71.0">
            <text:p>71.0</text:p>
          </table:table-cell>
          <table:table-cell office:value-type="float" office:value="92.3333">
            <text:p>92.3333</text:p>
          </table:table-cell>
          <table:table-cell office:value-type="float" office:value="97.0">
            <text:p>97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3-06T10:00:00">
            <text:p>Mon Mar  6 10:00:00 2023</text:p>
          </table:table-cell>
          <table:table-cell office:value-type="float" office:value="65.0">
            <text:p>65.0</text:p>
          </table:table-cell>
          <table:table-cell office:value-type="float" office:value="70.1667">
            <text:p>70.1667</text:p>
          </table:table-cell>
          <table:table-cell office:value-type="float" office:value="74.8333">
            <text:p>74.8333</text:p>
          </table:table-cell>
          <table:table-cell office:value-type="float" office:value="66.3333">
            <text:p>66.3333</text:p>
          </table:table-cell>
          <table:table-cell office:value-type="float" office:value="46.0">
            <text:p>46.0</text:p>
          </table:table-cell>
          <table:table-cell office:value-type="float" office:value="28.1667">
            <text:p>28.1667</text:p>
          </table:table-cell>
          <table:table-cell office:value-type="float" office:value="18.3333">
            <text:p>18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3-06T11:00:00">
            <text:p>Mon Mar  6 11:00:00 2023</text:p>
          </table:table-cell>
          <table:table-cell office:value-type="float" office:value="68.3333">
            <text:p>68.3333</text:p>
          </table:table-cell>
          <table:table-cell office:value-type="float" office:value="65.0">
            <text:p>65.0</text:p>
          </table:table-cell>
          <table:table-cell office:value-type="float" office:value="70.1667">
            <text:p>70.1667</text:p>
          </table:table-cell>
          <table:table-cell office:value-type="float" office:value="74.8333">
            <text:p>74.8333</text:p>
          </table:table-cell>
          <table:table-cell office:value-type="float" office:value="66.3333">
            <text:p>66.3333</text:p>
          </table:table-cell>
          <table:table-cell office:value-type="float" office:value="46.0">
            <text:p>46.0</text:p>
          </table:table-cell>
          <table:table-cell office:value-type="float" office:value="28.1667">
            <text:p>28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3-06T12:00:00">
            <text:p>Mon Mar  6 12:00:00 2023</text:p>
          </table:table-cell>
          <table:table-cell office:value-type="float" office:value="62.5">
            <text:p>62.5</text:p>
          </table:table-cell>
          <table:table-cell office:value-type="float" office:value="68.3333">
            <text:p>68.3333</text:p>
          </table:table-cell>
          <table:table-cell office:value-type="float" office:value="65.0">
            <text:p>65.0</text:p>
          </table:table-cell>
          <table:table-cell office:value-type="float" office:value="70.1667">
            <text:p>70.1667</text:p>
          </table:table-cell>
          <table:table-cell office:value-type="float" office:value="74.8333">
            <text:p>74.8333</text:p>
          </table:table-cell>
          <table:table-cell office:value-type="float" office:value="66.3333">
            <text:p>66.3333</text:p>
          </table:table-cell>
          <table:table-cell office:value-type="float" office:value="46.0">
            <text:p>46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3-06T13:00:00">
            <text:p>Mon Mar  6 13:00:00 2023</text:p>
          </table:table-cell>
          <table:table-cell office:value-type="float" office:value="47.5">
            <text:p>47.5</text:p>
          </table:table-cell>
          <table:table-cell office:value-type="float" office:value="62.5">
            <text:p>62.5</text:p>
          </table:table-cell>
          <table:table-cell office:value-type="float" office:value="68.3333">
            <text:p>68.3333</text:p>
          </table:table-cell>
          <table:table-cell office:value-type="float" office:value="65.0">
            <text:p>65.0</text:p>
          </table:table-cell>
          <table:table-cell office:value-type="float" office:value="70.1667">
            <text:p>70.1667</text:p>
          </table:table-cell>
          <table:table-cell office:value-type="float" office:value="74.8333">
            <text:p>74.8333</text:p>
          </table:table-cell>
          <table:table-cell office:value-type="float" office:value="66.3333">
            <text:p>66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3-06T14:00:00">
            <text:p>Mon Mar  6 14:00:00 2023</text:p>
          </table:table-cell>
          <table:table-cell office:value-type="float" office:value="46.6667">
            <text:p>46.6667</text:p>
          </table:table-cell>
          <table:table-cell office:value-type="float" office:value="47.5">
            <text:p>47.5</text:p>
          </table:table-cell>
          <table:table-cell office:value-type="float" office:value="62.5">
            <text:p>62.5</text:p>
          </table:table-cell>
          <table:table-cell office:value-type="float" office:value="68.3333">
            <text:p>68.3333</text:p>
          </table:table-cell>
          <table:table-cell office:value-type="float" office:value="65.0">
            <text:p>65.0</text:p>
          </table:table-cell>
          <table:table-cell office:value-type="float" office:value="70.1667">
            <text:p>70.1667</text:p>
          </table:table-cell>
          <table:table-cell office:value-type="float" office:value="74.8333">
            <text:p>74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3-06T15:00:00">
            <text:p>Mon Mar  6 15:00:00 2023</text:p>
          </table:table-cell>
          <table:table-cell office:value-type="float" office:value="44.3333">
            <text:p>44.3333</text:p>
          </table:table-cell>
          <table:table-cell office:value-type="float" office:value="46.6667">
            <text:p>46.6667</text:p>
          </table:table-cell>
          <table:table-cell office:value-type="float" office:value="47.5">
            <text:p>47.5</text:p>
          </table:table-cell>
          <table:table-cell office:value-type="float" office:value="62.5">
            <text:p>62.5</text:p>
          </table:table-cell>
          <table:table-cell office:value-type="float" office:value="68.3333">
            <text:p>68.3333</text:p>
          </table:table-cell>
          <table:table-cell office:value-type="float" office:value="65.0">
            <text:p>65.0</text:p>
          </table:table-cell>
          <table:table-cell office:value-type="float" office:value="70.1667">
            <text:p>70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3-06T16:00:00">
            <text:p>Mon Mar  6 16:00:00 2023</text:p>
          </table:table-cell>
          <table:table-cell office:value-type="float" office:value="38.5">
            <text:p>38.5</text:p>
          </table:table-cell>
          <table:table-cell office:value-type="float" office:value="44.3333">
            <text:p>44.3333</text:p>
          </table:table-cell>
          <table:table-cell office:value-type="float" office:value="46.6667">
            <text:p>46.6667</text:p>
          </table:table-cell>
          <table:table-cell office:value-type="float" office:value="47.5">
            <text:p>47.5</text:p>
          </table:table-cell>
          <table:table-cell office:value-type="float" office:value="62.5">
            <text:p>62.5</text:p>
          </table:table-cell>
          <table:table-cell office:value-type="float" office:value="68.3333">
            <text:p>68.3333</text:p>
          </table:table-cell>
          <table:table-cell office:value-type="float" office:value="65.0">
            <text:p>65.0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3-07T15:00:00">
            <text:p>Tue Mar  7 15:00:00 2023</text:p>
          </table:table-cell>
          <table:table-cell office:value-type="float" office:value="55.3333">
            <text:p>55.3333</text:p>
          </table:table-cell>
          <table:table-cell office:value-type="float" office:value="57.8333">
            <text:p>57.8333</text:p>
          </table:table-cell>
          <table:table-cell office:value-type="float" office:value="58.8333">
            <text:p>58.8333</text:p>
          </table:table-cell>
          <table:table-cell office:value-type="float" office:value="52.3333">
            <text:p>52.3333</text:p>
          </table:table-cell>
          <table:table-cell office:value-type="float" office:value="47.3333">
            <text:p>47.3333</text:p>
          </table:table-cell>
          <table:table-cell office:value-type="float" office:value="37.5">
            <text:p>37.5</text:p>
          </table:table-cell>
          <table:table-cell office:value-type="float" office:value="31.8333">
            <text:p>31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3-07T16:00:00">
            <text:p>Tue Mar  7 16:00:00 2023</text:p>
          </table:table-cell>
          <table:table-cell office:value-type="float" office:value="44.1667">
            <text:p>44.1667</text:p>
          </table:table-cell>
          <table:table-cell office:value-type="float" office:value="55.3333">
            <text:p>55.3333</text:p>
          </table:table-cell>
          <table:table-cell office:value-type="float" office:value="57.8333">
            <text:p>57.8333</text:p>
          </table:table-cell>
          <table:table-cell office:value-type="float" office:value="58.8333">
            <text:p>58.8333</text:p>
          </table:table-cell>
          <table:table-cell office:value-type="float" office:value="52.3333">
            <text:p>52.3333</text:p>
          </table:table-cell>
          <table:table-cell office:value-type="float" office:value="47.3333">
            <text:p>47.3333</text:p>
          </table:table-cell>
          <table:table-cell office:value-type="float" office:value="37.5">
            <text:p>37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3-07T17:00:00">
            <text:p>Tue Mar  7 17:00:00 2023</text:p>
          </table:table-cell>
          <table:table-cell office:value-type="float" office:value="44.5">
            <text:p>44.5</text:p>
          </table:table-cell>
          <table:table-cell office:value-type="float" office:value="44.1667">
            <text:p>44.1667</text:p>
          </table:table-cell>
          <table:table-cell office:value-type="float" office:value="55.3333">
            <text:p>55.3333</text:p>
          </table:table-cell>
          <table:table-cell office:value-type="float" office:value="57.8333">
            <text:p>57.8333</text:p>
          </table:table-cell>
          <table:table-cell office:value-type="float" office:value="58.8333">
            <text:p>58.8333</text:p>
          </table:table-cell>
          <table:table-cell office:value-type="float" office:value="52.3333">
            <text:p>52.3333</text:p>
          </table:table-cell>
          <table:table-cell office:value-type="float" office:value="47.3333">
            <text:p>47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3-07T18:00:00">
            <text:p>Tue Mar  7 18:00:00 2023</text:p>
          </table:table-cell>
          <table:table-cell office:value-type="float" office:value="35.1667">
            <text:p>35.1667</text:p>
          </table:table-cell>
          <table:table-cell office:value-type="float" office:value="44.5">
            <text:p>44.5</text:p>
          </table:table-cell>
          <table:table-cell office:value-type="float" office:value="44.1667">
            <text:p>44.1667</text:p>
          </table:table-cell>
          <table:table-cell office:value-type="float" office:value="55.3333">
            <text:p>55.3333</text:p>
          </table:table-cell>
          <table:table-cell office:value-type="float" office:value="57.8333">
            <text:p>57.8333</text:p>
          </table:table-cell>
          <table:table-cell office:value-type="float" office:value="58.8333">
            <text:p>58.8333</text:p>
          </table:table-cell>
          <table:table-cell office:value-type="float" office:value="52.3333">
            <text:p>52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3-08T13:00:00">
            <text:p>Wed Mar  8 13:00:00 2023</text:p>
          </table:table-cell>
          <table:table-cell office:value-type="float" office:value="60.6667">
            <text:p>60.6667</text:p>
          </table:table-cell>
          <table:table-cell office:value-type="float" office:value="64.1667">
            <text:p>64.1667</text:p>
          </table:table-cell>
          <table:table-cell office:value-type="float" office:value="64.6667">
            <text:p>64.6667</text:p>
          </table:table-cell>
          <table:table-cell office:value-type="float" office:value="67.0">
            <text:p>67.0</text:p>
          </table:table-cell>
          <table:table-cell office:value-type="float" office:value="65.6667">
            <text:p>65.6667</text:p>
          </table:table-cell>
          <table:table-cell office:value-type="float" office:value="64.1667">
            <text:p>64.1667</text:p>
          </table:table-cell>
          <table:table-cell office:value-type="float" office:value="65.3333">
            <text:p>65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3-08T14:00:00">
            <text:p>Wed Mar  8 14:00:00 2023</text:p>
          </table:table-cell>
          <table:table-cell office:value-type="float" office:value="56.6667">
            <text:p>56.6667</text:p>
          </table:table-cell>
          <table:table-cell office:value-type="float" office:value="60.6667">
            <text:p>60.6667</text:p>
          </table:table-cell>
          <table:table-cell office:value-type="float" office:value="64.1667">
            <text:p>64.1667</text:p>
          </table:table-cell>
          <table:table-cell office:value-type="float" office:value="64.6667">
            <text:p>64.6667</text:p>
          </table:table-cell>
          <table:table-cell office:value-type="float" office:value="67.0">
            <text:p>67.0</text:p>
          </table:table-cell>
          <table:table-cell office:value-type="float" office:value="65.6667">
            <text:p>65.6667</text:p>
          </table:table-cell>
          <table:table-cell office:value-type="float" office:value="64.1667">
            <text:p>64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3-08T15:00:00">
            <text:p>Wed Mar  8 15:00:00 2023</text:p>
          </table:table-cell>
          <table:table-cell office:value-type="float" office:value="55.8333">
            <text:p>55.8333</text:p>
          </table:table-cell>
          <table:table-cell office:value-type="float" office:value="56.6667">
            <text:p>56.6667</text:p>
          </table:table-cell>
          <table:table-cell office:value-type="float" office:value="60.6667">
            <text:p>60.6667</text:p>
          </table:table-cell>
          <table:table-cell office:value-type="float" office:value="64.1667">
            <text:p>64.1667</text:p>
          </table:table-cell>
          <table:table-cell office:value-type="float" office:value="64.6667">
            <text:p>64.6667</text:p>
          </table:table-cell>
          <table:table-cell office:value-type="float" office:value="67.0">
            <text:p>67.0</text:p>
          </table:table-cell>
          <table:table-cell office:value-type="float" office:value="65.6667">
            <text:p>65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3-08T16:00:00">
            <text:p>Wed Mar  8 16:00:00 2023</text:p>
          </table:table-cell>
          <table:table-cell office:value-type="float" office:value="52.6667">
            <text:p>52.6667</text:p>
          </table:table-cell>
          <table:table-cell office:value-type="float" office:value="55.8333">
            <text:p>55.8333</text:p>
          </table:table-cell>
          <table:table-cell office:value-type="float" office:value="56.6667">
            <text:p>56.6667</text:p>
          </table:table-cell>
          <table:table-cell office:value-type="float" office:value="60.6667">
            <text:p>60.6667</text:p>
          </table:table-cell>
          <table:table-cell office:value-type="float" office:value="64.1667">
            <text:p>64.1667</text:p>
          </table:table-cell>
          <table:table-cell office:value-type="float" office:value="64.6667">
            <text:p>64.6667</text:p>
          </table:table-cell>
          <table:table-cell office:value-type="float" office:value="67.0">
            <text:p>67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3-08T17:00:00">
            <text:p>Wed Mar  8 17:00:00 2023</text:p>
          </table:table-cell>
          <table:table-cell office:value-type="float" office:value="44.8333">
            <text:p>44.8333</text:p>
          </table:table-cell>
          <table:table-cell office:value-type="float" office:value="52.6667">
            <text:p>52.6667</text:p>
          </table:table-cell>
          <table:table-cell office:value-type="float" office:value="55.8333">
            <text:p>55.8333</text:p>
          </table:table-cell>
          <table:table-cell office:value-type="float" office:value="56.6667">
            <text:p>56.6667</text:p>
          </table:table-cell>
          <table:table-cell office:value-type="float" office:value="60.6667">
            <text:p>60.6667</text:p>
          </table:table-cell>
          <table:table-cell office:value-type="float" office:value="64.1667">
            <text:p>64.1667</text:p>
          </table:table-cell>
          <table:table-cell office:value-type="float" office:value="64.6667">
            <text:p>64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3-08T18:00:00">
            <text:p>Wed Mar  8 18:00:00 2023</text:p>
          </table:table-cell>
          <table:table-cell office:value-type="float" office:value="37.5">
            <text:p>37.5</text:p>
          </table:table-cell>
          <table:table-cell office:value-type="float" office:value="44.8333">
            <text:p>44.8333</text:p>
          </table:table-cell>
          <table:table-cell office:value-type="float" office:value="52.6667">
            <text:p>52.6667</text:p>
          </table:table-cell>
          <table:table-cell office:value-type="float" office:value="55.8333">
            <text:p>55.8333</text:p>
          </table:table-cell>
          <table:table-cell office:value-type="float" office:value="56.6667">
            <text:p>56.6667</text:p>
          </table:table-cell>
          <table:table-cell office:value-type="float" office:value="60.6667">
            <text:p>60.6667</text:p>
          </table:table-cell>
          <table:table-cell office:value-type="float" office:value="64.1667">
            <text:p>64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3-09T13:00:00">
            <text:p>Thu Mar  9 13:00:00 2023</text:p>
          </table:table-cell>
          <table:table-cell office:value-type="float" office:value="48.8333">
            <text:p>48.8333</text:p>
          </table:table-cell>
          <table:table-cell office:value-type="float" office:value="55.3333">
            <text:p>55.3333</text:p>
          </table:table-cell>
          <table:table-cell office:value-type="float" office:value="50.8333">
            <text:p>50.8333</text:p>
          </table:table-cell>
          <table:table-cell office:value-type="float" office:value="54.8333">
            <text:p>54.8333</text:p>
          </table:table-cell>
          <table:table-cell office:value-type="float" office:value="53.5">
            <text:p>53.5</text:p>
          </table:table-cell>
          <table:table-cell office:value-type="float" office:value="45.6667">
            <text:p>45.6667</text:p>
          </table:table-cell>
          <table:table-cell office:value-type="float" office:value="44.8333">
            <text:p>44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3-09T16:00:00">
            <text:p>Thu Mar  9 16:00:00 2023</text:p>
          </table:table-cell>
          <table:table-cell office:value-type="float" office:value="28.0">
            <text:p>28.0</text:p>
          </table:table-cell>
          <table:table-cell office:value-type="float" office:value="33.0">
            <text:p>33.0</text:p>
          </table:table-cell>
          <table:table-cell office:value-type="float" office:value="37.0">
            <text:p>37.0</text:p>
          </table:table-cell>
          <table:table-cell office:value-type="float" office:value="48.8333">
            <text:p>48.8333</text:p>
          </table:table-cell>
          <table:table-cell office:value-type="float" office:value="55.3333">
            <text:p>55.3333</text:p>
          </table:table-cell>
          <table:table-cell office:value-type="float" office:value="50.8333">
            <text:p>50.8333</text:p>
          </table:table-cell>
          <table:table-cell office:value-type="float" office:value="54.8333">
            <text:p>54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3-09T17:00:00">
            <text:p>Thu Mar  9 17:00:00 2023</text:p>
          </table:table-cell>
          <table:table-cell office:value-type="float" office:value="25.5">
            <text:p>25.5</text:p>
          </table:table-cell>
          <table:table-cell office:value-type="float" office:value="28.0">
            <text:p>28.0</text:p>
          </table:table-cell>
          <table:table-cell office:value-type="float" office:value="33.0">
            <text:p>33.0</text:p>
          </table:table-cell>
          <table:table-cell office:value-type="float" office:value="37.0">
            <text:p>37.0</text:p>
          </table:table-cell>
          <table:table-cell office:value-type="float" office:value="48.8333">
            <text:p>48.8333</text:p>
          </table:table-cell>
          <table:table-cell office:value-type="float" office:value="55.3333">
            <text:p>55.3333</text:p>
          </table:table-cell>
          <table:table-cell office:value-type="float" office:value="50.8333">
            <text:p>50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3-11T15:00:00">
            <text:p>Sat Mar 11 15:00:00 2023</text:p>
          </table:table-cell>
          <table:table-cell office:value-type="float" office:value="41.5">
            <text:p>41.5</text:p>
          </table:table-cell>
          <table:table-cell office:value-type="float" office:value="45.0">
            <text:p>45.0</text:p>
          </table:table-cell>
          <table:table-cell office:value-type="float" office:value="59.8333">
            <text:p>59.8333</text:p>
          </table:table-cell>
          <table:table-cell office:value-type="float" office:value="69.1667">
            <text:p>69.1667</text:p>
          </table:table-cell>
          <table:table-cell office:value-type="float" office:value="73.8333">
            <text:p>73.8333</text:p>
          </table:table-cell>
          <table:table-cell office:value-type="float" office:value="69.3333">
            <text:p>69.3333</text:p>
          </table:table-cell>
          <table:table-cell office:value-type="float" office:value="59.1667">
            <text:p>59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3-11T16:00:00">
            <text:p>Sat Mar 11 16:00:00 2023</text:p>
          </table:table-cell>
          <table:table-cell office:value-type="float" office:value="31.0">
            <text:p>31.0</text:p>
          </table:table-cell>
          <table:table-cell office:value-type="float" office:value="41.5">
            <text:p>41.5</text:p>
          </table:table-cell>
          <table:table-cell office:value-type="float" office:value="45.0">
            <text:p>45.0</text:p>
          </table:table-cell>
          <table:table-cell office:value-type="float" office:value="59.8333">
            <text:p>59.8333</text:p>
          </table:table-cell>
          <table:table-cell office:value-type="float" office:value="69.1667">
            <text:p>69.1667</text:p>
          </table:table-cell>
          <table:table-cell office:value-type="float" office:value="73.8333">
            <text:p>73.8333</text:p>
          </table:table-cell>
          <table:table-cell office:value-type="float" office:value="69.3333">
            <text:p>69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3-11T17:00:00">
            <text:p>Sat Mar 11 17:00:00 2023</text:p>
          </table:table-cell>
          <table:table-cell office:value-type="float" office:value="33.5">
            <text:p>33.5</text:p>
          </table:table-cell>
          <table:table-cell office:value-type="float" office:value="31.0">
            <text:p>31.0</text:p>
          </table:table-cell>
          <table:table-cell office:value-type="float" office:value="41.5">
            <text:p>41.5</text:p>
          </table:table-cell>
          <table:table-cell office:value-type="float" office:value="45.0">
            <text:p>45.0</text:p>
          </table:table-cell>
          <table:table-cell office:value-type="float" office:value="59.8333">
            <text:p>59.8333</text:p>
          </table:table-cell>
          <table:table-cell office:value-type="float" office:value="69.1667">
            <text:p>69.1667</text:p>
          </table:table-cell>
          <table:table-cell office:value-type="float" office:value="73.8333">
            <text:p>73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3-12T14:00:00">
            <text:p>Sun Mar 12 14:00:00 2023</text:p>
          </table:table-cell>
          <table:table-cell office:value-type="float" office:value="33.5">
            <text:p>33.5</text:p>
          </table:table-cell>
          <table:table-cell office:value-type="float" office:value="44.8333">
            <text:p>44.8333</text:p>
          </table:table-cell>
          <table:table-cell office:value-type="float" office:value="47.6667">
            <text:p>47.6667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5.5">
            <text:p>45.5</text:p>
          </table:table-cell>
          <table:table-cell office:value-type="float" office:value="45.3333">
            <text:p>45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3-12T15:00:00">
            <text:p>Sun Mar 12 15:00:00 2023</text:p>
          </table:table-cell>
          <table:table-cell office:value-type="float" office:value="25.3333">
            <text:p>25.3333</text:p>
          </table:table-cell>
          <table:table-cell office:value-type="float" office:value="33.5">
            <text:p>33.5</text:p>
          </table:table-cell>
          <table:table-cell office:value-type="float" office:value="44.8333">
            <text:p>44.8333</text:p>
          </table:table-cell>
          <table:table-cell office:value-type="float" office:value="47.6667">
            <text:p>47.6667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5.5">
            <text:p>45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3-13T16:00:00">
            <text:p>Mon Mar 13 16:00:00 2023</text:p>
          </table:table-cell>
          <table:table-cell office:value-type="float" office:value="71.3333">
            <text:p>71.3333</text:p>
          </table:table-cell>
          <table:table-cell office:value-type="float" office:value="67.6667">
            <text:p>67.6667</text:p>
          </table:table-cell>
          <table:table-cell office:value-type="float" office:value="62.3333">
            <text:p>62.3333</text:p>
          </table:table-cell>
          <table:table-cell office:value-type="float" office:value="56.3333">
            <text:p>56.3333</text:p>
          </table:table-cell>
          <table:table-cell office:value-type="float" office:value="50.6667">
            <text:p>50.6667</text:p>
          </table:table-cell>
          <table:table-cell office:value-type="float" office:value="43.6667">
            <text:p>43.6667</text:p>
          </table:table-cell>
          <table:table-cell office:value-type="float" office:value="38.3333">
            <text:p>38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3-13T17:00:00">
            <text:p>Mon Mar 13 17:00:00 2023</text:p>
          </table:table-cell>
          <table:table-cell office:value-type="float" office:value="66.0">
            <text:p>66.0</text:p>
          </table:table-cell>
          <table:table-cell office:value-type="float" office:value="71.3333">
            <text:p>71.3333</text:p>
          </table:table-cell>
          <table:table-cell office:value-type="float" office:value="67.6667">
            <text:p>67.6667</text:p>
          </table:table-cell>
          <table:table-cell office:value-type="float" office:value="62.3333">
            <text:p>62.3333</text:p>
          </table:table-cell>
          <table:table-cell office:value-type="float" office:value="56.3333">
            <text:p>56.3333</text:p>
          </table:table-cell>
          <table:table-cell office:value-type="float" office:value="50.6667">
            <text:p>50.6667</text:p>
          </table:table-cell>
          <table:table-cell office:value-type="float" office:value="43.6667">
            <text:p>43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3-13T18:00:00">
            <text:p>Mon Mar 13 18:00:00 2023</text:p>
          </table:table-cell>
          <table:table-cell office:value-type="float" office:value="28.5">
            <text:p>28.5</text:p>
          </table:table-cell>
          <table:table-cell office:value-type="float" office:value="66.0">
            <text:p>66.0</text:p>
          </table:table-cell>
          <table:table-cell office:value-type="float" office:value="71.3333">
            <text:p>71.3333</text:p>
          </table:table-cell>
          <table:table-cell office:value-type="float" office:value="67.6667">
            <text:p>67.6667</text:p>
          </table:table-cell>
          <table:table-cell office:value-type="float" office:value="62.3333">
            <text:p>62.3333</text:p>
          </table:table-cell>
          <table:table-cell office:value-type="float" office:value="56.3333">
            <text:p>56.3333</text:p>
          </table:table-cell>
          <table:table-cell office:value-type="float" office:value="50.6667">
            <text:p>50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3-13T19:00:00">
            <text:p>Mon Mar 13 19:00:00 2023</text:p>
          </table:table-cell>
          <table:table-cell office:value-type="float" office:value="0.6667">
            <text:p>0.6667</text:p>
          </table:table-cell>
          <table:table-cell office:value-type="float" office:value="28.5">
            <text:p>28.5</text:p>
          </table:table-cell>
          <table:table-cell office:value-type="float" office:value="66.0">
            <text:p>66.0</text:p>
          </table:table-cell>
          <table:table-cell office:value-type="float" office:value="71.3333">
            <text:p>71.3333</text:p>
          </table:table-cell>
          <table:table-cell office:value-type="float" office:value="67.6667">
            <text:p>67.6667</text:p>
          </table:table-cell>
          <table:table-cell office:value-type="float" office:value="62.3333">
            <text:p>62.3333</text:p>
          </table:table-cell>
          <table:table-cell office:value-type="float" office:value="56.3333">
            <text:p>56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3-15T13:00:00">
            <text:p>Wed Mar 15 13:00:00 2023</text:p>
          </table:table-cell>
          <table:table-cell office:value-type="float" office:value="77.1667">
            <text:p>77.1667</text:p>
          </table:table-cell>
          <table:table-cell office:value-type="float" office:value="79.6667">
            <text:p>79.6667</text:p>
          </table:table-cell>
          <table:table-cell office:value-type="float" office:value="82.1667">
            <text:p>82.1667</text:p>
          </table:table-cell>
          <table:table-cell office:value-type="float" office:value="83.8333">
            <text:p>83.8333</text:p>
          </table:table-cell>
          <table:table-cell office:value-type="float" office:value="81.1667">
            <text:p>81.1667</text:p>
          </table:table-cell>
          <table:table-cell office:value-type="float" office:value="76.1667">
            <text:p>76.1667</text:p>
          </table:table-cell>
          <table:table-cell office:value-type="float" office:value="71.5">
            <text:p>71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3-15T14:00:00">
            <text:p>Wed Mar 15 14:00:00 2023</text:p>
          </table:table-cell>
          <table:table-cell office:value-type="float" office:value="75.6667">
            <text:p>75.6667</text:p>
          </table:table-cell>
          <table:table-cell office:value-type="float" office:value="77.1667">
            <text:p>77.1667</text:p>
          </table:table-cell>
          <table:table-cell office:value-type="float" office:value="79.6667">
            <text:p>79.6667</text:p>
          </table:table-cell>
          <table:table-cell office:value-type="float" office:value="82.1667">
            <text:p>82.1667</text:p>
          </table:table-cell>
          <table:table-cell office:value-type="float" office:value="83.8333">
            <text:p>83.8333</text:p>
          </table:table-cell>
          <table:table-cell office:value-type="float" office:value="81.1667">
            <text:p>81.1667</text:p>
          </table:table-cell>
          <table:table-cell office:value-type="float" office:value="76.1667">
            <text:p>76.1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3-15T15:00:00">
            <text:p>Wed Mar 15 15:00:00 2023</text:p>
          </table:table-cell>
          <table:table-cell office:value-type="float" office:value="64.6667">
            <text:p>64.6667</text:p>
          </table:table-cell>
          <table:table-cell office:value-type="float" office:value="75.6667">
            <text:p>75.6667</text:p>
          </table:table-cell>
          <table:table-cell office:value-type="float" office:value="77.1667">
            <text:p>77.1667</text:p>
          </table:table-cell>
          <table:table-cell office:value-type="float" office:value="79.6667">
            <text:p>79.6667</text:p>
          </table:table-cell>
          <table:table-cell office:value-type="float" office:value="82.1667">
            <text:p>82.1667</text:p>
          </table:table-cell>
          <table:table-cell office:value-type="float" office:value="83.8333">
            <text:p>83.8333</text:p>
          </table:table-cell>
          <table:table-cell office:value-type="float" office:value="81.1667">
            <text:p>81.1667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3-03-15T16:00:00">
            <text:p>Wed Mar 15 16:00:00 2023</text:p>
          </table:table-cell>
          <table:table-cell office:value-type="float" office:value="66.1667">
            <text:p>66.1667</text:p>
          </table:table-cell>
          <table:table-cell office:value-type="float" office:value="64.6667">
            <text:p>64.6667</text:p>
          </table:table-cell>
          <table:table-cell office:value-type="float" office:value="75.6667">
            <text:p>75.6667</text:p>
          </table:table-cell>
          <table:table-cell office:value-type="float" office:value="77.1667">
            <text:p>77.1667</text:p>
          </table:table-cell>
          <table:table-cell office:value-type="float" office:value="79.6667">
            <text:p>79.6667</text:p>
          </table:table-cell>
          <table:table-cell office:value-type="float" office:value="82.1667">
            <text:p>82.1667</text:p>
          </table:table-cell>
          <table:table-cell office:value-type="float" office:value="83.8333">
            <text:p>83.8333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3-03-15T17:00:00">
            <text:p>Wed Mar 15 17:00:00 2023</text:p>
          </table:table-cell>
          <table:table-cell office:value-type="float" office:value="63.0">
            <text:p>63.0</text:p>
          </table:table-cell>
          <table:table-cell office:value-type="float" office:value="66.1667">
            <text:p>66.1667</text:p>
          </table:table-cell>
          <table:table-cell office:value-type="float" office:value="64.6667">
            <text:p>64.6667</text:p>
          </table:table-cell>
          <table:table-cell office:value-type="float" office:value="75.6667">
            <text:p>75.6667</text:p>
          </table:table-cell>
          <table:table-cell office:value-type="float" office:value="77.1667">
            <text:p>77.1667</text:p>
          </table:table-cell>
          <table:table-cell office:value-type="float" office:value="79.6667">
            <text:p>79.6667</text:p>
          </table:table-cell>
          <table:table-cell office:value-type="float" office:value="82.1667">
            <text:p>82.1667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3-16T13:00:00">
            <text:p>Thu Mar 16 13:00:00 2023</text:p>
          </table:table-cell>
          <table:table-cell office:value-type="float" office:value="100.3333">
            <text:p>100.3333</text:p>
          </table:table-cell>
          <table:table-cell office:value-type="float" office:value="100.6667">
            <text:p>100.6667</text:p>
          </table:table-cell>
          <table:table-cell office:value-type="float" office:value="100.6667">
            <text:p>100.6667</text:p>
          </table:table-cell>
          <table:table-cell office:value-type="float" office:value="95.8333">
            <text:p>95.8333</text:p>
          </table:table-cell>
          <table:table-cell office:value-type="float" office:value="95.0">
            <text:p>95.0</text:p>
          </table:table-cell>
          <table:table-cell office:value-type="float" office:value="87.5">
            <text:p>87.5</text:p>
          </table:table-cell>
          <table:table-cell office:value-type="float" office:value="69.5">
            <text:p>69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3-16T14:00:00">
            <text:p>Thu Mar 16 14:00:00 2023</text:p>
          </table:table-cell>
          <table:table-cell office:value-type="float" office:value="55.8333">
            <text:p>55.8333</text:p>
          </table:table-cell>
          <table:table-cell office:value-type="float" office:value="100.3333">
            <text:p>100.3333</text:p>
          </table:table-cell>
          <table:table-cell office:value-type="float" office:value="100.6667">
            <text:p>100.6667</text:p>
          </table:table-cell>
          <table:table-cell office:value-type="float" office:value="100.6667">
            <text:p>100.6667</text:p>
          </table:table-cell>
          <table:table-cell office:value-type="float" office:value="95.8333">
            <text:p>95.8333</text:p>
          </table:table-cell>
          <table:table-cell office:value-type="float" office:value="95.0">
            <text:p>95.0</text:p>
          </table:table-cell>
          <table:table-cell office:value-type="float" office:value="87.5">
            <text:p>87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3-16T15:00:00">
            <text:p>Thu Mar 16 15:00:00 2023</text:p>
          </table:table-cell>
          <table:table-cell office:value-type="float" office:value="1.5">
            <text:p>1.5</text:p>
          </table:table-cell>
          <table:table-cell office:value-type="float" office:value="55.8333">
            <text:p>55.8333</text:p>
          </table:table-cell>
          <table:table-cell office:value-type="float" office:value="100.3333">
            <text:p>100.3333</text:p>
          </table:table-cell>
          <table:table-cell office:value-type="float" office:value="100.6667">
            <text:p>100.6667</text:p>
          </table:table-cell>
          <table:table-cell office:value-type="float" office:value="100.6667">
            <text:p>100.6667</text:p>
          </table:table-cell>
          <table:table-cell office:value-type="float" office:value="95.8333">
            <text:p>95.8333</text:p>
          </table:table-cell>
          <table:table-cell office:value-type="float" office:value="95.0">
            <text:p>95.0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3-17T13:00:00">
            <text:p>Fri Mar 17 13:00:00 2023</text:p>
          </table:table-cell>
          <table:table-cell office:value-type="float" office:value="79.1667">
            <text:p>79.1667</text:p>
          </table:table-cell>
          <table:table-cell office:value-type="float" office:value="87.1667">
            <text:p>87.1667</text:p>
          </table:table-cell>
          <table:table-cell office:value-type="float" office:value="90.0">
            <text:p>90.0</text:p>
          </table:table-cell>
          <table:table-cell office:value-type="float" office:value="87.6667">
            <text:p>87.6667</text:p>
          </table:table-cell>
          <table:table-cell office:value-type="float" office:value="88.5">
            <text:p>88.5</text:p>
          </table:table-cell>
          <table:table-cell office:value-type="float" office:value="84.6667">
            <text:p>84.6667</text:p>
          </table:table-cell>
          <table:table-cell office:value-type="float" office:value="75.6667">
            <text:p>75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3-17T14:00:00">
            <text:p>Fri Mar 17 14:00:00 2023</text:p>
          </table:table-cell>
          <table:table-cell office:value-type="float" office:value="76.5">
            <text:p>76.5</text:p>
          </table:table-cell>
          <table:table-cell office:value-type="float" office:value="79.1667">
            <text:p>79.1667</text:p>
          </table:table-cell>
          <table:table-cell office:value-type="float" office:value="87.1667">
            <text:p>87.1667</text:p>
          </table:table-cell>
          <table:table-cell office:value-type="float" office:value="90.0">
            <text:p>90.0</text:p>
          </table:table-cell>
          <table:table-cell office:value-type="float" office:value="87.6667">
            <text:p>87.6667</text:p>
          </table:table-cell>
          <table:table-cell office:value-type="float" office:value="88.5">
            <text:p>88.5</text:p>
          </table:table-cell>
          <table:table-cell office:value-type="float" office:value="84.6667">
            <text:p>84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3-17T15:00:00">
            <text:p>Fri Mar 17 15:00:00 2023</text:p>
          </table:table-cell>
          <table:table-cell office:value-type="float" office:value="72.8333">
            <text:p>72.8333</text:p>
          </table:table-cell>
          <table:table-cell office:value-type="float" office:value="76.5">
            <text:p>76.5</text:p>
          </table:table-cell>
          <table:table-cell office:value-type="float" office:value="79.1667">
            <text:p>79.1667</text:p>
          </table:table-cell>
          <table:table-cell office:value-type="float" office:value="87.1667">
            <text:p>87.1667</text:p>
          </table:table-cell>
          <table:table-cell office:value-type="float" office:value="90.0">
            <text:p>90.0</text:p>
          </table:table-cell>
          <table:table-cell office:value-type="float" office:value="87.6667">
            <text:p>87.6667</text:p>
          </table:table-cell>
          <table:table-cell office:value-type="float" office:value="88.5">
            <text:p>88.5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3-17T16:00:00">
            <text:p>Fri Mar 17 16:00:00 2023</text:p>
          </table:table-cell>
          <table:table-cell office:value-type="float" office:value="55.1667">
            <text:p>55.1667</text:p>
          </table:table-cell>
          <table:table-cell office:value-type="float" office:value="72.8333">
            <text:p>72.8333</text:p>
          </table:table-cell>
          <table:table-cell office:value-type="float" office:value="76.5">
            <text:p>76.5</text:p>
          </table:table-cell>
          <table:table-cell office:value-type="float" office:value="79.1667">
            <text:p>79.1667</text:p>
          </table:table-cell>
          <table:table-cell office:value-type="float" office:value="87.1667">
            <text:p>87.1667</text:p>
          </table:table-cell>
          <table:table-cell office:value-type="float" office:value="90.0">
            <text:p>90.0</text:p>
          </table:table-cell>
          <table:table-cell office:value-type="float" office:value="87.6667">
            <text:p>87.6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3-17T17:00:00">
            <text:p>Fri Mar 17 17:00:00 2023</text:p>
          </table:table-cell>
          <table:table-cell office:value-type="float" office:value="57.6667">
            <text:p>57.6667</text:p>
          </table:table-cell>
          <table:table-cell office:value-type="float" office:value="55.1667">
            <text:p>55.1667</text:p>
          </table:table-cell>
          <table:table-cell office:value-type="float" office:value="72.8333">
            <text:p>72.8333</text:p>
          </table:table-cell>
          <table:table-cell office:value-type="float" office:value="76.5">
            <text:p>76.5</text:p>
          </table:table-cell>
          <table:table-cell office:value-type="float" office:value="79.1667">
            <text:p>79.1667</text:p>
          </table:table-cell>
          <table:table-cell office:value-type="float" office:value="87.1667">
            <text:p>87.1667</text:p>
          </table:table-cell>
          <table:table-cell office:value-type="float" office:value="90.0">
            <text:p>90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3-18T13:00:00">
            <text:p>Sat Mar 18 13:00:00 2023</text:p>
          </table:table-cell>
          <table:table-cell office:value-type="float" office:value="67.8333">
            <text:p>67.8333</text:p>
          </table:table-cell>
          <table:table-cell office:value-type="float" office:value="71.5">
            <text:p>71.5</text:p>
          </table:table-cell>
          <table:table-cell office:value-type="float" office:value="75.0">
            <text:p>75.0</text:p>
          </table:table-cell>
          <table:table-cell office:value-type="float" office:value="78.0">
            <text:p>78.0</text:p>
          </table:table-cell>
          <table:table-cell office:value-type="float" office:value="80.1667">
            <text:p>80.1667</text:p>
          </table:table-cell>
          <table:table-cell office:value-type="float" office:value="71.5">
            <text:p>71.5</text:p>
          </table:table-cell>
          <table:table-cell office:value-type="float" office:value="71.5">
            <text:p>71.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3-18T14:00:00">
            <text:p>Sat Mar 18 14:00:00 2023</text:p>
          </table:table-cell>
          <table:table-cell office:value-type="float" office:value="60.1667">
            <text:p>60.1667</text:p>
          </table:table-cell>
          <table:table-cell office:value-type="float" office:value="67.8333">
            <text:p>67.8333</text:p>
          </table:table-cell>
          <table:table-cell office:value-type="float" office:value="71.5">
            <text:p>71.5</text:p>
          </table:table-cell>
          <table:table-cell office:value-type="float" office:value="75.0">
            <text:p>75.0</text:p>
          </table:table-cell>
          <table:table-cell office:value-type="float" office:value="78.0">
            <text:p>78.0</text:p>
          </table:table-cell>
          <table:table-cell office:value-type="float" office:value="80.1667">
            <text:p>80.1667</text:p>
          </table:table-cell>
          <table:table-cell office:value-type="float" office:value="71.5">
            <text:p>71.5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3-18T15:00:00">
            <text:p>Sat Mar 18 15:00:00 2023</text:p>
          </table:table-cell>
          <table:table-cell office:value-type="float" office:value="49.3333">
            <text:p>49.3333</text:p>
          </table:table-cell>
          <table:table-cell office:value-type="float" office:value="60.1667">
            <text:p>60.1667</text:p>
          </table:table-cell>
          <table:table-cell office:value-type="float" office:value="67.8333">
            <text:p>67.8333</text:p>
          </table:table-cell>
          <table:table-cell office:value-type="float" office:value="71.5">
            <text:p>71.5</text:p>
          </table:table-cell>
          <table:table-cell office:value-type="float" office:value="75.0">
            <text:p>75.0</text:p>
          </table:table-cell>
          <table:table-cell office:value-type="float" office:value="78.0">
            <text:p>78.0</text:p>
          </table:table-cell>
          <table:table-cell office:value-type="float" office:value="80.1667">
            <text:p>80.1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3-18T16:00:00">
            <text:p>Sat Mar 18 16:00:00 2023</text:p>
          </table:table-cell>
          <table:table-cell office:value-type="float" office:value="49.3333">
            <text:p>49.3333</text:p>
          </table:table-cell>
          <table:table-cell office:value-type="float" office:value="49.3333">
            <text:p>49.3333</text:p>
          </table:table-cell>
          <table:table-cell office:value-type="float" office:value="60.1667">
            <text:p>60.1667</text:p>
          </table:table-cell>
          <table:table-cell office:value-type="float" office:value="67.8333">
            <text:p>67.8333</text:p>
          </table:table-cell>
          <table:table-cell office:value-type="float" office:value="71.5">
            <text:p>71.5</text:p>
          </table:table-cell>
          <table:table-cell office:value-type="float" office:value="75.0">
            <text:p>75.0</text:p>
          </table:table-cell>
          <table:table-cell office:value-type="float" office:value="78.0">
            <text:p>78.0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3-19T12:00:00">
            <text:p>Sun Mar 19 12:00:00 2023</text:p>
          </table:table-cell>
          <table:table-cell office:value-type="float" office:value="80.5">
            <text:p>80.5</text:p>
          </table:table-cell>
          <table:table-cell office:value-type="float" office:value="80.5">
            <text:p>80.5</text:p>
          </table:table-cell>
          <table:table-cell office:value-type="float" office:value="82.0">
            <text:p>82.0</text:p>
          </table:table-cell>
          <table:table-cell office:value-type="float" office:value="81.3333">
            <text:p>81.3333</text:p>
          </table:table-cell>
          <table:table-cell office:value-type="float" office:value="80.0">
            <text:p>80.0</text:p>
          </table:table-cell>
          <table:table-cell office:value-type="float" office:value="78.6667">
            <text:p>78.6667</text:p>
          </table:table-cell>
          <table:table-cell office:value-type="float" office:value="74.1667">
            <text:p>74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3-19T13:00:00">
            <text:p>Sun Mar 19 13:00:00 2023</text:p>
          </table:table-cell>
          <table:table-cell office:value-type="float" office:value="76.1667">
            <text:p>76.1667</text:p>
          </table:table-cell>
          <table:table-cell office:value-type="float" office:value="80.5">
            <text:p>80.5</text:p>
          </table:table-cell>
          <table:table-cell office:value-type="float" office:value="80.5">
            <text:p>80.5</text:p>
          </table:table-cell>
          <table:table-cell office:value-type="float" office:value="82.0">
            <text:p>82.0</text:p>
          </table:table-cell>
          <table:table-cell office:value-type="float" office:value="81.3333">
            <text:p>81.3333</text:p>
          </table:table-cell>
          <table:table-cell office:value-type="float" office:value="80.0">
            <text:p>80.0</text:p>
          </table:table-cell>
          <table:table-cell office:value-type="float" office:value="78.6667">
            <text:p>78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3-19T14:00:00">
            <text:p>Sun Mar 19 14:00:00 2023</text:p>
          </table:table-cell>
          <table:table-cell office:value-type="float" office:value="71.6667">
            <text:p>71.6667</text:p>
          </table:table-cell>
          <table:table-cell office:value-type="float" office:value="76.1667">
            <text:p>76.1667</text:p>
          </table:table-cell>
          <table:table-cell office:value-type="float" office:value="80.5">
            <text:p>80.5</text:p>
          </table:table-cell>
          <table:table-cell office:value-type="float" office:value="80.5">
            <text:p>80.5</text:p>
          </table:table-cell>
          <table:table-cell office:value-type="float" office:value="82.0">
            <text:p>82.0</text:p>
          </table:table-cell>
          <table:table-cell office:value-type="float" office:value="81.3333">
            <text:p>81.3333</text:p>
          </table:table-cell>
          <table:table-cell office:value-type="float" office:value="80.0">
            <text:p>80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3-19T15:00:00">
            <text:p>Sun Mar 19 15:00:00 2023</text:p>
          </table:table-cell>
          <table:table-cell office:value-type="float" office:value="56.6667">
            <text:p>56.6667</text:p>
          </table:table-cell>
          <table:table-cell office:value-type="float" office:value="71.6667">
            <text:p>71.6667</text:p>
          </table:table-cell>
          <table:table-cell office:value-type="float" office:value="76.1667">
            <text:p>76.1667</text:p>
          </table:table-cell>
          <table:table-cell office:value-type="float" office:value="80.5">
            <text:p>80.5</text:p>
          </table:table-cell>
          <table:table-cell office:value-type="float" office:value="80.5">
            <text:p>80.5</text:p>
          </table:table-cell>
          <table:table-cell office:value-type="float" office:value="82.0">
            <text:p>82.0</text:p>
          </table:table-cell>
          <table:table-cell office:value-type="float" office:value="81.3333">
            <text:p>81.3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3-19T16:00:00">
            <text:p>Sun Mar 19 16:00:00 2023</text:p>
          </table:table-cell>
          <table:table-cell office:value-type="float" office:value="56.6667">
            <text:p>56.6667</text:p>
          </table:table-cell>
          <table:table-cell office:value-type="float" office:value="56.6667">
            <text:p>56.6667</text:p>
          </table:table-cell>
          <table:table-cell office:value-type="float" office:value="71.6667">
            <text:p>71.6667</text:p>
          </table:table-cell>
          <table:table-cell office:value-type="float" office:value="76.1667">
            <text:p>76.1667</text:p>
          </table:table-cell>
          <table:table-cell office:value-type="float" office:value="80.5">
            <text:p>80.5</text:p>
          </table:table-cell>
          <table:table-cell office:value-type="float" office:value="80.5">
            <text:p>80.5</text:p>
          </table:table-cell>
          <table:table-cell office:value-type="float" office:value="82.0">
            <text:p>82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3-19T17:00:00">
            <text:p>Sun Mar 19 17:00:00 2023</text:p>
          </table:table-cell>
          <table:table-cell office:value-type="float" office:value="52.3333">
            <text:p>52.3333</text:p>
          </table:table-cell>
          <table:table-cell office:value-type="float" office:value="56.6667">
            <text:p>56.6667</text:p>
          </table:table-cell>
          <table:table-cell office:value-type="float" office:value="56.6667">
            <text:p>56.6667</text:p>
          </table:table-cell>
          <table:table-cell office:value-type="float" office:value="71.6667">
            <text:p>71.6667</text:p>
          </table:table-cell>
          <table:table-cell office:value-type="float" office:value="76.1667">
            <text:p>76.1667</text:p>
          </table:table-cell>
          <table:table-cell office:value-type="float" office:value="80.5">
            <text:p>80.5</text:p>
          </table:table-cell>
          <table:table-cell office:value-type="float" office:value="80.5">
            <text:p>80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20T13:00:00">
            <text:p>Mon Mar 20 13:00:00 2023</text:p>
          </table:table-cell>
          <table:table-cell office:value-type="float" office:value="66.3333">
            <text:p>66.3333</text:p>
          </table:table-cell>
          <table:table-cell office:value-type="float" office:value="74.8333">
            <text:p>74.8333</text:p>
          </table:table-cell>
          <table:table-cell office:value-type="float" office:value="73.1667">
            <text:p>73.1667</text:p>
          </table:table-cell>
          <table:table-cell office:value-type="float" office:value="65.3333">
            <text:p>65.3333</text:p>
          </table:table-cell>
          <table:table-cell office:value-type="float" office:value="61.5">
            <text:p>61.5</text:p>
          </table:table-cell>
          <table:table-cell office:value-type="float" office:value="58.1667">
            <text:p>58.1667</text:p>
          </table:table-cell>
          <table:table-cell office:value-type="float" office:value="51.5">
            <text:p>51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3-20T14:00:00">
            <text:p>Mon Mar 20 14:00:00 2023</text:p>
          </table:table-cell>
          <table:table-cell office:value-type="float" office:value="73.8333">
            <text:p>73.8333</text:p>
          </table:table-cell>
          <table:table-cell office:value-type="float" office:value="66.3333">
            <text:p>66.3333</text:p>
          </table:table-cell>
          <table:table-cell office:value-type="float" office:value="74.8333">
            <text:p>74.8333</text:p>
          </table:table-cell>
          <table:table-cell office:value-type="float" office:value="73.1667">
            <text:p>73.1667</text:p>
          </table:table-cell>
          <table:table-cell office:value-type="float" office:value="65.3333">
            <text:p>65.3333</text:p>
          </table:table-cell>
          <table:table-cell office:value-type="float" office:value="61.5">
            <text:p>61.5</text:p>
          </table:table-cell>
          <table:table-cell office:value-type="float" office:value="58.1667">
            <text:p>58.1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3-20T15:00:00">
            <text:p>Mon Mar 20 15:00:00 2023</text:p>
          </table:table-cell>
          <table:table-cell office:value-type="float" office:value="72.0">
            <text:p>72.0</text:p>
          </table:table-cell>
          <table:table-cell office:value-type="float" office:value="73.8333">
            <text:p>73.8333</text:p>
          </table:table-cell>
          <table:table-cell office:value-type="float" office:value="66.3333">
            <text:p>66.3333</text:p>
          </table:table-cell>
          <table:table-cell office:value-type="float" office:value="74.8333">
            <text:p>74.8333</text:p>
          </table:table-cell>
          <table:table-cell office:value-type="float" office:value="73.1667">
            <text:p>73.1667</text:p>
          </table:table-cell>
          <table:table-cell office:value-type="float" office:value="65.3333">
            <text:p>65.3333</text:p>
          </table:table-cell>
          <table:table-cell office:value-type="float" office:value="61.5">
            <text:p>61.5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3-20T16:00:00">
            <text:p>Mon Mar 20 16:00:00 2023</text:p>
          </table:table-cell>
          <table:table-cell office:value-type="float" office:value="55.6667">
            <text:p>55.6667</text:p>
          </table:table-cell>
          <table:table-cell office:value-type="float" office:value="72.0">
            <text:p>72.0</text:p>
          </table:table-cell>
          <table:table-cell office:value-type="float" office:value="73.8333">
            <text:p>73.8333</text:p>
          </table:table-cell>
          <table:table-cell office:value-type="float" office:value="66.3333">
            <text:p>66.3333</text:p>
          </table:table-cell>
          <table:table-cell office:value-type="float" office:value="74.8333">
            <text:p>74.8333</text:p>
          </table:table-cell>
          <table:table-cell office:value-type="float" office:value="73.1667">
            <text:p>73.1667</text:p>
          </table:table-cell>
          <table:table-cell office:value-type="float" office:value="65.3333">
            <text:p>65.3333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3-03-20T17:00:00">
            <text:p>Mon Mar 20 17:00:00 2023</text:p>
          </table:table-cell>
          <table:table-cell office:value-type="float" office:value="19.6667">
            <text:p>19.6667</text:p>
          </table:table-cell>
          <table:table-cell office:value-type="float" office:value="55.6667">
            <text:p>55.6667</text:p>
          </table:table-cell>
          <table:table-cell office:value-type="float" office:value="72.0">
            <text:p>72.0</text:p>
          </table:table-cell>
          <table:table-cell office:value-type="float" office:value="73.8333">
            <text:p>73.8333</text:p>
          </table:table-cell>
          <table:table-cell office:value-type="float" office:value="66.3333">
            <text:p>66.3333</text:p>
          </table:table-cell>
          <table:table-cell office:value-type="float" office:value="74.8333">
            <text:p>74.8333</text:p>
          </table:table-cell>
          <table:table-cell office:value-type="float" office:value="73.1667">
            <text:p>73.1667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3-03-21T12:00:00">
            <text:p>Tue Mar 21 12:00:00 2023</text:p>
          </table:table-cell>
          <table:table-cell office:value-type="float" office:value="88.3333">
            <text:p>88.3333</text:p>
          </table:table-cell>
          <table:table-cell office:value-type="float" office:value="93.0">
            <text:p>93.0</text:p>
          </table:table-cell>
          <table:table-cell office:value-type="float" office:value="93.6667">
            <text:p>93.6667</text:p>
          </table:table-cell>
          <table:table-cell office:value-type="float" office:value="88.0">
            <text:p>88.0</text:p>
          </table:table-cell>
          <table:table-cell office:value-type="float" office:value="82.0">
            <text:p>82.0</text:p>
          </table:table-cell>
          <table:table-cell office:value-type="float" office:value="74.8333">
            <text:p>74.8333</text:p>
          </table:table-cell>
          <table:table-cell office:value-type="float" office:value="61.5">
            <text:p>61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3-21T13:00:00">
            <text:p>Tue Mar 21 13:00:00 2023</text:p>
          </table:table-cell>
          <table:table-cell office:value-type="float" office:value="85.0">
            <text:p>85.0</text:p>
          </table:table-cell>
          <table:table-cell office:value-type="float" office:value="88.3333">
            <text:p>88.3333</text:p>
          </table:table-cell>
          <table:table-cell office:value-type="float" office:value="93.0">
            <text:p>93.0</text:p>
          </table:table-cell>
          <table:table-cell office:value-type="float" office:value="93.6667">
            <text:p>93.6667</text:p>
          </table:table-cell>
          <table:table-cell office:value-type="float" office:value="88.0">
            <text:p>88.0</text:p>
          </table:table-cell>
          <table:table-cell office:value-type="float" office:value="82.0">
            <text:p>82.0</text:p>
          </table:table-cell>
          <table:table-cell office:value-type="float" office:value="74.8333">
            <text:p>74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3-21T14:00:00">
            <text:p>Tue Mar 21 14:00:00 2023</text:p>
          </table:table-cell>
          <table:table-cell office:value-type="float" office:value="60.1667">
            <text:p>60.1667</text:p>
          </table:table-cell>
          <table:table-cell office:value-type="float" office:value="85.0">
            <text:p>85.0</text:p>
          </table:table-cell>
          <table:table-cell office:value-type="float" office:value="88.3333">
            <text:p>88.3333</text:p>
          </table:table-cell>
          <table:table-cell office:value-type="float" office:value="93.0">
            <text:p>93.0</text:p>
          </table:table-cell>
          <table:table-cell office:value-type="float" office:value="93.6667">
            <text:p>93.6667</text:p>
          </table:table-cell>
          <table:table-cell office:value-type="float" office:value="88.0">
            <text:p>88.0</text:p>
          </table:table-cell>
          <table:table-cell office:value-type="float" office:value="82.0">
            <text:p>82.0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3-21T15:00:00">
            <text:p>Tue Mar 21 15:00:00 2023</text:p>
          </table:table-cell>
          <table:table-cell office:value-type="float" office:value="7.6667">
            <text:p>7.6667</text:p>
          </table:table-cell>
          <table:table-cell office:value-type="float" office:value="60.1667">
            <text:p>60.1667</text:p>
          </table:table-cell>
          <table:table-cell office:value-type="float" office:value="85.0">
            <text:p>85.0</text:p>
          </table:table-cell>
          <table:table-cell office:value-type="float" office:value="88.3333">
            <text:p>88.3333</text:p>
          </table:table-cell>
          <table:table-cell office:value-type="float" office:value="93.0">
            <text:p>93.0</text:p>
          </table:table-cell>
          <table:table-cell office:value-type="float" office:value="93.6667">
            <text:p>93.6667</text:p>
          </table:table-cell>
          <table:table-cell office:value-type="float" office:value="88.0">
            <text:p>88.0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3-21T16:00:00">
            <text:p>Tue Mar 21 16:00:00 2023</text:p>
          </table:table-cell>
          <table:table-cell office:value-type="float" office:value="32.3333">
            <text:p>32.3333</text:p>
          </table:table-cell>
          <table:table-cell office:value-type="float" office:value="7.6667">
            <text:p>7.6667</text:p>
          </table:table-cell>
          <table:table-cell office:value-type="float" office:value="60.1667">
            <text:p>60.1667</text:p>
          </table:table-cell>
          <table:table-cell office:value-type="float" office:value="85.0">
            <text:p>85.0</text:p>
          </table:table-cell>
          <table:table-cell office:value-type="float" office:value="88.3333">
            <text:p>88.3333</text:p>
          </table:table-cell>
          <table:table-cell office:value-type="float" office:value="93.0">
            <text:p>93.0</text:p>
          </table:table-cell>
          <table:table-cell office:value-type="float" office:value="93.6667">
            <text:p>93.6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3-21T17:00:00">
            <text:p>Tue Mar 21 17:00:00 2023</text:p>
          </table:table-cell>
          <table:table-cell office:value-type="float" office:value="46.1667">
            <text:p>46.1667</text:p>
          </table:table-cell>
          <table:table-cell office:value-type="float" office:value="32.3333">
            <text:p>32.3333</text:p>
          </table:table-cell>
          <table:table-cell office:value-type="float" office:value="7.6667">
            <text:p>7.6667</text:p>
          </table:table-cell>
          <table:table-cell office:value-type="float" office:value="60.1667">
            <text:p>60.1667</text:p>
          </table:table-cell>
          <table:table-cell office:value-type="float" office:value="85.0">
            <text:p>85.0</text:p>
          </table:table-cell>
          <table:table-cell office:value-type="float" office:value="88.3333">
            <text:p>88.3333</text:p>
          </table:table-cell>
          <table:table-cell office:value-type="float" office:value="93.0">
            <text:p>93.0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3-22T13:00:00">
            <text:p>Wed Mar 22 13:00:00 2023</text:p>
          </table:table-cell>
          <table:table-cell office:value-type="float" office:value="87.8333">
            <text:p>87.8333</text:p>
          </table:table-cell>
          <table:table-cell office:value-type="float" office:value="93.3333">
            <text:p>93.3333</text:p>
          </table:table-cell>
          <table:table-cell office:value-type="float" office:value="92.6667">
            <text:p>92.6667</text:p>
          </table:table-cell>
          <table:table-cell office:value-type="float" office:value="88.0">
            <text:p>88.0</text:p>
          </table:table-cell>
          <table:table-cell office:value-type="float" office:value="83.5">
            <text:p>83.5</text:p>
          </table:table-cell>
          <table:table-cell office:value-type="float" office:value="83.0">
            <text:p>83.0</text:p>
          </table:table-cell>
          <table:table-cell office:value-type="float" office:value="72.8333">
            <text:p>72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3-22T14:00:00">
            <text:p>Wed Mar 22 14:00:00 2023</text:p>
          </table:table-cell>
          <table:table-cell office:value-type="float" office:value="64.1667">
            <text:p>64.1667</text:p>
          </table:table-cell>
          <table:table-cell office:value-type="float" office:value="87.8333">
            <text:p>87.8333</text:p>
          </table:table-cell>
          <table:table-cell office:value-type="float" office:value="93.3333">
            <text:p>93.3333</text:p>
          </table:table-cell>
          <table:table-cell office:value-type="float" office:value="92.6667">
            <text:p>92.6667</text:p>
          </table:table-cell>
          <table:table-cell office:value-type="float" office:value="88.0">
            <text:p>88.0</text:p>
          </table:table-cell>
          <table:table-cell office:value-type="float" office:value="83.5">
            <text:p>83.5</text:p>
          </table:table-cell>
          <table:table-cell office:value-type="float" office:value="83.0">
            <text:p>83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3-22T15:00:00">
            <text:p>Wed Mar 22 15:00:00 2023</text:p>
          </table:table-cell>
          <table:table-cell office:value-type="float" office:value="69.3333">
            <text:p>69.3333</text:p>
          </table:table-cell>
          <table:table-cell office:value-type="float" office:value="64.1667">
            <text:p>64.1667</text:p>
          </table:table-cell>
          <table:table-cell office:value-type="float" office:value="87.8333">
            <text:p>87.8333</text:p>
          </table:table-cell>
          <table:table-cell office:value-type="float" office:value="93.3333">
            <text:p>93.3333</text:p>
          </table:table-cell>
          <table:table-cell office:value-type="float" office:value="92.6667">
            <text:p>92.6667</text:p>
          </table:table-cell>
          <table:table-cell office:value-type="float" office:value="88.0">
            <text:p>88.0</text:p>
          </table:table-cell>
          <table:table-cell office:value-type="float" office:value="83.5">
            <text:p>83.5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3-22T16:00:00">
            <text:p>Wed Mar 22 16:00:00 2023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4.1667">
            <text:p>64.1667</text:p>
          </table:table-cell>
          <table:table-cell office:value-type="float" office:value="87.8333">
            <text:p>87.8333</text:p>
          </table:table-cell>
          <table:table-cell office:value-type="float" office:value="93.3333">
            <text:p>93.3333</text:p>
          </table:table-cell>
          <table:table-cell office:value-type="float" office:value="92.6667">
            <text:p>92.6667</text:p>
          </table:table-cell>
          <table:table-cell office:value-type="float" office:value="88.0">
            <text:p>88.0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3-03-22T17:00:00">
            <text:p>Wed Mar 22 17:00:00 2023</text:p>
          </table:table-cell>
          <table:table-cell office:value-type="float" office:value="75.1667">
            <text:p>75.1667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4.1667">
            <text:p>64.1667</text:p>
          </table:table-cell>
          <table:table-cell office:value-type="float" office:value="87.8333">
            <text:p>87.8333</text:p>
          </table:table-cell>
          <table:table-cell office:value-type="float" office:value="93.3333">
            <text:p>93.3333</text:p>
          </table:table-cell>
          <table:table-cell office:value-type="float" office:value="92.6667">
            <text:p>92.6667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3-03-22T18:00:00">
            <text:p>Wed Mar 22 18:00:00 2023</text:p>
          </table:table-cell>
          <table:table-cell office:value-type="float" office:value="46.5">
            <text:p>46.5</text:p>
          </table:table-cell>
          <table:table-cell office:value-type="float" office:value="75.1667">
            <text:p>75.1667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4.1667">
            <text:p>64.1667</text:p>
          </table:table-cell>
          <table:table-cell office:value-type="float" office:value="87.8333">
            <text:p>87.8333</text:p>
          </table:table-cell>
          <table:table-cell office:value-type="float" office:value="93.3333">
            <text:p>93.3333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3-03-23T13:00:00">
            <text:p>Thu Mar 23 13:00:00 2023</text:p>
          </table:table-cell>
          <table:table-cell office:value-type="float" office:value="96.5">
            <text:p>96.5</text:p>
          </table:table-cell>
          <table:table-cell office:value-type="float" office:value="100.3333">
            <text:p>100.3333</text:p>
          </table:table-cell>
          <table:table-cell office:value-type="float" office:value="99.3333">
            <text:p>99.3333</text:p>
          </table:table-cell>
          <table:table-cell office:value-type="float" office:value="92.3333">
            <text:p>92.3333</text:p>
          </table:table-cell>
          <table:table-cell office:value-type="float" office:value="83.5">
            <text:p>83.5</text:p>
          </table:table-cell>
          <table:table-cell office:value-type="float" office:value="72.5">
            <text:p>72.5</text:p>
          </table:table-cell>
          <table:table-cell office:value-type="float" office:value="65.1667">
            <text:p>65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3-23T14:00:00">
            <text:p>Thu Mar 23 14:00:00 2023</text:p>
          </table:table-cell>
          <table:table-cell office:value-type="float" office:value="68.5">
            <text:p>68.5</text:p>
          </table:table-cell>
          <table:table-cell office:value-type="float" office:value="96.5">
            <text:p>96.5</text:p>
          </table:table-cell>
          <table:table-cell office:value-type="float" office:value="100.3333">
            <text:p>100.3333</text:p>
          </table:table-cell>
          <table:table-cell office:value-type="float" office:value="99.3333">
            <text:p>99.3333</text:p>
          </table:table-cell>
          <table:table-cell office:value-type="float" office:value="92.3333">
            <text:p>92.3333</text:p>
          </table:table-cell>
          <table:table-cell office:value-type="float" office:value="83.5">
            <text:p>83.5</text:p>
          </table:table-cell>
          <table:table-cell office:value-type="float" office:value="72.5">
            <text:p>72.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3-23T15:00:00">
            <text:p>Thu Mar 23 15:00:00 2023</text:p>
          </table:table-cell>
          <table:table-cell office:value-type="float" office:value="63.0">
            <text:p>63.0</text:p>
          </table:table-cell>
          <table:table-cell office:value-type="float" office:value="68.5">
            <text:p>68.5</text:p>
          </table:table-cell>
          <table:table-cell office:value-type="float" office:value="96.5">
            <text:p>96.5</text:p>
          </table:table-cell>
          <table:table-cell office:value-type="float" office:value="100.3333">
            <text:p>100.3333</text:p>
          </table:table-cell>
          <table:table-cell office:value-type="float" office:value="99.3333">
            <text:p>99.3333</text:p>
          </table:table-cell>
          <table:table-cell office:value-type="float" office:value="92.3333">
            <text:p>92.3333</text:p>
          </table:table-cell>
          <table:table-cell office:value-type="float" office:value="83.5">
            <text:p>83.5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3-23T16:00:00">
            <text:p>Thu Mar 23 16:00:00 2023</text:p>
          </table:table-cell>
          <table:table-cell office:value-type="float" office:value="55.1667">
            <text:p>55.1667</text:p>
          </table:table-cell>
          <table:table-cell office:value-type="float" office:value="63.0">
            <text:p>63.0</text:p>
          </table:table-cell>
          <table:table-cell office:value-type="float" office:value="68.5">
            <text:p>68.5</text:p>
          </table:table-cell>
          <table:table-cell office:value-type="float" office:value="96.5">
            <text:p>96.5</text:p>
          </table:table-cell>
          <table:table-cell office:value-type="float" office:value="100.3333">
            <text:p>100.3333</text:p>
          </table:table-cell>
          <table:table-cell office:value-type="float" office:value="99.3333">
            <text:p>99.3333</text:p>
          </table:table-cell>
          <table:table-cell office:value-type="float" office:value="92.3333">
            <text:p>92.3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3-23T17:00:00">
            <text:p>Thu Mar 23 17:00:00 2023</text:p>
          </table:table-cell>
          <table:table-cell office:value-type="float" office:value="51.0">
            <text:p>51.0</text:p>
          </table:table-cell>
          <table:table-cell office:value-type="float" office:value="55.1667">
            <text:p>55.1667</text:p>
          </table:table-cell>
          <table:table-cell office:value-type="float" office:value="63.0">
            <text:p>63.0</text:p>
          </table:table-cell>
          <table:table-cell office:value-type="float" office:value="68.5">
            <text:p>68.5</text:p>
          </table:table-cell>
          <table:table-cell office:value-type="float" office:value="96.5">
            <text:p>96.5</text:p>
          </table:table-cell>
          <table:table-cell office:value-type="float" office:value="100.3333">
            <text:p>100.3333</text:p>
          </table:table-cell>
          <table:table-cell office:value-type="float" office:value="99.3333">
            <text:p>99.3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3-23T18:00:00">
            <text:p>Thu Mar 23 18:00:00 2023</text:p>
          </table:table-cell>
          <table:table-cell office:value-type="float" office:value="34.1667">
            <text:p>34.1667</text:p>
          </table:table-cell>
          <table:table-cell office:value-type="float" office:value="51.0">
            <text:p>51.0</text:p>
          </table:table-cell>
          <table:table-cell office:value-type="float" office:value="55.1667">
            <text:p>55.1667</text:p>
          </table:table-cell>
          <table:table-cell office:value-type="float" office:value="63.0">
            <text:p>63.0</text:p>
          </table:table-cell>
          <table:table-cell office:value-type="float" office:value="68.5">
            <text:p>68.5</text:p>
          </table:table-cell>
          <table:table-cell office:value-type="float" office:value="96.5">
            <text:p>96.5</text:p>
          </table:table-cell>
          <table:table-cell office:value-type="float" office:value="100.3333">
            <text:p>100.3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3-24T13:00:00">
            <text:p>Fri Mar 24 13:00:00 2023</text:p>
          </table:table-cell>
          <table:table-cell office:value-type="float" office:value="76.0">
            <text:p>76.0</text:p>
          </table:table-cell>
          <table:table-cell office:value-type="float" office:value="83.0">
            <text:p>83.0</text:p>
          </table:table-cell>
          <table:table-cell office:value-type="float" office:value="86.6667">
            <text:p>86.6667</text:p>
          </table:table-cell>
          <table:table-cell office:value-type="float" office:value="85.5">
            <text:p>85.5</text:p>
          </table:table-cell>
          <table:table-cell office:value-type="float" office:value="83.1667">
            <text:p>83.1667</text:p>
          </table:table-cell>
          <table:table-cell office:value-type="float" office:value="64.6667">
            <text:p>64.6667</text:p>
          </table:table-cell>
          <table:table-cell office:value-type="float" office:value="58.6667">
            <text:p>58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3-24T14:00:00">
            <text:p>Fri Mar 24 14:00:00 2023</text:p>
          </table:table-cell>
          <table:table-cell office:value-type="float" office:value="65.3333">
            <text:p>65.3333</text:p>
          </table:table-cell>
          <table:table-cell office:value-type="float" office:value="76.0">
            <text:p>76.0</text:p>
          </table:table-cell>
          <table:table-cell office:value-type="float" office:value="83.0">
            <text:p>83.0</text:p>
          </table:table-cell>
          <table:table-cell office:value-type="float" office:value="86.6667">
            <text:p>86.6667</text:p>
          </table:table-cell>
          <table:table-cell office:value-type="float" office:value="85.5">
            <text:p>85.5</text:p>
          </table:table-cell>
          <table:table-cell office:value-type="float" office:value="83.1667">
            <text:p>83.1667</text:p>
          </table:table-cell>
          <table:table-cell office:value-type="float" office:value="64.6667">
            <text:p>64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3-24T15:00:00">
            <text:p>Fri Mar 24 15:00:00 2023</text:p>
          </table:table-cell>
          <table:table-cell office:value-type="float" office:value="64.1667">
            <text:p>64.1667</text:p>
          </table:table-cell>
          <table:table-cell office:value-type="float" office:value="65.3333">
            <text:p>65.3333</text:p>
          </table:table-cell>
          <table:table-cell office:value-type="float" office:value="76.0">
            <text:p>76.0</text:p>
          </table:table-cell>
          <table:table-cell office:value-type="float" office:value="83.0">
            <text:p>83.0</text:p>
          </table:table-cell>
          <table:table-cell office:value-type="float" office:value="86.6667">
            <text:p>86.6667</text:p>
          </table:table-cell>
          <table:table-cell office:value-type="float" office:value="85.5">
            <text:p>85.5</text:p>
          </table:table-cell>
          <table:table-cell office:value-type="float" office:value="83.1667">
            <text:p>83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3-24T16:00:00">
            <text:p>Fri Mar 24 16:00:00 2023</text:p>
          </table:table-cell>
          <table:table-cell office:value-type="float" office:value="49.5">
            <text:p>49.5</text:p>
          </table:table-cell>
          <table:table-cell office:value-type="float" office:value="64.1667">
            <text:p>64.1667</text:p>
          </table:table-cell>
          <table:table-cell office:value-type="float" office:value="65.3333">
            <text:p>65.3333</text:p>
          </table:table-cell>
          <table:table-cell office:value-type="float" office:value="76.0">
            <text:p>76.0</text:p>
          </table:table-cell>
          <table:table-cell office:value-type="float" office:value="83.0">
            <text:p>83.0</text:p>
          </table:table-cell>
          <table:table-cell office:value-type="float" office:value="86.6667">
            <text:p>86.6667</text:p>
          </table:table-cell>
          <table:table-cell office:value-type="float" office:value="85.5">
            <text:p>85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3-24T17:00:00">
            <text:p>Fri Mar 24 17:00:00 2023</text:p>
          </table:table-cell>
          <table:table-cell office:value-type="float" office:value="33.5">
            <text:p>33.5</text:p>
          </table:table-cell>
          <table:table-cell office:value-type="float" office:value="49.5">
            <text:p>49.5</text:p>
          </table:table-cell>
          <table:table-cell office:value-type="float" office:value="64.1667">
            <text:p>64.1667</text:p>
          </table:table-cell>
          <table:table-cell office:value-type="float" office:value="65.3333">
            <text:p>65.3333</text:p>
          </table:table-cell>
          <table:table-cell office:value-type="float" office:value="76.0">
            <text:p>76.0</text:p>
          </table:table-cell>
          <table:table-cell office:value-type="float" office:value="83.0">
            <text:p>83.0</text:p>
          </table:table-cell>
          <table:table-cell office:value-type="float" office:value="86.6667">
            <text:p>86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3-25T11:00:00">
            <text:p>Sat Mar 25 11:00:00 2023</text:p>
          </table:table-cell>
          <table:table-cell office:value-type="float" office:value="78.1667">
            <text:p>78.1667</text:p>
          </table:table-cell>
          <table:table-cell office:value-type="float" office:value="79.8333">
            <text:p>79.8333</text:p>
          </table:table-cell>
          <table:table-cell office:value-type="float" office:value="78.6667">
            <text:p>78.6667</text:p>
          </table:table-cell>
          <table:table-cell office:value-type="float" office:value="74.8333">
            <text:p>74.8333</text:p>
          </table:table-cell>
          <table:table-cell office:value-type="float" office:value="62.6667">
            <text:p>62.6667</text:p>
          </table:table-cell>
          <table:table-cell office:value-type="float" office:value="52.0">
            <text:p>52.0</text:p>
          </table:table-cell>
          <table:table-cell office:value-type="float" office:value="24.1667">
            <text:p>24.1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3-25T12:00:00">
            <text:p>Sat Mar 25 12:00:00 2023</text:p>
          </table:table-cell>
          <table:table-cell office:value-type="float" office:value="70.6667">
            <text:p>70.6667</text:p>
          </table:table-cell>
          <table:table-cell office:value-type="float" office:value="78.1667">
            <text:p>78.1667</text:p>
          </table:table-cell>
          <table:table-cell office:value-type="float" office:value="79.8333">
            <text:p>79.8333</text:p>
          </table:table-cell>
          <table:table-cell office:value-type="float" office:value="78.6667">
            <text:p>78.6667</text:p>
          </table:table-cell>
          <table:table-cell office:value-type="float" office:value="74.8333">
            <text:p>74.8333</text:p>
          </table:table-cell>
          <table:table-cell office:value-type="float" office:value="62.6667">
            <text:p>62.6667</text:p>
          </table:table-cell>
          <table:table-cell office:value-type="float" office:value="52.0">
            <text:p>52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3-25T13:00:00">
            <text:p>Sat Mar 25 13:00:00 2023</text:p>
          </table:table-cell>
          <table:table-cell office:value-type="float" office:value="59.6667">
            <text:p>59.6667</text:p>
          </table:table-cell>
          <table:table-cell office:value-type="float" office:value="70.6667">
            <text:p>70.6667</text:p>
          </table:table-cell>
          <table:table-cell office:value-type="float" office:value="78.1667">
            <text:p>78.1667</text:p>
          </table:table-cell>
          <table:table-cell office:value-type="float" office:value="79.8333">
            <text:p>79.8333</text:p>
          </table:table-cell>
          <table:table-cell office:value-type="float" office:value="78.6667">
            <text:p>78.6667</text:p>
          </table:table-cell>
          <table:table-cell office:value-type="float" office:value="74.8333">
            <text:p>74.8333</text:p>
          </table:table-cell>
          <table:table-cell office:value-type="float" office:value="62.6667">
            <text:p>62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3-25T14:00:00">
            <text:p>Sat Mar 25 14:00:00 2023</text:p>
          </table:table-cell>
          <table:table-cell office:value-type="float" office:value="43.0">
            <text:p>43.0</text:p>
          </table:table-cell>
          <table:table-cell office:value-type="float" office:value="59.6667">
            <text:p>59.6667</text:p>
          </table:table-cell>
          <table:table-cell office:value-type="float" office:value="70.6667">
            <text:p>70.6667</text:p>
          </table:table-cell>
          <table:table-cell office:value-type="float" office:value="78.1667">
            <text:p>78.1667</text:p>
          </table:table-cell>
          <table:table-cell office:value-type="float" office:value="79.8333">
            <text:p>79.8333</text:p>
          </table:table-cell>
          <table:table-cell office:value-type="float" office:value="78.6667">
            <text:p>78.6667</text:p>
          </table:table-cell>
          <table:table-cell office:value-type="float" office:value="74.8333">
            <text:p>74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3-25T15:00:00">
            <text:p>Sat Mar 25 15:00:00 2023</text:p>
          </table:table-cell>
          <table:table-cell office:value-type="float" office:value="32.1667">
            <text:p>32.1667</text:p>
          </table:table-cell>
          <table:table-cell office:value-type="float" office:value="43.0">
            <text:p>43.0</text:p>
          </table:table-cell>
          <table:table-cell office:value-type="float" office:value="59.6667">
            <text:p>59.6667</text:p>
          </table:table-cell>
          <table:table-cell office:value-type="float" office:value="70.6667">
            <text:p>70.6667</text:p>
          </table:table-cell>
          <table:table-cell office:value-type="float" office:value="78.1667">
            <text:p>78.1667</text:p>
          </table:table-cell>
          <table:table-cell office:value-type="float" office:value="79.8333">
            <text:p>79.8333</text:p>
          </table:table-cell>
          <table:table-cell office:value-type="float" office:value="78.6667">
            <text:p>78.6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3-25T16:00:00">
            <text:p>Sat Mar 25 16:00:00 2023</text:p>
          </table:table-cell>
          <table:table-cell office:value-type="float" office:value="24.5">
            <text:p>24.5</text:p>
          </table:table-cell>
          <table:table-cell office:value-type="float" office:value="32.1667">
            <text:p>32.1667</text:p>
          </table:table-cell>
          <table:table-cell office:value-type="float" office:value="43.0">
            <text:p>43.0</text:p>
          </table:table-cell>
          <table:table-cell office:value-type="float" office:value="59.6667">
            <text:p>59.6667</text:p>
          </table:table-cell>
          <table:table-cell office:value-type="float" office:value="70.6667">
            <text:p>70.6667</text:p>
          </table:table-cell>
          <table:table-cell office:value-type="float" office:value="78.1667">
            <text:p>78.1667</text:p>
          </table:table-cell>
          <table:table-cell office:value-type="float" office:value="79.8333">
            <text:p>79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3-26T13:00:00">
            <text:p>Sun Mar 26 13:00:00 2023</text:p>
          </table:table-cell>
          <table:table-cell office:value-type="float" office:value="71.8333">
            <text:p>71.8333</text:p>
          </table:table-cell>
          <table:table-cell office:value-type="float" office:value="77.8333">
            <text:p>77.8333</text:p>
          </table:table-cell>
          <table:table-cell office:value-type="float" office:value="75.1667">
            <text:p>75.1667</text:p>
          </table:table-cell>
          <table:table-cell office:value-type="float" office:value="67.5">
            <text:p>67.5</text:p>
          </table:table-cell>
          <table:table-cell office:value-type="float" office:value="59.3333">
            <text:p>59.3333</text:p>
          </table:table-cell>
          <table:table-cell office:value-type="float" office:value="53.8333">
            <text:p>53.8333</text:p>
          </table:table-cell>
          <table:table-cell office:value-type="float" office:value="47.0">
            <text:p>47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3-26T14:00:00">
            <text:p>Sun Mar 26 14:00:00 2023</text:p>
          </table:table-cell>
          <table:table-cell office:value-type="float" office:value="65.0">
            <text:p>65.0</text:p>
          </table:table-cell>
          <table:table-cell office:value-type="float" office:value="71.8333">
            <text:p>71.8333</text:p>
          </table:table-cell>
          <table:table-cell office:value-type="float" office:value="77.8333">
            <text:p>77.8333</text:p>
          </table:table-cell>
          <table:table-cell office:value-type="float" office:value="75.1667">
            <text:p>75.1667</text:p>
          </table:table-cell>
          <table:table-cell office:value-type="float" office:value="67.5">
            <text:p>67.5</text:p>
          </table:table-cell>
          <table:table-cell office:value-type="float" office:value="59.3333">
            <text:p>59.3333</text:p>
          </table:table-cell>
          <table:table-cell office:value-type="float" office:value="53.8333">
            <text:p>53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3-26T15:00:00">
            <text:p>Sun Mar 26 15:00:00 2023</text:p>
          </table:table-cell>
          <table:table-cell office:value-type="float" office:value="51.6667">
            <text:p>51.6667</text:p>
          </table:table-cell>
          <table:table-cell office:value-type="float" office:value="65.0">
            <text:p>65.0</text:p>
          </table:table-cell>
          <table:table-cell office:value-type="float" office:value="71.8333">
            <text:p>71.8333</text:p>
          </table:table-cell>
          <table:table-cell office:value-type="float" office:value="77.8333">
            <text:p>77.8333</text:p>
          </table:table-cell>
          <table:table-cell office:value-type="float" office:value="75.1667">
            <text:p>75.1667</text:p>
          </table:table-cell>
          <table:table-cell office:value-type="float" office:value="67.5">
            <text:p>67.5</text:p>
          </table:table-cell>
          <table:table-cell office:value-type="float" office:value="59.3333">
            <text:p>59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3-26T16:00:00">
            <text:p>Sun Mar 26 16:00:00 2023</text:p>
          </table:table-cell>
          <table:table-cell office:value-type="float" office:value="43.8333">
            <text:p>43.8333</text:p>
          </table:table-cell>
          <table:table-cell office:value-type="float" office:value="51.6667">
            <text:p>51.6667</text:p>
          </table:table-cell>
          <table:table-cell office:value-type="float" office:value="65.0">
            <text:p>65.0</text:p>
          </table:table-cell>
          <table:table-cell office:value-type="float" office:value="71.8333">
            <text:p>71.8333</text:p>
          </table:table-cell>
          <table:table-cell office:value-type="float" office:value="77.8333">
            <text:p>77.8333</text:p>
          </table:table-cell>
          <table:table-cell office:value-type="float" office:value="75.1667">
            <text:p>75.1667</text:p>
          </table:table-cell>
          <table:table-cell office:value-type="float" office:value="67.5">
            <text:p>67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3-27T16:00:00">
            <text:p>Mon Mar 27 16:00:00 2023</text:p>
          </table:table-cell>
          <table:table-cell office:value-type="float" office:value="60.1667">
            <text:p>60.1667</text:p>
          </table:table-cell>
          <table:table-cell office:value-type="float" office:value="60.3333">
            <text:p>60.3333</text:p>
          </table:table-cell>
          <table:table-cell office:value-type="float" office:value="62.1667">
            <text:p>62.1667</text:p>
          </table:table-cell>
          <table:table-cell office:value-type="float" office:value="59.0">
            <text:p>59.0</text:p>
          </table:table-cell>
          <table:table-cell office:value-type="float" office:value="61.8333">
            <text:p>61.8333</text:p>
          </table:table-cell>
          <table:table-cell office:value-type="float" office:value="64.5">
            <text:p>64.5</text:p>
          </table:table-cell>
          <table:table-cell office:value-type="float" office:value="63.8333">
            <text:p>63.8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3-27T17:00:00">
            <text:p>Mon Mar 27 17:00:00 2023</text:p>
          </table:table-cell>
          <table:table-cell office:value-type="float" office:value="70.1667">
            <text:p>70.1667</text:p>
          </table:table-cell>
          <table:table-cell office:value-type="float" office:value="60.1667">
            <text:p>60.1667</text:p>
          </table:table-cell>
          <table:table-cell office:value-type="float" office:value="60.3333">
            <text:p>60.3333</text:p>
          </table:table-cell>
          <table:table-cell office:value-type="float" office:value="62.1667">
            <text:p>62.1667</text:p>
          </table:table-cell>
          <table:table-cell office:value-type="float" office:value="59.0">
            <text:p>59.0</text:p>
          </table:table-cell>
          <table:table-cell office:value-type="float" office:value="61.8333">
            <text:p>61.8333</text:p>
          </table:table-cell>
          <table:table-cell office:value-type="float" office:value="64.5">
            <text:p>64.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3-27T18:00:00">
            <text:p>Mon Mar 27 18:00:00 2023</text:p>
          </table:table-cell>
          <table:table-cell office:value-type="float" office:value="66.0">
            <text:p>66.0</text:p>
          </table:table-cell>
          <table:table-cell office:value-type="float" office:value="70.1667">
            <text:p>70.1667</text:p>
          </table:table-cell>
          <table:table-cell office:value-type="float" office:value="60.1667">
            <text:p>60.1667</text:p>
          </table:table-cell>
          <table:table-cell office:value-type="float" office:value="60.3333">
            <text:p>60.3333</text:p>
          </table:table-cell>
          <table:table-cell office:value-type="float" office:value="62.1667">
            <text:p>62.1667</text:p>
          </table:table-cell>
          <table:table-cell office:value-type="float" office:value="59.0">
            <text:p>59.0</text:p>
          </table:table-cell>
          <table:table-cell office:value-type="float" office:value="61.8333">
            <text:p>61.8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3-27T19:00:00">
            <text:p>Mon Mar 27 19:00:00 2023</text:p>
          </table:table-cell>
          <table:table-cell office:value-type="float" office:value="65.0">
            <text:p>65.0</text:p>
          </table:table-cell>
          <table:table-cell office:value-type="float" office:value="66.0">
            <text:p>66.0</text:p>
          </table:table-cell>
          <table:table-cell office:value-type="float" office:value="70.1667">
            <text:p>70.1667</text:p>
          </table:table-cell>
          <table:table-cell office:value-type="float" office:value="60.1667">
            <text:p>60.1667</text:p>
          </table:table-cell>
          <table:table-cell office:value-type="float" office:value="60.3333">
            <text:p>60.3333</text:p>
          </table:table-cell>
          <table:table-cell office:value-type="float" office:value="62.1667">
            <text:p>62.1667</text:p>
          </table:table-cell>
          <table:table-cell office:value-type="float" office:value="59.0">
            <text:p>59.0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3-27T20:00:00">
            <text:p>Mon Mar 27 20:00:00 2023</text:p>
          </table:table-cell>
          <table:table-cell office:value-type="float" office:value="61.5">
            <text:p>61.5</text:p>
          </table:table-cell>
          <table:table-cell office:value-type="float" office:value="65.0">
            <text:p>65.0</text:p>
          </table:table-cell>
          <table:table-cell office:value-type="float" office:value="66.0">
            <text:p>66.0</text:p>
          </table:table-cell>
          <table:table-cell office:value-type="float" office:value="70.1667">
            <text:p>70.1667</text:p>
          </table:table-cell>
          <table:table-cell office:value-type="float" office:value="60.1667">
            <text:p>60.1667</text:p>
          </table:table-cell>
          <table:table-cell office:value-type="float" office:value="60.3333">
            <text:p>60.3333</text:p>
          </table:table-cell>
          <table:table-cell office:value-type="float" office:value="62.1667">
            <text:p>62.1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3-28T13:00:00">
            <text:p>Tue Mar 28 13:00:00 2023</text:p>
          </table:table-cell>
          <table:table-cell office:value-type="float" office:value="92.5">
            <text:p>92.5</text:p>
          </table:table-cell>
          <table:table-cell office:value-type="float" office:value="88.5">
            <text:p>88.5</text:p>
          </table:table-cell>
          <table:table-cell office:value-type="float" office:value="87.6667">
            <text:p>87.6667</text:p>
          </table:table-cell>
          <table:table-cell office:value-type="float" office:value="81.3333">
            <text:p>81.3333</text:p>
          </table:table-cell>
          <table:table-cell office:value-type="float" office:value="72.0">
            <text:p>72.0</text:p>
          </table:table-cell>
          <table:table-cell office:value-type="float" office:value="66.0">
            <text:p>66.0</text:p>
          </table:table-cell>
          <table:table-cell office:value-type="float" office:value="58.5">
            <text:p>58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3-28T14:00:00">
            <text:p>Tue Mar 28 14:00:00 2023</text:p>
          </table:table-cell>
          <table:table-cell office:value-type="float" office:value="84.0">
            <text:p>84.0</text:p>
          </table:table-cell>
          <table:table-cell office:value-type="float" office:value="92.5">
            <text:p>92.5</text:p>
          </table:table-cell>
          <table:table-cell office:value-type="float" office:value="88.5">
            <text:p>88.5</text:p>
          </table:table-cell>
          <table:table-cell office:value-type="float" office:value="87.6667">
            <text:p>87.6667</text:p>
          </table:table-cell>
          <table:table-cell office:value-type="float" office:value="81.3333">
            <text:p>81.3333</text:p>
          </table:table-cell>
          <table:table-cell office:value-type="float" office:value="72.0">
            <text:p>72.0</text:p>
          </table:table-cell>
          <table:table-cell office:value-type="float" office:value="66.0">
            <text:p>66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3-28T15:00:00">
            <text:p>Tue Mar 28 15:00:00 2023</text:p>
          </table:table-cell>
          <table:table-cell office:value-type="float" office:value="46.8333">
            <text:p>46.8333</text:p>
          </table:table-cell>
          <table:table-cell office:value-type="float" office:value="84.0">
            <text:p>84.0</text:p>
          </table:table-cell>
          <table:table-cell office:value-type="float" office:value="92.5">
            <text:p>92.5</text:p>
          </table:table-cell>
          <table:table-cell office:value-type="float" office:value="88.5">
            <text:p>88.5</text:p>
          </table:table-cell>
          <table:table-cell office:value-type="float" office:value="87.6667">
            <text:p>87.6667</text:p>
          </table:table-cell>
          <table:table-cell office:value-type="float" office:value="81.3333">
            <text:p>81.3333</text:p>
          </table:table-cell>
          <table:table-cell office:value-type="float" office:value="72.0">
            <text:p>72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3-28T16:00:00">
            <text:p>Tue Mar 28 16:00:00 2023</text:p>
          </table:table-cell>
          <table:table-cell office:value-type="float" office:value="44.0">
            <text:p>44.0</text:p>
          </table:table-cell>
          <table:table-cell office:value-type="float" office:value="46.8333">
            <text:p>46.8333</text:p>
          </table:table-cell>
          <table:table-cell office:value-type="float" office:value="84.0">
            <text:p>84.0</text:p>
          </table:table-cell>
          <table:table-cell office:value-type="float" office:value="92.5">
            <text:p>92.5</text:p>
          </table:table-cell>
          <table:table-cell office:value-type="float" office:value="88.5">
            <text:p>88.5</text:p>
          </table:table-cell>
          <table:table-cell office:value-type="float" office:value="87.6667">
            <text:p>87.6667</text:p>
          </table:table-cell>
          <table:table-cell office:value-type="float" office:value="81.3333">
            <text:p>81.3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3-28T17:00:00">
            <text:p>Tue Mar 28 17:00:00 2023</text:p>
          </table:table-cell>
          <table:table-cell office:value-type="float" office:value="45.5">
            <text:p>45.5</text:p>
          </table:table-cell>
          <table:table-cell office:value-type="float" office:value="44.0">
            <text:p>44.0</text:p>
          </table:table-cell>
          <table:table-cell office:value-type="float" office:value="46.8333">
            <text:p>46.8333</text:p>
          </table:table-cell>
          <table:table-cell office:value-type="float" office:value="84.0">
            <text:p>84.0</text:p>
          </table:table-cell>
          <table:table-cell office:value-type="float" office:value="92.5">
            <text:p>92.5</text:p>
          </table:table-cell>
          <table:table-cell office:value-type="float" office:value="88.5">
            <text:p>88.5</text:p>
          </table:table-cell>
          <table:table-cell office:value-type="float" office:value="87.6667">
            <text:p>87.6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3-28T18:00:00">
            <text:p>Tue Mar 28 18:00:00 2023</text:p>
          </table:table-cell>
          <table:table-cell office:value-type="float" office:value="36.3333">
            <text:p>36.3333</text:p>
          </table:table-cell>
          <table:table-cell office:value-type="float" office:value="45.5">
            <text:p>45.5</text:p>
          </table:table-cell>
          <table:table-cell office:value-type="float" office:value="44.0">
            <text:p>44.0</text:p>
          </table:table-cell>
          <table:table-cell office:value-type="float" office:value="46.8333">
            <text:p>46.8333</text:p>
          </table:table-cell>
          <table:table-cell office:value-type="float" office:value="84.0">
            <text:p>84.0</text:p>
          </table:table-cell>
          <table:table-cell office:value-type="float" office:value="92.5">
            <text:p>92.5</text:p>
          </table:table-cell>
          <table:table-cell office:value-type="float" office:value="88.5">
            <text:p>88.5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3-03-29T12:00:00">
            <text:p>Wed Mar 29 12:00:00 2023</text:p>
          </table:table-cell>
          <table:table-cell office:value-type="float" office:value="89.1667">
            <text:p>89.1667</text:p>
          </table:table-cell>
          <table:table-cell office:value-type="float" office:value="90.0">
            <text:p>90.0</text:p>
          </table:table-cell>
          <table:table-cell office:value-type="float" office:value="85.1667">
            <text:p>85.1667</text:p>
          </table:table-cell>
          <table:table-cell office:value-type="float" office:value="78.6667">
            <text:p>78.6667</text:p>
          </table:table-cell>
          <table:table-cell office:value-type="float" office:value="60.6667">
            <text:p>60.6667</text:p>
          </table:table-cell>
          <table:table-cell office:value-type="float" office:value="59.8333">
            <text:p>59.8333</text:p>
          </table:table-cell>
          <table:table-cell office:value-type="float" office:value="53.3333">
            <text:p>53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3-29T13:00:00">
            <text:p>Wed Mar 29 13:00:00 2023</text:p>
          </table:table-cell>
          <table:table-cell office:value-type="float" office:value="95.3333">
            <text:p>95.3333</text:p>
          </table:table-cell>
          <table:table-cell office:value-type="float" office:value="89.1667">
            <text:p>89.1667</text:p>
          </table:table-cell>
          <table:table-cell office:value-type="float" office:value="90.0">
            <text:p>90.0</text:p>
          </table:table-cell>
          <table:table-cell office:value-type="float" office:value="85.1667">
            <text:p>85.1667</text:p>
          </table:table-cell>
          <table:table-cell office:value-type="float" office:value="78.6667">
            <text:p>78.6667</text:p>
          </table:table-cell>
          <table:table-cell office:value-type="float" office:value="60.6667">
            <text:p>60.6667</text:p>
          </table:table-cell>
          <table:table-cell office:value-type="float" office:value="59.8333">
            <text:p>59.8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3-29T14:00:00">
            <text:p>Wed Mar 29 14:00:00 2023</text:p>
          </table:table-cell>
          <table:table-cell office:value-type="float" office:value="87.0">
            <text:p>87.0</text:p>
          </table:table-cell>
          <table:table-cell office:value-type="float" office:value="95.3333">
            <text:p>95.3333</text:p>
          </table:table-cell>
          <table:table-cell office:value-type="float" office:value="89.1667">
            <text:p>89.1667</text:p>
          </table:table-cell>
          <table:table-cell office:value-type="float" office:value="90.0">
            <text:p>90.0</text:p>
          </table:table-cell>
          <table:table-cell office:value-type="float" office:value="85.1667">
            <text:p>85.1667</text:p>
          </table:table-cell>
          <table:table-cell office:value-type="float" office:value="78.6667">
            <text:p>78.6667</text:p>
          </table:table-cell>
          <table:table-cell office:value-type="float" office:value="60.6667">
            <text:p>60.6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3-29T15:00:00">
            <text:p>Wed Mar 29 15:00:00 2023</text:p>
          </table:table-cell>
          <table:table-cell office:value-type="float" office:value="57.5">
            <text:p>57.5</text:p>
          </table:table-cell>
          <table:table-cell office:value-type="float" office:value="87.0">
            <text:p>87.0</text:p>
          </table:table-cell>
          <table:table-cell office:value-type="float" office:value="95.3333">
            <text:p>95.3333</text:p>
          </table:table-cell>
          <table:table-cell office:value-type="float" office:value="89.1667">
            <text:p>89.1667</text:p>
          </table:table-cell>
          <table:table-cell office:value-type="float" office:value="90.0">
            <text:p>90.0</text:p>
          </table:table-cell>
          <table:table-cell office:value-type="float" office:value="85.1667">
            <text:p>85.1667</text:p>
          </table:table-cell>
          <table:table-cell office:value-type="float" office:value="78.6667">
            <text:p>78.6667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3-29T16:00:00">
            <text:p>Wed Mar 29 16:00:00 2023</text:p>
          </table:table-cell>
          <table:table-cell office:value-type="float" office:value="41.3333">
            <text:p>41.3333</text:p>
          </table:table-cell>
          <table:table-cell office:value-type="float" office:value="57.5">
            <text:p>57.5</text:p>
          </table:table-cell>
          <table:table-cell office:value-type="float" office:value="87.0">
            <text:p>87.0</text:p>
          </table:table-cell>
          <table:table-cell office:value-type="float" office:value="95.3333">
            <text:p>95.3333</text:p>
          </table:table-cell>
          <table:table-cell office:value-type="float" office:value="89.1667">
            <text:p>89.1667</text:p>
          </table:table-cell>
          <table:table-cell office:value-type="float" office:value="90.0">
            <text:p>90.0</text:p>
          </table:table-cell>
          <table:table-cell office:value-type="float" office:value="85.1667">
            <text:p>85.1667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23-03-29T17:00:00">
            <text:p>Wed Mar 29 17:00:00 2023</text:p>
          </table:table-cell>
          <table:table-cell office:value-type="float" office:value="45.0">
            <text:p>45.0</text:p>
          </table:table-cell>
          <table:table-cell office:value-type="float" office:value="41.3333">
            <text:p>41.3333</text:p>
          </table:table-cell>
          <table:table-cell office:value-type="float" office:value="57.5">
            <text:p>57.5</text:p>
          </table:table-cell>
          <table:table-cell office:value-type="float" office:value="87.0">
            <text:p>87.0</text:p>
          </table:table-cell>
          <table:table-cell office:value-type="float" office:value="95.3333">
            <text:p>95.3333</text:p>
          </table:table-cell>
          <table:table-cell office:value-type="float" office:value="89.1667">
            <text:p>89.1667</text:p>
          </table:table-cell>
          <table:table-cell office:value-type="float" office:value="90.0">
            <text:p>90.0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3-03-30T13:00:00">
            <text:p>Thu Mar 30 13:00:00 2023</text:p>
          </table:table-cell>
          <table:table-cell office:value-type="float" office:value="98.0">
            <text:p>98.0</text:p>
          </table:table-cell>
          <table:table-cell office:value-type="float" office:value="99.0">
            <text:p>99.0</text:p>
          </table:table-cell>
          <table:table-cell office:value-type="float" office:value="106.0">
            <text:p>106.0</text:p>
          </table:table-cell>
          <table:table-cell office:value-type="float" office:value="97.5">
            <text:p>97.5</text:p>
          </table:table-cell>
          <table:table-cell office:value-type="float" office:value="89.3333">
            <text:p>89.3333</text:p>
          </table:table-cell>
          <table:table-cell office:value-type="float" office:value="81.5">
            <text:p>81.5</text:p>
          </table:table-cell>
          <table:table-cell office:value-type="float" office:value="69.1667">
            <text:p>69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3-30T14:00:00">
            <text:p>Thu Mar 30 14:00:00 2023</text:p>
          </table:table-cell>
          <table:table-cell office:value-type="float" office:value="83.6667">
            <text:p>83.6667</text:p>
          </table:table-cell>
          <table:table-cell office:value-type="float" office:value="98.0">
            <text:p>98.0</text:p>
          </table:table-cell>
          <table:table-cell office:value-type="float" office:value="99.0">
            <text:p>99.0</text:p>
          </table:table-cell>
          <table:table-cell office:value-type="float" office:value="106.0">
            <text:p>106.0</text:p>
          </table:table-cell>
          <table:table-cell office:value-type="float" office:value="97.5">
            <text:p>97.5</text:p>
          </table:table-cell>
          <table:table-cell office:value-type="float" office:value="89.3333">
            <text:p>89.3333</text:p>
          </table:table-cell>
          <table:table-cell office:value-type="float" office:value="81.5">
            <text:p>81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3-30T15:00:00">
            <text:p>Thu Mar 30 15:00:00 2023</text:p>
          </table:table-cell>
          <table:table-cell office:value-type="float" office:value="75.8333">
            <text:p>75.8333</text:p>
          </table:table-cell>
          <table:table-cell office:value-type="float" office:value="83.6667">
            <text:p>83.6667</text:p>
          </table:table-cell>
          <table:table-cell office:value-type="float" office:value="98.0">
            <text:p>98.0</text:p>
          </table:table-cell>
          <table:table-cell office:value-type="float" office:value="99.0">
            <text:p>99.0</text:p>
          </table:table-cell>
          <table:table-cell office:value-type="float" office:value="106.0">
            <text:p>106.0</text:p>
          </table:table-cell>
          <table:table-cell office:value-type="float" office:value="97.5">
            <text:p>97.5</text:p>
          </table:table-cell>
          <table:table-cell office:value-type="float" office:value="89.3333">
            <text:p>89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3-30T16:00:00">
            <text:p>Thu Mar 30 16:00:00 2023</text:p>
          </table:table-cell>
          <table:table-cell office:value-type="float" office:value="66.1667">
            <text:p>66.1667</text:p>
          </table:table-cell>
          <table:table-cell office:value-type="float" office:value="75.8333">
            <text:p>75.8333</text:p>
          </table:table-cell>
          <table:table-cell office:value-type="float" office:value="83.6667">
            <text:p>83.6667</text:p>
          </table:table-cell>
          <table:table-cell office:value-type="float" office:value="98.0">
            <text:p>98.0</text:p>
          </table:table-cell>
          <table:table-cell office:value-type="float" office:value="99.0">
            <text:p>99.0</text:p>
          </table:table-cell>
          <table:table-cell office:value-type="float" office:value="106.0">
            <text:p>106.0</text:p>
          </table:table-cell>
          <table:table-cell office:value-type="float" office:value="97.5">
            <text:p>97.5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3-30T17:00:00">
            <text:p>Thu Mar 30 17:00:00 2023</text:p>
          </table:table-cell>
          <table:table-cell office:value-type="float" office:value="78.8333">
            <text:p>78.8333</text:p>
          </table:table-cell>
          <table:table-cell office:value-type="float" office:value="66.1667">
            <text:p>66.1667</text:p>
          </table:table-cell>
          <table:table-cell office:value-type="float" office:value="75.8333">
            <text:p>75.8333</text:p>
          </table:table-cell>
          <table:table-cell office:value-type="float" office:value="83.6667">
            <text:p>83.6667</text:p>
          </table:table-cell>
          <table:table-cell office:value-type="float" office:value="98.0">
            <text:p>98.0</text:p>
          </table:table-cell>
          <table:table-cell office:value-type="float" office:value="99.0">
            <text:p>99.0</text:p>
          </table:table-cell>
          <table:table-cell office:value-type="float" office:value="106.0">
            <text:p>106.0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3-30T18:00:00">
            <text:p>Thu Mar 30 18:00:00 2023</text:p>
          </table:table-cell>
          <table:table-cell office:value-type="float" office:value="76.0">
            <text:p>76.0</text:p>
          </table:table-cell>
          <table:table-cell office:value-type="float" office:value="78.8333">
            <text:p>78.8333</text:p>
          </table:table-cell>
          <table:table-cell office:value-type="float" office:value="66.1667">
            <text:p>66.1667</text:p>
          </table:table-cell>
          <table:table-cell office:value-type="float" office:value="75.8333">
            <text:p>75.8333</text:p>
          </table:table-cell>
          <table:table-cell office:value-type="float" office:value="83.6667">
            <text:p>83.6667</text:p>
          </table:table-cell>
          <table:table-cell office:value-type="float" office:value="98.0">
            <text:p>98.0</text:p>
          </table:table-cell>
          <table:table-cell office:value-type="float" office:value="99.0">
            <text:p>99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3-30T19:00:00">
            <text:p>Thu Mar 30 19:00:00 2023</text:p>
          </table:table-cell>
          <table:table-cell office:value-type="float" office:value="51.0">
            <text:p>51.0</text:p>
          </table:table-cell>
          <table:table-cell office:value-type="float" office:value="76.0">
            <text:p>76.0</text:p>
          </table:table-cell>
          <table:table-cell office:value-type="float" office:value="78.8333">
            <text:p>78.8333</text:p>
          </table:table-cell>
          <table:table-cell office:value-type="float" office:value="66.1667">
            <text:p>66.1667</text:p>
          </table:table-cell>
          <table:table-cell office:value-type="float" office:value="75.8333">
            <text:p>75.8333</text:p>
          </table:table-cell>
          <table:table-cell office:value-type="float" office:value="83.6667">
            <text:p>83.6667</text:p>
          </table:table-cell>
          <table:table-cell office:value-type="float" office:value="98.0">
            <text:p>98.0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3-03-31T14:00:00">
            <text:p>Fri Mar 31 14:00:00 2023</text:p>
          </table:table-cell>
          <table:table-cell office:value-type="float" office:value="70.5">
            <text:p>70.5</text:p>
          </table:table-cell>
          <table:table-cell office:value-type="float" office:value="85.6667">
            <text:p>85.6667</text:p>
          </table:table-cell>
          <table:table-cell office:value-type="float" office:value="80.1667">
            <text:p>80.1667</text:p>
          </table:table-cell>
          <table:table-cell office:value-type="float" office:value="80.8333">
            <text:p>80.8333</text:p>
          </table:table-cell>
          <table:table-cell office:value-type="float" office:value="83.5">
            <text:p>83.5</text:p>
          </table:table-cell>
          <table:table-cell office:value-type="float" office:value="71.5">
            <text:p>71.5</text:p>
          </table:table-cell>
          <table:table-cell office:value-type="float" office:value="61.0">
            <text:p>61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31T15:00:00">
            <text:p>Fri Mar 31 15:00:00 2023</text:p>
          </table:table-cell>
          <table:table-cell office:value-type="float" office:value="59.3333">
            <text:p>59.3333</text:p>
          </table:table-cell>
          <table:table-cell office:value-type="float" office:value="70.5">
            <text:p>70.5</text:p>
          </table:table-cell>
          <table:table-cell office:value-type="float" office:value="85.6667">
            <text:p>85.6667</text:p>
          </table:table-cell>
          <table:table-cell office:value-type="float" office:value="80.1667">
            <text:p>80.1667</text:p>
          </table:table-cell>
          <table:table-cell office:value-type="float" office:value="80.8333">
            <text:p>80.8333</text:p>
          </table:table-cell>
          <table:table-cell office:value-type="float" office:value="83.5">
            <text:p>83.5</text:p>
          </table:table-cell>
          <table:table-cell office:value-type="float" office:value="71.5">
            <text:p>71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3-31T16:00:00">
            <text:p>Fri Mar 31 16:00:00 2023</text:p>
          </table:table-cell>
          <table:table-cell office:value-type="float" office:value="55.8333">
            <text:p>55.8333</text:p>
          </table:table-cell>
          <table:table-cell office:value-type="float" office:value="59.3333">
            <text:p>59.3333</text:p>
          </table:table-cell>
          <table:table-cell office:value-type="float" office:value="70.5">
            <text:p>70.5</text:p>
          </table:table-cell>
          <table:table-cell office:value-type="float" office:value="85.6667">
            <text:p>85.6667</text:p>
          </table:table-cell>
          <table:table-cell office:value-type="float" office:value="80.1667">
            <text:p>80.1667</text:p>
          </table:table-cell>
          <table:table-cell office:value-type="float" office:value="80.8333">
            <text:p>80.8333</text:p>
          </table:table-cell>
          <table:table-cell office:value-type="float" office:value="83.5">
            <text:p>83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3-31T17:00:00">
            <text:p>Fri Mar 31 17:00:00 2023</text:p>
          </table:table-cell>
          <table:table-cell office:value-type="float" office:value="50.8333">
            <text:p>50.8333</text:p>
          </table:table-cell>
          <table:table-cell office:value-type="float" office:value="55.8333">
            <text:p>55.8333</text:p>
          </table:table-cell>
          <table:table-cell office:value-type="float" office:value="59.3333">
            <text:p>59.3333</text:p>
          </table:table-cell>
          <table:table-cell office:value-type="float" office:value="70.5">
            <text:p>70.5</text:p>
          </table:table-cell>
          <table:table-cell office:value-type="float" office:value="85.6667">
            <text:p>85.6667</text:p>
          </table:table-cell>
          <table:table-cell office:value-type="float" office:value="80.1667">
            <text:p>80.1667</text:p>
          </table:table-cell>
          <table:table-cell office:value-type="float" office:value="80.8333">
            <text:p>80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3-31T18:00:00">
            <text:p>Fri Mar 31 18:00:00 2023</text:p>
          </table:table-cell>
          <table:table-cell office:value-type="float" office:value="43.0">
            <text:p>43.0</text:p>
          </table:table-cell>
          <table:table-cell office:value-type="float" office:value="50.8333">
            <text:p>50.8333</text:p>
          </table:table-cell>
          <table:table-cell office:value-type="float" office:value="55.8333">
            <text:p>55.8333</text:p>
          </table:table-cell>
          <table:table-cell office:value-type="float" office:value="59.3333">
            <text:p>59.3333</text:p>
          </table:table-cell>
          <table:table-cell office:value-type="float" office:value="70.5">
            <text:p>70.5</text:p>
          </table:table-cell>
          <table:table-cell office:value-type="float" office:value="85.6667">
            <text:p>85.6667</text:p>
          </table:table-cell>
          <table:table-cell office:value-type="float" office:value="80.1667">
            <text:p>80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3-31T19:00:00">
            <text:p>Fri Mar 31 19:00:00 2023</text:p>
          </table:table-cell>
          <table:table-cell office:value-type="float" office:value="40.3333">
            <text:p>40.3333</text:p>
          </table:table-cell>
          <table:table-cell office:value-type="float" office:value="43.0">
            <text:p>43.0</text:p>
          </table:table-cell>
          <table:table-cell office:value-type="float" office:value="50.8333">
            <text:p>50.8333</text:p>
          </table:table-cell>
          <table:table-cell office:value-type="float" office:value="55.8333">
            <text:p>55.8333</text:p>
          </table:table-cell>
          <table:table-cell office:value-type="float" office:value="59.3333">
            <text:p>59.3333</text:p>
          </table:table-cell>
          <table:table-cell office:value-type="float" office:value="70.5">
            <text:p>70.5</text:p>
          </table:table-cell>
          <table:table-cell office:value-type="float" office:value="85.6667">
            <text:p>85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4-01T13:00:00">
            <text:p>Sat Apr  1 13:00:00 2023</text:p>
          </table:table-cell>
          <table:table-cell office:value-type="float" office:value="48.3333">
            <text:p>48.3333</text:p>
          </table:table-cell>
          <table:table-cell office:value-type="float" office:value="57.0">
            <text:p>57.0</text:p>
          </table:table-cell>
          <table:table-cell office:value-type="float" office:value="60.8333">
            <text:p>60.8333</text:p>
          </table:table-cell>
          <table:table-cell office:value-type="float" office:value="76.6667">
            <text:p>76.6667</text:p>
          </table:table-cell>
          <table:table-cell office:value-type="float" office:value="73.8333">
            <text:p>73.8333</text:p>
          </table:table-cell>
          <table:table-cell office:value-type="float" office:value="66.3333">
            <text:p>66.3333</text:p>
          </table:table-cell>
          <table:table-cell office:value-type="float" office:value="51.3333">
            <text:p>51.3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4-01T14:00:00">
            <text:p>Sat Apr  1 14:00:00 2023</text:p>
          </table:table-cell>
          <table:table-cell office:value-type="float" office:value="46.0">
            <text:p>46.0</text:p>
          </table:table-cell>
          <table:table-cell office:value-type="float" office:value="48.3333">
            <text:p>48.3333</text:p>
          </table:table-cell>
          <table:table-cell office:value-type="float" office:value="57.0">
            <text:p>57.0</text:p>
          </table:table-cell>
          <table:table-cell office:value-type="float" office:value="60.8333">
            <text:p>60.8333</text:p>
          </table:table-cell>
          <table:table-cell office:value-type="float" office:value="76.6667">
            <text:p>76.6667</text:p>
          </table:table-cell>
          <table:table-cell office:value-type="float" office:value="73.8333">
            <text:p>73.8333</text:p>
          </table:table-cell>
          <table:table-cell office:value-type="float" office:value="66.3333">
            <text:p>66.3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4-01T15:00:00">
            <text:p>Sat Apr  1 15:00:00 2023</text:p>
          </table:table-cell>
          <table:table-cell office:value-type="float" office:value="44.8333">
            <text:p>44.8333</text:p>
          </table:table-cell>
          <table:table-cell office:value-type="float" office:value="46.0">
            <text:p>46.0</text:p>
          </table:table-cell>
          <table:table-cell office:value-type="float" office:value="48.3333">
            <text:p>48.3333</text:p>
          </table:table-cell>
          <table:table-cell office:value-type="float" office:value="57.0">
            <text:p>57.0</text:p>
          </table:table-cell>
          <table:table-cell office:value-type="float" office:value="60.8333">
            <text:p>60.8333</text:p>
          </table:table-cell>
          <table:table-cell office:value-type="float" office:value="76.6667">
            <text:p>76.6667</text:p>
          </table:table-cell>
          <table:table-cell office:value-type="float" office:value="73.8333">
            <text:p>73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4-01T16:00:00">
            <text:p>Sat Apr  1 16:00:00 2023</text:p>
          </table:table-cell>
          <table:table-cell office:value-type="float" office:value="35.8333">
            <text:p>35.8333</text:p>
          </table:table-cell>
          <table:table-cell office:value-type="float" office:value="44.8333">
            <text:p>44.8333</text:p>
          </table:table-cell>
          <table:table-cell office:value-type="float" office:value="46.0">
            <text:p>46.0</text:p>
          </table:table-cell>
          <table:table-cell office:value-type="float" office:value="48.3333">
            <text:p>48.3333</text:p>
          </table:table-cell>
          <table:table-cell office:value-type="float" office:value="57.0">
            <text:p>57.0</text:p>
          </table:table-cell>
          <table:table-cell office:value-type="float" office:value="60.8333">
            <text:p>60.8333</text:p>
          </table:table-cell>
          <table:table-cell office:value-type="float" office:value="76.6667">
            <text:p>76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4-01T17:00:00">
            <text:p>Sat Apr  1 17:00:00 2023</text:p>
          </table:table-cell>
          <table:table-cell office:value-type="float" office:value="45.1667">
            <text:p>45.1667</text:p>
          </table:table-cell>
          <table:table-cell office:value-type="float" office:value="35.8333">
            <text:p>35.8333</text:p>
          </table:table-cell>
          <table:table-cell office:value-type="float" office:value="44.8333">
            <text:p>44.8333</text:p>
          </table:table-cell>
          <table:table-cell office:value-type="float" office:value="46.0">
            <text:p>46.0</text:p>
          </table:table-cell>
          <table:table-cell office:value-type="float" office:value="48.3333">
            <text:p>48.3333</text:p>
          </table:table-cell>
          <table:table-cell office:value-type="float" office:value="57.0">
            <text:p>57.0</text:p>
          </table:table-cell>
          <table:table-cell office:value-type="float" office:value="60.8333">
            <text:p>60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4-01T18:00:00">
            <text:p>Sat Apr  1 18:00:00 2023</text:p>
          </table:table-cell>
          <table:table-cell office:value-type="float" office:value="48.6667">
            <text:p>48.6667</text:p>
          </table:table-cell>
          <table:table-cell office:value-type="float" office:value="45.1667">
            <text:p>45.1667</text:p>
          </table:table-cell>
          <table:table-cell office:value-type="float" office:value="35.8333">
            <text:p>35.8333</text:p>
          </table:table-cell>
          <table:table-cell office:value-type="float" office:value="44.8333">
            <text:p>44.8333</text:p>
          </table:table-cell>
          <table:table-cell office:value-type="float" office:value="46.0">
            <text:p>46.0</text:p>
          </table:table-cell>
          <table:table-cell office:value-type="float" office:value="48.3333">
            <text:p>48.3333</text:p>
          </table:table-cell>
          <table:table-cell office:value-type="float" office:value="57.0">
            <text:p>57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4-02T11:00:00">
            <text:p>Sun Apr  2 11:00:00 2023</text:p>
          </table:table-cell>
          <table:table-cell office:value-type="float" office:value="56.5">
            <text:p>56.5</text:p>
          </table:table-cell>
          <table:table-cell office:value-type="float" office:value="66.3333">
            <text:p>66.3333</text:p>
          </table:table-cell>
          <table:table-cell office:value-type="float" office:value="74.3333">
            <text:p>74.3333</text:p>
          </table:table-cell>
          <table:table-cell office:value-type="float" office:value="72.6667">
            <text:p>72.6667</text:p>
          </table:table-cell>
          <table:table-cell office:value-type="float" office:value="72.8333">
            <text:p>72.8333</text:p>
          </table:table-cell>
          <table:table-cell office:value-type="float" office:value="65.3333">
            <text:p>65.3333</text:p>
          </table:table-cell>
          <table:table-cell office:value-type="float" office:value="44.3333">
            <text:p>44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4-02T12:00:00">
            <text:p>Sun Apr  2 12:00:00 2023</text:p>
          </table:table-cell>
          <table:table-cell office:value-type="float" office:value="51.3333">
            <text:p>51.3333</text:p>
          </table:table-cell>
          <table:table-cell office:value-type="float" office:value="56.5">
            <text:p>56.5</text:p>
          </table:table-cell>
          <table:table-cell office:value-type="float" office:value="66.3333">
            <text:p>66.3333</text:p>
          </table:table-cell>
          <table:table-cell office:value-type="float" office:value="74.3333">
            <text:p>74.3333</text:p>
          </table:table-cell>
          <table:table-cell office:value-type="float" office:value="72.6667">
            <text:p>72.6667</text:p>
          </table:table-cell>
          <table:table-cell office:value-type="float" office:value="72.8333">
            <text:p>72.8333</text:p>
          </table:table-cell>
          <table:table-cell office:value-type="float" office:value="65.3333">
            <text:p>65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4-02T13:00:00">
            <text:p>Sun Apr  2 13:00:00 2023</text:p>
          </table:table-cell>
          <table:table-cell office:value-type="float" office:value="50.5">
            <text:p>50.5</text:p>
          </table:table-cell>
          <table:table-cell office:value-type="float" office:value="51.3333">
            <text:p>51.3333</text:p>
          </table:table-cell>
          <table:table-cell office:value-type="float" office:value="56.5">
            <text:p>56.5</text:p>
          </table:table-cell>
          <table:table-cell office:value-type="float" office:value="66.3333">
            <text:p>66.3333</text:p>
          </table:table-cell>
          <table:table-cell office:value-type="float" office:value="74.3333">
            <text:p>74.3333</text:p>
          </table:table-cell>
          <table:table-cell office:value-type="float" office:value="72.6667">
            <text:p>72.6667</text:p>
          </table:table-cell>
          <table:table-cell office:value-type="float" office:value="72.8333">
            <text:p>72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4-02T14:00:00">
            <text:p>Sun Apr  2 14:00:00 2023</text:p>
          </table:table-cell>
          <table:table-cell office:value-type="float" office:value="49.5">
            <text:p>49.5</text:p>
          </table:table-cell>
          <table:table-cell office:value-type="float" office:value="50.5">
            <text:p>50.5</text:p>
          </table:table-cell>
          <table:table-cell office:value-type="float" office:value="51.3333">
            <text:p>51.3333</text:p>
          </table:table-cell>
          <table:table-cell office:value-type="float" office:value="56.5">
            <text:p>56.5</text:p>
          </table:table-cell>
          <table:table-cell office:value-type="float" office:value="66.3333">
            <text:p>66.3333</text:p>
          </table:table-cell>
          <table:table-cell office:value-type="float" office:value="74.3333">
            <text:p>74.3333</text:p>
          </table:table-cell>
          <table:table-cell office:value-type="float" office:value="72.6667">
            <text:p>72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4-02T15:00:00">
            <text:p>Sun Apr  2 15:00:00 2023</text:p>
          </table:table-cell>
          <table:table-cell office:value-type="float" office:value="49.3333">
            <text:p>49.3333</text:p>
          </table:table-cell>
          <table:table-cell office:value-type="float" office:value="49.5">
            <text:p>49.5</text:p>
          </table:table-cell>
          <table:table-cell office:value-type="float" office:value="50.5">
            <text:p>50.5</text:p>
          </table:table-cell>
          <table:table-cell office:value-type="float" office:value="51.3333">
            <text:p>51.3333</text:p>
          </table:table-cell>
          <table:table-cell office:value-type="float" office:value="56.5">
            <text:p>56.5</text:p>
          </table:table-cell>
          <table:table-cell office:value-type="float" office:value="66.3333">
            <text:p>66.3333</text:p>
          </table:table-cell>
          <table:table-cell office:value-type="float" office:value="74.3333">
            <text:p>74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4-02T16:00:00">
            <text:p>Sun Apr  2 16:00:00 2023</text:p>
          </table:table-cell>
          <table:table-cell office:value-type="float" office:value="45.1667">
            <text:p>45.1667</text:p>
          </table:table-cell>
          <table:table-cell office:value-type="float" office:value="49.3333">
            <text:p>49.3333</text:p>
          </table:table-cell>
          <table:table-cell office:value-type="float" office:value="49.5">
            <text:p>49.5</text:p>
          </table:table-cell>
          <table:table-cell office:value-type="float" office:value="50.5">
            <text:p>50.5</text:p>
          </table:table-cell>
          <table:table-cell office:value-type="float" office:value="51.3333">
            <text:p>51.3333</text:p>
          </table:table-cell>
          <table:table-cell office:value-type="float" office:value="56.5">
            <text:p>56.5</text:p>
          </table:table-cell>
          <table:table-cell office:value-type="float" office:value="66.3333">
            <text:p>66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4-02T17:00:00">
            <text:p>Sun Apr  2 17:00:00 2023</text:p>
          </table:table-cell>
          <table:table-cell office:value-type="float" office:value="44.1667">
            <text:p>44.1667</text:p>
          </table:table-cell>
          <table:table-cell office:value-type="float" office:value="45.1667">
            <text:p>45.1667</text:p>
          </table:table-cell>
          <table:table-cell office:value-type="float" office:value="49.3333">
            <text:p>49.3333</text:p>
          </table:table-cell>
          <table:table-cell office:value-type="float" office:value="49.5">
            <text:p>49.5</text:p>
          </table:table-cell>
          <table:table-cell office:value-type="float" office:value="50.5">
            <text:p>50.5</text:p>
          </table:table-cell>
          <table:table-cell office:value-type="float" office:value="51.3333">
            <text:p>51.3333</text:p>
          </table:table-cell>
          <table:table-cell office:value-type="float" office:value="56.5">
            <text:p>56.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4-03T14:00:00">
            <text:p>Mon Apr  3 14:00:00 2023</text:p>
          </table:table-cell>
          <table:table-cell office:value-type="float" office:value="71.8333">
            <text:p>71.8333</text:p>
          </table:table-cell>
          <table:table-cell office:value-type="float" office:value="73.3333">
            <text:p>73.3333</text:p>
          </table:table-cell>
          <table:table-cell office:value-type="float" office:value="65.8333">
            <text:p>65.8333</text:p>
          </table:table-cell>
          <table:table-cell office:value-type="float" office:value="63.1667">
            <text:p>63.1667</text:p>
          </table:table-cell>
          <table:table-cell office:value-type="float" office:value="55.3333">
            <text:p>55.3333</text:p>
          </table:table-cell>
          <table:table-cell office:value-type="float" office:value="54.0">
            <text:p>54.0</text:p>
          </table:table-cell>
          <table:table-cell office:value-type="float" office:value="54.0">
            <text:p>54.0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4-03T15:00:00">
            <text:p>Mon Apr  3 15:00:00 2023</text:p>
          </table:table-cell>
          <table:table-cell office:value-type="float" office:value="70.6667">
            <text:p>70.6667</text:p>
          </table:table-cell>
          <table:table-cell office:value-type="float" office:value="71.8333">
            <text:p>71.8333</text:p>
          </table:table-cell>
          <table:table-cell office:value-type="float" office:value="73.3333">
            <text:p>73.3333</text:p>
          </table:table-cell>
          <table:table-cell office:value-type="float" office:value="65.8333">
            <text:p>65.8333</text:p>
          </table:table-cell>
          <table:table-cell office:value-type="float" office:value="63.1667">
            <text:p>63.1667</text:p>
          </table:table-cell>
          <table:table-cell office:value-type="float" office:value="55.3333">
            <text:p>55.3333</text:p>
          </table:table-cell>
          <table:table-cell office:value-type="float" office:value="54.0">
            <text:p>54.0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3-04-03T16:00:00">
            <text:p>Mon Apr  3 16:00:00 2023</text:p>
          </table:table-cell>
          <table:table-cell office:value-type="float" office:value="71.0">
            <text:p>71.0</text:p>
          </table:table-cell>
          <table:table-cell office:value-type="float" office:value="70.6667">
            <text:p>70.6667</text:p>
          </table:table-cell>
          <table:table-cell office:value-type="float" office:value="71.8333">
            <text:p>71.8333</text:p>
          </table:table-cell>
          <table:table-cell office:value-type="float" office:value="73.3333">
            <text:p>73.3333</text:p>
          </table:table-cell>
          <table:table-cell office:value-type="float" office:value="65.8333">
            <text:p>65.8333</text:p>
          </table:table-cell>
          <table:table-cell office:value-type="float" office:value="63.1667">
            <text:p>63.1667</text:p>
          </table:table-cell>
          <table:table-cell office:value-type="float" office:value="55.3333">
            <text:p>55.3333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3-04-03T17:00:00">
            <text:p>Mon Apr  3 17:00:00 2023</text:p>
          </table:table-cell>
          <table:table-cell office:value-type="float" office:value="61.6667">
            <text:p>61.6667</text:p>
          </table:table-cell>
          <table:table-cell office:value-type="float" office:value="71.0">
            <text:p>71.0</text:p>
          </table:table-cell>
          <table:table-cell office:value-type="float" office:value="70.6667">
            <text:p>70.6667</text:p>
          </table:table-cell>
          <table:table-cell office:value-type="float" office:value="71.8333">
            <text:p>71.8333</text:p>
          </table:table-cell>
          <table:table-cell office:value-type="float" office:value="73.3333">
            <text:p>73.3333</text:p>
          </table:table-cell>
          <table:table-cell office:value-type="float" office:value="65.8333">
            <text:p>65.8333</text:p>
          </table:table-cell>
          <table:table-cell office:value-type="float" office:value="63.1667">
            <text:p>63.1667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3-04-04T13:00:00">
            <text:p>Tue Apr  4 13:00:00 2023</text:p>
          </table:table-cell>
          <table:table-cell office:value-type="float" office:value="94.5">
            <text:p>94.5</text:p>
          </table:table-cell>
          <table:table-cell office:value-type="float" office:value="96.5">
            <text:p>96.5</text:p>
          </table:table-cell>
          <table:table-cell office:value-type="float" office:value="102.5">
            <text:p>102.5</text:p>
          </table:table-cell>
          <table:table-cell office:value-type="float" office:value="101.0">
            <text:p>101.0</text:p>
          </table:table-cell>
          <table:table-cell office:value-type="float" office:value="91.6667">
            <text:p>91.6667</text:p>
          </table:table-cell>
          <table:table-cell office:value-type="float" office:value="84.3333">
            <text:p>84.3333</text:p>
          </table:table-cell>
          <table:table-cell office:value-type="float" office:value="75.1667">
            <text:p>75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4-04T14:00:00">
            <text:p>Tue Apr  4 14:00:00 2023</text:p>
          </table:table-cell>
          <table:table-cell office:value-type="float" office:value="90.1667">
            <text:p>90.1667</text:p>
          </table:table-cell>
          <table:table-cell office:value-type="float" office:value="94.5">
            <text:p>94.5</text:p>
          </table:table-cell>
          <table:table-cell office:value-type="float" office:value="96.5">
            <text:p>96.5</text:p>
          </table:table-cell>
          <table:table-cell office:value-type="float" office:value="102.5">
            <text:p>102.5</text:p>
          </table:table-cell>
          <table:table-cell office:value-type="float" office:value="101.0">
            <text:p>101.0</text:p>
          </table:table-cell>
          <table:table-cell office:value-type="float" office:value="91.6667">
            <text:p>91.6667</text:p>
          </table:table-cell>
          <table:table-cell office:value-type="float" office:value="84.3333">
            <text:p>84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4-04T15:00:00">
            <text:p>Tue Apr  4 15:00:00 2023</text:p>
          </table:table-cell>
          <table:table-cell office:value-type="float" office:value="67.5">
            <text:p>67.5</text:p>
          </table:table-cell>
          <table:table-cell office:value-type="float" office:value="90.1667">
            <text:p>90.1667</text:p>
          </table:table-cell>
          <table:table-cell office:value-type="float" office:value="94.5">
            <text:p>94.5</text:p>
          </table:table-cell>
          <table:table-cell office:value-type="float" office:value="96.5">
            <text:p>96.5</text:p>
          </table:table-cell>
          <table:table-cell office:value-type="float" office:value="102.5">
            <text:p>102.5</text:p>
          </table:table-cell>
          <table:table-cell office:value-type="float" office:value="101.0">
            <text:p>101.0</text:p>
          </table:table-cell>
          <table:table-cell office:value-type="float" office:value="91.6667">
            <text:p>91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4-04T16:00:00">
            <text:p>Tue Apr  4 16:00:00 2023</text:p>
          </table:table-cell>
          <table:table-cell office:value-type="float" office:value="25.0">
            <text:p>25.0</text:p>
          </table:table-cell>
          <table:table-cell office:value-type="float" office:value="67.5">
            <text:p>67.5</text:p>
          </table:table-cell>
          <table:table-cell office:value-type="float" office:value="90.1667">
            <text:p>90.1667</text:p>
          </table:table-cell>
          <table:table-cell office:value-type="float" office:value="94.5">
            <text:p>94.5</text:p>
          </table:table-cell>
          <table:table-cell office:value-type="float" office:value="96.5">
            <text:p>96.5</text:p>
          </table:table-cell>
          <table:table-cell office:value-type="float" office:value="102.5">
            <text:p>102.5</text:p>
          </table:table-cell>
          <table:table-cell office:value-type="float" office:value="101.0">
            <text:p>101.0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4-04T17:00:00">
            <text:p>Tue Apr  4 17:00:00 2023</text:p>
          </table:table-cell>
          <table:table-cell office:value-type="float" office:value="46.8333">
            <text:p>46.8333</text:p>
          </table:table-cell>
          <table:table-cell office:value-type="float" office:value="25.0">
            <text:p>25.0</text:p>
          </table:table-cell>
          <table:table-cell office:value-type="float" office:value="67.5">
            <text:p>67.5</text:p>
          </table:table-cell>
          <table:table-cell office:value-type="float" office:value="90.1667">
            <text:p>90.1667</text:p>
          </table:table-cell>
          <table:table-cell office:value-type="float" office:value="94.5">
            <text:p>94.5</text:p>
          </table:table-cell>
          <table:table-cell office:value-type="float" office:value="96.5">
            <text:p>96.5</text:p>
          </table:table-cell>
          <table:table-cell office:value-type="float" office:value="102.5">
            <text:p>102.5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4-04T18:00:00">
            <text:p>Tue Apr  4 18:00:00 2023</text:p>
          </table:table-cell>
          <table:table-cell office:value-type="float" office:value="55.8333">
            <text:p>55.8333</text:p>
          </table:table-cell>
          <table:table-cell office:value-type="float" office:value="46.8333">
            <text:p>46.8333</text:p>
          </table:table-cell>
          <table:table-cell office:value-type="float" office:value="25.0">
            <text:p>25.0</text:p>
          </table:table-cell>
          <table:table-cell office:value-type="float" office:value="67.5">
            <text:p>67.5</text:p>
          </table:table-cell>
          <table:table-cell office:value-type="float" office:value="90.1667">
            <text:p>90.1667</text:p>
          </table:table-cell>
          <table:table-cell office:value-type="float" office:value="94.5">
            <text:p>94.5</text:p>
          </table:table-cell>
          <table:table-cell office:value-type="float" office:value="96.5">
            <text:p>96.5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4-04T19:00:00">
            <text:p>Tue Apr  4 19:00:00 2023</text:p>
          </table:table-cell>
          <table:table-cell office:value-type="float" office:value="70.5">
            <text:p>70.5</text:p>
          </table:table-cell>
          <table:table-cell office:value-type="float" office:value="55.8333">
            <text:p>55.8333</text:p>
          </table:table-cell>
          <table:table-cell office:value-type="float" office:value="46.8333">
            <text:p>46.8333</text:p>
          </table:table-cell>
          <table:table-cell office:value-type="float" office:value="25.0">
            <text:p>25.0</text:p>
          </table:table-cell>
          <table:table-cell office:value-type="float" office:value="67.5">
            <text:p>67.5</text:p>
          </table:table-cell>
          <table:table-cell office:value-type="float" office:value="90.1667">
            <text:p>90.1667</text:p>
          </table:table-cell>
          <table:table-cell office:value-type="float" office:value="94.5">
            <text:p>94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4-05T13:00:00">
            <text:p>Wed Apr  5 13:00:00 2023</text:p>
          </table:table-cell>
          <table:table-cell office:value-type="float" office:value="79.0">
            <text:p>79.0</text:p>
          </table:table-cell>
          <table:table-cell office:value-type="float" office:value="86.1667">
            <text:p>86.1667</text:p>
          </table:table-cell>
          <table:table-cell office:value-type="float" office:value="85.8333">
            <text:p>85.8333</text:p>
          </table:table-cell>
          <table:table-cell office:value-type="float" office:value="82.5">
            <text:p>82.5</text:p>
          </table:table-cell>
          <table:table-cell office:value-type="float" office:value="75.0">
            <text:p>75.0</text:p>
          </table:table-cell>
          <table:table-cell office:value-type="float" office:value="65.5">
            <text:p>65.5</text:p>
          </table:table-cell>
          <table:table-cell office:value-type="float" office:value="46.6667">
            <text:p>46.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4-05T14:00:00">
            <text:p>Wed Apr  5 14:00:00 2023</text:p>
          </table:table-cell>
          <table:table-cell office:value-type="float" office:value="70.5">
            <text:p>70.5</text:p>
          </table:table-cell>
          <table:table-cell office:value-type="float" office:value="79.0">
            <text:p>79.0</text:p>
          </table:table-cell>
          <table:table-cell office:value-type="float" office:value="86.1667">
            <text:p>86.1667</text:p>
          </table:table-cell>
          <table:table-cell office:value-type="float" office:value="85.8333">
            <text:p>85.8333</text:p>
          </table:table-cell>
          <table:table-cell office:value-type="float" office:value="82.5">
            <text:p>82.5</text:p>
          </table:table-cell>
          <table:table-cell office:value-type="float" office:value="75.0">
            <text:p>75.0</text:p>
          </table:table-cell>
          <table:table-cell office:value-type="float" office:value="65.5">
            <text:p>65.5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4-05T15:00:00">
            <text:p>Wed Apr  5 15:00:00 2023</text:p>
          </table:table-cell>
          <table:table-cell office:value-type="float" office:value="54.5">
            <text:p>54.5</text:p>
          </table:table-cell>
          <table:table-cell office:value-type="float" office:value="70.5">
            <text:p>70.5</text:p>
          </table:table-cell>
          <table:table-cell office:value-type="float" office:value="79.0">
            <text:p>79.0</text:p>
          </table:table-cell>
          <table:table-cell office:value-type="float" office:value="86.1667">
            <text:p>86.1667</text:p>
          </table:table-cell>
          <table:table-cell office:value-type="float" office:value="85.8333">
            <text:p>85.8333</text:p>
          </table:table-cell>
          <table:table-cell office:value-type="float" office:value="82.5">
            <text:p>82.5</text:p>
          </table:table-cell>
          <table:table-cell office:value-type="float" office:value="75.0">
            <text:p>75.0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4-05T16:00:00">
            <text:p>Wed Apr  5 16:00:00 2023</text:p>
          </table:table-cell>
          <table:table-cell office:value-type="float" office:value="46.5">
            <text:p>46.5</text:p>
          </table:table-cell>
          <table:table-cell office:value-type="float" office:value="54.5">
            <text:p>54.5</text:p>
          </table:table-cell>
          <table:table-cell office:value-type="float" office:value="70.5">
            <text:p>70.5</text:p>
          </table:table-cell>
          <table:table-cell office:value-type="float" office:value="79.0">
            <text:p>79.0</text:p>
          </table:table-cell>
          <table:table-cell office:value-type="float" office:value="86.1667">
            <text:p>86.1667</text:p>
          </table:table-cell>
          <table:table-cell office:value-type="float" office:value="85.8333">
            <text:p>85.8333</text:p>
          </table:table-cell>
          <table:table-cell office:value-type="float" office:value="82.5">
            <text:p>82.5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3-04-05T17:00:00">
            <text:p>Wed Apr  5 17:00:00 2023</text:p>
          </table:table-cell>
          <table:table-cell office:value-type="float" office:value="42.3333">
            <text:p>42.3333</text:p>
          </table:table-cell>
          <table:table-cell office:value-type="float" office:value="46.5">
            <text:p>46.5</text:p>
          </table:table-cell>
          <table:table-cell office:value-type="float" office:value="54.5">
            <text:p>54.5</text:p>
          </table:table-cell>
          <table:table-cell office:value-type="float" office:value="70.5">
            <text:p>70.5</text:p>
          </table:table-cell>
          <table:table-cell office:value-type="float" office:value="79.0">
            <text:p>79.0</text:p>
          </table:table-cell>
          <table:table-cell office:value-type="float" office:value="86.1667">
            <text:p>86.1667</text:p>
          </table:table-cell>
          <table:table-cell office:value-type="float" office:value="85.8333">
            <text:p>85.8333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4-06T13:00:00">
            <text:p>Thu Apr  6 13:00:00 2023</text:p>
          </table:table-cell>
          <table:table-cell office:value-type="float" office:value="92.5">
            <text:p>92.5</text:p>
          </table:table-cell>
          <table:table-cell office:value-type="float" office:value="91.8333">
            <text:p>91.8333</text:p>
          </table:table-cell>
          <table:table-cell office:value-type="float" office:value="91.1667">
            <text:p>91.1667</text:p>
          </table:table-cell>
          <table:table-cell office:value-type="float" office:value="90.5">
            <text:p>90.5</text:p>
          </table:table-cell>
          <table:table-cell office:value-type="float" office:value="84.1667">
            <text:p>84.1667</text:p>
          </table:table-cell>
          <table:table-cell office:value-type="float" office:value="78.8333">
            <text:p>78.8333</text:p>
          </table:table-cell>
          <table:table-cell office:value-type="float" office:value="69.8333">
            <text:p>69.8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4-06T14:00:00">
            <text:p>Thu Apr  6 14:00:00 2023</text:p>
          </table:table-cell>
          <table:table-cell office:value-type="float" office:value="92.1667">
            <text:p>92.1667</text:p>
          </table:table-cell>
          <table:table-cell office:value-type="float" office:value="92.5">
            <text:p>92.5</text:p>
          </table:table-cell>
          <table:table-cell office:value-type="float" office:value="91.8333">
            <text:p>91.8333</text:p>
          </table:table-cell>
          <table:table-cell office:value-type="float" office:value="91.1667">
            <text:p>91.1667</text:p>
          </table:table-cell>
          <table:table-cell office:value-type="float" office:value="90.5">
            <text:p>90.5</text:p>
          </table:table-cell>
          <table:table-cell office:value-type="float" office:value="84.1667">
            <text:p>84.1667</text:p>
          </table:table-cell>
          <table:table-cell office:value-type="float" office:value="78.8333">
            <text:p>78.8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4-06T15:00:00">
            <text:p>Thu Apr  6 15:00:00 2023</text:p>
          </table:table-cell>
          <table:table-cell office:value-type="float" office:value="81.1667">
            <text:p>81.1667</text:p>
          </table:table-cell>
          <table:table-cell office:value-type="float" office:value="92.1667">
            <text:p>92.1667</text:p>
          </table:table-cell>
          <table:table-cell office:value-type="float" office:value="92.5">
            <text:p>92.5</text:p>
          </table:table-cell>
          <table:table-cell office:value-type="float" office:value="91.8333">
            <text:p>91.8333</text:p>
          </table:table-cell>
          <table:table-cell office:value-type="float" office:value="91.1667">
            <text:p>91.1667</text:p>
          </table:table-cell>
          <table:table-cell office:value-type="float" office:value="90.5">
            <text:p>90.5</text:p>
          </table:table-cell>
          <table:table-cell office:value-type="float" office:value="84.1667">
            <text:p>84.166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4-06T16:00:00">
            <text:p>Thu Apr  6 16:00:00 2023</text:p>
          </table:table-cell>
          <table:table-cell office:value-type="float" office:value="71.8333">
            <text:p>71.8333</text:p>
          </table:table-cell>
          <table:table-cell office:value-type="float" office:value="81.1667">
            <text:p>81.1667</text:p>
          </table:table-cell>
          <table:table-cell office:value-type="float" office:value="92.1667">
            <text:p>92.1667</text:p>
          </table:table-cell>
          <table:table-cell office:value-type="float" office:value="92.5">
            <text:p>92.5</text:p>
          </table:table-cell>
          <table:table-cell office:value-type="float" office:value="91.8333">
            <text:p>91.8333</text:p>
          </table:table-cell>
          <table:table-cell office:value-type="float" office:value="91.1667">
            <text:p>91.1667</text:p>
          </table:table-cell>
          <table:table-cell office:value-type="float" office:value="90.5">
            <text:p>90.5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3-04-06T17:00:00">
            <text:p>Thu Apr  6 17:00:00 2023</text:p>
          </table:table-cell>
          <table:table-cell office:value-type="float" office:value="71.3333">
            <text:p>71.3333</text:p>
          </table:table-cell>
          <table:table-cell office:value-type="float" office:value="71.8333">
            <text:p>71.8333</text:p>
          </table:table-cell>
          <table:table-cell office:value-type="float" office:value="81.1667">
            <text:p>81.1667</text:p>
          </table:table-cell>
          <table:table-cell office:value-type="float" office:value="92.1667">
            <text:p>92.1667</text:p>
          </table:table-cell>
          <table:table-cell office:value-type="float" office:value="92.5">
            <text:p>92.5</text:p>
          </table:table-cell>
          <table:table-cell office:value-type="float" office:value="91.8333">
            <text:p>91.8333</text:p>
          </table:table-cell>
          <table:table-cell office:value-type="float" office:value="91.1667">
            <text:p>91.1667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4-06T18:00:00">
            <text:p>Thu Apr  6 18:00:00 2023</text:p>
          </table:table-cell>
          <table:table-cell office:value-type="float" office:value="64.8333">
            <text:p>64.8333</text:p>
          </table:table-cell>
          <table:table-cell office:value-type="float" office:value="71.3333">
            <text:p>71.3333</text:p>
          </table:table-cell>
          <table:table-cell office:value-type="float" office:value="71.8333">
            <text:p>71.8333</text:p>
          </table:table-cell>
          <table:table-cell office:value-type="float" office:value="81.1667">
            <text:p>81.1667</text:p>
          </table:table-cell>
          <table:table-cell office:value-type="float" office:value="92.1667">
            <text:p>92.1667</text:p>
          </table:table-cell>
          <table:table-cell office:value-type="float" office:value="92.5">
            <text:p>92.5</text:p>
          </table:table-cell>
          <table:table-cell office:value-type="float" office:value="91.8333">
            <text:p>91.8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4-07T11:00:00">
            <text:p>Fri Apr  7 11:00:00 2023</text:p>
          </table:table-cell>
          <table:table-cell office:value-type="float" office:value="92.6667">
            <text:p>92.6667</text:p>
          </table:table-cell>
          <table:table-cell office:value-type="float" office:value="93.6667">
            <text:p>93.6667</text:p>
          </table:table-cell>
          <table:table-cell office:value-type="float" office:value="84.3333">
            <text:p>84.3333</text:p>
          </table:table-cell>
          <table:table-cell office:value-type="float" office:value="81.3333">
            <text:p>81.3333</text:p>
          </table:table-cell>
          <table:table-cell office:value-type="float" office:value="78.1667">
            <text:p>78.1667</text:p>
          </table:table-cell>
          <table:table-cell office:value-type="float" office:value="59.3333">
            <text:p>59.3333</text:p>
          </table:table-cell>
          <table:table-cell office:value-type="float" office:value="46.3333">
            <text:p>46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4-07T12:00:00">
            <text:p>Fri Apr  7 12:00:00 2023</text:p>
          </table:table-cell>
          <table:table-cell office:value-type="float" office:value="93.1667">
            <text:p>93.1667</text:p>
          </table:table-cell>
          <table:table-cell office:value-type="float" office:value="92.6667">
            <text:p>92.6667</text:p>
          </table:table-cell>
          <table:table-cell office:value-type="float" office:value="93.6667">
            <text:p>93.6667</text:p>
          </table:table-cell>
          <table:table-cell office:value-type="float" office:value="84.3333">
            <text:p>84.3333</text:p>
          </table:table-cell>
          <table:table-cell office:value-type="float" office:value="81.3333">
            <text:p>81.3333</text:p>
          </table:table-cell>
          <table:table-cell office:value-type="float" office:value="78.1667">
            <text:p>78.1667</text:p>
          </table:table-cell>
          <table:table-cell office:value-type="float" office:value="59.3333">
            <text:p>59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4-07T13:00:00">
            <text:p>Fri Apr  7 13:00:00 2023</text:p>
          </table:table-cell>
          <table:table-cell office:value-type="float" office:value="94.1667">
            <text:p>94.1667</text:p>
          </table:table-cell>
          <table:table-cell office:value-type="float" office:value="93.1667">
            <text:p>93.1667</text:p>
          </table:table-cell>
          <table:table-cell office:value-type="float" office:value="92.6667">
            <text:p>92.6667</text:p>
          </table:table-cell>
          <table:table-cell office:value-type="float" office:value="93.6667">
            <text:p>93.6667</text:p>
          </table:table-cell>
          <table:table-cell office:value-type="float" office:value="84.3333">
            <text:p>84.3333</text:p>
          </table:table-cell>
          <table:table-cell office:value-type="float" office:value="81.3333">
            <text:p>81.3333</text:p>
          </table:table-cell>
          <table:table-cell office:value-type="float" office:value="78.1667">
            <text:p>78.1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4-07T14:00:00">
            <text:p>Fri Apr  7 14:00:00 2023</text:p>
          </table:table-cell>
          <table:table-cell office:value-type="float" office:value="92.3333">
            <text:p>92.3333</text:p>
          </table:table-cell>
          <table:table-cell office:value-type="float" office:value="94.1667">
            <text:p>94.1667</text:p>
          </table:table-cell>
          <table:table-cell office:value-type="float" office:value="93.1667">
            <text:p>93.1667</text:p>
          </table:table-cell>
          <table:table-cell office:value-type="float" office:value="92.6667">
            <text:p>92.6667</text:p>
          </table:table-cell>
          <table:table-cell office:value-type="float" office:value="93.6667">
            <text:p>93.6667</text:p>
          </table:table-cell>
          <table:table-cell office:value-type="float" office:value="84.3333">
            <text:p>84.3333</text:p>
          </table:table-cell>
          <table:table-cell office:value-type="float" office:value="81.3333">
            <text:p>81.3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4-07T15:00:00">
            <text:p>Fri Apr  7 15:00:00 2023</text:p>
          </table:table-cell>
          <table:table-cell office:value-type="float" office:value="81.0">
            <text:p>81.0</text:p>
          </table:table-cell>
          <table:table-cell office:value-type="float" office:value="92.3333">
            <text:p>92.3333</text:p>
          </table:table-cell>
          <table:table-cell office:value-type="float" office:value="94.1667">
            <text:p>94.1667</text:p>
          </table:table-cell>
          <table:table-cell office:value-type="float" office:value="93.1667">
            <text:p>93.1667</text:p>
          </table:table-cell>
          <table:table-cell office:value-type="float" office:value="92.6667">
            <text:p>92.6667</text:p>
          </table:table-cell>
          <table:table-cell office:value-type="float" office:value="93.6667">
            <text:p>93.6667</text:p>
          </table:table-cell>
          <table:table-cell office:value-type="float" office:value="84.3333">
            <text:p>84.3333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3-04-07T16:00:00">
            <text:p>Fri Apr  7 16:00:00 2023</text:p>
          </table:table-cell>
          <table:table-cell office:value-type="float" office:value="42.1667">
            <text:p>42.1667</text:p>
          </table:table-cell>
          <table:table-cell office:value-type="float" office:value="81.0">
            <text:p>81.0</text:p>
          </table:table-cell>
          <table:table-cell office:value-type="float" office:value="92.3333">
            <text:p>92.3333</text:p>
          </table:table-cell>
          <table:table-cell office:value-type="float" office:value="94.1667">
            <text:p>94.1667</text:p>
          </table:table-cell>
          <table:table-cell office:value-type="float" office:value="93.1667">
            <text:p>93.1667</text:p>
          </table:table-cell>
          <table:table-cell office:value-type="float" office:value="92.6667">
            <text:p>92.6667</text:p>
          </table:table-cell>
          <table:table-cell office:value-type="float" office:value="93.6667">
            <text:p>93.6667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3-04-08T10:00:00">
            <text:p>Sat Apr  8 10:00:00 2023</text:p>
          </table:table-cell>
          <table:table-cell office:value-type="float" office:value="96.6667">
            <text:p>96.6667</text:p>
          </table:table-cell>
          <table:table-cell office:value-type="float" office:value="94.3333">
            <text:p>94.3333</text:p>
          </table:table-cell>
          <table:table-cell office:value-type="float" office:value="87.6667">
            <text:p>87.6667</text:p>
          </table:table-cell>
          <table:table-cell office:value-type="float" office:value="84.1667">
            <text:p>84.1667</text:p>
          </table:table-cell>
          <table:table-cell office:value-type="float" office:value="67.0">
            <text:p>67.0</text:p>
          </table:table-cell>
          <table:table-cell office:value-type="float" office:value="47.5">
            <text:p>47.5</text:p>
          </table:table-cell>
          <table:table-cell office:value-type="float" office:value="43.8333">
            <text:p>43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4-08T11:00:00">
            <text:p>Sat Apr  8 11:00:00 2023</text:p>
          </table:table-cell>
          <table:table-cell office:value-type="float" office:value="99.3333">
            <text:p>99.3333</text:p>
          </table:table-cell>
          <table:table-cell office:value-type="float" office:value="96.6667">
            <text:p>96.6667</text:p>
          </table:table-cell>
          <table:table-cell office:value-type="float" office:value="94.3333">
            <text:p>94.3333</text:p>
          </table:table-cell>
          <table:table-cell office:value-type="float" office:value="87.6667">
            <text:p>87.6667</text:p>
          </table:table-cell>
          <table:table-cell office:value-type="float" office:value="84.1667">
            <text:p>84.1667</text:p>
          </table:table-cell>
          <table:table-cell office:value-type="float" office:value="67.0">
            <text:p>67.0</text:p>
          </table:table-cell>
          <table:table-cell office:value-type="float" office:value="47.5">
            <text:p>47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4-08T12:00:00">
            <text:p>Sat Apr  8 12:00:00 2023</text:p>
          </table:table-cell>
          <table:table-cell office:value-type="float" office:value="95.6667">
            <text:p>95.6667</text:p>
          </table:table-cell>
          <table:table-cell office:value-type="float" office:value="99.3333">
            <text:p>99.3333</text:p>
          </table:table-cell>
          <table:table-cell office:value-type="float" office:value="96.6667">
            <text:p>96.6667</text:p>
          </table:table-cell>
          <table:table-cell office:value-type="float" office:value="94.3333">
            <text:p>94.3333</text:p>
          </table:table-cell>
          <table:table-cell office:value-type="float" office:value="87.6667">
            <text:p>87.6667</text:p>
          </table:table-cell>
          <table:table-cell office:value-type="float" office:value="84.1667">
            <text:p>84.1667</text:p>
          </table:table-cell>
          <table:table-cell office:value-type="float" office:value="67.0">
            <text:p>67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4-08T13:00:00">
            <text:p>Sat Apr  8 13:00:00 2023</text:p>
          </table:table-cell>
          <table:table-cell office:value-type="float" office:value="92.8333">
            <text:p>92.8333</text:p>
          </table:table-cell>
          <table:table-cell office:value-type="float" office:value="95.6667">
            <text:p>95.6667</text:p>
          </table:table-cell>
          <table:table-cell office:value-type="float" office:value="99.3333">
            <text:p>99.3333</text:p>
          </table:table-cell>
          <table:table-cell office:value-type="float" office:value="96.6667">
            <text:p>96.6667</text:p>
          </table:table-cell>
          <table:table-cell office:value-type="float" office:value="94.3333">
            <text:p>94.3333</text:p>
          </table:table-cell>
          <table:table-cell office:value-type="float" office:value="87.6667">
            <text:p>87.6667</text:p>
          </table:table-cell>
          <table:table-cell office:value-type="float" office:value="84.1667">
            <text:p>84.1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4-08T14:00:00">
            <text:p>Sat Apr  8 14:00:00 2023</text:p>
          </table:table-cell>
          <table:table-cell office:value-type="float" office:value="90.5">
            <text:p>90.5</text:p>
          </table:table-cell>
          <table:table-cell office:value-type="float" office:value="92.8333">
            <text:p>92.8333</text:p>
          </table:table-cell>
          <table:table-cell office:value-type="float" office:value="95.6667">
            <text:p>95.6667</text:p>
          </table:table-cell>
          <table:table-cell office:value-type="float" office:value="99.3333">
            <text:p>99.3333</text:p>
          </table:table-cell>
          <table:table-cell office:value-type="float" office:value="96.6667">
            <text:p>96.6667</text:p>
          </table:table-cell>
          <table:table-cell office:value-type="float" office:value="94.3333">
            <text:p>94.3333</text:p>
          </table:table-cell>
          <table:table-cell office:value-type="float" office:value="87.6667">
            <text:p>87.6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4-08T15:00:00">
            <text:p>Sat Apr  8 15:00:00 2023</text:p>
          </table:table-cell>
          <table:table-cell office:value-type="float" office:value="73.8333">
            <text:p>73.8333</text:p>
          </table:table-cell>
          <table:table-cell office:value-type="float" office:value="90.5">
            <text:p>90.5</text:p>
          </table:table-cell>
          <table:table-cell office:value-type="float" office:value="92.8333">
            <text:p>92.8333</text:p>
          </table:table-cell>
          <table:table-cell office:value-type="float" office:value="95.6667">
            <text:p>95.6667</text:p>
          </table:table-cell>
          <table:table-cell office:value-type="float" office:value="99.3333">
            <text:p>99.3333</text:p>
          </table:table-cell>
          <table:table-cell office:value-type="float" office:value="96.6667">
            <text:p>96.6667</text:p>
          </table:table-cell>
          <table:table-cell office:value-type="float" office:value="94.3333">
            <text:p>94.3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4-08T16:00:00">
            <text:p>Sat Apr  8 16:00:00 2023</text:p>
          </table:table-cell>
          <table:table-cell office:value-type="float" office:value="45.6667">
            <text:p>45.6667</text:p>
          </table:table-cell>
          <table:table-cell office:value-type="float" office:value="73.8333">
            <text:p>73.8333</text:p>
          </table:table-cell>
          <table:table-cell office:value-type="float" office:value="90.5">
            <text:p>90.5</text:p>
          </table:table-cell>
          <table:table-cell office:value-type="float" office:value="92.8333">
            <text:p>92.8333</text:p>
          </table:table-cell>
          <table:table-cell office:value-type="float" office:value="95.6667">
            <text:p>95.6667</text:p>
          </table:table-cell>
          <table:table-cell office:value-type="float" office:value="99.3333">
            <text:p>99.3333</text:p>
          </table:table-cell>
          <table:table-cell office:value-type="float" office:value="96.6667">
            <text:p>96.6667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4-09T12:00:00">
            <text:p>Sun Apr  9 12:00:00 2023</text:p>
          </table:table-cell>
          <table:table-cell office:value-type="float" office:value="97.1667">
            <text:p>97.1667</text:p>
          </table:table-cell>
          <table:table-cell office:value-type="float" office:value="98.8333">
            <text:p>98.8333</text:p>
          </table:table-cell>
          <table:table-cell office:value-type="float" office:value="92.6667">
            <text:p>92.6667</text:p>
          </table:table-cell>
          <table:table-cell office:value-type="float" office:value="86.5">
            <text:p>86.5</text:p>
          </table:table-cell>
          <table:table-cell office:value-type="float" office:value="77.3333">
            <text:p>77.3333</text:p>
          </table:table-cell>
          <table:table-cell office:value-type="float" office:value="68.8333">
            <text:p>68.8333</text:p>
          </table:table-cell>
          <table:table-cell office:value-type="float" office:value="62.3333">
            <text:p>62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4-09T13:00:00">
            <text:p>Sun Apr  9 13:00:00 2023</text:p>
          </table:table-cell>
          <table:table-cell office:value-type="float" office:value="91.8333">
            <text:p>91.8333</text:p>
          </table:table-cell>
          <table:table-cell office:value-type="float" office:value="97.1667">
            <text:p>97.1667</text:p>
          </table:table-cell>
          <table:table-cell office:value-type="float" office:value="98.8333">
            <text:p>98.8333</text:p>
          </table:table-cell>
          <table:table-cell office:value-type="float" office:value="92.6667">
            <text:p>92.6667</text:p>
          </table:table-cell>
          <table:table-cell office:value-type="float" office:value="86.5">
            <text:p>86.5</text:p>
          </table:table-cell>
          <table:table-cell office:value-type="float" office:value="77.3333">
            <text:p>77.3333</text:p>
          </table:table-cell>
          <table:table-cell office:value-type="float" office:value="68.8333">
            <text:p>68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4-09T14:00:00">
            <text:p>Sun Apr  9 14:00:00 2023</text:p>
          </table:table-cell>
          <table:table-cell office:value-type="float" office:value="82.1667">
            <text:p>82.1667</text:p>
          </table:table-cell>
          <table:table-cell office:value-type="float" office:value="91.8333">
            <text:p>91.8333</text:p>
          </table:table-cell>
          <table:table-cell office:value-type="float" office:value="97.1667">
            <text:p>97.1667</text:p>
          </table:table-cell>
          <table:table-cell office:value-type="float" office:value="98.8333">
            <text:p>98.8333</text:p>
          </table:table-cell>
          <table:table-cell office:value-type="float" office:value="92.6667">
            <text:p>92.6667</text:p>
          </table:table-cell>
          <table:table-cell office:value-type="float" office:value="86.5">
            <text:p>86.5</text:p>
          </table:table-cell>
          <table:table-cell office:value-type="float" office:value="77.3333">
            <text:p>77.3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4-09T15:00:00">
            <text:p>Sun Apr  9 15:00:00 2023</text:p>
          </table:table-cell>
          <table:table-cell office:value-type="float" office:value="72.0">
            <text:p>72.0</text:p>
          </table:table-cell>
          <table:table-cell office:value-type="float" office:value="82.1667">
            <text:p>82.1667</text:p>
          </table:table-cell>
          <table:table-cell office:value-type="float" office:value="91.8333">
            <text:p>91.8333</text:p>
          </table:table-cell>
          <table:table-cell office:value-type="float" office:value="97.1667">
            <text:p>97.1667</text:p>
          </table:table-cell>
          <table:table-cell office:value-type="float" office:value="98.8333">
            <text:p>98.8333</text:p>
          </table:table-cell>
          <table:table-cell office:value-type="float" office:value="92.6667">
            <text:p>92.6667</text:p>
          </table:table-cell>
          <table:table-cell office:value-type="float" office:value="86.5">
            <text:p>86.5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4-09T16:00:00">
            <text:p>Sun Apr  9 16:00:00 2023</text:p>
          </table:table-cell>
          <table:table-cell office:value-type="float" office:value="61.8333">
            <text:p>61.8333</text:p>
          </table:table-cell>
          <table:table-cell office:value-type="float" office:value="72.0">
            <text:p>72.0</text:p>
          </table:table-cell>
          <table:table-cell office:value-type="float" office:value="82.1667">
            <text:p>82.1667</text:p>
          </table:table-cell>
          <table:table-cell office:value-type="float" office:value="91.8333">
            <text:p>91.8333</text:p>
          </table:table-cell>
          <table:table-cell office:value-type="float" office:value="97.1667">
            <text:p>97.1667</text:p>
          </table:table-cell>
          <table:table-cell office:value-type="float" office:value="98.8333">
            <text:p>98.8333</text:p>
          </table:table-cell>
          <table:table-cell office:value-type="float" office:value="92.6667">
            <text:p>92.6667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23-04-09T17:00:00">
            <text:p>Sun Apr  9 17:00:00 2023</text:p>
          </table:table-cell>
          <table:table-cell office:value-type="float" office:value="50.3333">
            <text:p>50.3333</text:p>
          </table:table-cell>
          <table:table-cell office:value-type="float" office:value="61.8333">
            <text:p>61.8333</text:p>
          </table:table-cell>
          <table:table-cell office:value-type="float" office:value="72.0">
            <text:p>72.0</text:p>
          </table:table-cell>
          <table:table-cell office:value-type="float" office:value="82.1667">
            <text:p>82.1667</text:p>
          </table:table-cell>
          <table:table-cell office:value-type="float" office:value="91.8333">
            <text:p>91.8333</text:p>
          </table:table-cell>
          <table:table-cell office:value-type="float" office:value="97.1667">
            <text:p>97.1667</text:p>
          </table:table-cell>
          <table:table-cell office:value-type="float" office:value="98.8333">
            <text:p>98.833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4-09T18:00:00">
            <text:p>Sun Apr  9 18:00:00 2023</text:p>
          </table:table-cell>
          <table:table-cell office:value-type="float" office:value="33.8333">
            <text:p>33.8333</text:p>
          </table:table-cell>
          <table:table-cell office:value-type="float" office:value="50.3333">
            <text:p>50.3333</text:p>
          </table:table-cell>
          <table:table-cell office:value-type="float" office:value="61.8333">
            <text:p>61.8333</text:p>
          </table:table-cell>
          <table:table-cell office:value-type="float" office:value="72.0">
            <text:p>72.0</text:p>
          </table:table-cell>
          <table:table-cell office:value-type="float" office:value="82.1667">
            <text:p>82.1667</text:p>
          </table:table-cell>
          <table:table-cell office:value-type="float" office:value="91.8333">
            <text:p>91.8333</text:p>
          </table:table-cell>
          <table:table-cell office:value-type="float" office:value="97.1667">
            <text:p>97.1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4-10T13:00:00">
            <text:p>Mon Apr 10 13:00:00 2023</text:p>
          </table:table-cell>
          <table:table-cell office:value-type="float" office:value="75.3333">
            <text:p>75.3333</text:p>
          </table:table-cell>
          <table:table-cell office:value-type="float" office:value="82.8333">
            <text:p>82.8333</text:p>
          </table:table-cell>
          <table:table-cell office:value-type="float" office:value="88.6667">
            <text:p>88.6667</text:p>
          </table:table-cell>
          <table:table-cell office:value-type="float" office:value="93.3333">
            <text:p>93.3333</text:p>
          </table:table-cell>
          <table:table-cell office:value-type="float" office:value="83.8333">
            <text:p>83.8333</text:p>
          </table:table-cell>
          <table:table-cell office:value-type="float" office:value="75.5">
            <text:p>75.5</text:p>
          </table:table-cell>
          <table:table-cell office:value-type="float" office:value="69.6667">
            <text:p>69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4-10T14:00:00">
            <text:p>Mon Apr 10 14:00:00 2023</text:p>
          </table:table-cell>
          <table:table-cell office:value-type="float" office:value="69.8333">
            <text:p>69.8333</text:p>
          </table:table-cell>
          <table:table-cell office:value-type="float" office:value="75.3333">
            <text:p>75.3333</text:p>
          </table:table-cell>
          <table:table-cell office:value-type="float" office:value="82.8333">
            <text:p>82.8333</text:p>
          </table:table-cell>
          <table:table-cell office:value-type="float" office:value="88.6667">
            <text:p>88.6667</text:p>
          </table:table-cell>
          <table:table-cell office:value-type="float" office:value="93.3333">
            <text:p>93.3333</text:p>
          </table:table-cell>
          <table:table-cell office:value-type="float" office:value="83.8333">
            <text:p>83.8333</text:p>
          </table:table-cell>
          <table:table-cell office:value-type="float" office:value="75.5">
            <text:p>75.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4-10T15:00:00">
            <text:p>Mon Apr 10 15:00:00 2023</text:p>
          </table:table-cell>
          <table:table-cell office:value-type="float" office:value="68.6667">
            <text:p>68.6667</text:p>
          </table:table-cell>
          <table:table-cell office:value-type="float" office:value="69.8333">
            <text:p>69.8333</text:p>
          </table:table-cell>
          <table:table-cell office:value-type="float" office:value="75.3333">
            <text:p>75.3333</text:p>
          </table:table-cell>
          <table:table-cell office:value-type="float" office:value="82.8333">
            <text:p>82.8333</text:p>
          </table:table-cell>
          <table:table-cell office:value-type="float" office:value="88.6667">
            <text:p>88.6667</text:p>
          </table:table-cell>
          <table:table-cell office:value-type="float" office:value="93.3333">
            <text:p>93.3333</text:p>
          </table:table-cell>
          <table:table-cell office:value-type="float" office:value="83.8333">
            <text:p>83.8333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3-04-10T16:00:00">
            <text:p>Mon Apr 10 16:00:00 2023</text:p>
          </table:table-cell>
          <table:table-cell office:value-type="float" office:value="39.3333">
            <text:p>39.3333</text:p>
          </table:table-cell>
          <table:table-cell office:value-type="float" office:value="68.6667">
            <text:p>68.6667</text:p>
          </table:table-cell>
          <table:table-cell office:value-type="float" office:value="69.8333">
            <text:p>69.8333</text:p>
          </table:table-cell>
          <table:table-cell office:value-type="float" office:value="75.3333">
            <text:p>75.3333</text:p>
          </table:table-cell>
          <table:table-cell office:value-type="float" office:value="82.8333">
            <text:p>82.8333</text:p>
          </table:table-cell>
          <table:table-cell office:value-type="float" office:value="88.6667">
            <text:p>88.6667</text:p>
          </table:table-cell>
          <table:table-cell office:value-type="float" office:value="93.3333">
            <text:p>93.3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3-04-10T17:00:00">
            <text:p>Mon Apr 10 17:00:00 2023</text:p>
          </table:table-cell>
          <table:table-cell office:value-type="float" office:value="34.8333">
            <text:p>34.8333</text:p>
          </table:table-cell>
          <table:table-cell office:value-type="float" office:value="39.3333">
            <text:p>39.3333</text:p>
          </table:table-cell>
          <table:table-cell office:value-type="float" office:value="68.6667">
            <text:p>68.6667</text:p>
          </table:table-cell>
          <table:table-cell office:value-type="float" office:value="69.8333">
            <text:p>69.8333</text:p>
          </table:table-cell>
          <table:table-cell office:value-type="float" office:value="75.3333">
            <text:p>75.3333</text:p>
          </table:table-cell>
          <table:table-cell office:value-type="float" office:value="82.8333">
            <text:p>82.8333</text:p>
          </table:table-cell>
          <table:table-cell office:value-type="float" office:value="88.6667">
            <text:p>88.6667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3-04-10T18:00:00">
            <text:p>Mon Apr 10 18:00:00 2023</text:p>
          </table:table-cell>
          <table:table-cell office:value-type="float" office:value="37.8333">
            <text:p>37.8333</text:p>
          </table:table-cell>
          <table:table-cell office:value-type="float" office:value="34.8333">
            <text:p>34.8333</text:p>
          </table:table-cell>
          <table:table-cell office:value-type="float" office:value="39.3333">
            <text:p>39.3333</text:p>
          </table:table-cell>
          <table:table-cell office:value-type="float" office:value="68.6667">
            <text:p>68.6667</text:p>
          </table:table-cell>
          <table:table-cell office:value-type="float" office:value="69.8333">
            <text:p>69.8333</text:p>
          </table:table-cell>
          <table:table-cell office:value-type="float" office:value="75.3333">
            <text:p>75.3333</text:p>
          </table:table-cell>
          <table:table-cell office:value-type="float" office:value="82.8333">
            <text:p>82.8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4-11T12:00:00">
            <text:p>Tue Apr 11 12:00:00 2023</text:p>
          </table:table-cell>
          <table:table-cell office:value-type="float" office:value="87.0">
            <text:p>87.0</text:p>
          </table:table-cell>
          <table:table-cell office:value-type="float" office:value="87.3333">
            <text:p>87.3333</text:p>
          </table:table-cell>
          <table:table-cell office:value-type="float" office:value="91.5">
            <text:p>91.5</text:p>
          </table:table-cell>
          <table:table-cell office:value-type="float" office:value="95.6667">
            <text:p>95.6667</text:p>
          </table:table-cell>
          <table:table-cell office:value-type="float" office:value="75.8333">
            <text:p>75.8333</text:p>
          </table:table-cell>
          <table:table-cell office:value-type="float" office:value="60.0">
            <text:p>60.0</text:p>
          </table:table-cell>
          <table:table-cell office:value-type="float" office:value="38.8333">
            <text:p>38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4-11T13:00:00">
            <text:p>Tue Apr 11 13:00:00 2023</text:p>
          </table:table-cell>
          <table:table-cell office:value-type="float" office:value="86.0">
            <text:p>86.0</text:p>
          </table:table-cell>
          <table:table-cell office:value-type="float" office:value="87.0">
            <text:p>87.0</text:p>
          </table:table-cell>
          <table:table-cell office:value-type="float" office:value="87.3333">
            <text:p>87.3333</text:p>
          </table:table-cell>
          <table:table-cell office:value-type="float" office:value="91.5">
            <text:p>91.5</text:p>
          </table:table-cell>
          <table:table-cell office:value-type="float" office:value="95.6667">
            <text:p>95.6667</text:p>
          </table:table-cell>
          <table:table-cell office:value-type="float" office:value="75.8333">
            <text:p>75.8333</text:p>
          </table:table-cell>
          <table:table-cell office:value-type="float" office:value="60.0">
            <text:p>60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4-11T14:00:00">
            <text:p>Tue Apr 11 14:00:00 2023</text:p>
          </table:table-cell>
          <table:table-cell office:value-type="float" office:value="73.3333">
            <text:p>73.3333</text:p>
          </table:table-cell>
          <table:table-cell office:value-type="float" office:value="86.0">
            <text:p>86.0</text:p>
          </table:table-cell>
          <table:table-cell office:value-type="float" office:value="87.0">
            <text:p>87.0</text:p>
          </table:table-cell>
          <table:table-cell office:value-type="float" office:value="87.3333">
            <text:p>87.3333</text:p>
          </table:table-cell>
          <table:table-cell office:value-type="float" office:value="91.5">
            <text:p>91.5</text:p>
          </table:table-cell>
          <table:table-cell office:value-type="float" office:value="95.6667">
            <text:p>95.6667</text:p>
          </table:table-cell>
          <table:table-cell office:value-type="float" office:value="75.8333">
            <text:p>75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4-11T15:00:00">
            <text:p>Tue Apr 11 15:00:00 2023</text:p>
          </table:table-cell>
          <table:table-cell office:value-type="float" office:value="63.8333">
            <text:p>63.8333</text:p>
          </table:table-cell>
          <table:table-cell office:value-type="float" office:value="73.3333">
            <text:p>73.3333</text:p>
          </table:table-cell>
          <table:table-cell office:value-type="float" office:value="86.0">
            <text:p>86.0</text:p>
          </table:table-cell>
          <table:table-cell office:value-type="float" office:value="87.0">
            <text:p>87.0</text:p>
          </table:table-cell>
          <table:table-cell office:value-type="float" office:value="87.3333">
            <text:p>87.3333</text:p>
          </table:table-cell>
          <table:table-cell office:value-type="float" office:value="91.5">
            <text:p>91.5</text:p>
          </table:table-cell>
          <table:table-cell office:value-type="float" office:value="95.6667">
            <text:p>95.6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4-11T16:00:00">
            <text:p>Tue Apr 11 16:00:00 2023</text:p>
          </table:table-cell>
          <table:table-cell office:value-type="float" office:value="46.0">
            <text:p>46.0</text:p>
          </table:table-cell>
          <table:table-cell office:value-type="float" office:value="63.8333">
            <text:p>63.8333</text:p>
          </table:table-cell>
          <table:table-cell office:value-type="float" office:value="73.3333">
            <text:p>73.3333</text:p>
          </table:table-cell>
          <table:table-cell office:value-type="float" office:value="86.0">
            <text:p>86.0</text:p>
          </table:table-cell>
          <table:table-cell office:value-type="float" office:value="87.0">
            <text:p>87.0</text:p>
          </table:table-cell>
          <table:table-cell office:value-type="float" office:value="87.3333">
            <text:p>87.3333</text:p>
          </table:table-cell>
          <table:table-cell office:value-type="float" office:value="91.5">
            <text:p>91.5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4-11T17:00:00">
            <text:p>Tue Apr 11 17:00:00 2023</text:p>
          </table:table-cell>
          <table:table-cell office:value-type="float" office:value="34.5">
            <text:p>34.5</text:p>
          </table:table-cell>
          <table:table-cell office:value-type="float" office:value="46.0">
            <text:p>46.0</text:p>
          </table:table-cell>
          <table:table-cell office:value-type="float" office:value="63.8333">
            <text:p>63.8333</text:p>
          </table:table-cell>
          <table:table-cell office:value-type="float" office:value="73.3333">
            <text:p>73.3333</text:p>
          </table:table-cell>
          <table:table-cell office:value-type="float" office:value="86.0">
            <text:p>86.0</text:p>
          </table:table-cell>
          <table:table-cell office:value-type="float" office:value="87.0">
            <text:p>87.0</text:p>
          </table:table-cell>
          <table:table-cell office:value-type="float" office:value="87.3333">
            <text:p>87.3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4-12T13:00:00">
            <text:p>Wed Apr 12 13:00:00 2023</text:p>
          </table:table-cell>
          <table:table-cell office:value-type="float" office:value="63.0">
            <text:p>63.0</text:p>
          </table:table-cell>
          <table:table-cell office:value-type="float" office:value="71.6667">
            <text:p>71.6667</text:p>
          </table:table-cell>
          <table:table-cell office:value-type="float" office:value="83.0">
            <text:p>83.0</text:p>
          </table:table-cell>
          <table:table-cell office:value-type="float" office:value="88.1667">
            <text:p>88.1667</text:p>
          </table:table-cell>
          <table:table-cell office:value-type="float" office:value="83.0">
            <text:p>83.0</text:p>
          </table:table-cell>
          <table:table-cell office:value-type="float" office:value="73.5">
            <text:p>73.5</text:p>
          </table:table-cell>
          <table:table-cell office:value-type="float" office:value="56.3333">
            <text:p>56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4-12T14:00:00">
            <text:p>Wed Apr 12 14:00:00 2023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71.6667">
            <text:p>71.6667</text:p>
          </table:table-cell>
          <table:table-cell office:value-type="float" office:value="83.0">
            <text:p>83.0</text:p>
          </table:table-cell>
          <table:table-cell office:value-type="float" office:value="88.1667">
            <text:p>88.1667</text:p>
          </table:table-cell>
          <table:table-cell office:value-type="float" office:value="83.0">
            <text:p>83.0</text:p>
          </table:table-cell>
          <table:table-cell office:value-type="float" office:value="73.5">
            <text:p>73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4-12T15:00:00">
            <text:p>Wed Apr 12 15:00:00 2023</text:p>
          </table:table-cell>
          <table:table-cell office:value-type="float" office:value="64.3333">
            <text:p>64.3333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71.6667">
            <text:p>71.6667</text:p>
          </table:table-cell>
          <table:table-cell office:value-type="float" office:value="83.0">
            <text:p>83.0</text:p>
          </table:table-cell>
          <table:table-cell office:value-type="float" office:value="88.1667">
            <text:p>88.1667</text:p>
          </table:table-cell>
          <table:table-cell office:value-type="float" office:value="83.0">
            <text:p>83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4-12T16:00:00">
            <text:p>Wed Apr 12 16:00:00 2023</text:p>
          </table:table-cell>
          <table:table-cell office:value-type="float" office:value="58.6667">
            <text:p>58.6667</text:p>
          </table:table-cell>
          <table:table-cell office:value-type="float" office:value="64.3333">
            <text:p>64.3333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71.6667">
            <text:p>71.6667</text:p>
          </table:table-cell>
          <table:table-cell office:value-type="float" office:value="83.0">
            <text:p>83.0</text:p>
          </table:table-cell>
          <table:table-cell office:value-type="float" office:value="88.1667">
            <text:p>88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4-12T17:00:00">
            <text:p>Wed Apr 12 17:00:00 2023</text:p>
          </table:table-cell>
          <table:table-cell office:value-type="float" office:value="51.0">
            <text:p>51.0</text:p>
          </table:table-cell>
          <table:table-cell office:value-type="float" office:value="58.6667">
            <text:p>58.6667</text:p>
          </table:table-cell>
          <table:table-cell office:value-type="float" office:value="64.3333">
            <text:p>64.3333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71.6667">
            <text:p>71.6667</text:p>
          </table:table-cell>
          <table:table-cell office:value-type="float" office:value="83.0">
            <text:p>83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4-12T18:00:00">
            <text:p>Wed Apr 12 18:00:00 2023</text:p>
          </table:table-cell>
          <table:table-cell office:value-type="float" office:value="46.5">
            <text:p>46.5</text:p>
          </table:table-cell>
          <table:table-cell office:value-type="float" office:value="51.0">
            <text:p>51.0</text:p>
          </table:table-cell>
          <table:table-cell office:value-type="float" office:value="58.6667">
            <text:p>58.6667</text:p>
          </table:table-cell>
          <table:table-cell office:value-type="float" office:value="64.3333">
            <text:p>64.3333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71.6667">
            <text:p>71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4-13T11:00:00">
            <text:p>Thu Apr 13 11:00:00 2023</text:p>
          </table:table-cell>
          <table:table-cell office:value-type="float" office:value="62.1667">
            <text:p>62.1667</text:p>
          </table:table-cell>
          <table:table-cell office:value-type="float" office:value="67.1667">
            <text:p>67.1667</text:p>
          </table:table-cell>
          <table:table-cell office:value-type="float" office:value="68.3333">
            <text:p>68.3333</text:p>
          </table:table-cell>
          <table:table-cell office:value-type="float" office:value="67.3333">
            <text:p>67.3333</text:p>
          </table:table-cell>
          <table:table-cell office:value-type="float" office:value="56.6667">
            <text:p>56.6667</text:p>
          </table:table-cell>
          <table:table-cell office:value-type="float" office:value="51.0">
            <text:p>51.0</text:p>
          </table:table-cell>
          <table:table-cell office:value-type="float" office:value="45.8333">
            <text:p>45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4-13T12:00:00">
            <text:p>Thu Apr 13 12:00:00 2023</text:p>
          </table:table-cell>
          <table:table-cell office:value-type="float" office:value="58.0">
            <text:p>58.0</text:p>
          </table:table-cell>
          <table:table-cell office:value-type="float" office:value="62.1667">
            <text:p>62.1667</text:p>
          </table:table-cell>
          <table:table-cell office:value-type="float" office:value="67.1667">
            <text:p>67.1667</text:p>
          </table:table-cell>
          <table:table-cell office:value-type="float" office:value="68.3333">
            <text:p>68.3333</text:p>
          </table:table-cell>
          <table:table-cell office:value-type="float" office:value="67.3333">
            <text:p>67.3333</text:p>
          </table:table-cell>
          <table:table-cell office:value-type="float" office:value="56.6667">
            <text:p>56.6667</text:p>
          </table:table-cell>
          <table:table-cell office:value-type="float" office:value="51.0">
            <text:p>51.0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4-13T13:00:00">
            <text:p>Thu Apr 13 13:00:00 2023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62.1667">
            <text:p>62.1667</text:p>
          </table:table-cell>
          <table:table-cell office:value-type="float" office:value="67.1667">
            <text:p>67.1667</text:p>
          </table:table-cell>
          <table:table-cell office:value-type="float" office:value="68.3333">
            <text:p>68.3333</text:p>
          </table:table-cell>
          <table:table-cell office:value-type="float" office:value="67.3333">
            <text:p>67.3333</text:p>
          </table:table-cell>
          <table:table-cell office:value-type="float" office:value="56.6667">
            <text:p>56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4-13T14:00:00">
            <text:p>Thu Apr 13 14:00:00 2023</text:p>
          </table:table-cell>
          <table:table-cell office:value-type="float" office:value="56.0">
            <text:p>56.0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62.1667">
            <text:p>62.1667</text:p>
          </table:table-cell>
          <table:table-cell office:value-type="float" office:value="67.1667">
            <text:p>67.1667</text:p>
          </table:table-cell>
          <table:table-cell office:value-type="float" office:value="68.3333">
            <text:p>68.3333</text:p>
          </table:table-cell>
          <table:table-cell office:value-type="float" office:value="67.3333">
            <text:p>67.3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4-14T13:00:00">
            <text:p>Fri Apr 14 13:00:00 2023</text:p>
          </table:table-cell>
          <table:table-cell office:value-type="float" office:value="84.3333">
            <text:p>84.3333</text:p>
          </table:table-cell>
          <table:table-cell office:value-type="float" office:value="84.6667">
            <text:p>84.6667</text:p>
          </table:table-cell>
          <table:table-cell office:value-type="float" office:value="86.3333">
            <text:p>86.3333</text:p>
          </table:table-cell>
          <table:table-cell office:value-type="float" office:value="89.1667">
            <text:p>89.1667</text:p>
          </table:table-cell>
          <table:table-cell office:value-type="float" office:value="84.8333">
            <text:p>84.8333</text:p>
          </table:table-cell>
          <table:table-cell office:value-type="float" office:value="78.5">
            <text:p>78.5</text:p>
          </table:table-cell>
          <table:table-cell office:value-type="float" office:value="74.5">
            <text:p>74.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4-14T14:00:00">
            <text:p>Fri Apr 14 14:00:00 2023</text:p>
          </table:table-cell>
          <table:table-cell office:value-type="float" office:value="81.0">
            <text:p>81.0</text:p>
          </table:table-cell>
          <table:table-cell office:value-type="float" office:value="84.3333">
            <text:p>84.3333</text:p>
          </table:table-cell>
          <table:table-cell office:value-type="float" office:value="84.6667">
            <text:p>84.6667</text:p>
          </table:table-cell>
          <table:table-cell office:value-type="float" office:value="86.3333">
            <text:p>86.3333</text:p>
          </table:table-cell>
          <table:table-cell office:value-type="float" office:value="89.1667">
            <text:p>89.1667</text:p>
          </table:table-cell>
          <table:table-cell office:value-type="float" office:value="84.8333">
            <text:p>84.8333</text:p>
          </table:table-cell>
          <table:table-cell office:value-type="float" office:value="78.5">
            <text:p>78.5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4-14T15:00:00">
            <text:p>Fri Apr 14 15:00:00 2023</text:p>
          </table:table-cell>
          <table:table-cell office:value-type="float" office:value="74.8333">
            <text:p>74.8333</text:p>
          </table:table-cell>
          <table:table-cell office:value-type="float" office:value="81.0">
            <text:p>81.0</text:p>
          </table:table-cell>
          <table:table-cell office:value-type="float" office:value="84.3333">
            <text:p>84.3333</text:p>
          </table:table-cell>
          <table:table-cell office:value-type="float" office:value="84.6667">
            <text:p>84.6667</text:p>
          </table:table-cell>
          <table:table-cell office:value-type="float" office:value="86.3333">
            <text:p>86.3333</text:p>
          </table:table-cell>
          <table:table-cell office:value-type="float" office:value="89.1667">
            <text:p>89.1667</text:p>
          </table:table-cell>
          <table:table-cell office:value-type="float" office:value="84.8333">
            <text:p>84.8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4-14T16:00:00">
            <text:p>Fri Apr 14 16:00:00 2023</text:p>
          </table:table-cell>
          <table:table-cell office:value-type="float" office:value="65.1667">
            <text:p>65.1667</text:p>
          </table:table-cell>
          <table:table-cell office:value-type="float" office:value="74.8333">
            <text:p>74.8333</text:p>
          </table:table-cell>
          <table:table-cell office:value-type="float" office:value="81.0">
            <text:p>81.0</text:p>
          </table:table-cell>
          <table:table-cell office:value-type="float" office:value="84.3333">
            <text:p>84.3333</text:p>
          </table:table-cell>
          <table:table-cell office:value-type="float" office:value="84.6667">
            <text:p>84.6667</text:p>
          </table:table-cell>
          <table:table-cell office:value-type="float" office:value="86.3333">
            <text:p>86.3333</text:p>
          </table:table-cell>
          <table:table-cell office:value-type="float" office:value="89.1667">
            <text:p>89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4-14T17:00:00">
            <text:p>Fri Apr 14 17:00:00 2023</text:p>
          </table:table-cell>
          <table:table-cell office:value-type="float" office:value="59.6667">
            <text:p>59.6667</text:p>
          </table:table-cell>
          <table:table-cell office:value-type="float" office:value="65.1667">
            <text:p>65.1667</text:p>
          </table:table-cell>
          <table:table-cell office:value-type="float" office:value="74.8333">
            <text:p>74.8333</text:p>
          </table:table-cell>
          <table:table-cell office:value-type="float" office:value="81.0">
            <text:p>81.0</text:p>
          </table:table-cell>
          <table:table-cell office:value-type="float" office:value="84.3333">
            <text:p>84.3333</text:p>
          </table:table-cell>
          <table:table-cell office:value-type="float" office:value="84.6667">
            <text:p>84.6667</text:p>
          </table:table-cell>
          <table:table-cell office:value-type="float" office:value="86.3333">
            <text:p>86.3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4-14T18:00:00">
            <text:p>Fri Apr 14 18:00:00 2023</text:p>
          </table:table-cell>
          <table:table-cell office:value-type="float" office:value="52.1667">
            <text:p>52.1667</text:p>
          </table:table-cell>
          <table:table-cell office:value-type="float" office:value="59.6667">
            <text:p>59.6667</text:p>
          </table:table-cell>
          <table:table-cell office:value-type="float" office:value="65.1667">
            <text:p>65.1667</text:p>
          </table:table-cell>
          <table:table-cell office:value-type="float" office:value="74.8333">
            <text:p>74.8333</text:p>
          </table:table-cell>
          <table:table-cell office:value-type="float" office:value="81.0">
            <text:p>81.0</text:p>
          </table:table-cell>
          <table:table-cell office:value-type="float" office:value="84.3333">
            <text:p>84.3333</text:p>
          </table:table-cell>
          <table:table-cell office:value-type="float" office:value="84.6667">
            <text:p>84.6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4-14T19:00:00">
            <text:p>Fri Apr 14 19:00:00 2023</text:p>
          </table:table-cell>
          <table:table-cell office:value-type="float" office:value="58.6667">
            <text:p>58.6667</text:p>
          </table:table-cell>
          <table:table-cell office:value-type="float" office:value="52.1667">
            <text:p>52.1667</text:p>
          </table:table-cell>
          <table:table-cell office:value-type="float" office:value="59.6667">
            <text:p>59.6667</text:p>
          </table:table-cell>
          <table:table-cell office:value-type="float" office:value="65.1667">
            <text:p>65.1667</text:p>
          </table:table-cell>
          <table:table-cell office:value-type="float" office:value="74.8333">
            <text:p>74.8333</text:p>
          </table:table-cell>
          <table:table-cell office:value-type="float" office:value="81.0">
            <text:p>81.0</text:p>
          </table:table-cell>
          <table:table-cell office:value-type="float" office:value="84.3333">
            <text:p>84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4-14T20:00:00">
            <text:p>Fri Apr 14 20:00:00 2023</text:p>
          </table:table-cell>
          <table:table-cell office:value-type="float" office:value="63.0">
            <text:p>63.0</text:p>
          </table:table-cell>
          <table:table-cell office:value-type="float" office:value="58.6667">
            <text:p>58.6667</text:p>
          </table:table-cell>
          <table:table-cell office:value-type="float" office:value="52.1667">
            <text:p>52.1667</text:p>
          </table:table-cell>
          <table:table-cell office:value-type="float" office:value="59.6667">
            <text:p>59.6667</text:p>
          </table:table-cell>
          <table:table-cell office:value-type="float" office:value="65.1667">
            <text:p>65.1667</text:p>
          </table:table-cell>
          <table:table-cell office:value-type="float" office:value="74.8333">
            <text:p>74.8333</text:p>
          </table:table-cell>
          <table:table-cell office:value-type="float" office:value="81.0">
            <text:p>81.0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4-15T12:00:00">
            <text:p>Sat Apr 15 12:00:00 2023</text:p>
          </table:table-cell>
          <table:table-cell office:value-type="float" office:value="64.6667">
            <text:p>64.6667</text:p>
          </table:table-cell>
          <table:table-cell office:value-type="float" office:value="74.3333">
            <text:p>74.3333</text:p>
          </table:table-cell>
          <table:table-cell office:value-type="float" office:value="76.8333">
            <text:p>76.8333</text:p>
          </table:table-cell>
          <table:table-cell office:value-type="float" office:value="79.0">
            <text:p>79.0</text:p>
          </table:table-cell>
          <table:table-cell office:value-type="float" office:value="79.3333">
            <text:p>79.3333</text:p>
          </table:table-cell>
          <table:table-cell office:value-type="float" office:value="76.5">
            <text:p>76.5</text:p>
          </table:table-cell>
          <table:table-cell office:value-type="float" office:value="60.8333">
            <text:p>60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4-15T13:00:00">
            <text:p>Sat Apr 15 13:00:00 2023</text:p>
          </table:table-cell>
          <table:table-cell office:value-type="float" office:value="57.3333">
            <text:p>57.3333</text:p>
          </table:table-cell>
          <table:table-cell office:value-type="float" office:value="64.6667">
            <text:p>64.6667</text:p>
          </table:table-cell>
          <table:table-cell office:value-type="float" office:value="74.3333">
            <text:p>74.3333</text:p>
          </table:table-cell>
          <table:table-cell office:value-type="float" office:value="76.8333">
            <text:p>76.8333</text:p>
          </table:table-cell>
          <table:table-cell office:value-type="float" office:value="79.0">
            <text:p>79.0</text:p>
          </table:table-cell>
          <table:table-cell office:value-type="float" office:value="79.3333">
            <text:p>79.3333</text:p>
          </table:table-cell>
          <table:table-cell office:value-type="float" office:value="76.5">
            <text:p>76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4-15T14:00:00">
            <text:p>Sat Apr 15 14:00:00 2023</text:p>
          </table:table-cell>
          <table:table-cell office:value-type="float" office:value="57.8333">
            <text:p>57.8333</text:p>
          </table:table-cell>
          <table:table-cell office:value-type="float" office:value="57.3333">
            <text:p>57.3333</text:p>
          </table:table-cell>
          <table:table-cell office:value-type="float" office:value="64.6667">
            <text:p>64.6667</text:p>
          </table:table-cell>
          <table:table-cell office:value-type="float" office:value="74.3333">
            <text:p>74.3333</text:p>
          </table:table-cell>
          <table:table-cell office:value-type="float" office:value="76.8333">
            <text:p>76.8333</text:p>
          </table:table-cell>
          <table:table-cell office:value-type="float" office:value="79.0">
            <text:p>79.0</text:p>
          </table:table-cell>
          <table:table-cell office:value-type="float" office:value="79.3333">
            <text:p>79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4-15T15:00:00">
            <text:p>Sat Apr 15 15:00:00 2023</text:p>
          </table:table-cell>
          <table:table-cell office:value-type="float" office:value="56.1667">
            <text:p>56.1667</text:p>
          </table:table-cell>
          <table:table-cell office:value-type="float" office:value="57.8333">
            <text:p>57.8333</text:p>
          </table:table-cell>
          <table:table-cell office:value-type="float" office:value="57.3333">
            <text:p>57.3333</text:p>
          </table:table-cell>
          <table:table-cell office:value-type="float" office:value="64.6667">
            <text:p>64.6667</text:p>
          </table:table-cell>
          <table:table-cell office:value-type="float" office:value="74.3333">
            <text:p>74.3333</text:p>
          </table:table-cell>
          <table:table-cell office:value-type="float" office:value="76.8333">
            <text:p>76.8333</text:p>
          </table:table-cell>
          <table:table-cell office:value-type="float" office:value="79.0">
            <text:p>79.0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4-15T16:00:00">
            <text:p>Sat Apr 15 16:00:00 2023</text:p>
          </table:table-cell>
          <table:table-cell office:value-type="float" office:value="53.6667">
            <text:p>53.6667</text:p>
          </table:table-cell>
          <table:table-cell office:value-type="float" office:value="56.1667">
            <text:p>56.1667</text:p>
          </table:table-cell>
          <table:table-cell office:value-type="float" office:value="57.8333">
            <text:p>57.8333</text:p>
          </table:table-cell>
          <table:table-cell office:value-type="float" office:value="57.3333">
            <text:p>57.3333</text:p>
          </table:table-cell>
          <table:table-cell office:value-type="float" office:value="64.6667">
            <text:p>64.6667</text:p>
          </table:table-cell>
          <table:table-cell office:value-type="float" office:value="74.3333">
            <text:p>74.3333</text:p>
          </table:table-cell>
          <table:table-cell office:value-type="float" office:value="76.8333">
            <text:p>76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4-15T17:00:00">
            <text:p>Sat Apr 15 17:00:00 2023</text:p>
          </table:table-cell>
          <table:table-cell office:value-type="float" office:value="48.5">
            <text:p>48.5</text:p>
          </table:table-cell>
          <table:table-cell office:value-type="float" office:value="53.6667">
            <text:p>53.6667</text:p>
          </table:table-cell>
          <table:table-cell office:value-type="float" office:value="56.1667">
            <text:p>56.1667</text:p>
          </table:table-cell>
          <table:table-cell office:value-type="float" office:value="57.8333">
            <text:p>57.8333</text:p>
          </table:table-cell>
          <table:table-cell office:value-type="float" office:value="57.3333">
            <text:p>57.3333</text:p>
          </table:table-cell>
          <table:table-cell office:value-type="float" office:value="64.6667">
            <text:p>64.6667</text:p>
          </table:table-cell>
          <table:table-cell office:value-type="float" office:value="74.3333">
            <text:p>74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4-15T18:00:00">
            <text:p>Sat Apr 15 18:00:00 2023</text:p>
          </table:table-cell>
          <table:table-cell office:value-type="float" office:value="49.5">
            <text:p>49.5</text:p>
          </table:table-cell>
          <table:table-cell office:value-type="float" office:value="48.5">
            <text:p>48.5</text:p>
          </table:table-cell>
          <table:table-cell office:value-type="float" office:value="53.6667">
            <text:p>53.6667</text:p>
          </table:table-cell>
          <table:table-cell office:value-type="float" office:value="56.1667">
            <text:p>56.1667</text:p>
          </table:table-cell>
          <table:table-cell office:value-type="float" office:value="57.8333">
            <text:p>57.8333</text:p>
          </table:table-cell>
          <table:table-cell office:value-type="float" office:value="57.3333">
            <text:p>57.3333</text:p>
          </table:table-cell>
          <table:table-cell office:value-type="float" office:value="64.6667">
            <text:p>64.6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4-16T11:00:00">
            <text:p>Sun Apr 16 11:00:00 2023</text:p>
          </table:table-cell>
          <table:table-cell office:value-type="float" office:value="76.5">
            <text:p>76.5</text:p>
          </table:table-cell>
          <table:table-cell office:value-type="float" office:value="70.8333">
            <text:p>70.8333</text:p>
          </table:table-cell>
          <table:table-cell office:value-type="float" office:value="66.5">
            <text:p>66.5</text:p>
          </table:table-cell>
          <table:table-cell office:value-type="float" office:value="62.0">
            <text:p>62.0</text:p>
          </table:table-cell>
          <table:table-cell office:value-type="float" office:value="60.6667">
            <text:p>60.6667</text:p>
          </table:table-cell>
          <table:table-cell office:value-type="float" office:value="59.6667">
            <text:p>59.6667</text:p>
          </table:table-cell>
          <table:table-cell office:value-type="float" office:value="54.5">
            <text:p>54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4-16T12:00:00">
            <text:p>Sun Apr 16 12:00:00 2023</text:p>
          </table:table-cell>
          <table:table-cell office:value-type="float" office:value="80.8333">
            <text:p>80.8333</text:p>
          </table:table-cell>
          <table:table-cell office:value-type="float" office:value="76.5">
            <text:p>76.5</text:p>
          </table:table-cell>
          <table:table-cell office:value-type="float" office:value="70.8333">
            <text:p>70.8333</text:p>
          </table:table-cell>
          <table:table-cell office:value-type="float" office:value="66.5">
            <text:p>66.5</text:p>
          </table:table-cell>
          <table:table-cell office:value-type="float" office:value="62.0">
            <text:p>62.0</text:p>
          </table:table-cell>
          <table:table-cell office:value-type="float" office:value="60.6667">
            <text:p>60.6667</text:p>
          </table:table-cell>
          <table:table-cell office:value-type="float" office:value="59.6667">
            <text:p>59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4-16T13:00:00">
            <text:p>Sun Apr 16 13:00:00 2023</text:p>
          </table:table-cell>
          <table:table-cell office:value-type="float" office:value="82.3333">
            <text:p>82.3333</text:p>
          </table:table-cell>
          <table:table-cell office:value-type="float" office:value="80.8333">
            <text:p>80.8333</text:p>
          </table:table-cell>
          <table:table-cell office:value-type="float" office:value="76.5">
            <text:p>76.5</text:p>
          </table:table-cell>
          <table:table-cell office:value-type="float" office:value="70.8333">
            <text:p>70.8333</text:p>
          </table:table-cell>
          <table:table-cell office:value-type="float" office:value="66.5">
            <text:p>66.5</text:p>
          </table:table-cell>
          <table:table-cell office:value-type="float" office:value="62.0">
            <text:p>62.0</text:p>
          </table:table-cell>
          <table:table-cell office:value-type="float" office:value="60.6667">
            <text:p>60.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4-16T14:00:00">
            <text:p>Sun Apr 16 14:00:00 2023</text:p>
          </table:table-cell>
          <table:table-cell office:value-type="float" office:value="78.8333">
            <text:p>78.8333</text:p>
          </table:table-cell>
          <table:table-cell office:value-type="float" office:value="82.3333">
            <text:p>82.3333</text:p>
          </table:table-cell>
          <table:table-cell office:value-type="float" office:value="80.8333">
            <text:p>80.8333</text:p>
          </table:table-cell>
          <table:table-cell office:value-type="float" office:value="76.5">
            <text:p>76.5</text:p>
          </table:table-cell>
          <table:table-cell office:value-type="float" office:value="70.8333">
            <text:p>70.8333</text:p>
          </table:table-cell>
          <table:table-cell office:value-type="float" office:value="66.5">
            <text:p>66.5</text:p>
          </table:table-cell>
          <table:table-cell office:value-type="float" office:value="62.0">
            <text:p>62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4-16T15:00:00">
            <text:p>Sun Apr 16 15:00:00 2023</text:p>
          </table:table-cell>
          <table:table-cell office:value-type="float" office:value="56.8333">
            <text:p>56.8333</text:p>
          </table:table-cell>
          <table:table-cell office:value-type="float" office:value="78.8333">
            <text:p>78.8333</text:p>
          </table:table-cell>
          <table:table-cell office:value-type="float" office:value="82.3333">
            <text:p>82.3333</text:p>
          </table:table-cell>
          <table:table-cell office:value-type="float" office:value="80.8333">
            <text:p>80.8333</text:p>
          </table:table-cell>
          <table:table-cell office:value-type="float" office:value="76.5">
            <text:p>76.5</text:p>
          </table:table-cell>
          <table:table-cell office:value-type="float" office:value="70.8333">
            <text:p>70.8333</text:p>
          </table:table-cell>
          <table:table-cell office:value-type="float" office:value="66.5">
            <text:p>66.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4-16T16:00:00">
            <text:p>Sun Apr 16 16:00:00 2023</text:p>
          </table:table-cell>
          <table:table-cell office:value-type="float" office:value="38.0">
            <text:p>38.0</text:p>
          </table:table-cell>
          <table:table-cell office:value-type="float" office:value="56.8333">
            <text:p>56.8333</text:p>
          </table:table-cell>
          <table:table-cell office:value-type="float" office:value="78.8333">
            <text:p>78.8333</text:p>
          </table:table-cell>
          <table:table-cell office:value-type="float" office:value="82.3333">
            <text:p>82.3333</text:p>
          </table:table-cell>
          <table:table-cell office:value-type="float" office:value="80.8333">
            <text:p>80.8333</text:p>
          </table:table-cell>
          <table:table-cell office:value-type="float" office:value="76.5">
            <text:p>76.5</text:p>
          </table:table-cell>
          <table:table-cell office:value-type="float" office:value="70.8333">
            <text:p>70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4-16T17:00:00">
            <text:p>Sun Apr 16 17:00:00 2023</text:p>
          </table:table-cell>
          <table:table-cell office:value-type="float" office:value="62.8333">
            <text:p>62.8333</text:p>
          </table:table-cell>
          <table:table-cell office:value-type="float" office:value="38.0">
            <text:p>38.0</text:p>
          </table:table-cell>
          <table:table-cell office:value-type="float" office:value="56.8333">
            <text:p>56.8333</text:p>
          </table:table-cell>
          <table:table-cell office:value-type="float" office:value="78.8333">
            <text:p>78.8333</text:p>
          </table:table-cell>
          <table:table-cell office:value-type="float" office:value="82.3333">
            <text:p>82.3333</text:p>
          </table:table-cell>
          <table:table-cell office:value-type="float" office:value="80.8333">
            <text:p>80.8333</text:p>
          </table:table-cell>
          <table:table-cell office:value-type="float" office:value="76.5">
            <text:p>76.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4-17T13:00:00">
            <text:p>Mon Apr 17 13:00:00 2023</text:p>
          </table:table-cell>
          <table:table-cell office:value-type="float" office:value="72.0">
            <text:p>72.0</text:p>
          </table:table-cell>
          <table:table-cell office:value-type="float" office:value="75.0">
            <text:p>75.0</text:p>
          </table:table-cell>
          <table:table-cell office:value-type="float" office:value="71.3333">
            <text:p>71.3333</text:p>
          </table:table-cell>
          <table:table-cell office:value-type="float" office:value="68.1667">
            <text:p>68.1667</text:p>
          </table:table-cell>
          <table:table-cell office:value-type="float" office:value="66.8333">
            <text:p>66.8333</text:p>
          </table:table-cell>
          <table:table-cell office:value-type="float" office:value="63.5">
            <text:p>63.5</text:p>
          </table:table-cell>
          <table:table-cell office:value-type="float" office:value="61.0">
            <text:p>61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4-17T14:00:00">
            <text:p>Mon Apr 17 14:00:00 2023</text:p>
          </table:table-cell>
          <table:table-cell office:value-type="float" office:value="71.6667">
            <text:p>71.6667</text:p>
          </table:table-cell>
          <table:table-cell office:value-type="float" office:value="72.0">
            <text:p>72.0</text:p>
          </table:table-cell>
          <table:table-cell office:value-type="float" office:value="75.0">
            <text:p>75.0</text:p>
          </table:table-cell>
          <table:table-cell office:value-type="float" office:value="71.3333">
            <text:p>71.3333</text:p>
          </table:table-cell>
          <table:table-cell office:value-type="float" office:value="68.1667">
            <text:p>68.1667</text:p>
          </table:table-cell>
          <table:table-cell office:value-type="float" office:value="66.8333">
            <text:p>66.8333</text:p>
          </table:table-cell>
          <table:table-cell office:value-type="float" office:value="63.5">
            <text:p>63.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4-17T15:00:00">
            <text:p>Mon Apr 17 15:00:00 2023</text:p>
          </table:table-cell>
          <table:table-cell office:value-type="float" office:value="74.6667">
            <text:p>74.6667</text:p>
          </table:table-cell>
          <table:table-cell office:value-type="float" office:value="71.6667">
            <text:p>71.6667</text:p>
          </table:table-cell>
          <table:table-cell office:value-type="float" office:value="72.0">
            <text:p>72.0</text:p>
          </table:table-cell>
          <table:table-cell office:value-type="float" office:value="75.0">
            <text:p>75.0</text:p>
          </table:table-cell>
          <table:table-cell office:value-type="float" office:value="71.3333">
            <text:p>71.3333</text:p>
          </table:table-cell>
          <table:table-cell office:value-type="float" office:value="68.1667">
            <text:p>68.1667</text:p>
          </table:table-cell>
          <table:table-cell office:value-type="float" office:value="66.8333">
            <text:p>66.8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4-17T16:00:00">
            <text:p>Mon Apr 17 16:00:00 2023</text:p>
          </table:table-cell>
          <table:table-cell office:value-type="float" office:value="73.1667">
            <text:p>73.1667</text:p>
          </table:table-cell>
          <table:table-cell office:value-type="float" office:value="74.6667">
            <text:p>74.6667</text:p>
          </table:table-cell>
          <table:table-cell office:value-type="float" office:value="71.6667">
            <text:p>71.6667</text:p>
          </table:table-cell>
          <table:table-cell office:value-type="float" office:value="72.0">
            <text:p>72.0</text:p>
          </table:table-cell>
          <table:table-cell office:value-type="float" office:value="75.0">
            <text:p>75.0</text:p>
          </table:table-cell>
          <table:table-cell office:value-type="float" office:value="71.3333">
            <text:p>71.3333</text:p>
          </table:table-cell>
          <table:table-cell office:value-type="float" office:value="68.1667">
            <text:p>68.1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4-18T13:00:00">
            <text:p>Tue Apr 18 13:00:00 2023</text:p>
          </table:table-cell>
          <table:table-cell office:value-type="float" office:value="92.5">
            <text:p>92.5</text:p>
          </table:table-cell>
          <table:table-cell office:value-type="float" office:value="92.5">
            <text:p>92.5</text:p>
          </table:table-cell>
          <table:table-cell office:value-type="float" office:value="88.6667">
            <text:p>88.6667</text:p>
          </table:table-cell>
          <table:table-cell office:value-type="float" office:value="87.5">
            <text:p>87.5</text:p>
          </table:table-cell>
          <table:table-cell office:value-type="float" office:value="83.6667">
            <text:p>83.6667</text:p>
          </table:table-cell>
          <table:table-cell office:value-type="float" office:value="77.1667">
            <text:p>77.1667</text:p>
          </table:table-cell>
          <table:table-cell office:value-type="float" office:value="74.5">
            <text:p>74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4-18T14:00:00">
            <text:p>Tue Apr 18 14:00:00 2023</text:p>
          </table:table-cell>
          <table:table-cell office:value-type="float" office:value="87.8333">
            <text:p>87.8333</text:p>
          </table:table-cell>
          <table:table-cell office:value-type="float" office:value="92.5">
            <text:p>92.5</text:p>
          </table:table-cell>
          <table:table-cell office:value-type="float" office:value="92.5">
            <text:p>92.5</text:p>
          </table:table-cell>
          <table:table-cell office:value-type="float" office:value="88.6667">
            <text:p>88.6667</text:p>
          </table:table-cell>
          <table:table-cell office:value-type="float" office:value="87.5">
            <text:p>87.5</text:p>
          </table:table-cell>
          <table:table-cell office:value-type="float" office:value="83.6667">
            <text:p>83.6667</text:p>
          </table:table-cell>
          <table:table-cell office:value-type="float" office:value="77.1667">
            <text:p>77.1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4-18T15:00:00">
            <text:p>Tue Apr 18 15:00:00 2023</text:p>
          </table:table-cell>
          <table:table-cell office:value-type="float" office:value="76.1667">
            <text:p>76.1667</text:p>
          </table:table-cell>
          <table:table-cell office:value-type="float" office:value="87.8333">
            <text:p>87.8333</text:p>
          </table:table-cell>
          <table:table-cell office:value-type="float" office:value="92.5">
            <text:p>92.5</text:p>
          </table:table-cell>
          <table:table-cell office:value-type="float" office:value="92.5">
            <text:p>92.5</text:p>
          </table:table-cell>
          <table:table-cell office:value-type="float" office:value="88.6667">
            <text:p>88.6667</text:p>
          </table:table-cell>
          <table:table-cell office:value-type="float" office:value="87.5">
            <text:p>87.5</text:p>
          </table:table-cell>
          <table:table-cell office:value-type="float" office:value="83.6667">
            <text:p>83.6667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3-04-18T16:00:00">
            <text:p>Tue Apr 18 16:00:00 2023</text:p>
          </table:table-cell>
          <table:table-cell office:value-type="float" office:value="43.6667">
            <text:p>43.6667</text:p>
          </table:table-cell>
          <table:table-cell office:value-type="float" office:value="76.1667">
            <text:p>76.1667</text:p>
          </table:table-cell>
          <table:table-cell office:value-type="float" office:value="87.8333">
            <text:p>87.8333</text:p>
          </table:table-cell>
          <table:table-cell office:value-type="float" office:value="92.5">
            <text:p>92.5</text:p>
          </table:table-cell>
          <table:table-cell office:value-type="float" office:value="92.5">
            <text:p>92.5</text:p>
          </table:table-cell>
          <table:table-cell office:value-type="float" office:value="88.6667">
            <text:p>88.6667</text:p>
          </table:table-cell>
          <table:table-cell office:value-type="float" office:value="87.5">
            <text:p>87.5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3-04-18T17:00:00">
            <text:p>Tue Apr 18 17:00:00 2023</text:p>
          </table:table-cell>
          <table:table-cell office:value-type="float" office:value="48.3333">
            <text:p>48.3333</text:p>
          </table:table-cell>
          <table:table-cell office:value-type="float" office:value="43.6667">
            <text:p>43.6667</text:p>
          </table:table-cell>
          <table:table-cell office:value-type="float" office:value="76.1667">
            <text:p>76.1667</text:p>
          </table:table-cell>
          <table:table-cell office:value-type="float" office:value="87.8333">
            <text:p>87.8333</text:p>
          </table:table-cell>
          <table:table-cell office:value-type="float" office:value="92.5">
            <text:p>92.5</text:p>
          </table:table-cell>
          <table:table-cell office:value-type="float" office:value="92.5">
            <text:p>92.5</text:p>
          </table:table-cell>
          <table:table-cell office:value-type="float" office:value="88.6667">
            <text:p>88.6667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3-04-19T13:00:00">
            <text:p>Wed Apr 19 13:00:00 2023</text:p>
          </table:table-cell>
          <table:table-cell office:value-type="float" office:value="111.1667">
            <text:p>111.1667</text:p>
          </table:table-cell>
          <table:table-cell office:value-type="float" office:value="111.0">
            <text:p>111.0</text:p>
          </table:table-cell>
          <table:table-cell office:value-type="float" office:value="106.3333">
            <text:p>106.3333</text:p>
          </table:table-cell>
          <table:table-cell office:value-type="float" office:value="99.5">
            <text:p>99.5</text:p>
          </table:table-cell>
          <table:table-cell office:value-type="float" office:value="94.0">
            <text:p>94.0</text:p>
          </table:table-cell>
          <table:table-cell office:value-type="float" office:value="88.5">
            <text:p>88.5</text:p>
          </table:table-cell>
          <table:table-cell office:value-type="float" office:value="84.6667">
            <text:p>84.6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4-19T14:00:00">
            <text:p>Wed Apr 19 14:00:00 2023</text:p>
          </table:table-cell>
          <table:table-cell office:value-type="float" office:value="105.3333">
            <text:p>105.3333</text:p>
          </table:table-cell>
          <table:table-cell office:value-type="float" office:value="111.1667">
            <text:p>111.1667</text:p>
          </table:table-cell>
          <table:table-cell office:value-type="float" office:value="111.0">
            <text:p>111.0</text:p>
          </table:table-cell>
          <table:table-cell office:value-type="float" office:value="106.3333">
            <text:p>106.3333</text:p>
          </table:table-cell>
          <table:table-cell office:value-type="float" office:value="99.5">
            <text:p>99.5</text:p>
          </table:table-cell>
          <table:table-cell office:value-type="float" office:value="94.0">
            <text:p>94.0</text:p>
          </table:table-cell>
          <table:table-cell office:value-type="float" office:value="88.5">
            <text:p>88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4-19T15:00:00">
            <text:p>Wed Apr 19 15:00:00 2023</text:p>
          </table:table-cell>
          <table:table-cell office:value-type="float" office:value="77.5">
            <text:p>77.5</text:p>
          </table:table-cell>
          <table:table-cell office:value-type="float" office:value="105.3333">
            <text:p>105.3333</text:p>
          </table:table-cell>
          <table:table-cell office:value-type="float" office:value="111.1667">
            <text:p>111.1667</text:p>
          </table:table-cell>
          <table:table-cell office:value-type="float" office:value="111.0">
            <text:p>111.0</text:p>
          </table:table-cell>
          <table:table-cell office:value-type="float" office:value="106.3333">
            <text:p>106.3333</text:p>
          </table:table-cell>
          <table:table-cell office:value-type="float" office:value="99.5">
            <text:p>99.5</text:p>
          </table:table-cell>
          <table:table-cell office:value-type="float" office:value="94.0">
            <text:p>94.0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4-19T16:00:00">
            <text:p>Wed Apr 19 16:00:00 2023</text:p>
          </table:table-cell>
          <table:table-cell office:value-type="float" office:value="57.5">
            <text:p>57.5</text:p>
          </table:table-cell>
          <table:table-cell office:value-type="float" office:value="77.5">
            <text:p>77.5</text:p>
          </table:table-cell>
          <table:table-cell office:value-type="float" office:value="105.3333">
            <text:p>105.3333</text:p>
          </table:table-cell>
          <table:table-cell office:value-type="float" office:value="111.1667">
            <text:p>111.1667</text:p>
          </table:table-cell>
          <table:table-cell office:value-type="float" office:value="111.0">
            <text:p>111.0</text:p>
          </table:table-cell>
          <table:table-cell office:value-type="float" office:value="106.3333">
            <text:p>106.3333</text:p>
          </table:table-cell>
          <table:table-cell office:value-type="float" office:value="99.5">
            <text:p>99.5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3-04-19T17:00:00">
            <text:p>Wed Apr 19 17:00:00 2023</text:p>
          </table:table-cell>
          <table:table-cell office:value-type="float" office:value="55.5">
            <text:p>55.5</text:p>
          </table:table-cell>
          <table:table-cell office:value-type="float" office:value="57.5">
            <text:p>57.5</text:p>
          </table:table-cell>
          <table:table-cell office:value-type="float" office:value="77.5">
            <text:p>77.5</text:p>
          </table:table-cell>
          <table:table-cell office:value-type="float" office:value="105.3333">
            <text:p>105.3333</text:p>
          </table:table-cell>
          <table:table-cell office:value-type="float" office:value="111.1667">
            <text:p>111.1667</text:p>
          </table:table-cell>
          <table:table-cell office:value-type="float" office:value="111.0">
            <text:p>111.0</text:p>
          </table:table-cell>
          <table:table-cell office:value-type="float" office:value="106.3333">
            <text:p>106.3333</text:p>
          </table:table-cell>
          <table:table-cell office:value-type="float" office:value="102.0">
            <text:p>102.0</text:p>
          </table:table-cell>
        </table:table-row>
        <table:table-row>
          <table:table-cell table:style-name="pd1" office:value-type="date" office:date-value="2023-04-19T18:00:00">
            <text:p>Wed Apr 19 18:00:00 2023</text:p>
          </table:table-cell>
          <table:table-cell office:value-type="float" office:value="64.0">
            <text:p>64.0</text:p>
          </table:table-cell>
          <table:table-cell office:value-type="float" office:value="55.5">
            <text:p>55.5</text:p>
          </table:table-cell>
          <table:table-cell office:value-type="float" office:value="57.5">
            <text:p>57.5</text:p>
          </table:table-cell>
          <table:table-cell office:value-type="float" office:value="77.5">
            <text:p>77.5</text:p>
          </table:table-cell>
          <table:table-cell office:value-type="float" office:value="105.3333">
            <text:p>105.3333</text:p>
          </table:table-cell>
          <table:table-cell office:value-type="float" office:value="111.1667">
            <text:p>111.1667</text:p>
          </table:table-cell>
          <table:table-cell office:value-type="float" office:value="111.0">
            <text:p>111.0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3-04-20T14:00:00">
            <text:p>Thu Apr 20 14:00:00 2023</text:p>
          </table:table-cell>
          <table:table-cell office:value-type="float" office:value="93.5">
            <text:p>93.5</text:p>
          </table:table-cell>
          <table:table-cell office:value-type="float" office:value="109.0">
            <text:p>109.0</text:p>
          </table:table-cell>
          <table:table-cell office:value-type="float" office:value="106.3333">
            <text:p>106.3333</text:p>
          </table:table-cell>
          <table:table-cell office:value-type="float" office:value="102.0">
            <text:p>102.0</text:p>
          </table:table-cell>
          <table:table-cell office:value-type="float" office:value="94.6667">
            <text:p>94.6667</text:p>
          </table:table-cell>
          <table:table-cell office:value-type="float" office:value="93.1667">
            <text:p>93.1667</text:p>
          </table:table-cell>
          <table:table-cell office:value-type="float" office:value="84.6667">
            <text:p>84.6667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3-04-20T15:00:00">
            <text:p>Thu Apr 20 15:00:00 2023</text:p>
          </table:table-cell>
          <table:table-cell office:value-type="float" office:value="80.5">
            <text:p>80.5</text:p>
          </table:table-cell>
          <table:table-cell office:value-type="float" office:value="93.5">
            <text:p>93.5</text:p>
          </table:table-cell>
          <table:table-cell office:value-type="float" office:value="109.0">
            <text:p>109.0</text:p>
          </table:table-cell>
          <table:table-cell office:value-type="float" office:value="106.3333">
            <text:p>106.3333</text:p>
          </table:table-cell>
          <table:table-cell office:value-type="float" office:value="102.0">
            <text:p>102.0</text:p>
          </table:table-cell>
          <table:table-cell office:value-type="float" office:value="94.6667">
            <text:p>94.6667</text:p>
          </table:table-cell>
          <table:table-cell office:value-type="float" office:value="93.1667">
            <text:p>93.1667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3-04-20T16:00:00">
            <text:p>Thu Apr 20 16:00:00 2023</text:p>
          </table:table-cell>
          <table:table-cell office:value-type="float" office:value="74.8333">
            <text:p>74.8333</text:p>
          </table:table-cell>
          <table:table-cell office:value-type="float" office:value="80.5">
            <text:p>80.5</text:p>
          </table:table-cell>
          <table:table-cell office:value-type="float" office:value="93.5">
            <text:p>93.5</text:p>
          </table:table-cell>
          <table:table-cell office:value-type="float" office:value="109.0">
            <text:p>109.0</text:p>
          </table:table-cell>
          <table:table-cell office:value-type="float" office:value="106.3333">
            <text:p>106.3333</text:p>
          </table:table-cell>
          <table:table-cell office:value-type="float" office:value="102.0">
            <text:p>102.0</text:p>
          </table:table-cell>
          <table:table-cell office:value-type="float" office:value="94.6667">
            <text:p>94.6667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4-20T17:00:00">
            <text:p>Thu Apr 20 17:00:00 2023</text:p>
          </table:table-cell>
          <table:table-cell office:value-type="float" office:value="72.8333">
            <text:p>72.8333</text:p>
          </table:table-cell>
          <table:table-cell office:value-type="float" office:value="74.8333">
            <text:p>74.8333</text:p>
          </table:table-cell>
          <table:table-cell office:value-type="float" office:value="80.5">
            <text:p>80.5</text:p>
          </table:table-cell>
          <table:table-cell office:value-type="float" office:value="93.5">
            <text:p>93.5</text:p>
          </table:table-cell>
          <table:table-cell office:value-type="float" office:value="109.0">
            <text:p>109.0</text:p>
          </table:table-cell>
          <table:table-cell office:value-type="float" office:value="106.3333">
            <text:p>106.3333</text:p>
          </table:table-cell>
          <table:table-cell office:value-type="float" office:value="102.0">
            <text:p>102.0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4-20T18:00:00">
            <text:p>Thu Apr 20 18:00:00 2023</text:p>
          </table:table-cell>
          <table:table-cell office:value-type="float" office:value="79.0">
            <text:p>79.0</text:p>
          </table:table-cell>
          <table:table-cell office:value-type="float" office:value="72.8333">
            <text:p>72.8333</text:p>
          </table:table-cell>
          <table:table-cell office:value-type="float" office:value="74.8333">
            <text:p>74.8333</text:p>
          </table:table-cell>
          <table:table-cell office:value-type="float" office:value="80.5">
            <text:p>80.5</text:p>
          </table:table-cell>
          <table:table-cell office:value-type="float" office:value="93.5">
            <text:p>93.5</text:p>
          </table:table-cell>
          <table:table-cell office:value-type="float" office:value="109.0">
            <text:p>109.0</text:p>
          </table:table-cell>
          <table:table-cell office:value-type="float" office:value="106.3333">
            <text:p>106.3333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3-04-20T19:00:00">
            <text:p>Thu Apr 20 19:00:00 2023</text:p>
          </table:table-cell>
          <table:table-cell office:value-type="float" office:value="79.8333">
            <text:p>79.8333</text:p>
          </table:table-cell>
          <table:table-cell office:value-type="float" office:value="79.0">
            <text:p>79.0</text:p>
          </table:table-cell>
          <table:table-cell office:value-type="float" office:value="72.8333">
            <text:p>72.8333</text:p>
          </table:table-cell>
          <table:table-cell office:value-type="float" office:value="74.8333">
            <text:p>74.8333</text:p>
          </table:table-cell>
          <table:table-cell office:value-type="float" office:value="80.5">
            <text:p>80.5</text:p>
          </table:table-cell>
          <table:table-cell office:value-type="float" office:value="93.5">
            <text:p>93.5</text:p>
          </table:table-cell>
          <table:table-cell office:value-type="float" office:value="109.0">
            <text:p>109.0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3-04-21T12:00:00">
            <text:p>Fri Apr 21 12:00:00 2023</text:p>
          </table:table-cell>
          <table:table-cell office:value-type="float" office:value="98.5">
            <text:p>98.5</text:p>
          </table:table-cell>
          <table:table-cell office:value-type="float" office:value="97.0">
            <text:p>97.0</text:p>
          </table:table-cell>
          <table:table-cell office:value-type="float" office:value="96.5">
            <text:p>96.5</text:p>
          </table:table-cell>
          <table:table-cell office:value-type="float" office:value="96.1667">
            <text:p>96.1667</text:p>
          </table:table-cell>
          <table:table-cell office:value-type="float" office:value="91.0">
            <text:p>91.0</text:p>
          </table:table-cell>
          <table:table-cell office:value-type="float" office:value="79.8333">
            <text:p>79.8333</text:p>
          </table:table-cell>
          <table:table-cell office:value-type="float" office:value="70.3333">
            <text:p>70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4-21T13:00:00">
            <text:p>Fri Apr 21 13:00:00 2023</text:p>
          </table:table-cell>
          <table:table-cell office:value-type="float" office:value="97.1667">
            <text:p>97.1667</text:p>
          </table:table-cell>
          <table:table-cell office:value-type="float" office:value="98.5">
            <text:p>98.5</text:p>
          </table:table-cell>
          <table:table-cell office:value-type="float" office:value="97.0">
            <text:p>97.0</text:p>
          </table:table-cell>
          <table:table-cell office:value-type="float" office:value="96.5">
            <text:p>96.5</text:p>
          </table:table-cell>
          <table:table-cell office:value-type="float" office:value="96.1667">
            <text:p>96.1667</text:p>
          </table:table-cell>
          <table:table-cell office:value-type="float" office:value="91.0">
            <text:p>91.0</text:p>
          </table:table-cell>
          <table:table-cell office:value-type="float" office:value="79.8333">
            <text:p>79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4-21T14:00:00">
            <text:p>Fri Apr 21 14:00:00 2023</text:p>
          </table:table-cell>
          <table:table-cell office:value-type="float" office:value="86.3333">
            <text:p>86.3333</text:p>
          </table:table-cell>
          <table:table-cell office:value-type="float" office:value="97.1667">
            <text:p>97.1667</text:p>
          </table:table-cell>
          <table:table-cell office:value-type="float" office:value="98.5">
            <text:p>98.5</text:p>
          </table:table-cell>
          <table:table-cell office:value-type="float" office:value="97.0">
            <text:p>97.0</text:p>
          </table:table-cell>
          <table:table-cell office:value-type="float" office:value="96.5">
            <text:p>96.5</text:p>
          </table:table-cell>
          <table:table-cell office:value-type="float" office:value="96.1667">
            <text:p>96.1667</text:p>
          </table:table-cell>
          <table:table-cell office:value-type="float" office:value="91.0">
            <text:p>91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4-21T15:00:00">
            <text:p>Fri Apr 21 15:00:00 2023</text:p>
          </table:table-cell>
          <table:table-cell office:value-type="float" office:value="77.8333">
            <text:p>77.8333</text:p>
          </table:table-cell>
          <table:table-cell office:value-type="float" office:value="86.3333">
            <text:p>86.3333</text:p>
          </table:table-cell>
          <table:table-cell office:value-type="float" office:value="97.1667">
            <text:p>97.1667</text:p>
          </table:table-cell>
          <table:table-cell office:value-type="float" office:value="98.5">
            <text:p>98.5</text:p>
          </table:table-cell>
          <table:table-cell office:value-type="float" office:value="97.0">
            <text:p>97.0</text:p>
          </table:table-cell>
          <table:table-cell office:value-type="float" office:value="96.5">
            <text:p>96.5</text:p>
          </table:table-cell>
          <table:table-cell office:value-type="float" office:value="96.1667">
            <text:p>96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4-21T16:00:00">
            <text:p>Fri Apr 21 16:00:00 2023</text:p>
          </table:table-cell>
          <table:table-cell office:value-type="float" office:value="70.6667">
            <text:p>70.6667</text:p>
          </table:table-cell>
          <table:table-cell office:value-type="float" office:value="77.8333">
            <text:p>77.8333</text:p>
          </table:table-cell>
          <table:table-cell office:value-type="float" office:value="86.3333">
            <text:p>86.3333</text:p>
          </table:table-cell>
          <table:table-cell office:value-type="float" office:value="97.1667">
            <text:p>97.1667</text:p>
          </table:table-cell>
          <table:table-cell office:value-type="float" office:value="98.5">
            <text:p>98.5</text:p>
          </table:table-cell>
          <table:table-cell office:value-type="float" office:value="97.0">
            <text:p>97.0</text:p>
          </table:table-cell>
          <table:table-cell office:value-type="float" office:value="96.5">
            <text:p>96.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4-21T17:00:00">
            <text:p>Fri Apr 21 17:00:00 2023</text:p>
          </table:table-cell>
          <table:table-cell office:value-type="float" office:value="67.0">
            <text:p>67.0</text:p>
          </table:table-cell>
          <table:table-cell office:value-type="float" office:value="70.6667">
            <text:p>70.6667</text:p>
          </table:table-cell>
          <table:table-cell office:value-type="float" office:value="77.8333">
            <text:p>77.8333</text:p>
          </table:table-cell>
          <table:table-cell office:value-type="float" office:value="86.3333">
            <text:p>86.3333</text:p>
          </table:table-cell>
          <table:table-cell office:value-type="float" office:value="97.1667">
            <text:p>97.1667</text:p>
          </table:table-cell>
          <table:table-cell office:value-type="float" office:value="98.5">
            <text:p>98.5</text:p>
          </table:table-cell>
          <table:table-cell office:value-type="float" office:value="97.0">
            <text:p>97.0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4-21T18:00:00">
            <text:p>Fri Apr 21 18:00:00 2023</text:p>
          </table:table-cell>
          <table:table-cell office:value-type="float" office:value="51.0">
            <text:p>51.0</text:p>
          </table:table-cell>
          <table:table-cell office:value-type="float" office:value="67.0">
            <text:p>67.0</text:p>
          </table:table-cell>
          <table:table-cell office:value-type="float" office:value="70.6667">
            <text:p>70.6667</text:p>
          </table:table-cell>
          <table:table-cell office:value-type="float" office:value="77.8333">
            <text:p>77.8333</text:p>
          </table:table-cell>
          <table:table-cell office:value-type="float" office:value="86.3333">
            <text:p>86.3333</text:p>
          </table:table-cell>
          <table:table-cell office:value-type="float" office:value="97.1667">
            <text:p>97.1667</text:p>
          </table:table-cell>
          <table:table-cell office:value-type="float" office:value="98.5">
            <text:p>98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4-22T12:00:00">
            <text:p>Sat Apr 22 12:00:00 2023</text:p>
          </table:table-cell>
          <table:table-cell office:value-type="float" office:value="74.8333">
            <text:p>74.8333</text:p>
          </table:table-cell>
          <table:table-cell office:value-type="float" office:value="75.3333">
            <text:p>75.3333</text:p>
          </table:table-cell>
          <table:table-cell office:value-type="float" office:value="75.5">
            <text:p>75.5</text:p>
          </table:table-cell>
          <table:table-cell office:value-type="float" office:value="72.1667">
            <text:p>72.1667</text:p>
          </table:table-cell>
          <table:table-cell office:value-type="float" office:value="74.5">
            <text:p>74.5</text:p>
          </table:table-cell>
          <table:table-cell office:value-type="float" office:value="68.8333">
            <text:p>68.8333</text:p>
          </table:table-cell>
          <table:table-cell office:value-type="float" office:value="66.8333">
            <text:p>66.8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4-22T13:00:00">
            <text:p>Sat Apr 22 13:00:00 2023</text:p>
          </table:table-cell>
          <table:table-cell office:value-type="float" office:value="68.6667">
            <text:p>68.6667</text:p>
          </table:table-cell>
          <table:table-cell office:value-type="float" office:value="74.8333">
            <text:p>74.8333</text:p>
          </table:table-cell>
          <table:table-cell office:value-type="float" office:value="75.3333">
            <text:p>75.3333</text:p>
          </table:table-cell>
          <table:table-cell office:value-type="float" office:value="75.5">
            <text:p>75.5</text:p>
          </table:table-cell>
          <table:table-cell office:value-type="float" office:value="72.1667">
            <text:p>72.1667</text:p>
          </table:table-cell>
          <table:table-cell office:value-type="float" office:value="74.5">
            <text:p>74.5</text:p>
          </table:table-cell>
          <table:table-cell office:value-type="float" office:value="68.8333">
            <text:p>68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4-22T14:00:00">
            <text:p>Sat Apr 22 14:00:00 2023</text:p>
          </table:table-cell>
          <table:table-cell office:value-type="float" office:value="62.5">
            <text:p>62.5</text:p>
          </table:table-cell>
          <table:table-cell office:value-type="float" office:value="68.6667">
            <text:p>68.6667</text:p>
          </table:table-cell>
          <table:table-cell office:value-type="float" office:value="74.8333">
            <text:p>74.8333</text:p>
          </table:table-cell>
          <table:table-cell office:value-type="float" office:value="75.3333">
            <text:p>75.3333</text:p>
          </table:table-cell>
          <table:table-cell office:value-type="float" office:value="75.5">
            <text:p>75.5</text:p>
          </table:table-cell>
          <table:table-cell office:value-type="float" office:value="72.1667">
            <text:p>72.1667</text:p>
          </table:table-cell>
          <table:table-cell office:value-type="float" office:value="74.5">
            <text:p>74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4-22T15:00:00">
            <text:p>Sat Apr 22 15:00:00 2023</text:p>
          </table:table-cell>
          <table:table-cell office:value-type="float" office:value="59.0">
            <text:p>59.0</text:p>
          </table:table-cell>
          <table:table-cell office:value-type="float" office:value="62.5">
            <text:p>62.5</text:p>
          </table:table-cell>
          <table:table-cell office:value-type="float" office:value="68.6667">
            <text:p>68.6667</text:p>
          </table:table-cell>
          <table:table-cell office:value-type="float" office:value="74.8333">
            <text:p>74.8333</text:p>
          </table:table-cell>
          <table:table-cell office:value-type="float" office:value="75.3333">
            <text:p>75.3333</text:p>
          </table:table-cell>
          <table:table-cell office:value-type="float" office:value="75.5">
            <text:p>75.5</text:p>
          </table:table-cell>
          <table:table-cell office:value-type="float" office:value="72.1667">
            <text:p>72.1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4-22T16:00:00">
            <text:p>Sat Apr 22 16:00:00 2023</text:p>
          </table:table-cell>
          <table:table-cell office:value-type="float" office:value="59.5">
            <text:p>59.5</text:p>
          </table:table-cell>
          <table:table-cell office:value-type="float" office:value="59.0">
            <text:p>59.0</text:p>
          </table:table-cell>
          <table:table-cell office:value-type="float" office:value="62.5">
            <text:p>62.5</text:p>
          </table:table-cell>
          <table:table-cell office:value-type="float" office:value="68.6667">
            <text:p>68.6667</text:p>
          </table:table-cell>
          <table:table-cell office:value-type="float" office:value="74.8333">
            <text:p>74.8333</text:p>
          </table:table-cell>
          <table:table-cell office:value-type="float" office:value="75.3333">
            <text:p>75.3333</text:p>
          </table:table-cell>
          <table:table-cell office:value-type="float" office:value="75.5">
            <text:p>75.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4-22T17:00:00">
            <text:p>Sat Apr 22 17:00:00 2023</text:p>
          </table:table-cell>
          <table:table-cell office:value-type="float" office:value="59.8333">
            <text:p>59.8333</text:p>
          </table:table-cell>
          <table:table-cell office:value-type="float" office:value="59.5">
            <text:p>59.5</text:p>
          </table:table-cell>
          <table:table-cell office:value-type="float" office:value="59.0">
            <text:p>59.0</text:p>
          </table:table-cell>
          <table:table-cell office:value-type="float" office:value="62.5">
            <text:p>62.5</text:p>
          </table:table-cell>
          <table:table-cell office:value-type="float" office:value="68.6667">
            <text:p>68.6667</text:p>
          </table:table-cell>
          <table:table-cell office:value-type="float" office:value="74.8333">
            <text:p>74.8333</text:p>
          </table:table-cell>
          <table:table-cell office:value-type="float" office:value="75.3333">
            <text:p>75.3333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3-04-23T13:00:00">
            <text:p>Sun Apr 23 13:00:00 2023</text:p>
          </table:table-cell>
          <table:table-cell office:value-type="float" office:value="101.6667">
            <text:p>101.6667</text:p>
          </table:table-cell>
          <table:table-cell office:value-type="float" office:value="98.8333">
            <text:p>98.8333</text:p>
          </table:table-cell>
          <table:table-cell office:value-type="float" office:value="93.0">
            <text:p>93.0</text:p>
          </table:table-cell>
          <table:table-cell office:value-type="float" office:value="87.6667">
            <text:p>87.6667</text:p>
          </table:table-cell>
          <table:table-cell office:value-type="float" office:value="78.3333">
            <text:p>78.3333</text:p>
          </table:table-cell>
          <table:table-cell office:value-type="float" office:value="70.0">
            <text:p>70.0</text:p>
          </table:table-cell>
          <table:table-cell office:value-type="float" office:value="66.8333">
            <text:p>66.8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4-23T14:00:00">
            <text:p>Sun Apr 23 14:00:00 2023</text:p>
          </table:table-cell>
          <table:table-cell office:value-type="float" office:value="83.3333">
            <text:p>83.3333</text:p>
          </table:table-cell>
          <table:table-cell office:value-type="float" office:value="101.6667">
            <text:p>101.6667</text:p>
          </table:table-cell>
          <table:table-cell office:value-type="float" office:value="98.8333">
            <text:p>98.8333</text:p>
          </table:table-cell>
          <table:table-cell office:value-type="float" office:value="93.0">
            <text:p>93.0</text:p>
          </table:table-cell>
          <table:table-cell office:value-type="float" office:value="87.6667">
            <text:p>87.6667</text:p>
          </table:table-cell>
          <table:table-cell office:value-type="float" office:value="78.3333">
            <text:p>78.3333</text:p>
          </table:table-cell>
          <table:table-cell office:value-type="float" office:value="70.0">
            <text:p>70.0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4-23T15:00:00">
            <text:p>Sun Apr 23 15:00:00 2023</text:p>
          </table:table-cell>
          <table:table-cell office:value-type="float" office:value="70.6667">
            <text:p>70.6667</text:p>
          </table:table-cell>
          <table:table-cell office:value-type="float" office:value="83.3333">
            <text:p>83.3333</text:p>
          </table:table-cell>
          <table:table-cell office:value-type="float" office:value="101.6667">
            <text:p>101.6667</text:p>
          </table:table-cell>
          <table:table-cell office:value-type="float" office:value="98.8333">
            <text:p>98.8333</text:p>
          </table:table-cell>
          <table:table-cell office:value-type="float" office:value="93.0">
            <text:p>93.0</text:p>
          </table:table-cell>
          <table:table-cell office:value-type="float" office:value="87.6667">
            <text:p>87.6667</text:p>
          </table:table-cell>
          <table:table-cell office:value-type="float" office:value="78.3333">
            <text:p>78.3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4-23T16:00:00">
            <text:p>Sun Apr 23 16:00:00 2023</text:p>
          </table:table-cell>
          <table:table-cell office:value-type="float" office:value="63.0">
            <text:p>63.0</text:p>
          </table:table-cell>
          <table:table-cell office:value-type="float" office:value="70.6667">
            <text:p>70.6667</text:p>
          </table:table-cell>
          <table:table-cell office:value-type="float" office:value="83.3333">
            <text:p>83.3333</text:p>
          </table:table-cell>
          <table:table-cell office:value-type="float" office:value="101.6667">
            <text:p>101.6667</text:p>
          </table:table-cell>
          <table:table-cell office:value-type="float" office:value="98.8333">
            <text:p>98.8333</text:p>
          </table:table-cell>
          <table:table-cell office:value-type="float" office:value="93.0">
            <text:p>93.0</text:p>
          </table:table-cell>
          <table:table-cell office:value-type="float" office:value="87.6667">
            <text:p>87.6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4-23T17:00:00">
            <text:p>Sun Apr 23 17:00:00 2023</text:p>
          </table:table-cell>
          <table:table-cell office:value-type="float" office:value="57.1667">
            <text:p>57.1667</text:p>
          </table:table-cell>
          <table:table-cell office:value-type="float" office:value="63.0">
            <text:p>63.0</text:p>
          </table:table-cell>
          <table:table-cell office:value-type="float" office:value="70.6667">
            <text:p>70.6667</text:p>
          </table:table-cell>
          <table:table-cell office:value-type="float" office:value="83.3333">
            <text:p>83.3333</text:p>
          </table:table-cell>
          <table:table-cell office:value-type="float" office:value="101.6667">
            <text:p>101.6667</text:p>
          </table:table-cell>
          <table:table-cell office:value-type="float" office:value="98.8333">
            <text:p>98.8333</text:p>
          </table:table-cell>
          <table:table-cell office:value-type="float" office:value="93.0">
            <text:p>93.0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4-24T13:00:00">
            <text:p>Mon Apr 24 13:00:00 2023</text:p>
          </table:table-cell>
          <table:table-cell office:value-type="float" office:value="94.1667">
            <text:p>94.1667</text:p>
          </table:table-cell>
          <table:table-cell office:value-type="float" office:value="92.1667">
            <text:p>92.1667</text:p>
          </table:table-cell>
          <table:table-cell office:value-type="float" office:value="88.8333">
            <text:p>88.8333</text:p>
          </table:table-cell>
          <table:table-cell office:value-type="float" office:value="85.8333">
            <text:p>85.8333</text:p>
          </table:table-cell>
          <table:table-cell office:value-type="float" office:value="87.6667">
            <text:p>87.6667</text:p>
          </table:table-cell>
          <table:table-cell office:value-type="float" office:value="86.0">
            <text:p>86.0</text:p>
          </table:table-cell>
          <table:table-cell office:value-type="float" office:value="78.5">
            <text:p>78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4-24T14:00:00">
            <text:p>Mon Apr 24 14:00:00 2023</text:p>
          </table:table-cell>
          <table:table-cell office:value-type="float" office:value="94.3333">
            <text:p>94.3333</text:p>
          </table:table-cell>
          <table:table-cell office:value-type="float" office:value="94.1667">
            <text:p>94.1667</text:p>
          </table:table-cell>
          <table:table-cell office:value-type="float" office:value="92.1667">
            <text:p>92.1667</text:p>
          </table:table-cell>
          <table:table-cell office:value-type="float" office:value="88.8333">
            <text:p>88.8333</text:p>
          </table:table-cell>
          <table:table-cell office:value-type="float" office:value="85.8333">
            <text:p>85.8333</text:p>
          </table:table-cell>
          <table:table-cell office:value-type="float" office:value="87.6667">
            <text:p>87.6667</text:p>
          </table:table-cell>
          <table:table-cell office:value-type="float" office:value="86.0">
            <text:p>86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4-24T15:00:00">
            <text:p>Mon Apr 24 15:00:00 2023</text:p>
          </table:table-cell>
          <table:table-cell office:value-type="float" office:value="83.3333">
            <text:p>83.3333</text:p>
          </table:table-cell>
          <table:table-cell office:value-type="float" office:value="94.3333">
            <text:p>94.3333</text:p>
          </table:table-cell>
          <table:table-cell office:value-type="float" office:value="94.1667">
            <text:p>94.1667</text:p>
          </table:table-cell>
          <table:table-cell office:value-type="float" office:value="92.1667">
            <text:p>92.1667</text:p>
          </table:table-cell>
          <table:table-cell office:value-type="float" office:value="88.8333">
            <text:p>88.8333</text:p>
          </table:table-cell>
          <table:table-cell office:value-type="float" office:value="85.8333">
            <text:p>85.8333</text:p>
          </table:table-cell>
          <table:table-cell office:value-type="float" office:value="87.6667">
            <text:p>87.6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4-24T16:00:00">
            <text:p>Mon Apr 24 16:00:00 2023</text:p>
          </table:table-cell>
          <table:table-cell office:value-type="float" office:value="72.3333">
            <text:p>72.3333</text:p>
          </table:table-cell>
          <table:table-cell office:value-type="float" office:value="83.3333">
            <text:p>83.3333</text:p>
          </table:table-cell>
          <table:table-cell office:value-type="float" office:value="94.3333">
            <text:p>94.3333</text:p>
          </table:table-cell>
          <table:table-cell office:value-type="float" office:value="94.1667">
            <text:p>94.1667</text:p>
          </table:table-cell>
          <table:table-cell office:value-type="float" office:value="92.1667">
            <text:p>92.1667</text:p>
          </table:table-cell>
          <table:table-cell office:value-type="float" office:value="88.8333">
            <text:p>88.8333</text:p>
          </table:table-cell>
          <table:table-cell office:value-type="float" office:value="85.8333">
            <text:p>85.8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4-24T17:00:00">
            <text:p>Mon Apr 24 17:00:00 2023</text:p>
          </table:table-cell>
          <table:table-cell office:value-type="float" office:value="57.3333">
            <text:p>57.3333</text:p>
          </table:table-cell>
          <table:table-cell office:value-type="float" office:value="72.3333">
            <text:p>72.3333</text:p>
          </table:table-cell>
          <table:table-cell office:value-type="float" office:value="83.3333">
            <text:p>83.3333</text:p>
          </table:table-cell>
          <table:table-cell office:value-type="float" office:value="94.3333">
            <text:p>94.3333</text:p>
          </table:table-cell>
          <table:table-cell office:value-type="float" office:value="94.1667">
            <text:p>94.1667</text:p>
          </table:table-cell>
          <table:table-cell office:value-type="float" office:value="92.1667">
            <text:p>92.1667</text:p>
          </table:table-cell>
          <table:table-cell office:value-type="float" office:value="88.8333">
            <text:p>88.8333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4-24T18:00:00">
            <text:p>Mon Apr 24 18:00:00 2023</text:p>
          </table:table-cell>
          <table:table-cell office:value-type="float" office:value="38.3333">
            <text:p>38.3333</text:p>
          </table:table-cell>
          <table:table-cell office:value-type="float" office:value="57.3333">
            <text:p>57.3333</text:p>
          </table:table-cell>
          <table:table-cell office:value-type="float" office:value="72.3333">
            <text:p>72.3333</text:p>
          </table:table-cell>
          <table:table-cell office:value-type="float" office:value="83.3333">
            <text:p>83.3333</text:p>
          </table:table-cell>
          <table:table-cell office:value-type="float" office:value="94.3333">
            <text:p>94.3333</text:p>
          </table:table-cell>
          <table:table-cell office:value-type="float" office:value="94.1667">
            <text:p>94.1667</text:p>
          </table:table-cell>
          <table:table-cell office:value-type="float" office:value="92.1667">
            <text:p>92.1667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25T13:00:00">
            <text:p>Tue Apr 25 13:00:00 2023</text:p>
          </table:table-cell>
          <table:table-cell office:value-type="float" office:value="91.0">
            <text:p>91.0</text:p>
          </table:table-cell>
          <table:table-cell office:value-type="float" office:value="92.5">
            <text:p>92.5</text:p>
          </table:table-cell>
          <table:table-cell office:value-type="float" office:value="86.3333">
            <text:p>86.3333</text:p>
          </table:table-cell>
          <table:table-cell office:value-type="float" office:value="85.1667">
            <text:p>85.1667</text:p>
          </table:table-cell>
          <table:table-cell office:value-type="float" office:value="81.0">
            <text:p>81.0</text:p>
          </table:table-cell>
          <table:table-cell office:value-type="float" office:value="73.1667">
            <text:p>73.1667</text:p>
          </table:table-cell>
          <table:table-cell office:value-type="float" office:value="63.0">
            <text:p>63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4-25T14:00:00">
            <text:p>Tue Apr 25 14:00:00 2023</text:p>
          </table:table-cell>
          <table:table-cell office:value-type="float" office:value="85.1667">
            <text:p>85.1667</text:p>
          </table:table-cell>
          <table:table-cell office:value-type="float" office:value="91.0">
            <text:p>91.0</text:p>
          </table:table-cell>
          <table:table-cell office:value-type="float" office:value="92.5">
            <text:p>92.5</text:p>
          </table:table-cell>
          <table:table-cell office:value-type="float" office:value="86.3333">
            <text:p>86.3333</text:p>
          </table:table-cell>
          <table:table-cell office:value-type="float" office:value="85.1667">
            <text:p>85.1667</text:p>
          </table:table-cell>
          <table:table-cell office:value-type="float" office:value="81.0">
            <text:p>81.0</text:p>
          </table:table-cell>
          <table:table-cell office:value-type="float" office:value="73.1667">
            <text:p>73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4-25T15:00:00">
            <text:p>Tue Apr 25 15:00:00 2023</text:p>
          </table:table-cell>
          <table:table-cell office:value-type="float" office:value="73.5">
            <text:p>73.5</text:p>
          </table:table-cell>
          <table:table-cell office:value-type="float" office:value="85.1667">
            <text:p>85.1667</text:p>
          </table:table-cell>
          <table:table-cell office:value-type="float" office:value="91.0">
            <text:p>91.0</text:p>
          </table:table-cell>
          <table:table-cell office:value-type="float" office:value="92.5">
            <text:p>92.5</text:p>
          </table:table-cell>
          <table:table-cell office:value-type="float" office:value="86.3333">
            <text:p>86.3333</text:p>
          </table:table-cell>
          <table:table-cell office:value-type="float" office:value="85.1667">
            <text:p>85.1667</text:p>
          </table:table-cell>
          <table:table-cell office:value-type="float" office:value="81.0">
            <text:p>81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4-25T16:00:00">
            <text:p>Tue Apr 25 16:00:00 2023</text:p>
          </table:table-cell>
          <table:table-cell office:value-type="float" office:value="52.5">
            <text:p>52.5</text:p>
          </table:table-cell>
          <table:table-cell office:value-type="float" office:value="73.5">
            <text:p>73.5</text:p>
          </table:table-cell>
          <table:table-cell office:value-type="float" office:value="85.1667">
            <text:p>85.1667</text:p>
          </table:table-cell>
          <table:table-cell office:value-type="float" office:value="91.0">
            <text:p>91.0</text:p>
          </table:table-cell>
          <table:table-cell office:value-type="float" office:value="92.5">
            <text:p>92.5</text:p>
          </table:table-cell>
          <table:table-cell office:value-type="float" office:value="86.3333">
            <text:p>86.3333</text:p>
          </table:table-cell>
          <table:table-cell office:value-type="float" office:value="85.1667">
            <text:p>85.1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4-25T17:00:00">
            <text:p>Tue Apr 25 17:00:00 2023</text:p>
          </table:table-cell>
          <table:table-cell office:value-type="float" office:value="46.8333">
            <text:p>46.8333</text:p>
          </table:table-cell>
          <table:table-cell office:value-type="float" office:value="52.5">
            <text:p>52.5</text:p>
          </table:table-cell>
          <table:table-cell office:value-type="float" office:value="73.5">
            <text:p>73.5</text:p>
          </table:table-cell>
          <table:table-cell office:value-type="float" office:value="85.1667">
            <text:p>85.1667</text:p>
          </table:table-cell>
          <table:table-cell office:value-type="float" office:value="91.0">
            <text:p>91.0</text:p>
          </table:table-cell>
          <table:table-cell office:value-type="float" office:value="92.5">
            <text:p>92.5</text:p>
          </table:table-cell>
          <table:table-cell office:value-type="float" office:value="86.3333">
            <text:p>86.3333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3-04-25T18:00:00">
            <text:p>Tue Apr 25 18:00:00 2023</text:p>
          </table:table-cell>
          <table:table-cell office:value-type="float" office:value="46.3333">
            <text:p>46.3333</text:p>
          </table:table-cell>
          <table:table-cell office:value-type="float" office:value="46.8333">
            <text:p>46.8333</text:p>
          </table:table-cell>
          <table:table-cell office:value-type="float" office:value="52.5">
            <text:p>52.5</text:p>
          </table:table-cell>
          <table:table-cell office:value-type="float" office:value="73.5">
            <text:p>73.5</text:p>
          </table:table-cell>
          <table:table-cell office:value-type="float" office:value="85.1667">
            <text:p>85.1667</text:p>
          </table:table-cell>
          <table:table-cell office:value-type="float" office:value="91.0">
            <text:p>91.0</text:p>
          </table:table-cell>
          <table:table-cell office:value-type="float" office:value="92.5">
            <text:p>92.5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4-26T13:00:00">
            <text:p>Wed Apr 26 13:00:00 2023</text:p>
          </table:table-cell>
          <table:table-cell office:value-type="float" office:value="85.8333">
            <text:p>85.8333</text:p>
          </table:table-cell>
          <table:table-cell office:value-type="float" office:value="89.0">
            <text:p>89.0</text:p>
          </table:table-cell>
          <table:table-cell office:value-type="float" office:value="90.3333">
            <text:p>90.3333</text:p>
          </table:table-cell>
          <table:table-cell office:value-type="float" office:value="83.6667">
            <text:p>83.6667</text:p>
          </table:table-cell>
          <table:table-cell office:value-type="float" office:value="76.5">
            <text:p>76.5</text:p>
          </table:table-cell>
          <table:table-cell office:value-type="float" office:value="70.6667">
            <text:p>70.6667</text:p>
          </table:table-cell>
          <table:table-cell office:value-type="float" office:value="58.0">
            <text:p>58.0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4-26T14:00:00">
            <text:p>Wed Apr 26 14:00:00 2023</text:p>
          </table:table-cell>
          <table:table-cell office:value-type="float" office:value="76.6667">
            <text:p>76.6667</text:p>
          </table:table-cell>
          <table:table-cell office:value-type="float" office:value="85.8333">
            <text:p>85.8333</text:p>
          </table:table-cell>
          <table:table-cell office:value-type="float" office:value="89.0">
            <text:p>89.0</text:p>
          </table:table-cell>
          <table:table-cell office:value-type="float" office:value="90.3333">
            <text:p>90.3333</text:p>
          </table:table-cell>
          <table:table-cell office:value-type="float" office:value="83.6667">
            <text:p>83.6667</text:p>
          </table:table-cell>
          <table:table-cell office:value-type="float" office:value="76.5">
            <text:p>76.5</text:p>
          </table:table-cell>
          <table:table-cell office:value-type="float" office:value="70.6667">
            <text:p>70.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4-26T15:00:00">
            <text:p>Wed Apr 26 15:00:00 2023</text:p>
          </table:table-cell>
          <table:table-cell office:value-type="float" office:value="66.0">
            <text:p>66.0</text:p>
          </table:table-cell>
          <table:table-cell office:value-type="float" office:value="76.6667">
            <text:p>76.6667</text:p>
          </table:table-cell>
          <table:table-cell office:value-type="float" office:value="85.8333">
            <text:p>85.8333</text:p>
          </table:table-cell>
          <table:table-cell office:value-type="float" office:value="89.0">
            <text:p>89.0</text:p>
          </table:table-cell>
          <table:table-cell office:value-type="float" office:value="90.3333">
            <text:p>90.3333</text:p>
          </table:table-cell>
          <table:table-cell office:value-type="float" office:value="83.6667">
            <text:p>83.6667</text:p>
          </table:table-cell>
          <table:table-cell office:value-type="float" office:value="76.5">
            <text:p>76.5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4-26T16:00:00">
            <text:p>Wed Apr 26 16:00:00 2023</text:p>
          </table:table-cell>
          <table:table-cell office:value-type="float" office:value="50.3333">
            <text:p>50.3333</text:p>
          </table:table-cell>
          <table:table-cell office:value-type="float" office:value="66.0">
            <text:p>66.0</text:p>
          </table:table-cell>
          <table:table-cell office:value-type="float" office:value="76.6667">
            <text:p>76.6667</text:p>
          </table:table-cell>
          <table:table-cell office:value-type="float" office:value="85.8333">
            <text:p>85.8333</text:p>
          </table:table-cell>
          <table:table-cell office:value-type="float" office:value="89.0">
            <text:p>89.0</text:p>
          </table:table-cell>
          <table:table-cell office:value-type="float" office:value="90.3333">
            <text:p>90.3333</text:p>
          </table:table-cell>
          <table:table-cell office:value-type="float" office:value="83.6667">
            <text:p>83.6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4-26T17:00:00">
            <text:p>Wed Apr 26 17:00:00 2023</text:p>
          </table:table-cell>
          <table:table-cell office:value-type="float" office:value="53.6667">
            <text:p>53.6667</text:p>
          </table:table-cell>
          <table:table-cell office:value-type="float" office:value="50.3333">
            <text:p>50.3333</text:p>
          </table:table-cell>
          <table:table-cell office:value-type="float" office:value="66.0">
            <text:p>66.0</text:p>
          </table:table-cell>
          <table:table-cell office:value-type="float" office:value="76.6667">
            <text:p>76.6667</text:p>
          </table:table-cell>
          <table:table-cell office:value-type="float" office:value="85.8333">
            <text:p>85.8333</text:p>
          </table:table-cell>
          <table:table-cell office:value-type="float" office:value="89.0">
            <text:p>89.0</text:p>
          </table:table-cell>
          <table:table-cell office:value-type="float" office:value="90.3333">
            <text:p>90.3333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3-04-27T14:00:00">
            <text:p>Thu Apr 27 14:00:00 2023</text:p>
          </table:table-cell>
          <table:table-cell office:value-type="float" office:value="98.1667">
            <text:p>98.1667</text:p>
          </table:table-cell>
          <table:table-cell office:value-type="float" office:value="102.8333">
            <text:p>102.8333</text:p>
          </table:table-cell>
          <table:table-cell office:value-type="float" office:value="98.1667">
            <text:p>98.1667</text:p>
          </table:table-cell>
          <table:table-cell office:value-type="float" office:value="91.3333">
            <text:p>91.3333</text:p>
          </table:table-cell>
          <table:table-cell office:value-type="float" office:value="80.8333">
            <text:p>80.8333</text:p>
          </table:table-cell>
          <table:table-cell office:value-type="float" office:value="70.5">
            <text:p>70.5</text:p>
          </table:table-cell>
          <table:table-cell office:value-type="float" office:value="64.3333">
            <text:p>64.3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4-27T15:00:00">
            <text:p>Thu Apr 27 15:00:00 2023</text:p>
          </table:table-cell>
          <table:table-cell office:value-type="float" office:value="98.6667">
            <text:p>98.6667</text:p>
          </table:table-cell>
          <table:table-cell office:value-type="float" office:value="98.1667">
            <text:p>98.1667</text:p>
          </table:table-cell>
          <table:table-cell office:value-type="float" office:value="102.8333">
            <text:p>102.8333</text:p>
          </table:table-cell>
          <table:table-cell office:value-type="float" office:value="98.1667">
            <text:p>98.1667</text:p>
          </table:table-cell>
          <table:table-cell office:value-type="float" office:value="91.3333">
            <text:p>91.3333</text:p>
          </table:table-cell>
          <table:table-cell office:value-type="float" office:value="80.8333">
            <text:p>80.8333</text:p>
          </table:table-cell>
          <table:table-cell office:value-type="float" office:value="70.5">
            <text:p>70.5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3-04-27T16:00:00">
            <text:p>Thu Apr 27 16:00:00 2023</text:p>
          </table:table-cell>
          <table:table-cell office:value-type="float" office:value="80.6667">
            <text:p>80.6667</text:p>
          </table:table-cell>
          <table:table-cell office:value-type="float" office:value="98.6667">
            <text:p>98.6667</text:p>
          </table:table-cell>
          <table:table-cell office:value-type="float" office:value="98.1667">
            <text:p>98.1667</text:p>
          </table:table-cell>
          <table:table-cell office:value-type="float" office:value="102.8333">
            <text:p>102.8333</text:p>
          </table:table-cell>
          <table:table-cell office:value-type="float" office:value="98.1667">
            <text:p>98.1667</text:p>
          </table:table-cell>
          <table:table-cell office:value-type="float" office:value="91.3333">
            <text:p>91.3333</text:p>
          </table:table-cell>
          <table:table-cell office:value-type="float" office:value="80.8333">
            <text:p>80.8333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4-27T17:00:00">
            <text:p>Thu Apr 27 17:00:00 2023</text:p>
          </table:table-cell>
          <table:table-cell office:value-type="float" office:value="53.0">
            <text:p>53.0</text:p>
          </table:table-cell>
          <table:table-cell office:value-type="float" office:value="80.6667">
            <text:p>80.6667</text:p>
          </table:table-cell>
          <table:table-cell office:value-type="float" office:value="98.6667">
            <text:p>98.6667</text:p>
          </table:table-cell>
          <table:table-cell office:value-type="float" office:value="98.1667">
            <text:p>98.1667</text:p>
          </table:table-cell>
          <table:table-cell office:value-type="float" office:value="102.8333">
            <text:p>102.8333</text:p>
          </table:table-cell>
          <table:table-cell office:value-type="float" office:value="98.1667">
            <text:p>98.1667</text:p>
          </table:table-cell>
          <table:table-cell office:value-type="float" office:value="91.3333">
            <text:p>91.3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4-27T18:00:00">
            <text:p>Thu Apr 27 18:00:00 2023</text:p>
          </table:table-cell>
          <table:table-cell office:value-type="float" office:value="36.6667">
            <text:p>36.6667</text:p>
          </table:table-cell>
          <table:table-cell office:value-type="float" office:value="53.0">
            <text:p>53.0</text:p>
          </table:table-cell>
          <table:table-cell office:value-type="float" office:value="80.6667">
            <text:p>80.6667</text:p>
          </table:table-cell>
          <table:table-cell office:value-type="float" office:value="98.6667">
            <text:p>98.6667</text:p>
          </table:table-cell>
          <table:table-cell office:value-type="float" office:value="98.1667">
            <text:p>98.1667</text:p>
          </table:table-cell>
          <table:table-cell office:value-type="float" office:value="102.8333">
            <text:p>102.8333</text:p>
          </table:table-cell>
          <table:table-cell office:value-type="float" office:value="98.1667">
            <text:p>98.1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4-28T13:00:00">
            <text:p>Fri Apr 28 13:00:00 2023</text:p>
          </table:table-cell>
          <table:table-cell office:value-type="float" office:value="87.6667">
            <text:p>87.6667</text:p>
          </table:table-cell>
          <table:table-cell office:value-type="float" office:value="85.3333">
            <text:p>85.3333</text:p>
          </table:table-cell>
          <table:table-cell office:value-type="float" office:value="85.5">
            <text:p>85.5</text:p>
          </table:table-cell>
          <table:table-cell office:value-type="float" office:value="88.0">
            <text:p>88.0</text:p>
          </table:table-cell>
          <table:table-cell office:value-type="float" office:value="92.3333">
            <text:p>92.3333</text:p>
          </table:table-cell>
          <table:table-cell office:value-type="float" office:value="80.3333">
            <text:p>80.3333</text:p>
          </table:table-cell>
          <table:table-cell office:value-type="float" office:value="74.0">
            <text:p>74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4-28T14:00:00">
            <text:p>Fri Apr 28 14:00:00 2023</text:p>
          </table:table-cell>
          <table:table-cell office:value-type="float" office:value="87.3333">
            <text:p>87.3333</text:p>
          </table:table-cell>
          <table:table-cell office:value-type="float" office:value="87.6667">
            <text:p>87.6667</text:p>
          </table:table-cell>
          <table:table-cell office:value-type="float" office:value="85.3333">
            <text:p>85.3333</text:p>
          </table:table-cell>
          <table:table-cell office:value-type="float" office:value="85.5">
            <text:p>85.5</text:p>
          </table:table-cell>
          <table:table-cell office:value-type="float" office:value="88.0">
            <text:p>88.0</text:p>
          </table:table-cell>
          <table:table-cell office:value-type="float" office:value="92.3333">
            <text:p>92.3333</text:p>
          </table:table-cell>
          <table:table-cell office:value-type="float" office:value="80.3333">
            <text:p>80.333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4-28T15:00:00">
            <text:p>Fri Apr 28 15:00:00 2023</text:p>
          </table:table-cell>
          <table:table-cell office:value-type="float" office:value="80.1667">
            <text:p>80.1667</text:p>
          </table:table-cell>
          <table:table-cell office:value-type="float" office:value="87.3333">
            <text:p>87.3333</text:p>
          </table:table-cell>
          <table:table-cell office:value-type="float" office:value="87.6667">
            <text:p>87.6667</text:p>
          </table:table-cell>
          <table:table-cell office:value-type="float" office:value="85.3333">
            <text:p>85.3333</text:p>
          </table:table-cell>
          <table:table-cell office:value-type="float" office:value="85.5">
            <text:p>85.5</text:p>
          </table:table-cell>
          <table:table-cell office:value-type="float" office:value="88.0">
            <text:p>88.0</text:p>
          </table:table-cell>
          <table:table-cell office:value-type="float" office:value="92.3333">
            <text:p>92.3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4-28T16:00:00">
            <text:p>Fri Apr 28 16:00:00 2023</text:p>
          </table:table-cell>
          <table:table-cell office:value-type="float" office:value="72.0">
            <text:p>72.0</text:p>
          </table:table-cell>
          <table:table-cell office:value-type="float" office:value="80.1667">
            <text:p>80.1667</text:p>
          </table:table-cell>
          <table:table-cell office:value-type="float" office:value="87.3333">
            <text:p>87.3333</text:p>
          </table:table-cell>
          <table:table-cell office:value-type="float" office:value="87.6667">
            <text:p>87.6667</text:p>
          </table:table-cell>
          <table:table-cell office:value-type="float" office:value="85.3333">
            <text:p>85.3333</text:p>
          </table:table-cell>
          <table:table-cell office:value-type="float" office:value="85.5">
            <text:p>85.5</text:p>
          </table:table-cell>
          <table:table-cell office:value-type="float" office:value="88.0">
            <text:p>88.0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4-28T17:00:00">
            <text:p>Fri Apr 28 17:00:00 2023</text:p>
          </table:table-cell>
          <table:table-cell office:value-type="float" office:value="57.1667">
            <text:p>57.1667</text:p>
          </table:table-cell>
          <table:table-cell office:value-type="float" office:value="72.0">
            <text:p>72.0</text:p>
          </table:table-cell>
          <table:table-cell office:value-type="float" office:value="80.1667">
            <text:p>80.1667</text:p>
          </table:table-cell>
          <table:table-cell office:value-type="float" office:value="87.3333">
            <text:p>87.3333</text:p>
          </table:table-cell>
          <table:table-cell office:value-type="float" office:value="87.6667">
            <text:p>87.6667</text:p>
          </table:table-cell>
          <table:table-cell office:value-type="float" office:value="85.3333">
            <text:p>85.3333</text:p>
          </table:table-cell>
          <table:table-cell office:value-type="float" office:value="85.5">
            <text:p>85.5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04-29T14:00:00">
            <text:p>Sat Apr 29 14:00:00 2023</text:p>
          </table:table-cell>
          <table:table-cell office:value-type="float" office:value="92.1667">
            <text:p>92.1667</text:p>
          </table:table-cell>
          <table:table-cell office:value-type="float" office:value="98.3333">
            <text:p>98.3333</text:p>
          </table:table-cell>
          <table:table-cell office:value-type="float" office:value="98.8333">
            <text:p>98.8333</text:p>
          </table:table-cell>
          <table:table-cell office:value-type="float" office:value="90.8333">
            <text:p>90.8333</text:p>
          </table:table-cell>
          <table:table-cell office:value-type="float" office:value="80.3333">
            <text:p>80.3333</text:p>
          </table:table-cell>
          <table:table-cell office:value-type="float" office:value="86.1667">
            <text:p>86.1667</text:p>
          </table:table-cell>
          <table:table-cell office:value-type="float" office:value="90.6667">
            <text:p>90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4-29T15:00:00">
            <text:p>Sat Apr 29 15:00:00 2023</text:p>
          </table:table-cell>
          <table:table-cell office:value-type="float" office:value="98.1667">
            <text:p>98.1667</text:p>
          </table:table-cell>
          <table:table-cell office:value-type="float" office:value="92.1667">
            <text:p>92.1667</text:p>
          </table:table-cell>
          <table:table-cell office:value-type="float" office:value="98.3333">
            <text:p>98.3333</text:p>
          </table:table-cell>
          <table:table-cell office:value-type="float" office:value="98.8333">
            <text:p>98.8333</text:p>
          </table:table-cell>
          <table:table-cell office:value-type="float" office:value="90.8333">
            <text:p>90.8333</text:p>
          </table:table-cell>
          <table:table-cell office:value-type="float" office:value="80.3333">
            <text:p>80.3333</text:p>
          </table:table-cell>
          <table:table-cell office:value-type="float" office:value="86.1667">
            <text:p>86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4-29T16:00:00">
            <text:p>Sat Apr 29 16:00:00 2023</text:p>
          </table:table-cell>
          <table:table-cell office:value-type="float" office:value="92.5">
            <text:p>92.5</text:p>
          </table:table-cell>
          <table:table-cell office:value-type="float" office:value="98.1667">
            <text:p>98.1667</text:p>
          </table:table-cell>
          <table:table-cell office:value-type="float" office:value="92.1667">
            <text:p>92.1667</text:p>
          </table:table-cell>
          <table:table-cell office:value-type="float" office:value="98.3333">
            <text:p>98.3333</text:p>
          </table:table-cell>
          <table:table-cell office:value-type="float" office:value="98.8333">
            <text:p>98.8333</text:p>
          </table:table-cell>
          <table:table-cell office:value-type="float" office:value="90.8333">
            <text:p>90.8333</text:p>
          </table:table-cell>
          <table:table-cell office:value-type="float" office:value="80.3333">
            <text:p>80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4-29T17:00:00">
            <text:p>Sat Apr 29 17:00:00 2023</text:p>
          </table:table-cell>
          <table:table-cell office:value-type="float" office:value="71.5">
            <text:p>71.5</text:p>
          </table:table-cell>
          <table:table-cell office:value-type="float" office:value="92.5">
            <text:p>92.5</text:p>
          </table:table-cell>
          <table:table-cell office:value-type="float" office:value="98.1667">
            <text:p>98.1667</text:p>
          </table:table-cell>
          <table:table-cell office:value-type="float" office:value="92.1667">
            <text:p>92.1667</text:p>
          </table:table-cell>
          <table:table-cell office:value-type="float" office:value="98.3333">
            <text:p>98.3333</text:p>
          </table:table-cell>
          <table:table-cell office:value-type="float" office:value="98.8333">
            <text:p>98.8333</text:p>
          </table:table-cell>
          <table:table-cell office:value-type="float" office:value="90.8333">
            <text:p>90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4-29T18:00:00">
            <text:p>Sat Apr 29 18:00:00 2023</text:p>
          </table:table-cell>
          <table:table-cell office:value-type="float" office:value="61.0">
            <text:p>61.0</text:p>
          </table:table-cell>
          <table:table-cell office:value-type="float" office:value="71.5">
            <text:p>71.5</text:p>
          </table:table-cell>
          <table:table-cell office:value-type="float" office:value="92.5">
            <text:p>92.5</text:p>
          </table:table-cell>
          <table:table-cell office:value-type="float" office:value="98.1667">
            <text:p>98.1667</text:p>
          </table:table-cell>
          <table:table-cell office:value-type="float" office:value="92.1667">
            <text:p>92.1667</text:p>
          </table:table-cell>
          <table:table-cell office:value-type="float" office:value="98.3333">
            <text:p>98.3333</text:p>
          </table:table-cell>
          <table:table-cell office:value-type="float" office:value="98.8333">
            <text:p>98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4-29T19:00:00">
            <text:p>Sat Apr 29 19:00:00 2023</text:p>
          </table:table-cell>
          <table:table-cell office:value-type="float" office:value="61.5">
            <text:p>61.5</text:p>
          </table:table-cell>
          <table:table-cell office:value-type="float" office:value="61.0">
            <text:p>61.0</text:p>
          </table:table-cell>
          <table:table-cell office:value-type="float" office:value="71.5">
            <text:p>71.5</text:p>
          </table:table-cell>
          <table:table-cell office:value-type="float" office:value="92.5">
            <text:p>92.5</text:p>
          </table:table-cell>
          <table:table-cell office:value-type="float" office:value="98.1667">
            <text:p>98.1667</text:p>
          </table:table-cell>
          <table:table-cell office:value-type="float" office:value="92.1667">
            <text:p>92.1667</text:p>
          </table:table-cell>
          <table:table-cell office:value-type="float" office:value="98.3333">
            <text:p>98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4-29T20:00:00">
            <text:p>Sat Apr 29 20:00:00 2023</text:p>
          </table:table-cell>
          <table:table-cell office:value-type="float" office:value="73.1667">
            <text:p>73.1667</text:p>
          </table:table-cell>
          <table:table-cell office:value-type="float" office:value="61.5">
            <text:p>61.5</text:p>
          </table:table-cell>
          <table:table-cell office:value-type="float" office:value="61.0">
            <text:p>61.0</text:p>
          </table:table-cell>
          <table:table-cell office:value-type="float" office:value="71.5">
            <text:p>71.5</text:p>
          </table:table-cell>
          <table:table-cell office:value-type="float" office:value="92.5">
            <text:p>92.5</text:p>
          </table:table-cell>
          <table:table-cell office:value-type="float" office:value="98.1667">
            <text:p>98.1667</text:p>
          </table:table-cell>
          <table:table-cell office:value-type="float" office:value="92.1667">
            <text:p>92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4-29T21:00:00">
            <text:p>Sat Apr 29 21:00:00 2023</text:p>
          </table:table-cell>
          <table:table-cell office:value-type="float" office:value="59.1667">
            <text:p>59.1667</text:p>
          </table:table-cell>
          <table:table-cell office:value-type="float" office:value="73.1667">
            <text:p>73.1667</text:p>
          </table:table-cell>
          <table:table-cell office:value-type="float" office:value="61.5">
            <text:p>61.5</text:p>
          </table:table-cell>
          <table:table-cell office:value-type="float" office:value="61.0">
            <text:p>61.0</text:p>
          </table:table-cell>
          <table:table-cell office:value-type="float" office:value="71.5">
            <text:p>71.5</text:p>
          </table:table-cell>
          <table:table-cell office:value-type="float" office:value="92.5">
            <text:p>92.5</text:p>
          </table:table-cell>
          <table:table-cell office:value-type="float" office:value="98.1667">
            <text:p>98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4-29T22:00:00">
            <text:p>Sat Apr 29 22:00:00 2023</text:p>
          </table:table-cell>
          <table:table-cell office:value-type="float" office:value="56.5">
            <text:p>56.5</text:p>
          </table:table-cell>
          <table:table-cell office:value-type="float" office:value="59.1667">
            <text:p>59.1667</text:p>
          </table:table-cell>
          <table:table-cell office:value-type="float" office:value="73.1667">
            <text:p>73.1667</text:p>
          </table:table-cell>
          <table:table-cell office:value-type="float" office:value="61.5">
            <text:p>61.5</text:p>
          </table:table-cell>
          <table:table-cell office:value-type="float" office:value="61.0">
            <text:p>61.0</text:p>
          </table:table-cell>
          <table:table-cell office:value-type="float" office:value="71.5">
            <text:p>71.5</text:p>
          </table:table-cell>
          <table:table-cell office:value-type="float" office:value="92.5">
            <text:p>92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4-30T13:00:00">
            <text:p>Sun Apr 30 13:00:00 2023</text:p>
          </table:table-cell>
          <table:table-cell office:value-type="float" office:value="57.8333">
            <text:p>57.8333</text:p>
          </table:table-cell>
          <table:table-cell office:value-type="float" office:value="57.3333">
            <text:p>57.3333</text:p>
          </table:table-cell>
          <table:table-cell office:value-type="float" office:value="50.5">
            <text:p>50.5</text:p>
          </table:table-cell>
          <table:table-cell office:value-type="float" office:value="49.8333">
            <text:p>49.8333</text:p>
          </table:table-cell>
          <table:table-cell office:value-type="float" office:value="60.6667">
            <text:p>60.6667</text:p>
          </table:table-cell>
          <table:table-cell office:value-type="float" office:value="57.5">
            <text:p>57.5</text:p>
          </table:table-cell>
          <table:table-cell office:value-type="float" office:value="46.0">
            <text:p>46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4-30T14:00:00">
            <text:p>Sun Apr 30 14:00:00 2023</text:p>
          </table:table-cell>
          <table:table-cell office:value-type="float" office:value="56.8333">
            <text:p>56.8333</text:p>
          </table:table-cell>
          <table:table-cell office:value-type="float" office:value="57.8333">
            <text:p>57.8333</text:p>
          </table:table-cell>
          <table:table-cell office:value-type="float" office:value="57.3333">
            <text:p>57.3333</text:p>
          </table:table-cell>
          <table:table-cell office:value-type="float" office:value="50.5">
            <text:p>50.5</text:p>
          </table:table-cell>
          <table:table-cell office:value-type="float" office:value="49.8333">
            <text:p>49.8333</text:p>
          </table:table-cell>
          <table:table-cell office:value-type="float" office:value="60.6667">
            <text:p>60.6667</text:p>
          </table:table-cell>
          <table:table-cell office:value-type="float" office:value="57.5">
            <text:p>57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4-30T15:00:00">
            <text:p>Sun Apr 30 15:00:00 2023</text:p>
          </table:table-cell>
          <table:table-cell office:value-type="float" office:value="50.3333">
            <text:p>50.3333</text:p>
          </table:table-cell>
          <table:table-cell office:value-type="float" office:value="56.8333">
            <text:p>56.8333</text:p>
          </table:table-cell>
          <table:table-cell office:value-type="float" office:value="57.8333">
            <text:p>57.8333</text:p>
          </table:table-cell>
          <table:table-cell office:value-type="float" office:value="57.3333">
            <text:p>57.3333</text:p>
          </table:table-cell>
          <table:table-cell office:value-type="float" office:value="50.5">
            <text:p>50.5</text:p>
          </table:table-cell>
          <table:table-cell office:value-type="float" office:value="49.8333">
            <text:p>49.8333</text:p>
          </table:table-cell>
          <table:table-cell office:value-type="float" office:value="60.6667">
            <text:p>60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4-30T16:00:00">
            <text:p>Sun Apr 30 16:00:00 2023</text:p>
          </table:table-cell>
          <table:table-cell office:value-type="float" office:value="47.1667">
            <text:p>47.1667</text:p>
          </table:table-cell>
          <table:table-cell office:value-type="float" office:value="50.3333">
            <text:p>50.3333</text:p>
          </table:table-cell>
          <table:table-cell office:value-type="float" office:value="56.8333">
            <text:p>56.8333</text:p>
          </table:table-cell>
          <table:table-cell office:value-type="float" office:value="57.8333">
            <text:p>57.8333</text:p>
          </table:table-cell>
          <table:table-cell office:value-type="float" office:value="57.3333">
            <text:p>57.3333</text:p>
          </table:table-cell>
          <table:table-cell office:value-type="float" office:value="50.5">
            <text:p>50.5</text:p>
          </table:table-cell>
          <table:table-cell office:value-type="float" office:value="49.8333">
            <text:p>49.8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4-30T17:00:00">
            <text:p>Sun Apr 30 17:00:00 2023</text:p>
          </table:table-cell>
          <table:table-cell office:value-type="float" office:value="43.6667">
            <text:p>43.6667</text:p>
          </table:table-cell>
          <table:table-cell office:value-type="float" office:value="47.1667">
            <text:p>47.1667</text:p>
          </table:table-cell>
          <table:table-cell office:value-type="float" office:value="50.3333">
            <text:p>50.3333</text:p>
          </table:table-cell>
          <table:table-cell office:value-type="float" office:value="56.8333">
            <text:p>56.8333</text:p>
          </table:table-cell>
          <table:table-cell office:value-type="float" office:value="57.8333">
            <text:p>57.8333</text:p>
          </table:table-cell>
          <table:table-cell office:value-type="float" office:value="57.3333">
            <text:p>57.3333</text:p>
          </table:table-cell>
          <table:table-cell office:value-type="float" office:value="50.5">
            <text:p>50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5-01T13:00:00">
            <text:p>Mon May  1 13:00:00 2023</text:p>
          </table:table-cell>
          <table:table-cell office:value-type="float" office:value="91.3333">
            <text:p>91.3333</text:p>
          </table:table-cell>
          <table:table-cell office:value-type="float" office:value="86.6667">
            <text:p>86.6667</text:p>
          </table:table-cell>
          <table:table-cell office:value-type="float" office:value="81.6667">
            <text:p>81.6667</text:p>
          </table:table-cell>
          <table:table-cell office:value-type="float" office:value="75.5">
            <text:p>75.5</text:p>
          </table:table-cell>
          <table:table-cell office:value-type="float" office:value="73.0">
            <text:p>73.0</text:p>
          </table:table-cell>
          <table:table-cell office:value-type="float" office:value="61.1667">
            <text:p>61.1667</text:p>
          </table:table-cell>
          <table:table-cell office:value-type="float" office:value="53.8333">
            <text:p>53.8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5-01T14:00:00">
            <text:p>Mon May  1 14:00:00 2023</text:p>
          </table:table-cell>
          <table:table-cell office:value-type="float" office:value="74.6667">
            <text:p>74.6667</text:p>
          </table:table-cell>
          <table:table-cell office:value-type="float" office:value="91.3333">
            <text:p>91.3333</text:p>
          </table:table-cell>
          <table:table-cell office:value-type="float" office:value="86.6667">
            <text:p>86.6667</text:p>
          </table:table-cell>
          <table:table-cell office:value-type="float" office:value="81.6667">
            <text:p>81.6667</text:p>
          </table:table-cell>
          <table:table-cell office:value-type="float" office:value="75.5">
            <text:p>75.5</text:p>
          </table:table-cell>
          <table:table-cell office:value-type="float" office:value="73.0">
            <text:p>73.0</text:p>
          </table:table-cell>
          <table:table-cell office:value-type="float" office:value="61.1667">
            <text:p>61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5-01T15:00:00">
            <text:p>Mon May  1 15:00:00 2023</text:p>
          </table:table-cell>
          <table:table-cell office:value-type="float" office:value="70.1667">
            <text:p>70.1667</text:p>
          </table:table-cell>
          <table:table-cell office:value-type="float" office:value="74.6667">
            <text:p>74.6667</text:p>
          </table:table-cell>
          <table:table-cell office:value-type="float" office:value="91.3333">
            <text:p>91.3333</text:p>
          </table:table-cell>
          <table:table-cell office:value-type="float" office:value="86.6667">
            <text:p>86.6667</text:p>
          </table:table-cell>
          <table:table-cell office:value-type="float" office:value="81.6667">
            <text:p>81.6667</text:p>
          </table:table-cell>
          <table:table-cell office:value-type="float" office:value="75.5">
            <text:p>75.5</text:p>
          </table:table-cell>
          <table:table-cell office:value-type="float" office:value="73.0">
            <text:p>73.0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5-01T16:00:00">
            <text:p>Mon May  1 16:00:00 2023</text:p>
          </table:table-cell>
          <table:table-cell office:value-type="float" office:value="50.5">
            <text:p>50.5</text:p>
          </table:table-cell>
          <table:table-cell office:value-type="float" office:value="70.1667">
            <text:p>70.1667</text:p>
          </table:table-cell>
          <table:table-cell office:value-type="float" office:value="74.6667">
            <text:p>74.6667</text:p>
          </table:table-cell>
          <table:table-cell office:value-type="float" office:value="91.3333">
            <text:p>91.3333</text:p>
          </table:table-cell>
          <table:table-cell office:value-type="float" office:value="86.6667">
            <text:p>86.6667</text:p>
          </table:table-cell>
          <table:table-cell office:value-type="float" office:value="81.6667">
            <text:p>81.6667</text:p>
          </table:table-cell>
          <table:table-cell office:value-type="float" office:value="75.5">
            <text:p>75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5-01T17:00:00">
            <text:p>Mon May  1 17:00:00 2023</text:p>
          </table:table-cell>
          <table:table-cell office:value-type="float" office:value="53.6667">
            <text:p>53.6667</text:p>
          </table:table-cell>
          <table:table-cell office:value-type="float" office:value="50.5">
            <text:p>50.5</text:p>
          </table:table-cell>
          <table:table-cell office:value-type="float" office:value="70.1667">
            <text:p>70.1667</text:p>
          </table:table-cell>
          <table:table-cell office:value-type="float" office:value="74.6667">
            <text:p>74.6667</text:p>
          </table:table-cell>
          <table:table-cell office:value-type="float" office:value="91.3333">
            <text:p>91.3333</text:p>
          </table:table-cell>
          <table:table-cell office:value-type="float" office:value="86.6667">
            <text:p>86.6667</text:p>
          </table:table-cell>
          <table:table-cell office:value-type="float" office:value="81.6667">
            <text:p>81.6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5-01T18:00:00">
            <text:p>Mon May  1 18:00:00 2023</text:p>
          </table:table-cell>
          <table:table-cell office:value-type="float" office:value="45.5">
            <text:p>45.5</text:p>
          </table:table-cell>
          <table:table-cell office:value-type="float" office:value="53.6667">
            <text:p>53.6667</text:p>
          </table:table-cell>
          <table:table-cell office:value-type="float" office:value="50.5">
            <text:p>50.5</text:p>
          </table:table-cell>
          <table:table-cell office:value-type="float" office:value="70.1667">
            <text:p>70.1667</text:p>
          </table:table-cell>
          <table:table-cell office:value-type="float" office:value="74.6667">
            <text:p>74.6667</text:p>
          </table:table-cell>
          <table:table-cell office:value-type="float" office:value="91.3333">
            <text:p>91.3333</text:p>
          </table:table-cell>
          <table:table-cell office:value-type="float" office:value="86.6667">
            <text:p>86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5-02T13:00:00">
            <text:p>Tue May  2 13:00:00 2023</text:p>
          </table:table-cell>
          <table:table-cell office:value-type="float" office:value="79.8333">
            <text:p>79.8333</text:p>
          </table:table-cell>
          <table:table-cell office:value-type="float" office:value="86.1667">
            <text:p>86.1667</text:p>
          </table:table-cell>
          <table:table-cell office:value-type="float" office:value="81.0">
            <text:p>81.0</text:p>
          </table:table-cell>
          <table:table-cell office:value-type="float" office:value="76.1667">
            <text:p>76.1667</text:p>
          </table:table-cell>
          <table:table-cell office:value-type="float" office:value="74.0">
            <text:p>74.0</text:p>
          </table:table-cell>
          <table:table-cell office:value-type="float" office:value="64.8333">
            <text:p>64.8333</text:p>
          </table:table-cell>
          <table:table-cell office:value-type="float" office:value="52.6667">
            <text:p>52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5-02T14:00:00">
            <text:p>Tue May  2 14:00:00 2023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86.1667">
            <text:p>86.1667</text:p>
          </table:table-cell>
          <table:table-cell office:value-type="float" office:value="81.0">
            <text:p>81.0</text:p>
          </table:table-cell>
          <table:table-cell office:value-type="float" office:value="76.1667">
            <text:p>76.1667</text:p>
          </table:table-cell>
          <table:table-cell office:value-type="float" office:value="74.0">
            <text:p>74.0</text:p>
          </table:table-cell>
          <table:table-cell office:value-type="float" office:value="64.8333">
            <text:p>64.8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5-02T15:00:00">
            <text:p>Tue May  2 15:00:00 2023</text:p>
          </table:table-cell>
          <table:table-cell office:value-type="float" office:value="74.3333">
            <text:p>74.3333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86.1667">
            <text:p>86.1667</text:p>
          </table:table-cell>
          <table:table-cell office:value-type="float" office:value="81.0">
            <text:p>81.0</text:p>
          </table:table-cell>
          <table:table-cell office:value-type="float" office:value="76.1667">
            <text:p>76.1667</text:p>
          </table:table-cell>
          <table:table-cell office:value-type="float" office:value="74.0">
            <text:p>74.0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5-02T16:00:00">
            <text:p>Tue May  2 16:00:00 2023</text:p>
          </table:table-cell>
          <table:table-cell office:value-type="float" office:value="64.6667">
            <text:p>64.6667</text:p>
          </table:table-cell>
          <table:table-cell office:value-type="float" office:value="74.3333">
            <text:p>74.3333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86.1667">
            <text:p>86.1667</text:p>
          </table:table-cell>
          <table:table-cell office:value-type="float" office:value="81.0">
            <text:p>81.0</text:p>
          </table:table-cell>
          <table:table-cell office:value-type="float" office:value="76.1667">
            <text:p>76.1667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3-05-02T17:00:00">
            <text:p>Tue May  2 17:00:00 2023</text:p>
          </table:table-cell>
          <table:table-cell office:value-type="float" office:value="39.0">
            <text:p>39.0</text:p>
          </table:table-cell>
          <table:table-cell office:value-type="float" office:value="64.6667">
            <text:p>64.6667</text:p>
          </table:table-cell>
          <table:table-cell office:value-type="float" office:value="74.3333">
            <text:p>74.3333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86.1667">
            <text:p>86.1667</text:p>
          </table:table-cell>
          <table:table-cell office:value-type="float" office:value="81.0">
            <text:p>81.0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3-05-03T12:00:00">
            <text:p>Wed May  3 12:00:00 2023</text:p>
          </table:table-cell>
          <table:table-cell office:value-type="float" office:value="95.0">
            <text:p>95.0</text:p>
          </table:table-cell>
          <table:table-cell office:value-type="float" office:value="95.1667">
            <text:p>95.1667</text:p>
          </table:table-cell>
          <table:table-cell office:value-type="float" office:value="93.0">
            <text:p>93.0</text:p>
          </table:table-cell>
          <table:table-cell office:value-type="float" office:value="86.6667">
            <text:p>86.6667</text:p>
          </table:table-cell>
          <table:table-cell office:value-type="float" office:value="77.0">
            <text:p>77.0</text:p>
          </table:table-cell>
          <table:table-cell office:value-type="float" office:value="68.6667">
            <text:p>68.6667</text:p>
          </table:table-cell>
          <table:table-cell office:value-type="float" office:value="51.8333">
            <text:p>51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5-03T13:00:00">
            <text:p>Wed May  3 13:00:00 2023</text:p>
          </table:table-cell>
          <table:table-cell office:value-type="float" office:value="93.6667">
            <text:p>93.6667</text:p>
          </table:table-cell>
          <table:table-cell office:value-type="float" office:value="95.0">
            <text:p>95.0</text:p>
          </table:table-cell>
          <table:table-cell office:value-type="float" office:value="95.1667">
            <text:p>95.1667</text:p>
          </table:table-cell>
          <table:table-cell office:value-type="float" office:value="93.0">
            <text:p>93.0</text:p>
          </table:table-cell>
          <table:table-cell office:value-type="float" office:value="86.6667">
            <text:p>86.6667</text:p>
          </table:table-cell>
          <table:table-cell office:value-type="float" office:value="77.0">
            <text:p>77.0</text:p>
          </table:table-cell>
          <table:table-cell office:value-type="float" office:value="68.6667">
            <text:p>68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5-03T14:00:00">
            <text:p>Wed May  3 14:00:00 2023</text:p>
          </table:table-cell>
          <table:table-cell office:value-type="float" office:value="84.8333">
            <text:p>84.8333</text:p>
          </table:table-cell>
          <table:table-cell office:value-type="float" office:value="93.6667">
            <text:p>93.6667</text:p>
          </table:table-cell>
          <table:table-cell office:value-type="float" office:value="95.0">
            <text:p>95.0</text:p>
          </table:table-cell>
          <table:table-cell office:value-type="float" office:value="95.1667">
            <text:p>95.1667</text:p>
          </table:table-cell>
          <table:table-cell office:value-type="float" office:value="93.0">
            <text:p>93.0</text:p>
          </table:table-cell>
          <table:table-cell office:value-type="float" office:value="86.6667">
            <text:p>86.6667</text:p>
          </table:table-cell>
          <table:table-cell office:value-type="float" office:value="77.0">
            <text:p>77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5-03T15:00:00">
            <text:p>Wed May  3 15:00:00 2023</text:p>
          </table:table-cell>
          <table:table-cell office:value-type="float" office:value="67.0">
            <text:p>67.0</text:p>
          </table:table-cell>
          <table:table-cell office:value-type="float" office:value="84.8333">
            <text:p>84.8333</text:p>
          </table:table-cell>
          <table:table-cell office:value-type="float" office:value="93.6667">
            <text:p>93.6667</text:p>
          </table:table-cell>
          <table:table-cell office:value-type="float" office:value="95.0">
            <text:p>95.0</text:p>
          </table:table-cell>
          <table:table-cell office:value-type="float" office:value="95.1667">
            <text:p>95.1667</text:p>
          </table:table-cell>
          <table:table-cell office:value-type="float" office:value="93.0">
            <text:p>93.0</text:p>
          </table:table-cell>
          <table:table-cell office:value-type="float" office:value="86.6667">
            <text:p>86.6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5-03T16:00:00">
            <text:p>Wed May  3 16:00:00 2023</text:p>
          </table:table-cell>
          <table:table-cell office:value-type="float" office:value="54.6667">
            <text:p>54.6667</text:p>
          </table:table-cell>
          <table:table-cell office:value-type="float" office:value="67.0">
            <text:p>67.0</text:p>
          </table:table-cell>
          <table:table-cell office:value-type="float" office:value="84.8333">
            <text:p>84.8333</text:p>
          </table:table-cell>
          <table:table-cell office:value-type="float" office:value="93.6667">
            <text:p>93.6667</text:p>
          </table:table-cell>
          <table:table-cell office:value-type="float" office:value="95.0">
            <text:p>95.0</text:p>
          </table:table-cell>
          <table:table-cell office:value-type="float" office:value="95.1667">
            <text:p>95.1667</text:p>
          </table:table-cell>
          <table:table-cell office:value-type="float" office:value="93.0">
            <text:p>93.0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5-03T17:00:00">
            <text:p>Wed May  3 17:00:00 2023</text:p>
          </table:table-cell>
          <table:table-cell office:value-type="float" office:value="44.1667">
            <text:p>44.1667</text:p>
          </table:table-cell>
          <table:table-cell office:value-type="float" office:value="54.6667">
            <text:p>54.6667</text:p>
          </table:table-cell>
          <table:table-cell office:value-type="float" office:value="67.0">
            <text:p>67.0</text:p>
          </table:table-cell>
          <table:table-cell office:value-type="float" office:value="84.8333">
            <text:p>84.8333</text:p>
          </table:table-cell>
          <table:table-cell office:value-type="float" office:value="93.6667">
            <text:p>93.6667</text:p>
          </table:table-cell>
          <table:table-cell office:value-type="float" office:value="95.0">
            <text:p>95.0</text:p>
          </table:table-cell>
          <table:table-cell office:value-type="float" office:value="95.1667">
            <text:p>95.1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5-04T14:00:00">
            <text:p>Thu May  4 14:00:00 2023</text:p>
          </table:table-cell>
          <table:table-cell office:value-type="float" office:value="84.1667">
            <text:p>84.1667</text:p>
          </table:table-cell>
          <table:table-cell office:value-type="float" office:value="88.1667">
            <text:p>88.1667</text:p>
          </table:table-cell>
          <table:table-cell office:value-type="float" office:value="89.8333">
            <text:p>89.8333</text:p>
          </table:table-cell>
          <table:table-cell office:value-type="float" office:value="89.0">
            <text:p>89.0</text:p>
          </table:table-cell>
          <table:table-cell office:value-type="float" office:value="89.5">
            <text:p>89.5</text:p>
          </table:table-cell>
          <table:table-cell office:value-type="float" office:value="80.6667">
            <text:p>80.6667</text:p>
          </table:table-cell>
          <table:table-cell office:value-type="float" office:value="71.5">
            <text:p>71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5-04T15:00:00">
            <text:p>Thu May  4 15:00:00 2023</text:p>
          </table:table-cell>
          <table:table-cell office:value-type="float" office:value="83.5">
            <text:p>83.5</text:p>
          </table:table-cell>
          <table:table-cell office:value-type="float" office:value="84.1667">
            <text:p>84.1667</text:p>
          </table:table-cell>
          <table:table-cell office:value-type="float" office:value="88.1667">
            <text:p>88.1667</text:p>
          </table:table-cell>
          <table:table-cell office:value-type="float" office:value="89.8333">
            <text:p>89.8333</text:p>
          </table:table-cell>
          <table:table-cell office:value-type="float" office:value="89.0">
            <text:p>89.0</text:p>
          </table:table-cell>
          <table:table-cell office:value-type="float" office:value="89.5">
            <text:p>89.5</text:p>
          </table:table-cell>
          <table:table-cell office:value-type="float" office:value="80.6667">
            <text:p>80.6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5-04T16:00:00">
            <text:p>Thu May  4 16:00:00 2023</text:p>
          </table:table-cell>
          <table:table-cell office:value-type="float" office:value="83.3333">
            <text:p>83.3333</text:p>
          </table:table-cell>
          <table:table-cell office:value-type="float" office:value="83.5">
            <text:p>83.5</text:p>
          </table:table-cell>
          <table:table-cell office:value-type="float" office:value="84.1667">
            <text:p>84.1667</text:p>
          </table:table-cell>
          <table:table-cell office:value-type="float" office:value="88.1667">
            <text:p>88.1667</text:p>
          </table:table-cell>
          <table:table-cell office:value-type="float" office:value="89.8333">
            <text:p>89.8333</text:p>
          </table:table-cell>
          <table:table-cell office:value-type="float" office:value="89.0">
            <text:p>89.0</text:p>
          </table:table-cell>
          <table:table-cell office:value-type="float" office:value="89.5">
            <text:p>89.5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5-04T17:00:00">
            <text:p>Thu May  4 17:00:00 2023</text:p>
          </table:table-cell>
          <table:table-cell office:value-type="float" office:value="79.2">
            <text:p>79.2</text:p>
          </table:table-cell>
          <table:table-cell office:value-type="float" office:value="83.3333">
            <text:p>83.3333</text:p>
          </table:table-cell>
          <table:table-cell office:value-type="float" office:value="83.5">
            <text:p>83.5</text:p>
          </table:table-cell>
          <table:table-cell office:value-type="float" office:value="84.1667">
            <text:p>84.1667</text:p>
          </table:table-cell>
          <table:table-cell office:value-type="float" office:value="88.1667">
            <text:p>88.1667</text:p>
          </table:table-cell>
          <table:table-cell office:value-type="float" office:value="89.8333">
            <text:p>89.8333</text:p>
          </table:table-cell>
          <table:table-cell office:value-type="float" office:value="89.0">
            <text:p>89.0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5-04T18:00:00">
            <text:p>Thu May  4 18:00:00 2023</text:p>
          </table:table-cell>
          <table:table-cell office:value-type="float" office:value="76.0">
            <text:p>76.0</text:p>
          </table:table-cell>
          <table:table-cell office:value-type="float" office:value="79.2">
            <text:p>79.2</text:p>
          </table:table-cell>
          <table:table-cell office:value-type="float" office:value="83.3333">
            <text:p>83.3333</text:p>
          </table:table-cell>
          <table:table-cell office:value-type="float" office:value="83.5">
            <text:p>83.5</text:p>
          </table:table-cell>
          <table:table-cell office:value-type="float" office:value="84.1667">
            <text:p>84.1667</text:p>
          </table:table-cell>
          <table:table-cell office:value-type="float" office:value="88.1667">
            <text:p>88.1667</text:p>
          </table:table-cell>
          <table:table-cell office:value-type="float" office:value="89.8333">
            <text:p>89.833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3-05-04T19:00:00">
            <text:p>Thu May  4 19:00:00 2023</text:p>
          </table:table-cell>
          <table:table-cell office:value-type="float" office:value="69.3333">
            <text:p>69.3333</text:p>
          </table:table-cell>
          <table:table-cell office:value-type="float" office:value="76.0">
            <text:p>76.0</text:p>
          </table:table-cell>
          <table:table-cell office:value-type="float" office:value="79.2">
            <text:p>79.2</text:p>
          </table:table-cell>
          <table:table-cell office:value-type="float" office:value="83.3333">
            <text:p>83.3333</text:p>
          </table:table-cell>
          <table:table-cell office:value-type="float" office:value="83.5">
            <text:p>83.5</text:p>
          </table:table-cell>
          <table:table-cell office:value-type="float" office:value="84.1667">
            <text:p>84.1667</text:p>
          </table:table-cell>
          <table:table-cell office:value-type="float" office:value="88.1667">
            <text:p>88.1667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3-05-05T14:00:00">
            <text:p>Fri May  5 14:00:00 2023</text:p>
          </table:table-cell>
          <table:table-cell office:value-type="float" office:value="88.3333">
            <text:p>88.3333</text:p>
          </table:table-cell>
          <table:table-cell office:value-type="float" office:value="85.0">
            <text:p>85.0</text:p>
          </table:table-cell>
          <table:table-cell office:value-type="float" office:value="89.5">
            <text:p>89.5</text:p>
          </table:table-cell>
          <table:table-cell office:value-type="float" office:value="88.5">
            <text:p>88.5</text:p>
          </table:table-cell>
          <table:table-cell office:value-type="float" office:value="76.1667">
            <text:p>76.1667</text:p>
          </table:table-cell>
          <table:table-cell office:value-type="float" office:value="63.6667">
            <text:p>63.6667</text:p>
          </table:table-cell>
          <table:table-cell office:value-type="float" office:value="56.1667">
            <text:p>56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05T15:00:00">
            <text:p>Fri May  5 15:00:00 2023</text:p>
          </table:table-cell>
          <table:table-cell office:value-type="float" office:value="85.6667">
            <text:p>85.6667</text:p>
          </table:table-cell>
          <table:table-cell office:value-type="float" office:value="88.3333">
            <text:p>88.3333</text:p>
          </table:table-cell>
          <table:table-cell office:value-type="float" office:value="85.0">
            <text:p>85.0</text:p>
          </table:table-cell>
          <table:table-cell office:value-type="float" office:value="89.5">
            <text:p>89.5</text:p>
          </table:table-cell>
          <table:table-cell office:value-type="float" office:value="88.5">
            <text:p>88.5</text:p>
          </table:table-cell>
          <table:table-cell office:value-type="float" office:value="76.1667">
            <text:p>76.1667</text:p>
          </table:table-cell>
          <table:table-cell office:value-type="float" office:value="63.6667">
            <text:p>63.6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5-05T16:00:00">
            <text:p>Fri May  5 16:00:00 2023</text:p>
          </table:table-cell>
          <table:table-cell office:value-type="float" office:value="68.8333">
            <text:p>68.8333</text:p>
          </table:table-cell>
          <table:table-cell office:value-type="float" office:value="85.6667">
            <text:p>85.6667</text:p>
          </table:table-cell>
          <table:table-cell office:value-type="float" office:value="88.3333">
            <text:p>88.3333</text:p>
          </table:table-cell>
          <table:table-cell office:value-type="float" office:value="85.0">
            <text:p>85.0</text:p>
          </table:table-cell>
          <table:table-cell office:value-type="float" office:value="89.5">
            <text:p>89.5</text:p>
          </table:table-cell>
          <table:table-cell office:value-type="float" office:value="88.5">
            <text:p>88.5</text:p>
          </table:table-cell>
          <table:table-cell office:value-type="float" office:value="76.1667">
            <text:p>76.1667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5-05T17:00:00">
            <text:p>Fri May  5 17:00:00 2023</text:p>
          </table:table-cell>
          <table:table-cell office:value-type="float" office:value="66.6667">
            <text:p>66.6667</text:p>
          </table:table-cell>
          <table:table-cell office:value-type="float" office:value="68.8333">
            <text:p>68.8333</text:p>
          </table:table-cell>
          <table:table-cell office:value-type="float" office:value="85.6667">
            <text:p>85.6667</text:p>
          </table:table-cell>
          <table:table-cell office:value-type="float" office:value="88.3333">
            <text:p>88.3333</text:p>
          </table:table-cell>
          <table:table-cell office:value-type="float" office:value="85.0">
            <text:p>85.0</text:p>
          </table:table-cell>
          <table:table-cell office:value-type="float" office:value="89.5">
            <text:p>89.5</text:p>
          </table:table-cell>
          <table:table-cell office:value-type="float" office:value="88.5">
            <text:p>88.5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3-05-05T18:00:00">
            <text:p>Fri May  5 18:00:00 2023</text:p>
          </table:table-cell>
          <table:table-cell office:value-type="float" office:value="64.6667">
            <text:p>64.6667</text:p>
          </table:table-cell>
          <table:table-cell office:value-type="float" office:value="66.6667">
            <text:p>66.6667</text:p>
          </table:table-cell>
          <table:table-cell office:value-type="float" office:value="68.8333">
            <text:p>68.8333</text:p>
          </table:table-cell>
          <table:table-cell office:value-type="float" office:value="85.6667">
            <text:p>85.6667</text:p>
          </table:table-cell>
          <table:table-cell office:value-type="float" office:value="88.3333">
            <text:p>88.3333</text:p>
          </table:table-cell>
          <table:table-cell office:value-type="float" office:value="85.0">
            <text:p>85.0</text:p>
          </table:table-cell>
          <table:table-cell office:value-type="float" office:value="89.5">
            <text:p>89.5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5-06T13:00:00">
            <text:p>Sat May  6 13:00:00 2023</text:p>
          </table:table-cell>
          <table:table-cell office:value-type="float" office:value="97.6667">
            <text:p>97.6667</text:p>
          </table:table-cell>
          <table:table-cell office:value-type="float" office:value="97.0">
            <text:p>97.0</text:p>
          </table:table-cell>
          <table:table-cell office:value-type="float" office:value="94.6667">
            <text:p>94.6667</text:p>
          </table:table-cell>
          <table:table-cell office:value-type="float" office:value="89.3333">
            <text:p>89.3333</text:p>
          </table:table-cell>
          <table:table-cell office:value-type="float" office:value="80.6667">
            <text:p>80.6667</text:p>
          </table:table-cell>
          <table:table-cell office:value-type="float" office:value="74.1667">
            <text:p>74.1667</text:p>
          </table:table-cell>
          <table:table-cell office:value-type="float" office:value="65.5">
            <text:p>65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5-06T14:00:00">
            <text:p>Sat May  6 14:00:00 2023</text:p>
          </table:table-cell>
          <table:table-cell office:value-type="float" office:value="89.5">
            <text:p>89.5</text:p>
          </table:table-cell>
          <table:table-cell office:value-type="float" office:value="97.6667">
            <text:p>97.6667</text:p>
          </table:table-cell>
          <table:table-cell office:value-type="float" office:value="97.0">
            <text:p>97.0</text:p>
          </table:table-cell>
          <table:table-cell office:value-type="float" office:value="94.6667">
            <text:p>94.6667</text:p>
          </table:table-cell>
          <table:table-cell office:value-type="float" office:value="89.3333">
            <text:p>89.3333</text:p>
          </table:table-cell>
          <table:table-cell office:value-type="float" office:value="80.6667">
            <text:p>80.6667</text:p>
          </table:table-cell>
          <table:table-cell office:value-type="float" office:value="74.1667">
            <text:p>74.1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5-06T15:00:00">
            <text:p>Sat May  6 15:00:00 2023</text:p>
          </table:table-cell>
          <table:table-cell office:value-type="float" office:value="69.8333">
            <text:p>69.8333</text:p>
          </table:table-cell>
          <table:table-cell office:value-type="float" office:value="89.5">
            <text:p>89.5</text:p>
          </table:table-cell>
          <table:table-cell office:value-type="float" office:value="97.6667">
            <text:p>97.6667</text:p>
          </table:table-cell>
          <table:table-cell office:value-type="float" office:value="97.0">
            <text:p>97.0</text:p>
          </table:table-cell>
          <table:table-cell office:value-type="float" office:value="94.6667">
            <text:p>94.6667</text:p>
          </table:table-cell>
          <table:table-cell office:value-type="float" office:value="89.3333">
            <text:p>89.3333</text:p>
          </table:table-cell>
          <table:table-cell office:value-type="float" office:value="80.6667">
            <text:p>80.666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5-06T16:00:00">
            <text:p>Sat May  6 16:00:00 2023</text:p>
          </table:table-cell>
          <table:table-cell office:value-type="float" office:value="68.0">
            <text:p>68.0</text:p>
          </table:table-cell>
          <table:table-cell office:value-type="float" office:value="69.8333">
            <text:p>69.8333</text:p>
          </table:table-cell>
          <table:table-cell office:value-type="float" office:value="89.5">
            <text:p>89.5</text:p>
          </table:table-cell>
          <table:table-cell office:value-type="float" office:value="97.6667">
            <text:p>97.6667</text:p>
          </table:table-cell>
          <table:table-cell office:value-type="float" office:value="97.0">
            <text:p>97.0</text:p>
          </table:table-cell>
          <table:table-cell office:value-type="float" office:value="94.6667">
            <text:p>94.6667</text:p>
          </table:table-cell>
          <table:table-cell office:value-type="float" office:value="89.3333">
            <text:p>89.3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5-06T17:00:00">
            <text:p>Sat May  6 17:00:00 2023</text:p>
          </table:table-cell>
          <table:table-cell office:value-type="float" office:value="63.8333">
            <text:p>63.8333</text:p>
          </table:table-cell>
          <table:table-cell office:value-type="float" office:value="68.0">
            <text:p>68.0</text:p>
          </table:table-cell>
          <table:table-cell office:value-type="float" office:value="69.8333">
            <text:p>69.8333</text:p>
          </table:table-cell>
          <table:table-cell office:value-type="float" office:value="89.5">
            <text:p>89.5</text:p>
          </table:table-cell>
          <table:table-cell office:value-type="float" office:value="97.6667">
            <text:p>97.6667</text:p>
          </table:table-cell>
          <table:table-cell office:value-type="float" office:value="97.0">
            <text:p>97.0</text:p>
          </table:table-cell>
          <table:table-cell office:value-type="float" office:value="94.6667">
            <text:p>94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5-06T18:00:00">
            <text:p>Sat May  6 18:00:00 2023</text:p>
          </table:table-cell>
          <table:table-cell office:value-type="float" office:value="64.3333">
            <text:p>64.3333</text:p>
          </table:table-cell>
          <table:table-cell office:value-type="float" office:value="63.8333">
            <text:p>63.8333</text:p>
          </table:table-cell>
          <table:table-cell office:value-type="float" office:value="68.0">
            <text:p>68.0</text:p>
          </table:table-cell>
          <table:table-cell office:value-type="float" office:value="69.8333">
            <text:p>69.8333</text:p>
          </table:table-cell>
          <table:table-cell office:value-type="float" office:value="89.5">
            <text:p>89.5</text:p>
          </table:table-cell>
          <table:table-cell office:value-type="float" office:value="97.6667">
            <text:p>97.6667</text:p>
          </table:table-cell>
          <table:table-cell office:value-type="float" office:value="97.0">
            <text:p>97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5-07T11:00:00">
            <text:p>Sun May  7 11:00:00 2023</text:p>
          </table:table-cell>
          <table:table-cell office:value-type="float" office:value="70.0">
            <text:p>70.0</text:p>
          </table:table-cell>
          <table:table-cell office:value-type="float" office:value="84.0">
            <text:p>84.0</text:p>
          </table:table-cell>
          <table:table-cell office:value-type="float" office:value="84.3333">
            <text:p>84.3333</text:p>
          </table:table-cell>
          <table:table-cell office:value-type="float" office:value="77.3333">
            <text:p>77.3333</text:p>
          </table:table-cell>
          <table:table-cell office:value-type="float" office:value="70.5">
            <text:p>70.5</text:p>
          </table:table-cell>
          <table:table-cell office:value-type="float" office:value="60.8333">
            <text:p>60.8333</text:p>
          </table:table-cell>
          <table:table-cell office:value-type="float" office:value="36.1667">
            <text:p>36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5-07T12:00:00">
            <text:p>Sun May  7 12:00:00 2023</text:p>
          </table:table-cell>
          <table:table-cell office:value-type="float" office:value="62.0">
            <text:p>62.0</text:p>
          </table:table-cell>
          <table:table-cell office:value-type="float" office:value="70.0">
            <text:p>70.0</text:p>
          </table:table-cell>
          <table:table-cell office:value-type="float" office:value="84.0">
            <text:p>84.0</text:p>
          </table:table-cell>
          <table:table-cell office:value-type="float" office:value="84.3333">
            <text:p>84.3333</text:p>
          </table:table-cell>
          <table:table-cell office:value-type="float" office:value="77.3333">
            <text:p>77.3333</text:p>
          </table:table-cell>
          <table:table-cell office:value-type="float" office:value="70.5">
            <text:p>70.5</text:p>
          </table:table-cell>
          <table:table-cell office:value-type="float" office:value="60.8333">
            <text:p>60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5-07T13:00:00">
            <text:p>Sun May  7 13:00:00 2023</text:p>
          </table:table-cell>
          <table:table-cell office:value-type="float" office:value="54.6667">
            <text:p>54.6667</text:p>
          </table:table-cell>
          <table:table-cell office:value-type="float" office:value="62.0">
            <text:p>62.0</text:p>
          </table:table-cell>
          <table:table-cell office:value-type="float" office:value="70.0">
            <text:p>70.0</text:p>
          </table:table-cell>
          <table:table-cell office:value-type="float" office:value="84.0">
            <text:p>84.0</text:p>
          </table:table-cell>
          <table:table-cell office:value-type="float" office:value="84.3333">
            <text:p>84.3333</text:p>
          </table:table-cell>
          <table:table-cell office:value-type="float" office:value="77.3333">
            <text:p>77.3333</text:p>
          </table:table-cell>
          <table:table-cell office:value-type="float" office:value="70.5">
            <text:p>70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5-07T14:00:00">
            <text:p>Sun May  7 14:00:00 2023</text:p>
          </table:table-cell>
          <table:table-cell office:value-type="float" office:value="53.1667">
            <text:p>53.1667</text:p>
          </table:table-cell>
          <table:table-cell office:value-type="float" office:value="54.6667">
            <text:p>54.6667</text:p>
          </table:table-cell>
          <table:table-cell office:value-type="float" office:value="62.0">
            <text:p>62.0</text:p>
          </table:table-cell>
          <table:table-cell office:value-type="float" office:value="70.0">
            <text:p>70.0</text:p>
          </table:table-cell>
          <table:table-cell office:value-type="float" office:value="84.0">
            <text:p>84.0</text:p>
          </table:table-cell>
          <table:table-cell office:value-type="float" office:value="84.3333">
            <text:p>84.3333</text:p>
          </table:table-cell>
          <table:table-cell office:value-type="float" office:value="77.3333">
            <text:p>77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5-07T15:00:00">
            <text:p>Sun May  7 15:00:00 2023</text:p>
          </table:table-cell>
          <table:table-cell office:value-type="float" office:value="49.6667">
            <text:p>49.6667</text:p>
          </table:table-cell>
          <table:table-cell office:value-type="float" office:value="53.1667">
            <text:p>53.1667</text:p>
          </table:table-cell>
          <table:table-cell office:value-type="float" office:value="54.6667">
            <text:p>54.6667</text:p>
          </table:table-cell>
          <table:table-cell office:value-type="float" office:value="62.0">
            <text:p>62.0</text:p>
          </table:table-cell>
          <table:table-cell office:value-type="float" office:value="70.0">
            <text:p>70.0</text:p>
          </table:table-cell>
          <table:table-cell office:value-type="float" office:value="84.0">
            <text:p>84.0</text:p>
          </table:table-cell>
          <table:table-cell office:value-type="float" office:value="84.3333">
            <text:p>84.3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5-07T16:00:00">
            <text:p>Sun May  7 16:00:00 2023</text:p>
          </table:table-cell>
          <table:table-cell office:value-type="float" office:value="41.8333">
            <text:p>41.8333</text:p>
          </table:table-cell>
          <table:table-cell office:value-type="float" office:value="49.6667">
            <text:p>49.6667</text:p>
          </table:table-cell>
          <table:table-cell office:value-type="float" office:value="53.1667">
            <text:p>53.1667</text:p>
          </table:table-cell>
          <table:table-cell office:value-type="float" office:value="54.6667">
            <text:p>54.6667</text:p>
          </table:table-cell>
          <table:table-cell office:value-type="float" office:value="62.0">
            <text:p>62.0</text:p>
          </table:table-cell>
          <table:table-cell office:value-type="float" office:value="70.0">
            <text:p>70.0</text:p>
          </table:table-cell>
          <table:table-cell office:value-type="float" office:value="84.0">
            <text:p>84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5-08T13:00:00">
            <text:p>Mon May  8 13:00:00 2023</text:p>
          </table:table-cell>
          <table:table-cell office:value-type="float" office:value="70.5">
            <text:p>70.5</text:p>
          </table:table-cell>
          <table:table-cell office:value-type="float" office:value="76.6667">
            <text:p>76.6667</text:p>
          </table:table-cell>
          <table:table-cell office:value-type="float" office:value="75.1667">
            <text:p>75.1667</text:p>
          </table:table-cell>
          <table:table-cell office:value-type="float" office:value="76.0">
            <text:p>76.0</text:p>
          </table:table-cell>
          <table:table-cell office:value-type="float" office:value="75.5">
            <text:p>75.5</text:p>
          </table:table-cell>
          <table:table-cell office:value-type="float" office:value="71.8333">
            <text:p>71.8333</text:p>
          </table:table-cell>
          <table:table-cell office:value-type="float" office:value="67.1667">
            <text:p>67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08T14:00:00">
            <text:p>Mon May  8 14:00:00 2023</text:p>
          </table:table-cell>
          <table:table-cell office:value-type="float" office:value="59.0">
            <text:p>59.0</text:p>
          </table:table-cell>
          <table:table-cell office:value-type="float" office:value="70.5">
            <text:p>70.5</text:p>
          </table:table-cell>
          <table:table-cell office:value-type="float" office:value="76.6667">
            <text:p>76.6667</text:p>
          </table:table-cell>
          <table:table-cell office:value-type="float" office:value="75.1667">
            <text:p>75.1667</text:p>
          </table:table-cell>
          <table:table-cell office:value-type="float" office:value="76.0">
            <text:p>76.0</text:p>
          </table:table-cell>
          <table:table-cell office:value-type="float" office:value="75.5">
            <text:p>75.5</text:p>
          </table:table-cell>
          <table:table-cell office:value-type="float" office:value="71.8333">
            <text:p>71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5-08T15:00:00">
            <text:p>Mon May  8 15:00:00 2023</text:p>
          </table:table-cell>
          <table:table-cell office:value-type="float" office:value="57.3333">
            <text:p>57.3333</text:p>
          </table:table-cell>
          <table:table-cell office:value-type="float" office:value="59.0">
            <text:p>59.0</text:p>
          </table:table-cell>
          <table:table-cell office:value-type="float" office:value="70.5">
            <text:p>70.5</text:p>
          </table:table-cell>
          <table:table-cell office:value-type="float" office:value="76.6667">
            <text:p>76.6667</text:p>
          </table:table-cell>
          <table:table-cell office:value-type="float" office:value="75.1667">
            <text:p>75.1667</text:p>
          </table:table-cell>
          <table:table-cell office:value-type="float" office:value="76.0">
            <text:p>76.0</text:p>
          </table:table-cell>
          <table:table-cell office:value-type="float" office:value="75.5">
            <text:p>75.5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5-08T16:00:00">
            <text:p>Mon May  8 16:00:00 2023</text:p>
          </table:table-cell>
          <table:table-cell office:value-type="float" office:value="56.3333">
            <text:p>56.3333</text:p>
          </table:table-cell>
          <table:table-cell office:value-type="float" office:value="57.3333">
            <text:p>57.3333</text:p>
          </table:table-cell>
          <table:table-cell office:value-type="float" office:value="59.0">
            <text:p>59.0</text:p>
          </table:table-cell>
          <table:table-cell office:value-type="float" office:value="70.5">
            <text:p>70.5</text:p>
          </table:table-cell>
          <table:table-cell office:value-type="float" office:value="76.6667">
            <text:p>76.6667</text:p>
          </table:table-cell>
          <table:table-cell office:value-type="float" office:value="75.1667">
            <text:p>75.1667</text:p>
          </table:table-cell>
          <table:table-cell office:value-type="float" office:value="76.0">
            <text:p>76.0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5-08T17:00:00">
            <text:p>Mon May  8 17:00:00 2023</text:p>
          </table:table-cell>
          <table:table-cell office:value-type="float" office:value="50.8333">
            <text:p>50.8333</text:p>
          </table:table-cell>
          <table:table-cell office:value-type="float" office:value="56.3333">
            <text:p>56.3333</text:p>
          </table:table-cell>
          <table:table-cell office:value-type="float" office:value="57.3333">
            <text:p>57.3333</text:p>
          </table:table-cell>
          <table:table-cell office:value-type="float" office:value="59.0">
            <text:p>59.0</text:p>
          </table:table-cell>
          <table:table-cell office:value-type="float" office:value="70.5">
            <text:p>70.5</text:p>
          </table:table-cell>
          <table:table-cell office:value-type="float" office:value="76.6667">
            <text:p>76.6667</text:p>
          </table:table-cell>
          <table:table-cell office:value-type="float" office:value="75.1667">
            <text:p>75.1667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3-05-08T18:00:00">
            <text:p>Mon May  8 18:00:00 2023</text:p>
          </table:table-cell>
          <table:table-cell office:value-type="float" office:value="52.5">
            <text:p>52.5</text:p>
          </table:table-cell>
          <table:table-cell office:value-type="float" office:value="50.8333">
            <text:p>50.8333</text:p>
          </table:table-cell>
          <table:table-cell office:value-type="float" office:value="56.3333">
            <text:p>56.3333</text:p>
          </table:table-cell>
          <table:table-cell office:value-type="float" office:value="57.3333">
            <text:p>57.3333</text:p>
          </table:table-cell>
          <table:table-cell office:value-type="float" office:value="59.0">
            <text:p>59.0</text:p>
          </table:table-cell>
          <table:table-cell office:value-type="float" office:value="70.5">
            <text:p>70.5</text:p>
          </table:table-cell>
          <table:table-cell office:value-type="float" office:value="76.6667">
            <text:p>76.6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5-09T13:00:00">
            <text:p>Tue May  9 13:00:00 2023</text:p>
          </table:table-cell>
          <table:table-cell office:value-type="float" office:value="77.3333">
            <text:p>77.3333</text:p>
          </table:table-cell>
          <table:table-cell office:value-type="float" office:value="84.6667">
            <text:p>84.6667</text:p>
          </table:table-cell>
          <table:table-cell office:value-type="float" office:value="90.5">
            <text:p>90.5</text:p>
          </table:table-cell>
          <table:table-cell office:value-type="float" office:value="82.0">
            <text:p>82.0</text:p>
          </table:table-cell>
          <table:table-cell office:value-type="float" office:value="79.1667">
            <text:p>79.1667</text:p>
          </table:table-cell>
          <table:table-cell office:value-type="float" office:value="73.3333">
            <text:p>73.3333</text:p>
          </table:table-cell>
          <table:table-cell office:value-type="float" office:value="56.6667">
            <text:p>56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5-09T14:00:00">
            <text:p>Tue May  9 14:00:00 2023</text:p>
          </table:table-cell>
          <table:table-cell office:value-type="float" office:value="69.5">
            <text:p>69.5</text:p>
          </table:table-cell>
          <table:table-cell office:value-type="float" office:value="77.3333">
            <text:p>77.3333</text:p>
          </table:table-cell>
          <table:table-cell office:value-type="float" office:value="84.6667">
            <text:p>84.6667</text:p>
          </table:table-cell>
          <table:table-cell office:value-type="float" office:value="90.5">
            <text:p>90.5</text:p>
          </table:table-cell>
          <table:table-cell office:value-type="float" office:value="82.0">
            <text:p>82.0</text:p>
          </table:table-cell>
          <table:table-cell office:value-type="float" office:value="79.1667">
            <text:p>79.1667</text:p>
          </table:table-cell>
          <table:table-cell office:value-type="float" office:value="73.3333">
            <text:p>73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5-09T15:00:00">
            <text:p>Tue May  9 15:00:00 2023</text:p>
          </table:table-cell>
          <table:table-cell office:value-type="float" office:value="62.8333">
            <text:p>62.8333</text:p>
          </table:table-cell>
          <table:table-cell office:value-type="float" office:value="69.5">
            <text:p>69.5</text:p>
          </table:table-cell>
          <table:table-cell office:value-type="float" office:value="77.3333">
            <text:p>77.3333</text:p>
          </table:table-cell>
          <table:table-cell office:value-type="float" office:value="84.6667">
            <text:p>84.6667</text:p>
          </table:table-cell>
          <table:table-cell office:value-type="float" office:value="90.5">
            <text:p>90.5</text:p>
          </table:table-cell>
          <table:table-cell office:value-type="float" office:value="82.0">
            <text:p>82.0</text:p>
          </table:table-cell>
          <table:table-cell office:value-type="float" office:value="79.1667">
            <text:p>79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5-09T16:00:00">
            <text:p>Tue May  9 16:00:00 2023</text:p>
          </table:table-cell>
          <table:table-cell office:value-type="float" office:value="57.1667">
            <text:p>57.1667</text:p>
          </table:table-cell>
          <table:table-cell office:value-type="float" office:value="62.8333">
            <text:p>62.8333</text:p>
          </table:table-cell>
          <table:table-cell office:value-type="float" office:value="69.5">
            <text:p>69.5</text:p>
          </table:table-cell>
          <table:table-cell office:value-type="float" office:value="77.3333">
            <text:p>77.3333</text:p>
          </table:table-cell>
          <table:table-cell office:value-type="float" office:value="84.6667">
            <text:p>84.6667</text:p>
          </table:table-cell>
          <table:table-cell office:value-type="float" office:value="90.5">
            <text:p>90.5</text:p>
          </table:table-cell>
          <table:table-cell office:value-type="float" office:value="82.0">
            <text:p>82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5-09T17:00:00">
            <text:p>Tue May  9 17:00:00 2023</text:p>
          </table:table-cell>
          <table:table-cell office:value-type="float" office:value="45.6667">
            <text:p>45.6667</text:p>
          </table:table-cell>
          <table:table-cell office:value-type="float" office:value="57.1667">
            <text:p>57.1667</text:p>
          </table:table-cell>
          <table:table-cell office:value-type="float" office:value="62.8333">
            <text:p>62.8333</text:p>
          </table:table-cell>
          <table:table-cell office:value-type="float" office:value="69.5">
            <text:p>69.5</text:p>
          </table:table-cell>
          <table:table-cell office:value-type="float" office:value="77.3333">
            <text:p>77.3333</text:p>
          </table:table-cell>
          <table:table-cell office:value-type="float" office:value="84.6667">
            <text:p>84.6667</text:p>
          </table:table-cell>
          <table:table-cell office:value-type="float" office:value="90.5">
            <text:p>90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5-09T18:00:00">
            <text:p>Tue May  9 18:00:00 2023</text:p>
          </table:table-cell>
          <table:table-cell office:value-type="float" office:value="38.5">
            <text:p>38.5</text:p>
          </table:table-cell>
          <table:table-cell office:value-type="float" office:value="45.6667">
            <text:p>45.6667</text:p>
          </table:table-cell>
          <table:table-cell office:value-type="float" office:value="57.1667">
            <text:p>57.1667</text:p>
          </table:table-cell>
          <table:table-cell office:value-type="float" office:value="62.8333">
            <text:p>62.8333</text:p>
          </table:table-cell>
          <table:table-cell office:value-type="float" office:value="69.5">
            <text:p>69.5</text:p>
          </table:table-cell>
          <table:table-cell office:value-type="float" office:value="77.3333">
            <text:p>77.3333</text:p>
          </table:table-cell>
          <table:table-cell office:value-type="float" office:value="84.6667">
            <text:p>84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5-09T19:00:00">
            <text:p>Tue May  9 19:00:00 2023</text:p>
          </table:table-cell>
          <table:table-cell office:value-type="float" office:value="38.0">
            <text:p>38.0</text:p>
          </table:table-cell>
          <table:table-cell office:value-type="float" office:value="38.5">
            <text:p>38.5</text:p>
          </table:table-cell>
          <table:table-cell office:value-type="float" office:value="45.6667">
            <text:p>45.6667</text:p>
          </table:table-cell>
          <table:table-cell office:value-type="float" office:value="57.1667">
            <text:p>57.1667</text:p>
          </table:table-cell>
          <table:table-cell office:value-type="float" office:value="62.8333">
            <text:p>62.8333</text:p>
          </table:table-cell>
          <table:table-cell office:value-type="float" office:value="69.5">
            <text:p>69.5</text:p>
          </table:table-cell>
          <table:table-cell office:value-type="float" office:value="77.3333">
            <text:p>77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5-10T17:00:00">
            <text:p>Wed May 10 17:00:00 2023</text:p>
          </table:table-cell>
          <table:table-cell office:value-type="float" office:value="56.6667">
            <text:p>56.6667</text:p>
          </table:table-cell>
          <table:table-cell office:value-type="float" office:value="48.6667">
            <text:p>48.6667</text:p>
          </table:table-cell>
          <table:table-cell office:value-type="float" office:value="45.5">
            <text:p>45.5</text:p>
          </table:table-cell>
          <table:table-cell office:value-type="float" office:value="44.6667">
            <text:p>44.6667</text:p>
          </table:table-cell>
          <table:table-cell office:value-type="float" office:value="44.0">
            <text:p>44.0</text:p>
          </table:table-cell>
          <table:table-cell office:value-type="float" office:value="52.1667">
            <text:p>52.1667</text:p>
          </table:table-cell>
          <table:table-cell office:value-type="float" office:value="52.8333">
            <text:p>52.8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5-11T13:00:00">
            <text:p>Thu May 11 13:00:00 2023</text:p>
          </table:table-cell>
          <table:table-cell office:value-type="float" office:value="76.5">
            <text:p>76.5</text:p>
          </table:table-cell>
          <table:table-cell office:value-type="float" office:value="84.5">
            <text:p>84.5</text:p>
          </table:table-cell>
          <table:table-cell office:value-type="float" office:value="93.1667">
            <text:p>93.1667</text:p>
          </table:table-cell>
          <table:table-cell office:value-type="float" office:value="94.6667">
            <text:p>94.6667</text:p>
          </table:table-cell>
          <table:table-cell office:value-type="float" office:value="81.5">
            <text:p>81.5</text:p>
          </table:table-cell>
          <table:table-cell office:value-type="float" office:value="71.6667">
            <text:p>71.6667</text:p>
          </table:table-cell>
          <table:table-cell office:value-type="float" office:value="67.8333">
            <text:p>67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5-11T14:00:00">
            <text:p>Thu May 11 14:00:00 2023</text:p>
          </table:table-cell>
          <table:table-cell office:value-type="float" office:value="73.5">
            <text:p>73.5</text:p>
          </table:table-cell>
          <table:table-cell office:value-type="float" office:value="76.5">
            <text:p>76.5</text:p>
          </table:table-cell>
          <table:table-cell office:value-type="float" office:value="84.5">
            <text:p>84.5</text:p>
          </table:table-cell>
          <table:table-cell office:value-type="float" office:value="93.1667">
            <text:p>93.1667</text:p>
          </table:table-cell>
          <table:table-cell office:value-type="float" office:value="94.6667">
            <text:p>94.6667</text:p>
          </table:table-cell>
          <table:table-cell office:value-type="float" office:value="81.5">
            <text:p>81.5</text:p>
          </table:table-cell>
          <table:table-cell office:value-type="float" office:value="71.6667">
            <text:p>71.6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5-11T15:00:00">
            <text:p>Thu May 11 15:00:00 2023</text:p>
          </table:table-cell>
          <table:table-cell office:value-type="float" office:value="68.6667">
            <text:p>68.6667</text:p>
          </table:table-cell>
          <table:table-cell office:value-type="float" office:value="73.5">
            <text:p>73.5</text:p>
          </table:table-cell>
          <table:table-cell office:value-type="float" office:value="76.5">
            <text:p>76.5</text:p>
          </table:table-cell>
          <table:table-cell office:value-type="float" office:value="84.5">
            <text:p>84.5</text:p>
          </table:table-cell>
          <table:table-cell office:value-type="float" office:value="93.1667">
            <text:p>93.1667</text:p>
          </table:table-cell>
          <table:table-cell office:value-type="float" office:value="94.6667">
            <text:p>94.6667</text:p>
          </table:table-cell>
          <table:table-cell office:value-type="float" office:value="81.5">
            <text:p>81.5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05-11T16:00:00">
            <text:p>Thu May 11 16:00:00 2023</text:p>
          </table:table-cell>
          <table:table-cell office:value-type="float" office:value="66.5">
            <text:p>66.5</text:p>
          </table:table-cell>
          <table:table-cell office:value-type="float" office:value="68.6667">
            <text:p>68.6667</text:p>
          </table:table-cell>
          <table:table-cell office:value-type="float" office:value="73.5">
            <text:p>73.5</text:p>
          </table:table-cell>
          <table:table-cell office:value-type="float" office:value="76.5">
            <text:p>76.5</text:p>
          </table:table-cell>
          <table:table-cell office:value-type="float" office:value="84.5">
            <text:p>84.5</text:p>
          </table:table-cell>
          <table:table-cell office:value-type="float" office:value="93.1667">
            <text:p>93.1667</text:p>
          </table:table-cell>
          <table:table-cell office:value-type="float" office:value="94.6667">
            <text:p>94.666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5-11T17:00:00">
            <text:p>Thu May 11 17:00:00 2023</text:p>
          </table:table-cell>
          <table:table-cell office:value-type="float" office:value="57.6667">
            <text:p>57.6667</text:p>
          </table:table-cell>
          <table:table-cell office:value-type="float" office:value="66.5">
            <text:p>66.5</text:p>
          </table:table-cell>
          <table:table-cell office:value-type="float" office:value="68.6667">
            <text:p>68.6667</text:p>
          </table:table-cell>
          <table:table-cell office:value-type="float" office:value="73.5">
            <text:p>73.5</text:p>
          </table:table-cell>
          <table:table-cell office:value-type="float" office:value="76.5">
            <text:p>76.5</text:p>
          </table:table-cell>
          <table:table-cell office:value-type="float" office:value="84.5">
            <text:p>84.5</text:p>
          </table:table-cell>
          <table:table-cell office:value-type="float" office:value="93.1667">
            <text:p>93.1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5-11T18:00:00">
            <text:p>Thu May 11 18:00:00 2023</text:p>
          </table:table-cell>
          <table:table-cell office:value-type="float" office:value="51.1667">
            <text:p>51.1667</text:p>
          </table:table-cell>
          <table:table-cell office:value-type="float" office:value="57.6667">
            <text:p>57.6667</text:p>
          </table:table-cell>
          <table:table-cell office:value-type="float" office:value="66.5">
            <text:p>66.5</text:p>
          </table:table-cell>
          <table:table-cell office:value-type="float" office:value="68.6667">
            <text:p>68.6667</text:p>
          </table:table-cell>
          <table:table-cell office:value-type="float" office:value="73.5">
            <text:p>73.5</text:p>
          </table:table-cell>
          <table:table-cell office:value-type="float" office:value="76.5">
            <text:p>76.5</text:p>
          </table:table-cell>
          <table:table-cell office:value-type="float" office:value="84.5">
            <text:p>84.5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5-12T13:00:00">
            <text:p>Fri May 12 13:00:00 2023</text:p>
          </table:table-cell>
          <table:table-cell office:value-type="float" office:value="83.0">
            <text:p>83.0</text:p>
          </table:table-cell>
          <table:table-cell office:value-type="float" office:value="82.5">
            <text:p>82.5</text:p>
          </table:table-cell>
          <table:table-cell office:value-type="float" office:value="84.8333">
            <text:p>84.8333</text:p>
          </table:table-cell>
          <table:table-cell office:value-type="float" office:value="88.8333">
            <text:p>88.8333</text:p>
          </table:table-cell>
          <table:table-cell office:value-type="float" office:value="90.8333">
            <text:p>90.8333</text:p>
          </table:table-cell>
          <table:table-cell office:value-type="float" office:value="81.5">
            <text:p>81.5</text:p>
          </table:table-cell>
          <table:table-cell office:value-type="float" office:value="65.5">
            <text:p>65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5-12T14:00:00">
            <text:p>Fri May 12 14:00:00 2023</text:p>
          </table:table-cell>
          <table:table-cell office:value-type="float" office:value="81.0">
            <text:p>81.0</text:p>
          </table:table-cell>
          <table:table-cell office:value-type="float" office:value="83.0">
            <text:p>83.0</text:p>
          </table:table-cell>
          <table:table-cell office:value-type="float" office:value="82.5">
            <text:p>82.5</text:p>
          </table:table-cell>
          <table:table-cell office:value-type="float" office:value="84.8333">
            <text:p>84.8333</text:p>
          </table:table-cell>
          <table:table-cell office:value-type="float" office:value="88.8333">
            <text:p>88.8333</text:p>
          </table:table-cell>
          <table:table-cell office:value-type="float" office:value="90.8333">
            <text:p>90.8333</text:p>
          </table:table-cell>
          <table:table-cell office:value-type="float" office:value="81.5">
            <text:p>81.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5-12T15:00:00">
            <text:p>Fri May 12 15:00:00 2023</text:p>
          </table:table-cell>
          <table:table-cell office:value-type="float" office:value="77.6667">
            <text:p>77.6667</text:p>
          </table:table-cell>
          <table:table-cell office:value-type="float" office:value="81.0">
            <text:p>81.0</text:p>
          </table:table-cell>
          <table:table-cell office:value-type="float" office:value="83.0">
            <text:p>83.0</text:p>
          </table:table-cell>
          <table:table-cell office:value-type="float" office:value="82.5">
            <text:p>82.5</text:p>
          </table:table-cell>
          <table:table-cell office:value-type="float" office:value="84.8333">
            <text:p>84.8333</text:p>
          </table:table-cell>
          <table:table-cell office:value-type="float" office:value="88.8333">
            <text:p>88.8333</text:p>
          </table:table-cell>
          <table:table-cell office:value-type="float" office:value="90.8333">
            <text:p>90.8333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5-12T16:00:00">
            <text:p>Fri May 12 16:00:00 2023</text:p>
          </table:table-cell>
          <table:table-cell office:value-type="float" office:value="69.3333">
            <text:p>69.3333</text:p>
          </table:table-cell>
          <table:table-cell office:value-type="float" office:value="77.6667">
            <text:p>77.6667</text:p>
          </table:table-cell>
          <table:table-cell office:value-type="float" office:value="81.0">
            <text:p>81.0</text:p>
          </table:table-cell>
          <table:table-cell office:value-type="float" office:value="83.0">
            <text:p>83.0</text:p>
          </table:table-cell>
          <table:table-cell office:value-type="float" office:value="82.5">
            <text:p>82.5</text:p>
          </table:table-cell>
          <table:table-cell office:value-type="float" office:value="84.8333">
            <text:p>84.8333</text:p>
          </table:table-cell>
          <table:table-cell office:value-type="float" office:value="88.8333">
            <text:p>88.833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5-12T17:00:00">
            <text:p>Fri May 12 17:00:00 2023</text:p>
          </table:table-cell>
          <table:table-cell office:value-type="float" office:value="63.6667">
            <text:p>63.6667</text:p>
          </table:table-cell>
          <table:table-cell office:value-type="float" office:value="69.3333">
            <text:p>69.3333</text:p>
          </table:table-cell>
          <table:table-cell office:value-type="float" office:value="77.6667">
            <text:p>77.6667</text:p>
          </table:table-cell>
          <table:table-cell office:value-type="float" office:value="81.0">
            <text:p>81.0</text:p>
          </table:table-cell>
          <table:table-cell office:value-type="float" office:value="83.0">
            <text:p>83.0</text:p>
          </table:table-cell>
          <table:table-cell office:value-type="float" office:value="82.5">
            <text:p>82.5</text:p>
          </table:table-cell>
          <table:table-cell office:value-type="float" office:value="84.8333">
            <text:p>84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5-12T18:00:00">
            <text:p>Fri May 12 18:00:00 2023</text:p>
          </table:table-cell>
          <table:table-cell office:value-type="float" office:value="52.5">
            <text:p>52.5</text:p>
          </table:table-cell>
          <table:table-cell office:value-type="float" office:value="63.6667">
            <text:p>63.6667</text:p>
          </table:table-cell>
          <table:table-cell office:value-type="float" office:value="69.3333">
            <text:p>69.3333</text:p>
          </table:table-cell>
          <table:table-cell office:value-type="float" office:value="77.6667">
            <text:p>77.6667</text:p>
          </table:table-cell>
          <table:table-cell office:value-type="float" office:value="81.0">
            <text:p>81.0</text:p>
          </table:table-cell>
          <table:table-cell office:value-type="float" office:value="83.0">
            <text:p>83.0</text:p>
          </table:table-cell>
          <table:table-cell office:value-type="float" office:value="82.5">
            <text:p>82.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5-13T13:00:00">
            <text:p>Sat May 13 13:00:00 2023</text:p>
          </table:table-cell>
          <table:table-cell office:value-type="float" office:value="77.5">
            <text:p>77.5</text:p>
          </table:table-cell>
          <table:table-cell office:value-type="float" office:value="77.0">
            <text:p>77.0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87.1667">
            <text:p>87.1667</text:p>
          </table:table-cell>
          <table:table-cell office:value-type="float" office:value="72.8333">
            <text:p>72.8333</text:p>
          </table:table-cell>
          <table:table-cell office:value-type="float" office:value="65.3333">
            <text:p>65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5-13T14:00:00">
            <text:p>Sat May 13 14:00:00 2023</text:p>
          </table:table-cell>
          <table:table-cell office:value-type="float" office:value="70.5">
            <text:p>70.5</text:p>
          </table:table-cell>
          <table:table-cell office:value-type="float" office:value="77.5">
            <text:p>77.5</text:p>
          </table:table-cell>
          <table:table-cell office:value-type="float" office:value="77.0">
            <text:p>77.0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87.1667">
            <text:p>87.1667</text:p>
          </table:table-cell>
          <table:table-cell office:value-type="float" office:value="72.8333">
            <text:p>72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5-13T15:00:00">
            <text:p>Sat May 13 15:00:00 2023</text:p>
          </table:table-cell>
          <table:table-cell office:value-type="float" office:value="59.6667">
            <text:p>59.6667</text:p>
          </table:table-cell>
          <table:table-cell office:value-type="float" office:value="70.5">
            <text:p>70.5</text:p>
          </table:table-cell>
          <table:table-cell office:value-type="float" office:value="77.5">
            <text:p>77.5</text:p>
          </table:table-cell>
          <table:table-cell office:value-type="float" office:value="77.0">
            <text:p>77.0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87.1667">
            <text:p>87.1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5-13T16:00:00">
            <text:p>Sat May 13 16:00:00 2023</text:p>
          </table:table-cell>
          <table:table-cell office:value-type="float" office:value="61.3333">
            <text:p>61.3333</text:p>
          </table:table-cell>
          <table:table-cell office:value-type="float" office:value="59.6667">
            <text:p>59.6667</text:p>
          </table:table-cell>
          <table:table-cell office:value-type="float" office:value="70.5">
            <text:p>70.5</text:p>
          </table:table-cell>
          <table:table-cell office:value-type="float" office:value="77.5">
            <text:p>77.5</text:p>
          </table:table-cell>
          <table:table-cell office:value-type="float" office:value="77.0">
            <text:p>77.0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5-13T17:00:00">
            <text:p>Sat May 13 17:00:00 2023</text:p>
          </table:table-cell>
          <table:table-cell office:value-type="float" office:value="69.3333">
            <text:p>69.3333</text:p>
          </table:table-cell>
          <table:table-cell office:value-type="float" office:value="61.3333">
            <text:p>61.3333</text:p>
          </table:table-cell>
          <table:table-cell office:value-type="float" office:value="59.6667">
            <text:p>59.6667</text:p>
          </table:table-cell>
          <table:table-cell office:value-type="float" office:value="70.5">
            <text:p>70.5</text:p>
          </table:table-cell>
          <table:table-cell office:value-type="float" office:value="77.5">
            <text:p>77.5</text:p>
          </table:table-cell>
          <table:table-cell office:value-type="float" office:value="77.0">
            <text:p>77.0</text:p>
          </table:table-cell>
          <table:table-cell office:value-type="float" office:value="75.1667">
            <text:p>75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5-13T18:00:00">
            <text:p>Sat May 13 18:00:00 2023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1.3333">
            <text:p>61.3333</text:p>
          </table:table-cell>
          <table:table-cell office:value-type="float" office:value="59.6667">
            <text:p>59.6667</text:p>
          </table:table-cell>
          <table:table-cell office:value-type="float" office:value="70.5">
            <text:p>70.5</text:p>
          </table:table-cell>
          <table:table-cell office:value-type="float" office:value="77.5">
            <text:p>77.5</text:p>
          </table:table-cell>
          <table:table-cell office:value-type="float" office:value="77.0">
            <text:p>77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13T19:00:00">
            <text:p>Sat May 13 19:00:00 2023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1.3333">
            <text:p>61.3333</text:p>
          </table:table-cell>
          <table:table-cell office:value-type="float" office:value="59.6667">
            <text:p>59.6667</text:p>
          </table:table-cell>
          <table:table-cell office:value-type="float" office:value="70.5">
            <text:p>70.5</text:p>
          </table:table-cell>
          <table:table-cell office:value-type="float" office:value="77.5">
            <text:p>77.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5-13T20:00:00">
            <text:p>Sat May 13 20:00:00 2023</text:p>
          </table:table-cell>
          <table:table-cell office:value-type="float" office:value="65.3333">
            <text:p>65.3333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1.3333">
            <text:p>61.3333</text:p>
          </table:table-cell>
          <table:table-cell office:value-type="float" office:value="59.6667">
            <text:p>59.6667</text:p>
          </table:table-cell>
          <table:table-cell office:value-type="float" office:value="70.5">
            <text:p>70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13T21:00:00">
            <text:p>Sat May 13 21:00:00 2023</text:p>
          </table:table-cell>
          <table:table-cell office:value-type="float" office:value="65.3333">
            <text:p>65.3333</text:p>
          </table:table-cell>
          <table:table-cell office:value-type="float" office:value="65.3333">
            <text:p>65.3333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1.3333">
            <text:p>61.3333</text:p>
          </table:table-cell>
          <table:table-cell office:value-type="float" office:value="59.6667">
            <text:p>59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5-14T12:00:00">
            <text:p>Sun May 14 12:00:00 2023</text:p>
          </table:table-cell>
          <table:table-cell office:value-type="float" office:value="74.1667">
            <text:p>74.1667</text:p>
          </table:table-cell>
          <table:table-cell office:value-type="float" office:value="74.5">
            <text:p>74.5</text:p>
          </table:table-cell>
          <table:table-cell office:value-type="float" office:value="73.3333">
            <text:p>73.3333</text:p>
          </table:table-cell>
          <table:table-cell office:value-type="float" office:value="71.3333">
            <text:p>71.3333</text:p>
          </table:table-cell>
          <table:table-cell office:value-type="float" office:value="68.8333">
            <text:p>68.8333</text:p>
          </table:table-cell>
          <table:table-cell office:value-type="float" office:value="67.6667">
            <text:p>67.6667</text:p>
          </table:table-cell>
          <table:table-cell office:value-type="float" office:value="60.1667">
            <text:p>60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5-14T13:00:00">
            <text:p>Sun May 14 13:00:00 2023</text:p>
          </table:table-cell>
          <table:table-cell office:value-type="float" office:value="76.5">
            <text:p>76.5</text:p>
          </table:table-cell>
          <table:table-cell office:value-type="float" office:value="74.1667">
            <text:p>74.1667</text:p>
          </table:table-cell>
          <table:table-cell office:value-type="float" office:value="74.5">
            <text:p>74.5</text:p>
          </table:table-cell>
          <table:table-cell office:value-type="float" office:value="73.3333">
            <text:p>73.3333</text:p>
          </table:table-cell>
          <table:table-cell office:value-type="float" office:value="71.3333">
            <text:p>71.3333</text:p>
          </table:table-cell>
          <table:table-cell office:value-type="float" office:value="68.8333">
            <text:p>68.8333</text:p>
          </table:table-cell>
          <table:table-cell office:value-type="float" office:value="67.6667">
            <text:p>67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5-14T14:00:00">
            <text:p>Sun May 14 14:00:00 2023</text:p>
          </table:table-cell>
          <table:table-cell office:value-type="float" office:value="74.1667">
            <text:p>74.1667</text:p>
          </table:table-cell>
          <table:table-cell office:value-type="float" office:value="76.5">
            <text:p>76.5</text:p>
          </table:table-cell>
          <table:table-cell office:value-type="float" office:value="74.1667">
            <text:p>74.1667</text:p>
          </table:table-cell>
          <table:table-cell office:value-type="float" office:value="74.5">
            <text:p>74.5</text:p>
          </table:table-cell>
          <table:table-cell office:value-type="float" office:value="73.3333">
            <text:p>73.3333</text:p>
          </table:table-cell>
          <table:table-cell office:value-type="float" office:value="71.3333">
            <text:p>71.3333</text:p>
          </table:table-cell>
          <table:table-cell office:value-type="float" office:value="68.8333">
            <text:p>68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5-14T15:00:00">
            <text:p>Sun May 14 15:00:00 2023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76.5">
            <text:p>76.5</text:p>
          </table:table-cell>
          <table:table-cell office:value-type="float" office:value="74.1667">
            <text:p>74.1667</text:p>
          </table:table-cell>
          <table:table-cell office:value-type="float" office:value="74.5">
            <text:p>74.5</text:p>
          </table:table-cell>
          <table:table-cell office:value-type="float" office:value="73.3333">
            <text:p>73.3333</text:p>
          </table:table-cell>
          <table:table-cell office:value-type="float" office:value="71.3333">
            <text:p>71.3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5-14T16:00:00">
            <text:p>Sun May 14 16:00:00 2023</text:p>
          </table:table-cell>
          <table:table-cell office:value-type="float" office:value="66.1667">
            <text:p>66.1667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76.5">
            <text:p>76.5</text:p>
          </table:table-cell>
          <table:table-cell office:value-type="float" office:value="74.1667">
            <text:p>74.1667</text:p>
          </table:table-cell>
          <table:table-cell office:value-type="float" office:value="74.5">
            <text:p>74.5</text:p>
          </table:table-cell>
          <table:table-cell office:value-type="float" office:value="73.3333">
            <text:p>73.3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5-14T17:00:00">
            <text:p>Sun May 14 17:00:00 2023</text:p>
          </table:table-cell>
          <table:table-cell office:value-type="float" office:value="56.6667">
            <text:p>56.6667</text:p>
          </table:table-cell>
          <table:table-cell office:value-type="float" office:value="66.1667">
            <text:p>66.1667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76.5">
            <text:p>76.5</text:p>
          </table:table-cell>
          <table:table-cell office:value-type="float" office:value="74.1667">
            <text:p>74.1667</text:p>
          </table:table-cell>
          <table:table-cell office:value-type="float" office:value="74.5">
            <text:p>74.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5-15T14:00:00">
            <text:p>Mon May 15 14:00:00 2023</text:p>
          </table:table-cell>
          <table:table-cell office:value-type="float" office:value="74.8333">
            <text:p>74.8333</text:p>
          </table:table-cell>
          <table:table-cell office:value-type="float" office:value="77.8333">
            <text:p>77.8333</text:p>
          </table:table-cell>
          <table:table-cell office:value-type="float" office:value="78.8333">
            <text:p>78.8333</text:p>
          </table:table-cell>
          <table:table-cell office:value-type="float" office:value="77.8333">
            <text:p>77.8333</text:p>
          </table:table-cell>
          <table:table-cell office:value-type="float" office:value="71.6667">
            <text:p>71.6667</text:p>
          </table:table-cell>
          <table:table-cell office:value-type="float" office:value="68.1667">
            <text:p>68.1667</text:p>
          </table:table-cell>
          <table:table-cell office:value-type="float" office:value="65.0">
            <text:p>65.0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5-15T15:00:00">
            <text:p>Mon May 15 15:00:00 2023</text:p>
          </table:table-cell>
          <table:table-cell office:value-type="float" office:value="72.3333">
            <text:p>72.3333</text:p>
          </table:table-cell>
          <table:table-cell office:value-type="float" office:value="74.8333">
            <text:p>74.8333</text:p>
          </table:table-cell>
          <table:table-cell office:value-type="float" office:value="77.8333">
            <text:p>77.8333</text:p>
          </table:table-cell>
          <table:table-cell office:value-type="float" office:value="78.8333">
            <text:p>78.8333</text:p>
          </table:table-cell>
          <table:table-cell office:value-type="float" office:value="77.8333">
            <text:p>77.8333</text:p>
          </table:table-cell>
          <table:table-cell office:value-type="float" office:value="71.6667">
            <text:p>71.6667</text:p>
          </table:table-cell>
          <table:table-cell office:value-type="float" office:value="68.1667">
            <text:p>68.1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5-15T16:00:00">
            <text:p>Mon May 15 16:00:00 2023</text:p>
          </table:table-cell>
          <table:table-cell office:value-type="float" office:value="72.1667">
            <text:p>72.1667</text:p>
          </table:table-cell>
          <table:table-cell office:value-type="float" office:value="72.3333">
            <text:p>72.3333</text:p>
          </table:table-cell>
          <table:table-cell office:value-type="float" office:value="74.8333">
            <text:p>74.8333</text:p>
          </table:table-cell>
          <table:table-cell office:value-type="float" office:value="77.8333">
            <text:p>77.8333</text:p>
          </table:table-cell>
          <table:table-cell office:value-type="float" office:value="78.8333">
            <text:p>78.8333</text:p>
          </table:table-cell>
          <table:table-cell office:value-type="float" office:value="77.8333">
            <text:p>77.8333</text:p>
          </table:table-cell>
          <table:table-cell office:value-type="float" office:value="71.6667">
            <text:p>71.6667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5-15T17:00:00">
            <text:p>Mon May 15 17:00:00 2023</text:p>
          </table:table-cell>
          <table:table-cell office:value-type="float" office:value="71.6667">
            <text:p>71.6667</text:p>
          </table:table-cell>
          <table:table-cell office:value-type="float" office:value="72.1667">
            <text:p>72.1667</text:p>
          </table:table-cell>
          <table:table-cell office:value-type="float" office:value="72.3333">
            <text:p>72.3333</text:p>
          </table:table-cell>
          <table:table-cell office:value-type="float" office:value="74.8333">
            <text:p>74.8333</text:p>
          </table:table-cell>
          <table:table-cell office:value-type="float" office:value="77.8333">
            <text:p>77.8333</text:p>
          </table:table-cell>
          <table:table-cell office:value-type="float" office:value="78.8333">
            <text:p>78.8333</text:p>
          </table:table-cell>
          <table:table-cell office:value-type="float" office:value="77.8333">
            <text:p>77.8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5-15T18:00:00">
            <text:p>Mon May 15 18:00:00 2023</text:p>
          </table:table-cell>
          <table:table-cell office:value-type="float" office:value="58.3333">
            <text:p>58.3333</text:p>
          </table:table-cell>
          <table:table-cell office:value-type="float" office:value="71.6667">
            <text:p>71.6667</text:p>
          </table:table-cell>
          <table:table-cell office:value-type="float" office:value="72.1667">
            <text:p>72.1667</text:p>
          </table:table-cell>
          <table:table-cell office:value-type="float" office:value="72.3333">
            <text:p>72.3333</text:p>
          </table:table-cell>
          <table:table-cell office:value-type="float" office:value="74.8333">
            <text:p>74.8333</text:p>
          </table:table-cell>
          <table:table-cell office:value-type="float" office:value="77.8333">
            <text:p>77.8333</text:p>
          </table:table-cell>
          <table:table-cell office:value-type="float" office:value="78.8333">
            <text:p>78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5-15T19:00:00">
            <text:p>Mon May 15 19:00:00 2023</text:p>
          </table:table-cell>
          <table:table-cell office:value-type="float" office:value="48.3333">
            <text:p>48.3333</text:p>
          </table:table-cell>
          <table:table-cell office:value-type="float" office:value="58.3333">
            <text:p>58.3333</text:p>
          </table:table-cell>
          <table:table-cell office:value-type="float" office:value="71.6667">
            <text:p>71.6667</text:p>
          </table:table-cell>
          <table:table-cell office:value-type="float" office:value="72.1667">
            <text:p>72.1667</text:p>
          </table:table-cell>
          <table:table-cell office:value-type="float" office:value="72.3333">
            <text:p>72.3333</text:p>
          </table:table-cell>
          <table:table-cell office:value-type="float" office:value="74.8333">
            <text:p>74.8333</text:p>
          </table:table-cell>
          <table:table-cell office:value-type="float" office:value="77.8333">
            <text:p>77.8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5-16T12:00:00">
            <text:p>Tue May 16 12:00:00 2023</text:p>
          </table:table-cell>
          <table:table-cell office:value-type="float" office:value="80.8333">
            <text:p>80.8333</text:p>
          </table:table-cell>
          <table:table-cell office:value-type="float" office:value="87.0">
            <text:p>87.0</text:p>
          </table:table-cell>
          <table:table-cell office:value-type="float" office:value="91.1667">
            <text:p>91.1667</text:p>
          </table:table-cell>
          <table:table-cell office:value-type="float" office:value="85.3333">
            <text:p>85.3333</text:p>
          </table:table-cell>
          <table:table-cell office:value-type="float" office:value="77.1667">
            <text:p>77.1667</text:p>
          </table:table-cell>
          <table:table-cell office:value-type="float" office:value="73.0">
            <text:p>73.0</text:p>
          </table:table-cell>
          <table:table-cell office:value-type="float" office:value="46.1667">
            <text:p>46.1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5-16T13:00:00">
            <text:p>Tue May 16 13:00:00 2023</text:p>
          </table:table-cell>
          <table:table-cell office:value-type="float" office:value="79.0">
            <text:p>79.0</text:p>
          </table:table-cell>
          <table:table-cell office:value-type="float" office:value="80.8333">
            <text:p>80.8333</text:p>
          </table:table-cell>
          <table:table-cell office:value-type="float" office:value="87.0">
            <text:p>87.0</text:p>
          </table:table-cell>
          <table:table-cell office:value-type="float" office:value="91.1667">
            <text:p>91.1667</text:p>
          </table:table-cell>
          <table:table-cell office:value-type="float" office:value="85.3333">
            <text:p>85.3333</text:p>
          </table:table-cell>
          <table:table-cell office:value-type="float" office:value="77.1667">
            <text:p>77.1667</text:p>
          </table:table-cell>
          <table:table-cell office:value-type="float" office:value="73.0">
            <text:p>73.0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5-16T14:00:00">
            <text:p>Tue May 16 14:00:00 2023</text:p>
          </table:table-cell>
          <table:table-cell office:value-type="float" office:value="76.5">
            <text:p>76.5</text:p>
          </table:table-cell>
          <table:table-cell office:value-type="float" office:value="79.0">
            <text:p>79.0</text:p>
          </table:table-cell>
          <table:table-cell office:value-type="float" office:value="80.8333">
            <text:p>80.8333</text:p>
          </table:table-cell>
          <table:table-cell office:value-type="float" office:value="87.0">
            <text:p>87.0</text:p>
          </table:table-cell>
          <table:table-cell office:value-type="float" office:value="91.1667">
            <text:p>91.1667</text:p>
          </table:table-cell>
          <table:table-cell office:value-type="float" office:value="85.3333">
            <text:p>85.3333</text:p>
          </table:table-cell>
          <table:table-cell office:value-type="float" office:value="77.1667">
            <text:p>77.1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5-16T15:00:00">
            <text:p>Tue May 16 15:00:00 2023</text:p>
          </table:table-cell>
          <table:table-cell office:value-type="float" office:value="70.6667">
            <text:p>70.6667</text:p>
          </table:table-cell>
          <table:table-cell office:value-type="float" office:value="76.5">
            <text:p>76.5</text:p>
          </table:table-cell>
          <table:table-cell office:value-type="float" office:value="79.0">
            <text:p>79.0</text:p>
          </table:table-cell>
          <table:table-cell office:value-type="float" office:value="80.8333">
            <text:p>80.8333</text:p>
          </table:table-cell>
          <table:table-cell office:value-type="float" office:value="87.0">
            <text:p>87.0</text:p>
          </table:table-cell>
          <table:table-cell office:value-type="float" office:value="91.1667">
            <text:p>91.1667</text:p>
          </table:table-cell>
          <table:table-cell office:value-type="float" office:value="85.3333">
            <text:p>85.3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5-16T16:00:00">
            <text:p>Tue May 16 16:00:00 2023</text:p>
          </table:table-cell>
          <table:table-cell office:value-type="float" office:value="70.0">
            <text:p>70.0</text:p>
          </table:table-cell>
          <table:table-cell office:value-type="float" office:value="70.6667">
            <text:p>70.6667</text:p>
          </table:table-cell>
          <table:table-cell office:value-type="float" office:value="76.5">
            <text:p>76.5</text:p>
          </table:table-cell>
          <table:table-cell office:value-type="float" office:value="79.0">
            <text:p>79.0</text:p>
          </table:table-cell>
          <table:table-cell office:value-type="float" office:value="80.8333">
            <text:p>80.8333</text:p>
          </table:table-cell>
          <table:table-cell office:value-type="float" office:value="87.0">
            <text:p>87.0</text:p>
          </table:table-cell>
          <table:table-cell office:value-type="float" office:value="91.1667">
            <text:p>91.1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5-16T17:00:00">
            <text:p>Tue May 16 17:00:00 2023</text:p>
          </table:table-cell>
          <table:table-cell office:value-type="float" office:value="60.6667">
            <text:p>60.6667</text:p>
          </table:table-cell>
          <table:table-cell office:value-type="float" office:value="70.0">
            <text:p>70.0</text:p>
          </table:table-cell>
          <table:table-cell office:value-type="float" office:value="70.6667">
            <text:p>70.6667</text:p>
          </table:table-cell>
          <table:table-cell office:value-type="float" office:value="76.5">
            <text:p>76.5</text:p>
          </table:table-cell>
          <table:table-cell office:value-type="float" office:value="79.0">
            <text:p>79.0</text:p>
          </table:table-cell>
          <table:table-cell office:value-type="float" office:value="80.8333">
            <text:p>80.8333</text:p>
          </table:table-cell>
          <table:table-cell office:value-type="float" office:value="87.0">
            <text:p>87.0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3-05-16T18:00:00">
            <text:p>Tue May 16 18:00:00 2023</text:p>
          </table:table-cell>
          <table:table-cell office:value-type="float" office:value="52.8333">
            <text:p>52.8333</text:p>
          </table:table-cell>
          <table:table-cell office:value-type="float" office:value="60.6667">
            <text:p>60.6667</text:p>
          </table:table-cell>
          <table:table-cell office:value-type="float" office:value="70.0">
            <text:p>70.0</text:p>
          </table:table-cell>
          <table:table-cell office:value-type="float" office:value="70.6667">
            <text:p>70.6667</text:p>
          </table:table-cell>
          <table:table-cell office:value-type="float" office:value="76.5">
            <text:p>76.5</text:p>
          </table:table-cell>
          <table:table-cell office:value-type="float" office:value="79.0">
            <text:p>79.0</text:p>
          </table:table-cell>
          <table:table-cell office:value-type="float" office:value="80.8333">
            <text:p>80.8333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23-05-17T13:00:00">
            <text:p>Wed May 17 13:00:00 2023</text:p>
          </table:table-cell>
          <table:table-cell office:value-type="float" office:value="94.1667">
            <text:p>94.1667</text:p>
          </table:table-cell>
          <table:table-cell office:value-type="float" office:value="99.1667">
            <text:p>99.1667</text:p>
          </table:table-cell>
          <table:table-cell office:value-type="float" office:value="94.3333">
            <text:p>94.3333</text:p>
          </table:table-cell>
          <table:table-cell office:value-type="float" office:value="89.0">
            <text:p>89.0</text:p>
          </table:table-cell>
          <table:table-cell office:value-type="float" office:value="83.5">
            <text:p>83.5</text:p>
          </table:table-cell>
          <table:table-cell office:value-type="float" office:value="79.6667">
            <text:p>79.6667</text:p>
          </table:table-cell>
          <table:table-cell office:value-type="float" office:value="73.6667">
            <text:p>73.6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5-17T14:00:00">
            <text:p>Wed May 17 14:00:00 2023</text:p>
          </table:table-cell>
          <table:table-cell office:value-type="float" office:value="86.0">
            <text:p>86.0</text:p>
          </table:table-cell>
          <table:table-cell office:value-type="float" office:value="94.1667">
            <text:p>94.1667</text:p>
          </table:table-cell>
          <table:table-cell office:value-type="float" office:value="99.1667">
            <text:p>99.1667</text:p>
          </table:table-cell>
          <table:table-cell office:value-type="float" office:value="94.3333">
            <text:p>94.3333</text:p>
          </table:table-cell>
          <table:table-cell office:value-type="float" office:value="89.0">
            <text:p>89.0</text:p>
          </table:table-cell>
          <table:table-cell office:value-type="float" office:value="83.5">
            <text:p>83.5</text:p>
          </table:table-cell>
          <table:table-cell office:value-type="float" office:value="79.6667">
            <text:p>79.6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5-17T15:00:00">
            <text:p>Wed May 17 15:00:00 2023</text:p>
          </table:table-cell>
          <table:table-cell office:value-type="float" office:value="84.6667">
            <text:p>84.6667</text:p>
          </table:table-cell>
          <table:table-cell office:value-type="float" office:value="86.0">
            <text:p>86.0</text:p>
          </table:table-cell>
          <table:table-cell office:value-type="float" office:value="94.1667">
            <text:p>94.1667</text:p>
          </table:table-cell>
          <table:table-cell office:value-type="float" office:value="99.1667">
            <text:p>99.1667</text:p>
          </table:table-cell>
          <table:table-cell office:value-type="float" office:value="94.3333">
            <text:p>94.3333</text:p>
          </table:table-cell>
          <table:table-cell office:value-type="float" office:value="89.0">
            <text:p>89.0</text:p>
          </table:table-cell>
          <table:table-cell office:value-type="float" office:value="83.5">
            <text:p>83.5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5-17T16:00:00">
            <text:p>Wed May 17 16:00:00 2023</text:p>
          </table:table-cell>
          <table:table-cell office:value-type="float" office:value="57.3333">
            <text:p>57.3333</text:p>
          </table:table-cell>
          <table:table-cell office:value-type="float" office:value="84.6667">
            <text:p>84.6667</text:p>
          </table:table-cell>
          <table:table-cell office:value-type="float" office:value="86.0">
            <text:p>86.0</text:p>
          </table:table-cell>
          <table:table-cell office:value-type="float" office:value="94.1667">
            <text:p>94.1667</text:p>
          </table:table-cell>
          <table:table-cell office:value-type="float" office:value="99.1667">
            <text:p>99.1667</text:p>
          </table:table-cell>
          <table:table-cell office:value-type="float" office:value="94.3333">
            <text:p>94.3333</text:p>
          </table:table-cell>
          <table:table-cell office:value-type="float" office:value="89.0">
            <text:p>89.0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5-17T17:00:00">
            <text:p>Wed May 17 17:00:00 2023</text:p>
          </table:table-cell>
          <table:table-cell office:value-type="float" office:value="49.6667">
            <text:p>49.6667</text:p>
          </table:table-cell>
          <table:table-cell office:value-type="float" office:value="57.3333">
            <text:p>57.3333</text:p>
          </table:table-cell>
          <table:table-cell office:value-type="float" office:value="84.6667">
            <text:p>84.6667</text:p>
          </table:table-cell>
          <table:table-cell office:value-type="float" office:value="86.0">
            <text:p>86.0</text:p>
          </table:table-cell>
          <table:table-cell office:value-type="float" office:value="94.1667">
            <text:p>94.1667</text:p>
          </table:table-cell>
          <table:table-cell office:value-type="float" office:value="99.1667">
            <text:p>99.1667</text:p>
          </table:table-cell>
          <table:table-cell office:value-type="float" office:value="94.3333">
            <text:p>94.3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5-17T18:00:00">
            <text:p>Wed May 17 18:00:00 2023</text:p>
          </table:table-cell>
          <table:table-cell office:value-type="float" office:value="56.8333">
            <text:p>56.8333</text:p>
          </table:table-cell>
          <table:table-cell office:value-type="float" office:value="49.6667">
            <text:p>49.6667</text:p>
          </table:table-cell>
          <table:table-cell office:value-type="float" office:value="57.3333">
            <text:p>57.3333</text:p>
          </table:table-cell>
          <table:table-cell office:value-type="float" office:value="84.6667">
            <text:p>84.6667</text:p>
          </table:table-cell>
          <table:table-cell office:value-type="float" office:value="86.0">
            <text:p>86.0</text:p>
          </table:table-cell>
          <table:table-cell office:value-type="float" office:value="94.1667">
            <text:p>94.1667</text:p>
          </table:table-cell>
          <table:table-cell office:value-type="float" office:value="99.1667">
            <text:p>99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18T14:00:00">
            <text:p>Thu May 18 14:00:00 2023</text:p>
          </table:table-cell>
          <table:table-cell office:value-type="float" office:value="74.6667">
            <text:p>74.6667</text:p>
          </table:table-cell>
          <table:table-cell office:value-type="float" office:value="72.0">
            <text:p>72.0</text:p>
          </table:table-cell>
          <table:table-cell office:value-type="float" office:value="69.3333">
            <text:p>69.3333</text:p>
          </table:table-cell>
          <table:table-cell office:value-type="float" office:value="75.6667">
            <text:p>75.6667</text:p>
          </table:table-cell>
          <table:table-cell office:value-type="float" office:value="81.1667">
            <text:p>81.1667</text:p>
          </table:table-cell>
          <table:table-cell office:value-type="float" office:value="84.0">
            <text:p>84.0</text:p>
          </table:table-cell>
          <table:table-cell office:value-type="float" office:value="78.6667">
            <text:p>78.6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5-18T15:00:00">
            <text:p>Thu May 18 15:00:00 2023</text:p>
          </table:table-cell>
          <table:table-cell office:value-type="float" office:value="74.1667">
            <text:p>74.1667</text:p>
          </table:table-cell>
          <table:table-cell office:value-type="float" office:value="74.6667">
            <text:p>74.6667</text:p>
          </table:table-cell>
          <table:table-cell office:value-type="float" office:value="72.0">
            <text:p>72.0</text:p>
          </table:table-cell>
          <table:table-cell office:value-type="float" office:value="69.3333">
            <text:p>69.3333</text:p>
          </table:table-cell>
          <table:table-cell office:value-type="float" office:value="75.6667">
            <text:p>75.6667</text:p>
          </table:table-cell>
          <table:table-cell office:value-type="float" office:value="81.1667">
            <text:p>81.1667</text:p>
          </table:table-cell>
          <table:table-cell office:value-type="float" office:value="84.0">
            <text:p>84.0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5-18T16:00:00">
            <text:p>Thu May 18 16:00:00 2023</text:p>
          </table:table-cell>
          <table:table-cell office:value-type="float" office:value="75.1667">
            <text:p>75.1667</text:p>
          </table:table-cell>
          <table:table-cell office:value-type="float" office:value="74.1667">
            <text:p>74.1667</text:p>
          </table:table-cell>
          <table:table-cell office:value-type="float" office:value="74.6667">
            <text:p>74.6667</text:p>
          </table:table-cell>
          <table:table-cell office:value-type="float" office:value="72.0">
            <text:p>72.0</text:p>
          </table:table-cell>
          <table:table-cell office:value-type="float" office:value="69.3333">
            <text:p>69.3333</text:p>
          </table:table-cell>
          <table:table-cell office:value-type="float" office:value="75.6667">
            <text:p>75.6667</text:p>
          </table:table-cell>
          <table:table-cell office:value-type="float" office:value="81.1667">
            <text:p>81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5-18T17:00:00">
            <text:p>Thu May 18 17:00:00 2023</text:p>
          </table:table-cell>
          <table:table-cell office:value-type="float" office:value="70.8333">
            <text:p>70.8333</text:p>
          </table:table-cell>
          <table:table-cell office:value-type="float" office:value="75.1667">
            <text:p>75.1667</text:p>
          </table:table-cell>
          <table:table-cell office:value-type="float" office:value="74.1667">
            <text:p>74.1667</text:p>
          </table:table-cell>
          <table:table-cell office:value-type="float" office:value="74.6667">
            <text:p>74.6667</text:p>
          </table:table-cell>
          <table:table-cell office:value-type="float" office:value="72.0">
            <text:p>72.0</text:p>
          </table:table-cell>
          <table:table-cell office:value-type="float" office:value="69.3333">
            <text:p>69.3333</text:p>
          </table:table-cell>
          <table:table-cell office:value-type="float" office:value="75.6667">
            <text:p>75.6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5-18T18:00:00">
            <text:p>Thu May 18 18:00:00 2023</text:p>
          </table:table-cell>
          <table:table-cell office:value-type="float" office:value="68.6667">
            <text:p>68.6667</text:p>
          </table:table-cell>
          <table:table-cell office:value-type="float" office:value="70.8333">
            <text:p>70.8333</text:p>
          </table:table-cell>
          <table:table-cell office:value-type="float" office:value="75.1667">
            <text:p>75.1667</text:p>
          </table:table-cell>
          <table:table-cell office:value-type="float" office:value="74.1667">
            <text:p>74.1667</text:p>
          </table:table-cell>
          <table:table-cell office:value-type="float" office:value="74.6667">
            <text:p>74.6667</text:p>
          </table:table-cell>
          <table:table-cell office:value-type="float" office:value="72.0">
            <text:p>72.0</text:p>
          </table:table-cell>
          <table:table-cell office:value-type="float" office:value="69.3333">
            <text:p>69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5-18T19:00:00">
            <text:p>Thu May 18 19:00:00 2023</text:p>
          </table:table-cell>
          <table:table-cell office:value-type="float" office:value="74.5">
            <text:p>74.5</text:p>
          </table:table-cell>
          <table:table-cell office:value-type="float" office:value="68.6667">
            <text:p>68.6667</text:p>
          </table:table-cell>
          <table:table-cell office:value-type="float" office:value="70.8333">
            <text:p>70.8333</text:p>
          </table:table-cell>
          <table:table-cell office:value-type="float" office:value="75.1667">
            <text:p>75.1667</text:p>
          </table:table-cell>
          <table:table-cell office:value-type="float" office:value="74.1667">
            <text:p>74.1667</text:p>
          </table:table-cell>
          <table:table-cell office:value-type="float" office:value="74.6667">
            <text:p>74.6667</text:p>
          </table:table-cell>
          <table:table-cell office:value-type="float" office:value="72.0">
            <text:p>72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5-19T13:00:00">
            <text:p>Fri May 19 13:00:00 2023</text:p>
          </table:table-cell>
          <table:table-cell office:value-type="float" office:value="61.0">
            <text:p>61.0</text:p>
          </table:table-cell>
          <table:table-cell office:value-type="float" office:value="70.6667">
            <text:p>70.6667</text:p>
          </table:table-cell>
          <table:table-cell office:value-type="float" office:value="83.6667">
            <text:p>83.6667</text:p>
          </table:table-cell>
          <table:table-cell office:value-type="float" office:value="81.1667">
            <text:p>81.1667</text:p>
          </table:table-cell>
          <table:table-cell office:value-type="float" office:value="80.0">
            <text:p>80.0</text:p>
          </table:table-cell>
          <table:table-cell office:value-type="float" office:value="83.1667">
            <text:p>83.1667</text:p>
          </table:table-cell>
          <table:table-cell office:value-type="float" office:value="78.3333">
            <text:p>78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5-19T14:00:00">
            <text:p>Fri May 19 14:00:00 2023</text:p>
          </table:table-cell>
          <table:table-cell office:value-type="float" office:value="65.3333">
            <text:p>65.3333</text:p>
          </table:table-cell>
          <table:table-cell office:value-type="float" office:value="61.0">
            <text:p>61.0</text:p>
          </table:table-cell>
          <table:table-cell office:value-type="float" office:value="70.6667">
            <text:p>70.6667</text:p>
          </table:table-cell>
          <table:table-cell office:value-type="float" office:value="83.6667">
            <text:p>83.6667</text:p>
          </table:table-cell>
          <table:table-cell office:value-type="float" office:value="81.1667">
            <text:p>81.1667</text:p>
          </table:table-cell>
          <table:table-cell office:value-type="float" office:value="80.0">
            <text:p>80.0</text:p>
          </table:table-cell>
          <table:table-cell office:value-type="float" office:value="83.1667">
            <text:p>83.1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5-19T15:00:00">
            <text:p>Fri May 19 15:00:00 2023</text:p>
          </table:table-cell>
          <table:table-cell office:value-type="float" office:value="71.5">
            <text:p>71.5</text:p>
          </table:table-cell>
          <table:table-cell office:value-type="float" office:value="65.3333">
            <text:p>65.3333</text:p>
          </table:table-cell>
          <table:table-cell office:value-type="float" office:value="61.0">
            <text:p>61.0</text:p>
          </table:table-cell>
          <table:table-cell office:value-type="float" office:value="70.6667">
            <text:p>70.6667</text:p>
          </table:table-cell>
          <table:table-cell office:value-type="float" office:value="83.6667">
            <text:p>83.6667</text:p>
          </table:table-cell>
          <table:table-cell office:value-type="float" office:value="81.1667">
            <text:p>81.1667</text:p>
          </table:table-cell>
          <table:table-cell office:value-type="float" office:value="80.0">
            <text:p>80.0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5-19T16:00:00">
            <text:p>Fri May 19 16:00:00 2023</text:p>
          </table:table-cell>
          <table:table-cell office:value-type="float" office:value="69.0">
            <text:p>69.0</text:p>
          </table:table-cell>
          <table:table-cell office:value-type="float" office:value="71.5">
            <text:p>71.5</text:p>
          </table:table-cell>
          <table:table-cell office:value-type="float" office:value="65.3333">
            <text:p>65.3333</text:p>
          </table:table-cell>
          <table:table-cell office:value-type="float" office:value="61.0">
            <text:p>61.0</text:p>
          </table:table-cell>
          <table:table-cell office:value-type="float" office:value="70.6667">
            <text:p>70.6667</text:p>
          </table:table-cell>
          <table:table-cell office:value-type="float" office:value="83.6667">
            <text:p>83.6667</text:p>
          </table:table-cell>
          <table:table-cell office:value-type="float" office:value="81.1667">
            <text:p>81.1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5-19T17:00:00">
            <text:p>Fri May 19 17:00:00 2023</text:p>
          </table:table-cell>
          <table:table-cell office:value-type="float" office:value="56.6667">
            <text:p>56.6667</text:p>
          </table:table-cell>
          <table:table-cell office:value-type="float" office:value="69.0">
            <text:p>69.0</text:p>
          </table:table-cell>
          <table:table-cell office:value-type="float" office:value="71.5">
            <text:p>71.5</text:p>
          </table:table-cell>
          <table:table-cell office:value-type="float" office:value="65.3333">
            <text:p>65.3333</text:p>
          </table:table-cell>
          <table:table-cell office:value-type="float" office:value="61.0">
            <text:p>61.0</text:p>
          </table:table-cell>
          <table:table-cell office:value-type="float" office:value="70.6667">
            <text:p>70.6667</text:p>
          </table:table-cell>
          <table:table-cell office:value-type="float" office:value="83.6667">
            <text:p>83.6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3-05-19T18:00:00">
            <text:p>Fri May 19 18:00:00 2023</text:p>
          </table:table-cell>
          <table:table-cell office:value-type="float" office:value="39.8333">
            <text:p>39.8333</text:p>
          </table:table-cell>
          <table:table-cell office:value-type="float" office:value="56.6667">
            <text:p>56.6667</text:p>
          </table:table-cell>
          <table:table-cell office:value-type="float" office:value="69.0">
            <text:p>69.0</text:p>
          </table:table-cell>
          <table:table-cell office:value-type="float" office:value="71.5">
            <text:p>71.5</text:p>
          </table:table-cell>
          <table:table-cell office:value-type="float" office:value="65.3333">
            <text:p>65.3333</text:p>
          </table:table-cell>
          <table:table-cell office:value-type="float" office:value="61.0">
            <text:p>61.0</text:p>
          </table:table-cell>
          <table:table-cell office:value-type="float" office:value="70.6667">
            <text:p>70.6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5-20T12:00:00">
            <text:p>Sat May 20 12:00:00 2023</text:p>
          </table:table-cell>
          <table:table-cell office:value-type="float" office:value="81.5">
            <text:p>81.5</text:p>
          </table:table-cell>
          <table:table-cell office:value-type="float" office:value="82.6667">
            <text:p>82.6667</text:p>
          </table:table-cell>
          <table:table-cell office:value-type="float" office:value="84.1667">
            <text:p>84.1667</text:p>
          </table:table-cell>
          <table:table-cell office:value-type="float" office:value="86.5">
            <text:p>86.5</text:p>
          </table:table-cell>
          <table:table-cell office:value-type="float" office:value="80.6667">
            <text:p>80.6667</text:p>
          </table:table-cell>
          <table:table-cell office:value-type="float" office:value="73.5">
            <text:p>73.5</text:p>
          </table:table-cell>
          <table:table-cell office:value-type="float" office:value="54.3333">
            <text:p>54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5-20T13:00:00">
            <text:p>Sat May 20 13:00:00 2023</text:p>
          </table:table-cell>
          <table:table-cell office:value-type="float" office:value="82.5">
            <text:p>82.5</text:p>
          </table:table-cell>
          <table:table-cell office:value-type="float" office:value="81.5">
            <text:p>81.5</text:p>
          </table:table-cell>
          <table:table-cell office:value-type="float" office:value="82.6667">
            <text:p>82.6667</text:p>
          </table:table-cell>
          <table:table-cell office:value-type="float" office:value="84.1667">
            <text:p>84.1667</text:p>
          </table:table-cell>
          <table:table-cell office:value-type="float" office:value="86.5">
            <text:p>86.5</text:p>
          </table:table-cell>
          <table:table-cell office:value-type="float" office:value="80.6667">
            <text:p>80.6667</text:p>
          </table:table-cell>
          <table:table-cell office:value-type="float" office:value="73.5">
            <text:p>73.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5-20T14:00:00">
            <text:p>Sat May 20 14:00:00 2023</text:p>
          </table:table-cell>
          <table:table-cell office:value-type="float" office:value="82.0">
            <text:p>82.0</text:p>
          </table:table-cell>
          <table:table-cell office:value-type="float" office:value="82.5">
            <text:p>82.5</text:p>
          </table:table-cell>
          <table:table-cell office:value-type="float" office:value="81.5">
            <text:p>81.5</text:p>
          </table:table-cell>
          <table:table-cell office:value-type="float" office:value="82.6667">
            <text:p>82.6667</text:p>
          </table:table-cell>
          <table:table-cell office:value-type="float" office:value="84.1667">
            <text:p>84.1667</text:p>
          </table:table-cell>
          <table:table-cell office:value-type="float" office:value="86.5">
            <text:p>86.5</text:p>
          </table:table-cell>
          <table:table-cell office:value-type="float" office:value="80.6667">
            <text:p>80.6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5-20T15:00:00">
            <text:p>Sat May 20 15:00:00 2023</text:p>
          </table:table-cell>
          <table:table-cell office:value-type="float" office:value="79.1667">
            <text:p>79.1667</text:p>
          </table:table-cell>
          <table:table-cell office:value-type="float" office:value="82.0">
            <text:p>82.0</text:p>
          </table:table-cell>
          <table:table-cell office:value-type="float" office:value="82.5">
            <text:p>82.5</text:p>
          </table:table-cell>
          <table:table-cell office:value-type="float" office:value="81.5">
            <text:p>81.5</text:p>
          </table:table-cell>
          <table:table-cell office:value-type="float" office:value="82.6667">
            <text:p>82.6667</text:p>
          </table:table-cell>
          <table:table-cell office:value-type="float" office:value="84.1667">
            <text:p>84.1667</text:p>
          </table:table-cell>
          <table:table-cell office:value-type="float" office:value="86.5">
            <text:p>86.5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5-20T16:00:00">
            <text:p>Sat May 20 16:00:00 2023</text:p>
          </table:table-cell>
          <table:table-cell office:value-type="float" office:value="75.6667">
            <text:p>75.6667</text:p>
          </table:table-cell>
          <table:table-cell office:value-type="float" office:value="79.1667">
            <text:p>79.1667</text:p>
          </table:table-cell>
          <table:table-cell office:value-type="float" office:value="82.0">
            <text:p>82.0</text:p>
          </table:table-cell>
          <table:table-cell office:value-type="float" office:value="82.5">
            <text:p>82.5</text:p>
          </table:table-cell>
          <table:table-cell office:value-type="float" office:value="81.5">
            <text:p>81.5</text:p>
          </table:table-cell>
          <table:table-cell office:value-type="float" office:value="82.6667">
            <text:p>82.6667</text:p>
          </table:table-cell>
          <table:table-cell office:value-type="float" office:value="84.1667">
            <text:p>84.1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5-20T17:00:00">
            <text:p>Sat May 20 17:00:00 2023</text:p>
          </table:table-cell>
          <table:table-cell office:value-type="float" office:value="71.5">
            <text:p>71.5</text:p>
          </table:table-cell>
          <table:table-cell office:value-type="float" office:value="75.6667">
            <text:p>75.6667</text:p>
          </table:table-cell>
          <table:table-cell office:value-type="float" office:value="79.1667">
            <text:p>79.1667</text:p>
          </table:table-cell>
          <table:table-cell office:value-type="float" office:value="82.0">
            <text:p>82.0</text:p>
          </table:table-cell>
          <table:table-cell office:value-type="float" office:value="82.5">
            <text:p>82.5</text:p>
          </table:table-cell>
          <table:table-cell office:value-type="float" office:value="81.5">
            <text:p>81.5</text:p>
          </table:table-cell>
          <table:table-cell office:value-type="float" office:value="82.6667">
            <text:p>82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5-21T14:00:00">
            <text:p>Sun May 21 14:00:00 2023</text:p>
          </table:table-cell>
          <table:table-cell office:value-type="float" office:value="87.3333">
            <text:p>87.3333</text:p>
          </table:table-cell>
          <table:table-cell office:value-type="float" office:value="87.5">
            <text:p>87.5</text:p>
          </table:table-cell>
          <table:table-cell office:value-type="float" office:value="81.8333">
            <text:p>81.8333</text:p>
          </table:table-cell>
          <table:table-cell office:value-type="float" office:value="80.5">
            <text:p>80.5</text:p>
          </table:table-cell>
          <table:table-cell office:value-type="float" office:value="83.8333">
            <text:p>83.8333</text:p>
          </table:table-cell>
          <table:table-cell office:value-type="float" office:value="82.0">
            <text:p>82.0</text:p>
          </table:table-cell>
          <table:table-cell office:value-type="float" office:value="78.6667">
            <text:p>78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5-21T15:00:00">
            <text:p>Sun May 21 15:00:00 2023</text:p>
          </table:table-cell>
          <table:table-cell office:value-type="float" office:value="80.6667">
            <text:p>80.6667</text:p>
          </table:table-cell>
          <table:table-cell office:value-type="float" office:value="87.3333">
            <text:p>87.3333</text:p>
          </table:table-cell>
          <table:table-cell office:value-type="float" office:value="87.5">
            <text:p>87.5</text:p>
          </table:table-cell>
          <table:table-cell office:value-type="float" office:value="81.8333">
            <text:p>81.8333</text:p>
          </table:table-cell>
          <table:table-cell office:value-type="float" office:value="80.5">
            <text:p>80.5</text:p>
          </table:table-cell>
          <table:table-cell office:value-type="float" office:value="83.8333">
            <text:p>83.8333</text:p>
          </table:table-cell>
          <table:table-cell office:value-type="float" office:value="82.0">
            <text:p>82.0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5-21T16:00:00">
            <text:p>Sun May 21 16:00:00 2023</text:p>
          </table:table-cell>
          <table:table-cell office:value-type="float" office:value="78.0">
            <text:p>78.0</text:p>
          </table:table-cell>
          <table:table-cell office:value-type="float" office:value="80.6667">
            <text:p>80.6667</text:p>
          </table:table-cell>
          <table:table-cell office:value-type="float" office:value="87.3333">
            <text:p>87.3333</text:p>
          </table:table-cell>
          <table:table-cell office:value-type="float" office:value="87.5">
            <text:p>87.5</text:p>
          </table:table-cell>
          <table:table-cell office:value-type="float" office:value="81.8333">
            <text:p>81.8333</text:p>
          </table:table-cell>
          <table:table-cell office:value-type="float" office:value="80.5">
            <text:p>80.5</text:p>
          </table:table-cell>
          <table:table-cell office:value-type="float" office:value="83.8333">
            <text:p>83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5-21T17:00:00">
            <text:p>Sun May 21 17:00:00 2023</text:p>
          </table:table-cell>
          <table:table-cell office:value-type="float" office:value="76.3333">
            <text:p>76.3333</text:p>
          </table:table-cell>
          <table:table-cell office:value-type="float" office:value="78.0">
            <text:p>78.0</text:p>
          </table:table-cell>
          <table:table-cell office:value-type="float" office:value="80.6667">
            <text:p>80.6667</text:p>
          </table:table-cell>
          <table:table-cell office:value-type="float" office:value="87.3333">
            <text:p>87.3333</text:p>
          </table:table-cell>
          <table:table-cell office:value-type="float" office:value="87.5">
            <text:p>87.5</text:p>
          </table:table-cell>
          <table:table-cell office:value-type="float" office:value="81.8333">
            <text:p>81.8333</text:p>
          </table:table-cell>
          <table:table-cell office:value-type="float" office:value="80.5">
            <text:p>80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5-21T18:00:00">
            <text:p>Sun May 21 18:00:00 2023</text:p>
          </table:table-cell>
          <table:table-cell office:value-type="float" office:value="73.0">
            <text:p>73.0</text:p>
          </table:table-cell>
          <table:table-cell office:value-type="float" office:value="76.3333">
            <text:p>76.3333</text:p>
          </table:table-cell>
          <table:table-cell office:value-type="float" office:value="78.0">
            <text:p>78.0</text:p>
          </table:table-cell>
          <table:table-cell office:value-type="float" office:value="80.6667">
            <text:p>80.6667</text:p>
          </table:table-cell>
          <table:table-cell office:value-type="float" office:value="87.3333">
            <text:p>87.3333</text:p>
          </table:table-cell>
          <table:table-cell office:value-type="float" office:value="87.5">
            <text:p>87.5</text:p>
          </table:table-cell>
          <table:table-cell office:value-type="float" office:value="81.8333">
            <text:p>81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5-21T19:00:00">
            <text:p>Sun May 21 19:00:00 2023</text:p>
          </table:table-cell>
          <table:table-cell office:value-type="float" office:value="61.5">
            <text:p>61.5</text:p>
          </table:table-cell>
          <table:table-cell office:value-type="float" office:value="73.0">
            <text:p>73.0</text:p>
          </table:table-cell>
          <table:table-cell office:value-type="float" office:value="76.3333">
            <text:p>76.3333</text:p>
          </table:table-cell>
          <table:table-cell office:value-type="float" office:value="78.0">
            <text:p>78.0</text:p>
          </table:table-cell>
          <table:table-cell office:value-type="float" office:value="80.6667">
            <text:p>80.6667</text:p>
          </table:table-cell>
          <table:table-cell office:value-type="float" office:value="87.3333">
            <text:p>87.3333</text:p>
          </table:table-cell>
          <table:table-cell office:value-type="float" office:value="87.5">
            <text:p>87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5-22T13:00:00">
            <text:p>Mon May 22 13:00:00 2023</text:p>
          </table:table-cell>
          <table:table-cell office:value-type="float" office:value="73.1667">
            <text:p>73.1667</text:p>
          </table:table-cell>
          <table:table-cell office:value-type="float" office:value="73.3333">
            <text:p>73.3333</text:p>
          </table:table-cell>
          <table:table-cell office:value-type="float" office:value="80.5">
            <text:p>80.5</text:p>
          </table:table-cell>
          <table:table-cell office:value-type="float" office:value="74.5">
            <text:p>74.5</text:p>
          </table:table-cell>
          <table:table-cell office:value-type="float" office:value="81.1667">
            <text:p>81.1667</text:p>
          </table:table-cell>
          <table:table-cell office:value-type="float" office:value="76.0">
            <text:p>76.0</text:p>
          </table:table-cell>
          <table:table-cell office:value-type="float" office:value="74.5">
            <text:p>74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5-22T14:00:00">
            <text:p>Mon May 22 14:00:00 2023</text:p>
          </table:table-cell>
          <table:table-cell office:value-type="float" office:value="76.3333">
            <text:p>76.3333</text:p>
          </table:table-cell>
          <table:table-cell office:value-type="float" office:value="73.1667">
            <text:p>73.1667</text:p>
          </table:table-cell>
          <table:table-cell office:value-type="float" office:value="73.3333">
            <text:p>73.3333</text:p>
          </table:table-cell>
          <table:table-cell office:value-type="float" office:value="80.5">
            <text:p>80.5</text:p>
          </table:table-cell>
          <table:table-cell office:value-type="float" office:value="74.5">
            <text:p>74.5</text:p>
          </table:table-cell>
          <table:table-cell office:value-type="float" office:value="81.1667">
            <text:p>81.1667</text:p>
          </table:table-cell>
          <table:table-cell office:value-type="float" office:value="76.0">
            <text:p>76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5-22T15:00:00">
            <text:p>Mon May 22 15:00:00 2023</text:p>
          </table:table-cell>
          <table:table-cell office:value-type="float" office:value="82.0">
            <text:p>82.0</text:p>
          </table:table-cell>
          <table:table-cell office:value-type="float" office:value="76.3333">
            <text:p>76.3333</text:p>
          </table:table-cell>
          <table:table-cell office:value-type="float" office:value="73.1667">
            <text:p>73.1667</text:p>
          </table:table-cell>
          <table:table-cell office:value-type="float" office:value="73.3333">
            <text:p>73.3333</text:p>
          </table:table-cell>
          <table:table-cell office:value-type="float" office:value="80.5">
            <text:p>80.5</text:p>
          </table:table-cell>
          <table:table-cell office:value-type="float" office:value="74.5">
            <text:p>74.5</text:p>
          </table:table-cell>
          <table:table-cell office:value-type="float" office:value="81.1667">
            <text:p>81.1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5-22T16:00:00">
            <text:p>Mon May 22 16:00:00 2023</text:p>
          </table:table-cell>
          <table:table-cell office:value-type="float" office:value="72.1667">
            <text:p>72.1667</text:p>
          </table:table-cell>
          <table:table-cell office:value-type="float" office:value="82.0">
            <text:p>82.0</text:p>
          </table:table-cell>
          <table:table-cell office:value-type="float" office:value="76.3333">
            <text:p>76.3333</text:p>
          </table:table-cell>
          <table:table-cell office:value-type="float" office:value="73.1667">
            <text:p>73.1667</text:p>
          </table:table-cell>
          <table:table-cell office:value-type="float" office:value="73.3333">
            <text:p>73.3333</text:p>
          </table:table-cell>
          <table:table-cell office:value-type="float" office:value="80.5">
            <text:p>80.5</text:p>
          </table:table-cell>
          <table:table-cell office:value-type="float" office:value="74.5">
            <text:p>74.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5-22T17:00:00">
            <text:p>Mon May 22 17:00:00 2023</text:p>
          </table:table-cell>
          <table:table-cell office:value-type="float" office:value="50.1667">
            <text:p>50.1667</text:p>
          </table:table-cell>
          <table:table-cell office:value-type="float" office:value="72.1667">
            <text:p>72.1667</text:p>
          </table:table-cell>
          <table:table-cell office:value-type="float" office:value="82.0">
            <text:p>82.0</text:p>
          </table:table-cell>
          <table:table-cell office:value-type="float" office:value="76.3333">
            <text:p>76.3333</text:p>
          </table:table-cell>
          <table:table-cell office:value-type="float" office:value="73.1667">
            <text:p>73.1667</text:p>
          </table:table-cell>
          <table:table-cell office:value-type="float" office:value="73.3333">
            <text:p>73.3333</text:p>
          </table:table-cell>
          <table:table-cell office:value-type="float" office:value="80.5">
            <text:p>80.5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5-22T18:00:00">
            <text:p>Mon May 22 18:00:00 2023</text:p>
          </table:table-cell>
          <table:table-cell office:value-type="float" office:value="31.0">
            <text:p>31.0</text:p>
          </table:table-cell>
          <table:table-cell office:value-type="float" office:value="50.1667">
            <text:p>50.1667</text:p>
          </table:table-cell>
          <table:table-cell office:value-type="float" office:value="72.1667">
            <text:p>72.1667</text:p>
          </table:table-cell>
          <table:table-cell office:value-type="float" office:value="82.0">
            <text:p>82.0</text:p>
          </table:table-cell>
          <table:table-cell office:value-type="float" office:value="76.3333">
            <text:p>76.3333</text:p>
          </table:table-cell>
          <table:table-cell office:value-type="float" office:value="73.1667">
            <text:p>73.1667</text:p>
          </table:table-cell>
          <table:table-cell office:value-type="float" office:value="73.3333">
            <text:p>73.3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5-23T15:00:00">
            <text:p>Tue May 23 15:00:00 2023</text:p>
          </table:table-cell>
          <table:table-cell office:value-type="float" office:value="70.3333">
            <text:p>70.3333</text:p>
          </table:table-cell>
          <table:table-cell office:value-type="float" office:value="73.0">
            <text:p>73.0</text:p>
          </table:table-cell>
          <table:table-cell office:value-type="float" office:value="79.8333">
            <text:p>79.8333</text:p>
          </table:table-cell>
          <table:table-cell office:value-type="float" office:value="75.5">
            <text:p>75.5</text:p>
          </table:table-cell>
          <table:table-cell office:value-type="float" office:value="78.8333">
            <text:p>78.8333</text:p>
          </table:table-cell>
          <table:table-cell office:value-type="float" office:value="79.5">
            <text:p>79.5</text:p>
          </table:table-cell>
          <table:table-cell office:value-type="float" office:value="77.3333">
            <text:p>77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5-23T16:00:00">
            <text:p>Tue May 23 16:00:00 2023</text:p>
          </table:table-cell>
          <table:table-cell office:value-type="float" office:value="62.1667">
            <text:p>62.1667</text:p>
          </table:table-cell>
          <table:table-cell office:value-type="float" office:value="70.3333">
            <text:p>70.3333</text:p>
          </table:table-cell>
          <table:table-cell office:value-type="float" office:value="73.0">
            <text:p>73.0</text:p>
          </table:table-cell>
          <table:table-cell office:value-type="float" office:value="79.8333">
            <text:p>79.8333</text:p>
          </table:table-cell>
          <table:table-cell office:value-type="float" office:value="75.5">
            <text:p>75.5</text:p>
          </table:table-cell>
          <table:table-cell office:value-type="float" office:value="78.8333">
            <text:p>78.8333</text:p>
          </table:table-cell>
          <table:table-cell office:value-type="float" office:value="79.5">
            <text:p>79.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5-23T17:00:00">
            <text:p>Tue May 23 17:00:00 2023</text:p>
          </table:table-cell>
          <table:table-cell office:value-type="float" office:value="63.8333">
            <text:p>63.8333</text:p>
          </table:table-cell>
          <table:table-cell office:value-type="float" office:value="62.1667">
            <text:p>62.1667</text:p>
          </table:table-cell>
          <table:table-cell office:value-type="float" office:value="70.3333">
            <text:p>70.3333</text:p>
          </table:table-cell>
          <table:table-cell office:value-type="float" office:value="73.0">
            <text:p>73.0</text:p>
          </table:table-cell>
          <table:table-cell office:value-type="float" office:value="79.8333">
            <text:p>79.8333</text:p>
          </table:table-cell>
          <table:table-cell office:value-type="float" office:value="75.5">
            <text:p>75.5</text:p>
          </table:table-cell>
          <table:table-cell office:value-type="float" office:value="78.8333">
            <text:p>78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5-23T18:00:00">
            <text:p>Tue May 23 18:00:00 2023</text:p>
          </table:table-cell>
          <table:table-cell office:value-type="float" office:value="61.0">
            <text:p>61.0</text:p>
          </table:table-cell>
          <table:table-cell office:value-type="float" office:value="63.8333">
            <text:p>63.8333</text:p>
          </table:table-cell>
          <table:table-cell office:value-type="float" office:value="62.1667">
            <text:p>62.1667</text:p>
          </table:table-cell>
          <table:table-cell office:value-type="float" office:value="70.3333">
            <text:p>70.3333</text:p>
          </table:table-cell>
          <table:table-cell office:value-type="float" office:value="73.0">
            <text:p>73.0</text:p>
          </table:table-cell>
          <table:table-cell office:value-type="float" office:value="79.8333">
            <text:p>79.8333</text:p>
          </table:table-cell>
          <table:table-cell office:value-type="float" office:value="75.5">
            <text:p>75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5-23T19:00:00">
            <text:p>Tue May 23 19:00:00 2023</text:p>
          </table:table-cell>
          <table:table-cell office:value-type="float" office:value="49.8333">
            <text:p>49.8333</text:p>
          </table:table-cell>
          <table:table-cell office:value-type="float" office:value="61.0">
            <text:p>61.0</text:p>
          </table:table-cell>
          <table:table-cell office:value-type="float" office:value="63.8333">
            <text:p>63.8333</text:p>
          </table:table-cell>
          <table:table-cell office:value-type="float" office:value="62.1667">
            <text:p>62.1667</text:p>
          </table:table-cell>
          <table:table-cell office:value-type="float" office:value="70.3333">
            <text:p>70.3333</text:p>
          </table:table-cell>
          <table:table-cell office:value-type="float" office:value="73.0">
            <text:p>73.0</text:p>
          </table:table-cell>
          <table:table-cell office:value-type="float" office:value="79.8333">
            <text:p>79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5-23T20:00:00">
            <text:p>Tue May 23 20:00:00 2023</text:p>
          </table:table-cell>
          <table:table-cell office:value-type="float" office:value="51.0">
            <text:p>51.0</text:p>
          </table:table-cell>
          <table:table-cell office:value-type="float" office:value="49.8333">
            <text:p>49.8333</text:p>
          </table:table-cell>
          <table:table-cell office:value-type="float" office:value="61.0">
            <text:p>61.0</text:p>
          </table:table-cell>
          <table:table-cell office:value-type="float" office:value="63.8333">
            <text:p>63.8333</text:p>
          </table:table-cell>
          <table:table-cell office:value-type="float" office:value="62.1667">
            <text:p>62.1667</text:p>
          </table:table-cell>
          <table:table-cell office:value-type="float" office:value="70.3333">
            <text:p>70.3333</text:p>
          </table:table-cell>
          <table:table-cell office:value-type="float" office:value="73.0">
            <text:p>73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5-23T21:00:00">
            <text:p>Tue May 23 21:00:00 2023</text:p>
          </table:table-cell>
          <table:table-cell office:value-type="float" office:value="53.6667">
            <text:p>53.6667</text:p>
          </table:table-cell>
          <table:table-cell office:value-type="float" office:value="51.0">
            <text:p>51.0</text:p>
          </table:table-cell>
          <table:table-cell office:value-type="float" office:value="49.8333">
            <text:p>49.8333</text:p>
          </table:table-cell>
          <table:table-cell office:value-type="float" office:value="61.0">
            <text:p>61.0</text:p>
          </table:table-cell>
          <table:table-cell office:value-type="float" office:value="63.8333">
            <text:p>63.8333</text:p>
          </table:table-cell>
          <table:table-cell office:value-type="float" office:value="62.1667">
            <text:p>62.1667</text:p>
          </table:table-cell>
          <table:table-cell office:value-type="float" office:value="70.3333">
            <text:p>70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5-23T22:00:00">
            <text:p>Tue May 23 22:00:00 2023</text:p>
          </table:table-cell>
          <table:table-cell office:value-type="float" office:value="63.0">
            <text:p>63.0</text:p>
          </table:table-cell>
          <table:table-cell office:value-type="float" office:value="53.6667">
            <text:p>53.6667</text:p>
          </table:table-cell>
          <table:table-cell office:value-type="float" office:value="51.0">
            <text:p>51.0</text:p>
          </table:table-cell>
          <table:table-cell office:value-type="float" office:value="49.8333">
            <text:p>49.8333</text:p>
          </table:table-cell>
          <table:table-cell office:value-type="float" office:value="61.0">
            <text:p>61.0</text:p>
          </table:table-cell>
          <table:table-cell office:value-type="float" office:value="63.8333">
            <text:p>63.8333</text:p>
          </table:table-cell>
          <table:table-cell office:value-type="float" office:value="62.1667">
            <text:p>62.1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5-24T14:00:00">
            <text:p>Wed May 24 14:00:00 2023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3.5">
            <text:p>63.5</text:p>
          </table:table-cell>
          <table:table-cell office:value-type="float" office:value="62.0">
            <text:p>62.0</text:p>
          </table:table-cell>
          <table:table-cell office:value-type="float" office:value="59.6667">
            <text:p>59.6667</text:p>
          </table:table-cell>
          <table:table-cell office:value-type="float" office:value="53.0">
            <text:p>53.0</text:p>
          </table:table-cell>
          <table:table-cell office:value-type="float" office:value="43.0">
            <text:p>43.0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5-24T15:00:00">
            <text:p>Wed May 24 15:00:00 2023</text:p>
          </table:table-cell>
          <table:table-cell office:value-type="float" office:value="61.8333">
            <text:p>61.8333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3.5">
            <text:p>63.5</text:p>
          </table:table-cell>
          <table:table-cell office:value-type="float" office:value="62.0">
            <text:p>62.0</text:p>
          </table:table-cell>
          <table:table-cell office:value-type="float" office:value="59.6667">
            <text:p>59.6667</text:p>
          </table:table-cell>
          <table:table-cell office:value-type="float" office:value="53.0">
            <text:p>53.0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3-05-24T16:00:00">
            <text:p>Wed May 24 16:00:00 2023</text:p>
          </table:table-cell>
          <table:table-cell office:value-type="float" office:value="60.1667">
            <text:p>60.1667</text:p>
          </table:table-cell>
          <table:table-cell office:value-type="float" office:value="61.8333">
            <text:p>61.8333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3.5">
            <text:p>63.5</text:p>
          </table:table-cell>
          <table:table-cell office:value-type="float" office:value="62.0">
            <text:p>62.0</text:p>
          </table:table-cell>
          <table:table-cell office:value-type="float" office:value="59.6667">
            <text:p>59.6667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3-05-24T17:00:00">
            <text:p>Wed May 24 17:00:00 2023</text:p>
          </table:table-cell>
          <table:table-cell office:value-type="float" office:value="60.8333">
            <text:p>60.8333</text:p>
          </table:table-cell>
          <table:table-cell office:value-type="float" office:value="60.1667">
            <text:p>60.1667</text:p>
          </table:table-cell>
          <table:table-cell office:value-type="float" office:value="61.8333">
            <text:p>61.8333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3.5">
            <text:p>63.5</text:p>
          </table:table-cell>
          <table:table-cell office:value-type="float" office:value="62.0">
            <text:p>62.0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5-25T14:00:00">
            <text:p>Thu May 25 14:00:00 2023</text:p>
          </table:table-cell>
          <table:table-cell office:value-type="float" office:value="104.6667">
            <text:p>104.6667</text:p>
          </table:table-cell>
          <table:table-cell office:value-type="float" office:value="102.3333">
            <text:p>102.3333</text:p>
          </table:table-cell>
          <table:table-cell office:value-type="float" office:value="94.1667">
            <text:p>94.1667</text:p>
          </table:table-cell>
          <table:table-cell office:value-type="float" office:value="96.0">
            <text:p>96.0</text:p>
          </table:table-cell>
          <table:table-cell office:value-type="float" office:value="92.0">
            <text:p>92.0</text:p>
          </table:table-cell>
          <table:table-cell office:value-type="float" office:value="86.1667">
            <text:p>86.1667</text:p>
          </table:table-cell>
          <table:table-cell office:value-type="float" office:value="75.3333">
            <text:p>75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5-25T15:00:00">
            <text:p>Thu May 25 15:00:00 2023</text:p>
          </table:table-cell>
          <table:table-cell office:value-type="float" office:value="104.0">
            <text:p>104.0</text:p>
          </table:table-cell>
          <table:table-cell office:value-type="float" office:value="104.6667">
            <text:p>104.6667</text:p>
          </table:table-cell>
          <table:table-cell office:value-type="float" office:value="102.3333">
            <text:p>102.3333</text:p>
          </table:table-cell>
          <table:table-cell office:value-type="float" office:value="94.1667">
            <text:p>94.1667</text:p>
          </table:table-cell>
          <table:table-cell office:value-type="float" office:value="96.0">
            <text:p>96.0</text:p>
          </table:table-cell>
          <table:table-cell office:value-type="float" office:value="92.0">
            <text:p>92.0</text:p>
          </table:table-cell>
          <table:table-cell office:value-type="float" office:value="86.1667">
            <text:p>86.1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5-25T16:00:00">
            <text:p>Thu May 25 16:00:00 2023</text:p>
          </table:table-cell>
          <table:table-cell office:value-type="float" office:value="98.3333">
            <text:p>98.3333</text:p>
          </table:table-cell>
          <table:table-cell office:value-type="float" office:value="104.0">
            <text:p>104.0</text:p>
          </table:table-cell>
          <table:table-cell office:value-type="float" office:value="104.6667">
            <text:p>104.6667</text:p>
          </table:table-cell>
          <table:table-cell office:value-type="float" office:value="102.3333">
            <text:p>102.3333</text:p>
          </table:table-cell>
          <table:table-cell office:value-type="float" office:value="94.1667">
            <text:p>94.1667</text:p>
          </table:table-cell>
          <table:table-cell office:value-type="float" office:value="96.0">
            <text:p>96.0</text:p>
          </table:table-cell>
          <table:table-cell office:value-type="float" office:value="92.0">
            <text:p>92.0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3-05-25T17:00:00">
            <text:p>Thu May 25 17:00:00 2023</text:p>
          </table:table-cell>
          <table:table-cell office:value-type="float" office:value="81.8333">
            <text:p>81.8333</text:p>
          </table:table-cell>
          <table:table-cell office:value-type="float" office:value="98.3333">
            <text:p>98.3333</text:p>
          </table:table-cell>
          <table:table-cell office:value-type="float" office:value="104.0">
            <text:p>104.0</text:p>
          </table:table-cell>
          <table:table-cell office:value-type="float" office:value="104.6667">
            <text:p>104.6667</text:p>
          </table:table-cell>
          <table:table-cell office:value-type="float" office:value="102.3333">
            <text:p>102.3333</text:p>
          </table:table-cell>
          <table:table-cell office:value-type="float" office:value="94.1667">
            <text:p>94.1667</text:p>
          </table:table-cell>
          <table:table-cell office:value-type="float" office:value="96.0">
            <text:p>96.0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3-05-25T18:00:00">
            <text:p>Thu May 25 18:00:00 2023</text:p>
          </table:table-cell>
          <table:table-cell office:value-type="float" office:value="77.0">
            <text:p>77.0</text:p>
          </table:table-cell>
          <table:table-cell office:value-type="float" office:value="81.8333">
            <text:p>81.8333</text:p>
          </table:table-cell>
          <table:table-cell office:value-type="float" office:value="98.3333">
            <text:p>98.3333</text:p>
          </table:table-cell>
          <table:table-cell office:value-type="float" office:value="104.0">
            <text:p>104.0</text:p>
          </table:table-cell>
          <table:table-cell office:value-type="float" office:value="104.6667">
            <text:p>104.6667</text:p>
          </table:table-cell>
          <table:table-cell office:value-type="float" office:value="102.3333">
            <text:p>102.3333</text:p>
          </table:table-cell>
          <table:table-cell office:value-type="float" office:value="94.1667">
            <text:p>94.166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5-25T19:00:00">
            <text:p>Thu May 25 19:00:00 2023</text:p>
          </table:table-cell>
          <table:table-cell office:value-type="float" office:value="54.1667">
            <text:p>54.1667</text:p>
          </table:table-cell>
          <table:table-cell office:value-type="float" office:value="77.0">
            <text:p>77.0</text:p>
          </table:table-cell>
          <table:table-cell office:value-type="float" office:value="81.8333">
            <text:p>81.8333</text:p>
          </table:table-cell>
          <table:table-cell office:value-type="float" office:value="98.3333">
            <text:p>98.3333</text:p>
          </table:table-cell>
          <table:table-cell office:value-type="float" office:value="104.0">
            <text:p>104.0</text:p>
          </table:table-cell>
          <table:table-cell office:value-type="float" office:value="104.6667">
            <text:p>104.6667</text:p>
          </table:table-cell>
          <table:table-cell office:value-type="float" office:value="102.3333">
            <text:p>102.3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5-26T13:00:00">
            <text:p>Fri May 26 13:00:00 2023</text:p>
          </table:table-cell>
          <table:table-cell office:value-type="float" office:value="85.5">
            <text:p>85.5</text:p>
          </table:table-cell>
          <table:table-cell office:value-type="float" office:value="94.5">
            <text:p>94.5</text:p>
          </table:table-cell>
          <table:table-cell office:value-type="float" office:value="99.3333">
            <text:p>99.3333</text:p>
          </table:table-cell>
          <table:table-cell office:value-type="float" office:value="96.6667">
            <text:p>96.6667</text:p>
          </table:table-cell>
          <table:table-cell office:value-type="float" office:value="86.5">
            <text:p>86.5</text:p>
          </table:table-cell>
          <table:table-cell office:value-type="float" office:value="69.1667">
            <text:p>69.1667</text:p>
          </table:table-cell>
          <table:table-cell office:value-type="float" office:value="53.6667">
            <text:p>53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5-26T14:00:00">
            <text:p>Fri May 26 14:00:00 2023</text:p>
          </table:table-cell>
          <table:table-cell office:value-type="float" office:value="87.6667">
            <text:p>87.6667</text:p>
          </table:table-cell>
          <table:table-cell office:value-type="float" office:value="85.5">
            <text:p>85.5</text:p>
          </table:table-cell>
          <table:table-cell office:value-type="float" office:value="94.5">
            <text:p>94.5</text:p>
          </table:table-cell>
          <table:table-cell office:value-type="float" office:value="99.3333">
            <text:p>99.3333</text:p>
          </table:table-cell>
          <table:table-cell office:value-type="float" office:value="96.6667">
            <text:p>96.6667</text:p>
          </table:table-cell>
          <table:table-cell office:value-type="float" office:value="86.5">
            <text:p>86.5</text:p>
          </table:table-cell>
          <table:table-cell office:value-type="float" office:value="69.1667">
            <text:p>69.1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5-26T15:00:00">
            <text:p>Fri May 26 15:00:00 2023</text:p>
          </table:table-cell>
          <table:table-cell office:value-type="float" office:value="80.0">
            <text:p>80.0</text:p>
          </table:table-cell>
          <table:table-cell office:value-type="float" office:value="87.6667">
            <text:p>87.6667</text:p>
          </table:table-cell>
          <table:table-cell office:value-type="float" office:value="85.5">
            <text:p>85.5</text:p>
          </table:table-cell>
          <table:table-cell office:value-type="float" office:value="94.5">
            <text:p>94.5</text:p>
          </table:table-cell>
          <table:table-cell office:value-type="float" office:value="99.3333">
            <text:p>99.3333</text:p>
          </table:table-cell>
          <table:table-cell office:value-type="float" office:value="96.6667">
            <text:p>96.6667</text:p>
          </table:table-cell>
          <table:table-cell office:value-type="float" office:value="86.5">
            <text:p>86.5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5-26T16:00:00">
            <text:p>Fri May 26 16:00:00 2023</text:p>
          </table:table-cell>
          <table:table-cell office:value-type="float" office:value="83.5">
            <text:p>83.5</text:p>
          </table:table-cell>
          <table:table-cell office:value-type="float" office:value="80.0">
            <text:p>80.0</text:p>
          </table:table-cell>
          <table:table-cell office:value-type="float" office:value="87.6667">
            <text:p>87.6667</text:p>
          </table:table-cell>
          <table:table-cell office:value-type="float" office:value="85.5">
            <text:p>85.5</text:p>
          </table:table-cell>
          <table:table-cell office:value-type="float" office:value="94.5">
            <text:p>94.5</text:p>
          </table:table-cell>
          <table:table-cell office:value-type="float" office:value="99.3333">
            <text:p>99.3333</text:p>
          </table:table-cell>
          <table:table-cell office:value-type="float" office:value="96.6667">
            <text:p>96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5-26T17:00:00">
            <text:p>Fri May 26 17:00:00 2023</text:p>
          </table:table-cell>
          <table:table-cell office:value-type="float" office:value="77.5">
            <text:p>77.5</text:p>
          </table:table-cell>
          <table:table-cell office:value-type="float" office:value="83.5">
            <text:p>83.5</text:p>
          </table:table-cell>
          <table:table-cell office:value-type="float" office:value="80.0">
            <text:p>80.0</text:p>
          </table:table-cell>
          <table:table-cell office:value-type="float" office:value="87.6667">
            <text:p>87.6667</text:p>
          </table:table-cell>
          <table:table-cell office:value-type="float" office:value="85.5">
            <text:p>85.5</text:p>
          </table:table-cell>
          <table:table-cell office:value-type="float" office:value="94.5">
            <text:p>94.5</text:p>
          </table:table-cell>
          <table:table-cell office:value-type="float" office:value="99.3333">
            <text:p>99.3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5-26T18:00:00">
            <text:p>Fri May 26 18:00:00 2023</text:p>
          </table:table-cell>
          <table:table-cell office:value-type="float" office:value="54.8333">
            <text:p>54.8333</text:p>
          </table:table-cell>
          <table:table-cell office:value-type="float" office:value="77.5">
            <text:p>77.5</text:p>
          </table:table-cell>
          <table:table-cell office:value-type="float" office:value="83.5">
            <text:p>83.5</text:p>
          </table:table-cell>
          <table:table-cell office:value-type="float" office:value="80.0">
            <text:p>80.0</text:p>
          </table:table-cell>
          <table:table-cell office:value-type="float" office:value="87.6667">
            <text:p>87.6667</text:p>
          </table:table-cell>
          <table:table-cell office:value-type="float" office:value="85.5">
            <text:p>85.5</text:p>
          </table:table-cell>
          <table:table-cell office:value-type="float" office:value="94.5">
            <text:p>94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5-27T15:00:00">
            <text:p>Sat May 27 15:00:00 2023</text:p>
          </table:table-cell>
          <table:table-cell office:value-type="float" office:value="82.3333">
            <text:p>82.3333</text:p>
          </table:table-cell>
          <table:table-cell office:value-type="float" office:value="84.5">
            <text:p>84.5</text:p>
          </table:table-cell>
          <table:table-cell office:value-type="float" office:value="83.1667">
            <text:p>83.1667</text:p>
          </table:table-cell>
          <table:table-cell office:value-type="float" office:value="81.6667">
            <text:p>81.6667</text:p>
          </table:table-cell>
          <table:table-cell office:value-type="float" office:value="81.8333">
            <text:p>81.8333</text:p>
          </table:table-cell>
          <table:table-cell office:value-type="float" office:value="86.1667">
            <text:p>86.1667</text:p>
          </table:table-cell>
          <table:table-cell office:value-type="float" office:value="86.5">
            <text:p>86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5-27T16:00:00">
            <text:p>Sat May 27 16:00:00 2023</text:p>
          </table:table-cell>
          <table:table-cell office:value-type="float" office:value="74.1667">
            <text:p>74.1667</text:p>
          </table:table-cell>
          <table:table-cell office:value-type="float" office:value="82.3333">
            <text:p>82.3333</text:p>
          </table:table-cell>
          <table:table-cell office:value-type="float" office:value="84.5">
            <text:p>84.5</text:p>
          </table:table-cell>
          <table:table-cell office:value-type="float" office:value="83.1667">
            <text:p>83.1667</text:p>
          </table:table-cell>
          <table:table-cell office:value-type="float" office:value="81.6667">
            <text:p>81.6667</text:p>
          </table:table-cell>
          <table:table-cell office:value-type="float" office:value="81.8333">
            <text:p>81.8333</text:p>
          </table:table-cell>
          <table:table-cell office:value-type="float" office:value="86.1667">
            <text:p>86.1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5-27T17:00:00">
            <text:p>Sat May 27 17:00:00 2023</text:p>
          </table:table-cell>
          <table:table-cell office:value-type="float" office:value="71.5">
            <text:p>71.5</text:p>
          </table:table-cell>
          <table:table-cell office:value-type="float" office:value="74.1667">
            <text:p>74.1667</text:p>
          </table:table-cell>
          <table:table-cell office:value-type="float" office:value="82.3333">
            <text:p>82.3333</text:p>
          </table:table-cell>
          <table:table-cell office:value-type="float" office:value="84.5">
            <text:p>84.5</text:p>
          </table:table-cell>
          <table:table-cell office:value-type="float" office:value="83.1667">
            <text:p>83.1667</text:p>
          </table:table-cell>
          <table:table-cell office:value-type="float" office:value="81.6667">
            <text:p>81.6667</text:p>
          </table:table-cell>
          <table:table-cell office:value-type="float" office:value="81.8333">
            <text:p>81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5-27T18:00:00">
            <text:p>Sat May 27 18:00:00 2023</text:p>
          </table:table-cell>
          <table:table-cell office:value-type="float" office:value="69.5">
            <text:p>69.5</text:p>
          </table:table-cell>
          <table:table-cell office:value-type="float" office:value="71.5">
            <text:p>71.5</text:p>
          </table:table-cell>
          <table:table-cell office:value-type="float" office:value="74.1667">
            <text:p>74.1667</text:p>
          </table:table-cell>
          <table:table-cell office:value-type="float" office:value="82.3333">
            <text:p>82.3333</text:p>
          </table:table-cell>
          <table:table-cell office:value-type="float" office:value="84.5">
            <text:p>84.5</text:p>
          </table:table-cell>
          <table:table-cell office:value-type="float" office:value="83.1667">
            <text:p>83.1667</text:p>
          </table:table-cell>
          <table:table-cell office:value-type="float" office:value="81.6667">
            <text:p>81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5-27T19:00:00">
            <text:p>Sat May 27 19:00:00 2023</text:p>
          </table:table-cell>
          <table:table-cell office:value-type="float" office:value="67.8333">
            <text:p>67.8333</text:p>
          </table:table-cell>
          <table:table-cell office:value-type="float" office:value="69.5">
            <text:p>69.5</text:p>
          </table:table-cell>
          <table:table-cell office:value-type="float" office:value="71.5">
            <text:p>71.5</text:p>
          </table:table-cell>
          <table:table-cell office:value-type="float" office:value="74.1667">
            <text:p>74.1667</text:p>
          </table:table-cell>
          <table:table-cell office:value-type="float" office:value="82.3333">
            <text:p>82.3333</text:p>
          </table:table-cell>
          <table:table-cell office:value-type="float" office:value="84.5">
            <text:p>84.5</text:p>
          </table:table-cell>
          <table:table-cell office:value-type="float" office:value="83.1667">
            <text:p>83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5-27T20:00:00">
            <text:p>Sat May 27 20:00:00 2023</text:p>
          </table:table-cell>
          <table:table-cell office:value-type="float" office:value="67.3333">
            <text:p>67.3333</text:p>
          </table:table-cell>
          <table:table-cell office:value-type="float" office:value="67.8333">
            <text:p>67.8333</text:p>
          </table:table-cell>
          <table:table-cell office:value-type="float" office:value="69.5">
            <text:p>69.5</text:p>
          </table:table-cell>
          <table:table-cell office:value-type="float" office:value="71.5">
            <text:p>71.5</text:p>
          </table:table-cell>
          <table:table-cell office:value-type="float" office:value="74.1667">
            <text:p>74.1667</text:p>
          </table:table-cell>
          <table:table-cell office:value-type="float" office:value="82.3333">
            <text:p>82.3333</text:p>
          </table:table-cell>
          <table:table-cell office:value-type="float" office:value="84.5">
            <text:p>84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5-27T21:00:00">
            <text:p>Sat May 27 21:00:00 2023</text:p>
          </table:table-cell>
          <table:table-cell office:value-type="float" office:value="74.5">
            <text:p>74.5</text:p>
          </table:table-cell>
          <table:table-cell office:value-type="float" office:value="67.3333">
            <text:p>67.3333</text:p>
          </table:table-cell>
          <table:table-cell office:value-type="float" office:value="67.8333">
            <text:p>67.8333</text:p>
          </table:table-cell>
          <table:table-cell office:value-type="float" office:value="69.5">
            <text:p>69.5</text:p>
          </table:table-cell>
          <table:table-cell office:value-type="float" office:value="71.5">
            <text:p>71.5</text:p>
          </table:table-cell>
          <table:table-cell office:value-type="float" office:value="74.1667">
            <text:p>74.1667</text:p>
          </table:table-cell>
          <table:table-cell office:value-type="float" office:value="82.3333">
            <text:p>82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5-27T22:00:00">
            <text:p>Sat May 27 22:00:00 2023</text:p>
          </table:table-cell>
          <table:table-cell office:value-type="float" office:value="71.1667">
            <text:p>71.1667</text:p>
          </table:table-cell>
          <table:table-cell office:value-type="float" office:value="74.5">
            <text:p>74.5</text:p>
          </table:table-cell>
          <table:table-cell office:value-type="float" office:value="67.3333">
            <text:p>67.3333</text:p>
          </table:table-cell>
          <table:table-cell office:value-type="float" office:value="67.8333">
            <text:p>67.8333</text:p>
          </table:table-cell>
          <table:table-cell office:value-type="float" office:value="69.5">
            <text:p>69.5</text:p>
          </table:table-cell>
          <table:table-cell office:value-type="float" office:value="71.5">
            <text:p>71.5</text:p>
          </table:table-cell>
          <table:table-cell office:value-type="float" office:value="74.1667">
            <text:p>74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5-27T23:00:00">
            <text:p>Sat May 27 23:00:00 2023</text:p>
          </table:table-cell>
          <table:table-cell office:value-type="float" office:value="66.3333">
            <text:p>66.3333</text:p>
          </table:table-cell>
          <table:table-cell office:value-type="float" office:value="71.1667">
            <text:p>71.1667</text:p>
          </table:table-cell>
          <table:table-cell office:value-type="float" office:value="74.5">
            <text:p>74.5</text:p>
          </table:table-cell>
          <table:table-cell office:value-type="float" office:value="67.3333">
            <text:p>67.3333</text:p>
          </table:table-cell>
          <table:table-cell office:value-type="float" office:value="67.8333">
            <text:p>67.8333</text:p>
          </table:table-cell>
          <table:table-cell office:value-type="float" office:value="69.5">
            <text:p>69.5</text:p>
          </table:table-cell>
          <table:table-cell office:value-type="float" office:value="71.5">
            <text:p>71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5-28T11:00:00">
            <text:p>Sun May 28 11:00:00 2023</text:p>
          </table:table-cell>
          <table:table-cell office:value-type="float" office:value="54.6667">
            <text:p>54.6667</text:p>
          </table:table-cell>
          <table:table-cell office:value-type="float" office:value="75.8333">
            <text:p>75.8333</text:p>
          </table:table-cell>
          <table:table-cell office:value-type="float" office:value="76.6667">
            <text:p>76.6667</text:p>
          </table:table-cell>
          <table:table-cell office:value-type="float" office:value="74.3333">
            <text:p>74.3333</text:p>
          </table:table-cell>
          <table:table-cell office:value-type="float" office:value="61.5">
            <text:p>61.5</text:p>
          </table:table-cell>
          <table:table-cell office:value-type="float" office:value="44.3333">
            <text:p>44.3333</text:p>
          </table:table-cell>
          <table:table-cell office:value-type="float" office:value="32.1667">
            <text:p>32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5-28T12:00:00">
            <text:p>Sun May 28 12:00:00 2023</text:p>
          </table:table-cell>
          <table:table-cell office:value-type="float" office:value="54.8333">
            <text:p>54.8333</text:p>
          </table:table-cell>
          <table:table-cell office:value-type="float" office:value="54.6667">
            <text:p>54.6667</text:p>
          </table:table-cell>
          <table:table-cell office:value-type="float" office:value="75.8333">
            <text:p>75.8333</text:p>
          </table:table-cell>
          <table:table-cell office:value-type="float" office:value="76.6667">
            <text:p>76.6667</text:p>
          </table:table-cell>
          <table:table-cell office:value-type="float" office:value="74.3333">
            <text:p>74.3333</text:p>
          </table:table-cell>
          <table:table-cell office:value-type="float" office:value="61.5">
            <text:p>61.5</text:p>
          </table:table-cell>
          <table:table-cell office:value-type="float" office:value="44.3333">
            <text:p>44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5-28T13:00:00">
            <text:p>Sun May 28 13:00:00 2023</text:p>
          </table:table-cell>
          <table:table-cell office:value-type="float" office:value="63.1667">
            <text:p>63.1667</text:p>
          </table:table-cell>
          <table:table-cell office:value-type="float" office:value="54.8333">
            <text:p>54.8333</text:p>
          </table:table-cell>
          <table:table-cell office:value-type="float" office:value="54.6667">
            <text:p>54.6667</text:p>
          </table:table-cell>
          <table:table-cell office:value-type="float" office:value="75.8333">
            <text:p>75.8333</text:p>
          </table:table-cell>
          <table:table-cell office:value-type="float" office:value="76.6667">
            <text:p>76.6667</text:p>
          </table:table-cell>
          <table:table-cell office:value-type="float" office:value="74.3333">
            <text:p>74.3333</text:p>
          </table:table-cell>
          <table:table-cell office:value-type="float" office:value="61.5">
            <text:p>61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5-28T14:00:00">
            <text:p>Sun May 28 14:00:00 2023</text:p>
          </table:table-cell>
          <table:table-cell office:value-type="float" office:value="50.0">
            <text:p>50.0</text:p>
          </table:table-cell>
          <table:table-cell office:value-type="float" office:value="63.1667">
            <text:p>63.1667</text:p>
          </table:table-cell>
          <table:table-cell office:value-type="float" office:value="54.8333">
            <text:p>54.8333</text:p>
          </table:table-cell>
          <table:table-cell office:value-type="float" office:value="54.6667">
            <text:p>54.6667</text:p>
          </table:table-cell>
          <table:table-cell office:value-type="float" office:value="75.8333">
            <text:p>75.8333</text:p>
          </table:table-cell>
          <table:table-cell office:value-type="float" office:value="76.6667">
            <text:p>76.6667</text:p>
          </table:table-cell>
          <table:table-cell office:value-type="float" office:value="74.3333">
            <text:p>74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5-28T15:00:00">
            <text:p>Sun May 28 15:00:00 2023</text:p>
          </table:table-cell>
          <table:table-cell office:value-type="float" office:value="43.3333">
            <text:p>43.3333</text:p>
          </table:table-cell>
          <table:table-cell office:value-type="float" office:value="50.0">
            <text:p>50.0</text:p>
          </table:table-cell>
          <table:table-cell office:value-type="float" office:value="63.1667">
            <text:p>63.1667</text:p>
          </table:table-cell>
          <table:table-cell office:value-type="float" office:value="54.8333">
            <text:p>54.8333</text:p>
          </table:table-cell>
          <table:table-cell office:value-type="float" office:value="54.6667">
            <text:p>54.6667</text:p>
          </table:table-cell>
          <table:table-cell office:value-type="float" office:value="75.8333">
            <text:p>75.8333</text:p>
          </table:table-cell>
          <table:table-cell office:value-type="float" office:value="76.6667">
            <text:p>76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5-29T14:00:00">
            <text:p>Mon May 29 14:00:00 2023</text:p>
          </table:table-cell>
          <table:table-cell office:value-type="float" office:value="61.0">
            <text:p>61.0</text:p>
          </table:table-cell>
          <table:table-cell office:value-type="float" office:value="68.0">
            <text:p>68.0</text:p>
          </table:table-cell>
          <table:table-cell office:value-type="float" office:value="77.5">
            <text:p>77.5</text:p>
          </table:table-cell>
          <table:table-cell office:value-type="float" office:value="75.8333">
            <text:p>75.8333</text:p>
          </table:table-cell>
          <table:table-cell office:value-type="float" office:value="71.6667">
            <text:p>71.6667</text:p>
          </table:table-cell>
          <table:table-cell office:value-type="float" office:value="63.1667">
            <text:p>63.1667</text:p>
          </table:table-cell>
          <table:table-cell office:value-type="float" office:value="49.8333">
            <text:p>49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5-29T15:00:00">
            <text:p>Mon May 29 15:00:00 2023</text:p>
          </table:table-cell>
          <table:table-cell office:value-type="float" office:value="67.1667">
            <text:p>67.1667</text:p>
          </table:table-cell>
          <table:table-cell office:value-type="float" office:value="61.0">
            <text:p>61.0</text:p>
          </table:table-cell>
          <table:table-cell office:value-type="float" office:value="68.0">
            <text:p>68.0</text:p>
          </table:table-cell>
          <table:table-cell office:value-type="float" office:value="77.5">
            <text:p>77.5</text:p>
          </table:table-cell>
          <table:table-cell office:value-type="float" office:value="75.8333">
            <text:p>75.8333</text:p>
          </table:table-cell>
          <table:table-cell office:value-type="float" office:value="71.6667">
            <text:p>71.6667</text:p>
          </table:table-cell>
          <table:table-cell office:value-type="float" office:value="63.1667">
            <text:p>63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5-29T16:00:00">
            <text:p>Mon May 29 16:00:00 2023</text:p>
          </table:table-cell>
          <table:table-cell office:value-type="float" office:value="66.5">
            <text:p>66.5</text:p>
          </table:table-cell>
          <table:table-cell office:value-type="float" office:value="67.1667">
            <text:p>67.1667</text:p>
          </table:table-cell>
          <table:table-cell office:value-type="float" office:value="61.0">
            <text:p>61.0</text:p>
          </table:table-cell>
          <table:table-cell office:value-type="float" office:value="68.0">
            <text:p>68.0</text:p>
          </table:table-cell>
          <table:table-cell office:value-type="float" office:value="77.5">
            <text:p>77.5</text:p>
          </table:table-cell>
          <table:table-cell office:value-type="float" office:value="75.8333">
            <text:p>75.8333</text:p>
          </table:table-cell>
          <table:table-cell office:value-type="float" office:value="71.6667">
            <text:p>71.6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5-29T17:00:00">
            <text:p>Mon May 29 17:00:00 2023</text:p>
          </table:table-cell>
          <table:table-cell office:value-type="float" office:value="62.6667">
            <text:p>62.6667</text:p>
          </table:table-cell>
          <table:table-cell office:value-type="float" office:value="66.5">
            <text:p>66.5</text:p>
          </table:table-cell>
          <table:table-cell office:value-type="float" office:value="67.1667">
            <text:p>67.1667</text:p>
          </table:table-cell>
          <table:table-cell office:value-type="float" office:value="61.0">
            <text:p>61.0</text:p>
          </table:table-cell>
          <table:table-cell office:value-type="float" office:value="68.0">
            <text:p>68.0</text:p>
          </table:table-cell>
          <table:table-cell office:value-type="float" office:value="77.5">
            <text:p>77.5</text:p>
          </table:table-cell>
          <table:table-cell office:value-type="float" office:value="75.8333">
            <text:p>75.8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5-29T18:00:00">
            <text:p>Mon May 29 18:00:00 2023</text:p>
          </table:table-cell>
          <table:table-cell office:value-type="float" office:value="59.8333">
            <text:p>59.8333</text:p>
          </table:table-cell>
          <table:table-cell office:value-type="float" office:value="62.6667">
            <text:p>62.6667</text:p>
          </table:table-cell>
          <table:table-cell office:value-type="float" office:value="66.5">
            <text:p>66.5</text:p>
          </table:table-cell>
          <table:table-cell office:value-type="float" office:value="67.1667">
            <text:p>67.1667</text:p>
          </table:table-cell>
          <table:table-cell office:value-type="float" office:value="61.0">
            <text:p>61.0</text:p>
          </table:table-cell>
          <table:table-cell office:value-type="float" office:value="68.0">
            <text:p>68.0</text:p>
          </table:table-cell>
          <table:table-cell office:value-type="float" office:value="77.5">
            <text:p>77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5-30T13:00:00">
            <text:p>Tue May 30 13:00:00 2023</text:p>
          </table:table-cell>
          <table:table-cell office:value-type="float" office:value="58.0">
            <text:p>58.0</text:p>
          </table:table-cell>
          <table:table-cell office:value-type="float" office:value="60.5">
            <text:p>60.5</text:p>
          </table:table-cell>
          <table:table-cell office:value-type="float" office:value="67.6667">
            <text:p>67.6667</text:p>
          </table:table-cell>
          <table:table-cell office:value-type="float" office:value="67.0">
            <text:p>67.0</text:p>
          </table:table-cell>
          <table:table-cell office:value-type="float" office:value="69.5">
            <text:p>69.5</text:p>
          </table:table-cell>
          <table:table-cell office:value-type="float" office:value="67.3333">
            <text:p>67.3333</text:p>
          </table:table-cell>
          <table:table-cell office:value-type="float" office:value="59.1667">
            <text:p>59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5-30T14:00:00">
            <text:p>Tue May 30 14:00:00 2023</text:p>
          </table:table-cell>
          <table:table-cell office:value-type="float" office:value="55.1667">
            <text:p>55.1667</text:p>
          </table:table-cell>
          <table:table-cell office:value-type="float" office:value="58.0">
            <text:p>58.0</text:p>
          </table:table-cell>
          <table:table-cell office:value-type="float" office:value="60.5">
            <text:p>60.5</text:p>
          </table:table-cell>
          <table:table-cell office:value-type="float" office:value="67.6667">
            <text:p>67.6667</text:p>
          </table:table-cell>
          <table:table-cell office:value-type="float" office:value="67.0">
            <text:p>67.0</text:p>
          </table:table-cell>
          <table:table-cell office:value-type="float" office:value="69.5">
            <text:p>69.5</text:p>
          </table:table-cell>
          <table:table-cell office:value-type="float" office:value="67.3333">
            <text:p>67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5-30T15:00:00">
            <text:p>Tue May 30 15:00:00 2023</text:p>
          </table:table-cell>
          <table:table-cell office:value-type="float" office:value="51.6667">
            <text:p>51.6667</text:p>
          </table:table-cell>
          <table:table-cell office:value-type="float" office:value="55.1667">
            <text:p>55.1667</text:p>
          </table:table-cell>
          <table:table-cell office:value-type="float" office:value="58.0">
            <text:p>58.0</text:p>
          </table:table-cell>
          <table:table-cell office:value-type="float" office:value="60.5">
            <text:p>60.5</text:p>
          </table:table-cell>
          <table:table-cell office:value-type="float" office:value="67.6667">
            <text:p>67.6667</text:p>
          </table:table-cell>
          <table:table-cell office:value-type="float" office:value="67.0">
            <text:p>67.0</text:p>
          </table:table-cell>
          <table:table-cell office:value-type="float" office:value="69.5">
            <text:p>69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5-30T16:00:00">
            <text:p>Tue May 30 16:00:00 2023</text:p>
          </table:table-cell>
          <table:table-cell office:value-type="float" office:value="51.6667">
            <text:p>51.6667</text:p>
          </table:table-cell>
          <table:table-cell office:value-type="float" office:value="51.6667">
            <text:p>51.6667</text:p>
          </table:table-cell>
          <table:table-cell office:value-type="float" office:value="55.1667">
            <text:p>55.1667</text:p>
          </table:table-cell>
          <table:table-cell office:value-type="float" office:value="58.0">
            <text:p>58.0</text:p>
          </table:table-cell>
          <table:table-cell office:value-type="float" office:value="60.5">
            <text:p>60.5</text:p>
          </table:table-cell>
          <table:table-cell office:value-type="float" office:value="67.6667">
            <text:p>67.6667</text:p>
          </table:table-cell>
          <table:table-cell office:value-type="float" office:value="67.0">
            <text:p>67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5-30T17:00:00">
            <text:p>Tue May 30 17:00:00 2023</text:p>
          </table:table-cell>
          <table:table-cell office:value-type="float" office:value="51.5">
            <text:p>51.5</text:p>
          </table:table-cell>
          <table:table-cell office:value-type="float" office:value="51.6667">
            <text:p>51.6667</text:p>
          </table:table-cell>
          <table:table-cell office:value-type="float" office:value="51.6667">
            <text:p>51.6667</text:p>
          </table:table-cell>
          <table:table-cell office:value-type="float" office:value="55.1667">
            <text:p>55.1667</text:p>
          </table:table-cell>
          <table:table-cell office:value-type="float" office:value="58.0">
            <text:p>58.0</text:p>
          </table:table-cell>
          <table:table-cell office:value-type="float" office:value="60.5">
            <text:p>60.5</text:p>
          </table:table-cell>
          <table:table-cell office:value-type="float" office:value="67.6667">
            <text:p>67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5-31T13:00:00">
            <text:p>Wed May 31 13:00:00 2023</text:p>
          </table:table-cell>
          <table:table-cell office:value-type="float" office:value="58.8333">
            <text:p>58.8333</text:p>
          </table:table-cell>
          <table:table-cell office:value-type="float" office:value="67.8333">
            <text:p>67.8333</text:p>
          </table:table-cell>
          <table:table-cell office:value-type="float" office:value="66.5">
            <text:p>66.5</text:p>
          </table:table-cell>
          <table:table-cell office:value-type="float" office:value="65.0">
            <text:p>65.0</text:p>
          </table:table-cell>
          <table:table-cell office:value-type="float" office:value="67.1667">
            <text:p>67.1667</text:p>
          </table:table-cell>
          <table:table-cell office:value-type="float" office:value="65.6667">
            <text:p>65.6667</text:p>
          </table:table-cell>
          <table:table-cell office:value-type="float" office:value="61.6667">
            <text:p>61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31T14:00:00">
            <text:p>Wed May 31 14:00:00 2023</text:p>
          </table:table-cell>
          <table:table-cell office:value-type="float" office:value="51.6667">
            <text:p>51.6667</text:p>
          </table:table-cell>
          <table:table-cell office:value-type="float" office:value="58.8333">
            <text:p>58.8333</text:p>
          </table:table-cell>
          <table:table-cell office:value-type="float" office:value="67.8333">
            <text:p>67.8333</text:p>
          </table:table-cell>
          <table:table-cell office:value-type="float" office:value="66.5">
            <text:p>66.5</text:p>
          </table:table-cell>
          <table:table-cell office:value-type="float" office:value="65.0">
            <text:p>65.0</text:p>
          </table:table-cell>
          <table:table-cell office:value-type="float" office:value="67.1667">
            <text:p>67.1667</text:p>
          </table:table-cell>
          <table:table-cell office:value-type="float" office:value="65.6667">
            <text:p>65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5-31T15:00:00">
            <text:p>Wed May 31 15:00:00 2023</text:p>
          </table:table-cell>
          <table:table-cell office:value-type="float" office:value="47.3333">
            <text:p>47.3333</text:p>
          </table:table-cell>
          <table:table-cell office:value-type="float" office:value="51.6667">
            <text:p>51.6667</text:p>
          </table:table-cell>
          <table:table-cell office:value-type="float" office:value="58.8333">
            <text:p>58.8333</text:p>
          </table:table-cell>
          <table:table-cell office:value-type="float" office:value="67.8333">
            <text:p>67.8333</text:p>
          </table:table-cell>
          <table:table-cell office:value-type="float" office:value="66.5">
            <text:p>66.5</text:p>
          </table:table-cell>
          <table:table-cell office:value-type="float" office:value="65.0">
            <text:p>65.0</text:p>
          </table:table-cell>
          <table:table-cell office:value-type="float" office:value="67.1667">
            <text:p>67.1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5-31T16:00:00">
            <text:p>Wed May 31 16:00:00 2023</text:p>
          </table:table-cell>
          <table:table-cell office:value-type="float" office:value="46.3333">
            <text:p>46.3333</text:p>
          </table:table-cell>
          <table:table-cell office:value-type="float" office:value="47.3333">
            <text:p>47.3333</text:p>
          </table:table-cell>
          <table:table-cell office:value-type="float" office:value="51.6667">
            <text:p>51.6667</text:p>
          </table:table-cell>
          <table:table-cell office:value-type="float" office:value="58.8333">
            <text:p>58.8333</text:p>
          </table:table-cell>
          <table:table-cell office:value-type="float" office:value="67.8333">
            <text:p>67.8333</text:p>
          </table:table-cell>
          <table:table-cell office:value-type="float" office:value="66.5">
            <text:p>66.5</text:p>
          </table:table-cell>
          <table:table-cell office:value-type="float" office:value="65.0">
            <text:p>65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5-31T17:00:00">
            <text:p>Wed May 31 17:00:00 2023</text:p>
          </table:table-cell>
          <table:table-cell office:value-type="float" office:value="45.1667">
            <text:p>45.1667</text:p>
          </table:table-cell>
          <table:table-cell office:value-type="float" office:value="46.3333">
            <text:p>46.3333</text:p>
          </table:table-cell>
          <table:table-cell office:value-type="float" office:value="47.3333">
            <text:p>47.3333</text:p>
          </table:table-cell>
          <table:table-cell office:value-type="float" office:value="51.6667">
            <text:p>51.6667</text:p>
          </table:table-cell>
          <table:table-cell office:value-type="float" office:value="58.8333">
            <text:p>58.8333</text:p>
          </table:table-cell>
          <table:table-cell office:value-type="float" office:value="67.8333">
            <text:p>67.8333</text:p>
          </table:table-cell>
          <table:table-cell office:value-type="float" office:value="66.5">
            <text:p>66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5-31T18:00:00">
            <text:p>Wed May 31 18:00:00 2023</text:p>
          </table:table-cell>
          <table:table-cell office:value-type="float" office:value="38.6667">
            <text:p>38.6667</text:p>
          </table:table-cell>
          <table:table-cell office:value-type="float" office:value="45.1667">
            <text:p>45.1667</text:p>
          </table:table-cell>
          <table:table-cell office:value-type="float" office:value="46.3333">
            <text:p>46.3333</text:p>
          </table:table-cell>
          <table:table-cell office:value-type="float" office:value="47.3333">
            <text:p>47.3333</text:p>
          </table:table-cell>
          <table:table-cell office:value-type="float" office:value="51.6667">
            <text:p>51.6667</text:p>
          </table:table-cell>
          <table:table-cell office:value-type="float" office:value="58.8333">
            <text:p>58.8333</text:p>
          </table:table-cell>
          <table:table-cell office:value-type="float" office:value="67.8333">
            <text:p>67.8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6-01T13:00:00">
            <text:p>Thu Jun  1 13:00:00 2023</text:p>
          </table:table-cell>
          <table:table-cell office:value-type="float" office:value="72.8333">
            <text:p>72.8333</text:p>
          </table:table-cell>
          <table:table-cell office:value-type="float" office:value="79.8333">
            <text:p>79.8333</text:p>
          </table:table-cell>
          <table:table-cell office:value-type="float" office:value="76.1667">
            <text:p>76.1667</text:p>
          </table:table-cell>
          <table:table-cell office:value-type="float" office:value="70.8333">
            <text:p>70.8333</text:p>
          </table:table-cell>
          <table:table-cell office:value-type="float" office:value="69.8333">
            <text:p>69.8333</text:p>
          </table:table-cell>
          <table:table-cell office:value-type="float" office:value="61.3333">
            <text:p>61.3333</text:p>
          </table:table-cell>
          <table:table-cell office:value-type="float" office:value="56.6667">
            <text:p>56.6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6-01T14:00:00">
            <text:p>Thu Jun  1 14:00:00 2023</text:p>
          </table:table-cell>
          <table:table-cell office:value-type="float" office:value="70.1667">
            <text:p>70.1667</text:p>
          </table:table-cell>
          <table:table-cell office:value-type="float" office:value="72.8333">
            <text:p>72.8333</text:p>
          </table:table-cell>
          <table:table-cell office:value-type="float" office:value="79.8333">
            <text:p>79.8333</text:p>
          </table:table-cell>
          <table:table-cell office:value-type="float" office:value="76.1667">
            <text:p>76.1667</text:p>
          </table:table-cell>
          <table:table-cell office:value-type="float" office:value="70.8333">
            <text:p>70.8333</text:p>
          </table:table-cell>
          <table:table-cell office:value-type="float" office:value="69.8333">
            <text:p>69.8333</text:p>
          </table:table-cell>
          <table:table-cell office:value-type="float" office:value="61.3333">
            <text:p>61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6-01T15:00:00">
            <text:p>Thu Jun  1 15:00:00 2023</text:p>
          </table:table-cell>
          <table:table-cell office:value-type="float" office:value="65.1667">
            <text:p>65.1667</text:p>
          </table:table-cell>
          <table:table-cell office:value-type="float" office:value="70.1667">
            <text:p>70.1667</text:p>
          </table:table-cell>
          <table:table-cell office:value-type="float" office:value="72.8333">
            <text:p>72.8333</text:p>
          </table:table-cell>
          <table:table-cell office:value-type="float" office:value="79.8333">
            <text:p>79.8333</text:p>
          </table:table-cell>
          <table:table-cell office:value-type="float" office:value="76.1667">
            <text:p>76.1667</text:p>
          </table:table-cell>
          <table:table-cell office:value-type="float" office:value="70.8333">
            <text:p>70.8333</text:p>
          </table:table-cell>
          <table:table-cell office:value-type="float" office:value="69.8333">
            <text:p>69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6-01T16:00:00">
            <text:p>Thu Jun  1 16:00:00 2023</text:p>
          </table:table-cell>
          <table:table-cell office:value-type="float" office:value="60.6667">
            <text:p>60.6667</text:p>
          </table:table-cell>
          <table:table-cell office:value-type="float" office:value="65.1667">
            <text:p>65.1667</text:p>
          </table:table-cell>
          <table:table-cell office:value-type="float" office:value="70.1667">
            <text:p>70.1667</text:p>
          </table:table-cell>
          <table:table-cell office:value-type="float" office:value="72.8333">
            <text:p>72.8333</text:p>
          </table:table-cell>
          <table:table-cell office:value-type="float" office:value="79.8333">
            <text:p>79.8333</text:p>
          </table:table-cell>
          <table:table-cell office:value-type="float" office:value="76.1667">
            <text:p>76.1667</text:p>
          </table:table-cell>
          <table:table-cell office:value-type="float" office:value="70.8333">
            <text:p>70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6-01T17:00:00">
            <text:p>Thu Jun  1 17:00:00 2023</text:p>
          </table:table-cell>
          <table:table-cell office:value-type="float" office:value="48.6667">
            <text:p>48.6667</text:p>
          </table:table-cell>
          <table:table-cell office:value-type="float" office:value="60.6667">
            <text:p>60.6667</text:p>
          </table:table-cell>
          <table:table-cell office:value-type="float" office:value="65.1667">
            <text:p>65.1667</text:p>
          </table:table-cell>
          <table:table-cell office:value-type="float" office:value="70.1667">
            <text:p>70.1667</text:p>
          </table:table-cell>
          <table:table-cell office:value-type="float" office:value="72.8333">
            <text:p>72.8333</text:p>
          </table:table-cell>
          <table:table-cell office:value-type="float" office:value="79.8333">
            <text:p>79.8333</text:p>
          </table:table-cell>
          <table:table-cell office:value-type="float" office:value="76.1667">
            <text:p>76.1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6-01T18:00:00">
            <text:p>Thu Jun  1 18:00:00 2023</text:p>
          </table:table-cell>
          <table:table-cell office:value-type="float" office:value="41.3333">
            <text:p>41.3333</text:p>
          </table:table-cell>
          <table:table-cell office:value-type="float" office:value="48.6667">
            <text:p>48.6667</text:p>
          </table:table-cell>
          <table:table-cell office:value-type="float" office:value="60.6667">
            <text:p>60.6667</text:p>
          </table:table-cell>
          <table:table-cell office:value-type="float" office:value="65.1667">
            <text:p>65.1667</text:p>
          </table:table-cell>
          <table:table-cell office:value-type="float" office:value="70.1667">
            <text:p>70.1667</text:p>
          </table:table-cell>
          <table:table-cell office:value-type="float" office:value="72.8333">
            <text:p>72.8333</text:p>
          </table:table-cell>
          <table:table-cell office:value-type="float" office:value="79.8333">
            <text:p>79.8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6-01T19:00:00">
            <text:p>Thu Jun  1 19:00:00 2023</text:p>
          </table:table-cell>
          <table:table-cell office:value-type="float" office:value="31.0">
            <text:p>31.0</text:p>
          </table:table-cell>
          <table:table-cell office:value-type="float" office:value="41.3333">
            <text:p>41.3333</text:p>
          </table:table-cell>
          <table:table-cell office:value-type="float" office:value="48.6667">
            <text:p>48.6667</text:p>
          </table:table-cell>
          <table:table-cell office:value-type="float" office:value="60.6667">
            <text:p>60.6667</text:p>
          </table:table-cell>
          <table:table-cell office:value-type="float" office:value="65.1667">
            <text:p>65.1667</text:p>
          </table:table-cell>
          <table:table-cell office:value-type="float" office:value="70.1667">
            <text:p>70.1667</text:p>
          </table:table-cell>
          <table:table-cell office:value-type="float" office:value="72.8333">
            <text:p>72.8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6-02T14:00:00">
            <text:p>Fri Jun  2 14:00:00 2023</text:p>
          </table:table-cell>
          <table:table-cell office:value-type="float" office:value="78.0">
            <text:p>78.0</text:p>
          </table:table-cell>
          <table:table-cell office:value-type="float" office:value="76.3333">
            <text:p>76.3333</text:p>
          </table:table-cell>
          <table:table-cell office:value-type="float" office:value="78.8333">
            <text:p>78.8333</text:p>
          </table:table-cell>
          <table:table-cell office:value-type="float" office:value="75.8333">
            <text:p>75.8333</text:p>
          </table:table-cell>
          <table:table-cell office:value-type="float" office:value="68.5">
            <text:p>68.5</text:p>
          </table:table-cell>
          <table:table-cell office:value-type="float" office:value="58.8333">
            <text:p>58.8333</text:p>
          </table:table-cell>
          <table:table-cell office:value-type="float" office:value="42.3333">
            <text:p>42.3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6-02T15:00:00">
            <text:p>Fri Jun  2 15:00:00 2023</text:p>
          </table:table-cell>
          <table:table-cell office:value-type="float" office:value="74.5">
            <text:p>74.5</text:p>
          </table:table-cell>
          <table:table-cell office:value-type="float" office:value="78.0">
            <text:p>78.0</text:p>
          </table:table-cell>
          <table:table-cell office:value-type="float" office:value="76.3333">
            <text:p>76.3333</text:p>
          </table:table-cell>
          <table:table-cell office:value-type="float" office:value="78.8333">
            <text:p>78.8333</text:p>
          </table:table-cell>
          <table:table-cell office:value-type="float" office:value="75.8333">
            <text:p>75.8333</text:p>
          </table:table-cell>
          <table:table-cell office:value-type="float" office:value="68.5">
            <text:p>68.5</text:p>
          </table:table-cell>
          <table:table-cell office:value-type="float" office:value="58.8333">
            <text:p>58.8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6-02T16:00:00">
            <text:p>Fri Jun  2 16:00:00 2023</text:p>
          </table:table-cell>
          <table:table-cell office:value-type="float" office:value="71.5">
            <text:p>71.5</text:p>
          </table:table-cell>
          <table:table-cell office:value-type="float" office:value="74.5">
            <text:p>74.5</text:p>
          </table:table-cell>
          <table:table-cell office:value-type="float" office:value="78.0">
            <text:p>78.0</text:p>
          </table:table-cell>
          <table:table-cell office:value-type="float" office:value="76.3333">
            <text:p>76.3333</text:p>
          </table:table-cell>
          <table:table-cell office:value-type="float" office:value="78.8333">
            <text:p>78.8333</text:p>
          </table:table-cell>
          <table:table-cell office:value-type="float" office:value="75.8333">
            <text:p>75.8333</text:p>
          </table:table-cell>
          <table:table-cell office:value-type="float" office:value="68.5">
            <text:p>68.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6-02T17:00:00">
            <text:p>Fri Jun  2 17:00:00 2023</text:p>
          </table:table-cell>
          <table:table-cell office:value-type="float" office:value="69.6667">
            <text:p>69.6667</text:p>
          </table:table-cell>
          <table:table-cell office:value-type="float" office:value="71.5">
            <text:p>71.5</text:p>
          </table:table-cell>
          <table:table-cell office:value-type="float" office:value="74.5">
            <text:p>74.5</text:p>
          </table:table-cell>
          <table:table-cell office:value-type="float" office:value="78.0">
            <text:p>78.0</text:p>
          </table:table-cell>
          <table:table-cell office:value-type="float" office:value="76.3333">
            <text:p>76.3333</text:p>
          </table:table-cell>
          <table:table-cell office:value-type="float" office:value="78.8333">
            <text:p>78.8333</text:p>
          </table:table-cell>
          <table:table-cell office:value-type="float" office:value="75.8333">
            <text:p>75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6-02T18:00:00">
            <text:p>Fri Jun  2 18:00:00 2023</text:p>
          </table:table-cell>
          <table:table-cell office:value-type="float" office:value="63.5">
            <text:p>63.5</text:p>
          </table:table-cell>
          <table:table-cell office:value-type="float" office:value="69.6667">
            <text:p>69.6667</text:p>
          </table:table-cell>
          <table:table-cell office:value-type="float" office:value="71.5">
            <text:p>71.5</text:p>
          </table:table-cell>
          <table:table-cell office:value-type="float" office:value="74.5">
            <text:p>74.5</text:p>
          </table:table-cell>
          <table:table-cell office:value-type="float" office:value="78.0">
            <text:p>78.0</text:p>
          </table:table-cell>
          <table:table-cell office:value-type="float" office:value="76.3333">
            <text:p>76.3333</text:p>
          </table:table-cell>
          <table:table-cell office:value-type="float" office:value="78.8333">
            <text:p>78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6-03T13:00:00">
            <text:p>Sat Jun  3 13:00:00 2023</text:p>
          </table:table-cell>
          <table:table-cell office:value-type="float" office:value="71.8333">
            <text:p>71.8333</text:p>
          </table:table-cell>
          <table:table-cell office:value-type="float" office:value="72.5">
            <text:p>72.5</text:p>
          </table:table-cell>
          <table:table-cell office:value-type="float" office:value="73.3333">
            <text:p>73.3333</text:p>
          </table:table-cell>
          <table:table-cell office:value-type="float" office:value="74.0">
            <text:p>74.0</text:p>
          </table:table-cell>
          <table:table-cell office:value-type="float" office:value="80.5">
            <text:p>80.5</text:p>
          </table:table-cell>
          <table:table-cell office:value-type="float" office:value="78.5">
            <text:p>78.5</text:p>
          </table:table-cell>
          <table:table-cell office:value-type="float" office:value="73.0">
            <text:p>73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6-03T14:00:00">
            <text:p>Sat Jun  3 14:00:00 2023</text:p>
          </table:table-cell>
          <table:table-cell office:value-type="float" office:value="67.5">
            <text:p>67.5</text:p>
          </table:table-cell>
          <table:table-cell office:value-type="float" office:value="71.8333">
            <text:p>71.8333</text:p>
          </table:table-cell>
          <table:table-cell office:value-type="float" office:value="72.5">
            <text:p>72.5</text:p>
          </table:table-cell>
          <table:table-cell office:value-type="float" office:value="73.3333">
            <text:p>73.3333</text:p>
          </table:table-cell>
          <table:table-cell office:value-type="float" office:value="74.0">
            <text:p>74.0</text:p>
          </table:table-cell>
          <table:table-cell office:value-type="float" office:value="80.5">
            <text:p>80.5</text:p>
          </table:table-cell>
          <table:table-cell office:value-type="float" office:value="78.5">
            <text:p>78.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6-03T15:00:00">
            <text:p>Sat Jun  3 15:00:00 2023</text:p>
          </table:table-cell>
          <table:table-cell office:value-type="float" office:value="64.0">
            <text:p>64.0</text:p>
          </table:table-cell>
          <table:table-cell office:value-type="float" office:value="67.5">
            <text:p>67.5</text:p>
          </table:table-cell>
          <table:table-cell office:value-type="float" office:value="71.8333">
            <text:p>71.8333</text:p>
          </table:table-cell>
          <table:table-cell office:value-type="float" office:value="72.5">
            <text:p>72.5</text:p>
          </table:table-cell>
          <table:table-cell office:value-type="float" office:value="73.3333">
            <text:p>73.3333</text:p>
          </table:table-cell>
          <table:table-cell office:value-type="float" office:value="74.0">
            <text:p>74.0</text:p>
          </table:table-cell>
          <table:table-cell office:value-type="float" office:value="80.5">
            <text:p>80.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6-03T16:00:00">
            <text:p>Sat Jun  3 16:00:00 2023</text:p>
          </table:table-cell>
          <table:table-cell office:value-type="float" office:value="63.8333">
            <text:p>63.8333</text:p>
          </table:table-cell>
          <table:table-cell office:value-type="float" office:value="64.0">
            <text:p>64.0</text:p>
          </table:table-cell>
          <table:table-cell office:value-type="float" office:value="67.5">
            <text:p>67.5</text:p>
          </table:table-cell>
          <table:table-cell office:value-type="float" office:value="71.8333">
            <text:p>71.8333</text:p>
          </table:table-cell>
          <table:table-cell office:value-type="float" office:value="72.5">
            <text:p>72.5</text:p>
          </table:table-cell>
          <table:table-cell office:value-type="float" office:value="73.3333">
            <text:p>73.3333</text:p>
          </table:table-cell>
          <table:table-cell office:value-type="float" office:value="74.0">
            <text:p>74.0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6-03T17:00:00">
            <text:p>Sat Jun  3 17:00:00 2023</text:p>
          </table:table-cell>
          <table:table-cell office:value-type="float" office:value="61.5">
            <text:p>61.5</text:p>
          </table:table-cell>
          <table:table-cell office:value-type="float" office:value="63.8333">
            <text:p>63.8333</text:p>
          </table:table-cell>
          <table:table-cell office:value-type="float" office:value="64.0">
            <text:p>64.0</text:p>
          </table:table-cell>
          <table:table-cell office:value-type="float" office:value="67.5">
            <text:p>67.5</text:p>
          </table:table-cell>
          <table:table-cell office:value-type="float" office:value="71.8333">
            <text:p>71.8333</text:p>
          </table:table-cell>
          <table:table-cell office:value-type="float" office:value="72.5">
            <text:p>72.5</text:p>
          </table:table-cell>
          <table:table-cell office:value-type="float" office:value="73.3333">
            <text:p>73.3333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6-03T18:00:00">
            <text:p>Sat Jun  3 18:00:00 2023</text:p>
          </table:table-cell>
          <table:table-cell office:value-type="float" office:value="59.5">
            <text:p>59.5</text:p>
          </table:table-cell>
          <table:table-cell office:value-type="float" office:value="61.5">
            <text:p>61.5</text:p>
          </table:table-cell>
          <table:table-cell office:value-type="float" office:value="63.8333">
            <text:p>63.8333</text:p>
          </table:table-cell>
          <table:table-cell office:value-type="float" office:value="64.0">
            <text:p>64.0</text:p>
          </table:table-cell>
          <table:table-cell office:value-type="float" office:value="67.5">
            <text:p>67.5</text:p>
          </table:table-cell>
          <table:table-cell office:value-type="float" office:value="71.8333">
            <text:p>71.8333</text:p>
          </table:table-cell>
          <table:table-cell office:value-type="float" office:value="72.5">
            <text:p>72.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6-03T19:00:00">
            <text:p>Sat Jun  3 19:00:00 2023</text:p>
          </table:table-cell>
          <table:table-cell office:value-type="float" office:value="50.5">
            <text:p>50.5</text:p>
          </table:table-cell>
          <table:table-cell office:value-type="float" office:value="59.5">
            <text:p>59.5</text:p>
          </table:table-cell>
          <table:table-cell office:value-type="float" office:value="61.5">
            <text:p>61.5</text:p>
          </table:table-cell>
          <table:table-cell office:value-type="float" office:value="63.8333">
            <text:p>63.8333</text:p>
          </table:table-cell>
          <table:table-cell office:value-type="float" office:value="64.0">
            <text:p>64.0</text:p>
          </table:table-cell>
          <table:table-cell office:value-type="float" office:value="67.5">
            <text:p>67.5</text:p>
          </table:table-cell>
          <table:table-cell office:value-type="float" office:value="71.8333">
            <text:p>71.8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6-04T12:00:00">
            <text:p>Sun Jun  4 12:00:00 2023</text:p>
          </table:table-cell>
          <table:table-cell office:value-type="float" office:value="82.3333">
            <text:p>82.3333</text:p>
          </table:table-cell>
          <table:table-cell office:value-type="float" office:value="93.5">
            <text:p>93.5</text:p>
          </table:table-cell>
          <table:table-cell office:value-type="float" office:value="87.0">
            <text:p>87.0</text:p>
          </table:table-cell>
          <table:table-cell office:value-type="float" office:value="79.6667">
            <text:p>79.6667</text:p>
          </table:table-cell>
          <table:table-cell office:value-type="float" office:value="72.0">
            <text:p>72.0</text:p>
          </table:table-cell>
          <table:table-cell office:value-type="float" office:value="64.5">
            <text:p>64.5</text:p>
          </table:table-cell>
          <table:table-cell office:value-type="float" office:value="49.3333">
            <text:p>49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6-04T13:00:00">
            <text:p>Sun Jun  4 13:00:00 2023</text:p>
          </table:table-cell>
          <table:table-cell office:value-type="float" office:value="73.1667">
            <text:p>73.1667</text:p>
          </table:table-cell>
          <table:table-cell office:value-type="float" office:value="82.3333">
            <text:p>82.3333</text:p>
          </table:table-cell>
          <table:table-cell office:value-type="float" office:value="93.5">
            <text:p>93.5</text:p>
          </table:table-cell>
          <table:table-cell office:value-type="float" office:value="87.0">
            <text:p>87.0</text:p>
          </table:table-cell>
          <table:table-cell office:value-type="float" office:value="79.6667">
            <text:p>79.6667</text:p>
          </table:table-cell>
          <table:table-cell office:value-type="float" office:value="72.0">
            <text:p>72.0</text:p>
          </table:table-cell>
          <table:table-cell office:value-type="float" office:value="64.5">
            <text:p>64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6-04T14:00:00">
            <text:p>Sun Jun  4 14:00:00 2023</text:p>
          </table:table-cell>
          <table:table-cell office:value-type="float" office:value="84.8333">
            <text:p>84.8333</text:p>
          </table:table-cell>
          <table:table-cell office:value-type="float" office:value="73.1667">
            <text:p>73.1667</text:p>
          </table:table-cell>
          <table:table-cell office:value-type="float" office:value="82.3333">
            <text:p>82.3333</text:p>
          </table:table-cell>
          <table:table-cell office:value-type="float" office:value="93.5">
            <text:p>93.5</text:p>
          </table:table-cell>
          <table:table-cell office:value-type="float" office:value="87.0">
            <text:p>87.0</text:p>
          </table:table-cell>
          <table:table-cell office:value-type="float" office:value="79.6667">
            <text:p>79.6667</text:p>
          </table:table-cell>
          <table:table-cell office:value-type="float" office:value="72.0">
            <text:p>72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6-04T15:00:00">
            <text:p>Sun Jun  4 15:00:00 2023</text:p>
          </table:table-cell>
          <table:table-cell office:value-type="float" office:value="78.1667">
            <text:p>78.1667</text:p>
          </table:table-cell>
          <table:table-cell office:value-type="float" office:value="84.8333">
            <text:p>84.8333</text:p>
          </table:table-cell>
          <table:table-cell office:value-type="float" office:value="73.1667">
            <text:p>73.1667</text:p>
          </table:table-cell>
          <table:table-cell office:value-type="float" office:value="82.3333">
            <text:p>82.3333</text:p>
          </table:table-cell>
          <table:table-cell office:value-type="float" office:value="93.5">
            <text:p>93.5</text:p>
          </table:table-cell>
          <table:table-cell office:value-type="float" office:value="87.0">
            <text:p>87.0</text:p>
          </table:table-cell>
          <table:table-cell office:value-type="float" office:value="79.6667">
            <text:p>79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6-04T16:00:00">
            <text:p>Sun Jun  4 16:00:00 2023</text:p>
          </table:table-cell>
          <table:table-cell office:value-type="float" office:value="67.5">
            <text:p>67.5</text:p>
          </table:table-cell>
          <table:table-cell office:value-type="float" office:value="78.1667">
            <text:p>78.1667</text:p>
          </table:table-cell>
          <table:table-cell office:value-type="float" office:value="84.8333">
            <text:p>84.8333</text:p>
          </table:table-cell>
          <table:table-cell office:value-type="float" office:value="73.1667">
            <text:p>73.1667</text:p>
          </table:table-cell>
          <table:table-cell office:value-type="float" office:value="82.3333">
            <text:p>82.3333</text:p>
          </table:table-cell>
          <table:table-cell office:value-type="float" office:value="93.5">
            <text:p>93.5</text:p>
          </table:table-cell>
          <table:table-cell office:value-type="float" office:value="87.0">
            <text:p>87.0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6-04T17:00:00">
            <text:p>Sun Jun  4 17:00:00 2023</text:p>
          </table:table-cell>
          <table:table-cell office:value-type="float" office:value="61.0">
            <text:p>61.0</text:p>
          </table:table-cell>
          <table:table-cell office:value-type="float" office:value="67.5">
            <text:p>67.5</text:p>
          </table:table-cell>
          <table:table-cell office:value-type="float" office:value="78.1667">
            <text:p>78.1667</text:p>
          </table:table-cell>
          <table:table-cell office:value-type="float" office:value="84.8333">
            <text:p>84.8333</text:p>
          </table:table-cell>
          <table:table-cell office:value-type="float" office:value="73.1667">
            <text:p>73.1667</text:p>
          </table:table-cell>
          <table:table-cell office:value-type="float" office:value="82.3333">
            <text:p>82.3333</text:p>
          </table:table-cell>
          <table:table-cell office:value-type="float" office:value="93.5">
            <text:p>93.5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6-04T18:00:00">
            <text:p>Sun Jun  4 18:00:00 2023</text:p>
          </table:table-cell>
          <table:table-cell office:value-type="float" office:value="60.0">
            <text:p>60.0</text:p>
          </table:table-cell>
          <table:table-cell office:value-type="float" office:value="61.0">
            <text:p>61.0</text:p>
          </table:table-cell>
          <table:table-cell office:value-type="float" office:value="67.5">
            <text:p>67.5</text:p>
          </table:table-cell>
          <table:table-cell office:value-type="float" office:value="78.1667">
            <text:p>78.1667</text:p>
          </table:table-cell>
          <table:table-cell office:value-type="float" office:value="84.8333">
            <text:p>84.8333</text:p>
          </table:table-cell>
          <table:table-cell office:value-type="float" office:value="73.1667">
            <text:p>73.1667</text:p>
          </table:table-cell>
          <table:table-cell office:value-type="float" office:value="82.3333">
            <text:p>82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6-05T12:00:00">
            <text:p>Mon Jun  5 12:00:00 2023</text:p>
          </table:table-cell>
          <table:table-cell office:value-type="float" office:value="77.5">
            <text:p>77.5</text:p>
          </table:table-cell>
          <table:table-cell office:value-type="float" office:value="84.0">
            <text:p>84.0</text:p>
          </table:table-cell>
          <table:table-cell office:value-type="float" office:value="81.0">
            <text:p>81.0</text:p>
          </table:table-cell>
          <table:table-cell office:value-type="float" office:value="78.5">
            <text:p>78.5</text:p>
          </table:table-cell>
          <table:table-cell office:value-type="float" office:value="74.5">
            <text:p>74.5</text:p>
          </table:table-cell>
          <table:table-cell office:value-type="float" office:value="71.0">
            <text:p>71.0</text:p>
          </table:table-cell>
          <table:table-cell office:value-type="float" office:value="67.0">
            <text:p>67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6-05T13:00:00">
            <text:p>Mon Jun  5 13:00:00 2023</text:p>
          </table:table-cell>
          <table:table-cell office:value-type="float" office:value="74.0">
            <text:p>74.0</text:p>
          </table:table-cell>
          <table:table-cell office:value-type="float" office:value="77.5">
            <text:p>77.5</text:p>
          </table:table-cell>
          <table:table-cell office:value-type="float" office:value="84.0">
            <text:p>84.0</text:p>
          </table:table-cell>
          <table:table-cell office:value-type="float" office:value="81.0">
            <text:p>81.0</text:p>
          </table:table-cell>
          <table:table-cell office:value-type="float" office:value="78.5">
            <text:p>78.5</text:p>
          </table:table-cell>
          <table:table-cell office:value-type="float" office:value="74.5">
            <text:p>74.5</text:p>
          </table:table-cell>
          <table:table-cell office:value-type="float" office:value="71.0">
            <text:p>71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6-05T14:00:00">
            <text:p>Mon Jun  5 14:00:00 2023</text:p>
          </table:table-cell>
          <table:table-cell office:value-type="float" office:value="73.3333">
            <text:p>73.3333</text:p>
          </table:table-cell>
          <table:table-cell office:value-type="float" office:value="74.0">
            <text:p>74.0</text:p>
          </table:table-cell>
          <table:table-cell office:value-type="float" office:value="77.5">
            <text:p>77.5</text:p>
          </table:table-cell>
          <table:table-cell office:value-type="float" office:value="84.0">
            <text:p>84.0</text:p>
          </table:table-cell>
          <table:table-cell office:value-type="float" office:value="81.0">
            <text:p>81.0</text:p>
          </table:table-cell>
          <table:table-cell office:value-type="float" office:value="78.5">
            <text:p>78.5</text:p>
          </table:table-cell>
          <table:table-cell office:value-type="float" office:value="74.5">
            <text:p>74.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6-05T15:00:00">
            <text:p>Mon Jun  5 15:00:00 2023</text:p>
          </table:table-cell>
          <table:table-cell office:value-type="float" office:value="69.0">
            <text:p>69.0</text:p>
          </table:table-cell>
          <table:table-cell office:value-type="float" office:value="73.3333">
            <text:p>73.3333</text:p>
          </table:table-cell>
          <table:table-cell office:value-type="float" office:value="74.0">
            <text:p>74.0</text:p>
          </table:table-cell>
          <table:table-cell office:value-type="float" office:value="77.5">
            <text:p>77.5</text:p>
          </table:table-cell>
          <table:table-cell office:value-type="float" office:value="84.0">
            <text:p>84.0</text:p>
          </table:table-cell>
          <table:table-cell office:value-type="float" office:value="81.0">
            <text:p>81.0</text:p>
          </table:table-cell>
          <table:table-cell office:value-type="float" office:value="78.5">
            <text:p>78.5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6-05T16:00:00">
            <text:p>Mon Jun  5 16:00:00 2023</text:p>
          </table:table-cell>
          <table:table-cell office:value-type="float" office:value="67.0">
            <text:p>67.0</text:p>
          </table:table-cell>
          <table:table-cell office:value-type="float" office:value="69.0">
            <text:p>69.0</text:p>
          </table:table-cell>
          <table:table-cell office:value-type="float" office:value="73.3333">
            <text:p>73.3333</text:p>
          </table:table-cell>
          <table:table-cell office:value-type="float" office:value="74.0">
            <text:p>74.0</text:p>
          </table:table-cell>
          <table:table-cell office:value-type="float" office:value="77.5">
            <text:p>77.5</text:p>
          </table:table-cell>
          <table:table-cell office:value-type="float" office:value="84.0">
            <text:p>84.0</text:p>
          </table:table-cell>
          <table:table-cell office:value-type="float" office:value="81.0">
            <text:p>81.0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6-05T17:00:00">
            <text:p>Mon Jun  5 17:00:00 2023</text:p>
          </table:table-cell>
          <table:table-cell office:value-type="float" office:value="60.8333">
            <text:p>60.8333</text:p>
          </table:table-cell>
          <table:table-cell office:value-type="float" office:value="67.0">
            <text:p>67.0</text:p>
          </table:table-cell>
          <table:table-cell office:value-type="float" office:value="69.0">
            <text:p>69.0</text:p>
          </table:table-cell>
          <table:table-cell office:value-type="float" office:value="73.3333">
            <text:p>73.3333</text:p>
          </table:table-cell>
          <table:table-cell office:value-type="float" office:value="74.0">
            <text:p>74.0</text:p>
          </table:table-cell>
          <table:table-cell office:value-type="float" office:value="77.5">
            <text:p>77.5</text:p>
          </table:table-cell>
          <table:table-cell office:value-type="float" office:value="84.0">
            <text:p>84.0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6-05T18:00:00">
            <text:p>Mon Jun  5 18:00:00 2023</text:p>
          </table:table-cell>
          <table:table-cell office:value-type="float" office:value="45.8333">
            <text:p>45.8333</text:p>
          </table:table-cell>
          <table:table-cell office:value-type="float" office:value="60.8333">
            <text:p>60.8333</text:p>
          </table:table-cell>
          <table:table-cell office:value-type="float" office:value="67.0">
            <text:p>67.0</text:p>
          </table:table-cell>
          <table:table-cell office:value-type="float" office:value="69.0">
            <text:p>69.0</text:p>
          </table:table-cell>
          <table:table-cell office:value-type="float" office:value="73.3333">
            <text:p>73.3333</text:p>
          </table:table-cell>
          <table:table-cell office:value-type="float" office:value="74.0">
            <text:p>74.0</text:p>
          </table:table-cell>
          <table:table-cell office:value-type="float" office:value="77.5">
            <text:p>77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6-06T13:00:00">
            <text:p>Tue Jun  6 13:00:00 2023</text:p>
          </table:table-cell>
          <table:table-cell office:value-type="float" office:value="74.8333">
            <text:p>74.8333</text:p>
          </table:table-cell>
          <table:table-cell office:value-type="float" office:value="81.6667">
            <text:p>81.6667</text:p>
          </table:table-cell>
          <table:table-cell office:value-type="float" office:value="86.0">
            <text:p>86.0</text:p>
          </table:table-cell>
          <table:table-cell office:value-type="float" office:value="93.5">
            <text:p>93.5</text:p>
          </table:table-cell>
          <table:table-cell office:value-type="float" office:value="86.6667">
            <text:p>86.6667</text:p>
          </table:table-cell>
          <table:table-cell office:value-type="float" office:value="76.0">
            <text:p>76.0</text:p>
          </table:table-cell>
          <table:table-cell office:value-type="float" office:value="70.6667">
            <text:p>70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6-06T14:00:00">
            <text:p>Tue Jun  6 14:00:00 2023</text:p>
          </table:table-cell>
          <table:table-cell office:value-type="float" office:value="71.5">
            <text:p>71.5</text:p>
          </table:table-cell>
          <table:table-cell office:value-type="float" office:value="74.8333">
            <text:p>74.8333</text:p>
          </table:table-cell>
          <table:table-cell office:value-type="float" office:value="81.6667">
            <text:p>81.6667</text:p>
          </table:table-cell>
          <table:table-cell office:value-type="float" office:value="86.0">
            <text:p>86.0</text:p>
          </table:table-cell>
          <table:table-cell office:value-type="float" office:value="93.5">
            <text:p>93.5</text:p>
          </table:table-cell>
          <table:table-cell office:value-type="float" office:value="86.6667">
            <text:p>86.6667</text:p>
          </table:table-cell>
          <table:table-cell office:value-type="float" office:value="76.0">
            <text:p>76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6-06T15:00:00">
            <text:p>Tue Jun  6 15:00:00 2023</text:p>
          </table:table-cell>
          <table:table-cell office:value-type="float" office:value="70.3333">
            <text:p>70.3333</text:p>
          </table:table-cell>
          <table:table-cell office:value-type="float" office:value="71.5">
            <text:p>71.5</text:p>
          </table:table-cell>
          <table:table-cell office:value-type="float" office:value="74.8333">
            <text:p>74.8333</text:p>
          </table:table-cell>
          <table:table-cell office:value-type="float" office:value="81.6667">
            <text:p>81.6667</text:p>
          </table:table-cell>
          <table:table-cell office:value-type="float" office:value="86.0">
            <text:p>86.0</text:p>
          </table:table-cell>
          <table:table-cell office:value-type="float" office:value="93.5">
            <text:p>93.5</text:p>
          </table:table-cell>
          <table:table-cell office:value-type="float" office:value="86.6667">
            <text:p>86.6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6-06T16:00:00">
            <text:p>Tue Jun  6 16:00:00 2023</text:p>
          </table:table-cell>
          <table:table-cell office:value-type="float" office:value="68.3333">
            <text:p>68.3333</text:p>
          </table:table-cell>
          <table:table-cell office:value-type="float" office:value="70.3333">
            <text:p>70.3333</text:p>
          </table:table-cell>
          <table:table-cell office:value-type="float" office:value="71.5">
            <text:p>71.5</text:p>
          </table:table-cell>
          <table:table-cell office:value-type="float" office:value="74.8333">
            <text:p>74.8333</text:p>
          </table:table-cell>
          <table:table-cell office:value-type="float" office:value="81.6667">
            <text:p>81.6667</text:p>
          </table:table-cell>
          <table:table-cell office:value-type="float" office:value="86.0">
            <text:p>86.0</text:p>
          </table:table-cell>
          <table:table-cell office:value-type="float" office:value="93.5">
            <text:p>93.5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6-06T17:00:00">
            <text:p>Tue Jun  6 17:00:00 2023</text:p>
          </table:table-cell>
          <table:table-cell office:value-type="float" office:value="70.5">
            <text:p>70.5</text:p>
          </table:table-cell>
          <table:table-cell office:value-type="float" office:value="68.3333">
            <text:p>68.3333</text:p>
          </table:table-cell>
          <table:table-cell office:value-type="float" office:value="70.3333">
            <text:p>70.3333</text:p>
          </table:table-cell>
          <table:table-cell office:value-type="float" office:value="71.5">
            <text:p>71.5</text:p>
          </table:table-cell>
          <table:table-cell office:value-type="float" office:value="74.8333">
            <text:p>74.8333</text:p>
          </table:table-cell>
          <table:table-cell office:value-type="float" office:value="81.6667">
            <text:p>81.6667</text:p>
          </table:table-cell>
          <table:table-cell office:value-type="float" office:value="86.0">
            <text:p>86.0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6-06T18:00:00">
            <text:p>Tue Jun  6 18:00:00 2023</text:p>
          </table:table-cell>
          <table:table-cell office:value-type="float" office:value="65.3333">
            <text:p>65.3333</text:p>
          </table:table-cell>
          <table:table-cell office:value-type="float" office:value="70.5">
            <text:p>70.5</text:p>
          </table:table-cell>
          <table:table-cell office:value-type="float" office:value="68.3333">
            <text:p>68.3333</text:p>
          </table:table-cell>
          <table:table-cell office:value-type="float" office:value="70.3333">
            <text:p>70.3333</text:p>
          </table:table-cell>
          <table:table-cell office:value-type="float" office:value="71.5">
            <text:p>71.5</text:p>
          </table:table-cell>
          <table:table-cell office:value-type="float" office:value="74.8333">
            <text:p>74.8333</text:p>
          </table:table-cell>
          <table:table-cell office:value-type="float" office:value="81.6667">
            <text:p>81.6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6-06T19:00:00">
            <text:p>Tue Jun  6 19:00:00 2023</text:p>
          </table:table-cell>
          <table:table-cell office:value-type="float" office:value="61.6667">
            <text:p>61.6667</text:p>
          </table:table-cell>
          <table:table-cell office:value-type="float" office:value="65.3333">
            <text:p>65.3333</text:p>
          </table:table-cell>
          <table:table-cell office:value-type="float" office:value="70.5">
            <text:p>70.5</text:p>
          </table:table-cell>
          <table:table-cell office:value-type="float" office:value="68.3333">
            <text:p>68.3333</text:p>
          </table:table-cell>
          <table:table-cell office:value-type="float" office:value="70.3333">
            <text:p>70.3333</text:p>
          </table:table-cell>
          <table:table-cell office:value-type="float" office:value="71.5">
            <text:p>71.5</text:p>
          </table:table-cell>
          <table:table-cell office:value-type="float" office:value="74.8333">
            <text:p>74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6-07T13:00:00">
            <text:p>Wed Jun  7 13:00:00 2023</text:p>
          </table:table-cell>
          <table:table-cell office:value-type="float" office:value="75.6667">
            <text:p>75.6667</text:p>
          </table:table-cell>
          <table:table-cell office:value-type="float" office:value="79.3333">
            <text:p>79.3333</text:p>
          </table:table-cell>
          <table:table-cell office:value-type="float" office:value="80.3333">
            <text:p>80.3333</text:p>
          </table:table-cell>
          <table:table-cell office:value-type="float" office:value="84.5">
            <text:p>84.5</text:p>
          </table:table-cell>
          <table:table-cell office:value-type="float" office:value="84.0">
            <text:p>84.0</text:p>
          </table:table-cell>
          <table:table-cell office:value-type="float" office:value="76.5">
            <text:p>76.5</text:p>
          </table:table-cell>
          <table:table-cell office:value-type="float" office:value="69.5">
            <text:p>69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6-07T14:00:00">
            <text:p>Wed Jun  7 14:00:00 2023</text:p>
          </table:table-cell>
          <table:table-cell office:value-type="float" office:value="60.1667">
            <text:p>60.1667</text:p>
          </table:table-cell>
          <table:table-cell office:value-type="float" office:value="75.6667">
            <text:p>75.6667</text:p>
          </table:table-cell>
          <table:table-cell office:value-type="float" office:value="79.3333">
            <text:p>79.3333</text:p>
          </table:table-cell>
          <table:table-cell office:value-type="float" office:value="80.3333">
            <text:p>80.3333</text:p>
          </table:table-cell>
          <table:table-cell office:value-type="float" office:value="84.5">
            <text:p>84.5</text:p>
          </table:table-cell>
          <table:table-cell office:value-type="float" office:value="84.0">
            <text:p>84.0</text:p>
          </table:table-cell>
          <table:table-cell office:value-type="float" office:value="76.5">
            <text:p>76.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6-07T15:00:00">
            <text:p>Wed Jun  7 15:00:00 2023</text:p>
          </table:table-cell>
          <table:table-cell office:value-type="float" office:value="55.5">
            <text:p>55.5</text:p>
          </table:table-cell>
          <table:table-cell office:value-type="float" office:value="60.1667">
            <text:p>60.1667</text:p>
          </table:table-cell>
          <table:table-cell office:value-type="float" office:value="75.6667">
            <text:p>75.6667</text:p>
          </table:table-cell>
          <table:table-cell office:value-type="float" office:value="79.3333">
            <text:p>79.3333</text:p>
          </table:table-cell>
          <table:table-cell office:value-type="float" office:value="80.3333">
            <text:p>80.3333</text:p>
          </table:table-cell>
          <table:table-cell office:value-type="float" office:value="84.5">
            <text:p>84.5</text:p>
          </table:table-cell>
          <table:table-cell office:value-type="float" office:value="84.0">
            <text:p>84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6-07T16:00:00">
            <text:p>Wed Jun  7 16:00:00 2023</text:p>
          </table:table-cell>
          <table:table-cell office:value-type="float" office:value="59.6667">
            <text:p>59.6667</text:p>
          </table:table-cell>
          <table:table-cell office:value-type="float" office:value="55.5">
            <text:p>55.5</text:p>
          </table:table-cell>
          <table:table-cell office:value-type="float" office:value="60.1667">
            <text:p>60.1667</text:p>
          </table:table-cell>
          <table:table-cell office:value-type="float" office:value="75.6667">
            <text:p>75.6667</text:p>
          </table:table-cell>
          <table:table-cell office:value-type="float" office:value="79.3333">
            <text:p>79.3333</text:p>
          </table:table-cell>
          <table:table-cell office:value-type="float" office:value="80.3333">
            <text:p>80.3333</text:p>
          </table:table-cell>
          <table:table-cell office:value-type="float" office:value="84.5">
            <text:p>84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6-07T17:00:00">
            <text:p>Wed Jun  7 17:00:00 2023</text:p>
          </table:table-cell>
          <table:table-cell office:value-type="float" office:value="60.5">
            <text:p>60.5</text:p>
          </table:table-cell>
          <table:table-cell office:value-type="float" office:value="59.6667">
            <text:p>59.6667</text:p>
          </table:table-cell>
          <table:table-cell office:value-type="float" office:value="55.5">
            <text:p>55.5</text:p>
          </table:table-cell>
          <table:table-cell office:value-type="float" office:value="60.1667">
            <text:p>60.1667</text:p>
          </table:table-cell>
          <table:table-cell office:value-type="float" office:value="75.6667">
            <text:p>75.6667</text:p>
          </table:table-cell>
          <table:table-cell office:value-type="float" office:value="79.3333">
            <text:p>79.3333</text:p>
          </table:table-cell>
          <table:table-cell office:value-type="float" office:value="80.3333">
            <text:p>80.3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6-07T18:00:00">
            <text:p>Wed Jun  7 18:00:00 2023</text:p>
          </table:table-cell>
          <table:table-cell office:value-type="float" office:value="64.6667">
            <text:p>64.6667</text:p>
          </table:table-cell>
          <table:table-cell office:value-type="float" office:value="60.5">
            <text:p>60.5</text:p>
          </table:table-cell>
          <table:table-cell office:value-type="float" office:value="59.6667">
            <text:p>59.6667</text:p>
          </table:table-cell>
          <table:table-cell office:value-type="float" office:value="55.5">
            <text:p>55.5</text:p>
          </table:table-cell>
          <table:table-cell office:value-type="float" office:value="60.1667">
            <text:p>60.1667</text:p>
          </table:table-cell>
          <table:table-cell office:value-type="float" office:value="75.6667">
            <text:p>75.6667</text:p>
          </table:table-cell>
          <table:table-cell office:value-type="float" office:value="79.3333">
            <text:p>79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6-07T19:00:00">
            <text:p>Wed Jun  7 19:00:00 2023</text:p>
          </table:table-cell>
          <table:table-cell office:value-type="float" office:value="44.0">
            <text:p>44.0</text:p>
          </table:table-cell>
          <table:table-cell office:value-type="float" office:value="64.6667">
            <text:p>64.6667</text:p>
          </table:table-cell>
          <table:table-cell office:value-type="float" office:value="60.5">
            <text:p>60.5</text:p>
          </table:table-cell>
          <table:table-cell office:value-type="float" office:value="59.6667">
            <text:p>59.6667</text:p>
          </table:table-cell>
          <table:table-cell office:value-type="float" office:value="55.5">
            <text:p>55.5</text:p>
          </table:table-cell>
          <table:table-cell office:value-type="float" office:value="60.1667">
            <text:p>60.1667</text:p>
          </table:table-cell>
          <table:table-cell office:value-type="float" office:value="75.6667">
            <text:p>75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6-07T20:00:00">
            <text:p>Wed Jun  7 20:00:00 2023</text:p>
          </table:table-cell>
          <table:table-cell office:value-type="float" office:value="41.0">
            <text:p>41.0</text:p>
          </table:table-cell>
          <table:table-cell office:value-type="float" office:value="44.0">
            <text:p>44.0</text:p>
          </table:table-cell>
          <table:table-cell office:value-type="float" office:value="64.6667">
            <text:p>64.6667</text:p>
          </table:table-cell>
          <table:table-cell office:value-type="float" office:value="60.5">
            <text:p>60.5</text:p>
          </table:table-cell>
          <table:table-cell office:value-type="float" office:value="59.6667">
            <text:p>59.6667</text:p>
          </table:table-cell>
          <table:table-cell office:value-type="float" office:value="55.5">
            <text:p>55.5</text:p>
          </table:table-cell>
          <table:table-cell office:value-type="float" office:value="60.1667">
            <text:p>60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6-08T12:00:00">
            <text:p>Thu Jun  8 12:00:00 2023</text:p>
          </table:table-cell>
          <table:table-cell office:value-type="float" office:value="54.3333">
            <text:p>54.3333</text:p>
          </table:table-cell>
          <table:table-cell office:value-type="float" office:value="55.8333">
            <text:p>55.8333</text:p>
          </table:table-cell>
          <table:table-cell office:value-type="float" office:value="63.1667">
            <text:p>63.1667</text:p>
          </table:table-cell>
          <table:table-cell office:value-type="float" office:value="63.0">
            <text:p>63.0</text:p>
          </table:table-cell>
          <table:table-cell office:value-type="float" office:value="66.6667">
            <text:p>66.6667</text:p>
          </table:table-cell>
          <table:table-cell office:value-type="float" office:value="61.8333">
            <text:p>61.8333</text:p>
          </table:table-cell>
          <table:table-cell office:value-type="float" office:value="51.3333">
            <text:p>51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6-08T13:00:00">
            <text:p>Thu Jun  8 13:00:00 2023</text:p>
          </table:table-cell>
          <table:table-cell office:value-type="float" office:value="53.8333">
            <text:p>53.8333</text:p>
          </table:table-cell>
          <table:table-cell office:value-type="float" office:value="54.3333">
            <text:p>54.3333</text:p>
          </table:table-cell>
          <table:table-cell office:value-type="float" office:value="55.8333">
            <text:p>55.8333</text:p>
          </table:table-cell>
          <table:table-cell office:value-type="float" office:value="63.1667">
            <text:p>63.1667</text:p>
          </table:table-cell>
          <table:table-cell office:value-type="float" office:value="63.0">
            <text:p>63.0</text:p>
          </table:table-cell>
          <table:table-cell office:value-type="float" office:value="66.6667">
            <text:p>66.6667</text:p>
          </table:table-cell>
          <table:table-cell office:value-type="float" office:value="61.8333">
            <text:p>61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6-08T14:00:00">
            <text:p>Thu Jun  8 14:00:00 2023</text:p>
          </table:table-cell>
          <table:table-cell office:value-type="float" office:value="52.0">
            <text:p>52.0</text:p>
          </table:table-cell>
          <table:table-cell office:value-type="float" office:value="53.8333">
            <text:p>53.8333</text:p>
          </table:table-cell>
          <table:table-cell office:value-type="float" office:value="54.3333">
            <text:p>54.3333</text:p>
          </table:table-cell>
          <table:table-cell office:value-type="float" office:value="55.8333">
            <text:p>55.8333</text:p>
          </table:table-cell>
          <table:table-cell office:value-type="float" office:value="63.1667">
            <text:p>63.1667</text:p>
          </table:table-cell>
          <table:table-cell office:value-type="float" office:value="63.0">
            <text:p>63.0</text:p>
          </table:table-cell>
          <table:table-cell office:value-type="float" office:value="66.6667">
            <text:p>66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6-08T15:00:00">
            <text:p>Thu Jun  8 15:00:00 2023</text:p>
          </table:table-cell>
          <table:table-cell office:value-type="float" office:value="52.8333">
            <text:p>52.8333</text:p>
          </table:table-cell>
          <table:table-cell office:value-type="float" office:value="52.0">
            <text:p>52.0</text:p>
          </table:table-cell>
          <table:table-cell office:value-type="float" office:value="53.8333">
            <text:p>53.8333</text:p>
          </table:table-cell>
          <table:table-cell office:value-type="float" office:value="54.3333">
            <text:p>54.3333</text:p>
          </table:table-cell>
          <table:table-cell office:value-type="float" office:value="55.8333">
            <text:p>55.8333</text:p>
          </table:table-cell>
          <table:table-cell office:value-type="float" office:value="63.1667">
            <text:p>63.1667</text:p>
          </table:table-cell>
          <table:table-cell office:value-type="float" office:value="63.0">
            <text:p>63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6-08T16:00:00">
            <text:p>Thu Jun  8 16:00:00 2023</text:p>
          </table:table-cell>
          <table:table-cell office:value-type="float" office:value="56.0">
            <text:p>56.0</text:p>
          </table:table-cell>
          <table:table-cell office:value-type="float" office:value="52.8333">
            <text:p>52.8333</text:p>
          </table:table-cell>
          <table:table-cell office:value-type="float" office:value="52.0">
            <text:p>52.0</text:p>
          </table:table-cell>
          <table:table-cell office:value-type="float" office:value="53.8333">
            <text:p>53.8333</text:p>
          </table:table-cell>
          <table:table-cell office:value-type="float" office:value="54.3333">
            <text:p>54.3333</text:p>
          </table:table-cell>
          <table:table-cell office:value-type="float" office:value="55.8333">
            <text:p>55.8333</text:p>
          </table:table-cell>
          <table:table-cell office:value-type="float" office:value="63.1667">
            <text:p>63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6-08T17:00:00">
            <text:p>Thu Jun  8 17:00:00 2023</text:p>
          </table:table-cell>
          <table:table-cell office:value-type="float" office:value="50.8333">
            <text:p>50.8333</text:p>
          </table:table-cell>
          <table:table-cell office:value-type="float" office:value="56.0">
            <text:p>56.0</text:p>
          </table:table-cell>
          <table:table-cell office:value-type="float" office:value="52.8333">
            <text:p>52.8333</text:p>
          </table:table-cell>
          <table:table-cell office:value-type="float" office:value="52.0">
            <text:p>52.0</text:p>
          </table:table-cell>
          <table:table-cell office:value-type="float" office:value="53.8333">
            <text:p>53.8333</text:p>
          </table:table-cell>
          <table:table-cell office:value-type="float" office:value="54.3333">
            <text:p>54.3333</text:p>
          </table:table-cell>
          <table:table-cell office:value-type="float" office:value="55.8333">
            <text:p>55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6-08T18:00:00">
            <text:p>Thu Jun  8 18:00:00 2023</text:p>
          </table:table-cell>
          <table:table-cell office:value-type="float" office:value="47.5">
            <text:p>47.5</text:p>
          </table:table-cell>
          <table:table-cell office:value-type="float" office:value="50.8333">
            <text:p>50.8333</text:p>
          </table:table-cell>
          <table:table-cell office:value-type="float" office:value="56.0">
            <text:p>56.0</text:p>
          </table:table-cell>
          <table:table-cell office:value-type="float" office:value="52.8333">
            <text:p>52.8333</text:p>
          </table:table-cell>
          <table:table-cell office:value-type="float" office:value="52.0">
            <text:p>52.0</text:p>
          </table:table-cell>
          <table:table-cell office:value-type="float" office:value="53.8333">
            <text:p>53.8333</text:p>
          </table:table-cell>
          <table:table-cell office:value-type="float" office:value="54.3333">
            <text:p>54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6-08T19:00:00">
            <text:p>Thu Jun  8 19:00:00 2023</text:p>
          </table:table-cell>
          <table:table-cell office:value-type="float" office:value="45.0">
            <text:p>45.0</text:p>
          </table:table-cell>
          <table:table-cell office:value-type="float" office:value="47.5">
            <text:p>47.5</text:p>
          </table:table-cell>
          <table:table-cell office:value-type="float" office:value="50.8333">
            <text:p>50.8333</text:p>
          </table:table-cell>
          <table:table-cell office:value-type="float" office:value="56.0">
            <text:p>56.0</text:p>
          </table:table-cell>
          <table:table-cell office:value-type="float" office:value="52.8333">
            <text:p>52.8333</text:p>
          </table:table-cell>
          <table:table-cell office:value-type="float" office:value="52.0">
            <text:p>52.0</text:p>
          </table:table-cell>
          <table:table-cell office:value-type="float" office:value="53.8333">
            <text:p>53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6-08T20:00:00">
            <text:p>Thu Jun  8 20:00:00 2023</text:p>
          </table:table-cell>
          <table:table-cell office:value-type="float" office:value="47.8333">
            <text:p>47.8333</text:p>
          </table:table-cell>
          <table:table-cell office:value-type="float" office:value="45.0">
            <text:p>45.0</text:p>
          </table:table-cell>
          <table:table-cell office:value-type="float" office:value="47.5">
            <text:p>47.5</text:p>
          </table:table-cell>
          <table:table-cell office:value-type="float" office:value="50.8333">
            <text:p>50.8333</text:p>
          </table:table-cell>
          <table:table-cell office:value-type="float" office:value="56.0">
            <text:p>56.0</text:p>
          </table:table-cell>
          <table:table-cell office:value-type="float" office:value="52.8333">
            <text:p>52.8333</text:p>
          </table:table-cell>
          <table:table-cell office:value-type="float" office:value="52.0">
            <text:p>52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6-08T21:00:00">
            <text:p>Thu Jun  8 21:00:00 2023</text:p>
          </table:table-cell>
          <table:table-cell office:value-type="float" office:value="41.1667">
            <text:p>41.1667</text:p>
          </table:table-cell>
          <table:table-cell office:value-type="float" office:value="47.8333">
            <text:p>47.8333</text:p>
          </table:table-cell>
          <table:table-cell office:value-type="float" office:value="45.0">
            <text:p>45.0</text:p>
          </table:table-cell>
          <table:table-cell office:value-type="float" office:value="47.5">
            <text:p>47.5</text:p>
          </table:table-cell>
          <table:table-cell office:value-type="float" office:value="50.8333">
            <text:p>50.8333</text:p>
          </table:table-cell>
          <table:table-cell office:value-type="float" office:value="56.0">
            <text:p>56.0</text:p>
          </table:table-cell>
          <table:table-cell office:value-type="float" office:value="52.8333">
            <text:p>52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6-09T13:00:00">
            <text:p>Fri Jun  9 13:00:00 2023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47.6667">
            <text:p>47.6667</text:p>
          </table:table-cell>
          <table:table-cell office:value-type="float" office:value="45.3333">
            <text:p>45.3333</text:p>
          </table:table-cell>
          <table:table-cell office:value-type="float" office:value="49.5">
            <text:p>49.5</text:p>
          </table:table-cell>
          <table:table-cell office:value-type="float" office:value="42.6667">
            <text:p>42.6667</text:p>
          </table:table-cell>
          <table:table-cell office:value-type="float" office:value="41.1667">
            <text:p>41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6-09T14:00:00">
            <text:p>Fri Jun  9 14:00:00 2023</text:p>
          </table:table-cell>
          <table:table-cell office:value-type="float" office:value="49.0">
            <text:p>49.0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47.6667">
            <text:p>47.6667</text:p>
          </table:table-cell>
          <table:table-cell office:value-type="float" office:value="45.3333">
            <text:p>45.3333</text:p>
          </table:table-cell>
          <table:table-cell office:value-type="float" office:value="49.5">
            <text:p>49.5</text:p>
          </table:table-cell>
          <table:table-cell office:value-type="float" office:value="42.6667">
            <text:p>42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6-09T15:00:00">
            <text:p>Fri Jun  9 15:00:00 2023</text:p>
          </table:table-cell>
          <table:table-cell office:value-type="float" office:value="51.1667">
            <text:p>51.1667</text:p>
          </table:table-cell>
          <table:table-cell office:value-type="float" office:value="49.0">
            <text:p>49.0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47.6667">
            <text:p>47.6667</text:p>
          </table:table-cell>
          <table:table-cell office:value-type="float" office:value="45.3333">
            <text:p>45.3333</text:p>
          </table:table-cell>
          <table:table-cell office:value-type="float" office:value="49.5">
            <text:p>49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6-09T16:00:00">
            <text:p>Fri Jun  9 16:00:00 2023</text:p>
          </table:table-cell>
          <table:table-cell office:value-type="float" office:value="47.0">
            <text:p>47.0</text:p>
          </table:table-cell>
          <table:table-cell office:value-type="float" office:value="51.1667">
            <text:p>51.1667</text:p>
          </table:table-cell>
          <table:table-cell office:value-type="float" office:value="49.0">
            <text:p>49.0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47.6667">
            <text:p>47.6667</text:p>
          </table:table-cell>
          <table:table-cell office:value-type="float" office:value="45.3333">
            <text:p>45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6-10T12:00:00">
            <text:p>Sat Jun 10 12:00:00 2023</text:p>
          </table:table-cell>
          <table:table-cell office:value-type="float" office:value="61.1667">
            <text:p>61.1667</text:p>
          </table:table-cell>
          <table:table-cell office:value-type="float" office:value="60.1667">
            <text:p>60.1667</text:p>
          </table:table-cell>
          <table:table-cell office:value-type="float" office:value="59.3333">
            <text:p>59.3333</text:p>
          </table:table-cell>
          <table:table-cell office:value-type="float" office:value="57.8333">
            <text:p>57.8333</text:p>
          </table:table-cell>
          <table:table-cell office:value-type="float" office:value="59.8333">
            <text:p>59.8333</text:p>
          </table:table-cell>
          <table:table-cell office:value-type="float" office:value="58.1667">
            <text:p>58.1667</text:p>
          </table:table-cell>
          <table:table-cell office:value-type="float" office:value="53.8333">
            <text:p>53.8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6-10T13:00:00">
            <text:p>Sat Jun 10 13:00:00 2023</text:p>
          </table:table-cell>
          <table:table-cell office:value-type="float" office:value="59.3333">
            <text:p>59.3333</text:p>
          </table:table-cell>
          <table:table-cell office:value-type="float" office:value="61.1667">
            <text:p>61.1667</text:p>
          </table:table-cell>
          <table:table-cell office:value-type="float" office:value="60.1667">
            <text:p>60.1667</text:p>
          </table:table-cell>
          <table:table-cell office:value-type="float" office:value="59.3333">
            <text:p>59.3333</text:p>
          </table:table-cell>
          <table:table-cell office:value-type="float" office:value="57.8333">
            <text:p>57.8333</text:p>
          </table:table-cell>
          <table:table-cell office:value-type="float" office:value="59.8333">
            <text:p>59.8333</text:p>
          </table:table-cell>
          <table:table-cell office:value-type="float" office:value="58.1667">
            <text:p>58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6-10T14:00:00">
            <text:p>Sat Jun 10 14:00:00 2023</text:p>
          </table:table-cell>
          <table:table-cell office:value-type="float" office:value="55.6667">
            <text:p>55.6667</text:p>
          </table:table-cell>
          <table:table-cell office:value-type="float" office:value="59.3333">
            <text:p>59.3333</text:p>
          </table:table-cell>
          <table:table-cell office:value-type="float" office:value="61.1667">
            <text:p>61.1667</text:p>
          </table:table-cell>
          <table:table-cell office:value-type="float" office:value="60.1667">
            <text:p>60.1667</text:p>
          </table:table-cell>
          <table:table-cell office:value-type="float" office:value="59.3333">
            <text:p>59.3333</text:p>
          </table:table-cell>
          <table:table-cell office:value-type="float" office:value="57.8333">
            <text:p>57.8333</text:p>
          </table:table-cell>
          <table:table-cell office:value-type="float" office:value="59.8333">
            <text:p>59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6-10T15:00:00">
            <text:p>Sat Jun 10 15:00:00 2023</text:p>
          </table:table-cell>
          <table:table-cell office:value-type="float" office:value="53.0">
            <text:p>53.0</text:p>
          </table:table-cell>
          <table:table-cell office:value-type="float" office:value="55.6667">
            <text:p>55.6667</text:p>
          </table:table-cell>
          <table:table-cell office:value-type="float" office:value="59.3333">
            <text:p>59.3333</text:p>
          </table:table-cell>
          <table:table-cell office:value-type="float" office:value="61.1667">
            <text:p>61.1667</text:p>
          </table:table-cell>
          <table:table-cell office:value-type="float" office:value="60.1667">
            <text:p>60.1667</text:p>
          </table:table-cell>
          <table:table-cell office:value-type="float" office:value="59.3333">
            <text:p>59.3333</text:p>
          </table:table-cell>
          <table:table-cell office:value-type="float" office:value="57.8333">
            <text:p>57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6-10T16:00:00">
            <text:p>Sat Jun 10 16:00:00 2023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55.6667">
            <text:p>55.6667</text:p>
          </table:table-cell>
          <table:table-cell office:value-type="float" office:value="59.3333">
            <text:p>59.3333</text:p>
          </table:table-cell>
          <table:table-cell office:value-type="float" office:value="61.1667">
            <text:p>61.1667</text:p>
          </table:table-cell>
          <table:table-cell office:value-type="float" office:value="60.1667">
            <text:p>60.1667</text:p>
          </table:table-cell>
          <table:table-cell office:value-type="float" office:value="59.3333">
            <text:p>59.3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6-10T17:00:00">
            <text:p>Sat Jun 10 17:00:00 2023</text:p>
          </table:table-cell>
          <table:table-cell office:value-type="float" office:value="44.5">
            <text:p>44.5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55.6667">
            <text:p>55.6667</text:p>
          </table:table-cell>
          <table:table-cell office:value-type="float" office:value="59.3333">
            <text:p>59.3333</text:p>
          </table:table-cell>
          <table:table-cell office:value-type="float" office:value="61.1667">
            <text:p>61.1667</text:p>
          </table:table-cell>
          <table:table-cell office:value-type="float" office:value="60.1667">
            <text:p>60.1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6-11T12:00:00">
            <text:p>Sun Jun 11 12:00:00 2023</text:p>
          </table:table-cell>
          <table:table-cell office:value-type="float" office:value="65.8333">
            <text:p>65.8333</text:p>
          </table:table-cell>
          <table:table-cell office:value-type="float" office:value="71.3333">
            <text:p>71.3333</text:p>
          </table:table-cell>
          <table:table-cell office:value-type="float" office:value="70.0">
            <text:p>70.0</text:p>
          </table:table-cell>
          <table:table-cell office:value-type="float" office:value="67.1667">
            <text:p>67.1667</text:p>
          </table:table-cell>
          <table:table-cell office:value-type="float" office:value="63.1667">
            <text:p>63.1667</text:p>
          </table:table-cell>
          <table:table-cell office:value-type="float" office:value="55.8333">
            <text:p>55.8333</text:p>
          </table:table-cell>
          <table:table-cell office:value-type="float" office:value="52.6667">
            <text:p>52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6-11T13:00:00">
            <text:p>Sun Jun 11 13:00:00 2023</text:p>
          </table:table-cell>
          <table:table-cell office:value-type="float" office:value="62.0">
            <text:p>62.0</text:p>
          </table:table-cell>
          <table:table-cell office:value-type="float" office:value="65.8333">
            <text:p>65.8333</text:p>
          </table:table-cell>
          <table:table-cell office:value-type="float" office:value="71.3333">
            <text:p>71.3333</text:p>
          </table:table-cell>
          <table:table-cell office:value-type="float" office:value="70.0">
            <text:p>70.0</text:p>
          </table:table-cell>
          <table:table-cell office:value-type="float" office:value="67.1667">
            <text:p>67.1667</text:p>
          </table:table-cell>
          <table:table-cell office:value-type="float" office:value="63.1667">
            <text:p>63.1667</text:p>
          </table:table-cell>
          <table:table-cell office:value-type="float" office:value="55.8333">
            <text:p>55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6-11T14:00:00">
            <text:p>Sun Jun 11 14:00:00 2023</text:p>
          </table:table-cell>
          <table:table-cell office:value-type="float" office:value="62.8333">
            <text:p>62.8333</text:p>
          </table:table-cell>
          <table:table-cell office:value-type="float" office:value="62.0">
            <text:p>62.0</text:p>
          </table:table-cell>
          <table:table-cell office:value-type="float" office:value="65.8333">
            <text:p>65.8333</text:p>
          </table:table-cell>
          <table:table-cell office:value-type="float" office:value="71.3333">
            <text:p>71.3333</text:p>
          </table:table-cell>
          <table:table-cell office:value-type="float" office:value="70.0">
            <text:p>70.0</text:p>
          </table:table-cell>
          <table:table-cell office:value-type="float" office:value="67.1667">
            <text:p>67.1667</text:p>
          </table:table-cell>
          <table:table-cell office:value-type="float" office:value="63.1667">
            <text:p>63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6-11T15:00:00">
            <text:p>Sun Jun 11 15:00:00 2023</text:p>
          </table:table-cell>
          <table:table-cell office:value-type="float" office:value="55.8333">
            <text:p>55.8333</text:p>
          </table:table-cell>
          <table:table-cell office:value-type="float" office:value="62.8333">
            <text:p>62.8333</text:p>
          </table:table-cell>
          <table:table-cell office:value-type="float" office:value="62.0">
            <text:p>62.0</text:p>
          </table:table-cell>
          <table:table-cell office:value-type="float" office:value="65.8333">
            <text:p>65.8333</text:p>
          </table:table-cell>
          <table:table-cell office:value-type="float" office:value="71.3333">
            <text:p>71.3333</text:p>
          </table:table-cell>
          <table:table-cell office:value-type="float" office:value="70.0">
            <text:p>70.0</text:p>
          </table:table-cell>
          <table:table-cell office:value-type="float" office:value="67.1667">
            <text:p>67.1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6-11T16:00:00">
            <text:p>Sun Jun 11 16:00:00 2023</text:p>
          </table:table-cell>
          <table:table-cell office:value-type="float" office:value="51.3333">
            <text:p>51.3333</text:p>
          </table:table-cell>
          <table:table-cell office:value-type="float" office:value="55.8333">
            <text:p>55.8333</text:p>
          </table:table-cell>
          <table:table-cell office:value-type="float" office:value="62.8333">
            <text:p>62.8333</text:p>
          </table:table-cell>
          <table:table-cell office:value-type="float" office:value="62.0">
            <text:p>62.0</text:p>
          </table:table-cell>
          <table:table-cell office:value-type="float" office:value="65.8333">
            <text:p>65.8333</text:p>
          </table:table-cell>
          <table:table-cell office:value-type="float" office:value="71.3333">
            <text:p>71.3333</text:p>
          </table:table-cell>
          <table:table-cell office:value-type="float" office:value="70.0">
            <text:p>70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6-11T17:00:00">
            <text:p>Sun Jun 11 17:00:00 2023</text:p>
          </table:table-cell>
          <table:table-cell office:value-type="float" office:value="46.3333">
            <text:p>46.3333</text:p>
          </table:table-cell>
          <table:table-cell office:value-type="float" office:value="51.3333">
            <text:p>51.3333</text:p>
          </table:table-cell>
          <table:table-cell office:value-type="float" office:value="55.8333">
            <text:p>55.8333</text:p>
          </table:table-cell>
          <table:table-cell office:value-type="float" office:value="62.8333">
            <text:p>62.8333</text:p>
          </table:table-cell>
          <table:table-cell office:value-type="float" office:value="62.0">
            <text:p>62.0</text:p>
          </table:table-cell>
          <table:table-cell office:value-type="float" office:value="65.8333">
            <text:p>65.8333</text:p>
          </table:table-cell>
          <table:table-cell office:value-type="float" office:value="71.3333">
            <text:p>71.3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6-12T12:00:00">
            <text:p>Mon Jun 12 12:00:00 2023</text:p>
          </table:table-cell>
          <table:table-cell office:value-type="float" office:value="69.6667">
            <text:p>69.6667</text:p>
          </table:table-cell>
          <table:table-cell office:value-type="float" office:value="78.6667">
            <text:p>78.6667</text:p>
          </table:table-cell>
          <table:table-cell office:value-type="float" office:value="80.1667">
            <text:p>80.1667</text:p>
          </table:table-cell>
          <table:table-cell office:value-type="float" office:value="79.5">
            <text:p>79.5</text:p>
          </table:table-cell>
          <table:table-cell office:value-type="float" office:value="75.1667">
            <text:p>75.1667</text:p>
          </table:table-cell>
          <table:table-cell office:value-type="float" office:value="64.3333">
            <text:p>64.3333</text:p>
          </table:table-cell>
          <table:table-cell office:value-type="float" office:value="49.3333">
            <text:p>49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6-12T13:00:00">
            <text:p>Mon Jun 12 13:00:00 2023</text:p>
          </table:table-cell>
          <table:table-cell office:value-type="float" office:value="68.6667">
            <text:p>68.6667</text:p>
          </table:table-cell>
          <table:table-cell office:value-type="float" office:value="69.6667">
            <text:p>69.6667</text:p>
          </table:table-cell>
          <table:table-cell office:value-type="float" office:value="78.6667">
            <text:p>78.6667</text:p>
          </table:table-cell>
          <table:table-cell office:value-type="float" office:value="80.1667">
            <text:p>80.1667</text:p>
          </table:table-cell>
          <table:table-cell office:value-type="float" office:value="79.5">
            <text:p>79.5</text:p>
          </table:table-cell>
          <table:table-cell office:value-type="float" office:value="75.1667">
            <text:p>75.1667</text:p>
          </table:table-cell>
          <table:table-cell office:value-type="float" office:value="64.3333">
            <text:p>64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6-12T14:00:00">
            <text:p>Mon Jun 12 14:00:00 2023</text:p>
          </table:table-cell>
          <table:table-cell office:value-type="float" office:value="65.0">
            <text:p>65.0</text:p>
          </table:table-cell>
          <table:table-cell office:value-type="float" office:value="68.6667">
            <text:p>68.6667</text:p>
          </table:table-cell>
          <table:table-cell office:value-type="float" office:value="69.6667">
            <text:p>69.6667</text:p>
          </table:table-cell>
          <table:table-cell office:value-type="float" office:value="78.6667">
            <text:p>78.6667</text:p>
          </table:table-cell>
          <table:table-cell office:value-type="float" office:value="80.1667">
            <text:p>80.1667</text:p>
          </table:table-cell>
          <table:table-cell office:value-type="float" office:value="79.5">
            <text:p>79.5</text:p>
          </table:table-cell>
          <table:table-cell office:value-type="float" office:value="75.1667">
            <text:p>75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6-12T15:00:00">
            <text:p>Mon Jun 12 15:00:00 2023</text:p>
          </table:table-cell>
          <table:table-cell office:value-type="float" office:value="55.5">
            <text:p>55.5</text:p>
          </table:table-cell>
          <table:table-cell office:value-type="float" office:value="65.0">
            <text:p>65.0</text:p>
          </table:table-cell>
          <table:table-cell office:value-type="float" office:value="68.6667">
            <text:p>68.6667</text:p>
          </table:table-cell>
          <table:table-cell office:value-type="float" office:value="69.6667">
            <text:p>69.6667</text:p>
          </table:table-cell>
          <table:table-cell office:value-type="float" office:value="78.6667">
            <text:p>78.6667</text:p>
          </table:table-cell>
          <table:table-cell office:value-type="float" office:value="80.1667">
            <text:p>80.1667</text:p>
          </table:table-cell>
          <table:table-cell office:value-type="float" office:value="79.5">
            <text:p>79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6-12T16:00:00">
            <text:p>Mon Jun 12 16:00:00 2023</text:p>
          </table:table-cell>
          <table:table-cell office:value-type="float" office:value="51.0">
            <text:p>51.0</text:p>
          </table:table-cell>
          <table:table-cell office:value-type="float" office:value="55.5">
            <text:p>55.5</text:p>
          </table:table-cell>
          <table:table-cell office:value-type="float" office:value="65.0">
            <text:p>65.0</text:p>
          </table:table-cell>
          <table:table-cell office:value-type="float" office:value="68.6667">
            <text:p>68.6667</text:p>
          </table:table-cell>
          <table:table-cell office:value-type="float" office:value="69.6667">
            <text:p>69.6667</text:p>
          </table:table-cell>
          <table:table-cell office:value-type="float" office:value="78.6667">
            <text:p>78.6667</text:p>
          </table:table-cell>
          <table:table-cell office:value-type="float" office:value="80.1667">
            <text:p>80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6-12T17:00:00">
            <text:p>Mon Jun 12 17:00:00 2023</text:p>
          </table:table-cell>
          <table:table-cell office:value-type="float" office:value="37.3333">
            <text:p>37.3333</text:p>
          </table:table-cell>
          <table:table-cell office:value-type="float" office:value="51.0">
            <text:p>51.0</text:p>
          </table:table-cell>
          <table:table-cell office:value-type="float" office:value="55.5">
            <text:p>55.5</text:p>
          </table:table-cell>
          <table:table-cell office:value-type="float" office:value="65.0">
            <text:p>65.0</text:p>
          </table:table-cell>
          <table:table-cell office:value-type="float" office:value="68.6667">
            <text:p>68.6667</text:p>
          </table:table-cell>
          <table:table-cell office:value-type="float" office:value="69.6667">
            <text:p>69.6667</text:p>
          </table:table-cell>
          <table:table-cell office:value-type="float" office:value="78.6667">
            <text:p>78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6-12T18:00:00">
            <text:p>Mon Jun 12 18:00:00 2023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51.0">
            <text:p>51.0</text:p>
          </table:table-cell>
          <table:table-cell office:value-type="float" office:value="55.5">
            <text:p>55.5</text:p>
          </table:table-cell>
          <table:table-cell office:value-type="float" office:value="65.0">
            <text:p>65.0</text:p>
          </table:table-cell>
          <table:table-cell office:value-type="float" office:value="68.6667">
            <text:p>68.6667</text:p>
          </table:table-cell>
          <table:table-cell office:value-type="float" office:value="69.6667">
            <text:p>69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6-13T12:00:00">
            <text:p>Tue Jun 13 12:00:00 2023</text:p>
          </table:table-cell>
          <table:table-cell office:value-type="float" office:value="58.3333">
            <text:p>58.3333</text:p>
          </table:table-cell>
          <table:table-cell office:value-type="float" office:value="58.3333">
            <text:p>58.3333</text:p>
          </table:table-cell>
          <table:table-cell office:value-type="float" office:value="63.8333">
            <text:p>63.8333</text:p>
          </table:table-cell>
          <table:table-cell office:value-type="float" office:value="68.8333">
            <text:p>68.8333</text:p>
          </table:table-cell>
          <table:table-cell office:value-type="float" office:value="60.0">
            <text:p>60.0</text:p>
          </table:table-cell>
          <table:table-cell office:value-type="float" office:value="50.5">
            <text:p>50.5</text:p>
          </table:table-cell>
          <table:table-cell office:value-type="float" office:value="42.1667">
            <text:p>42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6-13T13:00:00">
            <text:p>Tue Jun 13 13:00:00 2023</text:p>
          </table:table-cell>
          <table:table-cell office:value-type="float" office:value="52.1667">
            <text:p>52.1667</text:p>
          </table:table-cell>
          <table:table-cell office:value-type="float" office:value="58.3333">
            <text:p>58.3333</text:p>
          </table:table-cell>
          <table:table-cell office:value-type="float" office:value="58.3333">
            <text:p>58.3333</text:p>
          </table:table-cell>
          <table:table-cell office:value-type="float" office:value="63.8333">
            <text:p>63.8333</text:p>
          </table:table-cell>
          <table:table-cell office:value-type="float" office:value="68.8333">
            <text:p>68.8333</text:p>
          </table:table-cell>
          <table:table-cell office:value-type="float" office:value="60.0">
            <text:p>60.0</text:p>
          </table:table-cell>
          <table:table-cell office:value-type="float" office:value="50.5">
            <text:p>50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6-13T14:00:00">
            <text:p>Tue Jun 13 14:00:00 2023</text:p>
          </table:table-cell>
          <table:table-cell office:value-type="float" office:value="53.0">
            <text:p>53.0</text:p>
          </table:table-cell>
          <table:table-cell office:value-type="float" office:value="52.1667">
            <text:p>52.1667</text:p>
          </table:table-cell>
          <table:table-cell office:value-type="float" office:value="58.3333">
            <text:p>58.3333</text:p>
          </table:table-cell>
          <table:table-cell office:value-type="float" office:value="58.3333">
            <text:p>58.3333</text:p>
          </table:table-cell>
          <table:table-cell office:value-type="float" office:value="63.8333">
            <text:p>63.8333</text:p>
          </table:table-cell>
          <table:table-cell office:value-type="float" office:value="68.8333">
            <text:p>68.8333</text:p>
          </table:table-cell>
          <table:table-cell office:value-type="float" office:value="60.0">
            <text:p>60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6-13T15:00:00">
            <text:p>Tue Jun 13 15:00:00 2023</text:p>
          </table:table-cell>
          <table:table-cell office:value-type="float" office:value="46.3333">
            <text:p>46.3333</text:p>
          </table:table-cell>
          <table:table-cell office:value-type="float" office:value="53.0">
            <text:p>53.0</text:p>
          </table:table-cell>
          <table:table-cell office:value-type="float" office:value="52.1667">
            <text:p>52.1667</text:p>
          </table:table-cell>
          <table:table-cell office:value-type="float" office:value="58.3333">
            <text:p>58.3333</text:p>
          </table:table-cell>
          <table:table-cell office:value-type="float" office:value="58.3333">
            <text:p>58.3333</text:p>
          </table:table-cell>
          <table:table-cell office:value-type="float" office:value="63.8333">
            <text:p>63.8333</text:p>
          </table:table-cell>
          <table:table-cell office:value-type="float" office:value="68.8333">
            <text:p>68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6-13T16:00:00">
            <text:p>Tue Jun 13 16:00:00 2023</text:p>
          </table:table-cell>
          <table:table-cell office:value-type="float" office:value="36.5">
            <text:p>36.5</text:p>
          </table:table-cell>
          <table:table-cell office:value-type="float" office:value="46.3333">
            <text:p>46.3333</text:p>
          </table:table-cell>
          <table:table-cell office:value-type="float" office:value="53.0">
            <text:p>53.0</text:p>
          </table:table-cell>
          <table:table-cell office:value-type="float" office:value="52.1667">
            <text:p>52.1667</text:p>
          </table:table-cell>
          <table:table-cell office:value-type="float" office:value="58.3333">
            <text:p>58.3333</text:p>
          </table:table-cell>
          <table:table-cell office:value-type="float" office:value="58.3333">
            <text:p>58.3333</text:p>
          </table:table-cell>
          <table:table-cell office:value-type="float" office:value="63.8333">
            <text:p>63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6-13T17:00:00">
            <text:p>Tue Jun 13 17:00:00 2023</text:p>
          </table:table-cell>
          <table:table-cell office:value-type="float" office:value="36.6667">
            <text:p>36.6667</text:p>
          </table:table-cell>
          <table:table-cell office:value-type="float" office:value="36.5">
            <text:p>36.5</text:p>
          </table:table-cell>
          <table:table-cell office:value-type="float" office:value="46.3333">
            <text:p>46.3333</text:p>
          </table:table-cell>
          <table:table-cell office:value-type="float" office:value="53.0">
            <text:p>53.0</text:p>
          </table:table-cell>
          <table:table-cell office:value-type="float" office:value="52.1667">
            <text:p>52.1667</text:p>
          </table:table-cell>
          <table:table-cell office:value-type="float" office:value="58.3333">
            <text:p>58.3333</text:p>
          </table:table-cell>
          <table:table-cell office:value-type="float" office:value="58.3333">
            <text:p>58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6-13T18:00:00">
            <text:p>Tue Jun 13 18:00:00 2023</text:p>
          </table:table-cell>
          <table:table-cell office:value-type="float" office:value="34.5">
            <text:p>34.5</text:p>
          </table:table-cell>
          <table:table-cell office:value-type="float" office:value="36.6667">
            <text:p>36.6667</text:p>
          </table:table-cell>
          <table:table-cell office:value-type="float" office:value="36.5">
            <text:p>36.5</text:p>
          </table:table-cell>
          <table:table-cell office:value-type="float" office:value="46.3333">
            <text:p>46.3333</text:p>
          </table:table-cell>
          <table:table-cell office:value-type="float" office:value="53.0">
            <text:p>53.0</text:p>
          </table:table-cell>
          <table:table-cell office:value-type="float" office:value="52.1667">
            <text:p>52.1667</text:p>
          </table:table-cell>
          <table:table-cell office:value-type="float" office:value="58.3333">
            <text:p>58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6-16T17:00:00">
            <text:p>Fri Jun 16 17:00:00 2023</text:p>
          </table:table-cell>
          <table:table-cell office:value-type="float" office:value="72.5">
            <text:p>72.5</text:p>
          </table:table-cell>
          <table:table-cell office:value-type="float" office:value="73.0">
            <text:p>73.0</text:p>
          </table:table-cell>
          <table:table-cell office:value-type="float" office:value="72.3333">
            <text:p>72.3333</text:p>
          </table:table-cell>
          <table:table-cell office:value-type="float" office:value="65.1667">
            <text:p>65.1667</text:p>
          </table:table-cell>
          <table:table-cell office:value-type="float" office:value="61.1667">
            <text:p>61.1667</text:p>
          </table:table-cell>
          <table:table-cell office:value-type="float" office:value="57.1667">
            <text:p>57.1667</text:p>
          </table:table-cell>
          <table:table-cell office:value-type="float" office:value="47.5">
            <text:p>47.5</text:p>
          </table:table-cell>
          <table:table-cell office:value-type="float" office:value="103.6667">
            <text:p>103.6667</text:p>
          </table:table-cell>
        </table:table-row>
        <table:table-row>
          <table:table-cell table:style-name="pd1" office:value-type="date" office:date-value="2023-06-16T18:00:00">
            <text:p>Fri Jun 16 18:00:00 2023</text:p>
          </table:table-cell>
          <table:table-cell office:value-type="float" office:value="70.6667">
            <text:p>70.6667</text:p>
          </table:table-cell>
          <table:table-cell office:value-type="float" office:value="72.5">
            <text:p>72.5</text:p>
          </table:table-cell>
          <table:table-cell office:value-type="float" office:value="73.0">
            <text:p>73.0</text:p>
          </table:table-cell>
          <table:table-cell office:value-type="float" office:value="72.3333">
            <text:p>72.3333</text:p>
          </table:table-cell>
          <table:table-cell office:value-type="float" office:value="65.1667">
            <text:p>65.1667</text:p>
          </table:table-cell>
          <table:table-cell office:value-type="float" office:value="61.1667">
            <text:p>61.1667</text:p>
          </table:table-cell>
          <table:table-cell office:value-type="float" office:value="57.1667">
            <text:p>57.1667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23-06-16T19:00:00">
            <text:p>Fri Jun 16 19:00:00 2023</text:p>
          </table:table-cell>
          <table:table-cell office:value-type="float" office:value="67.0">
            <text:p>67.0</text:p>
          </table:table-cell>
          <table:table-cell office:value-type="float" office:value="70.6667">
            <text:p>70.6667</text:p>
          </table:table-cell>
          <table:table-cell office:value-type="float" office:value="72.5">
            <text:p>72.5</text:p>
          </table:table-cell>
          <table:table-cell office:value-type="float" office:value="73.0">
            <text:p>73.0</text:p>
          </table:table-cell>
          <table:table-cell office:value-type="float" office:value="72.3333">
            <text:p>72.3333</text:p>
          </table:table-cell>
          <table:table-cell office:value-type="float" office:value="65.1667">
            <text:p>65.1667</text:p>
          </table:table-cell>
          <table:table-cell office:value-type="float" office:value="61.1667">
            <text:p>61.1667</text:p>
          </table:table-cell>
          <table:table-cell office:value-type="float" office:value="113.1667">
            <text:p>113.1667</text:p>
          </table:table-cell>
        </table:table-row>
        <table:table-row>
          <table:table-cell table:style-name="pd1" office:value-type="date" office:date-value="2023-06-16T20:00:00">
            <text:p>Fri Jun 16 20:00:00 2023</text:p>
          </table:table-cell>
          <table:table-cell office:value-type="float" office:value="67.3333">
            <text:p>67.3333</text:p>
          </table:table-cell>
          <table:table-cell office:value-type="float" office:value="67.0">
            <text:p>67.0</text:p>
          </table:table-cell>
          <table:table-cell office:value-type="float" office:value="70.6667">
            <text:p>70.6667</text:p>
          </table:table-cell>
          <table:table-cell office:value-type="float" office:value="72.5">
            <text:p>72.5</text:p>
          </table:table-cell>
          <table:table-cell office:value-type="float" office:value="73.0">
            <text:p>73.0</text:p>
          </table:table-cell>
          <table:table-cell office:value-type="float" office:value="72.3333">
            <text:p>72.3333</text:p>
          </table:table-cell>
          <table:table-cell office:value-type="float" office:value="65.1667">
            <text:p>65.1667</text:p>
          </table:table-cell>
          <table:table-cell office:value-type="float" office:value="112.8333">
            <text:p>112.8333</text:p>
          </table:table-cell>
        </table:table-row>
        <table:table-row>
          <table:table-cell table:style-name="pd1" office:value-type="date" office:date-value="2023-06-17T14:00:00">
            <text:p>Sat Jun 17 14:00:00 2023</text:p>
          </table:table-cell>
          <table:table-cell office:value-type="float" office:value="112.8333">
            <text:p>112.8333</text:p>
          </table:table-cell>
          <table:table-cell office:value-type="float" office:value="113.1667">
            <text:p>113.1667</text:p>
          </table:table-cell>
          <table:table-cell office:value-type="float" office:value="111.1667">
            <text:p>111.1667</text:p>
          </table:table-cell>
          <table:table-cell office:value-type="float" office:value="103.6667">
            <text:p>103.6667</text:p>
          </table:table-cell>
          <table:table-cell office:value-type="float" office:value="91.5">
            <text:p>91.5</text:p>
          </table:table-cell>
          <table:table-cell office:value-type="float" office:value="84.8333">
            <text:p>84.8333</text:p>
          </table:table-cell>
          <table:table-cell office:value-type="float" office:value="10.2">
            <text:p>10.2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23-06-17T15:00:00">
            <text:p>Sat Jun 17 15:00:00 2023</text:p>
          </table:table-cell>
          <table:table-cell office:value-type="float" office:value="91.6667">
            <text:p>91.6667</text:p>
          </table:table-cell>
          <table:table-cell office:value-type="float" office:value="112.8333">
            <text:p>112.8333</text:p>
          </table:table-cell>
          <table:table-cell office:value-type="float" office:value="113.1667">
            <text:p>113.1667</text:p>
          </table:table-cell>
          <table:table-cell office:value-type="float" office:value="111.1667">
            <text:p>111.1667</text:p>
          </table:table-cell>
          <table:table-cell office:value-type="float" office:value="103.6667">
            <text:p>103.6667</text:p>
          </table:table-cell>
          <table:table-cell office:value-type="float" office:value="91.5">
            <text:p>91.5</text:p>
          </table:table-cell>
          <table:table-cell office:value-type="float" office:value="84.8333">
            <text:p>84.8333</text:p>
          </table:table-cell>
          <table:table-cell office:value-type="float" office:value="111.8333">
            <text:p>111.8333</text:p>
          </table:table-cell>
        </table:table-row>
        <table:table-row>
          <table:table-cell table:style-name="pd1" office:value-type="date" office:date-value="2023-06-17T16:00:00">
            <text:p>Sat Jun 17 16:00:00 2023</text:p>
          </table:table-cell>
          <table:table-cell office:value-type="float" office:value="84.6667">
            <text:p>84.6667</text:p>
          </table:table-cell>
          <table:table-cell office:value-type="float" office:value="91.6667">
            <text:p>91.6667</text:p>
          </table:table-cell>
          <table:table-cell office:value-type="float" office:value="112.8333">
            <text:p>112.8333</text:p>
          </table:table-cell>
          <table:table-cell office:value-type="float" office:value="113.1667">
            <text:p>113.1667</text:p>
          </table:table-cell>
          <table:table-cell office:value-type="float" office:value="111.1667">
            <text:p>111.1667</text:p>
          </table:table-cell>
          <table:table-cell office:value-type="float" office:value="103.6667">
            <text:p>103.6667</text:p>
          </table:table-cell>
          <table:table-cell office:value-type="float" office:value="91.5">
            <text:p>91.5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23-06-17T17:00:00">
            <text:p>Sat Jun 17 17:00:00 2023</text:p>
          </table:table-cell>
          <table:table-cell office:value-type="float" office:value="75.0">
            <text:p>75.0</text:p>
          </table:table-cell>
          <table:table-cell office:value-type="float" office:value="84.6667">
            <text:p>84.6667</text:p>
          </table:table-cell>
          <table:table-cell office:value-type="float" office:value="91.6667">
            <text:p>91.6667</text:p>
          </table:table-cell>
          <table:table-cell office:value-type="float" office:value="112.8333">
            <text:p>112.8333</text:p>
          </table:table-cell>
          <table:table-cell office:value-type="float" office:value="113.1667">
            <text:p>113.1667</text:p>
          </table:table-cell>
          <table:table-cell office:value-type="float" office:value="111.1667">
            <text:p>111.1667</text:p>
          </table:table-cell>
          <table:table-cell office:value-type="float" office:value="103.6667">
            <text:p>103.6667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3-06-18T12:00:00">
            <text:p>Sun Jun 18 12:00:00 2023</text:p>
          </table:table-cell>
          <table:table-cell office:value-type="float" office:value="106.1667">
            <text:p>106.1667</text:p>
          </table:table-cell>
          <table:table-cell office:value-type="float" office:value="109.1667">
            <text:p>109.1667</text:p>
          </table:table-cell>
          <table:table-cell office:value-type="float" office:value="108.6667">
            <text:p>108.6667</text:p>
          </table:table-cell>
          <table:table-cell office:value-type="float" office:value="111.8333">
            <text:p>111.8333</text:p>
          </table:table-cell>
          <table:table-cell office:value-type="float" office:value="103.1667">
            <text:p>103.1667</text:p>
          </table:table-cell>
          <table:table-cell office:value-type="float" office:value="87.0">
            <text:p>87.0</text:p>
          </table:table-cell>
          <table:table-cell office:value-type="float" office:value="74.1667">
            <text:p>74.1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6-18T13:00:00">
            <text:p>Sun Jun 18 13:00:00 2023</text:p>
          </table:table-cell>
          <table:table-cell office:value-type="float" office:value="100.6667">
            <text:p>100.6667</text:p>
          </table:table-cell>
          <table:table-cell office:value-type="float" office:value="106.1667">
            <text:p>106.1667</text:p>
          </table:table-cell>
          <table:table-cell office:value-type="float" office:value="109.1667">
            <text:p>109.1667</text:p>
          </table:table-cell>
          <table:table-cell office:value-type="float" office:value="108.6667">
            <text:p>108.6667</text:p>
          </table:table-cell>
          <table:table-cell office:value-type="float" office:value="111.8333">
            <text:p>111.8333</text:p>
          </table:table-cell>
          <table:table-cell office:value-type="float" office:value="103.1667">
            <text:p>103.1667</text:p>
          </table:table-cell>
          <table:table-cell office:value-type="float" office:value="87.0">
            <text:p>87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6-18T14:00:00">
            <text:p>Sun Jun 18 14:00:00 2023</text:p>
          </table:table-cell>
          <table:table-cell office:value-type="float" office:value="95.1667">
            <text:p>95.1667</text:p>
          </table:table-cell>
          <table:table-cell office:value-type="float" office:value="100.6667">
            <text:p>100.6667</text:p>
          </table:table-cell>
          <table:table-cell office:value-type="float" office:value="106.1667">
            <text:p>106.1667</text:p>
          </table:table-cell>
          <table:table-cell office:value-type="float" office:value="109.1667">
            <text:p>109.1667</text:p>
          </table:table-cell>
          <table:table-cell office:value-type="float" office:value="108.6667">
            <text:p>108.6667</text:p>
          </table:table-cell>
          <table:table-cell office:value-type="float" office:value="111.8333">
            <text:p>111.8333</text:p>
          </table:table-cell>
          <table:table-cell office:value-type="float" office:value="103.1667">
            <text:p>103.1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6-18T15:00:00">
            <text:p>Sun Jun 18 15:00:00 2023</text:p>
          </table:table-cell>
          <table:table-cell office:value-type="float" office:value="88.5">
            <text:p>88.5</text:p>
          </table:table-cell>
          <table:table-cell office:value-type="float" office:value="95.1667">
            <text:p>95.1667</text:p>
          </table:table-cell>
          <table:table-cell office:value-type="float" office:value="100.6667">
            <text:p>100.6667</text:p>
          </table:table-cell>
          <table:table-cell office:value-type="float" office:value="106.1667">
            <text:p>106.1667</text:p>
          </table:table-cell>
          <table:table-cell office:value-type="float" office:value="109.1667">
            <text:p>109.1667</text:p>
          </table:table-cell>
          <table:table-cell office:value-type="float" office:value="108.6667">
            <text:p>108.6667</text:p>
          </table:table-cell>
          <table:table-cell office:value-type="float" office:value="111.8333">
            <text:p>111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6-18T16:00:00">
            <text:p>Sun Jun 18 16:00:00 2023</text:p>
          </table:table-cell>
          <table:table-cell office:value-type="float" office:value="80.5">
            <text:p>80.5</text:p>
          </table:table-cell>
          <table:table-cell office:value-type="float" office:value="88.5">
            <text:p>88.5</text:p>
          </table:table-cell>
          <table:table-cell office:value-type="float" office:value="95.1667">
            <text:p>95.1667</text:p>
          </table:table-cell>
          <table:table-cell office:value-type="float" office:value="100.6667">
            <text:p>100.6667</text:p>
          </table:table-cell>
          <table:table-cell office:value-type="float" office:value="106.1667">
            <text:p>106.1667</text:p>
          </table:table-cell>
          <table:table-cell office:value-type="float" office:value="109.1667">
            <text:p>109.1667</text:p>
          </table:table-cell>
          <table:table-cell office:value-type="float" office:value="108.6667">
            <text:p>108.6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6-18T17:00:00">
            <text:p>Sun Jun 18 17:00:00 2023</text:p>
          </table:table-cell>
          <table:table-cell office:value-type="float" office:value="71.6667">
            <text:p>71.6667</text:p>
          </table:table-cell>
          <table:table-cell office:value-type="float" office:value="80.5">
            <text:p>80.5</text:p>
          </table:table-cell>
          <table:table-cell office:value-type="float" office:value="88.5">
            <text:p>88.5</text:p>
          </table:table-cell>
          <table:table-cell office:value-type="float" office:value="95.1667">
            <text:p>95.1667</text:p>
          </table:table-cell>
          <table:table-cell office:value-type="float" office:value="100.6667">
            <text:p>100.6667</text:p>
          </table:table-cell>
          <table:table-cell office:value-type="float" office:value="106.1667">
            <text:p>106.1667</text:p>
          </table:table-cell>
          <table:table-cell office:value-type="float" office:value="109.1667">
            <text:p>109.1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6-18T18:00:00">
            <text:p>Sun Jun 18 18:00:00 2023</text:p>
          </table:table-cell>
          <table:table-cell office:value-type="float" office:value="59.6667">
            <text:p>59.6667</text:p>
          </table:table-cell>
          <table:table-cell office:value-type="float" office:value="71.6667">
            <text:p>71.6667</text:p>
          </table:table-cell>
          <table:table-cell office:value-type="float" office:value="80.5">
            <text:p>80.5</text:p>
          </table:table-cell>
          <table:table-cell office:value-type="float" office:value="88.5">
            <text:p>88.5</text:p>
          </table:table-cell>
          <table:table-cell office:value-type="float" office:value="95.1667">
            <text:p>95.1667</text:p>
          </table:table-cell>
          <table:table-cell office:value-type="float" office:value="100.6667">
            <text:p>100.6667</text:p>
          </table:table-cell>
          <table:table-cell office:value-type="float" office:value="106.1667">
            <text:p>106.1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6-19T14:00:00">
            <text:p>Mon Jun 19 14:00:00 2023</text:p>
          </table:table-cell>
          <table:table-cell office:value-type="float" office:value="77.3333">
            <text:p>77.3333</text:p>
          </table:table-cell>
          <table:table-cell office:value-type="float" office:value="81.1667">
            <text:p>81.1667</text:p>
          </table:table-cell>
          <table:table-cell office:value-type="float" office:value="78.1667">
            <text:p>78.1667</text:p>
          </table:table-cell>
          <table:table-cell office:value-type="float" office:value="74.0">
            <text:p>74.0</text:p>
          </table:table-cell>
          <table:table-cell office:value-type="float" office:value="72.3333">
            <text:p>72.3333</text:p>
          </table:table-cell>
          <table:table-cell office:value-type="float" office:value="71.8333">
            <text:p>71.8333</text:p>
          </table:table-cell>
          <table:table-cell office:value-type="float" office:value="72.6667">
            <text:p>72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6-19T15:00:00">
            <text:p>Mon Jun 19 15:00:00 2023</text:p>
          </table:table-cell>
          <table:table-cell office:value-type="float" office:value="71.1667">
            <text:p>71.1667</text:p>
          </table:table-cell>
          <table:table-cell office:value-type="float" office:value="77.3333">
            <text:p>77.3333</text:p>
          </table:table-cell>
          <table:table-cell office:value-type="float" office:value="81.1667">
            <text:p>81.1667</text:p>
          </table:table-cell>
          <table:table-cell office:value-type="float" office:value="78.1667">
            <text:p>78.1667</text:p>
          </table:table-cell>
          <table:table-cell office:value-type="float" office:value="74.0">
            <text:p>74.0</text:p>
          </table:table-cell>
          <table:table-cell office:value-type="float" office:value="72.3333">
            <text:p>72.3333</text:p>
          </table:table-cell>
          <table:table-cell office:value-type="float" office:value="71.8333">
            <text:p>71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6-19T16:00:00">
            <text:p>Mon Jun 19 16:00:00 2023</text:p>
          </table:table-cell>
          <table:table-cell office:value-type="float" office:value="70.3333">
            <text:p>70.3333</text:p>
          </table:table-cell>
          <table:table-cell office:value-type="float" office:value="71.1667">
            <text:p>71.1667</text:p>
          </table:table-cell>
          <table:table-cell office:value-type="float" office:value="77.3333">
            <text:p>77.3333</text:p>
          </table:table-cell>
          <table:table-cell office:value-type="float" office:value="81.1667">
            <text:p>81.1667</text:p>
          </table:table-cell>
          <table:table-cell office:value-type="float" office:value="78.1667">
            <text:p>78.1667</text:p>
          </table:table-cell>
          <table:table-cell office:value-type="float" office:value="74.0">
            <text:p>74.0</text:p>
          </table:table-cell>
          <table:table-cell office:value-type="float" office:value="72.3333">
            <text:p>72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6-19T17:00:00">
            <text:p>Mon Jun 19 17:00:00 2023</text:p>
          </table:table-cell>
          <table:table-cell office:value-type="float" office:value="68.8333">
            <text:p>68.8333</text:p>
          </table:table-cell>
          <table:table-cell office:value-type="float" office:value="70.3333">
            <text:p>70.3333</text:p>
          </table:table-cell>
          <table:table-cell office:value-type="float" office:value="71.1667">
            <text:p>71.1667</text:p>
          </table:table-cell>
          <table:table-cell office:value-type="float" office:value="77.3333">
            <text:p>77.3333</text:p>
          </table:table-cell>
          <table:table-cell office:value-type="float" office:value="81.1667">
            <text:p>81.1667</text:p>
          </table:table-cell>
          <table:table-cell office:value-type="float" office:value="78.1667">
            <text:p>78.1667</text:p>
          </table:table-cell>
          <table:table-cell office:value-type="float" office:value="74.0">
            <text:p>74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6-19T18:00:00">
            <text:p>Mon Jun 19 18:00:00 2023</text:p>
          </table:table-cell>
          <table:table-cell office:value-type="float" office:value="64.6667">
            <text:p>64.6667</text:p>
          </table:table-cell>
          <table:table-cell office:value-type="float" office:value="68.8333">
            <text:p>68.8333</text:p>
          </table:table-cell>
          <table:table-cell office:value-type="float" office:value="70.3333">
            <text:p>70.3333</text:p>
          </table:table-cell>
          <table:table-cell office:value-type="float" office:value="71.1667">
            <text:p>71.1667</text:p>
          </table:table-cell>
          <table:table-cell office:value-type="float" office:value="77.3333">
            <text:p>77.3333</text:p>
          </table:table-cell>
          <table:table-cell office:value-type="float" office:value="81.1667">
            <text:p>81.1667</text:p>
          </table:table-cell>
          <table:table-cell office:value-type="float" office:value="78.1667">
            <text:p>78.1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6-19T19:00:00">
            <text:p>Mon Jun 19 19:00:00 2023</text:p>
          </table:table-cell>
          <table:table-cell office:value-type="float" office:value="61.6667">
            <text:p>61.6667</text:p>
          </table:table-cell>
          <table:table-cell office:value-type="float" office:value="64.6667">
            <text:p>64.6667</text:p>
          </table:table-cell>
          <table:table-cell office:value-type="float" office:value="68.8333">
            <text:p>68.8333</text:p>
          </table:table-cell>
          <table:table-cell office:value-type="float" office:value="70.3333">
            <text:p>70.3333</text:p>
          </table:table-cell>
          <table:table-cell office:value-type="float" office:value="71.1667">
            <text:p>71.1667</text:p>
          </table:table-cell>
          <table:table-cell office:value-type="float" office:value="77.3333">
            <text:p>77.3333</text:p>
          </table:table-cell>
          <table:table-cell office:value-type="float" office:value="81.1667">
            <text:p>81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6-19T20:00:00">
            <text:p>Mon Jun 19 20:00:00 2023</text:p>
          </table:table-cell>
          <table:table-cell office:value-type="float" office:value="61.8333">
            <text:p>61.8333</text:p>
          </table:table-cell>
          <table:table-cell office:value-type="float" office:value="61.6667">
            <text:p>61.6667</text:p>
          </table:table-cell>
          <table:table-cell office:value-type="float" office:value="64.6667">
            <text:p>64.6667</text:p>
          </table:table-cell>
          <table:table-cell office:value-type="float" office:value="68.8333">
            <text:p>68.8333</text:p>
          </table:table-cell>
          <table:table-cell office:value-type="float" office:value="70.3333">
            <text:p>70.3333</text:p>
          </table:table-cell>
          <table:table-cell office:value-type="float" office:value="71.1667">
            <text:p>71.1667</text:p>
          </table:table-cell>
          <table:table-cell office:value-type="float" office:value="77.3333">
            <text:p>77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6-19T21:00:00">
            <text:p>Mon Jun 19 21:00:00 2023</text:p>
          </table:table-cell>
          <table:table-cell office:value-type="float" office:value="51.0">
            <text:p>51.0</text:p>
          </table:table-cell>
          <table:table-cell office:value-type="float" office:value="61.8333">
            <text:p>61.8333</text:p>
          </table:table-cell>
          <table:table-cell office:value-type="float" office:value="61.6667">
            <text:p>61.6667</text:p>
          </table:table-cell>
          <table:table-cell office:value-type="float" office:value="64.6667">
            <text:p>64.6667</text:p>
          </table:table-cell>
          <table:table-cell office:value-type="float" office:value="68.8333">
            <text:p>68.8333</text:p>
          </table:table-cell>
          <table:table-cell office:value-type="float" office:value="70.3333">
            <text:p>70.3333</text:p>
          </table:table-cell>
          <table:table-cell office:value-type="float" office:value="71.1667">
            <text:p>71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6-19T22:00:00">
            <text:p>Mon Jun 19 22:00:00 2023</text:p>
          </table:table-cell>
          <table:table-cell office:value-type="float" office:value="43.6667">
            <text:p>43.6667</text:p>
          </table:table-cell>
          <table:table-cell office:value-type="float" office:value="51.0">
            <text:p>51.0</text:p>
          </table:table-cell>
          <table:table-cell office:value-type="float" office:value="61.8333">
            <text:p>61.8333</text:p>
          </table:table-cell>
          <table:table-cell office:value-type="float" office:value="61.6667">
            <text:p>61.6667</text:p>
          </table:table-cell>
          <table:table-cell office:value-type="float" office:value="64.6667">
            <text:p>64.6667</text:p>
          </table:table-cell>
          <table:table-cell office:value-type="float" office:value="68.8333">
            <text:p>68.8333</text:p>
          </table:table-cell>
          <table:table-cell office:value-type="float" office:value="70.3333">
            <text:p>70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6-19T23:00:00">
            <text:p>Mon Jun 19 23:00:00 2023</text:p>
          </table:table-cell>
          <table:table-cell office:value-type="float" office:value="44.3333">
            <text:p>44.3333</text:p>
          </table:table-cell>
          <table:table-cell office:value-type="float" office:value="43.6667">
            <text:p>43.6667</text:p>
          </table:table-cell>
          <table:table-cell office:value-type="float" office:value="51.0">
            <text:p>51.0</text:p>
          </table:table-cell>
          <table:table-cell office:value-type="float" office:value="61.8333">
            <text:p>61.8333</text:p>
          </table:table-cell>
          <table:table-cell office:value-type="float" office:value="61.6667">
            <text:p>61.6667</text:p>
          </table:table-cell>
          <table:table-cell office:value-type="float" office:value="64.6667">
            <text:p>64.6667</text:p>
          </table:table-cell>
          <table:table-cell office:value-type="float" office:value="68.8333">
            <text:p>68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6-20T11:00:00">
            <text:p>Tue Jun 20 11:00:00 2023</text:p>
          </table:table-cell>
          <table:table-cell office:value-type="float" office:value="50.1667">
            <text:p>50.1667</text:p>
          </table:table-cell>
          <table:table-cell office:value-type="float" office:value="48.3333">
            <text:p>48.3333</text:p>
          </table:table-cell>
          <table:table-cell office:value-type="float" office:value="54.8333">
            <text:p>54.8333</text:p>
          </table:table-cell>
          <table:table-cell office:value-type="float" office:value="59.0">
            <text:p>59.0</text:p>
          </table:table-cell>
          <table:table-cell office:value-type="float" office:value="52.1667">
            <text:p>52.1667</text:p>
          </table:table-cell>
          <table:table-cell office:value-type="float" office:value="45.3333">
            <text:p>45.3333</text:p>
          </table:table-cell>
          <table:table-cell office:value-type="float" office:value="41.0">
            <text:p>41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6-20T12:00:00">
            <text:p>Tue Jun 20 12:00:00 2023</text:p>
          </table:table-cell>
          <table:table-cell office:value-type="float" office:value="43.8333">
            <text:p>43.8333</text:p>
          </table:table-cell>
          <table:table-cell office:value-type="float" office:value="50.1667">
            <text:p>50.1667</text:p>
          </table:table-cell>
          <table:table-cell office:value-type="float" office:value="48.3333">
            <text:p>48.3333</text:p>
          </table:table-cell>
          <table:table-cell office:value-type="float" office:value="54.8333">
            <text:p>54.8333</text:p>
          </table:table-cell>
          <table:table-cell office:value-type="float" office:value="59.0">
            <text:p>59.0</text:p>
          </table:table-cell>
          <table:table-cell office:value-type="float" office:value="52.1667">
            <text:p>52.1667</text:p>
          </table:table-cell>
          <table:table-cell office:value-type="float" office:value="45.3333">
            <text:p>45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6-21T14:00:00">
            <text:p>Wed Jun 21 14:00:00 2023</text:p>
          </table:table-cell>
          <table:table-cell office:value-type="float" office:value="54.6667">
            <text:p>54.6667</text:p>
          </table:table-cell>
          <table:table-cell office:value-type="float" office:value="56.3333">
            <text:p>56.3333</text:p>
          </table:table-cell>
          <table:table-cell office:value-type="float" office:value="54.1667">
            <text:p>54.1667</text:p>
          </table:table-cell>
          <table:table-cell office:value-type="float" office:value="54.5">
            <text:p>54.5</text:p>
          </table:table-cell>
          <table:table-cell office:value-type="float" office:value="51.6667">
            <text:p>51.6667</text:p>
          </table:table-cell>
          <table:table-cell office:value-type="float" office:value="51.6667">
            <text:p>51.6667</text:p>
          </table:table-cell>
          <table:table-cell office:value-type="float" office:value="54.0">
            <text:p>54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6-21T15:00:00">
            <text:p>Wed Jun 21 15:00:00 2023</text:p>
          </table:table-cell>
          <table:table-cell office:value-type="float" office:value="52.8333">
            <text:p>52.8333</text:p>
          </table:table-cell>
          <table:table-cell office:value-type="float" office:value="54.6667">
            <text:p>54.6667</text:p>
          </table:table-cell>
          <table:table-cell office:value-type="float" office:value="56.3333">
            <text:p>56.3333</text:p>
          </table:table-cell>
          <table:table-cell office:value-type="float" office:value="54.1667">
            <text:p>54.1667</text:p>
          </table:table-cell>
          <table:table-cell office:value-type="float" office:value="54.5">
            <text:p>54.5</text:p>
          </table:table-cell>
          <table:table-cell office:value-type="float" office:value="51.6667">
            <text:p>51.6667</text:p>
          </table:table-cell>
          <table:table-cell office:value-type="float" office:value="51.6667">
            <text:p>51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6-21T16:00:00">
            <text:p>Wed Jun 21 16:00:00 2023</text:p>
          </table:table-cell>
          <table:table-cell office:value-type="float" office:value="53.8333">
            <text:p>53.8333</text:p>
          </table:table-cell>
          <table:table-cell office:value-type="float" office:value="52.8333">
            <text:p>52.8333</text:p>
          </table:table-cell>
          <table:table-cell office:value-type="float" office:value="54.6667">
            <text:p>54.6667</text:p>
          </table:table-cell>
          <table:table-cell office:value-type="float" office:value="56.3333">
            <text:p>56.3333</text:p>
          </table:table-cell>
          <table:table-cell office:value-type="float" office:value="54.1667">
            <text:p>54.1667</text:p>
          </table:table-cell>
          <table:table-cell office:value-type="float" office:value="54.5">
            <text:p>54.5</text:p>
          </table:table-cell>
          <table:table-cell office:value-type="float" office:value="51.6667">
            <text:p>51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6-21T17:00:00">
            <text:p>Wed Jun 21 17:00:00 2023</text:p>
          </table:table-cell>
          <table:table-cell office:value-type="float" office:value="49.1667">
            <text:p>49.1667</text:p>
          </table:table-cell>
          <table:table-cell office:value-type="float" office:value="53.8333">
            <text:p>53.8333</text:p>
          </table:table-cell>
          <table:table-cell office:value-type="float" office:value="52.8333">
            <text:p>52.8333</text:p>
          </table:table-cell>
          <table:table-cell office:value-type="float" office:value="54.6667">
            <text:p>54.6667</text:p>
          </table:table-cell>
          <table:table-cell office:value-type="float" office:value="56.3333">
            <text:p>56.3333</text:p>
          </table:table-cell>
          <table:table-cell office:value-type="float" office:value="54.1667">
            <text:p>54.1667</text:p>
          </table:table-cell>
          <table:table-cell office:value-type="float" office:value="54.5">
            <text:p>54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6-21T18:00:00">
            <text:p>Wed Jun 21 18:00:00 2023</text:p>
          </table:table-cell>
          <table:table-cell office:value-type="float" office:value="46.1667">
            <text:p>46.1667</text:p>
          </table:table-cell>
          <table:table-cell office:value-type="float" office:value="49.1667">
            <text:p>49.1667</text:p>
          </table:table-cell>
          <table:table-cell office:value-type="float" office:value="53.8333">
            <text:p>53.8333</text:p>
          </table:table-cell>
          <table:table-cell office:value-type="float" office:value="52.8333">
            <text:p>52.8333</text:p>
          </table:table-cell>
          <table:table-cell office:value-type="float" office:value="54.6667">
            <text:p>54.6667</text:p>
          </table:table-cell>
          <table:table-cell office:value-type="float" office:value="56.3333">
            <text:p>56.3333</text:p>
          </table:table-cell>
          <table:table-cell office:value-type="float" office:value="54.1667">
            <text:p>54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6-22T14:00:00">
            <text:p>Thu Jun 22 14:00:00 2023</text:p>
          </table:table-cell>
          <table:table-cell office:value-type="float" office:value="57.5">
            <text:p>57.5</text:p>
          </table:table-cell>
          <table:table-cell office:value-type="float" office:value="64.0">
            <text:p>64.0</text:p>
          </table:table-cell>
          <table:table-cell office:value-type="float" office:value="62.0">
            <text:p>62.0</text:p>
          </table:table-cell>
          <table:table-cell office:value-type="float" office:value="60.5">
            <text:p>60.5</text:p>
          </table:table-cell>
          <table:table-cell office:value-type="float" office:value="59.5">
            <text:p>59.5</text:p>
          </table:table-cell>
          <table:table-cell office:value-type="float" office:value="60.0">
            <text:p>60.0</text:p>
          </table:table-cell>
          <table:table-cell office:value-type="float" office:value="57.6667">
            <text:p>57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6-22T15:00:00">
            <text:p>Thu Jun 22 15:00:00 2023</text:p>
          </table:table-cell>
          <table:table-cell office:value-type="float" office:value="46.5">
            <text:p>46.5</text:p>
          </table:table-cell>
          <table:table-cell office:value-type="float" office:value="57.5">
            <text:p>57.5</text:p>
          </table:table-cell>
          <table:table-cell office:value-type="float" office:value="64.0">
            <text:p>64.0</text:p>
          </table:table-cell>
          <table:table-cell office:value-type="float" office:value="62.0">
            <text:p>62.0</text:p>
          </table:table-cell>
          <table:table-cell office:value-type="float" office:value="60.5">
            <text:p>60.5</text:p>
          </table:table-cell>
          <table:table-cell office:value-type="float" office:value="59.5">
            <text:p>59.5</text:p>
          </table:table-cell>
          <table:table-cell office:value-type="float" office:value="60.0">
            <text:p>60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6-22T16:00:00">
            <text:p>Thu Jun 22 16:00:00 2023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57.5">
            <text:p>57.5</text:p>
          </table:table-cell>
          <table:table-cell office:value-type="float" office:value="64.0">
            <text:p>64.0</text:p>
          </table:table-cell>
          <table:table-cell office:value-type="float" office:value="62.0">
            <text:p>62.0</text:p>
          </table:table-cell>
          <table:table-cell office:value-type="float" office:value="60.5">
            <text:p>60.5</text:p>
          </table:table-cell>
          <table:table-cell office:value-type="float" office:value="59.5">
            <text:p>59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6-22T17:00:00">
            <text:p>Thu Jun 22 17:00:00 2023</text:p>
          </table:table-cell>
          <table:table-cell office:value-type="float" office:value="49.3333">
            <text:p>49.3333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57.5">
            <text:p>57.5</text:p>
          </table:table-cell>
          <table:table-cell office:value-type="float" office:value="64.0">
            <text:p>64.0</text:p>
          </table:table-cell>
          <table:table-cell office:value-type="float" office:value="62.0">
            <text:p>62.0</text:p>
          </table:table-cell>
          <table:table-cell office:value-type="float" office:value="60.5">
            <text:p>60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6-22T18:00:00">
            <text:p>Thu Jun 22 18:00:00 2023</text:p>
          </table:table-cell>
          <table:table-cell office:value-type="float" office:value="49.1667">
            <text:p>49.1667</text:p>
          </table:table-cell>
          <table:table-cell office:value-type="float" office:value="49.3333">
            <text:p>49.3333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57.5">
            <text:p>57.5</text:p>
          </table:table-cell>
          <table:table-cell office:value-type="float" office:value="64.0">
            <text:p>64.0</text:p>
          </table:table-cell>
          <table:table-cell office:value-type="float" office:value="62.0">
            <text:p>62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6-23T13:00:00">
            <text:p>Fri Jun 23 13:00:00 2023</text:p>
          </table:table-cell>
          <table:table-cell office:value-type="float" office:value="91.3333">
            <text:p>91.3333</text:p>
          </table:table-cell>
          <table:table-cell office:value-type="float" office:value="80.1667">
            <text:p>80.1667</text:p>
          </table:table-cell>
          <table:table-cell office:value-type="float" office:value="75.0">
            <text:p>75.0</text:p>
          </table:table-cell>
          <table:table-cell office:value-type="float" office:value="69.1667">
            <text:p>69.1667</text:p>
          </table:table-cell>
          <table:table-cell office:value-type="float" office:value="63.0">
            <text:p>63.0</text:p>
          </table:table-cell>
          <table:table-cell office:value-type="float" office:value="61.6667">
            <text:p>61.6667</text:p>
          </table:table-cell>
          <table:table-cell office:value-type="float" office:value="58.0">
            <text:p>58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6-23T14:00:00">
            <text:p>Fri Jun 23 14:00:00 2023</text:p>
          </table:table-cell>
          <table:table-cell office:value-type="float" office:value="90.6667">
            <text:p>90.6667</text:p>
          </table:table-cell>
          <table:table-cell office:value-type="float" office:value="91.3333">
            <text:p>91.3333</text:p>
          </table:table-cell>
          <table:table-cell office:value-type="float" office:value="80.1667">
            <text:p>80.1667</text:p>
          </table:table-cell>
          <table:table-cell office:value-type="float" office:value="75.0">
            <text:p>75.0</text:p>
          </table:table-cell>
          <table:table-cell office:value-type="float" office:value="69.1667">
            <text:p>69.1667</text:p>
          </table:table-cell>
          <table:table-cell office:value-type="float" office:value="63.0">
            <text:p>63.0</text:p>
          </table:table-cell>
          <table:table-cell office:value-type="float" office:value="61.6667">
            <text:p>61.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6-23T15:00:00">
            <text:p>Fri Jun 23 15:00:00 2023</text:p>
          </table:table-cell>
          <table:table-cell office:value-type="float" office:value="91.5">
            <text:p>91.5</text:p>
          </table:table-cell>
          <table:table-cell office:value-type="float" office:value="90.6667">
            <text:p>90.6667</text:p>
          </table:table-cell>
          <table:table-cell office:value-type="float" office:value="91.3333">
            <text:p>91.3333</text:p>
          </table:table-cell>
          <table:table-cell office:value-type="float" office:value="80.1667">
            <text:p>80.1667</text:p>
          </table:table-cell>
          <table:table-cell office:value-type="float" office:value="75.0">
            <text:p>75.0</text:p>
          </table:table-cell>
          <table:table-cell office:value-type="float" office:value="69.1667">
            <text:p>69.1667</text:p>
          </table:table-cell>
          <table:table-cell office:value-type="float" office:value="63.0">
            <text:p>63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6-23T16:00:00">
            <text:p>Fri Jun 23 16:00:00 2023</text:p>
          </table:table-cell>
          <table:table-cell office:value-type="float" office:value="49.0">
            <text:p>49.0</text:p>
          </table:table-cell>
          <table:table-cell office:value-type="float" office:value="91.5">
            <text:p>91.5</text:p>
          </table:table-cell>
          <table:table-cell office:value-type="float" office:value="90.6667">
            <text:p>90.6667</text:p>
          </table:table-cell>
          <table:table-cell office:value-type="float" office:value="91.3333">
            <text:p>91.3333</text:p>
          </table:table-cell>
          <table:table-cell office:value-type="float" office:value="80.1667">
            <text:p>80.1667</text:p>
          </table:table-cell>
          <table:table-cell office:value-type="float" office:value="75.0">
            <text:p>75.0</text:p>
          </table:table-cell>
          <table:table-cell office:value-type="float" office:value="69.1667">
            <text:p>69.1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6-23T17:00:00">
            <text:p>Fri Jun 23 17:00:00 2023</text:p>
          </table:table-cell>
          <table:table-cell office:value-type="float" office:value="29.1667">
            <text:p>29.1667</text:p>
          </table:table-cell>
          <table:table-cell office:value-type="float" office:value="49.0">
            <text:p>49.0</text:p>
          </table:table-cell>
          <table:table-cell office:value-type="float" office:value="91.5">
            <text:p>91.5</text:p>
          </table:table-cell>
          <table:table-cell office:value-type="float" office:value="90.6667">
            <text:p>90.6667</text:p>
          </table:table-cell>
          <table:table-cell office:value-type="float" office:value="91.3333">
            <text:p>91.3333</text:p>
          </table:table-cell>
          <table:table-cell office:value-type="float" office:value="80.1667">
            <text:p>80.1667</text:p>
          </table:table-cell>
          <table:table-cell office:value-type="float" office:value="75.0">
            <text:p>75.0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6-23T18:00:00">
            <text:p>Fri Jun 23 18:00:00 2023</text:p>
          </table:table-cell>
          <table:table-cell office:value-type="float" office:value="52.5">
            <text:p>52.5</text:p>
          </table:table-cell>
          <table:table-cell office:value-type="float" office:value="29.1667">
            <text:p>29.1667</text:p>
          </table:table-cell>
          <table:table-cell office:value-type="float" office:value="49.0">
            <text:p>49.0</text:p>
          </table:table-cell>
          <table:table-cell office:value-type="float" office:value="91.5">
            <text:p>91.5</text:p>
          </table:table-cell>
          <table:table-cell office:value-type="float" office:value="90.6667">
            <text:p>90.6667</text:p>
          </table:table-cell>
          <table:table-cell office:value-type="float" office:value="91.3333">
            <text:p>91.3333</text:p>
          </table:table-cell>
          <table:table-cell office:value-type="float" office:value="80.1667">
            <text:p>80.1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6-24T12:00:00">
            <text:p>Sat Jun 24 12:00:00 2023</text:p>
          </table:table-cell>
          <table:table-cell office:value-type="float" office:value="84.1667">
            <text:p>84.1667</text:p>
          </table:table-cell>
          <table:table-cell office:value-type="float" office:value="84.6667">
            <text:p>84.6667</text:p>
          </table:table-cell>
          <table:table-cell office:value-type="float" office:value="82.1667">
            <text:p>82.1667</text:p>
          </table:table-cell>
          <table:table-cell office:value-type="float" office:value="76.6667">
            <text:p>76.6667</text:p>
          </table:table-cell>
          <table:table-cell office:value-type="float" office:value="69.8333">
            <text:p>69.8333</text:p>
          </table:table-cell>
          <table:table-cell office:value-type="float" office:value="58.1667">
            <text:p>58.1667</text:p>
          </table:table-cell>
          <table:table-cell office:value-type="float" office:value="49.3333">
            <text:p>49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6-24T13:00:00">
            <text:p>Sat Jun 24 13:00:00 2023</text:p>
          </table:table-cell>
          <table:table-cell office:value-type="float" office:value="70.1667">
            <text:p>70.1667</text:p>
          </table:table-cell>
          <table:table-cell office:value-type="float" office:value="84.1667">
            <text:p>84.1667</text:p>
          </table:table-cell>
          <table:table-cell office:value-type="float" office:value="84.6667">
            <text:p>84.6667</text:p>
          </table:table-cell>
          <table:table-cell office:value-type="float" office:value="82.1667">
            <text:p>82.1667</text:p>
          </table:table-cell>
          <table:table-cell office:value-type="float" office:value="76.6667">
            <text:p>76.6667</text:p>
          </table:table-cell>
          <table:table-cell office:value-type="float" office:value="69.8333">
            <text:p>69.8333</text:p>
          </table:table-cell>
          <table:table-cell office:value-type="float" office:value="58.1667">
            <text:p>58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6-24T14:00:00">
            <text:p>Sat Jun 24 14:00:00 2023</text:p>
          </table:table-cell>
          <table:table-cell office:value-type="float" office:value="69.3333">
            <text:p>69.3333</text:p>
          </table:table-cell>
          <table:table-cell office:value-type="float" office:value="70.1667">
            <text:p>70.1667</text:p>
          </table:table-cell>
          <table:table-cell office:value-type="float" office:value="84.1667">
            <text:p>84.1667</text:p>
          </table:table-cell>
          <table:table-cell office:value-type="float" office:value="84.6667">
            <text:p>84.6667</text:p>
          </table:table-cell>
          <table:table-cell office:value-type="float" office:value="82.1667">
            <text:p>82.1667</text:p>
          </table:table-cell>
          <table:table-cell office:value-type="float" office:value="76.6667">
            <text:p>76.6667</text:p>
          </table:table-cell>
          <table:table-cell office:value-type="float" office:value="69.8333">
            <text:p>69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6-24T15:00:00">
            <text:p>Sat Jun 24 15:00:00 2023</text:p>
          </table:table-cell>
          <table:table-cell office:value-type="float" office:value="67.1667">
            <text:p>67.1667</text:p>
          </table:table-cell>
          <table:table-cell office:value-type="float" office:value="69.3333">
            <text:p>69.3333</text:p>
          </table:table-cell>
          <table:table-cell office:value-type="float" office:value="70.1667">
            <text:p>70.1667</text:p>
          </table:table-cell>
          <table:table-cell office:value-type="float" office:value="84.1667">
            <text:p>84.1667</text:p>
          </table:table-cell>
          <table:table-cell office:value-type="float" office:value="84.6667">
            <text:p>84.6667</text:p>
          </table:table-cell>
          <table:table-cell office:value-type="float" office:value="82.1667">
            <text:p>82.1667</text:p>
          </table:table-cell>
          <table:table-cell office:value-type="float" office:value="76.6667">
            <text:p>76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6-24T16:00:00">
            <text:p>Sat Jun 24 16:00:00 2023</text:p>
          </table:table-cell>
          <table:table-cell office:value-type="float" office:value="51.0">
            <text:p>51.0</text:p>
          </table:table-cell>
          <table:table-cell office:value-type="float" office:value="67.1667">
            <text:p>67.1667</text:p>
          </table:table-cell>
          <table:table-cell office:value-type="float" office:value="69.3333">
            <text:p>69.3333</text:p>
          </table:table-cell>
          <table:table-cell office:value-type="float" office:value="70.1667">
            <text:p>70.1667</text:p>
          </table:table-cell>
          <table:table-cell office:value-type="float" office:value="84.1667">
            <text:p>84.1667</text:p>
          </table:table-cell>
          <table:table-cell office:value-type="float" office:value="84.6667">
            <text:p>84.6667</text:p>
          </table:table-cell>
          <table:table-cell office:value-type="float" office:value="82.1667">
            <text:p>82.1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6-24T17:00:00">
            <text:p>Sat Jun 24 17:00:00 2023</text:p>
          </table:table-cell>
          <table:table-cell office:value-type="float" office:value="44.8333">
            <text:p>44.8333</text:p>
          </table:table-cell>
          <table:table-cell office:value-type="float" office:value="51.0">
            <text:p>51.0</text:p>
          </table:table-cell>
          <table:table-cell office:value-type="float" office:value="67.1667">
            <text:p>67.1667</text:p>
          </table:table-cell>
          <table:table-cell office:value-type="float" office:value="69.3333">
            <text:p>69.3333</text:p>
          </table:table-cell>
          <table:table-cell office:value-type="float" office:value="70.1667">
            <text:p>70.1667</text:p>
          </table:table-cell>
          <table:table-cell office:value-type="float" office:value="84.1667">
            <text:p>84.1667</text:p>
          </table:table-cell>
          <table:table-cell office:value-type="float" office:value="84.6667">
            <text:p>84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6-25T13:00:00">
            <text:p>Sun Jun 25 13:00:00 2023</text:p>
          </table:table-cell>
          <table:table-cell office:value-type="float" office:value="82.8333">
            <text:p>82.8333</text:p>
          </table:table-cell>
          <table:table-cell office:value-type="float" office:value="85.0">
            <text:p>85.0</text:p>
          </table:table-cell>
          <table:table-cell office:value-type="float" office:value="77.1667">
            <text:p>77.1667</text:p>
          </table:table-cell>
          <table:table-cell office:value-type="float" office:value="72.0">
            <text:p>72.0</text:p>
          </table:table-cell>
          <table:table-cell office:value-type="float" office:value="69.3333">
            <text:p>69.3333</text:p>
          </table:table-cell>
          <table:table-cell office:value-type="float" office:value="67.5">
            <text:p>67.5</text:p>
          </table:table-cell>
          <table:table-cell office:value-type="float" office:value="65.1667">
            <text:p>65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6-25T14:00:00">
            <text:p>Sun Jun 25 14:00:00 2023</text:p>
          </table:table-cell>
          <table:table-cell office:value-type="float" office:value="78.6667">
            <text:p>78.6667</text:p>
          </table:table-cell>
          <table:table-cell office:value-type="float" office:value="82.8333">
            <text:p>82.8333</text:p>
          </table:table-cell>
          <table:table-cell office:value-type="float" office:value="85.0">
            <text:p>85.0</text:p>
          </table:table-cell>
          <table:table-cell office:value-type="float" office:value="77.1667">
            <text:p>77.1667</text:p>
          </table:table-cell>
          <table:table-cell office:value-type="float" office:value="72.0">
            <text:p>72.0</text:p>
          </table:table-cell>
          <table:table-cell office:value-type="float" office:value="69.3333">
            <text:p>69.3333</text:p>
          </table:table-cell>
          <table:table-cell office:value-type="float" office:value="67.5">
            <text:p>67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6-25T15:00:00">
            <text:p>Sun Jun 25 15:00:00 2023</text:p>
          </table:table-cell>
          <table:table-cell office:value-type="float" office:value="70.8333">
            <text:p>70.8333</text:p>
          </table:table-cell>
          <table:table-cell office:value-type="float" office:value="78.6667">
            <text:p>78.6667</text:p>
          </table:table-cell>
          <table:table-cell office:value-type="float" office:value="82.8333">
            <text:p>82.8333</text:p>
          </table:table-cell>
          <table:table-cell office:value-type="float" office:value="85.0">
            <text:p>85.0</text:p>
          </table:table-cell>
          <table:table-cell office:value-type="float" office:value="77.1667">
            <text:p>77.1667</text:p>
          </table:table-cell>
          <table:table-cell office:value-type="float" office:value="72.0">
            <text:p>72.0</text:p>
          </table:table-cell>
          <table:table-cell office:value-type="float" office:value="69.3333">
            <text:p>69.3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6-25T16:00:00">
            <text:p>Sun Jun 25 16:00:00 2023</text:p>
          </table:table-cell>
          <table:table-cell office:value-type="float" office:value="51.6667">
            <text:p>51.6667</text:p>
          </table:table-cell>
          <table:table-cell office:value-type="float" office:value="70.8333">
            <text:p>70.8333</text:p>
          </table:table-cell>
          <table:table-cell office:value-type="float" office:value="78.6667">
            <text:p>78.6667</text:p>
          </table:table-cell>
          <table:table-cell office:value-type="float" office:value="82.8333">
            <text:p>82.8333</text:p>
          </table:table-cell>
          <table:table-cell office:value-type="float" office:value="85.0">
            <text:p>85.0</text:p>
          </table:table-cell>
          <table:table-cell office:value-type="float" office:value="77.1667">
            <text:p>77.1667</text:p>
          </table:table-cell>
          <table:table-cell office:value-type="float" office:value="72.0">
            <text:p>72.0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6-25T17:00:00">
            <text:p>Sun Jun 25 17:00:00 2023</text:p>
          </table:table-cell>
          <table:table-cell office:value-type="float" office:value="44.5">
            <text:p>44.5</text:p>
          </table:table-cell>
          <table:table-cell office:value-type="float" office:value="51.6667">
            <text:p>51.6667</text:p>
          </table:table-cell>
          <table:table-cell office:value-type="float" office:value="70.8333">
            <text:p>70.8333</text:p>
          </table:table-cell>
          <table:table-cell office:value-type="float" office:value="78.6667">
            <text:p>78.6667</text:p>
          </table:table-cell>
          <table:table-cell office:value-type="float" office:value="82.8333">
            <text:p>82.8333</text:p>
          </table:table-cell>
          <table:table-cell office:value-type="float" office:value="85.0">
            <text:p>85.0</text:p>
          </table:table-cell>
          <table:table-cell office:value-type="float" office:value="77.1667">
            <text:p>77.1667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3-06-26T15:00:00">
            <text:p>Mon Jun 26 15:00:00 2023</text:p>
          </table:table-cell>
          <table:table-cell office:value-type="float" office:value="103.8333">
            <text:p>103.8333</text:p>
          </table:table-cell>
          <table:table-cell office:value-type="float" office:value="104.0">
            <text:p>104.0</text:p>
          </table:table-cell>
          <table:table-cell office:value-type="float" office:value="99.5">
            <text:p>99.5</text:p>
          </table:table-cell>
          <table:table-cell office:value-type="float" office:value="92.1667">
            <text:p>92.1667</text:p>
          </table:table-cell>
          <table:table-cell office:value-type="float" office:value="83.0">
            <text:p>83.0</text:p>
          </table:table-cell>
          <table:table-cell office:value-type="float" office:value="75.0">
            <text:p>75.0</text:p>
          </table:table-cell>
          <table:table-cell office:value-type="float" office:value="69.6667">
            <text:p>69.6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6-26T16:00:00">
            <text:p>Mon Jun 26 16:00:00 2023</text:p>
          </table:table-cell>
          <table:table-cell office:value-type="float" office:value="97.0">
            <text:p>97.0</text:p>
          </table:table-cell>
          <table:table-cell office:value-type="float" office:value="103.8333">
            <text:p>103.8333</text:p>
          </table:table-cell>
          <table:table-cell office:value-type="float" office:value="104.0">
            <text:p>104.0</text:p>
          </table:table-cell>
          <table:table-cell office:value-type="float" office:value="99.5">
            <text:p>99.5</text:p>
          </table:table-cell>
          <table:table-cell office:value-type="float" office:value="92.1667">
            <text:p>92.1667</text:p>
          </table:table-cell>
          <table:table-cell office:value-type="float" office:value="83.0">
            <text:p>83.0</text:p>
          </table:table-cell>
          <table:table-cell office:value-type="float" office:value="75.0">
            <text:p>75.0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6-26T17:00:00">
            <text:p>Mon Jun 26 17:00:00 2023</text:p>
          </table:table-cell>
          <table:table-cell office:value-type="float" office:value="81.1667">
            <text:p>81.1667</text:p>
          </table:table-cell>
          <table:table-cell office:value-type="float" office:value="97.0">
            <text:p>97.0</text:p>
          </table:table-cell>
          <table:table-cell office:value-type="float" office:value="103.8333">
            <text:p>103.8333</text:p>
          </table:table-cell>
          <table:table-cell office:value-type="float" office:value="104.0">
            <text:p>104.0</text:p>
          </table:table-cell>
          <table:table-cell office:value-type="float" office:value="99.5">
            <text:p>99.5</text:p>
          </table:table-cell>
          <table:table-cell office:value-type="float" office:value="92.1667">
            <text:p>92.1667</text:p>
          </table:table-cell>
          <table:table-cell office:value-type="float" office:value="83.0">
            <text:p>83.0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6-26T18:00:00">
            <text:p>Mon Jun 26 18:00:00 2023</text:p>
          </table:table-cell>
          <table:table-cell office:value-type="float" office:value="68.5">
            <text:p>68.5</text:p>
          </table:table-cell>
          <table:table-cell office:value-type="float" office:value="81.1667">
            <text:p>81.1667</text:p>
          </table:table-cell>
          <table:table-cell office:value-type="float" office:value="97.0">
            <text:p>97.0</text:p>
          </table:table-cell>
          <table:table-cell office:value-type="float" office:value="103.8333">
            <text:p>103.8333</text:p>
          </table:table-cell>
          <table:table-cell office:value-type="float" office:value="104.0">
            <text:p>104.0</text:p>
          </table:table-cell>
          <table:table-cell office:value-type="float" office:value="99.5">
            <text:p>99.5</text:p>
          </table:table-cell>
          <table:table-cell office:value-type="float" office:value="92.1667">
            <text:p>92.1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6-26T19:00:00">
            <text:p>Mon Jun 26 19:00:00 2023</text:p>
          </table:table-cell>
          <table:table-cell office:value-type="float" office:value="69.3333">
            <text:p>69.3333</text:p>
          </table:table-cell>
          <table:table-cell office:value-type="float" office:value="68.5">
            <text:p>68.5</text:p>
          </table:table-cell>
          <table:table-cell office:value-type="float" office:value="81.1667">
            <text:p>81.1667</text:p>
          </table:table-cell>
          <table:table-cell office:value-type="float" office:value="97.0">
            <text:p>97.0</text:p>
          </table:table-cell>
          <table:table-cell office:value-type="float" office:value="103.8333">
            <text:p>103.8333</text:p>
          </table:table-cell>
          <table:table-cell office:value-type="float" office:value="104.0">
            <text:p>104.0</text:p>
          </table:table-cell>
          <table:table-cell office:value-type="float" office:value="99.5">
            <text:p>99.5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6-26T20:00:00">
            <text:p>Mon Jun 26 20:00:00 2023</text:p>
          </table:table-cell>
          <table:table-cell office:value-type="float" office:value="71.1667">
            <text:p>71.1667</text:p>
          </table:table-cell>
          <table:table-cell office:value-type="float" office:value="69.3333">
            <text:p>69.3333</text:p>
          </table:table-cell>
          <table:table-cell office:value-type="float" office:value="68.5">
            <text:p>68.5</text:p>
          </table:table-cell>
          <table:table-cell office:value-type="float" office:value="81.1667">
            <text:p>81.1667</text:p>
          </table:table-cell>
          <table:table-cell office:value-type="float" office:value="97.0">
            <text:p>97.0</text:p>
          </table:table-cell>
          <table:table-cell office:value-type="float" office:value="103.8333">
            <text:p>103.8333</text:p>
          </table:table-cell>
          <table:table-cell office:value-type="float" office:value="104.0">
            <text:p>104.0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6-27T13:00:00">
            <text:p>Tue Jun 27 13:00:00 2023</text:p>
          </table:table-cell>
          <table:table-cell office:value-type="float" office:value="91.3333">
            <text:p>91.3333</text:p>
          </table:table-cell>
          <table:table-cell office:value-type="float" office:value="88.1667">
            <text:p>88.1667</text:p>
          </table:table-cell>
          <table:table-cell office:value-type="float" office:value="88.5">
            <text:p>88.5</text:p>
          </table:table-cell>
          <table:table-cell office:value-type="float" office:value="80.3333">
            <text:p>80.3333</text:p>
          </table:table-cell>
          <table:table-cell office:value-type="float" office:value="83.6667">
            <text:p>83.6667</text:p>
          </table:table-cell>
          <table:table-cell office:value-type="float" office:value="90.0">
            <text:p>90.0</text:p>
          </table:table-cell>
          <table:table-cell office:value-type="float" office:value="72.3333">
            <text:p>72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6-27T14:00:00">
            <text:p>Tue Jun 27 14:00:00 2023</text:p>
          </table:table-cell>
          <table:table-cell office:value-type="float" office:value="87.6667">
            <text:p>87.6667</text:p>
          </table:table-cell>
          <table:table-cell office:value-type="float" office:value="91.3333">
            <text:p>91.3333</text:p>
          </table:table-cell>
          <table:table-cell office:value-type="float" office:value="88.1667">
            <text:p>88.1667</text:p>
          </table:table-cell>
          <table:table-cell office:value-type="float" office:value="88.5">
            <text:p>88.5</text:p>
          </table:table-cell>
          <table:table-cell office:value-type="float" office:value="80.3333">
            <text:p>80.3333</text:p>
          </table:table-cell>
          <table:table-cell office:value-type="float" office:value="83.6667">
            <text:p>83.6667</text:p>
          </table:table-cell>
          <table:table-cell office:value-type="float" office:value="90.0">
            <text:p>90.0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6-27T15:00:00">
            <text:p>Tue Jun 27 15:00:00 2023</text:p>
          </table:table-cell>
          <table:table-cell office:value-type="float" office:value="81.3333">
            <text:p>81.3333</text:p>
          </table:table-cell>
          <table:table-cell office:value-type="float" office:value="87.6667">
            <text:p>87.6667</text:p>
          </table:table-cell>
          <table:table-cell office:value-type="float" office:value="91.3333">
            <text:p>91.3333</text:p>
          </table:table-cell>
          <table:table-cell office:value-type="float" office:value="88.1667">
            <text:p>88.1667</text:p>
          </table:table-cell>
          <table:table-cell office:value-type="float" office:value="88.5">
            <text:p>88.5</text:p>
          </table:table-cell>
          <table:table-cell office:value-type="float" office:value="80.3333">
            <text:p>80.3333</text:p>
          </table:table-cell>
          <table:table-cell office:value-type="float" office:value="83.6667">
            <text:p>83.6667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3-06-27T16:00:00">
            <text:p>Tue Jun 27 16:00:00 2023</text:p>
          </table:table-cell>
          <table:table-cell office:value-type="float" office:value="75.1667">
            <text:p>75.1667</text:p>
          </table:table-cell>
          <table:table-cell office:value-type="float" office:value="81.3333">
            <text:p>81.3333</text:p>
          </table:table-cell>
          <table:table-cell office:value-type="float" office:value="87.6667">
            <text:p>87.6667</text:p>
          </table:table-cell>
          <table:table-cell office:value-type="float" office:value="91.3333">
            <text:p>91.3333</text:p>
          </table:table-cell>
          <table:table-cell office:value-type="float" office:value="88.1667">
            <text:p>88.1667</text:p>
          </table:table-cell>
          <table:table-cell office:value-type="float" office:value="88.5">
            <text:p>88.5</text:p>
          </table:table-cell>
          <table:table-cell office:value-type="float" office:value="80.3333">
            <text:p>80.3333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3-06-27T17:00:00">
            <text:p>Tue Jun 27 17:00:00 2023</text:p>
          </table:table-cell>
          <table:table-cell office:value-type="float" office:value="64.5">
            <text:p>64.5</text:p>
          </table:table-cell>
          <table:table-cell office:value-type="float" office:value="75.1667">
            <text:p>75.1667</text:p>
          </table:table-cell>
          <table:table-cell office:value-type="float" office:value="81.3333">
            <text:p>81.3333</text:p>
          </table:table-cell>
          <table:table-cell office:value-type="float" office:value="87.6667">
            <text:p>87.6667</text:p>
          </table:table-cell>
          <table:table-cell office:value-type="float" office:value="91.3333">
            <text:p>91.3333</text:p>
          </table:table-cell>
          <table:table-cell office:value-type="float" office:value="88.1667">
            <text:p>88.1667</text:p>
          </table:table-cell>
          <table:table-cell office:value-type="float" office:value="88.5">
            <text:p>88.5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23-06-27T18:00:00">
            <text:p>Tue Jun 27 18:00:00 2023</text:p>
          </table:table-cell>
          <table:table-cell office:value-type="float" office:value="56.3333">
            <text:p>56.3333</text:p>
          </table:table-cell>
          <table:table-cell office:value-type="float" office:value="64.5">
            <text:p>64.5</text:p>
          </table:table-cell>
          <table:table-cell office:value-type="float" office:value="75.1667">
            <text:p>75.1667</text:p>
          </table:table-cell>
          <table:table-cell office:value-type="float" office:value="81.3333">
            <text:p>81.3333</text:p>
          </table:table-cell>
          <table:table-cell office:value-type="float" office:value="87.6667">
            <text:p>87.6667</text:p>
          </table:table-cell>
          <table:table-cell office:value-type="float" office:value="91.3333">
            <text:p>91.3333</text:p>
          </table:table-cell>
          <table:table-cell office:value-type="float" office:value="88.1667">
            <text:p>88.1667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6-28T13:00:00">
            <text:p>Wed Jun 28 13:00:00 2023</text:p>
          </table:table-cell>
          <table:table-cell office:value-type="float" office:value="90.0">
            <text:p>90.0</text:p>
          </table:table-cell>
          <table:table-cell office:value-type="float" office:value="92.6667">
            <text:p>92.6667</text:p>
          </table:table-cell>
          <table:table-cell office:value-type="float" office:value="113.0">
            <text:p>113.0</text:p>
          </table:table-cell>
          <table:table-cell office:value-type="float" office:value="106.1667">
            <text:p>106.1667</text:p>
          </table:table-cell>
          <table:table-cell office:value-type="float" office:value="94.0">
            <text:p>94.0</text:p>
          </table:table-cell>
          <table:table-cell office:value-type="float" office:value="85.3333">
            <text:p>85.3333</text:p>
          </table:table-cell>
          <table:table-cell office:value-type="float" office:value="75.1667">
            <text:p>75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6-28T14:00:00">
            <text:p>Wed Jun 28 14:00:00 2023</text:p>
          </table:table-cell>
          <table:table-cell office:value-type="float" office:value="97.6667">
            <text:p>97.6667</text:p>
          </table:table-cell>
          <table:table-cell office:value-type="float" office:value="90.0">
            <text:p>90.0</text:p>
          </table:table-cell>
          <table:table-cell office:value-type="float" office:value="92.6667">
            <text:p>92.6667</text:p>
          </table:table-cell>
          <table:table-cell office:value-type="float" office:value="113.0">
            <text:p>113.0</text:p>
          </table:table-cell>
          <table:table-cell office:value-type="float" office:value="106.1667">
            <text:p>106.1667</text:p>
          </table:table-cell>
          <table:table-cell office:value-type="float" office:value="94.0">
            <text:p>94.0</text:p>
          </table:table-cell>
          <table:table-cell office:value-type="float" office:value="85.3333">
            <text:p>85.3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6-28T15:00:00">
            <text:p>Wed Jun 28 15:00:00 2023</text:p>
          </table:table-cell>
          <table:table-cell office:value-type="float" office:value="87.5">
            <text:p>87.5</text:p>
          </table:table-cell>
          <table:table-cell office:value-type="float" office:value="97.6667">
            <text:p>97.6667</text:p>
          </table:table-cell>
          <table:table-cell office:value-type="float" office:value="90.0">
            <text:p>90.0</text:p>
          </table:table-cell>
          <table:table-cell office:value-type="float" office:value="92.6667">
            <text:p>92.6667</text:p>
          </table:table-cell>
          <table:table-cell office:value-type="float" office:value="113.0">
            <text:p>113.0</text:p>
          </table:table-cell>
          <table:table-cell office:value-type="float" office:value="106.1667">
            <text:p>106.1667</text:p>
          </table:table-cell>
          <table:table-cell office:value-type="float" office:value="94.0">
            <text:p>94.0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6-28T16:00:00">
            <text:p>Wed Jun 28 16:00:00 2023</text:p>
          </table:table-cell>
          <table:table-cell office:value-type="float" office:value="82.0">
            <text:p>82.0</text:p>
          </table:table-cell>
          <table:table-cell office:value-type="float" office:value="87.5">
            <text:p>87.5</text:p>
          </table:table-cell>
          <table:table-cell office:value-type="float" office:value="97.6667">
            <text:p>97.6667</text:p>
          </table:table-cell>
          <table:table-cell office:value-type="float" office:value="90.0">
            <text:p>90.0</text:p>
          </table:table-cell>
          <table:table-cell office:value-type="float" office:value="92.6667">
            <text:p>92.6667</text:p>
          </table:table-cell>
          <table:table-cell office:value-type="float" office:value="113.0">
            <text:p>113.0</text:p>
          </table:table-cell>
          <table:table-cell office:value-type="float" office:value="106.1667">
            <text:p>106.1667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3-06-28T17:00:00">
            <text:p>Wed Jun 28 17:00:00 2023</text:p>
          </table:table-cell>
          <table:table-cell office:value-type="float" office:value="65.5">
            <text:p>65.5</text:p>
          </table:table-cell>
          <table:table-cell office:value-type="float" office:value="82.0">
            <text:p>82.0</text:p>
          </table:table-cell>
          <table:table-cell office:value-type="float" office:value="87.5">
            <text:p>87.5</text:p>
          </table:table-cell>
          <table:table-cell office:value-type="float" office:value="97.6667">
            <text:p>97.6667</text:p>
          </table:table-cell>
          <table:table-cell office:value-type="float" office:value="90.0">
            <text:p>90.0</text:p>
          </table:table-cell>
          <table:table-cell office:value-type="float" office:value="92.6667">
            <text:p>92.6667</text:p>
          </table:table-cell>
          <table:table-cell office:value-type="float" office:value="113.0">
            <text:p>113.0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3-06-28T18:00:00">
            <text:p>Wed Jun 28 18:00:00 2023</text:p>
          </table:table-cell>
          <table:table-cell office:value-type="float" office:value="38.3333">
            <text:p>38.3333</text:p>
          </table:table-cell>
          <table:table-cell office:value-type="float" office:value="65.5">
            <text:p>65.5</text:p>
          </table:table-cell>
          <table:table-cell office:value-type="float" office:value="82.0">
            <text:p>82.0</text:p>
          </table:table-cell>
          <table:table-cell office:value-type="float" office:value="87.5">
            <text:p>87.5</text:p>
          </table:table-cell>
          <table:table-cell office:value-type="float" office:value="97.6667">
            <text:p>97.6667</text:p>
          </table:table-cell>
          <table:table-cell office:value-type="float" office:value="90.0">
            <text:p>90.0</text:p>
          </table:table-cell>
          <table:table-cell office:value-type="float" office:value="92.6667">
            <text:p>92.6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6-29T13:00:00">
            <text:p>Thu Jun 29 13:00:00 2023</text:p>
          </table:table-cell>
          <table:table-cell office:value-type="float" office:value="88.1667">
            <text:p>88.1667</text:p>
          </table:table-cell>
          <table:table-cell office:value-type="float" office:value="88.1667">
            <text:p>88.1667</text:p>
          </table:table-cell>
          <table:table-cell office:value-type="float" office:value="90.3333">
            <text:p>90.3333</text:p>
          </table:table-cell>
          <table:table-cell office:value-type="float" office:value="90.1667">
            <text:p>90.1667</text:p>
          </table:table-cell>
          <table:table-cell office:value-type="float" office:value="87.0">
            <text:p>87.0</text:p>
          </table:table-cell>
          <table:table-cell office:value-type="float" office:value="79.3333">
            <text:p>79.3333</text:p>
          </table:table-cell>
          <table:table-cell office:value-type="float" office:value="62.6667">
            <text:p>62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6-29T14:00:00">
            <text:p>Thu Jun 29 14:00:00 2023</text:p>
          </table:table-cell>
          <table:table-cell office:value-type="float" office:value="83.5">
            <text:p>83.5</text:p>
          </table:table-cell>
          <table:table-cell office:value-type="float" office:value="88.1667">
            <text:p>88.1667</text:p>
          </table:table-cell>
          <table:table-cell office:value-type="float" office:value="88.1667">
            <text:p>88.1667</text:p>
          </table:table-cell>
          <table:table-cell office:value-type="float" office:value="90.3333">
            <text:p>90.3333</text:p>
          </table:table-cell>
          <table:table-cell office:value-type="float" office:value="90.1667">
            <text:p>90.1667</text:p>
          </table:table-cell>
          <table:table-cell office:value-type="float" office:value="87.0">
            <text:p>87.0</text:p>
          </table:table-cell>
          <table:table-cell office:value-type="float" office:value="79.3333">
            <text:p>79.3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6-29T15:00:00">
            <text:p>Thu Jun 29 15:00:00 2023</text:p>
          </table:table-cell>
          <table:table-cell office:value-type="float" office:value="76.5">
            <text:p>76.5</text:p>
          </table:table-cell>
          <table:table-cell office:value-type="float" office:value="83.5">
            <text:p>83.5</text:p>
          </table:table-cell>
          <table:table-cell office:value-type="float" office:value="88.1667">
            <text:p>88.1667</text:p>
          </table:table-cell>
          <table:table-cell office:value-type="float" office:value="88.1667">
            <text:p>88.1667</text:p>
          </table:table-cell>
          <table:table-cell office:value-type="float" office:value="90.3333">
            <text:p>90.3333</text:p>
          </table:table-cell>
          <table:table-cell office:value-type="float" office:value="90.1667">
            <text:p>90.1667</text:p>
          </table:table-cell>
          <table:table-cell office:value-type="float" office:value="87.0">
            <text:p>87.0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6-29T16:00:00">
            <text:p>Thu Jun 29 16:00:00 2023</text:p>
          </table:table-cell>
          <table:table-cell office:value-type="float" office:value="75.6667">
            <text:p>75.6667</text:p>
          </table:table-cell>
          <table:table-cell office:value-type="float" office:value="76.5">
            <text:p>76.5</text:p>
          </table:table-cell>
          <table:table-cell office:value-type="float" office:value="83.5">
            <text:p>83.5</text:p>
          </table:table-cell>
          <table:table-cell office:value-type="float" office:value="88.1667">
            <text:p>88.1667</text:p>
          </table:table-cell>
          <table:table-cell office:value-type="float" office:value="88.1667">
            <text:p>88.1667</text:p>
          </table:table-cell>
          <table:table-cell office:value-type="float" office:value="90.3333">
            <text:p>90.3333</text:p>
          </table:table-cell>
          <table:table-cell office:value-type="float" office:value="90.1667">
            <text:p>90.1667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6-29T17:00:00">
            <text:p>Thu Jun 29 17:00:00 2023</text:p>
          </table:table-cell>
          <table:table-cell office:value-type="float" office:value="63.5">
            <text:p>63.5</text:p>
          </table:table-cell>
          <table:table-cell office:value-type="float" office:value="75.6667">
            <text:p>75.6667</text:p>
          </table:table-cell>
          <table:table-cell office:value-type="float" office:value="76.5">
            <text:p>76.5</text:p>
          </table:table-cell>
          <table:table-cell office:value-type="float" office:value="83.5">
            <text:p>83.5</text:p>
          </table:table-cell>
          <table:table-cell office:value-type="float" office:value="88.1667">
            <text:p>88.1667</text:p>
          </table:table-cell>
          <table:table-cell office:value-type="float" office:value="88.1667">
            <text:p>88.1667</text:p>
          </table:table-cell>
          <table:table-cell office:value-type="float" office:value="90.3333">
            <text:p>90.3333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3-06-30T13:00:00">
            <text:p>Fri Jun 30 13:00:00 2023</text:p>
          </table:table-cell>
          <table:table-cell office:value-type="float" office:value="87.6667">
            <text:p>87.6667</text:p>
          </table:table-cell>
          <table:table-cell office:value-type="float" office:value="107.8333">
            <text:p>107.8333</text:p>
          </table:table-cell>
          <table:table-cell office:value-type="float" office:value="103.3333">
            <text:p>103.3333</text:p>
          </table:table-cell>
          <table:table-cell office:value-type="float" office:value="96.5">
            <text:p>96.5</text:p>
          </table:table-cell>
          <table:table-cell office:value-type="float" office:value="89.0">
            <text:p>89.0</text:p>
          </table:table-cell>
          <table:table-cell office:value-type="float" office:value="89.5">
            <text:p>89.5</text:p>
          </table:table-cell>
          <table:table-cell office:value-type="float" office:value="79.8333">
            <text:p>79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6-30T14:00:00">
            <text:p>Fri Jun 30 14:00:00 2023</text:p>
          </table:table-cell>
          <table:table-cell office:value-type="float" office:value="83.5">
            <text:p>83.5</text:p>
          </table:table-cell>
          <table:table-cell office:value-type="float" office:value="87.6667">
            <text:p>87.6667</text:p>
          </table:table-cell>
          <table:table-cell office:value-type="float" office:value="107.8333">
            <text:p>107.8333</text:p>
          </table:table-cell>
          <table:table-cell office:value-type="float" office:value="103.3333">
            <text:p>103.3333</text:p>
          </table:table-cell>
          <table:table-cell office:value-type="float" office:value="96.5">
            <text:p>96.5</text:p>
          </table:table-cell>
          <table:table-cell office:value-type="float" office:value="89.0">
            <text:p>89.0</text:p>
          </table:table-cell>
          <table:table-cell office:value-type="float" office:value="89.5">
            <text:p>89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6-30T15:00:00">
            <text:p>Fri Jun 30 15:00:00 2023</text:p>
          </table:table-cell>
          <table:table-cell office:value-type="float" office:value="80.5">
            <text:p>80.5</text:p>
          </table:table-cell>
          <table:table-cell office:value-type="float" office:value="83.5">
            <text:p>83.5</text:p>
          </table:table-cell>
          <table:table-cell office:value-type="float" office:value="87.6667">
            <text:p>87.6667</text:p>
          </table:table-cell>
          <table:table-cell office:value-type="float" office:value="107.8333">
            <text:p>107.8333</text:p>
          </table:table-cell>
          <table:table-cell office:value-type="float" office:value="103.3333">
            <text:p>103.3333</text:p>
          </table:table-cell>
          <table:table-cell office:value-type="float" office:value="96.5">
            <text:p>96.5</text:p>
          </table:table-cell>
          <table:table-cell office:value-type="float" office:value="89.0">
            <text:p>89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6-30T16:00:00">
            <text:p>Fri Jun 30 16:00:00 2023</text:p>
          </table:table-cell>
          <table:table-cell office:value-type="float" office:value="78.1667">
            <text:p>78.1667</text:p>
          </table:table-cell>
          <table:table-cell office:value-type="float" office:value="80.5">
            <text:p>80.5</text:p>
          </table:table-cell>
          <table:table-cell office:value-type="float" office:value="83.5">
            <text:p>83.5</text:p>
          </table:table-cell>
          <table:table-cell office:value-type="float" office:value="87.6667">
            <text:p>87.6667</text:p>
          </table:table-cell>
          <table:table-cell office:value-type="float" office:value="107.8333">
            <text:p>107.8333</text:p>
          </table:table-cell>
          <table:table-cell office:value-type="float" office:value="103.3333">
            <text:p>103.3333</text:p>
          </table:table-cell>
          <table:table-cell office:value-type="float" office:value="96.5">
            <text:p>96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6-30T17:00:00">
            <text:p>Fri Jun 30 17:00:00 2023</text:p>
          </table:table-cell>
          <table:table-cell office:value-type="float" office:value="68.6667">
            <text:p>68.6667</text:p>
          </table:table-cell>
          <table:table-cell office:value-type="float" office:value="78.1667">
            <text:p>78.1667</text:p>
          </table:table-cell>
          <table:table-cell office:value-type="float" office:value="80.5">
            <text:p>80.5</text:p>
          </table:table-cell>
          <table:table-cell office:value-type="float" office:value="83.5">
            <text:p>83.5</text:p>
          </table:table-cell>
          <table:table-cell office:value-type="float" office:value="87.6667">
            <text:p>87.6667</text:p>
          </table:table-cell>
          <table:table-cell office:value-type="float" office:value="107.8333">
            <text:p>107.8333</text:p>
          </table:table-cell>
          <table:table-cell office:value-type="float" office:value="103.3333">
            <text:p>103.3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6-30T18:00:00">
            <text:p>Fri Jun 30 18:00:00 2023</text:p>
          </table:table-cell>
          <table:table-cell office:value-type="float" office:value="62.1667">
            <text:p>62.1667</text:p>
          </table:table-cell>
          <table:table-cell office:value-type="float" office:value="68.6667">
            <text:p>68.6667</text:p>
          </table:table-cell>
          <table:table-cell office:value-type="float" office:value="78.1667">
            <text:p>78.1667</text:p>
          </table:table-cell>
          <table:table-cell office:value-type="float" office:value="80.5">
            <text:p>80.5</text:p>
          </table:table-cell>
          <table:table-cell office:value-type="float" office:value="83.5">
            <text:p>83.5</text:p>
          </table:table-cell>
          <table:table-cell office:value-type="float" office:value="87.6667">
            <text:p>87.6667</text:p>
          </table:table-cell>
          <table:table-cell office:value-type="float" office:value="107.8333">
            <text:p>107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7-01T13:00:00">
            <text:p>Sat Jul  1 13:00:00 2023</text:p>
          </table:table-cell>
          <table:table-cell office:value-type="float" office:value="83.6667">
            <text:p>83.6667</text:p>
          </table:table-cell>
          <table:table-cell office:value-type="float" office:value="83.8333">
            <text:p>83.8333</text:p>
          </table:table-cell>
          <table:table-cell office:value-type="float" office:value="84.6667">
            <text:p>84.6667</text:p>
          </table:table-cell>
          <table:table-cell office:value-type="float" office:value="77.3333">
            <text:p>77.3333</text:p>
          </table:table-cell>
          <table:table-cell office:value-type="float" office:value="74.5">
            <text:p>74.5</text:p>
          </table:table-cell>
          <table:table-cell office:value-type="float" office:value="67.1667">
            <text:p>67.1667</text:p>
          </table:table-cell>
          <table:table-cell office:value-type="float" office:value="58.1667">
            <text:p>58.1667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7-01T14:00:00">
            <text:p>Sat Jul  1 14:00:00 2023</text:p>
          </table:table-cell>
          <table:table-cell office:value-type="float" office:value="81.0">
            <text:p>81.0</text:p>
          </table:table-cell>
          <table:table-cell office:value-type="float" office:value="83.6667">
            <text:p>83.6667</text:p>
          </table:table-cell>
          <table:table-cell office:value-type="float" office:value="83.8333">
            <text:p>83.8333</text:p>
          </table:table-cell>
          <table:table-cell office:value-type="float" office:value="84.6667">
            <text:p>84.6667</text:p>
          </table:table-cell>
          <table:table-cell office:value-type="float" office:value="77.3333">
            <text:p>77.3333</text:p>
          </table:table-cell>
          <table:table-cell office:value-type="float" office:value="74.5">
            <text:p>74.5</text:p>
          </table:table-cell>
          <table:table-cell office:value-type="float" office:value="67.1667">
            <text:p>67.1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7-01T15:00:00">
            <text:p>Sat Jul  1 15:00:00 2023</text:p>
          </table:table-cell>
          <table:table-cell office:value-type="float" office:value="75.6667">
            <text:p>75.6667</text:p>
          </table:table-cell>
          <table:table-cell office:value-type="float" office:value="81.0">
            <text:p>81.0</text:p>
          </table:table-cell>
          <table:table-cell office:value-type="float" office:value="83.6667">
            <text:p>83.6667</text:p>
          </table:table-cell>
          <table:table-cell office:value-type="float" office:value="83.8333">
            <text:p>83.8333</text:p>
          </table:table-cell>
          <table:table-cell office:value-type="float" office:value="84.6667">
            <text:p>84.6667</text:p>
          </table:table-cell>
          <table:table-cell office:value-type="float" office:value="77.3333">
            <text:p>77.3333</text:p>
          </table:table-cell>
          <table:table-cell office:value-type="float" office:value="74.5">
            <text:p>74.5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3-07-01T16:00:00">
            <text:p>Sat Jul  1 16:00:00 2023</text:p>
          </table:table-cell>
          <table:table-cell office:value-type="float" office:value="67.5">
            <text:p>67.5</text:p>
          </table:table-cell>
          <table:table-cell office:value-type="float" office:value="75.6667">
            <text:p>75.6667</text:p>
          </table:table-cell>
          <table:table-cell office:value-type="float" office:value="81.0">
            <text:p>81.0</text:p>
          </table:table-cell>
          <table:table-cell office:value-type="float" office:value="83.6667">
            <text:p>83.6667</text:p>
          </table:table-cell>
          <table:table-cell office:value-type="float" office:value="83.8333">
            <text:p>83.8333</text:p>
          </table:table-cell>
          <table:table-cell office:value-type="float" office:value="84.6667">
            <text:p>84.6667</text:p>
          </table:table-cell>
          <table:table-cell office:value-type="float" office:value="77.3333">
            <text:p>77.3333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3-07-01T17:00:00">
            <text:p>Sat Jul  1 17:00:00 2023</text:p>
          </table:table-cell>
          <table:table-cell office:value-type="float" office:value="63.3333">
            <text:p>63.3333</text:p>
          </table:table-cell>
          <table:table-cell office:value-type="float" office:value="67.5">
            <text:p>67.5</text:p>
          </table:table-cell>
          <table:table-cell office:value-type="float" office:value="75.6667">
            <text:p>75.6667</text:p>
          </table:table-cell>
          <table:table-cell office:value-type="float" office:value="81.0">
            <text:p>81.0</text:p>
          </table:table-cell>
          <table:table-cell office:value-type="float" office:value="83.6667">
            <text:p>83.6667</text:p>
          </table:table-cell>
          <table:table-cell office:value-type="float" office:value="83.8333">
            <text:p>83.8333</text:p>
          </table:table-cell>
          <table:table-cell office:value-type="float" office:value="84.6667">
            <text:p>84.6667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3-07-02T12:00:00">
            <text:p>Sun Jul  2 12:00:00 2023</text:p>
          </table:table-cell>
          <table:table-cell office:value-type="float" office:value="101.6667">
            <text:p>101.6667</text:p>
          </table:table-cell>
          <table:table-cell office:value-type="float" office:value="98.6667">
            <text:p>98.6667</text:p>
          </table:table-cell>
          <table:table-cell office:value-type="float" office:value="100.1667">
            <text:p>100.1667</text:p>
          </table:table-cell>
          <table:table-cell office:value-type="float" office:value="96.6667">
            <text:p>96.6667</text:p>
          </table:table-cell>
          <table:table-cell office:value-type="float" office:value="93.1667">
            <text:p>93.1667</text:p>
          </table:table-cell>
          <table:table-cell office:value-type="float" office:value="88.6667">
            <text:p>88.6667</text:p>
          </table:table-cell>
          <table:table-cell office:value-type="float" office:value="85.0">
            <text:p>85.0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7-02T13:00:00">
            <text:p>Sun Jul  2 13:00:00 2023</text:p>
          </table:table-cell>
          <table:table-cell office:value-type="float" office:value="108.3333">
            <text:p>108.3333</text:p>
          </table:table-cell>
          <table:table-cell office:value-type="float" office:value="101.6667">
            <text:p>101.6667</text:p>
          </table:table-cell>
          <table:table-cell office:value-type="float" office:value="98.6667">
            <text:p>98.6667</text:p>
          </table:table-cell>
          <table:table-cell office:value-type="float" office:value="100.1667">
            <text:p>100.1667</text:p>
          </table:table-cell>
          <table:table-cell office:value-type="float" office:value="96.6667">
            <text:p>96.6667</text:p>
          </table:table-cell>
          <table:table-cell office:value-type="float" office:value="93.1667">
            <text:p>93.1667</text:p>
          </table:table-cell>
          <table:table-cell office:value-type="float" office:value="88.6667">
            <text:p>88.6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7-02T14:00:00">
            <text:p>Sun Jul  2 14:00:00 2023</text:p>
          </table:table-cell>
          <table:table-cell office:value-type="float" office:value="105.8333">
            <text:p>105.8333</text:p>
          </table:table-cell>
          <table:table-cell office:value-type="float" office:value="108.3333">
            <text:p>108.3333</text:p>
          </table:table-cell>
          <table:table-cell office:value-type="float" office:value="101.6667">
            <text:p>101.6667</text:p>
          </table:table-cell>
          <table:table-cell office:value-type="float" office:value="98.6667">
            <text:p>98.6667</text:p>
          </table:table-cell>
          <table:table-cell office:value-type="float" office:value="100.1667">
            <text:p>100.1667</text:p>
          </table:table-cell>
          <table:table-cell office:value-type="float" office:value="96.6667">
            <text:p>96.6667</text:p>
          </table:table-cell>
          <table:table-cell office:value-type="float" office:value="93.1667">
            <text:p>93.1667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3-07-02T15:00:00">
            <text:p>Sun Jul  2 15:00:00 2023</text:p>
          </table:table-cell>
          <table:table-cell office:value-type="float" office:value="96.1667">
            <text:p>96.1667</text:p>
          </table:table-cell>
          <table:table-cell office:value-type="float" office:value="105.8333">
            <text:p>105.8333</text:p>
          </table:table-cell>
          <table:table-cell office:value-type="float" office:value="108.3333">
            <text:p>108.3333</text:p>
          </table:table-cell>
          <table:table-cell office:value-type="float" office:value="101.6667">
            <text:p>101.6667</text:p>
          </table:table-cell>
          <table:table-cell office:value-type="float" office:value="98.6667">
            <text:p>98.6667</text:p>
          </table:table-cell>
          <table:table-cell office:value-type="float" office:value="100.1667">
            <text:p>100.1667</text:p>
          </table:table-cell>
          <table:table-cell office:value-type="float" office:value="96.6667">
            <text:p>96.6667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3-07-02T16:00:00">
            <text:p>Sun Jul  2 16:00:00 2023</text:p>
          </table:table-cell>
          <table:table-cell office:value-type="float" office:value="85.3333">
            <text:p>85.3333</text:p>
          </table:table-cell>
          <table:table-cell office:value-type="float" office:value="96.1667">
            <text:p>96.1667</text:p>
          </table:table-cell>
          <table:table-cell office:value-type="float" office:value="105.8333">
            <text:p>105.8333</text:p>
          </table:table-cell>
          <table:table-cell office:value-type="float" office:value="108.3333">
            <text:p>108.3333</text:p>
          </table:table-cell>
          <table:table-cell office:value-type="float" office:value="101.6667">
            <text:p>101.6667</text:p>
          </table:table-cell>
          <table:table-cell office:value-type="float" office:value="98.6667">
            <text:p>98.6667</text:p>
          </table:table-cell>
          <table:table-cell office:value-type="float" office:value="100.1667">
            <text:p>100.1667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3-07-02T17:00:00">
            <text:p>Sun Jul  2 17:00:00 2023</text:p>
          </table:table-cell>
          <table:table-cell office:value-type="float" office:value="71.8333">
            <text:p>71.8333</text:p>
          </table:table-cell>
          <table:table-cell office:value-type="float" office:value="85.3333">
            <text:p>85.3333</text:p>
          </table:table-cell>
          <table:table-cell office:value-type="float" office:value="96.1667">
            <text:p>96.1667</text:p>
          </table:table-cell>
          <table:table-cell office:value-type="float" office:value="105.8333">
            <text:p>105.8333</text:p>
          </table:table-cell>
          <table:table-cell office:value-type="float" office:value="108.3333">
            <text:p>108.3333</text:p>
          </table:table-cell>
          <table:table-cell office:value-type="float" office:value="101.6667">
            <text:p>101.6667</text:p>
          </table:table-cell>
          <table:table-cell office:value-type="float" office:value="98.6667">
            <text:p>98.6667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3-07-02T18:00:00">
            <text:p>Sun Jul  2 18:00:00 2023</text:p>
          </table:table-cell>
          <table:table-cell office:value-type="float" office:value="63.8333">
            <text:p>63.8333</text:p>
          </table:table-cell>
          <table:table-cell office:value-type="float" office:value="71.8333">
            <text:p>71.8333</text:p>
          </table:table-cell>
          <table:table-cell office:value-type="float" office:value="85.3333">
            <text:p>85.3333</text:p>
          </table:table-cell>
          <table:table-cell office:value-type="float" office:value="96.1667">
            <text:p>96.1667</text:p>
          </table:table-cell>
          <table:table-cell office:value-type="float" office:value="105.8333">
            <text:p>105.8333</text:p>
          </table:table-cell>
          <table:table-cell office:value-type="float" office:value="108.3333">
            <text:p>108.3333</text:p>
          </table:table-cell>
          <table:table-cell office:value-type="float" office:value="101.6667">
            <text:p>101.6667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3-07-03T12:00:00">
            <text:p>Mon Jul  3 12:00:00 2023</text:p>
          </table:table-cell>
          <table:table-cell office:value-type="float" office:value="93.8333">
            <text:p>93.8333</text:p>
          </table:table-cell>
          <table:table-cell office:value-type="float" office:value="91.6667">
            <text:p>91.6667</text:p>
          </table:table-cell>
          <table:table-cell office:value-type="float" office:value="93.6667">
            <text:p>93.6667</text:p>
          </table:table-cell>
          <table:table-cell office:value-type="float" office:value="97.8333">
            <text:p>97.8333</text:p>
          </table:table-cell>
          <table:table-cell office:value-type="float" office:value="95.5">
            <text:p>95.5</text:p>
          </table:table-cell>
          <table:table-cell office:value-type="float" office:value="86.6667">
            <text:p>86.6667</text:p>
          </table:table-cell>
          <table:table-cell office:value-type="float" office:value="75.3333">
            <text:p>75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7-03T13:00:00">
            <text:p>Mon Jul  3 13:00:00 2023</text:p>
          </table:table-cell>
          <table:table-cell office:value-type="float" office:value="89.3333">
            <text:p>89.3333</text:p>
          </table:table-cell>
          <table:table-cell office:value-type="float" office:value="93.8333">
            <text:p>93.8333</text:p>
          </table:table-cell>
          <table:table-cell office:value-type="float" office:value="91.6667">
            <text:p>91.6667</text:p>
          </table:table-cell>
          <table:table-cell office:value-type="float" office:value="93.6667">
            <text:p>93.6667</text:p>
          </table:table-cell>
          <table:table-cell office:value-type="float" office:value="97.8333">
            <text:p>97.8333</text:p>
          </table:table-cell>
          <table:table-cell office:value-type="float" office:value="95.5">
            <text:p>95.5</text:p>
          </table:table-cell>
          <table:table-cell office:value-type="float" office:value="86.6667">
            <text:p>86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7-03T14:00:00">
            <text:p>Mon Jul  3 14:00:00 2023</text:p>
          </table:table-cell>
          <table:table-cell office:value-type="float" office:value="81.8333">
            <text:p>81.8333</text:p>
          </table:table-cell>
          <table:table-cell office:value-type="float" office:value="89.3333">
            <text:p>89.3333</text:p>
          </table:table-cell>
          <table:table-cell office:value-type="float" office:value="93.8333">
            <text:p>93.8333</text:p>
          </table:table-cell>
          <table:table-cell office:value-type="float" office:value="91.6667">
            <text:p>91.6667</text:p>
          </table:table-cell>
          <table:table-cell office:value-type="float" office:value="93.6667">
            <text:p>93.6667</text:p>
          </table:table-cell>
          <table:table-cell office:value-type="float" office:value="97.8333">
            <text:p>97.8333</text:p>
          </table:table-cell>
          <table:table-cell office:value-type="float" office:value="95.5">
            <text:p>95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7-03T15:00:00">
            <text:p>Mon Jul  3 15:00:00 2023</text:p>
          </table:table-cell>
          <table:table-cell office:value-type="float" office:value="77.1667">
            <text:p>77.1667</text:p>
          </table:table-cell>
          <table:table-cell office:value-type="float" office:value="81.8333">
            <text:p>81.8333</text:p>
          </table:table-cell>
          <table:table-cell office:value-type="float" office:value="89.3333">
            <text:p>89.3333</text:p>
          </table:table-cell>
          <table:table-cell office:value-type="float" office:value="93.8333">
            <text:p>93.8333</text:p>
          </table:table-cell>
          <table:table-cell office:value-type="float" office:value="91.6667">
            <text:p>91.6667</text:p>
          </table:table-cell>
          <table:table-cell office:value-type="float" office:value="93.6667">
            <text:p>93.6667</text:p>
          </table:table-cell>
          <table:table-cell office:value-type="float" office:value="97.8333">
            <text:p>97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7-03T16:00:00">
            <text:p>Mon Jul  3 16:00:00 2023</text:p>
          </table:table-cell>
          <table:table-cell office:value-type="float" office:value="71.8333">
            <text:p>71.8333</text:p>
          </table:table-cell>
          <table:table-cell office:value-type="float" office:value="77.1667">
            <text:p>77.1667</text:p>
          </table:table-cell>
          <table:table-cell office:value-type="float" office:value="81.8333">
            <text:p>81.8333</text:p>
          </table:table-cell>
          <table:table-cell office:value-type="float" office:value="89.3333">
            <text:p>89.3333</text:p>
          </table:table-cell>
          <table:table-cell office:value-type="float" office:value="93.8333">
            <text:p>93.8333</text:p>
          </table:table-cell>
          <table:table-cell office:value-type="float" office:value="91.6667">
            <text:p>91.6667</text:p>
          </table:table-cell>
          <table:table-cell office:value-type="float" office:value="93.6667">
            <text:p>93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7-03T17:00:00">
            <text:p>Mon Jul  3 17:00:00 2023</text:p>
          </table:table-cell>
          <table:table-cell office:value-type="float" office:value="64.0">
            <text:p>64.0</text:p>
          </table:table-cell>
          <table:table-cell office:value-type="float" office:value="71.8333">
            <text:p>71.8333</text:p>
          </table:table-cell>
          <table:table-cell office:value-type="float" office:value="77.1667">
            <text:p>77.1667</text:p>
          </table:table-cell>
          <table:table-cell office:value-type="float" office:value="81.8333">
            <text:p>81.8333</text:p>
          </table:table-cell>
          <table:table-cell office:value-type="float" office:value="89.3333">
            <text:p>89.3333</text:p>
          </table:table-cell>
          <table:table-cell office:value-type="float" office:value="93.8333">
            <text:p>93.8333</text:p>
          </table:table-cell>
          <table:table-cell office:value-type="float" office:value="91.6667">
            <text:p>91.6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7-03T18:00:00">
            <text:p>Mon Jul  3 18:00:00 2023</text:p>
          </table:table-cell>
          <table:table-cell office:value-type="float" office:value="56.6667">
            <text:p>56.6667</text:p>
          </table:table-cell>
          <table:table-cell office:value-type="float" office:value="64.0">
            <text:p>64.0</text:p>
          </table:table-cell>
          <table:table-cell office:value-type="float" office:value="71.8333">
            <text:p>71.8333</text:p>
          </table:table-cell>
          <table:table-cell office:value-type="float" office:value="77.1667">
            <text:p>77.1667</text:p>
          </table:table-cell>
          <table:table-cell office:value-type="float" office:value="81.8333">
            <text:p>81.8333</text:p>
          </table:table-cell>
          <table:table-cell office:value-type="float" office:value="89.3333">
            <text:p>89.3333</text:p>
          </table:table-cell>
          <table:table-cell office:value-type="float" office:value="93.8333">
            <text:p>93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7-03T19:00:00">
            <text:p>Mon Jul  3 19:00:00 2023</text:p>
          </table:table-cell>
          <table:table-cell office:value-type="float" office:value="52.5">
            <text:p>52.5</text:p>
          </table:table-cell>
          <table:table-cell office:value-type="float" office:value="56.6667">
            <text:p>56.6667</text:p>
          </table:table-cell>
          <table:table-cell office:value-type="float" office:value="64.0">
            <text:p>64.0</text:p>
          </table:table-cell>
          <table:table-cell office:value-type="float" office:value="71.8333">
            <text:p>71.8333</text:p>
          </table:table-cell>
          <table:table-cell office:value-type="float" office:value="77.1667">
            <text:p>77.1667</text:p>
          </table:table-cell>
          <table:table-cell office:value-type="float" office:value="81.8333">
            <text:p>81.8333</text:p>
          </table:table-cell>
          <table:table-cell office:value-type="float" office:value="89.3333">
            <text:p>89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7-04T13:00:00">
            <text:p>Tue Jul  4 13:00:00 2023</text:p>
          </table:table-cell>
          <table:table-cell office:value-type="float" office:value="73.0">
            <text:p>73.0</text:p>
          </table:table-cell>
          <table:table-cell office:value-type="float" office:value="76.0">
            <text:p>76.0</text:p>
          </table:table-cell>
          <table:table-cell office:value-type="float" office:value="77.3333">
            <text:p>77.3333</text:p>
          </table:table-cell>
          <table:table-cell office:value-type="float" office:value="73.3333">
            <text:p>73.3333</text:p>
          </table:table-cell>
          <table:table-cell office:value-type="float" office:value="73.6667">
            <text:p>73.6667</text:p>
          </table:table-cell>
          <table:table-cell office:value-type="float" office:value="70.5">
            <text:p>70.5</text:p>
          </table:table-cell>
          <table:table-cell office:value-type="float" office:value="64.3333">
            <text:p>64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7-04T14:00:00">
            <text:p>Tue Jul  4 14:00:00 2023</text:p>
          </table:table-cell>
          <table:table-cell office:value-type="float" office:value="69.6667">
            <text:p>69.6667</text:p>
          </table:table-cell>
          <table:table-cell office:value-type="float" office:value="73.0">
            <text:p>73.0</text:p>
          </table:table-cell>
          <table:table-cell office:value-type="float" office:value="76.0">
            <text:p>76.0</text:p>
          </table:table-cell>
          <table:table-cell office:value-type="float" office:value="77.3333">
            <text:p>77.3333</text:p>
          </table:table-cell>
          <table:table-cell office:value-type="float" office:value="73.3333">
            <text:p>73.3333</text:p>
          </table:table-cell>
          <table:table-cell office:value-type="float" office:value="73.6667">
            <text:p>73.6667</text:p>
          </table:table-cell>
          <table:table-cell office:value-type="float" office:value="70.5">
            <text:p>70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7-04T15:00:00">
            <text:p>Tue Jul  4 15:00:00 2023</text:p>
          </table:table-cell>
          <table:table-cell office:value-type="float" office:value="65.0">
            <text:p>65.0</text:p>
          </table:table-cell>
          <table:table-cell office:value-type="float" office:value="69.6667">
            <text:p>69.6667</text:p>
          </table:table-cell>
          <table:table-cell office:value-type="float" office:value="73.0">
            <text:p>73.0</text:p>
          </table:table-cell>
          <table:table-cell office:value-type="float" office:value="76.0">
            <text:p>76.0</text:p>
          </table:table-cell>
          <table:table-cell office:value-type="float" office:value="77.3333">
            <text:p>77.3333</text:p>
          </table:table-cell>
          <table:table-cell office:value-type="float" office:value="73.3333">
            <text:p>73.3333</text:p>
          </table:table-cell>
          <table:table-cell office:value-type="float" office:value="73.6667">
            <text:p>73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7-04T16:00:00">
            <text:p>Tue Jul  4 16:00:00 2023</text:p>
          </table:table-cell>
          <table:table-cell office:value-type="float" office:value="57.3333">
            <text:p>57.3333</text:p>
          </table:table-cell>
          <table:table-cell office:value-type="float" office:value="65.0">
            <text:p>65.0</text:p>
          </table:table-cell>
          <table:table-cell office:value-type="float" office:value="69.6667">
            <text:p>69.6667</text:p>
          </table:table-cell>
          <table:table-cell office:value-type="float" office:value="73.0">
            <text:p>73.0</text:p>
          </table:table-cell>
          <table:table-cell office:value-type="float" office:value="76.0">
            <text:p>76.0</text:p>
          </table:table-cell>
          <table:table-cell office:value-type="float" office:value="77.3333">
            <text:p>77.3333</text:p>
          </table:table-cell>
          <table:table-cell office:value-type="float" office:value="73.3333">
            <text:p>73.3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7-04T17:00:00">
            <text:p>Tue Jul  4 17:00:00 2023</text:p>
          </table:table-cell>
          <table:table-cell office:value-type="float" office:value="55.5">
            <text:p>55.5</text:p>
          </table:table-cell>
          <table:table-cell office:value-type="float" office:value="57.3333">
            <text:p>57.3333</text:p>
          </table:table-cell>
          <table:table-cell office:value-type="float" office:value="65.0">
            <text:p>65.0</text:p>
          </table:table-cell>
          <table:table-cell office:value-type="float" office:value="69.6667">
            <text:p>69.6667</text:p>
          </table:table-cell>
          <table:table-cell office:value-type="float" office:value="73.0">
            <text:p>73.0</text:p>
          </table:table-cell>
          <table:table-cell office:value-type="float" office:value="76.0">
            <text:p>76.0</text:p>
          </table:table-cell>
          <table:table-cell office:value-type="float" office:value="77.3333">
            <text:p>77.3333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3-07-04T18:00:00">
            <text:p>Tue Jul  4 18:00:00 2023</text:p>
          </table:table-cell>
          <table:table-cell office:value-type="float" office:value="51.3333">
            <text:p>51.3333</text:p>
          </table:table-cell>
          <table:table-cell office:value-type="float" office:value="55.5">
            <text:p>55.5</text:p>
          </table:table-cell>
          <table:table-cell office:value-type="float" office:value="57.3333">
            <text:p>57.3333</text:p>
          </table:table-cell>
          <table:table-cell office:value-type="float" office:value="65.0">
            <text:p>65.0</text:p>
          </table:table-cell>
          <table:table-cell office:value-type="float" office:value="69.6667">
            <text:p>69.6667</text:p>
          </table:table-cell>
          <table:table-cell office:value-type="float" office:value="73.0">
            <text:p>73.0</text:p>
          </table:table-cell>
          <table:table-cell office:value-type="float" office:value="76.0">
            <text:p>76.0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7-05T13:00:00">
            <text:p>Wed Jul  5 13:00:00 2023</text:p>
          </table:table-cell>
          <table:table-cell office:value-type="float" office:value="86.3333">
            <text:p>86.3333</text:p>
          </table:table-cell>
          <table:table-cell office:value-type="float" office:value="85.8333">
            <text:p>85.8333</text:p>
          </table:table-cell>
          <table:table-cell office:value-type="float" office:value="85.6667">
            <text:p>85.6667</text:p>
          </table:table-cell>
          <table:table-cell office:value-type="float" office:value="84.8333">
            <text:p>84.8333</text:p>
          </table:table-cell>
          <table:table-cell office:value-type="float" office:value="74.5">
            <text:p>74.5</text:p>
          </table:table-cell>
          <table:table-cell office:value-type="float" office:value="71.8333">
            <text:p>71.8333</text:p>
          </table:table-cell>
          <table:table-cell office:value-type="float" office:value="68.5">
            <text:p>68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7-05T14:00:00">
            <text:p>Wed Jul  5 14:00:00 2023</text:p>
          </table:table-cell>
          <table:table-cell office:value-type="float" office:value="71.8333">
            <text:p>71.8333</text:p>
          </table:table-cell>
          <table:table-cell office:value-type="float" office:value="86.3333">
            <text:p>86.3333</text:p>
          </table:table-cell>
          <table:table-cell office:value-type="float" office:value="85.8333">
            <text:p>85.8333</text:p>
          </table:table-cell>
          <table:table-cell office:value-type="float" office:value="85.6667">
            <text:p>85.6667</text:p>
          </table:table-cell>
          <table:table-cell office:value-type="float" office:value="84.8333">
            <text:p>84.8333</text:p>
          </table:table-cell>
          <table:table-cell office:value-type="float" office:value="74.5">
            <text:p>74.5</text:p>
          </table:table-cell>
          <table:table-cell office:value-type="float" office:value="71.8333">
            <text:p>71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7-05T15:00:00">
            <text:p>Wed Jul  5 15:00:00 2023</text:p>
          </table:table-cell>
          <table:table-cell office:value-type="float" office:value="66.0">
            <text:p>66.0</text:p>
          </table:table-cell>
          <table:table-cell office:value-type="float" office:value="71.8333">
            <text:p>71.8333</text:p>
          </table:table-cell>
          <table:table-cell office:value-type="float" office:value="86.3333">
            <text:p>86.3333</text:p>
          </table:table-cell>
          <table:table-cell office:value-type="float" office:value="85.8333">
            <text:p>85.8333</text:p>
          </table:table-cell>
          <table:table-cell office:value-type="float" office:value="85.6667">
            <text:p>85.6667</text:p>
          </table:table-cell>
          <table:table-cell office:value-type="float" office:value="84.8333">
            <text:p>84.8333</text:p>
          </table:table-cell>
          <table:table-cell office:value-type="float" office:value="74.5">
            <text:p>74.5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7-05T16:00:00">
            <text:p>Wed Jul  5 16:00:00 2023</text:p>
          </table:table-cell>
          <table:table-cell office:value-type="float" office:value="69.5">
            <text:p>69.5</text:p>
          </table:table-cell>
          <table:table-cell office:value-type="float" office:value="66.0">
            <text:p>66.0</text:p>
          </table:table-cell>
          <table:table-cell office:value-type="float" office:value="71.8333">
            <text:p>71.8333</text:p>
          </table:table-cell>
          <table:table-cell office:value-type="float" office:value="86.3333">
            <text:p>86.3333</text:p>
          </table:table-cell>
          <table:table-cell office:value-type="float" office:value="85.8333">
            <text:p>85.8333</text:p>
          </table:table-cell>
          <table:table-cell office:value-type="float" office:value="85.6667">
            <text:p>85.6667</text:p>
          </table:table-cell>
          <table:table-cell office:value-type="float" office:value="84.8333">
            <text:p>84.8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7-05T17:00:00">
            <text:p>Wed Jul  5 17:00:00 2023</text:p>
          </table:table-cell>
          <table:table-cell office:value-type="float" office:value="56.6667">
            <text:p>56.6667</text:p>
          </table:table-cell>
          <table:table-cell office:value-type="float" office:value="69.5">
            <text:p>69.5</text:p>
          </table:table-cell>
          <table:table-cell office:value-type="float" office:value="66.0">
            <text:p>66.0</text:p>
          </table:table-cell>
          <table:table-cell office:value-type="float" office:value="71.8333">
            <text:p>71.8333</text:p>
          </table:table-cell>
          <table:table-cell office:value-type="float" office:value="86.3333">
            <text:p>86.3333</text:p>
          </table:table-cell>
          <table:table-cell office:value-type="float" office:value="85.8333">
            <text:p>85.8333</text:p>
          </table:table-cell>
          <table:table-cell office:value-type="float" office:value="85.6667">
            <text:p>85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7-05T18:00:00">
            <text:p>Wed Jul  5 18:00:00 2023</text:p>
          </table:table-cell>
          <table:table-cell office:value-type="float" office:value="49.6667">
            <text:p>49.6667</text:p>
          </table:table-cell>
          <table:table-cell office:value-type="float" office:value="56.6667">
            <text:p>56.6667</text:p>
          </table:table-cell>
          <table:table-cell office:value-type="float" office:value="69.5">
            <text:p>69.5</text:p>
          </table:table-cell>
          <table:table-cell office:value-type="float" office:value="66.0">
            <text:p>66.0</text:p>
          </table:table-cell>
          <table:table-cell office:value-type="float" office:value="71.8333">
            <text:p>71.8333</text:p>
          </table:table-cell>
          <table:table-cell office:value-type="float" office:value="86.3333">
            <text:p>86.3333</text:p>
          </table:table-cell>
          <table:table-cell office:value-type="float" office:value="85.8333">
            <text:p>85.8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7-06T12:00:00">
            <text:p>Thu Jul  6 12:00:00 2023</text:p>
          </table:table-cell>
          <table:table-cell office:value-type="float" office:value="85.8333">
            <text:p>85.8333</text:p>
          </table:table-cell>
          <table:table-cell office:value-type="float" office:value="86.1667">
            <text:p>86.1667</text:p>
          </table:table-cell>
          <table:table-cell office:value-type="float" office:value="84.3333">
            <text:p>84.3333</text:p>
          </table:table-cell>
          <table:table-cell office:value-type="float" office:value="82.0">
            <text:p>82.0</text:p>
          </table:table-cell>
          <table:table-cell office:value-type="float" office:value="72.0">
            <text:p>72.0</text:p>
          </table:table-cell>
          <table:table-cell office:value-type="float" office:value="58.8333">
            <text:p>58.8333</text:p>
          </table:table-cell>
          <table:table-cell office:value-type="float" office:value="42.0">
            <text:p>42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7-06T13:00:00">
            <text:p>Thu Jul  6 13:00:00 2023</text:p>
          </table:table-cell>
          <table:table-cell office:value-type="float" office:value="75.8333">
            <text:p>75.8333</text:p>
          </table:table-cell>
          <table:table-cell office:value-type="float" office:value="85.8333">
            <text:p>85.8333</text:p>
          </table:table-cell>
          <table:table-cell office:value-type="float" office:value="86.1667">
            <text:p>86.1667</text:p>
          </table:table-cell>
          <table:table-cell office:value-type="float" office:value="84.3333">
            <text:p>84.3333</text:p>
          </table:table-cell>
          <table:table-cell office:value-type="float" office:value="82.0">
            <text:p>82.0</text:p>
          </table:table-cell>
          <table:table-cell office:value-type="float" office:value="72.0">
            <text:p>72.0</text:p>
          </table:table-cell>
          <table:table-cell office:value-type="float" office:value="58.8333">
            <text:p>58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7-06T14:00:00">
            <text:p>Thu Jul  6 14:00:00 2023</text:p>
          </table:table-cell>
          <table:table-cell office:value-type="float" office:value="67.1667">
            <text:p>67.1667</text:p>
          </table:table-cell>
          <table:table-cell office:value-type="float" office:value="75.8333">
            <text:p>75.8333</text:p>
          </table:table-cell>
          <table:table-cell office:value-type="float" office:value="85.8333">
            <text:p>85.8333</text:p>
          </table:table-cell>
          <table:table-cell office:value-type="float" office:value="86.1667">
            <text:p>86.1667</text:p>
          </table:table-cell>
          <table:table-cell office:value-type="float" office:value="84.3333">
            <text:p>84.3333</text:p>
          </table:table-cell>
          <table:table-cell office:value-type="float" office:value="82.0">
            <text:p>82.0</text:p>
          </table:table-cell>
          <table:table-cell office:value-type="float" office:value="72.0">
            <text:p>72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7-06T15:00:00">
            <text:p>Thu Jul  6 15:00:00 2023</text:p>
          </table:table-cell>
          <table:table-cell office:value-type="float" office:value="57.0">
            <text:p>57.0</text:p>
          </table:table-cell>
          <table:table-cell office:value-type="float" office:value="67.1667">
            <text:p>67.1667</text:p>
          </table:table-cell>
          <table:table-cell office:value-type="float" office:value="75.8333">
            <text:p>75.8333</text:p>
          </table:table-cell>
          <table:table-cell office:value-type="float" office:value="85.8333">
            <text:p>85.8333</text:p>
          </table:table-cell>
          <table:table-cell office:value-type="float" office:value="86.1667">
            <text:p>86.1667</text:p>
          </table:table-cell>
          <table:table-cell office:value-type="float" office:value="84.3333">
            <text:p>84.3333</text:p>
          </table:table-cell>
          <table:table-cell office:value-type="float" office:value="82.0">
            <text:p>82.0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7-06T16:00:00">
            <text:p>Thu Jul  6 16:00:00 2023</text:p>
          </table:table-cell>
          <table:table-cell office:value-type="float" office:value="52.8333">
            <text:p>52.8333</text:p>
          </table:table-cell>
          <table:table-cell office:value-type="float" office:value="57.0">
            <text:p>57.0</text:p>
          </table:table-cell>
          <table:table-cell office:value-type="float" office:value="67.1667">
            <text:p>67.1667</text:p>
          </table:table-cell>
          <table:table-cell office:value-type="float" office:value="75.8333">
            <text:p>75.8333</text:p>
          </table:table-cell>
          <table:table-cell office:value-type="float" office:value="85.8333">
            <text:p>85.8333</text:p>
          </table:table-cell>
          <table:table-cell office:value-type="float" office:value="86.1667">
            <text:p>86.1667</text:p>
          </table:table-cell>
          <table:table-cell office:value-type="float" office:value="84.3333">
            <text:p>84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7-06T17:00:00">
            <text:p>Thu Jul  6 17:00:00 2023</text:p>
          </table:table-cell>
          <table:table-cell office:value-type="float" office:value="46.3333">
            <text:p>46.3333</text:p>
          </table:table-cell>
          <table:table-cell office:value-type="float" office:value="52.8333">
            <text:p>52.8333</text:p>
          </table:table-cell>
          <table:table-cell office:value-type="float" office:value="57.0">
            <text:p>57.0</text:p>
          </table:table-cell>
          <table:table-cell office:value-type="float" office:value="67.1667">
            <text:p>67.1667</text:p>
          </table:table-cell>
          <table:table-cell office:value-type="float" office:value="75.8333">
            <text:p>75.8333</text:p>
          </table:table-cell>
          <table:table-cell office:value-type="float" office:value="85.8333">
            <text:p>85.8333</text:p>
          </table:table-cell>
          <table:table-cell office:value-type="float" office:value="86.1667">
            <text:p>86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7-06T18:00:00">
            <text:p>Thu Jul  6 18:00:00 2023</text:p>
          </table:table-cell>
          <table:table-cell office:value-type="float" office:value="38.3333">
            <text:p>38.3333</text:p>
          </table:table-cell>
          <table:table-cell office:value-type="float" office:value="46.3333">
            <text:p>46.3333</text:p>
          </table:table-cell>
          <table:table-cell office:value-type="float" office:value="52.8333">
            <text:p>52.8333</text:p>
          </table:table-cell>
          <table:table-cell office:value-type="float" office:value="57.0">
            <text:p>57.0</text:p>
          </table:table-cell>
          <table:table-cell office:value-type="float" office:value="67.1667">
            <text:p>67.1667</text:p>
          </table:table-cell>
          <table:table-cell office:value-type="float" office:value="75.8333">
            <text:p>75.8333</text:p>
          </table:table-cell>
          <table:table-cell office:value-type="float" office:value="85.8333">
            <text:p>85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7-07T12:00:00">
            <text:p>Fri Jul  7 12:00:00 2023</text:p>
          </table:table-cell>
          <table:table-cell office:value-type="float" office:value="75.3333">
            <text:p>75.3333</text:p>
          </table:table-cell>
          <table:table-cell office:value-type="float" office:value="75.1667">
            <text:p>75.1667</text:p>
          </table:table-cell>
          <table:table-cell office:value-type="float" office:value="72.5">
            <text:p>72.5</text:p>
          </table:table-cell>
          <table:table-cell office:value-type="float" office:value="75.3333">
            <text:p>75.3333</text:p>
          </table:table-cell>
          <table:table-cell office:value-type="float" office:value="68.5">
            <text:p>68.5</text:p>
          </table:table-cell>
          <table:table-cell office:value-type="float" office:value="63.5">
            <text:p>63.5</text:p>
          </table:table-cell>
          <table:table-cell office:value-type="float" office:value="47.6667">
            <text:p>47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7-07T13:00:00">
            <text:p>Fri Jul  7 13:00:00 2023</text:p>
          </table:table-cell>
          <table:table-cell office:value-type="float" office:value="74.3333">
            <text:p>74.3333</text:p>
          </table:table-cell>
          <table:table-cell office:value-type="float" office:value="75.3333">
            <text:p>75.3333</text:p>
          </table:table-cell>
          <table:table-cell office:value-type="float" office:value="75.1667">
            <text:p>75.1667</text:p>
          </table:table-cell>
          <table:table-cell office:value-type="float" office:value="72.5">
            <text:p>72.5</text:p>
          </table:table-cell>
          <table:table-cell office:value-type="float" office:value="75.3333">
            <text:p>75.3333</text:p>
          </table:table-cell>
          <table:table-cell office:value-type="float" office:value="68.5">
            <text:p>68.5</text:p>
          </table:table-cell>
          <table:table-cell office:value-type="float" office:value="63.5">
            <text:p>63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7-07T14:00:00">
            <text:p>Fri Jul  7 14:00:00 2023</text:p>
          </table:table-cell>
          <table:table-cell office:value-type="float" office:value="76.8333">
            <text:p>76.8333</text:p>
          </table:table-cell>
          <table:table-cell office:value-type="float" office:value="74.3333">
            <text:p>74.3333</text:p>
          </table:table-cell>
          <table:table-cell office:value-type="float" office:value="75.3333">
            <text:p>75.3333</text:p>
          </table:table-cell>
          <table:table-cell office:value-type="float" office:value="75.1667">
            <text:p>75.1667</text:p>
          </table:table-cell>
          <table:table-cell office:value-type="float" office:value="72.5">
            <text:p>72.5</text:p>
          </table:table-cell>
          <table:table-cell office:value-type="float" office:value="75.3333">
            <text:p>75.3333</text:p>
          </table:table-cell>
          <table:table-cell office:value-type="float" office:value="68.5">
            <text:p>68.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7-07T15:00:00">
            <text:p>Fri Jul  7 15:00:00 2023</text:p>
          </table:table-cell>
          <table:table-cell office:value-type="float" office:value="72.5">
            <text:p>72.5</text:p>
          </table:table-cell>
          <table:table-cell office:value-type="float" office:value="76.8333">
            <text:p>76.8333</text:p>
          </table:table-cell>
          <table:table-cell office:value-type="float" office:value="74.3333">
            <text:p>74.3333</text:p>
          </table:table-cell>
          <table:table-cell office:value-type="float" office:value="75.3333">
            <text:p>75.3333</text:p>
          </table:table-cell>
          <table:table-cell office:value-type="float" office:value="75.1667">
            <text:p>75.1667</text:p>
          </table:table-cell>
          <table:table-cell office:value-type="float" office:value="72.5">
            <text:p>72.5</text:p>
          </table:table-cell>
          <table:table-cell office:value-type="float" office:value="75.3333">
            <text:p>75.3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7-07T16:00:00">
            <text:p>Fri Jul  7 16:00:00 2023</text:p>
          </table:table-cell>
          <table:table-cell office:value-type="float" office:value="55.8333">
            <text:p>55.8333</text:p>
          </table:table-cell>
          <table:table-cell office:value-type="float" office:value="72.5">
            <text:p>72.5</text:p>
          </table:table-cell>
          <table:table-cell office:value-type="float" office:value="76.8333">
            <text:p>76.8333</text:p>
          </table:table-cell>
          <table:table-cell office:value-type="float" office:value="74.3333">
            <text:p>74.3333</text:p>
          </table:table-cell>
          <table:table-cell office:value-type="float" office:value="75.3333">
            <text:p>75.3333</text:p>
          </table:table-cell>
          <table:table-cell office:value-type="float" office:value="75.1667">
            <text:p>75.1667</text:p>
          </table:table-cell>
          <table:table-cell office:value-type="float" office:value="72.5">
            <text:p>72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7-07T17:00:00">
            <text:p>Fri Jul  7 17:00:00 2023</text:p>
          </table:table-cell>
          <table:table-cell office:value-type="float" office:value="39.3333">
            <text:p>39.3333</text:p>
          </table:table-cell>
          <table:table-cell office:value-type="float" office:value="55.8333">
            <text:p>55.8333</text:p>
          </table:table-cell>
          <table:table-cell office:value-type="float" office:value="72.5">
            <text:p>72.5</text:p>
          </table:table-cell>
          <table:table-cell office:value-type="float" office:value="76.8333">
            <text:p>76.8333</text:p>
          </table:table-cell>
          <table:table-cell office:value-type="float" office:value="74.3333">
            <text:p>74.3333</text:p>
          </table:table-cell>
          <table:table-cell office:value-type="float" office:value="75.3333">
            <text:p>75.3333</text:p>
          </table:table-cell>
          <table:table-cell office:value-type="float" office:value="75.1667">
            <text:p>75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7-08T12:00:00">
            <text:p>Sat Jul  8 12:00:00 2023</text:p>
          </table:table-cell>
          <table:table-cell office:value-type="float" office:value="63.3333">
            <text:p>63.3333</text:p>
          </table:table-cell>
          <table:table-cell office:value-type="float" office:value="66.5">
            <text:p>66.5</text:p>
          </table:table-cell>
          <table:table-cell office:value-type="float" office:value="76.1667">
            <text:p>76.1667</text:p>
          </table:table-cell>
          <table:table-cell office:value-type="float" office:value="81.5">
            <text:p>81.5</text:p>
          </table:table-cell>
          <table:table-cell office:value-type="float" office:value="81.5">
            <text:p>81.5</text:p>
          </table:table-cell>
          <table:table-cell office:value-type="float" office:value="73.1667">
            <text:p>73.1667</text:p>
          </table:table-cell>
          <table:table-cell office:value-type="float" office:value="61.6667">
            <text:p>61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7-08T13:00:00">
            <text:p>Sat Jul  8 13:00:00 2023</text:p>
          </table:table-cell>
          <table:table-cell office:value-type="float" office:value="66.6667">
            <text:p>66.6667</text:p>
          </table:table-cell>
          <table:table-cell office:value-type="float" office:value="63.3333">
            <text:p>63.3333</text:p>
          </table:table-cell>
          <table:table-cell office:value-type="float" office:value="66.5">
            <text:p>66.5</text:p>
          </table:table-cell>
          <table:table-cell office:value-type="float" office:value="76.1667">
            <text:p>76.1667</text:p>
          </table:table-cell>
          <table:table-cell office:value-type="float" office:value="81.5">
            <text:p>81.5</text:p>
          </table:table-cell>
          <table:table-cell office:value-type="float" office:value="81.5">
            <text:p>81.5</text:p>
          </table:table-cell>
          <table:table-cell office:value-type="float" office:value="73.1667">
            <text:p>73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7-08T14:00:00">
            <text:p>Sat Jul  8 14:00:00 2023</text:p>
          </table:table-cell>
          <table:table-cell office:value-type="float" office:value="70.5">
            <text:p>70.5</text:p>
          </table:table-cell>
          <table:table-cell office:value-type="float" office:value="66.6667">
            <text:p>66.6667</text:p>
          </table:table-cell>
          <table:table-cell office:value-type="float" office:value="63.3333">
            <text:p>63.3333</text:p>
          </table:table-cell>
          <table:table-cell office:value-type="float" office:value="66.5">
            <text:p>66.5</text:p>
          </table:table-cell>
          <table:table-cell office:value-type="float" office:value="76.1667">
            <text:p>76.1667</text:p>
          </table:table-cell>
          <table:table-cell office:value-type="float" office:value="81.5">
            <text:p>81.5</text:p>
          </table:table-cell>
          <table:table-cell office:value-type="float" office:value="81.5">
            <text:p>81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7-08T15:00:00">
            <text:p>Sat Jul  8 15:00:00 2023</text:p>
          </table:table-cell>
          <table:table-cell office:value-type="float" office:value="69.5">
            <text:p>69.5</text:p>
          </table:table-cell>
          <table:table-cell office:value-type="float" office:value="70.5">
            <text:p>70.5</text:p>
          </table:table-cell>
          <table:table-cell office:value-type="float" office:value="66.6667">
            <text:p>66.6667</text:p>
          </table:table-cell>
          <table:table-cell office:value-type="float" office:value="63.3333">
            <text:p>63.3333</text:p>
          </table:table-cell>
          <table:table-cell office:value-type="float" office:value="66.5">
            <text:p>66.5</text:p>
          </table:table-cell>
          <table:table-cell office:value-type="float" office:value="76.1667">
            <text:p>76.1667</text:p>
          </table:table-cell>
          <table:table-cell office:value-type="float" office:value="81.5">
            <text:p>81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7-08T16:00:00">
            <text:p>Sat Jul  8 16:00:00 2023</text:p>
          </table:table-cell>
          <table:table-cell office:value-type="float" office:value="63.6667">
            <text:p>63.6667</text:p>
          </table:table-cell>
          <table:table-cell office:value-type="float" office:value="69.5">
            <text:p>69.5</text:p>
          </table:table-cell>
          <table:table-cell office:value-type="float" office:value="70.5">
            <text:p>70.5</text:p>
          </table:table-cell>
          <table:table-cell office:value-type="float" office:value="66.6667">
            <text:p>66.6667</text:p>
          </table:table-cell>
          <table:table-cell office:value-type="float" office:value="63.3333">
            <text:p>63.3333</text:p>
          </table:table-cell>
          <table:table-cell office:value-type="float" office:value="66.5">
            <text:p>66.5</text:p>
          </table:table-cell>
          <table:table-cell office:value-type="float" office:value="76.1667">
            <text:p>76.1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3-07-08T17:00:00">
            <text:p>Sat Jul  8 17:00:00 2023</text:p>
          </table:table-cell>
          <table:table-cell office:value-type="float" office:value="58.6667">
            <text:p>58.6667</text:p>
          </table:table-cell>
          <table:table-cell office:value-type="float" office:value="63.6667">
            <text:p>63.6667</text:p>
          </table:table-cell>
          <table:table-cell office:value-type="float" office:value="69.5">
            <text:p>69.5</text:p>
          </table:table-cell>
          <table:table-cell office:value-type="float" office:value="70.5">
            <text:p>70.5</text:p>
          </table:table-cell>
          <table:table-cell office:value-type="float" office:value="66.6667">
            <text:p>66.6667</text:p>
          </table:table-cell>
          <table:table-cell office:value-type="float" office:value="63.3333">
            <text:p>63.3333</text:p>
          </table:table-cell>
          <table:table-cell office:value-type="float" office:value="66.5">
            <text:p>66.5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7-08T18:00:00">
            <text:p>Sat Jul  8 18:00:00 2023</text:p>
          </table:table-cell>
          <table:table-cell office:value-type="float" office:value="52.8333">
            <text:p>52.8333</text:p>
          </table:table-cell>
          <table:table-cell office:value-type="float" office:value="58.6667">
            <text:p>58.6667</text:p>
          </table:table-cell>
          <table:table-cell office:value-type="float" office:value="63.6667">
            <text:p>63.6667</text:p>
          </table:table-cell>
          <table:table-cell office:value-type="float" office:value="69.5">
            <text:p>69.5</text:p>
          </table:table-cell>
          <table:table-cell office:value-type="float" office:value="70.5">
            <text:p>70.5</text:p>
          </table:table-cell>
          <table:table-cell office:value-type="float" office:value="66.6667">
            <text:p>66.6667</text:p>
          </table:table-cell>
          <table:table-cell office:value-type="float" office:value="63.3333">
            <text:p>63.3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7-09T12:00:00">
            <text:p>Sun Jul  9 12:00:00 2023</text:p>
          </table:table-cell>
          <table:table-cell office:value-type="float" office:value="85.0">
            <text:p>85.0</text:p>
          </table:table-cell>
          <table:table-cell office:value-type="float" office:value="93.5">
            <text:p>93.5</text:p>
          </table:table-cell>
          <table:table-cell office:value-type="float" office:value="89.6667">
            <text:p>89.6667</text:p>
          </table:table-cell>
          <table:table-cell office:value-type="float" office:value="81.6667">
            <text:p>81.6667</text:p>
          </table:table-cell>
          <table:table-cell office:value-type="float" office:value="73.6667">
            <text:p>73.6667</text:p>
          </table:table-cell>
          <table:table-cell office:value-type="float" office:value="60.0">
            <text:p>60.0</text:p>
          </table:table-cell>
          <table:table-cell office:value-type="float" office:value="47.6667">
            <text:p>47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7-09T13:00:00">
            <text:p>Sun Jul  9 13:00:00 2023</text:p>
          </table:table-cell>
          <table:table-cell office:value-type="float" office:value="85.5">
            <text:p>85.5</text:p>
          </table:table-cell>
          <table:table-cell office:value-type="float" office:value="85.0">
            <text:p>85.0</text:p>
          </table:table-cell>
          <table:table-cell office:value-type="float" office:value="93.5">
            <text:p>93.5</text:p>
          </table:table-cell>
          <table:table-cell office:value-type="float" office:value="89.6667">
            <text:p>89.6667</text:p>
          </table:table-cell>
          <table:table-cell office:value-type="float" office:value="81.6667">
            <text:p>81.6667</text:p>
          </table:table-cell>
          <table:table-cell office:value-type="float" office:value="73.6667">
            <text:p>73.6667</text:p>
          </table:table-cell>
          <table:table-cell office:value-type="float" office:value="60.0">
            <text:p>60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7-09T14:00:00">
            <text:p>Sun Jul  9 14:00:00 2023</text:p>
          </table:table-cell>
          <table:table-cell office:value-type="float" office:value="80.1667">
            <text:p>80.1667</text:p>
          </table:table-cell>
          <table:table-cell office:value-type="float" office:value="85.5">
            <text:p>85.5</text:p>
          </table:table-cell>
          <table:table-cell office:value-type="float" office:value="85.0">
            <text:p>85.0</text:p>
          </table:table-cell>
          <table:table-cell office:value-type="float" office:value="93.5">
            <text:p>93.5</text:p>
          </table:table-cell>
          <table:table-cell office:value-type="float" office:value="89.6667">
            <text:p>89.6667</text:p>
          </table:table-cell>
          <table:table-cell office:value-type="float" office:value="81.6667">
            <text:p>81.6667</text:p>
          </table:table-cell>
          <table:table-cell office:value-type="float" office:value="73.6667">
            <text:p>73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7-09T15:00:00">
            <text:p>Sun Jul  9 15:00:00 2023</text:p>
          </table:table-cell>
          <table:table-cell office:value-type="float" office:value="70.3333">
            <text:p>70.3333</text:p>
          </table:table-cell>
          <table:table-cell office:value-type="float" office:value="80.1667">
            <text:p>80.1667</text:p>
          </table:table-cell>
          <table:table-cell office:value-type="float" office:value="85.5">
            <text:p>85.5</text:p>
          </table:table-cell>
          <table:table-cell office:value-type="float" office:value="85.0">
            <text:p>85.0</text:p>
          </table:table-cell>
          <table:table-cell office:value-type="float" office:value="93.5">
            <text:p>93.5</text:p>
          </table:table-cell>
          <table:table-cell office:value-type="float" office:value="89.6667">
            <text:p>89.6667</text:p>
          </table:table-cell>
          <table:table-cell office:value-type="float" office:value="81.6667">
            <text:p>81.6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7-09T16:00:00">
            <text:p>Sun Jul  9 16:00:00 2023</text:p>
          </table:table-cell>
          <table:table-cell office:value-type="float" office:value="61.8333">
            <text:p>61.8333</text:p>
          </table:table-cell>
          <table:table-cell office:value-type="float" office:value="70.3333">
            <text:p>70.3333</text:p>
          </table:table-cell>
          <table:table-cell office:value-type="float" office:value="80.1667">
            <text:p>80.1667</text:p>
          </table:table-cell>
          <table:table-cell office:value-type="float" office:value="85.5">
            <text:p>85.5</text:p>
          </table:table-cell>
          <table:table-cell office:value-type="float" office:value="85.0">
            <text:p>85.0</text:p>
          </table:table-cell>
          <table:table-cell office:value-type="float" office:value="93.5">
            <text:p>93.5</text:p>
          </table:table-cell>
          <table:table-cell office:value-type="float" office:value="89.6667">
            <text:p>89.6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7-09T17:00:00">
            <text:p>Sun Jul  9 17:00:00 2023</text:p>
          </table:table-cell>
          <table:table-cell office:value-type="float" office:value="48.5">
            <text:p>48.5</text:p>
          </table:table-cell>
          <table:table-cell office:value-type="float" office:value="61.8333">
            <text:p>61.8333</text:p>
          </table:table-cell>
          <table:table-cell office:value-type="float" office:value="70.3333">
            <text:p>70.3333</text:p>
          </table:table-cell>
          <table:table-cell office:value-type="float" office:value="80.1667">
            <text:p>80.1667</text:p>
          </table:table-cell>
          <table:table-cell office:value-type="float" office:value="85.5">
            <text:p>85.5</text:p>
          </table:table-cell>
          <table:table-cell office:value-type="float" office:value="85.0">
            <text:p>85.0</text:p>
          </table:table-cell>
          <table:table-cell office:value-type="float" office:value="93.5">
            <text:p>93.5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3-07-10T14:00:00">
            <text:p>Mon Jul 10 14:00:00 2023</text:p>
          </table:table-cell>
          <table:table-cell office:value-type="float" office:value="98.5">
            <text:p>98.5</text:p>
          </table:table-cell>
          <table:table-cell office:value-type="float" office:value="89.0">
            <text:p>89.0</text:p>
          </table:table-cell>
          <table:table-cell office:value-type="float" office:value="79.5">
            <text:p>79.5</text:p>
          </table:table-cell>
          <table:table-cell office:value-type="float" office:value="71.3333">
            <text:p>71.3333</text:p>
          </table:table-cell>
          <table:table-cell office:value-type="float" office:value="66.1667">
            <text:p>66.1667</text:p>
          </table:table-cell>
          <table:table-cell office:value-type="float" office:value="59.0">
            <text:p>59.0</text:p>
          </table:table-cell>
          <table:table-cell office:value-type="float" office:value="54.5">
            <text:p>54.5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3-07-10T15:00:00">
            <text:p>Mon Jul 10 15:00:00 2023</text:p>
          </table:table-cell>
          <table:table-cell office:value-type="float" office:value="98.1667">
            <text:p>98.1667</text:p>
          </table:table-cell>
          <table:table-cell office:value-type="float" office:value="98.5">
            <text:p>98.5</text:p>
          </table:table-cell>
          <table:table-cell office:value-type="float" office:value="89.0">
            <text:p>89.0</text:p>
          </table:table-cell>
          <table:table-cell office:value-type="float" office:value="79.5">
            <text:p>79.5</text:p>
          </table:table-cell>
          <table:table-cell office:value-type="float" office:value="71.3333">
            <text:p>71.3333</text:p>
          </table:table-cell>
          <table:table-cell office:value-type="float" office:value="66.1667">
            <text:p>66.1667</text:p>
          </table:table-cell>
          <table:table-cell office:value-type="float" office:value="59.0">
            <text:p>59.0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3-07-10T16:00:00">
            <text:p>Mon Jul 10 16:00:00 2023</text:p>
          </table:table-cell>
          <table:table-cell office:value-type="float" office:value="96.6667">
            <text:p>96.6667</text:p>
          </table:table-cell>
          <table:table-cell office:value-type="float" office:value="98.1667">
            <text:p>98.1667</text:p>
          </table:table-cell>
          <table:table-cell office:value-type="float" office:value="98.5">
            <text:p>98.5</text:p>
          </table:table-cell>
          <table:table-cell office:value-type="float" office:value="89.0">
            <text:p>89.0</text:p>
          </table:table-cell>
          <table:table-cell office:value-type="float" office:value="79.5">
            <text:p>79.5</text:p>
          </table:table-cell>
          <table:table-cell office:value-type="float" office:value="71.3333">
            <text:p>71.3333</text:p>
          </table:table-cell>
          <table:table-cell office:value-type="float" office:value="66.1667">
            <text:p>66.1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3-07-10T17:00:00">
            <text:p>Mon Jul 10 17:00:00 2023</text:p>
          </table:table-cell>
          <table:table-cell office:value-type="float" office:value="97.1667">
            <text:p>97.1667</text:p>
          </table:table-cell>
          <table:table-cell office:value-type="float" office:value="96.6667">
            <text:p>96.6667</text:p>
          </table:table-cell>
          <table:table-cell office:value-type="float" office:value="98.1667">
            <text:p>98.1667</text:p>
          </table:table-cell>
          <table:table-cell office:value-type="float" office:value="98.5">
            <text:p>98.5</text:p>
          </table:table-cell>
          <table:table-cell office:value-type="float" office:value="89.0">
            <text:p>89.0</text:p>
          </table:table-cell>
          <table:table-cell office:value-type="float" office:value="79.5">
            <text:p>79.5</text:p>
          </table:table-cell>
          <table:table-cell office:value-type="float" office:value="71.3333">
            <text:p>71.3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7-10T18:00:00">
            <text:p>Mon Jul 10 18:00:00 2023</text:p>
          </table:table-cell>
          <table:table-cell office:value-type="float" office:value="87.0">
            <text:p>87.0</text:p>
          </table:table-cell>
          <table:table-cell office:value-type="float" office:value="97.1667">
            <text:p>97.1667</text:p>
          </table:table-cell>
          <table:table-cell office:value-type="float" office:value="96.6667">
            <text:p>96.6667</text:p>
          </table:table-cell>
          <table:table-cell office:value-type="float" office:value="98.1667">
            <text:p>98.1667</text:p>
          </table:table-cell>
          <table:table-cell office:value-type="float" office:value="98.5">
            <text:p>98.5</text:p>
          </table:table-cell>
          <table:table-cell office:value-type="float" office:value="89.0">
            <text:p>89.0</text:p>
          </table:table-cell>
          <table:table-cell office:value-type="float" office:value="79.5">
            <text:p>79.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7-10T19:00:00">
            <text:p>Mon Jul 10 19:00:00 2023</text:p>
          </table:table-cell>
          <table:table-cell office:value-type="float" office:value="57.1667">
            <text:p>57.1667</text:p>
          </table:table-cell>
          <table:table-cell office:value-type="float" office:value="87.0">
            <text:p>87.0</text:p>
          </table:table-cell>
          <table:table-cell office:value-type="float" office:value="97.1667">
            <text:p>97.1667</text:p>
          </table:table-cell>
          <table:table-cell office:value-type="float" office:value="96.6667">
            <text:p>96.6667</text:p>
          </table:table-cell>
          <table:table-cell office:value-type="float" office:value="98.1667">
            <text:p>98.1667</text:p>
          </table:table-cell>
          <table:table-cell office:value-type="float" office:value="98.5">
            <text:p>98.5</text:p>
          </table:table-cell>
          <table:table-cell office:value-type="float" office:value="89.0">
            <text:p>89.0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11T12:00:00">
            <text:p>Tue Jul 11 12:00:00 2023</text:p>
          </table:table-cell>
          <table:table-cell office:value-type="float" office:value="81.5">
            <text:p>81.5</text:p>
          </table:table-cell>
          <table:table-cell office:value-type="float" office:value="86.0">
            <text:p>86.0</text:p>
          </table:table-cell>
          <table:table-cell office:value-type="float" office:value="94.8333">
            <text:p>94.8333</text:p>
          </table:table-cell>
          <table:table-cell office:value-type="float" office:value="105.3333">
            <text:p>105.3333</text:p>
          </table:table-cell>
          <table:table-cell office:value-type="float" office:value="106.1667">
            <text:p>106.1667</text:p>
          </table:table-cell>
          <table:table-cell office:value-type="float" office:value="78.0">
            <text:p>78.0</text:p>
          </table:table-cell>
          <table:table-cell office:value-type="float" office:value="58.5">
            <text:p>58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7-11T13:00:00">
            <text:p>Tue Jul 11 13:00:00 2023</text:p>
          </table:table-cell>
          <table:table-cell office:value-type="float" office:value="87.6667">
            <text:p>87.6667</text:p>
          </table:table-cell>
          <table:table-cell office:value-type="float" office:value="81.5">
            <text:p>81.5</text:p>
          </table:table-cell>
          <table:table-cell office:value-type="float" office:value="86.0">
            <text:p>86.0</text:p>
          </table:table-cell>
          <table:table-cell office:value-type="float" office:value="94.8333">
            <text:p>94.8333</text:p>
          </table:table-cell>
          <table:table-cell office:value-type="float" office:value="105.3333">
            <text:p>105.3333</text:p>
          </table:table-cell>
          <table:table-cell office:value-type="float" office:value="106.1667">
            <text:p>106.1667</text:p>
          </table:table-cell>
          <table:table-cell office:value-type="float" office:value="78.0">
            <text:p>78.0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7-11T14:00:00">
            <text:p>Tue Jul 11 14:00:00 2023</text:p>
          </table:table-cell>
          <table:table-cell office:value-type="float" office:value="87.8333">
            <text:p>87.8333</text:p>
          </table:table-cell>
          <table:table-cell office:value-type="float" office:value="87.6667">
            <text:p>87.6667</text:p>
          </table:table-cell>
          <table:table-cell office:value-type="float" office:value="81.5">
            <text:p>81.5</text:p>
          </table:table-cell>
          <table:table-cell office:value-type="float" office:value="86.0">
            <text:p>86.0</text:p>
          </table:table-cell>
          <table:table-cell office:value-type="float" office:value="94.8333">
            <text:p>94.8333</text:p>
          </table:table-cell>
          <table:table-cell office:value-type="float" office:value="105.3333">
            <text:p>105.3333</text:p>
          </table:table-cell>
          <table:table-cell office:value-type="float" office:value="106.1667">
            <text:p>106.1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7-11T15:00:00">
            <text:p>Tue Jul 11 15:00:00 2023</text:p>
          </table:table-cell>
          <table:table-cell office:value-type="float" office:value="77.6667">
            <text:p>77.6667</text:p>
          </table:table-cell>
          <table:table-cell office:value-type="float" office:value="87.8333">
            <text:p>87.8333</text:p>
          </table:table-cell>
          <table:table-cell office:value-type="float" office:value="87.6667">
            <text:p>87.6667</text:p>
          </table:table-cell>
          <table:table-cell office:value-type="float" office:value="81.5">
            <text:p>81.5</text:p>
          </table:table-cell>
          <table:table-cell office:value-type="float" office:value="86.0">
            <text:p>86.0</text:p>
          </table:table-cell>
          <table:table-cell office:value-type="float" office:value="94.8333">
            <text:p>94.8333</text:p>
          </table:table-cell>
          <table:table-cell office:value-type="float" office:value="105.3333">
            <text:p>105.3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11T16:00:00">
            <text:p>Tue Jul 11 16:00:00 2023</text:p>
          </table:table-cell>
          <table:table-cell office:value-type="float" office:value="63.3333">
            <text:p>63.3333</text:p>
          </table:table-cell>
          <table:table-cell office:value-type="float" office:value="77.6667">
            <text:p>77.6667</text:p>
          </table:table-cell>
          <table:table-cell office:value-type="float" office:value="87.8333">
            <text:p>87.8333</text:p>
          </table:table-cell>
          <table:table-cell office:value-type="float" office:value="87.6667">
            <text:p>87.6667</text:p>
          </table:table-cell>
          <table:table-cell office:value-type="float" office:value="81.5">
            <text:p>81.5</text:p>
          </table:table-cell>
          <table:table-cell office:value-type="float" office:value="86.0">
            <text:p>86.0</text:p>
          </table:table-cell>
          <table:table-cell office:value-type="float" office:value="94.8333">
            <text:p>94.8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7-11T17:00:00">
            <text:p>Tue Jul 11 17:00:00 2023</text:p>
          </table:table-cell>
          <table:table-cell office:value-type="float" office:value="62.6667">
            <text:p>62.6667</text:p>
          </table:table-cell>
          <table:table-cell office:value-type="float" office:value="63.3333">
            <text:p>63.3333</text:p>
          </table:table-cell>
          <table:table-cell office:value-type="float" office:value="77.6667">
            <text:p>77.6667</text:p>
          </table:table-cell>
          <table:table-cell office:value-type="float" office:value="87.8333">
            <text:p>87.8333</text:p>
          </table:table-cell>
          <table:table-cell office:value-type="float" office:value="87.6667">
            <text:p>87.6667</text:p>
          </table:table-cell>
          <table:table-cell office:value-type="float" office:value="81.5">
            <text:p>81.5</text:p>
          </table:table-cell>
          <table:table-cell office:value-type="float" office:value="86.0">
            <text:p>86.0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7-11T18:00:00">
            <text:p>Tue Jul 11 18:00:00 2023</text:p>
          </table:table-cell>
          <table:table-cell office:value-type="float" office:value="42.1667">
            <text:p>42.1667</text:p>
          </table:table-cell>
          <table:table-cell office:value-type="float" office:value="62.6667">
            <text:p>62.6667</text:p>
          </table:table-cell>
          <table:table-cell office:value-type="float" office:value="63.3333">
            <text:p>63.3333</text:p>
          </table:table-cell>
          <table:table-cell office:value-type="float" office:value="77.6667">
            <text:p>77.6667</text:p>
          </table:table-cell>
          <table:table-cell office:value-type="float" office:value="87.8333">
            <text:p>87.8333</text:p>
          </table:table-cell>
          <table:table-cell office:value-type="float" office:value="87.6667">
            <text:p>87.6667</text:p>
          </table:table-cell>
          <table:table-cell office:value-type="float" office:value="81.5">
            <text:p>81.5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7-12T13:00:00">
            <text:p>Wed Jul 12 13:00:00 2023</text:p>
          </table:table-cell>
          <table:table-cell office:value-type="float" office:value="98.6667">
            <text:p>98.6667</text:p>
          </table:table-cell>
          <table:table-cell office:value-type="float" office:value="90.6667">
            <text:p>90.6667</text:p>
          </table:table-cell>
          <table:table-cell office:value-type="float" office:value="82.8333">
            <text:p>82.8333</text:p>
          </table:table-cell>
          <table:table-cell office:value-type="float" office:value="79.5">
            <text:p>79.5</text:p>
          </table:table-cell>
          <table:table-cell office:value-type="float" office:value="78.5">
            <text:p>78.5</text:p>
          </table:table-cell>
          <table:table-cell office:value-type="float" office:value="75.6667">
            <text:p>75.6667</text:p>
          </table:table-cell>
          <table:table-cell office:value-type="float" office:value="75.5">
            <text:p>75.5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7-12T14:00:00">
            <text:p>Wed Jul 12 14:00:00 2023</text:p>
          </table:table-cell>
          <table:table-cell office:value-type="float" office:value="92.5">
            <text:p>92.5</text:p>
          </table:table-cell>
          <table:table-cell office:value-type="float" office:value="98.6667">
            <text:p>98.6667</text:p>
          </table:table-cell>
          <table:table-cell office:value-type="float" office:value="90.6667">
            <text:p>90.6667</text:p>
          </table:table-cell>
          <table:table-cell office:value-type="float" office:value="82.8333">
            <text:p>82.8333</text:p>
          </table:table-cell>
          <table:table-cell office:value-type="float" office:value="79.5">
            <text:p>79.5</text:p>
          </table:table-cell>
          <table:table-cell office:value-type="float" office:value="78.5">
            <text:p>78.5</text:p>
          </table:table-cell>
          <table:table-cell office:value-type="float" office:value="75.6667">
            <text:p>75.6667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7-12T15:00:00">
            <text:p>Wed Jul 12 15:00:00 2023</text:p>
          </table:table-cell>
          <table:table-cell office:value-type="float" office:value="80.5">
            <text:p>80.5</text:p>
          </table:table-cell>
          <table:table-cell office:value-type="float" office:value="92.5">
            <text:p>92.5</text:p>
          </table:table-cell>
          <table:table-cell office:value-type="float" office:value="98.6667">
            <text:p>98.6667</text:p>
          </table:table-cell>
          <table:table-cell office:value-type="float" office:value="90.6667">
            <text:p>90.6667</text:p>
          </table:table-cell>
          <table:table-cell office:value-type="float" office:value="82.8333">
            <text:p>82.8333</text:p>
          </table:table-cell>
          <table:table-cell office:value-type="float" office:value="79.5">
            <text:p>79.5</text:p>
          </table:table-cell>
          <table:table-cell office:value-type="float" office:value="78.5">
            <text:p>78.5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3-07-12T16:00:00">
            <text:p>Wed Jul 12 16:00:00 2023</text:p>
          </table:table-cell>
          <table:table-cell office:value-type="float" office:value="66.0">
            <text:p>66.0</text:p>
          </table:table-cell>
          <table:table-cell office:value-type="float" office:value="80.5">
            <text:p>80.5</text:p>
          </table:table-cell>
          <table:table-cell office:value-type="float" office:value="92.5">
            <text:p>92.5</text:p>
          </table:table-cell>
          <table:table-cell office:value-type="float" office:value="98.6667">
            <text:p>98.6667</text:p>
          </table:table-cell>
          <table:table-cell office:value-type="float" office:value="90.6667">
            <text:p>90.6667</text:p>
          </table:table-cell>
          <table:table-cell office:value-type="float" office:value="82.8333">
            <text:p>82.8333</text:p>
          </table:table-cell>
          <table:table-cell office:value-type="float" office:value="79.5">
            <text:p>79.5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3-07-12T17:00:00">
            <text:p>Wed Jul 12 17:00:00 2023</text:p>
          </table:table-cell>
          <table:table-cell office:value-type="float" office:value="56.0">
            <text:p>56.0</text:p>
          </table:table-cell>
          <table:table-cell office:value-type="float" office:value="66.0">
            <text:p>66.0</text:p>
          </table:table-cell>
          <table:table-cell office:value-type="float" office:value="80.5">
            <text:p>80.5</text:p>
          </table:table-cell>
          <table:table-cell office:value-type="float" office:value="92.5">
            <text:p>92.5</text:p>
          </table:table-cell>
          <table:table-cell office:value-type="float" office:value="98.6667">
            <text:p>98.6667</text:p>
          </table:table-cell>
          <table:table-cell office:value-type="float" office:value="90.6667">
            <text:p>90.6667</text:p>
          </table:table-cell>
          <table:table-cell office:value-type="float" office:value="82.8333">
            <text:p>82.8333</text:p>
          </table:table-cell>
          <table:table-cell office:value-type="float" office:value="111.6667">
            <text:p>111.6667</text:p>
          </table:table-cell>
        </table:table-row>
        <table:table-row>
          <table:table-cell table:style-name="pd1" office:value-type="date" office:date-value="2023-07-12T18:00:00">
            <text:p>Wed Jul 12 18:00:00 2023</text:p>
          </table:table-cell>
          <table:table-cell office:value-type="float" office:value="59.8333">
            <text:p>59.8333</text:p>
          </table:table-cell>
          <table:table-cell office:value-type="float" office:value="56.0">
            <text:p>56.0</text:p>
          </table:table-cell>
          <table:table-cell office:value-type="float" office:value="66.0">
            <text:p>66.0</text:p>
          </table:table-cell>
          <table:table-cell office:value-type="float" office:value="80.5">
            <text:p>80.5</text:p>
          </table:table-cell>
          <table:table-cell office:value-type="float" office:value="92.5">
            <text:p>92.5</text:p>
          </table:table-cell>
          <table:table-cell office:value-type="float" office:value="98.6667">
            <text:p>98.6667</text:p>
          </table:table-cell>
          <table:table-cell office:value-type="float" office:value="90.6667">
            <text:p>90.6667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3-07-13T12:00:00">
            <text:p>Thu Jul 13 12:00:00 2023</text:p>
          </table:table-cell>
          <table:table-cell office:value-type="float" office:value="98.3333">
            <text:p>98.3333</text:p>
          </table:table-cell>
          <table:table-cell office:value-type="float" office:value="111.6667">
            <text:p>111.6667</text:p>
          </table:table-cell>
          <table:table-cell office:value-type="float" office:value="103.0">
            <text:p>103.0</text:p>
          </table:table-cell>
          <table:table-cell office:value-type="float" office:value="103.8333">
            <text:p>103.8333</text:p>
          </table:table-cell>
          <table:table-cell office:value-type="float" office:value="100.6667">
            <text:p>100.6667</text:p>
          </table:table-cell>
          <table:table-cell office:value-type="float" office:value="87.0">
            <text:p>87.0</text:p>
          </table:table-cell>
          <table:table-cell office:value-type="float" office:value="67.1667">
            <text:p>67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7-13T13:00:00">
            <text:p>Thu Jul 13 13:00:00 2023</text:p>
          </table:table-cell>
          <table:table-cell office:value-type="float" office:value="86.1667">
            <text:p>86.1667</text:p>
          </table:table-cell>
          <table:table-cell office:value-type="float" office:value="98.3333">
            <text:p>98.3333</text:p>
          </table:table-cell>
          <table:table-cell office:value-type="float" office:value="111.6667">
            <text:p>111.6667</text:p>
          </table:table-cell>
          <table:table-cell office:value-type="float" office:value="103.0">
            <text:p>103.0</text:p>
          </table:table-cell>
          <table:table-cell office:value-type="float" office:value="103.8333">
            <text:p>103.8333</text:p>
          </table:table-cell>
          <table:table-cell office:value-type="float" office:value="100.6667">
            <text:p>100.6667</text:p>
          </table:table-cell>
          <table:table-cell office:value-type="float" office:value="87.0">
            <text:p>87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7-13T14:00:00">
            <text:p>Thu Jul 13 14:00:00 2023</text:p>
          </table:table-cell>
          <table:table-cell office:value-type="float" office:value="88.0">
            <text:p>88.0</text:p>
          </table:table-cell>
          <table:table-cell office:value-type="float" office:value="86.1667">
            <text:p>86.1667</text:p>
          </table:table-cell>
          <table:table-cell office:value-type="float" office:value="98.3333">
            <text:p>98.3333</text:p>
          </table:table-cell>
          <table:table-cell office:value-type="float" office:value="111.6667">
            <text:p>111.6667</text:p>
          </table:table-cell>
          <table:table-cell office:value-type="float" office:value="103.0">
            <text:p>103.0</text:p>
          </table:table-cell>
          <table:table-cell office:value-type="float" office:value="103.8333">
            <text:p>103.8333</text:p>
          </table:table-cell>
          <table:table-cell office:value-type="float" office:value="100.6667">
            <text:p>100.6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7-13T15:00:00">
            <text:p>Thu Jul 13 15:00:00 2023</text:p>
          </table:table-cell>
          <table:table-cell office:value-type="float" office:value="78.5">
            <text:p>78.5</text:p>
          </table:table-cell>
          <table:table-cell office:value-type="float" office:value="88.0">
            <text:p>88.0</text:p>
          </table:table-cell>
          <table:table-cell office:value-type="float" office:value="86.1667">
            <text:p>86.1667</text:p>
          </table:table-cell>
          <table:table-cell office:value-type="float" office:value="98.3333">
            <text:p>98.3333</text:p>
          </table:table-cell>
          <table:table-cell office:value-type="float" office:value="111.6667">
            <text:p>111.6667</text:p>
          </table:table-cell>
          <table:table-cell office:value-type="float" office:value="103.0">
            <text:p>103.0</text:p>
          </table:table-cell>
          <table:table-cell office:value-type="float" office:value="103.8333">
            <text:p>103.8333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3-07-13T16:00:00">
            <text:p>Thu Jul 13 16:00:00 2023</text:p>
          </table:table-cell>
          <table:table-cell office:value-type="float" office:value="68.1667">
            <text:p>68.1667</text:p>
          </table:table-cell>
          <table:table-cell office:value-type="float" office:value="78.5">
            <text:p>78.5</text:p>
          </table:table-cell>
          <table:table-cell office:value-type="float" office:value="88.0">
            <text:p>88.0</text:p>
          </table:table-cell>
          <table:table-cell office:value-type="float" office:value="86.1667">
            <text:p>86.1667</text:p>
          </table:table-cell>
          <table:table-cell office:value-type="float" office:value="98.3333">
            <text:p>98.3333</text:p>
          </table:table-cell>
          <table:table-cell office:value-type="float" office:value="111.6667">
            <text:p>111.6667</text:p>
          </table:table-cell>
          <table:table-cell office:value-type="float" office:value="103.0">
            <text:p>103.0</text:p>
          </table:table-cell>
          <table:table-cell office:value-type="float" office:value="114.1667">
            <text:p>114.1667</text:p>
          </table:table-cell>
        </table:table-row>
        <table:table-row>
          <table:table-cell table:style-name="pd1" office:value-type="date" office:date-value="2023-07-13T17:00:00">
            <text:p>Thu Jul 13 17:00:00 2023</text:p>
          </table:table-cell>
          <table:table-cell office:value-type="float" office:value="46.8333">
            <text:p>46.8333</text:p>
          </table:table-cell>
          <table:table-cell office:value-type="float" office:value="68.1667">
            <text:p>68.1667</text:p>
          </table:table-cell>
          <table:table-cell office:value-type="float" office:value="78.5">
            <text:p>78.5</text:p>
          </table:table-cell>
          <table:table-cell office:value-type="float" office:value="88.0">
            <text:p>88.0</text:p>
          </table:table-cell>
          <table:table-cell office:value-type="float" office:value="86.1667">
            <text:p>86.1667</text:p>
          </table:table-cell>
          <table:table-cell office:value-type="float" office:value="98.3333">
            <text:p>98.3333</text:p>
          </table:table-cell>
          <table:table-cell office:value-type="float" office:value="111.6667">
            <text:p>111.6667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23-07-14T12:00:00">
            <text:p>Fri Jul 14 12:00:00 2023</text:p>
          </table:table-cell>
          <table:table-cell office:value-type="float" office:value="96.1667">
            <text:p>96.1667</text:p>
          </table:table-cell>
          <table:table-cell office:value-type="float" office:value="106.5">
            <text:p>106.5</text:p>
          </table:table-cell>
          <table:table-cell office:value-type="float" office:value="114.1667">
            <text:p>114.1667</text:p>
          </table:table-cell>
          <table:table-cell office:value-type="float" office:value="104.8333">
            <text:p>104.8333</text:p>
          </table:table-cell>
          <table:table-cell office:value-type="float" office:value="89.0">
            <text:p>89.0</text:p>
          </table:table-cell>
          <table:table-cell office:value-type="float" office:value="77.3333">
            <text:p>77.3333</text:p>
          </table:table-cell>
          <table:table-cell office:value-type="float" office:value="51.5">
            <text:p>51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7-14T13:00:00">
            <text:p>Fri Jul 14 13:00:00 2023</text:p>
          </table:table-cell>
          <table:table-cell office:value-type="float" office:value="91.1667">
            <text:p>91.1667</text:p>
          </table:table-cell>
          <table:table-cell office:value-type="float" office:value="96.1667">
            <text:p>96.1667</text:p>
          </table:table-cell>
          <table:table-cell office:value-type="float" office:value="106.5">
            <text:p>106.5</text:p>
          </table:table-cell>
          <table:table-cell office:value-type="float" office:value="114.1667">
            <text:p>114.1667</text:p>
          </table:table-cell>
          <table:table-cell office:value-type="float" office:value="104.8333">
            <text:p>104.8333</text:p>
          </table:table-cell>
          <table:table-cell office:value-type="float" office:value="89.0">
            <text:p>89.0</text:p>
          </table:table-cell>
          <table:table-cell office:value-type="float" office:value="77.3333">
            <text:p>77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7-14T14:00:00">
            <text:p>Fri Jul 14 14:00:00 2023</text:p>
          </table:table-cell>
          <table:table-cell office:value-type="float" office:value="81.6667">
            <text:p>81.6667</text:p>
          </table:table-cell>
          <table:table-cell office:value-type="float" office:value="91.1667">
            <text:p>91.1667</text:p>
          </table:table-cell>
          <table:table-cell office:value-type="float" office:value="96.1667">
            <text:p>96.1667</text:p>
          </table:table-cell>
          <table:table-cell office:value-type="float" office:value="106.5">
            <text:p>106.5</text:p>
          </table:table-cell>
          <table:table-cell office:value-type="float" office:value="114.1667">
            <text:p>114.1667</text:p>
          </table:table-cell>
          <table:table-cell office:value-type="float" office:value="104.8333">
            <text:p>104.8333</text:p>
          </table:table-cell>
          <table:table-cell office:value-type="float" office:value="89.0">
            <text:p>89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7-14T15:00:00">
            <text:p>Fri Jul 14 15:00:00 2023</text:p>
          </table:table-cell>
          <table:table-cell office:value-type="float" office:value="61.6667">
            <text:p>61.6667</text:p>
          </table:table-cell>
          <table:table-cell office:value-type="float" office:value="81.6667">
            <text:p>81.6667</text:p>
          </table:table-cell>
          <table:table-cell office:value-type="float" office:value="91.1667">
            <text:p>91.1667</text:p>
          </table:table-cell>
          <table:table-cell office:value-type="float" office:value="96.1667">
            <text:p>96.1667</text:p>
          </table:table-cell>
          <table:table-cell office:value-type="float" office:value="106.5">
            <text:p>106.5</text:p>
          </table:table-cell>
          <table:table-cell office:value-type="float" office:value="114.1667">
            <text:p>114.1667</text:p>
          </table:table-cell>
          <table:table-cell office:value-type="float" office:value="104.8333">
            <text:p>104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7-14T16:00:00">
            <text:p>Fri Jul 14 16:00:00 2023</text:p>
          </table:table-cell>
          <table:table-cell office:value-type="float" office:value="57.3333">
            <text:p>57.3333</text:p>
          </table:table-cell>
          <table:table-cell office:value-type="float" office:value="61.6667">
            <text:p>61.6667</text:p>
          </table:table-cell>
          <table:table-cell office:value-type="float" office:value="81.6667">
            <text:p>81.6667</text:p>
          </table:table-cell>
          <table:table-cell office:value-type="float" office:value="91.1667">
            <text:p>91.1667</text:p>
          </table:table-cell>
          <table:table-cell office:value-type="float" office:value="96.1667">
            <text:p>96.1667</text:p>
          </table:table-cell>
          <table:table-cell office:value-type="float" office:value="106.5">
            <text:p>106.5</text:p>
          </table:table-cell>
          <table:table-cell office:value-type="float" office:value="114.1667">
            <text:p>114.1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7-14T17:00:00">
            <text:p>Fri Jul 14 17:00:00 2023</text:p>
          </table:table-cell>
          <table:table-cell office:value-type="float" office:value="46.6667">
            <text:p>46.6667</text:p>
          </table:table-cell>
          <table:table-cell office:value-type="float" office:value="57.3333">
            <text:p>57.3333</text:p>
          </table:table-cell>
          <table:table-cell office:value-type="float" office:value="61.6667">
            <text:p>61.6667</text:p>
          </table:table-cell>
          <table:table-cell office:value-type="float" office:value="81.6667">
            <text:p>81.6667</text:p>
          </table:table-cell>
          <table:table-cell office:value-type="float" office:value="91.1667">
            <text:p>91.1667</text:p>
          </table:table-cell>
          <table:table-cell office:value-type="float" office:value="96.1667">
            <text:p>96.1667</text:p>
          </table:table-cell>
          <table:table-cell office:value-type="float" office:value="106.5">
            <text:p>106.5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7-14T18:00:00">
            <text:p>Fri Jul 14 18:00:00 2023</text:p>
          </table:table-cell>
          <table:table-cell office:value-type="float" office:value="49.3333">
            <text:p>49.3333</text:p>
          </table:table-cell>
          <table:table-cell office:value-type="float" office:value="46.6667">
            <text:p>46.6667</text:p>
          </table:table-cell>
          <table:table-cell office:value-type="float" office:value="57.3333">
            <text:p>57.3333</text:p>
          </table:table-cell>
          <table:table-cell office:value-type="float" office:value="61.6667">
            <text:p>61.6667</text:p>
          </table:table-cell>
          <table:table-cell office:value-type="float" office:value="81.6667">
            <text:p>81.6667</text:p>
          </table:table-cell>
          <table:table-cell office:value-type="float" office:value="91.1667">
            <text:p>91.1667</text:p>
          </table:table-cell>
          <table:table-cell office:value-type="float" office:value="96.1667">
            <text:p>96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7-15T13:00:00">
            <text:p>Sat Jul 15 13:00:00 2023</text:p>
          </table:table-cell>
          <table:table-cell office:value-type="float" office:value="78.6667">
            <text:p>78.6667</text:p>
          </table:table-cell>
          <table:table-cell office:value-type="float" office:value="81.0">
            <text:p>81.0</text:p>
          </table:table-cell>
          <table:table-cell office:value-type="float" office:value="80.0">
            <text:p>80.0</text:p>
          </table:table-cell>
          <table:table-cell office:value-type="float" office:value="79.8333">
            <text:p>79.8333</text:p>
          </table:table-cell>
          <table:table-cell office:value-type="float" office:value="75.1667">
            <text:p>75.1667</text:p>
          </table:table-cell>
          <table:table-cell office:value-type="float" office:value="67.3333">
            <text:p>67.3333</text:p>
          </table:table-cell>
          <table:table-cell office:value-type="float" office:value="64.0">
            <text:p>64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7-15T14:00:00">
            <text:p>Sat Jul 15 14:00:00 2023</text:p>
          </table:table-cell>
          <table:table-cell office:value-type="float" office:value="73.3333">
            <text:p>73.3333</text:p>
          </table:table-cell>
          <table:table-cell office:value-type="float" office:value="78.6667">
            <text:p>78.6667</text:p>
          </table:table-cell>
          <table:table-cell office:value-type="float" office:value="81.0">
            <text:p>81.0</text:p>
          </table:table-cell>
          <table:table-cell office:value-type="float" office:value="80.0">
            <text:p>80.0</text:p>
          </table:table-cell>
          <table:table-cell office:value-type="float" office:value="79.8333">
            <text:p>79.8333</text:p>
          </table:table-cell>
          <table:table-cell office:value-type="float" office:value="75.1667">
            <text:p>75.1667</text:p>
          </table:table-cell>
          <table:table-cell office:value-type="float" office:value="67.3333">
            <text:p>67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7-15T15:00:00">
            <text:p>Sat Jul 15 15:00:00 2023</text:p>
          </table:table-cell>
          <table:table-cell office:value-type="float" office:value="70.8333">
            <text:p>70.8333</text:p>
          </table:table-cell>
          <table:table-cell office:value-type="float" office:value="73.3333">
            <text:p>73.3333</text:p>
          </table:table-cell>
          <table:table-cell office:value-type="float" office:value="78.6667">
            <text:p>78.6667</text:p>
          </table:table-cell>
          <table:table-cell office:value-type="float" office:value="81.0">
            <text:p>81.0</text:p>
          </table:table-cell>
          <table:table-cell office:value-type="float" office:value="80.0">
            <text:p>80.0</text:p>
          </table:table-cell>
          <table:table-cell office:value-type="float" office:value="79.8333">
            <text:p>79.8333</text:p>
          </table:table-cell>
          <table:table-cell office:value-type="float" office:value="75.1667">
            <text:p>75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7-15T16:00:00">
            <text:p>Sat Jul 15 16:00:00 2023</text:p>
          </table:table-cell>
          <table:table-cell office:value-type="float" office:value="68.3333">
            <text:p>68.3333</text:p>
          </table:table-cell>
          <table:table-cell office:value-type="float" office:value="70.8333">
            <text:p>70.8333</text:p>
          </table:table-cell>
          <table:table-cell office:value-type="float" office:value="73.3333">
            <text:p>73.3333</text:p>
          </table:table-cell>
          <table:table-cell office:value-type="float" office:value="78.6667">
            <text:p>78.6667</text:p>
          </table:table-cell>
          <table:table-cell office:value-type="float" office:value="81.0">
            <text:p>81.0</text:p>
          </table:table-cell>
          <table:table-cell office:value-type="float" office:value="80.0">
            <text:p>80.0</text:p>
          </table:table-cell>
          <table:table-cell office:value-type="float" office:value="79.8333">
            <text:p>79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7-15T17:00:00">
            <text:p>Sat Jul 15 17:00:00 2023</text:p>
          </table:table-cell>
          <table:table-cell office:value-type="float" office:value="62.8333">
            <text:p>62.8333</text:p>
          </table:table-cell>
          <table:table-cell office:value-type="float" office:value="68.3333">
            <text:p>68.3333</text:p>
          </table:table-cell>
          <table:table-cell office:value-type="float" office:value="70.8333">
            <text:p>70.8333</text:p>
          </table:table-cell>
          <table:table-cell office:value-type="float" office:value="73.3333">
            <text:p>73.3333</text:p>
          </table:table-cell>
          <table:table-cell office:value-type="float" office:value="78.6667">
            <text:p>78.6667</text:p>
          </table:table-cell>
          <table:table-cell office:value-type="float" office:value="81.0">
            <text:p>81.0</text:p>
          </table:table-cell>
          <table:table-cell office:value-type="float" office:value="80.0">
            <text:p>80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7-15T18:00:00">
            <text:p>Sat Jul 15 18:00:00 2023</text:p>
          </table:table-cell>
          <table:table-cell office:value-type="float" office:value="54.8333">
            <text:p>54.8333</text:p>
          </table:table-cell>
          <table:table-cell office:value-type="float" office:value="62.8333">
            <text:p>62.8333</text:p>
          </table:table-cell>
          <table:table-cell office:value-type="float" office:value="68.3333">
            <text:p>68.3333</text:p>
          </table:table-cell>
          <table:table-cell office:value-type="float" office:value="70.8333">
            <text:p>70.8333</text:p>
          </table:table-cell>
          <table:table-cell office:value-type="float" office:value="73.3333">
            <text:p>73.3333</text:p>
          </table:table-cell>
          <table:table-cell office:value-type="float" office:value="78.6667">
            <text:p>78.6667</text:p>
          </table:table-cell>
          <table:table-cell office:value-type="float" office:value="81.0">
            <text:p>81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7-16T13:00:00">
            <text:p>Sun Jul 16 13:00:00 2023</text:p>
          </table:table-cell>
          <table:table-cell office:value-type="float" office:value="68.0">
            <text:p>68.0</text:p>
          </table:table-cell>
          <table:table-cell office:value-type="float" office:value="70.1667">
            <text:p>70.1667</text:p>
          </table:table-cell>
          <table:table-cell office:value-type="float" office:value="60.1667">
            <text:p>60.1667</text:p>
          </table:table-cell>
          <table:table-cell office:value-type="float" office:value="58.8333">
            <text:p>58.8333</text:p>
          </table:table-cell>
          <table:table-cell office:value-type="float" office:value="58.5">
            <text:p>58.5</text:p>
          </table:table-cell>
          <table:table-cell office:value-type="float" office:value="62.8333">
            <text:p>62.8333</text:p>
          </table:table-cell>
          <table:table-cell office:value-type="float" office:value="65.0">
            <text:p>65.0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7-16T14:00:00">
            <text:p>Sun Jul 16 14:00:00 2023</text:p>
          </table:table-cell>
          <table:table-cell office:value-type="float" office:value="68.3333">
            <text:p>68.3333</text:p>
          </table:table-cell>
          <table:table-cell office:value-type="float" office:value="68.0">
            <text:p>68.0</text:p>
          </table:table-cell>
          <table:table-cell office:value-type="float" office:value="70.1667">
            <text:p>70.1667</text:p>
          </table:table-cell>
          <table:table-cell office:value-type="float" office:value="60.1667">
            <text:p>60.1667</text:p>
          </table:table-cell>
          <table:table-cell office:value-type="float" office:value="58.8333">
            <text:p>58.8333</text:p>
          </table:table-cell>
          <table:table-cell office:value-type="float" office:value="58.5">
            <text:p>58.5</text:p>
          </table:table-cell>
          <table:table-cell office:value-type="float" office:value="62.8333">
            <text:p>62.8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7-16T15:00:00">
            <text:p>Sun Jul 16 15:00:00 2023</text:p>
          </table:table-cell>
          <table:table-cell office:value-type="float" office:value="63.6667">
            <text:p>63.6667</text:p>
          </table:table-cell>
          <table:table-cell office:value-type="float" office:value="68.3333">
            <text:p>68.3333</text:p>
          </table:table-cell>
          <table:table-cell office:value-type="float" office:value="68.0">
            <text:p>68.0</text:p>
          </table:table-cell>
          <table:table-cell office:value-type="float" office:value="70.1667">
            <text:p>70.1667</text:p>
          </table:table-cell>
          <table:table-cell office:value-type="float" office:value="60.1667">
            <text:p>60.1667</text:p>
          </table:table-cell>
          <table:table-cell office:value-type="float" office:value="58.8333">
            <text:p>58.8333</text:p>
          </table:table-cell>
          <table:table-cell office:value-type="float" office:value="58.5">
            <text:p>58.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16T16:00:00">
            <text:p>Sun Jul 16 16:00:00 2023</text:p>
          </table:table-cell>
          <table:table-cell office:value-type="float" office:value="58.3333">
            <text:p>58.3333</text:p>
          </table:table-cell>
          <table:table-cell office:value-type="float" office:value="63.6667">
            <text:p>63.6667</text:p>
          </table:table-cell>
          <table:table-cell office:value-type="float" office:value="68.3333">
            <text:p>68.3333</text:p>
          </table:table-cell>
          <table:table-cell office:value-type="float" office:value="68.0">
            <text:p>68.0</text:p>
          </table:table-cell>
          <table:table-cell office:value-type="float" office:value="70.1667">
            <text:p>70.1667</text:p>
          </table:table-cell>
          <table:table-cell office:value-type="float" office:value="60.1667">
            <text:p>60.1667</text:p>
          </table:table-cell>
          <table:table-cell office:value-type="float" office:value="58.8333">
            <text:p>58.8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16T17:00:00">
            <text:p>Sun Jul 16 17:00:00 2023</text:p>
          </table:table-cell>
          <table:table-cell office:value-type="float" office:value="52.6667">
            <text:p>52.6667</text:p>
          </table:table-cell>
          <table:table-cell office:value-type="float" office:value="58.3333">
            <text:p>58.3333</text:p>
          </table:table-cell>
          <table:table-cell office:value-type="float" office:value="63.6667">
            <text:p>63.6667</text:p>
          </table:table-cell>
          <table:table-cell office:value-type="float" office:value="68.3333">
            <text:p>68.3333</text:p>
          </table:table-cell>
          <table:table-cell office:value-type="float" office:value="68.0">
            <text:p>68.0</text:p>
          </table:table-cell>
          <table:table-cell office:value-type="float" office:value="70.1667">
            <text:p>70.1667</text:p>
          </table:table-cell>
          <table:table-cell office:value-type="float" office:value="60.1667">
            <text:p>60.1667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7-17T13:00:00">
            <text:p>Mon Jul 17 13:00:00 2023</text:p>
          </table:table-cell>
          <table:table-cell office:value-type="float" office:value="106.3333">
            <text:p>106.3333</text:p>
          </table:table-cell>
          <table:table-cell office:value-type="float" office:value="103.3333">
            <text:p>103.3333</text:p>
          </table:table-cell>
          <table:table-cell office:value-type="float" office:value="92.5">
            <text:p>92.5</text:p>
          </table:table-cell>
          <table:table-cell office:value-type="float" office:value="87.6667">
            <text:p>87.6667</text:p>
          </table:table-cell>
          <table:table-cell office:value-type="float" office:value="87.6667">
            <text:p>87.6667</text:p>
          </table:table-cell>
          <table:table-cell office:value-type="float" office:value="83.1667">
            <text:p>83.1667</text:p>
          </table:table-cell>
          <table:table-cell office:value-type="float" office:value="74.3333">
            <text:p>74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7-17T14:00:00">
            <text:p>Mon Jul 17 14:00:00 2023</text:p>
          </table:table-cell>
          <table:table-cell office:value-type="float" office:value="105.5">
            <text:p>105.5</text:p>
          </table:table-cell>
          <table:table-cell office:value-type="float" office:value="106.3333">
            <text:p>106.3333</text:p>
          </table:table-cell>
          <table:table-cell office:value-type="float" office:value="103.3333">
            <text:p>103.3333</text:p>
          </table:table-cell>
          <table:table-cell office:value-type="float" office:value="92.5">
            <text:p>92.5</text:p>
          </table:table-cell>
          <table:table-cell office:value-type="float" office:value="87.6667">
            <text:p>87.6667</text:p>
          </table:table-cell>
          <table:table-cell office:value-type="float" office:value="87.6667">
            <text:p>87.6667</text:p>
          </table:table-cell>
          <table:table-cell office:value-type="float" office:value="83.1667">
            <text:p>83.1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7-17T15:00:00">
            <text:p>Mon Jul 17 15:00:00 2023</text:p>
          </table:table-cell>
          <table:table-cell office:value-type="float" office:value="100.8333">
            <text:p>100.8333</text:p>
          </table:table-cell>
          <table:table-cell office:value-type="float" office:value="105.5">
            <text:p>105.5</text:p>
          </table:table-cell>
          <table:table-cell office:value-type="float" office:value="106.3333">
            <text:p>106.3333</text:p>
          </table:table-cell>
          <table:table-cell office:value-type="float" office:value="103.3333">
            <text:p>103.3333</text:p>
          </table:table-cell>
          <table:table-cell office:value-type="float" office:value="92.5">
            <text:p>92.5</text:p>
          </table:table-cell>
          <table:table-cell office:value-type="float" office:value="87.6667">
            <text:p>87.6667</text:p>
          </table:table-cell>
          <table:table-cell office:value-type="float" office:value="87.6667">
            <text:p>87.6667</text:p>
          </table:table-cell>
          <table:table-cell office:value-type="float" office:value="113.3333">
            <text:p>113.3333</text:p>
          </table:table-cell>
        </table:table-row>
        <table:table-row>
          <table:table-cell table:style-name="pd1" office:value-type="date" office:date-value="2023-07-17T16:00:00">
            <text:p>Mon Jul 17 16:00:00 2023</text:p>
          </table:table-cell>
          <table:table-cell office:value-type="float" office:value="85.1667">
            <text:p>85.1667</text:p>
          </table:table-cell>
          <table:table-cell office:value-type="float" office:value="100.8333">
            <text:p>100.8333</text:p>
          </table:table-cell>
          <table:table-cell office:value-type="float" office:value="105.5">
            <text:p>105.5</text:p>
          </table:table-cell>
          <table:table-cell office:value-type="float" office:value="106.3333">
            <text:p>106.3333</text:p>
          </table:table-cell>
          <table:table-cell office:value-type="float" office:value="103.3333">
            <text:p>103.3333</text:p>
          </table:table-cell>
          <table:table-cell office:value-type="float" office:value="92.5">
            <text:p>92.5</text:p>
          </table:table-cell>
          <table:table-cell office:value-type="float" office:value="87.6667">
            <text:p>87.6667</text:p>
          </table:table-cell>
          <table:table-cell office:value-type="float" office:value="125.6667">
            <text:p>125.6667</text:p>
          </table:table-cell>
        </table:table-row>
        <table:table-row>
          <table:table-cell table:style-name="pd1" office:value-type="date" office:date-value="2023-07-17T17:00:00">
            <text:p>Mon Jul 17 17:00:00 2023</text:p>
          </table:table-cell>
          <table:table-cell office:value-type="float" office:value="74.6667">
            <text:p>74.6667</text:p>
          </table:table-cell>
          <table:table-cell office:value-type="float" office:value="85.1667">
            <text:p>85.1667</text:p>
          </table:table-cell>
          <table:table-cell office:value-type="float" office:value="100.8333">
            <text:p>100.8333</text:p>
          </table:table-cell>
          <table:table-cell office:value-type="float" office:value="105.5">
            <text:p>105.5</text:p>
          </table:table-cell>
          <table:table-cell office:value-type="float" office:value="106.3333">
            <text:p>106.3333</text:p>
          </table:table-cell>
          <table:table-cell office:value-type="float" office:value="103.3333">
            <text:p>103.3333</text:p>
          </table:table-cell>
          <table:table-cell office:value-type="float" office:value="92.5">
            <text:p>92.5</text:p>
          </table:table-cell>
          <table:table-cell office:value-type="float" office:value="111.3333">
            <text:p>111.3333</text:p>
          </table:table-cell>
        </table:table-row>
        <table:table-row>
          <table:table-cell table:style-name="pd1" office:value-type="date" office:date-value="2023-07-17T18:00:00">
            <text:p>Mon Jul 17 18:00:00 2023</text:p>
          </table:table-cell>
          <table:table-cell office:value-type="float" office:value="51.3333">
            <text:p>51.3333</text:p>
          </table:table-cell>
          <table:table-cell office:value-type="float" office:value="74.6667">
            <text:p>74.6667</text:p>
          </table:table-cell>
          <table:table-cell office:value-type="float" office:value="85.1667">
            <text:p>85.1667</text:p>
          </table:table-cell>
          <table:table-cell office:value-type="float" office:value="100.8333">
            <text:p>100.8333</text:p>
          </table:table-cell>
          <table:table-cell office:value-type="float" office:value="105.5">
            <text:p>105.5</text:p>
          </table:table-cell>
          <table:table-cell office:value-type="float" office:value="106.3333">
            <text:p>106.3333</text:p>
          </table:table-cell>
          <table:table-cell office:value-type="float" office:value="103.3333">
            <text:p>103.3333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3-07-18T12:00:00">
            <text:p>Tue Jul 18 12:00:00 2023</text:p>
          </table:table-cell>
          <table:table-cell office:value-type="float" office:value="101.0">
            <text:p>101.0</text:p>
          </table:table-cell>
          <table:table-cell office:value-type="float" office:value="111.3333">
            <text:p>111.3333</text:p>
          </table:table-cell>
          <table:table-cell office:value-type="float" office:value="125.6667">
            <text:p>125.6667</text:p>
          </table:table-cell>
          <table:table-cell office:value-type="float" office:value="113.3333">
            <text:p>113.3333</text:p>
          </table:table-cell>
          <table:table-cell office:value-type="float" office:value="87.5">
            <text:p>87.5</text:p>
          </table:table-cell>
          <table:table-cell office:value-type="float" office:value="68.5">
            <text:p>68.5</text:p>
          </table:table-cell>
          <table:table-cell office:value-type="float" office:value="51.8333">
            <text:p>51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7-18T13:00:00">
            <text:p>Tue Jul 18 13:00:00 2023</text:p>
          </table:table-cell>
          <table:table-cell office:value-type="float" office:value="92.6667">
            <text:p>92.6667</text:p>
          </table:table-cell>
          <table:table-cell office:value-type="float" office:value="101.0">
            <text:p>101.0</text:p>
          </table:table-cell>
          <table:table-cell office:value-type="float" office:value="111.3333">
            <text:p>111.3333</text:p>
          </table:table-cell>
          <table:table-cell office:value-type="float" office:value="125.6667">
            <text:p>125.6667</text:p>
          </table:table-cell>
          <table:table-cell office:value-type="float" office:value="113.3333">
            <text:p>113.3333</text:p>
          </table:table-cell>
          <table:table-cell office:value-type="float" office:value="87.5">
            <text:p>87.5</text:p>
          </table:table-cell>
          <table:table-cell office:value-type="float" office:value="68.5">
            <text:p>68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7-18T14:00:00">
            <text:p>Tue Jul 18 14:00:00 2023</text:p>
          </table:table-cell>
          <table:table-cell office:value-type="float" office:value="86.3333">
            <text:p>86.3333</text:p>
          </table:table-cell>
          <table:table-cell office:value-type="float" office:value="92.6667">
            <text:p>92.6667</text:p>
          </table:table-cell>
          <table:table-cell office:value-type="float" office:value="101.0">
            <text:p>101.0</text:p>
          </table:table-cell>
          <table:table-cell office:value-type="float" office:value="111.3333">
            <text:p>111.3333</text:p>
          </table:table-cell>
          <table:table-cell office:value-type="float" office:value="125.6667">
            <text:p>125.6667</text:p>
          </table:table-cell>
          <table:table-cell office:value-type="float" office:value="113.3333">
            <text:p>113.3333</text:p>
          </table:table-cell>
          <table:table-cell office:value-type="float" office:value="87.5">
            <text:p>87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7-18T15:00:00">
            <text:p>Tue Jul 18 15:00:00 2023</text:p>
          </table:table-cell>
          <table:table-cell office:value-type="float" office:value="75.3333">
            <text:p>75.3333</text:p>
          </table:table-cell>
          <table:table-cell office:value-type="float" office:value="86.3333">
            <text:p>86.3333</text:p>
          </table:table-cell>
          <table:table-cell office:value-type="float" office:value="92.6667">
            <text:p>92.6667</text:p>
          </table:table-cell>
          <table:table-cell office:value-type="float" office:value="101.0">
            <text:p>101.0</text:p>
          </table:table-cell>
          <table:table-cell office:value-type="float" office:value="111.3333">
            <text:p>111.3333</text:p>
          </table:table-cell>
          <table:table-cell office:value-type="float" office:value="125.6667">
            <text:p>125.6667</text:p>
          </table:table-cell>
          <table:table-cell office:value-type="float" office:value="113.3333">
            <text:p>113.3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7-18T16:00:00">
            <text:p>Tue Jul 18 16:00:00 2023</text:p>
          </table:table-cell>
          <table:table-cell office:value-type="float" office:value="59.3333">
            <text:p>59.3333</text:p>
          </table:table-cell>
          <table:table-cell office:value-type="float" office:value="75.3333">
            <text:p>75.3333</text:p>
          </table:table-cell>
          <table:table-cell office:value-type="float" office:value="86.3333">
            <text:p>86.3333</text:p>
          </table:table-cell>
          <table:table-cell office:value-type="float" office:value="92.6667">
            <text:p>92.6667</text:p>
          </table:table-cell>
          <table:table-cell office:value-type="float" office:value="101.0">
            <text:p>101.0</text:p>
          </table:table-cell>
          <table:table-cell office:value-type="float" office:value="111.3333">
            <text:p>111.3333</text:p>
          </table:table-cell>
          <table:table-cell office:value-type="float" office:value="125.6667">
            <text:p>125.6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3-07-18T17:00:00">
            <text:p>Tue Jul 18 17:00:00 2023</text:p>
          </table:table-cell>
          <table:table-cell office:value-type="float" office:value="42.5">
            <text:p>42.5</text:p>
          </table:table-cell>
          <table:table-cell office:value-type="float" office:value="59.3333">
            <text:p>59.3333</text:p>
          </table:table-cell>
          <table:table-cell office:value-type="float" office:value="75.3333">
            <text:p>75.3333</text:p>
          </table:table-cell>
          <table:table-cell office:value-type="float" office:value="86.3333">
            <text:p>86.3333</text:p>
          </table:table-cell>
          <table:table-cell office:value-type="float" office:value="92.6667">
            <text:p>92.6667</text:p>
          </table:table-cell>
          <table:table-cell office:value-type="float" office:value="101.0">
            <text:p>101.0</text:p>
          </table:table-cell>
          <table:table-cell office:value-type="float" office:value="111.3333">
            <text:p>111.3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7-19T13:00:00">
            <text:p>Wed Jul 19 13:00:00 2023</text:p>
          </table:table-cell>
          <table:table-cell office:value-type="float" office:value="91.1667">
            <text:p>91.1667</text:p>
          </table:table-cell>
          <table:table-cell office:value-type="float" office:value="88.8333">
            <text:p>88.8333</text:p>
          </table:table-cell>
          <table:table-cell office:value-type="float" office:value="86.1667">
            <text:p>86.1667</text:p>
          </table:table-cell>
          <table:table-cell office:value-type="float" office:value="86.8333">
            <text:p>86.8333</text:p>
          </table:table-cell>
          <table:table-cell office:value-type="float" office:value="86.1667">
            <text:p>86.1667</text:p>
          </table:table-cell>
          <table:table-cell office:value-type="float" office:value="81.6667">
            <text:p>81.6667</text:p>
          </table:table-cell>
          <table:table-cell office:value-type="float" office:value="65.8333">
            <text:p>65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7-19T14:00:00">
            <text:p>Wed Jul 19 14:00:00 2023</text:p>
          </table:table-cell>
          <table:table-cell office:value-type="float" office:value="82.5">
            <text:p>82.5</text:p>
          </table:table-cell>
          <table:table-cell office:value-type="float" office:value="91.1667">
            <text:p>91.1667</text:p>
          </table:table-cell>
          <table:table-cell office:value-type="float" office:value="88.8333">
            <text:p>88.8333</text:p>
          </table:table-cell>
          <table:table-cell office:value-type="float" office:value="86.1667">
            <text:p>86.1667</text:p>
          </table:table-cell>
          <table:table-cell office:value-type="float" office:value="86.8333">
            <text:p>86.8333</text:p>
          </table:table-cell>
          <table:table-cell office:value-type="float" office:value="86.1667">
            <text:p>86.1667</text:p>
          </table:table-cell>
          <table:table-cell office:value-type="float" office:value="81.6667">
            <text:p>81.6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7-19T15:00:00">
            <text:p>Wed Jul 19 15:00:00 2023</text:p>
          </table:table-cell>
          <table:table-cell office:value-type="float" office:value="71.3333">
            <text:p>71.3333</text:p>
          </table:table-cell>
          <table:table-cell office:value-type="float" office:value="82.5">
            <text:p>82.5</text:p>
          </table:table-cell>
          <table:table-cell office:value-type="float" office:value="91.1667">
            <text:p>91.1667</text:p>
          </table:table-cell>
          <table:table-cell office:value-type="float" office:value="88.8333">
            <text:p>88.8333</text:p>
          </table:table-cell>
          <table:table-cell office:value-type="float" office:value="86.1667">
            <text:p>86.1667</text:p>
          </table:table-cell>
          <table:table-cell office:value-type="float" office:value="86.8333">
            <text:p>86.8333</text:p>
          </table:table-cell>
          <table:table-cell office:value-type="float" office:value="86.1667">
            <text:p>86.1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7-19T16:00:00">
            <text:p>Wed Jul 19 16:00:00 2023</text:p>
          </table:table-cell>
          <table:table-cell office:value-type="float" office:value="54.0">
            <text:p>54.0</text:p>
          </table:table-cell>
          <table:table-cell office:value-type="float" office:value="71.3333">
            <text:p>71.3333</text:p>
          </table:table-cell>
          <table:table-cell office:value-type="float" office:value="82.5">
            <text:p>82.5</text:p>
          </table:table-cell>
          <table:table-cell office:value-type="float" office:value="91.1667">
            <text:p>91.1667</text:p>
          </table:table-cell>
          <table:table-cell office:value-type="float" office:value="88.8333">
            <text:p>88.8333</text:p>
          </table:table-cell>
          <table:table-cell office:value-type="float" office:value="86.1667">
            <text:p>86.1667</text:p>
          </table:table-cell>
          <table:table-cell office:value-type="float" office:value="86.8333">
            <text:p>86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7-19T17:00:00">
            <text:p>Wed Jul 19 17:00:00 2023</text:p>
          </table:table-cell>
          <table:table-cell office:value-type="float" office:value="50.0">
            <text:p>50.0</text:p>
          </table:table-cell>
          <table:table-cell office:value-type="float" office:value="54.0">
            <text:p>54.0</text:p>
          </table:table-cell>
          <table:table-cell office:value-type="float" office:value="71.3333">
            <text:p>71.3333</text:p>
          </table:table-cell>
          <table:table-cell office:value-type="float" office:value="82.5">
            <text:p>82.5</text:p>
          </table:table-cell>
          <table:table-cell office:value-type="float" office:value="91.1667">
            <text:p>91.1667</text:p>
          </table:table-cell>
          <table:table-cell office:value-type="float" office:value="88.8333">
            <text:p>88.8333</text:p>
          </table:table-cell>
          <table:table-cell office:value-type="float" office:value="86.1667">
            <text:p>86.1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7-19T18:00:00">
            <text:p>Wed Jul 19 18:00:00 2023</text:p>
          </table:table-cell>
          <table:table-cell office:value-type="float" office:value="48.8333">
            <text:p>48.8333</text:p>
          </table:table-cell>
          <table:table-cell office:value-type="float" office:value="50.0">
            <text:p>50.0</text:p>
          </table:table-cell>
          <table:table-cell office:value-type="float" office:value="54.0">
            <text:p>54.0</text:p>
          </table:table-cell>
          <table:table-cell office:value-type="float" office:value="71.3333">
            <text:p>71.3333</text:p>
          </table:table-cell>
          <table:table-cell office:value-type="float" office:value="82.5">
            <text:p>82.5</text:p>
          </table:table-cell>
          <table:table-cell office:value-type="float" office:value="91.1667">
            <text:p>91.1667</text:p>
          </table:table-cell>
          <table:table-cell office:value-type="float" office:value="88.8333">
            <text:p>88.8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7-20T13:00:00">
            <text:p>Thu Jul 20 13:00:00 2023</text:p>
          </table:table-cell>
          <table:table-cell office:value-type="float" office:value="63.3333">
            <text:p>63.3333</text:p>
          </table:table-cell>
          <table:table-cell office:value-type="float" office:value="75.5">
            <text:p>75.5</text:p>
          </table:table-cell>
          <table:table-cell office:value-type="float" office:value="76.3333">
            <text:p>76.3333</text:p>
          </table:table-cell>
          <table:table-cell office:value-type="float" office:value="76.5">
            <text:p>76.5</text:p>
          </table:table-cell>
          <table:table-cell office:value-type="float" office:value="77.6667">
            <text:p>77.6667</text:p>
          </table:table-cell>
          <table:table-cell office:value-type="float" office:value="74.0">
            <text:p>74.0</text:p>
          </table:table-cell>
          <table:table-cell office:value-type="float" office:value="69.6667">
            <text:p>69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7-20T14:00:00">
            <text:p>Thu Jul 20 14:00:00 2023</text:p>
          </table:table-cell>
          <table:table-cell office:value-type="float" office:value="61.0">
            <text:p>61.0</text:p>
          </table:table-cell>
          <table:table-cell office:value-type="float" office:value="63.3333">
            <text:p>63.3333</text:p>
          </table:table-cell>
          <table:table-cell office:value-type="float" office:value="75.5">
            <text:p>75.5</text:p>
          </table:table-cell>
          <table:table-cell office:value-type="float" office:value="76.3333">
            <text:p>76.3333</text:p>
          </table:table-cell>
          <table:table-cell office:value-type="float" office:value="76.5">
            <text:p>76.5</text:p>
          </table:table-cell>
          <table:table-cell office:value-type="float" office:value="77.6667">
            <text:p>77.6667</text:p>
          </table:table-cell>
          <table:table-cell office:value-type="float" office:value="74.0">
            <text:p>74.0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20T15:00:00">
            <text:p>Thu Jul 20 15:00:00 2023</text:p>
          </table:table-cell>
          <table:table-cell office:value-type="float" office:value="55.5">
            <text:p>55.5</text:p>
          </table:table-cell>
          <table:table-cell office:value-type="float" office:value="61.0">
            <text:p>61.0</text:p>
          </table:table-cell>
          <table:table-cell office:value-type="float" office:value="63.3333">
            <text:p>63.3333</text:p>
          </table:table-cell>
          <table:table-cell office:value-type="float" office:value="75.5">
            <text:p>75.5</text:p>
          </table:table-cell>
          <table:table-cell office:value-type="float" office:value="76.3333">
            <text:p>76.3333</text:p>
          </table:table-cell>
          <table:table-cell office:value-type="float" office:value="76.5">
            <text:p>76.5</text:p>
          </table:table-cell>
          <table:table-cell office:value-type="float" office:value="77.6667">
            <text:p>77.6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7-20T16:00:00">
            <text:p>Thu Jul 20 16:00:00 2023</text:p>
          </table:table-cell>
          <table:table-cell office:value-type="float" office:value="56.1667">
            <text:p>56.1667</text:p>
          </table:table-cell>
          <table:table-cell office:value-type="float" office:value="55.5">
            <text:p>55.5</text:p>
          </table:table-cell>
          <table:table-cell office:value-type="float" office:value="61.0">
            <text:p>61.0</text:p>
          </table:table-cell>
          <table:table-cell office:value-type="float" office:value="63.3333">
            <text:p>63.3333</text:p>
          </table:table-cell>
          <table:table-cell office:value-type="float" office:value="75.5">
            <text:p>75.5</text:p>
          </table:table-cell>
          <table:table-cell office:value-type="float" office:value="76.3333">
            <text:p>76.3333</text:p>
          </table:table-cell>
          <table:table-cell office:value-type="float" office:value="76.5">
            <text:p>76.5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3-07-20T17:00:00">
            <text:p>Thu Jul 20 17:00:00 2023</text:p>
          </table:table-cell>
          <table:table-cell office:value-type="float" office:value="51.6667">
            <text:p>51.6667</text:p>
          </table:table-cell>
          <table:table-cell office:value-type="float" office:value="56.1667">
            <text:p>56.1667</text:p>
          </table:table-cell>
          <table:table-cell office:value-type="float" office:value="55.5">
            <text:p>55.5</text:p>
          </table:table-cell>
          <table:table-cell office:value-type="float" office:value="61.0">
            <text:p>61.0</text:p>
          </table:table-cell>
          <table:table-cell office:value-type="float" office:value="63.3333">
            <text:p>63.3333</text:p>
          </table:table-cell>
          <table:table-cell office:value-type="float" office:value="75.5">
            <text:p>75.5</text:p>
          </table:table-cell>
          <table:table-cell office:value-type="float" office:value="76.3333">
            <text:p>76.3333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3-07-21T13:00:00">
            <text:p>Fri Jul 21 13:00:00 2023</text:p>
          </table:table-cell>
          <table:table-cell office:value-type="float" office:value="95.6667">
            <text:p>95.6667</text:p>
          </table:table-cell>
          <table:table-cell office:value-type="float" office:value="106.6667">
            <text:p>106.6667</text:p>
          </table:table-cell>
          <table:table-cell office:value-type="float" office:value="103.0">
            <text:p>103.0</text:p>
          </table:table-cell>
          <table:table-cell office:value-type="float" office:value="102.1667">
            <text:p>102.1667</text:p>
          </table:table-cell>
          <table:table-cell office:value-type="float" office:value="93.5">
            <text:p>93.5</text:p>
          </table:table-cell>
          <table:table-cell office:value-type="float" office:value="78.5">
            <text:p>78.5</text:p>
          </table:table-cell>
          <table:table-cell office:value-type="float" office:value="69.5">
            <text:p>69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7-21T14:00:00">
            <text:p>Fri Jul 21 14:00:00 2023</text:p>
          </table:table-cell>
          <table:table-cell office:value-type="float" office:value="79.0">
            <text:p>79.0</text:p>
          </table:table-cell>
          <table:table-cell office:value-type="float" office:value="95.6667">
            <text:p>95.6667</text:p>
          </table:table-cell>
          <table:table-cell office:value-type="float" office:value="106.6667">
            <text:p>106.6667</text:p>
          </table:table-cell>
          <table:table-cell office:value-type="float" office:value="103.0">
            <text:p>103.0</text:p>
          </table:table-cell>
          <table:table-cell office:value-type="float" office:value="102.1667">
            <text:p>102.1667</text:p>
          </table:table-cell>
          <table:table-cell office:value-type="float" office:value="93.5">
            <text:p>93.5</text:p>
          </table:table-cell>
          <table:table-cell office:value-type="float" office:value="78.5">
            <text:p>78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7-21T15:00:00">
            <text:p>Fri Jul 21 15:00:00 2023</text:p>
          </table:table-cell>
          <table:table-cell office:value-type="float" office:value="74.1667">
            <text:p>74.1667</text:p>
          </table:table-cell>
          <table:table-cell office:value-type="float" office:value="79.0">
            <text:p>79.0</text:p>
          </table:table-cell>
          <table:table-cell office:value-type="float" office:value="95.6667">
            <text:p>95.6667</text:p>
          </table:table-cell>
          <table:table-cell office:value-type="float" office:value="106.6667">
            <text:p>106.6667</text:p>
          </table:table-cell>
          <table:table-cell office:value-type="float" office:value="103.0">
            <text:p>103.0</text:p>
          </table:table-cell>
          <table:table-cell office:value-type="float" office:value="102.1667">
            <text:p>102.1667</text:p>
          </table:table-cell>
          <table:table-cell office:value-type="float" office:value="93.5">
            <text:p>93.5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7-21T16:00:00">
            <text:p>Fri Jul 21 16:00:00 2023</text:p>
          </table:table-cell>
          <table:table-cell office:value-type="float" office:value="75.1667">
            <text:p>75.1667</text:p>
          </table:table-cell>
          <table:table-cell office:value-type="float" office:value="74.1667">
            <text:p>74.1667</text:p>
          </table:table-cell>
          <table:table-cell office:value-type="float" office:value="79.0">
            <text:p>79.0</text:p>
          </table:table-cell>
          <table:table-cell office:value-type="float" office:value="95.6667">
            <text:p>95.6667</text:p>
          </table:table-cell>
          <table:table-cell office:value-type="float" office:value="106.6667">
            <text:p>106.6667</text:p>
          </table:table-cell>
          <table:table-cell office:value-type="float" office:value="103.0">
            <text:p>103.0</text:p>
          </table:table-cell>
          <table:table-cell office:value-type="float" office:value="102.1667">
            <text:p>102.1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7-21T17:00:00">
            <text:p>Fri Jul 21 17:00:00 2023</text:p>
          </table:table-cell>
          <table:table-cell office:value-type="float" office:value="56.0">
            <text:p>56.0</text:p>
          </table:table-cell>
          <table:table-cell office:value-type="float" office:value="75.1667">
            <text:p>75.1667</text:p>
          </table:table-cell>
          <table:table-cell office:value-type="float" office:value="74.1667">
            <text:p>74.1667</text:p>
          </table:table-cell>
          <table:table-cell office:value-type="float" office:value="79.0">
            <text:p>79.0</text:p>
          </table:table-cell>
          <table:table-cell office:value-type="float" office:value="95.6667">
            <text:p>95.6667</text:p>
          </table:table-cell>
          <table:table-cell office:value-type="float" office:value="106.6667">
            <text:p>106.6667</text:p>
          </table:table-cell>
          <table:table-cell office:value-type="float" office:value="103.0">
            <text:p>103.0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7-21T18:00:00">
            <text:p>Fri Jul 21 18:00:00 2023</text:p>
          </table:table-cell>
          <table:table-cell office:value-type="float" office:value="54.3333">
            <text:p>54.3333</text:p>
          </table:table-cell>
          <table:table-cell office:value-type="float" office:value="56.0">
            <text:p>56.0</text:p>
          </table:table-cell>
          <table:table-cell office:value-type="float" office:value="75.1667">
            <text:p>75.1667</text:p>
          </table:table-cell>
          <table:table-cell office:value-type="float" office:value="74.1667">
            <text:p>74.1667</text:p>
          </table:table-cell>
          <table:table-cell office:value-type="float" office:value="79.0">
            <text:p>79.0</text:p>
          </table:table-cell>
          <table:table-cell office:value-type="float" office:value="95.6667">
            <text:p>95.6667</text:p>
          </table:table-cell>
          <table:table-cell office:value-type="float" office:value="106.6667">
            <text:p>106.6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3-07-22T12:00:00">
            <text:p>Sat Jul 22 12:00:00 2023</text:p>
          </table:table-cell>
          <table:table-cell office:value-type="float" office:value="89.8333">
            <text:p>89.8333</text:p>
          </table:table-cell>
          <table:table-cell office:value-type="float" office:value="94.5">
            <text:p>94.5</text:p>
          </table:table-cell>
          <table:table-cell office:value-type="float" office:value="88.5">
            <text:p>88.5</text:p>
          </table:table-cell>
          <table:table-cell office:value-type="float" office:value="79.1667">
            <text:p>79.1667</text:p>
          </table:table-cell>
          <table:table-cell office:value-type="float" office:value="73.1667">
            <text:p>73.1667</text:p>
          </table:table-cell>
          <table:table-cell office:value-type="float" office:value="73.6667">
            <text:p>73.6667</text:p>
          </table:table-cell>
          <table:table-cell office:value-type="float" office:value="62.6667">
            <text:p>62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7-22T13:00:00">
            <text:p>Sat Jul 22 13:00:00 2023</text:p>
          </table:table-cell>
          <table:table-cell office:value-type="float" office:value="75.8333">
            <text:p>75.8333</text:p>
          </table:table-cell>
          <table:table-cell office:value-type="float" office:value="89.8333">
            <text:p>89.8333</text:p>
          </table:table-cell>
          <table:table-cell office:value-type="float" office:value="94.5">
            <text:p>94.5</text:p>
          </table:table-cell>
          <table:table-cell office:value-type="float" office:value="88.5">
            <text:p>88.5</text:p>
          </table:table-cell>
          <table:table-cell office:value-type="float" office:value="79.1667">
            <text:p>79.1667</text:p>
          </table:table-cell>
          <table:table-cell office:value-type="float" office:value="73.1667">
            <text:p>73.1667</text:p>
          </table:table-cell>
          <table:table-cell office:value-type="float" office:value="73.6667">
            <text:p>73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7-22T14:00:00">
            <text:p>Sat Jul 22 14:00:00 2023</text:p>
          </table:table-cell>
          <table:table-cell office:value-type="float" office:value="62.5">
            <text:p>62.5</text:p>
          </table:table-cell>
          <table:table-cell office:value-type="float" office:value="75.8333">
            <text:p>75.8333</text:p>
          </table:table-cell>
          <table:table-cell office:value-type="float" office:value="89.8333">
            <text:p>89.8333</text:p>
          </table:table-cell>
          <table:table-cell office:value-type="float" office:value="94.5">
            <text:p>94.5</text:p>
          </table:table-cell>
          <table:table-cell office:value-type="float" office:value="88.5">
            <text:p>88.5</text:p>
          </table:table-cell>
          <table:table-cell office:value-type="float" office:value="79.1667">
            <text:p>79.1667</text:p>
          </table:table-cell>
          <table:table-cell office:value-type="float" office:value="73.1667">
            <text:p>73.1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7-22T15:00:00">
            <text:p>Sat Jul 22 15:00:00 2023</text:p>
          </table:table-cell>
          <table:table-cell office:value-type="float" office:value="63.6667">
            <text:p>63.6667</text:p>
          </table:table-cell>
          <table:table-cell office:value-type="float" office:value="62.5">
            <text:p>62.5</text:p>
          </table:table-cell>
          <table:table-cell office:value-type="float" office:value="75.8333">
            <text:p>75.8333</text:p>
          </table:table-cell>
          <table:table-cell office:value-type="float" office:value="89.8333">
            <text:p>89.8333</text:p>
          </table:table-cell>
          <table:table-cell office:value-type="float" office:value="94.5">
            <text:p>94.5</text:p>
          </table:table-cell>
          <table:table-cell office:value-type="float" office:value="88.5">
            <text:p>88.5</text:p>
          </table:table-cell>
          <table:table-cell office:value-type="float" office:value="79.1667">
            <text:p>79.1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7-22T16:00:00">
            <text:p>Sat Jul 22 16:00:00 2023</text:p>
          </table:table-cell>
          <table:table-cell office:value-type="float" office:value="50.6667">
            <text:p>50.6667</text:p>
          </table:table-cell>
          <table:table-cell office:value-type="float" office:value="63.6667">
            <text:p>63.6667</text:p>
          </table:table-cell>
          <table:table-cell office:value-type="float" office:value="62.5">
            <text:p>62.5</text:p>
          </table:table-cell>
          <table:table-cell office:value-type="float" office:value="75.8333">
            <text:p>75.8333</text:p>
          </table:table-cell>
          <table:table-cell office:value-type="float" office:value="89.8333">
            <text:p>89.8333</text:p>
          </table:table-cell>
          <table:table-cell office:value-type="float" office:value="94.5">
            <text:p>94.5</text:p>
          </table:table-cell>
          <table:table-cell office:value-type="float" office:value="88.5">
            <text:p>88.5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3-07-23T12:00:00">
            <text:p>Sun Jul 23 12:00:00 2023</text:p>
          </table:table-cell>
          <table:table-cell office:value-type="float" office:value="104.0">
            <text:p>104.0</text:p>
          </table:table-cell>
          <table:table-cell office:value-type="float" office:value="96.5">
            <text:p>96.5</text:p>
          </table:table-cell>
          <table:table-cell office:value-type="float" office:value="89.1667">
            <text:p>89.1667</text:p>
          </table:table-cell>
          <table:table-cell office:value-type="float" office:value="85.0">
            <text:p>85.0</text:p>
          </table:table-cell>
          <table:table-cell office:value-type="float" office:value="85.8333">
            <text:p>85.8333</text:p>
          </table:table-cell>
          <table:table-cell office:value-type="float" office:value="72.5">
            <text:p>72.5</text:p>
          </table:table-cell>
          <table:table-cell office:value-type="float" office:value="60.0">
            <text:p>60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7-23T13:00:00">
            <text:p>Sun Jul 23 13:00:00 2023</text:p>
          </table:table-cell>
          <table:table-cell office:value-type="float" office:value="102.1667">
            <text:p>102.1667</text:p>
          </table:table-cell>
          <table:table-cell office:value-type="float" office:value="104.0">
            <text:p>104.0</text:p>
          </table:table-cell>
          <table:table-cell office:value-type="float" office:value="96.5">
            <text:p>96.5</text:p>
          </table:table-cell>
          <table:table-cell office:value-type="float" office:value="89.1667">
            <text:p>89.1667</text:p>
          </table:table-cell>
          <table:table-cell office:value-type="float" office:value="85.0">
            <text:p>85.0</text:p>
          </table:table-cell>
          <table:table-cell office:value-type="float" office:value="85.8333">
            <text:p>85.8333</text:p>
          </table:table-cell>
          <table:table-cell office:value-type="float" office:value="72.5">
            <text:p>72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7-23T14:00:00">
            <text:p>Sun Jul 23 14:00:00 2023</text:p>
          </table:table-cell>
          <table:table-cell office:value-type="float" office:value="99.3333">
            <text:p>99.3333</text:p>
          </table:table-cell>
          <table:table-cell office:value-type="float" office:value="102.1667">
            <text:p>102.1667</text:p>
          </table:table-cell>
          <table:table-cell office:value-type="float" office:value="104.0">
            <text:p>104.0</text:p>
          </table:table-cell>
          <table:table-cell office:value-type="float" office:value="96.5">
            <text:p>96.5</text:p>
          </table:table-cell>
          <table:table-cell office:value-type="float" office:value="89.1667">
            <text:p>89.1667</text:p>
          </table:table-cell>
          <table:table-cell office:value-type="float" office:value="85.0">
            <text:p>85.0</text:p>
          </table:table-cell>
          <table:table-cell office:value-type="float" office:value="85.8333">
            <text:p>85.8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7-23T15:00:00">
            <text:p>Sun Jul 23 15:00:00 2023</text:p>
          </table:table-cell>
          <table:table-cell office:value-type="float" office:value="86.6667">
            <text:p>86.6667</text:p>
          </table:table-cell>
          <table:table-cell office:value-type="float" office:value="99.3333">
            <text:p>99.3333</text:p>
          </table:table-cell>
          <table:table-cell office:value-type="float" office:value="102.1667">
            <text:p>102.1667</text:p>
          </table:table-cell>
          <table:table-cell office:value-type="float" office:value="104.0">
            <text:p>104.0</text:p>
          </table:table-cell>
          <table:table-cell office:value-type="float" office:value="96.5">
            <text:p>96.5</text:p>
          </table:table-cell>
          <table:table-cell office:value-type="float" office:value="89.1667">
            <text:p>89.1667</text:p>
          </table:table-cell>
          <table:table-cell office:value-type="float" office:value="85.0">
            <text:p>85.0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7-23T16:00:00">
            <text:p>Sun Jul 23 16:00:00 2023</text:p>
          </table:table-cell>
          <table:table-cell office:value-type="float" office:value="63.5">
            <text:p>63.5</text:p>
          </table:table-cell>
          <table:table-cell office:value-type="float" office:value="86.6667">
            <text:p>86.6667</text:p>
          </table:table-cell>
          <table:table-cell office:value-type="float" office:value="99.3333">
            <text:p>99.3333</text:p>
          </table:table-cell>
          <table:table-cell office:value-type="float" office:value="102.1667">
            <text:p>102.1667</text:p>
          </table:table-cell>
          <table:table-cell office:value-type="float" office:value="104.0">
            <text:p>104.0</text:p>
          </table:table-cell>
          <table:table-cell office:value-type="float" office:value="96.5">
            <text:p>96.5</text:p>
          </table:table-cell>
          <table:table-cell office:value-type="float" office:value="89.1667">
            <text:p>89.1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3-07-23T17:00:00">
            <text:p>Sun Jul 23 17:00:00 2023</text:p>
          </table:table-cell>
          <table:table-cell office:value-type="float" office:value="42.1667">
            <text:p>42.1667</text:p>
          </table:table-cell>
          <table:table-cell office:value-type="float" office:value="63.5">
            <text:p>63.5</text:p>
          </table:table-cell>
          <table:table-cell office:value-type="float" office:value="86.6667">
            <text:p>86.6667</text:p>
          </table:table-cell>
          <table:table-cell office:value-type="float" office:value="99.3333">
            <text:p>99.3333</text:p>
          </table:table-cell>
          <table:table-cell office:value-type="float" office:value="102.1667">
            <text:p>102.1667</text:p>
          </table:table-cell>
          <table:table-cell office:value-type="float" office:value="104.0">
            <text:p>104.0</text:p>
          </table:table-cell>
          <table:table-cell office:value-type="float" office:value="96.5">
            <text:p>96.5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7-24T13:00:00">
            <text:p>Mon Jul 24 13:00:00 2023</text:p>
          </table:table-cell>
          <table:table-cell office:value-type="float" office:value="107.3333">
            <text:p>107.3333</text:p>
          </table:table-cell>
          <table:table-cell office:value-type="float" office:value="101.5">
            <text:p>101.5</text:p>
          </table:table-cell>
          <table:table-cell office:value-type="float" office:value="92.1667">
            <text:p>92.1667</text:p>
          </table:table-cell>
          <table:table-cell office:value-type="float" office:value="88.3333">
            <text:p>88.3333</text:p>
          </table:table-cell>
          <table:table-cell office:value-type="float" office:value="84.1667">
            <text:p>84.1667</text:p>
          </table:table-cell>
          <table:table-cell office:value-type="float" office:value="81.3333">
            <text:p>81.3333</text:p>
          </table:table-cell>
          <table:table-cell office:value-type="float" office:value="80.5">
            <text:p>80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7-24T14:00:00">
            <text:p>Mon Jul 24 14:00:00 2023</text:p>
          </table:table-cell>
          <table:table-cell office:value-type="float" office:value="107.6667">
            <text:p>107.6667</text:p>
          </table:table-cell>
          <table:table-cell office:value-type="float" office:value="107.3333">
            <text:p>107.3333</text:p>
          </table:table-cell>
          <table:table-cell office:value-type="float" office:value="101.5">
            <text:p>101.5</text:p>
          </table:table-cell>
          <table:table-cell office:value-type="float" office:value="92.1667">
            <text:p>92.1667</text:p>
          </table:table-cell>
          <table:table-cell office:value-type="float" office:value="88.3333">
            <text:p>88.3333</text:p>
          </table:table-cell>
          <table:table-cell office:value-type="float" office:value="84.1667">
            <text:p>84.1667</text:p>
          </table:table-cell>
          <table:table-cell office:value-type="float" office:value="81.3333">
            <text:p>81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7-24T15:00:00">
            <text:p>Mon Jul 24 15:00:00 2023</text:p>
          </table:table-cell>
          <table:table-cell office:value-type="float" office:value="100.8333">
            <text:p>100.8333</text:p>
          </table:table-cell>
          <table:table-cell office:value-type="float" office:value="107.6667">
            <text:p>107.6667</text:p>
          </table:table-cell>
          <table:table-cell office:value-type="float" office:value="107.3333">
            <text:p>107.3333</text:p>
          </table:table-cell>
          <table:table-cell office:value-type="float" office:value="101.5">
            <text:p>101.5</text:p>
          </table:table-cell>
          <table:table-cell office:value-type="float" office:value="92.1667">
            <text:p>92.1667</text:p>
          </table:table-cell>
          <table:table-cell office:value-type="float" office:value="88.3333">
            <text:p>88.3333</text:p>
          </table:table-cell>
          <table:table-cell office:value-type="float" office:value="84.1667">
            <text:p>84.1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7-24T16:00:00">
            <text:p>Mon Jul 24 16:00:00 2023</text:p>
          </table:table-cell>
          <table:table-cell office:value-type="float" office:value="85.5">
            <text:p>85.5</text:p>
          </table:table-cell>
          <table:table-cell office:value-type="float" office:value="100.8333">
            <text:p>100.8333</text:p>
          </table:table-cell>
          <table:table-cell office:value-type="float" office:value="107.6667">
            <text:p>107.6667</text:p>
          </table:table-cell>
          <table:table-cell office:value-type="float" office:value="107.3333">
            <text:p>107.3333</text:p>
          </table:table-cell>
          <table:table-cell office:value-type="float" office:value="101.5">
            <text:p>101.5</text:p>
          </table:table-cell>
          <table:table-cell office:value-type="float" office:value="92.1667">
            <text:p>92.1667</text:p>
          </table:table-cell>
          <table:table-cell office:value-type="float" office:value="88.3333">
            <text:p>88.3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7-24T17:00:00">
            <text:p>Mon Jul 24 17:00:00 2023</text:p>
          </table:table-cell>
          <table:table-cell office:value-type="float" office:value="72.1667">
            <text:p>72.1667</text:p>
          </table:table-cell>
          <table:table-cell office:value-type="float" office:value="85.5">
            <text:p>85.5</text:p>
          </table:table-cell>
          <table:table-cell office:value-type="float" office:value="100.8333">
            <text:p>100.8333</text:p>
          </table:table-cell>
          <table:table-cell office:value-type="float" office:value="107.6667">
            <text:p>107.6667</text:p>
          </table:table-cell>
          <table:table-cell office:value-type="float" office:value="107.3333">
            <text:p>107.3333</text:p>
          </table:table-cell>
          <table:table-cell office:value-type="float" office:value="101.5">
            <text:p>101.5</text:p>
          </table:table-cell>
          <table:table-cell office:value-type="float" office:value="92.1667">
            <text:p>92.1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7-24T18:00:00">
            <text:p>Mon Jul 24 18:00:00 2023</text:p>
          </table:table-cell>
          <table:table-cell office:value-type="float" office:value="71.8333">
            <text:p>71.8333</text:p>
          </table:table-cell>
          <table:table-cell office:value-type="float" office:value="72.1667">
            <text:p>72.1667</text:p>
          </table:table-cell>
          <table:table-cell office:value-type="float" office:value="85.5">
            <text:p>85.5</text:p>
          </table:table-cell>
          <table:table-cell office:value-type="float" office:value="100.8333">
            <text:p>100.8333</text:p>
          </table:table-cell>
          <table:table-cell office:value-type="float" office:value="107.6667">
            <text:p>107.6667</text:p>
          </table:table-cell>
          <table:table-cell office:value-type="float" office:value="107.3333">
            <text:p>107.3333</text:p>
          </table:table-cell>
          <table:table-cell office:value-type="float" office:value="101.5">
            <text:p>101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7-24T19:00:00">
            <text:p>Mon Jul 24 19:00:00 2023</text:p>
          </table:table-cell>
          <table:table-cell office:value-type="float" office:value="56.0">
            <text:p>56.0</text:p>
          </table:table-cell>
          <table:table-cell office:value-type="float" office:value="71.8333">
            <text:p>71.8333</text:p>
          </table:table-cell>
          <table:table-cell office:value-type="float" office:value="72.1667">
            <text:p>72.1667</text:p>
          </table:table-cell>
          <table:table-cell office:value-type="float" office:value="85.5">
            <text:p>85.5</text:p>
          </table:table-cell>
          <table:table-cell office:value-type="float" office:value="100.8333">
            <text:p>100.8333</text:p>
          </table:table-cell>
          <table:table-cell office:value-type="float" office:value="107.6667">
            <text:p>107.6667</text:p>
          </table:table-cell>
          <table:table-cell office:value-type="float" office:value="107.3333">
            <text:p>107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7-25T13:00:00">
            <text:p>Tue Jul 25 13:00:00 2023</text:p>
          </table:table-cell>
          <table:table-cell office:value-type="float" office:value="52.0">
            <text:p>52.0</text:p>
          </table:table-cell>
          <table:table-cell office:value-type="float" office:value="52.8333">
            <text:p>52.8333</text:p>
          </table:table-cell>
          <table:table-cell office:value-type="float" office:value="70.3333">
            <text:p>70.3333</text:p>
          </table:table-cell>
          <table:table-cell office:value-type="float" office:value="81.0">
            <text:p>81.0</text:p>
          </table:table-cell>
          <table:table-cell office:value-type="float" office:value="77.1667">
            <text:p>77.1667</text:p>
          </table:table-cell>
          <table:table-cell office:value-type="float" office:value="77.5">
            <text:p>77.5</text:p>
          </table:table-cell>
          <table:table-cell office:value-type="float" office:value="68.8333">
            <text:p>68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7-25T14:00:00">
            <text:p>Tue Jul 25 14:00:00 2023</text:p>
          </table:table-cell>
          <table:table-cell office:value-type="float" office:value="51.0">
            <text:p>51.0</text:p>
          </table:table-cell>
          <table:table-cell office:value-type="float" office:value="52.0">
            <text:p>52.0</text:p>
          </table:table-cell>
          <table:table-cell office:value-type="float" office:value="52.8333">
            <text:p>52.8333</text:p>
          </table:table-cell>
          <table:table-cell office:value-type="float" office:value="70.3333">
            <text:p>70.3333</text:p>
          </table:table-cell>
          <table:table-cell office:value-type="float" office:value="81.0">
            <text:p>81.0</text:p>
          </table:table-cell>
          <table:table-cell office:value-type="float" office:value="77.1667">
            <text:p>77.1667</text:p>
          </table:table-cell>
          <table:table-cell office:value-type="float" office:value="77.5">
            <text:p>77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7-25T15:00:00">
            <text:p>Tue Jul 25 15:00:00 2023</text:p>
          </table:table-cell>
          <table:table-cell office:value-type="float" office:value="49.1667">
            <text:p>49.1667</text:p>
          </table:table-cell>
          <table:table-cell office:value-type="float" office:value="51.0">
            <text:p>51.0</text:p>
          </table:table-cell>
          <table:table-cell office:value-type="float" office:value="52.0">
            <text:p>52.0</text:p>
          </table:table-cell>
          <table:table-cell office:value-type="float" office:value="52.8333">
            <text:p>52.8333</text:p>
          </table:table-cell>
          <table:table-cell office:value-type="float" office:value="70.3333">
            <text:p>70.3333</text:p>
          </table:table-cell>
          <table:table-cell office:value-type="float" office:value="81.0">
            <text:p>81.0</text:p>
          </table:table-cell>
          <table:table-cell office:value-type="float" office:value="77.1667">
            <text:p>77.1667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7-25T16:00:00">
            <text:p>Tue Jul 25 16:00:00 2023</text:p>
          </table:table-cell>
          <table:table-cell office:value-type="float" office:value="42.1667">
            <text:p>42.1667</text:p>
          </table:table-cell>
          <table:table-cell office:value-type="float" office:value="49.1667">
            <text:p>49.1667</text:p>
          </table:table-cell>
          <table:table-cell office:value-type="float" office:value="51.0">
            <text:p>51.0</text:p>
          </table:table-cell>
          <table:table-cell office:value-type="float" office:value="52.0">
            <text:p>52.0</text:p>
          </table:table-cell>
          <table:table-cell office:value-type="float" office:value="52.8333">
            <text:p>52.8333</text:p>
          </table:table-cell>
          <table:table-cell office:value-type="float" office:value="70.3333">
            <text:p>70.3333</text:p>
          </table:table-cell>
          <table:table-cell office:value-type="float" office:value="81.0">
            <text:p>81.0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26T13:00:00">
            <text:p>Wed Jul 26 13:00:00 2023</text:p>
          </table:table-cell>
          <table:table-cell office:value-type="float" office:value="85.0">
            <text:p>85.0</text:p>
          </table:table-cell>
          <table:table-cell office:value-type="float" office:value="78.5">
            <text:p>78.5</text:p>
          </table:table-cell>
          <table:table-cell office:value-type="float" office:value="76.1667">
            <text:p>76.1667</text:p>
          </table:table-cell>
          <table:table-cell office:value-type="float" office:value="87.6667">
            <text:p>87.6667</text:p>
          </table:table-cell>
          <table:table-cell office:value-type="float" office:value="97.0">
            <text:p>97.0</text:p>
          </table:table-cell>
          <table:table-cell office:value-type="float" office:value="81.6667">
            <text:p>81.6667</text:p>
          </table:table-cell>
          <table:table-cell office:value-type="float" office:value="65.6667">
            <text:p>65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7-26T14:00:00">
            <text:p>Wed Jul 26 14:00:00 2023</text:p>
          </table:table-cell>
          <table:table-cell office:value-type="float" office:value="77.6667">
            <text:p>77.6667</text:p>
          </table:table-cell>
          <table:table-cell office:value-type="float" office:value="85.0">
            <text:p>85.0</text:p>
          </table:table-cell>
          <table:table-cell office:value-type="float" office:value="78.5">
            <text:p>78.5</text:p>
          </table:table-cell>
          <table:table-cell office:value-type="float" office:value="76.1667">
            <text:p>76.1667</text:p>
          </table:table-cell>
          <table:table-cell office:value-type="float" office:value="87.6667">
            <text:p>87.6667</text:p>
          </table:table-cell>
          <table:table-cell office:value-type="float" office:value="97.0">
            <text:p>97.0</text:p>
          </table:table-cell>
          <table:table-cell office:value-type="float" office:value="81.6667">
            <text:p>81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7-26T15:00:00">
            <text:p>Wed Jul 26 15:00:00 2023</text:p>
          </table:table-cell>
          <table:table-cell office:value-type="float" office:value="70.8333">
            <text:p>70.8333</text:p>
          </table:table-cell>
          <table:table-cell office:value-type="float" office:value="77.6667">
            <text:p>77.6667</text:p>
          </table:table-cell>
          <table:table-cell office:value-type="float" office:value="85.0">
            <text:p>85.0</text:p>
          </table:table-cell>
          <table:table-cell office:value-type="float" office:value="78.5">
            <text:p>78.5</text:p>
          </table:table-cell>
          <table:table-cell office:value-type="float" office:value="76.1667">
            <text:p>76.1667</text:p>
          </table:table-cell>
          <table:table-cell office:value-type="float" office:value="87.6667">
            <text:p>87.6667</text:p>
          </table:table-cell>
          <table:table-cell office:value-type="float" office:value="97.0">
            <text:p>97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7-26T16:00:00">
            <text:p>Wed Jul 26 16:00:00 2023</text:p>
          </table:table-cell>
          <table:table-cell office:value-type="float" office:value="72.5">
            <text:p>72.5</text:p>
          </table:table-cell>
          <table:table-cell office:value-type="float" office:value="70.8333">
            <text:p>70.8333</text:p>
          </table:table-cell>
          <table:table-cell office:value-type="float" office:value="77.6667">
            <text:p>77.6667</text:p>
          </table:table-cell>
          <table:table-cell office:value-type="float" office:value="85.0">
            <text:p>85.0</text:p>
          </table:table-cell>
          <table:table-cell office:value-type="float" office:value="78.5">
            <text:p>78.5</text:p>
          </table:table-cell>
          <table:table-cell office:value-type="float" office:value="76.1667">
            <text:p>76.1667</text:p>
          </table:table-cell>
          <table:table-cell office:value-type="float" office:value="87.6667">
            <text:p>87.6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7-26T17:00:00">
            <text:p>Wed Jul 26 17:00:00 2023</text:p>
          </table:table-cell>
          <table:table-cell office:value-type="float" office:value="61.0">
            <text:p>61.0</text:p>
          </table:table-cell>
          <table:table-cell office:value-type="float" office:value="72.5">
            <text:p>72.5</text:p>
          </table:table-cell>
          <table:table-cell office:value-type="float" office:value="70.8333">
            <text:p>70.8333</text:p>
          </table:table-cell>
          <table:table-cell office:value-type="float" office:value="77.6667">
            <text:p>77.6667</text:p>
          </table:table-cell>
          <table:table-cell office:value-type="float" office:value="85.0">
            <text:p>85.0</text:p>
          </table:table-cell>
          <table:table-cell office:value-type="float" office:value="78.5">
            <text:p>78.5</text:p>
          </table:table-cell>
          <table:table-cell office:value-type="float" office:value="76.1667">
            <text:p>76.1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26T18:00:00">
            <text:p>Wed Jul 26 18:00:00 2023</text:p>
          </table:table-cell>
          <table:table-cell office:value-type="float" office:value="61.0">
            <text:p>61.0</text:p>
          </table:table-cell>
          <table:table-cell office:value-type="float" office:value="61.0">
            <text:p>61.0</text:p>
          </table:table-cell>
          <table:table-cell office:value-type="float" office:value="72.5">
            <text:p>72.5</text:p>
          </table:table-cell>
          <table:table-cell office:value-type="float" office:value="70.8333">
            <text:p>70.8333</text:p>
          </table:table-cell>
          <table:table-cell office:value-type="float" office:value="77.6667">
            <text:p>77.6667</text:p>
          </table:table-cell>
          <table:table-cell office:value-type="float" office:value="85.0">
            <text:p>85.0</text:p>
          </table:table-cell>
          <table:table-cell office:value-type="float" office:value="78.5">
            <text:p>78.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27T14:00:00">
            <text:p>Thu Jul 27 14:00:00 2023</text:p>
          </table:table-cell>
          <table:table-cell office:value-type="float" office:value="87.1667">
            <text:p>87.1667</text:p>
          </table:table-cell>
          <table:table-cell office:value-type="float" office:value="86.5">
            <text:p>86.5</text:p>
          </table:table-cell>
          <table:table-cell office:value-type="float" office:value="87.6667">
            <text:p>87.6667</text:p>
          </table:table-cell>
          <table:table-cell office:value-type="float" office:value="78.5">
            <text:p>78.5</text:p>
          </table:table-cell>
          <table:table-cell office:value-type="float" office:value="77.0">
            <text:p>77.0</text:p>
          </table:table-cell>
          <table:table-cell office:value-type="float" office:value="72.8333">
            <text:p>72.8333</text:p>
          </table:table-cell>
          <table:table-cell office:value-type="float" office:value="69.0">
            <text:p>69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7-27T15:00:00">
            <text:p>Thu Jul 27 15:00:00 2023</text:p>
          </table:table-cell>
          <table:table-cell office:value-type="float" office:value="89.1667">
            <text:p>89.1667</text:p>
          </table:table-cell>
          <table:table-cell office:value-type="float" office:value="87.1667">
            <text:p>87.1667</text:p>
          </table:table-cell>
          <table:table-cell office:value-type="float" office:value="86.5">
            <text:p>86.5</text:p>
          </table:table-cell>
          <table:table-cell office:value-type="float" office:value="87.6667">
            <text:p>87.6667</text:p>
          </table:table-cell>
          <table:table-cell office:value-type="float" office:value="78.5">
            <text:p>78.5</text:p>
          </table:table-cell>
          <table:table-cell office:value-type="float" office:value="77.0">
            <text:p>77.0</text:p>
          </table:table-cell>
          <table:table-cell office:value-type="float" office:value="72.8333">
            <text:p>72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7-27T16:00:00">
            <text:p>Thu Jul 27 16:00:00 2023</text:p>
          </table:table-cell>
          <table:table-cell office:value-type="float" office:value="75.0">
            <text:p>75.0</text:p>
          </table:table-cell>
          <table:table-cell office:value-type="float" office:value="89.1667">
            <text:p>89.1667</text:p>
          </table:table-cell>
          <table:table-cell office:value-type="float" office:value="87.1667">
            <text:p>87.1667</text:p>
          </table:table-cell>
          <table:table-cell office:value-type="float" office:value="86.5">
            <text:p>86.5</text:p>
          </table:table-cell>
          <table:table-cell office:value-type="float" office:value="87.6667">
            <text:p>87.6667</text:p>
          </table:table-cell>
          <table:table-cell office:value-type="float" office:value="78.5">
            <text:p>78.5</text:p>
          </table:table-cell>
          <table:table-cell office:value-type="float" office:value="77.0">
            <text:p>77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7-27T17:00:00">
            <text:p>Thu Jul 27 17:00:00 2023</text:p>
          </table:table-cell>
          <table:table-cell office:value-type="float" office:value="68.8333">
            <text:p>68.8333</text:p>
          </table:table-cell>
          <table:table-cell office:value-type="float" office:value="75.0">
            <text:p>75.0</text:p>
          </table:table-cell>
          <table:table-cell office:value-type="float" office:value="89.1667">
            <text:p>89.1667</text:p>
          </table:table-cell>
          <table:table-cell office:value-type="float" office:value="87.1667">
            <text:p>87.1667</text:p>
          </table:table-cell>
          <table:table-cell office:value-type="float" office:value="86.5">
            <text:p>86.5</text:p>
          </table:table-cell>
          <table:table-cell office:value-type="float" office:value="87.6667">
            <text:p>87.6667</text:p>
          </table:table-cell>
          <table:table-cell office:value-type="float" office:value="78.5">
            <text:p>78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7-27T18:00:00">
            <text:p>Thu Jul 27 18:00:00 2023</text:p>
          </table:table-cell>
          <table:table-cell office:value-type="float" office:value="61.0">
            <text:p>61.0</text:p>
          </table:table-cell>
          <table:table-cell office:value-type="float" office:value="68.8333">
            <text:p>68.8333</text:p>
          </table:table-cell>
          <table:table-cell office:value-type="float" office:value="75.0">
            <text:p>75.0</text:p>
          </table:table-cell>
          <table:table-cell office:value-type="float" office:value="89.1667">
            <text:p>89.1667</text:p>
          </table:table-cell>
          <table:table-cell office:value-type="float" office:value="87.1667">
            <text:p>87.1667</text:p>
          </table:table-cell>
          <table:table-cell office:value-type="float" office:value="86.5">
            <text:p>86.5</text:p>
          </table:table-cell>
          <table:table-cell office:value-type="float" office:value="87.6667">
            <text:p>87.6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7-27T19:00:00">
            <text:p>Thu Jul 27 19:00:00 2023</text:p>
          </table:table-cell>
          <table:table-cell office:value-type="float" office:value="54.5">
            <text:p>54.5</text:p>
          </table:table-cell>
          <table:table-cell office:value-type="float" office:value="61.0">
            <text:p>61.0</text:p>
          </table:table-cell>
          <table:table-cell office:value-type="float" office:value="68.8333">
            <text:p>68.8333</text:p>
          </table:table-cell>
          <table:table-cell office:value-type="float" office:value="75.0">
            <text:p>75.0</text:p>
          </table:table-cell>
          <table:table-cell office:value-type="float" office:value="89.1667">
            <text:p>89.1667</text:p>
          </table:table-cell>
          <table:table-cell office:value-type="float" office:value="87.1667">
            <text:p>87.1667</text:p>
          </table:table-cell>
          <table:table-cell office:value-type="float" office:value="86.5">
            <text:p>86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7-28T15:00:00">
            <text:p>Fri Jul 28 15:00:00 2023</text:p>
          </table:table-cell>
          <table:table-cell office:value-type="float" office:value="65.1667">
            <text:p>65.1667</text:p>
          </table:table-cell>
          <table:table-cell office:value-type="float" office:value="70.6667">
            <text:p>70.6667</text:p>
          </table:table-cell>
          <table:table-cell office:value-type="float" office:value="71.0">
            <text:p>71.0</text:p>
          </table:table-cell>
          <table:table-cell office:value-type="float" office:value="67.1667">
            <text:p>67.1667</text:p>
          </table:table-cell>
          <table:table-cell office:value-type="float" office:value="60.5">
            <text:p>60.5</text:p>
          </table:table-cell>
          <table:table-cell office:value-type="float" office:value="58.8333">
            <text:p>58.8333</text:p>
          </table:table-cell>
          <table:table-cell office:value-type="float" office:value="62.0">
            <text:p>62.0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7-28T16:00:00">
            <text:p>Fri Jul 28 16:00:00 2023</text:p>
          </table:table-cell>
          <table:table-cell office:value-type="float" office:value="59.3333">
            <text:p>59.3333</text:p>
          </table:table-cell>
          <table:table-cell office:value-type="float" office:value="65.1667">
            <text:p>65.1667</text:p>
          </table:table-cell>
          <table:table-cell office:value-type="float" office:value="70.6667">
            <text:p>70.6667</text:p>
          </table:table-cell>
          <table:table-cell office:value-type="float" office:value="71.0">
            <text:p>71.0</text:p>
          </table:table-cell>
          <table:table-cell office:value-type="float" office:value="67.1667">
            <text:p>67.1667</text:p>
          </table:table-cell>
          <table:table-cell office:value-type="float" office:value="60.5">
            <text:p>60.5</text:p>
          </table:table-cell>
          <table:table-cell office:value-type="float" office:value="58.8333">
            <text:p>58.8333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3-07-28T17:00:00">
            <text:p>Fri Jul 28 17:00:00 2023</text:p>
          </table:table-cell>
          <table:table-cell office:value-type="float" office:value="57.8333">
            <text:p>57.8333</text:p>
          </table:table-cell>
          <table:table-cell office:value-type="float" office:value="59.3333">
            <text:p>59.3333</text:p>
          </table:table-cell>
          <table:table-cell office:value-type="float" office:value="65.1667">
            <text:p>65.1667</text:p>
          </table:table-cell>
          <table:table-cell office:value-type="float" office:value="70.6667">
            <text:p>70.6667</text:p>
          </table:table-cell>
          <table:table-cell office:value-type="float" office:value="71.0">
            <text:p>71.0</text:p>
          </table:table-cell>
          <table:table-cell office:value-type="float" office:value="67.1667">
            <text:p>67.1667</text:p>
          </table:table-cell>
          <table:table-cell office:value-type="float" office:value="60.5">
            <text:p>60.5</text:p>
          </table:table-cell>
          <table:table-cell office:value-type="float" office:value="110.0">
            <text:p>110.0</text:p>
          </table:table-cell>
        </table:table-row>
        <table:table-row>
          <table:table-cell table:style-name="pd1" office:value-type="date" office:date-value="2023-07-28T18:00:00">
            <text:p>Fri Jul 28 18:00:00 2023</text:p>
          </table:table-cell>
          <table:table-cell office:value-type="float" office:value="62.6667">
            <text:p>62.6667</text:p>
          </table:table-cell>
          <table:table-cell office:value-type="float" office:value="57.8333">
            <text:p>57.8333</text:p>
          </table:table-cell>
          <table:table-cell office:value-type="float" office:value="59.3333">
            <text:p>59.3333</text:p>
          </table:table-cell>
          <table:table-cell office:value-type="float" office:value="65.1667">
            <text:p>65.1667</text:p>
          </table:table-cell>
          <table:table-cell office:value-type="float" office:value="70.6667">
            <text:p>70.6667</text:p>
          </table:table-cell>
          <table:table-cell office:value-type="float" office:value="71.0">
            <text:p>71.0</text:p>
          </table:table-cell>
          <table:table-cell office:value-type="float" office:value="67.1667">
            <text:p>67.1667</text:p>
          </table:table-cell>
          <table:table-cell office:value-type="float" office:value="110.8333">
            <text:p>110.8333</text:p>
          </table:table-cell>
        </table:table-row>
        <table:table-row>
          <table:table-cell table:style-name="pd1" office:value-type="date" office:date-value="2023-07-29T13:00:00">
            <text:p>Sat Jul 29 13:00:00 2023</text:p>
          </table:table-cell>
          <table:table-cell office:value-type="float" office:value="109.1667">
            <text:p>109.1667</text:p>
          </table:table-cell>
          <table:table-cell office:value-type="float" office:value="110.8333">
            <text:p>110.8333</text:p>
          </table:table-cell>
          <table:table-cell office:value-type="float" office:value="110.0">
            <text:p>110.0</text:p>
          </table:table-cell>
          <table:table-cell office:value-type="float" office:value="100.1667">
            <text:p>100.1667</text:p>
          </table:table-cell>
          <table:table-cell office:value-type="float" office:value="84.5">
            <text:p>84.5</text:p>
          </table:table-cell>
          <table:table-cell office:value-type="float" office:value="67.1667">
            <text:p>67.1667</text:p>
          </table:table-cell>
          <table:table-cell office:value-type="float" office:value="53.8333">
            <text:p>53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7-29T14:00:00">
            <text:p>Sat Jul 29 14:00:00 2023</text:p>
          </table:table-cell>
          <table:table-cell office:value-type="float" office:value="106.8333">
            <text:p>106.8333</text:p>
          </table:table-cell>
          <table:table-cell office:value-type="float" office:value="109.1667">
            <text:p>109.1667</text:p>
          </table:table-cell>
          <table:table-cell office:value-type="float" office:value="110.8333">
            <text:p>110.8333</text:p>
          </table:table-cell>
          <table:table-cell office:value-type="float" office:value="110.0">
            <text:p>110.0</text:p>
          </table:table-cell>
          <table:table-cell office:value-type="float" office:value="100.1667">
            <text:p>100.1667</text:p>
          </table:table-cell>
          <table:table-cell office:value-type="float" office:value="84.5">
            <text:p>84.5</text:p>
          </table:table-cell>
          <table:table-cell office:value-type="float" office:value="67.1667">
            <text:p>67.1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7-29T15:00:00">
            <text:p>Sat Jul 29 15:00:00 2023</text:p>
          </table:table-cell>
          <table:table-cell office:value-type="float" office:value="71.3333">
            <text:p>71.3333</text:p>
          </table:table-cell>
          <table:table-cell office:value-type="float" office:value="106.8333">
            <text:p>106.8333</text:p>
          </table:table-cell>
          <table:table-cell office:value-type="float" office:value="109.1667">
            <text:p>109.1667</text:p>
          </table:table-cell>
          <table:table-cell office:value-type="float" office:value="110.8333">
            <text:p>110.8333</text:p>
          </table:table-cell>
          <table:table-cell office:value-type="float" office:value="110.0">
            <text:p>110.0</text:p>
          </table:table-cell>
          <table:table-cell office:value-type="float" office:value="100.1667">
            <text:p>100.1667</text:p>
          </table:table-cell>
          <table:table-cell office:value-type="float" office:value="84.5">
            <text:p>84.5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7-29T16:00:00">
            <text:p>Sat Jul 29 16:00:00 2023</text:p>
          </table:table-cell>
          <table:table-cell office:value-type="float" office:value="60.5">
            <text:p>60.5</text:p>
          </table:table-cell>
          <table:table-cell office:value-type="float" office:value="71.3333">
            <text:p>71.3333</text:p>
          </table:table-cell>
          <table:table-cell office:value-type="float" office:value="106.8333">
            <text:p>106.8333</text:p>
          </table:table-cell>
          <table:table-cell office:value-type="float" office:value="109.1667">
            <text:p>109.1667</text:p>
          </table:table-cell>
          <table:table-cell office:value-type="float" office:value="110.8333">
            <text:p>110.8333</text:p>
          </table:table-cell>
          <table:table-cell office:value-type="float" office:value="110.0">
            <text:p>110.0</text:p>
          </table:table-cell>
          <table:table-cell office:value-type="float" office:value="100.1667">
            <text:p>100.1667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3-07-29T17:00:00">
            <text:p>Sat Jul 29 17:00:00 2023</text:p>
          </table:table-cell>
          <table:table-cell office:value-type="float" office:value="44.1667">
            <text:p>44.1667</text:p>
          </table:table-cell>
          <table:table-cell office:value-type="float" office:value="60.5">
            <text:p>60.5</text:p>
          </table:table-cell>
          <table:table-cell office:value-type="float" office:value="71.3333">
            <text:p>71.3333</text:p>
          </table:table-cell>
          <table:table-cell office:value-type="float" office:value="106.8333">
            <text:p>106.8333</text:p>
          </table:table-cell>
          <table:table-cell office:value-type="float" office:value="109.1667">
            <text:p>109.1667</text:p>
          </table:table-cell>
          <table:table-cell office:value-type="float" office:value="110.8333">
            <text:p>110.8333</text:p>
          </table:table-cell>
          <table:table-cell office:value-type="float" office:value="110.0">
            <text:p>110.0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3-07-30T12:00:00">
            <text:p>Sun Jul 30 12:00:00 2023</text:p>
          </table:table-cell>
          <table:table-cell office:value-type="float" office:value="100.3333">
            <text:p>100.3333</text:p>
          </table:table-cell>
          <table:table-cell office:value-type="float" office:value="110.1667">
            <text:p>110.1667</text:p>
          </table:table-cell>
          <table:table-cell office:value-type="float" office:value="106.6667">
            <text:p>106.6667</text:p>
          </table:table-cell>
          <table:table-cell office:value-type="float" office:value="100.6667">
            <text:p>100.6667</text:p>
          </table:table-cell>
          <table:table-cell office:value-type="float" office:value="86.6667">
            <text:p>86.6667</text:p>
          </table:table-cell>
          <table:table-cell office:value-type="float" office:value="66.8333">
            <text:p>66.8333</text:p>
          </table:table-cell>
          <table:table-cell office:value-type="float" office:value="55.3333">
            <text:p>55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7-30T13:00:00">
            <text:p>Sun Jul 30 13:00:00 2023</text:p>
          </table:table-cell>
          <table:table-cell office:value-type="float" office:value="100.3333">
            <text:p>100.3333</text:p>
          </table:table-cell>
          <table:table-cell office:value-type="float" office:value="100.3333">
            <text:p>100.3333</text:p>
          </table:table-cell>
          <table:table-cell office:value-type="float" office:value="110.1667">
            <text:p>110.1667</text:p>
          </table:table-cell>
          <table:table-cell office:value-type="float" office:value="106.6667">
            <text:p>106.6667</text:p>
          </table:table-cell>
          <table:table-cell office:value-type="float" office:value="100.6667">
            <text:p>100.6667</text:p>
          </table:table-cell>
          <table:table-cell office:value-type="float" office:value="86.6667">
            <text:p>86.6667</text:p>
          </table:table-cell>
          <table:table-cell office:value-type="float" office:value="66.8333">
            <text:p>66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7-30T14:00:00">
            <text:p>Sun Jul 30 14:00:00 2023</text:p>
          </table:table-cell>
          <table:table-cell office:value-type="float" office:value="93.1667">
            <text:p>93.1667</text:p>
          </table:table-cell>
          <table:table-cell office:value-type="float" office:value="100.3333">
            <text:p>100.3333</text:p>
          </table:table-cell>
          <table:table-cell office:value-type="float" office:value="100.3333">
            <text:p>100.3333</text:p>
          </table:table-cell>
          <table:table-cell office:value-type="float" office:value="110.1667">
            <text:p>110.1667</text:p>
          </table:table-cell>
          <table:table-cell office:value-type="float" office:value="106.6667">
            <text:p>106.6667</text:p>
          </table:table-cell>
          <table:table-cell office:value-type="float" office:value="100.6667">
            <text:p>100.6667</text:p>
          </table:table-cell>
          <table:table-cell office:value-type="float" office:value="86.6667">
            <text:p>86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7-30T15:00:00">
            <text:p>Sun Jul 30 15:00:00 2023</text:p>
          </table:table-cell>
          <table:table-cell office:value-type="float" office:value="56.8333">
            <text:p>56.8333</text:p>
          </table:table-cell>
          <table:table-cell office:value-type="float" office:value="93.1667">
            <text:p>93.1667</text:p>
          </table:table-cell>
          <table:table-cell office:value-type="float" office:value="100.3333">
            <text:p>100.3333</text:p>
          </table:table-cell>
          <table:table-cell office:value-type="float" office:value="100.3333">
            <text:p>100.3333</text:p>
          </table:table-cell>
          <table:table-cell office:value-type="float" office:value="110.1667">
            <text:p>110.1667</text:p>
          </table:table-cell>
          <table:table-cell office:value-type="float" office:value="106.6667">
            <text:p>106.6667</text:p>
          </table:table-cell>
          <table:table-cell office:value-type="float" office:value="100.6667">
            <text:p>100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7-30T16:00:00">
            <text:p>Sun Jul 30 16:00:00 2023</text:p>
          </table:table-cell>
          <table:table-cell office:value-type="float" office:value="47.0">
            <text:p>47.0</text:p>
          </table:table-cell>
          <table:table-cell office:value-type="float" office:value="56.8333">
            <text:p>56.8333</text:p>
          </table:table-cell>
          <table:table-cell office:value-type="float" office:value="93.1667">
            <text:p>93.1667</text:p>
          </table:table-cell>
          <table:table-cell office:value-type="float" office:value="100.3333">
            <text:p>100.3333</text:p>
          </table:table-cell>
          <table:table-cell office:value-type="float" office:value="100.3333">
            <text:p>100.3333</text:p>
          </table:table-cell>
          <table:table-cell office:value-type="float" office:value="110.1667">
            <text:p>110.1667</text:p>
          </table:table-cell>
          <table:table-cell office:value-type="float" office:value="106.6667">
            <text:p>106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7-30T17:00:00">
            <text:p>Sun Jul 30 17:00:00 2023</text:p>
          </table:table-cell>
          <table:table-cell office:value-type="float" office:value="45.0">
            <text:p>45.0</text:p>
          </table:table-cell>
          <table:table-cell office:value-type="float" office:value="47.0">
            <text:p>47.0</text:p>
          </table:table-cell>
          <table:table-cell office:value-type="float" office:value="56.8333">
            <text:p>56.8333</text:p>
          </table:table-cell>
          <table:table-cell office:value-type="float" office:value="93.1667">
            <text:p>93.1667</text:p>
          </table:table-cell>
          <table:table-cell office:value-type="float" office:value="100.3333">
            <text:p>100.3333</text:p>
          </table:table-cell>
          <table:table-cell office:value-type="float" office:value="100.3333">
            <text:p>100.3333</text:p>
          </table:table-cell>
          <table:table-cell office:value-type="float" office:value="110.1667">
            <text:p>110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7-31T14:00:00">
            <text:p>Mon Jul 31 14:00:00 2023</text:p>
          </table:table-cell>
          <table:table-cell office:value-type="float" office:value="78.6667">
            <text:p>78.6667</text:p>
          </table:table-cell>
          <table:table-cell office:value-type="float" office:value="96.5">
            <text:p>96.5</text:p>
          </table:table-cell>
          <table:table-cell office:value-type="float" office:value="84.6667">
            <text:p>84.6667</text:p>
          </table:table-cell>
          <table:table-cell office:value-type="float" office:value="66.6667">
            <text:p>66.6667</text:p>
          </table:table-cell>
          <table:table-cell office:value-type="float" office:value="62.5">
            <text:p>62.5</text:p>
          </table:table-cell>
          <table:table-cell office:value-type="float" office:value="59.5">
            <text:p>59.5</text:p>
          </table:table-cell>
          <table:table-cell office:value-type="float" office:value="52.1667">
            <text:p>52.1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7-31T15:00:00">
            <text:p>Mon Jul 31 15:00:00 2023</text:p>
          </table:table-cell>
          <table:table-cell office:value-type="float" office:value="63.1667">
            <text:p>63.1667</text:p>
          </table:table-cell>
          <table:table-cell office:value-type="float" office:value="78.6667">
            <text:p>78.6667</text:p>
          </table:table-cell>
          <table:table-cell office:value-type="float" office:value="96.5">
            <text:p>96.5</text:p>
          </table:table-cell>
          <table:table-cell office:value-type="float" office:value="84.6667">
            <text:p>84.6667</text:p>
          </table:table-cell>
          <table:table-cell office:value-type="float" office:value="66.6667">
            <text:p>66.6667</text:p>
          </table:table-cell>
          <table:table-cell office:value-type="float" office:value="62.5">
            <text:p>62.5</text:p>
          </table:table-cell>
          <table:table-cell office:value-type="float" office:value="59.5">
            <text:p>59.5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3-07-31T16:00:00">
            <text:p>Mon Jul 31 16:00:00 2023</text:p>
          </table:table-cell>
          <table:table-cell office:value-type="float" office:value="63.3333">
            <text:p>63.3333</text:p>
          </table:table-cell>
          <table:table-cell office:value-type="float" office:value="63.1667">
            <text:p>63.1667</text:p>
          </table:table-cell>
          <table:table-cell office:value-type="float" office:value="78.6667">
            <text:p>78.6667</text:p>
          </table:table-cell>
          <table:table-cell office:value-type="float" office:value="96.5">
            <text:p>96.5</text:p>
          </table:table-cell>
          <table:table-cell office:value-type="float" office:value="84.6667">
            <text:p>84.6667</text:p>
          </table:table-cell>
          <table:table-cell office:value-type="float" office:value="66.6667">
            <text:p>66.6667</text:p>
          </table:table-cell>
          <table:table-cell office:value-type="float" office:value="62.5">
            <text:p>62.5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3-07-31T17:00:00">
            <text:p>Mon Jul 31 17:00:00 2023</text:p>
          </table:table-cell>
          <table:table-cell office:value-type="float" office:value="43.8333">
            <text:p>43.8333</text:p>
          </table:table-cell>
          <table:table-cell office:value-type="float" office:value="63.3333">
            <text:p>63.3333</text:p>
          </table:table-cell>
          <table:table-cell office:value-type="float" office:value="63.1667">
            <text:p>63.1667</text:p>
          </table:table-cell>
          <table:table-cell office:value-type="float" office:value="78.6667">
            <text:p>78.6667</text:p>
          </table:table-cell>
          <table:table-cell office:value-type="float" office:value="96.5">
            <text:p>96.5</text:p>
          </table:table-cell>
          <table:table-cell office:value-type="float" office:value="84.6667">
            <text:p>84.6667</text:p>
          </table:table-cell>
          <table:table-cell office:value-type="float" office:value="66.6667">
            <text:p>66.6667</text:p>
          </table:table-cell>
          <table:table-cell office:value-type="float" office:value="114.6667">
            <text:p>114.6667</text:p>
          </table:table-cell>
        </table:table-row>
        <table:table-row>
          <table:table-cell table:style-name="pd1" office:value-type="date" office:date-value="2023-08-01T13:00:00">
            <text:p>Tue Aug  1 13:00:00 2023</text:p>
          </table:table-cell>
          <table:table-cell office:value-type="float" office:value="85.1667">
            <text:p>85.1667</text:p>
          </table:table-cell>
          <table:table-cell office:value-type="float" office:value="93.1667">
            <text:p>93.1667</text:p>
          </table:table-cell>
          <table:table-cell office:value-type="float" office:value="114.6667">
            <text:p>114.6667</text:p>
          </table:table-cell>
          <table:table-cell office:value-type="float" office:value="105.8333">
            <text:p>105.8333</text:p>
          </table:table-cell>
          <table:table-cell office:value-type="float" office:value="92.0">
            <text:p>92.0</text:p>
          </table:table-cell>
          <table:table-cell office:value-type="float" office:value="69.1667">
            <text:p>69.1667</text:p>
          </table:table-cell>
          <table:table-cell office:value-type="float" office:value="60.0">
            <text:p>60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8-01T14:00:00">
            <text:p>Tue Aug  1 14:00:00 2023</text:p>
          </table:table-cell>
          <table:table-cell office:value-type="float" office:value="78.5">
            <text:p>78.5</text:p>
          </table:table-cell>
          <table:table-cell office:value-type="float" office:value="85.1667">
            <text:p>85.1667</text:p>
          </table:table-cell>
          <table:table-cell office:value-type="float" office:value="93.1667">
            <text:p>93.1667</text:p>
          </table:table-cell>
          <table:table-cell office:value-type="float" office:value="114.6667">
            <text:p>114.6667</text:p>
          </table:table-cell>
          <table:table-cell office:value-type="float" office:value="105.8333">
            <text:p>105.8333</text:p>
          </table:table-cell>
          <table:table-cell office:value-type="float" office:value="92.0">
            <text:p>92.0</text:p>
          </table:table-cell>
          <table:table-cell office:value-type="float" office:value="69.1667">
            <text:p>69.1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8-01T15:00:00">
            <text:p>Tue Aug  1 15:00:00 2023</text:p>
          </table:table-cell>
          <table:table-cell office:value-type="float" office:value="75.1667">
            <text:p>75.1667</text:p>
          </table:table-cell>
          <table:table-cell office:value-type="float" office:value="78.5">
            <text:p>78.5</text:p>
          </table:table-cell>
          <table:table-cell office:value-type="float" office:value="85.1667">
            <text:p>85.1667</text:p>
          </table:table-cell>
          <table:table-cell office:value-type="float" office:value="93.1667">
            <text:p>93.1667</text:p>
          </table:table-cell>
          <table:table-cell office:value-type="float" office:value="114.6667">
            <text:p>114.6667</text:p>
          </table:table-cell>
          <table:table-cell office:value-type="float" office:value="105.8333">
            <text:p>105.8333</text:p>
          </table:table-cell>
          <table:table-cell office:value-type="float" office:value="92.0">
            <text:p>92.0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3-08-01T16:00:00">
            <text:p>Tue Aug  1 16:00:00 2023</text:p>
          </table:table-cell>
          <table:table-cell office:value-type="float" office:value="67.1667">
            <text:p>67.1667</text:p>
          </table:table-cell>
          <table:table-cell office:value-type="float" office:value="75.1667">
            <text:p>75.1667</text:p>
          </table:table-cell>
          <table:table-cell office:value-type="float" office:value="78.5">
            <text:p>78.5</text:p>
          </table:table-cell>
          <table:table-cell office:value-type="float" office:value="85.1667">
            <text:p>85.1667</text:p>
          </table:table-cell>
          <table:table-cell office:value-type="float" office:value="93.1667">
            <text:p>93.1667</text:p>
          </table:table-cell>
          <table:table-cell office:value-type="float" office:value="114.6667">
            <text:p>114.6667</text:p>
          </table:table-cell>
          <table:table-cell office:value-type="float" office:value="105.8333">
            <text:p>105.8333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3-08-01T17:00:00">
            <text:p>Tue Aug  1 17:00:00 2023</text:p>
          </table:table-cell>
          <table:table-cell office:value-type="float" office:value="61.8333">
            <text:p>61.8333</text:p>
          </table:table-cell>
          <table:table-cell office:value-type="float" office:value="67.1667">
            <text:p>67.1667</text:p>
          </table:table-cell>
          <table:table-cell office:value-type="float" office:value="75.1667">
            <text:p>75.1667</text:p>
          </table:table-cell>
          <table:table-cell office:value-type="float" office:value="78.5">
            <text:p>78.5</text:p>
          </table:table-cell>
          <table:table-cell office:value-type="float" office:value="85.1667">
            <text:p>85.1667</text:p>
          </table:table-cell>
          <table:table-cell office:value-type="float" office:value="93.1667">
            <text:p>93.1667</text:p>
          </table:table-cell>
          <table:table-cell office:value-type="float" office:value="114.6667">
            <text:p>114.6667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3-08-01T18:00:00">
            <text:p>Tue Aug  1 18:00:00 2023</text:p>
          </table:table-cell>
          <table:table-cell office:value-type="float" office:value="54.0">
            <text:p>54.0</text:p>
          </table:table-cell>
          <table:table-cell office:value-type="float" office:value="61.8333">
            <text:p>61.8333</text:p>
          </table:table-cell>
          <table:table-cell office:value-type="float" office:value="67.1667">
            <text:p>67.1667</text:p>
          </table:table-cell>
          <table:table-cell office:value-type="float" office:value="75.1667">
            <text:p>75.1667</text:p>
          </table:table-cell>
          <table:table-cell office:value-type="float" office:value="78.5">
            <text:p>78.5</text:p>
          </table:table-cell>
          <table:table-cell office:value-type="float" office:value="85.1667">
            <text:p>85.1667</text:p>
          </table:table-cell>
          <table:table-cell office:value-type="float" office:value="93.1667">
            <text:p>93.1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8-02T12:00:00">
            <text:p>Wed Aug  2 12:00:00 2023</text:p>
          </table:table-cell>
          <table:table-cell office:value-type="float" office:value="81.3333">
            <text:p>81.3333</text:p>
          </table:table-cell>
          <table:table-cell office:value-type="float" office:value="103.3333">
            <text:p>103.3333</text:p>
          </table:table-cell>
          <table:table-cell office:value-type="float" office:value="109.1667">
            <text:p>109.1667</text:p>
          </table:table-cell>
          <table:table-cell office:value-type="float" office:value="95.0">
            <text:p>95.0</text:p>
          </table:table-cell>
          <table:table-cell office:value-type="float" office:value="85.3333">
            <text:p>85.3333</text:p>
          </table:table-cell>
          <table:table-cell office:value-type="float" office:value="69.1667">
            <text:p>69.1667</text:p>
          </table:table-cell>
          <table:table-cell office:value-type="float" office:value="49.5">
            <text:p>49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8-02T13:00:00">
            <text:p>Wed Aug  2 13:00:00 2023</text:p>
          </table:table-cell>
          <table:table-cell office:value-type="float" office:value="72.1667">
            <text:p>72.1667</text:p>
          </table:table-cell>
          <table:table-cell office:value-type="float" office:value="81.3333">
            <text:p>81.3333</text:p>
          </table:table-cell>
          <table:table-cell office:value-type="float" office:value="103.3333">
            <text:p>103.3333</text:p>
          </table:table-cell>
          <table:table-cell office:value-type="float" office:value="109.1667">
            <text:p>109.1667</text:p>
          </table:table-cell>
          <table:table-cell office:value-type="float" office:value="95.0">
            <text:p>95.0</text:p>
          </table:table-cell>
          <table:table-cell office:value-type="float" office:value="85.3333">
            <text:p>85.3333</text:p>
          </table:table-cell>
          <table:table-cell office:value-type="float" office:value="69.1667">
            <text:p>69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8-02T14:00:00">
            <text:p>Wed Aug  2 14:00:00 2023</text:p>
          </table:table-cell>
          <table:table-cell office:value-type="float" office:value="68.3333">
            <text:p>68.3333</text:p>
          </table:table-cell>
          <table:table-cell office:value-type="float" office:value="72.1667">
            <text:p>72.1667</text:p>
          </table:table-cell>
          <table:table-cell office:value-type="float" office:value="81.3333">
            <text:p>81.3333</text:p>
          </table:table-cell>
          <table:table-cell office:value-type="float" office:value="103.3333">
            <text:p>103.3333</text:p>
          </table:table-cell>
          <table:table-cell office:value-type="float" office:value="109.1667">
            <text:p>109.1667</text:p>
          </table:table-cell>
          <table:table-cell office:value-type="float" office:value="95.0">
            <text:p>95.0</text:p>
          </table:table-cell>
          <table:table-cell office:value-type="float" office:value="85.3333">
            <text:p>85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8-02T15:00:00">
            <text:p>Wed Aug  2 15:00:00 2023</text:p>
          </table:table-cell>
          <table:table-cell office:value-type="float" office:value="57.5">
            <text:p>57.5</text:p>
          </table:table-cell>
          <table:table-cell office:value-type="float" office:value="68.3333">
            <text:p>68.3333</text:p>
          </table:table-cell>
          <table:table-cell office:value-type="float" office:value="72.1667">
            <text:p>72.1667</text:p>
          </table:table-cell>
          <table:table-cell office:value-type="float" office:value="81.3333">
            <text:p>81.3333</text:p>
          </table:table-cell>
          <table:table-cell office:value-type="float" office:value="103.3333">
            <text:p>103.3333</text:p>
          </table:table-cell>
          <table:table-cell office:value-type="float" office:value="109.1667">
            <text:p>109.1667</text:p>
          </table:table-cell>
          <table:table-cell office:value-type="float" office:value="95.0">
            <text:p>95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8-02T16:00:00">
            <text:p>Wed Aug  2 16:00:00 2023</text:p>
          </table:table-cell>
          <table:table-cell office:value-type="float" office:value="56.8333">
            <text:p>56.8333</text:p>
          </table:table-cell>
          <table:table-cell office:value-type="float" office:value="57.5">
            <text:p>57.5</text:p>
          </table:table-cell>
          <table:table-cell office:value-type="float" office:value="68.3333">
            <text:p>68.3333</text:p>
          </table:table-cell>
          <table:table-cell office:value-type="float" office:value="72.1667">
            <text:p>72.1667</text:p>
          </table:table-cell>
          <table:table-cell office:value-type="float" office:value="81.3333">
            <text:p>81.3333</text:p>
          </table:table-cell>
          <table:table-cell office:value-type="float" office:value="103.3333">
            <text:p>103.3333</text:p>
          </table:table-cell>
          <table:table-cell office:value-type="float" office:value="109.1667">
            <text:p>109.1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8-02T17:00:00">
            <text:p>Wed Aug  2 17:00:00 2023</text:p>
          </table:table-cell>
          <table:table-cell office:value-type="float" office:value="45.6667">
            <text:p>45.6667</text:p>
          </table:table-cell>
          <table:table-cell office:value-type="float" office:value="56.8333">
            <text:p>56.8333</text:p>
          </table:table-cell>
          <table:table-cell office:value-type="float" office:value="57.5">
            <text:p>57.5</text:p>
          </table:table-cell>
          <table:table-cell office:value-type="float" office:value="68.3333">
            <text:p>68.3333</text:p>
          </table:table-cell>
          <table:table-cell office:value-type="float" office:value="72.1667">
            <text:p>72.1667</text:p>
          </table:table-cell>
          <table:table-cell office:value-type="float" office:value="81.3333">
            <text:p>81.3333</text:p>
          </table:table-cell>
          <table:table-cell office:value-type="float" office:value="103.3333">
            <text:p>103.3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8-02T18:00:00">
            <text:p>Wed Aug  2 18:00:00 2023</text:p>
          </table:table-cell>
          <table:table-cell office:value-type="float" office:value="45.8333">
            <text:p>45.8333</text:p>
          </table:table-cell>
          <table:table-cell office:value-type="float" office:value="45.6667">
            <text:p>45.6667</text:p>
          </table:table-cell>
          <table:table-cell office:value-type="float" office:value="56.8333">
            <text:p>56.8333</text:p>
          </table:table-cell>
          <table:table-cell office:value-type="float" office:value="57.5">
            <text:p>57.5</text:p>
          </table:table-cell>
          <table:table-cell office:value-type="float" office:value="68.3333">
            <text:p>68.3333</text:p>
          </table:table-cell>
          <table:table-cell office:value-type="float" office:value="72.1667">
            <text:p>72.1667</text:p>
          </table:table-cell>
          <table:table-cell office:value-type="float" office:value="81.3333">
            <text:p>81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8-03T13:00:00">
            <text:p>Thu Aug  3 13:00:00 2023</text:p>
          </table:table-cell>
          <table:table-cell office:value-type="float" office:value="81.1667">
            <text:p>81.1667</text:p>
          </table:table-cell>
          <table:table-cell office:value-type="float" office:value="79.6667">
            <text:p>79.6667</text:p>
          </table:table-cell>
          <table:table-cell office:value-type="float" office:value="70.1667">
            <text:p>70.1667</text:p>
          </table:table-cell>
          <table:table-cell office:value-type="float" office:value="59.0">
            <text:p>59.0</text:p>
          </table:table-cell>
          <table:table-cell office:value-type="float" office:value="54.6667">
            <text:p>54.6667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8-03T14:00:00">
            <text:p>Thu Aug  3 14:00:00 2023</text:p>
          </table:table-cell>
          <table:table-cell office:value-type="float" office:value="74.5">
            <text:p>74.5</text:p>
          </table:table-cell>
          <table:table-cell office:value-type="float" office:value="81.1667">
            <text:p>81.1667</text:p>
          </table:table-cell>
          <table:table-cell office:value-type="float" office:value="79.6667">
            <text:p>79.6667</text:p>
          </table:table-cell>
          <table:table-cell office:value-type="float" office:value="70.1667">
            <text:p>70.1667</text:p>
          </table:table-cell>
          <table:table-cell office:value-type="float" office:value="59.0">
            <text:p>59.0</text:p>
          </table:table-cell>
          <table:table-cell office:value-type="float" office:value="54.6667">
            <text:p>54.6667</text:p>
          </table:table-cell>
          <table:table-cell office:value-type="float" office:value="43.6667">
            <text:p>43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8-03T15:00:00">
            <text:p>Thu Aug  3 15:00:00 2023</text:p>
          </table:table-cell>
          <table:table-cell office:value-type="float" office:value="63.6667">
            <text:p>63.6667</text:p>
          </table:table-cell>
          <table:table-cell office:value-type="float" office:value="74.5">
            <text:p>74.5</text:p>
          </table:table-cell>
          <table:table-cell office:value-type="float" office:value="81.1667">
            <text:p>81.1667</text:p>
          </table:table-cell>
          <table:table-cell office:value-type="float" office:value="79.6667">
            <text:p>79.6667</text:p>
          </table:table-cell>
          <table:table-cell office:value-type="float" office:value="70.1667">
            <text:p>70.1667</text:p>
          </table:table-cell>
          <table:table-cell office:value-type="float" office:value="59.0">
            <text:p>59.0</text:p>
          </table:table-cell>
          <table:table-cell office:value-type="float" office:value="54.6667">
            <text:p>54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8-03T16:00:00">
            <text:p>Thu Aug  3 16:00:00 2023</text:p>
          </table:table-cell>
          <table:table-cell office:value-type="float" office:value="52.0">
            <text:p>52.0</text:p>
          </table:table-cell>
          <table:table-cell office:value-type="float" office:value="63.6667">
            <text:p>63.6667</text:p>
          </table:table-cell>
          <table:table-cell office:value-type="float" office:value="74.5">
            <text:p>74.5</text:p>
          </table:table-cell>
          <table:table-cell office:value-type="float" office:value="81.1667">
            <text:p>81.1667</text:p>
          </table:table-cell>
          <table:table-cell office:value-type="float" office:value="79.6667">
            <text:p>79.6667</text:p>
          </table:table-cell>
          <table:table-cell office:value-type="float" office:value="70.1667">
            <text:p>70.1667</text:p>
          </table:table-cell>
          <table:table-cell office:value-type="float" office:value="59.0">
            <text:p>59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8-03T17:00:00">
            <text:p>Thu Aug  3 17:00:00 2023</text:p>
          </table:table-cell>
          <table:table-cell office:value-type="float" office:value="47.8333">
            <text:p>47.8333</text:p>
          </table:table-cell>
          <table:table-cell office:value-type="float" office:value="52.0">
            <text:p>52.0</text:p>
          </table:table-cell>
          <table:table-cell office:value-type="float" office:value="63.6667">
            <text:p>63.6667</text:p>
          </table:table-cell>
          <table:table-cell office:value-type="float" office:value="74.5">
            <text:p>74.5</text:p>
          </table:table-cell>
          <table:table-cell office:value-type="float" office:value="81.1667">
            <text:p>81.1667</text:p>
          </table:table-cell>
          <table:table-cell office:value-type="float" office:value="79.6667">
            <text:p>79.6667</text:p>
          </table:table-cell>
          <table:table-cell office:value-type="float" office:value="70.1667">
            <text:p>70.1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8-03T18:00:00">
            <text:p>Thu Aug  3 18:00:00 2023</text:p>
          </table:table-cell>
          <table:table-cell office:value-type="float" office:value="41.8333">
            <text:p>41.8333</text:p>
          </table:table-cell>
          <table:table-cell office:value-type="float" office:value="47.8333">
            <text:p>47.8333</text:p>
          </table:table-cell>
          <table:table-cell office:value-type="float" office:value="52.0">
            <text:p>52.0</text:p>
          </table:table-cell>
          <table:table-cell office:value-type="float" office:value="63.6667">
            <text:p>63.6667</text:p>
          </table:table-cell>
          <table:table-cell office:value-type="float" office:value="74.5">
            <text:p>74.5</text:p>
          </table:table-cell>
          <table:table-cell office:value-type="float" office:value="81.1667">
            <text:p>81.1667</text:p>
          </table:table-cell>
          <table:table-cell office:value-type="float" office:value="79.6667">
            <text:p>79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8-04T13:00:00">
            <text:p>Fri Aug  4 13:00:00 2023</text:p>
          </table:table-cell>
          <table:table-cell office:value-type="float" office:value="65.8333">
            <text:p>65.8333</text:p>
          </table:table-cell>
          <table:table-cell office:value-type="float" office:value="75.3333">
            <text:p>75.3333</text:p>
          </table:table-cell>
          <table:table-cell office:value-type="float" office:value="90.0">
            <text:p>90.0</text:p>
          </table:table-cell>
          <table:table-cell office:value-type="float" office:value="85.5">
            <text:p>85.5</text:p>
          </table:table-cell>
          <table:table-cell office:value-type="float" office:value="75.3333">
            <text:p>75.3333</text:p>
          </table:table-cell>
          <table:table-cell office:value-type="float" office:value="64.1667">
            <text:p>64.1667</text:p>
          </table:table-cell>
          <table:table-cell office:value-type="float" office:value="52.3333">
            <text:p>52.3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8-04T14:00:00">
            <text:p>Fri Aug  4 14:00:00 2023</text:p>
          </table:table-cell>
          <table:table-cell office:value-type="float" office:value="66.0">
            <text:p>66.0</text:p>
          </table:table-cell>
          <table:table-cell office:value-type="float" office:value="65.8333">
            <text:p>65.8333</text:p>
          </table:table-cell>
          <table:table-cell office:value-type="float" office:value="75.3333">
            <text:p>75.3333</text:p>
          </table:table-cell>
          <table:table-cell office:value-type="float" office:value="90.0">
            <text:p>90.0</text:p>
          </table:table-cell>
          <table:table-cell office:value-type="float" office:value="85.5">
            <text:p>85.5</text:p>
          </table:table-cell>
          <table:table-cell office:value-type="float" office:value="75.3333">
            <text:p>75.3333</text:p>
          </table:table-cell>
          <table:table-cell office:value-type="float" office:value="64.1667">
            <text:p>64.1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8-04T15:00:00">
            <text:p>Fri Aug  4 15:00:00 2023</text:p>
          </table:table-cell>
          <table:table-cell office:value-type="float" office:value="65.1667">
            <text:p>65.1667</text:p>
          </table:table-cell>
          <table:table-cell office:value-type="float" office:value="66.0">
            <text:p>66.0</text:p>
          </table:table-cell>
          <table:table-cell office:value-type="float" office:value="65.8333">
            <text:p>65.8333</text:p>
          </table:table-cell>
          <table:table-cell office:value-type="float" office:value="75.3333">
            <text:p>75.3333</text:p>
          </table:table-cell>
          <table:table-cell office:value-type="float" office:value="90.0">
            <text:p>90.0</text:p>
          </table:table-cell>
          <table:table-cell office:value-type="float" office:value="85.5">
            <text:p>85.5</text:p>
          </table:table-cell>
          <table:table-cell office:value-type="float" office:value="75.3333">
            <text:p>75.3333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8-04T16:00:00">
            <text:p>Fri Aug  4 16:00:00 2023</text:p>
          </table:table-cell>
          <table:table-cell office:value-type="float" office:value="61.0">
            <text:p>61.0</text:p>
          </table:table-cell>
          <table:table-cell office:value-type="float" office:value="65.1667">
            <text:p>65.1667</text:p>
          </table:table-cell>
          <table:table-cell office:value-type="float" office:value="66.0">
            <text:p>66.0</text:p>
          </table:table-cell>
          <table:table-cell office:value-type="float" office:value="65.8333">
            <text:p>65.8333</text:p>
          </table:table-cell>
          <table:table-cell office:value-type="float" office:value="75.3333">
            <text:p>75.3333</text:p>
          </table:table-cell>
          <table:table-cell office:value-type="float" office:value="90.0">
            <text:p>90.0</text:p>
          </table:table-cell>
          <table:table-cell office:value-type="float" office:value="85.5">
            <text:p>85.5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8-04T17:00:00">
            <text:p>Fri Aug  4 17:00:00 2023</text:p>
          </table:table-cell>
          <table:table-cell office:value-type="float" office:value="58.8333">
            <text:p>58.8333</text:p>
          </table:table-cell>
          <table:table-cell office:value-type="float" office:value="61.0">
            <text:p>61.0</text:p>
          </table:table-cell>
          <table:table-cell office:value-type="float" office:value="65.1667">
            <text:p>65.1667</text:p>
          </table:table-cell>
          <table:table-cell office:value-type="float" office:value="66.0">
            <text:p>66.0</text:p>
          </table:table-cell>
          <table:table-cell office:value-type="float" office:value="65.8333">
            <text:p>65.8333</text:p>
          </table:table-cell>
          <table:table-cell office:value-type="float" office:value="75.3333">
            <text:p>75.3333</text:p>
          </table:table-cell>
          <table:table-cell office:value-type="float" office:value="90.0">
            <text:p>90.0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3-08-04T18:00:00">
            <text:p>Fri Aug  4 18:00:00 2023</text:p>
          </table:table-cell>
          <table:table-cell office:value-type="float" office:value="59.1667">
            <text:p>59.1667</text:p>
          </table:table-cell>
          <table:table-cell office:value-type="float" office:value="58.8333">
            <text:p>58.8333</text:p>
          </table:table-cell>
          <table:table-cell office:value-type="float" office:value="61.0">
            <text:p>61.0</text:p>
          </table:table-cell>
          <table:table-cell office:value-type="float" office:value="65.1667">
            <text:p>65.1667</text:p>
          </table:table-cell>
          <table:table-cell office:value-type="float" office:value="66.0">
            <text:p>66.0</text:p>
          </table:table-cell>
          <table:table-cell office:value-type="float" office:value="65.8333">
            <text:p>65.8333</text:p>
          </table:table-cell>
          <table:table-cell office:value-type="float" office:value="75.3333">
            <text:p>75.3333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3-08-05T12:00:00">
            <text:p>Sat Aug  5 12:00:00 2023</text:p>
          </table:table-cell>
          <table:table-cell office:value-type="float" office:value="103.0">
            <text:p>103.0</text:p>
          </table:table-cell>
          <table:table-cell office:value-type="float" office:value="100.5">
            <text:p>100.5</text:p>
          </table:table-cell>
          <table:table-cell office:value-type="float" office:value="94.5">
            <text:p>94.5</text:p>
          </table:table-cell>
          <table:table-cell office:value-type="float" office:value="86.3333">
            <text:p>86.3333</text:p>
          </table:table-cell>
          <table:table-cell office:value-type="float" office:value="76.0">
            <text:p>76.0</text:p>
          </table:table-cell>
          <table:table-cell office:value-type="float" office:value="76.3333">
            <text:p>76.3333</text:p>
          </table:table-cell>
          <table:table-cell office:value-type="float" office:value="68.5">
            <text:p>68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8-05T13:00:00">
            <text:p>Sat Aug  5 13:00:00 2023</text:p>
          </table:table-cell>
          <table:table-cell office:value-type="float" office:value="104.6667">
            <text:p>104.6667</text:p>
          </table:table-cell>
          <table:table-cell office:value-type="float" office:value="103.0">
            <text:p>103.0</text:p>
          </table:table-cell>
          <table:table-cell office:value-type="float" office:value="100.5">
            <text:p>100.5</text:p>
          </table:table-cell>
          <table:table-cell office:value-type="float" office:value="94.5">
            <text:p>94.5</text:p>
          </table:table-cell>
          <table:table-cell office:value-type="float" office:value="86.3333">
            <text:p>86.3333</text:p>
          </table:table-cell>
          <table:table-cell office:value-type="float" office:value="76.0">
            <text:p>76.0</text:p>
          </table:table-cell>
          <table:table-cell office:value-type="float" office:value="76.3333">
            <text:p>76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8-05T14:00:00">
            <text:p>Sat Aug  5 14:00:00 2023</text:p>
          </table:table-cell>
          <table:table-cell office:value-type="float" office:value="102.5">
            <text:p>102.5</text:p>
          </table:table-cell>
          <table:table-cell office:value-type="float" office:value="104.6667">
            <text:p>104.6667</text:p>
          </table:table-cell>
          <table:table-cell office:value-type="float" office:value="103.0">
            <text:p>103.0</text:p>
          </table:table-cell>
          <table:table-cell office:value-type="float" office:value="100.5">
            <text:p>100.5</text:p>
          </table:table-cell>
          <table:table-cell office:value-type="float" office:value="94.5">
            <text:p>94.5</text:p>
          </table:table-cell>
          <table:table-cell office:value-type="float" office:value="86.3333">
            <text:p>86.3333</text:p>
          </table:table-cell>
          <table:table-cell office:value-type="float" office:value="76.0">
            <text:p>76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8-05T15:00:00">
            <text:p>Sat Aug  5 15:00:00 2023</text:p>
          </table:table-cell>
          <table:table-cell office:value-type="float" office:value="86.8333">
            <text:p>86.8333</text:p>
          </table:table-cell>
          <table:table-cell office:value-type="float" office:value="102.5">
            <text:p>102.5</text:p>
          </table:table-cell>
          <table:table-cell office:value-type="float" office:value="104.6667">
            <text:p>104.6667</text:p>
          </table:table-cell>
          <table:table-cell office:value-type="float" office:value="103.0">
            <text:p>103.0</text:p>
          </table:table-cell>
          <table:table-cell office:value-type="float" office:value="100.5">
            <text:p>100.5</text:p>
          </table:table-cell>
          <table:table-cell office:value-type="float" office:value="94.5">
            <text:p>94.5</text:p>
          </table:table-cell>
          <table:table-cell office:value-type="float" office:value="86.3333">
            <text:p>86.3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8-05T16:00:00">
            <text:p>Sat Aug  5 16:00:00 2023</text:p>
          </table:table-cell>
          <table:table-cell office:value-type="float" office:value="51.5">
            <text:p>51.5</text:p>
          </table:table-cell>
          <table:table-cell office:value-type="float" office:value="86.8333">
            <text:p>86.8333</text:p>
          </table:table-cell>
          <table:table-cell office:value-type="float" office:value="102.5">
            <text:p>102.5</text:p>
          </table:table-cell>
          <table:table-cell office:value-type="float" office:value="104.6667">
            <text:p>104.6667</text:p>
          </table:table-cell>
          <table:table-cell office:value-type="float" office:value="103.0">
            <text:p>103.0</text:p>
          </table:table-cell>
          <table:table-cell office:value-type="float" office:value="100.5">
            <text:p>100.5</text:p>
          </table:table-cell>
          <table:table-cell office:value-type="float" office:value="94.5">
            <text:p>94.5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8-05T17:00:00">
            <text:p>Sat Aug  5 17:00:00 2023</text:p>
          </table:table-cell>
          <table:table-cell office:value-type="float" office:value="71.0">
            <text:p>71.0</text:p>
          </table:table-cell>
          <table:table-cell office:value-type="float" office:value="51.5">
            <text:p>51.5</text:p>
          </table:table-cell>
          <table:table-cell office:value-type="float" office:value="86.8333">
            <text:p>86.8333</text:p>
          </table:table-cell>
          <table:table-cell office:value-type="float" office:value="102.5">
            <text:p>102.5</text:p>
          </table:table-cell>
          <table:table-cell office:value-type="float" office:value="104.6667">
            <text:p>104.6667</text:p>
          </table:table-cell>
          <table:table-cell office:value-type="float" office:value="103.0">
            <text:p>103.0</text:p>
          </table:table-cell>
          <table:table-cell office:value-type="float" office:value="100.5">
            <text:p>100.5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8-05T18:00:00">
            <text:p>Sat Aug  5 18:00:00 2023</text:p>
          </table:table-cell>
          <table:table-cell office:value-type="float" office:value="49.8333">
            <text:p>49.8333</text:p>
          </table:table-cell>
          <table:table-cell office:value-type="float" office:value="71.0">
            <text:p>71.0</text:p>
          </table:table-cell>
          <table:table-cell office:value-type="float" office:value="51.5">
            <text:p>51.5</text:p>
          </table:table-cell>
          <table:table-cell office:value-type="float" office:value="86.8333">
            <text:p>86.8333</text:p>
          </table:table-cell>
          <table:table-cell office:value-type="float" office:value="102.5">
            <text:p>102.5</text:p>
          </table:table-cell>
          <table:table-cell office:value-type="float" office:value="104.6667">
            <text:p>104.6667</text:p>
          </table:table-cell>
          <table:table-cell office:value-type="float" office:value="103.0">
            <text:p>103.0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8-05T19:00:00">
            <text:p>Sat Aug  5 19:00:00 2023</text:p>
          </table:table-cell>
          <table:table-cell office:value-type="float" office:value="54.8333">
            <text:p>54.8333</text:p>
          </table:table-cell>
          <table:table-cell office:value-type="float" office:value="49.8333">
            <text:p>49.8333</text:p>
          </table:table-cell>
          <table:table-cell office:value-type="float" office:value="71.0">
            <text:p>71.0</text:p>
          </table:table-cell>
          <table:table-cell office:value-type="float" office:value="51.5">
            <text:p>51.5</text:p>
          </table:table-cell>
          <table:table-cell office:value-type="float" office:value="86.8333">
            <text:p>86.8333</text:p>
          </table:table-cell>
          <table:table-cell office:value-type="float" office:value="102.5">
            <text:p>102.5</text:p>
          </table:table-cell>
          <table:table-cell office:value-type="float" office:value="104.6667">
            <text:p>104.6667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3-08-06T12:00:00">
            <text:p>Sun Aug  6 12:00:00 2023</text:p>
          </table:table-cell>
          <table:table-cell office:value-type="float" office:value="92.6667">
            <text:p>92.6667</text:p>
          </table:table-cell>
          <table:table-cell office:value-type="float" office:value="88.6667">
            <text:p>88.6667</text:p>
          </table:table-cell>
          <table:table-cell office:value-type="float" office:value="79.3333">
            <text:p>79.3333</text:p>
          </table:table-cell>
          <table:table-cell office:value-type="float" office:value="72.0">
            <text:p>72.0</text:p>
          </table:table-cell>
          <table:table-cell office:value-type="float" office:value="65.3333">
            <text:p>65.3333</text:p>
          </table:table-cell>
          <table:table-cell office:value-type="float" office:value="61.6667">
            <text:p>61.6667</text:p>
          </table:table-cell>
          <table:table-cell office:value-type="float" office:value="55.5">
            <text:p>55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8-06T13:00:00">
            <text:p>Sun Aug  6 13:00:00 2023</text:p>
          </table:table-cell>
          <table:table-cell office:value-type="float" office:value="90.1667">
            <text:p>90.1667</text:p>
          </table:table-cell>
          <table:table-cell office:value-type="float" office:value="92.6667">
            <text:p>92.6667</text:p>
          </table:table-cell>
          <table:table-cell office:value-type="float" office:value="88.6667">
            <text:p>88.6667</text:p>
          </table:table-cell>
          <table:table-cell office:value-type="float" office:value="79.3333">
            <text:p>79.3333</text:p>
          </table:table-cell>
          <table:table-cell office:value-type="float" office:value="72.0">
            <text:p>72.0</text:p>
          </table:table-cell>
          <table:table-cell office:value-type="float" office:value="65.3333">
            <text:p>65.3333</text:p>
          </table:table-cell>
          <table:table-cell office:value-type="float" office:value="61.6667">
            <text:p>61.6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8-06T14:00:00">
            <text:p>Sun Aug  6 14:00:00 2023</text:p>
          </table:table-cell>
          <table:table-cell office:value-type="float" office:value="87.6667">
            <text:p>87.6667</text:p>
          </table:table-cell>
          <table:table-cell office:value-type="float" office:value="90.1667">
            <text:p>90.1667</text:p>
          </table:table-cell>
          <table:table-cell office:value-type="float" office:value="92.6667">
            <text:p>92.6667</text:p>
          </table:table-cell>
          <table:table-cell office:value-type="float" office:value="88.6667">
            <text:p>88.6667</text:p>
          </table:table-cell>
          <table:table-cell office:value-type="float" office:value="79.3333">
            <text:p>79.3333</text:p>
          </table:table-cell>
          <table:table-cell office:value-type="float" office:value="72.0">
            <text:p>72.0</text:p>
          </table:table-cell>
          <table:table-cell office:value-type="float" office:value="65.3333">
            <text:p>65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8-06T15:00:00">
            <text:p>Sun Aug  6 15:00:00 2023</text:p>
          </table:table-cell>
          <table:table-cell office:value-type="float" office:value="83.8333">
            <text:p>83.8333</text:p>
          </table:table-cell>
          <table:table-cell office:value-type="float" office:value="87.6667">
            <text:p>87.6667</text:p>
          </table:table-cell>
          <table:table-cell office:value-type="float" office:value="90.1667">
            <text:p>90.1667</text:p>
          </table:table-cell>
          <table:table-cell office:value-type="float" office:value="92.6667">
            <text:p>92.6667</text:p>
          </table:table-cell>
          <table:table-cell office:value-type="float" office:value="88.6667">
            <text:p>88.6667</text:p>
          </table:table-cell>
          <table:table-cell office:value-type="float" office:value="79.3333">
            <text:p>79.3333</text:p>
          </table:table-cell>
          <table:table-cell office:value-type="float" office:value="72.0">
            <text:p>72.0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8-06T16:00:00">
            <text:p>Sun Aug  6 16:00:00 2023</text:p>
          </table:table-cell>
          <table:table-cell office:value-type="float" office:value="31.0">
            <text:p>31.0</text:p>
          </table:table-cell>
          <table:table-cell office:value-type="float" office:value="83.8333">
            <text:p>83.8333</text:p>
          </table:table-cell>
          <table:table-cell office:value-type="float" office:value="87.6667">
            <text:p>87.6667</text:p>
          </table:table-cell>
          <table:table-cell office:value-type="float" office:value="90.1667">
            <text:p>90.1667</text:p>
          </table:table-cell>
          <table:table-cell office:value-type="float" office:value="92.6667">
            <text:p>92.6667</text:p>
          </table:table-cell>
          <table:table-cell office:value-type="float" office:value="88.6667">
            <text:p>88.6667</text:p>
          </table:table-cell>
          <table:table-cell office:value-type="float" office:value="79.3333">
            <text:p>79.3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8-06T17:00:00">
            <text:p>Sun Aug  6 17:00:00 2023</text:p>
          </table:table-cell>
          <table:table-cell office:value-type="float" office:value="12.8333">
            <text:p>12.8333</text:p>
          </table:table-cell>
          <table:table-cell office:value-type="float" office:value="31.0">
            <text:p>31.0</text:p>
          </table:table-cell>
          <table:table-cell office:value-type="float" office:value="83.8333">
            <text:p>83.8333</text:p>
          </table:table-cell>
          <table:table-cell office:value-type="float" office:value="87.6667">
            <text:p>87.6667</text:p>
          </table:table-cell>
          <table:table-cell office:value-type="float" office:value="90.1667">
            <text:p>90.1667</text:p>
          </table:table-cell>
          <table:table-cell office:value-type="float" office:value="92.6667">
            <text:p>92.6667</text:p>
          </table:table-cell>
          <table:table-cell office:value-type="float" office:value="88.6667">
            <text:p>88.6667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8-06T18:00:00">
            <text:p>Sun Aug  6 18:00:00 2023</text:p>
          </table:table-cell>
          <table:table-cell office:value-type="float" office:value="64.0">
            <text:p>64.0</text:p>
          </table:table-cell>
          <table:table-cell office:value-type="float" office:value="12.8333">
            <text:p>12.8333</text:p>
          </table:table-cell>
          <table:table-cell office:value-type="float" office:value="31.0">
            <text:p>31.0</text:p>
          </table:table-cell>
          <table:table-cell office:value-type="float" office:value="83.8333">
            <text:p>83.8333</text:p>
          </table:table-cell>
          <table:table-cell office:value-type="float" office:value="87.6667">
            <text:p>87.6667</text:p>
          </table:table-cell>
          <table:table-cell office:value-type="float" office:value="90.1667">
            <text:p>90.1667</text:p>
          </table:table-cell>
          <table:table-cell office:value-type="float" office:value="92.6667">
            <text:p>92.6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8-07T14:00:00">
            <text:p>Mon Aug  7 14:00:00 2023</text:p>
          </table:table-cell>
          <table:table-cell office:value-type="float" office:value="79.5">
            <text:p>79.5</text:p>
          </table:table-cell>
          <table:table-cell office:value-type="float" office:value="79.0">
            <text:p>79.0</text:p>
          </table:table-cell>
          <table:table-cell office:value-type="float" office:value="81.5">
            <text:p>81.5</text:p>
          </table:table-cell>
          <table:table-cell office:value-type="float" office:value="87.0">
            <text:p>87.0</text:p>
          </table:table-cell>
          <table:table-cell office:value-type="float" office:value="81.5">
            <text:p>81.5</text:p>
          </table:table-cell>
          <table:table-cell office:value-type="float" office:value="79.0">
            <text:p>79.0</text:p>
          </table:table-cell>
          <table:table-cell office:value-type="float" office:value="75.1667">
            <text:p>75.1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8-07T15:00:00">
            <text:p>Mon Aug  7 15:00:00 2023</text:p>
          </table:table-cell>
          <table:table-cell office:value-type="float" office:value="65.3333">
            <text:p>65.3333</text:p>
          </table:table-cell>
          <table:table-cell office:value-type="float" office:value="79.5">
            <text:p>79.5</text:p>
          </table:table-cell>
          <table:table-cell office:value-type="float" office:value="79.0">
            <text:p>79.0</text:p>
          </table:table-cell>
          <table:table-cell office:value-type="float" office:value="81.5">
            <text:p>81.5</text:p>
          </table:table-cell>
          <table:table-cell office:value-type="float" office:value="87.0">
            <text:p>87.0</text:p>
          </table:table-cell>
          <table:table-cell office:value-type="float" office:value="81.5">
            <text:p>81.5</text:p>
          </table:table-cell>
          <table:table-cell office:value-type="float" office:value="79.0">
            <text:p>79.0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08-07T16:00:00">
            <text:p>Mon Aug  7 16:00:00 2023</text:p>
          </table:table-cell>
          <table:table-cell office:value-type="float" office:value="48.5">
            <text:p>48.5</text:p>
          </table:table-cell>
          <table:table-cell office:value-type="float" office:value="65.3333">
            <text:p>65.3333</text:p>
          </table:table-cell>
          <table:table-cell office:value-type="float" office:value="79.5">
            <text:p>79.5</text:p>
          </table:table-cell>
          <table:table-cell office:value-type="float" office:value="79.0">
            <text:p>79.0</text:p>
          </table:table-cell>
          <table:table-cell office:value-type="float" office:value="81.5">
            <text:p>81.5</text:p>
          </table:table-cell>
          <table:table-cell office:value-type="float" office:value="87.0">
            <text:p>87.0</text:p>
          </table:table-cell>
          <table:table-cell office:value-type="float" office:value="81.5">
            <text:p>81.5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3-08-07T17:00:00">
            <text:p>Mon Aug  7 17:00:00 2023</text:p>
          </table:table-cell>
          <table:table-cell office:value-type="float" office:value="63.6667">
            <text:p>63.6667</text:p>
          </table:table-cell>
          <table:table-cell office:value-type="float" office:value="48.5">
            <text:p>48.5</text:p>
          </table:table-cell>
          <table:table-cell office:value-type="float" office:value="65.3333">
            <text:p>65.3333</text:p>
          </table:table-cell>
          <table:table-cell office:value-type="float" office:value="79.5">
            <text:p>79.5</text:p>
          </table:table-cell>
          <table:table-cell office:value-type="float" office:value="79.0">
            <text:p>79.0</text:p>
          </table:table-cell>
          <table:table-cell office:value-type="float" office:value="81.5">
            <text:p>81.5</text:p>
          </table:table-cell>
          <table:table-cell office:value-type="float" office:value="87.0">
            <text:p>87.0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3-08-07T18:00:00">
            <text:p>Mon Aug  7 18:00:00 2023</text:p>
          </table:table-cell>
          <table:table-cell office:value-type="float" office:value="71.3333">
            <text:p>71.3333</text:p>
          </table:table-cell>
          <table:table-cell office:value-type="float" office:value="63.6667">
            <text:p>63.6667</text:p>
          </table:table-cell>
          <table:table-cell office:value-type="float" office:value="48.5">
            <text:p>48.5</text:p>
          </table:table-cell>
          <table:table-cell office:value-type="float" office:value="65.3333">
            <text:p>65.3333</text:p>
          </table:table-cell>
          <table:table-cell office:value-type="float" office:value="79.5">
            <text:p>79.5</text:p>
          </table:table-cell>
          <table:table-cell office:value-type="float" office:value="79.0">
            <text:p>79.0</text:p>
          </table:table-cell>
          <table:table-cell office:value-type="float" office:value="81.5">
            <text:p>81.5</text:p>
          </table:table-cell>
          <table:table-cell office:value-type="float" office:value="115.6667">
            <text:p>115.6667</text:p>
          </table:table-cell>
        </table:table-row>
        <table:table-row>
          <table:table-cell table:style-name="pd1" office:value-type="date" office:date-value="2023-08-07T19:00:00">
            <text:p>Mon Aug  7 19:00:00 2023</text:p>
          </table:table-cell>
          <table:table-cell office:value-type="float" office:value="65.6667">
            <text:p>65.6667</text:p>
          </table:table-cell>
          <table:table-cell office:value-type="float" office:value="71.3333">
            <text:p>71.3333</text:p>
          </table:table-cell>
          <table:table-cell office:value-type="float" office:value="63.6667">
            <text:p>63.6667</text:p>
          </table:table-cell>
          <table:table-cell office:value-type="float" office:value="48.5">
            <text:p>48.5</text:p>
          </table:table-cell>
          <table:table-cell office:value-type="float" office:value="65.3333">
            <text:p>65.3333</text:p>
          </table:table-cell>
          <table:table-cell office:value-type="float" office:value="79.5">
            <text:p>79.5</text:p>
          </table:table-cell>
          <table:table-cell office:value-type="float" office:value="79.0">
            <text:p>79.0</text:p>
          </table:table-cell>
          <table:table-cell office:value-type="float" office:value="119.8333">
            <text:p>119.8333</text:p>
          </table:table-cell>
        </table:table-row>
        <table:table-row>
          <table:table-cell table:style-name="pd1" office:value-type="date" office:date-value="2023-08-08T14:00:00">
            <text:p>Tue Aug  8 14:00:00 2023</text:p>
          </table:table-cell>
          <table:table-cell office:value-type="float" office:value="115.6667">
            <text:p>115.6667</text:p>
          </table:table-cell>
          <table:table-cell office:value-type="float" office:value="106.0">
            <text:p>106.0</text:p>
          </table:table-cell>
          <table:table-cell office:value-type="float" office:value="94.8333">
            <text:p>94.8333</text:p>
          </table:table-cell>
          <table:table-cell office:value-type="float" office:value="90.8333">
            <text:p>90.8333</text:p>
          </table:table-cell>
          <table:table-cell office:value-type="float" office:value="69.1667">
            <text:p>69.1667</text:p>
          </table:table-cell>
          <table:table-cell office:value-type="float" office:value="47.3333">
            <text:p>47.3333</text:p>
          </table:table-cell>
          <table:table-cell office:value-type="float" office:value="36.3333">
            <text:p>36.3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8-08T15:00:00">
            <text:p>Tue Aug  8 15:00:00 2023</text:p>
          </table:table-cell>
          <table:table-cell office:value-type="float" office:value="119.8333">
            <text:p>119.8333</text:p>
          </table:table-cell>
          <table:table-cell office:value-type="float" office:value="115.6667">
            <text:p>115.6667</text:p>
          </table:table-cell>
          <table:table-cell office:value-type="float" office:value="106.0">
            <text:p>106.0</text:p>
          </table:table-cell>
          <table:table-cell office:value-type="float" office:value="94.8333">
            <text:p>94.8333</text:p>
          </table:table-cell>
          <table:table-cell office:value-type="float" office:value="90.8333">
            <text:p>90.8333</text:p>
          </table:table-cell>
          <table:table-cell office:value-type="float" office:value="69.1667">
            <text:p>69.1667</text:p>
          </table:table-cell>
          <table:table-cell office:value-type="float" office:value="47.3333">
            <text:p>47.3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8-08T16:00:00">
            <text:p>Tue Aug  8 16:00:00 2023</text:p>
          </table:table-cell>
          <table:table-cell office:value-type="float" office:value="102.6667">
            <text:p>102.6667</text:p>
          </table:table-cell>
          <table:table-cell office:value-type="float" office:value="119.8333">
            <text:p>119.8333</text:p>
          </table:table-cell>
          <table:table-cell office:value-type="float" office:value="115.6667">
            <text:p>115.6667</text:p>
          </table:table-cell>
          <table:table-cell office:value-type="float" office:value="106.0">
            <text:p>106.0</text:p>
          </table:table-cell>
          <table:table-cell office:value-type="float" office:value="94.8333">
            <text:p>94.8333</text:p>
          </table:table-cell>
          <table:table-cell office:value-type="float" office:value="90.8333">
            <text:p>90.8333</text:p>
          </table:table-cell>
          <table:table-cell office:value-type="float" office:value="69.1667">
            <text:p>69.1667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3-08-08T17:00:00">
            <text:p>Tue Aug  8 17:00:00 2023</text:p>
          </table:table-cell>
          <table:table-cell office:value-type="float" office:value="68.0">
            <text:p>68.0</text:p>
          </table:table-cell>
          <table:table-cell office:value-type="float" office:value="102.6667">
            <text:p>102.6667</text:p>
          </table:table-cell>
          <table:table-cell office:value-type="float" office:value="119.8333">
            <text:p>119.8333</text:p>
          </table:table-cell>
          <table:table-cell office:value-type="float" office:value="115.6667">
            <text:p>115.6667</text:p>
          </table:table-cell>
          <table:table-cell office:value-type="float" office:value="106.0">
            <text:p>106.0</text:p>
          </table:table-cell>
          <table:table-cell office:value-type="float" office:value="94.8333">
            <text:p>94.8333</text:p>
          </table:table-cell>
          <table:table-cell office:value-type="float" office:value="90.8333">
            <text:p>90.8333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3-08-08T18:00:00">
            <text:p>Tue Aug  8 18:00:00 2023</text:p>
          </table:table-cell>
          <table:table-cell office:value-type="float" office:value="59.8333">
            <text:p>59.8333</text:p>
          </table:table-cell>
          <table:table-cell office:value-type="float" office:value="68.0">
            <text:p>68.0</text:p>
          </table:table-cell>
          <table:table-cell office:value-type="float" office:value="102.6667">
            <text:p>102.6667</text:p>
          </table:table-cell>
          <table:table-cell office:value-type="float" office:value="119.8333">
            <text:p>119.8333</text:p>
          </table:table-cell>
          <table:table-cell office:value-type="float" office:value="115.6667">
            <text:p>115.6667</text:p>
          </table:table-cell>
          <table:table-cell office:value-type="float" office:value="106.0">
            <text:p>106.0</text:p>
          </table:table-cell>
          <table:table-cell office:value-type="float" office:value="94.8333">
            <text:p>94.8333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8-08T19:00:00">
            <text:p>Tue Aug  8 19:00:00 2023</text:p>
          </table:table-cell>
          <table:table-cell office:value-type="float" office:value="46.3333">
            <text:p>46.3333</text:p>
          </table:table-cell>
          <table:table-cell office:value-type="float" office:value="59.8333">
            <text:p>59.8333</text:p>
          </table:table-cell>
          <table:table-cell office:value-type="float" office:value="68.0">
            <text:p>68.0</text:p>
          </table:table-cell>
          <table:table-cell office:value-type="float" office:value="102.6667">
            <text:p>102.6667</text:p>
          </table:table-cell>
          <table:table-cell office:value-type="float" office:value="119.8333">
            <text:p>119.8333</text:p>
          </table:table-cell>
          <table:table-cell office:value-type="float" office:value="115.6667">
            <text:p>115.6667</text:p>
          </table:table-cell>
          <table:table-cell office:value-type="float" office:value="106.0">
            <text:p>106.0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8-09T13:00:00">
            <text:p>Wed Aug  9 13:00:00 2023</text:p>
          </table:table-cell>
          <table:table-cell office:value-type="float" office:value="83.8333">
            <text:p>83.8333</text:p>
          </table:table-cell>
          <table:table-cell office:value-type="float" office:value="91.1667">
            <text:p>91.1667</text:p>
          </table:table-cell>
          <table:table-cell office:value-type="float" office:value="107.8333">
            <text:p>107.8333</text:p>
          </table:table-cell>
          <table:table-cell office:value-type="float" office:value="101.1667">
            <text:p>101.1667</text:p>
          </table:table-cell>
          <table:table-cell office:value-type="float" office:value="82.0">
            <text:p>82.0</text:p>
          </table:table-cell>
          <table:table-cell office:value-type="float" office:value="72.6667">
            <text:p>72.6667</text:p>
          </table:table-cell>
          <table:table-cell office:value-type="float" office:value="62.1667">
            <text:p>62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8-09T14:00:00">
            <text:p>Wed Aug  9 14:00:00 2023</text:p>
          </table:table-cell>
          <table:table-cell office:value-type="float" office:value="77.5">
            <text:p>77.5</text:p>
          </table:table-cell>
          <table:table-cell office:value-type="float" office:value="83.8333">
            <text:p>83.8333</text:p>
          </table:table-cell>
          <table:table-cell office:value-type="float" office:value="91.1667">
            <text:p>91.1667</text:p>
          </table:table-cell>
          <table:table-cell office:value-type="float" office:value="107.8333">
            <text:p>107.8333</text:p>
          </table:table-cell>
          <table:table-cell office:value-type="float" office:value="101.1667">
            <text:p>101.1667</text:p>
          </table:table-cell>
          <table:table-cell office:value-type="float" office:value="82.0">
            <text:p>82.0</text:p>
          </table:table-cell>
          <table:table-cell office:value-type="float" office:value="72.6667">
            <text:p>72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8-09T15:00:00">
            <text:p>Wed Aug  9 15:00:00 2023</text:p>
          </table:table-cell>
          <table:table-cell office:value-type="float" office:value="66.6667">
            <text:p>66.6667</text:p>
          </table:table-cell>
          <table:table-cell office:value-type="float" office:value="77.5">
            <text:p>77.5</text:p>
          </table:table-cell>
          <table:table-cell office:value-type="float" office:value="83.8333">
            <text:p>83.8333</text:p>
          </table:table-cell>
          <table:table-cell office:value-type="float" office:value="91.1667">
            <text:p>91.1667</text:p>
          </table:table-cell>
          <table:table-cell office:value-type="float" office:value="107.8333">
            <text:p>107.8333</text:p>
          </table:table-cell>
          <table:table-cell office:value-type="float" office:value="101.1667">
            <text:p>101.1667</text:p>
          </table:table-cell>
          <table:table-cell office:value-type="float" office:value="82.0">
            <text:p>82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8-09T16:00:00">
            <text:p>Wed Aug  9 16:00:00 2023</text:p>
          </table:table-cell>
          <table:table-cell office:value-type="float" office:value="57.0">
            <text:p>57.0</text:p>
          </table:table-cell>
          <table:table-cell office:value-type="float" office:value="66.6667">
            <text:p>66.6667</text:p>
          </table:table-cell>
          <table:table-cell office:value-type="float" office:value="77.5">
            <text:p>77.5</text:p>
          </table:table-cell>
          <table:table-cell office:value-type="float" office:value="83.8333">
            <text:p>83.8333</text:p>
          </table:table-cell>
          <table:table-cell office:value-type="float" office:value="91.1667">
            <text:p>91.1667</text:p>
          </table:table-cell>
          <table:table-cell office:value-type="float" office:value="107.8333">
            <text:p>107.8333</text:p>
          </table:table-cell>
          <table:table-cell office:value-type="float" office:value="101.1667">
            <text:p>101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8-09T17:00:00">
            <text:p>Wed Aug  9 17:00:00 2023</text:p>
          </table:table-cell>
          <table:table-cell office:value-type="float" office:value="60.0">
            <text:p>60.0</text:p>
          </table:table-cell>
          <table:table-cell office:value-type="float" office:value="57.0">
            <text:p>57.0</text:p>
          </table:table-cell>
          <table:table-cell office:value-type="float" office:value="66.6667">
            <text:p>66.6667</text:p>
          </table:table-cell>
          <table:table-cell office:value-type="float" office:value="77.5">
            <text:p>77.5</text:p>
          </table:table-cell>
          <table:table-cell office:value-type="float" office:value="83.8333">
            <text:p>83.8333</text:p>
          </table:table-cell>
          <table:table-cell office:value-type="float" office:value="91.1667">
            <text:p>91.1667</text:p>
          </table:table-cell>
          <table:table-cell office:value-type="float" office:value="107.8333">
            <text:p>107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8-09T18:00:00">
            <text:p>Wed Aug  9 18:00:00 2023</text:p>
          </table:table-cell>
          <table:table-cell office:value-type="float" office:value="61.0">
            <text:p>61.0</text:p>
          </table:table-cell>
          <table:table-cell office:value-type="float" office:value="60.0">
            <text:p>60.0</text:p>
          </table:table-cell>
          <table:table-cell office:value-type="float" office:value="57.0">
            <text:p>57.0</text:p>
          </table:table-cell>
          <table:table-cell office:value-type="float" office:value="66.6667">
            <text:p>66.6667</text:p>
          </table:table-cell>
          <table:table-cell office:value-type="float" office:value="77.5">
            <text:p>77.5</text:p>
          </table:table-cell>
          <table:table-cell office:value-type="float" office:value="83.8333">
            <text:p>83.8333</text:p>
          </table:table-cell>
          <table:table-cell office:value-type="float" office:value="91.1667">
            <text:p>91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8-09T19:00:00">
            <text:p>Wed Aug  9 19:00:00 2023</text:p>
          </table:table-cell>
          <table:table-cell office:value-type="float" office:value="46.6667">
            <text:p>46.6667</text:p>
          </table:table-cell>
          <table:table-cell office:value-type="float" office:value="61.0">
            <text:p>61.0</text:p>
          </table:table-cell>
          <table:table-cell office:value-type="float" office:value="60.0">
            <text:p>60.0</text:p>
          </table:table-cell>
          <table:table-cell office:value-type="float" office:value="57.0">
            <text:p>57.0</text:p>
          </table:table-cell>
          <table:table-cell office:value-type="float" office:value="66.6667">
            <text:p>66.6667</text:p>
          </table:table-cell>
          <table:table-cell office:value-type="float" office:value="77.5">
            <text:p>77.5</text:p>
          </table:table-cell>
          <table:table-cell office:value-type="float" office:value="83.8333">
            <text:p>83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8-09T20:00:00">
            <text:p>Wed Aug  9 20:00:00 2023</text:p>
          </table:table-cell>
          <table:table-cell office:value-type="float" office:value="49.0">
            <text:p>49.0</text:p>
          </table:table-cell>
          <table:table-cell office:value-type="float" office:value="46.6667">
            <text:p>46.6667</text:p>
          </table:table-cell>
          <table:table-cell office:value-type="float" office:value="61.0">
            <text:p>61.0</text:p>
          </table:table-cell>
          <table:table-cell office:value-type="float" office:value="60.0">
            <text:p>60.0</text:p>
          </table:table-cell>
          <table:table-cell office:value-type="float" office:value="57.0">
            <text:p>57.0</text:p>
          </table:table-cell>
          <table:table-cell office:value-type="float" office:value="66.6667">
            <text:p>66.6667</text:p>
          </table:table-cell>
          <table:table-cell office:value-type="float" office:value="77.5">
            <text:p>77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8-10T13:00:00">
            <text:p>Thu Aug 10 13:00:00 2023</text:p>
          </table:table-cell>
          <table:table-cell office:value-type="float" office:value="66.8333">
            <text:p>66.8333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66.5">
            <text:p>66.5</text:p>
          </table:table-cell>
          <table:table-cell office:value-type="float" office:value="61.3333">
            <text:p>61.3333</text:p>
          </table:table-cell>
          <table:table-cell office:value-type="float" office:value="56.3333">
            <text:p>56.3333</text:p>
          </table:table-cell>
          <table:table-cell office:value-type="float" office:value="55.5">
            <text:p>55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8-10T14:00:00">
            <text:p>Thu Aug 10 14:00:00 2023</text:p>
          </table:table-cell>
          <table:table-cell office:value-type="float" office:value="62.5">
            <text:p>62.5</text:p>
          </table:table-cell>
          <table:table-cell office:value-type="float" office:value="66.8333">
            <text:p>66.8333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66.5">
            <text:p>66.5</text:p>
          </table:table-cell>
          <table:table-cell office:value-type="float" office:value="61.3333">
            <text:p>61.3333</text:p>
          </table:table-cell>
          <table:table-cell office:value-type="float" office:value="56.3333">
            <text:p>56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8-10T15:00:00">
            <text:p>Thu Aug 10 15:00:00 2023</text:p>
          </table:table-cell>
          <table:table-cell office:value-type="float" office:value="60.8333">
            <text:p>60.8333</text:p>
          </table:table-cell>
          <table:table-cell office:value-type="float" office:value="62.5">
            <text:p>62.5</text:p>
          </table:table-cell>
          <table:table-cell office:value-type="float" office:value="66.8333">
            <text:p>66.8333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66.5">
            <text:p>66.5</text:p>
          </table:table-cell>
          <table:table-cell office:value-type="float" office:value="61.3333">
            <text:p>61.3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8-10T16:00:00">
            <text:p>Thu Aug 10 16:00:00 2023</text:p>
          </table:table-cell>
          <table:table-cell office:value-type="float" office:value="51.8333">
            <text:p>51.8333</text:p>
          </table:table-cell>
          <table:table-cell office:value-type="float" office:value="60.8333">
            <text:p>60.8333</text:p>
          </table:table-cell>
          <table:table-cell office:value-type="float" office:value="62.5">
            <text:p>62.5</text:p>
          </table:table-cell>
          <table:table-cell office:value-type="float" office:value="66.8333">
            <text:p>66.8333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66.5">
            <text:p>66.5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3-08-10T17:00:00">
            <text:p>Thu Aug 10 17:00:00 2023</text:p>
          </table:table-cell>
          <table:table-cell office:value-type="float" office:value="41.1667">
            <text:p>41.1667</text:p>
          </table:table-cell>
          <table:table-cell office:value-type="float" office:value="51.8333">
            <text:p>51.8333</text:p>
          </table:table-cell>
          <table:table-cell office:value-type="float" office:value="60.8333">
            <text:p>60.8333</text:p>
          </table:table-cell>
          <table:table-cell office:value-type="float" office:value="62.5">
            <text:p>62.5</text:p>
          </table:table-cell>
          <table:table-cell office:value-type="float" office:value="66.8333">
            <text:p>66.8333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3-08-10T18:00:00">
            <text:p>Thu Aug 10 18:00:00 2023</text:p>
          </table:table-cell>
          <table:table-cell office:value-type="float" office:value="35.0">
            <text:p>35.0</text:p>
          </table:table-cell>
          <table:table-cell office:value-type="float" office:value="41.1667">
            <text:p>41.1667</text:p>
          </table:table-cell>
          <table:table-cell office:value-type="float" office:value="51.8333">
            <text:p>51.8333</text:p>
          </table:table-cell>
          <table:table-cell office:value-type="float" office:value="60.8333">
            <text:p>60.8333</text:p>
          </table:table-cell>
          <table:table-cell office:value-type="float" office:value="62.5">
            <text:p>62.5</text:p>
          </table:table-cell>
          <table:table-cell office:value-type="float" office:value="66.8333">
            <text:p>66.8333</text:p>
          </table:table-cell>
          <table:table-cell office:value-type="float" office:value="69.5">
            <text:p>69.5</text:p>
          </table:table-cell>
          <table:table-cell office:value-type="float" office:value="109.8333">
            <text:p>109.8333</text:p>
          </table:table-cell>
        </table:table-row>
        <table:table-row>
          <table:table-cell table:style-name="pd1" office:value-type="date" office:date-value="2023-08-11T14:00:00">
            <text:p>Fri Aug 11 14:00:00 2023</text:p>
          </table:table-cell>
          <table:table-cell office:value-type="float" office:value="109.8333">
            <text:p>109.8333</text:p>
          </table:table-cell>
          <table:table-cell office:value-type="float" office:value="96.1667">
            <text:p>96.1667</text:p>
          </table:table-cell>
          <table:table-cell office:value-type="float" office:value="87.3333">
            <text:p>87.3333</text:p>
          </table:table-cell>
          <table:table-cell office:value-type="float" office:value="85.1667">
            <text:p>85.1667</text:p>
          </table:table-cell>
          <table:table-cell office:value-type="float" office:value="68.8333">
            <text:p>68.8333</text:p>
          </table:table-cell>
          <table:table-cell office:value-type="float" office:value="58.3333">
            <text:p>58.3333</text:p>
          </table:table-cell>
          <table:table-cell office:value-type="float" office:value="42.1667">
            <text:p>42.1667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23-08-11T15:00:00">
            <text:p>Fri Aug 11 15:00:00 2023</text:p>
          </table:table-cell>
          <table:table-cell office:value-type="float" office:value="105.0">
            <text:p>105.0</text:p>
          </table:table-cell>
          <table:table-cell office:value-type="float" office:value="109.8333">
            <text:p>109.8333</text:p>
          </table:table-cell>
          <table:table-cell office:value-type="float" office:value="96.1667">
            <text:p>96.1667</text:p>
          </table:table-cell>
          <table:table-cell office:value-type="float" office:value="87.3333">
            <text:p>87.3333</text:p>
          </table:table-cell>
          <table:table-cell office:value-type="float" office:value="85.1667">
            <text:p>85.1667</text:p>
          </table:table-cell>
          <table:table-cell office:value-type="float" office:value="68.8333">
            <text:p>68.8333</text:p>
          </table:table-cell>
          <table:table-cell office:value-type="float" office:value="58.3333">
            <text:p>58.3333</text:p>
          </table:table-cell>
          <table:table-cell office:value-type="float" office:value="115.5">
            <text:p>115.5</text:p>
          </table:table-cell>
        </table:table-row>
        <table:table-row>
          <table:table-cell table:style-name="pd1" office:value-type="date" office:date-value="2023-08-11T16:00:00">
            <text:p>Fri Aug 11 16:00:00 2023</text:p>
          </table:table-cell>
          <table:table-cell office:value-type="float" office:value="95.5">
            <text:p>95.5</text:p>
          </table:table-cell>
          <table:table-cell office:value-type="float" office:value="105.0">
            <text:p>105.0</text:p>
          </table:table-cell>
          <table:table-cell office:value-type="float" office:value="109.8333">
            <text:p>109.8333</text:p>
          </table:table-cell>
          <table:table-cell office:value-type="float" office:value="96.1667">
            <text:p>96.1667</text:p>
          </table:table-cell>
          <table:table-cell office:value-type="float" office:value="87.3333">
            <text:p>87.3333</text:p>
          </table:table-cell>
          <table:table-cell office:value-type="float" office:value="85.1667">
            <text:p>85.1667</text:p>
          </table:table-cell>
          <table:table-cell office:value-type="float" office:value="68.8333">
            <text:p>68.8333</text:p>
          </table:table-cell>
          <table:table-cell office:value-type="float" office:value="144.3333">
            <text:p>144.3333</text:p>
          </table:table-cell>
        </table:table-row>
        <table:table-row>
          <table:table-cell table:style-name="pd1" office:value-type="date" office:date-value="2023-08-11T17:00:00">
            <text:p>Fri Aug 11 17:00:00 2023</text:p>
          </table:table-cell>
          <table:table-cell office:value-type="float" office:value="61.0">
            <text:p>61.0</text:p>
          </table:table-cell>
          <table:table-cell office:value-type="float" office:value="95.5">
            <text:p>95.5</text:p>
          </table:table-cell>
          <table:table-cell office:value-type="float" office:value="105.0">
            <text:p>105.0</text:p>
          </table:table-cell>
          <table:table-cell office:value-type="float" office:value="109.8333">
            <text:p>109.8333</text:p>
          </table:table-cell>
          <table:table-cell office:value-type="float" office:value="96.1667">
            <text:p>96.1667</text:p>
          </table:table-cell>
          <table:table-cell office:value-type="float" office:value="87.3333">
            <text:p>87.3333</text:p>
          </table:table-cell>
          <table:table-cell office:value-type="float" office:value="85.1667">
            <text:p>85.1667</text:p>
          </table:table-cell>
          <table:table-cell office:value-type="float" office:value="157.0">
            <text:p>157.0</text:p>
          </table:table-cell>
        </table:table-row>
        <table:table-row>
          <table:table-cell table:style-name="pd1" office:value-type="date" office:date-value="2023-08-11T18:00:00">
            <text:p>Fri Aug 11 18:00:00 2023</text:p>
          </table:table-cell>
          <table:table-cell office:value-type="float" office:value="41.3333">
            <text:p>41.3333</text:p>
          </table:table-cell>
          <table:table-cell office:value-type="float" office:value="61.0">
            <text:p>61.0</text:p>
          </table:table-cell>
          <table:table-cell office:value-type="float" office:value="95.5">
            <text:p>95.5</text:p>
          </table:table-cell>
          <table:table-cell office:value-type="float" office:value="105.0">
            <text:p>105.0</text:p>
          </table:table-cell>
          <table:table-cell office:value-type="float" office:value="109.8333">
            <text:p>109.8333</text:p>
          </table:table-cell>
          <table:table-cell office:value-type="float" office:value="96.1667">
            <text:p>96.1667</text:p>
          </table:table-cell>
          <table:table-cell office:value-type="float" office:value="87.3333">
            <text:p>87.3333</text:p>
          </table:table-cell>
          <table:table-cell office:value-type="float" office:value="131.5">
            <text:p>131.5</text:p>
          </table:table-cell>
        </table:table-row>
        <table:table-row>
          <table:table-cell table:style-name="pd1" office:value-type="date" office:date-value="2023-08-12T12:00:00">
            <text:p>Sat Aug 12 12:00:00 2023</text:p>
          </table:table-cell>
          <table:table-cell office:value-type="float" office:value="131.5">
            <text:p>131.5</text:p>
          </table:table-cell>
          <table:table-cell office:value-type="float" office:value="157.0">
            <text:p>157.0</text:p>
          </table:table-cell>
          <table:table-cell office:value-type="float" office:value="144.3333">
            <text:p>144.3333</text:p>
          </table:table-cell>
          <table:table-cell office:value-type="float" office:value="115.5">
            <text:p>115.5</text:p>
          </table:table-cell>
          <table:table-cell office:value-type="float" office:value="98.0">
            <text:p>98.0</text:p>
          </table:table-cell>
          <table:table-cell office:value-type="float" office:value="82.1667">
            <text:p>82.1667</text:p>
          </table:table-cell>
          <table:table-cell office:value-type="float" office:value="54.6667">
            <text:p>54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8-12T13:00:00">
            <text:p>Sat Aug 12 13:00:00 2023</text:p>
          </table:table-cell>
          <table:table-cell office:value-type="float" office:value="105.3333">
            <text:p>105.3333</text:p>
          </table:table-cell>
          <table:table-cell office:value-type="float" office:value="131.5">
            <text:p>131.5</text:p>
          </table:table-cell>
          <table:table-cell office:value-type="float" office:value="157.0">
            <text:p>157.0</text:p>
          </table:table-cell>
          <table:table-cell office:value-type="float" office:value="144.3333">
            <text:p>144.3333</text:p>
          </table:table-cell>
          <table:table-cell office:value-type="float" office:value="115.5">
            <text:p>115.5</text:p>
          </table:table-cell>
          <table:table-cell office:value-type="float" office:value="98.0">
            <text:p>98.0</text:p>
          </table:table-cell>
          <table:table-cell office:value-type="float" office:value="82.1667">
            <text:p>82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8-12T14:00:00">
            <text:p>Sat Aug 12 14:00:00 2023</text:p>
          </table:table-cell>
          <table:table-cell office:value-type="float" office:value="102.5">
            <text:p>102.5</text:p>
          </table:table-cell>
          <table:table-cell office:value-type="float" office:value="105.3333">
            <text:p>105.3333</text:p>
          </table:table-cell>
          <table:table-cell office:value-type="float" office:value="131.5">
            <text:p>131.5</text:p>
          </table:table-cell>
          <table:table-cell office:value-type="float" office:value="157.0">
            <text:p>157.0</text:p>
          </table:table-cell>
          <table:table-cell office:value-type="float" office:value="144.3333">
            <text:p>144.3333</text:p>
          </table:table-cell>
          <table:table-cell office:value-type="float" office:value="115.5">
            <text:p>115.5</text:p>
          </table:table-cell>
          <table:table-cell office:value-type="float" office:value="98.0">
            <text:p>98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8-12T15:00:00">
            <text:p>Sat Aug 12 15:00:00 2023</text:p>
          </table:table-cell>
          <table:table-cell office:value-type="float" office:value="81.8333">
            <text:p>81.8333</text:p>
          </table:table-cell>
          <table:table-cell office:value-type="float" office:value="102.5">
            <text:p>102.5</text:p>
          </table:table-cell>
          <table:table-cell office:value-type="float" office:value="105.3333">
            <text:p>105.3333</text:p>
          </table:table-cell>
          <table:table-cell office:value-type="float" office:value="131.5">
            <text:p>131.5</text:p>
          </table:table-cell>
          <table:table-cell office:value-type="float" office:value="157.0">
            <text:p>157.0</text:p>
          </table:table-cell>
          <table:table-cell office:value-type="float" office:value="144.3333">
            <text:p>144.3333</text:p>
          </table:table-cell>
          <table:table-cell office:value-type="float" office:value="115.5">
            <text:p>115.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8-12T16:00:00">
            <text:p>Sat Aug 12 16:00:00 2023</text:p>
          </table:table-cell>
          <table:table-cell office:value-type="float" office:value="62.0">
            <text:p>62.0</text:p>
          </table:table-cell>
          <table:table-cell office:value-type="float" office:value="81.8333">
            <text:p>81.8333</text:p>
          </table:table-cell>
          <table:table-cell office:value-type="float" office:value="102.5">
            <text:p>102.5</text:p>
          </table:table-cell>
          <table:table-cell office:value-type="float" office:value="105.3333">
            <text:p>105.3333</text:p>
          </table:table-cell>
          <table:table-cell office:value-type="float" office:value="131.5">
            <text:p>131.5</text:p>
          </table:table-cell>
          <table:table-cell office:value-type="float" office:value="157.0">
            <text:p>157.0</text:p>
          </table:table-cell>
          <table:table-cell office:value-type="float" office:value="144.3333">
            <text:p>144.3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8-12T17:00:00">
            <text:p>Sat Aug 12 17:00:00 2023</text:p>
          </table:table-cell>
          <table:table-cell office:value-type="float" office:value="54.8333">
            <text:p>54.8333</text:p>
          </table:table-cell>
          <table:table-cell office:value-type="float" office:value="62.0">
            <text:p>62.0</text:p>
          </table:table-cell>
          <table:table-cell office:value-type="float" office:value="81.8333">
            <text:p>81.8333</text:p>
          </table:table-cell>
          <table:table-cell office:value-type="float" office:value="102.5">
            <text:p>102.5</text:p>
          </table:table-cell>
          <table:table-cell office:value-type="float" office:value="105.3333">
            <text:p>105.3333</text:p>
          </table:table-cell>
          <table:table-cell office:value-type="float" office:value="131.5">
            <text:p>131.5</text:p>
          </table:table-cell>
          <table:table-cell office:value-type="float" office:value="157.0">
            <text:p>157.0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8-12T18:00:00">
            <text:p>Sat Aug 12 18:00:00 2023</text:p>
          </table:table-cell>
          <table:table-cell office:value-type="float" office:value="51.5">
            <text:p>51.5</text:p>
          </table:table-cell>
          <table:table-cell office:value-type="float" office:value="54.8333">
            <text:p>54.8333</text:p>
          </table:table-cell>
          <table:table-cell office:value-type="float" office:value="62.0">
            <text:p>62.0</text:p>
          </table:table-cell>
          <table:table-cell office:value-type="float" office:value="81.8333">
            <text:p>81.8333</text:p>
          </table:table-cell>
          <table:table-cell office:value-type="float" office:value="102.5">
            <text:p>102.5</text:p>
          </table:table-cell>
          <table:table-cell office:value-type="float" office:value="105.3333">
            <text:p>105.3333</text:p>
          </table:table-cell>
          <table:table-cell office:value-type="float" office:value="131.5">
            <text:p>131.5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8-13T11:00:00">
            <text:p>Sun Aug 13 11:00:00 2023</text:p>
          </table:table-cell>
          <table:table-cell office:value-type="float" office:value="87.0">
            <text:p>87.0</text:p>
          </table:table-cell>
          <table:table-cell office:value-type="float" office:value="86.0">
            <text:p>86.0</text:p>
          </table:table-cell>
          <table:table-cell office:value-type="float" office:value="78.0">
            <text:p>78.0</text:p>
          </table:table-cell>
          <table:table-cell office:value-type="float" office:value="69.5">
            <text:p>69.5</text:p>
          </table:table-cell>
          <table:table-cell office:value-type="float" office:value="67.0">
            <text:p>67.0</text:p>
          </table:table-cell>
          <table:table-cell office:value-type="float" office:value="59.3333">
            <text:p>59.3333</text:p>
          </table:table-cell>
          <table:table-cell office:value-type="float" office:value="49.0">
            <text:p>49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8-13T12:00:00">
            <text:p>Sun Aug 13 12:00:00 2023</text:p>
          </table:table-cell>
          <table:table-cell office:value-type="float" office:value="84.1667">
            <text:p>84.1667</text:p>
          </table:table-cell>
          <table:table-cell office:value-type="float" office:value="87.0">
            <text:p>87.0</text:p>
          </table:table-cell>
          <table:table-cell office:value-type="float" office:value="86.0">
            <text:p>86.0</text:p>
          </table:table-cell>
          <table:table-cell office:value-type="float" office:value="78.0">
            <text:p>78.0</text:p>
          </table:table-cell>
          <table:table-cell office:value-type="float" office:value="69.5">
            <text:p>69.5</text:p>
          </table:table-cell>
          <table:table-cell office:value-type="float" office:value="67.0">
            <text:p>67.0</text:p>
          </table:table-cell>
          <table:table-cell office:value-type="float" office:value="59.3333">
            <text:p>59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8-13T13:00:00">
            <text:p>Sun Aug 13 13:00:00 2023</text:p>
          </table:table-cell>
          <table:table-cell office:value-type="float" office:value="82.3333">
            <text:p>82.3333</text:p>
          </table:table-cell>
          <table:table-cell office:value-type="float" office:value="84.1667">
            <text:p>84.1667</text:p>
          </table:table-cell>
          <table:table-cell office:value-type="float" office:value="87.0">
            <text:p>87.0</text:p>
          </table:table-cell>
          <table:table-cell office:value-type="float" office:value="86.0">
            <text:p>86.0</text:p>
          </table:table-cell>
          <table:table-cell office:value-type="float" office:value="78.0">
            <text:p>78.0</text:p>
          </table:table-cell>
          <table:table-cell office:value-type="float" office:value="69.5">
            <text:p>69.5</text:p>
          </table:table-cell>
          <table:table-cell office:value-type="float" office:value="67.0">
            <text:p>67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8-13T14:00:00">
            <text:p>Sun Aug 13 14:00:00 2023</text:p>
          </table:table-cell>
          <table:table-cell office:value-type="float" office:value="63.6667">
            <text:p>63.6667</text:p>
          </table:table-cell>
          <table:table-cell office:value-type="float" office:value="82.3333">
            <text:p>82.3333</text:p>
          </table:table-cell>
          <table:table-cell office:value-type="float" office:value="84.1667">
            <text:p>84.1667</text:p>
          </table:table-cell>
          <table:table-cell office:value-type="float" office:value="87.0">
            <text:p>87.0</text:p>
          </table:table-cell>
          <table:table-cell office:value-type="float" office:value="86.0">
            <text:p>86.0</text:p>
          </table:table-cell>
          <table:table-cell office:value-type="float" office:value="78.0">
            <text:p>78.0</text:p>
          </table:table-cell>
          <table:table-cell office:value-type="float" office:value="69.5">
            <text:p>69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8-13T15:00:00">
            <text:p>Sun Aug 13 15:00:00 2023</text:p>
          </table:table-cell>
          <table:table-cell office:value-type="float" office:value="57.0">
            <text:p>57.0</text:p>
          </table:table-cell>
          <table:table-cell office:value-type="float" office:value="63.6667">
            <text:p>63.6667</text:p>
          </table:table-cell>
          <table:table-cell office:value-type="float" office:value="82.3333">
            <text:p>82.3333</text:p>
          </table:table-cell>
          <table:table-cell office:value-type="float" office:value="84.1667">
            <text:p>84.1667</text:p>
          </table:table-cell>
          <table:table-cell office:value-type="float" office:value="87.0">
            <text:p>87.0</text:p>
          </table:table-cell>
          <table:table-cell office:value-type="float" office:value="86.0">
            <text:p>86.0</text:p>
          </table:table-cell>
          <table:table-cell office:value-type="float" office:value="78.0">
            <text:p>78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8-13T16:00:00">
            <text:p>Sun Aug 13 16:00:00 2023</text:p>
          </table:table-cell>
          <table:table-cell office:value-type="float" office:value="40.1667">
            <text:p>40.1667</text:p>
          </table:table-cell>
          <table:table-cell office:value-type="float" office:value="57.0">
            <text:p>57.0</text:p>
          </table:table-cell>
          <table:table-cell office:value-type="float" office:value="63.6667">
            <text:p>63.6667</text:p>
          </table:table-cell>
          <table:table-cell office:value-type="float" office:value="82.3333">
            <text:p>82.3333</text:p>
          </table:table-cell>
          <table:table-cell office:value-type="float" office:value="84.1667">
            <text:p>84.1667</text:p>
          </table:table-cell>
          <table:table-cell office:value-type="float" office:value="87.0">
            <text:p>87.0</text:p>
          </table:table-cell>
          <table:table-cell office:value-type="float" office:value="86.0">
            <text:p>86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8-13T17:00:00">
            <text:p>Sun Aug 13 17:00:00 2023</text:p>
          </table:table-cell>
          <table:table-cell office:value-type="float" office:value="31.0">
            <text:p>31.0</text:p>
          </table:table-cell>
          <table:table-cell office:value-type="float" office:value="40.1667">
            <text:p>40.1667</text:p>
          </table:table-cell>
          <table:table-cell office:value-type="float" office:value="57.0">
            <text:p>57.0</text:p>
          </table:table-cell>
          <table:table-cell office:value-type="float" office:value="63.6667">
            <text:p>63.6667</text:p>
          </table:table-cell>
          <table:table-cell office:value-type="float" office:value="82.3333">
            <text:p>82.3333</text:p>
          </table:table-cell>
          <table:table-cell office:value-type="float" office:value="84.1667">
            <text:p>84.1667</text:p>
          </table:table-cell>
          <table:table-cell office:value-type="float" office:value="87.0">
            <text:p>87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8-14T14:00:00">
            <text:p>Mon Aug 14 14:00:00 2023</text:p>
          </table:table-cell>
          <table:table-cell office:value-type="float" office:value="101.1667">
            <text:p>101.1667</text:p>
          </table:table-cell>
          <table:table-cell office:value-type="float" office:value="96.0">
            <text:p>96.0</text:p>
          </table:table-cell>
          <table:table-cell office:value-type="float" office:value="87.0">
            <text:p>87.0</text:p>
          </table:table-cell>
          <table:table-cell office:value-type="float" office:value="74.5">
            <text:p>74.5</text:p>
          </table:table-cell>
          <table:table-cell office:value-type="float" office:value="62.5">
            <text:p>62.5</text:p>
          </table:table-cell>
          <table:table-cell office:value-type="float" office:value="61.1667">
            <text:p>61.1667</text:p>
          </table:table-cell>
          <table:table-cell office:value-type="float" office:value="61.8333">
            <text:p>61.8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8-14T15:00:00">
            <text:p>Mon Aug 14 15:00:00 2023</text:p>
          </table:table-cell>
          <table:table-cell office:value-type="float" office:value="89.0">
            <text:p>89.0</text:p>
          </table:table-cell>
          <table:table-cell office:value-type="float" office:value="101.1667">
            <text:p>101.1667</text:p>
          </table:table-cell>
          <table:table-cell office:value-type="float" office:value="96.0">
            <text:p>96.0</text:p>
          </table:table-cell>
          <table:table-cell office:value-type="float" office:value="87.0">
            <text:p>87.0</text:p>
          </table:table-cell>
          <table:table-cell office:value-type="float" office:value="74.5">
            <text:p>74.5</text:p>
          </table:table-cell>
          <table:table-cell office:value-type="float" office:value="62.5">
            <text:p>62.5</text:p>
          </table:table-cell>
          <table:table-cell office:value-type="float" office:value="61.1667">
            <text:p>61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8-14T16:00:00">
            <text:p>Mon Aug 14 16:00:00 2023</text:p>
          </table:table-cell>
          <table:table-cell office:value-type="float" office:value="73.0">
            <text:p>73.0</text:p>
          </table:table-cell>
          <table:table-cell office:value-type="float" office:value="89.0">
            <text:p>89.0</text:p>
          </table:table-cell>
          <table:table-cell office:value-type="float" office:value="101.1667">
            <text:p>101.1667</text:p>
          </table:table-cell>
          <table:table-cell office:value-type="float" office:value="96.0">
            <text:p>96.0</text:p>
          </table:table-cell>
          <table:table-cell office:value-type="float" office:value="87.0">
            <text:p>87.0</text:p>
          </table:table-cell>
          <table:table-cell office:value-type="float" office:value="74.5">
            <text:p>74.5</text:p>
          </table:table-cell>
          <table:table-cell office:value-type="float" office:value="62.5">
            <text:p>62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8-14T17:00:00">
            <text:p>Mon Aug 14 17:00:00 2023</text:p>
          </table:table-cell>
          <table:table-cell office:value-type="float" office:value="55.8333">
            <text:p>55.8333</text:p>
          </table:table-cell>
          <table:table-cell office:value-type="float" office:value="73.0">
            <text:p>73.0</text:p>
          </table:table-cell>
          <table:table-cell office:value-type="float" office:value="89.0">
            <text:p>89.0</text:p>
          </table:table-cell>
          <table:table-cell office:value-type="float" office:value="101.1667">
            <text:p>101.1667</text:p>
          </table:table-cell>
          <table:table-cell office:value-type="float" office:value="96.0">
            <text:p>96.0</text:p>
          </table:table-cell>
          <table:table-cell office:value-type="float" office:value="87.0">
            <text:p>87.0</text:p>
          </table:table-cell>
          <table:table-cell office:value-type="float" office:value="74.5">
            <text:p>74.5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8-14T18:00:00">
            <text:p>Mon Aug 14 18:00:00 2023</text:p>
          </table:table-cell>
          <table:table-cell office:value-type="float" office:value="47.0">
            <text:p>47.0</text:p>
          </table:table-cell>
          <table:table-cell office:value-type="float" office:value="55.8333">
            <text:p>55.8333</text:p>
          </table:table-cell>
          <table:table-cell office:value-type="float" office:value="73.0">
            <text:p>73.0</text:p>
          </table:table-cell>
          <table:table-cell office:value-type="float" office:value="89.0">
            <text:p>89.0</text:p>
          </table:table-cell>
          <table:table-cell office:value-type="float" office:value="101.1667">
            <text:p>101.1667</text:p>
          </table:table-cell>
          <table:table-cell office:value-type="float" office:value="96.0">
            <text:p>96.0</text:p>
          </table:table-cell>
          <table:table-cell office:value-type="float" office:value="87.0">
            <text:p>87.0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8-14T19:00:00">
            <text:p>Mon Aug 14 19:00:00 2023</text:p>
          </table:table-cell>
          <table:table-cell office:value-type="float" office:value="50.0">
            <text:p>50.0</text:p>
          </table:table-cell>
          <table:table-cell office:value-type="float" office:value="47.0">
            <text:p>47.0</text:p>
          </table:table-cell>
          <table:table-cell office:value-type="float" office:value="55.8333">
            <text:p>55.8333</text:p>
          </table:table-cell>
          <table:table-cell office:value-type="float" office:value="73.0">
            <text:p>73.0</text:p>
          </table:table-cell>
          <table:table-cell office:value-type="float" office:value="89.0">
            <text:p>89.0</text:p>
          </table:table-cell>
          <table:table-cell office:value-type="float" office:value="101.1667">
            <text:p>101.1667</text:p>
          </table:table-cell>
          <table:table-cell office:value-type="float" office:value="96.0">
            <text:p>96.0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8-15T13:00:00">
            <text:p>Tue Aug 15 13:00:00 2023</text:p>
          </table:table-cell>
          <table:table-cell office:value-type="float" office:value="87.5">
            <text:p>87.5</text:p>
          </table:table-cell>
          <table:table-cell office:value-type="float" office:value="89.5">
            <text:p>89.5</text:p>
          </table:table-cell>
          <table:table-cell office:value-type="float" office:value="85.0">
            <text:p>85.0</text:p>
          </table:table-cell>
          <table:table-cell office:value-type="float" office:value="79.0">
            <text:p>79.0</text:p>
          </table:table-cell>
          <table:table-cell office:value-type="float" office:value="77.8333">
            <text:p>77.8333</text:p>
          </table:table-cell>
          <table:table-cell office:value-type="float" office:value="71.0">
            <text:p>71.0</text:p>
          </table:table-cell>
          <table:table-cell office:value-type="float" office:value="65.1667">
            <text:p>65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8-15T14:00:00">
            <text:p>Tue Aug 15 14:00:00 2023</text:p>
          </table:table-cell>
          <table:table-cell office:value-type="float" office:value="95.6667">
            <text:p>95.6667</text:p>
          </table:table-cell>
          <table:table-cell office:value-type="float" office:value="87.5">
            <text:p>87.5</text:p>
          </table:table-cell>
          <table:table-cell office:value-type="float" office:value="89.5">
            <text:p>89.5</text:p>
          </table:table-cell>
          <table:table-cell office:value-type="float" office:value="85.0">
            <text:p>85.0</text:p>
          </table:table-cell>
          <table:table-cell office:value-type="float" office:value="79.0">
            <text:p>79.0</text:p>
          </table:table-cell>
          <table:table-cell office:value-type="float" office:value="77.8333">
            <text:p>77.8333</text:p>
          </table:table-cell>
          <table:table-cell office:value-type="float" office:value="71.0">
            <text:p>71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8-15T15:00:00">
            <text:p>Tue Aug 15 15:00:00 2023</text:p>
          </table:table-cell>
          <table:table-cell office:value-type="float" office:value="86.8333">
            <text:p>86.8333</text:p>
          </table:table-cell>
          <table:table-cell office:value-type="float" office:value="95.6667">
            <text:p>95.6667</text:p>
          </table:table-cell>
          <table:table-cell office:value-type="float" office:value="87.5">
            <text:p>87.5</text:p>
          </table:table-cell>
          <table:table-cell office:value-type="float" office:value="89.5">
            <text:p>89.5</text:p>
          </table:table-cell>
          <table:table-cell office:value-type="float" office:value="85.0">
            <text:p>85.0</text:p>
          </table:table-cell>
          <table:table-cell office:value-type="float" office:value="79.0">
            <text:p>79.0</text:p>
          </table:table-cell>
          <table:table-cell office:value-type="float" office:value="77.8333">
            <text:p>77.8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8-15T16:00:00">
            <text:p>Tue Aug 15 16:00:00 2023</text:p>
          </table:table-cell>
          <table:table-cell office:value-type="float" office:value="47.6667">
            <text:p>47.6667</text:p>
          </table:table-cell>
          <table:table-cell office:value-type="float" office:value="86.8333">
            <text:p>86.8333</text:p>
          </table:table-cell>
          <table:table-cell office:value-type="float" office:value="95.6667">
            <text:p>95.6667</text:p>
          </table:table-cell>
          <table:table-cell office:value-type="float" office:value="87.5">
            <text:p>87.5</text:p>
          </table:table-cell>
          <table:table-cell office:value-type="float" office:value="89.5">
            <text:p>89.5</text:p>
          </table:table-cell>
          <table:table-cell office:value-type="float" office:value="85.0">
            <text:p>85.0</text:p>
          </table:table-cell>
          <table:table-cell office:value-type="float" office:value="79.0">
            <text:p>79.0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8-15T17:00:00">
            <text:p>Tue Aug 15 17:00:00 2023</text:p>
          </table:table-cell>
          <table:table-cell office:value-type="float" office:value="45.6667">
            <text:p>45.6667</text:p>
          </table:table-cell>
          <table:table-cell office:value-type="float" office:value="47.6667">
            <text:p>47.6667</text:p>
          </table:table-cell>
          <table:table-cell office:value-type="float" office:value="86.8333">
            <text:p>86.8333</text:p>
          </table:table-cell>
          <table:table-cell office:value-type="float" office:value="95.6667">
            <text:p>95.6667</text:p>
          </table:table-cell>
          <table:table-cell office:value-type="float" office:value="87.5">
            <text:p>87.5</text:p>
          </table:table-cell>
          <table:table-cell office:value-type="float" office:value="89.5">
            <text:p>89.5</text:p>
          </table:table-cell>
          <table:table-cell office:value-type="float" office:value="85.0">
            <text:p>85.0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3-08-16T14:00:00">
            <text:p>Wed Aug 16 14:00:00 2023</text:p>
          </table:table-cell>
          <table:table-cell office:value-type="float" office:value="92.0">
            <text:p>92.0</text:p>
          </table:table-cell>
          <table:table-cell office:value-type="float" office:value="89.3333">
            <text:p>89.3333</text:p>
          </table:table-cell>
          <table:table-cell office:value-type="float" office:value="91.8333">
            <text:p>91.8333</text:p>
          </table:table-cell>
          <table:table-cell office:value-type="float" office:value="95.5">
            <text:p>95.5</text:p>
          </table:table-cell>
          <table:table-cell office:value-type="float" office:value="86.5">
            <text:p>86.5</text:p>
          </table:table-cell>
          <table:table-cell office:value-type="float" office:value="81.6667">
            <text:p>81.6667</text:p>
          </table:table-cell>
          <table:table-cell office:value-type="float" office:value="71.5">
            <text:p>71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8-16T15:00:00">
            <text:p>Wed Aug 16 15:00:00 2023</text:p>
          </table:table-cell>
          <table:table-cell office:value-type="float" office:value="76.6667">
            <text:p>76.6667</text:p>
          </table:table-cell>
          <table:table-cell office:value-type="float" office:value="92.0">
            <text:p>92.0</text:p>
          </table:table-cell>
          <table:table-cell office:value-type="float" office:value="89.3333">
            <text:p>89.3333</text:p>
          </table:table-cell>
          <table:table-cell office:value-type="float" office:value="91.8333">
            <text:p>91.8333</text:p>
          </table:table-cell>
          <table:table-cell office:value-type="float" office:value="95.5">
            <text:p>95.5</text:p>
          </table:table-cell>
          <table:table-cell office:value-type="float" office:value="86.5">
            <text:p>86.5</text:p>
          </table:table-cell>
          <table:table-cell office:value-type="float" office:value="81.6667">
            <text:p>81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8-16T16:00:00">
            <text:p>Wed Aug 16 16:00:00 2023</text:p>
          </table:table-cell>
          <table:table-cell office:value-type="float" office:value="64.1667">
            <text:p>64.1667</text:p>
          </table:table-cell>
          <table:table-cell office:value-type="float" office:value="76.6667">
            <text:p>76.6667</text:p>
          </table:table-cell>
          <table:table-cell office:value-type="float" office:value="92.0">
            <text:p>92.0</text:p>
          </table:table-cell>
          <table:table-cell office:value-type="float" office:value="89.3333">
            <text:p>89.3333</text:p>
          </table:table-cell>
          <table:table-cell office:value-type="float" office:value="91.8333">
            <text:p>91.8333</text:p>
          </table:table-cell>
          <table:table-cell office:value-type="float" office:value="95.5">
            <text:p>95.5</text:p>
          </table:table-cell>
          <table:table-cell office:value-type="float" office:value="86.5">
            <text:p>86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8-16T17:00:00">
            <text:p>Wed Aug 16 17:00:00 2023</text:p>
          </table:table-cell>
          <table:table-cell office:value-type="float" office:value="56.1667">
            <text:p>56.1667</text:p>
          </table:table-cell>
          <table:table-cell office:value-type="float" office:value="64.1667">
            <text:p>64.1667</text:p>
          </table:table-cell>
          <table:table-cell office:value-type="float" office:value="76.6667">
            <text:p>76.6667</text:p>
          </table:table-cell>
          <table:table-cell office:value-type="float" office:value="92.0">
            <text:p>92.0</text:p>
          </table:table-cell>
          <table:table-cell office:value-type="float" office:value="89.3333">
            <text:p>89.3333</text:p>
          </table:table-cell>
          <table:table-cell office:value-type="float" office:value="91.8333">
            <text:p>91.8333</text:p>
          </table:table-cell>
          <table:table-cell office:value-type="float" office:value="95.5">
            <text:p>95.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8-16T18:00:00">
            <text:p>Wed Aug 16 18:00:00 2023</text:p>
          </table:table-cell>
          <table:table-cell office:value-type="float" office:value="52.6667">
            <text:p>52.6667</text:p>
          </table:table-cell>
          <table:table-cell office:value-type="float" office:value="56.1667">
            <text:p>56.1667</text:p>
          </table:table-cell>
          <table:table-cell office:value-type="float" office:value="64.1667">
            <text:p>64.1667</text:p>
          </table:table-cell>
          <table:table-cell office:value-type="float" office:value="76.6667">
            <text:p>76.6667</text:p>
          </table:table-cell>
          <table:table-cell office:value-type="float" office:value="92.0">
            <text:p>92.0</text:p>
          </table:table-cell>
          <table:table-cell office:value-type="float" office:value="89.3333">
            <text:p>89.3333</text:p>
          </table:table-cell>
          <table:table-cell office:value-type="float" office:value="91.8333">
            <text:p>91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8-16T19:00:00">
            <text:p>Wed Aug 16 19:00:00 2023</text:p>
          </table:table-cell>
          <table:table-cell office:value-type="float" office:value="46.0">
            <text:p>46.0</text:p>
          </table:table-cell>
          <table:table-cell office:value-type="float" office:value="52.6667">
            <text:p>52.6667</text:p>
          </table:table-cell>
          <table:table-cell office:value-type="float" office:value="56.1667">
            <text:p>56.1667</text:p>
          </table:table-cell>
          <table:table-cell office:value-type="float" office:value="64.1667">
            <text:p>64.1667</text:p>
          </table:table-cell>
          <table:table-cell office:value-type="float" office:value="76.6667">
            <text:p>76.6667</text:p>
          </table:table-cell>
          <table:table-cell office:value-type="float" office:value="92.0">
            <text:p>92.0</text:p>
          </table:table-cell>
          <table:table-cell office:value-type="float" office:value="89.3333">
            <text:p>89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8-17T14:00:00">
            <text:p>Thu Aug 17 14:00:00 2023</text:p>
          </table:table-cell>
          <table:table-cell office:value-type="float" office:value="70.6667">
            <text:p>70.6667</text:p>
          </table:table-cell>
          <table:table-cell office:value-type="float" office:value="69.1667">
            <text:p>69.1667</text:p>
          </table:table-cell>
          <table:table-cell office:value-type="float" office:value="75.6667">
            <text:p>75.6667</text:p>
          </table:table-cell>
          <table:table-cell office:value-type="float" office:value="74.0">
            <text:p>74.0</text:p>
          </table:table-cell>
          <table:table-cell office:value-type="float" office:value="65.8333">
            <text:p>65.8333</text:p>
          </table:table-cell>
          <table:table-cell office:value-type="float" office:value="60.0">
            <text:p>60.0</text:p>
          </table:table-cell>
          <table:table-cell office:value-type="float" office:value="56.3333">
            <text:p>56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8-17T15:00:00">
            <text:p>Thu Aug 17 15:00:00 2023</text:p>
          </table:table-cell>
          <table:table-cell office:value-type="float" office:value="59.3333">
            <text:p>59.3333</text:p>
          </table:table-cell>
          <table:table-cell office:value-type="float" office:value="70.6667">
            <text:p>70.6667</text:p>
          </table:table-cell>
          <table:table-cell office:value-type="float" office:value="69.1667">
            <text:p>69.1667</text:p>
          </table:table-cell>
          <table:table-cell office:value-type="float" office:value="75.6667">
            <text:p>75.6667</text:p>
          </table:table-cell>
          <table:table-cell office:value-type="float" office:value="74.0">
            <text:p>74.0</text:p>
          </table:table-cell>
          <table:table-cell office:value-type="float" office:value="65.8333">
            <text:p>65.8333</text:p>
          </table:table-cell>
          <table:table-cell office:value-type="float" office:value="60.0">
            <text:p>60.0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8-17T16:00:00">
            <text:p>Thu Aug 17 16:00:00 2023</text:p>
          </table:table-cell>
          <table:table-cell office:value-type="float" office:value="47.6667">
            <text:p>47.6667</text:p>
          </table:table-cell>
          <table:table-cell office:value-type="float" office:value="59.3333">
            <text:p>59.3333</text:p>
          </table:table-cell>
          <table:table-cell office:value-type="float" office:value="70.6667">
            <text:p>70.6667</text:p>
          </table:table-cell>
          <table:table-cell office:value-type="float" office:value="69.1667">
            <text:p>69.1667</text:p>
          </table:table-cell>
          <table:table-cell office:value-type="float" office:value="75.6667">
            <text:p>75.6667</text:p>
          </table:table-cell>
          <table:table-cell office:value-type="float" office:value="74.0">
            <text:p>74.0</text:p>
          </table:table-cell>
          <table:table-cell office:value-type="float" office:value="65.8333">
            <text:p>65.8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8-17T17:00:00">
            <text:p>Thu Aug 17 17:00:00 2023</text:p>
          </table:table-cell>
          <table:table-cell office:value-type="float" office:value="45.0">
            <text:p>45.0</text:p>
          </table:table-cell>
          <table:table-cell office:value-type="float" office:value="47.6667">
            <text:p>47.6667</text:p>
          </table:table-cell>
          <table:table-cell office:value-type="float" office:value="59.3333">
            <text:p>59.3333</text:p>
          </table:table-cell>
          <table:table-cell office:value-type="float" office:value="70.6667">
            <text:p>70.6667</text:p>
          </table:table-cell>
          <table:table-cell office:value-type="float" office:value="69.1667">
            <text:p>69.1667</text:p>
          </table:table-cell>
          <table:table-cell office:value-type="float" office:value="75.6667">
            <text:p>75.6667</text:p>
          </table:table-cell>
          <table:table-cell office:value-type="float" office:value="74.0">
            <text:p>74.0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8-18T14:00:00">
            <text:p>Fri Aug 18 14:00:00 2023</text:p>
          </table:table-cell>
          <table:table-cell office:value-type="float" office:value="77.6667">
            <text:p>77.6667</text:p>
          </table:table-cell>
          <table:table-cell office:value-type="float" office:value="88.0">
            <text:p>88.0</text:p>
          </table:table-cell>
          <table:table-cell office:value-type="float" office:value="96.5">
            <text:p>96.5</text:p>
          </table:table-cell>
          <table:table-cell office:value-type="float" office:value="86.5">
            <text:p>86.5</text:p>
          </table:table-cell>
          <table:table-cell office:value-type="float" office:value="81.3333">
            <text:p>81.3333</text:p>
          </table:table-cell>
          <table:table-cell office:value-type="float" office:value="73.6667">
            <text:p>73.6667</text:p>
          </table:table-cell>
          <table:table-cell office:value-type="float" office:value="65.3333">
            <text:p>65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8-18T15:00:00">
            <text:p>Fri Aug 18 15:00:00 2023</text:p>
          </table:table-cell>
          <table:table-cell office:value-type="float" office:value="76.5">
            <text:p>76.5</text:p>
          </table:table-cell>
          <table:table-cell office:value-type="float" office:value="77.6667">
            <text:p>77.6667</text:p>
          </table:table-cell>
          <table:table-cell office:value-type="float" office:value="88.0">
            <text:p>88.0</text:p>
          </table:table-cell>
          <table:table-cell office:value-type="float" office:value="96.5">
            <text:p>96.5</text:p>
          </table:table-cell>
          <table:table-cell office:value-type="float" office:value="86.5">
            <text:p>86.5</text:p>
          </table:table-cell>
          <table:table-cell office:value-type="float" office:value="81.3333">
            <text:p>81.3333</text:p>
          </table:table-cell>
          <table:table-cell office:value-type="float" office:value="73.6667">
            <text:p>73.6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8-18T16:00:00">
            <text:p>Fri Aug 18 16:00:00 2023</text:p>
          </table:table-cell>
          <table:table-cell office:value-type="float" office:value="61.0">
            <text:p>61.0</text:p>
          </table:table-cell>
          <table:table-cell office:value-type="float" office:value="76.5">
            <text:p>76.5</text:p>
          </table:table-cell>
          <table:table-cell office:value-type="float" office:value="77.6667">
            <text:p>77.6667</text:p>
          </table:table-cell>
          <table:table-cell office:value-type="float" office:value="88.0">
            <text:p>88.0</text:p>
          </table:table-cell>
          <table:table-cell office:value-type="float" office:value="96.5">
            <text:p>96.5</text:p>
          </table:table-cell>
          <table:table-cell office:value-type="float" office:value="86.5">
            <text:p>86.5</text:p>
          </table:table-cell>
          <table:table-cell office:value-type="float" office:value="81.3333">
            <text:p>81.3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8-18T17:00:00">
            <text:p>Fri Aug 18 17:00:00 2023</text:p>
          </table:table-cell>
          <table:table-cell office:value-type="float" office:value="60.8333">
            <text:p>60.8333</text:p>
          </table:table-cell>
          <table:table-cell office:value-type="float" office:value="61.0">
            <text:p>61.0</text:p>
          </table:table-cell>
          <table:table-cell office:value-type="float" office:value="76.5">
            <text:p>76.5</text:p>
          </table:table-cell>
          <table:table-cell office:value-type="float" office:value="77.6667">
            <text:p>77.6667</text:p>
          </table:table-cell>
          <table:table-cell office:value-type="float" office:value="88.0">
            <text:p>88.0</text:p>
          </table:table-cell>
          <table:table-cell office:value-type="float" office:value="96.5">
            <text:p>96.5</text:p>
          </table:table-cell>
          <table:table-cell office:value-type="float" office:value="86.5">
            <text:p>86.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8-18T18:00:00">
            <text:p>Fri Aug 18 18:00:00 2023</text:p>
          </table:table-cell>
          <table:table-cell office:value-type="float" office:value="53.1667">
            <text:p>53.1667</text:p>
          </table:table-cell>
          <table:table-cell office:value-type="float" office:value="60.8333">
            <text:p>60.8333</text:p>
          </table:table-cell>
          <table:table-cell office:value-type="float" office:value="61.0">
            <text:p>61.0</text:p>
          </table:table-cell>
          <table:table-cell office:value-type="float" office:value="76.5">
            <text:p>76.5</text:p>
          </table:table-cell>
          <table:table-cell office:value-type="float" office:value="77.6667">
            <text:p>77.6667</text:p>
          </table:table-cell>
          <table:table-cell office:value-type="float" office:value="88.0">
            <text:p>88.0</text:p>
          </table:table-cell>
          <table:table-cell office:value-type="float" office:value="96.5">
            <text:p>96.5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3-08-19T13:00:00">
            <text:p>Sat Aug 19 13:00:00 2023</text:p>
          </table:table-cell>
          <table:table-cell office:value-type="float" office:value="98.3333">
            <text:p>98.3333</text:p>
          </table:table-cell>
          <table:table-cell office:value-type="float" office:value="96.0">
            <text:p>96.0</text:p>
          </table:table-cell>
          <table:table-cell office:value-type="float" office:value="87.6667">
            <text:p>87.6667</text:p>
          </table:table-cell>
          <table:table-cell office:value-type="float" office:value="84.0">
            <text:p>84.0</text:p>
          </table:table-cell>
          <table:table-cell office:value-type="float" office:value="79.5">
            <text:p>79.5</text:p>
          </table:table-cell>
          <table:table-cell office:value-type="float" office:value="70.1667">
            <text:p>70.1667</text:p>
          </table:table-cell>
          <table:table-cell office:value-type="float" office:value="57.8333">
            <text:p>57.8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8-19T14:00:00">
            <text:p>Sat Aug 19 14:00:00 2023</text:p>
          </table:table-cell>
          <table:table-cell office:value-type="float" office:value="81.8333">
            <text:p>81.8333</text:p>
          </table:table-cell>
          <table:table-cell office:value-type="float" office:value="98.3333">
            <text:p>98.3333</text:p>
          </table:table-cell>
          <table:table-cell office:value-type="float" office:value="96.0">
            <text:p>96.0</text:p>
          </table:table-cell>
          <table:table-cell office:value-type="float" office:value="87.6667">
            <text:p>87.6667</text:p>
          </table:table-cell>
          <table:table-cell office:value-type="float" office:value="84.0">
            <text:p>84.0</text:p>
          </table:table-cell>
          <table:table-cell office:value-type="float" office:value="79.5">
            <text:p>79.5</text:p>
          </table:table-cell>
          <table:table-cell office:value-type="float" office:value="70.1667">
            <text:p>70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8-19T15:00:00">
            <text:p>Sat Aug 19 15:00:00 2023</text:p>
          </table:table-cell>
          <table:table-cell office:value-type="float" office:value="66.6667">
            <text:p>66.6667</text:p>
          </table:table-cell>
          <table:table-cell office:value-type="float" office:value="81.8333">
            <text:p>81.8333</text:p>
          </table:table-cell>
          <table:table-cell office:value-type="float" office:value="98.3333">
            <text:p>98.3333</text:p>
          </table:table-cell>
          <table:table-cell office:value-type="float" office:value="96.0">
            <text:p>96.0</text:p>
          </table:table-cell>
          <table:table-cell office:value-type="float" office:value="87.6667">
            <text:p>87.6667</text:p>
          </table:table-cell>
          <table:table-cell office:value-type="float" office:value="84.0">
            <text:p>84.0</text:p>
          </table:table-cell>
          <table:table-cell office:value-type="float" office:value="79.5">
            <text:p>79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8-19T16:00:00">
            <text:p>Sat Aug 19 16:00:00 2023</text:p>
          </table:table-cell>
          <table:table-cell office:value-type="float" office:value="55.0">
            <text:p>55.0</text:p>
          </table:table-cell>
          <table:table-cell office:value-type="float" office:value="66.6667">
            <text:p>66.6667</text:p>
          </table:table-cell>
          <table:table-cell office:value-type="float" office:value="81.8333">
            <text:p>81.8333</text:p>
          </table:table-cell>
          <table:table-cell office:value-type="float" office:value="98.3333">
            <text:p>98.3333</text:p>
          </table:table-cell>
          <table:table-cell office:value-type="float" office:value="96.0">
            <text:p>96.0</text:p>
          </table:table-cell>
          <table:table-cell office:value-type="float" office:value="87.6667">
            <text:p>87.6667</text:p>
          </table:table-cell>
          <table:table-cell office:value-type="float" office:value="84.0">
            <text:p>84.0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8-19T17:00:00">
            <text:p>Sat Aug 19 17:00:00 2023</text:p>
          </table:table-cell>
          <table:table-cell office:value-type="float" office:value="53.1667">
            <text:p>53.1667</text:p>
          </table:table-cell>
          <table:table-cell office:value-type="float" office:value="55.0">
            <text:p>55.0</text:p>
          </table:table-cell>
          <table:table-cell office:value-type="float" office:value="66.6667">
            <text:p>66.6667</text:p>
          </table:table-cell>
          <table:table-cell office:value-type="float" office:value="81.8333">
            <text:p>81.8333</text:p>
          </table:table-cell>
          <table:table-cell office:value-type="float" office:value="98.3333">
            <text:p>98.3333</text:p>
          </table:table-cell>
          <table:table-cell office:value-type="float" office:value="96.0">
            <text:p>96.0</text:p>
          </table:table-cell>
          <table:table-cell office:value-type="float" office:value="87.6667">
            <text:p>87.6667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23-08-20T12:00:00">
            <text:p>Sun Aug 20 12:00:00 2023</text:p>
          </table:table-cell>
          <table:table-cell office:value-type="float" office:value="88.0">
            <text:p>88.0</text:p>
          </table:table-cell>
          <table:table-cell office:value-type="float" office:value="97.5">
            <text:p>97.5</text:p>
          </table:table-cell>
          <table:table-cell office:value-type="float" office:value="87.1667">
            <text:p>87.1667</text:p>
          </table:table-cell>
          <table:table-cell office:value-type="float" office:value="79.8333">
            <text:p>79.8333</text:p>
          </table:table-cell>
          <table:table-cell office:value-type="float" office:value="74.1667">
            <text:p>74.1667</text:p>
          </table:table-cell>
          <table:table-cell office:value-type="float" office:value="64.0">
            <text:p>64.0</text:p>
          </table:table-cell>
          <table:table-cell office:value-type="float" office:value="49.8333">
            <text:p>49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8-20T13:00:00">
            <text:p>Sun Aug 20 13:00:00 2023</text:p>
          </table:table-cell>
          <table:table-cell office:value-type="float" office:value="82.1667">
            <text:p>82.1667</text:p>
          </table:table-cell>
          <table:table-cell office:value-type="float" office:value="88.0">
            <text:p>88.0</text:p>
          </table:table-cell>
          <table:table-cell office:value-type="float" office:value="97.5">
            <text:p>97.5</text:p>
          </table:table-cell>
          <table:table-cell office:value-type="float" office:value="87.1667">
            <text:p>87.1667</text:p>
          </table:table-cell>
          <table:table-cell office:value-type="float" office:value="79.8333">
            <text:p>79.8333</text:p>
          </table:table-cell>
          <table:table-cell office:value-type="float" office:value="74.1667">
            <text:p>74.1667</text:p>
          </table:table-cell>
          <table:table-cell office:value-type="float" office:value="64.0">
            <text:p>64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8-20T14:00:00">
            <text:p>Sun Aug 20 14:00:00 2023</text:p>
          </table:table-cell>
          <table:table-cell office:value-type="float" office:value="78.1667">
            <text:p>78.1667</text:p>
          </table:table-cell>
          <table:table-cell office:value-type="float" office:value="82.1667">
            <text:p>82.1667</text:p>
          </table:table-cell>
          <table:table-cell office:value-type="float" office:value="88.0">
            <text:p>88.0</text:p>
          </table:table-cell>
          <table:table-cell office:value-type="float" office:value="97.5">
            <text:p>97.5</text:p>
          </table:table-cell>
          <table:table-cell office:value-type="float" office:value="87.1667">
            <text:p>87.1667</text:p>
          </table:table-cell>
          <table:table-cell office:value-type="float" office:value="79.8333">
            <text:p>79.8333</text:p>
          </table:table-cell>
          <table:table-cell office:value-type="float" office:value="74.1667">
            <text:p>74.1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8-20T15:00:00">
            <text:p>Sun Aug 20 15:00:00 2023</text:p>
          </table:table-cell>
          <table:table-cell office:value-type="float" office:value="67.0">
            <text:p>67.0</text:p>
          </table:table-cell>
          <table:table-cell office:value-type="float" office:value="78.1667">
            <text:p>78.1667</text:p>
          </table:table-cell>
          <table:table-cell office:value-type="float" office:value="82.1667">
            <text:p>82.1667</text:p>
          </table:table-cell>
          <table:table-cell office:value-type="float" office:value="88.0">
            <text:p>88.0</text:p>
          </table:table-cell>
          <table:table-cell office:value-type="float" office:value="97.5">
            <text:p>97.5</text:p>
          </table:table-cell>
          <table:table-cell office:value-type="float" office:value="87.1667">
            <text:p>87.1667</text:p>
          </table:table-cell>
          <table:table-cell office:value-type="float" office:value="79.8333">
            <text:p>79.8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8-20T16:00:00">
            <text:p>Sun Aug 20 16:00:00 2023</text:p>
          </table:table-cell>
          <table:table-cell office:value-type="float" office:value="56.8333">
            <text:p>56.8333</text:p>
          </table:table-cell>
          <table:table-cell office:value-type="float" office:value="67.0">
            <text:p>67.0</text:p>
          </table:table-cell>
          <table:table-cell office:value-type="float" office:value="78.1667">
            <text:p>78.1667</text:p>
          </table:table-cell>
          <table:table-cell office:value-type="float" office:value="82.1667">
            <text:p>82.1667</text:p>
          </table:table-cell>
          <table:table-cell office:value-type="float" office:value="88.0">
            <text:p>88.0</text:p>
          </table:table-cell>
          <table:table-cell office:value-type="float" office:value="97.5">
            <text:p>97.5</text:p>
          </table:table-cell>
          <table:table-cell office:value-type="float" office:value="87.1667">
            <text:p>87.1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8-20T17:00:00">
            <text:p>Sun Aug 20 17:00:00 2023</text:p>
          </table:table-cell>
          <table:table-cell office:value-type="float" office:value="42.6667">
            <text:p>42.6667</text:p>
          </table:table-cell>
          <table:table-cell office:value-type="float" office:value="56.8333">
            <text:p>56.8333</text:p>
          </table:table-cell>
          <table:table-cell office:value-type="float" office:value="67.0">
            <text:p>67.0</text:p>
          </table:table-cell>
          <table:table-cell office:value-type="float" office:value="78.1667">
            <text:p>78.1667</text:p>
          </table:table-cell>
          <table:table-cell office:value-type="float" office:value="82.1667">
            <text:p>82.1667</text:p>
          </table:table-cell>
          <table:table-cell office:value-type="float" office:value="88.0">
            <text:p>88.0</text:p>
          </table:table-cell>
          <table:table-cell office:value-type="float" office:value="97.5">
            <text:p>97.5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8-21T13:00:00">
            <text:p>Mon Aug 21 13:00:00 2023</text:p>
          </table:table-cell>
          <table:table-cell office:value-type="float" office:value="90.6667">
            <text:p>90.6667</text:p>
          </table:table-cell>
          <table:table-cell office:value-type="float" office:value="96.3333">
            <text:p>96.3333</text:p>
          </table:table-cell>
          <table:table-cell office:value-type="float" office:value="93.1667">
            <text:p>93.1667</text:p>
          </table:table-cell>
          <table:table-cell office:value-type="float" office:value="93.5">
            <text:p>93.5</text:p>
          </table:table-cell>
          <table:table-cell office:value-type="float" office:value="91.3333">
            <text:p>91.3333</text:p>
          </table:table-cell>
          <table:table-cell office:value-type="float" office:value="72.8333">
            <text:p>72.8333</text:p>
          </table:table-cell>
          <table:table-cell office:value-type="float" office:value="56.3333">
            <text:p>56.3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8-21T14:00:00">
            <text:p>Mon Aug 21 14:00:00 2023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96.3333">
            <text:p>96.3333</text:p>
          </table:table-cell>
          <table:table-cell office:value-type="float" office:value="93.1667">
            <text:p>93.1667</text:p>
          </table:table-cell>
          <table:table-cell office:value-type="float" office:value="93.5">
            <text:p>93.5</text:p>
          </table:table-cell>
          <table:table-cell office:value-type="float" office:value="91.3333">
            <text:p>91.3333</text:p>
          </table:table-cell>
          <table:table-cell office:value-type="float" office:value="72.8333">
            <text:p>72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8-21T15:00:00">
            <text:p>Mon Aug 21 15:00:00 2023</text:p>
          </table:table-cell>
          <table:table-cell office:value-type="float" office:value="69.0">
            <text:p>69.0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96.3333">
            <text:p>96.3333</text:p>
          </table:table-cell>
          <table:table-cell office:value-type="float" office:value="93.1667">
            <text:p>93.1667</text:p>
          </table:table-cell>
          <table:table-cell office:value-type="float" office:value="93.5">
            <text:p>93.5</text:p>
          </table:table-cell>
          <table:table-cell office:value-type="float" office:value="91.3333">
            <text:p>91.3333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3-08-21T16:00:00">
            <text:p>Mon Aug 21 16:00:00 2023</text:p>
          </table:table-cell>
          <table:table-cell office:value-type="float" office:value="67.8333">
            <text:p>67.8333</text:p>
          </table:table-cell>
          <table:table-cell office:value-type="float" office:value="69.0">
            <text:p>69.0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96.3333">
            <text:p>96.3333</text:p>
          </table:table-cell>
          <table:table-cell office:value-type="float" office:value="93.1667">
            <text:p>93.1667</text:p>
          </table:table-cell>
          <table:table-cell office:value-type="float" office:value="93.5">
            <text:p>93.5</text:p>
          </table:table-cell>
          <table:table-cell office:value-type="float" office:value="108.1667">
            <text:p>108.1667</text:p>
          </table:table-cell>
        </table:table-row>
        <table:table-row>
          <table:table-cell table:style-name="pd1" office:value-type="date" office:date-value="2023-08-21T17:00:00">
            <text:p>Mon Aug 21 17:00:00 2023</text:p>
          </table:table-cell>
          <table:table-cell office:value-type="float" office:value="50.0">
            <text:p>50.0</text:p>
          </table:table-cell>
          <table:table-cell office:value-type="float" office:value="67.8333">
            <text:p>67.8333</text:p>
          </table:table-cell>
          <table:table-cell office:value-type="float" office:value="69.0">
            <text:p>69.0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96.3333">
            <text:p>96.3333</text:p>
          </table:table-cell>
          <table:table-cell office:value-type="float" office:value="93.1667">
            <text:p>93.1667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3-08-22T14:00:00">
            <text:p>Tue Aug 22 14:00:00 2023</text:p>
          </table:table-cell>
          <table:table-cell office:value-type="float" office:value="88.0">
            <text:p>88.0</text:p>
          </table:table-cell>
          <table:table-cell office:value-type="float" office:value="88.5">
            <text:p>88.5</text:p>
          </table:table-cell>
          <table:table-cell office:value-type="float" office:value="93.0">
            <text:p>93.0</text:p>
          </table:table-cell>
          <table:table-cell office:value-type="float" office:value="105.3333">
            <text:p>105.3333</text:p>
          </table:table-cell>
          <table:table-cell office:value-type="float" office:value="108.1667">
            <text:p>108.1667</text:p>
          </table:table-cell>
          <table:table-cell office:value-type="float" office:value="102.8333">
            <text:p>102.8333</text:p>
          </table:table-cell>
          <table:table-cell office:value-type="float" office:value="73.0">
            <text:p>73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8-22T15:00:00">
            <text:p>Tue Aug 22 15:00:00 2023</text:p>
          </table:table-cell>
          <table:table-cell office:value-type="float" office:value="79.0">
            <text:p>79.0</text:p>
          </table:table-cell>
          <table:table-cell office:value-type="float" office:value="88.0">
            <text:p>88.0</text:p>
          </table:table-cell>
          <table:table-cell office:value-type="float" office:value="88.5">
            <text:p>88.5</text:p>
          </table:table-cell>
          <table:table-cell office:value-type="float" office:value="93.0">
            <text:p>93.0</text:p>
          </table:table-cell>
          <table:table-cell office:value-type="float" office:value="105.3333">
            <text:p>105.3333</text:p>
          </table:table-cell>
          <table:table-cell office:value-type="float" office:value="108.1667">
            <text:p>108.1667</text:p>
          </table:table-cell>
          <table:table-cell office:value-type="float" office:value="102.8333">
            <text:p>102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8-22T16:00:00">
            <text:p>Tue Aug 22 16:00:00 2023</text:p>
          </table:table-cell>
          <table:table-cell office:value-type="float" office:value="75.1667">
            <text:p>75.1667</text:p>
          </table:table-cell>
          <table:table-cell office:value-type="float" office:value="79.0">
            <text:p>79.0</text:p>
          </table:table-cell>
          <table:table-cell office:value-type="float" office:value="88.0">
            <text:p>88.0</text:p>
          </table:table-cell>
          <table:table-cell office:value-type="float" office:value="88.5">
            <text:p>88.5</text:p>
          </table:table-cell>
          <table:table-cell office:value-type="float" office:value="93.0">
            <text:p>93.0</text:p>
          </table:table-cell>
          <table:table-cell office:value-type="float" office:value="105.3333">
            <text:p>105.3333</text:p>
          </table:table-cell>
          <table:table-cell office:value-type="float" office:value="108.1667">
            <text:p>108.1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8-22T17:00:00">
            <text:p>Tue Aug 22 17:00:00 2023</text:p>
          </table:table-cell>
          <table:table-cell office:value-type="float" office:value="74.3333">
            <text:p>74.3333</text:p>
          </table:table-cell>
          <table:table-cell office:value-type="float" office:value="75.1667">
            <text:p>75.1667</text:p>
          </table:table-cell>
          <table:table-cell office:value-type="float" office:value="79.0">
            <text:p>79.0</text:p>
          </table:table-cell>
          <table:table-cell office:value-type="float" office:value="88.0">
            <text:p>88.0</text:p>
          </table:table-cell>
          <table:table-cell office:value-type="float" office:value="88.5">
            <text:p>88.5</text:p>
          </table:table-cell>
          <table:table-cell office:value-type="float" office:value="93.0">
            <text:p>93.0</text:p>
          </table:table-cell>
          <table:table-cell office:value-type="float" office:value="105.3333">
            <text:p>105.333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8-22T18:00:00">
            <text:p>Tue Aug 22 18:00:00 2023</text:p>
          </table:table-cell>
          <table:table-cell office:value-type="float" office:value="73.0">
            <text:p>73.0</text:p>
          </table:table-cell>
          <table:table-cell office:value-type="float" office:value="74.3333">
            <text:p>74.3333</text:p>
          </table:table-cell>
          <table:table-cell office:value-type="float" office:value="75.1667">
            <text:p>75.1667</text:p>
          </table:table-cell>
          <table:table-cell office:value-type="float" office:value="79.0">
            <text:p>79.0</text:p>
          </table:table-cell>
          <table:table-cell office:value-type="float" office:value="88.0">
            <text:p>88.0</text:p>
          </table:table-cell>
          <table:table-cell office:value-type="float" office:value="88.5">
            <text:p>88.5</text:p>
          </table:table-cell>
          <table:table-cell office:value-type="float" office:value="93.0">
            <text:p>93.0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8-22T19:00:00">
            <text:p>Tue Aug 22 19:00:00 2023</text:p>
          </table:table-cell>
          <table:table-cell office:value-type="float" office:value="69.5">
            <text:p>69.5</text:p>
          </table:table-cell>
          <table:table-cell office:value-type="float" office:value="73.0">
            <text:p>73.0</text:p>
          </table:table-cell>
          <table:table-cell office:value-type="float" office:value="74.3333">
            <text:p>74.3333</text:p>
          </table:table-cell>
          <table:table-cell office:value-type="float" office:value="75.1667">
            <text:p>75.1667</text:p>
          </table:table-cell>
          <table:table-cell office:value-type="float" office:value="79.0">
            <text:p>79.0</text:p>
          </table:table-cell>
          <table:table-cell office:value-type="float" office:value="88.0">
            <text:p>88.0</text:p>
          </table:table-cell>
          <table:table-cell office:value-type="float" office:value="88.5">
            <text:p>88.5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3-08-23T13:00:00">
            <text:p>Wed Aug 23 13:00:00 2023</text:p>
          </table:table-cell>
          <table:table-cell office:value-type="float" office:value="91.0">
            <text:p>91.0</text:p>
          </table:table-cell>
          <table:table-cell office:value-type="float" office:value="93.5">
            <text:p>93.5</text:p>
          </table:table-cell>
          <table:table-cell office:value-type="float" office:value="87.8333">
            <text:p>87.8333</text:p>
          </table:table-cell>
          <table:table-cell office:value-type="float" office:value="87.5">
            <text:p>87.5</text:p>
          </table:table-cell>
          <table:table-cell office:value-type="float" office:value="81.1667">
            <text:p>81.1667</text:p>
          </table:table-cell>
          <table:table-cell office:value-type="float" office:value="72.5">
            <text:p>72.5</text:p>
          </table:table-cell>
          <table:table-cell office:value-type="float" office:value="61.6667">
            <text:p>61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8-23T14:00:00">
            <text:p>Wed Aug 23 14:00:00 2023</text:p>
          </table:table-cell>
          <table:table-cell office:value-type="float" office:value="94.5">
            <text:p>94.5</text:p>
          </table:table-cell>
          <table:table-cell office:value-type="float" office:value="91.0">
            <text:p>91.0</text:p>
          </table:table-cell>
          <table:table-cell office:value-type="float" office:value="93.5">
            <text:p>93.5</text:p>
          </table:table-cell>
          <table:table-cell office:value-type="float" office:value="87.8333">
            <text:p>87.8333</text:p>
          </table:table-cell>
          <table:table-cell office:value-type="float" office:value="87.5">
            <text:p>87.5</text:p>
          </table:table-cell>
          <table:table-cell office:value-type="float" office:value="81.1667">
            <text:p>81.1667</text:p>
          </table:table-cell>
          <table:table-cell office:value-type="float" office:value="72.5">
            <text:p>72.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8-23T15:00:00">
            <text:p>Wed Aug 23 15:00:00 2023</text:p>
          </table:table-cell>
          <table:table-cell office:value-type="float" office:value="84.0">
            <text:p>84.0</text:p>
          </table:table-cell>
          <table:table-cell office:value-type="float" office:value="94.5">
            <text:p>94.5</text:p>
          </table:table-cell>
          <table:table-cell office:value-type="float" office:value="91.0">
            <text:p>91.0</text:p>
          </table:table-cell>
          <table:table-cell office:value-type="float" office:value="93.5">
            <text:p>93.5</text:p>
          </table:table-cell>
          <table:table-cell office:value-type="float" office:value="87.8333">
            <text:p>87.8333</text:p>
          </table:table-cell>
          <table:table-cell office:value-type="float" office:value="87.5">
            <text:p>87.5</text:p>
          </table:table-cell>
          <table:table-cell office:value-type="float" office:value="81.1667">
            <text:p>81.1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8-23T16:00:00">
            <text:p>Wed Aug 23 16:00:00 2023</text:p>
          </table:table-cell>
          <table:table-cell office:value-type="float" office:value="70.0">
            <text:p>70.0</text:p>
          </table:table-cell>
          <table:table-cell office:value-type="float" office:value="84.0">
            <text:p>84.0</text:p>
          </table:table-cell>
          <table:table-cell office:value-type="float" office:value="94.5">
            <text:p>94.5</text:p>
          </table:table-cell>
          <table:table-cell office:value-type="float" office:value="91.0">
            <text:p>91.0</text:p>
          </table:table-cell>
          <table:table-cell office:value-type="float" office:value="93.5">
            <text:p>93.5</text:p>
          </table:table-cell>
          <table:table-cell office:value-type="float" office:value="87.8333">
            <text:p>87.8333</text:p>
          </table:table-cell>
          <table:table-cell office:value-type="float" office:value="87.5">
            <text:p>87.5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3-08-23T17:00:00">
            <text:p>Wed Aug 23 17:00:00 2023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float" office:value="84.0">
            <text:p>84.0</text:p>
          </table:table-cell>
          <table:table-cell office:value-type="float" office:value="94.5">
            <text:p>94.5</text:p>
          </table:table-cell>
          <table:table-cell office:value-type="float" office:value="91.0">
            <text:p>91.0</text:p>
          </table:table-cell>
          <table:table-cell office:value-type="float" office:value="93.5">
            <text:p>93.5</text:p>
          </table:table-cell>
          <table:table-cell office:value-type="float" office:value="87.8333">
            <text:p>87.8333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3-08-23T18:00:00">
            <text:p>Wed Aug 23 18:00:00 2023</text:p>
          </table:table-cell>
          <table:table-cell office:value-type="float" office:value="44.0">
            <text:p>44.0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float" office:value="84.0">
            <text:p>84.0</text:p>
          </table:table-cell>
          <table:table-cell office:value-type="float" office:value="94.5">
            <text:p>94.5</text:p>
          </table:table-cell>
          <table:table-cell office:value-type="float" office:value="91.0">
            <text:p>91.0</text:p>
          </table:table-cell>
          <table:table-cell office:value-type="float" office:value="93.5">
            <text:p>93.5</text:p>
          </table:table-cell>
          <table:table-cell office:value-type="float" office:value="106.8333">
            <text:p>106.8333</text:p>
          </table:table-cell>
        </table:table-row>
        <table:table-row>
          <table:table-cell table:style-name="pd1" office:value-type="date" office:date-value="2023-08-24T16:00:00">
            <text:p>Thu Aug 24 16:00:00 2023</text:p>
          </table:table-cell>
          <table:table-cell office:value-type="float" office:value="98.8333">
            <text:p>98.8333</text:p>
          </table:table-cell>
          <table:table-cell office:value-type="float" office:value="106.8333">
            <text:p>106.8333</text:p>
          </table:table-cell>
          <table:table-cell office:value-type="float" office:value="110.1667">
            <text:p>110.1667</text:p>
          </table:table-cell>
          <table:table-cell office:value-type="float" office:value="100.1667">
            <text:p>100.1667</text:p>
          </table:table-cell>
          <table:table-cell office:value-type="float" office:value="85.5">
            <text:p>85.5</text:p>
          </table:table-cell>
          <table:table-cell office:value-type="float" office:value="77.0">
            <text:p>77.0</text:p>
          </table:table-cell>
          <table:table-cell office:value-type="float" office:value="68.3333">
            <text:p>68.3333</text:p>
          </table:table-cell>
          <table:table-cell office:value-type="float" office:value="128.3333">
            <text:p>128.3333</text:p>
          </table:table-cell>
        </table:table-row>
        <table:table-row>
          <table:table-cell table:style-name="pd1" office:value-type="date" office:date-value="2023-08-24T17:00:00">
            <text:p>Thu Aug 24 17:00:00 2023</text:p>
          </table:table-cell>
          <table:table-cell office:value-type="float" office:value="89.3333">
            <text:p>89.3333</text:p>
          </table:table-cell>
          <table:table-cell office:value-type="float" office:value="98.8333">
            <text:p>98.8333</text:p>
          </table:table-cell>
          <table:table-cell office:value-type="float" office:value="106.8333">
            <text:p>106.8333</text:p>
          </table:table-cell>
          <table:table-cell office:value-type="float" office:value="110.1667">
            <text:p>110.1667</text:p>
          </table:table-cell>
          <table:table-cell office:value-type="float" office:value="100.1667">
            <text:p>100.1667</text:p>
          </table:table-cell>
          <table:table-cell office:value-type="float" office:value="85.5">
            <text:p>85.5</text:p>
          </table:table-cell>
          <table:table-cell office:value-type="float" office:value="77.0">
            <text:p>77.0</text:p>
          </table:table-cell>
          <table:table-cell office:value-type="float" office:value="129.3333">
            <text:p>129.3333</text:p>
          </table:table-cell>
        </table:table-row>
        <table:table-row>
          <table:table-cell table:style-name="pd1" office:value-type="date" office:date-value="2023-08-24T18:00:00">
            <text:p>Thu Aug 24 18:00:00 2023</text:p>
          </table:table-cell>
          <table:table-cell office:value-type="float" office:value="79.6667">
            <text:p>79.6667</text:p>
          </table:table-cell>
          <table:table-cell office:value-type="float" office:value="89.3333">
            <text:p>89.3333</text:p>
          </table:table-cell>
          <table:table-cell office:value-type="float" office:value="98.8333">
            <text:p>98.8333</text:p>
          </table:table-cell>
          <table:table-cell office:value-type="float" office:value="106.8333">
            <text:p>106.8333</text:p>
          </table:table-cell>
          <table:table-cell office:value-type="float" office:value="110.1667">
            <text:p>110.1667</text:p>
          </table:table-cell>
          <table:table-cell office:value-type="float" office:value="100.1667">
            <text:p>100.1667</text:p>
          </table:table-cell>
          <table:table-cell office:value-type="float" office:value="85.5">
            <text:p>85.5</text:p>
          </table:table-cell>
          <table:table-cell office:value-type="float" office:value="128.8333">
            <text:p>128.8333</text:p>
          </table:table-cell>
        </table:table-row>
        <table:table-row>
          <table:table-cell table:style-name="pd1" office:value-type="date" office:date-value="2023-08-24T19:00:00">
            <text:p>Thu Aug 24 19:00:00 2023</text:p>
          </table:table-cell>
          <table:table-cell office:value-type="float" office:value="75.5">
            <text:p>75.5</text:p>
          </table:table-cell>
          <table:table-cell office:value-type="float" office:value="79.6667">
            <text:p>79.6667</text:p>
          </table:table-cell>
          <table:table-cell office:value-type="float" office:value="89.3333">
            <text:p>89.3333</text:p>
          </table:table-cell>
          <table:table-cell office:value-type="float" office:value="98.8333">
            <text:p>98.8333</text:p>
          </table:table-cell>
          <table:table-cell office:value-type="float" office:value="106.8333">
            <text:p>106.8333</text:p>
          </table:table-cell>
          <table:table-cell office:value-type="float" office:value="110.1667">
            <text:p>110.1667</text:p>
          </table:table-cell>
          <table:table-cell office:value-type="float" office:value="100.1667">
            <text:p>100.1667</text:p>
          </table:table-cell>
          <table:table-cell office:value-type="float" office:value="115.6667">
            <text:p>115.6667</text:p>
          </table:table-cell>
        </table:table-row>
        <table:table-row>
          <table:table-cell table:style-name="pd1" office:value-type="date" office:date-value="2023-08-25T13:00:00">
            <text:p>Fri Aug 25 13:00:00 2023</text:p>
          </table:table-cell>
          <table:table-cell office:value-type="float" office:value="115.6667">
            <text:p>115.6667</text:p>
          </table:table-cell>
          <table:table-cell office:value-type="float" office:value="128.8333">
            <text:p>128.8333</text:p>
          </table:table-cell>
          <table:table-cell office:value-type="float" office:value="129.3333">
            <text:p>129.3333</text:p>
          </table:table-cell>
          <table:table-cell office:value-type="float" office:value="128.3333">
            <text:p>128.3333</text:p>
          </table:table-cell>
          <table:table-cell office:value-type="float" office:value="108.6667">
            <text:p>108.6667</text:p>
          </table:table-cell>
          <table:table-cell office:value-type="float" office:value="85.8333">
            <text:p>85.8333</text:p>
          </table:table-cell>
          <table:table-cell office:value-type="float" office:value="67.1667">
            <text:p>67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25T14:00:00">
            <text:p>Fri Aug 25 14:00:00 2023</text:p>
          </table:table-cell>
          <table:table-cell office:value-type="float" office:value="99.1667">
            <text:p>99.1667</text:p>
          </table:table-cell>
          <table:table-cell office:value-type="float" office:value="115.6667">
            <text:p>115.6667</text:p>
          </table:table-cell>
          <table:table-cell office:value-type="float" office:value="128.8333">
            <text:p>128.8333</text:p>
          </table:table-cell>
          <table:table-cell office:value-type="float" office:value="129.3333">
            <text:p>129.3333</text:p>
          </table:table-cell>
          <table:table-cell office:value-type="float" office:value="128.3333">
            <text:p>128.3333</text:p>
          </table:table-cell>
          <table:table-cell office:value-type="float" office:value="108.6667">
            <text:p>108.6667</text:p>
          </table:table-cell>
          <table:table-cell office:value-type="float" office:value="85.8333">
            <text:p>85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8-25T15:00:00">
            <text:p>Fri Aug 25 15:00:00 2023</text:p>
          </table:table-cell>
          <table:table-cell office:value-type="float" office:value="78.5">
            <text:p>78.5</text:p>
          </table:table-cell>
          <table:table-cell office:value-type="float" office:value="99.1667">
            <text:p>99.1667</text:p>
          </table:table-cell>
          <table:table-cell office:value-type="float" office:value="115.6667">
            <text:p>115.6667</text:p>
          </table:table-cell>
          <table:table-cell office:value-type="float" office:value="128.8333">
            <text:p>128.8333</text:p>
          </table:table-cell>
          <table:table-cell office:value-type="float" office:value="129.3333">
            <text:p>129.3333</text:p>
          </table:table-cell>
          <table:table-cell office:value-type="float" office:value="128.3333">
            <text:p>128.3333</text:p>
          </table:table-cell>
          <table:table-cell office:value-type="float" office:value="108.6667">
            <text:p>108.6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8-25T16:00:00">
            <text:p>Fri Aug 25 16:00:00 2023</text:p>
          </table:table-cell>
          <table:table-cell office:value-type="float" office:value="76.0">
            <text:p>76.0</text:p>
          </table:table-cell>
          <table:table-cell office:value-type="float" office:value="78.5">
            <text:p>78.5</text:p>
          </table:table-cell>
          <table:table-cell office:value-type="float" office:value="99.1667">
            <text:p>99.1667</text:p>
          </table:table-cell>
          <table:table-cell office:value-type="float" office:value="115.6667">
            <text:p>115.6667</text:p>
          </table:table-cell>
          <table:table-cell office:value-type="float" office:value="128.8333">
            <text:p>128.8333</text:p>
          </table:table-cell>
          <table:table-cell office:value-type="float" office:value="129.3333">
            <text:p>129.3333</text:p>
          </table:table-cell>
          <table:table-cell office:value-type="float" office:value="128.3333">
            <text:p>128.3333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23-08-25T17:00:00">
            <text:p>Fri Aug 25 17:00:00 2023</text:p>
          </table:table-cell>
          <table:table-cell office:value-type="float" office:value="51.8333">
            <text:p>51.8333</text:p>
          </table:table-cell>
          <table:table-cell office:value-type="float" office:value="76.0">
            <text:p>76.0</text:p>
          </table:table-cell>
          <table:table-cell office:value-type="float" office:value="78.5">
            <text:p>78.5</text:p>
          </table:table-cell>
          <table:table-cell office:value-type="float" office:value="99.1667">
            <text:p>99.1667</text:p>
          </table:table-cell>
          <table:table-cell office:value-type="float" office:value="115.6667">
            <text:p>115.6667</text:p>
          </table:table-cell>
          <table:table-cell office:value-type="float" office:value="128.8333">
            <text:p>128.8333</text:p>
          </table:table-cell>
          <table:table-cell office:value-type="float" office:value="129.3333">
            <text:p>129.3333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23-08-25T18:00:00">
            <text:p>Fri Aug 25 18:00:00 2023</text:p>
          </table:table-cell>
          <table:table-cell office:value-type="float" office:value="42.5">
            <text:p>42.5</text:p>
          </table:table-cell>
          <table:table-cell office:value-type="float" office:value="51.8333">
            <text:p>51.8333</text:p>
          </table:table-cell>
          <table:table-cell office:value-type="float" office:value="76.0">
            <text:p>76.0</text:p>
          </table:table-cell>
          <table:table-cell office:value-type="float" office:value="78.5">
            <text:p>78.5</text:p>
          </table:table-cell>
          <table:table-cell office:value-type="float" office:value="99.1667">
            <text:p>99.1667</text:p>
          </table:table-cell>
          <table:table-cell office:value-type="float" office:value="115.6667">
            <text:p>115.6667</text:p>
          </table:table-cell>
          <table:table-cell office:value-type="float" office:value="128.8333">
            <text:p>128.8333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3-08-26T12:00:00">
            <text:p>Sat Aug 26 12:00:00 2023</text:p>
          </table:table-cell>
          <table:table-cell office:value-type="float" office:value="103.8333">
            <text:p>103.8333</text:p>
          </table:table-cell>
          <table:table-cell office:value-type="float" office:value="113.0">
            <text:p>113.0</text:p>
          </table:table-cell>
          <table:table-cell office:value-type="float" office:value="104.6667">
            <text:p>104.6667</text:p>
          </table:table-cell>
          <table:table-cell office:value-type="float" office:value="81.3333">
            <text:p>81.3333</text:p>
          </table:table-cell>
          <table:table-cell office:value-type="float" office:value="73.0">
            <text:p>73.0</text:p>
          </table:table-cell>
          <table:table-cell office:value-type="float" office:value="61.0">
            <text:p>61.0</text:p>
          </table:table-cell>
          <table:table-cell office:value-type="float" office:value="50.6667">
            <text:p>50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8-26T13:00:00">
            <text:p>Sat Aug 26 13:00:00 2023</text:p>
          </table:table-cell>
          <table:table-cell office:value-type="float" office:value="86.3333">
            <text:p>86.3333</text:p>
          </table:table-cell>
          <table:table-cell office:value-type="float" office:value="103.8333">
            <text:p>103.8333</text:p>
          </table:table-cell>
          <table:table-cell office:value-type="float" office:value="113.0">
            <text:p>113.0</text:p>
          </table:table-cell>
          <table:table-cell office:value-type="float" office:value="104.6667">
            <text:p>104.6667</text:p>
          </table:table-cell>
          <table:table-cell office:value-type="float" office:value="81.3333">
            <text:p>81.3333</text:p>
          </table:table-cell>
          <table:table-cell office:value-type="float" office:value="73.0">
            <text:p>73.0</text:p>
          </table:table-cell>
          <table:table-cell office:value-type="float" office:value="61.0">
            <text:p>61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8-26T14:00:00">
            <text:p>Sat Aug 26 14:00:00 2023</text:p>
          </table:table-cell>
          <table:table-cell office:value-type="float" office:value="81.8333">
            <text:p>81.8333</text:p>
          </table:table-cell>
          <table:table-cell office:value-type="float" office:value="86.3333">
            <text:p>86.3333</text:p>
          </table:table-cell>
          <table:table-cell office:value-type="float" office:value="103.8333">
            <text:p>103.8333</text:p>
          </table:table-cell>
          <table:table-cell office:value-type="float" office:value="113.0">
            <text:p>113.0</text:p>
          </table:table-cell>
          <table:table-cell office:value-type="float" office:value="104.6667">
            <text:p>104.6667</text:p>
          </table:table-cell>
          <table:table-cell office:value-type="float" office:value="81.3333">
            <text:p>81.3333</text:p>
          </table:table-cell>
          <table:table-cell office:value-type="float" office:value="73.0">
            <text:p>73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8-26T15:00:00">
            <text:p>Sat Aug 26 15:00:00 2023</text:p>
          </table:table-cell>
          <table:table-cell office:value-type="float" office:value="77.8333">
            <text:p>77.8333</text:p>
          </table:table-cell>
          <table:table-cell office:value-type="float" office:value="81.8333">
            <text:p>81.8333</text:p>
          </table:table-cell>
          <table:table-cell office:value-type="float" office:value="86.3333">
            <text:p>86.3333</text:p>
          </table:table-cell>
          <table:table-cell office:value-type="float" office:value="103.8333">
            <text:p>103.8333</text:p>
          </table:table-cell>
          <table:table-cell office:value-type="float" office:value="113.0">
            <text:p>113.0</text:p>
          </table:table-cell>
          <table:table-cell office:value-type="float" office:value="104.6667">
            <text:p>104.6667</text:p>
          </table:table-cell>
          <table:table-cell office:value-type="float" office:value="81.3333">
            <text:p>81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8-26T16:00:00">
            <text:p>Sat Aug 26 16:00:00 2023</text:p>
          </table:table-cell>
          <table:table-cell office:value-type="float" office:value="48.3333">
            <text:p>48.3333</text:p>
          </table:table-cell>
          <table:table-cell office:value-type="float" office:value="77.8333">
            <text:p>77.8333</text:p>
          </table:table-cell>
          <table:table-cell office:value-type="float" office:value="81.8333">
            <text:p>81.8333</text:p>
          </table:table-cell>
          <table:table-cell office:value-type="float" office:value="86.3333">
            <text:p>86.3333</text:p>
          </table:table-cell>
          <table:table-cell office:value-type="float" office:value="103.8333">
            <text:p>103.8333</text:p>
          </table:table-cell>
          <table:table-cell office:value-type="float" office:value="113.0">
            <text:p>113.0</text:p>
          </table:table-cell>
          <table:table-cell office:value-type="float" office:value="104.6667">
            <text:p>104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8-26T17:00:00">
            <text:p>Sat Aug 26 17:00:00 2023</text:p>
          </table:table-cell>
          <table:table-cell office:value-type="float" office:value="38.8333">
            <text:p>38.8333</text:p>
          </table:table-cell>
          <table:table-cell office:value-type="float" office:value="48.3333">
            <text:p>48.3333</text:p>
          </table:table-cell>
          <table:table-cell office:value-type="float" office:value="77.8333">
            <text:p>77.8333</text:p>
          </table:table-cell>
          <table:table-cell office:value-type="float" office:value="81.8333">
            <text:p>81.8333</text:p>
          </table:table-cell>
          <table:table-cell office:value-type="float" office:value="86.3333">
            <text:p>86.3333</text:p>
          </table:table-cell>
          <table:table-cell office:value-type="float" office:value="103.8333">
            <text:p>103.8333</text:p>
          </table:table-cell>
          <table:table-cell office:value-type="float" office:value="113.0">
            <text:p>113.0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8-26T18:00:00">
            <text:p>Sat Aug 26 18:00:00 2023</text:p>
          </table:table-cell>
          <table:table-cell office:value-type="float" office:value="14.5">
            <text:p>14.5</text:p>
          </table:table-cell>
          <table:table-cell office:value-type="float" office:value="38.8333">
            <text:p>38.8333</text:p>
          </table:table-cell>
          <table:table-cell office:value-type="float" office:value="48.3333">
            <text:p>48.3333</text:p>
          </table:table-cell>
          <table:table-cell office:value-type="float" office:value="77.8333">
            <text:p>77.8333</text:p>
          </table:table-cell>
          <table:table-cell office:value-type="float" office:value="81.8333">
            <text:p>81.8333</text:p>
          </table:table-cell>
          <table:table-cell office:value-type="float" office:value="86.3333">
            <text:p>86.3333</text:p>
          </table:table-cell>
          <table:table-cell office:value-type="float" office:value="103.8333">
            <text:p>103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8-27T18:00:00">
            <text:p>Sun Aug 27 18:00:00 2023</text:p>
          </table:table-cell>
          <table:table-cell office:value-type="float" office:value="66.6667">
            <text:p>66.6667</text:p>
          </table:table-cell>
          <table:table-cell office:value-type="float" office:value="63.3333">
            <text:p>63.3333</text:p>
          </table:table-cell>
          <table:table-cell office:value-type="float" office:value="55.6667">
            <text:p>55.6667</text:p>
          </table:table-cell>
          <table:table-cell office:value-type="float" office:value="56.8333">
            <text:p>56.8333</text:p>
          </table:table-cell>
          <table:table-cell office:value-type="float" office:value="55.6667">
            <text:p>55.6667</text:p>
          </table:table-cell>
          <table:table-cell office:value-type="float" office:value="53.6667">
            <text:p>53.6667</text:p>
          </table:table-cell>
          <table:table-cell office:value-type="float" office:value="54.1667">
            <text:p>54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8-27T19:00:00">
            <text:p>Sun Aug 27 19:00:00 2023</text:p>
          </table:table-cell>
          <table:table-cell office:value-type="float" office:value="65.1667">
            <text:p>65.1667</text:p>
          </table:table-cell>
          <table:table-cell office:value-type="float" office:value="66.6667">
            <text:p>66.6667</text:p>
          </table:table-cell>
          <table:table-cell office:value-type="float" office:value="63.3333">
            <text:p>63.3333</text:p>
          </table:table-cell>
          <table:table-cell office:value-type="float" office:value="55.6667">
            <text:p>55.6667</text:p>
          </table:table-cell>
          <table:table-cell office:value-type="float" office:value="56.8333">
            <text:p>56.8333</text:p>
          </table:table-cell>
          <table:table-cell office:value-type="float" office:value="55.6667">
            <text:p>55.6667</text:p>
          </table:table-cell>
          <table:table-cell office:value-type="float" office:value="53.6667">
            <text:p>53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8-27T20:00:00">
            <text:p>Sun Aug 27 20:00:00 2023</text:p>
          </table:table-cell>
          <table:table-cell office:value-type="float" office:value="63.1667">
            <text:p>63.1667</text:p>
          </table:table-cell>
          <table:table-cell office:value-type="float" office:value="65.1667">
            <text:p>65.1667</text:p>
          </table:table-cell>
          <table:table-cell office:value-type="float" office:value="66.6667">
            <text:p>66.6667</text:p>
          </table:table-cell>
          <table:table-cell office:value-type="float" office:value="63.3333">
            <text:p>63.3333</text:p>
          </table:table-cell>
          <table:table-cell office:value-type="float" office:value="55.6667">
            <text:p>55.6667</text:p>
          </table:table-cell>
          <table:table-cell office:value-type="float" office:value="56.8333">
            <text:p>56.8333</text:p>
          </table:table-cell>
          <table:table-cell office:value-type="float" office:value="55.6667">
            <text:p>55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8-28T14:00:00">
            <text:p>Mon Aug 28 14:00:00 2023</text:p>
          </table:table-cell>
          <table:table-cell office:value-type="float" office:value="74.6667">
            <text:p>74.6667</text:p>
          </table:table-cell>
          <table:table-cell office:value-type="float" office:value="76.0">
            <text:p>76.0</text:p>
          </table:table-cell>
          <table:table-cell office:value-type="float" office:value="74.8333">
            <text:p>74.8333</text:p>
          </table:table-cell>
          <table:table-cell office:value-type="float" office:value="70.6667">
            <text:p>70.6667</text:p>
          </table:table-cell>
          <table:table-cell office:value-type="float" office:value="67.0">
            <text:p>67.0</text:p>
          </table:table-cell>
          <table:table-cell office:value-type="float" office:value="63.6667">
            <text:p>63.6667</text:p>
          </table:table-cell>
          <table:table-cell office:value-type="float" office:value="61.8333">
            <text:p>61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8-28T15:00:00">
            <text:p>Mon Aug 28 15:00:00 2023</text:p>
          </table:table-cell>
          <table:table-cell office:value-type="float" office:value="72.3333">
            <text:p>72.3333</text:p>
          </table:table-cell>
          <table:table-cell office:value-type="float" office:value="74.6667">
            <text:p>74.6667</text:p>
          </table:table-cell>
          <table:table-cell office:value-type="float" office:value="76.0">
            <text:p>76.0</text:p>
          </table:table-cell>
          <table:table-cell office:value-type="float" office:value="74.8333">
            <text:p>74.8333</text:p>
          </table:table-cell>
          <table:table-cell office:value-type="float" office:value="70.6667">
            <text:p>70.6667</text:p>
          </table:table-cell>
          <table:table-cell office:value-type="float" office:value="67.0">
            <text:p>67.0</text:p>
          </table:table-cell>
          <table:table-cell office:value-type="float" office:value="63.6667">
            <text:p>63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8-28T16:00:00">
            <text:p>Mon Aug 28 16:00:00 2023</text:p>
          </table:table-cell>
          <table:table-cell office:value-type="float" office:value="66.0">
            <text:p>66.0</text:p>
          </table:table-cell>
          <table:table-cell office:value-type="float" office:value="72.3333">
            <text:p>72.3333</text:p>
          </table:table-cell>
          <table:table-cell office:value-type="float" office:value="74.6667">
            <text:p>74.6667</text:p>
          </table:table-cell>
          <table:table-cell office:value-type="float" office:value="76.0">
            <text:p>76.0</text:p>
          </table:table-cell>
          <table:table-cell office:value-type="float" office:value="74.8333">
            <text:p>74.8333</text:p>
          </table:table-cell>
          <table:table-cell office:value-type="float" office:value="70.6667">
            <text:p>70.6667</text:p>
          </table:table-cell>
          <table:table-cell office:value-type="float" office:value="67.0">
            <text:p>67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8-28T17:00:00">
            <text:p>Mon Aug 28 17:00:00 2023</text:p>
          </table:table-cell>
          <table:table-cell office:value-type="float" office:value="65.5">
            <text:p>65.5</text:p>
          </table:table-cell>
          <table:table-cell office:value-type="float" office:value="66.0">
            <text:p>66.0</text:p>
          </table:table-cell>
          <table:table-cell office:value-type="float" office:value="72.3333">
            <text:p>72.3333</text:p>
          </table:table-cell>
          <table:table-cell office:value-type="float" office:value="74.6667">
            <text:p>74.6667</text:p>
          </table:table-cell>
          <table:table-cell office:value-type="float" office:value="76.0">
            <text:p>76.0</text:p>
          </table:table-cell>
          <table:table-cell office:value-type="float" office:value="74.8333">
            <text:p>74.8333</text:p>
          </table:table-cell>
          <table:table-cell office:value-type="float" office:value="70.6667">
            <text:p>70.6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8-28T18:00:00">
            <text:p>Mon Aug 28 18:00:00 2023</text:p>
          </table:table-cell>
          <table:table-cell office:value-type="float" office:value="67.0">
            <text:p>67.0</text:p>
          </table:table-cell>
          <table:table-cell office:value-type="float" office:value="65.5">
            <text:p>65.5</text:p>
          </table:table-cell>
          <table:table-cell office:value-type="float" office:value="66.0">
            <text:p>66.0</text:p>
          </table:table-cell>
          <table:table-cell office:value-type="float" office:value="72.3333">
            <text:p>72.3333</text:p>
          </table:table-cell>
          <table:table-cell office:value-type="float" office:value="74.6667">
            <text:p>74.6667</text:p>
          </table:table-cell>
          <table:table-cell office:value-type="float" office:value="76.0">
            <text:p>76.0</text:p>
          </table:table-cell>
          <table:table-cell office:value-type="float" office:value="74.8333">
            <text:p>74.8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8-28T19:00:00">
            <text:p>Mon Aug 28 19:00:00 2023</text:p>
          </table:table-cell>
          <table:table-cell office:value-type="float" office:value="61.6667">
            <text:p>61.6667</text:p>
          </table:table-cell>
          <table:table-cell office:value-type="float" office:value="67.0">
            <text:p>67.0</text:p>
          </table:table-cell>
          <table:table-cell office:value-type="float" office:value="65.5">
            <text:p>65.5</text:p>
          </table:table-cell>
          <table:table-cell office:value-type="float" office:value="66.0">
            <text:p>66.0</text:p>
          </table:table-cell>
          <table:table-cell office:value-type="float" office:value="72.3333">
            <text:p>72.3333</text:p>
          </table:table-cell>
          <table:table-cell office:value-type="float" office:value="74.6667">
            <text:p>74.6667</text:p>
          </table:table-cell>
          <table:table-cell office:value-type="float" office:value="76.0">
            <text:p>76.0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8-29T13:00:00">
            <text:p>Tue Aug 29 13:00:00 2023</text:p>
          </table:table-cell>
          <table:table-cell office:value-type="float" office:value="86.5">
            <text:p>86.5</text:p>
          </table:table-cell>
          <table:table-cell office:value-type="float" office:value="85.0">
            <text:p>85.0</text:p>
          </table:table-cell>
          <table:table-cell office:value-type="float" office:value="80.6667">
            <text:p>80.6667</text:p>
          </table:table-cell>
          <table:table-cell office:value-type="float" office:value="72.8333">
            <text:p>72.8333</text:p>
          </table:table-cell>
          <table:table-cell office:value-type="float" office:value="68.8333">
            <text:p>68.8333</text:p>
          </table:table-cell>
          <table:table-cell office:value-type="float" office:value="66.5">
            <text:p>66.5</text:p>
          </table:table-cell>
          <table:table-cell office:value-type="float" office:value="60.6667">
            <text:p>60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8-29T14:00:00">
            <text:p>Tue Aug 29 14:00:00 2023</text:p>
          </table:table-cell>
          <table:table-cell office:value-type="float" office:value="85.8333">
            <text:p>85.8333</text:p>
          </table:table-cell>
          <table:table-cell office:value-type="float" office:value="86.5">
            <text:p>86.5</text:p>
          </table:table-cell>
          <table:table-cell office:value-type="float" office:value="85.0">
            <text:p>85.0</text:p>
          </table:table-cell>
          <table:table-cell office:value-type="float" office:value="80.6667">
            <text:p>80.6667</text:p>
          </table:table-cell>
          <table:table-cell office:value-type="float" office:value="72.8333">
            <text:p>72.8333</text:p>
          </table:table-cell>
          <table:table-cell office:value-type="float" office:value="68.8333">
            <text:p>68.8333</text:p>
          </table:table-cell>
          <table:table-cell office:value-type="float" office:value="66.5">
            <text:p>66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8-29T15:00:00">
            <text:p>Tue Aug 29 15:00:00 2023</text:p>
          </table:table-cell>
          <table:table-cell office:value-type="float" office:value="71.1667">
            <text:p>71.1667</text:p>
          </table:table-cell>
          <table:table-cell office:value-type="float" office:value="85.8333">
            <text:p>85.8333</text:p>
          </table:table-cell>
          <table:table-cell office:value-type="float" office:value="86.5">
            <text:p>86.5</text:p>
          </table:table-cell>
          <table:table-cell office:value-type="float" office:value="85.0">
            <text:p>85.0</text:p>
          </table:table-cell>
          <table:table-cell office:value-type="float" office:value="80.6667">
            <text:p>80.6667</text:p>
          </table:table-cell>
          <table:table-cell office:value-type="float" office:value="72.8333">
            <text:p>72.8333</text:p>
          </table:table-cell>
          <table:table-cell office:value-type="float" office:value="68.8333">
            <text:p>68.8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8-29T16:00:00">
            <text:p>Tue Aug 29 16:00:00 2023</text:p>
          </table:table-cell>
          <table:table-cell office:value-type="float" office:value="54.0">
            <text:p>54.0</text:p>
          </table:table-cell>
          <table:table-cell office:value-type="float" office:value="71.1667">
            <text:p>71.1667</text:p>
          </table:table-cell>
          <table:table-cell office:value-type="float" office:value="85.8333">
            <text:p>85.8333</text:p>
          </table:table-cell>
          <table:table-cell office:value-type="float" office:value="86.5">
            <text:p>86.5</text:p>
          </table:table-cell>
          <table:table-cell office:value-type="float" office:value="85.0">
            <text:p>85.0</text:p>
          </table:table-cell>
          <table:table-cell office:value-type="float" office:value="80.6667">
            <text:p>80.6667</text:p>
          </table:table-cell>
          <table:table-cell office:value-type="float" office:value="72.8333">
            <text:p>72.833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3-08-29T17:00:00">
            <text:p>Tue Aug 29 17:00:00 2023</text:p>
          </table:table-cell>
          <table:table-cell office:value-type="float" office:value="41.8333">
            <text:p>41.8333</text:p>
          </table:table-cell>
          <table:table-cell office:value-type="float" office:value="54.0">
            <text:p>54.0</text:p>
          </table:table-cell>
          <table:table-cell office:value-type="float" office:value="71.1667">
            <text:p>71.1667</text:p>
          </table:table-cell>
          <table:table-cell office:value-type="float" office:value="85.8333">
            <text:p>85.8333</text:p>
          </table:table-cell>
          <table:table-cell office:value-type="float" office:value="86.5">
            <text:p>86.5</text:p>
          </table:table-cell>
          <table:table-cell office:value-type="float" office:value="85.0">
            <text:p>85.0</text:p>
          </table:table-cell>
          <table:table-cell office:value-type="float" office:value="80.6667">
            <text:p>80.6667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3-08-30T13:00:00">
            <text:p>Wed Aug 30 13:00:00 2023</text:p>
          </table:table-cell>
          <table:table-cell office:value-type="float" office:value="84.3333">
            <text:p>84.3333</text:p>
          </table:table-cell>
          <table:table-cell office:value-type="float" office:value="90.0">
            <text:p>90.0</text:p>
          </table:table-cell>
          <table:table-cell office:value-type="float" office:value="97.8333">
            <text:p>97.8333</text:p>
          </table:table-cell>
          <table:table-cell office:value-type="float" office:value="91.6667">
            <text:p>91.6667</text:p>
          </table:table-cell>
          <table:table-cell office:value-type="float" office:value="78.3333">
            <text:p>78.3333</text:p>
          </table:table-cell>
          <table:table-cell office:value-type="float" office:value="75.0">
            <text:p>75.0</text:p>
          </table:table-cell>
          <table:table-cell office:value-type="float" office:value="60.6667">
            <text:p>60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8-30T14:00:00">
            <text:p>Wed Aug 30 14:00:00 2023</text:p>
          </table:table-cell>
          <table:table-cell office:value-type="float" office:value="61.8333">
            <text:p>61.8333</text:p>
          </table:table-cell>
          <table:table-cell office:value-type="float" office:value="84.3333">
            <text:p>84.3333</text:p>
          </table:table-cell>
          <table:table-cell office:value-type="float" office:value="90.0">
            <text:p>90.0</text:p>
          </table:table-cell>
          <table:table-cell office:value-type="float" office:value="97.8333">
            <text:p>97.8333</text:p>
          </table:table-cell>
          <table:table-cell office:value-type="float" office:value="91.6667">
            <text:p>91.6667</text:p>
          </table:table-cell>
          <table:table-cell office:value-type="float" office:value="78.3333">
            <text:p>78.3333</text:p>
          </table:table-cell>
          <table:table-cell office:value-type="float" office:value="75.0">
            <text:p>75.0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8-30T15:00:00">
            <text:p>Wed Aug 30 15:00:00 2023</text:p>
          </table:table-cell>
          <table:table-cell office:value-type="float" office:value="48.8333">
            <text:p>48.8333</text:p>
          </table:table-cell>
          <table:table-cell office:value-type="float" office:value="61.8333">
            <text:p>61.8333</text:p>
          </table:table-cell>
          <table:table-cell office:value-type="float" office:value="84.3333">
            <text:p>84.3333</text:p>
          </table:table-cell>
          <table:table-cell office:value-type="float" office:value="90.0">
            <text:p>90.0</text:p>
          </table:table-cell>
          <table:table-cell office:value-type="float" office:value="97.8333">
            <text:p>97.8333</text:p>
          </table:table-cell>
          <table:table-cell office:value-type="float" office:value="91.6667">
            <text:p>91.6667</text:p>
          </table:table-cell>
          <table:table-cell office:value-type="float" office:value="78.3333">
            <text:p>78.3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8-30T16:00:00">
            <text:p>Wed Aug 30 16:00:00 2023</text:p>
          </table:table-cell>
          <table:table-cell office:value-type="float" office:value="36.5">
            <text:p>36.5</text:p>
          </table:table-cell>
          <table:table-cell office:value-type="float" office:value="48.8333">
            <text:p>48.8333</text:p>
          </table:table-cell>
          <table:table-cell office:value-type="float" office:value="61.8333">
            <text:p>61.8333</text:p>
          </table:table-cell>
          <table:table-cell office:value-type="float" office:value="84.3333">
            <text:p>84.3333</text:p>
          </table:table-cell>
          <table:table-cell office:value-type="float" office:value="90.0">
            <text:p>90.0</text:p>
          </table:table-cell>
          <table:table-cell office:value-type="float" office:value="97.8333">
            <text:p>97.8333</text:p>
          </table:table-cell>
          <table:table-cell office:value-type="float" office:value="91.6667">
            <text:p>91.6667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8-31T13:00:00">
            <text:p>Thu Aug 31 13:00:00 2023</text:p>
          </table:table-cell>
          <table:table-cell office:value-type="float" office:value="70.8333">
            <text:p>70.8333</text:p>
          </table:table-cell>
          <table:table-cell office:value-type="float" office:value="94.1667">
            <text:p>94.1667</text:p>
          </table:table-cell>
          <table:table-cell office:value-type="float" office:value="91.8333">
            <text:p>91.8333</text:p>
          </table:table-cell>
          <table:table-cell office:value-type="float" office:value="87.0">
            <text:p>87.0</text:p>
          </table:table-cell>
          <table:table-cell office:value-type="float" office:value="77.6667">
            <text:p>77.6667</text:p>
          </table:table-cell>
          <table:table-cell office:value-type="float" office:value="73.6667">
            <text:p>73.6667</text:p>
          </table:table-cell>
          <table:table-cell office:value-type="float" office:value="65.5">
            <text:p>65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8-31T14:00:00">
            <text:p>Thu Aug 31 14:00:00 2023</text:p>
          </table:table-cell>
          <table:table-cell office:value-type="float" office:value="67.0">
            <text:p>67.0</text:p>
          </table:table-cell>
          <table:table-cell office:value-type="float" office:value="70.8333">
            <text:p>70.8333</text:p>
          </table:table-cell>
          <table:table-cell office:value-type="float" office:value="94.1667">
            <text:p>94.1667</text:p>
          </table:table-cell>
          <table:table-cell office:value-type="float" office:value="91.8333">
            <text:p>91.8333</text:p>
          </table:table-cell>
          <table:table-cell office:value-type="float" office:value="87.0">
            <text:p>87.0</text:p>
          </table:table-cell>
          <table:table-cell office:value-type="float" office:value="77.6667">
            <text:p>77.6667</text:p>
          </table:table-cell>
          <table:table-cell office:value-type="float" office:value="73.6667">
            <text:p>73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8-31T15:00:00">
            <text:p>Thu Aug 31 15:00:00 2023</text:p>
          </table:table-cell>
          <table:table-cell office:value-type="float" office:value="60.3333">
            <text:p>60.3333</text:p>
          </table:table-cell>
          <table:table-cell office:value-type="float" office:value="67.0">
            <text:p>67.0</text:p>
          </table:table-cell>
          <table:table-cell office:value-type="float" office:value="70.8333">
            <text:p>70.8333</text:p>
          </table:table-cell>
          <table:table-cell office:value-type="float" office:value="94.1667">
            <text:p>94.1667</text:p>
          </table:table-cell>
          <table:table-cell office:value-type="float" office:value="91.8333">
            <text:p>91.8333</text:p>
          </table:table-cell>
          <table:table-cell office:value-type="float" office:value="87.0">
            <text:p>87.0</text:p>
          </table:table-cell>
          <table:table-cell office:value-type="float" office:value="77.6667">
            <text:p>77.6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8-31T16:00:00">
            <text:p>Thu Aug 31 16:00:00 2023</text:p>
          </table:table-cell>
          <table:table-cell office:value-type="float" office:value="55.5">
            <text:p>55.5</text:p>
          </table:table-cell>
          <table:table-cell office:value-type="float" office:value="60.3333">
            <text:p>60.3333</text:p>
          </table:table-cell>
          <table:table-cell office:value-type="float" office:value="67.0">
            <text:p>67.0</text:p>
          </table:table-cell>
          <table:table-cell office:value-type="float" office:value="70.8333">
            <text:p>70.8333</text:p>
          </table:table-cell>
          <table:table-cell office:value-type="float" office:value="94.1667">
            <text:p>94.1667</text:p>
          </table:table-cell>
          <table:table-cell office:value-type="float" office:value="91.8333">
            <text:p>91.8333</text:p>
          </table:table-cell>
          <table:table-cell office:value-type="float" office:value="87.0">
            <text:p>87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8-31T17:00:00">
            <text:p>Thu Aug 31 17:00:00 2023</text:p>
          </table:table-cell>
          <table:table-cell office:value-type="float" office:value="50.6667">
            <text:p>50.6667</text:p>
          </table:table-cell>
          <table:table-cell office:value-type="float" office:value="55.5">
            <text:p>55.5</text:p>
          </table:table-cell>
          <table:table-cell office:value-type="float" office:value="60.3333">
            <text:p>60.3333</text:p>
          </table:table-cell>
          <table:table-cell office:value-type="float" office:value="67.0">
            <text:p>67.0</text:p>
          </table:table-cell>
          <table:table-cell office:value-type="float" office:value="70.8333">
            <text:p>70.8333</text:p>
          </table:table-cell>
          <table:table-cell office:value-type="float" office:value="94.1667">
            <text:p>94.1667</text:p>
          </table:table-cell>
          <table:table-cell office:value-type="float" office:value="91.8333">
            <text:p>91.8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9-01T15:00:00">
            <text:p>Fri Sep  1 15:00:00 2023</text:p>
          </table:table-cell>
          <table:table-cell office:value-type="float" office:value="83.6667">
            <text:p>83.6667</text:p>
          </table:table-cell>
          <table:table-cell office:value-type="float" office:value="87.1667">
            <text:p>87.1667</text:p>
          </table:table-cell>
          <table:table-cell office:value-type="float" office:value="88.8333">
            <text:p>88.8333</text:p>
          </table:table-cell>
          <table:table-cell office:value-type="float" office:value="86.5">
            <text:p>86.5</text:p>
          </table:table-cell>
          <table:table-cell office:value-type="float" office:value="86.0">
            <text:p>86.0</text:p>
          </table:table-cell>
          <table:table-cell office:value-type="float" office:value="80.1667">
            <text:p>80.1667</text:p>
          </table:table-cell>
          <table:table-cell office:value-type="float" office:value="77.8333">
            <text:p>77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9-01T16:00:00">
            <text:p>Fri Sep  1 16:00:00 2023</text:p>
          </table:table-cell>
          <table:table-cell office:value-type="float" office:value="78.5">
            <text:p>78.5</text:p>
          </table:table-cell>
          <table:table-cell office:value-type="float" office:value="83.6667">
            <text:p>83.6667</text:p>
          </table:table-cell>
          <table:table-cell office:value-type="float" office:value="87.1667">
            <text:p>87.1667</text:p>
          </table:table-cell>
          <table:table-cell office:value-type="float" office:value="88.8333">
            <text:p>88.8333</text:p>
          </table:table-cell>
          <table:table-cell office:value-type="float" office:value="86.5">
            <text:p>86.5</text:p>
          </table:table-cell>
          <table:table-cell office:value-type="float" office:value="86.0">
            <text:p>86.0</text:p>
          </table:table-cell>
          <table:table-cell office:value-type="float" office:value="80.1667">
            <text:p>80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9-01T17:00:00">
            <text:p>Fri Sep  1 17:00:00 2023</text:p>
          </table:table-cell>
          <table:table-cell office:value-type="float" office:value="81.8333">
            <text:p>81.8333</text:p>
          </table:table-cell>
          <table:table-cell office:value-type="float" office:value="78.5">
            <text:p>78.5</text:p>
          </table:table-cell>
          <table:table-cell office:value-type="float" office:value="83.6667">
            <text:p>83.6667</text:p>
          </table:table-cell>
          <table:table-cell office:value-type="float" office:value="87.1667">
            <text:p>87.1667</text:p>
          </table:table-cell>
          <table:table-cell office:value-type="float" office:value="88.8333">
            <text:p>88.8333</text:p>
          </table:table-cell>
          <table:table-cell office:value-type="float" office:value="86.5">
            <text:p>86.5</text:p>
          </table:table-cell>
          <table:table-cell office:value-type="float" office:value="86.0">
            <text:p>86.0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9-01T18:00:00">
            <text:p>Fri Sep  1 18:00:00 2023</text:p>
          </table:table-cell>
          <table:table-cell office:value-type="float" office:value="61.8333">
            <text:p>61.8333</text:p>
          </table:table-cell>
          <table:table-cell office:value-type="float" office:value="81.8333">
            <text:p>81.8333</text:p>
          </table:table-cell>
          <table:table-cell office:value-type="float" office:value="78.5">
            <text:p>78.5</text:p>
          </table:table-cell>
          <table:table-cell office:value-type="float" office:value="83.6667">
            <text:p>83.6667</text:p>
          </table:table-cell>
          <table:table-cell office:value-type="float" office:value="87.1667">
            <text:p>87.1667</text:p>
          </table:table-cell>
          <table:table-cell office:value-type="float" office:value="88.8333">
            <text:p>88.8333</text:p>
          </table:table-cell>
          <table:table-cell office:value-type="float" office:value="86.5">
            <text:p>86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9-01T19:00:00">
            <text:p>Fri Sep  1 19:00:00 2023</text:p>
          </table:table-cell>
          <table:table-cell office:value-type="float" office:value="62.0">
            <text:p>62.0</text:p>
          </table:table-cell>
          <table:table-cell office:value-type="float" office:value="61.8333">
            <text:p>61.8333</text:p>
          </table:table-cell>
          <table:table-cell office:value-type="float" office:value="81.8333">
            <text:p>81.8333</text:p>
          </table:table-cell>
          <table:table-cell office:value-type="float" office:value="78.5">
            <text:p>78.5</text:p>
          </table:table-cell>
          <table:table-cell office:value-type="float" office:value="83.6667">
            <text:p>83.6667</text:p>
          </table:table-cell>
          <table:table-cell office:value-type="float" office:value="87.1667">
            <text:p>87.1667</text:p>
          </table:table-cell>
          <table:table-cell office:value-type="float" office:value="88.8333">
            <text:p>88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9-01T20:00:00">
            <text:p>Fri Sep  1 20:00:00 2023</text:p>
          </table:table-cell>
          <table:table-cell office:value-type="float" office:value="58.5">
            <text:p>58.5</text:p>
          </table:table-cell>
          <table:table-cell office:value-type="float" office:value="62.0">
            <text:p>62.0</text:p>
          </table:table-cell>
          <table:table-cell office:value-type="float" office:value="61.8333">
            <text:p>61.8333</text:p>
          </table:table-cell>
          <table:table-cell office:value-type="float" office:value="81.8333">
            <text:p>81.8333</text:p>
          </table:table-cell>
          <table:table-cell office:value-type="float" office:value="78.5">
            <text:p>78.5</text:p>
          </table:table-cell>
          <table:table-cell office:value-type="float" office:value="83.6667">
            <text:p>83.6667</text:p>
          </table:table-cell>
          <table:table-cell office:value-type="float" office:value="87.1667">
            <text:p>87.1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9-02T17:00:00">
            <text:p>Sat Sep  2 17:00:00 2023</text:p>
          </table:table-cell>
          <table:table-cell office:value-type="float" office:value="67.0">
            <text:p>67.0</text:p>
          </table:table-cell>
          <table:table-cell office:value-type="float" office:value="64.5">
            <text:p>64.5</text:p>
          </table:table-cell>
          <table:table-cell office:value-type="float" office:value="65.0">
            <text:p>65.0</text:p>
          </table:table-cell>
          <table:table-cell office:value-type="float" office:value="68.0">
            <text:p>68.0</text:p>
          </table:table-cell>
          <table:table-cell office:value-type="float" office:value="71.3333">
            <text:p>71.3333</text:p>
          </table:table-cell>
          <table:table-cell office:value-type="float" office:value="74.8333">
            <text:p>74.8333</text:p>
          </table:table-cell>
          <table:table-cell office:value-type="float" office:value="79.1667">
            <text:p>79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9-02T18:00:00">
            <text:p>Sat Sep  2 18:00:00 2023</text:p>
          </table:table-cell>
          <table:table-cell office:value-type="float" office:value="67.0">
            <text:p>67.0</text:p>
          </table:table-cell>
          <table:table-cell office:value-type="float" office:value="67.0">
            <text:p>67.0</text:p>
          </table:table-cell>
          <table:table-cell office:value-type="float" office:value="64.5">
            <text:p>64.5</text:p>
          </table:table-cell>
          <table:table-cell office:value-type="float" office:value="65.0">
            <text:p>65.0</text:p>
          </table:table-cell>
          <table:table-cell office:value-type="float" office:value="68.0">
            <text:p>68.0</text:p>
          </table:table-cell>
          <table:table-cell office:value-type="float" office:value="71.3333">
            <text:p>71.3333</text:p>
          </table:table-cell>
          <table:table-cell office:value-type="float" office:value="74.8333">
            <text:p>74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9-02T19:00:00">
            <text:p>Sat Sep  2 19:00:00 2023</text:p>
          </table:table-cell>
          <table:table-cell office:value-type="float" office:value="67.1667">
            <text:p>67.1667</text:p>
          </table:table-cell>
          <table:table-cell office:value-type="float" office:value="67.0">
            <text:p>67.0</text:p>
          </table:table-cell>
          <table:table-cell office:value-type="float" office:value="67.0">
            <text:p>67.0</text:p>
          </table:table-cell>
          <table:table-cell office:value-type="float" office:value="64.5">
            <text:p>64.5</text:p>
          </table:table-cell>
          <table:table-cell office:value-type="float" office:value="65.0">
            <text:p>65.0</text:p>
          </table:table-cell>
          <table:table-cell office:value-type="float" office:value="68.0">
            <text:p>68.0</text:p>
          </table:table-cell>
          <table:table-cell office:value-type="float" office:value="71.3333">
            <text:p>71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9-02T20:00:00">
            <text:p>Sat Sep  2 20:00:00 2023</text:p>
          </table:table-cell>
          <table:table-cell office:value-type="float" office:value="65.3333">
            <text:p>65.3333</text:p>
          </table:table-cell>
          <table:table-cell office:value-type="float" office:value="67.1667">
            <text:p>67.1667</text:p>
          </table:table-cell>
          <table:table-cell office:value-type="float" office:value="67.0">
            <text:p>67.0</text:p>
          </table:table-cell>
          <table:table-cell office:value-type="float" office:value="67.0">
            <text:p>67.0</text:p>
          </table:table-cell>
          <table:table-cell office:value-type="float" office:value="64.5">
            <text:p>64.5</text:p>
          </table:table-cell>
          <table:table-cell office:value-type="float" office:value="65.0">
            <text:p>65.0</text:p>
          </table:table-cell>
          <table:table-cell office:value-type="float" office:value="68.0">
            <text:p>68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9-02T21:00:00">
            <text:p>Sat Sep  2 21:00:00 2023</text:p>
          </table:table-cell>
          <table:table-cell office:value-type="float" office:value="65.5">
            <text:p>65.5</text:p>
          </table:table-cell>
          <table:table-cell office:value-type="float" office:value="65.3333">
            <text:p>65.3333</text:p>
          </table:table-cell>
          <table:table-cell office:value-type="float" office:value="67.1667">
            <text:p>67.1667</text:p>
          </table:table-cell>
          <table:table-cell office:value-type="float" office:value="67.0">
            <text:p>67.0</text:p>
          </table:table-cell>
          <table:table-cell office:value-type="float" office:value="67.0">
            <text:p>67.0</text:p>
          </table:table-cell>
          <table:table-cell office:value-type="float" office:value="64.5">
            <text:p>64.5</text:p>
          </table:table-cell>
          <table:table-cell office:value-type="float" office:value="65.0">
            <text:p>65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9-02T22:00:00">
            <text:p>Sat Sep  2 22:00:00 2023</text:p>
          </table:table-cell>
          <table:table-cell office:value-type="float" office:value="63.1667">
            <text:p>63.1667</text:p>
          </table:table-cell>
          <table:table-cell office:value-type="float" office:value="65.5">
            <text:p>65.5</text:p>
          </table:table-cell>
          <table:table-cell office:value-type="float" office:value="65.3333">
            <text:p>65.3333</text:p>
          </table:table-cell>
          <table:table-cell office:value-type="float" office:value="67.1667">
            <text:p>67.1667</text:p>
          </table:table-cell>
          <table:table-cell office:value-type="float" office:value="67.0">
            <text:p>67.0</text:p>
          </table:table-cell>
          <table:table-cell office:value-type="float" office:value="67.0">
            <text:p>67.0</text:p>
          </table:table-cell>
          <table:table-cell office:value-type="float" office:value="64.5">
            <text:p>64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9-02T23:00:00">
            <text:p>Sat Sep  2 23:00:00 2023</text:p>
          </table:table-cell>
          <table:table-cell office:value-type="float" office:value="60.1667">
            <text:p>60.1667</text:p>
          </table:table-cell>
          <table:table-cell office:value-type="float" office:value="63.1667">
            <text:p>63.1667</text:p>
          </table:table-cell>
          <table:table-cell office:value-type="float" office:value="65.5">
            <text:p>65.5</text:p>
          </table:table-cell>
          <table:table-cell office:value-type="float" office:value="65.3333">
            <text:p>65.3333</text:p>
          </table:table-cell>
          <table:table-cell office:value-type="float" office:value="67.1667">
            <text:p>67.1667</text:p>
          </table:table-cell>
          <table:table-cell office:value-type="float" office:value="67.0">
            <text:p>67.0</text:p>
          </table:table-cell>
          <table:table-cell office:value-type="float" office:value="67.0">
            <text:p>67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9-03T00:00:00">
            <text:p>Sun Sep  3 00:00:00 2023</text:p>
          </table:table-cell>
          <table:table-cell office:value-type="float" office:value="57.5">
            <text:p>57.5</text:p>
          </table:table-cell>
          <table:table-cell office:value-type="float" office:value="60.1667">
            <text:p>60.1667</text:p>
          </table:table-cell>
          <table:table-cell office:value-type="float" office:value="63.1667">
            <text:p>63.1667</text:p>
          </table:table-cell>
          <table:table-cell office:value-type="float" office:value="65.5">
            <text:p>65.5</text:p>
          </table:table-cell>
          <table:table-cell office:value-type="float" office:value="65.3333">
            <text:p>65.3333</text:p>
          </table:table-cell>
          <table:table-cell office:value-type="float" office:value="67.1667">
            <text:p>67.1667</text:p>
          </table:table-cell>
          <table:table-cell office:value-type="float" office:value="67.0">
            <text:p>67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9-03T01:00:00">
            <text:p>Sun Sep  3 01:00:00 2023</text:p>
          </table:table-cell>
          <table:table-cell office:value-type="float" office:value="57.1667">
            <text:p>57.1667</text:p>
          </table:table-cell>
          <table:table-cell office:value-type="float" office:value="57.5">
            <text:p>57.5</text:p>
          </table:table-cell>
          <table:table-cell office:value-type="float" office:value="60.1667">
            <text:p>60.1667</text:p>
          </table:table-cell>
          <table:table-cell office:value-type="float" office:value="63.1667">
            <text:p>63.1667</text:p>
          </table:table-cell>
          <table:table-cell office:value-type="float" office:value="65.5">
            <text:p>65.5</text:p>
          </table:table-cell>
          <table:table-cell office:value-type="float" office:value="65.3333">
            <text:p>65.3333</text:p>
          </table:table-cell>
          <table:table-cell office:value-type="float" office:value="67.1667">
            <text:p>67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9-03T10:00:00">
            <text:p>Sun Sep  3 10:00:00 2023</text:p>
          </table:table-cell>
          <table:table-cell office:value-type="float" office:value="49.3333">
            <text:p>49.3333</text:p>
          </table:table-cell>
          <table:table-cell office:value-type="float" office:value="50.0">
            <text:p>50.0</text:p>
          </table:table-cell>
          <table:table-cell office:value-type="float" office:value="51.0">
            <text:p>51.0</text:p>
          </table:table-cell>
          <table:table-cell office:value-type="float" office:value="46.1667">
            <text:p>46.1667</text:p>
          </table:table-cell>
          <table:table-cell office:value-type="float" office:value="41.8333">
            <text:p>41.8333</text:p>
          </table:table-cell>
          <table:table-cell office:value-type="float" office:value="33.5">
            <text:p>33.5</text:p>
          </table:table-cell>
          <table:table-cell office:value-type="float" office:value="34.0">
            <text:p>34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9-03T11:00:00">
            <text:p>Sun Sep  3 11:00:00 2023</text:p>
          </table:table-cell>
          <table:table-cell office:value-type="float" office:value="50.6667">
            <text:p>50.6667</text:p>
          </table:table-cell>
          <table:table-cell office:value-type="float" office:value="49.3333">
            <text:p>49.3333</text:p>
          </table:table-cell>
          <table:table-cell office:value-type="float" office:value="50.0">
            <text:p>50.0</text:p>
          </table:table-cell>
          <table:table-cell office:value-type="float" office:value="51.0">
            <text:p>51.0</text:p>
          </table:table-cell>
          <table:table-cell office:value-type="float" office:value="46.1667">
            <text:p>46.1667</text:p>
          </table:table-cell>
          <table:table-cell office:value-type="float" office:value="41.8333">
            <text:p>41.8333</text:p>
          </table:table-cell>
          <table:table-cell office:value-type="float" office:value="33.5">
            <text:p>33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9-03T12:00:00">
            <text:p>Sun Sep  3 12:00:00 2023</text:p>
          </table:table-cell>
          <table:table-cell office:value-type="float" office:value="48.0">
            <text:p>48.0</text:p>
          </table:table-cell>
          <table:table-cell office:value-type="float" office:value="50.6667">
            <text:p>50.6667</text:p>
          </table:table-cell>
          <table:table-cell office:value-type="float" office:value="49.3333">
            <text:p>49.3333</text:p>
          </table:table-cell>
          <table:table-cell office:value-type="float" office:value="50.0">
            <text:p>50.0</text:p>
          </table:table-cell>
          <table:table-cell office:value-type="float" office:value="51.0">
            <text:p>51.0</text:p>
          </table:table-cell>
          <table:table-cell office:value-type="float" office:value="46.1667">
            <text:p>46.1667</text:p>
          </table:table-cell>
          <table:table-cell office:value-type="float" office:value="41.8333">
            <text:p>41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9-03T13:00:00">
            <text:p>Sun Sep  3 13:00:00 2023</text:p>
          </table:table-cell>
          <table:table-cell office:value-type="float" office:value="44.8333">
            <text:p>44.8333</text:p>
          </table:table-cell>
          <table:table-cell office:value-type="float" office:value="48.0">
            <text:p>48.0</text:p>
          </table:table-cell>
          <table:table-cell office:value-type="float" office:value="50.6667">
            <text:p>50.6667</text:p>
          </table:table-cell>
          <table:table-cell office:value-type="float" office:value="49.3333">
            <text:p>49.3333</text:p>
          </table:table-cell>
          <table:table-cell office:value-type="float" office:value="50.0">
            <text:p>50.0</text:p>
          </table:table-cell>
          <table:table-cell office:value-type="float" office:value="51.0">
            <text:p>51.0</text:p>
          </table:table-cell>
          <table:table-cell office:value-type="float" office:value="46.1667">
            <text:p>46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9-04T15:00:00">
            <text:p>Mon Sep  4 15:00:00 2023</text:p>
          </table:table-cell>
          <table:table-cell office:value-type="float" office:value="46.1667">
            <text:p>46.1667</text:p>
          </table:table-cell>
          <table:table-cell office:value-type="float" office:value="50.6667">
            <text:p>50.6667</text:p>
          </table:table-cell>
          <table:table-cell office:value-type="float" office:value="57.8333">
            <text:p>57.8333</text:p>
          </table:table-cell>
          <table:table-cell office:value-type="float" office:value="51.6667">
            <text:p>51.6667</text:p>
          </table:table-cell>
          <table:table-cell office:value-type="float" office:value="43.6667">
            <text:p>43.6667</text:p>
          </table:table-cell>
          <table:table-cell office:value-type="float" office:value="40.3333">
            <text:p>40.3333</text:p>
          </table:table-cell>
          <table:table-cell office:value-type="float" office:value="43.1667">
            <text:p>43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9-04T16:00:00">
            <text:p>Mon Sep  4 16:00:00 2023</text:p>
          </table:table-cell>
          <table:table-cell office:value-type="float" office:value="31.0">
            <text:p>31.0</text:p>
          </table:table-cell>
          <table:table-cell office:value-type="float" office:value="46.1667">
            <text:p>46.1667</text:p>
          </table:table-cell>
          <table:table-cell office:value-type="float" office:value="50.6667">
            <text:p>50.6667</text:p>
          </table:table-cell>
          <table:table-cell office:value-type="float" office:value="57.8333">
            <text:p>57.8333</text:p>
          </table:table-cell>
          <table:table-cell office:value-type="float" office:value="51.6667">
            <text:p>51.6667</text:p>
          </table:table-cell>
          <table:table-cell office:value-type="float" office:value="43.6667">
            <text:p>43.6667</text:p>
          </table:table-cell>
          <table:table-cell office:value-type="float" office:value="40.3333">
            <text:p>40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9-05T14:00:00">
            <text:p>Tue Sep  5 14:00:00 2023</text:p>
          </table:table-cell>
          <table:table-cell office:value-type="float" office:value="52.6667">
            <text:p>52.6667</text:p>
          </table:table-cell>
          <table:table-cell office:value-type="float" office:value="58.5">
            <text:p>58.5</text:p>
          </table:table-cell>
          <table:table-cell office:value-type="float" office:value="61.1667">
            <text:p>61.1667</text:p>
          </table:table-cell>
          <table:table-cell office:value-type="float" office:value="61.1667">
            <text:p>61.1667</text:p>
          </table:table-cell>
          <table:table-cell office:value-type="float" office:value="60.1667">
            <text:p>60.1667</text:p>
          </table:table-cell>
          <table:table-cell office:value-type="float" office:value="61.0">
            <text:p>61.0</text:p>
          </table:table-cell>
          <table:table-cell office:value-type="float" office:value="58.1667">
            <text:p>58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9-05T15:00:00">
            <text:p>Tue Sep  5 15:00:00 2023</text:p>
          </table:table-cell>
          <table:table-cell office:value-type="float" office:value="47.5">
            <text:p>47.5</text:p>
          </table:table-cell>
          <table:table-cell office:value-type="float" office:value="52.6667">
            <text:p>52.6667</text:p>
          </table:table-cell>
          <table:table-cell office:value-type="float" office:value="58.5">
            <text:p>58.5</text:p>
          </table:table-cell>
          <table:table-cell office:value-type="float" office:value="61.1667">
            <text:p>61.1667</text:p>
          </table:table-cell>
          <table:table-cell office:value-type="float" office:value="61.1667">
            <text:p>61.1667</text:p>
          </table:table-cell>
          <table:table-cell office:value-type="float" office:value="60.1667">
            <text:p>60.1667</text:p>
          </table:table-cell>
          <table:table-cell office:value-type="float" office:value="61.0">
            <text:p>61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9-05T16:00:00">
            <text:p>Tue Sep  5 16:00:00 2023</text:p>
          </table:table-cell>
          <table:table-cell office:value-type="float" office:value="39.6667">
            <text:p>39.6667</text:p>
          </table:table-cell>
          <table:table-cell office:value-type="float" office:value="47.5">
            <text:p>47.5</text:p>
          </table:table-cell>
          <table:table-cell office:value-type="float" office:value="52.6667">
            <text:p>52.6667</text:p>
          </table:table-cell>
          <table:table-cell office:value-type="float" office:value="58.5">
            <text:p>58.5</text:p>
          </table:table-cell>
          <table:table-cell office:value-type="float" office:value="61.1667">
            <text:p>61.1667</text:p>
          </table:table-cell>
          <table:table-cell office:value-type="float" office:value="61.1667">
            <text:p>61.1667</text:p>
          </table:table-cell>
          <table:table-cell office:value-type="float" office:value="60.1667">
            <text:p>60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9-05T17:00:00">
            <text:p>Tue Sep  5 17:00:00 2023</text:p>
          </table:table-cell>
          <table:table-cell office:value-type="float" office:value="32.6667">
            <text:p>32.6667</text:p>
          </table:table-cell>
          <table:table-cell office:value-type="float" office:value="39.6667">
            <text:p>39.6667</text:p>
          </table:table-cell>
          <table:table-cell office:value-type="float" office:value="47.5">
            <text:p>47.5</text:p>
          </table:table-cell>
          <table:table-cell office:value-type="float" office:value="52.6667">
            <text:p>52.6667</text:p>
          </table:table-cell>
          <table:table-cell office:value-type="float" office:value="58.5">
            <text:p>58.5</text:p>
          </table:table-cell>
          <table:table-cell office:value-type="float" office:value="61.1667">
            <text:p>61.1667</text:p>
          </table:table-cell>
          <table:table-cell office:value-type="float" office:value="61.1667">
            <text:p>61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05T18:00:00">
            <text:p>Tue Sep  5 18:00:00 2023</text:p>
          </table:table-cell>
          <table:table-cell office:value-type="float" office:value="37.1667">
            <text:p>37.1667</text:p>
          </table:table-cell>
          <table:table-cell office:value-type="float" office:value="32.6667">
            <text:p>32.6667</text:p>
          </table:table-cell>
          <table:table-cell office:value-type="float" office:value="39.6667">
            <text:p>39.6667</text:p>
          </table:table-cell>
          <table:table-cell office:value-type="float" office:value="47.5">
            <text:p>47.5</text:p>
          </table:table-cell>
          <table:table-cell office:value-type="float" office:value="52.6667">
            <text:p>52.6667</text:p>
          </table:table-cell>
          <table:table-cell office:value-type="float" office:value="58.5">
            <text:p>58.5</text:p>
          </table:table-cell>
          <table:table-cell office:value-type="float" office:value="61.1667">
            <text:p>61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9-06T15:00:00">
            <text:p>Wed Sep  6 15:00:00 2023</text:p>
          </table:table-cell>
          <table:table-cell office:value-type="float" office:value="68.3333">
            <text:p>68.3333</text:p>
          </table:table-cell>
          <table:table-cell office:value-type="float" office:value="75.3333">
            <text:p>75.3333</text:p>
          </table:table-cell>
          <table:table-cell office:value-type="float" office:value="76.6667">
            <text:p>76.6667</text:p>
          </table:table-cell>
          <table:table-cell office:value-type="float" office:value="71.6667">
            <text:p>71.6667</text:p>
          </table:table-cell>
          <table:table-cell office:value-type="float" office:value="73.0">
            <text:p>73.0</text:p>
          </table:table-cell>
          <table:table-cell office:value-type="float" office:value="63.1667">
            <text:p>63.1667</text:p>
          </table:table-cell>
          <table:table-cell office:value-type="float" office:value="53.0">
            <text:p>53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9-06T16:00:00">
            <text:p>Wed Sep  6 16:00:00 2023</text:p>
          </table:table-cell>
          <table:table-cell office:value-type="float" office:value="43.8333">
            <text:p>43.8333</text:p>
          </table:table-cell>
          <table:table-cell office:value-type="float" office:value="68.3333">
            <text:p>68.3333</text:p>
          </table:table-cell>
          <table:table-cell office:value-type="float" office:value="75.3333">
            <text:p>75.3333</text:p>
          </table:table-cell>
          <table:table-cell office:value-type="float" office:value="76.6667">
            <text:p>76.6667</text:p>
          </table:table-cell>
          <table:table-cell office:value-type="float" office:value="71.6667">
            <text:p>71.6667</text:p>
          </table:table-cell>
          <table:table-cell office:value-type="float" office:value="73.0">
            <text:p>73.0</text:p>
          </table:table-cell>
          <table:table-cell office:value-type="float" office:value="63.1667">
            <text:p>63.1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9-06T17:00:00">
            <text:p>Wed Sep  6 17:00:00 2023</text:p>
          </table:table-cell>
          <table:table-cell office:value-type="float" office:value="38.1667">
            <text:p>38.1667</text:p>
          </table:table-cell>
          <table:table-cell office:value-type="float" office:value="43.8333">
            <text:p>43.8333</text:p>
          </table:table-cell>
          <table:table-cell office:value-type="float" office:value="68.3333">
            <text:p>68.3333</text:p>
          </table:table-cell>
          <table:table-cell office:value-type="float" office:value="75.3333">
            <text:p>75.3333</text:p>
          </table:table-cell>
          <table:table-cell office:value-type="float" office:value="76.6667">
            <text:p>76.6667</text:p>
          </table:table-cell>
          <table:table-cell office:value-type="float" office:value="71.6667">
            <text:p>71.6667</text:p>
          </table:table-cell>
          <table:table-cell office:value-type="float" office:value="73.0">
            <text:p>73.0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9-06T18:00:00">
            <text:p>Wed Sep  6 18:00:00 2023</text:p>
          </table:table-cell>
          <table:table-cell office:value-type="float" office:value="32.3333">
            <text:p>32.3333</text:p>
          </table:table-cell>
          <table:table-cell office:value-type="float" office:value="38.1667">
            <text:p>38.1667</text:p>
          </table:table-cell>
          <table:table-cell office:value-type="float" office:value="43.8333">
            <text:p>43.8333</text:p>
          </table:table-cell>
          <table:table-cell office:value-type="float" office:value="68.3333">
            <text:p>68.3333</text:p>
          </table:table-cell>
          <table:table-cell office:value-type="float" office:value="75.3333">
            <text:p>75.3333</text:p>
          </table:table-cell>
          <table:table-cell office:value-type="float" office:value="76.6667">
            <text:p>76.6667</text:p>
          </table:table-cell>
          <table:table-cell office:value-type="float" office:value="71.6667">
            <text:p>71.6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9-07T15:00:00">
            <text:p>Thu Sep  7 15:00:00 2023</text:p>
          </table:table-cell>
          <table:table-cell office:value-type="float" office:value="93.5">
            <text:p>93.5</text:p>
          </table:table-cell>
          <table:table-cell office:value-type="float" office:value="93.1667">
            <text:p>93.1667</text:p>
          </table:table-cell>
          <table:table-cell office:value-type="float" office:value="87.6667">
            <text:p>87.6667</text:p>
          </table:table-cell>
          <table:table-cell office:value-type="float" office:value="72.5">
            <text:p>72.5</text:p>
          </table:table-cell>
          <table:table-cell office:value-type="float" office:value="63.5">
            <text:p>63.5</text:p>
          </table:table-cell>
          <table:table-cell office:value-type="float" office:value="46.5">
            <text:p>46.5</text:p>
          </table:table-cell>
          <table:table-cell office:value-type="float" office:value="32.8333">
            <text:p>32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9-07T16:00:00">
            <text:p>Thu Sep  7 16:00:00 2023</text:p>
          </table:table-cell>
          <table:table-cell office:value-type="float" office:value="81.6667">
            <text:p>81.6667</text:p>
          </table:table-cell>
          <table:table-cell office:value-type="float" office:value="93.5">
            <text:p>93.5</text:p>
          </table:table-cell>
          <table:table-cell office:value-type="float" office:value="93.1667">
            <text:p>93.1667</text:p>
          </table:table-cell>
          <table:table-cell office:value-type="float" office:value="87.6667">
            <text:p>87.6667</text:p>
          </table:table-cell>
          <table:table-cell office:value-type="float" office:value="72.5">
            <text:p>72.5</text:p>
          </table:table-cell>
          <table:table-cell office:value-type="float" office:value="63.5">
            <text:p>63.5</text:p>
          </table:table-cell>
          <table:table-cell office:value-type="float" office:value="46.5">
            <text:p>46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9-07T17:00:00">
            <text:p>Thu Sep  7 17:00:00 2023</text:p>
          </table:table-cell>
          <table:table-cell office:value-type="float" office:value="71.3333">
            <text:p>71.3333</text:p>
          </table:table-cell>
          <table:table-cell office:value-type="float" office:value="81.6667">
            <text:p>81.6667</text:p>
          </table:table-cell>
          <table:table-cell office:value-type="float" office:value="93.5">
            <text:p>93.5</text:p>
          </table:table-cell>
          <table:table-cell office:value-type="float" office:value="93.1667">
            <text:p>93.1667</text:p>
          </table:table-cell>
          <table:table-cell office:value-type="float" office:value="87.6667">
            <text:p>87.6667</text:p>
          </table:table-cell>
          <table:table-cell office:value-type="float" office:value="72.5">
            <text:p>72.5</text:p>
          </table:table-cell>
          <table:table-cell office:value-type="float" office:value="63.5">
            <text:p>63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9-07T18:00:00">
            <text:p>Thu Sep  7 18:00:00 2023</text:p>
          </table:table-cell>
          <table:table-cell office:value-type="float" office:value="55.3333">
            <text:p>55.3333</text:p>
          </table:table-cell>
          <table:table-cell office:value-type="float" office:value="71.3333">
            <text:p>71.3333</text:p>
          </table:table-cell>
          <table:table-cell office:value-type="float" office:value="81.6667">
            <text:p>81.6667</text:p>
          </table:table-cell>
          <table:table-cell office:value-type="float" office:value="93.5">
            <text:p>93.5</text:p>
          </table:table-cell>
          <table:table-cell office:value-type="float" office:value="93.1667">
            <text:p>93.1667</text:p>
          </table:table-cell>
          <table:table-cell office:value-type="float" office:value="87.6667">
            <text:p>87.6667</text:p>
          </table:table-cell>
          <table:table-cell office:value-type="float" office:value="72.5">
            <text:p>72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9-07T19:00:00">
            <text:p>Thu Sep  7 19:00:00 2023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71.3333">
            <text:p>71.3333</text:p>
          </table:table-cell>
          <table:table-cell office:value-type="float" office:value="81.6667">
            <text:p>81.6667</text:p>
          </table:table-cell>
          <table:table-cell office:value-type="float" office:value="93.5">
            <text:p>93.5</text:p>
          </table:table-cell>
          <table:table-cell office:value-type="float" office:value="93.1667">
            <text:p>93.1667</text:p>
          </table:table-cell>
          <table:table-cell office:value-type="float" office:value="87.6667">
            <text:p>87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9-08T13:00:00">
            <text:p>Fri Sep  8 13:00:00 2023</text:p>
          </table:table-cell>
          <table:table-cell office:value-type="float" office:value="65.1667">
            <text:p>65.1667</text:p>
          </table:table-cell>
          <table:table-cell office:value-type="float" office:value="69.6667">
            <text:p>69.6667</text:p>
          </table:table-cell>
          <table:table-cell office:value-type="float" office:value="75.1667">
            <text:p>75.1667</text:p>
          </table:table-cell>
          <table:table-cell office:value-type="float" office:value="75.1667">
            <text:p>75.1667</text:p>
          </table:table-cell>
          <table:table-cell office:value-type="float" office:value="76.0">
            <text:p>76.0</text:p>
          </table:table-cell>
          <table:table-cell office:value-type="float" office:value="65.3333">
            <text:p>65.3333</text:p>
          </table:table-cell>
          <table:table-cell office:value-type="float" office:value="49.8333">
            <text:p>49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9-08T14:00:00">
            <text:p>Fri Sep  8 14:00:00 2023</text:p>
          </table:table-cell>
          <table:table-cell office:value-type="float" office:value="61.3333">
            <text:p>61.3333</text:p>
          </table:table-cell>
          <table:table-cell office:value-type="float" office:value="65.1667">
            <text:p>65.1667</text:p>
          </table:table-cell>
          <table:table-cell office:value-type="float" office:value="69.6667">
            <text:p>69.6667</text:p>
          </table:table-cell>
          <table:table-cell office:value-type="float" office:value="75.1667">
            <text:p>75.1667</text:p>
          </table:table-cell>
          <table:table-cell office:value-type="float" office:value="75.1667">
            <text:p>75.1667</text:p>
          </table:table-cell>
          <table:table-cell office:value-type="float" office:value="76.0">
            <text:p>76.0</text:p>
          </table:table-cell>
          <table:table-cell office:value-type="float" office:value="65.3333">
            <text:p>65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9-08T15:00:00">
            <text:p>Fri Sep  8 15:00:00 2023</text:p>
          </table:table-cell>
          <table:table-cell office:value-type="float" office:value="59.1667">
            <text:p>59.1667</text:p>
          </table:table-cell>
          <table:table-cell office:value-type="float" office:value="61.3333">
            <text:p>61.3333</text:p>
          </table:table-cell>
          <table:table-cell office:value-type="float" office:value="65.1667">
            <text:p>65.1667</text:p>
          </table:table-cell>
          <table:table-cell office:value-type="float" office:value="69.6667">
            <text:p>69.6667</text:p>
          </table:table-cell>
          <table:table-cell office:value-type="float" office:value="75.1667">
            <text:p>75.1667</text:p>
          </table:table-cell>
          <table:table-cell office:value-type="float" office:value="75.1667">
            <text:p>75.1667</text:p>
          </table:table-cell>
          <table:table-cell office:value-type="float" office:value="76.0">
            <text:p>76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9-08T16:00:00">
            <text:p>Fri Sep  8 16:00:00 2023</text:p>
          </table:table-cell>
          <table:table-cell office:value-type="float" office:value="52.3333">
            <text:p>52.3333</text:p>
          </table:table-cell>
          <table:table-cell office:value-type="float" office:value="59.1667">
            <text:p>59.1667</text:p>
          </table:table-cell>
          <table:table-cell office:value-type="float" office:value="61.3333">
            <text:p>61.3333</text:p>
          </table:table-cell>
          <table:table-cell office:value-type="float" office:value="65.1667">
            <text:p>65.1667</text:p>
          </table:table-cell>
          <table:table-cell office:value-type="float" office:value="69.6667">
            <text:p>69.6667</text:p>
          </table:table-cell>
          <table:table-cell office:value-type="float" office:value="75.1667">
            <text:p>75.1667</text:p>
          </table:table-cell>
          <table:table-cell office:value-type="float" office:value="75.1667">
            <text:p>75.1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9-08T17:00:00">
            <text:p>Fri Sep  8 17:00:00 2023</text:p>
          </table:table-cell>
          <table:table-cell office:value-type="float" office:value="56.1667">
            <text:p>56.1667</text:p>
          </table:table-cell>
          <table:table-cell office:value-type="float" office:value="52.3333">
            <text:p>52.3333</text:p>
          </table:table-cell>
          <table:table-cell office:value-type="float" office:value="59.1667">
            <text:p>59.1667</text:p>
          </table:table-cell>
          <table:table-cell office:value-type="float" office:value="61.3333">
            <text:p>61.3333</text:p>
          </table:table-cell>
          <table:table-cell office:value-type="float" office:value="65.1667">
            <text:p>65.1667</text:p>
          </table:table-cell>
          <table:table-cell office:value-type="float" office:value="69.6667">
            <text:p>69.6667</text:p>
          </table:table-cell>
          <table:table-cell office:value-type="float" office:value="75.1667">
            <text:p>75.1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9-08T18:00:00">
            <text:p>Fri Sep  8 18:00:00 2023</text:p>
          </table:table-cell>
          <table:table-cell office:value-type="float" office:value="57.8333">
            <text:p>57.8333</text:p>
          </table:table-cell>
          <table:table-cell office:value-type="float" office:value="56.1667">
            <text:p>56.1667</text:p>
          </table:table-cell>
          <table:table-cell office:value-type="float" office:value="52.3333">
            <text:p>52.3333</text:p>
          </table:table-cell>
          <table:table-cell office:value-type="float" office:value="59.1667">
            <text:p>59.1667</text:p>
          </table:table-cell>
          <table:table-cell office:value-type="float" office:value="61.3333">
            <text:p>61.3333</text:p>
          </table:table-cell>
          <table:table-cell office:value-type="float" office:value="65.1667">
            <text:p>65.1667</text:p>
          </table:table-cell>
          <table:table-cell office:value-type="float" office:value="69.6667">
            <text:p>69.6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9-09T14:00:00">
            <text:p>Sat Sep  9 14:00:00 2023</text:p>
          </table:table-cell>
          <table:table-cell office:value-type="float" office:value="71.1667">
            <text:p>71.1667</text:p>
          </table:table-cell>
          <table:table-cell office:value-type="float" office:value="79.8333">
            <text:p>79.8333</text:p>
          </table:table-cell>
          <table:table-cell office:value-type="float" office:value="82.8333">
            <text:p>82.8333</text:p>
          </table:table-cell>
          <table:table-cell office:value-type="float" office:value="85.0">
            <text:p>85.0</text:p>
          </table:table-cell>
          <table:table-cell office:value-type="float" office:value="83.8333">
            <text:p>83.8333</text:p>
          </table:table-cell>
          <table:table-cell office:value-type="float" office:value="78.0">
            <text:p>78.0</text:p>
          </table:table-cell>
          <table:table-cell office:value-type="float" office:value="71.1667">
            <text:p>71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09T15:00:00">
            <text:p>Sat Sep  9 15:00:00 2023</text:p>
          </table:table-cell>
          <table:table-cell office:value-type="float" office:value="65.0">
            <text:p>65.0</text:p>
          </table:table-cell>
          <table:table-cell office:value-type="float" office:value="71.1667">
            <text:p>71.1667</text:p>
          </table:table-cell>
          <table:table-cell office:value-type="float" office:value="79.8333">
            <text:p>79.8333</text:p>
          </table:table-cell>
          <table:table-cell office:value-type="float" office:value="82.8333">
            <text:p>82.8333</text:p>
          </table:table-cell>
          <table:table-cell office:value-type="float" office:value="85.0">
            <text:p>85.0</text:p>
          </table:table-cell>
          <table:table-cell office:value-type="float" office:value="83.8333">
            <text:p>83.8333</text:p>
          </table:table-cell>
          <table:table-cell office:value-type="float" office:value="78.0">
            <text:p>78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9-09T16:00:00">
            <text:p>Sat Sep  9 16:00:00 2023</text:p>
          </table:table-cell>
          <table:table-cell office:value-type="float" office:value="63.8333">
            <text:p>63.8333</text:p>
          </table:table-cell>
          <table:table-cell office:value-type="float" office:value="65.0">
            <text:p>65.0</text:p>
          </table:table-cell>
          <table:table-cell office:value-type="float" office:value="71.1667">
            <text:p>71.1667</text:p>
          </table:table-cell>
          <table:table-cell office:value-type="float" office:value="79.8333">
            <text:p>79.8333</text:p>
          </table:table-cell>
          <table:table-cell office:value-type="float" office:value="82.8333">
            <text:p>82.8333</text:p>
          </table:table-cell>
          <table:table-cell office:value-type="float" office:value="85.0">
            <text:p>85.0</text:p>
          </table:table-cell>
          <table:table-cell office:value-type="float" office:value="83.8333">
            <text:p>83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9-09T17:00:00">
            <text:p>Sat Sep  9 17:00:00 2023</text:p>
          </table:table-cell>
          <table:table-cell office:value-type="float" office:value="64.3333">
            <text:p>64.3333</text:p>
          </table:table-cell>
          <table:table-cell office:value-type="float" office:value="63.8333">
            <text:p>63.8333</text:p>
          </table:table-cell>
          <table:table-cell office:value-type="float" office:value="65.0">
            <text:p>65.0</text:p>
          </table:table-cell>
          <table:table-cell office:value-type="float" office:value="71.1667">
            <text:p>71.1667</text:p>
          </table:table-cell>
          <table:table-cell office:value-type="float" office:value="79.8333">
            <text:p>79.8333</text:p>
          </table:table-cell>
          <table:table-cell office:value-type="float" office:value="82.8333">
            <text:p>82.8333</text:p>
          </table:table-cell>
          <table:table-cell office:value-type="float" office:value="85.0">
            <text:p>85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9-09T18:00:00">
            <text:p>Sat Sep  9 18:00:00 2023</text:p>
          </table:table-cell>
          <table:table-cell office:value-type="float" office:value="64.6667">
            <text:p>64.6667</text:p>
          </table:table-cell>
          <table:table-cell office:value-type="float" office:value="64.3333">
            <text:p>64.3333</text:p>
          </table:table-cell>
          <table:table-cell office:value-type="float" office:value="63.8333">
            <text:p>63.8333</text:p>
          </table:table-cell>
          <table:table-cell office:value-type="float" office:value="65.0">
            <text:p>65.0</text:p>
          </table:table-cell>
          <table:table-cell office:value-type="float" office:value="71.1667">
            <text:p>71.1667</text:p>
          </table:table-cell>
          <table:table-cell office:value-type="float" office:value="79.8333">
            <text:p>79.8333</text:p>
          </table:table-cell>
          <table:table-cell office:value-type="float" office:value="82.8333">
            <text:p>82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9-09T19:00:00">
            <text:p>Sat Sep  9 19:00:00 2023</text:p>
          </table:table-cell>
          <table:table-cell office:value-type="float" office:value="63.6667">
            <text:p>63.6667</text:p>
          </table:table-cell>
          <table:table-cell office:value-type="float" office:value="64.6667">
            <text:p>64.6667</text:p>
          </table:table-cell>
          <table:table-cell office:value-type="float" office:value="64.3333">
            <text:p>64.3333</text:p>
          </table:table-cell>
          <table:table-cell office:value-type="float" office:value="63.8333">
            <text:p>63.8333</text:p>
          </table:table-cell>
          <table:table-cell office:value-type="float" office:value="65.0">
            <text:p>65.0</text:p>
          </table:table-cell>
          <table:table-cell office:value-type="float" office:value="71.1667">
            <text:p>71.1667</text:p>
          </table:table-cell>
          <table:table-cell office:value-type="float" office:value="79.8333">
            <text:p>79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9-09T20:00:00">
            <text:p>Sat Sep  9 20:00:00 2023</text:p>
          </table:table-cell>
          <table:table-cell office:value-type="float" office:value="59.8333">
            <text:p>59.8333</text:p>
          </table:table-cell>
          <table:table-cell office:value-type="float" office:value="63.6667">
            <text:p>63.6667</text:p>
          </table:table-cell>
          <table:table-cell office:value-type="float" office:value="64.6667">
            <text:p>64.6667</text:p>
          </table:table-cell>
          <table:table-cell office:value-type="float" office:value="64.3333">
            <text:p>64.3333</text:p>
          </table:table-cell>
          <table:table-cell office:value-type="float" office:value="63.8333">
            <text:p>63.8333</text:p>
          </table:table-cell>
          <table:table-cell office:value-type="float" office:value="65.0">
            <text:p>65.0</text:p>
          </table:table-cell>
          <table:table-cell office:value-type="float" office:value="71.1667">
            <text:p>71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9-10T12:00:00">
            <text:p>Sun Sep 10 12:00:00 2023</text:p>
          </table:table-cell>
          <table:table-cell office:value-type="float" office:value="55.0">
            <text:p>55.0</text:p>
          </table:table-cell>
          <table:table-cell office:value-type="float" office:value="60.1667">
            <text:p>60.166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63.8333">
            <text:p>63.8333</text:p>
          </table:table-cell>
          <table:table-cell office:value-type="float" office:value="63.8333">
            <text:p>63.8333</text:p>
          </table:table-cell>
          <table:table-cell office:value-type="float" office:value="58.5">
            <text:p>58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9-10T13:00:00">
            <text:p>Sun Sep 10 13:00:00 2023</text:p>
          </table:table-cell>
          <table:table-cell office:value-type="float" office:value="55.8333">
            <text:p>55.8333</text:p>
          </table:table-cell>
          <table:table-cell office:value-type="float" office:value="55.0">
            <text:p>55.0</text:p>
          </table:table-cell>
          <table:table-cell office:value-type="float" office:value="60.1667">
            <text:p>60.166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63.8333">
            <text:p>63.8333</text:p>
          </table:table-cell>
          <table:table-cell office:value-type="float" office:value="63.8333">
            <text:p>63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9-10T14:00:00">
            <text:p>Sun Sep 10 14:00:00 2023</text:p>
          </table:table-cell>
          <table:table-cell office:value-type="float" office:value="49.8333">
            <text:p>49.8333</text:p>
          </table:table-cell>
          <table:table-cell office:value-type="float" office:value="55.8333">
            <text:p>55.8333</text:p>
          </table:table-cell>
          <table:table-cell office:value-type="float" office:value="55.0">
            <text:p>55.0</text:p>
          </table:table-cell>
          <table:table-cell office:value-type="float" office:value="60.1667">
            <text:p>60.166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63.8333">
            <text:p>63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9-10T15:00:00">
            <text:p>Sun Sep 10 15:00:00 2023</text:p>
          </table:table-cell>
          <table:table-cell office:value-type="float" office:value="44.1667">
            <text:p>44.1667</text:p>
          </table:table-cell>
          <table:table-cell office:value-type="float" office:value="49.8333">
            <text:p>49.8333</text:p>
          </table:table-cell>
          <table:table-cell office:value-type="float" office:value="55.8333">
            <text:p>55.8333</text:p>
          </table:table-cell>
          <table:table-cell office:value-type="float" office:value="55.0">
            <text:p>55.0</text:p>
          </table:table-cell>
          <table:table-cell office:value-type="float" office:value="60.1667">
            <text:p>60.166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9-10T16:00:00">
            <text:p>Sun Sep 10 16:00:00 2023</text:p>
          </table:table-cell>
          <table:table-cell office:value-type="float" office:value="37.3333">
            <text:p>37.3333</text:p>
          </table:table-cell>
          <table:table-cell office:value-type="float" office:value="44.1667">
            <text:p>44.1667</text:p>
          </table:table-cell>
          <table:table-cell office:value-type="float" office:value="49.8333">
            <text:p>49.8333</text:p>
          </table:table-cell>
          <table:table-cell office:value-type="float" office:value="55.8333">
            <text:p>55.8333</text:p>
          </table:table-cell>
          <table:table-cell office:value-type="float" office:value="55.0">
            <text:p>55.0</text:p>
          </table:table-cell>
          <table:table-cell office:value-type="float" office:value="60.1667">
            <text:p>60.1667</text:p>
          </table:table-cell>
          <table:table-cell office:value-type="float" office:value="65.3333">
            <text:p>65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9-10T17:00:00">
            <text:p>Sun Sep 10 17:00:00 2023</text:p>
          </table:table-cell>
          <table:table-cell office:value-type="float" office:value="33.8333">
            <text:p>33.8333</text:p>
          </table:table-cell>
          <table:table-cell office:value-type="float" office:value="37.3333">
            <text:p>37.3333</text:p>
          </table:table-cell>
          <table:table-cell office:value-type="float" office:value="44.1667">
            <text:p>44.1667</text:p>
          </table:table-cell>
          <table:table-cell office:value-type="float" office:value="49.8333">
            <text:p>49.8333</text:p>
          </table:table-cell>
          <table:table-cell office:value-type="float" office:value="55.8333">
            <text:p>55.8333</text:p>
          </table:table-cell>
          <table:table-cell office:value-type="float" office:value="55.0">
            <text:p>55.0</text:p>
          </table:table-cell>
          <table:table-cell office:value-type="float" office:value="60.1667">
            <text:p>60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9-11T13:00:00">
            <text:p>Mon Sep 11 13:00:00 2023</text:p>
          </table:table-cell>
          <table:table-cell office:value-type="float" office:value="63.5">
            <text:p>63.5</text:p>
          </table:table-cell>
          <table:table-cell office:value-type="float" office:value="64.5">
            <text:p>64.5</text:p>
          </table:table-cell>
          <table:table-cell office:value-type="float" office:value="71.6667">
            <text:p>71.6667</text:p>
          </table:table-cell>
          <table:table-cell office:value-type="float" office:value="71.8333">
            <text:p>71.8333</text:p>
          </table:table-cell>
          <table:table-cell office:value-type="float" office:value="70.6667">
            <text:p>70.6667</text:p>
          </table:table-cell>
          <table:table-cell office:value-type="float" office:value="66.6667">
            <text:p>66.6667</text:p>
          </table:table-cell>
          <table:table-cell office:value-type="float" office:value="53.1667">
            <text:p>53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9-11T14:00:00">
            <text:p>Mon Sep 11 14:00:00 2023</text:p>
          </table:table-cell>
          <table:table-cell office:value-type="float" office:value="60.8333">
            <text:p>60.8333</text:p>
          </table:table-cell>
          <table:table-cell office:value-type="float" office:value="63.5">
            <text:p>63.5</text:p>
          </table:table-cell>
          <table:table-cell office:value-type="float" office:value="64.5">
            <text:p>64.5</text:p>
          </table:table-cell>
          <table:table-cell office:value-type="float" office:value="71.6667">
            <text:p>71.6667</text:p>
          </table:table-cell>
          <table:table-cell office:value-type="float" office:value="71.8333">
            <text:p>71.8333</text:p>
          </table:table-cell>
          <table:table-cell office:value-type="float" office:value="70.6667">
            <text:p>70.6667</text:p>
          </table:table-cell>
          <table:table-cell office:value-type="float" office:value="66.6667">
            <text:p>66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11T15:00:00">
            <text:p>Mon Sep 11 15:00:00 2023</text:p>
          </table:table-cell>
          <table:table-cell office:value-type="float" office:value="47.1667">
            <text:p>47.1667</text:p>
          </table:table-cell>
          <table:table-cell office:value-type="float" office:value="60.8333">
            <text:p>60.8333</text:p>
          </table:table-cell>
          <table:table-cell office:value-type="float" office:value="63.5">
            <text:p>63.5</text:p>
          </table:table-cell>
          <table:table-cell office:value-type="float" office:value="64.5">
            <text:p>64.5</text:p>
          </table:table-cell>
          <table:table-cell office:value-type="float" office:value="71.6667">
            <text:p>71.6667</text:p>
          </table:table-cell>
          <table:table-cell office:value-type="float" office:value="71.8333">
            <text:p>71.8333</text:p>
          </table:table-cell>
          <table:table-cell office:value-type="float" office:value="70.6667">
            <text:p>70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9-11T16:00:00">
            <text:p>Mon Sep 11 16:00:00 2023</text:p>
          </table:table-cell>
          <table:table-cell office:value-type="float" office:value="43.0">
            <text:p>43.0</text:p>
          </table:table-cell>
          <table:table-cell office:value-type="float" office:value="47.1667">
            <text:p>47.1667</text:p>
          </table:table-cell>
          <table:table-cell office:value-type="float" office:value="60.8333">
            <text:p>60.8333</text:p>
          </table:table-cell>
          <table:table-cell office:value-type="float" office:value="63.5">
            <text:p>63.5</text:p>
          </table:table-cell>
          <table:table-cell office:value-type="float" office:value="64.5">
            <text:p>64.5</text:p>
          </table:table-cell>
          <table:table-cell office:value-type="float" office:value="71.6667">
            <text:p>71.6667</text:p>
          </table:table-cell>
          <table:table-cell office:value-type="float" office:value="71.8333">
            <text:p>71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9-11T17:00:00">
            <text:p>Mon Sep 11 17:00:00 2023</text:p>
          </table:table-cell>
          <table:table-cell office:value-type="float" office:value="39.3333">
            <text:p>39.3333</text:p>
          </table:table-cell>
          <table:table-cell office:value-type="float" office:value="43.0">
            <text:p>43.0</text:p>
          </table:table-cell>
          <table:table-cell office:value-type="float" office:value="47.1667">
            <text:p>47.1667</text:p>
          </table:table-cell>
          <table:table-cell office:value-type="float" office:value="60.8333">
            <text:p>60.8333</text:p>
          </table:table-cell>
          <table:table-cell office:value-type="float" office:value="63.5">
            <text:p>63.5</text:p>
          </table:table-cell>
          <table:table-cell office:value-type="float" office:value="64.5">
            <text:p>64.5</text:p>
          </table:table-cell>
          <table:table-cell office:value-type="float" office:value="71.6667">
            <text:p>71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9-11T18:00:00">
            <text:p>Mon Sep 11 18:00:00 2023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43.0">
            <text:p>43.0</text:p>
          </table:table-cell>
          <table:table-cell office:value-type="float" office:value="47.1667">
            <text:p>47.1667</text:p>
          </table:table-cell>
          <table:table-cell office:value-type="float" office:value="60.8333">
            <text:p>60.8333</text:p>
          </table:table-cell>
          <table:table-cell office:value-type="float" office:value="63.5">
            <text:p>63.5</text:p>
          </table:table-cell>
          <table:table-cell office:value-type="float" office:value="64.5">
            <text:p>64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9-12T14:00:00">
            <text:p>Tue Sep 12 14:00:00 2023</text:p>
          </table:table-cell>
          <table:table-cell office:value-type="float" office:value="51.5">
            <text:p>51.5</text:p>
          </table:table-cell>
          <table:table-cell office:value-type="float" office:value="64.0">
            <text:p>64.0</text:p>
          </table:table-cell>
          <table:table-cell office:value-type="float" office:value="66.3333">
            <text:p>66.3333</text:p>
          </table:table-cell>
          <table:table-cell office:value-type="float" office:value="70.0">
            <text:p>70.0</text:p>
          </table:table-cell>
          <table:table-cell office:value-type="float" office:value="69.0">
            <text:p>69.0</text:p>
          </table:table-cell>
          <table:table-cell office:value-type="float" office:value="64.5">
            <text:p>64.5</text:p>
          </table:table-cell>
          <table:table-cell office:value-type="float" office:value="59.1667">
            <text:p>59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9-12T15:00:00">
            <text:p>Tue Sep 12 15:00:00 2023</text:p>
          </table:table-cell>
          <table:table-cell office:value-type="float" office:value="46.1667">
            <text:p>46.1667</text:p>
          </table:table-cell>
          <table:table-cell office:value-type="float" office:value="51.5">
            <text:p>51.5</text:p>
          </table:table-cell>
          <table:table-cell office:value-type="float" office:value="64.0">
            <text:p>64.0</text:p>
          </table:table-cell>
          <table:table-cell office:value-type="float" office:value="66.3333">
            <text:p>66.3333</text:p>
          </table:table-cell>
          <table:table-cell office:value-type="float" office:value="70.0">
            <text:p>70.0</text:p>
          </table:table-cell>
          <table:table-cell office:value-type="float" office:value="69.0">
            <text:p>69.0</text:p>
          </table:table-cell>
          <table:table-cell office:value-type="float" office:value="64.5">
            <text:p>64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9-12T16:00:00">
            <text:p>Tue Sep 12 16:00:00 2023</text:p>
          </table:table-cell>
          <table:table-cell office:value-type="float" office:value="45.8333">
            <text:p>45.8333</text:p>
          </table:table-cell>
          <table:table-cell office:value-type="float" office:value="46.1667">
            <text:p>46.1667</text:p>
          </table:table-cell>
          <table:table-cell office:value-type="float" office:value="51.5">
            <text:p>51.5</text:p>
          </table:table-cell>
          <table:table-cell office:value-type="float" office:value="64.0">
            <text:p>64.0</text:p>
          </table:table-cell>
          <table:table-cell office:value-type="float" office:value="66.3333">
            <text:p>66.3333</text:p>
          </table:table-cell>
          <table:table-cell office:value-type="float" office:value="70.0">
            <text:p>70.0</text:p>
          </table:table-cell>
          <table:table-cell office:value-type="float" office:value="69.0">
            <text:p>69.0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9-12T17:00:00">
            <text:p>Tue Sep 12 17:00:00 2023</text:p>
          </table:table-cell>
          <table:table-cell office:value-type="float" office:value="48.0">
            <text:p>48.0</text:p>
          </table:table-cell>
          <table:table-cell office:value-type="float" office:value="45.8333">
            <text:p>45.8333</text:p>
          </table:table-cell>
          <table:table-cell office:value-type="float" office:value="46.1667">
            <text:p>46.1667</text:p>
          </table:table-cell>
          <table:table-cell office:value-type="float" office:value="51.5">
            <text:p>51.5</text:p>
          </table:table-cell>
          <table:table-cell office:value-type="float" office:value="64.0">
            <text:p>64.0</text:p>
          </table:table-cell>
          <table:table-cell office:value-type="float" office:value="66.3333">
            <text:p>66.3333</text:p>
          </table:table-cell>
          <table:table-cell office:value-type="float" office:value="70.0">
            <text:p>70.0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9-12T18:00:00">
            <text:p>Tue Sep 12 18:00:00 2023</text:p>
          </table:table-cell>
          <table:table-cell office:value-type="float" office:value="41.8333">
            <text:p>41.8333</text:p>
          </table:table-cell>
          <table:table-cell office:value-type="float" office:value="48.0">
            <text:p>48.0</text:p>
          </table:table-cell>
          <table:table-cell office:value-type="float" office:value="45.8333">
            <text:p>45.8333</text:p>
          </table:table-cell>
          <table:table-cell office:value-type="float" office:value="46.1667">
            <text:p>46.1667</text:p>
          </table:table-cell>
          <table:table-cell office:value-type="float" office:value="51.5">
            <text:p>51.5</text:p>
          </table:table-cell>
          <table:table-cell office:value-type="float" office:value="64.0">
            <text:p>64.0</text:p>
          </table:table-cell>
          <table:table-cell office:value-type="float" office:value="66.3333">
            <text:p>66.3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9-13T13:00:00">
            <text:p>Wed Sep 13 13:00:00 2023</text:p>
          </table:table-cell>
          <table:table-cell office:value-type="float" office:value="71.5">
            <text:p>71.5</text:p>
          </table:table-cell>
          <table:table-cell office:value-type="float" office:value="79.6667">
            <text:p>79.6667</text:p>
          </table:table-cell>
          <table:table-cell office:value-type="float" office:value="81.1667">
            <text:p>81.1667</text:p>
          </table:table-cell>
          <table:table-cell office:value-type="float" office:value="81.1667">
            <text:p>81.1667</text:p>
          </table:table-cell>
          <table:table-cell office:value-type="float" office:value="72.5">
            <text:p>72.5</text:p>
          </table:table-cell>
          <table:table-cell office:value-type="float" office:value="53.5">
            <text:p>53.5</text:p>
          </table:table-cell>
          <table:table-cell office:value-type="float" office:value="34.3333">
            <text:p>34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9-13T14:00:00">
            <text:p>Wed Sep 13 14:00:00 2023</text:p>
          </table:table-cell>
          <table:table-cell office:value-type="float" office:value="61.5">
            <text:p>61.5</text:p>
          </table:table-cell>
          <table:table-cell office:value-type="float" office:value="71.5">
            <text:p>71.5</text:p>
          </table:table-cell>
          <table:table-cell office:value-type="float" office:value="79.6667">
            <text:p>79.6667</text:p>
          </table:table-cell>
          <table:table-cell office:value-type="float" office:value="81.1667">
            <text:p>81.1667</text:p>
          </table:table-cell>
          <table:table-cell office:value-type="float" office:value="81.1667">
            <text:p>81.1667</text:p>
          </table:table-cell>
          <table:table-cell office:value-type="float" office:value="72.5">
            <text:p>72.5</text:p>
          </table:table-cell>
          <table:table-cell office:value-type="float" office:value="53.5">
            <text:p>53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13T15:00:00">
            <text:p>Wed Sep 13 15:00:00 2023</text:p>
          </table:table-cell>
          <table:table-cell office:value-type="float" office:value="59.0">
            <text:p>59.0</text:p>
          </table:table-cell>
          <table:table-cell office:value-type="float" office:value="61.5">
            <text:p>61.5</text:p>
          </table:table-cell>
          <table:table-cell office:value-type="float" office:value="71.5">
            <text:p>71.5</text:p>
          </table:table-cell>
          <table:table-cell office:value-type="float" office:value="79.6667">
            <text:p>79.6667</text:p>
          </table:table-cell>
          <table:table-cell office:value-type="float" office:value="81.1667">
            <text:p>81.1667</text:p>
          </table:table-cell>
          <table:table-cell office:value-type="float" office:value="81.1667">
            <text:p>81.1667</text:p>
          </table:table-cell>
          <table:table-cell office:value-type="float" office:value="72.5">
            <text:p>72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9-13T16:00:00">
            <text:p>Wed Sep 13 16:00:00 2023</text:p>
          </table:table-cell>
          <table:table-cell office:value-type="float" office:value="52.6667">
            <text:p>52.6667</text:p>
          </table:table-cell>
          <table:table-cell office:value-type="float" office:value="59.0">
            <text:p>59.0</text:p>
          </table:table-cell>
          <table:table-cell office:value-type="float" office:value="61.5">
            <text:p>61.5</text:p>
          </table:table-cell>
          <table:table-cell office:value-type="float" office:value="71.5">
            <text:p>71.5</text:p>
          </table:table-cell>
          <table:table-cell office:value-type="float" office:value="79.6667">
            <text:p>79.6667</text:p>
          </table:table-cell>
          <table:table-cell office:value-type="float" office:value="81.1667">
            <text:p>81.1667</text:p>
          </table:table-cell>
          <table:table-cell office:value-type="float" office:value="81.1667">
            <text:p>81.1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9-13T17:00:00">
            <text:p>Wed Sep 13 17:00:00 2023</text:p>
          </table:table-cell>
          <table:table-cell office:value-type="float" office:value="48.0">
            <text:p>48.0</text:p>
          </table:table-cell>
          <table:table-cell office:value-type="float" office:value="52.6667">
            <text:p>52.6667</text:p>
          </table:table-cell>
          <table:table-cell office:value-type="float" office:value="59.0">
            <text:p>59.0</text:p>
          </table:table-cell>
          <table:table-cell office:value-type="float" office:value="61.5">
            <text:p>61.5</text:p>
          </table:table-cell>
          <table:table-cell office:value-type="float" office:value="71.5">
            <text:p>71.5</text:p>
          </table:table-cell>
          <table:table-cell office:value-type="float" office:value="79.6667">
            <text:p>79.6667</text:p>
          </table:table-cell>
          <table:table-cell office:value-type="float" office:value="81.1667">
            <text:p>81.1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9-13T18:00:00">
            <text:p>Wed Sep 13 18:00:00 2023</text:p>
          </table:table-cell>
          <table:table-cell office:value-type="float" office:value="41.0">
            <text:p>41.0</text:p>
          </table:table-cell>
          <table:table-cell office:value-type="float" office:value="48.0">
            <text:p>48.0</text:p>
          </table:table-cell>
          <table:table-cell office:value-type="float" office:value="52.6667">
            <text:p>52.6667</text:p>
          </table:table-cell>
          <table:table-cell office:value-type="float" office:value="59.0">
            <text:p>59.0</text:p>
          </table:table-cell>
          <table:table-cell office:value-type="float" office:value="61.5">
            <text:p>61.5</text:p>
          </table:table-cell>
          <table:table-cell office:value-type="float" office:value="71.5">
            <text:p>71.5</text:p>
          </table:table-cell>
          <table:table-cell office:value-type="float" office:value="79.6667">
            <text:p>79.6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9-14T13:00:00">
            <text:p>Thu Sep 14 13:00:00 2023</text:p>
          </table:table-cell>
          <table:table-cell office:value-type="float" office:value="77.3333">
            <text:p>77.3333</text:p>
          </table:table-cell>
          <table:table-cell office:value-type="float" office:value="80.6667">
            <text:p>80.6667</text:p>
          </table:table-cell>
          <table:table-cell office:value-type="float" office:value="87.5">
            <text:p>87.5</text:p>
          </table:table-cell>
          <table:table-cell office:value-type="float" office:value="78.8333">
            <text:p>78.8333</text:p>
          </table:table-cell>
          <table:table-cell office:value-type="float" office:value="75.3333">
            <text:p>75.3333</text:p>
          </table:table-cell>
          <table:table-cell office:value-type="float" office:value="61.1667">
            <text:p>61.1667</text:p>
          </table:table-cell>
          <table:table-cell office:value-type="float" office:value="51.6667">
            <text:p>51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9-14T14:00:00">
            <text:p>Thu Sep 14 14:00:00 2023</text:p>
          </table:table-cell>
          <table:table-cell office:value-type="float" office:value="74.3333">
            <text:p>74.3333</text:p>
          </table:table-cell>
          <table:table-cell office:value-type="float" office:value="77.3333">
            <text:p>77.3333</text:p>
          </table:table-cell>
          <table:table-cell office:value-type="float" office:value="80.6667">
            <text:p>80.6667</text:p>
          </table:table-cell>
          <table:table-cell office:value-type="float" office:value="87.5">
            <text:p>87.5</text:p>
          </table:table-cell>
          <table:table-cell office:value-type="float" office:value="78.8333">
            <text:p>78.8333</text:p>
          </table:table-cell>
          <table:table-cell office:value-type="float" office:value="75.3333">
            <text:p>75.3333</text:p>
          </table:table-cell>
          <table:table-cell office:value-type="float" office:value="61.1667">
            <text:p>61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9-14T15:00:00">
            <text:p>Thu Sep 14 15:00:00 2023</text:p>
          </table:table-cell>
          <table:table-cell office:value-type="float" office:value="63.8333">
            <text:p>63.8333</text:p>
          </table:table-cell>
          <table:table-cell office:value-type="float" office:value="74.3333">
            <text:p>74.3333</text:p>
          </table:table-cell>
          <table:table-cell office:value-type="float" office:value="77.3333">
            <text:p>77.3333</text:p>
          </table:table-cell>
          <table:table-cell office:value-type="float" office:value="80.6667">
            <text:p>80.6667</text:p>
          </table:table-cell>
          <table:table-cell office:value-type="float" office:value="87.5">
            <text:p>87.5</text:p>
          </table:table-cell>
          <table:table-cell office:value-type="float" office:value="78.8333">
            <text:p>78.8333</text:p>
          </table:table-cell>
          <table:table-cell office:value-type="float" office:value="75.3333">
            <text:p>75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9-14T16:00:00">
            <text:p>Thu Sep 14 16:00:00 2023</text:p>
          </table:table-cell>
          <table:table-cell office:value-type="float" office:value="56.6667">
            <text:p>56.6667</text:p>
          </table:table-cell>
          <table:table-cell office:value-type="float" office:value="63.8333">
            <text:p>63.8333</text:p>
          </table:table-cell>
          <table:table-cell office:value-type="float" office:value="74.3333">
            <text:p>74.3333</text:p>
          </table:table-cell>
          <table:table-cell office:value-type="float" office:value="77.3333">
            <text:p>77.3333</text:p>
          </table:table-cell>
          <table:table-cell office:value-type="float" office:value="80.6667">
            <text:p>80.6667</text:p>
          </table:table-cell>
          <table:table-cell office:value-type="float" office:value="87.5">
            <text:p>87.5</text:p>
          </table:table-cell>
          <table:table-cell office:value-type="float" office:value="78.8333">
            <text:p>78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9-14T17:00:00">
            <text:p>Thu Sep 14 17:00:00 2023</text:p>
          </table:table-cell>
          <table:table-cell office:value-type="float" office:value="59.1667">
            <text:p>59.1667</text:p>
          </table:table-cell>
          <table:table-cell office:value-type="float" office:value="56.6667">
            <text:p>56.6667</text:p>
          </table:table-cell>
          <table:table-cell office:value-type="float" office:value="63.8333">
            <text:p>63.8333</text:p>
          </table:table-cell>
          <table:table-cell office:value-type="float" office:value="74.3333">
            <text:p>74.3333</text:p>
          </table:table-cell>
          <table:table-cell office:value-type="float" office:value="77.3333">
            <text:p>77.3333</text:p>
          </table:table-cell>
          <table:table-cell office:value-type="float" office:value="80.6667">
            <text:p>80.6667</text:p>
          </table:table-cell>
          <table:table-cell office:value-type="float" office:value="87.5">
            <text:p>87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14T18:00:00">
            <text:p>Thu Sep 14 18:00:00 2023</text:p>
          </table:table-cell>
          <table:table-cell office:value-type="float" office:value="51.0">
            <text:p>51.0</text:p>
          </table:table-cell>
          <table:table-cell office:value-type="float" office:value="59.1667">
            <text:p>59.1667</text:p>
          </table:table-cell>
          <table:table-cell office:value-type="float" office:value="56.6667">
            <text:p>56.6667</text:p>
          </table:table-cell>
          <table:table-cell office:value-type="float" office:value="63.8333">
            <text:p>63.8333</text:p>
          </table:table-cell>
          <table:table-cell office:value-type="float" office:value="74.3333">
            <text:p>74.3333</text:p>
          </table:table-cell>
          <table:table-cell office:value-type="float" office:value="77.3333">
            <text:p>77.3333</text:p>
          </table:table-cell>
          <table:table-cell office:value-type="float" office:value="80.6667">
            <text:p>80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9-14T19:00:00">
            <text:p>Thu Sep 14 19:00:00 2023</text:p>
          </table:table-cell>
          <table:table-cell office:value-type="float" office:value="42.6667">
            <text:p>42.6667</text:p>
          </table:table-cell>
          <table:table-cell office:value-type="float" office:value="51.0">
            <text:p>51.0</text:p>
          </table:table-cell>
          <table:table-cell office:value-type="float" office:value="59.1667">
            <text:p>59.1667</text:p>
          </table:table-cell>
          <table:table-cell office:value-type="float" office:value="56.6667">
            <text:p>56.6667</text:p>
          </table:table-cell>
          <table:table-cell office:value-type="float" office:value="63.8333">
            <text:p>63.8333</text:p>
          </table:table-cell>
          <table:table-cell office:value-type="float" office:value="74.3333">
            <text:p>74.3333</text:p>
          </table:table-cell>
          <table:table-cell office:value-type="float" office:value="77.3333">
            <text:p>77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9-15T15:00:00">
            <text:p>Fri Sep 15 15:00:00 2023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74.8333">
            <text:p>74.8333</text:p>
          </table:table-cell>
          <table:table-cell office:value-type="float" office:value="78.1667">
            <text:p>78.1667</text:p>
          </table:table-cell>
          <table:table-cell office:value-type="float" office:value="73.0">
            <text:p>73.0</text:p>
          </table:table-cell>
          <table:table-cell office:value-type="float" office:value="70.6667">
            <text:p>70.6667</text:p>
          </table:table-cell>
          <table:table-cell office:value-type="float" office:value="65.3333">
            <text:p>65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9-15T16:00:00">
            <text:p>Fri Sep 15 16:00:00 2023</text:p>
          </table:table-cell>
          <table:table-cell office:value-type="float" office:value="59.1667">
            <text:p>59.1667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74.8333">
            <text:p>74.8333</text:p>
          </table:table-cell>
          <table:table-cell office:value-type="float" office:value="78.1667">
            <text:p>78.1667</text:p>
          </table:table-cell>
          <table:table-cell office:value-type="float" office:value="73.0">
            <text:p>73.0</text:p>
          </table:table-cell>
          <table:table-cell office:value-type="float" office:value="70.6667">
            <text:p>70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9-15T17:00:00">
            <text:p>Fri Sep 15 17:00:00 2023</text:p>
          </table:table-cell>
          <table:table-cell office:value-type="float" office:value="58.5">
            <text:p>58.5</text:p>
          </table:table-cell>
          <table:table-cell office:value-type="float" office:value="59.1667">
            <text:p>59.1667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74.8333">
            <text:p>74.8333</text:p>
          </table:table-cell>
          <table:table-cell office:value-type="float" office:value="78.1667">
            <text:p>78.1667</text:p>
          </table:table-cell>
          <table:table-cell office:value-type="float" office:value="73.0">
            <text:p>73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9-15T18:00:00">
            <text:p>Fri Sep 15 18:00:00 2023</text:p>
          </table:table-cell>
          <table:table-cell office:value-type="float" office:value="56.8333">
            <text:p>56.8333</text:p>
          </table:table-cell>
          <table:table-cell office:value-type="float" office:value="58.5">
            <text:p>58.5</text:p>
          </table:table-cell>
          <table:table-cell office:value-type="float" office:value="59.1667">
            <text:p>59.1667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74.8333">
            <text:p>74.8333</text:p>
          </table:table-cell>
          <table:table-cell office:value-type="float" office:value="78.1667">
            <text:p>78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9-15T19:00:00">
            <text:p>Fri Sep 15 19:00:00 2023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58.5">
            <text:p>58.5</text:p>
          </table:table-cell>
          <table:table-cell office:value-type="float" office:value="59.1667">
            <text:p>59.1667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74.8333">
            <text:p>74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9-16T15:00:00">
            <text:p>Sat Sep 16 15:00:00 2023</text:p>
          </table:table-cell>
          <table:table-cell office:value-type="float" office:value="61.0">
            <text:p>61.0</text:p>
          </table:table-cell>
          <table:table-cell office:value-type="float" office:value="70.6667">
            <text:p>70.6667</text:p>
          </table:table-cell>
          <table:table-cell office:value-type="float" office:value="67.3333">
            <text:p>67.3333</text:p>
          </table:table-cell>
          <table:table-cell office:value-type="float" office:value="62.8333">
            <text:p>62.8333</text:p>
          </table:table-cell>
          <table:table-cell office:value-type="float" office:value="65.5">
            <text:p>65.5</text:p>
          </table:table-cell>
          <table:table-cell office:value-type="float" office:value="68.8333">
            <text:p>68.8333</text:p>
          </table:table-cell>
          <table:table-cell office:value-type="float" office:value="62.8333">
            <text:p>62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9-16T16:00:00">
            <text:p>Sat Sep 16 16:00:00 2023</text:p>
          </table:table-cell>
          <table:table-cell office:value-type="float" office:value="55.5">
            <text:p>55.5</text:p>
          </table:table-cell>
          <table:table-cell office:value-type="float" office:value="61.0">
            <text:p>61.0</text:p>
          </table:table-cell>
          <table:table-cell office:value-type="float" office:value="70.6667">
            <text:p>70.6667</text:p>
          </table:table-cell>
          <table:table-cell office:value-type="float" office:value="67.3333">
            <text:p>67.3333</text:p>
          </table:table-cell>
          <table:table-cell office:value-type="float" office:value="62.8333">
            <text:p>62.8333</text:p>
          </table:table-cell>
          <table:table-cell office:value-type="float" office:value="65.5">
            <text:p>65.5</text:p>
          </table:table-cell>
          <table:table-cell office:value-type="float" office:value="68.8333">
            <text:p>68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9-16T17:00:00">
            <text:p>Sat Sep 16 17:00:00 2023</text:p>
          </table:table-cell>
          <table:table-cell office:value-type="float" office:value="53.5">
            <text:p>53.5</text:p>
          </table:table-cell>
          <table:table-cell office:value-type="float" office:value="55.5">
            <text:p>55.5</text:p>
          </table:table-cell>
          <table:table-cell office:value-type="float" office:value="61.0">
            <text:p>61.0</text:p>
          </table:table-cell>
          <table:table-cell office:value-type="float" office:value="70.6667">
            <text:p>70.6667</text:p>
          </table:table-cell>
          <table:table-cell office:value-type="float" office:value="67.3333">
            <text:p>67.3333</text:p>
          </table:table-cell>
          <table:table-cell office:value-type="float" office:value="62.8333">
            <text:p>62.8333</text:p>
          </table:table-cell>
          <table:table-cell office:value-type="float" office:value="65.5">
            <text:p>65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9-16T18:00:00">
            <text:p>Sat Sep 16 18:00:00 2023</text:p>
          </table:table-cell>
          <table:table-cell office:value-type="float" office:value="60.5">
            <text:p>60.5</text:p>
          </table:table-cell>
          <table:table-cell office:value-type="float" office:value="53.5">
            <text:p>53.5</text:p>
          </table:table-cell>
          <table:table-cell office:value-type="float" office:value="55.5">
            <text:p>55.5</text:p>
          </table:table-cell>
          <table:table-cell office:value-type="float" office:value="61.0">
            <text:p>61.0</text:p>
          </table:table-cell>
          <table:table-cell office:value-type="float" office:value="70.6667">
            <text:p>70.6667</text:p>
          </table:table-cell>
          <table:table-cell office:value-type="float" office:value="67.3333">
            <text:p>67.3333</text:p>
          </table:table-cell>
          <table:table-cell office:value-type="float" office:value="62.8333">
            <text:p>62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9-17T16:00:00">
            <text:p>Sun Sep 17 16:00:00 2023</text:p>
          </table:table-cell>
          <table:table-cell office:value-type="float" office:value="42.3333">
            <text:p>42.3333</text:p>
          </table:table-cell>
          <table:table-cell office:value-type="float" office:value="44.1667">
            <text:p>44.1667</text:p>
          </table:table-cell>
          <table:table-cell office:value-type="float" office:value="49.6667">
            <text:p>49.6667</text:p>
          </table:table-cell>
          <table:table-cell office:value-type="float" office:value="51.8333">
            <text:p>51.8333</text:p>
          </table:table-cell>
          <table:table-cell office:value-type="float" office:value="55.8333">
            <text:p>55.8333</text:p>
          </table:table-cell>
          <table:table-cell office:value-type="float" office:value="55.5">
            <text:p>55.5</text:p>
          </table:table-cell>
          <table:table-cell office:value-type="float" office:value="53.3333">
            <text:p>53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18T16:00:00">
            <text:p>Mon Sep 18 16:00:00 2023</text:p>
          </table:table-cell>
          <table:table-cell office:value-type="float" office:value="49.0">
            <text:p>49.0</text:p>
          </table:table-cell>
          <table:table-cell office:value-type="float" office:value="55.6667">
            <text:p>55.6667</text:p>
          </table:table-cell>
          <table:table-cell office:value-type="float" office:value="67.6667">
            <text:p>67.6667</text:p>
          </table:table-cell>
          <table:table-cell office:value-type="float" office:value="67.5">
            <text:p>67.5</text:p>
          </table:table-cell>
          <table:table-cell office:value-type="float" office:value="68.8333">
            <text:p>68.8333</text:p>
          </table:table-cell>
          <table:table-cell office:value-type="float" office:value="69.6667">
            <text:p>69.6667</text:p>
          </table:table-cell>
          <table:table-cell office:value-type="float" office:value="63.8333">
            <text:p>63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9-18T17:00:00">
            <text:p>Mon Sep 18 17:00:00 2023</text:p>
          </table:table-cell>
          <table:table-cell office:value-type="float" office:value="44.5">
            <text:p>44.5</text:p>
          </table:table-cell>
          <table:table-cell office:value-type="float" office:value="49.0">
            <text:p>49.0</text:p>
          </table:table-cell>
          <table:table-cell office:value-type="float" office:value="55.6667">
            <text:p>55.6667</text:p>
          </table:table-cell>
          <table:table-cell office:value-type="float" office:value="67.6667">
            <text:p>67.6667</text:p>
          </table:table-cell>
          <table:table-cell office:value-type="float" office:value="67.5">
            <text:p>67.5</text:p>
          </table:table-cell>
          <table:table-cell office:value-type="float" office:value="68.8333">
            <text:p>68.8333</text:p>
          </table:table-cell>
          <table:table-cell office:value-type="float" office:value="69.6667">
            <text:p>69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19T17:00:00">
            <text:p>Tue Sep 19 17:00:00 2023</text:p>
          </table:table-cell>
          <table:table-cell office:value-type="float" office:value="73.0">
            <text:p>73.0</text:p>
          </table:table-cell>
          <table:table-cell office:value-type="float" office:value="65.6667">
            <text:p>65.6667</text:p>
          </table:table-cell>
          <table:table-cell office:value-type="float" office:value="67.3333">
            <text:p>67.3333</text:p>
          </table:table-cell>
          <table:table-cell office:value-type="float" office:value="59.3333">
            <text:p>59.3333</text:p>
          </table:table-cell>
          <table:table-cell office:value-type="float" office:value="54.1667">
            <text:p>54.1667</text:p>
          </table:table-cell>
          <table:table-cell office:value-type="float" office:value="40.3333">
            <text:p>40.3333</text:p>
          </table:table-cell>
          <table:table-cell office:value-type="float" office:value="25.6667">
            <text:p>25.6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9-19T18:00:00">
            <text:p>Tue Sep 19 18:00:00 2023</text:p>
          </table:table-cell>
          <table:table-cell office:value-type="float" office:value="71.6667">
            <text:p>71.6667</text:p>
          </table:table-cell>
          <table:table-cell office:value-type="float" office:value="73.0">
            <text:p>73.0</text:p>
          </table:table-cell>
          <table:table-cell office:value-type="float" office:value="65.6667">
            <text:p>65.6667</text:p>
          </table:table-cell>
          <table:table-cell office:value-type="float" office:value="67.3333">
            <text:p>67.3333</text:p>
          </table:table-cell>
          <table:table-cell office:value-type="float" office:value="59.3333">
            <text:p>59.3333</text:p>
          </table:table-cell>
          <table:table-cell office:value-type="float" office:value="54.1667">
            <text:p>54.1667</text:p>
          </table:table-cell>
          <table:table-cell office:value-type="float" office:value="40.3333">
            <text:p>40.3333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3-09-19T19:00:00">
            <text:p>Tue Sep 19 19:00:00 2023</text:p>
          </table:table-cell>
          <table:table-cell office:value-type="float" office:value="73.6667">
            <text:p>73.6667</text:p>
          </table:table-cell>
          <table:table-cell office:value-type="float" office:value="71.6667">
            <text:p>71.6667</text:p>
          </table:table-cell>
          <table:table-cell office:value-type="float" office:value="73.0">
            <text:p>73.0</text:p>
          </table:table-cell>
          <table:table-cell office:value-type="float" office:value="65.6667">
            <text:p>65.6667</text:p>
          </table:table-cell>
          <table:table-cell office:value-type="float" office:value="67.3333">
            <text:p>67.3333</text:p>
          </table:table-cell>
          <table:table-cell office:value-type="float" office:value="59.3333">
            <text:p>59.3333</text:p>
          </table:table-cell>
          <table:table-cell office:value-type="float" office:value="54.1667">
            <text:p>54.1667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9-19T20:00:00">
            <text:p>Tue Sep 19 20:00:00 2023</text:p>
          </table:table-cell>
          <table:table-cell office:value-type="float" office:value="69.5">
            <text:p>69.5</text:p>
          </table:table-cell>
          <table:table-cell office:value-type="float" office:value="73.6667">
            <text:p>73.6667</text:p>
          </table:table-cell>
          <table:table-cell office:value-type="float" office:value="71.6667">
            <text:p>71.6667</text:p>
          </table:table-cell>
          <table:table-cell office:value-type="float" office:value="73.0">
            <text:p>73.0</text:p>
          </table:table-cell>
          <table:table-cell office:value-type="float" office:value="65.6667">
            <text:p>65.6667</text:p>
          </table:table-cell>
          <table:table-cell office:value-type="float" office:value="67.3333">
            <text:p>67.3333</text:p>
          </table:table-cell>
          <table:table-cell office:value-type="float" office:value="59.3333">
            <text:p>59.3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9-19T21:00:00">
            <text:p>Tue Sep 19 21:00:00 2023</text:p>
          </table:table-cell>
          <table:table-cell office:value-type="float" office:value="56.5">
            <text:p>56.5</text:p>
          </table:table-cell>
          <table:table-cell office:value-type="float" office:value="69.5">
            <text:p>69.5</text:p>
          </table:table-cell>
          <table:table-cell office:value-type="float" office:value="73.6667">
            <text:p>73.6667</text:p>
          </table:table-cell>
          <table:table-cell office:value-type="float" office:value="71.6667">
            <text:p>71.6667</text:p>
          </table:table-cell>
          <table:table-cell office:value-type="float" office:value="73.0">
            <text:p>73.0</text:p>
          </table:table-cell>
          <table:table-cell office:value-type="float" office:value="65.6667">
            <text:p>65.6667</text:p>
          </table:table-cell>
          <table:table-cell office:value-type="float" office:value="67.3333">
            <text:p>67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9-20T15:00:00">
            <text:p>Wed Sep 20 15:00:00 2023</text:p>
          </table:table-cell>
          <table:table-cell office:value-type="float" office:value="84.0">
            <text:p>84.0</text:p>
          </table:table-cell>
          <table:table-cell office:value-type="float" office:value="92.5">
            <text:p>92.5</text:p>
          </table:table-cell>
          <table:table-cell office:value-type="float" office:value="90.3333">
            <text:p>90.3333</text:p>
          </table:table-cell>
          <table:table-cell office:value-type="float" office:value="81.6667">
            <text:p>81.6667</text:p>
          </table:table-cell>
          <table:table-cell office:value-type="float" office:value="76.1667">
            <text:p>76.1667</text:p>
          </table:table-cell>
          <table:table-cell office:value-type="float" office:value="67.0">
            <text:p>67.0</text:p>
          </table:table-cell>
          <table:table-cell office:value-type="float" office:value="10.3333">
            <text:p>10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9-20T16:00:00">
            <text:p>Wed Sep 20 16:00:00 2023</text:p>
          </table:table-cell>
          <table:table-cell office:value-type="float" office:value="69.0">
            <text:p>69.0</text:p>
          </table:table-cell>
          <table:table-cell office:value-type="float" office:value="84.0">
            <text:p>84.0</text:p>
          </table:table-cell>
          <table:table-cell office:value-type="float" office:value="92.5">
            <text:p>92.5</text:p>
          </table:table-cell>
          <table:table-cell office:value-type="float" office:value="90.3333">
            <text:p>90.3333</text:p>
          </table:table-cell>
          <table:table-cell office:value-type="float" office:value="81.6667">
            <text:p>81.6667</text:p>
          </table:table-cell>
          <table:table-cell office:value-type="float" office:value="76.1667">
            <text:p>76.1667</text:p>
          </table:table-cell>
          <table:table-cell office:value-type="float" office:value="67.0">
            <text:p>67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9-20T17:00:00">
            <text:p>Wed Sep 20 17:00:00 2023</text:p>
          </table:table-cell>
          <table:table-cell office:value-type="float" office:value="63.1667">
            <text:p>63.1667</text:p>
          </table:table-cell>
          <table:table-cell office:value-type="float" office:value="69.0">
            <text:p>69.0</text:p>
          </table:table-cell>
          <table:table-cell office:value-type="float" office:value="84.0">
            <text:p>84.0</text:p>
          </table:table-cell>
          <table:table-cell office:value-type="float" office:value="92.5">
            <text:p>92.5</text:p>
          </table:table-cell>
          <table:table-cell office:value-type="float" office:value="90.3333">
            <text:p>90.3333</text:p>
          </table:table-cell>
          <table:table-cell office:value-type="float" office:value="81.6667">
            <text:p>81.6667</text:p>
          </table:table-cell>
          <table:table-cell office:value-type="float" office:value="76.1667">
            <text:p>76.1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9-20T18:00:00">
            <text:p>Wed Sep 20 18:00:00 2023</text:p>
          </table:table-cell>
          <table:table-cell office:value-type="float" office:value="59.8333">
            <text:p>59.8333</text:p>
          </table:table-cell>
          <table:table-cell office:value-type="float" office:value="63.1667">
            <text:p>63.1667</text:p>
          </table:table-cell>
          <table:table-cell office:value-type="float" office:value="69.0">
            <text:p>69.0</text:p>
          </table:table-cell>
          <table:table-cell office:value-type="float" office:value="84.0">
            <text:p>84.0</text:p>
          </table:table-cell>
          <table:table-cell office:value-type="float" office:value="92.5">
            <text:p>92.5</text:p>
          </table:table-cell>
          <table:table-cell office:value-type="float" office:value="90.3333">
            <text:p>90.3333</text:p>
          </table:table-cell>
          <table:table-cell office:value-type="float" office:value="81.6667">
            <text:p>81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9-20T19:00:00">
            <text:p>Wed Sep 20 19:00:00 2023</text:p>
          </table:table-cell>
          <table:table-cell office:value-type="float" office:value="45.6667">
            <text:p>45.6667</text:p>
          </table:table-cell>
          <table:table-cell office:value-type="float" office:value="59.8333">
            <text:p>59.8333</text:p>
          </table:table-cell>
          <table:table-cell office:value-type="float" office:value="63.1667">
            <text:p>63.1667</text:p>
          </table:table-cell>
          <table:table-cell office:value-type="float" office:value="69.0">
            <text:p>69.0</text:p>
          </table:table-cell>
          <table:table-cell office:value-type="float" office:value="84.0">
            <text:p>84.0</text:p>
          </table:table-cell>
          <table:table-cell office:value-type="float" office:value="92.5">
            <text:p>92.5</text:p>
          </table:table-cell>
          <table:table-cell office:value-type="float" office:value="90.3333">
            <text:p>90.3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9-21T13:00:00">
            <text:p>Thu Sep 21 13:00:00 2023</text:p>
          </table:table-cell>
          <table:table-cell office:value-type="float" office:value="75.5">
            <text:p>75.5</text:p>
          </table:table-cell>
          <table:table-cell office:value-type="float" office:value="77.5">
            <text:p>77.5</text:p>
          </table:table-cell>
          <table:table-cell office:value-type="float" office:value="80.8333">
            <text:p>80.8333</text:p>
          </table:table-cell>
          <table:table-cell office:value-type="float" office:value="77.8333">
            <text:p>77.8333</text:p>
          </table:table-cell>
          <table:table-cell office:value-type="float" office:value="71.5">
            <text:p>71.5</text:p>
          </table:table-cell>
          <table:table-cell office:value-type="float" office:value="61.8333">
            <text:p>61.8333</text:p>
          </table:table-cell>
          <table:table-cell office:value-type="float" office:value="60.8333">
            <text:p>60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9-21T14:00:00">
            <text:p>Thu Sep 21 14:00:00 2023</text:p>
          </table:table-cell>
          <table:table-cell office:value-type="float" office:value="75.3333">
            <text:p>75.3333</text:p>
          </table:table-cell>
          <table:table-cell office:value-type="float" office:value="75.5">
            <text:p>75.5</text:p>
          </table:table-cell>
          <table:table-cell office:value-type="float" office:value="77.5">
            <text:p>77.5</text:p>
          </table:table-cell>
          <table:table-cell office:value-type="float" office:value="80.8333">
            <text:p>80.8333</text:p>
          </table:table-cell>
          <table:table-cell office:value-type="float" office:value="77.8333">
            <text:p>77.8333</text:p>
          </table:table-cell>
          <table:table-cell office:value-type="float" office:value="71.5">
            <text:p>71.5</text:p>
          </table:table-cell>
          <table:table-cell office:value-type="float" office:value="61.8333">
            <text:p>61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9-21T15:00:00">
            <text:p>Thu Sep 21 15:00:00 2023</text:p>
          </table:table-cell>
          <table:table-cell office:value-type="float" office:value="70.0">
            <text:p>70.0</text:p>
          </table:table-cell>
          <table:table-cell office:value-type="float" office:value="75.3333">
            <text:p>75.3333</text:p>
          </table:table-cell>
          <table:table-cell office:value-type="float" office:value="75.5">
            <text:p>75.5</text:p>
          </table:table-cell>
          <table:table-cell office:value-type="float" office:value="77.5">
            <text:p>77.5</text:p>
          </table:table-cell>
          <table:table-cell office:value-type="float" office:value="80.8333">
            <text:p>80.8333</text:p>
          </table:table-cell>
          <table:table-cell office:value-type="float" office:value="77.8333">
            <text:p>77.8333</text:p>
          </table:table-cell>
          <table:table-cell office:value-type="float" office:value="71.5">
            <text:p>71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9-21T16:00:00">
            <text:p>Thu Sep 21 16:00:00 2023</text:p>
          </table:table-cell>
          <table:table-cell office:value-type="float" office:value="62.1667">
            <text:p>62.1667</text:p>
          </table:table-cell>
          <table:table-cell office:value-type="float" office:value="70.0">
            <text:p>70.0</text:p>
          </table:table-cell>
          <table:table-cell office:value-type="float" office:value="75.3333">
            <text:p>75.3333</text:p>
          </table:table-cell>
          <table:table-cell office:value-type="float" office:value="75.5">
            <text:p>75.5</text:p>
          </table:table-cell>
          <table:table-cell office:value-type="float" office:value="77.5">
            <text:p>77.5</text:p>
          </table:table-cell>
          <table:table-cell office:value-type="float" office:value="80.8333">
            <text:p>80.8333</text:p>
          </table:table-cell>
          <table:table-cell office:value-type="float" office:value="77.8333">
            <text:p>77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9-21T17:00:00">
            <text:p>Thu Sep 21 17:00:00 2023</text:p>
          </table:table-cell>
          <table:table-cell office:value-type="float" office:value="51.6667">
            <text:p>51.6667</text:p>
          </table:table-cell>
          <table:table-cell office:value-type="float" office:value="62.1667">
            <text:p>62.1667</text:p>
          </table:table-cell>
          <table:table-cell office:value-type="float" office:value="70.0">
            <text:p>70.0</text:p>
          </table:table-cell>
          <table:table-cell office:value-type="float" office:value="75.3333">
            <text:p>75.3333</text:p>
          </table:table-cell>
          <table:table-cell office:value-type="float" office:value="75.5">
            <text:p>75.5</text:p>
          </table:table-cell>
          <table:table-cell office:value-type="float" office:value="77.5">
            <text:p>77.5</text:p>
          </table:table-cell>
          <table:table-cell office:value-type="float" office:value="80.8333">
            <text:p>80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9-21T18:00:00">
            <text:p>Thu Sep 21 18:00:00 2023</text:p>
          </table:table-cell>
          <table:table-cell office:value-type="float" office:value="40.5">
            <text:p>40.5</text:p>
          </table:table-cell>
          <table:table-cell office:value-type="float" office:value="51.6667">
            <text:p>51.6667</text:p>
          </table:table-cell>
          <table:table-cell office:value-type="float" office:value="62.1667">
            <text:p>62.1667</text:p>
          </table:table-cell>
          <table:table-cell office:value-type="float" office:value="70.0">
            <text:p>70.0</text:p>
          </table:table-cell>
          <table:table-cell office:value-type="float" office:value="75.3333">
            <text:p>75.3333</text:p>
          </table:table-cell>
          <table:table-cell office:value-type="float" office:value="75.5">
            <text:p>75.5</text:p>
          </table:table-cell>
          <table:table-cell office:value-type="float" office:value="77.5">
            <text:p>77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9-21T19:00:00">
            <text:p>Thu Sep 21 19:00:00 2023</text:p>
          </table:table-cell>
          <table:table-cell office:value-type="float" office:value="40.1667">
            <text:p>40.1667</text:p>
          </table:table-cell>
          <table:table-cell office:value-type="float" office:value="40.5">
            <text:p>40.5</text:p>
          </table:table-cell>
          <table:table-cell office:value-type="float" office:value="51.6667">
            <text:p>51.6667</text:p>
          </table:table-cell>
          <table:table-cell office:value-type="float" office:value="62.1667">
            <text:p>62.1667</text:p>
          </table:table-cell>
          <table:table-cell office:value-type="float" office:value="70.0">
            <text:p>70.0</text:p>
          </table:table-cell>
          <table:table-cell office:value-type="float" office:value="75.3333">
            <text:p>75.3333</text:p>
          </table:table-cell>
          <table:table-cell office:value-type="float" office:value="75.5">
            <text:p>75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9-22T13:00:00">
            <text:p>Fri Sep 22 13:00:00 2023</text:p>
          </table:table-cell>
          <table:table-cell office:value-type="float" office:value="47.5">
            <text:p>47.5</text:p>
          </table:table-cell>
          <table:table-cell office:value-type="float" office:value="47.6667">
            <text:p>47.6667</text:p>
          </table:table-cell>
          <table:table-cell office:value-type="float" office:value="49.5">
            <text:p>49.5</text:p>
          </table:table-cell>
          <table:table-cell office:value-type="float" office:value="48.3333">
            <text:p>48.3333</text:p>
          </table:table-cell>
          <table:table-cell office:value-type="float" office:value="47.8333">
            <text:p>47.8333</text:p>
          </table:table-cell>
          <table:table-cell office:value-type="float" office:value="55.1667">
            <text:p>55.1667</text:p>
          </table:table-cell>
          <table:table-cell office:value-type="float" office:value="54.0">
            <text:p>54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9-22T14:00:00">
            <text:p>Fri Sep 22 14:00:00 2023</text:p>
          </table:table-cell>
          <table:table-cell office:value-type="float" office:value="44.3333">
            <text:p>44.3333</text:p>
          </table:table-cell>
          <table:table-cell office:value-type="float" office:value="47.5">
            <text:p>47.5</text:p>
          </table:table-cell>
          <table:table-cell office:value-type="float" office:value="47.6667">
            <text:p>47.6667</text:p>
          </table:table-cell>
          <table:table-cell office:value-type="float" office:value="49.5">
            <text:p>49.5</text:p>
          </table:table-cell>
          <table:table-cell office:value-type="float" office:value="48.3333">
            <text:p>48.3333</text:p>
          </table:table-cell>
          <table:table-cell office:value-type="float" office:value="47.8333">
            <text:p>47.8333</text:p>
          </table:table-cell>
          <table:table-cell office:value-type="float" office:value="55.1667">
            <text:p>55.1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9-22T15:00:00">
            <text:p>Fri Sep 22 15:00:00 2023</text:p>
          </table:table-cell>
          <table:table-cell office:value-type="float" office:value="42.5">
            <text:p>42.5</text:p>
          </table:table-cell>
          <table:table-cell office:value-type="float" office:value="44.3333">
            <text:p>44.3333</text:p>
          </table:table-cell>
          <table:table-cell office:value-type="float" office:value="47.5">
            <text:p>47.5</text:p>
          </table:table-cell>
          <table:table-cell office:value-type="float" office:value="47.6667">
            <text:p>47.6667</text:p>
          </table:table-cell>
          <table:table-cell office:value-type="float" office:value="49.5">
            <text:p>49.5</text:p>
          </table:table-cell>
          <table:table-cell office:value-type="float" office:value="48.3333">
            <text:p>48.3333</text:p>
          </table:table-cell>
          <table:table-cell office:value-type="float" office:value="47.8333">
            <text:p>47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9-22T16:00:00">
            <text:p>Fri Sep 22 16:00:00 2023</text:p>
          </table:table-cell>
          <table:table-cell office:value-type="float" office:value="40.6667">
            <text:p>40.6667</text:p>
          </table:table-cell>
          <table:table-cell office:value-type="float" office:value="42.5">
            <text:p>42.5</text:p>
          </table:table-cell>
          <table:table-cell office:value-type="float" office:value="44.3333">
            <text:p>44.3333</text:p>
          </table:table-cell>
          <table:table-cell office:value-type="float" office:value="47.5">
            <text:p>47.5</text:p>
          </table:table-cell>
          <table:table-cell office:value-type="float" office:value="47.6667">
            <text:p>47.6667</text:p>
          </table:table-cell>
          <table:table-cell office:value-type="float" office:value="49.5">
            <text:p>49.5</text:p>
          </table:table-cell>
          <table:table-cell office:value-type="float" office:value="48.3333">
            <text:p>48.3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9-22T17:00:00">
            <text:p>Fri Sep 22 17:00:00 2023</text:p>
          </table:table-cell>
          <table:table-cell office:value-type="float" office:value="34.5">
            <text:p>34.5</text:p>
          </table:table-cell>
          <table:table-cell office:value-type="float" office:value="40.6667">
            <text:p>40.6667</text:p>
          </table:table-cell>
          <table:table-cell office:value-type="float" office:value="42.5">
            <text:p>42.5</text:p>
          </table:table-cell>
          <table:table-cell office:value-type="float" office:value="44.3333">
            <text:p>44.3333</text:p>
          </table:table-cell>
          <table:table-cell office:value-type="float" office:value="47.5">
            <text:p>47.5</text:p>
          </table:table-cell>
          <table:table-cell office:value-type="float" office:value="47.6667">
            <text:p>47.6667</text:p>
          </table:table-cell>
          <table:table-cell office:value-type="float" office:value="49.5">
            <text:p>49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9-23T13:00:00">
            <text:p>Sat Sep 23 13:00:00 2023</text:p>
          </table:table-cell>
          <table:table-cell office:value-type="float" office:value="74.3333">
            <text:p>74.3333</text:p>
          </table:table-cell>
          <table:table-cell office:value-type="float" office:value="75.1667">
            <text:p>75.1667</text:p>
          </table:table-cell>
          <table:table-cell office:value-type="float" office:value="74.8333">
            <text:p>74.8333</text:p>
          </table:table-cell>
          <table:table-cell office:value-type="float" office:value="66.3333">
            <text:p>66.3333</text:p>
          </table:table-cell>
          <table:table-cell office:value-type="float" office:value="65.3333">
            <text:p>65.3333</text:p>
          </table:table-cell>
          <table:table-cell office:value-type="float" office:value="60.1667">
            <text:p>60.1667</text:p>
          </table:table-cell>
          <table:table-cell office:value-type="float" office:value="50.8333">
            <text:p>50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9-23T14:00:00">
            <text:p>Sat Sep 23 14:00:00 2023</text:p>
          </table:table-cell>
          <table:table-cell office:value-type="float" office:value="72.3333">
            <text:p>72.3333</text:p>
          </table:table-cell>
          <table:table-cell office:value-type="float" office:value="74.3333">
            <text:p>74.3333</text:p>
          </table:table-cell>
          <table:table-cell office:value-type="float" office:value="75.1667">
            <text:p>75.1667</text:p>
          </table:table-cell>
          <table:table-cell office:value-type="float" office:value="74.8333">
            <text:p>74.8333</text:p>
          </table:table-cell>
          <table:table-cell office:value-type="float" office:value="66.3333">
            <text:p>66.3333</text:p>
          </table:table-cell>
          <table:table-cell office:value-type="float" office:value="65.3333">
            <text:p>65.3333</text:p>
          </table:table-cell>
          <table:table-cell office:value-type="float" office:value="60.1667">
            <text:p>60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9-23T15:00:00">
            <text:p>Sat Sep 23 15:00:00 2023</text:p>
          </table:table-cell>
          <table:table-cell office:value-type="float" office:value="60.0">
            <text:p>60.0</text:p>
          </table:table-cell>
          <table:table-cell office:value-type="float" office:value="72.3333">
            <text:p>72.3333</text:p>
          </table:table-cell>
          <table:table-cell office:value-type="float" office:value="74.3333">
            <text:p>74.3333</text:p>
          </table:table-cell>
          <table:table-cell office:value-type="float" office:value="75.1667">
            <text:p>75.1667</text:p>
          </table:table-cell>
          <table:table-cell office:value-type="float" office:value="74.8333">
            <text:p>74.8333</text:p>
          </table:table-cell>
          <table:table-cell office:value-type="float" office:value="66.3333">
            <text:p>66.3333</text:p>
          </table:table-cell>
          <table:table-cell office:value-type="float" office:value="65.3333">
            <text:p>65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9-23T16:00:00">
            <text:p>Sat Sep 23 16:00:00 2023</text:p>
          </table:table-cell>
          <table:table-cell office:value-type="float" office:value="34.5">
            <text:p>34.5</text:p>
          </table:table-cell>
          <table:table-cell office:value-type="float" office:value="60.0">
            <text:p>60.0</text:p>
          </table:table-cell>
          <table:table-cell office:value-type="float" office:value="72.3333">
            <text:p>72.3333</text:p>
          </table:table-cell>
          <table:table-cell office:value-type="float" office:value="74.3333">
            <text:p>74.3333</text:p>
          </table:table-cell>
          <table:table-cell office:value-type="float" office:value="75.1667">
            <text:p>75.1667</text:p>
          </table:table-cell>
          <table:table-cell office:value-type="float" office:value="74.8333">
            <text:p>74.8333</text:p>
          </table:table-cell>
          <table:table-cell office:value-type="float" office:value="66.3333">
            <text:p>66.3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9-23T17:00:00">
            <text:p>Sat Sep 23 17:00:00 2023</text:p>
          </table:table-cell>
          <table:table-cell office:value-type="float" office:value="50.5">
            <text:p>50.5</text:p>
          </table:table-cell>
          <table:table-cell office:value-type="float" office:value="34.5">
            <text:p>34.5</text:p>
          </table:table-cell>
          <table:table-cell office:value-type="float" office:value="60.0">
            <text:p>60.0</text:p>
          </table:table-cell>
          <table:table-cell office:value-type="float" office:value="72.3333">
            <text:p>72.3333</text:p>
          </table:table-cell>
          <table:table-cell office:value-type="float" office:value="74.3333">
            <text:p>74.3333</text:p>
          </table:table-cell>
          <table:table-cell office:value-type="float" office:value="75.1667">
            <text:p>75.1667</text:p>
          </table:table-cell>
          <table:table-cell office:value-type="float" office:value="74.8333">
            <text:p>74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9-23T18:00:00">
            <text:p>Sat Sep 23 18:00:00 2023</text:p>
          </table:table-cell>
          <table:table-cell office:value-type="float" office:value="45.0">
            <text:p>45.0</text:p>
          </table:table-cell>
          <table:table-cell office:value-type="float" office:value="50.5">
            <text:p>50.5</text:p>
          </table:table-cell>
          <table:table-cell office:value-type="float" office:value="34.5">
            <text:p>34.5</text:p>
          </table:table-cell>
          <table:table-cell office:value-type="float" office:value="60.0">
            <text:p>60.0</text:p>
          </table:table-cell>
          <table:table-cell office:value-type="float" office:value="72.3333">
            <text:p>72.3333</text:p>
          </table:table-cell>
          <table:table-cell office:value-type="float" office:value="74.3333">
            <text:p>74.3333</text:p>
          </table:table-cell>
          <table:table-cell office:value-type="float" office:value="75.1667">
            <text:p>75.1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9-24T11:00:00">
            <text:p>Sun Sep 24 11:00:00 2023</text:p>
          </table:table-cell>
          <table:table-cell office:value-type="float" office:value="75.0">
            <text:p>75.0</text:p>
          </table:table-cell>
          <table:table-cell office:value-type="float" office:value="74.3333">
            <text:p>74.3333</text:p>
          </table:table-cell>
          <table:table-cell office:value-type="float" office:value="70.8333">
            <text:p>70.8333</text:p>
          </table:table-cell>
          <table:table-cell office:value-type="float" office:value="63.3333">
            <text:p>63.3333</text:p>
          </table:table-cell>
          <table:table-cell office:value-type="float" office:value="58.3333">
            <text:p>58.3333</text:p>
          </table:table-cell>
          <table:table-cell office:value-type="float" office:value="49.3333">
            <text:p>49.3333</text:p>
          </table:table-cell>
          <table:table-cell office:value-type="float" office:value="35.6667">
            <text:p>35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9-24T12:00:00">
            <text:p>Sun Sep 24 12:00:00 2023</text:p>
          </table:table-cell>
          <table:table-cell office:value-type="float" office:value="82.1667">
            <text:p>82.1667</text:p>
          </table:table-cell>
          <table:table-cell office:value-type="float" office:value="75.0">
            <text:p>75.0</text:p>
          </table:table-cell>
          <table:table-cell office:value-type="float" office:value="74.3333">
            <text:p>74.3333</text:p>
          </table:table-cell>
          <table:table-cell office:value-type="float" office:value="70.8333">
            <text:p>70.8333</text:p>
          </table:table-cell>
          <table:table-cell office:value-type="float" office:value="63.3333">
            <text:p>63.3333</text:p>
          </table:table-cell>
          <table:table-cell office:value-type="float" office:value="58.3333">
            <text:p>58.3333</text:p>
          </table:table-cell>
          <table:table-cell office:value-type="float" office:value="49.3333">
            <text:p>49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9-24T13:00:00">
            <text:p>Sun Sep 24 13:00:00 2023</text:p>
          </table:table-cell>
          <table:table-cell office:value-type="float" office:value="81.8333">
            <text:p>81.8333</text:p>
          </table:table-cell>
          <table:table-cell office:value-type="float" office:value="82.1667">
            <text:p>82.1667</text:p>
          </table:table-cell>
          <table:table-cell office:value-type="float" office:value="75.0">
            <text:p>75.0</text:p>
          </table:table-cell>
          <table:table-cell office:value-type="float" office:value="74.3333">
            <text:p>74.3333</text:p>
          </table:table-cell>
          <table:table-cell office:value-type="float" office:value="70.8333">
            <text:p>70.8333</text:p>
          </table:table-cell>
          <table:table-cell office:value-type="float" office:value="63.3333">
            <text:p>63.3333</text:p>
          </table:table-cell>
          <table:table-cell office:value-type="float" office:value="58.3333">
            <text:p>58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9-24T14:00:00">
            <text:p>Sun Sep 24 14:00:00 2023</text:p>
          </table:table-cell>
          <table:table-cell office:value-type="float" office:value="83.1667">
            <text:p>83.1667</text:p>
          </table:table-cell>
          <table:table-cell office:value-type="float" office:value="81.8333">
            <text:p>81.8333</text:p>
          </table:table-cell>
          <table:table-cell office:value-type="float" office:value="82.1667">
            <text:p>82.1667</text:p>
          </table:table-cell>
          <table:table-cell office:value-type="float" office:value="75.0">
            <text:p>75.0</text:p>
          </table:table-cell>
          <table:table-cell office:value-type="float" office:value="74.3333">
            <text:p>74.3333</text:p>
          </table:table-cell>
          <table:table-cell office:value-type="float" office:value="70.8333">
            <text:p>70.8333</text:p>
          </table:table-cell>
          <table:table-cell office:value-type="float" office:value="63.3333">
            <text:p>63.3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9-24T15:00:00">
            <text:p>Sun Sep 24 15:00:00 2023</text:p>
          </table:table-cell>
          <table:table-cell office:value-type="float" office:value="68.1667">
            <text:p>68.1667</text:p>
          </table:table-cell>
          <table:table-cell office:value-type="float" office:value="83.1667">
            <text:p>83.1667</text:p>
          </table:table-cell>
          <table:table-cell office:value-type="float" office:value="81.8333">
            <text:p>81.8333</text:p>
          </table:table-cell>
          <table:table-cell office:value-type="float" office:value="82.1667">
            <text:p>82.1667</text:p>
          </table:table-cell>
          <table:table-cell office:value-type="float" office:value="75.0">
            <text:p>75.0</text:p>
          </table:table-cell>
          <table:table-cell office:value-type="float" office:value="74.3333">
            <text:p>74.3333</text:p>
          </table:table-cell>
          <table:table-cell office:value-type="float" office:value="70.8333">
            <text:p>70.8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9-24T16:00:00">
            <text:p>Sun Sep 24 16:00:00 2023</text:p>
          </table:table-cell>
          <table:table-cell office:value-type="float" office:value="31.0">
            <text:p>31.0</text:p>
          </table:table-cell>
          <table:table-cell office:value-type="float" office:value="68.1667">
            <text:p>68.1667</text:p>
          </table:table-cell>
          <table:table-cell office:value-type="float" office:value="83.1667">
            <text:p>83.1667</text:p>
          </table:table-cell>
          <table:table-cell office:value-type="float" office:value="81.8333">
            <text:p>81.8333</text:p>
          </table:table-cell>
          <table:table-cell office:value-type="float" office:value="82.1667">
            <text:p>82.1667</text:p>
          </table:table-cell>
          <table:table-cell office:value-type="float" office:value="75.0">
            <text:p>75.0</text:p>
          </table:table-cell>
          <table:table-cell office:value-type="float" office:value="74.3333">
            <text:p>74.3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9-25T13:00:00">
            <text:p>Mon Sep 25 13:00:00 2023</text:p>
          </table:table-cell>
          <table:table-cell office:value-type="float" office:value="93.8333">
            <text:p>93.8333</text:p>
          </table:table-cell>
          <table:table-cell office:value-type="float" office:value="87.5">
            <text:p>87.5</text:p>
          </table:table-cell>
          <table:table-cell office:value-type="float" office:value="85.8333">
            <text:p>85.8333</text:p>
          </table:table-cell>
          <table:table-cell office:value-type="float" office:value="82.3333">
            <text:p>82.3333</text:p>
          </table:table-cell>
          <table:table-cell office:value-type="float" office:value="76.6667">
            <text:p>76.6667</text:p>
          </table:table-cell>
          <table:table-cell office:value-type="float" office:value="71.0">
            <text:p>71.0</text:p>
          </table:table-cell>
          <table:table-cell office:value-type="float" office:value="62.5">
            <text:p>62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9-25T14:00:00">
            <text:p>Mon Sep 25 14:00:00 2023</text:p>
          </table:table-cell>
          <table:table-cell office:value-type="float" office:value="87.8333">
            <text:p>87.8333</text:p>
          </table:table-cell>
          <table:table-cell office:value-type="float" office:value="93.8333">
            <text:p>93.8333</text:p>
          </table:table-cell>
          <table:table-cell office:value-type="float" office:value="87.5">
            <text:p>87.5</text:p>
          </table:table-cell>
          <table:table-cell office:value-type="float" office:value="85.8333">
            <text:p>85.8333</text:p>
          </table:table-cell>
          <table:table-cell office:value-type="float" office:value="82.3333">
            <text:p>82.3333</text:p>
          </table:table-cell>
          <table:table-cell office:value-type="float" office:value="76.6667">
            <text:p>76.6667</text:p>
          </table:table-cell>
          <table:table-cell office:value-type="float" office:value="71.0">
            <text:p>71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9-25T15:00:00">
            <text:p>Mon Sep 25 15:00:00 2023</text:p>
          </table:table-cell>
          <table:table-cell office:value-type="float" office:value="61.1667">
            <text:p>61.1667</text:p>
          </table:table-cell>
          <table:table-cell office:value-type="float" office:value="87.8333">
            <text:p>87.8333</text:p>
          </table:table-cell>
          <table:table-cell office:value-type="float" office:value="93.8333">
            <text:p>93.8333</text:p>
          </table:table-cell>
          <table:table-cell office:value-type="float" office:value="87.5">
            <text:p>87.5</text:p>
          </table:table-cell>
          <table:table-cell office:value-type="float" office:value="85.8333">
            <text:p>85.8333</text:p>
          </table:table-cell>
          <table:table-cell office:value-type="float" office:value="82.3333">
            <text:p>82.3333</text:p>
          </table:table-cell>
          <table:table-cell office:value-type="float" office:value="76.6667">
            <text:p>76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9-25T16:00:00">
            <text:p>Mon Sep 25 16:00:00 2023</text:p>
          </table:table-cell>
          <table:table-cell office:value-type="float" office:value="11.0">
            <text:p>11.0</text:p>
          </table:table-cell>
          <table:table-cell office:value-type="float" office:value="61.1667">
            <text:p>61.1667</text:p>
          </table:table-cell>
          <table:table-cell office:value-type="float" office:value="87.8333">
            <text:p>87.8333</text:p>
          </table:table-cell>
          <table:table-cell office:value-type="float" office:value="93.8333">
            <text:p>93.8333</text:p>
          </table:table-cell>
          <table:table-cell office:value-type="float" office:value="87.5">
            <text:p>87.5</text:p>
          </table:table-cell>
          <table:table-cell office:value-type="float" office:value="85.8333">
            <text:p>85.8333</text:p>
          </table:table-cell>
          <table:table-cell office:value-type="float" office:value="82.3333">
            <text:p>82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9-25T17:00:00">
            <text:p>Mon Sep 25 17:00:00 2023</text:p>
          </table:table-cell>
          <table:table-cell office:value-type="float" office:value="39.3333">
            <text:p>39.3333</text:p>
          </table:table-cell>
          <table:table-cell office:value-type="float" office:value="11.0">
            <text:p>11.0</text:p>
          </table:table-cell>
          <table:table-cell office:value-type="float" office:value="61.1667">
            <text:p>61.1667</text:p>
          </table:table-cell>
          <table:table-cell office:value-type="float" office:value="87.8333">
            <text:p>87.8333</text:p>
          </table:table-cell>
          <table:table-cell office:value-type="float" office:value="93.8333">
            <text:p>93.8333</text:p>
          </table:table-cell>
          <table:table-cell office:value-type="float" office:value="87.5">
            <text:p>87.5</text:p>
          </table:table-cell>
          <table:table-cell office:value-type="float" office:value="85.8333">
            <text:p>85.833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9-25T18:00:00">
            <text:p>Mon Sep 25 18:00:00 2023</text:p>
          </table:table-cell>
          <table:table-cell office:value-type="float" office:value="50.1667">
            <text:p>50.1667</text:p>
          </table:table-cell>
          <table:table-cell office:value-type="float" office:value="39.3333">
            <text:p>39.3333</text:p>
          </table:table-cell>
          <table:table-cell office:value-type="float" office:value="11.0">
            <text:p>11.0</text:p>
          </table:table-cell>
          <table:table-cell office:value-type="float" office:value="61.1667">
            <text:p>61.1667</text:p>
          </table:table-cell>
          <table:table-cell office:value-type="float" office:value="87.8333">
            <text:p>87.8333</text:p>
          </table:table-cell>
          <table:table-cell office:value-type="float" office:value="93.8333">
            <text:p>93.8333</text:p>
          </table:table-cell>
          <table:table-cell office:value-type="float" office:value="87.5">
            <text:p>87.5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9-25T19:00:00">
            <text:p>Mon Sep 25 19:00:00 2023</text:p>
          </table:table-cell>
          <table:table-cell office:value-type="float" office:value="56.6667">
            <text:p>56.6667</text:p>
          </table:table-cell>
          <table:table-cell office:value-type="float" office:value="50.1667">
            <text:p>50.1667</text:p>
          </table:table-cell>
          <table:table-cell office:value-type="float" office:value="39.3333">
            <text:p>39.3333</text:p>
          </table:table-cell>
          <table:table-cell office:value-type="float" office:value="11.0">
            <text:p>11.0</text:p>
          </table:table-cell>
          <table:table-cell office:value-type="float" office:value="61.1667">
            <text:p>61.1667</text:p>
          </table:table-cell>
          <table:table-cell office:value-type="float" office:value="87.8333">
            <text:p>87.8333</text:p>
          </table:table-cell>
          <table:table-cell office:value-type="float" office:value="93.8333">
            <text:p>93.8333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3-09-26T14:00:00">
            <text:p>Tue Sep 26 14:00:00 2023</text:p>
          </table:table-cell>
          <table:table-cell office:value-type="float" office:value="79.1667">
            <text:p>79.1667</text:p>
          </table:table-cell>
          <table:table-cell office:value-type="float" office:value="100.0">
            <text:p>100.0</text:p>
          </table:table-cell>
          <table:table-cell office:value-type="float" office:value="98.8333">
            <text:p>98.8333</text:p>
          </table:table-cell>
          <table:table-cell office:value-type="float" office:value="87.8333">
            <text:p>87.8333</text:p>
          </table:table-cell>
          <table:table-cell office:value-type="float" office:value="67.8333">
            <text:p>67.8333</text:p>
          </table:table-cell>
          <table:table-cell office:value-type="float" office:value="65.0">
            <text:p>65.0</text:p>
          </table:table-cell>
          <table:table-cell office:value-type="float" office:value="55.5">
            <text:p>55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9-26T15:00:00">
            <text:p>Tue Sep 26 15:00:00 2023</text:p>
          </table:table-cell>
          <table:table-cell office:value-type="float" office:value="54.3333">
            <text:p>54.3333</text:p>
          </table:table-cell>
          <table:table-cell office:value-type="float" office:value="79.1667">
            <text:p>79.1667</text:p>
          </table:table-cell>
          <table:table-cell office:value-type="float" office:value="100.0">
            <text:p>100.0</text:p>
          </table:table-cell>
          <table:table-cell office:value-type="float" office:value="98.8333">
            <text:p>98.8333</text:p>
          </table:table-cell>
          <table:table-cell office:value-type="float" office:value="87.8333">
            <text:p>87.8333</text:p>
          </table:table-cell>
          <table:table-cell office:value-type="float" office:value="67.8333">
            <text:p>67.8333</text:p>
          </table:table-cell>
          <table:table-cell office:value-type="float" office:value="65.0">
            <text:p>65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9-26T16:00:00">
            <text:p>Tue Sep 26 16:00:00 2023</text:p>
          </table:table-cell>
          <table:table-cell office:value-type="float" office:value="59.8333">
            <text:p>59.8333</text:p>
          </table:table-cell>
          <table:table-cell office:value-type="float" office:value="54.3333">
            <text:p>54.3333</text:p>
          </table:table-cell>
          <table:table-cell office:value-type="float" office:value="79.1667">
            <text:p>79.1667</text:p>
          </table:table-cell>
          <table:table-cell office:value-type="float" office:value="100.0">
            <text:p>100.0</text:p>
          </table:table-cell>
          <table:table-cell office:value-type="float" office:value="98.8333">
            <text:p>98.8333</text:p>
          </table:table-cell>
          <table:table-cell office:value-type="float" office:value="87.8333">
            <text:p>87.8333</text:p>
          </table:table-cell>
          <table:table-cell office:value-type="float" office:value="67.8333">
            <text:p>67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9-26T17:00:00">
            <text:p>Tue Sep 26 17:00:00 2023</text:p>
          </table:table-cell>
          <table:table-cell office:value-type="float" office:value="51.0">
            <text:p>51.0</text:p>
          </table:table-cell>
          <table:table-cell office:value-type="float" office:value="59.8333">
            <text:p>59.8333</text:p>
          </table:table-cell>
          <table:table-cell office:value-type="float" office:value="54.3333">
            <text:p>54.3333</text:p>
          </table:table-cell>
          <table:table-cell office:value-type="float" office:value="79.1667">
            <text:p>79.1667</text:p>
          </table:table-cell>
          <table:table-cell office:value-type="float" office:value="100.0">
            <text:p>100.0</text:p>
          </table:table-cell>
          <table:table-cell office:value-type="float" office:value="98.8333">
            <text:p>98.8333</text:p>
          </table:table-cell>
          <table:table-cell office:value-type="float" office:value="87.8333">
            <text:p>87.8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9-26T18:00:00">
            <text:p>Tue Sep 26 18:00:00 2023</text:p>
          </table:table-cell>
          <table:table-cell office:value-type="float" office:value="40.1667">
            <text:p>40.1667</text:p>
          </table:table-cell>
          <table:table-cell office:value-type="float" office:value="51.0">
            <text:p>51.0</text:p>
          </table:table-cell>
          <table:table-cell office:value-type="float" office:value="59.8333">
            <text:p>59.8333</text:p>
          </table:table-cell>
          <table:table-cell office:value-type="float" office:value="54.3333">
            <text:p>54.3333</text:p>
          </table:table-cell>
          <table:table-cell office:value-type="float" office:value="79.1667">
            <text:p>79.1667</text:p>
          </table:table-cell>
          <table:table-cell office:value-type="float" office:value="100.0">
            <text:p>100.0</text:p>
          </table:table-cell>
          <table:table-cell office:value-type="float" office:value="98.8333">
            <text:p>98.8333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3-09-26T19:00:00">
            <text:p>Tue Sep 26 19:00:00 2023</text:p>
          </table:table-cell>
          <table:table-cell office:value-type="float" office:value="32.0">
            <text:p>32.0</text:p>
          </table:table-cell>
          <table:table-cell office:value-type="float" office:value="40.1667">
            <text:p>40.1667</text:p>
          </table:table-cell>
          <table:table-cell office:value-type="float" office:value="51.0">
            <text:p>51.0</text:p>
          </table:table-cell>
          <table:table-cell office:value-type="float" office:value="59.8333">
            <text:p>59.8333</text:p>
          </table:table-cell>
          <table:table-cell office:value-type="float" office:value="54.3333">
            <text:p>54.3333</text:p>
          </table:table-cell>
          <table:table-cell office:value-type="float" office:value="79.1667">
            <text:p>79.1667</text:p>
          </table:table-cell>
          <table:table-cell office:value-type="float" office:value="100.0">
            <text:p>100.0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9-27T13:00:00">
            <text:p>Wed Sep 27 13:00:00 2023</text:p>
          </table:table-cell>
          <table:table-cell office:value-type="float" office:value="98.8333">
            <text:p>98.8333</text:p>
          </table:table-cell>
          <table:table-cell office:value-type="float" office:value="97.6667">
            <text:p>97.6667</text:p>
          </table:table-cell>
          <table:table-cell office:value-type="float" office:value="91.3333">
            <text:p>91.3333</text:p>
          </table:table-cell>
          <table:table-cell office:value-type="float" office:value="80.1667">
            <text:p>80.1667</text:p>
          </table:table-cell>
          <table:table-cell office:value-type="float" office:value="72.1667">
            <text:p>72.1667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9-27T14:00:00">
            <text:p>Wed Sep 27 14:00:00 2023</text:p>
          </table:table-cell>
          <table:table-cell office:value-type="float" office:value="86.5">
            <text:p>86.5</text:p>
          </table:table-cell>
          <table:table-cell office:value-type="float" office:value="98.8333">
            <text:p>98.8333</text:p>
          </table:table-cell>
          <table:table-cell office:value-type="float" office:value="97.6667">
            <text:p>97.6667</text:p>
          </table:table-cell>
          <table:table-cell office:value-type="float" office:value="91.3333">
            <text:p>91.3333</text:p>
          </table:table-cell>
          <table:table-cell office:value-type="float" office:value="80.1667">
            <text:p>80.1667</text:p>
          </table:table-cell>
          <table:table-cell office:value-type="float" office:value="72.1667">
            <text:p>72.1667</text:p>
          </table:table-cell>
          <table:table-cell office:value-type="float" office:value="47.3333">
            <text:p>47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27T15:00:00">
            <text:p>Wed Sep 27 15:00:00 2023</text:p>
          </table:table-cell>
          <table:table-cell office:value-type="float" office:value="18.6667">
            <text:p>18.6667</text:p>
          </table:table-cell>
          <table:table-cell office:value-type="float" office:value="86.5">
            <text:p>86.5</text:p>
          </table:table-cell>
          <table:table-cell office:value-type="float" office:value="98.8333">
            <text:p>98.8333</text:p>
          </table:table-cell>
          <table:table-cell office:value-type="float" office:value="97.6667">
            <text:p>97.6667</text:p>
          </table:table-cell>
          <table:table-cell office:value-type="float" office:value="91.3333">
            <text:p>91.3333</text:p>
          </table:table-cell>
          <table:table-cell office:value-type="float" office:value="80.1667">
            <text:p>80.1667</text:p>
          </table:table-cell>
          <table:table-cell office:value-type="float" office:value="72.1667">
            <text:p>72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27T16:00:00">
            <text:p>Wed Sep 27 16:00:00 2023</text:p>
          </table:table-cell>
          <table:table-cell office:value-type="float" office:value="49.6667">
            <text:p>49.6667</text:p>
          </table:table-cell>
          <table:table-cell office:value-type="float" office:value="18.6667">
            <text:p>18.6667</text:p>
          </table:table-cell>
          <table:table-cell office:value-type="float" office:value="86.5">
            <text:p>86.5</text:p>
          </table:table-cell>
          <table:table-cell office:value-type="float" office:value="98.8333">
            <text:p>98.8333</text:p>
          </table:table-cell>
          <table:table-cell office:value-type="float" office:value="97.6667">
            <text:p>97.6667</text:p>
          </table:table-cell>
          <table:table-cell office:value-type="float" office:value="91.3333">
            <text:p>91.3333</text:p>
          </table:table-cell>
          <table:table-cell office:value-type="float" office:value="80.1667">
            <text:p>80.1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9-27T17:00:00">
            <text:p>Wed Sep 27 17:00:00 2023</text:p>
          </table:table-cell>
          <table:table-cell office:value-type="float" office:value="48.5">
            <text:p>48.5</text:p>
          </table:table-cell>
          <table:table-cell office:value-type="float" office:value="49.6667">
            <text:p>49.6667</text:p>
          </table:table-cell>
          <table:table-cell office:value-type="float" office:value="18.6667">
            <text:p>18.6667</text:p>
          </table:table-cell>
          <table:table-cell office:value-type="float" office:value="86.5">
            <text:p>86.5</text:p>
          </table:table-cell>
          <table:table-cell office:value-type="float" office:value="98.8333">
            <text:p>98.8333</text:p>
          </table:table-cell>
          <table:table-cell office:value-type="float" office:value="97.6667">
            <text:p>97.6667</text:p>
          </table:table-cell>
          <table:table-cell office:value-type="float" office:value="91.3333">
            <text:p>91.3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9-27T18:00:00">
            <text:p>Wed Sep 27 18:00:00 2023</text:p>
          </table:table-cell>
          <table:table-cell office:value-type="float" office:value="44.0">
            <text:p>44.0</text:p>
          </table:table-cell>
          <table:table-cell office:value-type="float" office:value="48.5">
            <text:p>48.5</text:p>
          </table:table-cell>
          <table:table-cell office:value-type="float" office:value="49.6667">
            <text:p>49.6667</text:p>
          </table:table-cell>
          <table:table-cell office:value-type="float" office:value="18.6667">
            <text:p>18.6667</text:p>
          </table:table-cell>
          <table:table-cell office:value-type="float" office:value="86.5">
            <text:p>86.5</text:p>
          </table:table-cell>
          <table:table-cell office:value-type="float" office:value="98.8333">
            <text:p>98.8333</text:p>
          </table:table-cell>
          <table:table-cell office:value-type="float" office:value="97.6667">
            <text:p>97.6667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9-27T19:00:00">
            <text:p>Wed Sep 27 19:00:00 2023</text:p>
          </table:table-cell>
          <table:table-cell office:value-type="float" office:value="38.6667">
            <text:p>38.6667</text:p>
          </table:table-cell>
          <table:table-cell office:value-type="float" office:value="44.0">
            <text:p>44.0</text:p>
          </table:table-cell>
          <table:table-cell office:value-type="float" office:value="48.5">
            <text:p>48.5</text:p>
          </table:table-cell>
          <table:table-cell office:value-type="float" office:value="49.6667">
            <text:p>49.6667</text:p>
          </table:table-cell>
          <table:table-cell office:value-type="float" office:value="18.6667">
            <text:p>18.6667</text:p>
          </table:table-cell>
          <table:table-cell office:value-type="float" office:value="86.5">
            <text:p>86.5</text:p>
          </table:table-cell>
          <table:table-cell office:value-type="float" office:value="98.8333">
            <text:p>98.8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3-09-28T13:00:00">
            <text:p>Thu Sep 28 13:00:00 2023</text:p>
          </table:table-cell>
          <table:table-cell office:value-type="float" office:value="82.6667">
            <text:p>82.6667</text:p>
          </table:table-cell>
          <table:table-cell office:value-type="float" office:value="88.6667">
            <text:p>88.6667</text:p>
          </table:table-cell>
          <table:table-cell office:value-type="float" office:value="84.5">
            <text:p>84.5</text:p>
          </table:table-cell>
          <table:table-cell office:value-type="float" office:value="80.0">
            <text:p>80.0</text:p>
          </table:table-cell>
          <table:table-cell office:value-type="float" office:value="73.0">
            <text:p>73.0</text:p>
          </table:table-cell>
          <table:table-cell office:value-type="float" office:value="61.1667">
            <text:p>61.1667</text:p>
          </table:table-cell>
          <table:table-cell office:value-type="float" office:value="47.6667">
            <text:p>47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9-28T14:00:00">
            <text:p>Thu Sep 28 14:00:00 2023</text:p>
          </table:table-cell>
          <table:table-cell office:value-type="float" office:value="77.3333">
            <text:p>77.3333</text:p>
          </table:table-cell>
          <table:table-cell office:value-type="float" office:value="82.6667">
            <text:p>82.6667</text:p>
          </table:table-cell>
          <table:table-cell office:value-type="float" office:value="88.6667">
            <text:p>88.6667</text:p>
          </table:table-cell>
          <table:table-cell office:value-type="float" office:value="84.5">
            <text:p>84.5</text:p>
          </table:table-cell>
          <table:table-cell office:value-type="float" office:value="80.0">
            <text:p>80.0</text:p>
          </table:table-cell>
          <table:table-cell office:value-type="float" office:value="73.0">
            <text:p>73.0</text:p>
          </table:table-cell>
          <table:table-cell office:value-type="float" office:value="61.1667">
            <text:p>61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9-28T15:00:00">
            <text:p>Thu Sep 28 15:00:00 2023</text:p>
          </table:table-cell>
          <table:table-cell office:value-type="float" office:value="48.0">
            <text:p>48.0</text:p>
          </table:table-cell>
          <table:table-cell office:value-type="float" office:value="77.3333">
            <text:p>77.3333</text:p>
          </table:table-cell>
          <table:table-cell office:value-type="float" office:value="82.6667">
            <text:p>82.6667</text:p>
          </table:table-cell>
          <table:table-cell office:value-type="float" office:value="88.6667">
            <text:p>88.6667</text:p>
          </table:table-cell>
          <table:table-cell office:value-type="float" office:value="84.5">
            <text:p>84.5</text:p>
          </table:table-cell>
          <table:table-cell office:value-type="float" office:value="80.0">
            <text:p>80.0</text:p>
          </table:table-cell>
          <table:table-cell office:value-type="float" office:value="73.0">
            <text:p>73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9-28T16:00:00">
            <text:p>Thu Sep 28 16:00:00 2023</text:p>
          </table:table-cell>
          <table:table-cell office:value-type="float" office:value="20.6667">
            <text:p>20.6667</text:p>
          </table:table-cell>
          <table:table-cell office:value-type="float" office:value="48.0">
            <text:p>48.0</text:p>
          </table:table-cell>
          <table:table-cell office:value-type="float" office:value="77.3333">
            <text:p>77.3333</text:p>
          </table:table-cell>
          <table:table-cell office:value-type="float" office:value="82.6667">
            <text:p>82.6667</text:p>
          </table:table-cell>
          <table:table-cell office:value-type="float" office:value="88.6667">
            <text:p>88.6667</text:p>
          </table:table-cell>
          <table:table-cell office:value-type="float" office:value="84.5">
            <text:p>84.5</text:p>
          </table:table-cell>
          <table:table-cell office:value-type="float" office:value="80.0">
            <text:p>80.0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9-28T17:00:00">
            <text:p>Thu Sep 28 17:00:00 2023</text:p>
          </table:table-cell>
          <table:table-cell office:value-type="float" office:value="35.5">
            <text:p>35.5</text:p>
          </table:table-cell>
          <table:table-cell office:value-type="float" office:value="20.6667">
            <text:p>20.6667</text:p>
          </table:table-cell>
          <table:table-cell office:value-type="float" office:value="48.0">
            <text:p>48.0</text:p>
          </table:table-cell>
          <table:table-cell office:value-type="float" office:value="77.3333">
            <text:p>77.3333</text:p>
          </table:table-cell>
          <table:table-cell office:value-type="float" office:value="82.6667">
            <text:p>82.6667</text:p>
          </table:table-cell>
          <table:table-cell office:value-type="float" office:value="88.6667">
            <text:p>88.6667</text:p>
          </table:table-cell>
          <table:table-cell office:value-type="float" office:value="84.5">
            <text:p>84.5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9-28T18:00:00">
            <text:p>Thu Sep 28 18:00:00 2023</text:p>
          </table:table-cell>
          <table:table-cell office:value-type="float" office:value="41.5">
            <text:p>41.5</text:p>
          </table:table-cell>
          <table:table-cell office:value-type="float" office:value="35.5">
            <text:p>35.5</text:p>
          </table:table-cell>
          <table:table-cell office:value-type="float" office:value="20.6667">
            <text:p>20.6667</text:p>
          </table:table-cell>
          <table:table-cell office:value-type="float" office:value="48.0">
            <text:p>48.0</text:p>
          </table:table-cell>
          <table:table-cell office:value-type="float" office:value="77.3333">
            <text:p>77.3333</text:p>
          </table:table-cell>
          <table:table-cell office:value-type="float" office:value="82.6667">
            <text:p>82.6667</text:p>
          </table:table-cell>
          <table:table-cell office:value-type="float" office:value="88.6667">
            <text:p>88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9-28T19:00:00">
            <text:p>Thu Sep 28 19:00:00 2023</text:p>
          </table:table-cell>
          <table:table-cell office:value-type="float" office:value="46.5">
            <text:p>46.5</text:p>
          </table:table-cell>
          <table:table-cell office:value-type="float" office:value="41.5">
            <text:p>41.5</text:p>
          </table:table-cell>
          <table:table-cell office:value-type="float" office:value="35.5">
            <text:p>35.5</text:p>
          </table:table-cell>
          <table:table-cell office:value-type="float" office:value="20.6667">
            <text:p>20.6667</text:p>
          </table:table-cell>
          <table:table-cell office:value-type="float" office:value="48.0">
            <text:p>48.0</text:p>
          </table:table-cell>
          <table:table-cell office:value-type="float" office:value="77.3333">
            <text:p>77.3333</text:p>
          </table:table-cell>
          <table:table-cell office:value-type="float" office:value="82.6667">
            <text:p>82.6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9-29T14:00:00">
            <text:p>Fri Sep 29 14:00:00 2023</text:p>
          </table:table-cell>
          <table:table-cell office:value-type="float" office:value="45.6667">
            <text:p>45.6667</text:p>
          </table:table-cell>
          <table:table-cell office:value-type="float" office:value="78.8333">
            <text:p>78.8333</text:p>
          </table:table-cell>
          <table:table-cell office:value-type="float" office:value="80.5">
            <text:p>80.5</text:p>
          </table:table-cell>
          <table:table-cell office:value-type="float" office:value="83.6667">
            <text:p>83.6667</text:p>
          </table:table-cell>
          <table:table-cell office:value-type="float" office:value="74.3333">
            <text:p>74.3333</text:p>
          </table:table-cell>
          <table:table-cell office:value-type="float" office:value="65.6667">
            <text:p>65.6667</text:p>
          </table:table-cell>
          <table:table-cell office:value-type="float" office:value="57.5">
            <text:p>57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9-29T15:00:00">
            <text:p>Fri Sep 29 15:00:00 2023</text:p>
          </table:table-cell>
          <table:table-cell office:value-type="float" office:value="6.3333">
            <text:p>6.3333</text:p>
          </table:table-cell>
          <table:table-cell office:value-type="float" office:value="45.6667">
            <text:p>45.6667</text:p>
          </table:table-cell>
          <table:table-cell office:value-type="float" office:value="78.8333">
            <text:p>78.8333</text:p>
          </table:table-cell>
          <table:table-cell office:value-type="float" office:value="80.5">
            <text:p>80.5</text:p>
          </table:table-cell>
          <table:table-cell office:value-type="float" office:value="83.6667">
            <text:p>83.6667</text:p>
          </table:table-cell>
          <table:table-cell office:value-type="float" office:value="74.3333">
            <text:p>74.3333</text:p>
          </table:table-cell>
          <table:table-cell office:value-type="float" office:value="65.6667">
            <text:p>65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29T16:00:00">
            <text:p>Fri Sep 29 16:00:00 2023</text:p>
          </table:table-cell>
          <table:table-cell office:value-type="float" office:value="2.5">
            <text:p>2.5</text:p>
          </table:table-cell>
          <table:table-cell office:value-type="float" office:value="6.3333">
            <text:p>6.3333</text:p>
          </table:table-cell>
          <table:table-cell office:value-type="float" office:value="45.6667">
            <text:p>45.6667</text:p>
          </table:table-cell>
          <table:table-cell office:value-type="float" office:value="78.8333">
            <text:p>78.8333</text:p>
          </table:table-cell>
          <table:table-cell office:value-type="float" office:value="80.5">
            <text:p>80.5</text:p>
          </table:table-cell>
          <table:table-cell office:value-type="float" office:value="83.6667">
            <text:p>83.6667</text:p>
          </table:table-cell>
          <table:table-cell office:value-type="float" office:value="74.3333">
            <text:p>74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29T17:00:00">
            <text:p>Fri Sep 29 17:00:00 2023</text:p>
          </table:table-cell>
          <table:table-cell office:value-type="float" office:value="43.6667">
            <text:p>43.6667</text:p>
          </table:table-cell>
          <table:table-cell office:value-type="float" office:value="2.5">
            <text:p>2.5</text:p>
          </table:table-cell>
          <table:table-cell office:value-type="float" office:value="6.3333">
            <text:p>6.3333</text:p>
          </table:table-cell>
          <table:table-cell office:value-type="float" office:value="45.6667">
            <text:p>45.6667</text:p>
          </table:table-cell>
          <table:table-cell office:value-type="float" office:value="78.8333">
            <text:p>78.8333</text:p>
          </table:table-cell>
          <table:table-cell office:value-type="float" office:value="80.5">
            <text:p>80.5</text:p>
          </table:table-cell>
          <table:table-cell office:value-type="float" office:value="83.6667">
            <text:p>83.6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9-29T18:00:00">
            <text:p>Fri Sep 29 18:00:00 2023</text:p>
          </table:table-cell>
          <table:table-cell office:value-type="float" office:value="78.8333">
            <text:p>78.8333</text:p>
          </table:table-cell>
          <table:table-cell office:value-type="float" office:value="43.6667">
            <text:p>43.6667</text:p>
          </table:table-cell>
          <table:table-cell office:value-type="float" office:value="2.5">
            <text:p>2.5</text:p>
          </table:table-cell>
          <table:table-cell office:value-type="float" office:value="6.3333">
            <text:p>6.3333</text:p>
          </table:table-cell>
          <table:table-cell office:value-type="float" office:value="45.6667">
            <text:p>45.6667</text:p>
          </table:table-cell>
          <table:table-cell office:value-type="float" office:value="78.8333">
            <text:p>78.8333</text:p>
          </table:table-cell>
          <table:table-cell office:value-type="float" office:value="80.5">
            <text:p>80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9-29T19:00:00">
            <text:p>Fri Sep 29 19:00:00 2023</text:p>
          </table:table-cell>
          <table:table-cell office:value-type="float" office:value="70.0">
            <text:p>70.0</text:p>
          </table:table-cell>
          <table:table-cell office:value-type="float" office:value="78.8333">
            <text:p>78.8333</text:p>
          </table:table-cell>
          <table:table-cell office:value-type="float" office:value="43.6667">
            <text:p>43.6667</text:p>
          </table:table-cell>
          <table:table-cell office:value-type="float" office:value="2.5">
            <text:p>2.5</text:p>
          </table:table-cell>
          <table:table-cell office:value-type="float" office:value="6.3333">
            <text:p>6.3333</text:p>
          </table:table-cell>
          <table:table-cell office:value-type="float" office:value="45.6667">
            <text:p>45.6667</text:p>
          </table:table-cell>
          <table:table-cell office:value-type="float" office:value="78.8333">
            <text:p>78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9-30T12:00:00">
            <text:p>Sat Sep 30 12:00:00 2023</text:p>
          </table:table-cell>
          <table:table-cell office:value-type="float" office:value="68.6667">
            <text:p>68.6667</text:p>
          </table:table-cell>
          <table:table-cell office:value-type="float" office:value="73.6667">
            <text:p>73.6667</text:p>
          </table:table-cell>
          <table:table-cell office:value-type="float" office:value="73.0">
            <text:p>73.0</text:p>
          </table:table-cell>
          <table:table-cell office:value-type="float" office:value="63.8333">
            <text:p>63.8333</text:p>
          </table:table-cell>
          <table:table-cell office:value-type="float" office:value="59.5">
            <text:p>59.5</text:p>
          </table:table-cell>
          <table:table-cell office:value-type="float" office:value="42.3333">
            <text:p>42.3333</text:p>
          </table:table-cell>
          <table:table-cell office:value-type="float" office:value="29.6667">
            <text:p>29.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9-30T13:00:00">
            <text:p>Sat Sep 30 13:00:00 2023</text:p>
          </table:table-cell>
          <table:table-cell office:value-type="float" office:value="68.5">
            <text:p>68.5</text:p>
          </table:table-cell>
          <table:table-cell office:value-type="float" office:value="68.6667">
            <text:p>68.6667</text:p>
          </table:table-cell>
          <table:table-cell office:value-type="float" office:value="73.6667">
            <text:p>73.6667</text:p>
          </table:table-cell>
          <table:table-cell office:value-type="float" office:value="73.0">
            <text:p>73.0</text:p>
          </table:table-cell>
          <table:table-cell office:value-type="float" office:value="63.8333">
            <text:p>63.8333</text:p>
          </table:table-cell>
          <table:table-cell office:value-type="float" office:value="59.5">
            <text:p>59.5</text:p>
          </table:table-cell>
          <table:table-cell office:value-type="float" office:value="42.3333">
            <text:p>42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9-30T14:00:00">
            <text:p>Sat Sep 30 14:00:00 2023</text:p>
          </table:table-cell>
          <table:table-cell office:value-type="float" office:value="61.0">
            <text:p>61.0</text:p>
          </table:table-cell>
          <table:table-cell office:value-type="float" office:value="68.5">
            <text:p>68.5</text:p>
          </table:table-cell>
          <table:table-cell office:value-type="float" office:value="68.6667">
            <text:p>68.6667</text:p>
          </table:table-cell>
          <table:table-cell office:value-type="float" office:value="73.6667">
            <text:p>73.6667</text:p>
          </table:table-cell>
          <table:table-cell office:value-type="float" office:value="73.0">
            <text:p>73.0</text:p>
          </table:table-cell>
          <table:table-cell office:value-type="float" office:value="63.8333">
            <text:p>63.8333</text:p>
          </table:table-cell>
          <table:table-cell office:value-type="float" office:value="59.5">
            <text:p>59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9-30T15:00:00">
            <text:p>Sat Sep 30 15:00:00 2023</text:p>
          </table:table-cell>
          <table:table-cell office:value-type="float" office:value="31.3333">
            <text:p>31.3333</text:p>
          </table:table-cell>
          <table:table-cell office:value-type="float" office:value="61.0">
            <text:p>61.0</text:p>
          </table:table-cell>
          <table:table-cell office:value-type="float" office:value="68.5">
            <text:p>68.5</text:p>
          </table:table-cell>
          <table:table-cell office:value-type="float" office:value="68.6667">
            <text:p>68.6667</text:p>
          </table:table-cell>
          <table:table-cell office:value-type="float" office:value="73.6667">
            <text:p>73.6667</text:p>
          </table:table-cell>
          <table:table-cell office:value-type="float" office:value="73.0">
            <text:p>73.0</text:p>
          </table:table-cell>
          <table:table-cell office:value-type="float" office:value="63.8333">
            <text:p>63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9-30T16:00:00">
            <text:p>Sat Sep 30 16:00:00 2023</text:p>
          </table:table-cell>
          <table:table-cell office:value-type="float" office:value="35.5">
            <text:p>35.5</text:p>
          </table:table-cell>
          <table:table-cell office:value-type="float" office:value="31.3333">
            <text:p>31.3333</text:p>
          </table:table-cell>
          <table:table-cell office:value-type="float" office:value="61.0">
            <text:p>61.0</text:p>
          </table:table-cell>
          <table:table-cell office:value-type="float" office:value="68.5">
            <text:p>68.5</text:p>
          </table:table-cell>
          <table:table-cell office:value-type="float" office:value="68.6667">
            <text:p>68.6667</text:p>
          </table:table-cell>
          <table:table-cell office:value-type="float" office:value="73.6667">
            <text:p>73.6667</text:p>
          </table:table-cell>
          <table:table-cell office:value-type="float" office:value="73.0">
            <text:p>73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10-01T11:00:00">
            <text:p>Sun Oct  1 11:00:00 2023</text:p>
          </table:table-cell>
          <table:table-cell office:value-type="float" office:value="79.3333">
            <text:p>79.3333</text:p>
          </table:table-cell>
          <table:table-cell office:value-type="float" office:value="78.3333">
            <text:p>78.3333</text:p>
          </table:table-cell>
          <table:table-cell office:value-type="float" office:value="69.8333">
            <text:p>69.8333</text:p>
          </table:table-cell>
          <table:table-cell office:value-type="float" office:value="61.6667">
            <text:p>61.6667</text:p>
          </table:table-cell>
          <table:table-cell office:value-type="float" office:value="56.6667">
            <text:p>56.6667</text:p>
          </table:table-cell>
          <table:table-cell office:value-type="float" office:value="51.1667">
            <text:p>51.1667</text:p>
          </table:table-cell>
          <table:table-cell office:value-type="float" office:value="38.1667">
            <text:p>38.1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10-01T12:00:00">
            <text:p>Sun Oct  1 12:00:00 2023</text:p>
          </table:table-cell>
          <table:table-cell office:value-type="float" office:value="79.8333">
            <text:p>79.8333</text:p>
          </table:table-cell>
          <table:table-cell office:value-type="float" office:value="79.3333">
            <text:p>79.3333</text:p>
          </table:table-cell>
          <table:table-cell office:value-type="float" office:value="78.3333">
            <text:p>78.3333</text:p>
          </table:table-cell>
          <table:table-cell office:value-type="float" office:value="69.8333">
            <text:p>69.8333</text:p>
          </table:table-cell>
          <table:table-cell office:value-type="float" office:value="61.6667">
            <text:p>61.6667</text:p>
          </table:table-cell>
          <table:table-cell office:value-type="float" office:value="56.6667">
            <text:p>56.6667</text:p>
          </table:table-cell>
          <table:table-cell office:value-type="float" office:value="51.1667">
            <text:p>51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01T21:00:00">
            <text:p>Sun Oct  1 21:00:00 2023</text:p>
          </table:table-cell>
          <table:table-cell office:value-type="float" office:value="81.1667">
            <text:p>81.1667</text:p>
          </table:table-cell>
          <table:table-cell office:value-type="float" office:value="79.8333">
            <text:p>79.8333</text:p>
          </table:table-cell>
          <table:table-cell office:value-type="float" office:value="79.3333">
            <text:p>79.3333</text:p>
          </table:table-cell>
          <table:table-cell office:value-type="float" office:value="78.3333">
            <text:p>78.3333</text:p>
          </table:table-cell>
          <table:table-cell office:value-type="float" office:value="69.8333">
            <text:p>69.8333</text:p>
          </table:table-cell>
          <table:table-cell office:value-type="float" office:value="61.6667">
            <text:p>61.6667</text:p>
          </table:table-cell>
          <table:table-cell office:value-type="float" office:value="56.6667">
            <text:p>56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0-01T22:00:00">
            <text:p>Sun Oct  1 22:00:00 2023</text:p>
          </table:table-cell>
          <table:table-cell office:value-type="float" office:value="67.1667">
            <text:p>67.1667</text:p>
          </table:table-cell>
          <table:table-cell office:value-type="float" office:value="81.1667">
            <text:p>81.1667</text:p>
          </table:table-cell>
          <table:table-cell office:value-type="float" office:value="79.8333">
            <text:p>79.8333</text:p>
          </table:table-cell>
          <table:table-cell office:value-type="float" office:value="79.3333">
            <text:p>79.3333</text:p>
          </table:table-cell>
          <table:table-cell office:value-type="float" office:value="78.3333">
            <text:p>78.3333</text:p>
          </table:table-cell>
          <table:table-cell office:value-type="float" office:value="69.8333">
            <text:p>69.8333</text:p>
          </table:table-cell>
          <table:table-cell office:value-type="float" office:value="61.6667">
            <text:p>61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10-01T23:00:00">
            <text:p>Sun Oct  1 23:00:00 2023</text:p>
          </table:table-cell>
          <table:table-cell office:value-type="float" office:value="43.3333">
            <text:p>43.3333</text:p>
          </table:table-cell>
          <table:table-cell office:value-type="float" office:value="67.1667">
            <text:p>67.1667</text:p>
          </table:table-cell>
          <table:table-cell office:value-type="float" office:value="81.1667">
            <text:p>81.1667</text:p>
          </table:table-cell>
          <table:table-cell office:value-type="float" office:value="79.8333">
            <text:p>79.8333</text:p>
          </table:table-cell>
          <table:table-cell office:value-type="float" office:value="79.3333">
            <text:p>79.3333</text:p>
          </table:table-cell>
          <table:table-cell office:value-type="float" office:value="78.3333">
            <text:p>78.3333</text:p>
          </table:table-cell>
          <table:table-cell office:value-type="float" office:value="69.8333">
            <text:p>69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02T00:00:00">
            <text:p>Mon Oct  2 00:00:00 2023</text:p>
          </table:table-cell>
          <table:table-cell office:value-type="float" office:value="39.3333">
            <text:p>39.3333</text:p>
          </table:table-cell>
          <table:table-cell office:value-type="float" office:value="43.3333">
            <text:p>43.3333</text:p>
          </table:table-cell>
          <table:table-cell office:value-type="float" office:value="67.1667">
            <text:p>67.1667</text:p>
          </table:table-cell>
          <table:table-cell office:value-type="float" office:value="81.1667">
            <text:p>81.1667</text:p>
          </table:table-cell>
          <table:table-cell office:value-type="float" office:value="79.8333">
            <text:p>79.8333</text:p>
          </table:table-cell>
          <table:table-cell office:value-type="float" office:value="79.3333">
            <text:p>79.3333</text:p>
          </table:table-cell>
          <table:table-cell office:value-type="float" office:value="78.3333">
            <text:p>78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10-04T12:00:00">
            <text:p>Wed Oct  4 12:00:00 2023</text:p>
          </table:table-cell>
          <table:table-cell office:value-type="float" office:value="39.5">
            <text:p>39.5</text:p>
          </table:table-cell>
          <table:table-cell office:value-type="float" office:value="39.3333">
            <text:p>39.3333</text:p>
          </table:table-cell>
          <table:table-cell office:value-type="float" office:value="43.3333">
            <text:p>43.3333</text:p>
          </table:table-cell>
          <table:table-cell office:value-type="float" office:value="67.1667">
            <text:p>67.1667</text:p>
          </table:table-cell>
          <table:table-cell office:value-type="float" office:value="81.1667">
            <text:p>81.1667</text:p>
          </table:table-cell>
          <table:table-cell office:value-type="float" office:value="79.8333">
            <text:p>79.8333</text:p>
          </table:table-cell>
          <table:table-cell office:value-type="float" office:value="79.3333">
            <text:p>79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0-04T13:00:00">
            <text:p>Wed Oct  4 13:00:00 2023</text:p>
          </table:table-cell>
          <table:table-cell office:value-type="float" office:value="47.8333">
            <text:p>47.8333</text:p>
          </table:table-cell>
          <table:table-cell office:value-type="float" office:value="39.5">
            <text:p>39.5</text:p>
          </table:table-cell>
          <table:table-cell office:value-type="float" office:value="39.3333">
            <text:p>39.3333</text:p>
          </table:table-cell>
          <table:table-cell office:value-type="float" office:value="43.3333">
            <text:p>43.3333</text:p>
          </table:table-cell>
          <table:table-cell office:value-type="float" office:value="67.1667">
            <text:p>67.1667</text:p>
          </table:table-cell>
          <table:table-cell office:value-type="float" office:value="81.1667">
            <text:p>81.1667</text:p>
          </table:table-cell>
          <table:table-cell office:value-type="float" office:value="79.8333">
            <text:p>79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0-04T14:00:00">
            <text:p>Wed Oct  4 14:00:00 2023</text:p>
          </table:table-cell>
          <table:table-cell office:value-type="float" office:value="33.1667">
            <text:p>33.1667</text:p>
          </table:table-cell>
          <table:table-cell office:value-type="float" office:value="47.8333">
            <text:p>47.8333</text:p>
          </table:table-cell>
          <table:table-cell office:value-type="float" office:value="39.5">
            <text:p>39.5</text:p>
          </table:table-cell>
          <table:table-cell office:value-type="float" office:value="39.3333">
            <text:p>39.3333</text:p>
          </table:table-cell>
          <table:table-cell office:value-type="float" office:value="43.3333">
            <text:p>43.3333</text:p>
          </table:table-cell>
          <table:table-cell office:value-type="float" office:value="67.1667">
            <text:p>67.1667</text:p>
          </table:table-cell>
          <table:table-cell office:value-type="float" office:value="81.1667">
            <text:p>81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10-04T15:00:00">
            <text:p>Wed Oct  4 15:00:00 2023</text:p>
          </table:table-cell>
          <table:table-cell office:value-type="float" office:value="27.5">
            <text:p>27.5</text:p>
          </table:table-cell>
          <table:table-cell office:value-type="float" office:value="33.1667">
            <text:p>33.1667</text:p>
          </table:table-cell>
          <table:table-cell office:value-type="float" office:value="47.8333">
            <text:p>47.8333</text:p>
          </table:table-cell>
          <table:table-cell office:value-type="float" office:value="39.5">
            <text:p>39.5</text:p>
          </table:table-cell>
          <table:table-cell office:value-type="float" office:value="39.3333">
            <text:p>39.3333</text:p>
          </table:table-cell>
          <table:table-cell office:value-type="float" office:value="43.3333">
            <text:p>43.3333</text:p>
          </table:table-cell>
          <table:table-cell office:value-type="float" office:value="67.1667">
            <text:p>67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10-04T16:00:00">
            <text:p>Wed Oct  4 16:00:00 2023</text:p>
          </table:table-cell>
          <table:table-cell office:value-type="float" office:value="34.1667">
            <text:p>34.1667</text:p>
          </table:table-cell>
          <table:table-cell office:value-type="float" office:value="27.5">
            <text:p>27.5</text:p>
          </table:table-cell>
          <table:table-cell office:value-type="float" office:value="33.1667">
            <text:p>33.1667</text:p>
          </table:table-cell>
          <table:table-cell office:value-type="float" office:value="47.8333">
            <text:p>47.8333</text:p>
          </table:table-cell>
          <table:table-cell office:value-type="float" office:value="39.5">
            <text:p>39.5</text:p>
          </table:table-cell>
          <table:table-cell office:value-type="float" office:value="39.3333">
            <text:p>39.3333</text:p>
          </table:table-cell>
          <table:table-cell office:value-type="float" office:value="43.3333">
            <text:p>43.3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10-04T17:00:00">
            <text:p>Wed Oct  4 17:00:00 2023</text:p>
          </table:table-cell>
          <table:table-cell office:value-type="float" office:value="45.1667">
            <text:p>45.1667</text:p>
          </table:table-cell>
          <table:table-cell office:value-type="float" office:value="34.1667">
            <text:p>34.1667</text:p>
          </table:table-cell>
          <table:table-cell office:value-type="float" office:value="27.5">
            <text:p>27.5</text:p>
          </table:table-cell>
          <table:table-cell office:value-type="float" office:value="33.1667">
            <text:p>33.1667</text:p>
          </table:table-cell>
          <table:table-cell office:value-type="float" office:value="47.8333">
            <text:p>47.8333</text:p>
          </table:table-cell>
          <table:table-cell office:value-type="float" office:value="39.5">
            <text:p>39.5</text:p>
          </table:table-cell>
          <table:table-cell office:value-type="float" office:value="39.3333">
            <text:p>39.3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10-04T18:00:00">
            <text:p>Wed Oct  4 18:00:00 2023</text:p>
          </table:table-cell>
          <table:table-cell office:value-type="float" office:value="41.6667">
            <text:p>41.6667</text:p>
          </table:table-cell>
          <table:table-cell office:value-type="float" office:value="45.1667">
            <text:p>45.1667</text:p>
          </table:table-cell>
          <table:table-cell office:value-type="float" office:value="34.1667">
            <text:p>34.1667</text:p>
          </table:table-cell>
          <table:table-cell office:value-type="float" office:value="27.5">
            <text:p>27.5</text:p>
          </table:table-cell>
          <table:table-cell office:value-type="float" office:value="33.1667">
            <text:p>33.1667</text:p>
          </table:table-cell>
          <table:table-cell office:value-type="float" office:value="47.8333">
            <text:p>47.8333</text:p>
          </table:table-cell>
          <table:table-cell office:value-type="float" office:value="39.5">
            <text:p>39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10-05T13:00:00">
            <text:p>Thu Oct  5 13:00:00 2023</text:p>
          </table:table-cell>
          <table:table-cell office:value-type="float" office:value="79.8333">
            <text:p>79.8333</text:p>
          </table:table-cell>
          <table:table-cell office:value-type="float" office:value="84.6667">
            <text:p>84.6667</text:p>
          </table:table-cell>
          <table:table-cell office:value-type="float" office:value="82.8333">
            <text:p>82.8333</text:p>
          </table:table-cell>
          <table:table-cell office:value-type="float" office:value="77.6667">
            <text:p>77.6667</text:p>
          </table:table-cell>
          <table:table-cell office:value-type="float" office:value="76.1667">
            <text:p>76.1667</text:p>
          </table:table-cell>
          <table:table-cell office:value-type="float" office:value="65.3333">
            <text:p>65.3333</text:p>
          </table:table-cell>
          <table:table-cell office:value-type="float" office:value="35.1667">
            <text:p>35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0-05T14:00:00">
            <text:p>Thu Oct  5 14:00:00 2023</text:p>
          </table:table-cell>
          <table:table-cell office:value-type="float" office:value="63.6667">
            <text:p>63.6667</text:p>
          </table:table-cell>
          <table:table-cell office:value-type="float" office:value="79.8333">
            <text:p>79.8333</text:p>
          </table:table-cell>
          <table:table-cell office:value-type="float" office:value="84.6667">
            <text:p>84.6667</text:p>
          </table:table-cell>
          <table:table-cell office:value-type="float" office:value="82.8333">
            <text:p>82.8333</text:p>
          </table:table-cell>
          <table:table-cell office:value-type="float" office:value="77.6667">
            <text:p>77.6667</text:p>
          </table:table-cell>
          <table:table-cell office:value-type="float" office:value="76.1667">
            <text:p>76.1667</text:p>
          </table:table-cell>
          <table:table-cell office:value-type="float" office:value="65.3333">
            <text:p>65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10-05T15:00:00">
            <text:p>Thu Oct  5 15:00:00 2023</text:p>
          </table:table-cell>
          <table:table-cell office:value-type="float" office:value="14.8333">
            <text:p>14.8333</text:p>
          </table:table-cell>
          <table:table-cell office:value-type="float" office:value="63.6667">
            <text:p>63.6667</text:p>
          </table:table-cell>
          <table:table-cell office:value-type="float" office:value="79.8333">
            <text:p>79.8333</text:p>
          </table:table-cell>
          <table:table-cell office:value-type="float" office:value="84.6667">
            <text:p>84.6667</text:p>
          </table:table-cell>
          <table:table-cell office:value-type="float" office:value="82.8333">
            <text:p>82.8333</text:p>
          </table:table-cell>
          <table:table-cell office:value-type="float" office:value="77.6667">
            <text:p>77.6667</text:p>
          </table:table-cell>
          <table:table-cell office:value-type="float" office:value="76.1667">
            <text:p>76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10-05T16:00:00">
            <text:p>Thu Oct  5 16:00:00 2023</text:p>
          </table:table-cell>
          <table:table-cell office:value-type="float" office:value="16.6667">
            <text:p>16.6667</text:p>
          </table:table-cell>
          <table:table-cell office:value-type="float" office:value="14.8333">
            <text:p>14.8333</text:p>
          </table:table-cell>
          <table:table-cell office:value-type="float" office:value="63.6667">
            <text:p>63.6667</text:p>
          </table:table-cell>
          <table:table-cell office:value-type="float" office:value="79.8333">
            <text:p>79.8333</text:p>
          </table:table-cell>
          <table:table-cell office:value-type="float" office:value="84.6667">
            <text:p>84.6667</text:p>
          </table:table-cell>
          <table:table-cell office:value-type="float" office:value="82.8333">
            <text:p>82.8333</text:p>
          </table:table-cell>
          <table:table-cell office:value-type="float" office:value="77.6667">
            <text:p>77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10-05T17:00:00">
            <text:p>Thu Oct  5 17:00:00 2023</text:p>
          </table:table-cell>
          <table:table-cell office:value-type="float" office:value="41.0">
            <text:p>41.0</text:p>
          </table:table-cell>
          <table:table-cell office:value-type="float" office:value="16.6667">
            <text:p>16.6667</text:p>
          </table:table-cell>
          <table:table-cell office:value-type="float" office:value="14.8333">
            <text:p>14.8333</text:p>
          </table:table-cell>
          <table:table-cell office:value-type="float" office:value="63.6667">
            <text:p>63.6667</text:p>
          </table:table-cell>
          <table:table-cell office:value-type="float" office:value="79.8333">
            <text:p>79.8333</text:p>
          </table:table-cell>
          <table:table-cell office:value-type="float" office:value="84.6667">
            <text:p>84.6667</text:p>
          </table:table-cell>
          <table:table-cell office:value-type="float" office:value="82.8333">
            <text:p>82.8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10-05T18:00:00">
            <text:p>Thu Oct  5 18:00:00 2023</text:p>
          </table:table-cell>
          <table:table-cell office:value-type="float" office:value="50.8333">
            <text:p>50.8333</text:p>
          </table:table-cell>
          <table:table-cell office:value-type="float" office:value="41.0">
            <text:p>41.0</text:p>
          </table:table-cell>
          <table:table-cell office:value-type="float" office:value="16.6667">
            <text:p>16.6667</text:p>
          </table:table-cell>
          <table:table-cell office:value-type="float" office:value="14.8333">
            <text:p>14.8333</text:p>
          </table:table-cell>
          <table:table-cell office:value-type="float" office:value="63.6667">
            <text:p>63.6667</text:p>
          </table:table-cell>
          <table:table-cell office:value-type="float" office:value="79.8333">
            <text:p>79.8333</text:p>
          </table:table-cell>
          <table:table-cell office:value-type="float" office:value="84.6667">
            <text:p>84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0-05T19:00:00">
            <text:p>Thu Oct  5 19:00:00 2023</text:p>
          </table:table-cell>
          <table:table-cell office:value-type="float" office:value="43.1667">
            <text:p>43.1667</text:p>
          </table:table-cell>
          <table:table-cell office:value-type="float" office:value="50.8333">
            <text:p>50.8333</text:p>
          </table:table-cell>
          <table:table-cell office:value-type="float" office:value="41.0">
            <text:p>41.0</text:p>
          </table:table-cell>
          <table:table-cell office:value-type="float" office:value="16.6667">
            <text:p>16.6667</text:p>
          </table:table-cell>
          <table:table-cell office:value-type="float" office:value="14.8333">
            <text:p>14.8333</text:p>
          </table:table-cell>
          <table:table-cell office:value-type="float" office:value="63.6667">
            <text:p>63.6667</text:p>
          </table:table-cell>
          <table:table-cell office:value-type="float" office:value="79.8333">
            <text:p>79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10-06T15:00:00">
            <text:p>Fri Oct  6 15:00:00 2023</text:p>
          </table:table-cell>
          <table:table-cell office:value-type="float" office:value="49.5">
            <text:p>49.5</text:p>
          </table:table-cell>
          <table:table-cell office:value-type="float" office:value="65.1667">
            <text:p>65.1667</text:p>
          </table:table-cell>
          <table:table-cell office:value-type="float" office:value="64.1667">
            <text:p>64.1667</text:p>
          </table:table-cell>
          <table:table-cell office:value-type="float" office:value="71.0">
            <text:p>71.0</text:p>
          </table:table-cell>
          <table:table-cell office:value-type="float" office:value="67.3333">
            <text:p>67.3333</text:p>
          </table:table-cell>
          <table:table-cell office:value-type="float" office:value="66.6667">
            <text:p>66.6667</text:p>
          </table:table-cell>
          <table:table-cell office:value-type="float" office:value="57.0">
            <text:p>57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10-06T16:00:00">
            <text:p>Fri Oct  6 16:00:00 2023</text:p>
          </table:table-cell>
          <table:table-cell office:value-type="float" office:value="28.6667">
            <text:p>28.6667</text:p>
          </table:table-cell>
          <table:table-cell office:value-type="float" office:value="49.5">
            <text:p>49.5</text:p>
          </table:table-cell>
          <table:table-cell office:value-type="float" office:value="65.1667">
            <text:p>65.1667</text:p>
          </table:table-cell>
          <table:table-cell office:value-type="float" office:value="64.1667">
            <text:p>64.1667</text:p>
          </table:table-cell>
          <table:table-cell office:value-type="float" office:value="71.0">
            <text:p>71.0</text:p>
          </table:table-cell>
          <table:table-cell office:value-type="float" office:value="67.3333">
            <text:p>67.3333</text:p>
          </table:table-cell>
          <table:table-cell office:value-type="float" office:value="66.6667">
            <text:p>66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10-06T17:00:00">
            <text:p>Fri Oct  6 17:00:00 2023</text:p>
          </table:table-cell>
          <table:table-cell office:value-type="float" office:value="38.6667">
            <text:p>38.6667</text:p>
          </table:table-cell>
          <table:table-cell office:value-type="float" office:value="28.6667">
            <text:p>28.6667</text:p>
          </table:table-cell>
          <table:table-cell office:value-type="float" office:value="49.5">
            <text:p>49.5</text:p>
          </table:table-cell>
          <table:table-cell office:value-type="float" office:value="65.1667">
            <text:p>65.1667</text:p>
          </table:table-cell>
          <table:table-cell office:value-type="float" office:value="64.1667">
            <text:p>64.1667</text:p>
          </table:table-cell>
          <table:table-cell office:value-type="float" office:value="71.0">
            <text:p>71.0</text:p>
          </table:table-cell>
          <table:table-cell office:value-type="float" office:value="67.3333">
            <text:p>67.3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10-06T18:00:00">
            <text:p>Fri Oct  6 18:00:00 2023</text:p>
          </table:table-cell>
          <table:table-cell office:value-type="float" office:value="56.1667">
            <text:p>56.1667</text:p>
          </table:table-cell>
          <table:table-cell office:value-type="float" office:value="38.6667">
            <text:p>38.6667</text:p>
          </table:table-cell>
          <table:table-cell office:value-type="float" office:value="28.6667">
            <text:p>28.6667</text:p>
          </table:table-cell>
          <table:table-cell office:value-type="float" office:value="49.5">
            <text:p>49.5</text:p>
          </table:table-cell>
          <table:table-cell office:value-type="float" office:value="65.1667">
            <text:p>65.1667</text:p>
          </table:table-cell>
          <table:table-cell office:value-type="float" office:value="64.1667">
            <text:p>64.1667</text:p>
          </table:table-cell>
          <table:table-cell office:value-type="float" office:value="71.0">
            <text:p>71.0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10-06T19:00:00">
            <text:p>Fri Oct  6 19:00:00 2023</text:p>
          </table:table-cell>
          <table:table-cell office:value-type="float" office:value="65.0">
            <text:p>65.0</text:p>
          </table:table-cell>
          <table:table-cell office:value-type="float" office:value="56.1667">
            <text:p>56.1667</text:p>
          </table:table-cell>
          <table:table-cell office:value-type="float" office:value="38.6667">
            <text:p>38.6667</text:p>
          </table:table-cell>
          <table:table-cell office:value-type="float" office:value="28.6667">
            <text:p>28.6667</text:p>
          </table:table-cell>
          <table:table-cell office:value-type="float" office:value="49.5">
            <text:p>49.5</text:p>
          </table:table-cell>
          <table:table-cell office:value-type="float" office:value="65.1667">
            <text:p>65.1667</text:p>
          </table:table-cell>
          <table:table-cell office:value-type="float" office:value="64.1667">
            <text:p>64.1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10-06T20:00:00">
            <text:p>Fri Oct  6 20:00:00 2023</text:p>
          </table:table-cell>
          <table:table-cell office:value-type="float" office:value="61.8333">
            <text:p>61.8333</text:p>
          </table:table-cell>
          <table:table-cell office:value-type="float" office:value="65.0">
            <text:p>65.0</text:p>
          </table:table-cell>
          <table:table-cell office:value-type="float" office:value="56.1667">
            <text:p>56.1667</text:p>
          </table:table-cell>
          <table:table-cell office:value-type="float" office:value="38.6667">
            <text:p>38.6667</text:p>
          </table:table-cell>
          <table:table-cell office:value-type="float" office:value="28.6667">
            <text:p>28.6667</text:p>
          </table:table-cell>
          <table:table-cell office:value-type="float" office:value="49.5">
            <text:p>49.5</text:p>
          </table:table-cell>
          <table:table-cell office:value-type="float" office:value="65.1667">
            <text:p>65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0-07T11:00:00">
            <text:p>Sat Oct  7 11:00:00 2023</text:p>
          </table:table-cell>
          <table:table-cell office:value-type="float" office:value="80.6667">
            <text:p>80.6667</text:p>
          </table:table-cell>
          <table:table-cell office:value-type="float" office:value="75.1667">
            <text:p>75.1667</text:p>
          </table:table-cell>
          <table:table-cell office:value-type="float" office:value="64.0">
            <text:p>64.0</text:p>
          </table:table-cell>
          <table:table-cell office:value-type="float" office:value="56.8333">
            <text:p>56.8333</text:p>
          </table:table-cell>
          <table:table-cell office:value-type="float" office:value="36.5">
            <text:p>36.5</text:p>
          </table:table-cell>
          <table:table-cell office:value-type="float" office:value="33.1667">
            <text:p>33.1667</text:p>
          </table:table-cell>
          <table:table-cell office:value-type="float" office:value="27.8333">
            <text:p>27.8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0-07T12:00:00">
            <text:p>Sat Oct  7 12:00:00 2023</text:p>
          </table:table-cell>
          <table:table-cell office:value-type="float" office:value="81.1667">
            <text:p>81.1667</text:p>
          </table:table-cell>
          <table:table-cell office:value-type="float" office:value="80.6667">
            <text:p>80.6667</text:p>
          </table:table-cell>
          <table:table-cell office:value-type="float" office:value="75.1667">
            <text:p>75.1667</text:p>
          </table:table-cell>
          <table:table-cell office:value-type="float" office:value="64.0">
            <text:p>64.0</text:p>
          </table:table-cell>
          <table:table-cell office:value-type="float" office:value="56.8333">
            <text:p>56.8333</text:p>
          </table:table-cell>
          <table:table-cell office:value-type="float" office:value="36.5">
            <text:p>36.5</text:p>
          </table:table-cell>
          <table:table-cell office:value-type="float" office:value="33.1667">
            <text:p>33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0-07T13:00:00">
            <text:p>Sat Oct  7 13:00:00 2023</text:p>
          </table:table-cell>
          <table:table-cell office:value-type="float" office:value="85.1667">
            <text:p>85.1667</text:p>
          </table:table-cell>
          <table:table-cell office:value-type="float" office:value="81.1667">
            <text:p>81.1667</text:p>
          </table:table-cell>
          <table:table-cell office:value-type="float" office:value="80.6667">
            <text:p>80.6667</text:p>
          </table:table-cell>
          <table:table-cell office:value-type="float" office:value="75.1667">
            <text:p>75.1667</text:p>
          </table:table-cell>
          <table:table-cell office:value-type="float" office:value="64.0">
            <text:p>64.0</text:p>
          </table:table-cell>
          <table:table-cell office:value-type="float" office:value="56.8333">
            <text:p>56.8333</text:p>
          </table:table-cell>
          <table:table-cell office:value-type="float" office:value="36.5">
            <text:p>36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0-07T14:00:00">
            <text:p>Sat Oct  7 14:00:00 2023</text:p>
          </table:table-cell>
          <table:table-cell office:value-type="float" office:value="57.5">
            <text:p>57.5</text:p>
          </table:table-cell>
          <table:table-cell office:value-type="float" office:value="85.1667">
            <text:p>85.1667</text:p>
          </table:table-cell>
          <table:table-cell office:value-type="float" office:value="81.1667">
            <text:p>81.1667</text:p>
          </table:table-cell>
          <table:table-cell office:value-type="float" office:value="80.6667">
            <text:p>80.6667</text:p>
          </table:table-cell>
          <table:table-cell office:value-type="float" office:value="75.1667">
            <text:p>75.1667</text:p>
          </table:table-cell>
          <table:table-cell office:value-type="float" office:value="64.0">
            <text:p>64.0</text:p>
          </table:table-cell>
          <table:table-cell office:value-type="float" office:value="56.8333">
            <text:p>56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0-07T15:00:00">
            <text:p>Sat Oct  7 15:00:00 2023</text:p>
          </table:table-cell>
          <table:table-cell office:value-type="float" office:value="33.1667">
            <text:p>33.1667</text:p>
          </table:table-cell>
          <table:table-cell office:value-type="float" office:value="57.5">
            <text:p>57.5</text:p>
          </table:table-cell>
          <table:table-cell office:value-type="float" office:value="85.1667">
            <text:p>85.1667</text:p>
          </table:table-cell>
          <table:table-cell office:value-type="float" office:value="81.1667">
            <text:p>81.1667</text:p>
          </table:table-cell>
          <table:table-cell office:value-type="float" office:value="80.6667">
            <text:p>80.6667</text:p>
          </table:table-cell>
          <table:table-cell office:value-type="float" office:value="75.1667">
            <text:p>75.1667</text:p>
          </table:table-cell>
          <table:table-cell office:value-type="float" office:value="64.0">
            <text:p>64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10-07T16:00:00">
            <text:p>Sat Oct  7 16:00:00 2023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  <table:table-cell office:value-type="float" office:value="57.5">
            <text:p>57.5</text:p>
          </table:table-cell>
          <table:table-cell office:value-type="float" office:value="85.1667">
            <text:p>85.1667</text:p>
          </table:table-cell>
          <table:table-cell office:value-type="float" office:value="81.1667">
            <text:p>81.1667</text:p>
          </table:table-cell>
          <table:table-cell office:value-type="float" office:value="80.6667">
            <text:p>80.6667</text:p>
          </table:table-cell>
          <table:table-cell office:value-type="float" office:value="75.1667">
            <text:p>75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10-07T17:00:00">
            <text:p>Sat Oct  7 17:00:00 2023</text:p>
          </table:table-cell>
          <table:table-cell office:value-type="float" office:value="38.3333">
            <text:p>38.3333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  <table:table-cell office:value-type="float" office:value="57.5">
            <text:p>57.5</text:p>
          </table:table-cell>
          <table:table-cell office:value-type="float" office:value="85.1667">
            <text:p>85.1667</text:p>
          </table:table-cell>
          <table:table-cell office:value-type="float" office:value="81.1667">
            <text:p>81.1667</text:p>
          </table:table-cell>
          <table:table-cell office:value-type="float" office:value="80.6667">
            <text:p>80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10-08T11:00:00">
            <text:p>Sun Oct  8 11:00:00 2023</text:p>
          </table:table-cell>
          <table:table-cell office:value-type="float" office:value="82.3333">
            <text:p>82.3333</text:p>
          </table:table-cell>
          <table:table-cell office:value-type="float" office:value="75.1667">
            <text:p>75.1667</text:p>
          </table:table-cell>
          <table:table-cell office:value-type="float" office:value="61.1667">
            <text:p>61.1667</text:p>
          </table:table-cell>
          <table:table-cell office:value-type="float" office:value="51.3333">
            <text:p>51.3333</text:p>
          </table:table-cell>
          <table:table-cell office:value-type="float" office:value="40.1667">
            <text:p>40.1667</text:p>
          </table:table-cell>
          <table:table-cell office:value-type="float" office:value="33.6667">
            <text:p>33.6667</text:p>
          </table:table-cell>
          <table:table-cell office:value-type="float" office:value="26.1667">
            <text:p>26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08T12:00:00">
            <text:p>Sun Oct  8 12:00:00 2023</text:p>
          </table:table-cell>
          <table:table-cell office:value-type="float" office:value="85.8333">
            <text:p>85.8333</text:p>
          </table:table-cell>
          <table:table-cell office:value-type="float" office:value="82.3333">
            <text:p>82.3333</text:p>
          </table:table-cell>
          <table:table-cell office:value-type="float" office:value="75.1667">
            <text:p>75.1667</text:p>
          </table:table-cell>
          <table:table-cell office:value-type="float" office:value="61.1667">
            <text:p>61.1667</text:p>
          </table:table-cell>
          <table:table-cell office:value-type="float" office:value="51.3333">
            <text:p>51.3333</text:p>
          </table:table-cell>
          <table:table-cell office:value-type="float" office:value="40.1667">
            <text:p>40.1667</text:p>
          </table:table-cell>
          <table:table-cell office:value-type="float" office:value="33.6667">
            <text:p>33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10-08T21:00:00">
            <text:p>Sun Oct  8 21:00:00 2023</text:p>
          </table:table-cell>
          <table:table-cell office:value-type="float" office:value="79.5">
            <text:p>79.5</text:p>
          </table:table-cell>
          <table:table-cell office:value-type="float" office:value="85.8333">
            <text:p>85.8333</text:p>
          </table:table-cell>
          <table:table-cell office:value-type="float" office:value="82.3333">
            <text:p>82.3333</text:p>
          </table:table-cell>
          <table:table-cell office:value-type="float" office:value="75.1667">
            <text:p>75.1667</text:p>
          </table:table-cell>
          <table:table-cell office:value-type="float" office:value="61.1667">
            <text:p>61.1667</text:p>
          </table:table-cell>
          <table:table-cell office:value-type="float" office:value="51.3333">
            <text:p>51.3333</text:p>
          </table:table-cell>
          <table:table-cell office:value-type="float" office:value="40.1667">
            <text:p>40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0-08T22:00:00">
            <text:p>Sun Oct  8 22:00:00 2023</text:p>
          </table:table-cell>
          <table:table-cell office:value-type="float" office:value="45.8333">
            <text:p>45.8333</text:p>
          </table:table-cell>
          <table:table-cell office:value-type="float" office:value="79.5">
            <text:p>79.5</text:p>
          </table:table-cell>
          <table:table-cell office:value-type="float" office:value="85.8333">
            <text:p>85.8333</text:p>
          </table:table-cell>
          <table:table-cell office:value-type="float" office:value="82.3333">
            <text:p>82.3333</text:p>
          </table:table-cell>
          <table:table-cell office:value-type="float" office:value="75.1667">
            <text:p>75.1667</text:p>
          </table:table-cell>
          <table:table-cell office:value-type="float" office:value="61.1667">
            <text:p>61.1667</text:p>
          </table:table-cell>
          <table:table-cell office:value-type="float" office:value="51.3333">
            <text:p>51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08T23:00:00">
            <text:p>Sun Oct  8 23:00:00 2023</text:p>
          </table:table-cell>
          <table:table-cell office:value-type="float" office:value="35.3333">
            <text:p>35.3333</text:p>
          </table:table-cell>
          <table:table-cell office:value-type="float" office:value="45.8333">
            <text:p>45.8333</text:p>
          </table:table-cell>
          <table:table-cell office:value-type="float" office:value="79.5">
            <text:p>79.5</text:p>
          </table:table-cell>
          <table:table-cell office:value-type="float" office:value="85.8333">
            <text:p>85.8333</text:p>
          </table:table-cell>
          <table:table-cell office:value-type="float" office:value="82.3333">
            <text:p>82.3333</text:p>
          </table:table-cell>
          <table:table-cell office:value-type="float" office:value="75.1667">
            <text:p>75.1667</text:p>
          </table:table-cell>
          <table:table-cell office:value-type="float" office:value="61.1667">
            <text:p>61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0-09T00:00:00">
            <text:p>Mon Oct  9 00:00:00 2023</text:p>
          </table:table-cell>
          <table:table-cell office:value-type="float" office:value="47.6667">
            <text:p>47.6667</text:p>
          </table:table-cell>
          <table:table-cell office:value-type="float" office:value="35.3333">
            <text:p>35.3333</text:p>
          </table:table-cell>
          <table:table-cell office:value-type="float" office:value="45.8333">
            <text:p>45.8333</text:p>
          </table:table-cell>
          <table:table-cell office:value-type="float" office:value="79.5">
            <text:p>79.5</text:p>
          </table:table-cell>
          <table:table-cell office:value-type="float" office:value="85.8333">
            <text:p>85.8333</text:p>
          </table:table-cell>
          <table:table-cell office:value-type="float" office:value="82.3333">
            <text:p>82.3333</text:p>
          </table:table-cell>
          <table:table-cell office:value-type="float" office:value="75.1667">
            <text:p>75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0-09T01:00:00">
            <text:p>Mon Oct  9 01:00:00 2023</text:p>
          </table:table-cell>
          <table:table-cell office:value-type="float" office:value="37.0">
            <text:p>37.0</text:p>
          </table:table-cell>
          <table:table-cell office:value-type="float" office:value="47.6667">
            <text:p>47.6667</text:p>
          </table:table-cell>
          <table:table-cell office:value-type="float" office:value="35.3333">
            <text:p>35.3333</text:p>
          </table:table-cell>
          <table:table-cell office:value-type="float" office:value="45.8333">
            <text:p>45.8333</text:p>
          </table:table-cell>
          <table:table-cell office:value-type="float" office:value="79.5">
            <text:p>79.5</text:p>
          </table:table-cell>
          <table:table-cell office:value-type="float" office:value="85.8333">
            <text:p>85.8333</text:p>
          </table:table-cell>
          <table:table-cell office:value-type="float" office:value="82.3333">
            <text:p>82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10-09T14:00:00">
            <text:p>Mon Oct  9 14:00:00 2023</text:p>
          </table:table-cell>
          <table:table-cell office:value-type="float" office:value="42.6667">
            <text:p>42.6667</text:p>
          </table:table-cell>
          <table:table-cell office:value-type="float" office:value="37.8333">
            <text:p>37.8333</text:p>
          </table:table-cell>
          <table:table-cell office:value-type="float" office:value="37.0">
            <text:p>37.0</text:p>
          </table:table-cell>
          <table:table-cell office:value-type="float" office:value="37.8333">
            <text:p>37.8333</text:p>
          </table:table-cell>
          <table:table-cell office:value-type="float" office:value="40.1667">
            <text:p>40.1667</text:p>
          </table:table-cell>
          <table:table-cell office:value-type="float" office:value="39.5">
            <text:p>39.5</text:p>
          </table:table-cell>
          <table:table-cell office:value-type="float" office:value="37.8333">
            <text:p>37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10-09T15:00:00">
            <text:p>Mon Oct  9 15:00:00 2023</text:p>
          </table:table-cell>
          <table:table-cell office:value-type="float" office:value="41.5">
            <text:p>41.5</text:p>
          </table:table-cell>
          <table:table-cell office:value-type="float" office:value="42.6667">
            <text:p>42.6667</text:p>
          </table:table-cell>
          <table:table-cell office:value-type="float" office:value="37.8333">
            <text:p>37.8333</text:p>
          </table:table-cell>
          <table:table-cell office:value-type="float" office:value="37.0">
            <text:p>37.0</text:p>
          </table:table-cell>
          <table:table-cell office:value-type="float" office:value="37.8333">
            <text:p>37.8333</text:p>
          </table:table-cell>
          <table:table-cell office:value-type="float" office:value="40.1667">
            <text:p>40.1667</text:p>
          </table:table-cell>
          <table:table-cell office:value-type="float" office:value="39.5">
            <text:p>39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10-09T16:00:00">
            <text:p>Mon Oct  9 16:00:00 2023</text:p>
          </table:table-cell>
          <table:table-cell office:value-type="float" office:value="48.3333">
            <text:p>48.3333</text:p>
          </table:table-cell>
          <table:table-cell office:value-type="float" office:value="41.5">
            <text:p>41.5</text:p>
          </table:table-cell>
          <table:table-cell office:value-type="float" office:value="42.6667">
            <text:p>42.6667</text:p>
          </table:table-cell>
          <table:table-cell office:value-type="float" office:value="37.8333">
            <text:p>37.8333</text:p>
          </table:table-cell>
          <table:table-cell office:value-type="float" office:value="37.0">
            <text:p>37.0</text:p>
          </table:table-cell>
          <table:table-cell office:value-type="float" office:value="37.8333">
            <text:p>37.8333</text:p>
          </table:table-cell>
          <table:table-cell office:value-type="float" office:value="40.1667">
            <text:p>40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10-09T17:00:00">
            <text:p>Mon Oct  9 17:00:00 2023</text:p>
          </table:table-cell>
          <table:table-cell office:value-type="float" office:value="43.5">
            <text:p>43.5</text:p>
          </table:table-cell>
          <table:table-cell office:value-type="float" office:value="48.3333">
            <text:p>48.3333</text:p>
          </table:table-cell>
          <table:table-cell office:value-type="float" office:value="41.5">
            <text:p>41.5</text:p>
          </table:table-cell>
          <table:table-cell office:value-type="float" office:value="42.6667">
            <text:p>42.6667</text:p>
          </table:table-cell>
          <table:table-cell office:value-type="float" office:value="37.8333">
            <text:p>37.8333</text:p>
          </table:table-cell>
          <table:table-cell office:value-type="float" office:value="37.0">
            <text:p>37.0</text:p>
          </table:table-cell>
          <table:table-cell office:value-type="float" office:value="37.8333">
            <text:p>37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10-09T18:00:00">
            <text:p>Mon Oct  9 18:00:00 2023</text:p>
          </table:table-cell>
          <table:table-cell office:value-type="float" office:value="45.1667">
            <text:p>45.1667</text:p>
          </table:table-cell>
          <table:table-cell office:value-type="float" office:value="43.5">
            <text:p>43.5</text:p>
          </table:table-cell>
          <table:table-cell office:value-type="float" office:value="48.3333">
            <text:p>48.3333</text:p>
          </table:table-cell>
          <table:table-cell office:value-type="float" office:value="41.5">
            <text:p>41.5</text:p>
          </table:table-cell>
          <table:table-cell office:value-type="float" office:value="42.6667">
            <text:p>42.6667</text:p>
          </table:table-cell>
          <table:table-cell office:value-type="float" office:value="37.8333">
            <text:p>37.8333</text:p>
          </table:table-cell>
          <table:table-cell office:value-type="float" office:value="37.0">
            <text:p>37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10-10T14:00:00">
            <text:p>Tue Oct 10 14:00:00 2023</text:p>
          </table:table-cell>
          <table:table-cell office:value-type="float" office:value="41.6667">
            <text:p>41.6667</text:p>
          </table:table-cell>
          <table:table-cell office:value-type="float" office:value="64.8333">
            <text:p>64.8333</text:p>
          </table:table-cell>
          <table:table-cell office:value-type="float" office:value="72.6667">
            <text:p>72.6667</text:p>
          </table:table-cell>
          <table:table-cell office:value-type="float" office:value="77.6667">
            <text:p>77.6667</text:p>
          </table:table-cell>
          <table:table-cell office:value-type="float" office:value="71.8333">
            <text:p>71.8333</text:p>
          </table:table-cell>
          <table:table-cell office:value-type="float" office:value="65.5">
            <text:p>65.5</text:p>
          </table:table-cell>
          <table:table-cell office:value-type="float" office:value="55.0">
            <text:p>55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10-10T15:00:00">
            <text:p>Tue Oct 10 15:00:00 2023</text:p>
          </table:table-cell>
          <table:table-cell office:value-type="float" office:value="27.5">
            <text:p>27.5</text:p>
          </table:table-cell>
          <table:table-cell office:value-type="float" office:value="41.6667">
            <text:p>41.6667</text:p>
          </table:table-cell>
          <table:table-cell office:value-type="float" office:value="64.8333">
            <text:p>64.8333</text:p>
          </table:table-cell>
          <table:table-cell office:value-type="float" office:value="72.6667">
            <text:p>72.6667</text:p>
          </table:table-cell>
          <table:table-cell office:value-type="float" office:value="77.6667">
            <text:p>77.6667</text:p>
          </table:table-cell>
          <table:table-cell office:value-type="float" office:value="71.8333">
            <text:p>71.8333</text:p>
          </table:table-cell>
          <table:table-cell office:value-type="float" office:value="65.5">
            <text:p>65.5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10-10T16:00:00">
            <text:p>Tue Oct 10 16:00:00 2023</text:p>
          </table:table-cell>
          <table:table-cell office:value-type="float" office:value="56.3333">
            <text:p>56.3333</text:p>
          </table:table-cell>
          <table:table-cell office:value-type="float" office:value="27.5">
            <text:p>27.5</text:p>
          </table:table-cell>
          <table:table-cell office:value-type="float" office:value="41.6667">
            <text:p>41.6667</text:p>
          </table:table-cell>
          <table:table-cell office:value-type="float" office:value="64.8333">
            <text:p>64.8333</text:p>
          </table:table-cell>
          <table:table-cell office:value-type="float" office:value="72.6667">
            <text:p>72.6667</text:p>
          </table:table-cell>
          <table:table-cell office:value-type="float" office:value="77.6667">
            <text:p>77.6667</text:p>
          </table:table-cell>
          <table:table-cell office:value-type="float" office:value="71.8333">
            <text:p>71.8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10-10T17:00:00">
            <text:p>Tue Oct 10 17:00:00 2023</text:p>
          </table:table-cell>
          <table:table-cell office:value-type="float" office:value="60.6667">
            <text:p>60.6667</text:p>
          </table:table-cell>
          <table:table-cell office:value-type="float" office:value="56.3333">
            <text:p>56.3333</text:p>
          </table:table-cell>
          <table:table-cell office:value-type="float" office:value="27.5">
            <text:p>27.5</text:p>
          </table:table-cell>
          <table:table-cell office:value-type="float" office:value="41.6667">
            <text:p>41.6667</text:p>
          </table:table-cell>
          <table:table-cell office:value-type="float" office:value="64.8333">
            <text:p>64.8333</text:p>
          </table:table-cell>
          <table:table-cell office:value-type="float" office:value="72.6667">
            <text:p>72.6667</text:p>
          </table:table-cell>
          <table:table-cell office:value-type="float" office:value="77.6667">
            <text:p>77.6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10-10T18:00:00">
            <text:p>Tue Oct 10 18:00:00 2023</text:p>
          </table:table-cell>
          <table:table-cell office:value-type="float" office:value="57.1667">
            <text:p>57.1667</text:p>
          </table:table-cell>
          <table:table-cell office:value-type="float" office:value="60.6667">
            <text:p>60.6667</text:p>
          </table:table-cell>
          <table:table-cell office:value-type="float" office:value="56.3333">
            <text:p>56.3333</text:p>
          </table:table-cell>
          <table:table-cell office:value-type="float" office:value="27.5">
            <text:p>27.5</text:p>
          </table:table-cell>
          <table:table-cell office:value-type="float" office:value="41.6667">
            <text:p>41.6667</text:p>
          </table:table-cell>
          <table:table-cell office:value-type="float" office:value="64.8333">
            <text:p>64.8333</text:p>
          </table:table-cell>
          <table:table-cell office:value-type="float" office:value="72.6667">
            <text:p>72.6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10-10T19:00:00">
            <text:p>Tue Oct 10 19:00:00 2023</text:p>
          </table:table-cell>
          <table:table-cell office:value-type="float" office:value="58.3333">
            <text:p>58.3333</text:p>
          </table:table-cell>
          <table:table-cell office:value-type="float" office:value="57.1667">
            <text:p>57.1667</text:p>
          </table:table-cell>
          <table:table-cell office:value-type="float" office:value="60.6667">
            <text:p>60.6667</text:p>
          </table:table-cell>
          <table:table-cell office:value-type="float" office:value="56.3333">
            <text:p>56.3333</text:p>
          </table:table-cell>
          <table:table-cell office:value-type="float" office:value="27.5">
            <text:p>27.5</text:p>
          </table:table-cell>
          <table:table-cell office:value-type="float" office:value="41.6667">
            <text:p>41.6667</text:p>
          </table:table-cell>
          <table:table-cell office:value-type="float" office:value="64.8333">
            <text:p>64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10-10T20:00:00">
            <text:p>Tue Oct 10 20:00:00 2023</text:p>
          </table:table-cell>
          <table:table-cell office:value-type="float" office:value="58.8333">
            <text:p>58.8333</text:p>
          </table:table-cell>
          <table:table-cell office:value-type="float" office:value="58.3333">
            <text:p>58.3333</text:p>
          </table:table-cell>
          <table:table-cell office:value-type="float" office:value="57.1667">
            <text:p>57.1667</text:p>
          </table:table-cell>
          <table:table-cell office:value-type="float" office:value="60.6667">
            <text:p>60.6667</text:p>
          </table:table-cell>
          <table:table-cell office:value-type="float" office:value="56.3333">
            <text:p>56.3333</text:p>
          </table:table-cell>
          <table:table-cell office:value-type="float" office:value="27.5">
            <text:p>27.5</text:p>
          </table:table-cell>
          <table:table-cell office:value-type="float" office:value="41.6667">
            <text:p>41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10-11T14:00:00">
            <text:p>Wed Oct 11 14:00:00 2023</text:p>
          </table:table-cell>
          <table:table-cell office:value-type="float" office:value="58.6667">
            <text:p>58.6667</text:p>
          </table:table-cell>
          <table:table-cell office:value-type="float" office:value="70.0">
            <text:p>70.0</text:p>
          </table:table-cell>
          <table:table-cell office:value-type="float" office:value="69.1667">
            <text:p>69.1667</text:p>
          </table:table-cell>
          <table:table-cell office:value-type="float" office:value="73.1667">
            <text:p>73.1667</text:p>
          </table:table-cell>
          <table:table-cell office:value-type="float" office:value="71.0">
            <text:p>71.0</text:p>
          </table:table-cell>
          <table:table-cell office:value-type="float" office:value="68.1667">
            <text:p>68.1667</text:p>
          </table:table-cell>
          <table:table-cell office:value-type="float" office:value="62.5">
            <text:p>62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10-11T15:00:00">
            <text:p>Wed Oct 11 15:00:00 2023</text:p>
          </table:table-cell>
          <table:table-cell office:value-type="float" office:value="16.8333">
            <text:p>16.8333</text:p>
          </table:table-cell>
          <table:table-cell office:value-type="float" office:value="58.6667">
            <text:p>58.6667</text:p>
          </table:table-cell>
          <table:table-cell office:value-type="float" office:value="70.0">
            <text:p>70.0</text:p>
          </table:table-cell>
          <table:table-cell office:value-type="float" office:value="69.1667">
            <text:p>69.1667</text:p>
          </table:table-cell>
          <table:table-cell office:value-type="float" office:value="73.1667">
            <text:p>73.1667</text:p>
          </table:table-cell>
          <table:table-cell office:value-type="float" office:value="71.0">
            <text:p>71.0</text:p>
          </table:table-cell>
          <table:table-cell office:value-type="float" office:value="68.1667">
            <text:p>68.1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10-11T16:00:00">
            <text:p>Wed Oct 11 16:00:00 2023</text:p>
          </table:table-cell>
          <table:table-cell office:value-type="float" office:value="27.0">
            <text:p>27.0</text:p>
          </table:table-cell>
          <table:table-cell office:value-type="float" office:value="16.8333">
            <text:p>16.8333</text:p>
          </table:table-cell>
          <table:table-cell office:value-type="float" office:value="58.6667">
            <text:p>58.6667</text:p>
          </table:table-cell>
          <table:table-cell office:value-type="float" office:value="70.0">
            <text:p>70.0</text:p>
          </table:table-cell>
          <table:table-cell office:value-type="float" office:value="69.1667">
            <text:p>69.1667</text:p>
          </table:table-cell>
          <table:table-cell office:value-type="float" office:value="73.1667">
            <text:p>73.1667</text:p>
          </table:table-cell>
          <table:table-cell office:value-type="float" office:value="71.0">
            <text:p>71.0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10-11T17:00:00">
            <text:p>Wed Oct 11 17:00:00 2023</text:p>
          </table:table-cell>
          <table:table-cell office:value-type="float" office:value="62.8333">
            <text:p>62.8333</text:p>
          </table:table-cell>
          <table:table-cell office:value-type="float" office:value="27.0">
            <text:p>27.0</text:p>
          </table:table-cell>
          <table:table-cell office:value-type="float" office:value="16.8333">
            <text:p>16.8333</text:p>
          </table:table-cell>
          <table:table-cell office:value-type="float" office:value="58.6667">
            <text:p>58.6667</text:p>
          </table:table-cell>
          <table:table-cell office:value-type="float" office:value="70.0">
            <text:p>70.0</text:p>
          </table:table-cell>
          <table:table-cell office:value-type="float" office:value="69.1667">
            <text:p>69.1667</text:p>
          </table:table-cell>
          <table:table-cell office:value-type="float" office:value="73.1667">
            <text:p>73.1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3-10-11T18:00:00">
            <text:p>Wed Oct 11 18:00:00 2023</text:p>
          </table:table-cell>
          <table:table-cell office:value-type="float" office:value="61.1667">
            <text:p>61.1667</text:p>
          </table:table-cell>
          <table:table-cell office:value-type="float" office:value="62.8333">
            <text:p>62.8333</text:p>
          </table:table-cell>
          <table:table-cell office:value-type="float" office:value="27.0">
            <text:p>27.0</text:p>
          </table:table-cell>
          <table:table-cell office:value-type="float" office:value="16.8333">
            <text:p>16.8333</text:p>
          </table:table-cell>
          <table:table-cell office:value-type="float" office:value="58.6667">
            <text:p>58.6667</text:p>
          </table:table-cell>
          <table:table-cell office:value-type="float" office:value="70.0">
            <text:p>70.0</text:p>
          </table:table-cell>
          <table:table-cell office:value-type="float" office:value="69.1667">
            <text:p>69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10-11T19:00:00">
            <text:p>Wed Oct 11 19:00:00 2023</text:p>
          </table:table-cell>
          <table:table-cell office:value-type="float" office:value="51.8333">
            <text:p>51.8333</text:p>
          </table:table-cell>
          <table:table-cell office:value-type="float" office:value="61.1667">
            <text:p>61.1667</text:p>
          </table:table-cell>
          <table:table-cell office:value-type="float" office:value="62.8333">
            <text:p>62.8333</text:p>
          </table:table-cell>
          <table:table-cell office:value-type="float" office:value="27.0">
            <text:p>27.0</text:p>
          </table:table-cell>
          <table:table-cell office:value-type="float" office:value="16.8333">
            <text:p>16.8333</text:p>
          </table:table-cell>
          <table:table-cell office:value-type="float" office:value="58.6667">
            <text:p>58.6667</text:p>
          </table:table-cell>
          <table:table-cell office:value-type="float" office:value="70.0">
            <text:p>70.0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10-12T12:00:00">
            <text:p>Thu Oct 12 12:00:00 2023</text:p>
          </table:table-cell>
          <table:table-cell office:value-type="float" office:value="81.1667">
            <text:p>81.1667</text:p>
          </table:table-cell>
          <table:table-cell office:value-type="float" office:value="82.6667">
            <text:p>82.6667</text:p>
          </table:table-cell>
          <table:table-cell office:value-type="float" office:value="82.1667">
            <text:p>82.1667</text:p>
          </table:table-cell>
          <table:table-cell office:value-type="float" office:value="76.6667">
            <text:p>76.6667</text:p>
          </table:table-cell>
          <table:table-cell office:value-type="float" office:value="69.5">
            <text:p>69.5</text:p>
          </table:table-cell>
          <table:table-cell office:value-type="float" office:value="59.3333">
            <text:p>59.3333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0-12T13:00:00">
            <text:p>Thu Oct 12 13:00:00 2023</text:p>
          </table:table-cell>
          <table:table-cell office:value-type="float" office:value="74.0">
            <text:p>74.0</text:p>
          </table:table-cell>
          <table:table-cell office:value-type="float" office:value="81.1667">
            <text:p>81.1667</text:p>
          </table:table-cell>
          <table:table-cell office:value-type="float" office:value="82.6667">
            <text:p>82.6667</text:p>
          </table:table-cell>
          <table:table-cell office:value-type="float" office:value="82.1667">
            <text:p>82.1667</text:p>
          </table:table-cell>
          <table:table-cell office:value-type="float" office:value="76.6667">
            <text:p>76.6667</text:p>
          </table:table-cell>
          <table:table-cell office:value-type="float" office:value="69.5">
            <text:p>69.5</text:p>
          </table:table-cell>
          <table:table-cell office:value-type="float" office:value="59.3333">
            <text:p>59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0-12T14:00:00">
            <text:p>Thu Oct 12 14:00:00 2023</text:p>
          </table:table-cell>
          <table:table-cell office:value-type="float" office:value="55.3333">
            <text:p>55.3333</text:p>
          </table:table-cell>
          <table:table-cell office:value-type="float" office:value="74.0">
            <text:p>74.0</text:p>
          </table:table-cell>
          <table:table-cell office:value-type="float" office:value="81.1667">
            <text:p>81.1667</text:p>
          </table:table-cell>
          <table:table-cell office:value-type="float" office:value="82.6667">
            <text:p>82.6667</text:p>
          </table:table-cell>
          <table:table-cell office:value-type="float" office:value="82.1667">
            <text:p>82.1667</text:p>
          </table:table-cell>
          <table:table-cell office:value-type="float" office:value="76.6667">
            <text:p>76.6667</text:p>
          </table:table-cell>
          <table:table-cell office:value-type="float" office:value="69.5">
            <text:p>69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10-12T15:00:00">
            <text:p>Thu Oct 12 15:00:00 2023</text:p>
          </table:table-cell>
          <table:table-cell office:value-type="float" office:value="21.6667">
            <text:p>21.6667</text:p>
          </table:table-cell>
          <table:table-cell office:value-type="float" office:value="55.3333">
            <text:p>55.3333</text:p>
          </table:table-cell>
          <table:table-cell office:value-type="float" office:value="74.0">
            <text:p>74.0</text:p>
          </table:table-cell>
          <table:table-cell office:value-type="float" office:value="81.1667">
            <text:p>81.1667</text:p>
          </table:table-cell>
          <table:table-cell office:value-type="float" office:value="82.6667">
            <text:p>82.6667</text:p>
          </table:table-cell>
          <table:table-cell office:value-type="float" office:value="82.1667">
            <text:p>82.1667</text:p>
          </table:table-cell>
          <table:table-cell office:value-type="float" office:value="76.6667">
            <text:p>76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10-12T16:00:00">
            <text:p>Thu Oct 12 16:00:00 2023</text:p>
          </table:table-cell>
          <table:table-cell office:value-type="float" office:value="43.0">
            <text:p>43.0</text:p>
          </table:table-cell>
          <table:table-cell office:value-type="float" office:value="21.6667">
            <text:p>21.6667</text:p>
          </table:table-cell>
          <table:table-cell office:value-type="float" office:value="55.3333">
            <text:p>55.3333</text:p>
          </table:table-cell>
          <table:table-cell office:value-type="float" office:value="74.0">
            <text:p>74.0</text:p>
          </table:table-cell>
          <table:table-cell office:value-type="float" office:value="81.1667">
            <text:p>81.1667</text:p>
          </table:table-cell>
          <table:table-cell office:value-type="float" office:value="82.6667">
            <text:p>82.6667</text:p>
          </table:table-cell>
          <table:table-cell office:value-type="float" office:value="82.1667">
            <text:p>82.1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10-12T17:00:00">
            <text:p>Thu Oct 12 17:00:00 2023</text:p>
          </table:table-cell>
          <table:table-cell office:value-type="float" office:value="37.8333">
            <text:p>37.8333</text:p>
          </table:table-cell>
          <table:table-cell office:value-type="float" office:value="43.0">
            <text:p>43.0</text:p>
          </table:table-cell>
          <table:table-cell office:value-type="float" office:value="21.6667">
            <text:p>21.6667</text:p>
          </table:table-cell>
          <table:table-cell office:value-type="float" office:value="55.3333">
            <text:p>55.3333</text:p>
          </table:table-cell>
          <table:table-cell office:value-type="float" office:value="74.0">
            <text:p>74.0</text:p>
          </table:table-cell>
          <table:table-cell office:value-type="float" office:value="81.1667">
            <text:p>81.1667</text:p>
          </table:table-cell>
          <table:table-cell office:value-type="float" office:value="82.6667">
            <text:p>82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10-12T18:00:00">
            <text:p>Thu Oct 12 18:00:00 2023</text:p>
          </table:table-cell>
          <table:table-cell office:value-type="float" office:value="36.6667">
            <text:p>36.6667</text:p>
          </table:table-cell>
          <table:table-cell office:value-type="float" office:value="37.8333">
            <text:p>37.8333</text:p>
          </table:table-cell>
          <table:table-cell office:value-type="float" office:value="43.0">
            <text:p>43.0</text:p>
          </table:table-cell>
          <table:table-cell office:value-type="float" office:value="21.6667">
            <text:p>21.6667</text:p>
          </table:table-cell>
          <table:table-cell office:value-type="float" office:value="55.3333">
            <text:p>55.3333</text:p>
          </table:table-cell>
          <table:table-cell office:value-type="float" office:value="74.0">
            <text:p>74.0</text:p>
          </table:table-cell>
          <table:table-cell office:value-type="float" office:value="81.1667">
            <text:p>81.1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10-13T13:00:00">
            <text:p>Fri Oct 13 13:00:00 2023</text:p>
          </table:table-cell>
          <table:table-cell office:value-type="float" office:value="72.1667">
            <text:p>72.1667</text:p>
          </table:table-cell>
          <table:table-cell office:value-type="float" office:value="75.5">
            <text:p>75.5</text:p>
          </table:table-cell>
          <table:table-cell office:value-type="float" office:value="76.0">
            <text:p>76.0</text:p>
          </table:table-cell>
          <table:table-cell office:value-type="float" office:value="75.6667">
            <text:p>75.6667</text:p>
          </table:table-cell>
          <table:table-cell office:value-type="float" office:value="72.5">
            <text:p>72.5</text:p>
          </table:table-cell>
          <table:table-cell office:value-type="float" office:value="65.5">
            <text:p>65.5</text:p>
          </table:table-cell>
          <table:table-cell office:value-type="float" office:value="58.3333">
            <text:p>58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0-13T14:00:00">
            <text:p>Fri Oct 13 14:00:00 2023</text:p>
          </table:table-cell>
          <table:table-cell office:value-type="float" office:value="58.0">
            <text:p>58.0</text:p>
          </table:table-cell>
          <table:table-cell office:value-type="float" office:value="72.1667">
            <text:p>72.1667</text:p>
          </table:table-cell>
          <table:table-cell office:value-type="float" office:value="75.5">
            <text:p>75.5</text:p>
          </table:table-cell>
          <table:table-cell office:value-type="float" office:value="76.0">
            <text:p>76.0</text:p>
          </table:table-cell>
          <table:table-cell office:value-type="float" office:value="75.6667">
            <text:p>75.6667</text:p>
          </table:table-cell>
          <table:table-cell office:value-type="float" office:value="72.5">
            <text:p>72.5</text:p>
          </table:table-cell>
          <table:table-cell office:value-type="float" office:value="65.5">
            <text:p>65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0-13T15:00:00">
            <text:p>Fri Oct 13 15:00:00 2023</text:p>
          </table:table-cell>
          <table:table-cell office:value-type="float" office:value="16.6667">
            <text:p>16.6667</text:p>
          </table:table-cell>
          <table:table-cell office:value-type="float" office:value="58.0">
            <text:p>58.0</text:p>
          </table:table-cell>
          <table:table-cell office:value-type="float" office:value="72.1667">
            <text:p>72.1667</text:p>
          </table:table-cell>
          <table:table-cell office:value-type="float" office:value="75.5">
            <text:p>75.5</text:p>
          </table:table-cell>
          <table:table-cell office:value-type="float" office:value="76.0">
            <text:p>76.0</text:p>
          </table:table-cell>
          <table:table-cell office:value-type="float" office:value="75.6667">
            <text:p>75.6667</text:p>
          </table:table-cell>
          <table:table-cell office:value-type="float" office:value="72.5">
            <text:p>72.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10-13T16:00:00">
            <text:p>Fri Oct 13 16:00:00 2023</text:p>
          </table:table-cell>
          <table:table-cell office:value-type="float" office:value="55.3333">
            <text:p>55.3333</text:p>
          </table:table-cell>
          <table:table-cell office:value-type="float" office:value="16.6667">
            <text:p>16.6667</text:p>
          </table:table-cell>
          <table:table-cell office:value-type="float" office:value="58.0">
            <text:p>58.0</text:p>
          </table:table-cell>
          <table:table-cell office:value-type="float" office:value="72.1667">
            <text:p>72.1667</text:p>
          </table:table-cell>
          <table:table-cell office:value-type="float" office:value="75.5">
            <text:p>75.5</text:p>
          </table:table-cell>
          <table:table-cell office:value-type="float" office:value="76.0">
            <text:p>76.0</text:p>
          </table:table-cell>
          <table:table-cell office:value-type="float" office:value="75.6667">
            <text:p>75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10-13T17:00:00">
            <text:p>Fri Oct 13 17:00:00 2023</text:p>
          </table:table-cell>
          <table:table-cell office:value-type="float" office:value="43.5">
            <text:p>43.5</text:p>
          </table:table-cell>
          <table:table-cell office:value-type="float" office:value="55.3333">
            <text:p>55.3333</text:p>
          </table:table-cell>
          <table:table-cell office:value-type="float" office:value="16.6667">
            <text:p>16.6667</text:p>
          </table:table-cell>
          <table:table-cell office:value-type="float" office:value="58.0">
            <text:p>58.0</text:p>
          </table:table-cell>
          <table:table-cell office:value-type="float" office:value="72.1667">
            <text:p>72.1667</text:p>
          </table:table-cell>
          <table:table-cell office:value-type="float" office:value="75.5">
            <text:p>75.5</text:p>
          </table:table-cell>
          <table:table-cell office:value-type="float" office:value="76.0">
            <text:p>76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10-13T18:00:00">
            <text:p>Fri Oct 13 18:00:00 2023</text:p>
          </table:table-cell>
          <table:table-cell office:value-type="float" office:value="36.3333">
            <text:p>36.3333</text:p>
          </table:table-cell>
          <table:table-cell office:value-type="float" office:value="43.5">
            <text:p>43.5</text:p>
          </table:table-cell>
          <table:table-cell office:value-type="float" office:value="55.3333">
            <text:p>55.3333</text:p>
          </table:table-cell>
          <table:table-cell office:value-type="float" office:value="16.6667">
            <text:p>16.6667</text:p>
          </table:table-cell>
          <table:table-cell office:value-type="float" office:value="58.0">
            <text:p>58.0</text:p>
          </table:table-cell>
          <table:table-cell office:value-type="float" office:value="72.1667">
            <text:p>72.1667</text:p>
          </table:table-cell>
          <table:table-cell office:value-type="float" office:value="75.5">
            <text:p>75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10-13T19:00:00">
            <text:p>Fri Oct 13 19:00:00 2023</text:p>
          </table:table-cell>
          <table:table-cell office:value-type="float" office:value="26.8333">
            <text:p>26.8333</text:p>
          </table:table-cell>
          <table:table-cell office:value-type="float" office:value="36.3333">
            <text:p>36.3333</text:p>
          </table:table-cell>
          <table:table-cell office:value-type="float" office:value="43.5">
            <text:p>43.5</text:p>
          </table:table-cell>
          <table:table-cell office:value-type="float" office:value="55.3333">
            <text:p>55.3333</text:p>
          </table:table-cell>
          <table:table-cell office:value-type="float" office:value="16.6667">
            <text:p>16.6667</text:p>
          </table:table-cell>
          <table:table-cell office:value-type="float" office:value="58.0">
            <text:p>58.0</text:p>
          </table:table-cell>
          <table:table-cell office:value-type="float" office:value="72.1667">
            <text:p>72.1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10-14T13:00:00">
            <text:p>Sat Oct 14 13:00:00 2023</text:p>
          </table:table-cell>
          <table:table-cell office:value-type="float" office:value="63.6667">
            <text:p>63.6667</text:p>
          </table:table-cell>
          <table:table-cell office:value-type="float" office:value="68.6667">
            <text:p>68.6667</text:p>
          </table:table-cell>
          <table:table-cell office:value-type="float" office:value="76.0">
            <text:p>76.0</text:p>
          </table:table-cell>
          <table:table-cell office:value-type="float" office:value="76.6667">
            <text:p>76.6667</text:p>
          </table:table-cell>
          <table:table-cell office:value-type="float" office:value="72.6667">
            <text:p>72.6667</text:p>
          </table:table-cell>
          <table:table-cell office:value-type="float" office:value="54.1667">
            <text:p>54.1667</text:p>
          </table:table-cell>
          <table:table-cell office:value-type="float" office:value="31.3333">
            <text:p>31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10-14T14:00:00">
            <text:p>Sat Oct 14 14:00:00 2023</text:p>
          </table:table-cell>
          <table:table-cell office:value-type="float" office:value="64.1667">
            <text:p>64.1667</text:p>
          </table:table-cell>
          <table:table-cell office:value-type="float" office:value="63.6667">
            <text:p>63.6667</text:p>
          </table:table-cell>
          <table:table-cell office:value-type="float" office:value="68.6667">
            <text:p>68.6667</text:p>
          </table:table-cell>
          <table:table-cell office:value-type="float" office:value="76.0">
            <text:p>76.0</text:p>
          </table:table-cell>
          <table:table-cell office:value-type="float" office:value="76.6667">
            <text:p>76.6667</text:p>
          </table:table-cell>
          <table:table-cell office:value-type="float" office:value="72.6667">
            <text:p>72.6667</text:p>
          </table:table-cell>
          <table:table-cell office:value-type="float" office:value="54.1667">
            <text:p>54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10-14T15:00:00">
            <text:p>Sat Oct 14 15:00:00 2023</text:p>
          </table:table-cell>
          <table:table-cell office:value-type="float" office:value="54.1667">
            <text:p>54.1667</text:p>
          </table:table-cell>
          <table:table-cell office:value-type="float" office:value="64.1667">
            <text:p>64.1667</text:p>
          </table:table-cell>
          <table:table-cell office:value-type="float" office:value="63.6667">
            <text:p>63.6667</text:p>
          </table:table-cell>
          <table:table-cell office:value-type="float" office:value="68.6667">
            <text:p>68.6667</text:p>
          </table:table-cell>
          <table:table-cell office:value-type="float" office:value="76.0">
            <text:p>76.0</text:p>
          </table:table-cell>
          <table:table-cell office:value-type="float" office:value="76.6667">
            <text:p>76.6667</text:p>
          </table:table-cell>
          <table:table-cell office:value-type="float" office:value="72.6667">
            <text:p>72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10-14T16:00:00">
            <text:p>Sat Oct 14 16:00:00 2023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64.1667">
            <text:p>64.1667</text:p>
          </table:table-cell>
          <table:table-cell office:value-type="float" office:value="63.6667">
            <text:p>63.6667</text:p>
          </table:table-cell>
          <table:table-cell office:value-type="float" office:value="68.6667">
            <text:p>68.6667</text:p>
          </table:table-cell>
          <table:table-cell office:value-type="float" office:value="76.0">
            <text:p>76.0</text:p>
          </table:table-cell>
          <table:table-cell office:value-type="float" office:value="76.6667">
            <text:p>76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10-14T17:00:00">
            <text:p>Sat Oct 14 17:00:00 2023</text:p>
          </table:table-cell>
          <table:table-cell office:value-type="float" office:value="50.8333">
            <text:p>50.8333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64.1667">
            <text:p>64.1667</text:p>
          </table:table-cell>
          <table:table-cell office:value-type="float" office:value="63.6667">
            <text:p>63.6667</text:p>
          </table:table-cell>
          <table:table-cell office:value-type="float" office:value="68.6667">
            <text:p>68.6667</text:p>
          </table:table-cell>
          <table:table-cell office:value-type="float" office:value="76.0">
            <text:p>76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0-14T18:00:00">
            <text:p>Sat Oct 14 18:00:00 2023</text:p>
          </table:table-cell>
          <table:table-cell office:value-type="float" office:value="44.5">
            <text:p>44.5</text:p>
          </table:table-cell>
          <table:table-cell office:value-type="float" office:value="50.8333">
            <text:p>50.8333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64.1667">
            <text:p>64.1667</text:p>
          </table:table-cell>
          <table:table-cell office:value-type="float" office:value="63.6667">
            <text:p>63.6667</text:p>
          </table:table-cell>
          <table:table-cell office:value-type="float" office:value="68.6667">
            <text:p>68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10-14T19:00:00">
            <text:p>Sat Oct 14 19:00:00 2023</text:p>
          </table:table-cell>
          <table:table-cell office:value-type="float" office:value="44.6667">
            <text:p>44.6667</text:p>
          </table:table-cell>
          <table:table-cell office:value-type="float" office:value="44.5">
            <text:p>44.5</text:p>
          </table:table-cell>
          <table:table-cell office:value-type="float" office:value="50.8333">
            <text:p>50.8333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64.1667">
            <text:p>64.1667</text:p>
          </table:table-cell>
          <table:table-cell office:value-type="float" office:value="63.6667">
            <text:p>63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10-15T11:00:00">
            <text:p>Sun Oct 15 11:00:00 2023</text:p>
          </table:table-cell>
          <table:table-cell office:value-type="float" office:value="62.8333">
            <text:p>62.8333</text:p>
          </table:table-cell>
          <table:table-cell office:value-type="float" office:value="63.1667">
            <text:p>63.1667</text:p>
          </table:table-cell>
          <table:table-cell office:value-type="float" office:value="69.5">
            <text:p>69.5</text:p>
          </table:table-cell>
          <table:table-cell office:value-type="float" office:value="65.8333">
            <text:p>65.8333</text:p>
          </table:table-cell>
          <table:table-cell office:value-type="float" office:value="63.1667">
            <text:p>63.1667</text:p>
          </table:table-cell>
          <table:table-cell office:value-type="float" office:value="54.0">
            <text:p>54.0</text:p>
          </table:table-cell>
          <table:table-cell office:value-type="float" office:value="42.3333">
            <text:p>42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0-15T12:00:00">
            <text:p>Sun Oct 15 12:00:00 2023</text:p>
          </table:table-cell>
          <table:table-cell office:value-type="float" office:value="60.5">
            <text:p>60.5</text:p>
          </table:table-cell>
          <table:table-cell office:value-type="float" office:value="62.8333">
            <text:p>62.8333</text:p>
          </table:table-cell>
          <table:table-cell office:value-type="float" office:value="63.1667">
            <text:p>63.1667</text:p>
          </table:table-cell>
          <table:table-cell office:value-type="float" office:value="69.5">
            <text:p>69.5</text:p>
          </table:table-cell>
          <table:table-cell office:value-type="float" office:value="65.8333">
            <text:p>65.8333</text:p>
          </table:table-cell>
          <table:table-cell office:value-type="float" office:value="63.1667">
            <text:p>63.1667</text:p>
          </table:table-cell>
          <table:table-cell office:value-type="float" office:value="54.0">
            <text:p>54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10-15T13:00:00">
            <text:p>Sun Oct 15 13:00:00 2023</text:p>
          </table:table-cell>
          <table:table-cell office:value-type="float" office:value="58.1667">
            <text:p>58.1667</text:p>
          </table:table-cell>
          <table:table-cell office:value-type="float" office:value="60.5">
            <text:p>60.5</text:p>
          </table:table-cell>
          <table:table-cell office:value-type="float" office:value="62.8333">
            <text:p>62.8333</text:p>
          </table:table-cell>
          <table:table-cell office:value-type="float" office:value="63.1667">
            <text:p>63.1667</text:p>
          </table:table-cell>
          <table:table-cell office:value-type="float" office:value="69.5">
            <text:p>69.5</text:p>
          </table:table-cell>
          <table:table-cell office:value-type="float" office:value="65.8333">
            <text:p>65.8333</text:p>
          </table:table-cell>
          <table:table-cell office:value-type="float" office:value="63.1667">
            <text:p>63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15T14:00:00">
            <text:p>Sun Oct 15 14:00:00 2023</text:p>
          </table:table-cell>
          <table:table-cell office:value-type="float" office:value="56.5">
            <text:p>56.5</text:p>
          </table:table-cell>
          <table:table-cell office:value-type="float" office:value="58.1667">
            <text:p>58.1667</text:p>
          </table:table-cell>
          <table:table-cell office:value-type="float" office:value="60.5">
            <text:p>60.5</text:p>
          </table:table-cell>
          <table:table-cell office:value-type="float" office:value="62.8333">
            <text:p>62.8333</text:p>
          </table:table-cell>
          <table:table-cell office:value-type="float" office:value="63.1667">
            <text:p>63.1667</text:p>
          </table:table-cell>
          <table:table-cell office:value-type="float" office:value="69.5">
            <text:p>69.5</text:p>
          </table:table-cell>
          <table:table-cell office:value-type="float" office:value="65.8333">
            <text:p>65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0-15T15:00:00">
            <text:p>Sun Oct 15 15:00:00 2023</text:p>
          </table:table-cell>
          <table:table-cell office:value-type="float" office:value="53.3333">
            <text:p>53.3333</text:p>
          </table:table-cell>
          <table:table-cell office:value-type="float" office:value="56.5">
            <text:p>56.5</text:p>
          </table:table-cell>
          <table:table-cell office:value-type="float" office:value="58.1667">
            <text:p>58.1667</text:p>
          </table:table-cell>
          <table:table-cell office:value-type="float" office:value="60.5">
            <text:p>60.5</text:p>
          </table:table-cell>
          <table:table-cell office:value-type="float" office:value="62.8333">
            <text:p>62.8333</text:p>
          </table:table-cell>
          <table:table-cell office:value-type="float" office:value="63.1667">
            <text:p>63.1667</text:p>
          </table:table-cell>
          <table:table-cell office:value-type="float" office:value="69.5">
            <text:p>69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15T16:00:00">
            <text:p>Sun Oct 15 16:00:00 2023</text:p>
          </table:table-cell>
          <table:table-cell office:value-type="float" office:value="48.8333">
            <text:p>48.8333</text:p>
          </table:table-cell>
          <table:table-cell office:value-type="float" office:value="53.3333">
            <text:p>53.3333</text:p>
          </table:table-cell>
          <table:table-cell office:value-type="float" office:value="56.5">
            <text:p>56.5</text:p>
          </table:table-cell>
          <table:table-cell office:value-type="float" office:value="58.1667">
            <text:p>58.1667</text:p>
          </table:table-cell>
          <table:table-cell office:value-type="float" office:value="60.5">
            <text:p>60.5</text:p>
          </table:table-cell>
          <table:table-cell office:value-type="float" office:value="62.8333">
            <text:p>62.8333</text:p>
          </table:table-cell>
          <table:table-cell office:value-type="float" office:value="63.1667">
            <text:p>63.1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0-15T17:00:00">
            <text:p>Sun Oct 15 17:00:00 2023</text:p>
          </table:table-cell>
          <table:table-cell office:value-type="float" office:value="37.8333">
            <text:p>37.8333</text:p>
          </table:table-cell>
          <table:table-cell office:value-type="float" office:value="48.8333">
            <text:p>48.8333</text:p>
          </table:table-cell>
          <table:table-cell office:value-type="float" office:value="53.3333">
            <text:p>53.3333</text:p>
          </table:table-cell>
          <table:table-cell office:value-type="float" office:value="56.5">
            <text:p>56.5</text:p>
          </table:table-cell>
          <table:table-cell office:value-type="float" office:value="58.1667">
            <text:p>58.1667</text:p>
          </table:table-cell>
          <table:table-cell office:value-type="float" office:value="60.5">
            <text:p>60.5</text:p>
          </table:table-cell>
          <table:table-cell office:value-type="float" office:value="62.8333">
            <text:p>62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10-16T15:00:00">
            <text:p>Mon Oct 16 15:00:00 2023</text:p>
          </table:table-cell>
          <table:table-cell office:value-type="float" office:value="50.1667">
            <text:p>50.166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5.6667">
            <text:p>55.6667</text:p>
          </table:table-cell>
          <table:table-cell office:value-type="float" office:value="58.6667">
            <text:p>58.6667</text:p>
          </table:table-cell>
          <table:table-cell office:value-type="float" office:value="57.1667">
            <text:p>57.1667</text:p>
          </table:table-cell>
          <table:table-cell office:value-type="float" office:value="53.3333">
            <text:p>53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0-16T16:00:00">
            <text:p>Mon Oct 16 16:00:00 2023</text:p>
          </table:table-cell>
          <table:table-cell office:value-type="float" office:value="51.8333">
            <text:p>51.8333</text:p>
          </table:table-cell>
          <table:table-cell office:value-type="float" office:value="50.1667">
            <text:p>50.166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5.6667">
            <text:p>55.6667</text:p>
          </table:table-cell>
          <table:table-cell office:value-type="float" office:value="58.6667">
            <text:p>58.6667</text:p>
          </table:table-cell>
          <table:table-cell office:value-type="float" office:value="57.1667">
            <text:p>57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16T17:00:00">
            <text:p>Mon Oct 16 17:00:00 2023</text:p>
          </table:table-cell>
          <table:table-cell office:value-type="float" office:value="50.5">
            <text:p>50.5</text:p>
          </table:table-cell>
          <table:table-cell office:value-type="float" office:value="51.8333">
            <text:p>51.8333</text:p>
          </table:table-cell>
          <table:table-cell office:value-type="float" office:value="50.1667">
            <text:p>50.166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5.6667">
            <text:p>55.6667</text:p>
          </table:table-cell>
          <table:table-cell office:value-type="float" office:value="58.6667">
            <text:p>58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16T18:00:00">
            <text:p>Mon Oct 16 18:00:00 2023</text:p>
          </table:table-cell>
          <table:table-cell office:value-type="float" office:value="48.8333">
            <text:p>48.8333</text:p>
          </table:table-cell>
          <table:table-cell office:value-type="float" office:value="50.5">
            <text:p>50.5</text:p>
          </table:table-cell>
          <table:table-cell office:value-type="float" office:value="51.8333">
            <text:p>51.8333</text:p>
          </table:table-cell>
          <table:table-cell office:value-type="float" office:value="50.1667">
            <text:p>50.166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5.6667">
            <text:p>55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0-16T19:00:00">
            <text:p>Mon Oct 16 19:00:00 2023</text:p>
          </table:table-cell>
          <table:table-cell office:value-type="float" office:value="45.6667">
            <text:p>45.6667</text:p>
          </table:table-cell>
          <table:table-cell office:value-type="float" office:value="48.8333">
            <text:p>48.8333</text:p>
          </table:table-cell>
          <table:table-cell office:value-type="float" office:value="50.5">
            <text:p>50.5</text:p>
          </table:table-cell>
          <table:table-cell office:value-type="float" office:value="51.8333">
            <text:p>51.8333</text:p>
          </table:table-cell>
          <table:table-cell office:value-type="float" office:value="50.1667">
            <text:p>50.166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0-16T20:00:00">
            <text:p>Mon Oct 16 20:00:00 2023</text:p>
          </table:table-cell>
          <table:table-cell office:value-type="float" office:value="44.5">
            <text:p>44.5</text:p>
          </table:table-cell>
          <table:table-cell office:value-type="float" office:value="45.6667">
            <text:p>45.6667</text:p>
          </table:table-cell>
          <table:table-cell office:value-type="float" office:value="48.8333">
            <text:p>48.8333</text:p>
          </table:table-cell>
          <table:table-cell office:value-type="float" office:value="50.5">
            <text:p>50.5</text:p>
          </table:table-cell>
          <table:table-cell office:value-type="float" office:value="51.8333">
            <text:p>51.8333</text:p>
          </table:table-cell>
          <table:table-cell office:value-type="float" office:value="50.1667">
            <text:p>50.1667</text:p>
          </table:table-cell>
          <table:table-cell office:value-type="float" office:value="62.6667">
            <text:p>62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0-17T16:00:00">
            <text:p>Tue Oct 17 16:00:00 2023</text:p>
          </table:table-cell>
          <table:table-cell office:value-type="float" office:value="44.6667">
            <text:p>44.6667</text:p>
          </table:table-cell>
          <table:table-cell office:value-type="float" office:value="50.1667">
            <text:p>50.1667</text:p>
          </table:table-cell>
          <table:table-cell office:value-type="float" office:value="48.3333">
            <text:p>48.3333</text:p>
          </table:table-cell>
          <table:table-cell office:value-type="float" office:value="50.3333">
            <text:p>50.3333</text:p>
          </table:table-cell>
          <table:table-cell office:value-type="float" office:value="45.6667">
            <text:p>45.6667</text:p>
          </table:table-cell>
          <table:table-cell office:value-type="float" office:value="38.5">
            <text:p>38.5</text:p>
          </table:table-cell>
          <table:table-cell office:value-type="float" office:value="33.5">
            <text:p>33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0-17T17:00:00">
            <text:p>Tue Oct 17 17:00:00 2023</text:p>
          </table:table-cell>
          <table:table-cell office:value-type="float" office:value="41.8333">
            <text:p>41.8333</text:p>
          </table:table-cell>
          <table:table-cell office:value-type="float" office:value="44.6667">
            <text:p>44.6667</text:p>
          </table:table-cell>
          <table:table-cell office:value-type="float" office:value="50.1667">
            <text:p>50.1667</text:p>
          </table:table-cell>
          <table:table-cell office:value-type="float" office:value="48.3333">
            <text:p>48.3333</text:p>
          </table:table-cell>
          <table:table-cell office:value-type="float" office:value="50.3333">
            <text:p>50.3333</text:p>
          </table:table-cell>
          <table:table-cell office:value-type="float" office:value="45.6667">
            <text:p>45.6667</text:p>
          </table:table-cell>
          <table:table-cell office:value-type="float" office:value="38.5">
            <text:p>38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0-17T18:00:00">
            <text:p>Tue Oct 17 18:00:00 2023</text:p>
          </table:table-cell>
          <table:table-cell office:value-type="float" office:value="35.6667">
            <text:p>35.6667</text:p>
          </table:table-cell>
          <table:table-cell office:value-type="float" office:value="41.8333">
            <text:p>41.8333</text:p>
          </table:table-cell>
          <table:table-cell office:value-type="float" office:value="44.6667">
            <text:p>44.6667</text:p>
          </table:table-cell>
          <table:table-cell office:value-type="float" office:value="50.1667">
            <text:p>50.1667</text:p>
          </table:table-cell>
          <table:table-cell office:value-type="float" office:value="48.3333">
            <text:p>48.3333</text:p>
          </table:table-cell>
          <table:table-cell office:value-type="float" office:value="50.3333">
            <text:p>50.3333</text:p>
          </table:table-cell>
          <table:table-cell office:value-type="float" office:value="45.6667">
            <text:p>45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7T19:00:00">
            <text:p>Tue Oct 17 19:00:00 2023</text:p>
          </table:table-cell>
          <table:table-cell office:value-type="float" office:value="29.8333">
            <text:p>29.8333</text:p>
          </table:table-cell>
          <table:table-cell office:value-type="float" office:value="35.6667">
            <text:p>35.6667</text:p>
          </table:table-cell>
          <table:table-cell office:value-type="float" office:value="41.8333">
            <text:p>41.8333</text:p>
          </table:table-cell>
          <table:table-cell office:value-type="float" office:value="44.6667">
            <text:p>44.6667</text:p>
          </table:table-cell>
          <table:table-cell office:value-type="float" office:value="50.1667">
            <text:p>50.1667</text:p>
          </table:table-cell>
          <table:table-cell office:value-type="float" office:value="48.3333">
            <text:p>48.3333</text:p>
          </table:table-cell>
          <table:table-cell office:value-type="float" office:value="50.3333">
            <text:p>50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0-18T14:00:00">
            <text:p>Wed Oct 18 14:00:00 2023</text:p>
          </table:table-cell>
          <table:table-cell office:value-type="float" office:value="37.6667">
            <text:p>37.6667</text:p>
          </table:table-cell>
          <table:table-cell office:value-type="float" office:value="40.6667">
            <text:p>40.6667</text:p>
          </table:table-cell>
          <table:table-cell office:value-type="float" office:value="37.8333">
            <text:p>37.8333</text:p>
          </table:table-cell>
          <table:table-cell office:value-type="float" office:value="36.1667">
            <text:p>36.1667</text:p>
          </table:table-cell>
          <table:table-cell office:value-type="float" office:value="43.0">
            <text:p>43.0</text:p>
          </table:table-cell>
          <table:table-cell office:value-type="float" office:value="41.5">
            <text:p>41.5</text:p>
          </table:table-cell>
          <table:table-cell office:value-type="float" office:value="38.5">
            <text:p>38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0-18T15:00:00">
            <text:p>Wed Oct 18 15:00:00 2023</text:p>
          </table:table-cell>
          <table:table-cell office:value-type="float" office:value="37.5">
            <text:p>37.5</text:p>
          </table:table-cell>
          <table:table-cell office:value-type="float" office:value="37.6667">
            <text:p>37.6667</text:p>
          </table:table-cell>
          <table:table-cell office:value-type="float" office:value="40.6667">
            <text:p>40.6667</text:p>
          </table:table-cell>
          <table:table-cell office:value-type="float" office:value="37.8333">
            <text:p>37.8333</text:p>
          </table:table-cell>
          <table:table-cell office:value-type="float" office:value="36.1667">
            <text:p>36.1667</text:p>
          </table:table-cell>
          <table:table-cell office:value-type="float" office:value="43.0">
            <text:p>43.0</text:p>
          </table:table-cell>
          <table:table-cell office:value-type="float" office:value="41.5">
            <text:p>41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0-18T16:00:00">
            <text:p>Wed Oct 18 16:00:00 2023</text:p>
          </table:table-cell>
          <table:table-cell office:value-type="float" office:value="38.6667">
            <text:p>38.6667</text:p>
          </table:table-cell>
          <table:table-cell office:value-type="float" office:value="37.5">
            <text:p>37.5</text:p>
          </table:table-cell>
          <table:table-cell office:value-type="float" office:value="37.6667">
            <text:p>37.6667</text:p>
          </table:table-cell>
          <table:table-cell office:value-type="float" office:value="40.6667">
            <text:p>40.6667</text:p>
          </table:table-cell>
          <table:table-cell office:value-type="float" office:value="37.8333">
            <text:p>37.8333</text:p>
          </table:table-cell>
          <table:table-cell office:value-type="float" office:value="36.1667">
            <text:p>36.1667</text:p>
          </table:table-cell>
          <table:table-cell office:value-type="float" office:value="43.0">
            <text:p>43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0-18T17:00:00">
            <text:p>Wed Oct 18 17:00:00 2023</text:p>
          </table:table-cell>
          <table:table-cell office:value-type="float" office:value="44.8333">
            <text:p>44.8333</text:p>
          </table:table-cell>
          <table:table-cell office:value-type="float" office:value="38.6667">
            <text:p>38.6667</text:p>
          </table:table-cell>
          <table:table-cell office:value-type="float" office:value="37.5">
            <text:p>37.5</text:p>
          </table:table-cell>
          <table:table-cell office:value-type="float" office:value="37.6667">
            <text:p>37.6667</text:p>
          </table:table-cell>
          <table:table-cell office:value-type="float" office:value="40.6667">
            <text:p>40.6667</text:p>
          </table:table-cell>
          <table:table-cell office:value-type="float" office:value="37.8333">
            <text:p>37.8333</text:p>
          </table:table-cell>
          <table:table-cell office:value-type="float" office:value="36.1667">
            <text:p>36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0-19T12:00:00">
            <text:p>Thu Oct 19 12:00:00 2023</text:p>
          </table:table-cell>
          <table:table-cell office:value-type="float" office:value="60.6667">
            <text:p>60.6667</text:p>
          </table:table-cell>
          <table:table-cell office:value-type="float" office:value="62.6667">
            <text:p>62.6667</text:p>
          </table:table-cell>
          <table:table-cell office:value-type="float" office:value="62.1667">
            <text:p>62.1667</text:p>
          </table:table-cell>
          <table:table-cell office:value-type="float" office:value="58.3333">
            <text:p>58.3333</text:p>
          </table:table-cell>
          <table:table-cell office:value-type="float" office:value="54.5">
            <text:p>54.5</text:p>
          </table:table-cell>
          <table:table-cell office:value-type="float" office:value="52.5">
            <text:p>52.5</text:p>
          </table:table-cell>
          <table:table-cell office:value-type="float" office:value="46.6667">
            <text:p>46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10-19T13:00:00">
            <text:p>Thu Oct 19 13:00:00 2023</text:p>
          </table:table-cell>
          <table:table-cell office:value-type="float" office:value="61.5">
            <text:p>61.5</text:p>
          </table:table-cell>
          <table:table-cell office:value-type="float" office:value="60.6667">
            <text:p>60.6667</text:p>
          </table:table-cell>
          <table:table-cell office:value-type="float" office:value="62.6667">
            <text:p>62.6667</text:p>
          </table:table-cell>
          <table:table-cell office:value-type="float" office:value="62.1667">
            <text:p>62.1667</text:p>
          </table:table-cell>
          <table:table-cell office:value-type="float" office:value="58.3333">
            <text:p>58.3333</text:p>
          </table:table-cell>
          <table:table-cell office:value-type="float" office:value="54.5">
            <text:p>54.5</text:p>
          </table:table-cell>
          <table:table-cell office:value-type="float" office:value="52.5">
            <text:p>52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0-19T14:00:00">
            <text:p>Thu Oct 19 14:00:00 2023</text:p>
          </table:table-cell>
          <table:table-cell office:value-type="float" office:value="57.5">
            <text:p>57.5</text:p>
          </table:table-cell>
          <table:table-cell office:value-type="float" office:value="61.5">
            <text:p>61.5</text:p>
          </table:table-cell>
          <table:table-cell office:value-type="float" office:value="60.6667">
            <text:p>60.6667</text:p>
          </table:table-cell>
          <table:table-cell office:value-type="float" office:value="62.6667">
            <text:p>62.6667</text:p>
          </table:table-cell>
          <table:table-cell office:value-type="float" office:value="62.1667">
            <text:p>62.1667</text:p>
          </table:table-cell>
          <table:table-cell office:value-type="float" office:value="58.3333">
            <text:p>58.3333</text:p>
          </table:table-cell>
          <table:table-cell office:value-type="float" office:value="54.5">
            <text:p>54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0-19T15:00:00">
            <text:p>Thu Oct 19 15:00:00 2023</text:p>
          </table:table-cell>
          <table:table-cell office:value-type="float" office:value="48.3333">
            <text:p>48.3333</text:p>
          </table:table-cell>
          <table:table-cell office:value-type="float" office:value="57.5">
            <text:p>57.5</text:p>
          </table:table-cell>
          <table:table-cell office:value-type="float" office:value="61.5">
            <text:p>61.5</text:p>
          </table:table-cell>
          <table:table-cell office:value-type="float" office:value="60.6667">
            <text:p>60.6667</text:p>
          </table:table-cell>
          <table:table-cell office:value-type="float" office:value="62.6667">
            <text:p>62.6667</text:p>
          </table:table-cell>
          <table:table-cell office:value-type="float" office:value="62.1667">
            <text:p>62.1667</text:p>
          </table:table-cell>
          <table:table-cell office:value-type="float" office:value="58.3333">
            <text:p>58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10-19T16:00:00">
            <text:p>Thu Oct 19 16:00:00 2023</text:p>
          </table:table-cell>
          <table:table-cell office:value-type="float" office:value="38.6667">
            <text:p>38.6667</text:p>
          </table:table-cell>
          <table:table-cell office:value-type="float" office:value="48.3333">
            <text:p>48.3333</text:p>
          </table:table-cell>
          <table:table-cell office:value-type="float" office:value="57.5">
            <text:p>57.5</text:p>
          </table:table-cell>
          <table:table-cell office:value-type="float" office:value="61.5">
            <text:p>61.5</text:p>
          </table:table-cell>
          <table:table-cell office:value-type="float" office:value="60.6667">
            <text:p>60.6667</text:p>
          </table:table-cell>
          <table:table-cell office:value-type="float" office:value="62.6667">
            <text:p>62.6667</text:p>
          </table:table-cell>
          <table:table-cell office:value-type="float" office:value="62.1667">
            <text:p>62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0-20T16:00:00">
            <text:p>Fri Oct 20 16:00:00 2023</text:p>
          </table:table-cell>
          <table:table-cell office:value-type="float" office:value="53.1667">
            <text:p>53.1667</text:p>
          </table:table-cell>
          <table:table-cell office:value-type="float" office:value="51.8333">
            <text:p>51.8333</text:p>
          </table:table-cell>
          <table:table-cell office:value-type="float" office:value="53.1667">
            <text:p>53.1667</text:p>
          </table:table-cell>
          <table:table-cell office:value-type="float" office:value="58.5">
            <text:p>58.5</text:p>
          </table:table-cell>
          <table:table-cell office:value-type="float" office:value="48.1667">
            <text:p>48.1667</text:p>
          </table:table-cell>
          <table:table-cell office:value-type="float" office:value="49.1667">
            <text:p>49.1667</text:p>
          </table:table-cell>
          <table:table-cell office:value-type="float" office:value="49.3333">
            <text:p>49.3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10-20T17:00:00">
            <text:p>Fri Oct 20 17:00:00 2023</text:p>
          </table:table-cell>
          <table:table-cell office:value-type="float" office:value="51.3333">
            <text:p>51.3333</text:p>
          </table:table-cell>
          <table:table-cell office:value-type="float" office:value="53.1667">
            <text:p>53.1667</text:p>
          </table:table-cell>
          <table:table-cell office:value-type="float" office:value="51.8333">
            <text:p>51.8333</text:p>
          </table:table-cell>
          <table:table-cell office:value-type="float" office:value="53.1667">
            <text:p>53.1667</text:p>
          </table:table-cell>
          <table:table-cell office:value-type="float" office:value="58.5">
            <text:p>58.5</text:p>
          </table:table-cell>
          <table:table-cell office:value-type="float" office:value="48.1667">
            <text:p>48.1667</text:p>
          </table:table-cell>
          <table:table-cell office:value-type="float" office:value="49.1667">
            <text:p>49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10-21T14:00:00">
            <text:p>Sat Oct 21 14:00:00 2023</text:p>
          </table:table-cell>
          <table:table-cell office:value-type="float" office:value="64.1667">
            <text:p>64.1667</text:p>
          </table:table-cell>
          <table:table-cell office:value-type="float" office:value="71.8333">
            <text:p>71.8333</text:p>
          </table:table-cell>
          <table:table-cell office:value-type="float" office:value="73.5">
            <text:p>73.5</text:p>
          </table:table-cell>
          <table:table-cell office:value-type="float" office:value="71.6667">
            <text:p>71.6667</text:p>
          </table:table-cell>
          <table:table-cell office:value-type="float" office:value="71.0">
            <text:p>71.0</text:p>
          </table:table-cell>
          <table:table-cell office:value-type="float" office:value="68.5">
            <text:p>68.5</text:p>
          </table:table-cell>
          <table:table-cell office:value-type="float" office:value="65.1667">
            <text:p>65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10-21T15:00:00">
            <text:p>Sat Oct 21 15:00:00 2023</text:p>
          </table:table-cell>
          <table:table-cell office:value-type="float" office:value="58.3333">
            <text:p>58.3333</text:p>
          </table:table-cell>
          <table:table-cell office:value-type="float" office:value="64.1667">
            <text:p>64.1667</text:p>
          </table:table-cell>
          <table:table-cell office:value-type="float" office:value="71.8333">
            <text:p>71.8333</text:p>
          </table:table-cell>
          <table:table-cell office:value-type="float" office:value="73.5">
            <text:p>73.5</text:p>
          </table:table-cell>
          <table:table-cell office:value-type="float" office:value="71.6667">
            <text:p>71.6667</text:p>
          </table:table-cell>
          <table:table-cell office:value-type="float" office:value="71.0">
            <text:p>71.0</text:p>
          </table:table-cell>
          <table:table-cell office:value-type="float" office:value="68.5">
            <text:p>68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10-21T16:00:00">
            <text:p>Sat Oct 21 16:00:00 2023</text:p>
          </table:table-cell>
          <table:table-cell office:value-type="float" office:value="46.0">
            <text:p>46.0</text:p>
          </table:table-cell>
          <table:table-cell office:value-type="float" office:value="58.3333">
            <text:p>58.3333</text:p>
          </table:table-cell>
          <table:table-cell office:value-type="float" office:value="64.1667">
            <text:p>64.1667</text:p>
          </table:table-cell>
          <table:table-cell office:value-type="float" office:value="71.8333">
            <text:p>71.8333</text:p>
          </table:table-cell>
          <table:table-cell office:value-type="float" office:value="73.5">
            <text:p>73.5</text:p>
          </table:table-cell>
          <table:table-cell office:value-type="float" office:value="71.6667">
            <text:p>71.6667</text:p>
          </table:table-cell>
          <table:table-cell office:value-type="float" office:value="71.0">
            <text:p>71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10-21T17:00:00">
            <text:p>Sat Oct 21 17:00:00 2023</text:p>
          </table:table-cell>
          <table:table-cell office:value-type="float" office:value="55.8333">
            <text:p>55.8333</text:p>
          </table:table-cell>
          <table:table-cell office:value-type="float" office:value="46.0">
            <text:p>46.0</text:p>
          </table:table-cell>
          <table:table-cell office:value-type="float" office:value="58.3333">
            <text:p>58.3333</text:p>
          </table:table-cell>
          <table:table-cell office:value-type="float" office:value="64.1667">
            <text:p>64.1667</text:p>
          </table:table-cell>
          <table:table-cell office:value-type="float" office:value="71.8333">
            <text:p>71.8333</text:p>
          </table:table-cell>
          <table:table-cell office:value-type="float" office:value="73.5">
            <text:p>73.5</text:p>
          </table:table-cell>
          <table:table-cell office:value-type="float" office:value="71.6667">
            <text:p>71.6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10-21T18:00:00">
            <text:p>Sat Oct 21 18:00:00 2023</text:p>
          </table:table-cell>
          <table:table-cell office:value-type="float" office:value="55.3333">
            <text:p>55.3333</text:p>
          </table:table-cell>
          <table:table-cell office:value-type="float" office:value="55.8333">
            <text:p>55.8333</text:p>
          </table:table-cell>
          <table:table-cell office:value-type="float" office:value="46.0">
            <text:p>46.0</text:p>
          </table:table-cell>
          <table:table-cell office:value-type="float" office:value="58.3333">
            <text:p>58.3333</text:p>
          </table:table-cell>
          <table:table-cell office:value-type="float" office:value="64.1667">
            <text:p>64.1667</text:p>
          </table:table-cell>
          <table:table-cell office:value-type="float" office:value="71.8333">
            <text:p>71.8333</text:p>
          </table:table-cell>
          <table:table-cell office:value-type="float" office:value="73.5">
            <text:p>73.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10-21T19:00:00">
            <text:p>Sat Oct 21 19:00:00 2023</text:p>
          </table:table-cell>
          <table:table-cell office:value-type="float" office:value="53.8333">
            <text:p>53.8333</text:p>
          </table:table-cell>
          <table:table-cell office:value-type="float" office:value="55.3333">
            <text:p>55.3333</text:p>
          </table:table-cell>
          <table:table-cell office:value-type="float" office:value="55.8333">
            <text:p>55.8333</text:p>
          </table:table-cell>
          <table:table-cell office:value-type="float" office:value="46.0">
            <text:p>46.0</text:p>
          </table:table-cell>
          <table:table-cell office:value-type="float" office:value="58.3333">
            <text:p>58.3333</text:p>
          </table:table-cell>
          <table:table-cell office:value-type="float" office:value="64.1667">
            <text:p>64.1667</text:p>
          </table:table-cell>
          <table:table-cell office:value-type="float" office:value="71.8333">
            <text:p>71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10-22T12:00:00">
            <text:p>Sun Oct 22 12:00:00 2023</text:p>
          </table:table-cell>
          <table:table-cell office:value-type="float" office:value="75.5">
            <text:p>75.5</text:p>
          </table:table-cell>
          <table:table-cell office:value-type="float" office:value="73.6667">
            <text:p>73.6667</text:p>
          </table:table-cell>
          <table:table-cell office:value-type="float" office:value="71.5">
            <text:p>71.5</text:p>
          </table:table-cell>
          <table:table-cell office:value-type="float" office:value="67.8333">
            <text:p>67.8333</text:p>
          </table:table-cell>
          <table:table-cell office:value-type="float" office:value="56.0">
            <text:p>56.0</text:p>
          </table:table-cell>
          <table:table-cell office:value-type="float" office:value="37.3333">
            <text:p>37.3333</text:p>
          </table:table-cell>
          <table:table-cell office:value-type="float" office:value="32.1667">
            <text:p>32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0-22T13:00:00">
            <text:p>Sun Oct 22 13:00:00 2023</text:p>
          </table:table-cell>
          <table:table-cell office:value-type="float" office:value="68.3333">
            <text:p>68.3333</text:p>
          </table:table-cell>
          <table:table-cell office:value-type="float" office:value="75.5">
            <text:p>75.5</text:p>
          </table:table-cell>
          <table:table-cell office:value-type="float" office:value="73.6667">
            <text:p>73.6667</text:p>
          </table:table-cell>
          <table:table-cell office:value-type="float" office:value="71.5">
            <text:p>71.5</text:p>
          </table:table-cell>
          <table:table-cell office:value-type="float" office:value="67.8333">
            <text:p>67.8333</text:p>
          </table:table-cell>
          <table:table-cell office:value-type="float" office:value="56.0">
            <text:p>56.0</text:p>
          </table:table-cell>
          <table:table-cell office:value-type="float" office:value="37.3333">
            <text:p>37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10-22T14:00:00">
            <text:p>Sun Oct 22 14:00:00 2023</text:p>
          </table:table-cell>
          <table:table-cell office:value-type="float" office:value="61.8333">
            <text:p>61.8333</text:p>
          </table:table-cell>
          <table:table-cell office:value-type="float" office:value="68.3333">
            <text:p>68.3333</text:p>
          </table:table-cell>
          <table:table-cell office:value-type="float" office:value="75.5">
            <text:p>75.5</text:p>
          </table:table-cell>
          <table:table-cell office:value-type="float" office:value="73.6667">
            <text:p>73.6667</text:p>
          </table:table-cell>
          <table:table-cell office:value-type="float" office:value="71.5">
            <text:p>71.5</text:p>
          </table:table-cell>
          <table:table-cell office:value-type="float" office:value="67.8333">
            <text:p>67.8333</text:p>
          </table:table-cell>
          <table:table-cell office:value-type="float" office:value="56.0">
            <text:p>56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0-22T15:00:00">
            <text:p>Sun Oct 22 15:00:00 2023</text:p>
          </table:table-cell>
          <table:table-cell office:value-type="float" office:value="47.1667">
            <text:p>47.1667</text:p>
          </table:table-cell>
          <table:table-cell office:value-type="float" office:value="61.8333">
            <text:p>61.8333</text:p>
          </table:table-cell>
          <table:table-cell office:value-type="float" office:value="68.3333">
            <text:p>68.3333</text:p>
          </table:table-cell>
          <table:table-cell office:value-type="float" office:value="75.5">
            <text:p>75.5</text:p>
          </table:table-cell>
          <table:table-cell office:value-type="float" office:value="73.6667">
            <text:p>73.6667</text:p>
          </table:table-cell>
          <table:table-cell office:value-type="float" office:value="71.5">
            <text:p>71.5</text:p>
          </table:table-cell>
          <table:table-cell office:value-type="float" office:value="67.8333">
            <text:p>67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10-22T16:00:00">
            <text:p>Sun Oct 22 16:00:00 2023</text:p>
          </table:table-cell>
          <table:table-cell office:value-type="float" office:value="22.0">
            <text:p>22.0</text:p>
          </table:table-cell>
          <table:table-cell office:value-type="float" office:value="47.1667">
            <text:p>47.1667</text:p>
          </table:table-cell>
          <table:table-cell office:value-type="float" office:value="61.8333">
            <text:p>61.8333</text:p>
          </table:table-cell>
          <table:table-cell office:value-type="float" office:value="68.3333">
            <text:p>68.3333</text:p>
          </table:table-cell>
          <table:table-cell office:value-type="float" office:value="75.5">
            <text:p>75.5</text:p>
          </table:table-cell>
          <table:table-cell office:value-type="float" office:value="73.6667">
            <text:p>73.6667</text:p>
          </table:table-cell>
          <table:table-cell office:value-type="float" office:value="71.5">
            <text:p>71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0-22T17:00:00">
            <text:p>Sun Oct 22 17:00:00 2023</text:p>
          </table:table-cell>
          <table:table-cell office:value-type="float" office:value="31.0">
            <text:p>31.0</text:p>
          </table:table-cell>
          <table:table-cell office:value-type="float" office:value="22.0">
            <text:p>22.0</text:p>
          </table:table-cell>
          <table:table-cell office:value-type="float" office:value="47.1667">
            <text:p>47.1667</text:p>
          </table:table-cell>
          <table:table-cell office:value-type="float" office:value="61.8333">
            <text:p>61.8333</text:p>
          </table:table-cell>
          <table:table-cell office:value-type="float" office:value="68.3333">
            <text:p>68.3333</text:p>
          </table:table-cell>
          <table:table-cell office:value-type="float" office:value="75.5">
            <text:p>75.5</text:p>
          </table:table-cell>
          <table:table-cell office:value-type="float" office:value="73.6667">
            <text:p>73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0-22T18:00:00">
            <text:p>Sun Oct 22 18:00:00 2023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22.0">
            <text:p>22.0</text:p>
          </table:table-cell>
          <table:table-cell office:value-type="float" office:value="47.1667">
            <text:p>47.1667</text:p>
          </table:table-cell>
          <table:table-cell office:value-type="float" office:value="61.8333">
            <text:p>61.8333</text:p>
          </table:table-cell>
          <table:table-cell office:value-type="float" office:value="68.3333">
            <text:p>68.3333</text:p>
          </table:table-cell>
          <table:table-cell office:value-type="float" office:value="75.5">
            <text:p>75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10-23T15:00:00">
            <text:p>Mon Oct 23 15:00:00 2023</text:p>
          </table:table-cell>
          <table:table-cell office:value-type="float" office:value="55.6667">
            <text:p>55.6667</text:p>
          </table:table-cell>
          <table:table-cell office:value-type="float" office:value="62.1667">
            <text:p>62.1667</text:p>
          </table:table-cell>
          <table:table-cell office:value-type="float" office:value="65.0">
            <text:p>65.0</text:p>
          </table:table-cell>
          <table:table-cell office:value-type="float" office:value="55.0">
            <text:p>55.0</text:p>
          </table:table-cell>
          <table:table-cell office:value-type="float" office:value="54.5">
            <text:p>54.5</text:p>
          </table:table-cell>
          <table:table-cell office:value-type="float" office:value="53.1667">
            <text:p>53.1667</text:p>
          </table:table-cell>
          <table:table-cell office:value-type="float" office:value="54.6667">
            <text:p>54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23T16:00:00">
            <text:p>Mon Oct 23 16:00:00 2023</text:p>
          </table:table-cell>
          <table:table-cell office:value-type="float" office:value="55.6667">
            <text:p>55.6667</text:p>
          </table:table-cell>
          <table:table-cell office:value-type="float" office:value="55.6667">
            <text:p>55.6667</text:p>
          </table:table-cell>
          <table:table-cell office:value-type="float" office:value="62.1667">
            <text:p>62.1667</text:p>
          </table:table-cell>
          <table:table-cell office:value-type="float" office:value="65.0">
            <text:p>65.0</text:p>
          </table:table-cell>
          <table:table-cell office:value-type="float" office:value="55.0">
            <text:p>55.0</text:p>
          </table:table-cell>
          <table:table-cell office:value-type="float" office:value="54.5">
            <text:p>54.5</text:p>
          </table:table-cell>
          <table:table-cell office:value-type="float" office:value="53.1667">
            <text:p>53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0-23T17:00:00">
            <text:p>Mon Oct 23 17:00:00 2023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55.6667">
            <text:p>55.6667</text:p>
          </table:table-cell>
          <table:table-cell office:value-type="float" office:value="62.1667">
            <text:p>62.1667</text:p>
          </table:table-cell>
          <table:table-cell office:value-type="float" office:value="65.0">
            <text:p>65.0</text:p>
          </table:table-cell>
          <table:table-cell office:value-type="float" office:value="55.0">
            <text:p>55.0</text:p>
          </table:table-cell>
          <table:table-cell office:value-type="float" office:value="54.5">
            <text:p>54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23T18:00:00">
            <text:p>Mon Oct 23 18:00:00 2023</text:p>
          </table:table-cell>
          <table:table-cell office:value-type="float" office:value="51.5">
            <text:p>51.5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55.6667">
            <text:p>55.6667</text:p>
          </table:table-cell>
          <table:table-cell office:value-type="float" office:value="62.1667">
            <text:p>62.1667</text:p>
          </table:table-cell>
          <table:table-cell office:value-type="float" office:value="65.0">
            <text:p>65.0</text:p>
          </table:table-cell>
          <table:table-cell office:value-type="float" office:value="55.0">
            <text:p>55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10-23T19:00:00">
            <text:p>Mon Oct 23 19:00:00 2023</text:p>
          </table:table-cell>
          <table:table-cell office:value-type="float" office:value="48.3333">
            <text:p>48.3333</text:p>
          </table:table-cell>
          <table:table-cell office:value-type="float" office:value="51.5">
            <text:p>51.5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55.6667">
            <text:p>55.6667</text:p>
          </table:table-cell>
          <table:table-cell office:value-type="float" office:value="62.1667">
            <text:p>62.1667</text:p>
          </table:table-cell>
          <table:table-cell office:value-type="float" office:value="65.0">
            <text:p>65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10-23T20:00:00">
            <text:p>Mon Oct 23 20:00:00 2023</text:p>
          </table:table-cell>
          <table:table-cell office:value-type="float" office:value="43.6667">
            <text:p>43.6667</text:p>
          </table:table-cell>
          <table:table-cell office:value-type="float" office:value="48.3333">
            <text:p>48.3333</text:p>
          </table:table-cell>
          <table:table-cell office:value-type="float" office:value="51.5">
            <text:p>51.5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55.6667">
            <text:p>55.6667</text:p>
          </table:table-cell>
          <table:table-cell office:value-type="float" office:value="62.1667">
            <text:p>62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0-24T14:00:00">
            <text:p>Tue Oct 24 14:00:00 2023</text:p>
          </table:table-cell>
          <table:table-cell office:value-type="float" office:value="39.6667">
            <text:p>39.6667</text:p>
          </table:table-cell>
          <table:table-cell office:value-type="float" office:value="54.0">
            <text:p>54.0</text:p>
          </table:table-cell>
          <table:table-cell office:value-type="float" office:value="54.3333">
            <text:p>54.3333</text:p>
          </table:table-cell>
          <table:table-cell office:value-type="float" office:value="50.1667">
            <text:p>50.1667</text:p>
          </table:table-cell>
          <table:table-cell office:value-type="float" office:value="49.5">
            <text:p>49.5</text:p>
          </table:table-cell>
          <table:table-cell office:value-type="float" office:value="41.0">
            <text:p>41.0</text:p>
          </table:table-cell>
          <table:table-cell office:value-type="float" office:value="38.5">
            <text:p>38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10-24T15:00:00">
            <text:p>Tue Oct 24 15:00:00 2023</text:p>
          </table:table-cell>
          <table:table-cell office:value-type="float" office:value="30.1667">
            <text:p>30.1667</text:p>
          </table:table-cell>
          <table:table-cell office:value-type="float" office:value="39.6667">
            <text:p>39.6667</text:p>
          </table:table-cell>
          <table:table-cell office:value-type="float" office:value="54.0">
            <text:p>54.0</text:p>
          </table:table-cell>
          <table:table-cell office:value-type="float" office:value="54.3333">
            <text:p>54.3333</text:p>
          </table:table-cell>
          <table:table-cell office:value-type="float" office:value="50.1667">
            <text:p>50.1667</text:p>
          </table:table-cell>
          <table:table-cell office:value-type="float" office:value="49.5">
            <text:p>49.5</text:p>
          </table:table-cell>
          <table:table-cell office:value-type="float" office:value="41.0">
            <text:p>41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10-24T16:00:00">
            <text:p>Tue Oct 24 16:00:00 2023</text:p>
          </table:table-cell>
          <table:table-cell office:value-type="float" office:value="9.0">
            <text:p>9.0</text:p>
          </table:table-cell>
          <table:table-cell office:value-type="float" office:value="30.1667">
            <text:p>30.1667</text:p>
          </table:table-cell>
          <table:table-cell office:value-type="float" office:value="39.6667">
            <text:p>39.6667</text:p>
          </table:table-cell>
          <table:table-cell office:value-type="float" office:value="54.0">
            <text:p>54.0</text:p>
          </table:table-cell>
          <table:table-cell office:value-type="float" office:value="54.3333">
            <text:p>54.3333</text:p>
          </table:table-cell>
          <table:table-cell office:value-type="float" office:value="50.1667">
            <text:p>50.1667</text:p>
          </table:table-cell>
          <table:table-cell office:value-type="float" office:value="49.5">
            <text:p>49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10-25T15:00:00">
            <text:p>Wed Oct 25 15:00:00 2023</text:p>
          </table:table-cell>
          <table:table-cell office:value-type="float" office:value="63.3333">
            <text:p>63.3333</text:p>
          </table:table-cell>
          <table:table-cell office:value-type="float" office:value="65.0">
            <text:p>65.0</text:p>
          </table:table-cell>
          <table:table-cell office:value-type="float" office:value="61.8333">
            <text:p>61.833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56.6667">
            <text:p>56.6667</text:p>
          </table:table-cell>
          <table:table-cell office:value-type="float" office:value="44.1667">
            <text:p>44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10-25T16:00:00">
            <text:p>Wed Oct 25 16:00:00 2023</text:p>
          </table:table-cell>
          <table:table-cell office:value-type="float" office:value="53.3333">
            <text:p>53.3333</text:p>
          </table:table-cell>
          <table:table-cell office:value-type="float" office:value="63.3333">
            <text:p>63.3333</text:p>
          </table:table-cell>
          <table:table-cell office:value-type="float" office:value="65.0">
            <text:p>65.0</text:p>
          </table:table-cell>
          <table:table-cell office:value-type="float" office:value="61.8333">
            <text:p>61.833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56.6667">
            <text:p>56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25T17:00:00">
            <text:p>Wed Oct 25 17:00:00 2023</text:p>
          </table:table-cell>
          <table:table-cell office:value-type="float" office:value="48.3333">
            <text:p>48.3333</text:p>
          </table:table-cell>
          <table:table-cell office:value-type="float" office:value="53.3333">
            <text:p>53.3333</text:p>
          </table:table-cell>
          <table:table-cell office:value-type="float" office:value="63.3333">
            <text:p>63.3333</text:p>
          </table:table-cell>
          <table:table-cell office:value-type="float" office:value="65.0">
            <text:p>65.0</text:p>
          </table:table-cell>
          <table:table-cell office:value-type="float" office:value="61.8333">
            <text:p>61.833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0-25T18:00:00">
            <text:p>Wed Oct 25 18:00:00 2023</text:p>
          </table:table-cell>
          <table:table-cell office:value-type="float" office:value="40.6667">
            <text:p>40.6667</text:p>
          </table:table-cell>
          <table:table-cell office:value-type="float" office:value="48.3333">
            <text:p>48.3333</text:p>
          </table:table-cell>
          <table:table-cell office:value-type="float" office:value="53.3333">
            <text:p>53.3333</text:p>
          </table:table-cell>
          <table:table-cell office:value-type="float" office:value="63.3333">
            <text:p>63.3333</text:p>
          </table:table-cell>
          <table:table-cell office:value-type="float" office:value="65.0">
            <text:p>65.0</text:p>
          </table:table-cell>
          <table:table-cell office:value-type="float" office:value="61.8333">
            <text:p>61.8333</text:p>
          </table:table-cell>
          <table:table-cell office:value-type="float" office:value="59.1667">
            <text:p>59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10-25T19:00:00">
            <text:p>Wed Oct 25 19:00:00 2023</text:p>
          </table:table-cell>
          <table:table-cell office:value-type="float" office:value="36.0">
            <text:p>36.0</text:p>
          </table:table-cell>
          <table:table-cell office:value-type="float" office:value="40.6667">
            <text:p>40.6667</text:p>
          </table:table-cell>
          <table:table-cell office:value-type="float" office:value="48.3333">
            <text:p>48.3333</text:p>
          </table:table-cell>
          <table:table-cell office:value-type="float" office:value="53.3333">
            <text:p>53.3333</text:p>
          </table:table-cell>
          <table:table-cell office:value-type="float" office:value="63.3333">
            <text:p>63.3333</text:p>
          </table:table-cell>
          <table:table-cell office:value-type="float" office:value="65.0">
            <text:p>65.0</text:p>
          </table:table-cell>
          <table:table-cell office:value-type="float" office:value="61.8333">
            <text:p>61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10-25T20:00:00">
            <text:p>Wed Oct 25 20:00:00 2023</text:p>
          </table:table-cell>
          <table:table-cell office:value-type="float" office:value="36.8333">
            <text:p>36.8333</text:p>
          </table:table-cell>
          <table:table-cell office:value-type="float" office:value="36.0">
            <text:p>36.0</text:p>
          </table:table-cell>
          <table:table-cell office:value-type="float" office:value="40.6667">
            <text:p>40.6667</text:p>
          </table:table-cell>
          <table:table-cell office:value-type="float" office:value="48.3333">
            <text:p>48.3333</text:p>
          </table:table-cell>
          <table:table-cell office:value-type="float" office:value="53.3333">
            <text:p>53.3333</text:p>
          </table:table-cell>
          <table:table-cell office:value-type="float" office:value="63.3333">
            <text:p>63.3333</text:p>
          </table:table-cell>
          <table:table-cell office:value-type="float" office:value="65.0">
            <text:p>65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0-25T21:00:00">
            <text:p>Wed Oct 25 21:00:00 2023</text:p>
          </table:table-cell>
          <table:table-cell office:value-type="float" office:value="42.8333">
            <text:p>42.8333</text:p>
          </table:table-cell>
          <table:table-cell office:value-type="float" office:value="36.8333">
            <text:p>36.8333</text:p>
          </table:table-cell>
          <table:table-cell office:value-type="float" office:value="36.0">
            <text:p>36.0</text:p>
          </table:table-cell>
          <table:table-cell office:value-type="float" office:value="40.6667">
            <text:p>40.6667</text:p>
          </table:table-cell>
          <table:table-cell office:value-type="float" office:value="48.3333">
            <text:p>48.3333</text:p>
          </table:table-cell>
          <table:table-cell office:value-type="float" office:value="53.3333">
            <text:p>53.3333</text:p>
          </table:table-cell>
          <table:table-cell office:value-type="float" office:value="63.3333">
            <text:p>63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0-26T15:00:00">
            <text:p>Thu Oct 26 15:00:00 2023</text:p>
          </table:table-cell>
          <table:table-cell office:value-type="float" office:value="35.5">
            <text:p>35.5</text:p>
          </table:table-cell>
          <table:table-cell office:value-type="float" office:value="42.3333">
            <text:p>42.3333</text:p>
          </table:table-cell>
          <table:table-cell office:value-type="float" office:value="45.5">
            <text:p>45.5</text:p>
          </table:table-cell>
          <table:table-cell office:value-type="float" office:value="47.6667">
            <text:p>47.6667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48.0">
            <text:p>48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0-26T16:00:00">
            <text:p>Thu Oct 26 16:00:00 2023</text:p>
          </table:table-cell>
          <table:table-cell office:value-type="float" office:value="27.0">
            <text:p>27.0</text:p>
          </table:table-cell>
          <table:table-cell office:value-type="float" office:value="35.5">
            <text:p>35.5</text:p>
          </table:table-cell>
          <table:table-cell office:value-type="float" office:value="42.3333">
            <text:p>42.3333</text:p>
          </table:table-cell>
          <table:table-cell office:value-type="float" office:value="45.5">
            <text:p>45.5</text:p>
          </table:table-cell>
          <table:table-cell office:value-type="float" office:value="47.6667">
            <text:p>47.6667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26T17:00:00">
            <text:p>Thu Oct 26 17:00:00 2023</text:p>
          </table:table-cell>
          <table:table-cell office:value-type="float" office:value="30.1667">
            <text:p>30.1667</text:p>
          </table:table-cell>
          <table:table-cell office:value-type="float" office:value="27.0">
            <text:p>27.0</text:p>
          </table:table-cell>
          <table:table-cell office:value-type="float" office:value="35.5">
            <text:p>35.5</text:p>
          </table:table-cell>
          <table:table-cell office:value-type="float" office:value="42.3333">
            <text:p>42.3333</text:p>
          </table:table-cell>
          <table:table-cell office:value-type="float" office:value="45.5">
            <text:p>45.5</text:p>
          </table:table-cell>
          <table:table-cell office:value-type="float" office:value="47.6667">
            <text:p>47.6667</text:p>
          </table:table-cell>
          <table:table-cell office:value-type="float" office:value="49.3333">
            <text:p>49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0-26T18:00:00">
            <text:p>Thu Oct 26 18:00:00 2023</text:p>
          </table:table-cell>
          <table:table-cell office:value-type="float" office:value="23.3333">
            <text:p>23.3333</text:p>
          </table:table-cell>
          <table:table-cell office:value-type="float" office:value="30.1667">
            <text:p>30.1667</text:p>
          </table:table-cell>
          <table:table-cell office:value-type="float" office:value="27.0">
            <text:p>27.0</text:p>
          </table:table-cell>
          <table:table-cell office:value-type="float" office:value="35.5">
            <text:p>35.5</text:p>
          </table:table-cell>
          <table:table-cell office:value-type="float" office:value="42.3333">
            <text:p>42.3333</text:p>
          </table:table-cell>
          <table:table-cell office:value-type="float" office:value="45.5">
            <text:p>45.5</text:p>
          </table:table-cell>
          <table:table-cell office:value-type="float" office:value="47.6667">
            <text:p>47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0-27T16:00:00">
            <text:p>Fri Oct 27 16:00:00 2023</text:p>
          </table:table-cell>
          <table:table-cell office:value-type="float" office:value="28.0">
            <text:p>28.0</text:p>
          </table:table-cell>
          <table:table-cell office:value-type="float" office:value="25.0">
            <text:p>25.0</text:p>
          </table:table-cell>
          <table:table-cell office:value-type="float" office:value="30.1667">
            <text:p>30.1667</text:p>
          </table:table-cell>
          <table:table-cell office:value-type="float" office:value="32.3333">
            <text:p>32.3333</text:p>
          </table:table-cell>
          <table:table-cell office:value-type="float" office:value="35.3333">
            <text:p>35.3333</text:p>
          </table:table-cell>
          <table:table-cell office:value-type="float" office:value="39.6667">
            <text:p>39.6667</text:p>
          </table:table-cell>
          <table:table-cell office:value-type="float" office:value="41.0">
            <text:p>41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10-27T17:00:00">
            <text:p>Fri Oct 27 17:00:00 2023</text:p>
          </table:table-cell>
          <table:table-cell office:value-type="float" office:value="28.8333">
            <text:p>28.8333</text:p>
          </table:table-cell>
          <table:table-cell office:value-type="float" office:value="28.0">
            <text:p>28.0</text:p>
          </table:table-cell>
          <table:table-cell office:value-type="float" office:value="25.0">
            <text:p>25.0</text:p>
          </table:table-cell>
          <table:table-cell office:value-type="float" office:value="30.1667">
            <text:p>30.1667</text:p>
          </table:table-cell>
          <table:table-cell office:value-type="float" office:value="32.3333">
            <text:p>32.3333</text:p>
          </table:table-cell>
          <table:table-cell office:value-type="float" office:value="35.3333">
            <text:p>35.3333</text:p>
          </table:table-cell>
          <table:table-cell office:value-type="float" office:value="39.6667">
            <text:p>39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10-28T13:00:00">
            <text:p>Sat Oct 28 13:00:00 2023</text:p>
          </table:table-cell>
          <table:table-cell office:value-type="float" office:value="54.8333">
            <text:p>54.8333</text:p>
          </table:table-cell>
          <table:table-cell office:value-type="float" office:value="62.1667">
            <text:p>62.1667</text:p>
          </table:table-cell>
          <table:table-cell office:value-type="float" office:value="63.5">
            <text:p>63.5</text:p>
          </table:table-cell>
          <table:table-cell office:value-type="float" office:value="65.1667">
            <text:p>65.1667</text:p>
          </table:table-cell>
          <table:table-cell office:value-type="float" office:value="62.6667">
            <text:p>62.6667</text:p>
          </table:table-cell>
          <table:table-cell office:value-type="float" office:value="57.5">
            <text:p>57.5</text:p>
          </table:table-cell>
          <table:table-cell office:value-type="float" office:value="47.3333">
            <text:p>47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10-28T14:00:00">
            <text:p>Sat Oct 28 14:00:00 2023</text:p>
          </table:table-cell>
          <table:table-cell office:value-type="float" office:value="50.1667">
            <text:p>50.1667</text:p>
          </table:table-cell>
          <table:table-cell office:value-type="float" office:value="54.8333">
            <text:p>54.8333</text:p>
          </table:table-cell>
          <table:table-cell office:value-type="float" office:value="62.1667">
            <text:p>62.1667</text:p>
          </table:table-cell>
          <table:table-cell office:value-type="float" office:value="63.5">
            <text:p>63.5</text:p>
          </table:table-cell>
          <table:table-cell office:value-type="float" office:value="65.1667">
            <text:p>65.1667</text:p>
          </table:table-cell>
          <table:table-cell office:value-type="float" office:value="62.6667">
            <text:p>62.6667</text:p>
          </table:table-cell>
          <table:table-cell office:value-type="float" office:value="57.5">
            <text:p>57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10-28T15:00:00">
            <text:p>Sat Oct 28 15:00:00 2023</text:p>
          </table:table-cell>
          <table:table-cell office:value-type="float" office:value="49.8333">
            <text:p>49.8333</text:p>
          </table:table-cell>
          <table:table-cell office:value-type="float" office:value="50.1667">
            <text:p>50.1667</text:p>
          </table:table-cell>
          <table:table-cell office:value-type="float" office:value="54.8333">
            <text:p>54.8333</text:p>
          </table:table-cell>
          <table:table-cell office:value-type="float" office:value="62.1667">
            <text:p>62.1667</text:p>
          </table:table-cell>
          <table:table-cell office:value-type="float" office:value="63.5">
            <text:p>63.5</text:p>
          </table:table-cell>
          <table:table-cell office:value-type="float" office:value="65.1667">
            <text:p>65.1667</text:p>
          </table:table-cell>
          <table:table-cell office:value-type="float" office:value="62.6667">
            <text:p>62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10-28T16:00:00">
            <text:p>Sat Oct 28 16:00:00 2023</text:p>
          </table:table-cell>
          <table:table-cell office:value-type="float" office:value="47.0">
            <text:p>47.0</text:p>
          </table:table-cell>
          <table:table-cell office:value-type="float" office:value="49.8333">
            <text:p>49.8333</text:p>
          </table:table-cell>
          <table:table-cell office:value-type="float" office:value="50.1667">
            <text:p>50.1667</text:p>
          </table:table-cell>
          <table:table-cell office:value-type="float" office:value="54.8333">
            <text:p>54.8333</text:p>
          </table:table-cell>
          <table:table-cell office:value-type="float" office:value="62.1667">
            <text:p>62.1667</text:p>
          </table:table-cell>
          <table:table-cell office:value-type="float" office:value="63.5">
            <text:p>63.5</text:p>
          </table:table-cell>
          <table:table-cell office:value-type="float" office:value="65.1667">
            <text:p>65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0-28T17:00:00">
            <text:p>Sat Oct 28 17:00:00 2023</text:p>
          </table:table-cell>
          <table:table-cell office:value-type="float" office:value="37.5">
            <text:p>37.5</text:p>
          </table:table-cell>
          <table:table-cell office:value-type="float" office:value="47.0">
            <text:p>47.0</text:p>
          </table:table-cell>
          <table:table-cell office:value-type="float" office:value="49.8333">
            <text:p>49.8333</text:p>
          </table:table-cell>
          <table:table-cell office:value-type="float" office:value="50.1667">
            <text:p>50.1667</text:p>
          </table:table-cell>
          <table:table-cell office:value-type="float" office:value="54.8333">
            <text:p>54.8333</text:p>
          </table:table-cell>
          <table:table-cell office:value-type="float" office:value="62.1667">
            <text:p>62.1667</text:p>
          </table:table-cell>
          <table:table-cell office:value-type="float" office:value="63.5">
            <text:p>63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0-28T18:00:00">
            <text:p>Sat Oct 28 18:00:00 2023</text:p>
          </table:table-cell>
          <table:table-cell office:value-type="float" office:value="37.8333">
            <text:p>37.8333</text:p>
          </table:table-cell>
          <table:table-cell office:value-type="float" office:value="37.5">
            <text:p>37.5</text:p>
          </table:table-cell>
          <table:table-cell office:value-type="float" office:value="47.0">
            <text:p>47.0</text:p>
          </table:table-cell>
          <table:table-cell office:value-type="float" office:value="49.8333">
            <text:p>49.8333</text:p>
          </table:table-cell>
          <table:table-cell office:value-type="float" office:value="50.1667">
            <text:p>50.1667</text:p>
          </table:table-cell>
          <table:table-cell office:value-type="float" office:value="54.8333">
            <text:p>54.8333</text:p>
          </table:table-cell>
          <table:table-cell office:value-type="float" office:value="62.1667">
            <text:p>62.1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10-29T11:00:00">
            <text:p>Sun Oct 29 11:00:00 2023</text:p>
          </table:table-cell>
          <table:table-cell office:value-type="float" office:value="61.0">
            <text:p>61.0</text:p>
          </table:table-cell>
          <table:table-cell office:value-type="float" office:value="62.6667">
            <text:p>62.6667</text:p>
          </table:table-cell>
          <table:table-cell office:value-type="float" office:value="58.1667">
            <text:p>58.1667</text:p>
          </table:table-cell>
          <table:table-cell office:value-type="float" office:value="55.8333">
            <text:p>55.8333</text:p>
          </table:table-cell>
          <table:table-cell office:value-type="float" office:value="53.6667">
            <text:p>53.6667</text:p>
          </table:table-cell>
          <table:table-cell office:value-type="float" office:value="41.3333">
            <text:p>41.3333</text:p>
          </table:table-cell>
          <table:table-cell office:value-type="float" office:value="29.1667">
            <text:p>29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0-29T12:00:00">
            <text:p>Sun Oct 29 12:00:00 2023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62.6667">
            <text:p>62.6667</text:p>
          </table:table-cell>
          <table:table-cell office:value-type="float" office:value="58.1667">
            <text:p>58.1667</text:p>
          </table:table-cell>
          <table:table-cell office:value-type="float" office:value="55.8333">
            <text:p>55.8333</text:p>
          </table:table-cell>
          <table:table-cell office:value-type="float" office:value="53.6667">
            <text:p>53.6667</text:p>
          </table:table-cell>
          <table:table-cell office:value-type="float" office:value="41.3333">
            <text:p>41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10-29T13:00:00">
            <text:p>Sun Oct 29 13:00:00 2023</text:p>
          </table:table-cell>
          <table:table-cell office:value-type="float" office:value="64.1667">
            <text:p>64.1667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62.6667">
            <text:p>62.6667</text:p>
          </table:table-cell>
          <table:table-cell office:value-type="float" office:value="58.1667">
            <text:p>58.1667</text:p>
          </table:table-cell>
          <table:table-cell office:value-type="float" office:value="55.8333">
            <text:p>55.8333</text:p>
          </table:table-cell>
          <table:table-cell office:value-type="float" office:value="53.6667">
            <text:p>53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10-29T14:00:00">
            <text:p>Sun Oct 29 14:00:00 2023</text:p>
          </table:table-cell>
          <table:table-cell office:value-type="float" office:value="57.0">
            <text:p>57.0</text:p>
          </table:table-cell>
          <table:table-cell office:value-type="float" office:value="64.1667">
            <text:p>64.1667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62.6667">
            <text:p>62.6667</text:p>
          </table:table-cell>
          <table:table-cell office:value-type="float" office:value="58.1667">
            <text:p>58.1667</text:p>
          </table:table-cell>
          <table:table-cell office:value-type="float" office:value="55.8333">
            <text:p>55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10-29T15:00:00">
            <text:p>Sun Oct 29 15:00:00 2023</text:p>
          </table:table-cell>
          <table:table-cell office:value-type="float" office:value="44.8333">
            <text:p>44.8333</text:p>
          </table:table-cell>
          <table:table-cell office:value-type="float" office:value="57.0">
            <text:p>57.0</text:p>
          </table:table-cell>
          <table:table-cell office:value-type="float" office:value="64.1667">
            <text:p>64.1667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62.6667">
            <text:p>62.6667</text:p>
          </table:table-cell>
          <table:table-cell office:value-type="float" office:value="58.1667">
            <text:p>58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10-31T12:00:00">
            <text:p>Tue Oct 31 12:00:00 2023</text:p>
          </table:table-cell>
          <table:table-cell office:value-type="float" office:value="54.5">
            <text:p>54.5</text:p>
          </table:table-cell>
          <table:table-cell office:value-type="float" office:value="54.1667">
            <text:p>54.1667</text:p>
          </table:table-cell>
          <table:table-cell office:value-type="float" office:value="58.6667">
            <text:p>58.6667</text:p>
          </table:table-cell>
          <table:table-cell office:value-type="float" office:value="58.3333">
            <text:p>58.3333</text:p>
          </table:table-cell>
          <table:table-cell office:value-type="float" office:value="56.1667">
            <text:p>56.1667</text:p>
          </table:table-cell>
          <table:table-cell office:value-type="float" office:value="55.6667">
            <text:p>55.6667</text:p>
          </table:table-cell>
          <table:table-cell office:value-type="float" office:value="54.3333">
            <text:p>54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0-31T15:00:00">
            <text:p>Tue Oct 31 15:00:00 2023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47.3333">
            <text:p>47.3333</text:p>
          </table:table-cell>
          <table:table-cell office:value-type="float" office:value="54.5">
            <text:p>54.5</text:p>
          </table:table-cell>
          <table:table-cell office:value-type="float" office:value="54.1667">
            <text:p>54.1667</text:p>
          </table:table-cell>
          <table:table-cell office:value-type="float" office:value="58.6667">
            <text:p>58.6667</text:p>
          </table:table-cell>
          <table:table-cell office:value-type="float" office:value="58.3333">
            <text:p>58.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11-02T13:00:00">
            <text:p>Thu Nov  2 13:00:00 2023</text:p>
          </table:table-cell>
          <table:table-cell office:value-type="float" office:value="57.3333">
            <text:p>57.3333</text:p>
          </table:table-cell>
          <table:table-cell office:value-type="float" office:value="58.5">
            <text:p>58.5</text:p>
          </table:table-cell>
          <table:table-cell office:value-type="float" office:value="61.0">
            <text:p>61.0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40.3333">
            <text:p>40.3333</text:p>
          </table:table-cell>
          <table:table-cell office:value-type="float" office:value="33.8333">
            <text:p>33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11-02T14:00:00">
            <text:p>Thu Nov  2 14:00:00 2023</text:p>
          </table:table-cell>
          <table:table-cell office:value-type="float" office:value="44.8333">
            <text:p>44.8333</text:p>
          </table:table-cell>
          <table:table-cell office:value-type="float" office:value="57.3333">
            <text:p>57.3333</text:p>
          </table:table-cell>
          <table:table-cell office:value-type="float" office:value="58.5">
            <text:p>58.5</text:p>
          </table:table-cell>
          <table:table-cell office:value-type="float" office:value="61.0">
            <text:p>61.0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40.3333">
            <text:p>40.3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11-02T15:00:00">
            <text:p>Thu Nov  2 15:00:00 2023</text:p>
          </table:table-cell>
          <table:table-cell office:value-type="float" office:value="42.3333">
            <text:p>42.3333</text:p>
          </table:table-cell>
          <table:table-cell office:value-type="float" office:value="44.8333">
            <text:p>44.8333</text:p>
          </table:table-cell>
          <table:table-cell office:value-type="float" office:value="57.3333">
            <text:p>57.3333</text:p>
          </table:table-cell>
          <table:table-cell office:value-type="float" office:value="58.5">
            <text:p>58.5</text:p>
          </table:table-cell>
          <table:table-cell office:value-type="float" office:value="61.0">
            <text:p>61.0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02T16:00:00">
            <text:p>Thu Nov  2 16:00:00 2023</text:p>
          </table:table-cell>
          <table:table-cell office:value-type="float" office:value="42.8333">
            <text:p>42.8333</text:p>
          </table:table-cell>
          <table:table-cell office:value-type="float" office:value="42.3333">
            <text:p>42.3333</text:p>
          </table:table-cell>
          <table:table-cell office:value-type="float" office:value="44.8333">
            <text:p>44.8333</text:p>
          </table:table-cell>
          <table:table-cell office:value-type="float" office:value="57.3333">
            <text:p>57.3333</text:p>
          </table:table-cell>
          <table:table-cell office:value-type="float" office:value="58.5">
            <text:p>58.5</text:p>
          </table:table-cell>
          <table:table-cell office:value-type="float" office:value="61.0">
            <text:p>61.0</text:p>
          </table:table-cell>
          <table:table-cell office:value-type="float" office:value="60.8333">
            <text:p>60.8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11-03T14:00:00">
            <text:p>Fri Nov  3 14:00:00 2023</text:p>
          </table:table-cell>
          <table:table-cell office:value-type="float" office:value="52.8333">
            <text:p>52.8333</text:p>
          </table:table-cell>
          <table:table-cell office:value-type="float" office:value="59.0">
            <text:p>59.0</text:p>
          </table:table-cell>
          <table:table-cell office:value-type="float" office:value="49.1667">
            <text:p>49.1667</text:p>
          </table:table-cell>
          <table:table-cell office:value-type="float" office:value="52.6667">
            <text:p>52.6667</text:p>
          </table:table-cell>
          <table:table-cell office:value-type="float" office:value="52.8333">
            <text:p>52.8333</text:p>
          </table:table-cell>
          <table:table-cell office:value-type="float" office:value="55.8333">
            <text:p>55.8333</text:p>
          </table:table-cell>
          <table:table-cell office:value-type="float" office:value="54.3333">
            <text:p>54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1-03T15:00:00">
            <text:p>Fri Nov  3 15:00:00 2023</text:p>
          </table:table-cell>
          <table:table-cell office:value-type="float" office:value="55.0">
            <text:p>55.0</text:p>
          </table:table-cell>
          <table:table-cell office:value-type="float" office:value="52.8333">
            <text:p>52.8333</text:p>
          </table:table-cell>
          <table:table-cell office:value-type="float" office:value="59.0">
            <text:p>59.0</text:p>
          </table:table-cell>
          <table:table-cell office:value-type="float" office:value="49.1667">
            <text:p>49.1667</text:p>
          </table:table-cell>
          <table:table-cell office:value-type="float" office:value="52.6667">
            <text:p>52.6667</text:p>
          </table:table-cell>
          <table:table-cell office:value-type="float" office:value="52.8333">
            <text:p>52.8333</text:p>
          </table:table-cell>
          <table:table-cell office:value-type="float" office:value="55.8333">
            <text:p>55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1-03T16:00:00">
            <text:p>Fri Nov  3 16:00:00 2023</text:p>
          </table:table-cell>
          <table:table-cell office:value-type="float" office:value="49.3333">
            <text:p>49.3333</text:p>
          </table:table-cell>
          <table:table-cell office:value-type="float" office:value="55.0">
            <text:p>55.0</text:p>
          </table:table-cell>
          <table:table-cell office:value-type="float" office:value="52.8333">
            <text:p>52.8333</text:p>
          </table:table-cell>
          <table:table-cell office:value-type="float" office:value="59.0">
            <text:p>59.0</text:p>
          </table:table-cell>
          <table:table-cell office:value-type="float" office:value="49.1667">
            <text:p>49.1667</text:p>
          </table:table-cell>
          <table:table-cell office:value-type="float" office:value="52.6667">
            <text:p>52.6667</text:p>
          </table:table-cell>
          <table:table-cell office:value-type="float" office:value="52.8333">
            <text:p>52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1-03T17:00:00">
            <text:p>Fri Nov  3 17:00:00 2023</text:p>
          </table:table-cell>
          <table:table-cell office:value-type="float" office:value="49.0">
            <text:p>49.0</text:p>
          </table:table-cell>
          <table:table-cell office:value-type="float" office:value="49.3333">
            <text:p>49.3333</text:p>
          </table:table-cell>
          <table:table-cell office:value-type="float" office:value="55.0">
            <text:p>55.0</text:p>
          </table:table-cell>
          <table:table-cell office:value-type="float" office:value="52.8333">
            <text:p>52.8333</text:p>
          </table:table-cell>
          <table:table-cell office:value-type="float" office:value="59.0">
            <text:p>59.0</text:p>
          </table:table-cell>
          <table:table-cell office:value-type="float" office:value="49.1667">
            <text:p>49.1667</text:p>
          </table:table-cell>
          <table:table-cell office:value-type="float" office:value="52.6667">
            <text:p>52.6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1-03T18:00:00">
            <text:p>Fri Nov  3 18:00:00 2023</text:p>
          </table:table-cell>
          <table:table-cell office:value-type="float" office:value="52.5">
            <text:p>52.5</text:p>
          </table:table-cell>
          <table:table-cell office:value-type="float" office:value="49.0">
            <text:p>49.0</text:p>
          </table:table-cell>
          <table:table-cell office:value-type="float" office:value="49.3333">
            <text:p>49.3333</text:p>
          </table:table-cell>
          <table:table-cell office:value-type="float" office:value="55.0">
            <text:p>55.0</text:p>
          </table:table-cell>
          <table:table-cell office:value-type="float" office:value="52.8333">
            <text:p>52.8333</text:p>
          </table:table-cell>
          <table:table-cell office:value-type="float" office:value="59.0">
            <text:p>59.0</text:p>
          </table:table-cell>
          <table:table-cell office:value-type="float" office:value="49.1667">
            <text:p>49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11-03T19:00:00">
            <text:p>Fri Nov  3 19:00:00 2023</text:p>
          </table:table-cell>
          <table:table-cell office:value-type="float" office:value="51.5">
            <text:p>51.5</text:p>
          </table:table-cell>
          <table:table-cell office:value-type="float" office:value="52.5">
            <text:p>52.5</text:p>
          </table:table-cell>
          <table:table-cell office:value-type="float" office:value="49.0">
            <text:p>49.0</text:p>
          </table:table-cell>
          <table:table-cell office:value-type="float" office:value="49.3333">
            <text:p>49.3333</text:p>
          </table:table-cell>
          <table:table-cell office:value-type="float" office:value="55.0">
            <text:p>55.0</text:p>
          </table:table-cell>
          <table:table-cell office:value-type="float" office:value="52.8333">
            <text:p>52.8333</text:p>
          </table:table-cell>
          <table:table-cell office:value-type="float" office:value="59.0">
            <text:p>59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11-03T20:00:00">
            <text:p>Fri Nov  3 20:00:00 2023</text:p>
          </table:table-cell>
          <table:table-cell office:value-type="float" office:value="51.3333">
            <text:p>51.3333</text:p>
          </table:table-cell>
          <table:table-cell office:value-type="float" office:value="51.5">
            <text:p>51.5</text:p>
          </table:table-cell>
          <table:table-cell office:value-type="float" office:value="52.5">
            <text:p>52.5</text:p>
          </table:table-cell>
          <table:table-cell office:value-type="float" office:value="49.0">
            <text:p>49.0</text:p>
          </table:table-cell>
          <table:table-cell office:value-type="float" office:value="49.3333">
            <text:p>49.3333</text:p>
          </table:table-cell>
          <table:table-cell office:value-type="float" office:value="55.0">
            <text:p>55.0</text:p>
          </table:table-cell>
          <table:table-cell office:value-type="float" office:value="52.8333">
            <text:p>52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11-04T11:00:00">
            <text:p>Sat Nov  4 11:00:00 2023</text:p>
          </table:table-cell>
          <table:table-cell office:value-type="float" office:value="62.1667">
            <text:p>62.1667</text:p>
          </table:table-cell>
          <table:table-cell office:value-type="float" office:value="61.5">
            <text:p>61.5</text:p>
          </table:table-cell>
          <table:table-cell office:value-type="float" office:value="62.8333">
            <text:p>62.8333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56.0">
            <text:p>56.0</text:p>
          </table:table-cell>
          <table:table-cell office:value-type="float" office:value="44.8333">
            <text:p>44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1-04T12:00:00">
            <text:p>Sat Nov  4 12:00:00 2023</text:p>
          </table:table-cell>
          <table:table-cell office:value-type="float" office:value="56.3333">
            <text:p>56.3333</text:p>
          </table:table-cell>
          <table:table-cell office:value-type="float" office:value="62.1667">
            <text:p>62.1667</text:p>
          </table:table-cell>
          <table:table-cell office:value-type="float" office:value="61.5">
            <text:p>61.5</text:p>
          </table:table-cell>
          <table:table-cell office:value-type="float" office:value="62.8333">
            <text:p>62.8333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56.0">
            <text:p>56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1-04T13:00:00">
            <text:p>Sat Nov  4 13:00:00 2023</text:p>
          </table:table-cell>
          <table:table-cell office:value-type="float" office:value="50.6667">
            <text:p>50.6667</text:p>
          </table:table-cell>
          <table:table-cell office:value-type="float" office:value="56.3333">
            <text:p>56.3333</text:p>
          </table:table-cell>
          <table:table-cell office:value-type="float" office:value="62.1667">
            <text:p>62.1667</text:p>
          </table:table-cell>
          <table:table-cell office:value-type="float" office:value="61.5">
            <text:p>61.5</text:p>
          </table:table-cell>
          <table:table-cell office:value-type="float" office:value="62.8333">
            <text:p>62.8333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11-04T14:00:00">
            <text:p>Sat Nov  4 14:00:00 2023</text:p>
          </table:table-cell>
          <table:table-cell office:value-type="float" office:value="47.8333">
            <text:p>47.8333</text:p>
          </table:table-cell>
          <table:table-cell office:value-type="float" office:value="50.6667">
            <text:p>50.6667</text:p>
          </table:table-cell>
          <table:table-cell office:value-type="float" office:value="56.3333">
            <text:p>56.3333</text:p>
          </table:table-cell>
          <table:table-cell office:value-type="float" office:value="62.1667">
            <text:p>62.1667</text:p>
          </table:table-cell>
          <table:table-cell office:value-type="float" office:value="61.5">
            <text:p>61.5</text:p>
          </table:table-cell>
          <table:table-cell office:value-type="float" office:value="62.8333">
            <text:p>62.8333</text:p>
          </table:table-cell>
          <table:table-cell office:value-type="float" office:value="60.8333">
            <text:p>60.8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1-04T15:00:00">
            <text:p>Sat Nov  4 15:00:00 2023</text:p>
          </table:table-cell>
          <table:table-cell office:value-type="float" office:value="38.8333">
            <text:p>38.8333</text:p>
          </table:table-cell>
          <table:table-cell office:value-type="float" office:value="47.8333">
            <text:p>47.8333</text:p>
          </table:table-cell>
          <table:table-cell office:value-type="float" office:value="50.6667">
            <text:p>50.6667</text:p>
          </table:table-cell>
          <table:table-cell office:value-type="float" office:value="56.3333">
            <text:p>56.3333</text:p>
          </table:table-cell>
          <table:table-cell office:value-type="float" office:value="62.1667">
            <text:p>62.1667</text:p>
          </table:table-cell>
          <table:table-cell office:value-type="float" office:value="61.5">
            <text:p>61.5</text:p>
          </table:table-cell>
          <table:table-cell office:value-type="float" office:value="62.8333">
            <text:p>62.8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11-04T16:00:00">
            <text:p>Sat Nov  4 16:00:00 2023</text:p>
          </table:table-cell>
          <table:table-cell office:value-type="float" office:value="40.1667">
            <text:p>40.1667</text:p>
          </table:table-cell>
          <table:table-cell office:value-type="float" office:value="38.8333">
            <text:p>38.8333</text:p>
          </table:table-cell>
          <table:table-cell office:value-type="float" office:value="47.8333">
            <text:p>47.8333</text:p>
          </table:table-cell>
          <table:table-cell office:value-type="float" office:value="50.6667">
            <text:p>50.6667</text:p>
          </table:table-cell>
          <table:table-cell office:value-type="float" office:value="56.3333">
            <text:p>56.3333</text:p>
          </table:table-cell>
          <table:table-cell office:value-type="float" office:value="62.1667">
            <text:p>62.1667</text:p>
          </table:table-cell>
          <table:table-cell office:value-type="float" office:value="61.5">
            <text:p>61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11-05T12:00:00">
            <text:p>Sun Nov  5 12:00:00 2023</text:p>
          </table:table-cell>
          <table:table-cell office:value-type="float" office:value="59.0">
            <text:p>59.0</text:p>
          </table:table-cell>
          <table:table-cell office:value-type="float" office:value="60.3333">
            <text:p>60.3333</text:p>
          </table:table-cell>
          <table:table-cell office:value-type="float" office:value="60.3333">
            <text:p>60.3333</text:p>
          </table:table-cell>
          <table:table-cell office:value-type="float" office:value="62.3333">
            <text:p>62.3333</text:p>
          </table:table-cell>
          <table:table-cell office:value-type="float" office:value="62.1667">
            <text:p>62.1667</text:p>
          </table:table-cell>
          <table:table-cell office:value-type="float" office:value="63.3333">
            <text:p>63.3333</text:p>
          </table:table-cell>
          <table:table-cell office:value-type="float" office:value="57.3333">
            <text:p>57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11-05T13:00:00">
            <text:p>Sun Nov  5 13:00:00 2023</text:p>
          </table:table-cell>
          <table:table-cell office:value-type="float" office:value="51.8333">
            <text:p>51.8333</text:p>
          </table:table-cell>
          <table:table-cell office:value-type="float" office:value="59.0">
            <text:p>59.0</text:p>
          </table:table-cell>
          <table:table-cell office:value-type="float" office:value="60.3333">
            <text:p>60.3333</text:p>
          </table:table-cell>
          <table:table-cell office:value-type="float" office:value="60.3333">
            <text:p>60.3333</text:p>
          </table:table-cell>
          <table:table-cell office:value-type="float" office:value="62.3333">
            <text:p>62.3333</text:p>
          </table:table-cell>
          <table:table-cell office:value-type="float" office:value="62.1667">
            <text:p>62.1667</text:p>
          </table:table-cell>
          <table:table-cell office:value-type="float" office:value="63.3333">
            <text:p>63.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11-05T14:00:00">
            <text:p>Sun Nov  5 14:00:00 2023</text:p>
          </table:table-cell>
          <table:table-cell office:value-type="float" office:value="42.5">
            <text:p>42.5</text:p>
          </table:table-cell>
          <table:table-cell office:value-type="float" office:value="51.8333">
            <text:p>51.8333</text:p>
          </table:table-cell>
          <table:table-cell office:value-type="float" office:value="59.0">
            <text:p>59.0</text:p>
          </table:table-cell>
          <table:table-cell office:value-type="float" office:value="60.3333">
            <text:p>60.3333</text:p>
          </table:table-cell>
          <table:table-cell office:value-type="float" office:value="60.3333">
            <text:p>60.3333</text:p>
          </table:table-cell>
          <table:table-cell office:value-type="float" office:value="62.3333">
            <text:p>62.3333</text:p>
          </table:table-cell>
          <table:table-cell office:value-type="float" office:value="62.1667">
            <text:p>62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11-05T15:00:00">
            <text:p>Sun Nov  5 15:00:00 2023</text:p>
          </table:table-cell>
          <table:table-cell office:value-type="float" office:value="49.0">
            <text:p>49.0</text:p>
          </table:table-cell>
          <table:table-cell office:value-type="float" office:value="42.5">
            <text:p>42.5</text:p>
          </table:table-cell>
          <table:table-cell office:value-type="float" office:value="51.8333">
            <text:p>51.8333</text:p>
          </table:table-cell>
          <table:table-cell office:value-type="float" office:value="59.0">
            <text:p>59.0</text:p>
          </table:table-cell>
          <table:table-cell office:value-type="float" office:value="60.3333">
            <text:p>60.3333</text:p>
          </table:table-cell>
          <table:table-cell office:value-type="float" office:value="60.3333">
            <text:p>60.3333</text:p>
          </table:table-cell>
          <table:table-cell office:value-type="float" office:value="62.3333">
            <text:p>62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11-05T16:00:00">
            <text:p>Sun Nov  5 16:00:00 2023</text:p>
          </table:table-cell>
          <table:table-cell office:value-type="float" office:value="52.5">
            <text:p>52.5</text:p>
          </table:table-cell>
          <table:table-cell office:value-type="float" office:value="49.0">
            <text:p>49.0</text:p>
          </table:table-cell>
          <table:table-cell office:value-type="float" office:value="42.5">
            <text:p>42.5</text:p>
          </table:table-cell>
          <table:table-cell office:value-type="float" office:value="51.8333">
            <text:p>51.8333</text:p>
          </table:table-cell>
          <table:table-cell office:value-type="float" office:value="59.0">
            <text:p>59.0</text:p>
          </table:table-cell>
          <table:table-cell office:value-type="float" office:value="60.3333">
            <text:p>60.3333</text:p>
          </table:table-cell>
          <table:table-cell office:value-type="float" office:value="60.3333">
            <text:p>60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1-05T17:00:00">
            <text:p>Sun Nov  5 17:00:00 2023</text:p>
          </table:table-cell>
          <table:table-cell office:value-type="float" office:value="52.1667">
            <text:p>52.1667</text:p>
          </table:table-cell>
          <table:table-cell office:value-type="float" office:value="52.5">
            <text:p>52.5</text:p>
          </table:table-cell>
          <table:table-cell office:value-type="float" office:value="49.0">
            <text:p>49.0</text:p>
          </table:table-cell>
          <table:table-cell office:value-type="float" office:value="42.5">
            <text:p>42.5</text:p>
          </table:table-cell>
          <table:table-cell office:value-type="float" office:value="51.8333">
            <text:p>51.8333</text:p>
          </table:table-cell>
          <table:table-cell office:value-type="float" office:value="59.0">
            <text:p>59.0</text:p>
          </table:table-cell>
          <table:table-cell office:value-type="float" office:value="60.3333">
            <text:p>60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11-05T18:00:00">
            <text:p>Sun Nov  5 18:00:00 2023</text:p>
          </table:table-cell>
          <table:table-cell office:value-type="float" office:value="46.1667">
            <text:p>46.1667</text:p>
          </table:table-cell>
          <table:table-cell office:value-type="float" office:value="52.1667">
            <text:p>52.1667</text:p>
          </table:table-cell>
          <table:table-cell office:value-type="float" office:value="52.5">
            <text:p>52.5</text:p>
          </table:table-cell>
          <table:table-cell office:value-type="float" office:value="49.0">
            <text:p>49.0</text:p>
          </table:table-cell>
          <table:table-cell office:value-type="float" office:value="42.5">
            <text:p>42.5</text:p>
          </table:table-cell>
          <table:table-cell office:value-type="float" office:value="51.8333">
            <text:p>51.8333</text:p>
          </table:table-cell>
          <table:table-cell office:value-type="float" office:value="59.0">
            <text:p>59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1-06T13:00:00">
            <text:p>Mon Nov  6 13:00:00 2023</text:p>
          </table:table-cell>
          <table:table-cell office:value-type="float" office:value="47.0">
            <text:p>47.0</text:p>
          </table:table-cell>
          <table:table-cell office:value-type="float" office:value="54.1667">
            <text:p>54.1667</text:p>
          </table:table-cell>
          <table:table-cell office:value-type="float" office:value="60.3333">
            <text:p>60.3333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61.1667">
            <text:p>61.1667</text:p>
          </table:table-cell>
          <table:table-cell office:value-type="float" office:value="59.8333">
            <text:p>59.8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1-06T14:00:00">
            <text:p>Mon Nov  6 14:00:00 2023</text:p>
          </table:table-cell>
          <table:table-cell office:value-type="float" office:value="38.1667">
            <text:p>38.1667</text:p>
          </table:table-cell>
          <table:table-cell office:value-type="float" office:value="47.0">
            <text:p>47.0</text:p>
          </table:table-cell>
          <table:table-cell office:value-type="float" office:value="54.1667">
            <text:p>54.1667</text:p>
          </table:table-cell>
          <table:table-cell office:value-type="float" office:value="60.3333">
            <text:p>60.3333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61.1667">
            <text:p>61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1-06T15:00:00">
            <text:p>Mon Nov  6 15:00:00 2023</text:p>
          </table:table-cell>
          <table:table-cell office:value-type="float" office:value="42.8333">
            <text:p>42.8333</text:p>
          </table:table-cell>
          <table:table-cell office:value-type="float" office:value="38.1667">
            <text:p>38.1667</text:p>
          </table:table-cell>
          <table:table-cell office:value-type="float" office:value="47.0">
            <text:p>47.0</text:p>
          </table:table-cell>
          <table:table-cell office:value-type="float" office:value="54.1667">
            <text:p>54.1667</text:p>
          </table:table-cell>
          <table:table-cell office:value-type="float" office:value="60.3333">
            <text:p>60.3333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11-06T16:00:00">
            <text:p>Mon Nov  6 16:00:00 2023</text:p>
          </table:table-cell>
          <table:table-cell office:value-type="float" office:value="41.0">
            <text:p>41.0</text:p>
          </table:table-cell>
          <table:table-cell office:value-type="float" office:value="42.8333">
            <text:p>42.8333</text:p>
          </table:table-cell>
          <table:table-cell office:value-type="float" office:value="38.1667">
            <text:p>38.1667</text:p>
          </table:table-cell>
          <table:table-cell office:value-type="float" office:value="47.0">
            <text:p>47.0</text:p>
          </table:table-cell>
          <table:table-cell office:value-type="float" office:value="54.1667">
            <text:p>54.1667</text:p>
          </table:table-cell>
          <table:table-cell office:value-type="float" office:value="60.3333">
            <text:p>60.3333</text:p>
          </table:table-cell>
          <table:table-cell office:value-type="float" office:value="60.8333">
            <text:p>60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11-06T17:00:00">
            <text:p>Mon Nov  6 17:00:00 2023</text:p>
          </table:table-cell>
          <table:table-cell office:value-type="float" office:value="35.1667">
            <text:p>35.1667</text:p>
          </table:table-cell>
          <table:table-cell office:value-type="float" office:value="41.0">
            <text:p>41.0</text:p>
          </table:table-cell>
          <table:table-cell office:value-type="float" office:value="42.8333">
            <text:p>42.8333</text:p>
          </table:table-cell>
          <table:table-cell office:value-type="float" office:value="38.1667">
            <text:p>38.1667</text:p>
          </table:table-cell>
          <table:table-cell office:value-type="float" office:value="47.0">
            <text:p>47.0</text:p>
          </table:table-cell>
          <table:table-cell office:value-type="float" office:value="54.1667">
            <text:p>54.1667</text:p>
          </table:table-cell>
          <table:table-cell office:value-type="float" office:value="60.3333">
            <text:p>60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11-06T18:00:00">
            <text:p>Mon Nov  6 18:00:00 2023</text:p>
          </table:table-cell>
          <table:table-cell office:value-type="float" office:value="42.3333">
            <text:p>42.3333</text:p>
          </table:table-cell>
          <table:table-cell office:value-type="float" office:value="35.1667">
            <text:p>35.1667</text:p>
          </table:table-cell>
          <table:table-cell office:value-type="float" office:value="41.0">
            <text:p>41.0</text:p>
          </table:table-cell>
          <table:table-cell office:value-type="float" office:value="42.8333">
            <text:p>42.8333</text:p>
          </table:table-cell>
          <table:table-cell office:value-type="float" office:value="38.1667">
            <text:p>38.1667</text:p>
          </table:table-cell>
          <table:table-cell office:value-type="float" office:value="47.0">
            <text:p>47.0</text:p>
          </table:table-cell>
          <table:table-cell office:value-type="float" office:value="54.1667">
            <text:p>54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11-07T13:00:00">
            <text:p>Tue Nov  7 13:00:00 2023</text:p>
          </table:table-cell>
          <table:table-cell office:value-type="float" office:value="44.8333">
            <text:p>44.8333</text:p>
          </table:table-cell>
          <table:table-cell office:value-type="float" office:value="58.0">
            <text:p>58.0</text:p>
          </table:table-cell>
          <table:table-cell office:value-type="float" office:value="63.1667">
            <text:p>63.1667</text:p>
          </table:table-cell>
          <table:table-cell office:value-type="float" office:value="63.3333">
            <text:p>63.3333</text:p>
          </table:table-cell>
          <table:table-cell office:value-type="float" office:value="64.0">
            <text:p>64.0</text:p>
          </table:table-cell>
          <table:table-cell office:value-type="float" office:value="61.0">
            <text:p>61.0</text:p>
          </table:table-cell>
          <table:table-cell office:value-type="float" office:value="55.3333">
            <text:p>55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1-07T14:00:00">
            <text:p>Tue Nov  7 14:00:00 2023</text:p>
          </table:table-cell>
          <table:table-cell office:value-type="float" office:value="42.1667">
            <text:p>42.1667</text:p>
          </table:table-cell>
          <table:table-cell office:value-type="float" office:value="44.8333">
            <text:p>44.8333</text:p>
          </table:table-cell>
          <table:table-cell office:value-type="float" office:value="58.0">
            <text:p>58.0</text:p>
          </table:table-cell>
          <table:table-cell office:value-type="float" office:value="63.1667">
            <text:p>63.1667</text:p>
          </table:table-cell>
          <table:table-cell office:value-type="float" office:value="63.3333">
            <text:p>63.3333</text:p>
          </table:table-cell>
          <table:table-cell office:value-type="float" office:value="64.0">
            <text:p>64.0</text:p>
          </table:table-cell>
          <table:table-cell office:value-type="float" office:value="61.0">
            <text:p>61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1-07T15:00:00">
            <text:p>Tue Nov  7 15:00:00 2023</text:p>
          </table:table-cell>
          <table:table-cell office:value-type="float" office:value="35.5">
            <text:p>35.5</text:p>
          </table:table-cell>
          <table:table-cell office:value-type="float" office:value="42.1667">
            <text:p>42.1667</text:p>
          </table:table-cell>
          <table:table-cell office:value-type="float" office:value="44.8333">
            <text:p>44.8333</text:p>
          </table:table-cell>
          <table:table-cell office:value-type="float" office:value="58.0">
            <text:p>58.0</text:p>
          </table:table-cell>
          <table:table-cell office:value-type="float" office:value="63.1667">
            <text:p>63.1667</text:p>
          </table:table-cell>
          <table:table-cell office:value-type="float" office:value="63.3333">
            <text:p>63.3333</text:p>
          </table:table-cell>
          <table:table-cell office:value-type="float" office:value="64.0">
            <text:p>64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11-07T16:00:00">
            <text:p>Tue Nov  7 16:00:00 2023</text:p>
          </table:table-cell>
          <table:table-cell office:value-type="float" office:value="40.3333">
            <text:p>40.3333</text:p>
          </table:table-cell>
          <table:table-cell office:value-type="float" office:value="35.5">
            <text:p>35.5</text:p>
          </table:table-cell>
          <table:table-cell office:value-type="float" office:value="42.1667">
            <text:p>42.1667</text:p>
          </table:table-cell>
          <table:table-cell office:value-type="float" office:value="44.8333">
            <text:p>44.8333</text:p>
          </table:table-cell>
          <table:table-cell office:value-type="float" office:value="58.0">
            <text:p>58.0</text:p>
          </table:table-cell>
          <table:table-cell office:value-type="float" office:value="63.1667">
            <text:p>63.1667</text:p>
          </table:table-cell>
          <table:table-cell office:value-type="float" office:value="63.3333">
            <text:p>63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1-07T17:00:00">
            <text:p>Tue Nov  7 17:00:00 2023</text:p>
          </table:table-cell>
          <table:table-cell office:value-type="float" office:value="45.8333">
            <text:p>45.8333</text:p>
          </table:table-cell>
          <table:table-cell office:value-type="float" office:value="40.3333">
            <text:p>40.3333</text:p>
          </table:table-cell>
          <table:table-cell office:value-type="float" office:value="35.5">
            <text:p>35.5</text:p>
          </table:table-cell>
          <table:table-cell office:value-type="float" office:value="42.1667">
            <text:p>42.1667</text:p>
          </table:table-cell>
          <table:table-cell office:value-type="float" office:value="44.8333">
            <text:p>44.8333</text:p>
          </table:table-cell>
          <table:table-cell office:value-type="float" office:value="58.0">
            <text:p>58.0</text:p>
          </table:table-cell>
          <table:table-cell office:value-type="float" office:value="63.1667">
            <text:p>63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11-07T18:00:00">
            <text:p>Tue Nov  7 18:00:00 2023</text:p>
          </table:table-cell>
          <table:table-cell office:value-type="float" office:value="34.8333">
            <text:p>34.8333</text:p>
          </table:table-cell>
          <table:table-cell office:value-type="float" office:value="45.8333">
            <text:p>45.8333</text:p>
          </table:table-cell>
          <table:table-cell office:value-type="float" office:value="40.3333">
            <text:p>40.3333</text:p>
          </table:table-cell>
          <table:table-cell office:value-type="float" office:value="35.5">
            <text:p>35.5</text:p>
          </table:table-cell>
          <table:table-cell office:value-type="float" office:value="42.1667">
            <text:p>42.1667</text:p>
          </table:table-cell>
          <table:table-cell office:value-type="float" office:value="44.8333">
            <text:p>44.8333</text:p>
          </table:table-cell>
          <table:table-cell office:value-type="float" office:value="58.0">
            <text:p>58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11-08T11:00:00">
            <text:p>Wed Nov  8 11:00:00 2023</text:p>
          </table:table-cell>
          <table:table-cell office:value-type="float" office:value="59.1667">
            <text:p>59.1667</text:p>
          </table:table-cell>
          <table:table-cell office:value-type="float" office:value="62.8333">
            <text:p>62.8333</text:p>
          </table:table-cell>
          <table:table-cell office:value-type="float" office:value="63.1667">
            <text:p>63.1667</text:p>
          </table:table-cell>
          <table:table-cell office:value-type="float" office:value="61.5">
            <text:p>61.5</text:p>
          </table:table-cell>
          <table:table-cell office:value-type="float" office:value="50.8333">
            <text:p>50.8333</text:p>
          </table:table-cell>
          <table:table-cell office:value-type="float" office:value="46.1667">
            <text:p>46.1667</text:p>
          </table:table-cell>
          <table:table-cell office:value-type="float" office:value="33.5">
            <text:p>33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1-08T12:00:00">
            <text:p>Wed Nov  8 12:00:00 2023</text:p>
          </table:table-cell>
          <table:table-cell office:value-type="float" office:value="54.8333">
            <text:p>54.8333</text:p>
          </table:table-cell>
          <table:table-cell office:value-type="float" office:value="59.1667">
            <text:p>59.1667</text:p>
          </table:table-cell>
          <table:table-cell office:value-type="float" office:value="62.8333">
            <text:p>62.8333</text:p>
          </table:table-cell>
          <table:table-cell office:value-type="float" office:value="63.1667">
            <text:p>63.1667</text:p>
          </table:table-cell>
          <table:table-cell office:value-type="float" office:value="61.5">
            <text:p>61.5</text:p>
          </table:table-cell>
          <table:table-cell office:value-type="float" office:value="50.8333">
            <text:p>50.8333</text:p>
          </table:table-cell>
          <table:table-cell office:value-type="float" office:value="46.1667">
            <text:p>46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1-08T13:00:00">
            <text:p>Wed Nov  8 13:00:00 2023</text:p>
          </table:table-cell>
          <table:table-cell office:value-type="float" office:value="37.8333">
            <text:p>37.8333</text:p>
          </table:table-cell>
          <table:table-cell office:value-type="float" office:value="54.8333">
            <text:p>54.8333</text:p>
          </table:table-cell>
          <table:table-cell office:value-type="float" office:value="59.1667">
            <text:p>59.1667</text:p>
          </table:table-cell>
          <table:table-cell office:value-type="float" office:value="62.8333">
            <text:p>62.8333</text:p>
          </table:table-cell>
          <table:table-cell office:value-type="float" office:value="63.1667">
            <text:p>63.1667</text:p>
          </table:table-cell>
          <table:table-cell office:value-type="float" office:value="61.5">
            <text:p>61.5</text:p>
          </table:table-cell>
          <table:table-cell office:value-type="float" office:value="50.8333">
            <text:p>50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1-08T14:00:00">
            <text:p>Wed Nov  8 14:00:00 2023</text:p>
          </table:table-cell>
          <table:table-cell office:value-type="float" office:value="8.5">
            <text:p>8.5</text:p>
          </table:table-cell>
          <table:table-cell office:value-type="float" office:value="37.8333">
            <text:p>37.8333</text:p>
          </table:table-cell>
          <table:table-cell office:value-type="float" office:value="54.8333">
            <text:p>54.8333</text:p>
          </table:table-cell>
          <table:table-cell office:value-type="float" office:value="59.1667">
            <text:p>59.1667</text:p>
          </table:table-cell>
          <table:table-cell office:value-type="float" office:value="62.8333">
            <text:p>62.8333</text:p>
          </table:table-cell>
          <table:table-cell office:value-type="float" office:value="63.1667">
            <text:p>63.1667</text:p>
          </table:table-cell>
          <table:table-cell office:value-type="float" office:value="61.5">
            <text:p>61.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11-08T15:00:00">
            <text:p>Wed Nov  8 15:00:00 2023</text:p>
          </table:table-cell>
          <table:table-cell office:value-type="float" office:value="3.8333">
            <text:p>3.8333</text:p>
          </table:table-cell>
          <table:table-cell office:value-type="float" office:value="8.5">
            <text:p>8.5</text:p>
          </table:table-cell>
          <table:table-cell office:value-type="float" office:value="37.8333">
            <text:p>37.8333</text:p>
          </table:table-cell>
          <table:table-cell office:value-type="float" office:value="54.8333">
            <text:p>54.8333</text:p>
          </table:table-cell>
          <table:table-cell office:value-type="float" office:value="59.1667">
            <text:p>59.1667</text:p>
          </table:table-cell>
          <table:table-cell office:value-type="float" office:value="62.8333">
            <text:p>62.8333</text:p>
          </table:table-cell>
          <table:table-cell office:value-type="float" office:value="63.1667">
            <text:p>63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1-08T16:00:00">
            <text:p>Wed Nov  8 16:00:00 2023</text:p>
          </table:table-cell>
          <table:table-cell office:value-type="float" office:value="8.3333">
            <text:p>8.3333</text:p>
          </table:table-cell>
          <table:table-cell office:value-type="float" office:value="3.8333">
            <text:p>3.8333</text:p>
          </table:table-cell>
          <table:table-cell office:value-type="float" office:value="8.5">
            <text:p>8.5</text:p>
          </table:table-cell>
          <table:table-cell office:value-type="float" office:value="37.8333">
            <text:p>37.8333</text:p>
          </table:table-cell>
          <table:table-cell office:value-type="float" office:value="54.8333">
            <text:p>54.8333</text:p>
          </table:table-cell>
          <table:table-cell office:value-type="float" office:value="59.1667">
            <text:p>59.1667</text:p>
          </table:table-cell>
          <table:table-cell office:value-type="float" office:value="62.8333">
            <text:p>62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11-09T11:00:00">
            <text:p>Thu Nov  9 11:00:00 2023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52.3333">
            <text:p>52.3333</text:p>
          </table:table-cell>
          <table:table-cell office:value-type="float" office:value="51.5">
            <text:p>51.5</text:p>
          </table:table-cell>
          <table:table-cell office:value-type="float" office:value="39.1667">
            <text:p>39.1667</text:p>
          </table:table-cell>
          <table:table-cell office:value-type="float" office:value="29.8333">
            <text:p>29.8333</text:p>
          </table:table-cell>
          <table:table-cell office:value-type="float" office:value="22.1667">
            <text:p>22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1-09T12:00:00">
            <text:p>Thu Nov  9 12:00:00 2023</text:p>
          </table:table-cell>
          <table:table-cell office:value-type="float" office:value="52.3333">
            <text:p>52.3333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52.3333">
            <text:p>52.3333</text:p>
          </table:table-cell>
          <table:table-cell office:value-type="float" office:value="51.5">
            <text:p>51.5</text:p>
          </table:table-cell>
          <table:table-cell office:value-type="float" office:value="39.1667">
            <text:p>39.1667</text:p>
          </table:table-cell>
          <table:table-cell office:value-type="float" office:value="29.8333">
            <text:p>29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1-09T13:00:00">
            <text:p>Thu Nov  9 13:00:00 2023</text:p>
          </table:table-cell>
          <table:table-cell office:value-type="float" office:value="15.5">
            <text:p>15.5</text:p>
          </table:table-cell>
          <table:table-cell office:value-type="float" office:value="52.3333">
            <text:p>52.3333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52.3333">
            <text:p>52.3333</text:p>
          </table:table-cell>
          <table:table-cell office:value-type="float" office:value="51.5">
            <text:p>51.5</text:p>
          </table:table-cell>
          <table:table-cell office:value-type="float" office:value="39.1667">
            <text:p>39.1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1-10T16:00:00">
            <text:p>Fri Nov 10 16:00:00 2023</text:p>
          </table:table-cell>
          <table:table-cell office:value-type="float" office:value="6.5">
            <text:p>6.5</text:p>
          </table:table-cell>
          <table:table-cell office:value-type="float" office:value="6.3333">
            <text:p>6.3333</text:p>
          </table:table-cell>
          <table:table-cell office:value-type="float" office:value="11.6667">
            <text:p>11.6667</text:p>
          </table:table-cell>
          <table:table-cell office:value-type="float" office:value="14.5">
            <text:p>14.5</text:p>
          </table:table-cell>
          <table:table-cell office:value-type="float" office:value="17.8333">
            <text:p>17.8333</text:p>
          </table:table-cell>
          <table:table-cell office:value-type="float" office:value="10.0">
            <text:p>10.0</text:p>
          </table:table-cell>
          <table:table-cell office:value-type="float" office:value="12.5">
            <text:p>12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11-10T17:00:00">
            <text:p>Fri Nov 10 17:00:00 2023</text:p>
          </table:table-cell>
          <table:table-cell office:value-type="float" office:value="10.8333">
            <text:p>10.8333</text:p>
          </table:table-cell>
          <table:table-cell office:value-type="float" office:value="6.5">
            <text:p>6.5</text:p>
          </table:table-cell>
          <table:table-cell office:value-type="float" office:value="6.3333">
            <text:p>6.3333</text:p>
          </table:table-cell>
          <table:table-cell office:value-type="float" office:value="11.6667">
            <text:p>11.6667</text:p>
          </table:table-cell>
          <table:table-cell office:value-type="float" office:value="14.5">
            <text:p>14.5</text:p>
          </table:table-cell>
          <table:table-cell office:value-type="float" office:value="17.8333">
            <text:p>17.8333</text:p>
          </table:table-cell>
          <table:table-cell office:value-type="float" office:value="10.0">
            <text:p>10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1-11T15:00:00">
            <text:p>Sat Nov 11 15:00:00 2023</text:p>
          </table:table-cell>
          <table:table-cell office:value-type="float" office:value="40.6667">
            <text:p>40.6667</text:p>
          </table:table-cell>
          <table:table-cell office:value-type="float" office:value="42.0">
            <text:p>42.0</text:p>
          </table:table-cell>
          <table:table-cell office:value-type="float" office:value="27.6667">
            <text:p>27.6667</text:p>
          </table:table-cell>
          <table:table-cell office:value-type="float" office:value="52.8333">
            <text:p>52.8333</text:p>
          </table:table-cell>
          <table:table-cell office:value-type="float" office:value="60.8333">
            <text:p>60.8333</text:p>
          </table:table-cell>
          <table:table-cell office:value-type="float" office:value="66.1667">
            <text:p>66.1667</text:p>
          </table:table-cell>
          <table:table-cell office:value-type="float" office:value="59.5">
            <text:p>59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1-11T16:00:00">
            <text:p>Sat Nov 11 16:00:00 2023</text:p>
          </table:table-cell>
          <table:table-cell office:value-type="float" office:value="45.1667">
            <text:p>45.1667</text:p>
          </table:table-cell>
          <table:table-cell office:value-type="float" office:value="40.6667">
            <text:p>40.6667</text:p>
          </table:table-cell>
          <table:table-cell office:value-type="float" office:value="42.0">
            <text:p>42.0</text:p>
          </table:table-cell>
          <table:table-cell office:value-type="float" office:value="27.6667">
            <text:p>27.6667</text:p>
          </table:table-cell>
          <table:table-cell office:value-type="float" office:value="52.8333">
            <text:p>52.8333</text:p>
          </table:table-cell>
          <table:table-cell office:value-type="float" office:value="60.8333">
            <text:p>60.8333</text:p>
          </table:table-cell>
          <table:table-cell office:value-type="float" office:value="66.1667">
            <text:p>66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1-11T17:00:00">
            <text:p>Sat Nov 11 17:00:00 2023</text:p>
          </table:table-cell>
          <table:table-cell office:value-type="float" office:value="43.3333">
            <text:p>43.3333</text:p>
          </table:table-cell>
          <table:table-cell office:value-type="float" office:value="45.1667">
            <text:p>45.1667</text:p>
          </table:table-cell>
          <table:table-cell office:value-type="float" office:value="40.6667">
            <text:p>40.6667</text:p>
          </table:table-cell>
          <table:table-cell office:value-type="float" office:value="42.0">
            <text:p>42.0</text:p>
          </table:table-cell>
          <table:table-cell office:value-type="float" office:value="27.6667">
            <text:p>27.6667</text:p>
          </table:table-cell>
          <table:table-cell office:value-type="float" office:value="52.8333">
            <text:p>52.8333</text:p>
          </table:table-cell>
          <table:table-cell office:value-type="float" office:value="60.8333">
            <text:p>60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11-11T18:00:00">
            <text:p>Sat Nov 11 18:00:00 2023</text:p>
          </table:table-cell>
          <table:table-cell office:value-type="float" office:value="45.8333">
            <text:p>45.8333</text:p>
          </table:table-cell>
          <table:table-cell office:value-type="float" office:value="43.3333">
            <text:p>43.3333</text:p>
          </table:table-cell>
          <table:table-cell office:value-type="float" office:value="45.1667">
            <text:p>45.1667</text:p>
          </table:table-cell>
          <table:table-cell office:value-type="float" office:value="40.6667">
            <text:p>40.6667</text:p>
          </table:table-cell>
          <table:table-cell office:value-type="float" office:value="42.0">
            <text:p>42.0</text:p>
          </table:table-cell>
          <table:table-cell office:value-type="float" office:value="27.6667">
            <text:p>27.6667</text:p>
          </table:table-cell>
          <table:table-cell office:value-type="float" office:value="52.8333">
            <text:p>52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1-11T19:00:00">
            <text:p>Sat Nov 11 19:00:00 2023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43.3333">
            <text:p>43.3333</text:p>
          </table:table-cell>
          <table:table-cell office:value-type="float" office:value="45.1667">
            <text:p>45.1667</text:p>
          </table:table-cell>
          <table:table-cell office:value-type="float" office:value="40.6667">
            <text:p>40.6667</text:p>
          </table:table-cell>
          <table:table-cell office:value-type="float" office:value="42.0">
            <text:p>42.0</text:p>
          </table:table-cell>
          <table:table-cell office:value-type="float" office:value="27.6667">
            <text:p>27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1-11T20:00:00">
            <text:p>Sat Nov 11 20:00:00 2023</text:p>
          </table:table-cell>
          <table:table-cell office:value-type="float" office:value="40.3333">
            <text:p>40.3333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43.3333">
            <text:p>43.3333</text:p>
          </table:table-cell>
          <table:table-cell office:value-type="float" office:value="45.1667">
            <text:p>45.1667</text:p>
          </table:table-cell>
          <table:table-cell office:value-type="float" office:value="40.6667">
            <text:p>40.6667</text:p>
          </table:table-cell>
          <table:table-cell office:value-type="float" office:value="42.0">
            <text:p>42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1-11T21:00:00">
            <text:p>Sat Nov 11 21:00:00 2023</text:p>
          </table:table-cell>
          <table:table-cell office:value-type="float" office:value="47.1667">
            <text:p>47.1667</text:p>
          </table:table-cell>
          <table:table-cell office:value-type="float" office:value="40.3333">
            <text:p>40.3333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43.3333">
            <text:p>43.3333</text:p>
          </table:table-cell>
          <table:table-cell office:value-type="float" office:value="45.1667">
            <text:p>45.1667</text:p>
          </table:table-cell>
          <table:table-cell office:value-type="float" office:value="40.6667">
            <text:p>40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1-11T22:00:00">
            <text:p>Sat Nov 11 22:00:00 2023</text:p>
          </table:table-cell>
          <table:table-cell office:value-type="float" office:value="53.0">
            <text:p>53.0</text:p>
          </table:table-cell>
          <table:table-cell office:value-type="float" office:value="47.1667">
            <text:p>47.1667</text:p>
          </table:table-cell>
          <table:table-cell office:value-type="float" office:value="40.3333">
            <text:p>40.3333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43.3333">
            <text:p>43.3333</text:p>
          </table:table-cell>
          <table:table-cell office:value-type="float" office:value="45.1667">
            <text:p>45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1-11T23:00:00">
            <text:p>Sat Nov 11 23:00:00 2023</text:p>
          </table:table-cell>
          <table:table-cell office:value-type="float" office:value="51.0">
            <text:p>51.0</text:p>
          </table:table-cell>
          <table:table-cell office:value-type="float" office:value="53.0">
            <text:p>53.0</text:p>
          </table:table-cell>
          <table:table-cell office:value-type="float" office:value="47.1667">
            <text:p>47.1667</text:p>
          </table:table-cell>
          <table:table-cell office:value-type="float" office:value="40.3333">
            <text:p>40.3333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43.3333">
            <text:p>43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12T14:00:00">
            <text:p>Sun Nov 12 14:00:00 2023</text:p>
          </table:table-cell>
          <table:table-cell office:value-type="float" office:value="17.3333">
            <text:p>17.3333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8.8333">
            <text:p>48.8333</text:p>
          </table:table-cell>
          <table:table-cell office:value-type="float" office:value="49.8333">
            <text:p>49.8333</text:p>
          </table:table-cell>
          <table:table-cell office:value-type="float" office:value="50.0">
            <text:p>50.0</text:p>
          </table:table-cell>
          <table:table-cell office:value-type="float" office:value="50.5">
            <text:p>50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11-12T15:00:00">
            <text:p>Sun Nov 12 15:00:00 2023</text:p>
          </table:table-cell>
          <table:table-cell office:value-type="float" office:value="14.0">
            <text:p>14.0</text:p>
          </table:table-cell>
          <table:table-cell office:value-type="float" office:value="17.3333">
            <text:p>17.3333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8.8333">
            <text:p>48.8333</text:p>
          </table:table-cell>
          <table:table-cell office:value-type="float" office:value="49.8333">
            <text:p>49.8333</text:p>
          </table:table-cell>
          <table:table-cell office:value-type="float" office:value="50.0">
            <text:p>50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11-12T16:00:00">
            <text:p>Sun Nov 12 16:00:00 2023</text:p>
          </table:table-cell>
          <table:table-cell office:value-type="float" office:value="26.5">
            <text:p>26.5</text:p>
          </table:table-cell>
          <table:table-cell office:value-type="float" office:value="14.0">
            <text:p>14.0</text:p>
          </table:table-cell>
          <table:table-cell office:value-type="float" office:value="17.3333">
            <text:p>17.3333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8.8333">
            <text:p>48.8333</text:p>
          </table:table-cell>
          <table:table-cell office:value-type="float" office:value="49.8333">
            <text:p>49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11-12T17:00:00">
            <text:p>Sun Nov 12 17:00:00 2023</text:p>
          </table:table-cell>
          <table:table-cell office:value-type="float" office:value="22.3333">
            <text:p>22.3333</text:p>
          </table:table-cell>
          <table:table-cell office:value-type="float" office:value="26.5">
            <text:p>26.5</text:p>
          </table:table-cell>
          <table:table-cell office:value-type="float" office:value="14.0">
            <text:p>14.0</text:p>
          </table:table-cell>
          <table:table-cell office:value-type="float" office:value="17.3333">
            <text:p>17.3333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8.8333">
            <text:p>48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12-02T16:00:00">
            <text:p>Sat Dec  2 16:00:00 2023</text:p>
          </table:table-cell>
          <table:table-cell office:value-type="float" office:value="12.0">
            <text:p>12.0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25.5">
            <text:p>25.5</text:p>
          </table:table-cell>
          <table:table-cell office:value-type="float" office:value="40.0">
            <text:p>40.0</text:p>
          </table:table-cell>
          <table:table-cell office:value-type="float" office:value="51.0">
            <text:p>51.0</text:p>
          </table:table-cell>
          <table:table-cell office:value-type="float" office:value="54.5">
            <text:p>54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2-02T17:00:00">
            <text:p>Sat Dec  2 17:00:00 2023</text:p>
          </table:table-cell>
          <table:table-cell office:value-type="float" office:value="19.6667">
            <text:p>19.6667</text:p>
          </table:table-cell>
          <table:table-cell office:value-type="float" office:value="12.0">
            <text:p>12.0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25.5">
            <text:p>25.5</text:p>
          </table:table-cell>
          <table:table-cell office:value-type="float" office:value="40.0">
            <text:p>40.0</text:p>
          </table:table-cell>
          <table:table-cell office:value-type="float" office:value="51.0">
            <text:p>51.0</text:p>
          </table:table-cell>
          <table:table-cell office:value-type="float" office:value="53.6667">
            <text:p>53.6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